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Topoli, Krasne Pershe, Novomlynsk, Dvorichna and Z...</text:span>
</text:h>
      <text:p text:style-name="P4">
Authors: liveuamap (Language: en)</text:p>
      <text:p text:style-name="P4">
Time: 2023-04-18T-61:53:00</text:p>
      <text:p text:style-name="P4">
Location: Kharkiv (Latitude:49.93841 Longtitude:37.74851)</text:p>
      <text:p text:style-name="P4">
Videos: []</text:p>
      <text:p text:style-name="P4">
Images: []</text:p>
      <text:p text:style-name="P4">
Tags: ["Russia"]</text:p>
      <text:p text:style-name="P4">
ID: 22556945</text:p>
      <!--METADATA-->
      <text:p text:style-name="P4">
At Kupiansk direction Russian army shelled Topoli, Krasne Pershe, Novomlynsk,Dvorichna and Zapadne of Kharkiv region, - General Staff of Armed Forces ofUkraine says in the morning report</text:p>
      <text:p text:style-name="P4">
News Collection Link: <text:a xlink:type="simple" xlink:href="https://liveuamap.com/en/2023/18-april-at-kupiansk-direction-russian-army-shelled-topoli" text:style-name="Internet_20_link" text:visited-style-name="Visited_20_Internet_20_Link">
https://liveuamap.com/en/2023/18-april-at-kupiansk-direction-russian-army-shelled-topoli</text:a>
</text:p>
      <text:p text:style-name="P4">
Source: <text:a xlink:type="simple" xlink:href="https://t.me/lumsrc/4523" text:style-name="Internet_20_link" text:visited-style-name="Visited_20_Internet_20_Link">
https://t.me/lumsrc/4523</text:a>
</text:p>
      <!--NEWS-->
      <text:h text:style-name="P10" text:outline-level="1">
<text:span text:style-name="T4">
According to Kremlin Putin visited military HQs in occupied regions of Ukraine</text:span>
</text:h>
      <text:p text:style-name="P4">
Authors: liveuamap (Language: en)</text:p>
      <text:p text:style-name="P4">
Time: 2023-04-18T01:42:16</text:p>
      <text:p text:style-name="P4">
Location: Rostov (Latitude:47.26432 Longtitude:39.64828)</text:p>
      <text:p text:style-name="P4">
Videos: []</text:p>
      <text:p text:style-name="P4">
Images: []</text:p>
      <text:p text:style-name="P4">
Tags: ["Russia"]</text:p>
      <text:p text:style-name="P4">
ID: 22556844</text:p>
      <!--METADATA-->
      <text:p text:style-name="P4">
According to Kremlin Putin visited military HQs in occupied regions of Ukraine</text:p>
      <text:p text:style-name="P4">
News Collection Link: <text:a xlink:type="simple" xlink:href="https://liveuamap.com/en/2023/18-april-according-to-kremlin-putin-visited-military-hqs" text:style-name="Internet_20_link" text:visited-style-name="Visited_20_Internet_20_Link">
https://liveuamap.com/en/2023/18-april-according-to-kremlin-putin-visited-military-hqs</text:a>
</text:p>
      <text:p text:style-name="P4">
Source: <text:a xlink:type="simple" xlink:href="https://t.me/rian_ru/200117" text:style-name="Internet_20_link" text:visited-style-name="Visited_20_Internet_20_Link">
https://t.me/rian_ru/200117</text:a>
</text:p>
      <!--NEWS-->
      <text:h text:style-name="P10" text:outline-level="1">
<text:span text:style-name="T4">
Poltavska Oblast(07:44). Red Alert: aerial threat. Sirens sounding. Take cover now!</text:span>
</text:h>
      <text:p text:style-name="P4">
Authors: liveuamap (Language: en)</text:p>
      <text:p text:style-name="P4">
Time: 2023-04-18T01:45:00</text:p>
      <text:p text:style-name="P4">
Location: Poltavska Oblast (Latitude:49.47627 Longtitude:33.81773)</text:p>
      <text:p text:style-name="P4">
Videos: []</text:p>
      <text:p text:style-name="P4">
Images: []</text:p>
      <text:p text:style-name="P4">
Tags: ["Europe", "Central and Eastern Europe"]</text:p>
      <text:p text:style-name="P4">
ID: 22556850</text:p>
      <!--METADATA-->
      <text:p text:style-name="P4">
Poltavska Oblast(07:44). Red Alert: aerial threat. Sirens sounding. Take covernow!</text:p>
      <text:p text:style-name="P4">
News Collection Link: <text:a xlink:type="simple" xlink:href="https://liveuamap.com/en/2023/18-april-poltavska-oblast0744-red-alert-aeriag" text:style-name="Internet_20_link" text:visited-style-name="Visited_20_Internet_20_Link">
https://liveuamap.com/en/2023/18-april-poltavska-oblast0744-red-alert-aeriag</text:a>
</text:p>
      <text:p text:style-name="P4">
Source: <text:a xlink:type="simple" xlink:href="https://t.me/suspilnepoltava/10815" text:style-name="Internet_20_link" text:visited-style-name="Visited_20_Internet_20_Link">
https://t.me/suspilnepoltava/10815</text:a>
</text:p>
      <!--NEWS-->
      <text:h text:style-name="P10" text:outline-level="1">
<text:span text:style-name="T4">
Kharkiv, Kharkivska Oblast, Dnipro, Dnipropetrovska Oblast, Zaporizka Oblast, Donetsk Oblast(...</text:span>
</text:h>
      <text:p text:style-name="P4">
Authors: liveuamap (Language: en)</text:p>
      <text:p text:style-name="P4">
Time: 2023-04-18T01:47:00</text:p>
      <text:p text:style-name="P4">
Location: Kharkiv (Latitude:49.98023 Longtitude:36.25234)</text:p>
      <text:p text:style-name="P4">
Videos: []</text:p>
      <text:p text:style-name="P4">
Images: []</text:p>
      <text:p text:style-name="P4">
Tags: ["Europe", "Central and Eastern Europe"]</text:p>
      <text:p text:style-name="P4">
ID: 22556856</text:p>
      <!--METADATA-->
      <text:p text:style-name="P4">
Kharkiv, Kharkivska Oblast, Dnipro, Dnipropetrovska Oblast, Zaporizka Oblast,Donetsk Oblast(07:45). Red Alert: aerial threat. Sirens sounding. Take covernow!</text:p>
      <text:p text:style-name="P4">
News Collection Link: <text:a xlink:type="simple" xlink:href="https://liveuamap.com/en/2023/18-april-kharkiv-kharkivska-oblast-dnipro-dnig" text:style-name="Internet_20_link" text:visited-style-name="Visited_20_Internet_20_Link">
https://liveuamap.com/en/2023/18-april-kharkiv-kharkivska-oblast-dnipro-dnig</text:a>
</text:p>
      <text:p text:style-name="P4">
Source: <text:a xlink:type="simple" xlink:href="https://t.me/air_alert_ua/43258" text:style-name="Internet_20_link" text:visited-style-name="Visited_20_Internet_20_Link">
https://t.me/air_alert_ua/43258</text:a>
</text:p>
      <!--NEWS-->
      <text:h text:style-name="P10" text:outline-level="1">
<text:span text:style-name="T4">
Chernihivska Oblast(08:13). Red Alert: aerial threat. Sirens sounding. Take cover now!</text:span>
</text:h>
      <text:p text:style-name="P4">
Authors: liveuamap (Language: en)</text:p>
      <text:p text:style-name="P4">
Time: 2023-04-18T02:13:00</text:p>
      <text:p text:style-name="P4">
Location: Chernihivska Oblast (Latitude:51.3324 Longtitude:31.99931)</text:p>
      <text:p text:style-name="P4">
Videos: []</text:p>
      <text:p text:style-name="P4">
Images: []</text:p>
      <text:p text:style-name="P4">
Tags: ["Europe", "Central and Eastern Europe"]</text:p>
      <text:p text:style-name="P4">
ID: 22556888</text:p>
      <!--METADATA-->
      <text:p text:style-name="P4">
Chernihivska Oblast(08:13). Red Alert: aerial threat. Sirens sounding. Takecover now!</text:p>
      <text:p text:style-name="P4">
News Collection Link: <text:a xlink:type="simple" xlink:href="https://liveuamap.com/en/2023/18-april-chernihivska-oblast0813-red-alert-aeg" text:style-name="Internet_20_link" text:visited-style-name="Visited_20_Internet_20_Link">
https://liveuamap.com/en/2023/18-april-chernihivska-oblast0813-red-alert-aeg</text:a>
</text:p>
      <text:p text:style-name="P4">
Source: <text:a xlink:type="simple" xlink:href="https://t.me/suspilnechernihiv/17695" text:style-name="Internet_20_link" text:visited-style-name="Visited_20_Internet_20_Link">
https://t.me/suspilnechernihiv/17695</text:a>
</text:p>
      <!--NEWS-->
      <text:h text:style-name="P10" text:outline-level="1">
<text:span text:style-name="T4">
Sumska Oblast(08:14). Red Alert: aerial threat. Sirens sounding. Take cover now!</text:span>
</text:h>
      <text:p text:style-name="P4">
Authors: liveuamap (Language: en)</text:p>
      <text:p text:style-name="P4">
Time: 2023-04-18T02:15:00</text:p>
      <text:p text:style-name="P4">
Location: Sumska Oblast (Latitude:50.99896 Longtitude:33.99908)</text:p>
      <text:p text:style-name="P4">
Videos: []</text:p>
      <text:p text:style-name="P4">
Images: []</text:p>
      <text:p text:style-name="P4">
Tags: ["Europe", "Central and Eastern Europe"]</text:p>
      <text:p text:style-name="P4">
ID: 22556889</text:p>
      <!--METADATA-->
      <text:p text:style-name="P4">
Sumska Oblast(08:14). Red Alert: aerial threat. Sirens sounding. Take covernow!</text:p>
      <text:p text:style-name="P4">
News Collection Link: <text:a xlink:type="simple" xlink:href="https://liveuamap.com/en/2023/18-april-sumska-oblast0814-red-alert-aerial-tg" text:style-name="Internet_20_link" text:visited-style-name="Visited_20_Internet_20_Link">
https://liveuamap.com/en/2023/18-april-sumska-oblast0814-red-alert-aerial-tg</text:a>
</text:p>
      <text:p text:style-name="P4">
Source: <text:a xlink:type="simple" xlink:href="https://t.me/air_alert_ua/43260" text:style-name="Internet_20_link" text:visited-style-name="Visited_20_Internet_20_Link">
https://t.me/air_alert_ua/43260</text:a>
</text:p>
      <!--NEWS-->
      <text:h text:style-name="P10" text:outline-level="1">
<text:span text:style-name="T4">
3 civilians killed as result of Russian air strike in Luhansk region</text:span>
</text:h>
      <text:p text:style-name="P4">
Authors: liveuamap (Language: en)</text:p>
      <text:p text:style-name="P4">
Time: 2023-04-18T02:27:00</text:p>
      <text:p text:style-name="P4">
Location: Lyman (Latitude:48.99396 Longtitude:38.10814)</text:p>
      <text:p text:style-name="P4">
Videos: []</text:p>
      <text:p text:style-name="P4">
Images: []</text:p>
      <text:p text:style-name="P4">
Tags: ["Europe", "Central and Eastern Europe"]</text:p>
      <text:p text:style-name="P4">
ID: 22556930</text:p>
      <!--METADATA-->
      <text:p text:style-name="P4">
3 civilians killed as result of Russian air strike in Luhansk region</text:p>
      <text:p text:style-name="P4">
News Collection Link: <text:a xlink:type="simple" xlink:href="https://liveuamap.com/en/2023/18-april-3-civilians-killed-as-result-of-russian-air-strike" text:style-name="Internet_20_link" text:visited-style-name="Visited_20_Internet_20_Link">
https://liveuamap.com/en/2023/18-april-3-civilians-killed-as-result-of-russian-air-strike</text:a>
</text:p>
      <text:p text:style-name="P4">
Source: <text:a xlink:type="simple" xlink:href="https://t.me/ukrinform_news/96550" text:style-name="Internet_20_link" text:visited-style-name="Visited_20_Internet_20_Link">
https://t.me/ukrinform_news/96550</text:a>
</text:p>
      <!--NEWS-->
      <text:h text:style-name="P10" text:outline-level="1">
<text:span text:style-name="T4">
Chernihivska Oblast(08:58). Red Alert: aerial threat. Sirens sounding. Take cover now!</text:span>
</text:h>
      <text:p text:style-name="P4">
Authors: liveuamap (Language: en)</text:p>
      <text:p text:style-name="P4">
Time: 2023-04-18T03:04:00</text:p>
      <text:p text:style-name="P4">
Location: Chernihivska Oblast (Latitude:51.33312 Longtitude:31.99934)</text:p>
      <text:p text:style-name="P4">
Videos: []</text:p>
      <text:p text:style-name="P4">
Images: []</text:p>
      <text:p text:style-name="P4">
Tags: ["Europe", "Central and Eastern Europe"]</text:p>
      <text:p text:style-name="P4">
ID: 22556911</text:p>
      <!--METADATA-->
      <text:p text:style-name="P4">
Chernihivska Oblast(08:58). Red Alert: aerial threat. Sirens sounding. Takecover now!</text:p>
      <text:p text:style-name="P4">
News Collection Link: <text:a xlink:type="simple" xlink:href="https://liveuamap.com/en/2023/18-april-chernihivska-oblast0858-red-alert-aeg" text:style-name="Internet_20_link" text:visited-style-name="Visited_20_Internet_20_Link">
https://liveuamap.com/en/2023/18-april-chernihivska-oblast0858-red-alert-aeg</text:a>
</text:p>
      <text:p text:style-name="P4">
Source: <text:a xlink:type="simple" xlink:href="https://t.me/air_alert_ua/43269" text:style-name="Internet_20_link" text:visited-style-name="Visited_20_Internet_20_Link">
https://t.me/air_alert_ua/43269</text:a>
</text:p>
      <!--NEWS-->
      <text:h text:style-name="P10" text:outline-level="1">
<text:span text:style-name="T4">
Sumska Oblast(09:29). Red Alert: aerial threat. Sirens sounding. Take cover now!</text:span>
</text:h>
      <text:p text:style-name="P4">
Authors: liveuamap (Language: en)</text:p>
      <text:p text:style-name="P4">
Time: 2023-04-18T03:31:00</text:p>
      <text:p text:style-name="P4">
Location: Sumska Oblast (Latitude:50.99972 Longtitude:34.00057)</text:p>
      <text:p text:style-name="P4">
Videos: []</text:p>
      <text:p text:style-name="P4">
Images: []</text:p>
      <text:p text:style-name="P4">
Tags: ["Europe", "Central and Eastern Europe"]</text:p>
      <text:p text:style-name="P4">
ID: 22556912</text:p>
      <!--METADATA-->
      <text:p text:style-name="P4">
Sumska Oblast(09:29). Red Alert: aerial threat. Sirens sounding. Take covernow!</text:p>
      <text:p text:style-name="P4">
News Collection Link: <text:a xlink:type="simple" xlink:href="https://liveuamap.com/en/2023/18-april-sumska-oblast0929-red-alert-aerial-tg" text:style-name="Internet_20_link" text:visited-style-name="Visited_20_Internet_20_Link">
https://liveuamap.com/en/2023/18-april-sumska-oblast0929-red-alert-aerial-tg</text:a>
</text:p>
      <text:p text:style-name="P4">
Source: <text:a xlink:type="simple" xlink:href="https://t.me/air_alert_ua/43270" text:style-name="Internet_20_link" text:visited-style-name="Visited_20_Internet_20_Link">
https://t.me/air_alert_ua/43270</text:a>
</text:p>
      <!--NEWS-->
      <text:h text:style-name="P10" text:outline-level="1">
<text:span text:style-name="T4">
Lukashenka met with the chief of Russian occupation authorities in Donetsk region of Ukraine ...</text:span>
</text:h>
      <text:p text:style-name="P4">
Authors: liveuamap (Language: en)</text:p>
      <text:p text:style-name="P4">
Time: 2023-04-18T04:31:30</text:p>
      <text:p text:style-name="P4">
Location: Minsk, (Latitude:53.92597 Longtitude:27.52539)</text:p>
      <text:p text:style-name="P4">
Videos: []</text:p>
      <text:p text:style-name="P4">
Images: ["<text:a xlink:type="simple" xlink:href="https://liveuamap.com/pics/2023/04/18/22556928_0.jpg" text:style-name="Internet_20_link" text:visited-style-name="Visited_20_Internet_20_Link">
22556928_0.jpg</text:a>
"]</text:p>
      <text:p text:style-name="P4">
Tags: ["Belarus", "Central and Eastern Europe"]</text:p>
      <text:p text:style-name="P4">
ID: 22556928</text:p>
      <!--METADATA-->
      <text:p text:style-name="P4">
Lukashenka met with the chief of Russian occupation authorities in Donetskregion of Ukraine Pushilin</text:p>
      <text:p text:style-name="P4">
<draw:frame draw:style-name="fr1" draw:name="Image2" text:anchor-type="as-char" svg:width="6.9236in" svg:height="9.231467in" draw:z-index="0">
<draw:image xlink:href="../Images/liveuamap/2023-04-18T04-31-30/22556928_0.jpg" xlink:type="simple" xlink:show="embed" xlink:actuate="onLoad" draw:mime-type="image/jpeg"/>
</draw:frame>
</text:p>
      <text:p text:style-name="P4">
News Collection Link: <text:a xlink:type="simple" xlink:href="https://liveuamap.com/en/2023/18-april-lukashenka-met-with-the-chief-of-russian-occupation" text:style-name="Internet_20_link" text:visited-style-name="Visited_20_Internet_20_Link">
https://liveuamap.com/en/2023/18-april-lukashenka-met-with-the-chief-of-russian-occupation</text:a>
</text:p>
      <text:p text:style-name="P4">
Source: <text:a xlink:type="simple" xlink:href="https://t.me/pul_1/8745" text:style-name="Internet_20_link" text:visited-style-name="Visited_20_Internet_20_Link">
https://t.me/pul_1/8745</text:a>
</text:p>
      <!--NEWS-->
      <text:h text:style-name="P10" text:outline-level="1">
<text:span text:style-name="T4">
At Sivershchyna and Slobozhanschyna directions Russian army shelled Sosnivka, Popivka and Isk...</text:span>
</text:h>
      <text:p text:style-name="P4">
Authors: liveuamap (Language: en)</text:p>
      <text:p text:style-name="P4">
Time: 2023-04-18T04:53:00</text:p>
      <text:p text:style-name="P4">
Location: Vovchansk (Latitude:50.41224 Longtitude:37.38682)</text:p>
      <text:p text:style-name="P4">
Videos: []</text:p>
      <text:p text:style-name="P4">
Images: []</text:p>
      <text:p text:style-name="P4">
Tags: ["Russia"]</text:p>
      <text:p text:style-name="P4">
ID: 22556946</text:p>
      <!--METADATA-->
      <text:p text:style-name="P4">
At Sivershchyna and Slobozhanschyna directions Russian army shelled Sosnivka,Popivka and Iskryskivschyna of Sumy region, also Okip, Bayrak, Vovchansk,Okhrimivka and Nesterne of Kharkiv region, - General Staff of Armed Forces ofUkraine says in the morning report</text:p>
      <text:p text:style-name="P4">
News Collection Link: <text:a xlink:type="simple" xlink:href="https://liveuamap.com/en/2023/18-april-at-sivershchyna-and-slobozhanschyna-directions-russian" text:style-name="Internet_20_link" text:visited-style-name="Visited_20_Internet_20_Link">
https://liveuamap.com/en/2023/18-april-at-sivershchyna-and-slobozhanschyna-directions-russian</text:a>
</text:p>
      <text:p text:style-name="P4">
Source: <text:a xlink:type="simple" xlink:href="https://t.me/lumsrc/4522" text:style-name="Internet_20_link" text:visited-style-name="Visited_20_Internet_20_Link">
https://t.me/lumsrc/4522</text:a>
</text:p>
      <!--NEWS-->
      <text:h text:style-name="P10" text:outline-level="1">
<text:span text:style-name="T4">
Donetsk Oblast(10:55). Red Alert: aerial threat. Sirens sounding. Take cover now!</text:span>
</text:h>
      <text:p text:style-name="P4">
Authors: liveuamap (Language: en)</text:p>
      <text:p text:style-name="P4">
Time: 2023-04-18T04:56:00</text:p>
      <text:p text:style-name="P4">
Location: Donetsk Oblast (Latitude:48.72639 Longtitude:37.57752)</text:p>
      <text:p text:style-name="P4">
Videos: []</text:p>
      <text:p text:style-name="P4">
Images: []</text:p>
      <text:p text:style-name="P4">
Tags: ["Europe", "Central and Eastern Europe"]</text:p>
      <text:p text:style-name="P4">
ID: 22556937</text:p>
      <!--METADATA-->
      <text:p text:style-name="P4">
Donetsk Oblast(10:55). Red Alert: aerial threat. Sirens sounding. Take covernow!</text:p>
      <text:p text:style-name="P4">
News Collection Link: <text:a xlink:type="simple" xlink:href="https://liveuamap.com/en/2023/18-april-donetsk-oblast1055-red-alert-aerial-g" text:style-name="Internet_20_link" text:visited-style-name="Visited_20_Internet_20_Link">
https://liveuamap.com/en/2023/18-april-donetsk-oblast1055-red-alert-aerial-g</text:a>
</text:p>
      <text:p text:style-name="P4">
Source: <text:a xlink:type="simple" xlink:href="https://t.me/air_alert_ua/43271" text:style-name="Internet_20_link" text:visited-style-name="Visited_20_Internet_20_Link">
https://t.me/air_alert_ua/43271</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8T04:59:23</text:p>
      <text:p text:style-name="P4">
Location: Marinka, Donetsk Oblast (Latitude:47.93969 Longtitude:37.50183)</text:p>
      <text:p text:style-name="P4">
Videos: []</text:p>
      <text:p text:style-name="P4">
Images: []</text:p>
      <text:p text:style-name="P4">
Tags: ["Russia"]</text:p>
      <text:p text:style-name="P4">
ID: 22556938</text:p>
      <!--METADATA-->
      <text:p text:style-name="P4">
Russian forces conducting offensive actions at Lyman, Bakhmut, Avdiivka andMaryinka directions. Ukrainian military repelled over 70 Russian attacks.Russian forces attempting to advance near Synkivka, north to Spirne, Bakhmut,Ivanivske and Predtechyne, Novokalynove, Syeverne and Pervomayske, Maryinka, -General Staff of Armed Forces of Ukraine says in the morning report</text:p>
      <text:p text:style-name="P4">
News Collection Link: <text:a xlink:type="simple" xlink:href="https://liveuamap.com/en/2023/18-april-russian-forces-conducting-offensive-actions-at-lyman" text:style-name="Internet_20_link" text:visited-style-name="Visited_20_Internet_20_Link">
https://liveuamap.com/en/2023/18-april-russian-forces-conducting-offensive-actions-at-lyman</text:a>
</text:p>
      <text:p text:style-name="P4">
Source: <text:a xlink:type="simple" xlink:href="https://t.me/lumsrc/4530" text:style-name="Internet_20_link" text:visited-style-name="Visited_20_Internet_20_Link">
https://t.me/lumsrc/4530</text:a>
</text:p>
      <!--NEWS-->
      <text:h text:style-name="P10" text:outline-level="1">
<text:span text:style-name="T4">
Poltavska Oblast(11:21). Red Alert: aerial threat. Sirens sounding. Take cover now!</text:span>
</text:h>
      <text:p text:style-name="P4">
Authors: liveuamap (Language: en)</text:p>
      <text:p text:style-name="P4">
Time: 2023-04-18T05:22:00</text:p>
      <text:p text:style-name="P4">
Location: Poltavska Oblast (Latitude:49.47611 Longtitude:33.81944)</text:p>
      <text:p text:style-name="P4">
Videos: []</text:p>
      <text:p text:style-name="P4">
Images: []</text:p>
      <text:p text:style-name="P4">
Tags: ["Europe", "Central and Eastern Europe"]</text:p>
      <text:p text:style-name="P4">
ID: 22556948</text:p>
      <!--METADATA-->
      <text:p text:style-name="P4">
Poltavska Oblast(11:21). Red Alert: aerial threat. Sirens sounding. Take covernow!</text:p>
      <text:p text:style-name="P4">
News Collection Link: <text:a xlink:type="simple" xlink:href="https://liveuamap.com/en/2023/18-april-poltavska-oblast1121-red-alert-aeriag" text:style-name="Internet_20_link" text:visited-style-name="Visited_20_Internet_20_Link">
https://liveuamap.com/en/2023/18-april-poltavska-oblast1121-red-alert-aeriag</text:a>
</text:p>
      <text:p text:style-name="P4">
Source: <text:a xlink:type="simple" xlink:href="https://t.me/suspilnepoltava/10820" text:style-name="Internet_20_link" text:visited-style-name="Visited_20_Internet_20_Link">
https://t.me/suspilnepoltava/10820</text:a>
</text:p>
      <!--NEWS-->
      <text:h text:style-name="P10" text:outline-level="1">
<text:span text:style-name="T4">
Dnipro, Dnipropetrovska Oblast, Zaporizka Oblast(11:21). Red Alert: aerial threat. Sirens sou...</text:span>
</text:h>
      <text:p text:style-name="P4">
Authors: liveuamap (Language: en)</text:p>
      <text:p text:style-name="P4">
Time: 2023-04-18T05:23:00</text:p>
      <text:p text:style-name="P4">
Location: Dnipro (Latitude:48.46018 Longtitude:35.03788)</text:p>
      <text:p text:style-name="P4">
Videos: []</text:p>
      <text:p text:style-name="P4">
Images: []</text:p>
      <text:p text:style-name="P4">
Tags: ["Europe", "Central and Eastern Europe"]</text:p>
      <text:p text:style-name="P4">
ID: 22556950</text:p>
      <!--METADATA-->
      <text:p text:style-name="P4">
Dnipro, Dnipropetrovska Oblast, Zaporizka Oblast(11:21). Red Alert: aerialthreat. Sirens sounding. Take cover now!</text:p>
      <text:p text:style-name="P4">
News Collection Link: <text:a xlink:type="simple" xlink:href="https://liveuamap.com/en/2023/18-april-dnipro-dnipropetrovska-oblast-zaporig" text:style-name="Internet_20_link" text:visited-style-name="Visited_20_Internet_20_Link">
https://liveuamap.com/en/2023/18-april-dnipro-dnipropetrovska-oblast-zaporig</text:a>
</text:p>
      <text:p text:style-name="P4">
Source: <text:a xlink:type="simple" xlink:href="https://t.me/air_alert_ua/43275" text:style-name="Internet_20_link" text:visited-style-name="Visited_20_Internet_20_Link">
https://t.me/air_alert_ua/43275</text:a>
</text:p>
      <!--NEWS-->
      <text:h text:style-name="P10" text:outline-level="1">
<text:span text:style-name="T4">
Kharkiv, Kharkivska Oblast(11:25). Red Alert: aerial threat. Sirens sounding. Take cover now!</text:span>
</text:h>
      <text:p text:style-name="P4">
Authors: liveuamap (Language: en)</text:p>
      <text:p text:style-name="P4">
Time: 2023-04-18T05:27:00</text:p>
      <text:p text:style-name="P4">
Location: Kharkiv (Latitude:49.98182 Longtitude:36.25205)</text:p>
      <text:p text:style-name="P4">
Videos: []</text:p>
      <text:p text:style-name="P4">
Images: []</text:p>
      <text:p text:style-name="P4">
Tags: ["Europe", "Central and Eastern Europe"]</text:p>
      <text:p text:style-name="P4">
ID: 22556951</text:p>
      <!--METADATA-->
      <text:p text:style-name="P4">
Kharkiv, Kharkivska Oblast(11:25). Red Alert: aerial threat. Sirens sounding.Take cover now!</text:p>
      <text:p text:style-name="P4">
News Collection Link: <text:a xlink:type="simple" xlink:href="https://liveuamap.com/en/2023/18-april-kharkiv-kharkivska-oblast1125-red-alg" text:style-name="Internet_20_link" text:visited-style-name="Visited_20_Internet_20_Link">
https://liveuamap.com/en/2023/18-april-kharkiv-kharkivska-oblast1125-red-alg</text:a>
</text:p>
      <text:p text:style-name="P4">
Source: <text:a xlink:type="simple" xlink:href="https://t.me/air_alert_ua/43277" text:style-name="Internet_20_link" text:visited-style-name="Visited_20_Internet_20_Link">
https://t.me/air_alert_ua/43277</text:a>
</text:p>
      <!--NEWS-->
      <text:h text:style-name="P10" text:outline-level="1">
<text:span text:style-name="T4">
Chernihivska Oblast(11:59). Red Alert: aerial threat. Sirens sounding. Take cover now!</text:span>
</text:h>
      <text:p text:style-name="P4">
Authors: liveuamap (Language: en)</text:p>
      <text:p text:style-name="P4">
Time: 2023-04-18T06:00:00</text:p>
      <text:p text:style-name="P4">
Location: Chernihivska Oblast (Latitude:51.33322 Longtitude:32.00107)</text:p>
      <text:p text:style-name="P4">
Videos: []</text:p>
      <text:p text:style-name="P4">
Images: []</text:p>
      <text:p text:style-name="P4">
Tags: ["Europe", "Central and Eastern Europe"]</text:p>
      <text:p text:style-name="P4">
ID: 22556953</text:p>
      <!--METADATA-->
      <text:p text:style-name="P4">
Chernihivska Oblast(11:59). Red Alert: aerial threat. Sirens sounding. Takecover now!</text:p>
      <text:p text:style-name="P4">
News Collection Link: <text:a xlink:type="simple" xlink:href="https://liveuamap.com/en/2023/18-april-chernihivska-oblast1159-red-alert-aeg" text:style-name="Internet_20_link" text:visited-style-name="Visited_20_Internet_20_Link">
https://liveuamap.com/en/2023/18-april-chernihivska-oblast1159-red-alert-aeg</text:a>
</text:p>
      <text:p text:style-name="P4">
Source: <text:a xlink:type="simple" xlink:href="https://t.me/air_alert_ua/43284" text:style-name="Internet_20_link" text:visited-style-name="Visited_20_Internet_20_Link">
https://t.me/air_alert_ua/43284</text:a>
</text:p>
      <!--NEWS-->
      <text:h text:style-name="P10" text:outline-level="1">
<text:span text:style-name="T4">
Putin's visit to occupied part of Kherson region of Ukraine geolocated to Schaslyvtseve</text:span>
</text:h>
      <text:p text:style-name="P4">
Authors: liveuamap (Language: en)</text:p>
      <text:p text:style-name="P4">
Time: 2023-04-18T06:27:00</text:p>
      <text:p text:style-name="P4">
Location: Kherson (Latitude:46.0058 Longtitude:34.84474)</text:p>
      <text:p text:style-name="P4">
Videos: []</text:p>
      <text:p text:style-name="P4">
Images: ["<text:a xlink:type="simple" xlink:href="https://liveuamap.com/pics/2023/04/18/22556976_0.png" text:style-name="Internet_20_link" text:visited-style-name="Visited_20_Internet_20_Link">
22556976_0.png</text:a>
"]</text:p>
      <text:p text:style-name="P4">
Tags: ["Europe", "Central and Eastern Europe"]</text:p>
      <text:p text:style-name="P4">
ID: 22556976</text:p>
      <!--METADATA-->
      <text:p text:style-name="P4">
Putin's visit to occupied part of Kherson region of Ukraine geolocated toSchaslyvtseve</text:p>
      <text:p text:style-name="P4">
<draw:frame draw:style-name="fr1" draw:name="Image3" text:anchor-type="as-char" svg:width="6.9236in" svg:height="3.604066in" draw:z-index="0">
<draw:image xlink:href="../Images/liveuamap/2023-04-18T06-27-00/22556976_0.png" xlink:type="simple" xlink:show="embed" xlink:actuate="onLoad" draw:mime-type="image/png"/>
</draw:frame>
</text:p>
      <text:p text:style-name="P4">
News Collection Link: <text:a xlink:type="simple" xlink:href="https://liveuamap.com/en/2023/18-april-putins-visit-to-occupied-part-of-kherson-region" text:style-name="Internet_20_link" text:visited-style-name="Visited_20_Internet_20_Link">
https://liveuamap.com/en/2023/18-april-putins-visit-to-occupied-part-of-kherson-region</text:a>
</text:p>
      <text:p text:style-name="P4">
Source: <text:a xlink:type="simple" xlink:href="https://twitter.com/hochu_dodomu/status/1648257050340741122" text:style-name="Internet_20_link" text:visited-style-name="Visited_20_Internet_20_Link">
https://twitter.com/hochu_dodomu/status/1648257050340741122</text:a>
</text:p>
      <!--NEWS-->
      <text:h text:style-name="P10" text:outline-level="1">
<text:span text:style-name="T4">
1 person killed, 6 wounded as result of shelling in central Kherson</text:span>
</text:h>
      <text:p text:style-name="P4">
Authors: liveuamap (Language: en)</text:p>
      <text:p text:style-name="P4">
Time: 2023-04-18T06:35:00</text:p>
      <text:p text:style-name="P4">
Location: Kherson (Latitude:46.63883 Longtitude:32.6096)</text:p>
      <text:p text:style-name="P4">
Videos: []</text:p>
      <text:p text:style-name="P4">
Images: ["<text:a xlink:type="simple" xlink:href="https://liveuamap.com/pics/2023/04/18/22556970_0.jpg" text:style-name="Internet_20_link" text:visited-style-name="Visited_20_Internet_20_Link">
22556970_0.jpg</text:a>
"]</text:p>
      <text:p text:style-name="P4">
Tags: ["Europe", "Central and Eastern Europe"]</text:p>
      <text:p text:style-name="P4">
ID: 22556970</text:p>
      <!--METADATA-->
      <text:p text:style-name="P4">
1 person killed, 6 wounded as result of shelling in central Kherson</text:p>
      <text:p text:style-name="P4">
<draw:frame draw:style-name="fr1" draw:name="Image4" text:anchor-type="as-char" svg:width="6.9236in" svg:height="3.444462in" draw:z-index="0">
<draw:image xlink:href="../Images/liveuamap/2023-04-18T06-35-00/22556970_0.jpg" xlink:type="simple" xlink:show="embed" xlink:actuate="onLoad" draw:mime-type="image/jpeg"/>
</draw:frame>
</text:p>
      <text:p text:style-name="P4">
News Collection Link: <text:a xlink:type="simple" xlink:href="https://liveuamap.com/en/2023/18-april-1-person-killed-6-wounded-as-result-of-shelling" text:style-name="Internet_20_link" text:visited-style-name="Visited_20_Internet_20_Link">
https://liveuamap.com/en/2023/18-april-1-person-killed-6-wounded-as-result-of-shelling</text:a>
</text:p>
      <text:p text:style-name="P4">
Source: <text:a xlink:type="simple" xlink:href="https://twitter.com/Irina61032137/status/1648259063229054976" text:style-name="Internet_20_link" text:visited-style-name="Visited_20_Internet_20_Link">
https://twitter.com/Irina61032137/status/1648259063229054976</text:a>
</text:p>
      <!--NEWS-->
      <text:h text:style-name="P10" text:outline-level="1">
<text:span text:style-name="T4">
Donetsk Oblast(13:00). Red Alert: aerial threat. Sirens sounding. Take cover now!</text:span>
</text:h>
      <text:p text:style-name="P4">
Authors: liveuamap (Language: en)</text:p>
      <text:p text:style-name="P4">
Time: 2023-04-18T07:01:00</text:p>
      <text:p text:style-name="P4">
Location: Donetsk Oblast (Latitude:48.72817 Longtitude:37.57779)</text:p>
      <text:p text:style-name="P4">
Videos: []</text:p>
      <text:p text:style-name="P4">
Images: []</text:p>
      <text:p text:style-name="P4">
Tags: ["Europe", "Central and Eastern Europe"]</text:p>
      <text:p text:style-name="P4">
ID: 22556961</text:p>
      <!--METADATA-->
      <text:p text:style-name="P4">
Donetsk Oblast(13:00). Red Alert: aerial threat. Sirens sounding. Take covernow!</text:p>
      <text:p text:style-name="P4">
News Collection Link: <text:a xlink:type="simple" xlink:href="https://liveuamap.com/en/2023/18-april-donetsk-oblast1300-red-alert-aerial-g" text:style-name="Internet_20_link" text:visited-style-name="Visited_20_Internet_20_Link">
https://liveuamap.com/en/2023/18-april-donetsk-oblast1300-red-alert-aerial-g</text:a>
</text:p>
      <text:p text:style-name="P4">
Source: <text:a xlink:type="simple" xlink:href="https://t.me/air_alert_ua/43285" text:style-name="Internet_20_link" text:visited-style-name="Visited_20_Internet_20_Link">
https://t.me/air_alert_ua/43285</text:a>
</text:p>
      <!--NEWS-->
      <text:h text:style-name="P10" text:outline-level="1">
<text:span text:style-name="T4">
Flooding in several areas near Dnipro river, red level of emergency declared in several regions</text:span>
</text:h>
      <text:p text:style-name="P4">
Authors: liveuamap (Language: en)</text:p>
      <text:p text:style-name="P4">
Time: 2023-04-18T07:18:46</text:p>
      <text:p text:style-name="P4">
Location: Kyiv (Latitude:50.66894 Longtitude:30.46337)</text:p>
      <text:p text:style-name="P4">
Videos: []</text:p>
      <text:p text:style-name="P4">
Images: ["<text:a xlink:type="simple" xlink:href="https://liveuamap.com/pics/2023/04/18/22556966_0.jpg" text:style-name="Internet_20_link" text:visited-style-name="Visited_20_Internet_20_Link">
22556966_0.jpg</text:a>
"]</text:p>
      <text:p text:style-name="P4">
Tags: ["Disasters", "Central and Eastern Europe"]</text:p>
      <text:p text:style-name="P4">
ID: 22556966</text:p>
      <!--METADATA-->
      <text:p text:style-name="P4">
Flooding in several areas near Dnipro river, red level of emergency declaredin several regions</text:p>
      <text:p text:style-name="P4">
<draw:frame draw:style-name="fr1" draw:name="Image5" text:anchor-type="as-char" svg:width="6.9236in" svg:height="4.615733in" draw:z-index="0">
<draw:image xlink:href="../Images/liveuamap/2023-04-18T07-18-46/22556966_0.jpg" xlink:type="simple" xlink:show="embed" xlink:actuate="onLoad" draw:mime-type="image/jpeg"/>
</draw:frame>
</text:p>
      <text:p text:style-name="P4">
News Collection Link: <text:a xlink:type="simple" xlink:href="https://liveuamap.com/en/2023/18-april-flooding-in-several-areas-near-dnipro-river-red" text:style-name="Internet_20_link" text:visited-style-name="Visited_20_Internet_20_Link">
https://liveuamap.com/en/2023/18-april-flooding-in-several-areas-near-dnipro-river-red</text:a>
</text:p>
      <text:p text:style-name="P4">
Source: <text:a xlink:type="simple" xlink:href="https://twitter.com/UKRINFORM/status/1648283857475518465" text:style-name="Internet_20_link" text:visited-style-name="Visited_20_Internet_20_Link">
https://twitter.com/UKRINFORM/status/1648283857475518465</text:a>
</text:p>
      <!--NEWS-->
      <text:h text:style-name="P10" text:outline-level="1">
<text:span text:style-name="T4">
At least 8 wounded as result of shelling of Ukrainsk in Donetsk region</text:span>
</text:h>
      <text:p text:style-name="P4">
Authors: liveuamap (Language: en)</text:p>
      <text:p text:style-name="P4">
Time: 2023-04-18T07:19:53</text:p>
      <text:p text:style-name="P4">
Location: Ukrainsk, Donetsk region (Latitude:48.09657 Longtitude:37.36197)</text:p>
      <text:p text:style-name="P4">
Videos: []</text:p>
      <text:p text:style-name="P4">
Images: ["<text:a xlink:type="simple" xlink:href="https://liveuamap.com/pics/2023/04/18/22556967_0.jpg" text:style-name="Internet_20_link" text:visited-style-name="Visited_20_Internet_20_Link">
22556967_0.jpg</text:a>
"]</text:p>
      <text:p text:style-name="P4">
Tags: ["Europe", "Central and Eastern Europe"]</text:p>
      <text:p text:style-name="P4">
ID: 22556967</text:p>
      <!--METADATA-->
      <text:p text:style-name="P4">
At least 8 wounded as result of shelling of Ukrainsk in Donetsk region</text:p>
      <text:p text:style-name="P4">
<draw:frame draw:style-name="fr1" draw:name="Image6" text:anchor-type="as-char" svg:width="6.9236in" svg:height="9.231467in" draw:z-index="0">
<draw:image xlink:href="../Images/liveuamap/2023-04-18T07-19-53/22556967_0.jpg" xlink:type="simple" xlink:show="embed" xlink:actuate="onLoad" draw:mime-type="image/jpeg"/>
</draw:frame>
</text:p>
      <text:p text:style-name="P4">
News Collection Link: <text:a xlink:type="simple" xlink:href="https://liveuamap.com/en/2023/18-april-at-least-8-wounded-as-result-of-shelling-of-ukrainsk" text:style-name="Internet_20_link" text:visited-style-name="Visited_20_Internet_20_Link">
https://liveuamap.com/en/2023/18-april-at-least-8-wounded-as-result-of-shelling-of-ukrainsk</text:a>
</text:p>
      <text:p text:style-name="P4">
Source: <text:a xlink:type="simple" xlink:href="https://twitter.com/kava2022/status/1648284770084765697" text:style-name="Internet_20_link" text:visited-style-name="Visited_20_Internet_20_Link">
https://twitter.com/kava2022/status/1648284770084765697</text:a>
</text:p>
      <!--NEWS-->
      <text:h text:style-name="P10" text:outline-level="1">
<text:span text:style-name="T4">
President of Ukraine Zelensky visited frontline in Avdiivka</text:span>
</text:h>
      <text:p text:style-name="P4">
Authors: liveuamap (Language: en)</text:p>
      <text:p text:style-name="P4">
Time: 2023-04-18T08:25:28</text:p>
      <text:p text:style-name="P4">
Location: Donetsk Oblast (Latitude:48.11878 Longtitude:37.78782)</text:p>
      <text:p text:style-name="P4">
Videos: []</text:p>
      <text:p text:style-name="P4">
Images: ["<text:a xlink:type="simple" xlink:href="https://liveuamap.com/pics/2023/04/18/22556972_0.jpg" text:style-name="Internet_20_link" text:visited-style-name="Visited_20_Internet_20_Link">
22556972_0.jpg</text:a>
"]</text:p>
      <text:p text:style-name="P4">
Tags: ["Minsk Monitor", "Europe"]</text:p>
      <text:p text:style-name="P4">
ID: 22556972</text:p>
      <!--METADATA-->
      <text:p text:style-name="P4">
President of Ukraine Zelensky visited frontline in Avdiivka</text:p>
      <text:p text:style-name="P4">
<draw:frame draw:style-name="fr1" draw:name="Image7" text:anchor-type="as-char" svg:width="6.9236in" svg:height="4.617948in" draw:z-index="0">
<draw:image xlink:href="../Images/liveuamap/2023-04-18T08-25-28/22556972_0.jpg" xlink:type="simple" xlink:show="embed" xlink:actuate="onLoad" draw:mime-type="image/jpeg"/>
</draw:frame>
</text:p>
      <text:p text:style-name="P4">
News Collection Link: <text:a xlink:type="simple" xlink:href="https://liveuamap.com/en/2023/18-april-president-of-ukraine-zelensky-visited-frontline" text:style-name="Internet_20_link" text:visited-style-name="Visited_20_Internet_20_Link">
https://liveuamap.com/en/2023/18-april-president-of-ukraine-zelensky-visited-frontline</text:a>
</text:p>
      <text:p text:style-name="P4">
Source: <text:a xlink:type="simple" xlink:href="https://twitter.com/Novynarnia/status/1648301117527261186" text:style-name="Internet_20_link" text:visited-style-name="Visited_20_Internet_20_Link">
https://twitter.com/Novynarnia/status/1648301117527261186</text:a>
</text:p>
      <!--NEWS-->
      <text:h text:style-name="P10" text:outline-level="1">
<text:span text:style-name="T4">
Russian army shelled Orikhiv with incendiary ammunition</text:span>
</text:h>
      <text:p text:style-name="P4">
Authors: liveuamap (Language: en)</text:p>
      <text:p text:style-name="P4">
Time: 2023-04-18T08:29:25</text:p>
      <text:p text:style-name="P4">
Location: Ukraine (Latitude:47.56321 Longtitude:35.78608)</text:p>
      <text:p text:style-name="P4">
Videos: []</text:p>
      <text:p text:style-name="P4">
Images: ["<text:a xlink:type="simple" xlink:href="https://liveuamap.com/pics/2023/04/18/22556973_0.jpg" text:style-name="Internet_20_link" text:visited-style-name="Visited_20_Internet_20_Link">
22556973_0.jpg</text:a>
", "<text:a xlink:type="simple" xlink:href="https://liveuamap.com/pics/2023/04/18/22556973_1.jpg" text:style-name="Internet_20_link" text:visited-style-name="Visited_20_Internet_20_Link">
22556973_1.jpg</text:a>
", "<text:a xlink:type="simple" xlink:href="https://liveuamap.com/pics/2023/04/18/22556973_2.jpg" text:style-name="Internet_20_link" text:visited-style-name="Visited_20_Internet_20_Link">
22556973_2.jpg</text:a>
"]</text:p>
      <text:p text:style-name="P4">
Tags: ["Europe", "Central and Eastern Europe"]</text:p>
      <text:p text:style-name="P4">
ID: 22556973</text:p>
      <!--METADATA-->
      <text:p text:style-name="P4">
Russian army shelled Orikhiv with incendiary ammunition</text:p>
      <text:p text:style-name="P4">
<draw:frame draw:style-name="fr1" draw:name="Image8" text:anchor-type="as-char" svg:width="6.9236in" svg:height="5.1927in" draw:z-index="0">
<draw:image xlink:href="../Images/liveuamap/2023-04-18T08-29-25/22556973_0.jpg" xlink:type="simple" xlink:show="embed" xlink:actuate="onLoad" draw:mime-type="image/jpeg"/>
</draw:frame>
<draw:frame draw:style-name="fr1" draw:name="Image9" text:anchor-type="as-char" svg:width="6.9236in" svg:height="5.1927in" draw:z-index="0">
<draw:image xlink:href="../Images/liveuamap/2023-04-18T08-29-25/22556973_1.jpg" xlink:type="simple" xlink:show="embed" xlink:actuate="onLoad" draw:mime-type="image/jpeg"/>
</draw:frame>
<draw:frame draw:style-name="fr1" draw:name="Image10" text:anchor-type="as-char" svg:width="6.9236in" svg:height="5.1927in" draw:z-index="0">
<draw:image xlink:href="../Images/liveuamap/2023-04-18T08-29-25/22556973_2.jpg" xlink:type="simple" xlink:show="embed" xlink:actuate="onLoad" draw:mime-type="image/jpeg"/>
</draw:frame>
</text:p>
      <text:p text:style-name="P4">
News Collection Link: <text:a xlink:type="simple" xlink:href="https://liveuamap.com/en/2023/18-april-russian-army-shelled-orikhiv-with-incendiary-ammunition" text:style-name="Internet_20_link" text:visited-style-name="Visited_20_Internet_20_Link">
https://liveuamap.com/en/2023/18-april-russian-army-shelled-orikhiv-with-incendiary-ammunition</text:a>
</text:p>
      <text:p text:style-name="P4">
Source: <text:a xlink:type="simple" xlink:href="https://t.me/UkraineNow/31842" text:style-name="Internet_20_link" text:visited-style-name="Visited_20_Internet_20_Link">
https://t.me/UkraineNow/31842</text:a>
</text:p>
      <!--NEWS-->
      <text:h text:style-name="P10" text:outline-level="1">
<text:span text:style-name="T4">
Zaporizka Oblast(18:36). Red Alert: aerial threat. Sirens sounding. Take cover now!</text:span>
</text:h>
      <text:p text:style-name="P4">
Authors: liveuamap (Language: en)</text:p>
      <text:p text:style-name="P4">
Time: 2023-04-18T12:36:00</text:p>
      <text:p text:style-name="P4">
Location: Zaporizka Oblast (Latitude:47.612021 Longtitude:35.765261)</text:p>
      <text:p text:style-name="P4">
Videos: []</text:p>
      <text:p text:style-name="P4">
Images: []</text:p>
      <text:p text:style-name="P4">
Tags: ["Europe", "Central and Eastern Europe"]</text:p>
      <text:p text:style-name="P4">
ID: 22557027</text:p>
      <!--METADATA-->
      <text:p text:style-name="P4">
Zaporizka Oblast(18:36). Red Alert: aerial threat. Sirens sounding. Take covernow!</text:p>
      <text:p text:style-name="P4">
News Collection Link: <text:a xlink:type="simple" xlink:href="https://liveuamap.com/en/2023/18-april-zaporizka-oblast1836-red-alert-aeriag" text:style-name="Internet_20_link" text:visited-style-name="Visited_20_Internet_20_Link">
https://liveuamap.com/en/2023/18-april-zaporizka-oblast1836-red-alert-aeriag</text:a>
</text:p>
      <text:p text:style-name="P4">
Source: <text:a xlink:type="simple" xlink:href="https://t.me/air_alert_ua/43292" text:style-name="Internet_20_link" text:visited-style-name="Visited_20_Internet_20_Link">
https://t.me/air_alert_ua/43292</text:a>
</text:p>
      <!--NEWS-->
      <text:h text:style-name="P10" text:outline-level="1">
<text:span text:style-name="T4">
Donetsk Oblast(19:27). Red Alert: aerial threat. Sirens sounding. Take cover now!</text:span>
</text:h>
      <text:p text:style-name="P4">
Authors: liveuamap (Language: en)</text:p>
      <text:p text:style-name="P4">
Time: 2023-04-18T13:29:00</text:p>
      <text:p text:style-name="P4">
Location: Donetsk Oblast (Latitude:48.72711 Longtitude:37.57926)</text:p>
      <text:p text:style-name="P4">
Videos: []</text:p>
      <text:p text:style-name="P4">
Images: []</text:p>
      <text:p text:style-name="P4">
Tags: ["Europe", "Central and Eastern Europe"]</text:p>
      <text:p text:style-name="P4">
ID: 22557036</text:p>
      <!--METADATA-->
      <text:p text:style-name="P4">
Donetsk Oblast(19:27). Red Alert: aerial threat. Sirens sounding. Take covernow!</text:p>
      <text:p text:style-name="P4">
News Collection Link: <text:a xlink:type="simple" xlink:href="https://liveuamap.com/en/2023/18-april-donetsk-oblast1927-red-alert-aerial-g" text:style-name="Internet_20_link" text:visited-style-name="Visited_20_Internet_20_Link">
https://liveuamap.com/en/2023/18-april-donetsk-oblast1927-red-alert-aerial-g</text:a>
</text:p>
      <text:p text:style-name="P4">
Source: <text:a xlink:type="simple" xlink:href="https://t.me/air_alert_ua/43294" text:style-name="Internet_20_link" text:visited-style-name="Visited_20_Internet_20_Link">
https://t.me/air_alert_ua/43294</text:a>
</text:p>
      <!--NEWS-->
      <text:h text:style-name="P10" text:outline-level="1">
<text:span text:style-name="T4">
Dnipro, Dnipropetrovska Oblast(19:41). Red Alert: aerial threat. Sirens sounding. Take cover ...</text:span>
</text:h>
      <text:p text:style-name="P4">
Authors: liveuamap (Language: en)</text:p>
      <text:p text:style-name="P4">
Time: 2023-04-18T13:42:00</text:p>
      <text:p text:style-name="P4">
Location: Dnipro (Latitude:48.46001 Longtitude:35.03947)</text:p>
      <text:p text:style-name="P4">
Videos: []</text:p>
      <text:p text:style-name="P4">
Images: []</text:p>
      <text:p text:style-name="P4">
Tags: ["Europe", "Central and Eastern Europe"]</text:p>
      <text:p text:style-name="P4">
ID: 22557041</text:p>
      <!--METADATA-->
      <text:p text:style-name="P4">
Dnipro, Dnipropetrovska Oblast(19:41). Red Alert: aerial threat. Sirenssounding. Take cover now!</text:p>
      <text:p text:style-name="P4">
News Collection Link: <text:a xlink:type="simple" xlink:href="https://liveuamap.com/en/2023/18-april-dnipro-dnipropetrovska-oblast1941-reg" text:style-name="Internet_20_link" text:visited-style-name="Visited_20_Internet_20_Link">
https://liveuamap.com/en/2023/18-april-dnipro-dnipropetrovska-oblast1941-reg</text:a>
</text:p>
      <text:p text:style-name="P4">
Source: <text:a xlink:type="simple" xlink:href="https://t.me/air_alert_ua/43295" text:style-name="Internet_20_link" text:visited-style-name="Visited_20_Internet_20_Link">
https://t.me/air_alert_ua/43295</text:a>
</text:p>
      <!--NEWS-->
      <text:h text:style-name="P10" text:outline-level="1">
<text:span text:style-name="T4">
Kharkiv, Kharkivska Oblast(21:01). Red Alert: aerial threat. Sirens sounding. Take cover now!</text:span>
</text:h>
      <text:p text:style-name="P4">
Authors: liveuamap (Language: en)</text:p>
      <text:p text:style-name="P4">
Time: 2023-04-18T15:01:00</text:p>
      <text:p text:style-name="P4">
Location: Kharkiv (Latitude:49.98081000 Longtitude:36.25272000)</text:p>
      <text:p text:style-name="P4">
Videos: []</text:p>
      <text:p text:style-name="P4">
Images: []</text:p>
      <text:p text:style-name="P4">
Tags: ["Europe", "Central and Eastern Europe"]</text:p>
      <text:p text:style-name="P4">
ID: 22557043</text:p>
      <!--METADATA-->
      <text:p text:style-name="P4">
Kharkiv, Kharkivska Oblast(21:01). Red Alert: aerial threat. Sirens sounding.Take cover now!</text:p>
      <text:p text:style-name="P4">
News Collection Link: <text:a xlink:type="simple" xlink:href="https://liveuamap.com/en/2023/18-april-kharkiv-kharkivska-oblast2101-red-alg" text:style-name="Internet_20_link" text:visited-style-name="Visited_20_Internet_20_Link">
https://liveuamap.com/en/2023/18-april-kharkiv-kharkivska-oblast2101-red-alg</text:a>
</text:p>
      <text:p text:style-name="P4">
Source: <text:a xlink:type="simple" xlink:href="https://t.me/suspilnekharkiv/23998" text:style-name="Internet_20_link" text:visited-style-name="Visited_20_Internet_20_Link">
https://t.me/suspilnekharkiv/23998</text:a>
</text:p>
      <!--NEWS-->
      <text:h text:style-name="P10" text:outline-level="1">
<text:span text:style-name="T4">
Sumska Oblast(21:03). Red Alert: aerial threat. Sirens sounding. Take cover now!</text:span>
</text:h>
      <text:p text:style-name="P4">
Authors: liveuamap (Language: en)</text:p>
      <text:p text:style-name="P4">
Time: 2023-04-18T15:05:00</text:p>
      <text:p text:style-name="P4">
Location: Sumska Oblast (Latitude:51.00033 Longtitude:33.99879)</text:p>
      <text:p text:style-name="P4">
Videos: []</text:p>
      <text:p text:style-name="P4">
Images: []</text:p>
      <text:p text:style-name="P4">
Tags: ["Europe", "Central and Eastern Europe"]</text:p>
      <text:p text:style-name="P4">
ID: 22557044</text:p>
      <!--METADATA-->
      <text:p text:style-name="P4">
Sumska Oblast(21:03). Red Alert: aerial threat. Sirens sounding. Take covernow!</text:p>
      <text:p text:style-name="P4">
News Collection Link: <text:a xlink:type="simple" xlink:href="https://liveuamap.com/en/2023/18-april-sumska-oblast2103-red-alert-aerial-tg" text:style-name="Internet_20_link" text:visited-style-name="Visited_20_Internet_20_Link">
https://liveuamap.com/en/2023/18-april-sumska-oblast2103-red-alert-aerial-tg</text:a>
</text:p>
      <text:p text:style-name="P4">
Source: <text:a xlink:type="simple" xlink:href="https://t.me/air_alert_ua/43299" text:style-name="Internet_20_link" text:visited-style-name="Visited_20_Internet_20_Link">
https://t.me/air_alert_ua/43299</text:a>
</text:p>
      <!--NEWS-->
      <text:h text:style-name="P10" text:outline-level="1">
<text:span text:style-name="T4">
Ukrainian air defense shot down 5 Shahed drones in Zaporizhzhia</text:span>
</text:h>
      <text:p text:style-name="P4">
Authors: liveuamap (Language: en)</text:p>
      <text:p text:style-name="P4">
Time: 2023-04-18T15:27:41</text:p>
      <text:p text:style-name="P4">
Location: Zaporizhzhia, Zaporiz'ka oblast (Latitude:47.8536 Longtitude:35.17582)</text:p>
      <text:p text:style-name="P4">
Videos: []</text:p>
      <text:p text:style-name="P4">
Images: []</text:p>
      <text:p text:style-name="P4">
Tags: ["Europe", "Central and Eastern Europe"]</text:p>
      <text:p text:style-name="P4">
ID: 22557045</text:p>
      <!--METADATA-->
      <text:p text:style-name="P4">
Ukrainian air defense shot down 5 Shahed drones in Zaporizhzhia</text:p>
      <text:p text:style-name="P4">
News Collection Link: <text:a xlink:type="simple" xlink:href="https://liveuamap.com/en/2023/18-april-ukrainian-air-defense-shot-down-5-shahed-drones" text:style-name="Internet_20_link" text:visited-style-name="Visited_20_Internet_20_Link">
https://liveuamap.com/en/2023/18-april-ukrainian-air-defense-shot-down-5-shahed-drones</text:a>
</text:p>
      <text:p text:style-name="P4">
Source: <text:a xlink:type="simple" xlink:href="https://t.me/suspilnenews/20011" text:style-name="Internet_20_link" text:visited-style-name="Visited_20_Internet_20_Link">
https://t.me/suspilnenews/20011</text:a>
</text:p>
      <!--NEWS-->
      <text:h text:style-name="P10" text:outline-level="1">
<text:span text:style-name="T4">
Building of military enlistment office was damaged as result of suspected drone attack in Nov...</text:span>
</text:h>
      <text:p text:style-name="P4">
Authors: liveuamap (Language: en)</text:p>
      <text:p text:style-name="P4">
Time: 2023-04-18T16:24:21</text:p>
      <text:p text:style-name="P4">
Location: Novozybkov, Bryansk (Latitude:52.53343 Longtitude:31.92833)</text:p>
      <text:p text:style-name="P4">
Videos: []</text:p>
      <text:p text:style-name="P4">
Images: []</text:p>
      <text:p text:style-name="P4">
Tags: ["Russia", "Europe"]</text:p>
      <text:p text:style-name="P4">
ID: 22557046</text:p>
      <!--METADATA-->
      <text:p text:style-name="P4">
Building of military enlistment office was damaged as result of suspecteddrone attack in Novozybkov of Briansk region</text:p>
      <text:p text:style-name="P4">
News Collection Link: <text:a xlink:type="simple" xlink:href="https://liveuamap.com/en/2023/18-april-building-of-military-enlistment-office-was-damaged" text:style-name="Internet_20_link" text:visited-style-name="Visited_20_Internet_20_Link">
https://liveuamap.com/en/2023/18-april-building-of-military-enlistment-office-was-damaged</text:a>
</text:p>
      <text:p text:style-name="P4">
Source: <text:a xlink:type="simple" xlink:href="https://t.me/bazabazon/17001" text:style-name="Internet_20_link" text:visited-style-name="Visited_20_Internet_20_Link">
https://t.me/bazabazon/17001</text:a>
</text:p>
      <!--NEWS-->
      <text:h text:style-name="P10" text:outline-level="1">
<text:span text:style-name="T4">
Ukrainian air defense shot down 6 Shahed drones near Zaporizhzhia and 1 near Dnipro city</text:span>
</text:h>
      <text:p text:style-name="P4">
Authors: liveuamap (Language: en)</text:p>
      <text:p text:style-name="P4">
Time: 2023-04-18T16:32:31</text:p>
      <text:p text:style-name="P4">
Location: Dnipro (Latitude:48.35306 Longtitude:35.14938)</text:p>
      <text:p text:style-name="P4">
Videos: []</text:p>
      <text:p text:style-name="P4">
Images: ["<text:a xlink:type="simple" xlink:href="https://liveuamap.com/pics/2023/04/18/22557047_0.jpg" text:style-name="Internet_20_link" text:visited-style-name="Visited_20_Internet_20_Link">
22557047_0.jpg</text:a>
"]</text:p>
      <text:p text:style-name="P4">
Tags: []</text:p>
      <text:p text:style-name="P4">
ID: 22557047</text:p>
      <!--METADATA-->
      <text:p text:style-name="P4">
Ukrainian air defense shot down 6 Shahed drones near Zaporizhzhia and 1 nearDnipro city</text:p>
      <text:p text:style-name="P4">
<draw:frame draw:style-name="fr1" draw:name="Image11" text:anchor-type="as-char" svg:width="6.9236in" svg:height="2.985803in" draw:z-index="0">
<draw:image xlink:href="../Images/liveuamap/2023-04-18T16-32-31/22557047_0.jpg" xlink:type="simple" xlink:show="embed" xlink:actuate="onLoad" draw:mime-type="image/jpeg"/>
</draw:frame>
</text:p>
      <text:p text:style-name="P4">
News Collection Link: <text:a xlink:type="simple" xlink:href="https://liveuamap.com/en/2023/18-april-ukrainian-air-defense-shot-down-6-shahed-drones" text:style-name="Internet_20_link" text:visited-style-name="Visited_20_Internet_20_Link">
https://liveuamap.com/en/2023/18-april-ukrainian-air-defense-shot-down-6-shahed-drones</text:a>
</text:p>
      <text:p text:style-name="P4">
Source: <text:a xlink:type="simple" xlink:href="https://t.me/hyevuy_dnepr/50558" text:style-name="Internet_20_link" text:visited-style-name="Visited_20_Internet_20_Link">
https://t.me/hyevuy_dnepr/50558</text:a>
</text:p>
      <!--NEWS-->
      <text:h text:style-name="P10" text:outline-level="1">
<text:span text:style-name="T4">
Donetsk Oblast(23:03). Red Alert: aerial threat. Sirens sounding. Take cover now!</text:span>
</text:h>
      <text:p text:style-name="P4">
Authors: liveuamap (Language: en)</text:p>
      <text:p text:style-name="P4">
Time: 2023-04-18T17:04:00</text:p>
      <text:p text:style-name="P4">
Location: Donetsk Oblast (Latitude:48.72744 Longtitude:37.5781)</text:p>
      <text:p text:style-name="P4">
Videos: []</text:p>
      <text:p text:style-name="P4">
Images: []</text:p>
      <text:p text:style-name="P4">
Tags: ["Europe", "Central and Eastern Europe"]</text:p>
      <text:p text:style-name="P4">
ID: 22557048</text:p>
      <!--METADATA-->
      <text:p text:style-name="P4">
Donetsk Oblast(23:03). Red Alert: aerial threat. Sirens sounding. Take covernow!</text:p>
      <text:p text:style-name="P4">
News Collection Link: <text:a xlink:type="simple" xlink:href="https://liveuamap.com/en/2023/18-april-donetsk-oblast2303-red-alert-aerial-g" text:style-name="Internet_20_link" text:visited-style-name="Visited_20_Internet_20_Link">
https://liveuamap.com/en/2023/18-april-donetsk-oblast2303-red-alert-aerial-g</text:a>
</text:p>
      <text:p text:style-name="P4">
Source: <text:a xlink:type="simple" xlink:href="https://t.me/air_alert_ua/43304" text:style-name="Internet_20_link" text:visited-style-name="Visited_20_Internet_20_Link">
https://t.me/air_alert_ua/43304</text:a>
</text:p>
      <!--NEWS-->
      <text:h text:style-name="P10" text:outline-level="1">
<text:span text:style-name="T4">
Kherson, Khersonska Oblast(00:16). Red Alert: aerial threat. Sirens sounding. Take cover now!</text:span>
</text:h>
      <text:p text:style-name="P4">
Authors: liveuamap (Language: en)</text:p>
      <text:p text:style-name="P4">
Time: 2023-04-18T18:18:00</text:p>
      <text:p text:style-name="P4">
Location: Kherson (Latitude:46.65581000 Longtitude:32.61780000)</text:p>
      <text:p text:style-name="P4">
Videos: []</text:p>
      <text:p text:style-name="P4">
Images: []</text:p>
      <text:p text:style-name="P4">
Tags: ["Europe", "Central and Eastern Europe"]</text:p>
      <text:p text:style-name="P4">
ID: 22557049</text:p>
      <!--METADATA-->
      <text:p text:style-name="P4">
Kherson, Khersonska Oblast(00:16). Red Alert: aerial threat. Sirens sounding.Take cover now!</text:p>
      <text:p text:style-name="P4">
News Collection Link: <text:a xlink:type="simple" xlink:href="https://liveuamap.com/en/2023/18-april-kherson-khersonska-oblast0016-red-alg" text:style-name="Internet_20_link" text:visited-style-name="Visited_20_Internet_20_Link">
https://liveuamap.com/en/2023/18-april-kherson-khersonska-oblast0016-red-alg</text:a>
</text:p>
      <text:p text:style-name="P4">
Source: <text:a xlink:type="simple" xlink:href="https://t.me/air_alert_ua/43306" text:style-name="Internet_20_link" text:visited-style-name="Visited_20_Internet_20_Link">
https://t.me/air_alert_ua/43306</text:a>
</text:p>
      <!--NEWS-->
      <text:h text:style-name="P10" text:outline-level="1">
<text:span text:style-name="T4">
Odeska Oblast(00:47). Red Alert: aerial threat. Sirens sounding. Take cover now!</text:span>
</text:h>
      <text:p text:style-name="P4">
Authors: liveuamap (Language: en)</text:p>
      <text:p text:style-name="P4">
Time: 2023-04-18T18:48:00</text:p>
      <text:p text:style-name="P4">
Location: Odeska Oblast (Latitude:46.75000000 Longtitude:30.25000000)</text:p>
      <text:p text:style-name="P4">
Videos: []</text:p>
      <text:p text:style-name="P4">
Images: []</text:p>
      <text:p text:style-name="P4">
Tags: ["Europe", "Central and Eastern Europe"]</text:p>
      <text:p text:style-name="P4">
ID: 22557050</text:p>
      <!--METADATA-->
      <text:p text:style-name="P4">
Odeska Oblast(00:47). Red Alert: aerial threat. Sirens sounding. Take covernow!</text:p>
      <text:p text:style-name="P4">
News Collection Link: <text:a xlink:type="simple" xlink:href="https://liveuamap.com/en/2023/18-april-odeska-oblast0047-red-alert-aerial-tg" text:style-name="Internet_20_link" text:visited-style-name="Visited_20_Internet_20_Link">
https://liveuamap.com/en/2023/18-april-odeska-oblast0047-red-alert-aerial-tg</text:a>
</text:p>
      <text:p text:style-name="P4">
Source: <text:a xlink:type="simple" xlink:href="https://t.me/air_alert_ua/43307" text:style-name="Internet_20_link" text:visited-style-name="Visited_20_Internet_20_Link">
https://t.me/air_alert_ua/43307</text:a>
</text:p>
      <!--NEWS-->
      <text:h text:style-name="P10" text:outline-level="1">
<text:span text:style-name="T4">
Donetsk Oblast(01:19). Red Alert: aerial threat. Sirens sounding. Take cover now!</text:span>
</text:h>
      <text:p text:style-name="P4">
Authors: liveuamap (Language: en)</text:p>
      <text:p text:style-name="P4">
Time: 2023-04-18T19:21:00</text:p>
      <text:p text:style-name="P4">
Location: Donetsk Oblast (Latitude:48.72856 Longtitude:37.57819)</text:p>
      <text:p text:style-name="P4">
Videos: []</text:p>
      <text:p text:style-name="P4">
Images: []</text:p>
      <text:p text:style-name="P4">
Tags: ["Europe", "Central and Eastern Europe"]</text:p>
      <text:p text:style-name="P4">
ID: 22557052</text:p>
      <!--METADATA-->
      <text:p text:style-name="P4">
Donetsk Oblast(01:19). Red Alert: aerial threat. Sirens sounding. Take covernow!</text:p>
      <text:p text:style-name="P4">
News Collection Link: <text:a xlink:type="simple" xlink:href="https://liveuamap.com/en/2023/18-april-donetsk-oblast0119-red-alert-aerial-g" text:style-name="Internet_20_link" text:visited-style-name="Visited_20_Internet_20_Link">
https://liveuamap.com/en/2023/18-april-donetsk-oblast0119-red-alert-aerial-g</text:a>
</text:p>
      <text:p text:style-name="P4">
Source: <text:a xlink:type="simple" xlink:href="https://t.me/air_alert_ua/43309" text:style-name="Internet_20_link" text:visited-style-name="Visited_20_Internet_20_Link">
https://t.me/air_alert_ua/43309</text:a>
</text:p>
      <!--NEWS-->
      <text:h text:style-name="P10" text:outline-level="1">
<text:span text:style-name="T4">
Zaporizka Oblast(01:22). Red Alert: aerial threat. Sirens sounding. Take cover now!</text:span>
</text:h>
      <text:p text:style-name="P4">
Authors: liveuamap (Language: en)</text:p>
      <text:p text:style-name="P4">
Time: 2023-04-18T19:23:00</text:p>
      <text:p text:style-name="P4">
Location: Zaporizka Oblast (Latitude:47.612861 Longtitude:35.764861)</text:p>
      <text:p text:style-name="P4">
Videos: []</text:p>
      <text:p text:style-name="P4">
Images: []</text:p>
      <text:p text:style-name="P4">
Tags: ["Europe", "Central and Eastern Europe"]</text:p>
      <text:p text:style-name="P4">
ID: 22557053</text:p>
      <!--METADATA-->
      <text:p text:style-name="P4">
Zaporizka Oblast(01:22). Red Alert: aerial threat. Sirens sounding. Take covernow!</text:p>
      <text:p text:style-name="P4">
News Collection Link: <text:a xlink:type="simple" xlink:href="https://liveuamap.com/en/2023/18-april-zaporizka-oblast0122-red-alert-aeriag" text:style-name="Internet_20_link" text:visited-style-name="Visited_20_Internet_20_Link">
https://liveuamap.com/en/2023/18-april-zaporizka-oblast0122-red-alert-aeriag</text:a>
</text:p>
      <text:p text:style-name="P4">
Source: <text:a xlink:type="simple" xlink:href="https://t.me/air_alert_ua/43310" text:style-name="Internet_20_link" text:visited-style-name="Visited_20_Internet_20_Link">
https://t.me/air_alert_ua/43310</text:a>
</text:p>
      <!--NEWS-->
      <text:h text:style-name="P10" text:outline-level="1">
<text:span text:style-name="T4">
Dnipro, Dnipropetrovska Oblast(01:23). Red Alert: aerial threat. Sirens sounding. Take cover ...</text:span>
</text:h>
      <text:p text:style-name="P4">
Authors: liveuamap (Language: en)</text:p>
      <text:p text:style-name="P4">
Time: 2023-04-18T19:25:00</text:p>
      <text:p text:style-name="P4">
Location: Dnipro (Latitude:48.45930000 Longtitude:35.03865000)</text:p>
      <text:p text:style-name="P4">
Videos: []</text:p>
      <text:p text:style-name="P4">
Images: []</text:p>
      <text:p text:style-name="P4">
Tags: ["Europe", "Central and Eastern Europe"]</text:p>
      <text:p text:style-name="P4">
ID: 22557054</text:p>
      <!--METADATA-->
      <text:p text:style-name="P4">
Dnipro, Dnipropetrovska Oblast(01:23). Red Alert: aerial threat. Sirenssounding. Take cover now!</text:p>
      <text:p text:style-name="P4">
News Collection Link: <text:a xlink:type="simple" xlink:href="https://liveuamap.com/en/2023/18-april-dnipro-dnipropetrovska-oblast0123-reg" text:style-name="Internet_20_link" text:visited-style-name="Visited_20_Internet_20_Link">
https://liveuamap.com/en/2023/18-april-dnipro-dnipropetrovska-oblast0123-reg</text:a>
</text:p>
      <text:p text:style-name="P4">
Source: <text:a xlink:type="simple" xlink:href="https://t.me/air_alert_ua/43311" text:style-name="Internet_20_link" text:visited-style-name="Visited_20_Internet_20_Link">
https://t.me/air_alert_ua/43311</text:a>
</text:p>
      <!--NEWS-->
      <text:h text:style-name="P10" text:outline-level="1">
<text:span text:style-name="T4">
Центр протидії дезінформації виявив основні маніпуляції від світових ЗМІ за добу</text:span>
</text:h>
      <text:p text:style-name="P4">
Author: ['АРМІЯINFORM']</text:p>
      <text:p text:style-name="P4">
Time: 2023-04-18T35:00:00-04:00</text:p>
      <text:p text:style-name="P4">
Description: Про це повідомляється на сторінці Центру протидії дезінформації:    🔶 Маніпуляці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890260_618355813132124_2867370769798289502_n.jpg" text:style-name="Internet_20_link" text:visited-style-name="Visited_20_Internet_20_Link">
336890260_618355813132124_2867370769798289502_n.jpg</text:a>
']</text:p>
      <text:p text:style-name="P4">
Tags: ['STOPRUSSIA', 'АГРЕСІЯ РФ', 'РОСІЙСЬКІ ФЕЙКИ', 'РОСФЕЙКИ', 'ЦПД РНБО']</text:p>
      <text:p text:style-name="P4">
Category: News</text:p>
      <!--METADATA-->
      <text:p text:style-name="P4">
<draw:frame draw:style-name="fr1" draw:name="Image12" text:anchor-type="as-char" svg:width="6.9236in" svg:height="6.9236in" draw:z-index="0">
<draw:image xlink:href="../Images/AРМІЯINFORM/2023-04-18T35-00-00-04-00/336890260_618355813132124_2867370769798289502_n.jpg" xlink:type="simple" xlink:show="embed" xlink:actuate="onLoad" draw:mime-type="image/jpeg"/>
</draw:frame>
</text:p>
      <text:p text:style-name="P4">
Про це<text:a xlink:type="simple" xlink:href="https://www.facebook.com/protydiyadezinformatsiyi.cpd/posts/pfbid0xbTLyPoQhMwSqXprYZDHURqEbQxEe7hQAgAZqmycyxmTeHiKdhyni1Ws3RfdGrPRl" text:style-name="Internet_20_link" text:visited-style-name="Visited_20_Internet_20_Link">
повідомляється</text:a>
на сторінці Центру протидії дезінформації:</text:p>
      <text:p text:style-name="P4">
🔶 Маніпуляція</text:p>
      <text:p text:style-name="P4">
❌ Американський аналітик Браян Берлетік на своїй сторінці у Twitter написав:«Німеччина читає Китаю лекції про права людини та суверенітет, у той час якБерлін озброює нацистів в Україні, яка була позбавлена суверенітету врезультаті державного перевороту, спланованого США у 2014 році».</text:p>
      <text:p text:style-name="P4">
🔶 Дезінформація</text:p>
      <text:p text:style-name="P4">
❌ Американське видання American Thinker пише: «Масштабні санкції проти росіїпісля її вторгнення в Україну виглядають як найбільший прорахунок Заходу всучасній історії. …Тим часом росія не тільки виживає, але й процвітає…»</text:p>
      <text:p text:style-name="P4">
🔶 Дезінформація</text:p>
      <text:p text:style-name="P4">
❌ Американський ексвійськовий Скотт Ріттер в інтерв’ю YouTube-каналу Redactedзаявив: «Найімовірніше, (Зеленського — ред.) чекає смерть — смерть від рукукраїнців, які проти нього повстануть. Адже він став втіленням того тотальногоколапсу українського суспільства, який наразі спостерігається».</text:p>
      <text:p text:style-name="P4">
Source: <text:a xlink:type="simple" xlink:href="https://armyinform.com.ua/2023/04/18/czpd-vyyavyv-osnovni-manipulyacziyi-vid-svitovyh-zmi-za-dobu-2/" text:style-name="Internet_20_link" text:visited-style-name="Visited_20_Internet_20_Link">
https://armyinform.com.ua/2023/04/18/czpd-vyyavyv-osnovni-manipulyacziyi-vid-svitovyh-zmi-za-dobu-2/</text:a>
</text:p>
      <!--NEWS-->
      <text:h text:style-name="P10" text:outline-level="1">
<text:span text:style-name="T4">
Як стати висококваліфікованим спеціалістом у сфері кібербезпеки</text:span>
</text:h>
      <text:p text:style-name="P4">
Author: ['АРМІЯINFORM']</text:p>
      <text:p text:style-name="P4">
Time: 2023-04-18T36:00:00-04:00</text:p>
      <text:p text:style-name="P4">
Description: Наша країна вже зараз потребує фахівців, здатних ефективно протистояти кіберзагроз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901373_923431365443869_3214118718105429727_n.jpg" text:style-name="Internet_20_link" text:visited-style-name="Visited_20_Internet_20_Link">
336901373_923431365443869_3214118718105429727_n.jpg</text:a>
']</text:p>
      <text:p text:style-name="P4">
Tags: ['STOPRUSSIA', 'АГРЕСІЯ РФ', 'ДЕРЖСПЕЦЗВ’ЯЗКУ']</text:p>
      <text:p text:style-name="P4">
Category: News</text:p>
      <!--METADATA-->
      <text:p text:style-name="P4">
<draw:frame draw:style-name="fr1" draw:name="Image13" text:anchor-type="as-char" svg:width="6.9236in" svg:height="6.9236in" draw:z-index="0">
<draw:image xlink:href="../Images/AРМІЯINFORM/2023-04-18T36-00-00-04-00/336901373_923431365443869_3214118718105429727_n.jpg" xlink:type="simple" xlink:show="embed" xlink:actuate="onLoad" draw:mime-type="image/jpeg"/>
</draw:frame>
</text:p>
      <text:p text:style-name="P4">
Наша країна вже зараз потребує фахівців, здатних ефективно протистоятикіберзагрозам, зміцнювати кіберстійкість держави, забезпечувати надійнийкіберзахист українських організацій та установ. Як стати висококваліфікованимспеціалістом у сфері кібербезпеки? На що звертати увагу тим, хто хочепоповнити лави кіберзахисників? які компетенції розвивати, щоб побудуватиуспішну кар’єру?</text:p>
      <text:p text:style-name="P4">
✔️Якісна освіта — важлива</text:p>
      <text:p text:style-name="P4">
Сьогодні кілька десятків закладів вищої освіти України готують фахівців ізкібербезпеки. Один із провідних — Інститут спеціального зв’язку та захистуінформації Національного технічного університету України «Київськийполітехнічний інститут імені Ігоря Сікорського». Навчальний заклад готуєкадри, зокрема, для Держспецзв’язку, для інших органів сектору безпеки іоборони.</text:p>
      <text:p text:style-name="P4">
✔️ Вдосконалення знань та практика — протягом життя</text:p>
      <text:p text:style-name="P4">
Технології швидко розвиваються. У кіберпросторі постійно виникають новівиклики. Тож вчитися нового, розвивати практичні навички потрібно безперервно.Підвищення кваліфікації, тренінги, курси, участь у профільних конференціях,семінарах, хакатонах, кіберзмаганнях (наприклад, таких, як UA30CTF) —необхідність сьогодення. До речі, участь у таких заходах дає можливістьсформувати і професійну мережу знайомств.</text:p>
      <text:p text:style-name="P4">
✔️Знання іноземних мов</text:p>
      <text:p text:style-name="P4">
Кіберпростір не має кордонів, це глобальне середовище. Тож сьогодніобов’язкова вимога до фахівців із кіберзахисту — вільне володіння англійськоюмовою (а знання кількох мов — значна перевага). Це допоможе на рівнихспілкуватися з іноземними партнерами, взаємодіяти з фахівцями з інших країн,опрацьовувати потрібну інформацію.</text:p>
      <text:p text:style-name="P4">
Нагадаємо, від 2021 року Держспецзв’язку працює над реформуванням системипідготовки кадрів у сфері кібербезпеки. Триває робота над формуваннямНаціональної рамки кваліфікацій та розробленням професійних стандартів угалузі кібербезпеки та захисту інформації.</text:p>
      <text:p text:style-name="P4">
Джерело: <text:a xlink:type="simple" xlink:href="https://www.facebook.com/dsszzi/posts/pfbid02Nnoe1g9NF9hkp5oGSyjaTvDP1b9AxyQXJgAWxNfsUwKmyQjngbUxBVaZFdgPFSztl" text:style-name="Internet_20_link" text:visited-style-name="Visited_20_Internet_20_Link">
Державна служба спеціального зв’язку та захисту інформаціїУкраїни</text:a>
</text:p>
      <text:p text:style-name="P4">
Source: <text:a xlink:type="simple" xlink:href="https://armyinform.com.ua/2023/04/18/yak-staty-vysokokvalifikovanym-speczialistom-u-sferi-kiberbezpeky-porady-vid-derzhspeczzvyazku/" text:style-name="Internet_20_link" text:visited-style-name="Visited_20_Internet_20_Link">
https://armyinform.com.ua/2023/04/18/yak-staty-vysokokvalifikovanym-speczialistom-u-sferi-kiberbezpeky-porady-vid-derzhspeczzvyazku/</text:a>
</text:p>
      <!--NEWS-->
      <text:h text:style-name="P10" text:outline-level="1">
<text:span text:style-name="T4">
Держслужбовці запрошуються на курси, присвячені державній політиці щодо АР Крим</text:span>
</text:h>
      <text:p text:style-name="P4">
Author: ['АРМІЯINFORM']</text:p>
      <text:p text:style-name="P4">
Time: 2023-04-18T37:00:00-04:00</text:p>
      <text:p text:style-name="P4">
Description: Про це йдеться на Facebook-сторінці Генерального штабу ЗСУ:    «Пропонуємо прой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912814_1247442386211369_9203690377299877067_n.jpg" text:style-name="Internet_20_link" text:visited-style-name="Visited_20_Internet_20_Link">
336912814_1247442386211369_9203690377299877067_n.jpg</text:a>
']</text:p>
      <text:p text:style-name="P4">
Tags: ['STOPRUSSIA', 'АГРЕСІЯ РФ', 'АР КРИМ']</text:p>
      <text:p text:style-name="P4">
Category: News</text:p>
      <!--METADATA-->
      <text:p text:style-name="P4">
<draw:frame draw:style-name="fr1" draw:name="Image14" text:anchor-type="as-char" svg:width="6.9236in" svg:height="3.894525in" draw:z-index="0">
<draw:image xlink:href="../Images/AРМІЯINFORM/2023-04-18T37-00-00-04-00/336912814_1247442386211369_9203690377299877067_n.jpg" xlink:type="simple" xlink:show="embed" xlink:actuate="onLoad" draw:mime-type="image/jpeg"/>
</draw:frame>
</text:p>
      <text:p text:style-name="P4">
Про це<text:a xlink:type="simple" xlink:href="https://www.facebook.com/GeneralStaff.ua/posts/pfbid0rCuUYydCaV8fiSXXNWfiwSaF6RjgLZ5v1d3f2FQig1KfnvjwUcYwSYJ7Q3j57U47l" text:style-name="Internet_20_link" text:visited-style-name="Visited_20_Internet_20_Link">
йдеться</text:a>
на Facebook-сторінці Генерального штабу ЗСУ:</text:p>
      <text:p text:style-name="P4">
«Пропонуємо пройти просвітницький курс для державних службовців, працівниківорганів місцевого самоврядування і політиків щодо окремих правових таполітичних питань державної політики в контексті тимчасової окупаціїАвтономної Республіки Крим та м. Севастополь.</text:p>
      <text:p text:style-name="P4">
Метою курсу є ознайомлення його учасників із темою державної політики щодотимчасово окупованої території АР Крим та м. Севастополь, подій та процесів,що відбуваються на півострові, а також державною політикою щодо деокупаціїпівострова та реінтеграції громадян із цих територій.</text:p>
      <text:p text:style-name="P4">
Тривалість і зміст курсу:</text:p>
      <text:p text:style-name="P4">
Онлайн-курс складається зі вступного відео, 10 лекцій українською мовою зкримськотатарськими субтитрами та додаткової лекції з коментарями експертіванглійською мовою. Тривалість відеолекцій — близько 10 хвилин. Лекціїрозкажуть про:</text:p>
      <text:p text:style-name="P4">
— Історію та суспільно-економічні процеси на Кримському півострові до 2014року</text:p>
      <text:p text:style-name="P4">
— Початок збройної агресії РФ та тимчасову окупацію Кримського півострова влютому 2014 року</text:p>
      <text:p text:style-name="P4">
— Процеси в АР Крим та м. Севастополь під час тимчасової окупації</text:p>
      <text:p text:style-name="P4">
— Корінні народи та національні меншини (спільноти): права та розвиток</text:p>
      <text:p text:style-name="P4">
— Роботу українських органів влади АР Крим та м. Севастополь під частимчасової окупації</text:p>
      <text:p text:style-name="P4">
— Міжнародну політику щодо деокупації Кримського півострова</text:p>
      <text:p text:style-name="P4">
— Правосуддя за наслідками тимчасової окупації Кримського півострова</text:p>
      <text:p text:style-name="P4">
— Перехідне правосуддя як інструмент подолання наслідків війни</text:p>
      <text:p text:style-name="P4">
— Стратегію деокупації та реінтеграції тимчасово окупованих територій АР Кримта м. Севастополь</text:p>
      <text:p text:style-name="P4">
— Інтеграцію Кримського півострова та його населення після деокупації вконтексті реформ</text:p>
      <text:p text:style-name="P4">
У додатковій англомовній лекції зібрані коментарі окремих українськихекспертів і представників органів влади про Крим».</text:p>
      <text:p text:style-name="P4">
Курс за<text:a xlink:type="simple" xlink:href="https://courses.zrozumilo.in.ua/courses/course-v1:EEF+EEF-036+March2023/about" text:style-name="Internet_20_link" text:visited-style-name="Visited_20_Internet_20_Link">
посиланням</text:a>
.</text:p>
      <text:p text:style-name="P4">
Source: <text:a xlink:type="simple" xlink:href="https://armyinform.com.ua/2023/04/18/derzhsluzhbovczi-zaproshuyutsya-na-prosvitnyczki-kursy-prysvyacheni-derzhavnij-polityczi-shhodo-ar-krym/" text:style-name="Internet_20_link" text:visited-style-name="Visited_20_Internet_20_Link">
https://armyinform.com.ua/2023/04/18/derzhsluzhbovczi-zaproshuyutsya-na-prosvitnyczki-kursy-prysvyacheni-derzhavnij-polityczi-shhodo-ar-krym/</text:a>
</text:p>
      <!--NEWS-->
      <text:h text:style-name="P10" text:outline-level="1">
<text:span text:style-name="T4">
ОК «Схід» показало, як у наших захисників проходять заняття з вогневої підготовки</text:span>
</text:h>
      <text:p text:style-name="P4">
Author: ['АРМІЯINFORM']</text:p>
      <text:p text:style-name="P4">
Time: 2023-04-18T38:00:00-04:00</text:p>
      <text:p text:style-name="P4">
Description: Про це йдеться на Facebook-сторінці оперативного командування «Схід»:    «Навчаємо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198575_1187900245203311_6062274714751375666_n.jpg" text:style-name="Internet_20_link" text:visited-style-name="Visited_20_Internet_20_Link">
342198575_1187900245203311_6062274714751375666_n.jpg</text:a>
', '<text:a xlink:type="simple" xlink:href="https://armyinform.com.ua/wp-content/uploads/2023/04/342038182_733400888488031_4307217952149483527_n-150x150.jpg" text:style-name="Internet_20_link" text:visited-style-name="Visited_20_Internet_20_Link">
342038182_733400888488031_4307217952149483527_n-150x150.jpg</text:a>
', '<text:a xlink:type="simple" xlink:href="https://armyinform.com.ua/wp-content/uploads/2023/04/342050709_751090789980303_3188951498585019835_n-150x150.jpg" text:style-name="Internet_20_link" text:visited-style-name="Visited_20_Internet_20_Link">
342050709_751090789980303_3188951498585019835_n-150x150.jpg</text:a>
', '<text:a xlink:type="simple" xlink:href="https://armyinform.com.ua/wp-content/uploads/2023/04/342174238_219549364004609_3811483982517275861_n-150x150.jpg" text:style-name="Internet_20_link" text:visited-style-name="Visited_20_Internet_20_Link">
342174238_219549364004609_3811483982517275861_n-150x150.jpg</text:a>
', '<text:a xlink:type="simple" xlink:href="https://armyinform.com.ua/wp-content/uploads/2023/04/342175430_176532738209089_1409909567747661395_n-150x150.jpg" text:style-name="Internet_20_link" text:visited-style-name="Visited_20_Internet_20_Link">
342175430_176532738209089_1409909567747661395_n-150x150.jpg</text:a>
', '<text:a xlink:type="simple" xlink:href="https://armyinform.com.ua/wp-content/uploads/2023/04/342179441_534115655467267_5032366179339861629_n-150x150.jpg" text:style-name="Internet_20_link" text:visited-style-name="Visited_20_Internet_20_Link">
342179441_534115655467267_5032366179339861629_n-150x150.jpg</text:a>
', '<text:a xlink:type="simple" xlink:href="https://armyinform.com.ua/wp-content/uploads/2023/04/342180231_3096736067297706_8456871878706358082_n-150x150.jpg" text:style-name="Internet_20_link" text:visited-style-name="Visited_20_Internet_20_Link">
342180231_3096736067297706_8456871878706358082_n-150x150.jpg</text:a>
', '<text:a xlink:type="simple" xlink:href="https://armyinform.com.ua/wp-content/uploads/2023/04/342190978_742907794294827_3965795347125158339_n-150x150.jpg" text:style-name="Internet_20_link" text:visited-style-name="Visited_20_Internet_20_Link">
342190978_742907794294827_3965795347125158339_n-150x150.jpg</text:a>
', '<text:a xlink:type="simple" xlink:href="https://armyinform.com.ua/wp-content/uploads/2023/04/342196458_756274639359262_2703496395643767149_n-150x150.jpg" text:style-name="Internet_20_link" text:visited-style-name="Visited_20_Internet_20_Link">
342196458_756274639359262_2703496395643767149_n-150x150.jpg</text:a>
', '<text:a xlink:type="simple" xlink:href="https://armyinform.com.ua/wp-content/uploads/2023/04/342205513_927280618417347_5224886455164930485_n-150x150.jpg" text:style-name="Internet_20_link" text:visited-style-name="Visited_20_Internet_20_Link">
342205513_927280618417347_5224886455164930485_n-150x150.jpg</text:a>
']</text:p>
      <text:p text:style-name="P4">
Tags: ['STOPRUSSIA', 'АГРЕСІЯ РФ']</text:p>
      <text:p text:style-name="P4">
Category: News</text:p>
      <!--METADATA-->
      <text:p text:style-name="P4">
<draw:frame draw:style-name="fr1" draw:name="Image15" text:anchor-type="as-char" svg:width="6.9236in" svg:height="4.661891in" draw:z-index="0">
<draw:image xlink:href="../Images/AРМІЯINFORM/2023-04-18T38-00-00-04-00/342198575_1187900245203311_6062274714751375666_n.jpg" xlink:type="simple" xlink:show="embed" xlink:actuate="onLoad" draw:mime-type="image/jpeg"/>
</draw:frame>
</text:p>
      <text:p text:style-name="P4">
Про це<text:a xlink:type="simple" xlink:href="https://www.facebook.com/EastOC/posts/pfbid0TX2s92piemNeLUhVXyG9RAETAcTUH9ysCtQX4GdnAkrBre4oWgDDEC49tTdq83r6l" text:style-name="Internet_20_link" text:visited-style-name="Visited_20_Internet_20_Link">
йдеться</text:a>
на Facebook-сторінці оперативного командування «Схід»:</text:p>
      <text:p text:style-name="P4">
«Навчаємось перемагати!</text:p>
      <text:p text:style-name="P4">
Вогнева підготовка наших підрозділів у фоторепортажі служби зв’язків згромадськістю ОК «Схід».</text:p>
      <text:p text:style-name="P4">
<text:a xlink:type="simple" xlink:href="https://armyinform.com.ua/wp-content/uploads/2023/04/342038182_733400888488031_4307217952149483527_n.jpg" text:style-name="Internet_20_link" text:visited-style-name="Visited_20_Internet_20_Link">
<draw:frame draw:style-name="fr1" draw:name="Image16" text:anchor-type="as-char" svg:width="6.9236in" svg:height="6.9236in" draw:z-index="0">
<draw:image xlink:href="../Images/AРМІЯINFORM/2023-04-18T38-00-00-04-00/342038182_733400888488031_4307217952149483527_n-150x150.jpg" xlink:type="simple" xlink:show="embed" xlink:actuate="onLoad" draw:mime-type="image/jpeg"/>
</draw:frame>
</text:a>
</text:p>
      <text:p text:style-name="P4">
<text:a xlink:type="simple" xlink:href="https://armyinform.com.ua/wp-content/uploads/2023/04/342050709_751090789980303_3188951498585019835_n.jpg" text:style-name="Internet_20_link" text:visited-style-name="Visited_20_Internet_20_Link">
<draw:frame draw:style-name="fr1" draw:name="Image17" text:anchor-type="as-char" svg:width="6.9236in" svg:height="6.9236in" draw:z-index="0">
<draw:image xlink:href="../Images/AРМІЯINFORM/2023-04-18T38-00-00-04-00/342050709_751090789980303_3188951498585019835_n-150x150.jpg" xlink:type="simple" xlink:show="embed" xlink:actuate="onLoad" draw:mime-type="image/jpeg"/>
</draw:frame>
</text:a>
</text:p>
      <text:p text:style-name="P4">
<text:a xlink:type="simple" xlink:href="https://armyinform.com.ua/wp-content/uploads/2023/04/342174238_219549364004609_3811483982517275861_n.jpg" text:style-name="Internet_20_link" text:visited-style-name="Visited_20_Internet_20_Link">
<draw:frame draw:style-name="fr1" draw:name="Image18" text:anchor-type="as-char" svg:width="6.9236in" svg:height="6.9236in" draw:z-index="0">
<draw:image xlink:href="../Images/AРМІЯINFORM/2023-04-18T38-00-00-04-00/342174238_219549364004609_3811483982517275861_n-150x150.jpg" xlink:type="simple" xlink:show="embed" xlink:actuate="onLoad" draw:mime-type="image/jpeg"/>
</draw:frame>
</text:a>
</text:p>
      <text:p text:style-name="P4">
<text:a xlink:type="simple" xlink:href="https://armyinform.com.ua/wp-content/uploads/2023/04/342175430_176532738209089_1409909567747661395_n.jpg" text:style-name="Internet_20_link" text:visited-style-name="Visited_20_Internet_20_Link">
<draw:frame draw:style-name="fr1" draw:name="Image19" text:anchor-type="as-char" svg:width="6.9236in" svg:height="6.9236in" draw:z-index="0">
<draw:image xlink:href="../Images/AРМІЯINFORM/2023-04-18T38-00-00-04-00/342175430_176532738209089_1409909567747661395_n-150x150.jpg" xlink:type="simple" xlink:show="embed" xlink:actuate="onLoad" draw:mime-type="image/jpeg"/>
</draw:frame>
</text:a>
</text:p>
      <text:p text:style-name="P4">
<text:a xlink:type="simple" xlink:href="https://armyinform.com.ua/wp-content/uploads/2023/04/342179441_534115655467267_5032366179339861629_n.jpg" text:style-name="Internet_20_link" text:visited-style-name="Visited_20_Internet_20_Link">
<draw:frame draw:style-name="fr1" draw:name="Image20" text:anchor-type="as-char" svg:width="6.9236in" svg:height="6.9236in" draw:z-index="0">
<draw:image xlink:href="../Images/AРМІЯINFORM/2023-04-18T38-00-00-04-00/342179441_534115655467267_5032366179339861629_n-150x150.jpg" xlink:type="simple" xlink:show="embed" xlink:actuate="onLoad" draw:mime-type="image/jpeg"/>
</draw:frame>
</text:a>
</text:p>
      <text:p text:style-name="P4">
<text:a xlink:type="simple" xlink:href="https://armyinform.com.ua/wp-content/uploads/2023/04/342180231_3096736067297706_8456871878706358082_n.jpg" text:style-name="Internet_20_link" text:visited-style-name="Visited_20_Internet_20_Link">
<draw:frame draw:style-name="fr1" draw:name="Image21" text:anchor-type="as-char" svg:width="6.9236in" svg:height="6.9236in" draw:z-index="0">
<draw:image xlink:href="../Images/AРМІЯINFORM/2023-04-18T38-00-00-04-00/342180231_3096736067297706_8456871878706358082_n-150x150.jpg" xlink:type="simple" xlink:show="embed" xlink:actuate="onLoad" draw:mime-type="image/jpeg"/>
</draw:frame>
</text:a>
</text:p>
      <text:p text:style-name="P4">
<text:a xlink:type="simple" xlink:href="https://armyinform.com.ua/wp-content/uploads/2023/04/342190978_742907794294827_3965795347125158339_n.jpg" text:style-name="Internet_20_link" text:visited-style-name="Visited_20_Internet_20_Link">
<draw:frame draw:style-name="fr1" draw:name="Image22" text:anchor-type="as-char" svg:width="6.9236in" svg:height="6.9236in" draw:z-index="0">
<draw:image xlink:href="../Images/AРМІЯINFORM/2023-04-18T38-00-00-04-00/342190978_742907794294827_3965795347125158339_n-150x150.jpg" xlink:type="simple" xlink:show="embed" xlink:actuate="onLoad" draw:mime-type="image/jpeg"/>
</draw:frame>
</text:a>
</text:p>
      <text:p text:style-name="P4">
<text:a xlink:type="simple" xlink:href="https://armyinform.com.ua/wp-content/uploads/2023/04/342196458_756274639359262_2703496395643767149_n.jpg" text:style-name="Internet_20_link" text:visited-style-name="Visited_20_Internet_20_Link">
<draw:frame draw:style-name="fr1" draw:name="Image23" text:anchor-type="as-char" svg:width="6.9236in" svg:height="6.9236in" draw:z-index="0">
<draw:image xlink:href="../Images/AРМІЯINFORM/2023-04-18T38-00-00-04-00/342196458_756274639359262_2703496395643767149_n-150x150.jpg" xlink:type="simple" xlink:show="embed" xlink:actuate="onLoad" draw:mime-type="image/jpeg"/>
</draw:frame>
</text:a>
</text:p>
      <text:p text:style-name="P4">
<text:a xlink:type="simple" xlink:href="https://armyinform.com.ua/wp-content/uploads/2023/04/342205513_927280618417347_5224886455164930485_n.jpg" text:style-name="Internet_20_link" text:visited-style-name="Visited_20_Internet_20_Link">
<draw:frame draw:style-name="fr1" draw:name="Image24" text:anchor-type="as-char" svg:width="6.9236in" svg:height="6.9236in" draw:z-index="0">
<draw:image xlink:href="../Images/AРМІЯINFORM/2023-04-18T38-00-00-04-00/342205513_927280618417347_5224886455164930485_n-150x150.jpg" xlink:type="simple" xlink:show="embed" xlink:actuate="onLoad" draw:mime-type="image/jpeg"/>
</draw:frame>
</text:a>
</text:p>
      <text:p text:style-name="P4">
Source: <text:a xlink:type="simple" xlink:href="https://armyinform.com.ua/2023/04/18/ok-shid-pokazalo-yak-u-nashyh-zahysnykiv-prohodyat-zanyattya-z-vognevoyi-pidgotovky/" text:style-name="Internet_20_link" text:visited-style-name="Visited_20_Internet_20_Link">
https://armyinform.com.ua/2023/04/18/ok-shid-pokazalo-yak-u-nashyh-zahysnykiv-prohodyat-zanyattya-z-vognevoyi-pidgotovky/</text:a>
</text:p>
      <!--NEWS-->
      <text:h text:style-name="P10" text:outline-level="1">
<text:span text:style-name="T4">
«Енергоатом» через російську агресію втратив майна на 32 млрд грн</text:span>
</text:h>
      <text:p text:style-name="P4">
Author: ['АРМІЯINFORM']</text:p>
      <text:p text:style-name="P4">
Time: 2023-04-18T39:00:00-04:00</text:p>
      <text:p text:style-name="P4">
Description: Внаслідок збройної агресії рф майно й інфраструктура тимчасово окупованої Запорізької А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1681725970.jpeg" text:style-name="Internet_20_link" text:visited-style-name="Visited_20_Internet_20_Link">
photo1681725970.jpeg</text:a>
']</text:p>
      <text:p text:style-name="P4">
Tags: ['STOPRUSSIA', 'АГРЕСІЯ РФ', 'ЕНЕРГОАТОМ']</text:p>
      <text:p text:style-name="P4">
Category: News</text:p>
      <!--METADATA-->
      <text:p text:style-name="P4">
<draw:frame draw:style-name="fr1" draw:name="Image25" text:anchor-type="as-char" svg:width="6.9236in" svg:height="3.808972in" draw:z-index="0">
<draw:image xlink:href="../Images/AРМІЯINFORM/2023-04-18T39-00-00-04-00/photo1681725970.jpeg" xlink:type="simple" xlink:show="embed" xlink:actuate="onLoad" draw:mime-type="image/jpeg"/>
</draw:frame>
</text:p>
      <text:p text:style-name="P4">
Внаслідок збройної агресії рф майно й інфраструктура тимчасово окупованоїЗапорізької АЕС та інших відокремлених підрозділів ДП «НАЕК «Енергоатом» булипошкоджені або знищені.</text:p>
      <text:p text:style-name="P4">
За попередньою оцінкою, вартість цього майна, будівель, споруд таінфраструктурних об’єктів Компанії сягнула вже 32 млрд грн.</text:p>
      <text:p text:style-name="P4">
Розмір втрат і збитків, завданих Енергоатому росією, буде визначений післядеокупації ЗАЕС, повернення українському оператору фактичного контролю надусім майном та його повної перевірки й інвентаризації.</text:p>
      <text:p text:style-name="P4">
Джерело: <text:a xlink:type="simple" xlink:href="https://t.me/energoatom_ua/12755" text:style-name="Internet_20_link" text:visited-style-name="Visited_20_Internet_20_Link">
Енергоатом</text:a>
</text:p>
      <text:p text:style-name="P4">
Source: <text:a xlink:type="simple" xlink:href="https://armyinform.com.ua/2023/04/18/energoatom-cherez-rosijsku-agresiyu-vtratyv-majno-na-32-mlrd-grn/" text:style-name="Internet_20_link" text:visited-style-name="Visited_20_Internet_20_Link">
https://armyinform.com.ua/2023/04/18/energoatom-cherez-rosijsku-agresiyu-vtratyv-majno-na-32-mlrd-grn/</text:a>
</text:p>
      <!--NEWS-->
      <text:h text:style-name="P10" text:outline-level="1">
<text:span text:style-name="T4">
В Україні створили безоплатний онлайн-курс для ВПО</text:span>
</text:h>
      <text:p text:style-name="P4">
Author: ['АРМІЯINFORM']</text:p>
      <text:p text:style-name="P4">
Time: 2023-04-18T40:00:00-04:00</text:p>
      <text:p text:style-name="P4">
Description: Освітня онлайн-платформа Prometheus створила безоплатний навчальний курс для внутрішнь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minre.jpg" text:style-name="Internet_20_link" text:visited-style-name="Visited_20_Internet_20_Link">
minre.jpg</text:a>
']</text:p>
      <text:p text:style-name="P4">
Tags: ['STOPRUSSIA', 'АГРЕСІЯ РФ', 'ВПО']</text:p>
      <text:p text:style-name="P4">
Category: News</text:p>
      <!--METADATA-->
      <text:p text:style-name="P4">
<draw:frame draw:style-name="fr1" draw:name="Image26" text:anchor-type="as-char" svg:width="6.9236in" svg:height="5.1927in" draw:z-index="0">
<draw:image xlink:href="../Images/AРМІЯINFORM/2023-04-18T40-00-00-04-00/minre.jpg" xlink:type="simple" xlink:show="embed" xlink:actuate="onLoad" draw:mime-type="image/jpeg"/>
</draw:frame>
</text:p>
      <text:p text:style-name="P4">
Освітня онлайн-платформа Prometheus створила безоплатний навчальний курс длявнутрішньо переміщених осіб.</text:p>
      <text:p text:style-name="P4">
Про це<text:a xlink:type="simple" xlink:href="https://www.facebook.com/MReintegration/posts/pfbid0TjNbxhU9ijUZniaja4rbdwjHKiRtPVihhEsQsFNmQ8gWMLUy7FKP4WgeBWjULqaTl" text:style-name="Internet_20_link" text:visited-style-name="Visited_20_Internet_20_Link">
повідомляє</text:a>
Міністерство з питань реінтеграції тимчасово окупованих територій України.</text:p>
      <text:p text:style-name="P4">
▪️Курс розроблений експертами громадських організацій, які опікуються правамипостраждалих від війни осіб.</text:p>
      <text:p text:style-name="P4">
▪️На онлайн-платформі зібрана корисна інформація про соціальні гарантії,юридичні консультації, медичне забезпечення, працевлаштування й освіту.</text:p>
      <text:p text:style-name="P4">
▪️Навчальний курс допоможе внутрішнім переселенцям швидше інтегруватися у новігромади.</text:p>
      <text:p text:style-name="P4">
▪️Він буде корисний не тільки для ВПО, а й для представників організацій, якінадають допомогу, консультації та підтримку внутрішньо переміщеним особам.</text:p>
      <text:p text:style-name="P4">
▪️Зареєструватися на навчальний курс можна, перейшовши за<text:a xlink:type="simple" xlink:href="https://docs.google.com/forms/d/e/1FAIpQLSepl78swZb_Ceg9U_Snhuu1VWBIMmmYOGtVIecJKyqu1Ie5mg/viewform" text:style-name="Internet_20_link" text:visited-style-name="Visited_20_Internet_20_Link">
посиланням</text:a>
.</text:p>
      <text:p text:style-name="P4">
Source: <text:a xlink:type="simple" xlink:href="https://armyinform.com.ua/2023/04/18/v-ukrayini-stvoryly-bezkoshtovnyj-onlajn-kurs-dlya-vpo/" text:style-name="Internet_20_link" text:visited-style-name="Visited_20_Internet_20_Link">
https://armyinform.com.ua/2023/04/18/v-ukrayini-stvoryly-bezkoshtovnyj-onlajn-kurs-dlya-vpo/</text:a>
</text:p>
      <!--NEWS-->
      <text:h text:style-name="P10" text:outline-level="1">
<text:span text:style-name="T4">
Авіація Сил оборони завдала 12 ударів по районах зосередження ворога</text:span>
</text:h>
      <text:p text:style-name="P4">
Author: ['АРМІЯINFORM']</text:p>
      <text:p text:style-name="P4">
Time: 2023-04-18T41:00:00-04:00</text:p>
      <text:p text:style-name="P4">
Description: Про це у Facebook повідомляє Генеральний штаб ЗСУ.    Авіація Сил оборони за мину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ВТРАТИ ВОРОГА', 'ХРОНІКА ОБОРОНИ']</text:p>
      <text:p text:style-name="P4">
Category: News</text:p>
      <!--METADATA-->
      <text:p text:style-name="P4">
<draw:frame draw:style-name="fr1" draw:name="Image27" text:anchor-type="as-char" svg:width="6.9236in" svg:height="4.49457in" draw:z-index="0">
<draw:image xlink:href="../Images/AРМІЯINFORM/2023-04-18T41-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Про це у Facebook<text:a xlink:type="simple" xlink:href="https://www.facebook.com/GeneralStaff.ua/posts/pfbid02Z22xqoWEzEeRLsAXBrvmMLAEC1Kq7piD4F2WK9M3qHcrjKQbC7h74CwirrTkDKeHl" text:style-name="Internet_20_link" text:visited-style-name="Visited_20_Internet_20_Link">
повідомляє</text:a>
Генеральний штаб ЗСУ.</text:p>
      <text:p text:style-name="P4">
Авіація Сил оборони за минулу добу завдала 12 ударів по районах зосередженняособового складу та військової техніки. Також збито ворожий розвідувальнийБПЛА типу «Мерлін».</text:p>
      <text:p text:style-name="P4">
Підрозділи ракетних військ і артилерії уразили 2 райони зосередження живоїсили, озброєння та військової техніки противника, а також 1 станціюрадіоелектронної боротьби противника.</text:p>
      <text:p text:style-name="P4">
Source: <text:a xlink:type="simple" xlink:href="https://armyinform.com.ua/2023/04/18/aviacziya-syl-oborony-zavdala-12-udariv-po-rajonah-zoseredzhennya-voroga/" text:style-name="Internet_20_link" text:visited-style-name="Visited_20_Internet_20_Link">
https://armyinform.com.ua/2023/04/18/aviacziya-syl-oborony-zavdala-12-udariv-po-rajonah-zoseredzhennya-voroga/</text:a>
</text:p>
      <!--NEWS-->
      <text:h text:style-name="P10" text:outline-level="1">
<text:span text:style-name="T4">
ЦПД інформує про основний наратив, що за добу просували росЗМІ</text:span>
</text:h>
      <text:p text:style-name="P4">
Author: ['АРМІЯINFORM']</text:p>
      <text:p text:style-name="P4">
Time: 2023-04-18T42:00:00-04:00</text:p>
      <text:p text:style-name="P4">
Description: Про це повідомляється на сторінці Центру протидії дезінформації:    «Пропагандист кеосая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900720_636363318503093_1687779996172652484_n.jpg" text:style-name="Internet_20_link" text:visited-style-name="Visited_20_Internet_20_Link">
336900720_636363318503093_1687779996172652484_n.jpg</text:a>
']</text:p>
      <text:p text:style-name="P4">
Tags: ['STOPRUSSIA', 'АГРЕСІЯ РФ', 'РОСІЙСЬКІ ФЕЙКИ', 'РОСФЕЙКИ', 'ЦПД РНБО']</text:p>
      <text:p text:style-name="P4">
Category: News</text:p>
      <!--METADATA-->
      <text:p text:style-name="P4">
<draw:frame draw:style-name="fr1" draw:name="Image28" text:anchor-type="as-char" svg:width="6.9236in" svg:height="6.9236in" draw:z-index="0">
<draw:image xlink:href="../Images/AРМІЯINFORM/2023-04-18T42-00-00-04-00/336900720_636363318503093_1687779996172652484_n.jpg" xlink:type="simple" xlink:show="embed" xlink:actuate="onLoad" draw:mime-type="image/jpeg"/>
</draw:frame>
</text:p>
      <text:p text:style-name="P4">
Про це<text:a xlink:type="simple" xlink:href="https://www.facebook.com/protydiyadezinformatsiyi.cpd/posts/pfbid0VbGnAw9Uwzon2UyG2TvQsbfEQmeUi2TXrSCJA9jopkcYx6ep8Fj4YiGi5hpzdMf6l" text:style-name="Internet_20_link" text:visited-style-name="Visited_20_Internet_20_Link">
повідомляється</text:a>
на сторінці Центру протидії дезінформації:</text:p>
      <text:p text:style-name="P4">
«Пропагандист кеосаян заявив, що із фразою «братній народ» щодо українцівтреба «зав’язувати». Вона нібито плутає людей.</text:p>
      <text:p text:style-name="P4">
Також він додав, начебто росіяни воюють на полях «своєї» України зі«вселенським злом».</text:p>
      <text:p text:style-name="P4">
Цими словами кеосаян зруйнував багаторічний наратив роспропаганди про «братнійнарод України».</text:p>
      <text:p text:style-name="P4">
Опальний пропагандист також почав виправдовувати вбивства мирних українцівтерористами ПВК «вагнер», хоча раніше всі путінські ЗМІ заявляли, що російськівійськові не здатні скоювати подібні злочини</text:p>
      <text:p text:style-name="P4">
Зародження нових наративів говорить про те, що всі попередні не виправдалиочікувань кремля. Також із високою ймовірністю це є свідченням того, щороспропаганда намагається створити новий привід для масштабної мобілізаціїросіян».</text:p>
      <text:p text:style-name="P4">
Source: <text:a xlink:type="simple" xlink:href="https://armyinform.com.ua/2023/04/18/czpd-informuye-pro-osnovnyj-naratyv-shho-za-dobu-prosuvaly-roszmi-2/" text:style-name="Internet_20_link" text:visited-style-name="Visited_20_Internet_20_Link">
https://armyinform.com.ua/2023/04/18/czpd-informuye-pro-osnovnyj-naratyv-shho-za-dobu-prosuvaly-roszmi-2/</text:a>
</text:p>
      <!--NEWS-->
      <text:h text:style-name="P10" text:outline-level="1">
<text:span text:style-name="T4">
На Донеччині в епіцентрі бойових дій залишаються Бахмут та Мар’їнка</text:span>
</text:h>
      <text:p text:style-name="P4">
Author: ['АРМІЯINFORM']</text:p>
      <text:p text:style-name="P4">
Time: 2023-04-18T43:00:00-04:00</text:p>
      <text:p text:style-name="P4">
Description: Про це у Facebook повідомляє Генеральний штаб ЗСУ.    Противник зазнає чималих втр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text:p>
      <text:p text:style-name="P4">
Category: News</text:p>
      <!--METADATA-->
      <text:p text:style-name="P4">
<draw:frame draw:style-name="fr1" draw:name="Image29" text:anchor-type="as-char" svg:width="6.9236in" svg:height="4.615733in" draw:z-index="0">
<draw:image xlink:href="../Images/AРМІЯINFORM/2023-04-18T43-00-00-04-00/artylerys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Z22xqoWEzEeRLsAXBrvmMLAEC1Kq7piD4F2WK9M3qHcrjKQbC7h74CwirrTkDKeHl" text:style-name="Internet_20_link" text:visited-style-name="Visited_20_Internet_20_Link">
повідомляє</text:a>
Генеральний штаб ЗСУ.</text:p>
      <text:p text:style-name="P4">
Противник зазнає чималих втрат, але продовжує зосереджувати основні зусилля наведенні наступальних дій на Куп’янському, Лиманському, Бахмутському,Авдіївському та Мар’їнському напрямках. Активно застосовує оперативно-тактичнута армійську авіацію. Протягом доби, на зазначених ділянках фронту, відбитопонад 70 атак противника. В епіцентрі бойових дій залишаються Бахмут таМар’їнка.</text:p>
      <text:p text:style-name="P4">
Source: <text:a xlink:type="simple" xlink:href="https://armyinform.com.ua/2023/04/18/na-donechchyni-v-epiczentri-bojovyh-dij-zalyshayutsya-bahmut-ta-maryinka/" text:style-name="Internet_20_link" text:visited-style-name="Visited_20_Internet_20_Link">
https://armyinform.com.ua/2023/04/18/na-donechchyni-v-epiczentri-bojovyh-dij-zalyshayutsya-bahmut-ta-maryinka/</text:a>
</text:p>
      <!--NEWS-->
      <text:h text:style-name="P10" text:outline-level="1">
<text:span text:style-name="T4">
Сили оборони ліквідували майже 500 окупантів, знищили 6 артсистем та 11 ББМ</text:span>
</text:h>
      <text:p text:style-name="P4">
Author: ['АРМІЯINFORM']</text:p>
      <text:p text:style-name="P4">
Time: 2023-04-18T44:00:00-04:00</text:p>
      <text:p text:style-name="P4">
Description: Загальні бойові втрати противника з 24.02.22 по 18.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67fefcc-9253-4931-8485-5c7102beb94c-scaled.jpg" text:style-name="Internet_20_link" text:visited-style-name="Visited_20_Internet_20_Link">
967fefcc-9253-4931-8485-5c7102beb94c-scaled.jpg</text:a>
']</text:p>
      <text:p text:style-name="P4">
Tags: ['STOPRUSSIA', 'АГРЕСІЯ РФ', 'ВТОРГНЕННЯ РФ', 'ВТРАТИ ВОРОГА', 'ГШ ЗСУ']</text:p>
      <text:p text:style-name="P4">
Category: News</text:p>
      <!--METADATA-->
      <text:p text:style-name="P4">
<draw:frame draw:style-name="fr1" draw:name="Image30" text:anchor-type="as-char" svg:width="6.9236in" svg:height="6.981297in" draw:z-index="0">
<draw:image xlink:href="../Images/AРМІЯINFORM/2023-04-18T44-00-00-04-00/967fefcc-9253-4931-8485-5c7102beb94c-scaled.jpg" xlink:type="simple" xlink:show="embed" xlink:actuate="onLoad" draw:mime-type="image/jpeg"/>
</draw:frame>
</text:p>
      <text:p text:style-name="P4">
Загальні бойові втрати противника з 24.02.22 по 18.04.23 орієнтовностановлять:</text:p>
      <ul>
        <li>
<text:span text:style-name="T4">
особового складу ‒</text:span>
 183130 (+470) осіб ліквідовано  * <text:span text:style-name="T4">
танків ‒</text:span>
 3661 (+1)  * <text:span text:style-name="T4">
бойових броньованих машин ‒</text:span>
 7098 (+11)  * <text:span text:style-name="T4">
артилерійських систем ‒</text:span>
 2810 (+6)  * <text:span text:style-name="T4">
РСЗВ ‒</text:span>
 538 (0)  * <text:span text:style-name="T4">
засоби ППО ‒</text:span>
 285 (0)  * <text:span text:style-name="T4">
літаків ‒</text:span>
 308 (0)  * <text:span text:style-name="T4">
гелікоптерів ‒</text:span>
 293 (0)  * <text:span text:style-name="T4">
БПЛА оперативно-тактичного рівня ‒</text:span>
 2353 (+6)  * <text:span text:style-name="T4">
крилаті ракети ‒</text:span>
 911 (0)  * <text:span text:style-name="T4">
кораблі / катери ‒</text:span>
 18 (0)  * <text:span text:style-name="T4">
автомобільної техніки та автоцистерн ‒</text:span>
 5676 (+4)  * <text:span text:style-name="T4">
спеціальна техніка ‒</text:span>
 330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8.04.23.</text:p>
      <text:p text:style-name="P4">
Source: <text:a xlink:type="simple" xlink:href="https://armyinform.com.ua/2023/04/18/syly-oborony-likviduvaly-majzhe-500-okupantiv-znyshhyly-6-artsystem-ta-11-bbm/" text:style-name="Internet_20_link" text:visited-style-name="Visited_20_Internet_20_Link">
https://armyinform.com.ua/2023/04/18/syly-oborony-likviduvaly-majzhe-500-okupantiv-znyshhyly-6-artsystem-ta-11-bbm/</text:a>
</text:p>
      <!--NEWS-->
      <text:h text:style-name="P10" text:outline-level="1">
<text:span text:style-name="T4">
Напередодні чергового «Рамштайну» відбулася розмова міністрів оборони України та США</text:span>
</text:h>
      <text:p text:style-name="P4">
Author: ['АРМІЯINFORM']</text:p>
      <text:p text:style-name="P4">
Time: 2023-04-18T45:00:00-04:00</text:p>
      <text:p text:style-name="P4">
Description: Міністр оборони США Ллойд Остін поспілкувався з Міністром оборони України Олексіє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199c8be-2962-4619-8cf0-a0ef732649e2_w1080_h608.jpg" text:style-name="Internet_20_link" text:visited-style-name="Visited_20_Internet_20_Link">
c199c8be-2962-4619-8cf0-a0ef732649e2_w1080_h608.jpg</text:a>
']</text:p>
      <text:p text:style-name="P4">
Tags: ['ЛЛОЙД ОСТІН', 'МІНІСТР ОБОРОНИ УКРАЇНИ ОЛЕКСІЙ РЕЗНІКОВ', 'РАМШТАЙН']</text:p>
      <text:p text:style-name="P4">
Category: News</text:p>
      <!--METADATA-->
      <text:p text:style-name="P4">
<draw:frame draw:style-name="fr1" draw:name="Image31" text:anchor-type="as-char" svg:width="6.9236in" svg:height="3.89773in" draw:z-index="0">
<draw:image xlink:href="../Images/AРМІЯINFORM/2023-04-18T45-00-00-04-00/c199c8be-2962-4619-8cf0-a0ef732649e2_w1080_h608.jpg" xlink:type="simple" xlink:show="embed" xlink:actuate="onLoad" draw:mime-type="image/jpeg"/>
</draw:frame>
</text:p>
      <text:p text:style-name="P4">
Міністр оборони США Ллойд Остін поспілкувався з Міністром оборони УкраїниОлексієм Резніковим, аби обговорити пріоритети напередодні зустрічі Контактноїгрупи з питань оборони України, що<text:a xlink:type="simple" xlink:href="https://armyinform.com.ua/2023/04/14/stala-vidoma-data-nastupnoyi-zustrichi-kontaktnoyi-grupy-z-pytan-oborony-ukrayiny-u-formati-ramshtajn/" text:style-name="Internet_20_link" text:visited-style-name="Visited_20_Internet_20_Link">
відбудеться</text:a>
 цього тижня на авіабазі «Рамштайн» у Німеччині.</text:p>
      <text:p text:style-name="P4">
Про це<text:a xlink:type="simple" xlink:href="https://www.defense.gov/News/Releases/Release/Article/3365295/readout-of-secretary-of-defense-lloyd-j-austin-iiis-call-with-ukrainian-ministe/" text:style-name="Internet_20_link" text:visited-style-name="Visited_20_Internet_20_Link">
повідомляє</text:a>
пресслужба Пентагону.</text:p>
      <text:p text:style-name="P4">
Зустріч у «Рамштайні» відзначатиме рік після того, як Ллойд Остін впершескликав Контактну групу для координації допомоги у сфері безпеки, яка зараззібрала близько п’ятдесяти країн на підтримку України.</text:p>
      <text:p text:style-name="P4">
Обидва лідери пообіцяли підтримувати тісний контакт.</text:p>
      <text:p text:style-name="P4">
Source: <text:a xlink:type="simple" xlink:href="https://armyinform.com.ua/2023/04/18/naperedodni-chergovogo-ramshtajnu-vidbulasya-rozmova-ministriv-oborony-ukrayiny-ta-ssha/" text:style-name="Internet_20_link" text:visited-style-name="Visited_20_Internet_20_Link">
https://armyinform.com.ua/2023/04/18/naperedodni-chergovogo-ramshtajnu-vidbulasya-rozmova-ministriv-oborony-ukrayiny-ta-ssha/</text:a>
</text:p>
      <!--NEWS-->
      <text:h text:style-name="P10" text:outline-level="1">
<text:span text:style-name="T4">
Польща допоможе розслідувати випадки геноциду в Україні</text:span>
</text:h>
      <text:p text:style-name="P4">
Author: ['АРМІЯINFORM']</text:p>
      <text:p text:style-name="P4">
Time: 2023-04-18T46:00:00-04:00</text:p>
      <text:p text:style-name="P4">
Description: Національна прокуратура Польщі допоможе розслідувати випадки геноциду, що сталися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ukrpol-26922.jpg" text:style-name="Internet_20_link" text:visited-style-name="Visited_20_Internet_20_Link">
ukrpol-26922.jpg</text:a>
']</text:p>
      <text:p text:style-name="P4">
Tags: ['STOPRUSSIA', 'ВІЙСЬКОВІ ПРОКУРОРИ', 'ГЕНОЦИД', 'ПОЛЬЩА']</text:p>
      <text:p text:style-name="P4">
Category: News</text:p>
      <!--METADATA-->
      <text:p text:style-name="P4">
<draw:frame draw:style-name="fr1" draw:name="Image32" text:anchor-type="as-char" svg:width="6.9236in" svg:height="3.893308in" draw:z-index="0">
<draw:image xlink:href="../Images/AРМІЯINFORM/2023-04-18T46-00-00-04-00/ukrpol-26922.jpg" xlink:type="simple" xlink:show="embed" xlink:actuate="onLoad" draw:mime-type="image/jpeg"/>
</draw:frame>
</text:p>
      <text:p text:style-name="P4">
Національна прокуратура Польщі допоможе розслідувати випадки геноциду, щосталися під час загарбницької війни росії проти України.</text:p>
      <text:p text:style-name="P4">
Про це <text:a xlink:type="simple" xlink:href="https://www.gov.pl/web/prokuratura-krajowa/miedzynarodowy-zespol-sledczy-jit-bedzie-badal-przypadki-ludobojstwa-w-zwiazku-z-napascia-rosji-na-ukraine" text:style-name="Internet_20_link" text:visited-style-name="Visited_20_Internet_20_Link">
повідомляє</text:a>
 Національна прокуратура Польщі за результатами зустрічі уВільнюсі членів спільної слідчої групи з розслідування тяжких міжнароднихзлочинів в Україні.</text:p>
      <text:p text:style-name="P4">
Національний прокурор Польщі Даріуш Барскі підписав у Вільнюсі угоду, згідно зякою Спільна слідча групи з розслідування тяжких міжнародних злочинів вУкраїні (JIT) розслідуватиме випадки геноциду, які можуть статися чи сталися узв’язку з нападом росії на Україну.</text:p>
      <text:p text:style-name="P4">
«У рамках польської прокуратури справу розслідує слідча група у складіпрокурорів Мазовецького відділу боротьби з організованою злочинністю такорупцією Національної прокуратури у Варшаві, співробітників Агентствавнутрішньої безпеки та поліції. Польське слідство у справі російської агресіїпроти України відкрито 28 лютого 2022 року», — йдеться у повідомленні.</text:p>
      <text:p text:style-name="P4">
Зазначається, що польські прокурори підтримують постійний контакт зукраїнською прокуратурою та іншими членами спільної міжнародної слідчої групи.У рамках регулярних засідань обговорюються результати роботи членів команди таплануються наступні заходи.</text:p>
      <text:p text:style-name="P4">
Source: <text:a xlink:type="simple" xlink:href="https://armyinform.com.ua/2023/04/18/polshha-dopomozhe-rozsliduvaty-vypadky-genoczydu-v-ukrayini/" text:style-name="Internet_20_link" text:visited-style-name="Visited_20_Internet_20_Link">
https://armyinform.com.ua/2023/04/18/polshha-dopomozhe-rozsliduvaty-vypadky-genoczydu-v-ukrayini/</text:a>
</text:p>
      <!--NEWS-->
      <text:h text:style-name="P10" text:outline-level="1">
<text:span text:style-name="T4">
На Куп’янському та Лиманському напрямках окупанти намагались вести наступальні дії, але безуспішно — Олександр Сирський</text:span>
</text:h>
      <text:p text:style-name="P4">
Author: ['АРМІЯINFORM']</text:p>
      <text:p text:style-name="P4">
Time: 2023-04-18T47:00:00-04:00</text:p>
      <text:p text:style-name="P4">
Description: Противник веде наступальні дії на кількох напрямках одночасно. Але на більшості — воро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28007231515509458_y.jpg" text:style-name="Internet_20_link" text:visited-style-name="Visited_20_Internet_20_Link">
photo_5328007231515509458_y.jpg</text:a>
']</text:p>
      <text:p text:style-name="P4">
Tags: ['MILITARY MEDIA CENTER', 'STOPRUSSIA', 'ВТОРГНЕННЯ РФ', 'ОЛЕКСАНДР СИРСЬКИЙ']</text:p>
      <text:p text:style-name="P4">
Category: News</text:p>
      <!--METADATA-->
      <text:p text:style-name="P4">
<draw:frame draw:style-name="fr1" draw:name="Image33" text:anchor-type="as-char" svg:width="6.9236in" svg:height="4.32725in" draw:z-index="0">
<draw:image xlink:href="../Images/AРМІЯINFORM/2023-04-18T47-00-00-04-00/photo_5328007231515509458_y.jpg" xlink:type="simple" xlink:show="embed" xlink:actuate="onLoad" draw:mime-type="image/jpeg"/>
</draw:frame>
</text:p>
      <text:p text:style-name="P4">
Противник веде наступальні дії на кількох напрямках одночасно. Але набільшості — ворожі дії безуспішні.</text:p>
      <text:p text:style-name="P4">
На цьому наголосив командувач Сухопутних військ Збройних Сил України генерал-полковник Олександр Сирський,<text:a xlink:type="simple" xlink:href="https://t.me/militarymediacenter/1732" text:style-name="Internet_20_link" text:visited-style-name="Visited_20_Internet_20_Link">
 інформує</text:a>
Military Media Center.</text:p>
      <text:p text:style-name="P4">
«Попри високу активність ворога, нашим бійцям вдається стримувати йогопросування вперед та завдавати значних втрат», — заявив він.</text:p>
      <text:p text:style-name="P4">
Так, <text:span text:style-name="T4">
на Куп’янському напрямку</text:span>
 були спроби противника вести наступальнідії, але завдяки влучному вогню нашої артилерії підрозділи противника вдалисьдо втечі, навіть не діставшись рубежу переходу в атаку.</text:p>
      <text:p text:style-name="P4">
<text:span text:style-name="T4">
На Лиманському напрямку</text:span>
 дії ворога були також безуспішні.</text:p>
      <text:p text:style-name="P4">
«Усі спроби ворога провести наступальні дії розбились через стійкість нашихпозицій та мужність воїнів», — додав командувач Сухопутних військ Збройних СилУкраїни.</text:p>
      <text:p text:style-name="P4">
Проте, за словами генерал-полковника Олександра Сирського, епіцентром бойовихдій залишається Бахмутський напрямок.</text:p>
      <text:p text:style-name="P4">
«Там противник зосереджує найбільші свої зусилля і не полишає мету взяти містопід контроль за будь-яку ціну. Наразі ворог збільшує активність важкоїартилерії та кількість авіаційних ударів, перетворюючи місто на руїну. Разом зтим, наші бійці завдають противнику значних втрат і відчутно гальмують йогонаступальні дії. Бої за Бахмут тривають», — повідомив він.</text:p>
      <text:p text:style-name="P4">
Ситуація на цей час контрольована.</text:p>
      <text:p text:style-name="P4">
Source: <text:a xlink:type="simple" xlink:href="https://armyinform.com.ua/2023/04/18/na-kupyanskomu-ta-lymanskomu-napryamkah-okupanty-namagalys-vesty-nastupalni-diyi-ale-bezuspishno-oleksandr-syrskyj/" text:style-name="Internet_20_link" text:visited-style-name="Visited_20_Internet_20_Link">
https://armyinform.com.ua/2023/04/18/na-kupyanskomu-ta-lymanskomu-napryamkah-okupanty-namagalys-vesty-nastupalni-diyi-ale-bezuspishno-oleksandr-syrskyj/</text:a>
</text:p>
      <!--NEWS-->
      <text:h text:style-name="P10" text:outline-level="1">
<text:span text:style-name="T4">
Україна та США працюють над механізмами арешту закордонних активів пвк «вагнер» — Генпрокурор</text:span>
</text:h>
      <text:p text:style-name="P4">
Author: ['АРМІЯINFORM']</text:p>
      <text:p text:style-name="P4">
Time: 2023-04-18T48:00:00-04:00</text:p>
      <text:p text:style-name="P4">
Description: У рамках робочого візиту до США Генеральний прокурор Андрій Костін зустрів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9436-scaled.jpg" text:style-name="Internet_20_link" text:visited-style-name="Visited_20_Internet_20_Link">
img-9436-scaled.jpg</text:a>
']</text:p>
      <text:p text:style-name="P4">
Tags: ['АНДРІЙ КОСТІН', 'ГААГА', 'ОФІС ГЕНЕРАЛЬНОГО ПРОКУРОРА УКРАЇНИ', 'ПВК "ВАГНЕР"', 'САНКЦІЇ']</text:p>
      <text:p text:style-name="P4">
Category: News</text:p>
      <!--METADATA-->
      <text:p text:style-name="P4">
<draw:frame draw:style-name="fr1" draw:name="Image34" text:anchor-type="as-char" svg:width="6.9236in" svg:height="4.806132in" draw:z-index="0">
<draw:image xlink:href="../Images/AРМІЯINFORM/2023-04-18T48-00-00-04-00/img-9436-scaled.jpg" xlink:type="simple" xlink:show="embed" xlink:actuate="onLoad" draw:mime-type="image/jpeg"/>
</draw:frame>
</text:p>
      <text:p text:style-name="P4">
У рамках робочого візиту до США Генеральний прокурор Андрій Костін зустрівся зГенеральним прокурором США Мерріком Гарландом.</text:p>
      <text:p text:style-name="P4">
Про це <text:a xlink:type="simple" xlink:href="https://gp.gov.ua/ua/posts/andrii-kostin-nas-obovyazok-pozbaviti-zlocinnu-organizaciyu-pvk-vagner-resursiv-dlya-finansuvannya-boiovix-dii-v-ukrayini" text:style-name="Internet_20_link" text:visited-style-name="Visited_20_Internet_20_Link">
повідомляє</text:a>
 Офіс Генерального прокурора України.</text:p>
      <text:p text:style-name="P4">
Андрій Костін подякував пану Мерріку Гарланду та колегам з Міністерстваюстиції США за підтримку ініціатив України із розбудови глобальної мережівідповідальності та допомогу в розслідуванні й переслідуванні воєнних злочиніврф.</text:p>
      <text:p text:style-name="P4">
«Україна та США об’єднані спільною метою — забезпечити всеосяжнувідповідальність за міжнародні злочини, скоєні російськими військами вУкраїні», — констатував Андрій Костін.</text:p>
      <text:p text:style-name="P4">
Сторони обговорили напрацювання та наступні спільні кроки.</text:p>
      <text:p text:style-name="P4">
«Щиро вітаємо посилення співпраці з ФБР та рішення Мін’юсту США призначитипостійного радника з правових питань в Києві. Також серед наших пріоритетів —активізація зусиль для притягнення до відповідальності „групи Вагнера“ заміжнародні злочини», — заявив Андрій Костін.</text:p>
      <text:p text:style-name="P4">
Генпрокурор поінформував, що українські прокурори спільно з американськимиколегами працюють над механізмами арешту закордонних активів так званої ПВК«Вагнер».</text:p>
      <text:p text:style-name="P4">
«Наш обов’язок — позбавити цю злочинну організацію ресурсів для фінансуваннябойових дій в Україні та подальшого підриву миру і безпеки у світі», —наголосив Андрій Костін.</text:p>
      <text:p text:style-name="P4">
Source: <text:a xlink:type="simple" xlink:href="https://armyinform.com.ua/2023/04/18/ukrayina-ta-ssha-praczyuyut-nad-mehanizmamy-areshtu-zakordonnyh-aktyviv-pvk-vagner-genprokuror/" text:style-name="Internet_20_link" text:visited-style-name="Visited_20_Internet_20_Link">
https://armyinform.com.ua/2023/04/18/ukrayina-ta-ssha-praczyuyut-nad-mehanizmamy-areshtu-zakordonnyh-aktyviv-pvk-vagner-genprokuror/</text:a>
</text:p>
      <!--NEWS-->
      <text:h text:style-name="P10" text:outline-level="1">
<text:span text:style-name="T4">
Зимово-весняний наступ рф провалила та перейшла до оборони — Кирило Буданов</text:span>
</text:h>
      <text:p text:style-name="P4">
Author: ['АРМІЯINFORM']</text:p>
      <text:p text:style-name="P4">
Time: 2023-04-18T49:00:00-04:00</text:p>
      <text:p text:style-name="P4">
Description: Зимово-весняний наступ росіян офіційно провалився 31 березня 2023 року, вони перейшли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820609.jpg" text:style-name="Internet_20_link" text:visited-style-name="Visited_20_Internet_20_Link">
2820609.jpg</text:a>
']</text:p>
      <text:p text:style-name="P4">
Tags: ['STOPRUSSIA', 'АГРЕСІЯ РФ', 'ГУР МО УКРАЇНИ', 'КИРИЛО БУДАНОВ']</text:p>
      <text:p text:style-name="P4">
Category: News</text:p>
      <!--METADATA-->
      <text:p text:style-name="P4">
<draw:frame draw:style-name="fr1" draw:name="Image35" text:anchor-type="as-char" svg:width="6.9236in" svg:height="4.369813in" draw:z-index="0">
<draw:image xlink:href="../Images/AРМІЯINFORM/2023-04-18T49-00-00-04-00/2820609.jpg" xlink:type="simple" xlink:show="embed" xlink:actuate="onLoad" draw:mime-type="image/jpeg"/>
</draw:frame>
</text:p>
      <text:p text:style-name="P4">
Зимово-весняний наступ росіян офіційно провалився 31 березня 2023 року, вониперейшли до оборони.</text:p>
      <text:p text:style-name="P4">
Про це <text:a xlink:type="simple" xlink:href="https://gur.gov.ua/content/zymovo-vesnianyi-nastup-rf-provalyla-ta-pereishla-do-oborony.html" text:style-name="Internet_20_link" text:visited-style-name="Visited_20_Internet_20_Link">
заявив</text:a>
 начальник ГУР МО України генерал-майорКирило Буданов.</text:p>
      <text:p text:style-name="P4">
«31 березня 2023 року провалилася чергова спроба російського наступу, такзваного зимово-весняного. Вони мали вийти на адмінкордони Донецької таЛуганської області. Знову ж таки, це навіть не п’ята спроба, що провалилася.Наступального потенціалу щодо стратегічної наступальної операції у росіїстаном на даний момент немає. І найближчим часом не буде», — зазначив керівниквоєнної розвідки України.</text:p>
      <text:p text:style-name="P4">
Крім того, генерал-майор Кирило Буданов повідомив, що росія перейшла достратегічної оборонної операції, її завдання — утримати захоплені території,зірвавши український наступ щодо їхнього звільнення.</text:p>
      <text:p text:style-name="P4">
«Винятком є два райони. Перший — спроба захопити Бахмут. Треба також відвертосказати, що Бахмут вони майже завойовують, згідно з їхніми ж особистимизаявами, з червня 2022 року. Незабаром буде календарний рік. Там ситуаціяскладна, але все ж таки Бахмут як стояв, так і стоїть.</text:p>
      <text:p text:style-name="P4">
Друге — це спроба здійснити півохоплення Авдіївки з північного боку, там поручзнаходиться основний фронт Мар’їнки, в принципі спроба активних дій там. От івсе. Вся решта лінії стоїть в обороні», — підсумував начальник ГУР МО України.</text:p>
      <text:p text:style-name="P4">
Source: <text:a xlink:type="simple" xlink:href="https://armyinform.com.ua/2023/04/18/zymovo-vesnyanyj-nastup-rf-provalyla-ta-perejshla-do-oborony-nachalnyk-gur-mou/" text:style-name="Internet_20_link" text:visited-style-name="Visited_20_Internet_20_Link">
https://armyinform.com.ua/2023/04/18/zymovo-vesnyanyj-nastup-rf-provalyla-ta-perejshla-do-oborony-nachalnyk-gur-mou/</text:a>
</text:p>
      <!--NEWS-->
      <text:h text:style-name="P10" text:outline-level="1">
<text:span text:style-name="T4">
Відбулася зустріч міністрів оборони США та Британії — обговорили шляхи підтримки України</text:span>
</text:h>
      <text:p text:style-name="P4">
Author: ['АРМІЯINFORM']</text:p>
      <text:p text:style-name="P4">
Time: 2023-04-18T50:00:00-04:00</text:p>
      <text:p text:style-name="P4">
Description: У Пентагоні відбулася двостороння зустріч Міністра оборони США Ллойда Остіна з 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ustin_wallace.jpg" text:style-name="Internet_20_link" text:visited-style-name="Visited_20_Internet_20_Link">
austin_wallace.jpg</text:a>
']</text:p>
      <text:p text:style-name="P4">
Tags: ['STOPRUSSIA', 'АГРЕСІЯ РФ', 'ВЕЛИКА БРИТАНІЯ', 'СВІТ ПІДТРИМУЄ УКРАЇНУ', 'США']</text:p>
      <text:p text:style-name="P4">
Category: News</text:p>
      <!--METADATA-->
      <text:p text:style-name="P4">
<draw:frame draw:style-name="fr1" draw:name="Image36" text:anchor-type="as-char" svg:width="6.9236in" svg:height="3.894525in" draw:z-index="0">
<draw:image xlink:href="../Images/AРМІЯINFORM/2023-04-18T50-00-00-04-00/austin_wallace.jpg" xlink:type="simple" xlink:show="embed" xlink:actuate="onLoad" draw:mime-type="image/jpeg"/>
</draw:frame>
</text:p>
      <text:p text:style-name="P4">
У Пентагоні відбулася двостороння зустріч Міністра оборони США Ллойда Остіна зМіністром оборони Великої Британії Беном Воллесом.</text:p>
      <text:p text:style-name="P4">
Деталями бесіди<text:a xlink:type="simple" xlink:href="https://www.defense.gov/News/Releases/Release/Article/3365437/readout-of-secretary-of-defense-lloyd-j-austin-iiis-bilateral-meeting-with-uk-s/" text:style-name="Internet_20_link" text:visited-style-name="Visited_20_Internet_20_Link">
поділився</text:a>
прессекретар Пентагону бригадний генерал Пет Райдер.</text:p>
      <text:p text:style-name="P4">
Серед інших питань лідери оборонних відомств обговорили важливість поточноїроботи з підтримки України, зокрема шляхом надання допомоги у сфері безпеки,оскільки росія продовжує жорстоку та неспровоковану війну.</text:p>
      <text:p text:style-name="P4">
Лідери з нетерпінням чекають на повторну<text:a xlink:type="simple" xlink:href="https://armyinform.com.ua/2023/04/14/stala-vidoma-data-nastupnoyi-zustrichi-kontaktnoyi-grupy-z-pytan-oborony-ukrayiny-u-formati-ramshtajn/" text:style-name="Internet_20_link" text:visited-style-name="Visited_20_Internet_20_Link">
зустріч</text:a>
цього тижня в рамках Контактної групи з питань оборони України та продовженняпоглиблення особливих відносин між США та Великою Британією.</text:p>
      <text:p text:style-name="P4">
Source: <text:a xlink:type="simple" xlink:href="https://armyinform.com.ua/2023/04/18/vidbulasya-zustrich-ministriv-oborony-ssha-ta-brytaniyi-obgovoryly-shlyahy-pidtrymky-ukrayiny/" text:style-name="Internet_20_link" text:visited-style-name="Visited_20_Internet_20_Link">
https://armyinform.com.ua/2023/04/18/vidbulasya-zustrich-ministriv-oborony-ssha-ta-brytaniyi-obgovoryly-shlyahy-pidtrymky-ukrayiny/</text:a>
</text:p>
      <!--NEWS-->
      <text:h text:style-name="P10" text:outline-level="1">
<text:span text:style-name="T4">
За добу рятувальники майже двісті разів виїжджали на ліквідацію наслідків ворожих обстрілів</text:span>
</text:h>
      <text:p text:style-name="P4">
Author: ['АРМІЯINFORM']</text:p>
      <text:p text:style-name="P4">
Time: 2023-04-18T51:00:00-04:00</text:p>
      <text:p text:style-name="P4">
Description: Протягом минулої доби, 17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7" text:anchor-type="as-char" svg:width="6.9236in" svg:height="4.592655in" draw:z-index="0">
<draw:image xlink:href="../Images/AРМІЯINFORM/2023-04-18T51-00-00-04-00/ac9232d099cb3d54f7d73ef2deca81a2_l.jpg" xlink:type="simple" xlink:show="embed" xlink:actuate="onLoad" draw:mime-type="image/jpeg"/>
</draw:frame>
 Ілюстративнефото</text:p>
      <text:p text:style-name="P4">
Протягом минулої доби, <text:span text:style-name="T4">
17 квітня,</text:span>
 підрозділи Державної служби України знадзвичайних ситуацій <text:span text:style-name="T4">
здійснили 173 виїзди</text:span>
 на ліквідацію наслідківобстрілів окупантами населених пунктів та об’єктів інфраструктури. Ліквідовано5 пожеж. Надано психологічну допомогу 259 особам.</text:p>
      <text:p text:style-name="P4">
Про це йдеться у <text:a xlink:type="simple" xlink:href="https://dsns.gov.ua/uk/news/nadzvicaini-podiyi/operativna-informaciia-dsns-shhodo-naslidkiv-vedennia-boiovix-dii-rosiiskoiu-federacijeiu-130" text:style-name="Internet_20_link" text:visited-style-name="Visited_20_Internet_20_Link">
повідомленні</text:a>
 ДСНС України.</text:p>
      <text:p text:style-name="P4">
З початку війни здійснено 89 663 виїзди на ліквідацію наслідків обстрілів,ліквідовано 14 306 пожеж, врятовано 3 999 осіб, надано психологічну допомогу210 489 особам.</text:p>
      <text:p text:style-name="P4">
Source: <text:a xlink:type="simple" xlink:href="https://armyinform.com.ua/2023/04/18/za-dobu-ryatuvalnyky-majzhe-dvisti-raziv-vyyizhdzhaly-na-likvidacziyu-naslidkiv-vorozhyh-obstriliv-5/" text:style-name="Internet_20_link" text:visited-style-name="Visited_20_Internet_20_Link">
https://armyinform.com.ua/2023/04/18/za-dobu-ryatuvalnyky-majzhe-dvisti-raziv-vyyizhdzhaly-na-likvidacziyu-naslidkiv-vorozhyh-obstriliv-5/</text:a>
</text:p>
      <!--NEWS-->
      <text:h text:style-name="P10" text:outline-level="1">
<text:span text:style-name="T4">
Військовий став першим в Україні, кому імплантували протез у кістку</text:span>
</text:h>
      <text:p text:style-name="P4">
Author: ['АРМІЯINFORM']</text:p>
      <text:p text:style-name="P4">
Time: 2023-04-18T52:00:00-04:00</text:p>
      <text:p text:style-name="P4">
Description: В Україні у медичному об’єднанні Львова вперше здійснили остеоінтеграційне протез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743270_1299087354010859_1164969793528836377_n.jpg" text:style-name="Internet_20_link" text:visited-style-name="Visited_20_Internet_20_Link">
341743270_1299087354010859_1164969793528836377_n.jpg</text:a>
']</text:p>
      <text:p text:style-name="P4">
Tags: ['АГРЕСІЯ РФ', 'ІМПЛАНТАЦІЯ ПРОТЕЗА В КІСТКУ', 'МОЗ', 'ОСТЕОІНТЕГРАЦІЙНЕ ПРОТЕЗУВАННЯ']</text:p>
      <text:p text:style-name="P4">
Category: News</text:p>
      <!--METADATA-->
      <text:p text:style-name="P4">
<draw:frame draw:style-name="fr1" draw:name="Image38" text:anchor-type="as-char" svg:width="6.9236in" svg:height="4.615733in" draw:z-index="0">
<draw:image xlink:href="../Images/AРМІЯINFORM/2023-04-18T52-00-00-04-00/341743270_1299087354010859_1164969793528836377_n.jpg" xlink:type="simple" xlink:show="embed" xlink:actuate="onLoad" draw:mime-type="image/jpeg"/>
</draw:frame>
</text:p>
      <text:p text:style-name="P4">
В Україні у медичному об’єднанні Львова вперше здійснили остеоінтеграційнепротезування. Першим пацієнтом такої операції став 56-річний ветеранросійсько-української війни капітан ЗСУ Ігор Крупнов, який восени минулогороку під час виконання бойового завдання разом зі своїми побратимами на автонаскочив на міну. У результаті чоловік втратив обидві ноги.</text:p>
      <text:p text:style-name="P4">
Про це<text:a xlink:type="simple" xlink:href="https://www.facebook.com/moz.ukr/posts/pfbid02M7PZz8ZVysApN4eR4v1o7y41Dt3KSmyDmmcq11Ld2ntY4tTjvJeWrGETFYVqdFVEl" text:style-name="Internet_20_link" text:visited-style-name="Visited_20_Internet_20_Link">
повідомляє</text:a>
Міністерство охорони здоров’я України.</text:p>
      <text:p text:style-name="P4">
Імплантація протеза в кістку особливо актуальна для людей, які втратили обидвікінцівки, адже використовувати класичні протези їм складно й часто боляче.Завдяки остеоінтеграційному протезуванню робити перші кроки на імплантованихпротезах можна вже на другий день після операції та повноцінно ходити — вже зашість місяців.</text:p>
      <text:p text:style-name="P4">
«Цю та ще три остеоінтегрувальні операції українським лікарям допомагав робитиодин із провідних спеціалістів світу — австралійський ортопед-травматологМуньєд Аль Мудеріс. На його рахунку вже близько 1 500 операцій!» — йдеться вповідомленні.</text:p>
      <text:p text:style-name="P4">
Source: <text:a xlink:type="simple" xlink:href="https://armyinform.com.ua/2023/04/18/vijskovyj-stav-pershym-v-ukrayini-komu-implantuvaly-protez-v-kistku/" text:style-name="Internet_20_link" text:visited-style-name="Visited_20_Internet_20_Link">
https://armyinform.com.ua/2023/04/18/vijskovyj-stav-pershym-v-ukrayini-komu-implantuvaly-protez-v-kistku/</text:a>
</text:p>
      <!--NEWS-->
      <text:h text:style-name="P10" text:outline-level="1">
<text:span text:style-name="T4">
Ворог продовжує тероризувати Херсонщину, атакує об’єкти промисловості — Наталія Гуменюк</text:span>
</text:h>
      <text:p text:style-name="P4">
Author: ['Анастасія Олехнович']</text:p>
      <text:p text:style-name="P4">
Time: 2023-04-18T53:00:00-04:00</text:p>
      <text:p text:style-name="P4">
Description: Як наголосила під час телевізійного марафону керівниця об’єднаного координ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7_20-e1681803006725.jpg" text:style-name="Internet_20_link" text:visited-style-name="Visited_20_Internet_20_Link">
67_20-e1681803006725.jpg</text:a>
']</text:p>
      <text:p text:style-name="P4">
Tags: ['НАТАЛІЯ ГУМЕНЮК']</text:p>
      <text:p text:style-name="P4">
Category: News</text:p>
      <!--METADATA-->
      <text:p text:style-name="P4">
<draw:frame draw:style-name="fr1" draw:name="Image39" text:anchor-type="as-char" svg:width="6.9236in" svg:height="4.413795in" draw:z-index="0">
<draw:image xlink:href="../Images/AРМІЯINFORM/2023-04-18T53-00-00-04-00/67_20-e1681803006725.jpg" xlink:type="simple" xlink:show="embed" xlink:actuate="onLoad" draw:mime-type="image/jpeg"/>
</draw:frame>
</text:p>
      <text:p text:style-name="P4">
Як наголосила під час телевізійного марафону керівниця об’єднаногокоординаційного пресцентру Сил оборони півдня України Наталія Гуменюк, ворогпродовжує методично атакувати об’єкти промисловості Херсонщини.</text:p>
      <text:p text:style-name="P4">
— Найбільша загроза — з повітря. Ворог застосовує як тактичну авіацію, так іударні дрони. Вночі був атакований Бериславський район, знову летіли КАБи,знову постраждала промислова потужність регіону. На щастя, обійшлось безлюдських жертв. Ударними дронами вночі ворог атакував Снігурівську громаду,знову постраждав об’єкт промисловості. Люди не постраждали, але окупантинагадують, що втрачати пильність ні в якому разі не можна.</text:p>
      <text:p text:style-name="P4">
Попри постійні атаки регіон намагається відродитись після окупації. НаталіяГуменюк зауважила, що активність людей на полях не завжди відповідаєбезпековим компонентам, що, на жаль, призводить до жертв.</text:p>
      <text:p text:style-name="P4">
— Учора на Бериславщині відбувся підрив трактора. Люди, не дочекавшись роботифахівців, вийшли працювати на поле.</text:p>
      <text:p text:style-name="P4">
Наталія Гуменюк пояснила, що загалом спостерігається активна обороннадіяльність ворога на Лівому березі Херсонщини, окупанти зайняті інженернимоблаштуванням рубежів оборони, мінують ділянки, які можуть бути для нихдесантно-небезпечними.</text:p>
      <text:p text:style-name="P4">
Source: <text:a xlink:type="simple" xlink:href="https://armyinform.com.ua/2023/04/18/vorog-prodovzhuye-teroryzuvaty-hersonshhynu-atakuye-obyekty-promyslovosti-nataliya-gumenyuk/" text:style-name="Internet_20_link" text:visited-style-name="Visited_20_Internet_20_Link">
https://armyinform.com.ua/2023/04/18/vorog-prodovzhuye-teroryzuvaty-hersonshhynu-atakuye-obyekty-promyslovosti-nataliya-gumenyuk/</text:a>
</text:p>
      <!--NEWS-->
      <text:h text:style-name="P10" text:outline-level="1">
<text:span text:style-name="T4">
Минулої доби російські війська обстріляли територію 8 областей України: загинуло 3 особи, 20 поранено</text:span>
</text:h>
      <text:p text:style-name="P4">
Author: ['АРМІЯINFORM']</text:p>
      <text:p text:style-name="P4">
Time: 2023-04-18T54:00:00-04:00</text:p>
      <text:p text:style-name="P4">
Description: Протягом минулої доби російські війська обстріляли територію 8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28007231515509541_y.jpg" text:style-name="Internet_20_link" text:visited-style-name="Visited_20_Internet_20_Link">
photo_5328007231515509541_y.jpg</text:a>
']</text:p>
      <text:p text:style-name="P4">
Tags: ['MILITARY MEDIA CENTER', 'ВОРОЖІ ОБСТРІЛИ']</text:p>
      <text:p text:style-name="P4">
Category: News</text:p>
      <!--METADATA-->
      <text:p text:style-name="P4">
<draw:frame draw:style-name="fr1" draw:name="Image40" text:anchor-type="as-char" svg:width="6.9236in" svg:height="4.88441in" draw:z-index="0">
<draw:image xlink:href="../Images/AРМІЯINFORM/2023-04-18T54-00-00-04-00/photo_5328007231515509541_y.jpg" xlink:type="simple" xlink:show="embed" xlink:actuate="onLoad" draw:mime-type="image/jpeg"/>
</draw:frame>
</text:p>
      <text:p text:style-name="P4">
Протягом минулої доби російські війська обстріляли територію 8 областейУкраїни.</text:p>
      <text:p text:style-name="P4">
Про це <text:a xlink:type="simple" xlink:href="https://t.me/militarymediacenter/1733" text:style-name="Internet_20_link" text:visited-style-name="Visited_20_Internet_20_Link">
повідомляє</text:a>
 Military MadiaCenter.</text:p>
      <text:p text:style-name="P4">
«Загалом із різних видів озброєння (стрілецька зброя, міномети, артилерія,РСЗВ, ЗРК «С-300», крилата ракета «Х-31», БПЛА, тактична авіація) здійсненообстріли 108 населених пунктів, підтверджено ураження 84 об’єктівінфраструктури», — йдеться у повідомленні.</text:p>
      <text:p text:style-name="P4">
За попередньою інформацією, загинуло 3 особи, 20 осіб поранено.</text:p>
      <text:p text:style-name="P4">
Source: <text:a xlink:type="simple" xlink:href="https://armyinform.com.ua/2023/04/18/mynuloyi-doby-rosijski-vijska-obstrilyaly-terytoriyu-8-oblastej-ukrayiny-zagynulo-3-osoby-20-poraneno/" text:style-name="Internet_20_link" text:visited-style-name="Visited_20_Internet_20_Link">
https://armyinform.com.ua/2023/04/18/mynuloyi-doby-rosijski-vijska-obstrilyaly-terytoriyu-8-oblastej-ukrayiny-zagynulo-3-osoby-20-poraneno/</text:a>
</text:p>
      <!--NEWS-->
      <text:h text:style-name="P10" text:outline-level="1">
<text:span text:style-name="T4">
На бойовому чергуванні у Чорному морі перебувають три ракетоносії</text:span>
</text:h>
      <text:p text:style-name="P4">
Author: ['Анастасія Олехнович']</text:p>
      <text:p text:style-name="P4">
Time: 2023-04-18T55:00:00-04:00</text:p>
      <text:p text:style-name="P4">
Description: За словами керівниці об’єднаного координаційного пресцентру Сил оборони півдня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pidvodnyj-choven-kalibry.jpg" text:style-name="Internet_20_link" text:visited-style-name="Visited_20_Internet_20_Link">
pidvodnyj-choven-kalibry.jpg</text:a>
']</text:p>
      <text:p text:style-name="P4">
Tags: ['НАТАЛІЯ ГУМЕНЮК']</text:p>
      <text:p text:style-name="P4">
Category: News</text:p>
      <!--METADATA-->
      <text:p text:style-name="P4">
<draw:frame draw:style-name="fr1" draw:name="Image41" text:anchor-type="as-char" svg:width="6.9236in" svg:height="4.366107in" draw:z-index="0">
<draw:image xlink:href="../Images/AРМІЯINFORM/2023-04-18T55-00-00-04-00/pidvodnyj-choven-kalibry.jpg" xlink:type="simple" xlink:show="embed" xlink:actuate="onLoad" draw:mime-type="image/jpeg"/>
</draw:frame>
 Ілюстративне фото</text:p>
      <text:p text:style-name="P4">
За словами керівниці об’єднаного координаційного пресцентру Сил оборони півдняУкраїни Наталії Гуменюк, ракетна небезпека наразі є досить суттєвою. Про цевона повідомила в ефірі телевізійного марафону «Єдині новини».</text:p>
      <text:p text:style-name="P4">
— Ще вчора ворог наростив кількість ракетоносіїв до трьох, із них — одиннадводний, два підводних ракетоносії. Сумарний залп ракет типу «Калібр» можесягати 16 одиниць. З того часу ракетоносії не маневрували, — зауважила НаталіяГуменюк. — Разом із тим саме корабельне угруповання трішки зменшилось, наразіце 8 кораблів, вони продовжують маневри в ракетобезпековому для себе районі,ховаються за півостровом Крим, оскільки розуміють, що наближення доконтрольованого Україною берега для них може бути трагічним. Ворожі кораблітримаються на такому віддалені, щоб бути здатними завдати ураження, а під нашузброю не потрапити.</text:p>
      <text:p text:style-name="P4">
Наталія Гуменюк вкотре акцентувала, що на сигнали повітряної тривоги українцімають реагувати швидко.</text:p>
      <text:p text:style-name="P4">
— Підводні ракетоносії можуть випускати ракети досить непомітно для нашоїсистеми ППО, їх виявляють вже під час польоту.</text:p>
      <text:p text:style-name="P4">
Source: <text:a xlink:type="simple" xlink:href="https://armyinform.com.ua/2023/04/18/na-bojovomu-cherguvanni-u-chornomu-mori-perebuvayut-try-raketonosiyi-nataliya-gumenyuk/" text:style-name="Internet_20_link" text:visited-style-name="Visited_20_Internet_20_Link">
https://armyinform.com.ua/2023/04/18/na-bojovomu-cherguvanni-u-chornomu-mori-perebuvayut-try-raketonosiyi-nataliya-gumenyuk/</text:a>
</text:p>
      <!--NEWS-->
      <text:h text:style-name="P10" text:outline-level="1">
<text:span text:style-name="T4">
За добу піротехніки ДСНС знешкодили понад 1400 вибухонебезпечних предметів</text:span>
</text:h>
      <text:p text:style-name="P4">
Author: ['АРМІЯINFORM']</text:p>
      <text:p text:style-name="P4">
Time: 2023-04-18T56:00:00-04:00</text:p>
      <text:p text:style-name="P4">
Description: Протягом минулої доби, 17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7277429_689738459494321_7654901804177800015_n.jpg" text:style-name="Internet_20_link" text:visited-style-name="Visited_20_Internet_20_Link">
337277429_689738459494321_7654901804177800015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42" text:anchor-type="as-char" svg:width="6.9236in" svg:height="3.89773in" draw:z-index="0">
<draw:image xlink:href="../Images/AРМІЯINFORM/2023-04-18T56-00-00-04-00/051f0000-0aff-0242-be2f-08da173df50a_w1080_h608.png" xlink:type="simple" xlink:show="embed" xlink:actuate="onLoad" draw:mime-type="image/png"/>
</draw:frame>
Ілюстративне фото</text:p>
      <text:p text:style-name="P4">
<text:span text:style-name="T4">
Протягом минулої доби,</text:span>
 <text:span text:style-name="T4">
17 квітня</text:span>
 <text:span text:style-name="T4">
,</text:span>
 піротехнічні підрозділиДержавної служби України з надзвичайних ситуацій <text:span text:style-name="T4">
154 рази</text:span>
 залучалися довиконання завдань з розмінування.</text:p>
      <text:p text:style-name="P4">
Про це <text:span text:style-name="T5">
<text:a xlink:type="simple" xlink:href="https://dsns.gov.ua/uk/news/nadzvicaini-podiyi/operativna-informaciia-shhodo-roboti-pirotexnicnix-pidrozdiliv-dsns-ukrayini-32"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1438вибухонебезпечних</text:span>
 <text:span text:style-name="T4">
предметів.</text:span>
 Обстежено (очищено) територію площею <text:span text:style-name="T4">
161гектар</text:span>
.</text:p>
      <text:p text:style-name="P4">
Найчастіше піротехнічні підрозділи працювали: в Харківській області 16 872рази, Київщині — 7454, Донеччині — 4722, Чернігівщині — 4456, Миколаївщині —4435, Херсонщині — 4189, Сумщині — 1818, Черкащині — 1 085.</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51 208разів</text:span>
 до виконання завдань з розмінування. Знешкоджено <text:span text:style-name="T4">
346 899вибухонебезпечних предметів</text:span>
 , зокрема <text:span text:style-name="T4">
2206 авіаційних бомб</text:span>
. Обстежено(очищено) територію площею <text:span text:style-name="T4">
82 468 гектарів</text:span>
.</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43" text:anchor-type="as-char" svg:width="6.9236in" svg:height="5.804039in" draw:z-index="0">
<draw:image xlink:href="../Images/AРМІЯINFORM/2023-04-18T56-00-00-04-00/337277429_689738459494321_7654901804177800015_n.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18/za-dobu-pirotehniky-dsns-zneshkodyly-ponad-1400-vybuhonebezpechnyh-predmetiv/" text:style-name="Internet_20_link" text:visited-style-name="Visited_20_Internet_20_Link">
https://armyinform.com.ua/2023/04/18/za-dobu-pirotehniky-dsns-zneshkodyly-ponad-1400-vybuhonebezpechnyh-predmetiv/</text:a>
</text:p>
      <!--NEWS-->
      <text:h text:style-name="P10" text:outline-level="1">
<text:span text:style-name="T4">
Канада і Британія обговорили потребу України в довгостроковій підтримці</text:span>
</text:h>
      <text:p text:style-name="P4">
Author: ['АРМІЯINFORM']</text:p>
      <text:p text:style-name="P4">
Time: 2023-04-18T57:00:00-04:00</text:p>
      <text:p text:style-name="P4">
Description: Велика Британія та Канада погодили свої позиції щодо довготермінової підтримки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t1iss4xgaa3suf.jpg" text:style-name="Internet_20_link" text:visited-style-name="Visited_20_Internet_20_Link">
ft1iss4xgaa3suf.jpg</text:a>
']</text:p>
      <text:p text:style-name="P4">
Tags: ['STOPRUSSIA', 'ВЕЛИКА БРИТАНІЯ', 'КАНАДА', 'ПІДТРИМКА УКРАЇНИ']</text:p>
      <text:p text:style-name="P4">
Category: News</text:p>
      <!--METADATA-->
      <text:p text:style-name="P4">
<draw:frame draw:style-name="fr1" draw:name="Image44" text:anchor-type="as-char" svg:width="6.9236in" svg:height="4.615733in" draw:z-index="0">
<draw:image xlink:href="../Images/AРМІЯINFORM/2023-04-18T57-00-00-04-00/ft1iss4xgaa3suf.jpg" xlink:type="simple" xlink:show="embed" xlink:actuate="onLoad" draw:mime-type="image/jpeg"/>
</draw:frame>
</text:p>
      <text:p text:style-name="P4">
Велика Британія та Канада погодили свої позиції щодо довготермінової підтримкиУкраїни.</text:p>
      <text:p text:style-name="P4">
Про це <text:a xlink:type="simple" xlink:href="https://twitter.com/melaniejoly/status/1647581570310520832" text:style-name="Internet_20_link" text:visited-style-name="Visited_20_Internet_20_Link">
написала</text:a>
міністр закордонних справ Канади Мелані Жолі у Твіттері.</text:p>
      <text:p text:style-name="P4">
«Розпочали міністерський саміт G7 разом із міністром закордонних справ ВеликоїБританії Джеймсом Клеверлі. Ми обговорили потребу в довготерміновій підтримціУкраїни, яка продовжує боротися за свою свободу», — йдеться у її дописі.</text:p>
      <text:p text:style-name="P4">
Мелані Жолі додала, що Канада й Об’єднане Королівство з першого дняпідтримують український народ.</text:p>
      <text:p text:style-name="P4">
«Ми маємо намір й надалі робити це стільки, скільки буде потрібно», —наголосила міністр.</text:p>
      <text:p text:style-name="P4">
Source: <text:a xlink:type="simple" xlink:href="https://armyinform.com.ua/2023/04/18/kanada-i-brytaniya-obgovoryly-potrebu-ukrayiny-v-dovgostrokovij-pidtrymczi/" text:style-name="Internet_20_link" text:visited-style-name="Visited_20_Internet_20_Link">
https://armyinform.com.ua/2023/04/18/kanada-i-brytaniya-obgovoryly-potrebu-ukrayiny-v-dovgostrokovij-pidtrymczi/</text:a>
</text:p>
      <!--NEWS-->
      <text:h text:style-name="P10" text:outline-level="1">
<text:span text:style-name="T4">
19 квітня відбудеться круглий стіл: «Пантеон Героїв: як увічнити пам’ять тих, хто віддав життя за Україну»</text:span>
</text:h>
      <text:p text:style-name="P4">
Author: ['АРМІЯINFORM']</text:p>
      <text:p text:style-name="P4">
Time: 2023-04-18T58:00:00-04:00</text:p>
      <text:p text:style-name="P4">
Description: 19 квітня о 11.00 у Military Media Center відбудеться тематичний круглий стіл на те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military-media-center-2-1.jpg" text:style-name="Internet_20_link" text:visited-style-name="Visited_20_Internet_20_Link">
military-media-center-2-1.jpg</text:a>
']</text:p>
      <text:p text:style-name="P4">
Tags: ['MILITARY MEDIA CENTER']</text:p>
      <text:p text:style-name="P4">
Category: News</text:p>
      <!--METADATA-->
      <text:p text:style-name="P4">
<draw:frame draw:style-name="fr1" draw:name="Image45" text:anchor-type="as-char" svg:width="6.9236in" svg:height="3.894525in" draw:z-index="0">
<draw:image xlink:href="../Images/AРМІЯINFORM/2023-04-18T58-00-00-04-00/military-media-center-2-1.jpg" xlink:type="simple" xlink:show="embed" xlink:actuate="onLoad" draw:mime-type="image/jpeg"/>
</draw:frame>
</text:p>
      <text:p text:style-name="P4">
<text:span text:style-name="T4">
19 квітня о 11.00</text:span>
<text:a xlink:type="simple" xlink:href="https://t.me/militarymediacenter/1735" text:style-name="Internet_20_link" text:visited-style-name="Visited_20_Internet_20_Link">
 у Military MediaCenter</text:a>
 відбудеться тематичний круглийстіл на тему: <text:span text:style-name="T4">
«Пантеон Героїв: як увічнити пам’ять тих, хто віддав життя заУкраїну»</text:span>
 за участю широкого кола представників громадськості.</text:p>
      <text:p text:style-name="P4">
<text:span text:style-name="T4">
Спікери заходу:</text:span>
</text:p>
      <text:p text:style-name="P4">
– Олександр Порхун, Перший заступник Міністра у справах ветеранів України;</text:p>
      <text:p text:style-name="P4">
– Ігор Гирич, доктор історичних наук;</text:p>
      <text:p text:style-name="P4">
– Роман Коваль, письменник, президент Історичного клубу «Холодний Яр»;</text:p>
      <text:p text:style-name="P4">
– Андрій Ковальов, речник ГШ ЗСУ;</text:p>
      <text:p text:style-name="P4">
– Сергій Кутняков, громадський активіст, Голова правління Фонду обороникраїни, редактор;</text:p>
      <text:p text:style-name="P4">
– Роман Малинков, провідний дослідник козацьких цвинтарів в Україні;</text:p>
      <text:p text:style-name="P4">
– Богдан Матківський, військовослужбовець, учасник російсько-українськоївійни;</text:p>
      <text:p text:style-name="P4">
– Віктор Моренець, історик;</text:p>
      <text:p text:style-name="P4">
– Василь Павлов, керівник експертної групи Директорату інформаційної політикиМОУ;</text:p>
      <text:p text:style-name="P4">
– Богдан Скопенко, Національний університет оборони України, кандидатісторичних наук;</text:p>
      <text:p text:style-name="P4">
– Богдан Червак, Перший заступник Голови Держкомтелерадіо;</text:p>
      <text:p text:style-name="P4">
– Леонтій Шепілов, громадський активіст.</text:p>
      <text:p text:style-name="P4">
<text:span text:style-name="T4">
Акредитація представників ЗМІ обов’язкова і триватиме до 10.00 19 квітня.</text:span>
</text:p>
      <text:p text:style-name="P4">
Заявки на акредитацію надсилайте на електронну адресу: <text:a xlink:type="simple" xlink:href="https://armyinform.com.ua/cdn-cgi/l/email-protection#9ceceff1f3f8e9dcecf3efe8b2f1f5f0b2fbf3eab2e9fd" text:style-name="Internet_20_link" text:visited-style-name="Visited_20_Internet_20_Link">
[emailprotected]</text:a>
 із зазначеннямпрізвища, імені та по батькові журналіста, назви видання, номер прескартиакредитації ЗСУ, контактного телефону.</text:p>
      <text:p text:style-name="P4">
Source: <text:a xlink:type="simple" xlink:href="https://armyinform.com.ua/2023/04/18/19-kvitnya-vidbudetsya-kruglyj-stil-panteon-geroyiv-yak-uvikovichyty-pamyat-tyh-hto-viddav-zhyttya-za-ukrayinu/" text:style-name="Internet_20_link" text:visited-style-name="Visited_20_Internet_20_Link">
https://armyinform.com.ua/2023/04/18/19-kvitnya-vidbudetsya-kruglyj-stil-panteon-geroyiv-yak-uvikovichyty-pamyat-tyh-hto-viddav-zhyttya-za-ukrayinu/</text:a>
</text:p>
      <!--NEWS-->
      <text:h text:style-name="P10" text:outline-level="1">
<text:span text:style-name="T4">
Ті, хто постачатиме зброю до росії, заплатять високу ціну — заява G7</text:span>
</text:h>
      <text:p text:style-name="P4">
Author: ['АРМІЯINFORM']</text:p>
      <text:p text:style-name="P4">
Time: 2023-04-18T59:00:00-04:00</text:p>
      <text:p text:style-name="P4">
Description: Країни, які підтримують російське вторгнення в Україну, заплатять  високу ціну.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7-symbol-und-flaggen.jpg" text:style-name="Internet_20_link" text:visited-style-name="Visited_20_Internet_20_Link">
g7-symbol-und-flaggen.jpg</text:a>
']</text:p>
      <text:p text:style-name="P4">
Tags: ['G7', 'STOPRUSSIA', 'АГРЕСІЯ РФ', 'ВТОРГНЕННЯ РФ', 'КОМЮНІКЕ']</text:p>
      <text:p text:style-name="P4">
Category: News</text:p>
      <!--METADATA-->
      <text:p text:style-name="P4">
<draw:frame draw:style-name="fr1" draw:name="Image46" text:anchor-type="as-char" svg:width="6.9236in" svg:height="3.63489in" draw:z-index="0">
<draw:image xlink:href="../Images/AРМІЯINFORM/2023-04-18T59-00-00-04-00/g7-symbol-und-flaggen.jpg" xlink:type="simple" xlink:show="embed" xlink:actuate="onLoad" draw:mime-type="image/jpeg"/>
</draw:frame>
</text:p>
      <text:p text:style-name="P4">
Країни, які підтримують російське вторгнення в Україну, заплатять високу ціну.</text:p>
      <text:p text:style-name="P4">
Про це зазначається у підсумковій<text:a xlink:type="simple" xlink:href="https://www.mofa.go.jp/files/100492731.pdf" text:style-name="Internet_20_link" text:visited-style-name="Visited_20_Internet_20_Link">
заяві</text:a>
 міністрів закордоннихсправ G7 в японській Каруїдзаві.</text:p>
      <text:p text:style-name="P4">
Учасники зустрічі пообіцяли посилити координацію щодо запобігання постачаннюзброї росії третіми країнами.</text:p>
      <text:p text:style-name="P4">
«Ми повторюємо наш заклик до третіх сторін припинити допомогу у війні росії,інакше зазнають серйозних витрат. Ми посилимо нашу координацію, щоб запобігтипостачанню зброї до росії третіми сторонами та реагувати на них, а такожпродовжувати вживати заходів проти тих, хто матеріально підтримує війну росіїпроти України», — йдеться в документі.</text:p>
      <text:p text:style-name="P4">
Учасники засідання міністрів закордонних справ країн «великої сімки»наголошують на тому, що будь-яке розв’язання конфлікту має гарантувати, щоросія заплатить за завдану нею шкоду.</text:p>
      <text:p text:style-name="P4">
«Ми сповнені рішучості, згідно з нашими відповідними правовими системами, щосуверенні активи росії в нашій юрисдикції залишатимуться нерухомими, доки небуде врегульовано конфлікт, який стосується порушення росією суверенітету татериторіальної цілісності України. Не можуть бути безкарними воєнні злочини таінші звірства, такі як напади росії на цивільне населення та критичну цивільнуінфраструктуру», — зазначили дипломати країн G7.</text:p>
      <text:p text:style-name="P4">
Глави зовнішньополітичних відомств рішуче засудили погрози москви розмістититактичну ядерну зброю в білорусі, назвавши це неприйнятним.</text:p>
      <text:p text:style-name="P4">
G7 висловили готовність до подальшого посилення санкцій за війну в Україні.</text:p>
      <text:p text:style-name="P4">
«Ми як і раніше віддані посиленню санкцій проти росії, координації та повномуїх дотриманню, зокрема через Механізм координації примусового виконання, іпротидії спробам росії та третіх сторін ухилитися від наших санкційних заходіві підірвати їх», — зазначено у фінальному Комюніке.</text:p>
      <text:p text:style-name="P4">
Учасники зустрічі закликали рф до негайного та беззастережного виведення всіхвійськ з України та зобов'язалися продовжити підтримку Києва у відновленнікраїни.</text:p>
      <text:p text:style-name="P4">
«Сьогодні ми знову зобов’язуємось підтримувати Україну стільки, скільки будепотрібно, а також надавати стійку безпекову, економічну та інституційнупідтримку, щоб допомогти Україні захистити себе, забезпечити своє вільне тадемократичне майбутнє та стримати майбутню російську агресію», — наголосилидипломати.</text:p>
      <text:p text:style-name="P4">
<text:span text:style-name="T5">
Підготував Віталій Литвин</text:span>
</text:p>
      <text:p text:style-name="P4">
Source: <text:a xlink:type="simple" xlink:href="https://armyinform.com.ua/2023/04/18/ti-hto-postachatyme-zbroyu-do-rosiyi-zaplatyat-vysoku-czinu-zayava-g7/" text:style-name="Internet_20_link" text:visited-style-name="Visited_20_Internet_20_Link">
https://armyinform.com.ua/2023/04/18/ti-hto-postachatyme-zbroyu-do-rosiyi-zaplatyat-vysoku-czinu-zayava-g7/</text:a>
</text:p>
      <!--NEWS-->
      <text:h text:style-name="P10" text:outline-level="1">
<text:span text:style-name="T4">
Війна прийшла до будинку кожного росіянина — Андрій Юсов</text:span>
</text:h>
      <text:p text:style-name="P4">
Author: ['АРМІЯINFORM']</text:p>
      <text:p text:style-name="P4">
Time: 2023-04-18T60:00:00-04:00</text:p>
      <text:p text:style-name="P4">
Description: В росії широкомасштабна війна, яку розв’язав путін, дійшла до кожного росі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yusov.jpg" text:style-name="Internet_20_link" text:visited-style-name="Visited_20_Internet_20_Link">
yusov.jpg</text:a>
']</text:p>
      <text:p text:style-name="P4">
Tags: ['STOPRUSSIA', 'АГРЕСІЯ РФ', 'АНДРІЙ ЮСОВ', 'ВТОРГНЕННЯ РФ', 'ГУР МОУ']</text:p>
      <text:p text:style-name="P4">
Category: News</text:p>
      <!--METADATA-->
      <text:p text:style-name="P4">
<draw:frame draw:style-name="fr1" draw:name="Image47" text:anchor-type="as-char" svg:width="6.9236in" svg:height="3.894525in" draw:z-index="0">
<draw:image xlink:href="../Images/AРМІЯINFORM/2023-04-18T60-00-00-04-00/yusov.jpg" xlink:type="simple" xlink:show="embed" xlink:actuate="onLoad" draw:mime-type="image/jpeg"/>
</draw:frame>
</text:p>
      <text:p text:style-name="P4">
В росії широкомасштабна війна, яку розв’язав путін, дійшла до кожногоросійського будинку. Про це <text:a xlink:type="simple" xlink:href="https://gur.gov.ua/content/viina-pryishla-do-budynku-kozhnoho-rosiianyna.html" text:style-name="Internet_20_link" text:visited-style-name="Visited_20_Internet_20_Link">
розповів</text:a>
 представник Головного управліннярозвідки Міністерства оборони України Андрій Юсов в ефірі телемарафону.</text:p>
      <text:p text:style-name="P4">
Представник воєнної розвідки України відповідав на запитання журналістів провибухи в Бєлгороді, зокрема — на електропідстанції, який стався напередодні.</text:p>
      <text:p text:style-name="P4">
«Очевидно, що для людей, які вірять у диво, живуть і творять добро, на нихсходить благодатний вогонь. Хто робить зло, то вогонь на Великдень буваєіншим… Війна вже прийшла до будинку кожного росіянина та кожного підданогорежиму путіна», — зазначив Андрій Юсов.</text:p>
      <text:p text:style-name="P4">
Source: <text:a xlink:type="simple" xlink:href="https://armyinform.com.ua/2023/04/18/vijna-pryjshla-do-budynku-kozhnogo-rosiyanyna-andrij-yusov/" text:style-name="Internet_20_link" text:visited-style-name="Visited_20_Internet_20_Link">
https://armyinform.com.ua/2023/04/18/vijna-pryjshla-do-budynku-kozhnogo-rosiyanyna-andrij-yusov/</text:a>
</text:p>
      <!--NEWS-->
      <text:h text:style-name="P10" text:outline-level="1">
<text:span text:style-name="T4">
США призначили прокурора в Гаагу, який зосередиться на злочинах рф проти України</text:span>
</text:h>
      <text:p text:style-name="P4">
Author: ['АРМІЯINFORM']</text:p>
      <text:p text:style-name="P4">
Time: 2023-04-18T61:00:00-04:00</text:p>
      <text:p text:style-name="P4">
Description: Під час робочого візиту до США Генеральний прокурор Андрій Костін привітав рішення СШ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haag.jpg" text:style-name="Internet_20_link" text:visited-style-name="Visited_20_Internet_20_Link">
haag.jpg</text:a>
']</text:p>
      <text:p text:style-name="P4">
Tags: ['STOPRUSSIA', 'АГРЕСІЯ РФ', 'ВОЄННІ ЗЛОЧИНИ РФ', 'ГААЗЬКИЙ ТРИБУНАЛ', 'США']</text:p>
      <text:p text:style-name="P4">
Category: News</text:p>
      <!--METADATA-->
      <text:p text:style-name="P4">
<draw:frame draw:style-name="fr1" draw:name="Image48" text:anchor-type="as-char" svg:width="6.9236in" svg:height="3.894525in" draw:z-index="0">
<draw:image xlink:href="../Images/AРМІЯINFORM/2023-04-18T61-00-00-04-00/haag.jpg" xlink:type="simple" xlink:show="embed" xlink:actuate="onLoad" draw:mime-type="image/jpeg"/>
</draw:frame>
</text:p>
      <text:p text:style-name="P4">
Під час робочого візиту до США Генеральний прокурор Андрій Костін привітаврішення США щодо призначення свого прокурора до Міжнародного центру зпереслідування злочину агресії (ІСРА), який запрацює влітку в Гаазі на базіЄвроюсту.</text:p>
      <text:p text:style-name="P4">
Про це <text:a xlink:type="simple" xlink:href="https://gp.gov.ua/ua/posts/andrii-kostin-nas-obovyazok-pozbaviti-zlocinnu-organizaciyu-pvk-vagner-resursiv-dlya-finansuvannya-boiovix-dii-v-ukrayini" text:style-name="Internet_20_link" text:visited-style-name="Visited_20_Internet_20_Link">
повідомляє</text:a>
 Офіс Генерального прокурора України.</text:p>
      <text:p text:style-name="P4">
«Це ще один чіткий сигнал незмінної підтримки з боку США. Запуск цьогоМіжнародного центру є важливою передумовою для створення Спеціальноготрибуналу щодо злочину агресії», — додав він.</text:p>
      <text:p text:style-name="P4">
Водночас, як <text:a xlink:type="simple" xlink:href="https://www.justice.gov/opa/speech/merrick-b-garland-delivers-remarks-following-meeting-ukrainian-prosecutor-general-andriy" text:style-name="Internet_20_link" text:visited-style-name="Visited_20_Internet_20_Link">
повідомили</text:a>
 в пресслужбі американського Мін'юсту, прокурор базуватиметься в Гаазів Євроюсті — Агентстві Європейського Союзу з питань співробітництва у сферікримінальної юстиції.</text:p>
      <text:p text:style-name="P4">
Міністерство юстиції також планує цього літа направити постійного юридичногорадника до Посольства США в Києві. Цей радник працюватиме з українськимипартнерами з низки складних питань сектору юстиції.</text:p>
      <text:p text:style-name="P4">
Прокурори, які працюють із групою з розслідування військових злочинівМіністерства юстиції США, продовжують тісно співпрацювати з колегами в ОфісіГенерального прокурора України для розслідування конкретних злочинів, скоєнихросійськими військами, включаючи незаконні напади на цивільних осіб.</text:p>
      <text:p text:style-name="P4">
Конгрес США нещодавно розширив повноваження Міністерства юстиції щодо судовогопереслідування ймовірних військових злочинців, які виявлені в СполученихШтатах. Це означає, що в наступні роки і десятиліття російські військовізлочинці, які потрапили в США, повинні очікувати, що вони опиниться передсудами США.</text:p>
      <text:p text:style-name="P4">
Крім того, Мін'юст США застосовує нові повноваження, надані Конгресом США, щобпередавати певні активи, які конфіскували в російських олігархів, длявикористання у відбудові України.</text:p>
      <text:p text:style-name="P4">
«Ми зробимо все можливе, щоб допомогти Україні досягти справедливості длясвого народу. І ми будемо працювати стільки, скільки потрібно, щоб притягнутидо відповідальності тих, хто несе відповідальність за жорстокі злочиниросійського режиму», — зазначив генеральний прокурор США Меррік Ґарланд.</text:p>
      <text:p text:style-name="P4">
Source: <text:a xlink:type="simple" xlink:href="https://armyinform.com.ua/2023/04/18/ssha-pryznachyly-prokurora-v-gaagu-yakyj-zoseredytsya-na-zlochynah-rf-proty-ukrayiny/" text:style-name="Internet_20_link" text:visited-style-name="Visited_20_Internet_20_Link">
https://armyinform.com.ua/2023/04/18/ssha-pryznachyly-prokurora-v-gaagu-yakyj-zoseredytsya-na-zlochynah-rf-proty-ukrayiny/</text:a>
</text:p>
      <!--NEWS-->
      <text:h text:style-name="P10" text:outline-level="1">
<text:span text:style-name="T4">
Офіс Генпрокурора України: задокументовано понад 17 тисяч злочинів проти нацбезпеки</text:span>
</text:h>
      <text:p text:style-name="P4">
Author: ['АРМІЯINFORM']</text:p>
      <text:p text:style-name="P4">
Time: 2023-04-18T62: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18042023ua.jpg" text:style-name="Internet_20_link" text:visited-style-name="Visited_20_Internet_20_Link">
warcrime-18042023ua.jpg</text:a>
', '<text:a xlink:type="simple" xlink:href="https://armyinform.com.ua/wp-content/uploads/2023/04/warcrime-18042023en.jpg" text:style-name="Internet_20_link" text:visited-style-name="Visited_20_Internet_20_Link">
warcrime-18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49" text:anchor-type="as-char" svg:width="6.9236in" svg:height="4.448413in" draw:z-index="0">
<draw:image xlink:href="../Images/AРМІЯINFORM/2023-04-18T62-00-00-04-00/warcrime-18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8 квітня</text:span>
 зареєстровано:</text:p>
      <ul>
        <li>
80 971 воєнний злочин,  * 17 068 злочинів проти національної безпеки України.</li>
      </ul>
      <text:p text:style-name="P4">
Крім того, за офіційними даними ювенальних прокурорів, <text:span text:style-name="T4">
1418 дітейпостраждали</text:span>
 внаслідок агресії рф, з них:</text:p>
      <ul>
        <li>
470 — дітей загинули,  * 948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50" text:anchor-type="as-char" svg:width="6.9236in" svg:height="4.448413in" draw:z-index="0">
<draw:image xlink:href="../Images/AРМІЯINFORM/2023-04-18T62-00-00-04-00/warcrime-18042023en.jpg" xlink:type="simple" xlink:show="embed" xlink:actuate="onLoad" draw:mime-type="image/jpeg"/>
</draw:frame>
</text:p>
      <text:p text:style-name="P4">
Source: <text:a xlink:type="simple" xlink:href="https://armyinform.com.ua/2023/04/18/ofis-genprokurora-ukrayiny-zadokumentovano-ponad-17-tysyach-zlochyniv-proty-naczbezpeky-2/" text:style-name="Internet_20_link" text:visited-style-name="Visited_20_Internet_20_Link">
https://armyinform.com.ua/2023/04/18/ofis-genprokurora-ukrayiny-zadokumentovano-ponad-17-tysyach-zlochyniv-proty-naczbezpeky-2/</text:a>
</text:p>
      <!--NEWS-->
      <text:h text:style-name="P10" text:outline-level="1">
<text:span text:style-name="T4">
Мінветеранів розробляє програми адаптації на робочому місці військових, які повертатимуться до цивільного життя</text:span>
</text:h>
      <text:p text:style-name="P4">
Author: ['АРМІЯINFORM']</text:p>
      <text:p text:style-name="P4">
Time: 2023-04-18T63:00:00-04:00</text:p>
      <text:p text:style-name="P4">
Description: Мінветеранів розробляє програми адаптації на робочому місці Захисників і Захисниць,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83466_l_vivs_kyj_czentr_nadannya_poslug_uchasnykam_bojovyh_dij_960x380_0.jpg" text:style-name="Internet_20_link" text:visited-style-name="Visited_20_Internet_20_Link">
183466_l_vivs_kyj_czentr_nadannya_poslug_uchasnykam_bojovyh_dij_960x380_0.jpg</text:a>
']</text:p>
      <text:p text:style-name="P4">
Tags: ['STOPRUSSIA', 'АГРЕСІЯ РФ', 'ВТОРГНЕННЯ РФ']</text:p>
      <text:p text:style-name="P4">
Category: News</text:p>
      <!--METADATA-->
      <text:p text:style-name="P4">
<draw:frame draw:style-name="fr1" draw:name="Image51" text:anchor-type="as-char" svg:width="6.9236in" svg:height="5.012398in" draw:z-index="0">
<draw:image xlink:href="../Images/AРМІЯINFORM/2023-04-18T63-00-00-04-00/183466_l_vivs_kyj_czentr_nadannya_poslug_uchasnykam_bojovyh_dij_960x380_0.jpg" xlink:type="simple" xlink:show="embed" xlink:actuate="onLoad" draw:mime-type="image/jpeg"/>
</draw:frame>
Ілюстративне фото</text:p>
      <text:p text:style-name="P4">
Мінветеранів розробляє програми адаптації на робочому місці Захисників іЗахисниць, які повертатимуться до цивільного життя. Про це повідомилагенеральний директор Директорату стратегічного планування та євроінтеграціїМінветеранів Світлана Березіна під час прямого ефіру на телеканалі «ПершийЗахідний». Про це <text:a xlink:type="simple" xlink:href="https://www.kmu.gov.ua/news/minveteraniv-rozrobliaie-prohramy-adaptatsii-na-robochomu-mistsi-zakhysnykiv-i-zakhysnyts-iaki-povertatymutsia-do-tsyvilnoho-zhyttia" text:style-name="Internet_20_link" text:visited-style-name="Visited_20_Internet_20_Link">
повідомляє</text:a>
 Урядовий портал.</text:p>
      <text:p text:style-name="P4">
«Один з проектів, над яким ми зараз працюємо в межах системи переходу відвійськової служби до цивільного життя — це розробка спеціальної програми, якколективам підприємств приймати ветерана-колегу. Вона сприятиме повноціннійадаптації на робочому місці Захисників і Захисниць, які повертатимуться доцивільного життя», — розповіла вона.</text:p>
      <text:p text:style-name="P4">
За словами Світлани Березіної, фахівці одного з центрів психосоціальноїреабілітації, що належить до сфери управління Мінветеранів, розробили низкутренінгів для працівників підприємств. Вони допомагатимуть колективу правильноприймати ветеранів й ветеранок після повернення їх з війни. Зокрема, такітренінги ми започатковуємо в «Укрзалізниці», де майже 10 тисяч її працівниківборонять Україну на фронті.</text:p>
      <text:p text:style-name="P4">
«Ці люди повернуться на свої робочі місця, треба напрацювати нові підходи дляїхньої повноцінної адаптації у своїх колективах. Наразі над цим ми іпрацюємо», — наголосила Світлана Березіна.</text:p>
      <text:p text:style-name="P4">
Source: <text:a xlink:type="simple" xlink:href="https://armyinform.com.ua/2023/04/18/minveteraniv-rozroblyaye-programy-adaptacziyi-na-robochomu-misczi-vijskovyh-yaki-povertatymutsya-do-czyvilnogo-zhyttya/" text:style-name="Internet_20_link" text:visited-style-name="Visited_20_Internet_20_Link">
https://armyinform.com.ua/2023/04/18/minveteraniv-rozroblyaye-programy-adaptacziyi-na-robochomu-misczi-vijskovyh-yaki-povertatymutsya-do-czyvilnogo-zhyttya/</text:a>
</text:p>
      <!--NEWS-->
      <text:h text:style-name="P10" text:outline-level="1">
<text:span text:style-name="T4">
Глава держави підписав указ про нагородження захисників України</text:span>
</text:h>
      <text:p text:style-name="P4">
Author: ['АРМІЯINFORM']</text:p>
      <text:p text:style-name="P4">
Time: 2023-04-18T64:00:00-04:00</text:p>
      <text:p text:style-name="P4">
Description: Президент України Володимир Зеленський відзначив державними нагородам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213cb444a7b4dddfd13032ccfd9f959_1648215665_extra_large.jpeg" text:style-name="Internet_20_link" text:visited-style-name="Visited_20_Internet_20_Link">
3213cb444a7b4dddfd13032ccfd9f959_1648215665_extra_large.jpeg</text:a>
']</text:p>
      <text:p text:style-name="P4">
Tags: []</text:p>
      <text:p text:style-name="P4">
Category: News</text:p>
      <!--METADATA-->
      <text:p text:style-name="P4">
<draw:frame draw:style-name="fr1" draw:name="Image52" text:anchor-type="as-char" svg:width="6.9236in" svg:height="4.613521in" draw:z-index="0">
<draw:image xlink:href="../Images/AРМІЯINFORM/2023-04-18T64-00-00-04-00/3213cb444a7b4dddfd13032ccfd9f959_1648215665_extra_large.jpeg" xlink:type="simple" xlink:show="embed" xlink:actuate="onLoad" draw:mime-type="image/jpeg"/>
</draw:frame>
</text:p>
      <text:p text:style-name="P4">
<text:span text:style-name="T4">
Президент України Володимир Зеленський відзначив державними нагородамивійськовослужбовців ЗСУ.</text:span>
</text:p>
      <text:p text:style-name="P4">
Відповідний <text:a xlink:type="simple" xlink:href="https://www.president.gov.ua/documents/2302023-46541" text:style-name="Internet_20_link" text:visited-style-name="Visited_20_Internet_20_Link">
Указ №230/2023</text:a>
 опублікованийна сайті глави держави.</text:p>
      <text:p text:style-name="P4">
Зазначається, що нагороди присвоєно «за особисту мужність і самовіддані дії,виявлені у захисті державного суверенітету та територіальної цілісностіУкраїни, вірність військовій присязі».</text:p>
      <text:p text:style-name="P4">
<text:span text:style-name="T4">
Нагородити орденом Богдана Хмельницького ІІ ступеня</text:span>
</text:p>
      <text:p text:style-name="P4">
ЛАПУ Олександра Івановича — старшого лейтенанта</text:p>
      <text:p text:style-name="P4">
ЯХНЕНКА Дмитра Олександровича — майора</text:p>
      <text:p text:style-name="P4">
<text:span text:style-name="T4">
Нагородити орденом Богдана Хмельницького ІІІ ступеня</text:span>
</text:p>
      <text:p text:style-name="P4">
ДАНИЛЬЧЕНКА Віталія Віталійовича (посмертно) — лейтенанта</text:p>
      <text:p text:style-name="P4">
ДУДАРЧУКА Віталія Вікторовича (посмертно) — лейтенанта</text:p>
      <text:p text:style-name="P4">
ЗУЄВА Валентина Олександровича (посмертно) — майора</text:p>
      <text:p text:style-name="P4">
КАДОЛА Віталія Віталійовича (посмертно) — молодшого лейтенанта</text:p>
      <text:p text:style-name="P4">
КИРИЛЮКА Віталія Васильовича (посмертно) — капітана</text:p>
      <text:p text:style-name="P4">
ЛЕНЯ Тараса Івановича (посмертно) — лейтенанта</text:p>
      <text:p text:style-name="P4">
СЕВЕРИЛОВА В’ячеслава Олексійовича — полковника</text:p>
      <text:p text:style-name="P4">
<text:span text:style-name="T4">
Нагородити орденом «За мужність» ІІ ступеня</text:span>
</text:p>
      <text:p text:style-name="P4">
ЛИТВИНЕНКА Олега Миколайовича — старшого солдата</text:p>
      <text:p text:style-name="P4">
МИКИЦЕЯ Тараса Дмитровича (посмертно) — старшого солдата</text:p>
      <text:p text:style-name="P4">
СТЕПАНОВА Анатолія Анатолійовича (посмертно) — старшого сержанта</text:p>
      <text:p text:style-name="P4">
<text:span text:style-name="T4">
Нагородити орденом «За мужність» ІІІ ступеня</text:span>
</text:p>
      <text:p text:style-name="P4">
АЛЬБЕРТА Ярослава Дмитровича (посмертно) — старшого солдата</text:p>
      <text:p text:style-name="P4">
АНАТІЙЧУКА Олега Степановича (посмертно) — солдата</text:p>
      <text:p text:style-name="P4">
АНДРУСИКА Сергія Івановича (посмертно) — солдата</text:p>
      <text:p text:style-name="P4">
АНІЩЕНКА Віталія Вікторовича (посмертно) — солдата</text:p>
      <text:p text:style-name="P4">
АНТОНЮКОВА Василя Миколайовича (посмертно) — сержанта</text:p>
      <text:p text:style-name="P4">
АЩЕУЛОВА Володимира Олександровича (посмертно) — молодшого сержанта</text:p>
      <text:p text:style-name="P4">
БАЙКЕНИЧА Олександра Богдановича (посмертно) — солдата</text:p>
      <text:p text:style-name="P4">
БАКУНА Андрія Васильовича — капітана</text:p>
      <text:p text:style-name="P4">
БАМБУЛЯКА Миколу Васильовича (посмертно) — молодшого сержанта</text:p>
      <text:p text:style-name="P4">
БАРДИГУЛУ Миколу Мирославовича (посмертно) — солдата</text:p>
      <text:p text:style-name="P4">
БАСКА Володимира Івановича — старшого сержанта</text:p>
      <text:p text:style-name="P4">
БАШИНСЬКОГО Юрія Сергійовича (посмертно) — солдата</text:p>
      <text:p text:style-name="P4">
БЕРЕЗОВСЬКОГО Миколу Васильовича (посмертно) — солдата</text:p>
      <text:p text:style-name="P4">
БІЛАНЕНКА Олексія Володимировича (посмертно) — старшого солдата</text:p>
      <text:p text:style-name="P4">
БОЄЧКА Іллю Васильовича (посмертно) — солдата</text:p>
      <text:p text:style-name="P4">
БУБИРА Олексія Ігоровича (посмертно) — сержанта</text:p>
      <text:p text:style-name="P4">
БУДЕЯ Миколу Пилиповича (посмертно) — старшого солдата</text:p>
      <text:p text:style-name="P4">
БУЛИГУ Олега Валентиновича (посмертно) — старшого солдата</text:p>
      <text:p text:style-name="P4">
БУРДЕЙНОГО Миколу Васильовича (посмертно) — солдата</text:p>
      <text:p text:style-name="P4">
БУРЛАЧЕНКА Анатолія (посмертно) — солдата</text:p>
      <text:p text:style-name="P4">
ВАЙПАНА Івана Михайловича (посмертно) — головного сержанта</text:p>
      <text:p text:style-name="P4">
ВАЩЕНКА Василя Миколайовича — майора</text:p>
      <text:p text:style-name="P4">
ВЕРХОВСЬКОГО Кирила Владиславовича (посмертно) — солдата</text:p>
      <text:p text:style-name="P4">
ВОЛОШИНЮКА Андрія Ілліча (посмертно) — солдата</text:p>
      <text:p text:style-name="P4">
ВОЛОЩУКА Миколу Йосиповича (посмертно) — солдата</text:p>
      <text:p text:style-name="P4">
ГАНЧЕРЮКА Дмитра Івановича (посмертно) — сержанта</text:p>
      <text:p text:style-name="P4">
ГАРМАТЮКА Олександра Вікторовича (посмертно) — головного сержанта</text:p>
      <text:p text:style-name="P4">
ГВОЗДЯНЧУКА Ярослава Івановича (посмертно) — солдата</text:p>
      <text:p text:style-name="P4">
ГЕВАКА Антона Леонідовича (посмертно) — старшого лейтенанта</text:p>
      <text:p text:style-name="P4">
ГЕРЕЛУ Василя Васильовича (посмертно) — старшого солдата</text:p>
      <text:p text:style-name="P4">
ГЛОБІНА Владислава Вікторовича — капітана</text:p>
      <text:p text:style-name="P4">
ГОРОВОГО Олексія Вячеславовича — штаб-сержанта</text:p>
      <text:p text:style-name="P4">
ГРИЩЕНКА Олександра Васильовича (посмертно) — старшого сержанта</text:p>
      <text:p text:style-name="P4">
ДІЛЬНОГО Василя Володимировича (посмертно) — сержанта</text:p>
      <text:p text:style-name="P4">
ДОЛГІХ Віталія Юрійовича (посмертно) — майстер-сержанта</text:p>
      <text:p text:style-name="P4">
ЄВЧУКА Руслана Федоровича — капітана</text:p>
      <text:p text:style-name="P4">
ЖАБУ Андрія Богдановича (посмертно) — солдата</text:p>
      <text:p text:style-name="P4">
ЖМУРКА Назара Євгеновича (посмертно) — солдата</text:p>
      <text:p text:style-name="P4">
ЗАКАЛАТУ Володимира Петровича (посмертно) — старшого солдата</text:p>
      <text:p text:style-name="P4">
ЗАХОВАЙКА Олега Анатолійовича — капітана</text:p>
      <text:p text:style-name="P4">
ЗДОРОВЦОВА Марка Ярославовича (посмертно) — старшого сержанта</text:p>
      <text:p text:style-name="P4">
ІВАСЮКА Василя Васильовича (посмертно) — старшого солдата</text:p>
      <text:p text:style-name="P4">
КАЗМІРЧУКА Едуарда Андрійовича (посмертно) — солдата</text:p>
      <text:p text:style-name="P4">
КІТРАЛЯ Ігоря Олексійовича (посмертно) — сержанта</text:p>
      <text:p text:style-name="P4">
КІШАКА Михайла Васильовича (посмертно) — сержанта</text:p>
      <text:p text:style-name="P4">
КОБЗЄВА Сергія Михайловича (посмертно) — старшого солдата</text:p>
      <text:p text:style-name="P4">
КОЗАКА Михайла Михайловича (посмертно) — солдата</text:p>
      <text:p text:style-name="P4">
КОЗАРЯ Олега Анатолійовича (посмертно) — молодшого сержанта</text:p>
      <text:p text:style-name="P4">
КОСОВИЧА Василя Дмитровича (посмертно) — солдата</text:p>
      <text:p text:style-name="P4">
КРАВЧУКА Олександра Миколайовича (посмертно) — старшого сержанта</text:p>
      <text:p text:style-name="P4">
КРУХОВСЬКОГО Романа Петровича (посмертно) — солдата</text:p>
      <text:p text:style-name="P4">
КУРИЛЕНКА Миколу Вікторовича (посмертно) — солдата</text:p>
      <text:p text:style-name="P4">
КУРОВСЬКОГО Віталія Володимировича (посмертно) — солдата</text:p>
      <text:p text:style-name="P4">
ЛЄДНЄВА Ростислава Євгенійовича (посмертно) — майстер-сержанта</text:p>
      <text:p text:style-name="P4">
ЛИТЮКА Сергія Сергійовича — сержанта</text:p>
      <text:p text:style-name="P4">
ЛОБОДУ Олександра Анатолійовича — капітана</text:p>
      <text:p text:style-name="P4">
ЛОПУШАКА Івана Васильовича (посмертно) — молодшого сержанта</text:p>
      <text:p text:style-name="P4">
ЛУЦАКА Любомира Васильовича (посмертно) — солдата</text:p>
      <text:p text:style-name="P4">
МАЗНІЦЬКОГО Віталія Васильовича (посмертно) — старшого солдата</text:p>
      <text:p text:style-name="P4">
МАКАРА Василя Дмитровича (посмертно) — молодшого сержанта</text:p>
      <text:p text:style-name="P4">
МАКОВСЬКОГО Віталія Ігоровича — старшого лейтенанта</text:p>
      <text:p text:style-name="P4">
МАЛОРОДОВА Анатолія Миколайовича (посмертно) — солдата</text:p>
      <text:p text:style-name="P4">
МОНЬКА Владислава Валерійовича (посмертно) — солдата</text:p>
      <text:p text:style-name="P4">
МЯГКИХ Руслана Олександровича — старшого солдата</text:p>
      <text:p text:style-name="P4">
ОГОРОДНІКОВА Євгена Олександровича (посмертно) — старшого матроса</text:p>
      <text:p text:style-name="P4">
ОКСЕНЮКА Віталія Івановича — капітана</text:p>
      <text:p text:style-name="P4">
ОЛІЙНИКА Ігоря Богдановича — майора</text:p>
      <text:p text:style-name="P4">
ОСАДЧОГО Максима Володимировича (посмертно) — старшого солдата</text:p>
      <text:p text:style-name="P4">
ПАКІНА Сергія Григоровича — старшого солдата</text:p>
      <text:p text:style-name="P4">
ПЕРМЯКОВА Олексія Миколайовича (посмертно) — штаб-сержанта</text:p>
      <text:p text:style-name="P4">
ПОСТОЛЬНИКА Андрія Анатолійовича — старшого солдата</text:p>
      <text:p text:style-name="P4">
РАДНЯНОГО Олександра Вікторовича (посмертно) — солдата</text:p>
      <text:p text:style-name="P4">
СЕНИКА Сергія Григоровича (посмертно) — молодшого сержанта</text:p>
      <text:p text:style-name="P4">
СКВАРСЬКОГО Олександра Олександровича (посмертно) — солдата</text:p>
      <text:p text:style-name="P4">
СМІРНОВА Дмитра Олександровича — старшого сержанта</text:p>
      <text:p text:style-name="P4">
СУХОВЄЄВА Дмитра Валерійовича — сержанта</text:p>
      <text:p text:style-name="P4">
ЧАНИШЕВА Рената Каміловича (посмертно) — солдата</text:p>
      <text:p text:style-name="P4">
ШЕСТЕРИНУ Андрія Євгенійовича — капітана</text:p>
      <text:p text:style-name="P4">
ЯКОВЛЕВА Артема Миколайовича — старшого сержанта</text:p>
      <text:p text:style-name="P4">
<text:span text:style-name="T4">
Нагородити орденом княгині Ольги ІІІ ступеня</text:span>
</text:p>
      <text:p text:style-name="P4">
ГАЛИЧ Світлану Родіонівну — старшого лейтенанта медичної служби</text:p>
      <text:p text:style-name="P4">
<text:span text:style-name="T4">
Нагородити орденом Данила Галицького</text:span>
</text:p>
      <text:p text:style-name="P4">
БЕСАРАБА Андрія Вадимовича — капітана</text:p>
      <text:p text:style-name="P4">
ВЛАСОВА Станіслава Юрійовича — капітана</text:p>
      <text:p text:style-name="P4">
ГАЙДАРЖИ Іллю Трифоновича — полковника медичної служби</text:p>
      <text:p text:style-name="P4">
ГЕЙКА Олександра Олександровича — підполковника медичної служби</text:p>
      <text:p text:style-name="P4">
ДОРУ Віталія Михайловича — капітана</text:p>
      <text:p text:style-name="P4">
ЄНІНА Романа Вікторовича — полковника медичної служби</text:p>
      <text:p text:style-name="P4">
КАБАКЧЕЯ Дмитра Васильовича — підполковника</text:p>
      <text:p text:style-name="P4">
КОЗАКА Сергія Борисовича — старшого лейтенанта</text:p>
      <text:p text:style-name="P4">
ПОПАДЮКА Андрія Михайловича — старшого лейтенанта</text:p>
      <text:p text:style-name="P4">
СИДОРКА Андрія Олександровича — майора</text:p>
      <text:p text:style-name="P4">
ЦАРЮКА Артура Юрійовича — старшого лейтенанта медичної служби</text:p>
      <text:p text:style-name="P4">
ЦЕЛОМУДРОГО Олександра Ілліча — полковника медичної служби</text:p>
      <text:p text:style-name="P4">
ЯКОВЕНКА Андрія Петровича — полковника</text:p>
      <text:p text:style-name="P4">
<text:span text:style-name="T4">
Нагородити медаллю «За військову службу Україні»</text:span>
</text:p>
      <text:p text:style-name="P4">
БОЛТЯН Жанну Павлівну — молодшого сержанта</text:p>
      <text:p text:style-name="P4">
БРЕДЮКА Сергія Леонідовича — старшого солдата</text:p>
      <text:p text:style-name="P4">
ГОДЕНЮКА Миколу Вікторовича — старшого лейтенанта медичної служби</text:p>
      <text:p text:style-name="P4">
ГРЕЧКА Андрія Валерійовича — полковника</text:p>
      <text:p text:style-name="P4">
ЖИМОЛОСТНОВА Олександра Петровича — старшого лейтенанта медичної служби</text:p>
      <text:p text:style-name="P4">
ЖИТЧЕНКА Олександра Васильовича — старшого солдата</text:p>
      <text:p text:style-name="P4">
ЛЄВІНА Михайла Борисовича — старшого лейтенанта медичної служби</text:p>
      <text:p text:style-name="P4">
МУЦКА Василя Михайловича — молодшого сержанта</text:p>
      <text:p text:style-name="P4">
НАЗАРЧУКА Андрія Сергійовича — майора медичної служби</text:p>
      <text:p text:style-name="P4">
ПИРОГОВА Вадима В’ячеславовича — лейтенанта медичної служби</text:p>
      <text:p text:style-name="P4">
СТЕГНІЯ Романа Сергійовича — сержанта</text:p>
      <text:p text:style-name="P4">
ХОМОВИЧ Олену Олександрівну — сержанта</text:p>
      <text:p text:style-name="P4">
<text:span text:style-name="T4">
Нагородити медаллю «За бездоганну службу» ІІІ ступеня</text:span>
</text:p>
      <text:p text:style-name="P4">
ЖЕПКА Андрія Володимировича — полковника</text:p>
      <text:p text:style-name="P4">
ЛАЗУКІНА Євгена Олександровича — полковника</text:p>
      <text:p text:style-name="P4">
ЧЕРНІЯ Максима Петровича — полковника</text:p>
      <text:p text:style-name="P4">
<text:span text:style-name="T4">
Нагородити медаллю «Захиснику Вітчизни»</text:span>
</text:p>
      <text:p text:style-name="P4">
КОРЧАКА Олексія Сергійовича — солдата</text:p>
      <text:p text:style-name="P4">
ОЛЕХА Євгенія Михайловича — солдата</text:p>
      <text:p text:style-name="P4">
РУДЕНКА Костянтина Миколайовича — матроса</text:p>
      <text:p text:style-name="P4">
САВЧЕНКА Андрія Сергійовича — молодшого сержанта</text:p>
      <text:p text:style-name="P4">
ФЕДОРИШИНА Андрія Івановича — матроса</text:p>
      <text:p text:style-name="P4">
ШЕСТЮКА Віталія Дмитровича — матроса</text:p>
      <text:p text:style-name="P4">
ЩЕРБАНЯ Миколу Валерійовича — старшого солдата.</text:p>
      <text:p text:style-name="P4">
<text:span text:style-name="T4">
Президент України В.ЗЕЛЕНСЬКИЙ</text:span>
</text:p>
      <text:p text:style-name="P4">
Source: <text:a xlink:type="simple" xlink:href="https://armyinform.com.ua/2023/04/18/glava-derzhavy-pidpysav-ukaz-pro-nagorodzhennya-zahysnykiv-ukrayiny-2/" text:style-name="Internet_20_link" text:visited-style-name="Visited_20_Internet_20_Link">
https://armyinform.com.ua/2023/04/18/glava-derzhavy-pidpysav-ukaz-pro-nagorodzhennya-zahysnykiv-ukrayiny-2/</text:a>
</text:p>
      <!--NEWS-->
      <text:h text:style-name="P10" text:outline-level="1">
<text:span text:style-name="T4">
Загиблий та поранені внаслідок чергового обстрілу середмістя Херсона — розпочато провадження</text:span>
</text:h>
      <text:p text:style-name="P4">
Author: ['АРМІЯINFORM']</text:p>
      <text:p text:style-name="P4">
Time: 2023-04-18T65:00:00-04:00</text:p>
      <text:p text:style-name="P4">
Description: За процесуального керівництва Херсон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8_13-23-41.jpg" text:style-name="Internet_20_link" text:visited-style-name="Visited_20_Internet_20_Link">
photo_2023-04-18_13-23-41.jpg</text:a>
']</text:p>
      <text:p text:style-name="P4">
Tags: ['STOPRUSSIA', 'АГРЕСІЯ РФ']</text:p>
      <text:p text:style-name="P4">
Category: News</text:p>
      <!--METADATA-->
      <text:p text:style-name="P4">
<draw:frame draw:style-name="fr1" draw:name="Image53" text:anchor-type="as-char" svg:width="6.9236in" svg:height="3.961292in" draw:z-index="0">
<draw:image xlink:href="../Images/AРМІЯINFORM/2023-04-18T65-00-00-04-00/photo_2023-04-18_13-23-41.jpg" xlink:type="simple" xlink:show="embed" xlink:actuate="onLoad" draw:mime-type="image/jpeg"/>
</draw:frame>
</text:p>
      <text:p text:style-name="P4">
За процесуального керівництва Херсонської обласної прокуратури розпочатодосудове розслідування у кримінальних провадженнях за фактом порушення законівта звичаїв війни (ч. 1, 2 ст. 438 КК України).</text:p>
      <text:p text:style-name="P4">
Про це у Telegram <text:a xlink:type="simple" xlink:href="https://t.me/pgo_gov_ua" text:style-name="Internet_20_link" text:visited-style-name="Visited_20_Internet_20_Link">
повідомляє</text:a>
 Офіс Генеральногопрокурора.</text:p>
      <text:p text:style-name="P4">
«За даними слідства, вранці 18 квітня 2023 року окупанти здійснили черговийобстріл середмістя Херсона, поціливши у місця з найбільш масовими скупченнямилюдей. Внаслідок цього загинув чоловік. Дев’ять цивільних дістали поранень.Пошкоджено об’єкти цивільної інфраструктури, серед яких житлові будинки таавтотранспорт. Прокурори спільно зі слідчими проводять першочергові заходи дляфіксування злочину, вчиненого армією рф», — йдеться у повідомленні.</text:p>
      <text:p text:style-name="P4">
Source: <text:a xlink:type="simple" xlink:href="https://armyinform.com.ua/2023/04/18/zagyblyj-ta-poraneni-vnaslidok-chergovogo-obstrilu-seredmistya-hersona-rozpochato-provadzhennya/" text:style-name="Internet_20_link" text:visited-style-name="Visited_20_Internet_20_Link">
https://armyinform.com.ua/2023/04/18/zagyblyj-ta-poraneni-vnaslidok-chergovogo-obstrilu-seredmistya-hersona-rozpochato-provadzhennya/</text:a>
</text:p>
      <!--NEWS-->
      <text:h text:style-name="P10" text:outline-level="1">
<text:span text:style-name="T4">
У Збройних силах Канади показали, як доставляли танки Leopard 2 для України</text:span>
</text:h>
      <text:p text:style-name="P4">
Author: ['АРМІЯINFORM']</text:p>
      <text:p text:style-name="P4">
Time: 2023-04-18T66:00:00-04:00</text:p>
      <text:p text:style-name="P4">
Description: Збройні сили Канади показали процес відправки до Польщі танків Leopard 2, які згод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714015_618102596876955_5369381344104399809_n.jpg" text:style-name="Internet_20_link" text:visited-style-name="Visited_20_Internet_20_Link">
341714015_618102596876955_5369381344104399809_n.jpg</text:a>
', '<text:a xlink:type="simple" xlink:href="https://armyinform.com.ua/wp-content/uploads/2023/04/342189710_939479100704154_2078894233871262997_n-150x150.jpg" text:style-name="Internet_20_link" text:visited-style-name="Visited_20_Internet_20_Link">
342189710_939479100704154_2078894233871262997_n-150x150.jpg</text:a>
', '<text:a xlink:type="simple" xlink:href="https://armyinform.com.ua/wp-content/uploads/2023/04/342193408_611214297545760_6539147046506352555_n-150x150.jpg" text:style-name="Internet_20_link" text:visited-style-name="Visited_20_Internet_20_Link">
342193408_611214297545760_6539147046506352555_n-150x150.jpg</text:a>
', '<text:a xlink:type="simple" xlink:href="https://armyinform.com.ua/wp-content/uploads/2023/04/342189651_890786588700533_4682466148261354526_n-150x150.jpg" text:style-name="Internet_20_link" text:visited-style-name="Visited_20_Internet_20_Link">
342189651_890786588700533_4682466148261354526_n-150x150.jpg</text:a>
', '<text:a xlink:type="simple" xlink:href="https://armyinform.com.ua/wp-content/uploads/2023/04/342182704_768094144666015_419286063261095859_n-150x150.jpg" text:style-name="Internet_20_link" text:visited-style-name="Visited_20_Internet_20_Link">
342182704_768094144666015_419286063261095859_n-150x150.jpg</text:a>
']</text:p>
      <text:p text:style-name="P4">
Tags: ['LEOPARD 2', 'КАНАДА']</text:p>
      <text:p text:style-name="P4">
Category: News</text:p>
      <!--METADATA-->
      <text:p text:style-name="P4">
<draw:frame draw:style-name="fr1" draw:name="Image54" text:anchor-type="as-char" svg:width="6.9236in" svg:height="4.615733in" draw:z-index="0">
<draw:image xlink:href="../Images/AРМІЯINFORM/2023-04-18T66-00-00-04-00/341714015_618102596876955_5369381344104399809_n.jpg" xlink:type="simple" xlink:show="embed" xlink:actuate="onLoad" draw:mime-type="image/jpeg"/>
</draw:frame>
</text:p>
      <text:p text:style-name="P4">
Збройні сили Канади показали процес відправки до Польщі танків Leopard 2, якізгодом будуть передані Україні.</text:p>
      <text:p text:style-name="P4">
Про це<text:a xlink:type="simple" xlink:href="https%3A%2F%2Fwww.facebook.com%2FCanadianForces%2Fposts%2Fpfbid0c7aReDBtfGeebgi2G9Q3TWQPiUPcbDw9prgHHHLjwfSfmY3kggmitynsgbf4XMmNl&amp;show_text=true&amp;width=500" text:style-name="Internet_20_link" text:visited-style-name="Visited_20_Internet_20_Link">
йдеться</text:a>
на сторінці Збройних сил Канади у Фейсбуці.</text:p>
      <text:p text:style-name="P4">
<text:a xlink:type="simple" xlink:href="https://armyinform.com.ua/wp-content/uploads/2023/04/342189710_939479100704154_2078894233871262997_n.jpg" text:style-name="Internet_20_link" text:visited-style-name="Visited_20_Internet_20_Link">
<draw:frame draw:style-name="fr1" draw:name="Image55" text:anchor-type="as-char" svg:width="6.9236in" svg:height="6.9236in" draw:z-index="0">
<draw:image xlink:href="../Images/AРМІЯINFORM/2023-04-18T66-00-00-04-00/342189710_939479100704154_2078894233871262997_n-150x150.jpg" xlink:type="simple" xlink:show="embed" xlink:actuate="onLoad" draw:mime-type="image/jpeg"/>
</draw:frame>
</text:a>
</text:p>
      <text:p text:style-name="P4">
<text:a xlink:type="simple" xlink:href="https://armyinform.com.ua/wp-content/uploads/2023/04/342193408_611214297545760_6539147046506352555_n.jpg" text:style-name="Internet_20_link" text:visited-style-name="Visited_20_Internet_20_Link">
<draw:frame draw:style-name="fr1" draw:name="Image56" text:anchor-type="as-char" svg:width="6.9236in" svg:height="6.9236in" draw:z-index="0">
<draw:image xlink:href="../Images/AРМІЯINFORM/2023-04-18T66-00-00-04-00/342193408_611214297545760_6539147046506352555_n-150x150.jpg" xlink:type="simple" xlink:show="embed" xlink:actuate="onLoad" draw:mime-type="image/jpeg"/>
</draw:frame>
</text:a>
</text:p>
      <text:p text:style-name="P4">
Повідомляється, що 11 квітня танки Leopard 2 були завантажені та перевезені напівденний захід Польщі літаком Королівських ВПС Канади Boeing C-17 GlobemasterIII у рамках програми Operation UNIFIER.</text:p>
      <text:p text:style-name="P4">
Наразі Канада доставила 8 танків Leopard 2 у рамках військової допомогиУкраїні.</text:p>
      <text:p text:style-name="P4">
<text:a xlink:type="simple" xlink:href="https://armyinform.com.ua/wp-content/uploads/2023/04/342189651_890786588700533_4682466148261354526_n.jpg" text:style-name="Internet_20_link" text:visited-style-name="Visited_20_Internet_20_Link">
<draw:frame draw:style-name="fr1" draw:name="Image57" text:anchor-type="as-char" svg:width="6.9236in" svg:height="6.9236in" draw:z-index="0">
<draw:image xlink:href="../Images/AРМІЯINFORM/2023-04-18T66-00-00-04-00/342189651_890786588700533_4682466148261354526_n-150x150.jpg" xlink:type="simple" xlink:show="embed" xlink:actuate="onLoad" draw:mime-type="image/jpeg"/>
</draw:frame>
</text:a>
</text:p>
      <text:p text:style-name="P4">
<text:a xlink:type="simple" xlink:href="https://armyinform.com.ua/wp-content/uploads/2023/04/342182704_768094144666015_419286063261095859_n.jpg" text:style-name="Internet_20_link" text:visited-style-name="Visited_20_Internet_20_Link">
<draw:frame draw:style-name="fr1" draw:name="Image58" text:anchor-type="as-char" svg:width="6.9236in" svg:height="6.9236in" draw:z-index="0">
<draw:image xlink:href="../Images/AРМІЯINFORM/2023-04-18T66-00-00-04-00/342182704_768094144666015_419286063261095859_n-150x150.jpg" xlink:type="simple" xlink:show="embed" xlink:actuate="onLoad" draw:mime-type="image/jpeg"/>
</draw:frame>
</text:a>
</text:p>
      <text:p text:style-name="P4">
Source: <text:a xlink:type="simple" xlink:href="https://armyinform.com.ua/2023/04/18/u-zbrojnyh-sylah-kanady-pokazaly-yak-dostavlyaly-tanky-leopard-2-dlya-ukrayiny/" text:style-name="Internet_20_link" text:visited-style-name="Visited_20_Internet_20_Link">
https://armyinform.com.ua/2023/04/18/u-zbrojnyh-sylah-kanady-pokazaly-yak-dostavlyaly-tanky-leopard-2-dlya-ukrayiny/</text:a>
</text:p>
      <!--NEWS-->
      <text:h text:style-name="P10" text:outline-level="1">
<text:span text:style-name="T4">
«Лише перемога життя зупиняє зло»: Президент у День пам’яті жертв Голокосту</text:span>
</text:h>
      <text:p text:style-name="P4">
Author: ['АРМІЯINFORM']</text:p>
      <text:p text:style-name="P4">
Time: 2023-04-18T67:00:00-04:00</text:p>
      <text:p text:style-name="P4">
Description: Президент України Володимир Зеленський вшанував пам'ять євреїв, убитих під час Голокос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8550000-0a00-0242-9a5c-08db006c4e42_w650_r0_s-1.jpg" text:style-name="Internet_20_link" text:visited-style-name="Visited_20_Internet_20_Link">
08550000-0a00-0242-9a5c-08db006c4e42_w650_r0_s-1.jpg</text:a>
']</text:p>
      <text:p text:style-name="P4">
Tags: ['ВОЛОДИМИР ЗЕЛЕНСЬКИЙ', 'ВШАНУВАВ МА', 'ГОЛОКОСТ']</text:p>
      <text:p text:style-name="P4">
Category: News</text:p>
      <!--METADATA-->
      <text:p text:style-name="P4">
<draw:frame draw:style-name="fr1" draw:name="Image59" text:anchor-type="as-char" svg:width="6.9236in" svg:height="4.09025in" draw:z-index="0">
<draw:image xlink:href="../Images/AРМІЯINFORM/2023-04-18T67-00-00-04-00/08550000-0a00-0242-9a5c-08db006c4e42_w650_r0_s-1.jpg" xlink:type="simple" xlink:show="embed" xlink:actuate="onLoad" draw:mime-type="image/jpeg"/>
</draw:frame>
</text:p>
      <text:p text:style-name="P4">
Президент України Володимир Зеленський вшанував пам'ять євреїв, убитих під часГолокосту й наголосив, що лише перемога життя зупиняє зло.</text:p>
      <text:p text:style-name="P4">
Про глава держави<text:a xlink:type="simple" xlink:href="https://twitter.com/ZelenskyyUa/status/1648245417509781511" text:style-name="Internet_20_link" text:visited-style-name="Visited_20_Internet_20_Link">
написав</text:a>
у Твіттері.</text:p>
      <text:p text:style-name="P4">
«Сьогодні вшановуємо пам'ять мільйонів євреїв, убитих під час Голокосту. Іпам'ятаємо: лише перемога життя зупиняє зло. Хоч би де ненависть піднімалаголову, життя має перемагати — законом і силою. Цінуємо всіх, хто бережепам'ять про Голокост. Цінуємо всіх, хто захищає життя», — йдеться у йогодописі.</text:p>
      <text:p text:style-name="P4">
Source: <text:a xlink:type="simple" xlink:href="https://armyinform.com.ua/2023/04/18/lyshe-peremoga-zhyttya-zupynyaye-zlo-prezydent-u-den-pamyati-zhertv-golokostu/" text:style-name="Internet_20_link" text:visited-style-name="Visited_20_Internet_20_Link">
https://armyinform.com.ua/2023/04/18/lyshe-peremoga-zhyttya-zupynyaye-zlo-prezydent-u-den-pamyati-zhertv-golokostu/</text:a>
</text:p>
      <!--NEWS-->
      <text:h text:style-name="P10" text:outline-level="1">
<text:span text:style-name="T4">
Окупанти вкотре обстріляли Чернігівщину та Сумщину</text:span>
</text:h>
      <text:p text:style-name="P4">
Author: ['АРМІЯINFORM']</text:p>
      <text:p text:style-name="P4">
Time: 2023-04-18T68:00:00-04:00</text:p>
      <text:p text:style-name="P4">
Description: Вранці 18 квітня російські війська тричі вдарили по прикордонню Сумської та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0499-1_large.jpg" text:style-name="Internet_20_link" text:visited-style-name="Visited_20_Internet_20_Link">
160499-1_large.jpg</text:a>
']</text:p>
      <text:p text:style-name="P4">
Tags: ['STOPRUSSIA', 'АГРЕСІЯ РФ', 'ОБСТРІЛИ', 'СУМЩИНА', 'ЧЕРНІГІВЩИНА']</text:p>
      <text:p text:style-name="P4">
Category: News</text:p>
      <!--METADATA-->
      <text:p text:style-name="P4">
<draw:frame draw:style-name="fr1" draw:name="Image60" text:anchor-type="as-char" svg:width="6.9236in" svg:height="4.615733in" draw:z-index="0">
<draw:image xlink:href="../Images/AРМІЯINFORM/2023-04-18T68-00-00-04-00/160499-1_large.jpg" xlink:type="simple" xlink:show="embed" xlink:actuate="onLoad" draw:mime-type="image/jpeg"/>
</draw:frame>
</text:p>
      <text:p text:style-name="P4">
Вранці 18 квітня російські війська тричі вдарили по прикордонню Сумської таЧернігівської областей, один з ударів загарбники завдали керованою авіаційноюбомбою.</text:p>
      <text:p text:style-name="P4">
Про це<text:a xlink:type="simple" xlink:href="https://www.facebook.com/kommander.nord/posts/pfbid0aQ61LpGJkpbbRW6or8x2ZsqfdWPyxKnGLUW6eQZ5Xzm9wtnHXDTsa5qbuPPh5odJl" text:style-name="Internet_20_link" text:visited-style-name="Visited_20_Internet_20_Link">
інформує</text:a>
оперативне командування «Північ».</text:p>
      <text:p text:style-name="P4">
Так, з 09:30 до 09:40 зафіксовано <text:span text:style-name="T4">
5 приходів</text:span>
 , ймовірно з міномета 120 мм,в районі н.п. Кореньок.</text:p>
      <text:p text:style-name="P4">
З 10:30 до 10:40 зафіксовано <text:span text:style-name="T4">
6 приходів</text:span>
 , ймовірно з міномета 82 мм, врайоні н.п. Бояро-Лежачі.</text:p>
      <text:p text:style-name="P4">
Близько 10:30 зафіксовано <text:span text:style-name="T4">
1 прихід</text:span>
 , ймовірно КАБ випущений з літакаворога «СУ-35», в район н.п. Тимоновичі.</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4/18/okupanty-vchergove-obstrilyaly-chernigivshhynu-ta-sumshhynu/" text:style-name="Internet_20_link" text:visited-style-name="Visited_20_Internet_20_Link">
https://armyinform.com.ua/2023/04/18/okupanty-vchergove-obstrilyaly-chernigivshhynu-ta-sumshhynu/</text:a>
</text:p>
      <!--NEWS-->
      <text:h text:style-name="P10" text:outline-level="1">
<text:span text:style-name="T4">
ОК «Південь»: росія збільшила кількість ракетоносіїв у Чорному морі</text:span>
</text:h>
      <text:p text:style-name="P4">
Author: ['АРМІЯINFORM']</text:p>
      <text:p text:style-name="P4">
Time: 2023-04-18T69:00:00-04:00</text:p>
      <text:p text:style-name="P4">
Description: Станом на 13:00 18 квітня росія збільшила кількість своїх ракетоносіїв у Чорному морі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0245790-453-1.jpeg" text:style-name="Internet_20_link" text:visited-style-name="Visited_20_Internet_20_Link">
630_360_1670245790-453-1.jpeg</text:a>
']</text:p>
      <text:p text:style-name="P4">
Tags: ['НАТАЛІЯ ГУМЕНЮК', 'РАКЕТИ «КАЛІБР»', 'ЧОРНЕ МОРЕ']</text:p>
      <text:p text:style-name="P4">
Category: News</text:p>
      <!--METADATA-->
      <text:p text:style-name="P4">
<draw:frame draw:style-name="fr1" draw:name="Image61" text:anchor-type="as-char" svg:width="6.9236in" svg:height="3.956343in" draw:z-index="0">
<draw:image xlink:href="../Images/AРМІЯINFORM/2023-04-18T69-00-00-04-00/630_360_1670245790-453-1.jpeg" xlink:type="simple" xlink:show="embed" xlink:actuate="onLoad" draw:mime-type="image/jpeg"/>
</draw:frame>
</text:p>
      <text:p text:style-name="P4">
Станом на 13:00 18 квітня росія збільшила кількість своїх ракетоносіїв уЧорному морі до чотирьох.</text:p>
      <text:p text:style-name="P4">
Про це<text:a xlink:type="simple" xlink:href="https://www.facebook.com/OperationalCommandSouth/posts/pfbid0a1b93q9dfzXfQDjV2x6hxHCNaJpgnE5n4vFcRZV6pEU2iL8sCwhPJHRyUd4BRUgSl" text:style-name="Internet_20_link" text:visited-style-name="Visited_20_Internet_20_Link">
повідомляє</text:a>
оперативне командування «Південь».</text:p>
      <text:p text:style-name="P4">
«Наразі два надводних і два підводних ракетоносії можуть мати загальний залпдо 2️4 «Калібрів», – йдеться у повідомленні.</text:p>
      <text:p text:style-name="P4">
Раніше керівниця Об’єднаного координаційного пресцентру Сил оборони півдняНаталія Гуменюк <text:a xlink:type="simple" xlink:href="https://armyinform.com.ua/2023/04/18/na-bojovomu-cherguvanni-u-chornomu-mori-perebuvayut-try-raketonosiyi-nataliya-gumenyuk/" text:style-name="Internet_20_link" text:visited-style-name="Visited_20_Internet_20_Link">
повідомляла</text:a>
, що станом на 11:00 18 квітня в Чорному морі на бойовому чергуваннібуло 11 російських кораблів, серед яких було три носії крилатих ракет.</text:p>
      <text:p text:style-name="P4">
Source: <text:a xlink:type="simple" xlink:href="https://armyinform.com.ua/2023/04/18/ok-pivden-rosiya-zbilshyla-kilkist-raketonosiyiv-u-chornomu-mori/" text:style-name="Internet_20_link" text:visited-style-name="Visited_20_Internet_20_Link">
https://armyinform.com.ua/2023/04/18/ok-pivden-rosiya-zbilshyla-kilkist-raketonosiyiv-u-chornomu-mori/</text:a>
</text:p>
      <!--NEWS-->
      <text:h text:style-name="P10" text:outline-level="1">
<text:span text:style-name="T4">
Для сержантів створять тижневі курси з психологічної підготовки — Назім Агаєв</text:span>
</text:h>
      <text:p text:style-name="P4">
Author: ['АРМІЯINFORM']</text:p>
      <text:p text:style-name="P4">
Time: 2023-04-18T70:00:00-04:00</text:p>
      <text:p text:style-name="P4">
Description: Міністерство оборони разом з Головним управлінням морально-психологічного забезпе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023-03-30-15.19.34.jpg" text:style-name="Internet_20_link" text:visited-style-name="Visited_20_Internet_20_Link">
2023-03-30-15.19.34.jpg</text:a>
']</text:p>
      <text:p text:style-name="P4">
Tags: []</text:p>
      <text:p text:style-name="P4">
Category: News</text:p>
      <!--METADATA-->
      <text:p text:style-name="P4">
<draw:frame draw:style-name="fr1" draw:name="Image62" text:anchor-type="as-char" svg:width="6.9236in" svg:height="4.611118in" draw:z-index="0">
<draw:image xlink:href="../Images/AРМІЯINFORM/2023-04-18T70-00-00-04-00/2023-03-30-15.19.34.jpg" xlink:type="simple" xlink:show="embed" xlink:actuate="onLoad" draw:mime-type="image/jpeg"/>
</draw:frame>
</text:p>
      <text:p text:style-name="P4">
Міністерство оборони разом з Головним управлінням морально-психологічногозабезпечення ЗСУ працює над проєктом з робочою назвою «Бойовий психолог». Проце повідомив в <text:a xlink:type="simple" xlink:href="https://armyinform.com.ua/2023/04/18/vseukrayinska-programa-mentalnogo-zdorovya-ty-yak-vijskovyj-aspekt/" text:style-name="Internet_20_link" text:visited-style-name="Visited_20_Internet_20_Link">
інтерв’ю</text:a>
 АрміяInform виконувачобов’язків директора Департаменту гуманітарного забезпечення Міністерстваоборони України кандидат психологічних наук Назім Агаєв.</text:p>
      <text:p text:style-name="P4">
— Для того, щоб ми мали психологічну інформацію з усіх підрозділів, мипропонуємо, щоб на головного сержанта взводу покладалась функція психологічноїпідтримки своїх підлеглих, — зазначив Назім Асафович. — Передбачається, що дляних будуть створені тижневі курси, де відпрацьовуватимуться суто практичнінавички: розуміння психологічних станів, які переживає людина під час загрозисвоєму життю, форми і методи підтримки особового складу на передовій,відстеження за зовнішніми ознаками стану людини.</text:p>
      <text:p text:style-name="P4">
Сержанти навчатимуться, як розгледіти людину із суїцидальними намірами та щопов’язує внутрішньо-психічну й зовнішньо-дієву складову вчинку. Вони маютьрозпізнати таку особу, утримати її від суїциду і передати до групи контролюбойового стресу.</text:p>
      <text:p text:style-name="P4">
Source: <text:a xlink:type="simple" xlink:href="https://armyinform.com.ua/2023/04/18/dlya-serzhantiv-stvoryat-tyzhnevi-kursy-z-psyhologichnoyi-pidgotovky-nazim-agayev/" text:style-name="Internet_20_link" text:visited-style-name="Visited_20_Internet_20_Link">
https://armyinform.com.ua/2023/04/18/dlya-serzhantiv-stvoryat-tyzhnevi-kursy-z-psyhologichnoyi-pidgotovky-nazim-agayev/</text:a>
</text:p>
      <!--NEWS-->
      <text:h text:style-name="P10" text:outline-level="1">
<text:span text:style-name="T4">
Глава держави відвідав передові позиції українських захисників на Донеччині ﻿</text:span>
</text:h>
      <text:p text:style-name="P4">
Author: ['АРМІЯINFORM']</text:p>
      <text:p text:style-name="P4">
Time: 2023-04-18T71:00:00-04:00</text:p>
      <text:p text:style-name="P4">
Description: Під час робочої поїздки в Донецьку область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256bca778f91ca0e1c94fa8e34938ea_1681815636_extra_large.jpeg" text:style-name="Internet_20_link" text:visited-style-name="Visited_20_Internet_20_Link">
a256bca778f91ca0e1c94fa8e34938ea_1681815636_extra_large.jpeg</text:a>
', '<text:a xlink:type="simple" xlink:href="https://armyinform.com.ua/wp-content/uploads/2023/04/1879cf37d4cc222ad120355ff4680992_1681815727_extra_large.jpeg" text:style-name="Internet_20_link" text:visited-style-name="Visited_20_Internet_20_Link">
1879cf37d4cc222ad120355ff4680992_1681815727_extra_large.jpeg</text:a>
', '<text:a xlink:type="simple" xlink:href="https://armyinform.com.ua/wp-content/uploads/2023/04/a9527375aa59d179ae47f5f9fda0610e_1681815725_extra_large.jpeg" text:style-name="Internet_20_link" text:visited-style-name="Visited_20_Internet_20_Link">
a9527375aa59d179ae47f5f9fda0610e_1681815725_extra_large.jpeg</text:a>
']</text:p>
      <text:p text:style-name="P4">
Tags: ['STOPRUSSIA', 'АВДІЇВКА', 'АГРЕСІЯ РФ', 'ВОЛОДИМИР ЗЕЛЕНСЬКИЙ', 'ВТОРГНЕННЯ РФ', 'ОТУ «ДОНЕЦЬК»', 'ПРЕЗИДЕНТ УКРАЇНИ']</text:p>
      <text:p text:style-name="P4">
Category: News</text:p>
      <!--METADATA-->
      <text:p text:style-name="P4">
<draw:frame draw:style-name="fr1" draw:name="Image63" text:anchor-type="as-char" svg:width="6.9236in" svg:height="4.617948in" draw:z-index="0">
<draw:image xlink:href="../Images/AРМІЯINFORM/2023-04-18T71-00-00-04-00/a256bca778f91ca0e1c94fa8e34938ea_1681815636_extra_large.jpeg" xlink:type="simple" xlink:show="embed" xlink:actuate="onLoad" draw:mime-type="image/jpeg"/>
</draw:frame>
</text:p>
      <text:p text:style-name="P4">
Під час робочої поїздки в Донецьку область Президент України ВолодимирЗеленський відвідав передові позиції українських захисників у Авдіївці.</text:p>
      <text:p text:style-name="P4">
Про це <text:a xlink:type="simple" xlink:href="https://www.president.gov.ua/news/glava-derzhavi-vidvidav-peredovi-poziciyi-ukrayinskih-zahisn-82321" text:style-name="Internet_20_link" text:visited-style-name="Visited_20_Internet_20_Link">
інформує</text:a>
 Офіс Президента України.</text:p>
      <text:p text:style-name="P4">
Глава держави заслухав доповідь командувача оперативно-тактичного угруповання«Донецьк» щодо ситуації в районі його відповідальності.</text:p>
      <text:p text:style-name="P4">
Володимир Зеленський поспілкувався з військовослужбовцями морської піхоти,десантно-штурмових, механізованих та артилерійських підрозділів і подякував їмза службу.</text:p>
      <text:p text:style-name="P4">
<draw:frame draw:style-name="fr1" draw:name="Image64" text:anchor-type="as-char" svg:width="6.9236in" svg:height="4.617948in" draw:z-index="0">
<draw:image xlink:href="../Images/AРМІЯINFORM/2023-04-18T71-00-00-04-00/1879cf37d4cc222ad120355ff4680992_1681815727_extra_large.jpeg" xlink:type="simple" xlink:show="embed" xlink:actuate="onLoad" draw:mime-type="image/jpeg"/>
</draw:frame>
</text:p>
      <text:p text:style-name="P4">
«Маю честь сьогодні бути тут, подякувати вам за службу, за те, що боронитенашу землю, Україну, наші сім’ї. Вітаю вас зі святами, з Великоднем, і бажаювам лише перемоги — того, чого бажаю кожному українцю, що дуже важливо для насусіх. Бажаю здоров’я всім вам і вашим сім’ям та щиро вдячний від кожногоукраїнця за той великий шлях, який ви проходите щоденно», — сказав він.</text:p>
      <text:p text:style-name="P4">
<draw:frame draw:style-name="fr1" draw:name="Image65" text:anchor-type="as-char" svg:width="6.9236in" svg:height="4.617948in" draw:z-index="0">
<draw:image xlink:href="../Images/AРМІЯINFORM/2023-04-18T71-00-00-04-00/a9527375aa59d179ae47f5f9fda0610e_1681815725_extra_large.jpeg" xlink:type="simple" xlink:show="embed" xlink:actuate="onLoad" draw:mime-type="image/jpeg"/>
</draw:frame>
</text:p>
      <text:p text:style-name="P4">
Source: <text:a xlink:type="simple" xlink:href="https://armyinform.com.ua/2023/04/18/glava-derzhavy-vidvidav-peredovi-pozycziyi-ukrayinskyh-zahysnykiv-na-donechchyni/" text:style-name="Internet_20_link" text:visited-style-name="Visited_20_Internet_20_Link">
https://armyinform.com.ua/2023/04/18/glava-derzhavy-vidvidav-peredovi-pozycziyi-ukrayinskyh-zahysnykiv-na-donechchyni/</text:a>
</text:p>
      <!--NEWS-->
      <text:h text:style-name="P10" text:outline-level="1">
<text:span text:style-name="T4">
Повідомлено про підозру «директору» Запорізької АЕС, який від’єднав станцію від енергосистеми України</text:span>
</text:h>
      <text:p text:style-name="P4">
Author: ['АРМІЯINFORM']</text:p>
      <text:p text:style-name="P4">
Time: 2023-04-18T72:00:00-04:00</text:p>
      <text:p text:style-name="P4">
Description: Зібрано доказову базу на ще одного російського чиновника, причетного до пошир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8_14-33-42.jpg" text:style-name="Internet_20_link" text:visited-style-name="Visited_20_Internet_20_Link">
photo_2023-04-18_14-33-42.jpg</text:a>
']</text:p>
      <text:p text:style-name="P4">
Tags: ['STOPRUSSIA', 'АГРЕСІЯ РФ', 'ЗАЕС', 'СБУ']</text:p>
      <text:p text:style-name="P4">
Category: News</text:p>
      <!--METADATA-->
      <text:p text:style-name="P4">
<draw:frame draw:style-name="fr1" draw:name="Image66" text:anchor-type="as-char" svg:width="6.9236in" svg:height="3.894525in" draw:z-index="0">
<draw:image xlink:href="../Images/AРМІЯINFORM/2023-04-18T72-00-00-04-00/photo_2023-04-18_14-33-42.jpg" xlink:type="simple" xlink:show="embed" xlink:actuate="onLoad" draw:mime-type="image/jpeg"/>
</draw:frame>
</text:p>
      <text:p text:style-name="P4">
Зібрано доказову базу на ще одного російського чиновника, причетного допоширення окупаційного режиму в тимчасово захопленій частині України. Зарезультатами слідчих дій повідомлено про підозру «директору» Запорізької АЕСолегу романенку.</text:p>
      <text:p text:style-name="P4">
До цього «призначення» росіянин був головним інженером Балаковської атомноїелектростанції у Саратовській області країни-агресора.</text:p>
      <text:p text:style-name="P4">
Після захоплення українського енергооб’єкта романенко став «директором»створеної загарбниками «експлуатуючої організації Запорізької АЕС», якавходить до структури росатому.</text:p>
      <text:p text:style-name="P4">
Встановлено, що у період з 11 березня до листопада минулого року вінзабезпечив виконання вказівки москви щодо відключення атомної електростанціївід об’єднаної енергосистеми України.</text:p>
      <text:p text:style-name="P4">
У подальшому «посадовець» організовував роботу атомного об’єкта в інтересахросії.</text:p>
      <text:p text:style-name="P4">
Для цього він підбурював працівників АЕС підтримати окупантів і співпрацюватиз ними.</text:p>
      <text:p text:style-name="P4">
У разі незгоди – погрожував «звільненням» та переслідуваннями з боку каральнихорганів рф.</text:p>
      <text:p text:style-name="P4">
На підставі зібраних доказів слідчі Служби безпеки повідомили романенкупідозру за порушення законів та звичаїв війни та державну зраду, вчинену вумовах воєнного стану.</text:p>
      <text:p text:style-name="P4">
Зловмиснику загрожує довічне позбавлення волі.</text:p>
      <text:p text:style-name="P4">
<text:span text:style-name="T4">
Джерело:</text:span>
 <text:a xlink:type="simple" xlink:href="https://ssu.gov.ua/novyny/sbu-povidomyla-pro-pidozru-okupatsiinomu-ochilnyku-zaporizkoi-aes-yakyi-vidiednav-stantsiiu-vid-enerhosystemy-ukrainy" text:style-name="Internet_20_link" text:visited-style-name="Visited_20_Internet_20_Link">
С <text:span text:style-name="T5">
БУ</text:span>
</text:a>
</text:p>
      <text:p text:style-name="P4">
Source: <text:a xlink:type="simple" xlink:href="https://armyinform.com.ua/2023/04/18/povidomleno-pro-pidozru-dyrektoru-zaporizkoyi-aes-rosiyanynu-olegu-romanenku/" text:style-name="Internet_20_link" text:visited-style-name="Visited_20_Internet_20_Link">
https://armyinform.com.ua/2023/04/18/povidomleno-pro-pidozru-dyrektoru-zaporizkoyi-aes-rosiyanynu-olegu-romanenku/</text:a>
</text:p>
      <!--NEWS-->
      <text:h text:style-name="P10" text:outline-level="1">
<text:span text:style-name="T4">
В Авдіївці військові подарували Володимиру Зеленському коїн та шеврон</text:span>
</text:h>
      <text:p text:style-name="P4">
Author: ['АРМІЯINFORM']</text:p>
      <text:p text:style-name="P4">
Time: 2023-04-18T73:00:00-04:00</text:p>
      <text:p text:style-name="P4">
Description: Під час робочої поїздки в Донецьку область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jpeg" text:style-name="Internet_20_link" text:visited-style-name="Visited_20_Internet_20_Link">
1-1.jpeg</text:a>
', '<text:a xlink:type="simple" xlink:href="https://armyinform.com.ua/wp-content/uploads/2023/04/4-3-150x150.jpeg" text:style-name="Internet_20_link" text:visited-style-name="Visited_20_Internet_20_Link">
4-3-150x150.jpeg</text:a>
', '<text:a xlink:type="simple" xlink:href="https://armyinform.com.ua/wp-content/uploads/2023/04/5-1-150x150.jpeg" text:style-name="Internet_20_link" text:visited-style-name="Visited_20_Internet_20_Link">
5-1-150x150.jpeg</text:a>
', '<text:a xlink:type="simple" xlink:href="https://armyinform.com.ua/wp-content/uploads/2023/04/6-2-150x150.jpeg" text:style-name="Internet_20_link" text:visited-style-name="Visited_20_Internet_20_Link">
6-2-150x150.jpeg</text:a>
']</text:p>
      <text:p text:style-name="P4">
Tags: ['АВДІЇВКА', 'ВОЛОДИМИР ЗЕЛЕНСЬКИЙ', 'НАГОРОДЖЕННЯ ВІЙСЬКОВОСЛУЖБОВЦІВ']</text:p>
      <text:p text:style-name="P4">
Category: News</text:p>
      <!--METADATA-->
      <text:p text:style-name="P4">
<draw:frame draw:style-name="fr1" draw:name="Image67" text:anchor-type="as-char" svg:width="6.9236in" svg:height="4.617948in" draw:z-index="0">
<draw:image xlink:href="../Images/AРМІЯINFORM/2023-04-18T73-00-00-04-00/1-1.jpeg" xlink:type="simple" xlink:show="embed" xlink:actuate="onLoad" draw:mime-type="image/jpeg"/>
</draw:frame>
</text:p>
      <text:p text:style-name="P4">
Під час робочої поїздки в Донецьку область Президент України ВолодимирЗеленський відвідав передові позиції українських захисників у Авдіївці, девручив військовослужбовцям державні нагороди.</text:p>
      <text:p text:style-name="P4">
Про це <text:a xlink:type="simple" xlink:href="https://www.president.gov.ua/news/glava-derzhavi-vidvidav-peredovi-poziciyi-ukrayinskih-zahisn-82321" text:style-name="Internet_20_link" text:visited-style-name="Visited_20_Internet_20_Link">
інформує</text:a>
 Офіс Президента України.</text:p>
      <text:p text:style-name="P4">
Захисники отримали ордени Богдана Хмельницького ІІ та ІІІ ступенів, а такожордени «За мужність» ІІ та ІІІ ступенів.</text:p>
      <text:p text:style-name="P4">
<text:a xlink:type="simple" xlink:href="https://armyinform.com.ua/wp-content/uploads/2023/04/4-3.jpeg" text:style-name="Internet_20_link" text:visited-style-name="Visited_20_Internet_20_Link">
<draw:frame draw:style-name="fr1" draw:name="Image68" text:anchor-type="as-char" svg:width="6.9236in" svg:height="6.9236in" draw:z-index="0">
<draw:image xlink:href="../Images/AРМІЯINFORM/2023-04-18T73-00-00-04-00/4-3-150x150.jpeg" xlink:type="simple" xlink:show="embed" xlink:actuate="onLoad" draw:mime-type="image/jpeg"/>
</draw:frame>
</text:a>
</text:p>
      <text:p text:style-name="P4">
<text:a xlink:type="simple" xlink:href="https://armyinform.com.ua/wp-content/uploads/2023/04/5-1.jpeg" text:style-name="Internet_20_link" text:visited-style-name="Visited_20_Internet_20_Link">
<draw:frame draw:style-name="fr1" draw:name="Image69" text:anchor-type="as-char" svg:width="6.9236in" svg:height="6.9236in" draw:z-index="0">
<draw:image xlink:href="../Images/AРМІЯINFORM/2023-04-18T73-00-00-04-00/5-1-150x150.jpeg" xlink:type="simple" xlink:show="embed" xlink:actuate="onLoad" draw:mime-type="image/jpeg"/>
</draw:frame>
</text:a>
</text:p>
      <text:p text:style-name="P4">
<text:a xlink:type="simple" xlink:href="https://armyinform.com.ua/wp-content/uploads/2023/04/6-2.jpeg" text:style-name="Internet_20_link" text:visited-style-name="Visited_20_Internet_20_Link">
<draw:frame draw:style-name="fr1" draw:name="Image70" text:anchor-type="as-char" svg:width="6.9236in" svg:height="6.9236in" draw:z-index="0">
<draw:image xlink:href="../Images/AРМІЯINFORM/2023-04-18T73-00-00-04-00/6-2-150x150.jpeg" xlink:type="simple" xlink:show="embed" xlink:actuate="onLoad" draw:mime-type="image/jpeg"/>
</draw:frame>
</text:a>
</text:p>
      <text:p text:style-name="P4">
Натомість військові подарували главі держави військовий коїн, шеврон і дошкуіз символікою 110-ї окремої механізованої бригади.</text:p>
      <text:p text:style-name="P4">
Source: <text:a xlink:type="simple" xlink:href="https://armyinform.com.ua/2023/04/18/v-avdiyivczi-vijskovi-podaruvaly-volodymyru-zelenskomu-koyin-ta-shevron/" text:style-name="Internet_20_link" text:visited-style-name="Visited_20_Internet_20_Link">
https://armyinform.com.ua/2023/04/18/v-avdiyivczi-vijskovi-podaruvaly-volodymyru-zelenskomu-koyin-ta-shevron/</text:a>
</text:p>
      <!--NEWS-->
      <text:h text:style-name="P10" text:outline-level="1">
<text:span text:style-name="T4">
Спецпризначенці біля Бахмута збили ворожий дрон «Гранат-1»</text:span>
</text:h>
      <text:p text:style-name="P4">
Author: ['АРМІЯINFORM']</text:p>
      <text:p text:style-name="P4">
Time: 2023-04-18T74:00:00-04:00</text:p>
      <text:p text:style-name="P4">
Description: Біля Бахмута операторами ССО був збитий російський БПЛА типу «Гранат-1».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8.jpg" text:style-name="Internet_20_link" text:visited-style-name="Visited_20_Internet_20_Link">
bez-imeni-8.jpg</text:a>
']</text:p>
      <text:p text:style-name="P4">
Tags: ['STOPRUSSIA', 'АГРЕСІЯ РФ', 'БПЛА', 'ГРАНАТ-1', 'ССО ЗСУ', 'ХРОНІКА ОБОРОНИ']</text:p>
      <text:p text:style-name="P4">
Category: News</text:p>
      <!--METADATA-->
      <text:p text:style-name="P4">
<draw:frame draw:style-name="fr1" draw:name="Image71" text:anchor-type="as-char" svg:width="6.9236in" svg:height="4.53438in" draw:z-index="0">
<draw:image xlink:href="../Images/AРМІЯINFORM/2023-04-18T74-00-00-04-00/bez-imeni-8.jpg" xlink:type="simple" xlink:show="embed" xlink:actuate="onLoad" draw:mime-type="image/jpeg"/>
</draw:frame>
</text:p>
      <text:p text:style-name="P4">
Біля Бахмута операторами ССО був збитий російський БПЛА типу «Гранат-1».</text:p>
      <text:p text:style-name="P4">
Про це <text:a xlink:type="simple" xlink:href="https://fb.watch/j_eyctdsHP/" text:style-name="Internet_20_link" text:visited-style-name="Visited_20_Internet_20_Link">
повідомляє</text:a>
 Командування Сил спеціальнихоперацій ЗСУ.</text:p>
      <text:p text:style-name="P4">
«Він довго надокучав нашим побратимам, гудів та заважав працювати, ми вказалийому напрямок корабля, він і полетів», — йдеться в повідомленні.</text:p>
      <text:p text:style-name="P4">
Source: <text:a xlink:type="simple" xlink:href="https://armyinform.com.ua/2023/04/18/speczpryznachenczi-bilya-bahmuta-zbyly-vorozhyj-dron-granat-1/" text:style-name="Internet_20_link" text:visited-style-name="Visited_20_Internet_20_Link">
https://armyinform.com.ua/2023/04/18/speczpryznachenczi-bilya-bahmuta-zbyly-vorozhyj-dron-granat-1/</text:a>
</text:p>
      <!--NEWS-->
      <text:h text:style-name="P10" text:outline-level="1">
<text:span text:style-name="T4">
Президент відвідав госпіталь на Донеччині й нагородив військовослужбовців</text:span>
</text:h>
      <text:p text:style-name="P4">
Author: ['АРМІЯINFORM']</text:p>
      <text:p text:style-name="P4">
Time: 2023-04-18T75:00:00-04:00</text:p>
      <text:p text:style-name="P4">
Description: Під час робочої поїздки в Донецьку область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c24241c37b36d73697d4bf0f3a008df_1681816457_extra_large.jpeg" text:style-name="Internet_20_link" text:visited-style-name="Visited_20_Internet_20_Link">
fc24241c37b36d73697d4bf0f3a008df_1681816457_extra_large.jpeg</text:a>
', '<text:a xlink:type="simple" xlink:href="https://armyinform.com.ua/wp-content/uploads/2023/04/c0aa0ab6bcf686a56a55ab20dc809fa8_1681816455_extra_large-150x150.jpeg" text:style-name="Internet_20_link" text:visited-style-name="Visited_20_Internet_20_Link">
c0aa0ab6bcf686a56a55ab20dc809fa8_1681816455_extra_large-150x150.jpeg</text:a>
', '<text:a xlink:type="simple" xlink:href="https://armyinform.com.ua/wp-content/uploads/2023/04/2e5e515a800201df4948a69356b48581_1681816455_extra_large-150x150.jpeg" text:style-name="Internet_20_link" text:visited-style-name="Visited_20_Internet_20_Link">
2e5e515a800201df4948a69356b48581_1681816455_extra_large-150x150.jpeg</text:a>
', '<text:a xlink:type="simple" xlink:href="https://armyinform.com.ua/wp-content/uploads/2023/04/0cb1db2203e2f67c2c5b1f8f17598850_1681816498_extra_large-150x150.jpeg" text:style-name="Internet_20_link" text:visited-style-name="Visited_20_Internet_20_Link">
0cb1db2203e2f67c2c5b1f8f17598850_1681816498_extra_large-150x150.jpeg</text:a>
']</text:p>
      <text:p text:style-name="P4">
Tags: ['ВОЛОДИМИР ЗЕЛЕНСЬКИЙ', 'ДОНЕЧЧИНА']</text:p>
      <text:p text:style-name="P4">
Category: News</text:p>
      <!--METADATA-->
      <text:p text:style-name="P4">
<draw:frame draw:style-name="fr1" draw:name="Image72" text:anchor-type="as-char" svg:width="6.9236in" svg:height="4.617948in" draw:z-index="0">
<draw:image xlink:href="../Images/AРМІЯINFORM/2023-04-18T75-00-00-04-00/fc24241c37b36d73697d4bf0f3a008df_1681816457_extra_large.jpeg" xlink:type="simple" xlink:show="embed" xlink:actuate="onLoad" draw:mime-type="image/jpeg"/>
</draw:frame>
</text:p>
      <text:p text:style-name="P4">
Під час робочої поїздки в Донецьку область Президент України ВолодимирЗеленський відвідав госпіталь, де лікуються українські захисники.</text:p>
      <text:p text:style-name="P4">
Про це <text:a xlink:type="simple" xlink:href="https://www.president.gov.ua/news/prezident-vidvidav-gospital-na-donechchini-j-nagorodiv-vijsk-82325" text:style-name="Internet_20_link" text:visited-style-name="Visited_20_Internet_20_Link">
інформує</text:a>
 Офіс Президента України.</text:p>
      <text:p text:style-name="P4">
Глава держави ознайомився з роботою передової хірургічної групи, зокремасортувального відділення, протишокової, операційної палат та палатиінтенсивної терапії. Президенту також продемонстрували евакуаційний автобусScania, здатний перевозити одночасно п’ятьох лежачих пацієнтів та 16 сидячих.Автобус, оснащений сучасним медичним обладнанням, уже виконав понад 90 рейсів.</text:p>
      <text:p text:style-name="P4">
Володимир Зеленський поспілкувався з військовослужбовцями та вручив їмдержавні нагороди.</text:p>
      <text:p text:style-name="P4">
«Дякую вам за службу. Бажаю якнайшвидшого одужання. Всього вам найкращого», –сказав глава держави.</text:p>
      <text:p text:style-name="P4">
<text:a xlink:type="simple" xlink:href="https://armyinform.com.ua/wp-content/uploads/2023/04/c0aa0ab6bcf686a56a55ab20dc809fa8_1681816455_extra_large.jpeg" text:style-name="Internet_20_link" text:visited-style-name="Visited_20_Internet_20_Link">
<draw:frame draw:style-name="fr1" draw:name="Image73" text:anchor-type="as-char" svg:width="6.9236in" svg:height="6.9236in" draw:z-index="0">
<draw:image xlink:href="../Images/AРМІЯINFORM/2023-04-18T75-00-00-04-00/c0aa0ab6bcf686a56a55ab20dc809fa8_1681816455_extra_large-150x150.jpeg" xlink:type="simple" xlink:show="embed" xlink:actuate="onLoad" draw:mime-type="image/jpeg"/>
</draw:frame>
</text:a>
</text:p>
      <text:p text:style-name="P4">
<text:a xlink:type="simple" xlink:href="https://armyinform.com.ua/wp-content/uploads/2023/04/2e5e515a800201df4948a69356b48581_1681816455_extra_large.jpeg" text:style-name="Internet_20_link" text:visited-style-name="Visited_20_Internet_20_Link">
<draw:frame draw:style-name="fr1" draw:name="Image74" text:anchor-type="as-char" svg:width="6.9236in" svg:height="6.9236in" draw:z-index="0">
<draw:image xlink:href="../Images/AРМІЯINFORM/2023-04-18T75-00-00-04-00/2e5e515a800201df4948a69356b48581_1681816455_extra_large-150x150.jpeg" xlink:type="simple" xlink:show="embed" xlink:actuate="onLoad" draw:mime-type="image/jpeg"/>
</draw:frame>
</text:a>
</text:p>
      <text:p text:style-name="P4">
<text:a xlink:type="simple" xlink:href="https://armyinform.com.ua/wp-content/uploads/2023/04/0cb1db2203e2f67c2c5b1f8f17598850_1681816498_extra_large.jpeg" text:style-name="Internet_20_link" text:visited-style-name="Visited_20_Internet_20_Link">
<draw:frame draw:style-name="fr1" draw:name="Image75" text:anchor-type="as-char" svg:width="6.9236in" svg:height="6.9236in" draw:z-index="0">
<draw:image xlink:href="../Images/AРМІЯINFORM/2023-04-18T75-00-00-04-00/0cb1db2203e2f67c2c5b1f8f17598850_1681816498_extra_large-150x150.jpeg" xlink:type="simple" xlink:show="embed" xlink:actuate="onLoad" draw:mime-type="image/jpeg"/>
</draw:frame>
</text:a>
</text:p>
      <text:p text:style-name="P4">
Президент також поспілкувався з медичним персоналом госпіталю й відзначивпредставників медичної служби ЗСУ орденами Данила Галицького за порятунокжиттів українських захисників.</text:p>
      <text:p text:style-name="P4">
«Хочу подякувати й побажати вам як частині тієї команди, яка виборює перемогудля України, здоров’я, яке ви даєте нашим хлопцям і дівчатам», – зазначивВолодимир Зеленський.</text:p>
      <text:p text:style-name="P4">
Source: <text:a xlink:type="simple" xlink:href="https://armyinform.com.ua/2023/04/18/prezydent-vidvidav-gospital-na-donechchyni-j-nagorodyv-vijskovosluzhbovcziv/" text:style-name="Internet_20_link" text:visited-style-name="Visited_20_Internet_20_Link">
https://armyinform.com.ua/2023/04/18/prezydent-vidvidav-gospital-na-donechchyni-j-nagorodyv-vijskovosluzhbovcziv/</text:a>
</text:p>
      <!--NEWS-->
      <text:h text:style-name="P10" text:outline-level="1">
<text:span text:style-name="T4">
«Снайперська гвинтівка на колесах»: Олексій Резніков показав, який вигляд мають французькі колісні танки</text:span>
</text:h>
      <text:p text:style-name="P4">
Author: ['АРМІЯINFORM']</text:p>
      <text:p text:style-name="P4">
Time: 2023-04-18T76:00:00-04:00</text:p>
      <text:p text:style-name="P4">
Description: Міністр оборони України Олексій Резніков показав колісні танки AMX-10, які Фран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3-1.jpg" text:style-name="Internet_20_link" text:visited-style-name="Visited_20_Internet_20_Link">
foto-1-3-1.jpg</text:a>
', '<text:a xlink:type="simple" xlink:href="https://armyinform.com.ua/wp-content/uploads/2023/04/amx-10rc_info-1-scaled-2.jpg" text:style-name="Internet_20_link" text:visited-style-name="Visited_20_Internet_20_Link">
amx-10rc_info-1-scaled-2.jpg</text:a>
']</text:p>
      <text:p text:style-name="P4">
Tags: []</text:p>
      <text:p text:style-name="P4">
Category: News</text:p>
      <!--METADATA-->
      <text:p text:style-name="P4">
<draw:frame draw:style-name="fr1" draw:name="Image76" text:anchor-type="as-char" svg:width="6.9236in" svg:height="4.615733in" draw:z-index="0">
<draw:image xlink:href="../Images/AРМІЯINFORM/2023-04-18T76-00-00-04-00/foto-1-3-1.jpg" xlink:type="simple" xlink:show="embed" xlink:actuate="onLoad" draw:mime-type="image/jpeg"/>
</draw:frame>
</text:p>
      <text:p text:style-name="P4">
Міністр оборони України Олексій Резніков показав колісні танки<text:a xlink:type="simple" xlink:href="https://armyinform.com.ua/2023/01/06/franczuzki-kolisni-tanky-amx-10-rc-yaki-otrymaye-ukrayina-shho-pro-nyh-vidomo/" text:style-name="Internet_20_link" text:visited-style-name="Visited_20_Internet_20_Link">
AMX-10</text:a>
, які Франція поставилаСилам оборони України.</text:p>
      <text:p text:style-name="P4">
Відео глава оборонного відомства<text:a xlink:type="simple" xlink:href="https://twitter.com/oleksiireznikov/status/1648295927478644737" text:style-name="Internet_20_link" text:visited-style-name="Visited_20_Internet_20_Link">
опублікував</text:a>
у своєму Твіттері.</text:p>
      <text:p text:style-name="P4">
Олексій Резніков зазначив, що AMX-10 отримали на озброєння українські морпіхиі порівняв ці машини зі снайперською гвинтівкою на швидких колесах.</text:p>
      <text:p text:style-name="P4">
«Ці швидкі сучасні машини з потужними гарматами допоможуть нам звільняти своютериторію. Так виглядають свобода, рівність і братерство», — йдеться у йогодописі.</text:p>
      <text:p text:style-name="Quotations">

<text:p text:style-name="P4">
Ukrainian Marines welcome their new French-made cavalry, the AMX-10s!  &gt;
  We took it for a spin together with our warriors, and we agreed to call the&gt;
 AMX-10 the "sniper rifle on the fast wheels."  &gt;
  Thank you to my colleague&gt;
 <text:a xlink:type="simple" xlink:href="https://twitter.com/SebLecornu" text:style-name="Internet_20_link" text:visited-style-name="Visited_20_Internet_20_Link">
@SebLecornu</text:a>
 and to&gt;
 <text:a xlink:type="simple" xlink:href="https://twitter.com/EmmanuelMacron" text:style-name="Internet_20_link" text:visited-style-name="Visited_20_Internet_20_Link">
@EmmanuelMacron</text:a>
&gt;
 with whom I had a chance to…&gt;
 <text:a xlink:type="simple" xlink:href="https://t.co/Ip4m152kk0" text:style-name="Internet_20_link" text:visited-style-name="Visited_20_Internet_20_Link">
pic.twitter.com/Ip4m152kk0</text:a>
&gt;
&gt;
 — Oleksii Reznikov (@oleksiireznikov) <text:a xlink:type="simple" xlink:href="https://twitter.com/oleksiireznikov/status/1648295927478644737" text:style-name="Internet_20_link" text:visited-style-name="Visited_20_Internet_20_Link">
April 18,&gt;
 2023</text:a>
</text:p>

</text:p>
      <text:p text:style-name="P4">
Міністр оборони України подякував французькому колезі Себастьєну Лекорню,президенту Франції Еммануелю Макрону та народу Франції.</text:p>
      <text:p text:style-name="P4">
<draw:frame draw:style-name="fr1" draw:name="Image77" text:anchor-type="as-char" svg:width="6.9236in" svg:height="5.106155in" draw:z-index="0">
<draw:image xlink:href="../Images/AРМІЯINFORM/2023-04-18T76-00-00-04-00/amx-10rc_info-1-scaled-2.jpg" xlink:type="simple" xlink:show="embed" xlink:actuate="onLoad" draw:mime-type="image/jpeg"/>
</draw:frame>
</text:p>
      <text:p text:style-name="P4">
Як повідомлялося, про рішення «вперше поставити (Україні) легкі бойові танкифранцузького виробництва»<text:a xlink:type="simple" xlink:href="https://armyinform.com.ua/2023/01/06/franczuzki-kolisni-tanky-amx-10-rc-yaki-otrymaye-ukrayina-shho-pro-nyh-vidomo/" text:style-name="Internet_20_link" text:visited-style-name="Visited_20_Internet_20_Link">
йдеться</text:a>
 й у повідомленні насайті Єлисейського палацу щодо підсумків телефонної розмови лідерів двохдержав.</text:p>
      <text:p text:style-name="P4">
Source: <text:a xlink:type="simple" xlink:href="https://armyinform.com.ua/2023/04/18/snajperska-gvyntivka-na-kolesah-oleksij-reznikov-pokazav-yak-vyglyadayut-franczuzki-kolisni-tanky-amx-10/" text:style-name="Internet_20_link" text:visited-style-name="Visited_20_Internet_20_Link">
https://armyinform.com.ua/2023/04/18/snajperska-gvyntivka-na-kolesah-oleksij-reznikov-pokazav-yak-vyglyadayut-franczuzki-kolisni-tanky-amx-10/</text:a>
</text:p>
      <!--NEWS-->
      <text:h text:style-name="P10" text:outline-level="1">
<text:span text:style-name="T4">
Судитимуть мешканця Херсона, який служив окупантам на посаді «слідчого»</text:span>
</text:h>
      <text:p text:style-name="P4">
Author: ['АРМІЯINFORM']</text:p>
      <text:p text:style-name="P4">
Time: 2023-04-18T77:00:00-04:00</text:p>
      <text:p text:style-name="P4">
Description: До суду скеровано обвинувальний акт стосовно мешканця Херсона за фактом колаборацій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hatsapp-image-2023-04-18-at-152928-e1681822135270.jpeg" text:style-name="Internet_20_link" text:visited-style-name="Visited_20_Internet_20_Link">
whatsapp-image-2023-04-18-at-152928-e1681822135270.jpeg</text:a>
']</text:p>
      <text:p text:style-name="P4">
Tags: ['STOPRUSSIA', 'АГРЕСІЯ РФ', 'КОЛАБОРАНТИ', 'ОФІС ГЕНЕРАЛЬНОГО ПРОКУРОРА УКРАЇНИ']</text:p>
      <text:p text:style-name="P4">
Category: News</text:p>
      <!--METADATA-->
      <text:p text:style-name="P4">
<draw:frame draw:style-name="fr1" draw:name="Image78" text:anchor-type="as-char" svg:width="6.9236in" svg:height="4.707315in" draw:z-index="0">
<draw:image xlink:href="../Images/AРМІЯINFORM/2023-04-18T77-00-00-04-00/whatsapp-image-2023-04-18-at-152928-e1681822135270.jpeg" xlink:type="simple" xlink:show="embed" xlink:actuate="onLoad" draw:mime-type="image/jpeg"/>
</draw:frame>
</text:p>
      <text:p text:style-name="P4">
До суду скеровано обвинувальний акт стосовно мешканця Херсона за фактомколабораційної діяльності. Він навесні 2022 року пішов на службу до незаконноствореного окупаційною владою правоохоронного органу — «главное управлениеминистерства внутренних дел Херсонской области».</text:p>
      <text:p text:style-name="P4">
На посаді так званого «слідчого» міського райвідділу зловмисник проводивогляди та обшуки у помешканнях херсонців, незаконно затримував та фабрикувавпроти них справи. Також він виконував інші завдання окупаційної адміністрації,спрямовані на встановлення та утвердження тимчасової окупації області.</text:p>
      <text:p text:style-name="P4">
Наразі обвинувачений утримується під вартою, де очікуватиме на вирок суду.</text:p>
      <text:p text:style-name="P4">
<text:span text:style-name="T4">
Джерело:</text:span>
 <text:a xlink:type="simple" xlink:href="https://www.gp.gov.ua/ua/posts/suditimut-meskancya-xersona-yakii-sluziv-okupantam-na-posadi-tak-zvanogo-slidcogo" text:style-name="Internet_20_link" text:visited-style-name="Visited_20_Internet_20_Link">
<text:span text:style-name="T5">
Офіс Генерального прокурораУкраїни</text:span>
</text:a>
</text:p>
      <text:p text:style-name="P4">
Source: <text:a xlink:type="simple" xlink:href="https://armyinform.com.ua/2023/04/18/sudytymut-meshkanczya-hersona-yakyj-sluzhyv-okupantam-na-posadi-tak-zvanogo-slidchogo/" text:style-name="Internet_20_link" text:visited-style-name="Visited_20_Internet_20_Link">
https://armyinform.com.ua/2023/04/18/sudytymut-meshkanczya-hersona-yakyj-sluzhyv-okupantam-na-posadi-tak-zvanogo-slidchogo/</text:a>
</text:p>
      <!--NEWS-->
      <text:h text:style-name="P10" text:outline-level="1">
<text:span text:style-name="T4">
В Ірані оголосили вироки ймовірним винуватцям у авіакатастрофі рейсу PS752</text:span>
</text:h>
      <text:p text:style-name="P4">
Author: ['АРМІЯINFORM']</text:p>
      <text:p text:style-name="P4">
Time: 2023-04-18T78:00:00-04:00</text:p>
      <text:p text:style-name="P4">
Description: Цього тижня Іран оголосив вердикти у кримінальних процесах проти ймовірних винуват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82a460b5ceaa39e.jpg" text:style-name="Internet_20_link" text:visited-style-name="Visited_20_Internet_20_Link">
082a460b5ceaa39e.jpg</text:a>
']</text:p>
      <text:p text:style-name="P4">
Tags: ['МЗС', 'РЕЙС PS752']</text:p>
      <text:p text:style-name="P4">
Category: News</text:p>
      <!--METADATA-->
      <text:p text:style-name="P4">
<draw:frame draw:style-name="fr1" draw:name="Image79" text:anchor-type="as-char" svg:width="6.9236in" svg:height="3.896222in" draw:z-index="0">
<draw:image xlink:href="../Images/AРМІЯINFORM/2023-04-18T78-00-00-04-00/082a460b5ceaa39e.jpg" xlink:type="simple" xlink:show="embed" xlink:actuate="onLoad" draw:mime-type="image/jpeg"/>
</draw:frame>
</text:p>
      <text:p text:style-name="P4">
Цього тижня Іран оголосив вердикти у кримінальних процесах проти ймовірнихвинуватців збиття літака рейсу PS752 над Тегераном.</text:p>
      <text:p text:style-name="P4">
Про це <text:a xlink:type="simple" xlink:href="https://mfa.gov.ua/news/spilna-zayava-mizhnarodnoyi-grupi-z-koordinaciyi-dopomogi-zhertvam-rejsu-ps752-shchodo-sudovih-procesiv-v-irani" text:style-name="Internet_20_link" text:visited-style-name="Visited_20_Internet_20_Link">
йдеться</text:a>
 успільній заяві Міжнародної групи з координації допомоги жертвам рейсу,повідомляє Міністерство закордонних справ України.</text:p>
      <text:p text:style-name="P4">
«Фіктивні судові процеси, які відбулися в Тегерані, не повинні відволікатиувагу світу від невиконання Іраном своїх міжнародних зобов’язань та уникненнявідповідальності за свої дії. Ані судові процеси, ані вироки, оголошені цьоготижня, не принесли правди чи справедливості сім’ям жертв. Весь процес,починаючи з розслідування Іраном обставин збиття, не був неупередженим тапрозорим», — йдеться у заяві.</text:p>
      <text:p text:style-name="P4">
У МЗС додали, що родини 176 невинних жертв все ще чекають на справедливість,яку вони заслуговують.</text:p>
      <text:p text:style-name="P4">
«Ми солідарні з родинами та близькими жертв збиття рейсу PS752 і докладатимемоусіх необхідних зусиль, допоки справедливість не буде забезпечена», —зазначили предстанвики Міжнародної групи.</text:p>
      <text:p text:style-name="P4">
Як відомо, 8 січня 2020 року Ісламська Республіка Іран цинічно збила літакрейс PS752 над Тегераном.</text:p>
      <text:p text:style-name="P4">
Source: <text:a xlink:type="simple" xlink:href="https://armyinform.com.ua/2023/04/18/v-irani-ogolosyly-vyroky-jmovirnym-vynuvatczyam-u-aviakatastrofi-rejsu-ps752/" text:style-name="Internet_20_link" text:visited-style-name="Visited_20_Internet_20_Link">
https://armyinform.com.ua/2023/04/18/v-irani-ogolosyly-vyroky-jmovirnym-vynuvatczyam-u-aviakatastrofi-rejsu-ps752/</text:a>
</text:p>
      <!--NEWS-->
      <text:h text:style-name="P10" text:outline-level="1">
<text:span text:style-name="T4">
Судитимуть військового рф, який знущався та катував мирних мешканців Херсонщини</text:span>
</text:h>
      <text:p text:style-name="P4">
Author: ['АРМІЯINFORM']</text:p>
      <text:p text:style-name="P4">
Time: 2023-04-18T79:00:00-04:00</text:p>
      <text:p text:style-name="P4">
Description: Скеровано до суду обвинувальний акт стосовно військовослужбовця рф за фактом поруш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5330383069984705023-x.jpg" text:style-name="Internet_20_link" text:visited-style-name="Visited_20_Internet_20_Link">
photo-5330383069984705023-x.jpg</text:a>
']</text:p>
      <text:p text:style-name="P4">
Tags: ['STOPRUSSIA', 'АГРЕСІЯ РФ', 'ВОЄННІ ЗЛОЧИНИ РФ', 'ВТОРГНЕННЯ РФ', 'ОФІС ГЕНЕРАЛЬНОГО ПРОКУРОРА УКРАЇНИ']</text:p>
      <text:p text:style-name="P4">
Category: News</text:p>
      <!--METADATA-->
      <text:p text:style-name="P4">
<draw:frame draw:style-name="fr1" draw:name="Image80" text:anchor-type="as-char" svg:width="6.9236in" svg:height="5.211583in" draw:z-index="0">
<draw:image xlink:href="../Images/AРМІЯINFORM/2023-04-18T79-00-00-04-00/photo-5330383069984705023-x.jpg" xlink:type="simple" xlink:show="embed" xlink:actuate="onLoad" draw:mime-type="image/jpeg"/>
</draw:frame>
</text:p>
      <text:p text:style-name="P4">
Скеровано до суду обвинувальний акт стосовно військовослужбовця рф за фактомпорушення законів та звичаїв війни.</text:p>
      <text:p text:style-name="P4">
Про це <text:a xlink:type="simple" xlink:href="https://gp.gov.ua/ua/posts/znushhavsya-ta-katuvav-mirnix-meskanciv-xersonshhini-suditimut-viiskovogo-rf" text:style-name="Internet_20_link" text:visited-style-name="Visited_20_Internet_20_Link">
повідомляє</text:a>
 Офіс Генерального прокурораУкраїни.</text:p>
      <text:p text:style-name="P4">
Слідством встановлено, що з початку окупації Херсонської областівійськовослужбовець одного з підрозділів збройних сил рф був призначений такзваним «комендантом - начальником гарнізону», який дислокувався у смт Лазурне.До підпорядкування псевдокомендатури увійшли населені пункти Лазурне,Приморське, Круглоозерка, Залізний Порт і територія Чорноморського біосферногозаповідника.</text:p>
      <text:p text:style-name="P4">
Він особисто, а також надаючи вказівки та накази, брав участь у затриманні ікатуванні місцевих мешканців із проукраїнською позицією, незаконно захоплювавнерухомість.</text:p>
      <text:p text:style-name="P4">
Обвинувачений разом зі своїми спільниками — військовими рф, затримали головуоднієї з селищних рад Скадовського району. Його утримували в підваліпансіонату, де систематично били, погрожували розправою та здійснювалипостріли над головою, імітуючи страту.</text:p>
      <text:p text:style-name="P4">
Від чоловіка вимагали надати інформацію щодо проукраїнських активістів тамісцевих мешканців, а також схиляли до співпраці. Наразі встановлюються іншівійськові рф, причетні до вчинення цих злочинів.</text:p>
      <text:p text:style-name="P4">
Source: <text:a xlink:type="simple" xlink:href="https://armyinform.com.ua/2023/04/18/sudytymut-vijskovogo-rf-yakyj-znushhavsya-ta-katuvav-myrnyh-meshkancziv-hersonshhyny/" text:style-name="Internet_20_link" text:visited-style-name="Visited_20_Internet_20_Link">
https://armyinform.com.ua/2023/04/18/sudytymut-vijskovogo-rf-yakyj-znushhavsya-ta-katuvav-myrnyh-meshkancziv-hersonshhyny/</text:a>
</text:p>
      <!--NEWS-->
      <text:h text:style-name="P10" text:outline-level="1">
<text:span text:style-name="T4">
Денис Шмигаль: росія має бути викинута з ланцюгів постачання ядерного палива</text:span>
</text:h>
      <text:p text:style-name="P4">
Author: ['АРМІЯINFORM']</text:p>
      <text:p text:style-name="P4">
Time: 2023-04-18T80:00:00-04:00</text:p>
      <text:p text:style-name="P4">
Description: «Під час нашого візиту США запровадили санкції проти структур „росатома“. Крім того, СШ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2554_820_360_0_0_auto.jpg" text:style-name="Internet_20_link" text:visited-style-name="Visited_20_Internet_20_Link">
thumb_202554_820_360_0_0_auto.jpg</text:a>
']</text:p>
      <text:p text:style-name="P4">
Tags: ['G7', 'ДЕНИС ШМИГАЛЬ', 'РОСАТОМ', 'САНКЦІЇ']</text:p>
      <text:p text:style-name="P4">
Category: News</text:p>
      <!--METADATA-->
      <text:p text:style-name="P4">
<draw:frame draw:style-name="fr1" draw:name="Image81" text:anchor-type="as-char" svg:width="6.9236in" svg:height="4.610104in" draw:z-index="0">
<draw:image xlink:href="../Images/AРМІЯINFORM/2023-04-18T80-00-00-04-00/thumb_202554_820_360_0_0_auto.jpg" xlink:type="simple" xlink:show="embed" xlink:actuate="onLoad" draw:mime-type="image/jpeg"/>
</draw:frame>
</text:p>
      <text:p text:style-name="P4">
«Під час нашого візиту США запровадили санкції проти структур „росатома“. Крімтого, США, Канада, Японія, Велика Британія та Франція під час саміту G7домовилися активізувати роботу щодо ізоляції росії в питаннях ядерноїенергетики. росія має бути викинута з ланцюгів постачання ядерного палива.Вдячні партнерам, і особливо Японії, яка зараз головує в G7, за цей правильнийкрок», — йдеться в <text:a xlink:type="simple" xlink:href="https://t.me/Denys_Smyhal/5041" text:style-name="Internet_20_link" text:visited-style-name="Visited_20_Internet_20_Link">
повідомленні</text:a>
 Прем’єр-міністра України в телеграмі.</text:p>
      <text:p text:style-name="P4">
Source: <text:a xlink:type="simple" xlink:href="https://armyinform.com.ua/2023/04/18/denys-shmygal-rosiya-maye-buty-vykynuta-z-lanczyugiv-postachannya-yadernogo-palyva/" text:style-name="Internet_20_link" text:visited-style-name="Visited_20_Internet_20_Link">
https://armyinform.com.ua/2023/04/18/denys-shmygal-rosiya-maye-buty-vykynuta-z-lanczyugiv-postachannya-yadernogo-palyva/</text:a>
</text:p>
      <!--NEWS-->
      <text:h text:style-name="P10" text:outline-level="1">
<text:span text:style-name="T4">
Військові водолази-сапери візьмуться за розмінування акваторій та водойм</text:span>
</text:h>
      <text:p text:style-name="P4">
Author: ['АРМІЯINFORM']</text:p>
      <text:p text:style-name="P4">
Time: 2023-04-18T81:00:00-04:00</text:p>
      <text:p text:style-name="P4">
Description: Державна спеціальна служба транспорту Міністерства оборони України займається підготовк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ОДОЛАЗИ', 'ОЛЕКСАНДР ПАВЛЮК', 'РОЗМІНУВАННЯ', 'САПЕРИ']</text:p>
      <text:p text:style-name="P4">
Category: News</text:p>
      <!--METADATA-->
      <text:p text:style-name="P4">
Державна спеціальна служба транспорту Міністерства оборони України займаєтьсяпідготовкою професійних водолазів-саперів, які в подальшому здійснюютьрозмінування акваторій та водойм. Про це<text:a xlink:type="simple" xlink:href="https://t.me/Pavliuk_KSV/3999" text:style-name="Internet_20_link" text:visited-style-name="Visited_20_Internet_20_Link">
йдеться</text:a>
 в повідомленні першого заступникаМіністра оборони України генерал-лейтенанта Олександра Павлюка.</text:p>
      <text:p text:style-name="P4">
Військовослужбовців навчають швидко реагувати та виходити зі складних йнепередбачуваних ситуацій, що можуть статися під час їх роботи.</text:p>
      <text:p text:style-name="P4">
Бойові, вмотивовані й готові до розмінування та зачищення акваторії Чорного таАзовського морів.</text:p>
      <text:p text:style-name="P4">
Source: <text:a xlink:type="simple" xlink:href="https://armyinform.com.ua/2023/04/18/vijskovi-vodolazy-sapery-vizmutsya-za-rozminuvannya-akvatorij-ta-vodojm/" text:style-name="Internet_20_link" text:visited-style-name="Visited_20_Internet_20_Link">
https://armyinform.com.ua/2023/04/18/vijskovi-vodolazy-sapery-vizmutsya-za-rozminuvannya-akvatorij-ta-vodojm/</text:a>
</text:p>
      <!--NEWS-->
      <text:h text:style-name="P10" text:outline-level="1">
<text:span text:style-name="T4">
Діяльність територіальних центрів комплектування та соціальної підтримки здійснюється в рамках правового поля</text:span>
</text:h>
      <text:p text:style-name="P4">
Author: ['АРМІЯINFORM']</text:p>
      <text:p text:style-name="P4">
Time: 2023-04-18T82:00:00-04:00</text:p>
      <text:p text:style-name="P4">
Description: Періодично в інформаційному просторі з’являються різноманітні вкиди, що мають на ме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originalvijskovi.jpg" text:style-name="Internet_20_link" text:visited-style-name="Visited_20_Internet_20_Link">
originalvijskovi.jpg</text:a>
']</text:p>
      <text:p text:style-name="P4">
Tags: ['СУХОПУТНІ ВІЙСЬКА', 'ТЦК ТА СП']</text:p>
      <text:p text:style-name="P4">
Category: News</text:p>
      <!--METADATA-->
      <text:p text:style-name="P4">
<draw:frame draw:style-name="fr1" draw:name="Image82" text:anchor-type="as-char" svg:width="6.9236in" svg:height="3.894525in" draw:z-index="0">
<draw:image xlink:href="../Images/AРМІЯINFORM/2023-04-18T82-00-00-04-00/originalvijskovi.jpg" xlink:type="simple" xlink:show="embed" xlink:actuate="onLoad" draw:mime-type="image/jpeg"/>
</draw:frame>
</text:p>
      <text:p text:style-name="P4">
Періодично в інформаційному просторі з’являються різноманітні вкиди, що маютьна меті ввести в оману громадян України, або ж саботувати процес залученняукраїнців до Сил оборони, зокрема шляхом дискредитації територіальних центрівкомплектування. На один з таких вкидів схожа нещодавня заява однієї адвокатки,мовляв, територіальні центри комплектування не мають статусу юридичної особи.</text:p>
      <text:p text:style-name="P4">
Про це на своїй сторінці у Facebook<text:a xlink:type="simple" xlink:href="https://www.facebook.com/UALandForces/posts/pfbid02reMJiDDdJ4TwFbDW2t7NWbrSRB2gPCcauAEj9i6MCJtfQ7r9nxgCq2or8Gu81UpFl" text:style-name="Internet_20_link" text:visited-style-name="Visited_20_Internet_20_Link">
повідомляє</text:a>
командування Сухопутний військ Збройних Сил України.</text:p>
      <text:p text:style-name="P4">
Згідно з Положенням про територіальні центри комплектування та соціальноїпідтримки, затвердженим Постановою Кабінету Міністрів України від 23.02.2022 №154 (далі — Положення), територіальні центри комплектування та соціальноїпідтримки є органами військового управління, що забезпечують виконаннязаконодавства з питань військового обов’язку і військової служби,мобілізаційної підготовки та мобілізації.</text:p>
      <text:p text:style-name="P4">
Довідково. Відповідно до пункту 8 статті 1 Закону України «Про військовийобов’язок і військову службу» (зі змінами, відомості Верховної Ради України(ВВР), 1992, № 27, ст.385, введено в дію Постановою ВР № 2233-XII від25.03.92, ВВР, 1992, № 27, ст.386) положення про територіальні центрикомплектування та соціальної підтримки затверджується Кабінетом МіністрівУкраїни.</text:p>
      <text:p text:style-name="P4">
Відповідно до пункту 7 Положення територіальні центри комплектування тасоціальної підтримки Автономної Республіки Крим, областей, мм. Києва таСевастополя є юридичними особами публічного права, мають самостійний баланс,реєстраційні рахунки в органах Казначейства.</text:p>
      <text:p text:style-name="P4">
Районні територіальні центри комплектування та соціальної підтримки євідокремленими підрозділами відповідних територіальних центрів комплектуваннята соціальної підтримки Автономної Республіки Крим, областей, мм. Києва таСевастополя.</text:p>
      <text:p text:style-name="P4">
З метою забезпечення виконання завдань та визначених функцій районнихтериторіальних центрів комплектування та соціальної підтримки у їх складіутворюються структурні підрозділи (відділи, відділення, групи, служби), якіпровадять діяльність відповідно до положення про структурний підрозділрайонного територіального центру комплектування та соціальної підтримки, щозатверджується керівником районного територіального центру комплектування тасоціальної підтримки.</text:p>
      <text:p text:style-name="P4">
Положення про районні територіальні центри комплектування та соціальноїпідтримки затверджуються керівниками відповідних територіальних центрівкомплектування та соціальної підтримки Автономної Республіки Крим, областей,мм. Києва та Севастополя. Територіальний центр комплектування та соціальноїпідтримки має печатку із зображенням Державного Герба України і своїмнайменуванням.</text:p>
      <text:p text:style-name="P4">
Зі свого боку поняття відокремлених територіальних підрозділів врегульованост. 95 Цивільного Кодексу:</text:p>
      <ol>
        <li>
Філією є відокремлений підрозділ юридичної особи, що розташований поза її місцезнаходженням та здійснює всі або частину її функцій.  2. Представництвом є відокремлений підрозділ юридичної особи, що розташований поза її місцезнаходженням та здійснює представництво і захист інтересів юридичної особи.  3. Філії та представництва не є юридичними особами. Вони наділяються майном юридичної особи, що їх створила, і діють на підставі затвердженого нею положення.</li>
      </ol>
      <text:p text:style-name="P4">
Відповідно до наказу Міністерства оборони України від 30.12.2016 № 744 «Проорганізацію та ведення претензійно позовної роботи, самопредставництва,представництва інтересів Міністерства оборони України, Збройних Сил України усудах та інших державних органах, виконання судових рішень» районнітериторіальні центри комплектування та соціальної підтримки здійснюютьпредставництво у суді на основі довіреності відповідних районнихтериторіальних центрів комплектування та соціальної підтримки.</text:p>
      <text:p text:style-name="P4">
Із зазначеного стає зрозуміло, що діяльність територіальних центрівкомплектування та соціальної підтримки здійснюється в рамках правового поля,вони мають усі необхідні для своєї роботи права, статуси тощо.</text:p>
      <text:p text:style-name="P4">
А от безпідставні закиди на їхню адресу точно грають на руку нашим ворогам іможут</text:p>
      <text:p text:style-name="P4">
Source: <text:a xlink:type="simple" xlink:href="https://armyinform.com.ua/2023/04/18/diyalnist-terytorialnyh-czentriv-komplektuvannya-ta-soczialnoyi-pidtrymky-zdijsnyuyetsya-v-ramkah-pravovogo-polya/" text:style-name="Internet_20_link" text:visited-style-name="Visited_20_Internet_20_Link">
https://armyinform.com.ua/2023/04/18/diyalnist-terytorialnyh-czentriv-komplektuvannya-ta-soczialnoyi-pidtrymky-zdijsnyuyetsya-v-ramkah-pravovogo-polya/</text:a>
</text:p>
      <!--NEWS-->
      <text:h text:style-name="P10" text:outline-level="1">
<text:span text:style-name="T4">
Словацькі та польські МіГи підсилять існуючий авіапарк — Юрій Ігнат</text:span>
</text:h>
      <text:p text:style-name="P4">
Author: ['Анастасія Олехнович']</text:p>
      <text:p text:style-name="P4">
Time: 2023-04-18T83:00:00-04:00</text:p>
      <text:p text:style-name="P4">
Description: За словами речника Повітряних Сил Юрія Ігната, чотири словацькі МіГи прилетіли в Украї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МІГ', 'ЮРІЙ ІГНАТ']</text:p>
      <text:p text:style-name="P4">
Category: News</text:p>
      <!--METADATA-->
      <text:p text:style-name="P4">
<draw:frame draw:style-name="fr1" draw:name="Image83" text:anchor-type="as-char" svg:width="6.9236in" svg:height="4.32725in" draw:z-index="0">
<draw:image xlink:href="../Images/AРМІЯINFORM/2023-04-18T83-00-00-04-00/foto-1-krylati-aviabomby-yurij-ignat.jpg" xlink:type="simple" xlink:show="embed" xlink:actuate="onLoad" draw:mime-type="image/jpeg"/>
</draw:frame>
 Колаж: АрміяInform</text:p>
      <text:p text:style-name="P4">
За словами речника Повітряних Сил Юрія Ігната, чотири словацькі МіГи прилетілив Україну самостійно, решту доставили наземним шляхом. У якому стані ці літакита як саме використовуватимуться, наразі вивчають українські фахівці. Про цеЮрій Ігнат повідомив у ефірі телеканалу Еспресо.</text:p>
      <text:p text:style-name="P4">
— Навіть якщо літак не може стати до строю, його можна використати як донора,розібравши на запчастини. Це важливо, оскільки деталі є дефіцитними, більшістьіз них проблематично дістати, оскільки МіГ-29 виготовлявся в росії.</text:p>
      <text:p text:style-name="P4">
Словацькі та польські МіГи підсилять існуючий авіапарк. Однак це — літаки 70-хроків, не надто ефективні проти ракет та дронів, хоч українські пілоти іроблять все можливе, аби їх збивати.</text:p>
      <text:p text:style-name="P4">
— Для протидії російській авіації Україна потребує сучасних західнихбагатоцільових винищувачів, як ми неодноразово на цьому наголошували, — додаввін.</text:p>
      <text:p text:style-name="P4">
Source: <text:a xlink:type="simple" xlink:href="https://armyinform.com.ua/2023/04/18/slovaczki-ta-polski-migy-pidsylyat-isnuyuchyj-aviapark-yurij-ignat/" text:style-name="Internet_20_link" text:visited-style-name="Visited_20_Internet_20_Link">
https://armyinform.com.ua/2023/04/18/slovaczki-ta-polski-migy-pidsylyat-isnuyuchyj-aviapark-yurij-ignat/</text:a>
</text:p>
      <!--NEWS-->
      <text:h text:style-name="P10" text:outline-level="1">
<text:span text:style-name="T4">
Противник завдав 4 ракетних та 44 авіаудари, здійснив близько 20 обстрілів з РСЗВ</text:span>
</text:h>
      <text:p text:style-name="P4">
Author: ['АРМІЯINFORM']</text:p>
      <text:p text:style-name="P4">
Time: 2023-04-18T84: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2022-08-24-rankovi-obstrily-mist-ukrayiny-24-serpnya.jpg" text:style-name="Internet_20_link" text:visited-style-name="Visited_20_Internet_20_Link">
2022-08-24-rankovi-obstrily-mist-ukrayiny-24-serpnya.jpg</text:a>
']</text:p>
      <text:p text:style-name="P4">
Tags: ['STOPRUSSIA', 'АГРЕСІЯ РФ', 'ГШ ЗСУ']</text:p>
      <text:p text:style-name="P4">
Category: News</text:p>
      <!--METADATA-->
      <text:p text:style-name="P4">
<draw:frame draw:style-name="fr1" draw:name="Image84" text:anchor-type="as-char" svg:width="6.9236in" svg:height="4.615733in" draw:z-index="0">
<draw:image xlink:href="../Images/AРМІЯINFORM/2023-04-18T84-00-00-04-00/2022-08-24-rankovi-obstrily-mist-ukrayiny-24-serpnya.jpg" xlink:type="simple" xlink:show="embed" xlink:actuate="onLoad" draw:mime-type="image/jpeg"/>
</draw:frame>
 Ілюстративне фото <text:span text:style-name="T4">
🔥 Ситуація щодоросійського вторгнення</text:span>
</text:p>
      <text:p text:style-name="P4">
Про це<text:a xlink:type="simple" xlink:href="https://www.facebook.com/GeneralStaff.ua/posts/pfbid02mPSEV8MmT1e5moo9NmJXYAtwDupK4PVdB7yB5yFKCaNvSN3RFdkx9dFHpcPzVZDvl" text:style-name="Internet_20_link" text:visited-style-name="Visited_20_Internet_20_Link">
повідомляє</text:a>
Генеральний штаб Збройних Сил України в оперативній інформації станом на 18:0018.04.2023 щодо російського вторгнення.</text:p>
      <text:p text:style-name="P4">
«російська федерація продовжує ігнорувати Міжнародне гуманітарне право, завдаєударів, здійснює обстріли не лише по позиціях наших військ, а й по цивільнійінфраструктурі населених пунктів, тероризуючи мирних жителів.</text:p>
      <text:p text:style-name="P4">
«Протягом доби противник завдав 4 ракетних та 44 авіаційні удари, здійснивблизько 20 обстрілів із реактивних систем залпового вогню по позиціях нашихвійськ та населених пунктах, постраждали цивільні люди.</text:p>
      <text:p text:style-name="P4">
Ймовірність завдавання ракетних та авіаційних ударів по всій території Українизалишається досить високою», — йдеться в повідомленні.</text:p>
      <text:p text:style-name="P4">
Source: <text:a xlink:type="simple" xlink:href="https://armyinform.com.ua/2023/04/18/protyvnyk-zavdav-4-raketnyh-ta-44-aviaudary-zdijsnyv-blyzko-20-obstriliv-z-rszv/" text:style-name="Internet_20_link" text:visited-style-name="Visited_20_Internet_20_Link">
https://armyinform.com.ua/2023/04/18/protyvnyk-zavdav-4-raketnyh-ta-44-aviaudary-zdijsnyv-blyzko-20-obstriliv-z-rszv/</text:a>
</text:p>
      <!--NEWS-->
      <text:h text:style-name="P10" text:outline-level="1">
<text:span text:style-name="T4">
Українські захисники відбили близько 30 атак противника на чотирьох напрямках</text:span>
</text:h>
      <text:p text:style-name="P4">
Author: ['АРМІЯINFORM']</text:p>
      <text:p text:style-name="P4">
Time: 2023-04-18T85: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dcc1cc-zsu.jpg" text:style-name="Internet_20_link" text:visited-style-name="Visited_20_Internet_20_Link">
9dcc1cc-zsu.jpg</text:a>
']</text:p>
      <text:p text:style-name="P4">
Tags: ['STOPRUSSIA', 'ГШ ЗСУ']</text:p>
      <text:p text:style-name="P4">
Category: News</text:p>
      <!--METADATA-->
      <text:p text:style-name="P4">
<draw:frame draw:style-name="fr1" draw:name="Image85" text:anchor-type="as-char" svg:width="6.9236in" svg:height="3.883237in" draw:z-index="0">
<draw:image xlink:href="../Images/AРМІЯINFORM/2023-04-18T85-00-00-04-00/9dcc1cc-zsu.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mPSEV8MmT1e5moo9NmJXYAtwDupK4PVdB7yB5yFKCaNvSN3RFdkx9dFHpcPzVZDvl" text:style-name="Internet_20_link" text:visited-style-name="Visited_20_Internet_20_Link">
повідомляє</text:a>
Генеральний штаб Збройних Сил України в оперативній інформації станом на 18.0018.04.2023 щодо російського вторгнення.</text:p>
      <text:p text:style-name="P4">
«Противник, ціною великих втрат, продовжує вести загарбницьку війну. Основнізусилля зосереджує на веденні наступальних дій на Лиманському, Бахмутському,Авдіївському та Мар’їнському напрямках. Протягом доби, на зазначених ділянкахфронту, відбито близько 30 атак противника. Найзапекліші бої ведуться заБахмут та Мар’їнку», — йдеться у повідомленні.</text:p>
      <text:p text:style-name="P4">
Source: <text:a xlink:type="simple" xlink:href="https://armyinform.com.ua/2023/04/18/ukrayinski-zahysnyky-vidbyly-blyzko-30-atak-protyvnyka-na-chotyroh-napryamkah/" text:style-name="Internet_20_link" text:visited-style-name="Visited_20_Internet_20_Link">
https://armyinform.com.ua/2023/04/18/ukrayinski-zahysnyky-vidbyly-blyzko-30-atak-protyvnyka-na-chotyroh-napryamkah/</text:a>
</text:p>
      <!--NEWS-->
      <text:h text:style-name="P10" text:outline-level="1">
<text:span text:style-name="T4">
Велика Британія подарувала ЗСУ ескадрон з 14 потужних танків Challenger 2</text:span>
</text:h>
      <text:p text:style-name="P4">
Author: ['АРМІЯINFORM']</text:p>
      <text:p text:style-name="P4">
Time: 2023-04-18T86:00:00-04:00</text:p>
      <text:p text:style-name="P4">
Description: Про це у Facebook повідомляє Служба зв'язків з громадськістю Збройних Сил Вели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021622_1014099939560002_621430744139699902_n.jpg" text:style-name="Internet_20_link" text:visited-style-name="Visited_20_Internet_20_Link">
342021622_1014099939560002_621430744139699902_n.jpg</text:a>
']</text:p>
      <text:p text:style-name="P4">
Tags: ['STOPRUSSIA', 'АГРЕСІЯ РФ']</text:p>
      <text:p text:style-name="P4">
Category: News</text:p>
      <!--METADATA-->
      <text:p text:style-name="P4">
<draw:frame draw:style-name="fr1" draw:name="Image86" text:anchor-type="as-char" svg:width="6.9236in" svg:height="4.615733in" draw:z-index="0">
<draw:image xlink:href="../Images/AРМІЯINFORM/2023-04-18T86-00-00-04-00/342021622_1014099939560002_621430744139699902_n.jpg" xlink:type="simple" xlink:show="embed" xlink:actuate="onLoad" draw:mime-type="image/jpeg"/>
</draw:frame>
</text:p>
      <text:p text:style-name="P4">
Про це у Facebook <text:a xlink:type="simple" xlink:href="https://www.facebook.com/ukarmedforces" text:style-name="Internet_20_link" text:visited-style-name="Visited_20_Internet_20_Link">
повідомляє</text:a>
 Службазв'язків з громадськістю Збройних Сил Великої Британії.</text:p>
      <text:p text:style-name="P4">
«Велика Британія подарувала Збройним Силам України ескадрон з 14 потужнихтанків Challenger 2, якими інструктори Великої Британії навчиливійськовослужбовців, як керувати та як використовувати Challenger 2», —йдеться в повідомленні.</text:p>
      <text:p text:style-name="P4">
Source: <text:a xlink:type="simple" xlink:href="https://armyinform.com.ua/2023/04/18/velyka-brytaniya-podaruvala-zsu-eskadron-z-14-potuzhnyh-tankiv-challenger-2/" text:style-name="Internet_20_link" text:visited-style-name="Visited_20_Internet_20_Link">
https://armyinform.com.ua/2023/04/18/velyka-brytaniya-podaruvala-zsu-eskadron-z-14-potuzhnyh-tankiv-challenger-2/</text:a>
</text:p>
      <!--NEWS-->
      <text:h text:style-name="P10" text:outline-level="1">
<text:span text:style-name="T4">
Авіація Сил оборони за добу завдала 3 удари по районах зосередження ворога</text:span>
</text:h>
      <text:p text:style-name="P4">
Author: ['АРМІЯINFORM']</text:p>
      <text:p text:style-name="P4">
Time: 2023-04-18T87: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ГРЕСІЯ РФ', 'ГШ ЗСУ']</text:p>
      <text:p text:style-name="P4">
Category: News</text:p>
      <!--METADATA-->
      <text:p text:style-name="P4">
<draw:frame draw:style-name="fr1" draw:name="Image87" text:anchor-type="as-char" svg:width="6.9236in" svg:height="4.501139in" draw:z-index="0">
<draw:image xlink:href="../Images/AРМІЯINFORM/2023-04-18T87-00-00-04-00/war-1.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mPSEV8MmT1e5moo9NmJXYAtwDupK4PVdB7yB5yFKCaNvSN3RFdkx9dFHpcPzVZDvl" text:style-name="Internet_20_link" text:visited-style-name="Visited_20_Internet_20_Link">
повідомляє</text:a>
Генеральний штаб Збройних Сил України в оперативній інформації станом на 18:0018.04.2023 щодо російського вторгнення.</text:p>
      <text:p text:style-name="P4">
«Авіація Сил оборони за добу завдала 3 удари по районах зосередження особовогоскладу та удару по зенітно-ракетному комплексу противника.</text:p>
      <text:p text:style-name="P4">
Підрозділи ракетних військ і артилерії уразили 2 райони зосередження живоїсили, озброєння і військової техніки, станцію радіоелектронної боротьби та щеодин важливий військовий об’єкт окупантів», — йдеться в повідомленні.</text:p>
      <text:p text:style-name="P4">
Source: <text:a xlink:type="simple" xlink:href="https://armyinform.com.ua/2023/04/18/aviacziya-syl-oborony-za-dobu-zavdala-3-udariv-po-rajonah-zoseredzhennya-voroga/" text:style-name="Internet_20_link" text:visited-style-name="Visited_20_Internet_20_Link">
https://armyinform.com.ua/2023/04/18/aviacziya-syl-oborony-za-dobu-zavdala-3-udariv-po-rajonah-zoseredzhennya-voroga/</text:a>
</text:p>
      <!--NEWS-->
      <text:h text:style-name="P10" text:outline-level="1">
<text:span text:style-name="T4">
Львівський авіазавод зобов’язаний сплатити оборонному відомству майже 2,4 млн гривень штрафних санкції</text:span>
</text:h>
      <text:p text:style-name="P4">
Author: ['АРМІЯINFORM']</text:p>
      <text:p text:style-name="P4">
Time: 2023-04-18T88:00:00-04:00</text:p>
      <text:p text:style-name="P4">
Description: Відповідне рішення ухвалив 6 квітня 2023 року Господарський суд міста Києва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sud.jpg" text:style-name="Internet_20_link" text:visited-style-name="Visited_20_Internet_20_Link">
sud.jpg</text:a>
']</text:p>
      <text:p text:style-name="P4">
Tags: ['СПЕЦІАЛЬНА ПРОКУРАТУРА У СФЕРІ ОБОРОНИ', 'ШТРАФ']</text:p>
      <text:p text:style-name="P4">
Category: News</text:p>
      <!--METADATA-->
      <text:p text:style-name="P4">
<draw:frame draw:style-name="fr1" draw:name="Image88" text:anchor-type="as-char" svg:width="6.9236in" svg:height="3.894525in" draw:z-index="0">
<draw:image xlink:href="../Images/AРМІЯINFORM/2023-04-18T88-00-00-04-00/sud.jpg" xlink:type="simple" xlink:show="embed" xlink:actuate="onLoad" draw:mime-type="image/jpeg"/>
</draw:frame>
</text:p>
      <text:p text:style-name="P4">
Відповідне рішення ухвалив 6 квітня 2023 року Господарський суд міста Києва зарезультатами розгляду позовної заяви заступника керівника Спеціалізованоїпрокуратури у сфері оборони Західного регіону.</text:p>
      <text:p text:style-name="P4">
Йдеться про укладений у 2007 році між Міністерством оборони України тадержавним підприємством контракт про виконання дослідницько-конструкторськоїроботи з модернізації літака.</text:p>
      <text:p text:style-name="P4">
Однак підприємство допустило протермінування виконання робіт.</text:p>
      <text:p text:style-name="P4">
Відтак, завдяки втручанню прокуратури, завод сплатить вказану суму штрафу.</text:p>
      <text:p text:style-name="P4">
<text:span text:style-name="T4">
Джерело:</text:span>
 <text:a xlink:type="simple" xlink:href="https://vpzhr.gp.gov.ua/ua/news.html" text:style-name="Internet_20_link" text:visited-style-name="Visited_20_Internet_20_Link">
Пресслужба Спеціалізованої прокуратури у сфері оборони Західногорегіону</text:a>
</text:p>
      <text:p text:style-name="P4">
Source: <text:a xlink:type="simple" xlink:href="https://armyinform.com.ua/2023/04/18/lvivskyj-aviazavod-zobovyazanyj-splatyty-oboronnomu-vidomstvu-majzhe-24-mln-gryven-shtrafnyh-sankcziyi/" text:style-name="Internet_20_link" text:visited-style-name="Visited_20_Internet_20_Link">
https://armyinform.com.ua/2023/04/18/lvivskyj-aviazavod-zobovyazanyj-splatyty-oboronnomu-vidomstvu-majzhe-24-mln-gryven-shtrafnyh-sankcziyi/</text:a>
</text:p>
      <!--NEWS-->
      <text:h text:style-name="P10" text:outline-level="1">
<text:span text:style-name="T4">
Удосконалено механізм виплати державної допомоги евакуйованим із небезпечних регіонів</text:span>
</text:h>
      <text:p text:style-name="P4">
Author: ['АРМІЯINFORM']</text:p>
      <text:p text:style-name="P4">
Time: 2023-04-18T89:00:00-04:00</text:p>
      <text:p text:style-name="P4">
Description: Сьогодні Уряд підтримав зміни до постанови Кабінету Міністрів України № 1195, спрямова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1.jpg" text:style-name="Internet_20_link" text:visited-style-name="Visited_20_Internet_20_Link">
6-31.jpg</text:a>
']</text:p>
      <text:p text:style-name="P4">
Tags: ['STOPRUSSIA', 'АГРЕСІЯ РФ', 'ВТОРГНЕННЯ РФ']</text:p>
      <text:p text:style-name="P4">
Category: News</text:p>
      <!--METADATA-->
      <text:p text:style-name="P4">
<draw:frame draw:style-name="fr1" draw:name="Image89" text:anchor-type="as-char" svg:width="6.9236in" svg:height="4.708048in" draw:z-index="0">
<draw:image xlink:href="../Images/AРМІЯINFORM/2023-04-18T89-00-00-04-00/6-31.jpg" xlink:type="simple" xlink:show="embed" xlink:actuate="onLoad" draw:mime-type="image/jpeg"/>
</draw:frame>
Ілюстративне фото</text:p>
      <text:p text:style-name="P4">
Сьогодні Уряд підтримав зміни до постанови Кабінету Міністрів України № 1195,спрямовані на вдосконалення механізму виплат особам, котрі евакуюються знебезпечних територій.</text:p>
      <text:p text:style-name="P4">
Про це <text:a xlink:type="simple" xlink:href="https://minre.gov.ua/2023/04/18/udoskonaleno-mehanizm-vyplaty-derzhavnoyi-dopomogy-evakujovanym-iz-nebezpechnyh-regioniv/" text:style-name="Internet_20_link" text:visited-style-name="Visited_20_Internet_20_Link">
повідомляє</text:a>
Міністерство з питань реінтеграції тимчасово окупованих територій України.</text:p>
      <text:p text:style-name="P4">
Гарантовані грошові виплати зможуть отримувати як люди, які виїжджаютьевакуаційними потягами, так і ті, хто виїжджають спеціальними евакуаційнимиавтобусами.</text:p>
      <text:p text:style-name="P4">
Повідомляти про евакуацію слід завчасно до органів місцевої влади. Щоб вонизмогли передати обласній військовій адміністрації списки та категорії осіб,які евакуюються.</text:p>
      <text:p text:style-name="P4">
Люди гарантовано отримають одноразову фінансову допомогу у розмірі 2 тис.гривень на дорослого і 3 тис. гривень на дітей віком до 18 років та осіб зінвалідністю.</text:p>
      <text:p text:style-name="P4">
При отриманні коштів обов’язково необхідно пред’явити документ, що посвідчуєособу, ідентифікаційний код, свідоцтво про народження дитини, для осіб зінвалідністю — відповідний підтверджуючий документ.</text:p>
      <text:p text:style-name="P4">
Щоб уникнути дублювання виплат або зловживань, Укрпошта розробляє програмуверифікації осіб, які евакуюються.</text:p>
      <text:p text:style-name="P4">
З питань евакуації й отримання грошової допомоги від держави можна звернутисяна гарячу лінію кризового реагування: 15-48 або на гарячу лінію Уповноваженогоз питань ВПО за номером: (066) 813-62-39.</text:p>
      <text:p text:style-name="P4">
Source: <text:a xlink:type="simple" xlink:href="https://armyinform.com.ua/2023/04/18/udoskonaleno-mehanizm-vyplaty-derzhavnoyi-dopomogy-evakujovanym-iz-nebezpechnyh-regioniv/" text:style-name="Internet_20_link" text:visited-style-name="Visited_20_Internet_20_Link">
https://armyinform.com.ua/2023/04/18/udoskonaleno-mehanizm-vyplaty-derzhavnoyi-dopomogy-evakujovanym-iz-nebezpechnyh-regioniv/</text:a>
</text:p>
      <!--NEWS-->
      <text:h text:style-name="P10" text:outline-level="1">
<text:span text:style-name="T4">
Реформи та трансформація — це важливі складові успішного розвитку системи оборони — Олексій Резніков</text:span>
</text:h>
      <text:p text:style-name="P4">
Author: ['АРМІЯINFORM']</text:p>
      <text:p text:style-name="P4">
Time: 2023-04-18T90:00:00-04:00</text:p>
      <text:p text:style-name="P4">
Description: Сьогодні, 18 квітня, Міністр оборони України Олексій Резніков провів зустріч із Офіс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vv.jpeg" text:style-name="Internet_20_link" text:visited-style-name="Visited_20_Internet_20_Link">
reznikovvv.jpeg</text:a>
']</text:p>
      <text:p text:style-name="P4">
Tags: ['ОЛЕКСІЙ РЕЗНІКОВ', 'РЕФОРМИ']</text:p>
      <text:p text:style-name="P4">
Category: News</text:p>
      <!--METADATA-->
      <text:p text:style-name="P4">
<draw:frame draw:style-name="fr1" draw:name="Image90" text:anchor-type="as-char" svg:width="6.9236in" svg:height="4.32725in" draw:z-index="0">
<draw:image xlink:href="../Images/AРМІЯINFORM/2023-04-18T90-00-00-04-00/reznikovvv.jpeg" xlink:type="simple" xlink:show="embed" xlink:actuate="onLoad" draw:mime-type="image/jpeg"/>
</draw:frame>
</text:p>
      <text:p text:style-name="P4">
Сьогодні, 18 квітня, Міністр оборони України Олексій Резніков провів зустрічіз Офісом з підтримки змін.</text:p>
      <text:p text:style-name="P4">
На зустрічі були присутні усі члени Офісу: Юлія Марушевська, Арсен Жумаділов,Сергій Карпенко, Артур Переверзєв, Тетяна Харченко та Олег Шиманський.</text:p>
      <text:p text:style-name="P4">
«Реформи і трансформація — це важливі складові успішного розвитку системиоборони, зокрема й в рамках інтеграції стандартів НАТО. Я радий, що ви всідолучилися до роботи. Певен, це буде успішний проект», — наголосив ОлексійРезніков.</text:p>
      <text:p text:style-name="P4">
На зустрічі було визначено, що одна з першочергових задач Офісу — проекттрансформації системи оборонних закупівель.</text:p>
      <text:p text:style-name="P4">
Окрім того, необхідно зосередити зусилля на напрямах, які відповідатимутьвимогам цивільно-демократичного контролю, транспарентності тавзаємосумісності.</text:p>
      <text:p text:style-name="P4">
Завдання для команди Офісу — рухатися максимально швидко.</text:p>
      <text:p text:style-name="P4">
Нагадаємо, минулого тижня у системі Міністерства оборони України створено Офісз підтримки змін. Положення про консультативно-дорадчий орган затвердженоНаказом Міністра оборони України Олексія Резнікова.</text:p>
      <text:p text:style-name="P4">
Головою Офісу з підтримки змін призначено громадську та політичну діячку ЮліюМарушевську.  До команди Офісу також увійшли Арсен Жумаділов, Сергій Карпенко, АртурПереверзєв, Тетяна Харченко та Олег Шиманський.</text:p>
      <text:p text:style-name="P4">
Source: <text:a xlink:type="simple" xlink:href="https://armyinform.com.ua/2023/04/18/reformy-ta-transformacziya-cze-vazhlyvi-skladovi-uspishnogo-rozvytku-systemy-oborony-oleksij-reznikov/" text:style-name="Internet_20_link" text:visited-style-name="Visited_20_Internet_20_Link">
https://armyinform.com.ua/2023/04/18/reformy-ta-transformacziya-cze-vazhlyvi-skladovi-uspishnogo-rozvytku-systemy-oborony-oleksij-reznikov/</text:a>
</text:p>
      <!--NEWS-->
      <text:h text:style-name="P10" text:outline-level="1">
<text:span text:style-name="T4">
Володимир Зеленський провів телефонну розмову зі спікером Палати представників США</text:span>
</text:h>
      <text:p text:style-name="P4">
Author: ['АРМІЯINFORM']</text:p>
      <text:p text:style-name="P4">
Time: 2023-04-18T91:00:00-04:00</text:p>
      <text:p text:style-name="P4">
Description: Під час робочої поїздки на Полтавщину Президент України Володимир Зеленський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30422476309645649_y.jpg" text:style-name="Internet_20_link" text:visited-style-name="Visited_20_Internet_20_Link">
photo_5330422476309645649_y.jpg</text:a>
']</text:p>
      <text:p text:style-name="P4">
Tags: ['ВОЛОДИМИР ЗЕЛЕНСЬКИЙ', 'КЕВІН МАККАРТІ', 'САНКЦІЇ', 'ТЕЛЕФОННА РОЗМОВА']</text:p>
      <text:p text:style-name="P4">
Category: News</text:p>
      <!--METADATA-->
      <text:p text:style-name="P4">
<draw:frame draw:style-name="fr1" draw:name="Image91" text:anchor-type="as-char" svg:width="6.9236in" svg:height="4.61393in" draw:z-index="0">
<draw:image xlink:href="../Images/AРМІЯINFORM/2023-04-18T91-00-00-04-00/photo_5330422476309645649_y.jpg" xlink:type="simple" xlink:show="embed" xlink:actuate="onLoad" draw:mime-type="image/jpeg"/>
</draw:frame>
</text:p>
      <text:p text:style-name="P4">
Під час робочої поїздки на Полтавщину Президент України Володимир Зеленськийпровів телефонну розмову зі спікером Палати представників Конгресу США КевіномМаккарті. Про це <text:a xlink:type="simple" xlink:href="https://www.president.gov.ua/news/volodimir-zelenskij-proviv-telefonnu-rozmovu-zi-spikerom-pal-82329" text:style-name="Internet_20_link" text:visited-style-name="Visited_20_Internet_20_Link">
повідомляє</text:a>
 Офіс ПрезидентаУкраїни.</text:p>
      <text:p text:style-name="P4">
Глава Української держави висловив подяку за незмінну двопартійну підтримкуУкраїни з боку Конгресу Сполучених Штатів.</text:p>
      <text:p text:style-name="P4">
Володимир Зеленський поінформував співрозмовника про перебіг бойових дій наосновних напрямках фронту й про нагальні оборонні потреби нашої країни,зокрема у бронетехніці, далекобійній зброї, артилерії, ППО та авіації. Якзапевнив Президент, Україна готова звітувати за кожен долар американськоїдопомоги.</text:p>
      <text:p text:style-name="P4">
Крім того, Глава Української держави та спікер Палати представників СШАобговорили необхідність посилення санкційного тиску на росію, зокрема зниженняцінової стелі на російські нафту й газ.</text:p>
      <text:p text:style-name="P4">
Володимир Зеленський запросив Кевіна Маккарті відвідати Україну з візитом.</text:p>
      <text:p text:style-name="P4">
Source: <text:a xlink:type="simple" xlink:href="https://armyinform.com.ua/2023/04/18/volodymyr-zelenskyj-proviv-telefonnu-rozmovu-zi-spikerom-palaty-predstavnykiv-ssha/" text:style-name="Internet_20_link" text:visited-style-name="Visited_20_Internet_20_Link">
https://armyinform.com.ua/2023/04/18/volodymyr-zelenskyj-proviv-telefonnu-rozmovu-zi-spikerom-palaty-predstavnykiv-ssha/</text:a>
</text:p>
      <!--NEWS-->
      <text:h text:style-name="P10" text:outline-level="1">
<text:span text:style-name="T4">
Довіра — це головне в роботі та досягненні спільних цілей: Міністр оборони привітав новообраний склад Антикорради</text:span>
</text:h>
      <text:p text:style-name="P4">
Author: ['АРМІЯINFORM']</text:p>
      <text:p text:style-name="P4">
Time: 2023-04-18T92:00:00-04:00</text:p>
      <text:p text:style-name="P4">
Description: Сьогодні, 18 квітня, Міністр оборони України Олексій Резніков привітав новий скл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2/photo_2021-12-10_12-16-09.jpg" text:style-name="Internet_20_link" text:visited-style-name="Visited_20_Internet_20_Link">
photo_2021-12-10_12-16-09.jpg</text:a>
']</text:p>
      <text:p text:style-name="P4">
Tags: ['АНТИКОРУПЦІЙНА РАДА ПРИ МОУ', 'ОЛЕКСІЙ РЕЗНІКОВ', 'ПРИВІТАННЯ']</text:p>
      <text:p text:style-name="P4">
Category: News</text:p>
      <!--METADATA-->
      <text:p text:style-name="P4">
<draw:frame draw:style-name="fr1" draw:name="Image92" text:anchor-type="as-char" svg:width="6.9236in" svg:height="4.608521in" draw:z-index="0">
<draw:image xlink:href="../Images/AРМІЯINFORM/2023-04-18T92-00-00-04-00/photo_2021-12-10_12-16-09.jpg" xlink:type="simple" xlink:show="embed" xlink:actuate="onLoad" draw:mime-type="image/jpeg"/>
</draw:frame>
 Міністерство оборониУкраїни</text:p>
      <text:p text:style-name="P4">
Сьогодні, 18 квітня, Міністр оборони України Олексій Резніков привітав новийсклад і новообране керівництво Громадської антикорупційної ради приМіноборони.</text:p>
      <text:p text:style-name="P4">
В рамках зустрічі Олексій Резніков підкреслив важливість роботи Антикорради,мета якої, серед інших, — налагодити механізми відкритості у взаємодії зсуспільством.</text:p>
      <text:p text:style-name="P4">
За словами Міністра, важливими також є напрями, які наближають вступ Українидо НАТО.</text:p>
      <text:p text:style-name="P4">
Міністр попросив членів Антикорради сконцентруватися на формуванні плануроботи і тих напрямів, які важливі для суспільства і сектору оборони.</text:p>
      <text:p text:style-name="P4">
У свою чергу команда Антикорради висловила готовність до ефективної взаємодії.Сторони домовилися систематично зустрічатись, в тому числі за участіпрофільних заступників Міністра та керівників структурних підрозділівМіноборони.</text:p>
      <text:p text:style-name="P4">
Нагадаємо, 14 квітня відбулося установче засідання Громадської антикорупційноїради при Міністерстві оборони України, яка утворена за ініціативи Міністраоборонного відомства Олексія Резнікова.</text:p>
      <text:p text:style-name="P4">
Під час установчого засідання члени новообраної Громадської антикорупційноїради при Міноборони обрали головою Євгена Грушовця, заступником — АнастасіюШубу, а секретарем Ради — Віктора Прудковських.</text:p>
      <text:p text:style-name="P4">
<text:span text:style-name="T4">
Джерело:</text:span>
 <text:a xlink:type="simple" xlink:href="https://www.mil.gov.ua/news/2023/04/18/spilnih-czilej-ministr-oboroni-privitav-novoobranij-sklad-antikorradi/" text:style-name="Internet_20_link" text:visited-style-name="Visited_20_Internet_20_Link">
Міністерство оборониУкраїни</text:a>
</text:p>
      <text:p text:style-name="P4">
Source: <text:a xlink:type="simple" xlink:href="https://armyinform.com.ua/2023/04/18/dovira-cze-golovne-v-roboti-ta-dosyagnenni-spilnyh-czilej-ministr-oborony-pryvitav-novoobranyj-sklad-antykorrady/" text:style-name="Internet_20_link" text:visited-style-name="Visited_20_Internet_20_Link">
https://armyinform.com.ua/2023/04/18/dovira-cze-golovne-v-roboti-ta-dosyagnenni-spilnyh-czilej-ministr-oborony-pryvitav-novoobranyj-sklad-antykorrady/</text:a>
</text:p>
      <!--NEWS-->
      <text:h text:style-name="P10" text:outline-level="1">
<text:span text:style-name="T4">
На Полтавщині Президент України відвідав у лікарні поранених військовослужбовців та вручив нагороди</text:span>
</text:h>
      <text:p text:style-name="P4">
Author: ['АРМІЯINFORM']</text:p>
      <text:p text:style-name="P4">
Time: 2023-04-18T93:00:00-04:00</text:p>
      <text:p text:style-name="P4">
Description: Під час робочої поїздки у Полтавську область Володимир Зеленський відвідав один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7e29fb8f35e04e8d3e7370af7f75356_1681841188_extra_large.jpeg" text:style-name="Internet_20_link" text:visited-style-name="Visited_20_Internet_20_Link">
f7e29fb8f35e04e8d3e7370af7f75356_1681841188_extra_large.jpeg</text:a>
', '<text:a xlink:type="simple" xlink:href="https://armyinform.com.ua/wp-content/uploads/2023/04/e173356f5f7b645e400f38ab18986fb7_1681841190_extra_large.jpeg" text:style-name="Internet_20_link" text:visited-style-name="Visited_20_Internet_20_Link">
e173356f5f7b645e400f38ab18986fb7_1681841190_extra_large.jpeg</text:a>
']</text:p>
      <text:p text:style-name="P4">
Tags: ['ВОЛОДИМИР ЗЕЛЕНСЬКИЙ', 'ЛІКАРНЯ', 'НАГОРОДЖЕННЯ', 'ПОЛТАВЩИНА', 'ПОРАНЕНІ']</text:p>
      <text:p text:style-name="P4">
Category: News</text:p>
      <!--METADATA-->
      <text:p text:style-name="P4">
<draw:frame draw:style-name="fr1" draw:name="Image93" text:anchor-type="as-char" svg:width="6.9236in" svg:height="4.617948in" draw:z-index="0">
<draw:image xlink:href="../Images/AРМІЯINFORM/2023-04-18T93-00-00-04-00/f7e29fb8f35e04e8d3e7370af7f75356_1681841188_extra_large.jpeg" xlink:type="simple" xlink:show="embed" xlink:actuate="onLoad" draw:mime-type="image/jpeg"/>
</draw:frame>
</text:p>
      <text:p text:style-name="P4">
Під час робочої поїздки у Полтавську область Володимир Зеленський відвідаводин із медичних закладів, де лікуються українські військовослужбовці. Про це<text:a xlink:type="simple" xlink:href="https://www.president.gov.ua/news/na-poltavshini-prezident-vidvidav-u-likarni-poranenih-vijsko-82333" text:style-name="Internet_20_link" text:visited-style-name="Visited_20_Internet_20_Link">
повідомляє</text:a>
 офіс Глави держави.</text:p>
      <text:p text:style-name="P4">
Президент України поспілкувався з бійцями та вручив їм державні нагороди. Заособисту мужність і самовіддані дії, виявлені в захисті державногосуверенітету й територіальної цілісності України, захисники відзначенімедалями «За військову службу Україні».</text:p>
      <text:p text:style-name="P4">
«Дякую вам за службу. Одужуйте швидше. Перемога буде за нами», — сказавВолодимир Зеленський.</text:p>
      <text:p text:style-name="P4">
<draw:frame draw:style-name="fr1" draw:name="Image94" text:anchor-type="as-char" svg:width="6.9236in" svg:height="4.617948in" draw:z-index="0">
<draw:image xlink:href="../Images/AРМІЯINFORM/2023-04-18T93-00-00-04-00/e173356f5f7b645e400f38ab18986fb7_1681841190_extra_large.jpeg" xlink:type="simple" xlink:show="embed" xlink:actuate="onLoad" draw:mime-type="image/jpeg"/>
</draw:frame>
</text:p>
      <text:p text:style-name="P4">
Глава держави також оглянув рентгенологічне й нейрохірургічне відділеннялікарні та ознайомився з роботою центру реабілітаційної медицини. ПрезидентуУкраїни показали сучасне обладнання, яке допомагає провести якіснуреабілітацію пацієнтів.</text:p>
      <text:p text:style-name="P4">
Володимир Зеленський вручив представникам Медичних сил ЗСУ ордени ДанилаГалицького, княгині Ольги ІІІ ступеня, медалі «За військову службу Україні», атакож присвоїв їм почесні звання «Заслужений лікар України».</text:p>
      <text:p text:style-name="P4">
«Хочу подякувати вам. Ви робите велику роботу, яку цінують не лише хлопці йдівчата, які лікуються тут, а й усі громадяни України. Бажаю вам здоров’я, якеви даєте нашим воїнам і цивільним. Бажаю вам перемоги», — сказав ПрезидентУкраїни.</text:p>
      <text:p text:style-name="P4">
Source: <text:a xlink:type="simple" xlink:href="https://armyinform.com.ua/2023/04/18/na-poltavshhyni-prezydent-ukrayiny-vidvidav-u-likarni-poranenyh-vijskovosluzhbovcziv-ta-vruchyv-nagorody/" text:style-name="Internet_20_link" text:visited-style-name="Visited_20_Internet_20_Link">
https://armyinform.com.ua/2023/04/18/na-poltavshhyni-prezydent-ukrayiny-vidvidav-u-likarni-poranenyh-vijskovosluzhbovcziv-ta-vruchyv-nagorody/</text:a>
</text:p>
      <!--NEWS-->
      <text:h text:style-name="P10" text:outline-level="1">
<text:span text:style-name="T4">
Володимир Зеленський провів нараду щодо безпекової та соціально-економічної ситуації на Полтавщині</text:span>
</text:h>
      <text:p text:style-name="P4">
Author: ['АРМІЯINFORM']</text:p>
      <text:p text:style-name="P4">
Time: 2023-04-18T94:00:00-04:00</text:p>
      <text:p text:style-name="P4">
Description: Під час робочої поїздки у Полтавську область Президент України провів нараду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db8b61e7957cf98fe2b4f70160942f_1681841405_extra_large.jpeg" text:style-name="Internet_20_link" text:visited-style-name="Visited_20_Internet_20_Link">
badb8b61e7957cf98fe2b4f70160942f_1681841405_extra_large.jpeg</text:a>
']</text:p>
      <text:p text:style-name="P4">
Tags: ['БЕЗПЕКОВА СИТУАЦІЯ', 'ВОЛОДИМИР ЗЕЛЕНСЬКИЙ', 'ПОЛТАВЩИНА']</text:p>
      <text:p text:style-name="P4">
Category: News</text:p>
      <!--METADATA-->
      <text:p text:style-name="P4">
<draw:frame draw:style-name="fr1" draw:name="Image95" text:anchor-type="as-char" svg:width="6.9236in" svg:height="4.617948in" draw:z-index="0">
<draw:image xlink:href="../Images/AРМІЯINFORM/2023-04-18T94-00-00-04-00/badb8b61e7957cf98fe2b4f70160942f_1681841405_extra_large.jpeg" xlink:type="simple" xlink:show="embed" xlink:actuate="onLoad" draw:mime-type="image/jpeg"/>
</draw:frame>
</text:p>
      <text:p text:style-name="P4">
Під час робочої поїздки у Полтавську область Президент України провів нарадущодо безпекової, соціально-економічної та суспільно-політичної ситуації врегіоні.</text:p>
      <text:p text:style-name="P4">
Учасники заслухали інформацію від начальника Полтавської обласної військовоїадміністрації Дмитра Луніна про соціально-економічне становище в області.</text:p>
      <text:p text:style-name="P4">
Також було розглянуто питання щодо обстановки на Полтавщині в операційній зонівідповідальності оперативно-тактичного угруповання «Суми» та щодо готовностівійськових підрозділів до виконання завдань.</text:p>
      <text:p text:style-name="P4">
Крім того, під час наради учасники заслухали інформацію про оперативну такриміногенну ситуацію в регіоні.</text:p>
      <text:p text:style-name="P4">
<text:span text:style-name="T4">
Джерело:</text:span>
 <text:a xlink:type="simple" xlink:href="https://www.president.gov.ua/news/prezident-proviv-naradu-shodo-bezpekovoyi-ta-socialno-ekonom-82345" text:style-name="Internet_20_link" text:visited-style-name="Visited_20_Internet_20_Link">
Офіс ПрезидентаУкраїни</text:a>
</text:p>
      <text:p text:style-name="P4">
Source: <text:a xlink:type="simple" xlink:href="https://armyinform.com.ua/2023/04/18/volodymyr-zelenskyj-proviv-naradu-shhodo-bezpekovoyi-ta-soczialno-ekonomichnoyi-sytuacziyi-na-poltavshhyni/" text:style-name="Internet_20_link" text:visited-style-name="Visited_20_Internet_20_Link">
https://armyinform.com.ua/2023/04/18/volodymyr-zelenskyj-proviv-naradu-shhodo-bezpekovoyi-ta-soczialno-ekonomichnoyi-sytuacziyi-na-poltavshhyni/</text:a>
</text:p>
      <!--NEWS-->
      <text:h text:style-name="P10" text:outline-level="1">
<text:span text:style-name="T4">
Це надихає й підтримує, коли бачиш нашу українську рішучість і знаєш, що перемога буде — Президент України</text:span>
</text:h>
      <text:p text:style-name="P4">
Author: ['АРМІЯINFORM']</text:p>
      <text:p text:style-name="P4">
Time: 2023-04-18T95:00:00-04:00</text:p>
      <text:p text:style-name="P4">
Description: Бажаю здоровʼя, шановні українці!    Завершуємо цей день у Полтаві. Доволі довгий д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580bcd55e67dc5e3e730d8d11297879_1681842777_extra_large.jpeg" text:style-name="Internet_20_link" text:visited-style-name="Visited_20_Internet_20_Link">
6580bcd55e67dc5e3e730d8d11297879_1681842777_extra_large.jpeg</text:a>
']</text:p>
      <text:p text:style-name="P4">
Tags: ['ВІДЕОЗВЕРНЕННЯ', 'ПОЛТАВЩИНА', 'ПРЕЗИДЕНТ УКРАЇНИ']</text:p>
      <text:p text:style-name="P4">
Category: News</text:p>
      <!--METADATA-->
      <text:p text:style-name="P4">
<draw:frame draw:style-name="fr1" draw:name="Image96" text:anchor-type="as-char" svg:width="6.9236in" svg:height="4.067542in" draw:z-index="0">
<draw:image xlink:href="../Images/AРМІЯINFORM/2023-04-18T95-00-00-04-00/6580bcd55e67dc5e3e730d8d11297879_1681842777_extra_large.jpeg" xlink:type="simple" xlink:show="embed" xlink:actuate="onLoad" draw:mime-type="image/jpeg"/>
</draw:frame>
</text:p>
      <text:p text:style-name="P4">
<text:span text:style-name="T4">
<text:span text:style-name="T5">
Бажаю здоровʼя, шановні українці!</text:span>
</text:span>
</text:p>
      <text:p text:style-name="P4">
Завершуємо цей день у Полтаві. Доволі довгий день та емоційний.</text:p>
      <text:p text:style-name="P4">
Вранці був на Донеччині, у нашій Авдіївці. Важко бачити те, що російськітерористи зробили з цим містом…</text:p>
      <text:p text:style-name="P4">
І шана кожному нашому воїну, усім українцям і українкам, які вже 419 днів ідевʼять років стримують і поступово знищують це російське зло.</text:p>
      <text:p text:style-name="P4">
Мав честь привітати українських солдатів та офіцерів із Великоднем, вручитинагороди. Я часто у вечірніх зверненнях дякую саме їм за влучність іхоробрість, за знищення окупантів.</text:p>
      <text:p text:style-name="P4">
55-та окрема артилерійська бригада, морпіхи 35-ї й 36-ї окремих бригад,десантники 79-ї окремої бригади, воїни 110-ї окремої механізованої бригади…501-й окремий батальйон морської піхоти… Окрема президентська бригада іменіБогдана Хмельницького… Дякую всім вам за службу! І дякую вам всім за шеврони,які ви мені дали сьогодні, це справді почесно. Дякую, хлопці!</text:p>
      <text:p text:style-name="P4">
Особливо хочу подякувати нашим Медичним силам, усім лікарям, медичним сестрамі братам, які повертають наших захисників і захисниць до життя після поранень.І на Донеччині, і тут, у Полтаві, відвідав шпиталі. Гордість за наших людей,сильних навіть тоді, коли вони ще відновлюють свої сили. Честь і шана всім,хто лікує наших воїнів!</text:p>
      <text:p text:style-name="P4">
Провів у Полтаві тривалу, змістовну нараду щодо ситуації в регіоні. Військовекерівництво, місцева влада… Першочергово — безпекові та соціальні питання,безпека для закладів освіти, відбудова, забезпечення переселенців.</text:p>
      <text:p text:style-name="P4">
Є рішення щодо відновлення енергетики — генерації та мереж. Є різні дорученняробочого рівня — те, чим маємо підтримати Полтавщину. І обов’язково цезробимо.</text:p>
      <text:p text:style-name="P4">
Важливо, що жодного дня не втрачаємо у спілкуванні з нашими партнерами. І самезвідси, з Полтави, провів розмову зі спікером Палати представників КонгресуСША Кевіном Маккарті. Подякував за незмінну двопартійну підтримку. Щойно післяпоїздки на передову поінформував пана Маккарті про те, що відбувається заразна фронті, про наші оборонні потреби й можливості. Порушив питання F-16,далекобійної зброї, додаткової артилерії й трибуналу — трибуналу щодо агресіїросії проти нашої держави.</text:p>
      <text:p text:style-name="P4">
Ми разом робимо вільний світ міцнішим, і кожен долар інвестицій у такуміцність є абсолютно зрозумілим та підзвітним для наших партнерів. Запросивпана спікера відвідати Україну.</text:p>
      <text:p text:style-name="P4">
Це справді дуже надихає та підтримує — коли бачиш нашу українську рішучість ізнаєш, що перемога буде.</text:p>
      <text:p text:style-name="P4">
Дякую Донеччині й Полтавщині за сьогоднішній день!</text:p>
      <text:p text:style-name="P4">
Всім дякую, хто працює заради нашої перемоги! Слава кожному й кожній, хтозараз у бою, на бойових постах, на бойових завданнях!</text:p>
      <text:p text:style-name="P4">
І окремо хочу сьогодні відзначити тих наших бійців, які виявляють і знищуютьворожі позиції, ті позиції, із яких окупант обстрілює наші міста й села.російські удари по Херсону, по Бериславському району, по містах Донеччини —усі удари ворога отримають нашу відповідь. Відчутну відповідь.</text:p>
      <text:p text:style-name="P4">
<text:span text:style-name="T4">
<text:span text:style-name="T5">
Слава Україні!</text:span>
</text:span>
</text:p>
      <text:p text:style-name="P4">
<text:span text:style-name="T4">
Джерело:</text:span>
 <text:a xlink:type="simple" xlink:href="https://www.president.gov.ua/news/ce-nadihaye-j-pidtrimuye-koli-bachish-nashu-ukrayinsku-rishu-82337" text:style-name="Internet_20_link" text:visited-style-name="Visited_20_Internet_20_Link">
Офіс Президента України</text:a>
</text:p>
      <text:p text:style-name="P4">
Source: <text:a xlink:type="simple" xlink:href="https://armyinform.com.ua/2023/04/18/cze-nadyhaye-j-pidtrymuye-koly-bachysh-nashu-ukrayinsku-rishuchist-i-znayesh-shho-peremoga-bude-prezydent-ukrayiny/" text:style-name="Internet_20_link" text:visited-style-name="Visited_20_Internet_20_Link">
https://armyinform.com.ua/2023/04/18/cze-nadyhaye-j-pidtrymuye-koly-bachysh-nashu-ukrayinsku-rishuchist-i-znayesh-shho-peremoga-bude-prezydent-ukrayiny/</text:a>
</text:p>
      <!--NEWS-->
      <text:h text:style-name="P10" text:outline-level="1">
<text:span text:style-name="T4">
У Координаційному штабі відбулася онлайн-зустріч з родинами морпіхів</text:span>
</text:h>
      <text:p text:style-name="P4">
Author: ['АРМІЯINFORM']</text:p>
      <text:p text:style-name="P4">
Time: 2023-04-18T96:00:00-04:00</text:p>
      <text:p text:style-name="P4">
Description: У Координаційному штабі відбулася онлайн-зустріч з родинами військовослужбовців окрем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ksh3-10.jpg" text:style-name="Internet_20_link" text:visited-style-name="Visited_20_Internet_20_Link">
ksh3-10.jpg</text:a>
']</text:p>
      <text:p text:style-name="P4">
Tags: ['ЗУСТРІЧ', 'КООРДИНАЦІЙНИЙ ШТАБ З ПИТАНЬ ПОВОДЖЕННЯ З ВІЙСЬКОВОПОЛОНЕНИМИ', 'МОРПІХИ', 'РОДИНА']</text:p>
      <text:p text:style-name="P4">
Category: News</text:p>
      <!--METADATA-->
      <text:p text:style-name="P4">
<draw:frame draw:style-name="fr1" draw:name="Image97" text:anchor-type="as-char" svg:width="6.9236in" svg:height="4.823441in" draw:z-index="0">
<draw:image xlink:href="../Images/AРМІЯINFORM/2023-04-18T96-00-00-04-00/ksh3-10.jpg" xlink:type="simple" xlink:show="embed" xlink:actuate="onLoad" draw:mime-type="image/jpeg"/>
</draw:frame>
</text:p>
      <text:p text:style-name="P4">
У Координаційному штабі відбулася онлайн-зустріч з родинамивійськовослужбовців окремого батальйону морської піхоти окремої бригадиморської піхоти імені контрадмірала Михайла Білинського.</text:p>
      <text:p text:style-name="P4">
Участь в заході взяли представники Координаційного штабу та командуванняВійськово-морських сил Збройних сил України.</text:p>
      <text:p text:style-name="P4">
Одне з питань під час зустрічі стосувалося несення службивійськовослужбовцями, які повернулися з ворожого полону. За словамипредставника командування ВМС, обмеження щодо продовження служби можуть бутиза станом здоров’я.</text:p>
      <text:p text:style-name="P4">
Придатність до військової служби під час воєнного стану визначаєтьсяВійськово-лікарською комісією (ВЛК) після проходження медичного обстеження.</text:p>
      <text:p text:style-name="P4">
Згідно з висновком ВЛК військовослужбовець вважається придатним, обмеженопридатним чи непридатним до військової служби.</text:p>
      <text:p text:style-name="P4">
Якщо військовослужбовець обмежено придатний до військової служби, він можепродовжити службу, зокрема, в підрозділах забезпечення і виконувати завданнявідповідно до стану свого здоров’я.</text:p>
      <text:p text:style-name="P4">
У випадку, коли військовослужбовець згідно з висновком ВЛК непридатний, вінзвільняється зі служби.</text:p>
      <text:p text:style-name="P4">
Із представником юридичної служби командування ВМС обговорили питанняпоновлення грошового забезпечення у випадках, коли таке нарахування булопризупинено.</text:p>
      <text:p text:style-name="P4">
Представник Штабу зауважив, що інформація, яку збирають і передають родичі,важлива і долучається до роботи. Так само, як і відомості, що надходять зінших джерел, зокрема, від повернених з полону Захисників.</text:p>
      <text:p text:style-name="P4">
<text:span text:style-name="T4">
Джерело:</text:span>
 <text:a xlink:type="simple" xlink:href="https://www.facebook.com/koordshtab/posts/pfbid02nsbvxGV3miM2YWFrWGLGgKy3Y9Ty7SpmswSq8CymUU6NLVv3Cjcs3Hr76tzVXDzPl" text:style-name="Internet_20_link" text:visited-style-name="Visited_20_Internet_20_Link">
Координаційний штаб з питань поводження звійськовополоненими</text:a>
</text:p>
      <text:p text:style-name="P4">
Source: <text:a xlink:type="simple" xlink:href="https://armyinform.com.ua/2023/04/18/u-koordynaczijnomu-shtabi-vidbulasya-onlajn-zustrich-z-rodynamy-morpihiv/" text:style-name="Internet_20_link" text:visited-style-name="Visited_20_Internet_20_Link">
https://armyinform.com.ua/2023/04/18/u-koordynaczijnomu-shtabi-vidbulasya-onlajn-zustrich-z-rodynamy-morpihiv/</text:a>
</text:p>
      <!--NEWS-->
      <text:h text:style-name="P10" text:outline-level="1">
<text:span text:style-name="T4">
СБУ викрила російський схрон з озброєнням у прифронтових районах Луганщини</text:span>
</text:h>
      <text:p text:style-name="P4">
Author: ['АРМІЯINFORM']</text:p>
      <text:p text:style-name="P4">
Time: 2023-04-18T97:00:00-04:00</text:p>
      <text:p text:style-name="P4">
Description: Служба безпеки викрила ще один ворожий схрон з боєприпасами під час контрдиверсі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9c9f25e6effb18d1323ceca3762d281.jpeg" text:style-name="Internet_20_link" text:visited-style-name="Visited_20_Internet_20_Link">
c9c9f25e6effb18d1323ceca3762d281.jpeg</text:a>
', '<text:a xlink:type="simple" xlink:href="https://armyinform.com.ua/wp-content/uploads/2023/04/4446e10ab4d37a6c6521f61db5b7fa7c.jpeg" text:style-name="Internet_20_link" text:visited-style-name="Visited_20_Internet_20_Link">
4446e10ab4d37a6c6521f61db5b7fa7c.jpeg</text:a>
']</text:p>
      <text:p text:style-name="P4">
Tags: ['СБУ', 'СХРОН БОЄПРИПАСІВ']</text:p>
      <text:p text:style-name="P4">
Category: News</text:p>
      <!--METADATA-->
      <text:p text:style-name="P4">
<draw:frame draw:style-name="fr1" draw:name="Image98" text:anchor-type="as-char" svg:width="6.9236in" svg:height="4.615733in" draw:z-index="0">
<draw:image xlink:href="../Images/AРМІЯINFORM/2023-04-18T97-00-00-04-00/c9c9f25e6effb18d1323ceca3762d281.jpeg" xlink:type="simple" xlink:show="embed" xlink:actuate="onLoad" draw:mime-type="image/jpeg"/>
</draw:frame>
</text:p>
      <text:p text:style-name="P4">
Служба безпеки викрила ще один ворожий схрон з боєприпасами під часконтрдиверсійних заходів у фронтових районах Луганщини.</text:p>
      <text:p text:style-name="P4">
Серед вилученого — арсенал російських бойових гранат та стрілецької зброїсистеми Калашникова.</text:p>
      <text:p text:style-name="P4">
Схованку виявлено в одному із селищ Сватівського району, яке знаходиться за 3км від лінії бойового зіткнення.</text:p>
      <text:p text:style-name="P4">
За оперативними даними, тайник облаштували учасники окупаційних угруповань рфперед втечею від контрнаступу Сил оборони.</text:p>
      <text:p text:style-name="P4">
<draw:frame draw:style-name="fr1" draw:name="Image99" text:anchor-type="as-char" svg:width="6.9236in" svg:height="4.615733in" draw:z-index="0">
<draw:image xlink:href="../Images/AРМІЯINFORM/2023-04-18T97-00-00-04-00/4446e10ab4d37a6c6521f61db5b7fa7c.jpeg" xlink:type="simple" xlink:show="embed" xlink:actuate="onLoad" draw:mime-type="image/jpeg"/>
</draw:frame>
</text:p>
      <text:p text:style-name="P4">
Схрон розмістили у напівзруйнованому приміщенні покинутого домоволодіння.Співробітники СБУ вилучили там:</text:p>
      <ul>
        <li>
реактивну протитанкову гранату РПГ-22;  * реактивну штурмову гранату РГШ-1;  * ручний кулемет Калашникова;  * 4 автомати Калашникова;  * 32 гранати Ф-1;  * 20 гранат РГО;  * 4 ящики набоїв різного калібру загальною кількістю понад 4 тис. од.</li>
      </ul>
      <text:p text:style-name="P4">
Усі виявлені бойові засоби ураження передано на потреби Збройних Сил України.</text:p>
      <text:p text:style-name="P4">
Контрдиверсійні заходи проводили співробітники Служби безпеки у Донецькій таЛуганській областях спільно з підрозділами ЗСУ та Національної поліції.</text:p>
      <text:p text:style-name="P4">
<text:span text:style-name="T4">
Джерело:</text:span>
 <text:a xlink:type="simple" xlink:href="https://ssu.gov.ua/novyny/sbu-vykryla-rosiiskyi-skhron-z-ozbroienniam-u-pryfrontovykh-raionakh-luhanshchyny" text:style-name="Internet_20_link" text:visited-style-name="Visited_20_Internet_20_Link">
Служба безпеки України</text:a>
</text:p>
      <text:p text:style-name="P4">
Source: <text:a xlink:type="simple" xlink:href="https://armyinform.com.ua/2023/04/18/sbu-vykryla-rosijskyj-shron-z-ozbroyennyam-u-pryfrontovyh-rajonah-luganshhyny/" text:style-name="Internet_20_link" text:visited-style-name="Visited_20_Internet_20_Link">
https://armyinform.com.ua/2023/04/18/sbu-vykryla-rosijskyj-shron-z-ozbroyennyam-u-pryfrontovyh-rajonah-luganshhyny/</text:a>
</text:p>
      <!--NEWS-->
      <text:h text:style-name="P10" text:outline-level="1">
<text:span text:style-name="T4">
Українські захисники знищили шість «Шахедів» та один «Орлан»</text:span>
</text:h>
      <text:p text:style-name="P4">
Author: ['АРМІЯINFORM']</text:p>
      <text:p text:style-name="P4">
Time: 2023-04-18T98:00:00-04:00</text:p>
      <text:p text:style-name="P4">
Description: Про це у Facebook повідомляє Командування Повітряних Сил ЗСУ.    «18 квітня 2023 р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907436_782958746508837_1833625424772876340_n.jpg" text:style-name="Internet_20_link" text:visited-style-name="Visited_20_Internet_20_Link">
341907436_782958746508837_1833625424772876340_n.jpg</text:a>
']</text:p>
      <text:p text:style-name="P4">
Tags: ['STOPRUSSIA', 'БПЛА']</text:p>
      <text:p text:style-name="P4">
Category: News</text:p>
      <!--METADATA-->
      <text:p text:style-name="P4">
<draw:frame draw:style-name="fr1" draw:name="Image100" text:anchor-type="as-char" svg:width="6.9236in" svg:height="6.9236in" draw:z-index="0">
<draw:image xlink:href="../Images/AРМІЯINFORM/2023-04-18T98-00-00-04-00/341907436_782958746508837_1833625424772876340_n.jpg" xlink:type="simple" xlink:show="embed" xlink:actuate="onLoad" draw:mime-type="image/jpeg"/>
</draw:frame>
</text:p>
      <text:p text:style-name="P4">
Про це у Facebook <text:a xlink:type="simple" xlink:href="https://www.facebook.com/kpszsu/" text:style-name="Internet_20_link" text:visited-style-name="Visited_20_Internet_20_Link">
повідомляє</text:a>
 КомандуванняПовітряних Сил ЗСУ.</text:p>
      <text:p text:style-name="P4">
«18 квітня 2023 року противник атакував Україну з південно-східного напрямкуударними дронами «Shahed-136/131». Було застосовано 8 ударних дронів та одинрозвідувальний БпЛА «Орлан-10».</text:p>
      <text:p text:style-name="P4">
Силами та засобами протиповітряної оборони повітряного командування «Схід»Повітряних Сил ЗС України знищено шість дронів-камікадзе «Shahed-136/131» таБпЛА ОТР «Орлан-10», — йдеться у повідомленні.</text:p>
      <text:p text:style-name="P4">
Source: <text:a xlink:type="simple" xlink:href="https://armyinform.com.ua/2023/04/18/ukrayinski-zahysnyky-znyshhyly-shist-shahediv-ta-odyn-orlan/" text:style-name="Internet_20_link" text:visited-style-name="Visited_20_Internet_20_Link">
https://armyinform.com.ua/2023/04/18/ukrayinski-zahysnyky-znyshhyly-shist-shahediv-ta-odyn-orlan/</text:a>
</text:p>
      <!--NEWS-->
      <text:h text:style-name="P10" text:outline-level="1">
<text:span text:style-name="T4">
Коротко. Війна. День 419. Відеодайджест</text:span>
</text:h>
      <text:p text:style-name="P4">
Author: ['АРМІЯINFORM']</text:p>
      <text:p text:style-name="P4">
Time: 2023-04-18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ДАЙДЖЕСТ', 'ГШ ЗСУ']</text:p>
      <text:p text:style-name="P4">
Category: News</text:p>
      <!--METADATA-->
      <text:p text:style-name="P4">
Source: <text:a xlink:type="simple" xlink:href="https://armyinform.com.ua/2023/04/18/korotko-vijna-den-419-videodajdzhest/" text:style-name="Internet_20_link" text:visited-style-name="Visited_20_Internet_20_Link">
https://armyinform.com.ua/2023/04/18/korotko-vijna-den-419-videodajdzhest/</text:a>
</text:p>
      <!--NEWS-->
      <text:h text:style-name="P10" text:outline-level="1">
<text:span text:style-name="T4">
At Kupiansk direction Russian army shelled Kamyanka, Ridkodub, Krasne Pershe, Novomlynsk, Dvo...</text:span>
</text:h>
      <text:p text:style-name="P4">
Authors: liveuamap (Language: en)</text:p>
      <text:p text:style-name="P4">
Time: 2023-04-19T-11:47:00</text:p>
      <text:p text:style-name="P4">
Location: Dvorichna, Kharkiv (Latitude:49.81849 Longtitude:37.61461)</text:p>
      <text:p text:style-name="P4">
Videos: []</text:p>
      <text:p text:style-name="P4">
Images: []</text:p>
      <text:p text:style-name="P4">
Tags: ["Russia"]</text:p>
      <text:p text:style-name="P4">
ID: 22557170</text:p>
      <!--METADATA-->
      <text:p text:style-name="P4">
At Kupiansk direction Russian army shelled Kamyanka, Ridkodub, Krasne Pershe,Novomlynsk, Dvorichna and Zapadne of Kharkiv region, - General Staff of ArmedForces of Ukraine says in the morning report</text:p>
      <text:p text:style-name="P4">
News Collection Link: <text:a xlink:type="simple" xlink:href="https://liveuamap.com/en/2023/19-april-at-kupiansk-direction-russian-army-shelled-kamyanka" text:style-name="Internet_20_link" text:visited-style-name="Visited_20_Internet_20_Link">
https://liveuamap.com/en/2023/19-april-at-kupiansk-direction-russian-army-shelled-kamyanka</text:a>
</text:p>
      <text:p text:style-name="P4">
Source: <text:a xlink:type="simple" xlink:href="https://t.me/lumsrc/4532" text:style-name="Internet_20_link" text:visited-style-name="Visited_20_Internet_20_Link">
https://t.me/lumsrc/4532</text:a>
</text:p>
      <!--NEWS-->
      <text:h text:style-name="P10" text:outline-level="1">
<text:span text:style-name="T4">
Стипендії імені Левка Лук’яненка за квітень отримали дев'ять політв’язнів кремля</text:span>
</text:h>
      <text:p text:style-name="P4">
Authors: Ukrinform (Person)</text:p>
      <text:p text:style-name="P4">
Publisher: Укринформ (Organization)</text:p>
      <text:p text:style-name="P4">
Published Time: 2023-04-19T-132:15:17+03:00</text:p>
      <text:p text:style-name="P4">
Modified Time: 2023-04-19T17:15:17+03:00</text:p>
      <text:p text:style-name="P4">
Description: Державні стипендії імені Левка Лук’яненка за квітень отримали 9 українських громадян. — Укрінформ.</text:p>
      <text:p text:style-name="P4">
Images: ["<text:a xlink:type="simple" xlink:href="https://static.ukrinform.com/photos/2023_04/thumb_files/630_360_1681913650-557.jpg" text:style-name="Internet_20_link" text:visited-style-name="Visited_20_Internet_20_Link">
630_360_16819...</text:a>
"]</text:p>
      <text:p text:style-name="P4">
Tags: ["Політв'язні Кремля", 'Стипендія', "Левко Лук'яненко"]</text:p>
      <text:p text:style-name="P4">
Type: Article</text:p>
      <!--METADATA-->
      <text:p text:style-name="P4">
<draw:frame draw:style-name="fr1" draw:name="Image101" text:anchor-type="as-char" svg:width="6.9236in" svg:height="3.956343in" draw:z-index="0">
<draw:image xlink:href="../Images/yкринформ/2023-04-19T-132-15-17-03-00/630_360_1681913650-557.jpg" xlink:type="simple" xlink:show="embed" xlink:actuate="onLoad" draw:mime-type="image/jpeg"/>
</draw:frame>
 Державністипендії імені Левка Лук’яненка за квітень отримали 9 українських громадян.</text:p>
      <text:p text:style-name="P4">
Про це повідомляє Укрінформ із посилання <text:a xlink:type="simple" xlink:href="https://minre.gov.ua/2023/04/19/stypendiyi-imeni-levka-lukyanenka-za-kviten-otrymaly-9-politvyazniv/" text:style-name="Internet_20_link" text:visited-style-name="Visited_20_Internet_20_Link">
</text:a>
 .</text:p>
      <text:p text:style-name="P4">
«Ця стипендія надається громадянам України, незаконно затриманим, утримуванимросійською федерацією чи окупаційною адміністрацією рф у зв’язку з їхгромадською або політичною діяльністю», - йдеться у повідомленні.</text:p>
      <text:p text:style-name="P4">
<text:span text:style-name="T4">
Читайте також:</text:span>
 <text:a xlink:type="simple" xlink:href="https://www.ukrinform.ua/rubric-society/3681911-stipendiu-lukanenka-za-berezen-otrimali-9-politvazniv-kremla.html" text:style-name="Internet_20_link" text:visited-style-name="Visited_20_Internet_20_Link">
 <text:span text:style-name="T4">
Стипенд</text:span>
 </text:a>
</text:p>
      <text:p text:style-name="P4">
Державна стипендія імені Левка Лук’яненка призначається відповідним указомПрезидента України.</text:p>
      <text:p text:style-name="P4">
Виплати здійснюються у період незаконного затримання, утримання та протягомодного року після звільнення.</text:p>
      <text:p text:style-name="P4">
Як повідомлялося, Мінреінтеграції у березні також виплатило державні стипендіїімені Левка Лук’яненка 9 українцям.</text:p>
      <text:p text:style-name="P4">
Source: <text:a xlink:type="simple" xlink:href="https://www.ukrinform.ua/rubric-society/3698012-stipendii-imeni-levka-lukanenka-za-kviten-otrimali-devat-politvazniv-kremla.html" text:style-name="Internet_20_link" text:visited-style-name="Visited_20_Internet_20_Link">
https://www.ukrinform.ua/rubric-society/3698012-stipendii-imeni-levka-lukanenka-za-kviten-otrimali-devat-politvazniv-kremla.html</text:a>
</text:p>
      <!--NEWS-->
      <text:h text:style-name="P10" text:outline-level="1">
<text:span text:style-name="T4">
ЗСУ стримують натиск у Бахмуті, куди ворог кинув найбільшу кількість сил — Сирський</text:span>
</text:h>
      <text:p text:style-name="P4">
Authors: Ukrinform (Person)</text:p>
      <text:p text:style-name="P4">
Publisher: Укринформ (Organization)</text:p>
      <text:p text:style-name="P4">
Published Time: 2023-04-19T-134:12:00+03:00</text:p>
      <text:p text:style-name="P4">
Modified Time: 2023-04-19T17:12:00+03:00</text:p>
      <text:p text:style-name="P4">
Description: На Бахмутському напрямку в ніч на 19 квітня підрозділи протиповітряної оборони України знищили на додачу до живої сили й техніки російських загарбників ще два ворожі безпілотники — ZALA й "Орлан". — Укрінформ.</text:p>
      <text:p text:style-name="P4">
Images: ["<text:a xlink:type="simple" xlink:href="https://static.ukrinform.com/photos/2023_04/thumb_files/630_360_1681912977-571.jpeg" text:style-name="Internet_20_link" text:visited-style-name="Visited_20_Internet_20_Link">
630_360_16819...</text:a>
"]</text:p>
      <text:p text:style-name="P4">
Tags: ['Бахмут', 'Сирський', 'Війна з росією']</text:p>
      <text:p text:style-name="P4">
Type: Article</text:p>
      <!--METADATA-->
      <text:p text:style-name="P4">
<draw:frame draw:style-name="fr1" draw:name="Image102" text:anchor-type="as-char" svg:width="6.9236in" svg:height="3.956343in" draw:z-index="0">
<draw:image xlink:href="../Images/yкринформ/2023-04-19T-134-12-00-03-00/630_360_1681912977-571.jpeg" xlink:type="simple" xlink:show="embed" xlink:actuate="onLoad" draw:mime-type="image/jpeg"/>
</draw:frame>
 НаБахмутському напрямку в ніч на 19 квітня підрозділи протиповітряної оборониУкраїни знищили на додачу до живої сили й техніки російських загарбників щедва ворожі безпілотники — ZALA й "Орлан".</text:p>
      <text:p text:style-name="P4">
Про це командувач Сухопутних військ Збройних сил України генерал-полковникОлександр Сирський повідомив у <text:a xlink:type="simple" xlink:href="https://t.me/osirskiy/45" text:style-name="Internet_20_link" text:visited-style-name="Visited_20_Internet_20_Link">
 </text:a>
 , передаєУкрінформ.</text:p>
      <text:p text:style-name="P4">
Як зауважив Сирський, Бахмутський напрямок залишається епіцентром російськогонаступу.</text:p>
      <text:p text:style-name="P4">
<text:span text:style-name="T4">
Читайте також:</text:span>
 <text:a xlink:type="simple" xlink:href="https://www.ukrinform.ua/rubric-ato/3697306-rf-jmovirno-perekidae-na-bahmutskij-napramok-dodatkovi-sili-rozvidka-britanii.html" text:style-name="Internet_20_link" text:visited-style-name="Visited_20_Internet_20_Link">
 </text:a>
</text:p>
      <text:p text:style-name="P4">
"Ворог концентрує в Бахмуті найбільшу кількість своїх сил та мріє повністювзяти місто під свій контроль. Проте Сили оборони стримують натиск противникау динамічних боях, завдаючи йому суттєвих втрат", — зазначив командувач.</text:p>
      <text:p text:style-name="P4">
_Відео:<text:a xlink:type="simple" xlink:href="https://t.me/operativnoZSU/92071" text:style-name="Internet_20_link" text:visited-style-name="Visited_20_Internet_20_Link">
 </text:a>
 _</text:p>
      <text:p text:style-name="P4">
Як повідомляв Укрінформ, за словами заступниці міністра оборони України ГанниМаляр, <text:a xlink:type="simple" xlink:href="https://www.ukrinform.ua/rubric-ato/3697951-bahmut-dla-rosii-vze-stav-odnieu-z-najdorozcih-operacij-malar.html" text:style-name="Internet_20_link" text:visited-style-name="Visited_20_Internet_20_Link">
 </text:a>
 , бо саме там вони зазнаютьнайбільших втрат як у техніці, так і в живій силі.</text:p>
      <text:p text:style-name="P4">
<text:span text:style-name="T5">
Фото: Олександр Сирський, Телеграм</text:span>
</text:p>
      <text:p text:style-name="P4">
Source: <text:a xlink:type="simple" xlink:href="https://www.ukrinform.ua/rubric-ato/3698010-zsu-strimuut-natisk-u-bahmuti-kudi-vorog-kinuv-najbilsu-kilkist-sil-sirskij.html" text:style-name="Internet_20_link" text:visited-style-name="Visited_20_Internet_20_Link">
https://www.ukrinform.ua/rubric-ato/3698010-zsu-strimuut-natisk-u-bahmuti-kudi-vorog-kinuv-najbilsu-kilkist-sil-sirskij.html</text:a>
</text:p>
      <!--NEWS-->
      <text:h text:style-name="P10" text:outline-level="1">
<text:span text:style-name="T4">
At Lyman direction Russian army shelled Stelmakhivka, Nevske, Hryhorivka, Bilohorivka of Luha...</text:span>
</text:h>
      <text:p text:style-name="P4">
Authors: liveuamap (Language: en)</text:p>
      <text:p text:style-name="P4">
Time: 2023-04-19T-13:47:00</text:p>
      <text:p text:style-name="P4">
Location: Bakhmut (Latitude:48.80675 Longtitude:38.25062)</text:p>
      <text:p text:style-name="P4">
Videos: []</text:p>
      <text:p text:style-name="P4">
Images: []</text:p>
      <text:p text:style-name="P4">
Tags: ["Russia"]</text:p>
      <text:p text:style-name="P4">
ID: 22557168</text:p>
      <!--METADATA-->
      <text:p text:style-name="P4">
At Lyman direction Russian army shelled Stelmakhivka, Nevske, Hryhorivka,Bilohorivka of Luhansk region and Ivanivka, Torske and Spirne of Donetskregion, - General Staff of Armed Forces of Ukraine says in the morning report</text:p>
      <text:p text:style-name="P4">
News Collection Link: <text:a xlink:type="simple" xlink:href="https://liveuamap.com/en/2023/19-april-at-lyman-direction-russian-army-shelled-stelmakhivka" text:style-name="Internet_20_link" text:visited-style-name="Visited_20_Internet_20_Link">
https://liveuamap.com/en/2023/19-april-at-lyman-direction-russian-army-shelled-stelmakhivka</text:a>
</text:p>
      <text:p text:style-name="P4">
Source: <text:a xlink:type="simple" xlink:href="https://t.me/lumsrc/4533" text:style-name="Internet_20_link" text:visited-style-name="Visited_20_Internet_20_Link">
https://t.me/lumsrc/4533</text:a>
</text:p>
      <!--NEWS-->
      <text:h text:style-name="P10" text:outline-level="1">
<text:span text:style-name="T4">
At Bakhmut direction Russian army shelled Vasukivka, Minkivka, Orikhovo-Vasylivka, Novomarkov...</text:span>
</text:h>
      <text:p text:style-name="P4">
Authors: liveuamap (Language: en)</text:p>
      <text:p text:style-name="P4">
Time: 2023-04-19T-15:47:00</text:p>
      <text:p text:style-name="P4">
Location: Novhorods'ke, Donetsk Oblast (Latitude:48.32864 Longtitude:37.83726)</text:p>
      <text:p text:style-name="P4">
Videos: []</text:p>
      <text:p text:style-name="P4">
Images: []</text:p>
      <text:p text:style-name="P4">
Tags: ["Russia"]</text:p>
      <text:p text:style-name="P4">
ID: 22557166</text:p>
      <!--METADATA-->
      <text:p text:style-name="P4">
At Bakhmut direction Russian army shelled Vasukivka, Minkivka, Orikhovo-Vasylivka, Novomarkove, Hryhorivka, Bakhmut, Ivanivske, Stupochky, Chasiv Yar,Kostyantynivka , Toretsk and New York of Donetsk region, - General Staff ofArmed Forces of Ukraine says in the morning report</text:p>
      <text:p text:style-name="P4">
News Collection Link: <text:a xlink:type="simple" xlink:href="https://liveuamap.com/en/2023/19-april-at-bakhmut-direction-russian-army-shelled-vasukivka" text:style-name="Internet_20_link" text:visited-style-name="Visited_20_Internet_20_Link">
https://liveuamap.com/en/2023/19-april-at-bakhmut-direction-russian-army-shelled-vasukivka</text:a>
</text:p>
      <text:p text:style-name="P4">
Source: <text:a xlink:type="simple" xlink:href="https://t.me/lumsrc/4534" text:style-name="Internet_20_link" text:visited-style-name="Visited_20_Internet_20_Link">
https://t.me/lumsrc/4534</text:a>
</text:p>
      <!--NEWS-->
      <text:h text:style-name="P10" text:outline-level="1">
<text:span text:style-name="T4">
At Avdiyivka directions Russian army shelled Novokalynove, Avdiyivka, Tonenke, Netaylove and ...</text:span>
</text:h>
      <text:p text:style-name="P4">
Authors: liveuamap (Language: en)</text:p>
      <text:p text:style-name="P4">
Time: 2023-04-19T-17:47:00</text:p>
      <text:p text:style-name="P4">
Location: Donetsk (Latitude:48.09688 Longtitude:37.58612)</text:p>
      <text:p text:style-name="P4">
Videos: []</text:p>
      <text:p text:style-name="P4">
Images: []</text:p>
      <text:p text:style-name="P4">
Tags: ["Russia"]</text:p>
      <text:p text:style-name="P4">
ID: 22557165</text:p>
      <!--METADATA-->
      <text:p text:style-name="P4">
At Avdiyivka directions Russian army shelled Novokalynove, Avdiyivka, Tonenke,Netaylove and Pervomayske of Donetsk region, - General Staff of Armed Forcesof Ukraine says in the morning report</text:p>
      <text:p text:style-name="P4">
News Collection Link: <text:a xlink:type="simple" xlink:href="https://liveuamap.com/en/2023/19-april-at-avdiyivka-directions-russian-army-shelled-novokalynove" text:style-name="Internet_20_link" text:visited-style-name="Visited_20_Internet_20_Link">
https://liveuamap.com/en/2023/19-april-at-avdiyivka-directions-russian-army-shelled-novokalynove</text:a>
</text:p>
      <text:p text:style-name="P4">
Source: <text:a xlink:type="simple" xlink:href="https://t.me/lumsrc/4535" text:style-name="Internet_20_link" text:visited-style-name="Visited_20_Internet_20_Link">
https://t.me/lumsrc/4535</text:a>
</text:p>
      <!--NEWS-->
      <text:h text:style-name="P10" text:outline-level="1">
<text:span text:style-name="T4">
At Maryinka direction Russian army shelled Krasnohorivka, Maryinka, Pobyeda and Novomykhayliv...</text:span>
</text:h>
      <text:p text:style-name="P4">
Authors: liveuamap (Language: en)</text:p>
      <text:p text:style-name="P4">
Time: 2023-04-19T-19:47:00</text:p>
      <text:p text:style-name="P4">
Location: Donetsk (Latitude:47.8551 Longtitude:37.47694)</text:p>
      <text:p text:style-name="P4">
Videos: []</text:p>
      <text:p text:style-name="P4">
Images: []</text:p>
      <text:p text:style-name="P4">
Tags: ["Russia"]</text:p>
      <text:p text:style-name="P4">
ID: 22557164</text:p>
      <!--METADATA-->
      <text:p text:style-name="P4">
At Maryinka direction Russian army shelled Krasnohorivka, Maryinka, Pobyedaand Novomykhaylivka, - General Staff of Armed Forces of Ukraine says in themorning report</text:p>
      <text:p text:style-name="P4">
News Collection Link: <text:a xlink:type="simple" xlink:href="https://liveuamap.com/en/2023/19-april-at-maryinka-direction-russian-army-shelled-krasnohorivka" text:style-name="Internet_20_link" text:visited-style-name="Visited_20_Internet_20_Link">
https://liveuamap.com/en/2023/19-april-at-maryinka-direction-russian-army-shelled-krasnohorivka</text:a>
</text:p>
      <text:p text:style-name="P4">
Source: <text:a xlink:type="simple" xlink:href="https://t.me/lumsrc/4536" text:style-name="Internet_20_link" text:visited-style-name="Visited_20_Internet_20_Link">
https://t.me/lumsrc/4536</text:a>
</text:p>
      <!--NEWS-->
      <text:h text:style-name="P10" text:outline-level="1">
<text:span text:style-name="T4">
Робимо все, аби збільшувати можливість захищатися від ударів рф - Зеленський</text:span>
</text:h>
      <text:p text:style-name="P4">
Authors: Ukrinform (Person)</text:p>
      <text:p text:style-name="P4">
Publisher: Укринформ (Organization)</text:p>
      <text:p text:style-name="P4">
Published Time: 2023-04-19T-20:52:00+03:00</text:p>
      <text:p text:style-name="P4">
Modified Time: 2023-04-19T23:52:00+03:00</text:p>
      <text:p text:style-name="P4">
Description: На рівні держави робиться все, щоб збільшувати можливість захищати й захищатися від російських ударів. Системи ППО та інша зброя для захисту неба вже зараз у нас, в України, дуже серйозні. Але мають бути – і, впевнений, будуть – іще потужніші. — Укрінформ.</text:p>
      <text:p text:style-name="P4">
Images: ["<text:a xlink:type="simple" xlink:href="https://static.ukrinform.com/photos/2023_04/thumb_files/630_360_1681938180-984.png" text:style-name="Internet_20_link" text:visited-style-name="Visited_20_Internet_20_Link">
630_360_16819...</text:a>
"]</text:p>
      <text:p text:style-name="P4">
Tags: ['ЗСУ', 'Зеленський', 'Війна з росією', '#stoprussia', 'ППО', 'Ракетний удар']</text:p>
      <text:p text:style-name="P4">
Type: Article</text:p>
      <!--METADATA-->
      <text:p text:style-name="P4">
<draw:frame draw:style-name="fr1" draw:name="Image103" text:anchor-type="as-char" svg:width="6.9236in" svg:height="3.956343in" draw:z-index="0">
<draw:image xlink:href="../Images/yкринформ/2023-04-19T-20-52-00-03-00/630_360_1681938180-984.png" xlink:type="simple" xlink:show="embed" xlink:actuate="onLoad" draw:mime-type="image/png"/>
</draw:frame>
 На рівнідержави робиться все, щоб збільшувати можливість захищати й захищатися відросійських ударів. Системи ППО та інша зброя для захисту неба вже зараз у нас,в України, дуже серйозні. Але мають бути – і, впевнений, будуть – іщепотужніші.</text:p>
      <text:p text:style-name="P4">
Про це заявив у вечірньому <text:a xlink:type="simple" xlink:href="https://www.youtube.com/watch" text:style-name="Internet_20_link" text:visited-style-name="Visited_20_Internet_20_Link">
 </text:a>
Президент Володимир Зеленський, передає Укрінформ.</text:p>
      <text:p text:style-name="P4">
_Відео:<text:a xlink:type="simple" xlink:href="https://t.me/OP_UA/9290" text:style-name="Internet_20_link" text:visited-style-name="Visited_20_Internet_20_Link">
 </text:a>
 _</text:p>
      <text:p text:style-name="P4">
<text:span text:style-name="T4">
<text:span text:style-name="T5">
Бажаю здоровʼя, шановні українці!</text:span>
 </text:span>
</text:p>
      <text:p text:style-name="P4">
Повертаюся з відрядження.</text:p>
      <text:p text:style-name="P4">
Сьогодні був на Волині, у наших прикордонників, на межі, зокрема, з білоруссю.Облаштування кордону, захист, розвиток прикордонної території – багато питань.Волинь демонструє справжню міцність, і це відчувається в тому, як регіонпосилює безпеку всієї держави.</text:p>
      <text:p text:style-name="P4">
Вручив нагороди нашим воїнам-прикордонникам… Разом з усіма нашими силамиоборони та безпеки прикордонники воюють на передовій, зокрема на найтяжчихнапрямках. Бахмут, загалом Донеччина… Справжні герої, які успішно виконалисотні й сотні бойових завдань.</text:p>
      <text:p text:style-name="P4">
Готуємо й нові підрозділи – підрозділи саме прикордонників, – що приєднаютьсядо наших активних дій, до руху, який ми поступово розвиваємо.</text:p>
      <text:p text:style-name="P4">
Незмінно працюємо й над розвитком наших областей – абсолютно усіх. Сьогодні наВолині провів широку нараду з керівниками регіону, місцевими правоохоронцями,військовими, усіма, хто відповідає за безпеку й соціальний стан області.Домовилися про кілька інфраструктурних проєктів, що посилять Волинь – цеважливо – і дадуть змогу гарантувати довгостроково робочі місця та економічнезростання. Впевнений, усе це ми обов’язково реалізуємо. Дуже скоро.</text:p>
      <text:p text:style-name="P4">
Продовжуємо готувати й наші міжнародні кроки не лише на цей тиждень, а загаломна найближчий час. Захист України, міжнародний порядок, заснований направилах, залишається питанням номер один глобального порядку денного.</text:p>
      <text:p text:style-name="P4">
До речі, дякую Сполученим Штатам за черговий пакет військової підтримки, проякий оголошено сьогодні.</text:p>
      <text:p text:style-name="P4">
І окремо хочу відзначити сьогодні наших захисників і захисниць неба –Повітряні сили та відповідні підрозділи інших родів <text:a xlink:type="simple" xlink:href="https://www.ukrinform.ua/tag-zsu" text:style-name="Internet_20_link" text:visited-style-name="Visited_20_Internet_20_Link">
</text:a>
 .</text:p>
      <text:p text:style-name="P4">
Дякую всім, хто своєю влучністю та швидкістю забезпечує ефективність для всієїтієї зброї, яка зʼявилась у нашої держави!</text:p>
      <text:p text:style-name="P4">
У ніч на цю добу особливо влучними були воїни 160-ї зенітної ракетної Одеськоїбригади повітряного командування «Південь» та мобільні вогневі групи 164-їСлобідської радіотехнічної бригади повітряного командування «Схід». Дякую вам!Протягом доби наші воїни захищали небо Дніпропетровщини, Києва, області, іншихміст, інших наших регіонів…</text:p>
      <text:p text:style-name="P4">
Слава кожному й кожній, хто зараз у бою заради нашої держави, заради України!</text:p>
      <text:p text:style-name="P4">
Слава нашому міцному народу!</text:p>
      <text:p text:style-name="P4">
<text:span text:style-name="T4">
<text:span text:style-name="T5">
Слава Україні!</text:span>
 </text:span>
</text:p>
      <text:p text:style-name="P4">
Source: <text:a xlink:type="simple" xlink:href="https://www.ukrinform.ua/rubric-ato/3698161-robimo-vse-abi-zbilsuvati-mozlivist-zahisatisa-vid-udariv-rf-zelenskij.html" text:style-name="Internet_20_link" text:visited-style-name="Visited_20_Internet_20_Link">
https://www.ukrinform.ua/rubric-ato/3698161-robimo-vse-abi-zbilsuvati-mozlivist-zahisatisa-vid-udariv-rf-zelenskij.html</text:a>
</text:p>
      <!--NEWS-->
      <text:h text:style-name="P10" text:outline-level="1">
<text:span text:style-name="T4">
At Shaktarske direction Russian army shelled Vuhledar, Prechystivka, Novoukrayinka and Velyka...</text:span>
</text:h>
      <text:p text:style-name="P4">
Authors: liveuamap (Language: en)</text:p>
      <text:p text:style-name="P4">
Time: 2023-04-19T-21:47:00</text:p>
      <text:p text:style-name="P4">
Location: Zaporizhzhia (Latitude:47.78167 Longtitude:37.06375)</text:p>
      <text:p text:style-name="P4">
Videos: []</text:p>
      <text:p text:style-name="P4">
Images: []</text:p>
      <text:p text:style-name="P4">
Tags: ["Russia"]</text:p>
      <text:p text:style-name="P4">
ID: 22557163</text:p>
      <!--METADATA-->
      <text:p text:style-name="P4">
At Shaktarske direction Russian army shelled Vuhledar, Prechystivka,Novoukrayinka and Velyka Novosilka, - General Staff of Armed Forces of Ukrainesays in the morning report</text:p>
      <text:p text:style-name="P4">
News Collection Link: <text:a xlink:type="simple" xlink:href="https://liveuamap.com/en/2023/19-april-at-shaktarske-direction-russian-army-shelled-vuhledar" text:style-name="Internet_20_link" text:visited-style-name="Visited_20_Internet_20_Link">
https://liveuamap.com/en/2023/19-april-at-shaktarske-direction-russian-army-shelled-vuhledar</text:a>
</text:p>
      <text:p text:style-name="P4">
Source: <text:a xlink:type="simple" xlink:href="https://t.me/lumsrc/4537" text:style-name="Internet_20_link" text:visited-style-name="Visited_20_Internet_20_Link">
https://t.me/lumsrc/4537</text:a>
</text:p>
      <!--NEWS-->
      <text:h text:style-name="P10" text:outline-level="1">
<text:span text:style-name="T4">
У Молдові наразі не бачать військової загрози з боку росії</text:span>
</text:h>
      <text:p text:style-name="P4">
Authors: Ukrinform (Person)</text:p>
      <text:p text:style-name="P4">
Publisher: Укринформ (Organization)</text:p>
      <text:p text:style-name="P4">
Published Time: 2023-04-19T-22:47:00+03:00</text:p>
      <text:p text:style-name="P4">
Modified Time: 2023-04-19T23:47:00+03:00</text:p>
      <text:p text:style-name="P4">
Description: Наразі немає військової загрози для Молдови, але росія продовжує намагатися дестабілізувати країну. — Укрінформ.</text:p>
      <text:p text:style-name="P4">
Images: ["<text:a xlink:type="simple" xlink:href="https://static.ukrinform.com/photos/2023_04/thumb_files/630_360_1681936496-379.jpg" text:style-name="Internet_20_link" text:visited-style-name="Visited_20_Internet_20_Link">
630_360_16819...</text:a>
"]</text:p>
      <text:p text:style-name="P4">
Tags: ['Молдова', 'Нідерланди', 'росія']</text:p>
      <text:p text:style-name="P4">
Type: Article</text:p>
      <!--METADATA-->
      <text:p text:style-name="P4">
<draw:frame draw:style-name="fr1" draw:name="Image104" text:anchor-type="as-char" svg:width="6.9236in" svg:height="3.956343in" draw:z-index="0">
<draw:image xlink:href="../Images/yкринформ/2023-04-19T-22-47-00-03-00/630_360_1681936496-379.jpg" xlink:type="simple" xlink:show="embed" xlink:actuate="onLoad" draw:mime-type="image/jpeg"/>
</draw:frame>
 Наразінемає військової загрози для Молдови, але росія продовжує намагатисядестабілізувати країну.</text:p>
      <text:p text:style-name="P4">
Про це про це заявив в інтерв'ю NOS міністр закордонних справ Молдови НікуПопеску. передає Укрінформ із посиланням на <text:a xlink:type="simple" xlink:href="https://nos.nl/artikel/2472068-moldavie-kan-hybride-aanvallen-van-rusland-weerstaan-met-hulp-uit-nederland" text:style-name="Internet_20_link" text:visited-style-name="Visited_20_Internet_20_Link">
</text:a>
 .</text:p>
      <text:p text:style-name="P4">
“Наразі немає російської військової загрози для <text:a xlink:type="simple" xlink:href="https://www.ukrinform.ua/tag-moldova" text:style-name="Internet_20_link" text:visited-style-name="Visited_20_Internet_20_Link">
</text:a>
 , але росія продовжує намагатисядестабілізувати країну. Це важко, але ми впораємося. Поки Україна тримається,ми в безпеці”, - зазначив Попеску.</text:p>
      <text:p text:style-name="P4">
19 квітня Нідерланди офіційно відкрили посольство у місті Кишинів.</text:p>
      <text:p text:style-name="P4">
Зазначається, що почасти через війну в Україні ще більше зміцнилисядипломатичні зв'язки з Молдовою.</text:p>
      <text:p text:style-name="P4">
<text:span text:style-name="T4">
Читайте також:</text:span>
 <text:a xlink:type="simple" xlink:href="https://www.ukrinform.ua/rubric-world/3697133-glavu-tatarstanu-ne-pustili-na-teritoriu-moldovi.html" text:style-name="Internet_20_link" text:visited-style-name="Visited_20_Internet_20_Link">
 <text:span text:style-name="T4">
Молдови</text:span>
 </text:a>
</text:p>
      <text:p text:style-name="P4">
“Нідерланди хочуть запобігти росії втягнути країну у свою сферу впливунедемократичним шляхом”, - заявив міністр закордонних справ Нідерландів ВопкеГукстра.</text:p>
      <text:p text:style-name="P4">
Після повномасштабного російського вторгнення в Україну проєвропейський урядМолдови був глибоко стурбований спробами росії дестабілізувати країну.</text:p>
      <text:p text:style-name="P4">
За словами Попеску Нідерланди відіграють важливу роль у сфері кібербезпеки.</text:p>
      <text:p text:style-name="P4">
У своєму <text:a xlink:type="simple" xlink:href="https://twitter.com/WBHoekstra/status/1648691051102609408" text:style-name="Internet_20_link" text:visited-style-name="Visited_20_Internet_20_Link">
</text:a>
міністр закордонних справ Нідерландів Вопке Густра також написав, щонідерландсько-молдовські зв’язки стали ще тіснішими.</text:p>
      <text:p text:style-name="P4">
Він також висловив підтримку амбітній програмі реформ уряду та його рішучостіпродовжувати інтеграцію в ЄС.</text:p>
      <text:p text:style-name="P4">
“З сьогоднішнім відкриттям посольства Нідерландів e Кишиневі ми поглиблюємонашу співпрацю в таких сферах, як правосуддя, боротьба з корупцією,енергетична безпека та кіберстійкість. Нідерланди продовжуватимуть допомагатибудувати сильнішу та більш європейську Молдову”, - написав він.</text:p>
      <text:p text:style-name="P4">
<text:span text:style-name="T4">
Читайте також:</text:span>
 <text:a xlink:type="simple" xlink:href="https://www.ukrinform.ua/rubric-polytics/3695520-ukraina-zahisae-moldovu-vid-destabilizacii-z-boku-rosii-popesku.html" text:style-name="Internet_20_link" text:visited-style-name="Visited_20_Internet_20_Link">
 <text:span text:style-name="T4">
Молдову</text:span>
 </text:a>
</text:p>
      <text:p text:style-name="P4">
За його словами, багато говорили про війну в Україні. Він також зазначив, щоНідерланди твердо підтримують Молдову в її зусиллях посилити стійкість передобличчям загроз з боку росії.</text:p>
      <text:p text:style-name="P4">
Як повідомляв Укрінформ, раніше міністр закордонних справ України <text:a xlink:type="simple" xlink:href="https://www.ukrinform.ua/rubric-polytics/3695304-ukraina-gotova-razom-iz-sandu-protistoati-sprobam-rf-destabilizuvati-moldovu-dmitro-kuleba.html" text:style-name="Internet_20_link" text:visited-style-name="Visited_20_Internet_20_Link">
</text:a>
 , щоУкраїна підтверджує рішучу готовність підтримувати Молдову та працювати разомнад тим, щоб зірвати будь-які спроби Москви посіяти хаос і нестабільність урегіоні.</text:p>
      <text:p text:style-name="P4">
<text:span text:style-name="T5">
Фото: EPA</text:span>
</text:p>
      <text:p text:style-name="P4">
Source: <text:a xlink:type="simple" xlink:href="https://www.ukrinform.ua/rubric-world/3698160-u-moldovi-narazi-ne-bacat-vijskovoi-zagrozi-z-boku-rosii.html" text:style-name="Internet_20_link" text:visited-style-name="Visited_20_Internet_20_Link">
https://www.ukrinform.ua/rubric-world/3698160-u-moldovi-narazi-ne-bacat-vijskovoi-zagrozi-z-boku-rosii.html</text:a>
</text:p>
      <!--NEWS-->
      <text:h text:style-name="P10" text:outline-level="1">
<text:span text:style-name="T4">
At Zaporizhzhia and Kherson directions Russian army shelled Novopil of Donetsk region; Olhivs...</text:span>
</text:h>
      <text:p text:style-name="P4">
Authors: liveuamap (Language: en)</text:p>
      <text:p text:style-name="P4">
Time: 2023-04-19T-23:47:00</text:p>
      <text:p text:style-name="P4">
Location: Kherson (Latitude:46.6512 Longtitude:32.59832)</text:p>
      <text:p text:style-name="P4">
Videos: []</text:p>
      <text:p text:style-name="P4">
Images: []</text:p>
      <text:p text:style-name="P4">
Tags: ["Russia"]</text:p>
      <text:p text:style-name="P4">
ID: 22557160</text:p>
      <!--METADATA-->
      <text:p text:style-name="P4">
At Zaporizhzhia and Kherson directions Russian army shelled Novopil of Donetskregion; Olhivske, Malynivka, Chervone, Huliaipole, Charivne, Orikhiv, Stepoveand Plavni of Zaporizhzhia region; Antonivka of Kherson region and Khersoncity, - General Staff of Armed Forces of Ukraine says in the morning report</text:p>
      <text:p text:style-name="P4">
News Collection Link: <text:a xlink:type="simple" xlink:href="https://liveuamap.com/en/2023/19-april-at-zaporizhzhia-and-kherson-directions-russian-army" text:style-name="Internet_20_link" text:visited-style-name="Visited_20_Internet_20_Link">
https://liveuamap.com/en/2023/19-april-at-zaporizhzhia-and-kherson-directions-russian-army</text:a>
</text:p>
      <text:p text:style-name="P4">
Source: <text:a xlink:type="simple" xlink:href="https://t.me/lumsrc/4538" text:style-name="Internet_20_link" text:visited-style-name="Visited_20_Internet_20_Link">
https://t.me/lumsrc/4538</text:a>
</text:p>
      <!--NEWS-->
      <text:h text:style-name="P10" text:outline-level="1">
<text:span text:style-name="T4">
У КМВА пояснили причину спалаху над Києвом – падав супутник NASA</text:span>
</text:h>
      <text:p text:style-name="P4">
Authors: Ukrinform (Person)</text:p>
      <text:p text:style-name="P4">
Publisher: Укринформ (Organization)</text:p>
      <text:p text:style-name="P4">
Published Time: 2023-04-19T-24:38:00+03:00</text:p>
      <text:p text:style-name="P4">
Modified Time: 2023-04-19T23:38:00+03:00</text:p>
      <text:p text:style-name="P4">
Description: Спалах, який могли бачити кияни ввечері, став результатом падіння на Землю космічного супутника NASA. — Укрінформ.</text:p>
      <text:p text:style-name="P4">
Images: ["<text:a xlink:type="simple" xlink:href="https://static.ukrinform.com/photos/2023_04/thumb_files/630_360_1681936590-768.jpg" text:style-name="Internet_20_link" text:visited-style-name="Visited_20_Internet_20_Link">
630_360_16819...</text:a>
"]</text:p>
      <text:p text:style-name="P4">
Tags: ['NASA', 'Супутник', 'Київ']</text:p>
      <text:p text:style-name="P4">
Type: Article</text:p>
      <!--METADATA-->
      <text:p text:style-name="P4">
<draw:frame draw:style-name="fr1" draw:name="Image105" text:anchor-type="as-char" svg:width="6.9236in" svg:height="3.956343in" draw:z-index="0">
<draw:image xlink:href="../Images/yкринформ/2023-04-19T-24-38-00-03-00/630_360_1681936590-768.jpg" xlink:type="simple" xlink:show="embed" xlink:actuate="onLoad" draw:mime-type="image/jpeg"/>
</draw:frame>
 Спалах,який могли бачити кияни ввечері, став результатом падіння на Землю космічногосупутника NASA.</text:p>
      <text:p text:style-name="P4">
Як передає Укрінформ, про це в <text:a xlink:type="simple" xlink:href="https://t.me/VA_Kyiv/1496" text:style-name="Internet_20_link" text:visited-style-name="Visited_20_Internet_20_Link">
 </text:a>
 повідомляє КМВА.</text:p>
      <text:p text:style-name="P4">
"Близько 22:00 години 19 квітня у межах Києва у небі спостерігалося яскравесвітіння повітряного об'єкта. За попередньою інформацією, це явище сталорезультатом падіння на Землю космічного супутника NASA", - йдеться вповідомленні.</text:p>
      <text:p text:style-name="P4">
<text:span text:style-name="T4">
Читайте також:</text:span>
 <text:a xlink:type="simple" xlink:href="https://www.ukrinform.ua/rubric-technology/3696720-do-zemli-nablizaetsa-stometrovij-asteroid-nasa.html" text:style-name="Internet_20_link" text:visited-style-name="Visited_20_Internet_20_Link">
 <text:span text:style-name="T4">
NASA</text:span>
 </text:a>
</text:p>
      <text:p text:style-name="P4">
За словами начальника КМВА Сергія Попка, аби уникнути жертв від падінь наземлю уламків, була оголошена повітряна тривога.</text:p>
      <text:p text:style-name="P4">
"ППО не працювала", - резюмував він.</text:p>
      <text:p text:style-name="P4">
Як повідомляв Укрінформ, <text:a xlink:type="simple" xlink:href="https://www.ukrinform.ua/rubric-ato/3698152-u-nebi-nad-kievom-pomitili-spalahi-na-kiivsini-zafiksuvali-povitranu-cil.html" text:style-name="Internet_20_link" text:visited-style-name="Visited_20_Internet_20_Link">
 </text:a>
 .</text:p>
      <text:p text:style-name="P4">
Фото: NASA</text:p>
      <text:p text:style-name="P4">
Source: <text:a xlink:type="simple" xlink:href="https://www.ukrinform.ua/rubric-kyiv/3698159-u-kmva-poasnili-pricinu-spalahu-nad-kievom-padav-suputnik-nasa.html" text:style-name="Internet_20_link" text:visited-style-name="Visited_20_Internet_20_Link">
https://www.ukrinform.ua/rubric-kyiv/3698159-u-kmva-poasnili-pricinu-spalahu-nad-kievom-padav-suputnik-nasa.html</text:a>
</text:p>
      <!--NEWS-->
      <text:h text:style-name="P10" text:outline-level="1">
<text:span text:style-name="T4">
Зеленська презентувала освітній курс щодо класифікації показників, пов'язаних зі здоров'ям</text:span>
</text:h>
      <text:p text:style-name="P4">
Authors: Ukrinform (Person)</text:p>
      <text:p text:style-name="P4">
Publisher: Укринформ (Organization)</text:p>
      <text:p text:style-name="P4">
Published Time: 2023-04-19T-26:25:50+03:00</text:p>
      <text:p text:style-name="P4">
Modified Time: 2023-04-19T23:25:50+03:00</text:p>
      <text:p text:style-name="P4">
Description: Перша леді України Олена Зеленська разом з міністром охорони здоров’я Віктором Ляшком та радницею – уповноваженою Президента з питань безбар'єрності Тетяною Ломакіною відвідала КНП БМР «Білоцерківська міська лікарня № 2» на Київщині. — Укрінформ.</text:p>
      <text:p text:style-name="P4">
Images: ["<text:a xlink:type="simple" xlink:href="https://static.ukrinform.com/photos/2023_04/thumb_files/630_360_1681931010-666.jpeg" text:style-name="Internet_20_link" text:visited-style-name="Visited_20_Internet_20_Link">
630_360_16819...</text:a>
", "<text:a xlink:type="simple" xlink:href="https://static.ukrinform.com/photos/2023_04/1681931009-599.jpeg" text:style-name="Internet_20_link" text:visited-style-name="Visited_20_Internet_20_Link">
1681931009-59...</text:a>
", "<text:a xlink:type="simple" xlink:href="https://static.ukrinform.com/photos/2023_04/1681931010-958.jpeg" text:style-name="Internet_20_link" text:visited-style-name="Visited_20_Internet_20_Link">
1681931010-95...</text:a>
", "<text:a xlink:type="simple" xlink:href="https://static.ukrinform.com/photos/2023_04/1681931010-200.jpeg" text:style-name="Internet_20_link" text:visited-style-name="Visited_20_Internet_20_Link">
1681931010-20...</text:a>
"]</text:p>
      <text:p text:style-name="P4">
Tags: ['Медицина', 'МОЗ', 'Освіта', 'Реабілітація', 'ВООЗ', 'Київщина', 'Олена Зеленська']</text:p>
      <text:p text:style-name="P4">
Type: Article</text:p>
      <!--METADATA-->
      <text:p text:style-name="P4">
<draw:frame draw:style-name="fr1" draw:name="Image106" text:anchor-type="as-char" svg:width="6.9236in" svg:height="3.956343in" draw:z-index="0">
<draw:image xlink:href="../Images/yкринформ/2023-04-19T-26-25-50-03-00/630_360_1681931010-666.jpeg" xlink:type="simple" xlink:show="embed" xlink:actuate="onLoad" draw:mime-type="image/jpeg"/>
</draw:frame>
 Першаледі України Олена Зеленська разом з міністром охорони здоров’я ВікторомЛяшком та радницею – уповноваженою Президента з питань безбар'єрності ТетяноюЛомакіною відвідала КНП БМР «Білоцерківська міська лікарня № 2» на Київщині.</text:p>
      <text:p text:style-name="P4">
Вони презентували курс «Базові засади застосування МКФ (Міжнародноїкласифікації функціонування)» для мультидисциплінарних медичних команд. Про цейдеться на <text:a xlink:type="simple" xlink:href="https://president.gov.ua/news/olena-zelenska-vidvidala-medzaklad-na-kiyivshini-de-bulo-pre-82361" text:style-name="Internet_20_link" text:visited-style-name="Visited_20_Internet_20_Link">
 </text:a>
Президента України, передає Укрінформ.</text:p>
      <text:p text:style-name="P4">
<draw:frame draw:style-name="fr1" draw:name="Image107" text:anchor-type="as-char" svg:width="6.9236in" svg:height="4.613521in" draw:z-index="0">
<draw:image xlink:href="../Images/yкринформ/2023-04-19T-26-25-50-03-00/1681931009-599.jpeg" xlink:type="simple" xlink:show="embed" xlink:actuate="onLoad" draw:mime-type="image/jpeg"/>
</draw:frame>
</text:p>
      <text:p text:style-name="P4">
«Лікарі отримають найкращі інструменти, практики, знання, доступ до навчаннядля того, щоб якнайкраще повертати якість життя тим нашим співвітчизникам, уяких усе це хотів відібрати нападник. І тут існує не лише медична, а й важливасоціальна площина. МКФ – це крок до прозорості. А ще тут є психологічнаплощина: правильне визначення та реабілітація повертають людям не тількифізичні можливості, а й віру в себе і в життя. Так, наше суспільствозмінилося. Воно не буде таким, як раніше. Але воно може бути кращим, якщо мизабезпечимо для всіх, кого поранила війна, гідні умови, гідне ставлення, гідніможливості», - наголосила <text:a xlink:type="simple" xlink:href="https://www.ukrinform.ua/tag-olena-zelenska" text:style-name="Internet_20_link" text:visited-style-name="Visited_20_Internet_20_Link">
 </text:a>
 .</text:p>
      <text:p text:style-name="P4">
<draw:frame draw:style-name="fr1" draw:name="Image108" text:anchor-type="as-char" svg:width="6.9236in" svg:height="4.613521in" draw:z-index="0">
<draw:image xlink:href="../Images/yкринформ/2023-04-19T-26-25-50-03-00/1681931010-958.jpeg" xlink:type="simple" xlink:show="embed" xlink:actuate="onLoad" draw:mime-type="image/jpeg"/>
</draw:frame>
</text:p>
      <text:p text:style-name="P4">
Вже найближчим часом мультидисциплінарні команди у 244 медичних закладах, якінадають послуги реабілітації за пакетами Програми медичних гарантій, почнутькористуватися новою системою оцінки та планування реабілітаційної допомоги напринципах МКФ.</text:p>
      <text:p text:style-name="P4">
<draw:frame draw:style-name="fr1" draw:name="Image109" text:anchor-type="as-char" svg:width="6.9236in" svg:height="4.613521in" draw:z-index="0">
<draw:image xlink:href="../Images/yкринформ/2023-04-19T-26-25-50-03-00/1681931010-200.jpeg" xlink:type="simple" xlink:show="embed" xlink:actuate="onLoad" draw:mime-type="image/jpeg"/>
</draw:frame>
</text:p>
      <text:p text:style-name="P4">
Перша леді та міністр охорони здоров’я також ознайомилися з роботоюмультидисциплінарної команди на базі Білоцерківської міської лікарні № 2. Їїфахівці з реабілітації закінчили навчання в межах трирічного проєкту МОЗУкраїни з високоінтенсивної реабілітації, що реалізується спільно зНаціональним медичним центром Сунас (Норвегія), а також співпрацюють із ВООЗщодо навчання з підбору та використання допоміжних засобів реабілітації.</text:p>
      <text:p text:style-name="P4">
Під час заходу було презентовано освітній курс «Базові засади застосуванняМКФ». Він доступний на навчальній платформі «Академія НСЗУ». Нині вже понад1200 фахівців зареєструвалися на нього та почали навчання.</text:p>
      <text:p text:style-name="P4">
<text:span text:style-name="T4">
Читайте також:</text:span>
 <text:a xlink:type="simple" xlink:href="https://www.ukrinform.ua/rubric-society/3697593-do-vseukrainskoi-programi-mentalnogo-zdorova-priednalisa-vze-14-likaren-zelenska.html" text:style-name="Internet_20_link" text:visited-style-name="Visited_20_Internet_20_Link">
 </text:a>
</text:p>
      <text:p text:style-name="P4">
Проєкт втілюється з ініціативи першої леді в межах Стратегії створеннябезбар’єрного простору в Україні. Одним із її компонентів є впровадження МКФ ірозбудова ефективної системи реабілітації в нашій країні.</text:p>
      <text:p text:style-name="P4">
«Ми дякуємо Швейцарії та Європейському Союзу, які з готовністю діляться знашими лікарями й терапевтами цінними напрацюваннями, досвідом, забезпечуютьтехнічну підтримку запровадження освітніх програм, допомагають у розбудовіреабілітації та впровадженні МКФ. Невдовзі на додачу до запущеного курсустартує ще один. Він стосуватиметься безпосередньо документування процесунадання реабілітаційної допомоги на основі МКФ. Освітні курси – це важливийетап, який дає поштовх практичному впровадженню МКФ. А значить, людиотримуватимуть ще якісніші послуги», – розповів Ляшко.</text:p>
      <text:p text:style-name="P4">
Проєкт реалізують Міністерство охорони здоровʼя, Національна служба здоровʼя,Міністерство соціальної політики, Офіс Президента, радниця – уповноваженаПрезидента з питань безбар’єрності, ДП «Електронне здоров’я», БФ «ПацієнтиУкраїни», Школа реабілітаційної медицини Українського католицькогоуніверситету та Український центр охорони здоров’я за підтримки Швейцарії,Європейського Союзу та Nova Ukraine.</text:p>
      <text:p text:style-name="P4">
<text:span text:style-name="T4">
Читайте також:</text:span>
 <text:a xlink:type="simple" xlink:href="https://www.ukrinform.ua/rubric-society/3696262-zelenska-vseukrainska-programa-mentalnogo-zdorova-mae-stati-vidcutnou-dla-ukrainciv.html" text:style-name="Internet_20_link" text:visited-style-name="Visited_20_Internet_20_Link">
 </text:a>
</text:p>
      <text:p text:style-name="P4">
«Навчання для фахівців із реабілітації важливе, і від цього безпосередньозалежить якість допомоги та швидкість відновлення кожного, хто перебуває нареабілітації. І що більше фахівців спілкуватимуться «єдиною мовоюфункціонування й життєдіяльності», якою є МКФ, то швидше ми зможемо говоритипро повернення людей до самостійності після перенесених травм, опіків,складних захворювань», – резюмувала Ломакіна.</text:p>
      <text:p text:style-name="P4">
Як повідомлялося, з ініціативи дружини Президента та після тривалої роботи МОЗі експертів Міжнародну класифікацію функціонування було запроваджено якнаціональний класифікатор 030:2022 «Класифікатор функціонування, обмеженняжиттєдіяльності та здоров’я». Усі фахівці з реабілітації мають використовуватисаме цю методику, працюючи з порушеннями функціонування людини таінвалідністю.</text:p>
      <text:p text:style-name="P4">
<text:span text:style-name="T5">
Фото: president.gov.ua</text:span>
</text:p>
      <text:p text:style-name="P4">
Source: <text:a xlink:type="simple" xlink:href="https://www.ukrinform.ua/rubric-society/3698157-zelenska-prezentuvala-osvitnij-kurs-sodo-klasifikacii-pokaznikiv-povazanih-zi-zdorovam.html" text:style-name="Internet_20_link" text:visited-style-name="Visited_20_Internet_20_Link">
https://www.ukrinform.ua/rubric-society/3698157-zelenska-prezentuvala-osvitnij-kurs-sodo-klasifikacii-pokaznikiv-povazanih-zi-zdorovam.html</text:a>
</text:p>
      <!--NEWS-->
      <text:h text:style-name="P10" text:outline-level="1">
<text:span text:style-name="T4">
СБУ оголосила підозру підсанкційному пропагандисту, який був радником Гіркіна</text:span>
</text:h>
      <text:p text:style-name="P4">
Authors: Ukrinform (Person)</text:p>
      <text:p text:style-name="P4">
Publisher: Укринформ (Organization)</text:p>
      <text:p text:style-name="P4">
Published Time: 2023-04-19T-28:21:00+03:00</text:p>
      <text:p text:style-name="P4">
Modified Time: 2023-04-19T23:21:00+03:00</text:p>
      <text:p text:style-name="P4">
Description: Служба безпеки України зібрала доказову базу на підсанкційного пропагандиста Ігоря Дуся, який публічно заперечує існування української державності, зловмиснику оголошена підозра. — Укрінформ.</text:p>
      <text:p text:style-name="P4">
Images: ["<text:a xlink:type="simple" xlink:href="https://static.ukrinform.com/photos/2020_05/thumb_files/630_360_1590678028-352.jpg" text:style-name="Internet_20_link" text:visited-style-name="Visited_20_Internet_20_Link">
630_360_15906...</text:a>
"]</text:p>
      <text:p text:style-name="P4">
Tags: ['СБУ', 'Гіркін', 'Війна з росією']</text:p>
      <text:p text:style-name="P4">
Type: Article</text:p>
      <!--METADATA-->
      <text:p text:style-name="P4">
<draw:frame draw:style-name="fr1" draw:name="Image110" text:anchor-type="as-char" svg:width="6.9236in" svg:height="3.956343in" draw:z-index="0">
<draw:image xlink:href="../Images/yкринформ/2023-04-19T-28-21-00-03-00/630_360_1590678028-352.jpg" xlink:type="simple" xlink:show="embed" xlink:actuate="onLoad" draw:mime-type="image/jpeg"/>
</draw:frame>
 Службабезпеки України зібрала доказову базу на підсанкційного пропагандиста ІгоряДуся, який публічно заперечує існування української державності, зловмисникуоголошена підозра.</text:p>
      <text:p text:style-name="P4">
Як передає Укрінформ, про це повідомила <text:a xlink:type="simple" xlink:href="https://ssu.gov.ua/novyny/sbu-povidomyla-pro-pidozru-kolaborantu-yakyi-buv-osobystym-radnykom-terorysta-strielkova" text:style-name="Internet_20_link" text:visited-style-name="Visited_20_Internet_20_Link">
 </text:a>
 .</text:p>
      <text:p text:style-name="P4">
За даними слідства, у 2014 році підозрюваний був радником російськоготерориста Ігоря Стрєлкова (Гіркіна). Станом на сьогодні він позиціонує себе як"православний публіцист" й очолює громадську організацію "Народний собор" —українську "філію" однойменного об’єднання в рф під егідою російськоїправославної церкви.</text:p>
      <text:p text:style-name="P4">
<text:span text:style-name="T4">
Читайте також:</text:span>
 <text:a xlink:type="simple" xlink:href="https://www.ukrinform.ua/rubric-kyiv/3697862-u-kievi-zatrimali-fiksera-rosijskogo-zmi.html" text:style-name="Internet_20_link" text:visited-style-name="Visited_20_Internet_20_Link">
 </text:a>
</text:p>
      <text:p text:style-name="P4">
Після захоплення росією Криму фігурант утік на тимчасово окуповану територіюукраїнського півострова. Будучи постійним гостем ефірів російських телеканаліву ролі "політичного" або "релігійного" експерта, він виправдовував агресіюпроти України.</text:p>
      <text:p text:style-name="P4">
Встановлено, що після повномасштабного вторгнення російської федерації Дусьуже в москві публічно вихваляв учасників загарбницьких угруповань рф ізакликав бійців Збройних сил України не чинити їм спротив.</text:p>
      <text:p text:style-name="P4">
Також пропагандист активно "розганяв" наративи кремля щодо "утисків"представників Української православної церкви московського патріархату йвихваляв антиукраїнську діяльність московського патріарха кирила.</text:p>
      <text:p text:style-name="P4">
<text:span text:style-name="T4">
Читайте також:</text:span>
 <text:a xlink:type="simple" xlink:href="https://www.ukrinform.ua/rubric-world/3697666-u-ssa-visunuli-zvinuvacenna-kilkom-rosianam-za-posirenna-propagandi-v-kraini.html" text:style-name="Internet_20_link" text:visited-style-name="Visited_20_Internet_20_Link">
 </text:a>
</text:p>
      <text:p text:style-name="P4">
Експертизи підтвердили факти підривної діяльності фігуранта проти державноїбезпеки України.</text:p>
      <text:p text:style-name="P4">
Підозрюваному інкримінується вчинення злочинів, передбачених двома статтямиКримінального кодексу України: ч. 1 ст. 111-1 (колабораційна діяльність) та ч.2 ст. 110 (посягання на територіальну цілісність та недоторканність України).</text:p>
      <text:p text:style-name="P4">
Станом на сьогодні зловмисник перебуває на території росії. Триваютькомплексні заходи для притягнення його до відповідальності.</text:p>
      <text:p text:style-name="P4">
Як повідомляв Укрінформ, раніше СБУ викрила шістьох проросійських інтернет-агітаторів, серед яких інженер державного підприємства "Антонов".</text:p>
      <text:p text:style-name="P4">
Source: <text:a xlink:type="simple" xlink:href="https://www.ukrinform.ua/rubric-ato/3697947-sbu-ogolosila-pidozru-pidsankcijnomu-propagandistu-akij-buv-radnikom-girkina.html" text:style-name="Internet_20_link" text:visited-style-name="Visited_20_Internet_20_Link">
https://www.ukrinform.ua/rubric-ato/3697947-sbu-ogolosila-pidozru-pidsankcijnomu-propagandistu-akij-buv-radnikom-girkina.html</text:a>
</text:p>
      <!--NEWS-->
      <text:h text:style-name="P10" text:outline-level="1">
<text:span text:style-name="T4">
У ЄС має бути спільний підхід до питання продовольчого імпорту з України - Єврокомісія</text:span>
</text:h>
      <text:p text:style-name="P4">
Authors: Ukrinform (Person)</text:p>
      <text:p text:style-name="P4">
Publisher: Укринформ (Organization)</text:p>
      <text:p text:style-name="P4">
Published Time: 2023-04-19T-30:06:39+03:00</text:p>
      <text:p text:style-name="P4">
Modified Time: 2023-04-19T23:06:39+03:00</text:p>
      <text:p text:style-name="P4">
Description: Єврокомісія обговорила у середу  проблему надвеликих імпортних надходжень зерна та інших видів продовольства з України та ринок ЄС з 5-ма «прифронтовими» країнами й з Україною, та окреслила шляхи з вирішення цієї проблеми. — Укрінформ.</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Євросоюз', 'Імпорт', 'Україна', 'Зерно']</text:p>
      <text:p text:style-name="P4">
Type: Article</text:p>
      <!--METADATA-->
      <text:p text:style-name="P4">
<draw:frame draw:style-name="fr1" draw:name="Image111" text:anchor-type="as-char" svg:width="6.9236in" svg:height="3.956343in" draw:z-index="0">
<draw:image xlink:href="../Images/yкринформ/2023-04-19T-30-06-39-03-00/630_360_1462365899-2256.jpg" xlink:type="simple" xlink:show="embed" xlink:actuate="onLoad" draw:mime-type="image/jpeg"/>
</draw:frame>
Єврокомісія обговорила у середу проблему надвеликих імпортних надходжень зерната інших видів продовольства з України та ринок ЄС з 5-ма «прифронтовими»країнами й з Україною, та окреслила шляхи з вирішення цієї проблеми.</text:p>
      <text:p text:style-name="P4">
Як повідомляє Укрінформ, про це сьогодні у спільній заяві за підсумкамизустрічі з представниками Болгарії, Угорщини, Польщі, Словаччини та Румунії, атакож – України, заявили Виконавчий віце-президент Єврокомісії ВалдісДомбровскіс та Єврокомісар з сільського господарства Януш Войцеховський.</text:p>
      <text:p text:style-name="P4">
Повний текст документа оприлюднений <text:a xlink:type="simple" xlink:href="https://ec.europa.eu/commission/presscorner/detail/en/statement_23_2370" text:style-name="Internet_20_link" text:visited-style-name="Visited_20_Internet_20_Link">
</text:a>
 .</text:p>
      <text:p text:style-name="P4">
«Під час зустрічі… ми представили широкі пропозиції ЄС для вирішеннязанепокоєнь, що були висловлені від 5-ти країн-членів щодо погіршення ситуаціїдля виробників Євросоюзу у певних видах продукції. Цей пакет, що бувзапропонований Європейською Комісією, передбачає виділення 2-го траншусільськогосподарської фінансової допомоги для постраждалих фермерів, виключнізахисні заходи по ключовим видам продукції та заходи із сприяння транзиту дляекспорту українського зерна через «коридори солідарності». ЗапропонованийЄвропейською Комісією пакет залежить від скасування країнами-членами їходносторонніх заходів», - йдеться у документі.</text:p>
      <text:p text:style-name="P4">
<text:span text:style-name="T4">
Читайте також:</text:span>
 <text:a xlink:type="simple" xlink:href="https://www.ukrinform.ua/rubric-world/3698148-pitanna-sodo-importu-ukrainskogo-zerna-ne-e-svidcennam-vtomi-vid-ukraini-stoltenberg.html" text:style-name="Internet_20_link" text:visited-style-name="Visited_20_Internet_20_Link">
 <text:span text:style-name="T4">
зерна</text:span>
 </text:a>
</text:p>
      <text:p text:style-name="P4">
«Ми підкреслюємо важливість швидкого виконання спільного підходу ЄС, замістьдотримання одноосібних рішень, щоб уникнути багатосторонніх заборон та іншихрішень, що можуть піддавати ризику внутрішній ринок», - наголосилипредставники Єврокомісії.</text:p>
      <text:p text:style-name="P4">
Як зазначається у заяві, Єврокомісія взяла до уваги погляди, що булипредставлені учасниками зустрічі.</text:p>
      <text:p text:style-name="P4">
«Ми погодилися продовжувати політичні консультації у наступні дні з огляду на(необхідність) швидкого рішення», - йдеться у спільній заяві.</text:p>
      <text:p text:style-name="P4">
Як вже повідомлялося, у прикордонних з Україною країнах відбулися протестимісцевих фермерів, які потерпають від напливу українськогосільськогосподарського експорту та спричиненого цим зниження ринкових цін насільськогосподарську продукцію. Уряди Польщі, Угорщини, Словаччини та Болгаріїоголосили про введення заборони на імпорт українського зерна та іншихсільськогосподарських продуктів. Це викликало критичні зауваження з бокуЄвропейської Комісії, яка наполягає на пошуку спільної відповіді на існуючіпроблеми в рамках ЄС.</text:p>
      <text:p text:style-name="P4">
<text:span text:style-name="T4">
Читайте також:</text:span>
 <text:a xlink:type="simple" xlink:href="https://www.ukrinform.ua/rubric-economy/3697806-vidnovluetsa-inspekcia-suden-aki-pramuut-zernovim-koridorom-kubrakov.html" text:style-name="Internet_20_link" text:visited-style-name="Visited_20_Internet_20_Link">
 <text:span text:style-name="T4">
зерно</text:span>
 </text:a>
</text:p>
      <text:p text:style-name="P4">
Уряди п’яти країн ЄС, - Польщі, Словаччини, Угорщини, Румунії й Болгарії,звернулися до Єврокомісії з листом, в якому міститься прохання вжити захиснізаходи для обмеження сільськогосподарського імпорту з України.</text:p>
      <text:p text:style-name="P4">
Після початку російської агресії проти України та блокування Чорноморськихморських портів, через які, зазвичай, здійснювався експортсільськогосподарської продукції на світовий ринок, Євросоюз організував«коридори солідарності» на кордонах з Україною для спрямування частини їїсільськогосподарського експорту на світовий ринок суходолом, з використаннямавтомобільного та залізничного транспорту, а також внутрішніх водних артерій.</text:p>
      <text:p text:style-name="P4">
Source: <text:a xlink:type="simple" xlink:href="https://www.ukrinform.ua/rubric-economy/3698156-u-es-mae-buti-spilnij-pidhid-do-pitanna-prodovolcogo-importu-z-ukraini-evrokomisia.html" text:style-name="Internet_20_link" text:visited-style-name="Visited_20_Internet_20_Link">
https://www.ukrinform.ua/rubric-economy/3698156-u-es-mae-buti-spilnij-pidhid-do-pitanna-prodovolcogo-importu-z-ukraini-evrokomisia.html</text:a>
</text:p>
      <!--NEWS-->
      <text:h text:style-name="P10" text:outline-level="1">
<text:span text:style-name="T4">
Збірна України з хокею виграла всі шість контрольних матчів підготовки до ЧС-2023</text:span>
</text:h>
      <text:p text:style-name="P4">
Authors: Ukrinform (Person)</text:p>
      <text:p text:style-name="P4">
Publisher: Укринформ (Organization)</text:p>
      <text:p text:style-name="P4">
Published Time: 2023-04-19T-33:54:17+03:00</text:p>
      <text:p text:style-name="P4">
Modified Time: 2023-04-19T22:54:17+03:00</text:p>
      <text:p text:style-name="P4">
Description: Українці стартують на світовій першості 23 квітня. — Укрінформ.</text:p>
      <text:p text:style-name="P4">
Images: ["<text:a xlink:type="simple" xlink:href="https://static.ukrinform.com/photos/2023_04/thumb_files/630_360_1681933972-316.jpg" text:style-name="Internet_20_link" text:visited-style-name="Visited_20_Internet_20_Link">
630_360_16819...</text:a>
"]</text:p>
      <text:p text:style-name="P4">
Tags: ['Чемпіонат світу з хокею', 'хокей']</text:p>
      <text:p text:style-name="P4">
Type: Article</text:p>
      <!--METADATA-->
      <text:p text:style-name="P4">
<draw:frame draw:style-name="fr1" draw:name="Image112" text:anchor-type="as-char" svg:width="6.9236in" svg:height="3.956343in" draw:z-index="0">
<draw:image xlink:href="../Images/yкринформ/2023-04-19T-33-54-17-03-00/630_360_1681933972-316.jpg" xlink:type="simple" xlink:show="embed" xlink:actuate="onLoad" draw:mime-type="image/jpeg"/>
</draw:frame>
 Українцістартують на світовій першості 23 квітня.</text:p>
      <text:p text:style-name="P4">
Збірна України завершила серію товариських матчів у рамках підготовки дочемпіонату світу-2023, передає Укрінформ.</text:p>
      <text:p text:style-name="P4">
В заключних двох матчах «синьо-жовті» здолали національну команду Литви – 5:1та 4:3.</text:p>
      <text:p text:style-name="P4">
В інших чотирьох матчах команда Шахрайчука двічі обіграла Угорщину – 1:0 та4:1 й стільки ж разів Латвію – 6:3 та 10:1.</text:p>
      <text:p text:style-name="P4">
Вже 23 квітня українці поновлять виступи в дивізіоні IB, в якому залишилися запідсумками попереднього розіграшу чемпіонату. Тоді збірна посіла лише третємісце в групі й не змогла підвищитися у класі світової першості.</text:p>
      <text:p text:style-name="P4">
Суперниками України на ЧС стануть Китай, Сербія, Нідерланди, Японія тагосподарі групи з Естонії.</text:p>
      <text:p text:style-name="P4">
<text:span text:style-name="T4">
Читайте також:</text:span>
 <text:a xlink:type="simple" xlink:href="https://www.ukrinform.ua/rubric-sports/3697795-zbirna-ukraini-z-hokeu-u-askravomu-matci-obigrala-litvu.html" text:style-name="Internet_20_link" text:visited-style-name="Visited_20_Internet_20_Link">
 <text:span text:style-name="T4">
хокею</text:span>
 </text:a>
</text:p>
      <text:p text:style-name="P4">
Як повідомляв Укрінформ, за підсумками п'яти турів команда, що посяде першемісце в групі, підвищиться в класі до дивізіону IA. Збірна на останнійсходинці вилетить до рівня IIA.</text:p>
      <text:p text:style-name="P4">
Фото: fhu.com.ua</text:p>
      <text:p text:style-name="P4">
Source: <text:a xlink:type="simple" xlink:href="https://www.ukrinform.ua/rubric-sports/3698155-zbirna-ukraini-z-hokeu-vigrala-vsi-sist-kontrolnih-matciv-pidgotovki-do-cs2023.html" text:style-name="Internet_20_link" text:visited-style-name="Visited_20_Internet_20_Link">
https://www.ukrinform.ua/rubric-sports/3698155-zbirna-ukraini-z-hokeu-vigrala-vsi-sist-kontrolnih-matciv-pidgotovki-do-cs2023.html</text:a>
</text:p>
      <!--NEWS-->
      <text:h text:style-name="P10" text:outline-level="1">
<text:span text:style-name="T4">
Австрія через Фонд миру ЄС підтримує закупівлі захисного обладнання для України - Шалленберг</text:span>
</text:h>
      <text:p text:style-name="P4">
Authors: Ukrinform (Person)</text:p>
      <text:p text:style-name="P4">
Publisher: Укринформ (Organization)</text:p>
      <text:p text:style-name="P4">
Published Time: 2023-04-19T-35:54:16+03:00</text:p>
      <text:p text:style-name="P4">
Modified Time: 2023-04-19T22:54:16+03:00</text:p>
      <text:p text:style-name="P4">
Description: Австрія через свій нейтралітет не може підтримувати фінансування летальної зброї та боєприпасів для України через Європейський фонд миру, однак надає підтримку у придбанні захисного обладнання, наметів та медичних засобів. — Укрінформ.</text:p>
      <text:p text:style-name="P4">
Images: ["<text:a xlink:type="simple" xlink:href="https://static.ukrinform.com/photos/2023_04/thumb_files/630_360_1681917131-478.jpg" text:style-name="Internet_20_link" text:visited-style-name="Visited_20_Internet_20_Link">
630_360_16819...</text:a>
"]</text:p>
      <text:p text:style-name="P4">
Tags: ['Австрія', 'Україна', 'допомога', 'Шалленберг', 'Війна з росією', '#stoprussia']</text:p>
      <text:p text:style-name="P4">
Type: Article</text:p>
      <!--METADATA-->
      <text:p text:style-name="P4">
<draw:frame draw:style-name="fr1" draw:name="Image113" text:anchor-type="as-char" svg:width="6.9236in" svg:height="3.956343in" draw:z-index="0">
<draw:image xlink:href="../Images/yкринформ/2023-04-19T-35-54-16-03-00/630_360_1681917131-478.jpg" xlink:type="simple" xlink:show="embed" xlink:actuate="onLoad" draw:mime-type="image/jpeg"/>
</draw:frame>
 Австріячерез свій нейтралітет не може підтримувати фінансування летальної зброї табоєприпасів для України через Європейський фонд миру, однак надає підтримку упридбанні захисного обладнання, наметів та медичних засобів.</text:p>
      <text:p text:style-name="P4">
Про це заявив в <text:a xlink:type="simple" xlink:href="https://www.ukrinform.ua/rubric-world/3698040-aleksander-sallenberg-ministr-zakordonnih-sprav-avstrii.html" text:style-name="Internet_20_link" text:visited-style-name="Visited_20_Internet_20_Link">
 </text:a>
 міністр закордонних справАвстрії Александер Шалленберг.</text:p>
      <text:p text:style-name="P4">
"Через свій конституційний нейтралітет <text:a xlink:type="simple" xlink:href="https://www.ukrinform.ua/tag-avstria" text:style-name="Internet_20_link" text:visited-style-name="Visited_20_Internet_20_Link">
 </text:a>
 не може надавати підтримку в фінансуванні летальної зброї табоєприпасів. Натомість ми надаємо більш суттєву підтримку в цивільному тагуманітарному секторах, наприклад, для придбання захисного обладнання, наметівта медичних засобів", - прокоментував Шалленберг участь Австрії вЄвропейському фонді миру, через який ЄС фінансує також постачання нелетальнихозброєнь в Україну.</text:p>
      <text:p text:style-name="P4">
Міністр додав, що Австрія погодилася на поступове солідне збільшенняЄвропейського фонду миру.</text:p>
      <text:p text:style-name="P4">
"Наразі внесок Австрії до Європейського фонду миру становить майже 100 млнєвро", - повідомив він.</text:p>
      <text:p text:style-name="P4">
<text:span text:style-name="T4">
Читайте також:</text:span>
 <text:a xlink:type="simple" xlink:href="https://www.ukrinform.ua/rubric-world/3696118-prezident-avstrii-zapevniv-u-pidtrimci-clenstva-ukraini-v-es.html" text:style-name="Internet_20_link" text:visited-style-name="Visited_20_Internet_20_Link">
 </text:a>
</text:p>
      <text:p text:style-name="P4">
Більш детально читайте в інтерв’ю Александера Шалленберга за <text:a xlink:type="simple" xlink:href="https://www.ukrinform.ua/rubric-world/3698040-aleksander-sallenberg-ministr-zakordonnih-sprav-avstrii.html" text:style-name="Internet_20_link" text:visited-style-name="Visited_20_Internet_20_Link">
</text:a>
 .</text:p>
      <text:p text:style-name="P4">
Як повідомлялося, Європейський фонд миру був створений у березні 2021 року іпризначений для фінансування всіх дій у межах Спільної зовнішньої табезпекової політики <text:a xlink:type="simple" xlink:href="https://www.ukrinform.ua/tag-evrosouz" text:style-name="Internet_20_link" text:visited-style-name="Visited_20_Internet_20_Link">
 </text:a>
 , що стосуютьсявійськових або оборонних сфер. Головним завданням Фонду є запобіганняконфліктам, збереження миру, зміцнення міжнародних безпеки й стабільності.</text:p>
      <text:p text:style-name="P4">
Країни-члени встановили максимальний обсяг фінансування в межах ЄФМ в обсязі€5 мільярдів на період 2021-2027 років, але через російську агресію протиУкраїни довелося внести корективи. З лютого 2022 року ЄС виділив для України3,6 мільярда євро для закупівлі зброї та військового обладнання, необхідногодля самооборони від російського вторгнення.</text:p>
      <text:p text:style-name="P4">
Нещодавно ЄС оголосив про намір витратити додатково 1 мільярд євро з ЄФМ длятермінової поставки в Україну артилерійських боєприпасів і ще 1 мільярд євро -для виробництва боєприпасів на оборонних підприємствах Європи з метоюпоповнення арсеналів у країнах ЄС і продовження поставок снарядів Україні.</text:p>
      <text:p text:style-name="P4">
<text:span text:style-name="T4">
Читайте також:</text:span>
 <text:a xlink:type="simple" xlink:href="https://www.ukrinform.ua/rubric-world/3694438-avstria-pidtverdila-so-zaarestue-putina-akso-vin-navazitsa-priihati-v-krainu.html" text:style-name="Internet_20_link" text:visited-style-name="Visited_20_Internet_20_Link">
 <text:span text:style-name="T4">
Австрія</text:span>
 </text:a>
</text:p>
      <text:p text:style-name="P4">
Кошти ЄФМ також спрямовуються на фінансування Європейської допоміжноївійськової місії ЄС для України (EUMAM-Ukraine), в межах якої до кінця 2023року пройдуть тренування 30 тисяч українських військовослужбовців.</text:p>
      <text:p text:style-name="P4">
У березні Європейська рада вирішила збільшити фінансову стелю Європейськогофонду миру, який призначений для фінансування проєктів та програм у межахСпільної зовнішньої та безпекової політики ЄС, до €7,98 мільярда на період до2027 року.</text:p>
      <text:p text:style-name="P4">
Source: <text:a xlink:type="simple" xlink:href="https://www.ukrinform.ua/rubric-ato/3698154-avstria-cerez-fond-miru-es-pidtrimue-zakupivli-zahisnogo-obladnanna-dla-ukraini-sallenberg.html" text:style-name="Internet_20_link" text:visited-style-name="Visited_20_Internet_20_Link">
https://www.ukrinform.ua/rubric-ato/3698154-avstria-cerez-fond-miru-es-pidtrimue-zakupivli-zahisnogo-obladnanna-dla-ukraini-sallenberg.html</text:a>
</text:p>
      <!--NEWS-->
      <text:h text:style-name="P10" text:outline-level="1">
<text:span text:style-name="T4">
Штати наполегливо працюватимуть над вступом Швеції в НАТО – Пентагон</text:span>
</text:h>
      <text:p text:style-name="P4">
Authors: Ukrinform (Person)</text:p>
      <text:p text:style-name="P4">
Publisher: Укринформ (Organization)</text:p>
      <text:p text:style-name="P4">
Published Time: 2023-04-19T-37:52:00+03:00</text:p>
      <text:p text:style-name="P4">
Modified Time: 2023-04-19T22:52:00+03:00</text:p>
      <text:p text:style-name="P4">
Description: Міністр оборони США Ллойд Остін сподівається, що заперечення Туреччини та Угорщини проти вступу Швеції в НАТО будуть зняті до середини літа.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НАТО', 'Пентагон', 'Швеція', 'Остін']</text:p>
      <text:p text:style-name="P4">
Type: Article</text:p>
      <!--METADATA-->
      <text:p text:style-name="P4">
<draw:frame draw:style-name="fr1" draw:name="Image114" text:anchor-type="as-char" svg:width="6.9236in" svg:height="3.956343in" draw:z-index="0">
<draw:image xlink:href="../Images/yкринформ/2023-04-19T-37-52-00-03-00/630_360_1588051291-728.jpg" xlink:type="simple" xlink:show="embed" xlink:actuate="onLoad" draw:mime-type="image/jpeg"/>
</draw:frame>
 Міністроборони США Ллойд Остін сподівається, що заперечення Туреччини та Угорщинипроти вступу Швеції в НАТО будуть зняті до середини літа.</text:p>
      <text:p text:style-name="P4">
Про це передає Укрінформ із посиланням на <text:a xlink:type="simple" xlink:href="https://www.nytimes.com/live/2023/04/19/world/russia-ukraine-news" text:style-name="Internet_20_link" text:visited-style-name="Visited_20_Internet_20_Link">
</text:a>
 .</text:p>
      <text:p text:style-name="P4">
Глава Пентагону пообіцяв працювати над "швидким вступом" країни до Альянсу.</text:p>
      <text:p text:style-name="P4">
"Ми наполегливо працюватимемо над тим, щоб зробити це до саміту", - сказав віну середу під час поїздки до Швеції, маючи на увазі саміт НАТО, що відбудетьсяв липні у Вільнюсі. Остін зазначив, що важливо, аби Туреччина вирішиладозволити Швеції приєднатися до альянсу "раніше, а не пізніше".</text:p>
      <text:p text:style-name="P4">
<text:span text:style-name="T4">
Читайте також:</text:span>
 <text:a xlink:type="simple" xlink:href="https://www.ukrinform.ua/rubric-world/3698005-u-finlandii-proponuut-rozmistiti-novu-bazu-nato.html" text:style-name="Internet_20_link" text:visited-style-name="Visited_20_Internet_20_Link">
 </text:a>
</text:p>
      <text:p text:style-name="P4">
Швеція сподівалася долучитися до НАТО разом з Фінляндією, яка офіційно сталачленом військового союзу на початку квітня.</text:p>
      <text:p text:style-name="P4">
Остін відвідав військово-морську базу Муско поблизу Стокгольма, піднявся наборт військового корабля-корвета H.M.S. Harnosand і оглянув шведськийархіпелаг з його десятками тисяч переважно безлюдних островів у Балтійськомуморі. Зазначається, що ці острови матимуть важливе значення для НАТО післяприєднання Швеції. Балтійське море буде оточене країнами Альянсу, за виняткомКалінінградської та Ленінградської областей рф.</text:p>
      <text:p text:style-name="P4">
Президент Туреччини Реджеп Тайїп Ердоган виступив проти членства Швеції,посилаючись на сумніви щодо відданості Стокгольма боротьбі з тероризмом.Ердоган закликав Швецію видати осіб, яких він вважає терористами, у тому числікурдів, які, на його думку, підтримували спробу державного перевороту в 2016році.</text:p>
      <text:p text:style-name="P4">
<text:span text:style-name="T4">
Читайте також:</text:span>
 <text:a xlink:type="simple" xlink:href="https://www.ukrinform.ua/rubric-world/3697177-bila-povitranogo-prostoru-nato-perehopili-rosijskij-litakrozvidnik.html" text:style-name="Internet_20_link" text:visited-style-name="Visited_20_Internet_20_Link">
 </text:a>
</text:p>
      <text:p text:style-name="P4">
Угорщина, яка залежить від росії у сфері енергетики, заявила, що має претензіїдо критики прем'єр-міністра Віктора Орбана, що лунає з боку шведського уряду.</text:p>
      <text:p text:style-name="P4">
Як повідомлялося, в офісі прем'єр-міністра Угорщини Віктора Орбана заявили, щодвосторонні відносини між Угорщиною та Швецією перебувають на низькому рівні.</text:p>
      <text:p text:style-name="P4">
Після початку повномасштабного російського вторгнення в Україну нейтральніШвеція та Фінляндія подали заявку на вступ до НАТО. Під час Мадридськогосаміту у червні 2022 року країни отримали запрошення приєднатися до Альянсувід усіх 30 членів. Водночас у Мадриді був підписаний Тристоронній меморандум,що відобразив занепокоєння Туреччини станом боротьби з тероризмом у Фінляндіїта Швеції.</text:p>
      <text:p text:style-name="P4">
Source: <text:a xlink:type="simple" xlink:href="https://www.ukrinform.ua/rubric-world/3698112-stati-napoleglivo-pracuvatimut-nad-vstupom-svecii-v-nato-pentagon.html" text:style-name="Internet_20_link" text:visited-style-name="Visited_20_Internet_20_Link">
https://www.ukrinform.ua/rubric-world/3698112-stati-napoleglivo-pracuvatimut-nad-vstupom-svecii-v-nato-pentagon.html</text:a>
</text:p>
      <!--NEWS-->
      <text:h text:style-name="P10" text:outline-level="1">
<text:span text:style-name="T4">
На Херсонщині задокументували понад 60 випадків зґвалтувань солдатами рф</text:span>
</text:h>
      <text:p text:style-name="P4">
Authors: Ukrinform (Person)</text:p>
      <text:p text:style-name="P4">
Publisher: Укринформ (Organization)</text:p>
      <text:p text:style-name="P4">
Published Time: 2023-04-19T-39:38:46+03:00</text:p>
      <text:p text:style-name="P4">
Modified Time: 2023-04-19T22:38:46+03:00</text:p>
      <text:p text:style-name="P4">
Description: У Херсонській області задокументували понад 60 випадків зґвалтувань, сексуальне насильство використовувалося як політична та воєнна тактика російських сил.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Воєнні злочини', 'Офіс генпрокурора', 'Андрій Костін', 'Війна з росією']</text:p>
      <text:p text:style-name="P4">
Type: Article</text:p>
      <!--METADATA-->
      <text:p text:style-name="P4">
<draw:frame draw:style-name="fr1" draw:name="Image115" text:anchor-type="as-char" svg:width="6.9236in" svg:height="3.956343in" draw:z-index="0">
<draw:image xlink:href="../Images/yкринформ/2023-04-19T-39-38-46-03-00/630_360_1668461240-442.jpg" xlink:type="simple" xlink:show="embed" xlink:actuate="onLoad" draw:mime-type="image/jpeg"/>
</draw:frame>
 УХерсонській області задокументували понад 60 випадків зґвалтувань, сексуальненасильство використовувалося як політична та воєнна тактика російських сил.</text:p>
      <text:p text:style-name="P4">
Як передає Укрінформ, про це заявив генеральний прокурор Андрій Костін під часзвернення до Комітету із закордонних справ Палати представників Конгресу США,повідомляє ОГП.</text:p>
      <text:p text:style-name="P4">
“У Херсоні, як і в інших містах, сексуальне насильство також використовувалосяяк політична та воєнна тактика російських сил. Це робилося для того, щобпринизити та зламати опір цивільного населення. Ми задокументували у регіоніпонад 60 випадків зґвалтувань”, - заявив він.</text:p>
      <text:p text:style-name="P4">
<text:span text:style-name="T4">
Читайте також:</text:span>
 <text:a xlink:type="simple" xlink:href="https://www.ukrinform.ua/rubric-ato/3698096-kostin-u-kongresi-ssa-mi-maemo-dokazi-finansuvanna-kativen-v-ukraini-specsluzbami-rosii.html" text:style-name="Internet_20_link" text:visited-style-name="Visited_20_Internet_20_Link">
 <text:span text:style-name="T4">
Костін</text:span>
 </text:a>
</text:p>
      <text:p text:style-name="P4">
Він повідомив, що триває розслідування за фактом насильницького позбавленняволі, постійного зґвалтування та приниження гідності жительки Херсонськоїобласті протягом 4-х місяців.</text:p>
      <text:p text:style-name="P4">
російський військовослужбовець проник до будинку потерпілої, перебував тамтривалий час і разом зі зґвалтуванням погрожував фізичною розправою потерпілійта її 9-річному сину.</text:p>
      <text:p text:style-name="P4">
Також правоохоронці розслідують випадки зґвалтування неповнолітніх. В одному зсіл Херсонської області військовослужбовець-загарбник викрав неповнолітню збудинку в присутності матері та бабусі і зґвалтував її.</text:p>
      <text:p text:style-name="P4">
<text:span text:style-name="T4">
Читайте також:</text:span>
 <text:a xlink:type="simple" xlink:href="https://www.ukrinform.ua/rubric-polytics/3697972-kostin-u-ssa-spectribunal-sodo-agresii-rf-mae-buti-stvorenij-na-bazi-rezolucii-genasamblei-oon.html" text:style-name="Internet_20_link" text:visited-style-name="Visited_20_Internet_20_Link">
 <text:span text:style-name="T4">
Костін</text:span>
 </text:a>
</text:p>
      <text:p text:style-name="P4">
Також правоохоронці спостерігають тенденцію щодо зґвалтувань, катувань ісексуальних домагань саме щодо членів сімей військовослужбовців Збройних силУкраїни.</text:p>
      <text:p text:style-name="P4">
Він підкреслив, що одним із найжахливіших злочинів, які скоює росія, єпримусове переміщення. “Ми щодня бачимо, що з частини Херсонської області, якадосі перебуває під російською окупацією, окупаційна адміністрація здійснюємасове примусове переселення мешканців, у тому числі дітей, на інші тимчасовоокуповані території або до російської федерації. Це є продовженням стратегіїрозділення українців, а особливо дітей, з їхніми батьками та сім'ями задляїхньої швидкої асиміляції в російське суспільство. росія навіть спростилапроцес надання громадянства примусово переміщеним дітям”, - додав він.</text:p>
      <text:p text:style-name="P4">
<text:span text:style-name="T4">
Читайте також:</text:span>
 <text:a xlink:type="simple" xlink:href="https://www.ukrinform.ua/rubric-ato/3677902-svitovi-se-nalezit-rozkriti-povnu-pravdu-pro-zvirstva-zagarbnikiv-v-ukraini-zelenskij.html" text:style-name="Internet_20_link" text:visited-style-name="Visited_20_Internet_20_Link">
 </text:a>
</text:p>
      <text:p text:style-name="P4">
Як повідомляв Укрінформ, станом на 19 квітня Генеральна прокуратура Українивже зареєструвала близько 80 тисяч воєнних злочинів, скоєних російськимивійськами і ця кількість стрімко зростає, особливо після звільнення тимчасовозахоплених територій.</text:p>
      <text:p text:style-name="P4">
Source: <text:a xlink:type="simple" xlink:href="https://www.ukrinform.ua/rubric-ato/3698151-na-hersonsini-zadokumentuvali-ponad-60-vipadkiv-zgvaltuvan-soldatami-rf.html" text:style-name="Internet_20_link" text:visited-style-name="Visited_20_Internet_20_Link">
https://www.ukrinform.ua/rubric-ato/3698151-na-hersonsini-zadokumentuvali-ponad-60-vipadkiv-zgvaltuvan-soldatami-rf.html</text:a>
</text:p>
      <!--NEWS-->
      <text:h text:style-name="P10" text:outline-level="1">
<text:span text:style-name="T4">
росія щомісяця втрачає на полі бою майже 150 танків усіх типів - дослідження CSIS</text:span>
</text:h>
      <text:p text:style-name="P4">
Authors: Ukrinform (Person)</text:p>
      <text:p text:style-name="P4">
Publisher: Укринформ (Organization)</text:p>
      <text:p text:style-name="P4">
Published Time: 2023-04-19T-41:30:00+03:00</text:p>
      <text:p text:style-name="P4">
Modified Time: 2023-04-19T22:30:00+03:00</text:p>
      <text:p text:style-name="P4">
Description: Втрати на полі бою та західні санкції призвели до занепаду російської армії, але москва все ще матиме достатньо вогневої потужності для продовження війни в Україні. Зокрема, щомісяця рф втрачає в Україні до 150 танків. — Укрінформ.</text:p>
      <text:p text:style-name="P4">
Images: ["<text:a xlink:type="simple" xlink:href="https://static.ukrinform.com/photos/2022_09/thumb_files/630_360_1663388386-448.jpg" text:style-name="Internet_20_link" text:visited-style-name="Visited_20_Internet_20_Link">
630_360_16633...</text:a>
"]</text:p>
      <text:p text:style-name="P4">
Tags: ['Москва', 'Танк', 'Війна з росією']</text:p>
      <text:p text:style-name="P4">
Type: Article</text:p>
      <!--METADATA-->
      <text:p text:style-name="P4">
<draw:frame draw:style-name="fr1" draw:name="Image116" text:anchor-type="as-char" svg:width="6.9236in" svg:height="3.956343in" draw:z-index="0">
<draw:image xlink:href="../Images/yкринформ/2023-04-19T-41-30-00-03-00/630_360_1663388386-448.jpg" xlink:type="simple" xlink:show="embed" xlink:actuate="onLoad" draw:mime-type="image/jpeg"/>
</draw:frame>
 Втрати наполі бою та західні санкції призвели до занепаду російської армії, але москвавсе ще матиме достатньо вогневої потужності для продовження війни в Україні.Зокрема, щомісяця рф втрачає в Україні до 150 танків.</text:p>
      <text:p text:style-name="P4">
Як передає Укрінформ, про це йдеться у звіті Центру стратегічних і міжнароднихдосліджень (CSIS), повідомляє <text:a xlink:type="simple" xlink:href="https://edition.cnn.com/2023/04/19/europe/russia-weapons-production-report-intl-hnk-ml/index.html" text:style-name="Internet_20_link" text:visited-style-name="Visited_20_Internet_20_Link">
</text:a>
 .</text:p>
      <text:p text:style-name="P4">
Зазначається, що рф втратила майже 10 тис. одиниць основної військової техніки– танків, вантажівок, артилерійських установок, безпілотників.</text:p>
      <text:p text:style-name="P4">
<text:span text:style-name="T4">
Читайте також:</text:span>
 <text:a xlink:type="simple" xlink:href="https://www.ukrinform.ua/rubric-ato/3698084-prikordonniki-vidbili-ataku-rosijskih-sturmovikiv-u-bahmuti.html" text:style-name="Internet_20_link" text:visited-style-name="Visited_20_Internet_20_Link">
 </text:a>
</text:p>
      <text:p text:style-name="P4">
Водночас зазначається, що росія розконсервовує старі запаси часів “холодноївійни”.</text:p>
      <text:p text:style-name="P4">
Зокрема, москва втратила до 3,5 тис. танків за рік війни, причому близько 500одиниць модернізованого танка Т-72Б3, вперше поставленого збройним силам рф у2013 році.</text:p>
      <text:p text:style-name="P4">
Зараз на полі бою з'являються танки Т-55, введені в експлуатацію в 1948 році.</text:p>
      <text:p text:style-name="P4">
росія стикається з проблемою виробництва нових танків.</text:p>
      <text:p text:style-name="P4">
<text:span text:style-name="T4">
Читайте також:</text:span>
 <text:a xlink:type="simple" xlink:href="https://www.ukrinform.ua/rubric-ato/3697951-bahmut-dla-rosii-vze-stav-odnieu-z-najdorozcih-operacij-malar.html" text:style-name="Internet_20_link" text:visited-style-name="Visited_20_Internet_20_Link">
 </text:a>
</text:p>
      <text:p text:style-name="P4">
Танковий завод «Уралвагонзавод» може виробляти близько 20 танків на місяць.Але росія втрачає в середньому майже 150 танків усіх типів в Україні щомісяця,ідеться у звіті.</text:p>
      <text:p text:style-name="P4">
Що стосується оптичних систем, то росія покладалася на французький імпорт.</text:p>
      <text:p text:style-name="P4">
Через санкції вона змушена встановлювати старі, менш досконалі приціли навітьна свої найсучасніші танки, що призводить до втрати точності і дальностістрільби до двох кілометрів.</text:p>
      <text:p text:style-name="P4">
У випадку з високоякісними кульковими підшипниками, "критично важливими длявиробництва будь-якого типу рухомого транспортного засобу", 55% довоєннихпоставок до росії надходили з Європи і Північної Америки.</text:p>
      <text:p text:style-name="P4">
<text:span text:style-name="T4">
Читайте також:</text:span>
 <text:a xlink:type="simple" xlink:href="https://www.ukrinform.ua/rubric-ato/3697253-zsu-vidbili-ponad-70-atak-voroga-na-cotiroh-napramkah.html" text:style-name="Internet_20_link" text:visited-style-name="Visited_20_Internet_20_Link">
 </text:a>
</text:p>
      <text:p text:style-name="P4">
"москва перебуває під тиском необхідності адаптуватися, часто звертаючись доменш надійних і дорожчих постачальників і маршрутів поставок, імпорту нижчоїякості або намагаючись відтворювати західні компоненти всередині країни. Це,ймовірно, гальмує темпи і якість російського оборонного виробництва", -ідеться у звіті.</text:p>
      <text:p text:style-name="P4">
Це саме стосується літаків, дронів, ракет, засобів радіоелектронної боротьби,які потребують сучасних, високотехнологічних деталей, зокрема чіпів.</text:p>
      <text:p text:style-name="P4">
Водночас автори звіту застерігають, що Україні та її західним партнерам неварто очікувати, що ці проблеми з постачанням швидко зупинять бойові дії.</text:p>
      <text:p text:style-name="P4">
"Санкції та експортний контроль не є срібною кулею, яка змусить росіюприпинити війну", - зазначають вони. росія все ще зберігає чисельну перевагунад Україною, оскільки має великі запаси.</text:p>
      <text:p text:style-name="P4">
<text:span text:style-name="T4">
Читайте також:</text:span>
 <text:a xlink:type="simple" xlink:href="https://www.ukrinform.ua/rubric-ato/3696941-u-gur-poperedzaut-vijna-prijsla-do-koznogo-budinku-piddanih-putina-bezpecnih-misc-nemae.html" text:style-name="Internet_20_link" text:visited-style-name="Visited_20_Internet_20_Link">
 <text:span text:style-name="T4">
війна</text:span>
 </text:a>
</text:p>
      <text:p text:style-name="P4">
За приблизними оцінками, станом на лютий 2023 року загальна кількість літаківу розпорядженні кремля була в 13-15 разів більшою, ніж у Києва. росія маємайже в 7-8 разів більше танків і в 4 рази більше бойових броньованих машин, аїї військово-морський флот у 12-16 разів більший за український.</text:p>
      <text:p text:style-name="P4">
Щоб компенсувати російську чисельну перевагу, життєво важливо, аби західнікраїни продовжували постачати в Україну технологічно передове озброєння,наголошують у CSIS.</text:p>
      <text:p text:style-name="P4">
Фото: Генштаб ЗСУ</text:p>
      <text:p text:style-name="P4">
Source: <text:a xlink:type="simple" xlink:href="https://www.ukrinform.ua/rubric-ato/3698091-rosia-somisaca-vtracae-na-poli-bou-majze-150-tankiv-usih-tipiv-doslidzenna-csis.html" text:style-name="Internet_20_link" text:visited-style-name="Visited_20_Internet_20_Link">
https://www.ukrinform.ua/rubric-ato/3698091-rosia-somisaca-vtracae-na-poli-bou-majze-150-tankiv-usih-tipiv-doslidzenna-csis.html</text:a>
</text:p>
      <!--NEWS-->
      <text:h text:style-name="P10" text:outline-level="1">
<text:span text:style-name="T4">
У небі над Києвом помітили спалахи, на Київщині зафіксували повітряну ціль</text:span>
</text:h>
      <text:p text:style-name="P4">
Authors: Ukrinform (Person)</text:p>
      <text:p text:style-name="P4">
Publisher: Укринформ (Organization)</text:p>
      <text:p text:style-name="P4">
Published Time: 2023-04-19T-43:28:00+03:00</text:p>
      <text:p text:style-name="P4">
Modified Time: 2023-04-19T22:28:00+03:00</text:p>
      <text:p text:style-name="P4">
Description: У небі над Києвом помітили спалахи, водночас над Київщиною зафіксували повітряну ціль.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Війна з росією', 'Повітряна тривога', 'ППО']</text:p>
      <text:p text:style-name="P4">
Type: Article</text:p>
      <!--METADATA-->
      <text:p text:style-name="P4">
<draw:frame draw:style-name="fr1" draw:name="Image117" text:anchor-type="as-char" svg:width="6.9236in" svg:height="3.956343in" draw:z-index="0">
<draw:image xlink:href="../Images/yкринформ/2023-04-19T-43-28-00-03-00/630_360_1538997483-946.jpg" xlink:type="simple" xlink:show="embed" xlink:actuate="onLoad" draw:mime-type="image/jpeg"/>
</draw:frame>
 У небінад Києвом помітили спалахи, водночас над Київщиною зафіксували повітрянуціль.</text:p>
      <text:p text:style-name="P4">
Про це повідомляють <text:a xlink:type="simple" xlink:href="https://t.me/kievreal1/39441" text:style-name="Internet_20_link" text:visited-style-name="Visited_20_Internet_20_Link">
</text:a>
, передає Укрінформ.</text:p>
      <text:p text:style-name="P4">
Водночас Київська ОВА <text:a xlink:type="simple" xlink:href="https://t.me/kyivoda/9350" text:style-name="Internet_20_link" text:visited-style-name="Visited_20_Internet_20_Link">
</text:a>
 , що в небі над Київщиною виявили повітряну ціль.</text:p>
      <text:p text:style-name="P4">
"У небі виявили повітряну ціль. Сили ППО напоготові", - йдеться уповідомленні.</text:p>
      <text:p text:style-name="P4">
<text:span text:style-name="T4">
Читайте також:</text:span>
 <text:a xlink:type="simple" xlink:href="https://www.ukrinform.ua/rubric-ato/3698145-rosiani-za-den-obstrilali-z-artilerii-ta-minometiv-pat-prikordonnih-gromad-sumsini.html" text:style-name="Internet_20_link" text:visited-style-name="Visited_20_Internet_20_Link">
 <text:span text:style-name="T4">
обстріл</text:span>
 </text:a>
</text:p>
      <text:p text:style-name="P4">
Наразі у Києві, на Київщині, у Сумській, Дніпропетровській, Запорізькій,Харківській, Луганській, Донецькій областіх та АРК Крим оголошено <text:a xlink:type="simple" xlink:href="https://www.ukrinform.ua/tag-povitrana-trivoga" text:style-name="Internet_20_link" text:visited-style-name="Visited_20_Internet_20_Link">
</text:a>
 .</text:p>
      <text:p text:style-name="P4">
Source: <text:a xlink:type="simple" xlink:href="https://www.ukrinform.ua/rubric-ato/3698152-u-nebi-nad-kievom-pomitili-spalahi-na-kiivsini-zafiksuvali-povitranu-cil.html" text:style-name="Internet_20_link" text:visited-style-name="Visited_20_Internet_20_Link">
https://www.ukrinform.ua/rubric-ato/3698152-u-nebi-nad-kievom-pomitili-spalahi-na-kiivsini-zafiksuvali-povitranu-cil.html</text:a>
</text:p>
      <!--NEWS-->
      <text:h text:style-name="P10" text:outline-level="1">
<text:span text:style-name="T4">
Перша група переселенців прибула евакуаційним потягом з прифронтової зони на Житомирщину</text:span>
</text:h>
      <text:p text:style-name="P4">
Authors: Ukrinform (Person)</text:p>
      <text:p text:style-name="P4">
Publisher: Укринформ (Organization)</text:p>
      <text:p text:style-name="P4">
Published Time: 2023-04-19T-45:20:02+03:00</text:p>
      <text:p text:style-name="P4">
Modified Time: 2023-04-19T22:20:02+03:00</text:p>
      <text:p text:style-name="P4">
Description: Перша група внутрішньо переміщених осіб прибула евакуаційним потягом з прифронтової зони на Житомирщину — Укрінформ.</text:p>
      <text:p text:style-name="P4">
Images: ["<text:a xlink:type="simple" xlink:href="https://static.ukrinform.com/photos/2023_04/thumb_files/630_360_1681931888-236.jpg" text:style-name="Internet_20_link" text:visited-style-name="Visited_20_Internet_20_Link">
630_360_16819...</text:a>
", "<text:a xlink:type="simple" xlink:href="https://static.ukrinform.com/photos/2023_04/1681931888-864.jpg" text:style-name="Internet_20_link" text:visited-style-name="Visited_20_Internet_20_Link">
1681931888-86...</text:a>
"]</text:p>
      <text:p text:style-name="P4">
Tags: ['Переселенці', 'Укрзалізниця', 'Житомирщина']</text:p>
      <text:p text:style-name="P4">
Type: Article</text:p>
      <!--METADATA-->
      <text:p text:style-name="P4">
<draw:frame draw:style-name="fr1" draw:name="Image118" text:anchor-type="as-char" svg:width="6.9236in" svg:height="3.956343in" draw:z-index="0">
<draw:image xlink:href="../Images/yкринформ/2023-04-19T-45-20-02-03-00/630_360_1681931888-236.jpg" xlink:type="simple" xlink:show="embed" xlink:actuate="onLoad" draw:mime-type="image/jpeg"/>
</draw:frame>
 Першагрупа внутрішньо переміщених осіб прибула евакуаційним потягом з прифронтовоїзони на Житомирщину</text:p>
      <text:p text:style-name="P4">
Як передає Укрінформ, про це у <text:a xlink:type="simple" xlink:href="https://t.me/UkrzalInfo/4331" text:style-name="Internet_20_link" text:visited-style-name="Visited_20_Internet_20_Link">
</text:a>
повідомляє пресслужба Укрзалізниці.</text:p>
      <text:p text:style-name="P4">
“Евакуаційні рейси з регіонів, наближених до зони бойових дій, тривають — 19квітня перша група внутрішньо переміщених осіб прибула евакуаційним потягом зприфронтової зони на Житомирщину, де громада вже подбала про максимальнозручні та комфортні умови для переселенців”, - йдеться в повідомленні.</text:p>
      <text:p text:style-name="P4">
<text:span text:style-name="T4">
Читайте також:</text:span>
 <text:a xlink:type="simple" xlink:href="https://www.ukrinform.ua/rubric-society/3698090-nimeccina-nadast-ukraini-se-112-miljoniv-na-zitlo-dla-pereselenciv.html" text:style-name="Internet_20_link" text:visited-style-name="Visited_20_Internet_20_Link">
 <text:span text:style-name="T4">
пересел</text:span>
 </text:a>
</text:p>
      <text:p text:style-name="P4">
Зазначається, що тут так само як і раніше на Львівщині, Черкащині,Кіровоградщині та Хмельниччині, було розгорнуто пункт реєстрації ВПО, виїзнуроботу відділення Укрпошти для отримання державних грошових виплат, усімсім'ям системно надається гаряче харчування і гуманітарна допомога відволонтерських організацій та благодійних фондів.</text:p>
      <text:p text:style-name="P4">
<draw:frame draw:style-name="fr1" draw:name="Image119" text:anchor-type="as-char" svg:width="6.9236in" svg:height="4.622144in" draw:z-index="0">
<draw:image xlink:href="../Images/yкринформ/2023-04-19T-45-20-02-03-00/1681931888-864.jpg" xlink:type="simple" xlink:show="embed" xlink:actuate="onLoad" draw:mime-type="image/jpeg"/>
</draw:frame>
</text:p>
      <text:p text:style-name="P4">
У цьому випадку йдеться про обов'язкову евакуацію родин, які проживалибезпосередньо в зоні бойових дій: сьогоднішній рейс доставив і багатодітніродини, і осіб з інвалідністю.</text:p>
      <text:p text:style-name="P4">
<text:span text:style-name="T4">
Читайте також:</text:span>
 <text:a xlink:type="simple" xlink:href="https://www.ukrinform.ua/rubric-society/3697554-urad-stvoriv-koordinacijnij-stab-z-pitan-realizacii-prav-pereselenciv.html" text:style-name="Internet_20_link" text:visited-style-name="Visited_20_Internet_20_Link">
 <text:span text:style-name="T4">
переселе</text:span>
 </text:a>
</text:p>
      <text:p text:style-name="P4">
В Укрзалізниці зазначають, що наразі евакуаційні вагони регулярно курсують зПокровська, Запоріжжя та Херсона і продовжать курсувати стільки, скільки цебуде необхідно.</text:p>
      <text:p text:style-name="P4">
Як повідомлялося, від початку року поїздами Укрзалізниці евакуйовано понад 22тисячі людей, переважно маломобільних і родин із дітьми.</text:p>
      <text:p text:style-name="P4">
Source: <text:a xlink:type="simple" xlink:href="https://www.ukrinform.ua/rubric-regions/3698149-persa-grupa-pereselenciv-pribula-evakuacijnim-potagom-z-prifrontovoi-zoni-na-zitomirsinu.html" text:style-name="Internet_20_link" text:visited-style-name="Visited_20_Internet_20_Link">
https://www.ukrinform.ua/rubric-regions/3698149-persa-grupa-pereselenciv-pribula-evakuacijnim-potagom-z-prifrontovoi-zoni-na-zitomirsinu.html</text:a>
</text:p>
      <!--NEWS-->
      <text:h text:style-name="P10" text:outline-level="1">
<text:span text:style-name="T4">
Питання щодо імпорту українського зерна не є свідченням «втоми» від України – Столтенберг</text:span>
</text:h>
      <text:p text:style-name="P4">
Authors: Ukrinform (Person)</text:p>
      <text:p text:style-name="P4">
Publisher: Укринформ (Organization)</text:p>
      <text:p text:style-name="P4">
Published Time: 2023-04-19T-47:19:58+03:00</text:p>
      <text:p text:style-name="P4">
Modified Time: 2023-04-19T22:19:58+03:00</text:p>
      <text:p text:style-name="P4">
Description: Питання щодо призупинення імпорту українського зерна її європейськими сусідами має конструктивно вирішуватися на рівні ЄС, але воно жодним чином не свідчить про «втому» з боку Заходу або у країн-членів НАТО від солідарності з Україною. — Укрінформ.</text:p>
      <text:p text:style-name="P4">
Images: ["<text:a xlink:type="simple" xlink:href="https://static.ukrinform.com/photos/2021_08/thumb_files/630_360_1630432633-166.jpg" text:style-name="Internet_20_link" text:visited-style-name="Visited_20_Internet_20_Link">
630_360_16304...</text:a>
"]</text:p>
      <text:p text:style-name="P4">
Tags: ['Євросоюз', 'Імпорт', 'НАТО', 'Столтенберг', 'Україна', 'Зерно']</text:p>
      <text:p text:style-name="P4">
Type: Article</text:p>
      <!--METADATA-->
      <text:p text:style-name="P4">
<draw:frame draw:style-name="fr1" draw:name="Image120" text:anchor-type="as-char" svg:width="6.9236in" svg:height="3.956343in" draw:z-index="0">
<draw:image xlink:href="../Images/yкринформ/2023-04-19T-47-19-58-03-00/630_360_1630432633-166.jpg" xlink:type="simple" xlink:show="embed" xlink:actuate="onLoad" draw:mime-type="image/jpeg"/>
</draw:frame>
 Питаннящодо призупинення імпорту українського зерна її європейськими сусідами маєконструктивно вирішуватися на рівні ЄС, але воно жодним чином не свідчить про«втому» з боку Заходу або у країн-членів НАТО від солідарності з Україною.</text:p>
      <text:p text:style-name="P4">
Про це у середу у Брюсселі під час спільної пресконференції з президентомЧеської Республіки Петром Павелом заявив генеральний секретар НАТО ЄнсСтолтенберг, повідомляє кореспондент Укрінформу.</text:p>
      <text:p text:style-name="P4">
«Європейські та північноамериканські союзники (по НАТО) та партнеризастосували важкі економічні санкції проти росії. Безумовно, ми бачили певнівиклики, з якими стикнулися деякі з союзників внаслідок того, що довелосяпереміщувати продовольство та зерно для його транспортування не через Чорнеморе, але суходолом, територією європейських союзників по НАТО. Але це маєвирішувати не НАТО. Цю було обговорено в Європейському Союзі та в окремихєвропейських країнах», - зауважив <text:a xlink:type="simple" xlink:href="https://www.ukrinform.ua/tag-stoltenberg" text:style-name="Internet_20_link" text:visited-style-name="Visited_20_Internet_20_Link">
 </text:a>
 .</text:p>
      <text:p text:style-name="P4">
Він висловив переконання, що будуть знайдені шляхи для вирішення такихвикликів, оскільки підтримка України в Європі залишатиметься на дуже високомурівні. Коли суверенна та незалежна європейська країна чинить спротив жорстокійта загарбницькій війні з боку іншої країни, є моральним підтримати країну, щобореться проти агресії.</text:p>
      <text:p text:style-name="P4">
<text:span text:style-name="T4">
Читайте також:</text:span>
 <text:a xlink:type="simple" xlink:href="https://www.ukrinform.ua/rubric-economy/3698102-ukraina-ta-bolgaria-obgovorili-mozlivosti-virisenna-zernovogo-pitanna.html" text:style-name="Internet_20_link" text:visited-style-name="Visited_20_Internet_20_Link">
 <text:span text:style-name="T4">
зерно</text:span>
 </text:a>
</text:p>
      <text:p text:style-name="P4">
«По-перше. Те, що ми бачимо в Європі та у Північній Америці, по усьомуАльянсу, - це величезна підтримка України, безпрецедентний рівень військової,фінансової та економічної допомоги. В цілому, союзники по НАТО надали €150мільярдів євро економічної допомоги для України, з яких близько €65 мільярдівприпадає на військову допомогу», - зауважив Єнс Столтенберг.</text:p>
      <text:p text:style-name="P4">
Другим фактором, за його словами є те, що підтримка України відповідає власнимінтересам союзників по НАТО. Якщо президент путін виграє, це зробить світбільш небезпечним, надішле йому та іншим авторитарним лідерам послання, щовони можуть досягти того, чого бажають, за допомогою сили.</text:p>
      <text:p text:style-name="P4">
«Третє. Я дійсно вірю, що людям дбають. Коли європейці та люди по усьомуАльянсу, в Північній Америці та в цілому світі бачать, як вбивають мирненаселення, як ґвалтують жінок та викрадають дітей, насильно забирають їх відбатьків, - тоді вони дійсно дбають про це», - додав Єнс Столтенберг.</text:p>
      <text:p text:style-name="P4">
<text:span text:style-name="T4">
Читайте також:</text:span>
 <text:a xlink:type="simple" xlink:href="https://www.ukrinform.ua/rubric-economy/3697991-zaborona-importu-ukrainskoi-agroprodukcii-superecit-evropejskomu-zakonodavstvu-ekspert.html" text:style-name="Internet_20_link" text:visited-style-name="Visited_20_Internet_20_Link">
 </text:a>
</text:p>
      <text:p text:style-name="P4">
Він зауважив, що «зернова» проблема має знайти своє рішення, але вона несвідчить про будь-яку нестачу волі та готовності союзників продовжуватипідтримку України.</text:p>
      <text:p text:style-name="P4">
Як вже повідомлялося, з початку російського вторгнення в Україну у лютомуминулого року, НАТО та країни-союзниці по Альянсу надають Україні суттєвуполітичну, фінансову, гуманітарну та військову допомогу. При цьому військовадопомога включає сучасну зброю, включаючи танки, бронетранспортери та бойовімашини, засоби протиповітряної оборони, протитанкові засоби, інше військове тазахисне обладнання, а також боєприпаси. Така допомога дозволяє Україніскористатися власним правом на самооборону, відповідно до Хартії ООН.</text:p>
      <text:p text:style-name="P4">
Source: <text:a xlink:type="simple" xlink:href="https://www.ukrinform.ua/rubric-world/3698148-pitanna-sodo-importu-ukrainskogo-zerna-ne-e-svidcennam-vtomi-vid-ukraini-stoltenberg.html" text:style-name="Internet_20_link" text:visited-style-name="Visited_20_Internet_20_Link">
https://www.ukrinform.ua/rubric-world/3698148-pitanna-sodo-importu-ukrainskogo-zerna-ne-e-svidcennam-vtomi-vid-ukraini-stoltenberg.html</text:a>
</text:p>
      <!--NEWS-->
      <text:h text:style-name="P10" text:outline-level="1">
<text:span text:style-name="T4">
Чехія готова надати Україні допомогу при відновленні та у підготовці до членства в НАТО - Павел</text:span>
</text:h>
      <text:p text:style-name="P4">
Authors: Ukrinform (Person)</text:p>
      <text:p text:style-name="P4">
Publisher: Укринформ (Organization)</text:p>
      <text:p text:style-name="P4">
Published Time: 2023-04-19T-49:08:00+03:00</text:p>
      <text:p text:style-name="P4">
Modified Time: 2023-04-19T22:08:00+03:00</text:p>
      <text:p text:style-name="P4">
Description: Союзники по Альянсу підтримують Україну у прагненні увійти до НАТО, але зможуть подумати про терміни такого кроку в практичній площині лише після завершення війни, коли Україна зможе відновити свою економіку та збройні сили. — Укрінформ.</text:p>
      <text:p text:style-name="P4">
Images: ["<text:a xlink:type="simple" xlink:href="https://static.ukrinform.com/photos/2023_02/thumb_files/630_360_1677231665-289.jpeg" text:style-name="Internet_20_link" text:visited-style-name="Visited_20_Internet_20_Link">
630_360_16772...</text:a>
"]</text:p>
      <text:p text:style-name="P4">
Tags: ['Чехія', 'НАТО', 'Петр Павел']</text:p>
      <text:p text:style-name="P4">
Type: Article</text:p>
      <!--METADATA-->
      <text:p text:style-name="P4">
<draw:frame draw:style-name="fr1" draw:name="Image121" text:anchor-type="as-char" svg:width="6.9236in" svg:height="3.956343in" draw:z-index="0">
<draw:image xlink:href="../Images/yкринформ/2023-04-19T-49-08-00-03-00/630_360_1677231665-289.jpeg" xlink:type="simple" xlink:show="embed" xlink:actuate="onLoad" draw:mime-type="image/jpeg"/>
</draw:frame>
 Союзникипо Альянсу підтримують Україну у прагненні увійти до НАТО, але зможутьподумати про терміни такого кроку в практичній площині лише після завершеннявійни, коли Україна зможе відновити свою економіку та збройні сили.</text:p>
      <text:p text:style-name="P4">
Про це у Брюсселі під час спільної пресконференції з генеральним секретаремНАТО заявив президент Чеської Республіки Петр Павел, повідомляє кореспондентУкрінформу.</text:p>
      <text:p text:style-name="P4">
«В тому, що стосується України та її потенційного членства. По-перше, немаєжодних змін у поглядах та в обіцянках, що були зроблені в Бухаресті. Обомкраїнам - Україні й Грузії - тоді сказали, що вони стануть членами НАТО. У цеймомент дуже важко говорити про конкретні дати членства, коли Україна перебуваєу війні. Тож спочатку війна має завершитися, й потім ми зможемо почати думатипро потенційні дати», - сказав очільник Чеської Республіки.</text:p>
      <text:p text:style-name="P4">
<text:span text:style-name="T4">
Читайте також:</text:span>
 <text:a xlink:type="simple" xlink:href="https://www.ukrinform.ua/rubric-world/3698137-putinu-ne-vdastsa-perecekati-ukrainskij-sprotiv-stoltenberg.html" text:style-name="Internet_20_link" text:visited-style-name="Visited_20_Internet_20_Link">
 </text:a>
</text:p>
      <text:p text:style-name="P4">
Він зауважив, що навіть тоді, коли війну буде завершено, Україна потребуватимечасу та зусиль для відновлення своєї економіки та своїх Збройних Сил.</text:p>
      <text:p text:style-name="P4">
«Україна має знову стати стабільною країною. Це забере час та дуже багатозусиль, дуже багато спільних зусиль. Я розумію, що ми готові надати Українідовгострокову підтримку, включаючи допомогу у відновленні та у підготовці домайбутнього членства в НАТО», - додав Павел.</text:p>
      <text:p text:style-name="P4">
Як повідомлялося, під час Бухарестського саміту НАТО 2008 року союзники поАльянсу зафіксували зобов’язання, що Україна і Грузія будуть членами НАТО.Відтоді офіційні представники НАТО та лідери країн-членів постійнонаголошували на чинності цього зобов’язання та на тому, що НАТО, як і раніше,дотримується політики «відкритих дверей».</text:p>
      <text:p text:style-name="P4">
<text:span text:style-name="T4">
Читайте також:</text:span>
 <text:a xlink:type="simple" xlink:href="https://www.ukrinform.ua/rubric-polytics/3696369-zelenskij-obgovoriv-z-makronom-pidgotovku-do-vilnuskogo-samitu-nato.html" text:style-name="Internet_20_link" text:visited-style-name="Visited_20_Internet_20_Link">
 <text:span text:style-name="T4">
НАТО</text:span>
 </text:a>
</text:p>
      <text:p text:style-name="P4">
З початку російського вторгнення в Україну у лютому минулого року НАТО такраїни-союзниці по Альянсу надають Україні суттєву політичну, фінансову,гуманітарну та військову допомогу. При цьому військова допомога включаєсучасну зброю, в т. ч. танки, бронетранспортери та бойові машини, засобипротиповітряної оборони, протитанкові засоби, інше військове та захиснеобладнання, а також боєприпаси. Така допомога дозволяє Україні скористатисявласним правом на самооборону, відповідно до Хартії ООН.</text:p>
      <text:p text:style-name="P4">
Фото: Twitter</text:p>
      <text:p text:style-name="P4">
Source: <text:a xlink:type="simple" xlink:href="https://www.ukrinform.ua/rubric-polytics/3698147-cehia-gotova-nadati-ukraini-dopomogu-pri-vidnovlenni-ta-u-pidgotovci-do-clenstva-v-nato-pavel.html" text:style-name="Internet_20_link" text:visited-style-name="Visited_20_Internet_20_Link">
https://www.ukrinform.ua/rubric-polytics/3698147-cehia-gotova-nadati-ukraini-dopomogu-pri-vidnovlenni-ta-u-pidgotovci-do-clenstva-v-nato-pavel.html</text:a>
</text:p>
      <!--NEWS-->
      <text:h text:style-name="P10" text:outline-level="1">
<text:span text:style-name="T4">
росіяни за день обстріляли з артилерії та мінометів п'ять прикордонних громад Сумщини</text:span>
</text:h>
      <text:p text:style-name="P4">
Authors: Ukrinform (Person)</text:p>
      <text:p text:style-name="P4">
Publisher: Укринформ (Organization)</text:p>
      <text:p text:style-name="P4">
Published Time: 2023-04-19T-52:54:00+03:00</text:p>
      <text:p text:style-name="P4">
Modified Time: 2023-04-19T21:54:00+03:00</text:p>
      <text:p text:style-name="P4">
Description: російські військовослужбовці у середу обстріляли п`ять громад Сумської області. — Укрінформ.</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Російські військові', 'Війна з росією']</text:p>
      <text:p text:style-name="P4">
Type: Article</text:p>
      <!--METADATA-->
      <text:p text:style-name="P4">
<draw:frame draw:style-name="fr1" draw:name="Image122" text:anchor-type="as-char" svg:width="6.9236in" svg:height="3.956343in" draw:z-index="0">
<draw:image xlink:href="../Images/yкринформ/2023-04-19T-52-54-00-03-00/630_360_1487747482-1856.jpg" xlink:type="simple" xlink:show="embed" xlink:actuate="onLoad" draw:mime-type="image/jpeg"/>
</draw:frame>
російські військовослужбовці у середу обстріляли п`ять громад Сумськоїобласті.</text:p>
      <text:p text:style-name="P4">
Як передає Укрінформ, про це Сумська обласна військова адміністраціяповідомляє у <text:a xlink:type="simple" xlink:href="https://t.me/Sumy_news_ODA/15517" text:style-name="Internet_20_link" text:visited-style-name="Visited_20_Internet_20_Link">
</text:a>
.</text:p>
      <text:p text:style-name="P4">
“Протягом дня росіяни здійснили <text:a xlink:type="simple" xlink:href="https://www.ukrinform.ua/tag-obstril" text:style-name="Internet_20_link" text:visited-style-name="Visited_20_Internet_20_Link">
 </text:a>
прикордонних громад – Юнаківської, Білопільської, Шалигинської,Новослобідської, Хотінської. Зафіксовано 52 "прильоти" з мінометів, артилерії,гранатометів”, – ідеться у повідомленні.</text:p>
      <text:p text:style-name="P4">
По Юнаківській громаді росіяни випустили із самохідних артилерійськихустановок сім снарядів.</text:p>
      <text:p text:style-name="P4">
<text:span text:style-name="T4">
Читайте також:</text:span>
 <text:a xlink:type="simple" xlink:href="https://www.ukrinform.ua/rubric-ato/3698111-rosiani-obstrilali-dva-rajoni-na-dnipropetrovsini-z-vazkoi-artilerii-ta-rszv.html" text:style-name="Internet_20_link" text:visited-style-name="Visited_20_Internet_20_Link">
 <text:span text:style-name="T4">
обстріл</text:span>
 </text:a>
</text:p>
      <text:p text:style-name="P4">
росіяни обстріляли із автоматичних гранатометів Білопільську громаду,зафіксовано 20 влучань. Також цю громаду ворог обстріляв із мінометів,випустивши 12 мін та артилерії – одне влучання.</text:p>
      <text:p text:style-name="P4">
Хотінську громаду ворог обстріляв з міномета, випустивши дві міни.</text:p>
      <text:p text:style-name="P4">
По околиці одного із сіл Шалигинської громади ворог бив із міномета,випустивши п`ять мін.</text:p>
      <text:p text:style-name="P4">
Також росіяни скинули пять мін на Новослобідську громаду.</text:p>
      <text:p text:style-name="P4">
<text:span text:style-name="T4">
Читайте також:</text:span>
 <text:a xlink:type="simple" xlink:href="https://www.ukrinform.ua/rubric-ato/3698019-rosiani-vdarili-aviabombou-po-civilnomu-sektoru-v-orihovi.html" text:style-name="Internet_20_link" text:visited-style-name="Visited_20_Internet_20_Link">
 </text:a>
</text:p>
      <text:p text:style-name="P4">
У Сумській ОВА додали що за повідомленнями військових, наразі формуванняворожих наступальних угруповань поблизу державного кордону не виявлено.</text:p>
      <text:p text:style-name="P4">
Як повідомляв Укрінформ, російські війська у вівторок, 18 квітня, <text:a xlink:type="simple" xlink:href="https://www.ukrinform.ua/rubric-ato/3697664-rosiani-protagom-dobi-obstrilali-sist-gromad-sumsini.html" text:style-name="Internet_20_link" text:visited-style-name="Visited_20_Internet_20_Link">
</text:a>
 Сумської області.</text:p>
      <text:p text:style-name="P4">
Source: <text:a xlink:type="simple" xlink:href="https://www.ukrinform.ua/rubric-ato/3698145-rosiani-za-den-obstrilali-z-artilerii-ta-minometiv-pat-prikordonnih-gromad-sumsini.html" text:style-name="Internet_20_link" text:visited-style-name="Visited_20_Internet_20_Link">
https://www.ukrinform.ua/rubric-ato/3698145-rosiani-za-den-obstrilali-z-artilerii-ta-minometiv-pat-prikordonnih-gromad-sumsini.html</text:a>
</text:p>
      <!--NEWS-->
      <text:h text:style-name="P10" text:outline-level="1">
<text:span text:style-name="T4">
У Києві відкрили виставку «ХРАМ. Українська самоідентифікація. Частина 2»</text:span>
</text:h>
      <text:p text:style-name="P4">
Authors: Ukrinform (Person)</text:p>
      <text:p text:style-name="P4">
Publisher: Укринформ (Organization)</text:p>
      <text:p text:style-name="P4">
Published Time: 2023-04-19T-54:45:00+03:00</text:p>
      <text:p text:style-name="P4">
Modified Time: 2023-04-19T21:45:00+03:00</text:p>
      <text:p text:style-name="P4">
Description: У Київській міській галереї мистецтв «Лавра» презентували зразки розпису церкви Покрова Богородиці у селі Липівка на Київщині, виконані художниками Анатолієм Криволапом та Ігорем Ступаченком. — Укрінформ.</text:p>
      <text:p text:style-name="P4">
Images: ["<text:a xlink:type="simple" xlink:href="https://static.ukrinform.com/photos/2023_04/thumb_files/630_360_1681929959-320.jpg" text:style-name="Internet_20_link" text:visited-style-name="Visited_20_Internet_20_Link">
630_360_16819...</text:a>
", "<text:a xlink:type="simple" xlink:href="https://static.ukrinform.com/photos/2023_04/1681929959-267.jpg" text:style-name="Internet_20_link" text:visited-style-name="Visited_20_Internet_20_Link">
1681929959-26...</text:a>
", "<text:a xlink:type="simple" xlink:href="https://static.ukrinform.com/photos/2023_04/1681929759-670.jpg" text:style-name="Internet_20_link" text:visited-style-name="Visited_20_Internet_20_Link">
1681929759-67...</text:a>
", "<text:a xlink:type="simple" xlink:href="https://static.ukrinform.com/photos/2023_04/1681929958-861.jpg" text:style-name="Internet_20_link" text:visited-style-name="Visited_20_Internet_20_Link">
1681929958-86...</text:a>
", "<text:a xlink:type="simple" xlink:href="https://static.ukrinform.com/photos/2023_04/1681929958-429.jpg" text:style-name="Internet_20_link" text:visited-style-name="Visited_20_Internet_20_Link">
1681929958-42...</text:a>
"]</text:p>
      <text:p text:style-name="P4">
Tags: ['Виставка', 'Київська Лавра', 'Київ']</text:p>
      <text:p text:style-name="P4">
Type: Article</text:p>
      <!--METADATA-->
      <text:p text:style-name="P4">
<draw:frame draw:style-name="fr1" draw:name="Image123" text:anchor-type="as-char" svg:width="6.9236in" svg:height="3.956343in" draw:z-index="0">
<draw:image xlink:href="../Images/yкринформ/2023-04-19T-54-45-00-03-00/630_360_1681929959-320.jpg" xlink:type="simple" xlink:show="embed" xlink:actuate="onLoad" draw:mime-type="image/jpeg"/>
</draw:frame>
 УКиївській міській галереї мистецтв «Лавра» презентували зразки розпису церквиПокрова Богородиці у селі Липівка на Київщині, виконані художниками АнатоліємКриволапом та Ігорем Ступаченком.</text:p>
      <text:p text:style-name="P4">
Про це повідомляє кореспондент Укрінформу.</text:p>
      <text:p text:style-name="P4">
«...Митці зараз творять нові сенси, увіковічуючи трагізм часів, які переживаєУкраїна. І саме на прикладі Покровської церкви в Селищі Липівка ми бачимоприклад трагедії, яка двічі сталася. Цю церкву знищила радянська влада, авідбудовану - розстріляли рашисти», - зазначила заступниця голови КМДА ГаннаСтаростенко.</text:p>
      <text:p text:style-name="P4">
<draw:frame draw:style-name="fr1" draw:name="Image124" text:anchor-type="as-char" svg:width="6.9236in" svg:height="4.429822in" draw:z-index="0">
<draw:image xlink:href="../Images/yкринформ/2023-04-19T-54-45-00-03-00/1681929959-267.jpg" xlink:type="simple" xlink:show="embed" xlink:actuate="onLoad" draw:mime-type="image/jpeg"/>
</draw:frame>
</text:p>
      <text:p text:style-name="P4">
У галереї до 25 червня експонуватимуть розписи зі сценами Різдва, УспінняБогородиці, Страшного суду, оплакування Христа, а також зображення пророків іянголів, які потім перенесуть до церкви у Липівці. Ця виставка є завершальноючастиною проєкту з оздоблення церкви Покрова Богородиці, над яким художникипрацюють із 2015 року, із початку її відбудови. Перша частина експозиціїпобачила світ у 2019 році.</text:p>
      <text:p text:style-name="P4">
<text:span text:style-name="T4">
Читайте також:</text:span>
 <text:a xlink:type="simple" xlink:href="https://www.ukrinform.ua/rubric-culture/3697594-na-vistavci-u-kievi-mozna-pobaciti-zrujnovani-pamatki-mariupola.html" text:style-name="Internet_20_link" text:visited-style-name="Visited_20_Internet_20_Link">
 </text:a>
</text:p>
      <text:p text:style-name="P4">
<draw:frame draw:style-name="fr1" draw:name="Image125" text:anchor-type="as-char" svg:width="6.9236in" svg:height="9.231467in" draw:z-index="0">
<draw:image xlink:href="../Images/yкринформ/2023-04-19T-54-45-00-03-00/1681929759-670.jpg" xlink:type="simple" xlink:show="embed" xlink:actuate="onLoad" draw:mime-type="image/jpeg"/>
</draw:frame>
</text:p>
      <text:p text:style-name="P4">
«Цей проєкт триває восьмий рік. Я думаю, що в цьому - максимум наступному році- будемо його закінчувати. Бо сьогодні представлена його друга половина, якафактично закінчує розпис. А надалі будуть інші оздоблення, зокрема, вівтар.Хто його робитиме – я ще не знаю. Моїм завданням було зробити розпис», -зазначив Криволап.</text:p>
      <text:p text:style-name="P4">
За його словами, завершальні роботи по створенню понад десятиметровихрозписів, відбувалися у приміщенні галереї. Ознайомитися із зображеннями позахрамом дозволила авторська технологія, за якою малюнок наносили на спеціальнепластичне синтетичне полотно, а не безпосередньо на стіни.</text:p>
      <text:p text:style-name="P4">
<draw:frame draw:style-name="fr1" draw:name="Image126" text:anchor-type="as-char" svg:width="6.9236in" svg:height="3.865677in" draw:z-index="0">
<draw:image xlink:href="../Images/yкринформ/2023-04-19T-54-45-00-03-00/1681929958-861.jpg" xlink:type="simple" xlink:show="embed" xlink:actuate="onLoad" draw:mime-type="image/jpeg"/>
</draw:frame>
</text:p>
      <text:p text:style-name="P4">
Як підкреслила директорка галереї Лавра й авторка ідеї виставки ТетянаМіронова, нестандартне кольорове рішення, використане у зображеннях, дозволяєпо-новому поглянути на церковний інтер'єр.</text:p>
      <text:p text:style-name="P4">
<text:span text:style-name="T4">
Читайте також:</text:span>
 <text:a xlink:type="simple" xlink:href="https://www.ukrinform.ua/rubric-diaspora/3696940-u-barseloni-vidkrilasa-vistavka-tvoriv-ukrainskogo-hudoznika-oleksia-serbaka.html" text:style-name="Internet_20_link" text:visited-style-name="Visited_20_Internet_20_Link">
 <text:span text:style-name="T4">
виставк</text:span>
 </text:a>
</text:p>
      <text:p text:style-name="P4">
«На мій погляд, тут дуже цікавий підхід сучасного художника із яскравимифарбами. Традиційні храмові релігійні сцени тут присутні, але через колір вонисприймаються геть інакше», - сказала вона.</text:p>
      <text:p text:style-name="P4">
Своєю чергою, Криволап зауважив, що напрочуд яскраві кольори у сценах мають наметі створити відчуття радості в храмі Божому.</text:p>
      <text:p text:style-name="P4">
«Іти до Бога, до церкви – як на свято, а не заляканим чи настраханим. Я одразусказав, я робитиму розпис так, я уявлятиму», - сказав він.</text:p>
      <text:p text:style-name="P4">
<draw:frame draw:style-name="fr1" draw:name="Image127" text:anchor-type="as-char" svg:width="6.9236in" svg:height="4.519572in" draw:z-index="0">
<draw:image xlink:href="../Images/yкринформ/2023-04-19T-54-45-00-03-00/1681929958-429.jpg" xlink:type="simple" xlink:show="embed" xlink:actuate="onLoad" draw:mime-type="image/jpeg"/>
</draw:frame>
</text:p>
      <text:p text:style-name="P4">
Як повідомлялося, у селі Липівка Макарівського району Київської області намісці Покровської церкви, зруйнованої за радянських часів, було спорудженоновий храм із такою ж посвятою за ініціативою кінорежисера та мецената БогданаБатруха.</text:p>
      <text:p text:style-name="P4">
Фото: КМДА,</text:p>
      <text:p text:style-name="P4">
Iurii Komelkov Фейсбук</text:p>
      <text:p text:style-name="P4">
Source: <text:a xlink:type="simple" xlink:href="https://www.ukrinform.ua/rubric-kyiv/3698143-u-kievi-vidkrili-vistavku-hram-ukrainska-samoidentifikacia-castina-2.html" text:style-name="Internet_20_link" text:visited-style-name="Visited_20_Internet_20_Link">
https://www.ukrinform.ua/rubric-kyiv/3698143-u-kievi-vidkrili-vistavku-hram-ukrainska-samoidentifikacia-castina-2.html</text:a>
</text:p>
      <!--NEWS-->
      <text:h text:style-name="P10" text:outline-level="1">
<text:span text:style-name="T4">
У росії справи кепські: Білий дім прокоментував «візит путіна» на окуповані території України</text:span>
</text:h>
      <text:p text:style-name="P4">
Authors: Ukrinform (Person)</text:p>
      <text:p text:style-name="P4">
Publisher: Укринформ (Organization)</text:p>
      <text:p text:style-name="P4">
Published Time: 2023-04-19T-56:43:00+03:00</text:p>
      <text:p text:style-name="P4">
Modified Time: 2023-04-19T21:43:00+03:00</text:p>
      <text:p text:style-name="P4">
Description: Влаштований росією показовий «візит путіна» на тимчасово окуповані території України свідчить про те, що в кремлі усвідомлюють, наскільки кепськими є справи російської армії. — Укрінформ.</text:p>
      <text:p text:style-name="P4">
Images: ["<text:a xlink:type="simple" xlink:href="https://static.ukrinform.com/photos/2022_09/thumb_files/630_360_1664390405-973.jpg" text:style-name="Internet_20_link" text:visited-style-name="Visited_20_Internet_20_Link">
630_360_16643...</text:a>
"]</text:p>
      <text:p text:style-name="P4">
Tags: ['Окупація', 'путін', 'США', 'Візит', 'Білий дім', 'Війна з росією']</text:p>
      <text:p text:style-name="P4">
Type: Article</text:p>
      <!--METADATA-->
      <text:p text:style-name="P4">
<draw:frame draw:style-name="fr1" draw:name="Image128" text:anchor-type="as-char" svg:width="6.9236in" svg:height="3.956343in" draw:z-index="0">
<draw:image xlink:href="../Images/yкринформ/2023-04-19T-56-43-00-03-00/630_360_1664390405-973.jpg" xlink:type="simple" xlink:show="embed" xlink:actuate="onLoad" draw:mime-type="image/jpeg"/>
</draw:frame>
Влаштований росією показовий «візит путіна» на тимчасово окуповані територіїУкраїни свідчить про те, що в кремлі усвідомлюють, наскільки кепськими єсправи російської армії.</text:p>
      <text:p text:style-name="P4">
Такий коментар оприлюднила в середу під час брифінгу у Вашингтоні речницяБілого дому Карін Жан-П’єр, повідомляє власний кореспондент Укрінформу.</text:p>
      <text:p text:style-name="P4">
«Візит <text:a xlink:type="simple" xlink:href="https://www.ukrinform.ua/tag-putin" text:style-name="Internet_20_link" text:visited-style-name="Visited_20_Internet_20_Link">
 </text:a>
 виглядає як індикатор того, щовони знають: для росії все йде не дуже добре», - зауважила представницяадміністрації Байдена.</text:p>
      <text:p text:style-name="P4">
За її словами, схоже на те, що й путін безпосередньо усвідомлює це дуже чітко.Жан-П’єр також висловила припущення, що кремлівський лідер намагається якосьзгуртувати російське населення, «оскільки знає, що його армія поганосправляється».</text:p>
      <text:p text:style-name="P4">
<text:span text:style-name="T4">
Читайте також:</text:span>
 <text:a xlink:type="simple" xlink:href="https://www.ukrinform.ua/rubric-world/3698137-putinu-ne-vdastsa-perecekati-ukrainskij-sprotiv-stoltenberg.html" text:style-name="Internet_20_link" text:visited-style-name="Visited_20_Internet_20_Link">
 <text:span text:style-name="T4">
путін</text:span>
 </text:a>
</text:p>
      <text:p text:style-name="P4">
Водночас вона наголосила, що росія не має законних підстав, аби претендуватина контроль над суверенною територією України.</text:p>
      <text:p text:style-name="P4">
«Тому ми також будемо продовжувати підтримувати Україну й український уряд», -зауважила представниця Білого дому.</text:p>
      <text:p text:style-name="P4">
Як повідомлялося, російські державні ЗМІ поширили інформацію про те, що <text:a xlink:type="simple" xlink:href="https://www.ukrinform.ua/rubric-ato/3697268-roszmi-pisut-so-putin-nibito-vidvidav-hersonsinu-ta-lugansinu.html" text:style-name="Internet_20_link" text:visited-style-name="Visited_20_Internet_20_Link">
</text:a>
 штаб угруповання військ на Херсонськомунапрямку та «лнр».</text:p>
      <text:p text:style-name="P4">
<text:span text:style-name="T4">
Читайте також:</text:span>
 <text:a xlink:type="simple" xlink:href="https://www.ukrinform.ua/rubric-polytics/3697962-stajnmaer-putin-vismiav-cinnosti-ta-zrujnuvav-osnovi-evropejskogo-poradku.html" text:style-name="Internet_20_link" text:visited-style-name="Visited_20_Internet_20_Link">
 <text:span text:style-name="T4">
путін</text:span>
 </text:a>
</text:p>
      <text:p text:style-name="P4">
Водночас достовірність відповідних матеріалів викликає сумніви в експертів.</text:p>
      <text:p text:style-name="P4">
Секретар Ради національної безпеки і оборони України Олексій Данілов заявив,що президент рф володимир путін не відвідував окуповану територію України, азамість нього т <text:a xlink:type="simple" xlink:href="https://www.ukrinform.ua/rubric-ato/3698130-na-okupovanu-teritoriu-ukraini-izdiv-dvijnik-putina-danilov.html" text:style-name="Internet_20_link" text:visited-style-name="Visited_20_Internet_20_Link">
 </text:a>
 .</text:p>
      <text:p text:style-name="P4">
Source: <text:a xlink:type="simple" xlink:href="https://www.ukrinform.ua/rubric-world/3698141-u-rosii-spravi-kepski-bilij-dim-prokomentuvav-vizit-putina-na-okupovani-teritorii-ukraini.html" text:style-name="Internet_20_link" text:visited-style-name="Visited_20_Internet_20_Link">
https://www.ukrinform.ua/rubric-world/3698141-u-rosii-spravi-kepski-bilij-dim-prokomentuvav-vizit-putina-na-okupovani-teritorii-ukraini.html</text:a>
</text:p>
      <!--NEWS-->
      <text:h text:style-name="P10" text:outline-level="1">
<text:span text:style-name="T4">
Зінченко повернувся до тренувань «Арсенала» після ушкодження</text:span>
</text:h>
      <text:p text:style-name="P4">
Authors: Ukrinform (Person)</text:p>
      <text:p text:style-name="P4">
Publisher: Укринформ (Organization)</text:p>
      <text:p text:style-name="P4">
Published Time: 2023-04-19T-58:36:58+03:00</text:p>
      <text:p text:style-name="P4">
Modified Time: 2023-04-19T21:36:58+03:00</text:p>
      <text:p text:style-name="P4">
Description: Українець зможе зіграти вже в наступному матчі із «Саутгемптоном». — Укрінформ.</text:p>
      <text:p text:style-name="P4">
Images: ["<text:a xlink:type="simple" xlink:href="https://static.ukrinform.com/photos/2023_04/thumb_files/630_360_1681929168-263.jpg" text:style-name="Internet_20_link" text:visited-style-name="Visited_20_Internet_20_Link">
630_360_16819...</text:a>
"]</text:p>
      <text:p text:style-name="P4">
Tags: ['Арсенал', 'Зінченко']</text:p>
      <text:p text:style-name="P4">
Type: Article</text:p>
      <!--METADATA-->
      <text:p text:style-name="P4">
<draw:frame draw:style-name="fr1" draw:name="Image129" text:anchor-type="as-char" svg:width="6.9236in" svg:height="3.956343in" draw:z-index="0">
<draw:image xlink:href="../Images/yкринформ/2023-04-19T-58-36-58-03-00/630_360_1681929168-263.jpg" xlink:type="simple" xlink:show="embed" xlink:actuate="onLoad" draw:mime-type="image/jpeg"/>
</draw:frame>
 Українецьзможе зіграти вже в наступному матчі із «Саутгемптоном».</text:p>
      <text:p text:style-name="P4">
Олександр Зінченко поновив тренування в основній групі «Арсенала», <text:a xlink:type="simple" xlink:href="https://twitter.com/ArsenalBuzzCom/status/1648707330458910721" text:style-name="Internet_20_link" text:visited-style-name="Visited_20_Internet_20_Link">
</text:a>
 пресслужбаклубу, передає Укрінформ.</text:p>
      <text:p text:style-name="P4">
Зінченко не брав участі в матчі 31-го туру англійської Прем'єр-ліги проти«Вест Гема» (2:2) через ушкодження паху.</text:p>
      <text:p text:style-name="P4">
Пропустивши лондонське дербі, Зінченко вперше за 13 матчів не вийшов у старті«Канонірів» в АПЛ.</text:p>
      <text:p text:style-name="P4">
У дебютному сезоні українець провів за лондонців 29 матчів у всіх турнірах. Удоробку українця — 1 гол та 2 результативні передачі.</text:p>
      <text:p text:style-name="P4">
Повернутись на поле Зінченко зможе вже у матчі проти «Саутгейтема», 21 квітня.</text:p>
      <text:p text:style-name="P4">
<text:span text:style-name="T4">
Читайте також:</text:span>
 <text:a xlink:type="simple" xlink:href="https://www.ukrinform.ua/rubric-sports/3696716-apl-arsenal-bez-zincenka-vtrativ-ocki-iz-vest-gemom.html" text:style-name="Internet_20_link" text:visited-style-name="Visited_20_Internet_20_Link">
 <text:span text:style-name="T4">
Арсенал</text:span>
 </text:a>
</text:p>
      <text:p text:style-name="P4">
Як повідомляв Укрінформ, команда Мікеля Артети вдруге поспіль втратила очки вчемпіонаті та випереджає «Манчестер Сіті» на чотири пункти, зігравши на одинматч більше.</text:p>
      <text:p text:style-name="P4">
Фото: twitter.com/ArsenalBuzzCom</text:p>
      <text:p text:style-name="P4">
Source: <text:a xlink:type="simple" xlink:href="https://www.ukrinform.ua/rubric-sports/3698139-zincenko-povernuvsa-do-trenuvan-arsenala-pisla-uskodzenna.html" text:style-name="Internet_20_link" text:visited-style-name="Visited_20_Internet_20_Link">
https://www.ukrinform.ua/rubric-sports/3698139-zincenko-povernuvsa-do-trenuvan-arsenala-pisla-uskodzenna.html</text:a>
</text:p>
      <!--NEWS-->
      <text:h text:style-name="P10" text:outline-level="1">
<text:span text:style-name="T4">
Данілов: На окуповану територію України їздив двійник путіна</text:span>
</text:h>
      <text:p text:style-name="P4">
Authors: Ukrinform (Person)</text:p>
      <text:p text:style-name="P4">
Publisher: Укринформ (Organization)</text:p>
      <text:p text:style-name="P4">
Published Time: 2023-04-19T-60:33:00+03:00</text:p>
      <text:p text:style-name="P4">
Modified Time: 2023-04-19T21:33:00+03:00</text:p>
      <text:p text:style-name="P4">
Description: Секретар Ради національної безпеки і оборони України Олексій Данілов заявив, що президент рф володимир путін не відвідував окуповану територію України, а замість нього там був його двійник. — Укрінформ.</text:p>
      <text:p text:style-name="P4">
Images: ["<text:a xlink:type="simple" xlink:href="https://static.ukrinform.com/photos/2023_03/thumb_files/630_360_1678784649-408.jpeg" text:style-name="Internet_20_link" text:visited-style-name="Visited_20_Internet_20_Link">
630_360_16787...</text:a>
"]</text:p>
      <text:p text:style-name="P4">
Tags: ['путін', 'РНБО', 'Данілов', 'Єдині новини']</text:p>
      <text:p text:style-name="P4">
Type: Article</text:p>
      <!--METADATA-->
      <text:p text:style-name="P4">
<draw:frame draw:style-name="fr1" draw:name="Image130" text:anchor-type="as-char" svg:width="6.9236in" svg:height="3.956343in" draw:z-index="0">
<draw:image xlink:href="../Images/yкринформ/2023-04-19T-60-33-00-03-00/630_360_1678784649-408.jpeg" xlink:type="simple" xlink:show="embed" xlink:actuate="onLoad" draw:mime-type="image/jpeg"/>
</draw:frame>
 СекретарРади національної безпеки і оборони України Олексій Данілов заявив, щопрезидент рф володимир путін не відвідував окуповану територію України, азамість нього там був його двійник.</text:p>
      <text:p text:style-name="P4">
Про це в ефірі <text:a xlink:type="simple" xlink:href="https://www.youtube.com/watch" text:style-name="Internet_20_link" text:visited-style-name="Visited_20_Internet_20_Link">
</text:a>
в середу заявив секретар Ради національної безпеки і оборони України ОлексійДанілов, передає Укрінформ.</text:p>
      <text:p text:style-name="P4">
"Жодного путіна там не було. Перед тим, як із ним зустрітися, ви маєте 10-15днів провести на карантині. Був звичайний двійник, це відома річ", - сказавДанілов.</text:p>
      <text:p text:style-name="P4">
<text:span text:style-name="T4">
Читайте також:</text:span>
 <text:a xlink:type="simple" xlink:href="https://www.ukrinform.ua/rubric-polytics/3697962-stajnmaer-putin-vismiav-cinnosti-ta-zrujnuvav-osnovi-evropejskogo-poradku.html" text:style-name="Internet_20_link" text:visited-style-name="Visited_20_Internet_20_Link">
 <text:span text:style-name="T4">
путін</text:span>
 </text:a>
</text:p>
      <text:p text:style-name="P4">
За його словами, "це пряма протилежність нашому президенту, який не боїться іможе в будь-який час відвідати лінію фронту".</text:p>
      <text:p text:style-name="P4">
"Його (путіна - ред.) там фізично не було. Його поїздки - це процедура. Задва-три тижні розпочинається підготовчий процес", - зазначив секретар РНБО.</text:p>
      <text:p text:style-name="P4">
<text:span text:style-name="T4">
Читайте також:</text:span>
 <text:a xlink:type="simple" xlink:href="https://www.ukrinform.ua/rubric-ato/3697268-roszmi-pisut-so-putin-nibito-vidvidav-hersonsinu-ta-lugansinu.html" text:style-name="Internet_20_link" text:visited-style-name="Visited_20_Internet_20_Link">
 <text:span text:style-name="T4">
путін</text:span>
 </text:a>
</text:p>
      <text:p text:style-name="P4">
Як повідомлялося, у кремлі заявили про поїздку путіна на окуповану Херсонщинуі Луганщину. За повідомленням кремля, путін нібито відвідав штаб угрупованняросійських військ і заслухав доповіді командувача Повітряно-десантних військгенерал-полковника Михайла Теплінського, про ймовірне повернення якого до«важливої», але невизначеної ролі в Україні нещодавно повідомили, та іншихвоєначальників.</text:p>
      <text:p text:style-name="P4">
Source: <text:a xlink:type="simple" xlink:href="https://www.ukrinform.ua/rubric-ato/3698130-na-okupovanu-teritoriu-ukraini-izdiv-dvijnik-putina-danilov.html" text:style-name="Internet_20_link" text:visited-style-name="Visited_20_Internet_20_Link">
https://www.ukrinform.ua/rubric-ato/3698130-na-okupovanu-teritoriu-ukraini-izdiv-dvijnik-putina-danilov.html</text:a>
</text:p>
      <!--NEWS-->
      <text:h text:style-name="P10" text:outline-level="1">
<text:span text:style-name="T4">
Нейтралітет Австрії жодним чином не заважає нашій солідарності з Україною – Шалленберг</text:span>
</text:h>
      <text:p text:style-name="P4">
Authors: Ukrinform (Person)</text:p>
      <text:p text:style-name="P4">
Publisher: Укринформ (Organization)</text:p>
      <text:p text:style-name="P4">
Published Time: 2023-04-19T-62:31:00+03:00</text:p>
      <text:p text:style-name="P4">
Modified Time: 2023-04-19T21:31:00+03:00</text:p>
      <text:p text:style-name="P4">
Description: Австрія є нейтральною виключно у військовому плані, але ніколи не була політично нейтральною, а тому її нейтралітет жодним чином не стоїть на заваді солідарності з Україною. — Укрінформ.</text:p>
      <text:p text:style-name="P4">
Images: ["<text:a xlink:type="simple" xlink:href="https://static.ukrinform.com/photos/2023_04/thumb_files/630_360_1681917131-909.jpg" text:style-name="Internet_20_link" text:visited-style-name="Visited_20_Internet_20_Link">
630_360_16819...</text:a>
"]</text:p>
      <text:p text:style-name="P4">
Tags: ['Австрія', 'МЗС', 'Шалленберг']</text:p>
      <text:p text:style-name="P4">
Type: Article</text:p>
      <!--METADATA-->
      <text:p text:style-name="P4">
<draw:frame draw:style-name="fr1" draw:name="Image131" text:anchor-type="as-char" svg:width="6.9236in" svg:height="3.956343in" draw:z-index="0">
<draw:image xlink:href="../Images/yкринформ/2023-04-19T-62-31-00-03-00/630_360_1681917131-909.jpg" xlink:type="simple" xlink:show="embed" xlink:actuate="onLoad" draw:mime-type="image/jpeg"/>
</draw:frame>
 Австрія єнейтральною виключно у військовому плані, але ніколи не була політичнонейтральною, а тому її нейтралітет жодним чином не стоїть на завадісолідарності з Україною.</text:p>
      <text:p text:style-name="P4">
Про це заявив в <text:a xlink:type="simple" xlink:href="https://www.ukrinform.ua/rubric-world/3698040-aleksander-sallenberg-ministr-zakordonnih-sprav-avstrii.html" text:style-name="Internet_20_link" text:visited-style-name="Visited_20_Internet_20_Link">
 </text:a>
 міністр закордонних справАвстрії Александер Шалленберг.</text:p>
      <text:p text:style-name="P4">
"Я привітав той факт, що Президент Зеленський мав змогу виступити з промовою вНаціональній раді Австрії. Це жодним чином не було порушенням нейтралітету.Стверджувати інакше було б явно неправильною інтерпретацією австрійськогонейтралітету. Адже з 1955 року Австрія є нейтральною виключно у військовомуплані, але ніколи не була політично нейтральною. Для нас є немислимоюнейтральність у переконаннях, якщо міжнародне право розтоптують ногами", -прокоментував міністр заяви ультраправої Партії свободи про нібито порушеннянейтралітету країни шляхом виступу Президента України в австрійськомупарламенті.</text:p>
      <text:p text:style-name="P4">
<text:span text:style-name="T4">
Читайте також:</text:span>
 <text:a xlink:type="simple" xlink:href="https://www.ukrinform.ua/rubric-world/3698040-aleksander-sallenberg-ministr-zakordonnih-sprav-avstrii.html" text:style-name="Internet_20_link" text:visited-style-name="Visited_20_Internet_20_Link">
 <text:span text:style-name="T4">
Шалленберг</text:span>
 </text:a>
</text:p>
      <text:p text:style-name="P4">
Шалленберг додав, що ця "дуже чітка лінія" діє і сьогодні: "Якщо держава, якаще й до того є постійним членом Ради Безпеки ООН, вирішує переступити черезосновні норми Статуту ООН і міжнародного права, то Австрія, безумовно, не будевідвертати очі від цього. Ми продовжуємо рішуче і солідарно стояти на боціУкраїни".</text:p>
      <text:p text:style-name="P4">
"Я сприймаю виступ Президента Зеленського в Національній раді саме як знактакої необмеженої солідарності. Нейтралітет жодним чином не стоїть на завадінашій солідарності. І тому для мене було важливо бути присутнім у парламентіта заслухати промову Президента Зеленського", - заявив глава австрійськогозовнішньополітичного відомства.</text:p>
      <text:p text:style-name="P4">
<text:span text:style-name="T4">
Читайте також:</text:span>
 <text:a xlink:type="simple" xlink:href="https://www.ukrinform.ua/rubric-polytics/3690129-glava-mzs-avstrii-rosii-ne-mae-zijti-z-ruk-zlocin-agresii.html" text:style-name="Internet_20_link" text:visited-style-name="Visited_20_Internet_20_Link">
 </text:a>
</text:p>
      <text:p text:style-name="P4">
Як повідомляв Укрінформ, <text:a xlink:type="simple" xlink:href="https://www.ukrinform.ua/rubric-polytics/3689353-v-ukraini-zaminovano-teritorij-ak-dvi-avstrii-zelenskij-u-nacionalnij-radi.html" text:style-name="Internet_20_link" text:visited-style-name="Visited_20_Internet_20_Link">
 </text:a>
 .</text:p>
      <text:p text:style-name="P4">
У залі парламенту також були присутні федеральний президент Австрії АлександерВан дер Беллен, члени федерального уряду, зокрема віцеканцлер Вернер Коглер,глава МЗС Александер Шалленберг, міністр економіки Мартін Кохер, міністрсоціальних справ Йоганнес Раух та міністр юстиції Альма Цадіч.</text:p>
      <text:p text:style-name="P4">
Ультраправа та проросійська Партія свободи (FPÖ) єдиною з парламентськихпартій публічно виступила проти промови Глави Української держави та залишилазалу під час виступу Зеленського. Напередодні очільник цієї партії ГербертКікль заявив, що виступ Президента України як "представника воюючої сторони" впарламенті Австрії є порушенням нейтрального статусу країни. Також в залі буливідсутні 22 з 40 депутатів Соціал-демократичної партії Австрії.</text:p>
      <text:p text:style-name="P4">
Source: <text:a xlink:type="simple" xlink:href="https://www.ukrinform.ua/rubric-polytics/3698138-nejtralitet-avstrii-zodnim-cinom-ne-zavazae-nasij-solidarnosti-z-ukrainou-sallenberg.html" text:style-name="Internet_20_link" text:visited-style-name="Visited_20_Internet_20_Link">
https://www.ukrinform.ua/rubric-polytics/3698138-nejtralitet-avstrii-zodnim-cinom-ne-zavazae-nasij-solidarnosti-z-ukrainou-sallenberg.html</text:a>
</text:p>
      <!--NEWS-->
      <text:h text:style-name="P10" text:outline-level="1">
<text:span text:style-name="T4">
путіну не вдасться «перечекати» український спротив  - Столтенберг</text:span>
</text:h>
      <text:p text:style-name="P4">
Authors: Ukrinform (Person)</text:p>
      <text:p text:style-name="P4">
Publisher: Укринформ (Organization)</text:p>
      <text:p text:style-name="P4">
Published Time: 2023-04-19T-64:29:00+03:00</text:p>
      <text:p text:style-name="P4">
Modified Time: 2023-04-19T21:29:00+03:00</text:p>
      <text:p text:style-name="P4">
Description: Президент росії володимир путін не виявляє жодних ознак прагнення до миру в Україні і сподівається «перечекати» спротив українців та допомогу, яку цьому спротиву надає колективний Захід, але він помиляється у власних висновках.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Чехія', 'НАТО', 'путін', 'Столтенберг', 'Україна', 'Війна з росією', '#stoprussia']</text:p>
      <text:p text:style-name="P4">
Type: Article</text:p>
      <!--METADATA-->
      <text:p text:style-name="P4">
<draw:frame draw:style-name="fr1" draw:name="Image132" text:anchor-type="as-char" svg:width="6.9236in" svg:height="3.956343in" draw:z-index="0">
<draw:image xlink:href="../Images/yкринформ/2023-04-19T-64-29-00-03-00/630_360_1668589929-696.jpg" xlink:type="simple" xlink:show="embed" xlink:actuate="onLoad" draw:mime-type="image/jpeg"/>
</draw:frame>
 Президентросії володимир путін не виявляє жодних ознак прагнення до миру в Україні ісподівається «перечекати» спротив українців та допомогу, яку цьому спротивунадає колективний Захід, але він помиляється у власних висновках.</text:p>
      <text:p text:style-name="P4">
Про це у Брюсселі під час спільної пресконференції з президентом ЧеськоїРеспубліки Петром Павелом заявив генеральний секретар НАТО Єнс Столтенберг,повідомляє кореспондент Укрінформу.</text:p>
      <text:p text:style-name="P4">
«Ми щойно обговорили нашу допомогу для України. Хоча російські силипродовжують зазнавати суттєвих втрат, президент путін не демонструє жоднихознак, що готується до миру. Він думає, що зможе «перечекати» українськийспротив та допомогу Заходу (для України). Ми маємо продовжувати доводити йому,що він помиляється, та надати українцям все, що їм необхідно для перемоги», -зазначив <text:a xlink:type="simple" xlink:href="https://www.ukrinform.ua/tag-stoltenberg" text:style-name="Internet_20_link" text:visited-style-name="Visited_20_Internet_20_Link">
 </text:a>
 .</text:p>
      <text:p text:style-name="P4">
Він подякував Чеській Республіці за суттєвий внесок у спільну Євроатлантичнубезпеку та в допомогу для України, включаючи її внесок у широкий пакетдопомоги НАТО для України.</text:p>
      <text:p text:style-name="P4">
<text:span text:style-name="T4">
Читайте також:</text:span>
 <text:a xlink:type="simple" xlink:href="https://www.ukrinform.ua/rubric-ato/3697684-stoltenberg-zaklikae-svit-posiliti-pidtrimku-ukraini.html" text:style-name="Internet_20_link" text:visited-style-name="Visited_20_Internet_20_Link">
 <text:span text:style-name="T4">
Столтенберг</text:span>
 </text:a>
</text:p>
      <text:p text:style-name="P4">
«У відповідь на жорстоку агресивну війну росії (проти України – ред.) винаростили зусилля із захисту інших союзників по НАТО і для підтримки України.Чеська Республіка надала Україні критично важливе військове обладнання,включаючи танки, гелікоптери та протиповітряні ракети. При цьому ви приймаєтесотні тисяч українських біженців», - зазначив керівник Альянсу, звертаючись дочеського лідера.</text:p>
      <text:p text:style-name="P4">
Він нагадав, що Чеська Республіка відіграє роль лідера у бойовій групі натериторії Словаччини, допомагаючи стримувати будь-яку агресію, бере участь убойових групах в Латвії та Литві, у миротворчій місії НАТО в Косові та удопоміжній місії НАТО в Іраку. Столтенберг подякував президентові ЧеськоїРеспубліки за ці зусилля та внесок у спільну безпеку Альянсу.</text:p>
      <text:p text:style-name="P4">
<text:span text:style-name="T4">
Читайте також:</text:span>
 <text:a xlink:type="simple" xlink:href="https://www.ukrinform.ua/rubric-ato/3698125-pentagon-ogolosiv-novij-paket-oboronnoi-dopomogi-ukraini.html" text:style-name="Internet_20_link" text:visited-style-name="Visited_20_Internet_20_Link">
 </text:a>
</text:p>
      <text:p text:style-name="P4">
Як повідомлялося, з початку російського вторгнення в Україну у лютому минулогороку НАТО та країни-союзниці по Альянсу надають Україні суттєву політичну,фінансову, гуманітарну та військову допомогу. Військова допомога включаєсучасну зброю, в т.ч. танки, бронетранспортери та бойові машини, засобипротиповітряної оборони, протитанкові засоби, інше військове та захиснеобладнання, а також боєприпаси. Така допомога дозволяє Україні скористатисявласним правом на самооборону, відповідно до Хартії ООН.</text:p>
      <text:p text:style-name="P4">
Source: <text:a xlink:type="simple" xlink:href="https://www.ukrinform.ua/rubric-world/3698137-putinu-ne-vdastsa-perecekati-ukrainskij-sprotiv-stoltenberg.html" text:style-name="Internet_20_link" text:visited-style-name="Visited_20_Internet_20_Link">
https://www.ukrinform.ua/rubric-world/3698137-putinu-ne-vdastsa-perecekati-ukrainskij-sprotiv-stoltenberg.html</text:a>
</text:p>
      <!--NEWS-->
      <text:h text:style-name="P10" text:outline-level="1">
<text:span text:style-name="T4">
росіяни перекидають із Маріуполя до Бердянська танки Т-72 – радник мера</text:span>
</text:h>
      <text:p text:style-name="P4">
Authors: Ukrinform (Person)</text:p>
      <text:p text:style-name="P4">
Publisher: Укринформ (Organization)</text:p>
      <text:p text:style-name="P4">
Published Time: 2023-04-19T-66:23:00+03:00</text:p>
      <text:p text:style-name="P4">
Modified Time: 2023-04-19T21:23:00+03:00</text:p>
      <text:p text:style-name="P4">
Description: У тимчасово захопленому російською армією Маріуполі зафіксовано постачання ворогом танків Т-72 на Бердянський напрямок.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Танк', 'Війна з росією']</text:p>
      <text:p text:style-name="P4">
Type: Article</text:p>
      <!--METADATA-->
      <text:p text:style-name="P4">
<draw:frame draw:style-name="fr1" draw:name="Image133" text:anchor-type="as-char" svg:width="6.9236in" svg:height="3.956343in" draw:z-index="0">
<draw:image xlink:href="../Images/yкринформ/2023-04-19T-66-23-00-03-00/630_360_1680546247-363.jpg" xlink:type="simple" xlink:show="embed" xlink:actuate="onLoad" draw:mime-type="image/jpeg"/>
</draw:frame>
 Утимчасово захопленому російською армією Маріуполі зафіксовано постачанняворогом танків Т-72 на Бердянський напрямок.</text:p>
      <text:p text:style-name="P4">
Як передає Укрінформ, про це у <text:a xlink:type="simple" xlink:href="https://t.me/andriyshTime/8803" text:style-name="Internet_20_link" text:visited-style-name="Visited_20_Internet_20_Link">
 </text:a>
 повідомиврадник міського голови Маріуполя Петро Андрющенко та опублікував відповідневідео.</text:p>
      <text:p text:style-name="P4">
«Зафіксовано постачання танків Т-72 через центр Маріуполя в бік Мангушу тадалі в напрямку Бердянська», - написав Андрющенко.</text:p>
      <text:p text:style-name="P4">
<text:span text:style-name="T4">
Читайте також:</text:span>
 <text:a xlink:type="simple" xlink:href="https://www.ukrinform.ua/rubric-ato/3697647-u-mariupoli-fiksuut-ruh-tankiv-u-napramku-novoazovska.html" text:style-name="Internet_20_link" text:visited-style-name="Visited_20_Internet_20_Link">
 <text:span text:style-name="T4">
Маріупол</text:span>
 </text:a>
</text:p>
      <text:p text:style-name="P4">
Він також зазначив, що продовжується тенденція переміщення невеликої кількостізагарбників та легкої техніки через Маріуполь в бік Новоазовська та далі напівніч в напрямку Волновахи.</text:p>
      <text:p text:style-name="P4">
Як повідомлялося, Маріуполь та навколишні селища загарбники перетворюють навійськово-логістичний хаб російської армії.</text:p>
      <text:p text:style-name="P4">
Source: <text:a xlink:type="simple" xlink:href="https://www.ukrinform.ua/rubric-regions/3698067-rosiani-perekidaut-iz-mariupola-do-berdanska-tanki-t72-radnik-mera.html" text:style-name="Internet_20_link" text:visited-style-name="Visited_20_Internet_20_Link">
https://www.ukrinform.ua/rubric-regions/3698067-rosiani-perekidaut-iz-mariupola-do-berdanska-tanki-t72-radnik-mera.html</text:a>
</text:p>
      <!--NEWS-->
      <text:h text:style-name="P10" text:outline-level="1">
<text:span text:style-name="T4">
Зустрічі у форматі «Рамштайн» є надзвичайно важливими не тільки для України — Маляр</text:span>
</text:h>
      <text:p text:style-name="P4">
Authors: Ukrinform (Person)</text:p>
      <text:p text:style-name="P4">
Publisher: Укринформ (Organization)</text:p>
      <text:p text:style-name="P4">
Published Time: 2023-04-19T-68:19:45+03:00</text:p>
      <text:p text:style-name="P4">
Modified Time: 2023-04-19T21:19:45+03:00</text:p>
      <text:p text:style-name="P4">
Description: Зустрічі Контактної групи з питань оборони України у форматі «Рамштайн» є надзвичайно важливими не тільки для України. — Укрінформ.</text:p>
      <text:p text:style-name="P4">
Images: ["<text:a xlink:type="simple" xlink:href="https://static.ukrinform.com/photos/2022_07/thumb_files/630_360_1658997765-548.jpg" text:style-name="Internet_20_link" text:visited-style-name="Visited_20_Internet_20_Link">
630_360_16589...</text:a>
"]</text:p>
      <text:p text:style-name="P4">
Tags: ['Міноборони', 'Війна з росією', '#stoprussia', 'Ганна Маляр', 'Зустріч Рамштайн', 'Єдині новини']</text:p>
      <text:p text:style-name="P4">
Type: Article</text:p>
      <!--METADATA-->
      <text:p text:style-name="P4">
<draw:frame draw:style-name="fr1" draw:name="Image134" text:anchor-type="as-char" svg:width="6.9236in" svg:height="3.956343in" draw:z-index="0">
<draw:image xlink:href="../Images/yкринформ/2023-04-19T-68-19-45-03-00/630_360_1658997765-548.jpg" xlink:type="simple" xlink:show="embed" xlink:actuate="onLoad" draw:mime-type="image/jpeg"/>
</draw:frame>
 ЗустрічіКонтактної групи з питань оборони України у форматі «Рамштайн» є надзвичайноважливими не тільки для України.</text:p>
      <text:p text:style-name="P4">
Про це під час прямого ефіру телемарафону «Єдині новини» зазначила заступникміністра оборони України Ганна Маляр, передає Укрінформ із посиланням на <text:a xlink:type="simple" xlink:href="https://armyinform.com.ua/2023/04/19/zustrichi-u-formati-ramshtajn-ganna-malyar/" text:style-name="Internet_20_link" text:visited-style-name="Visited_20_Internet_20_Link">
</text:a>
 <text:a xlink:type="simple" xlink:href="https://armyinform.com.ua/2023/04/19/zustrichi-u-formati-ramshtajn-ganna-malyar/" text:style-name="Internet_20_link" text:visited-style-name="Visited_20_Internet_20_Link">
 </text:a>
</text:p>
      <text:p text:style-name="P4">
"Давайте будемо реалістами, росія - це сильний ворог. З точки зору кількостібійців, озброєння окупанти нас переважають. У нас теж є свої переваги, інакшеми б стільки не протрималися. Це професійність наших військових, це мотивація,адже ми ведемо справедливу війну і захищаємо свою землю. У нас вибору немає,ми змушені оборонятися, і це додає нам сили", - сказала Маляр.</text:p>
      <text:p text:style-name="P4">
Крім цього, зауважила Маляр, Україні сприяє допомога від партнерів: "Аледавайте будемо відвертими - світ не був готовий до такої затяжної і такоїінтенсивної у використанні зброї війни. росія ж 30 років готувалася до цього,тож вийти на паритет по озброєнню досить складно. І в Бахмуті ми бачимо, якросіяни застосовують усі свої засоби для потужного наступу, який ми стримуємовже восьмий місяць".</text:p>
      <text:p text:style-name="P4">
<text:span text:style-name="T4">
Читайте також:</text:span>
 <text:a xlink:type="simple" xlink:href="https://www.ukrinform.ua/rubric-ato/3697922-zsu-ne-ogolosuvatimut-kontrnastup-pevni-dii-vze-pocalisa-malar.html" text:style-name="Internet_20_link" text:visited-style-name="Visited_20_Internet_20_Link">
 <text:span text:style-name="T4">
Маляр</text:span>
 </text:a>
</text:p>
      <text:p text:style-name="P4">
Заступниця міністра оборони наголосила, що допомога партнерів надзвичайно,навіть критично, важлива для нас. Світ починає розуміти, що зупинити росію миможемо тільки разом. І це потрібно зробити, адже росія не зупиниться накордонах України.</text:p>
      <text:p text:style-name="P4">
"Якщо ми, не дай Боже, не зупинимо їх тут, вони просто рушать далі. Тому такізаходи, як зустріч Контактної групи з питань оборони України у форматі«Рамштайн», є надзвичайно важливими не тільки для нас", — наголосила Маляр.</text:p>
      <text:p text:style-name="P4">
<text:span text:style-name="T4">
Читайте також:</text:span>
 <text:a xlink:type="simple" xlink:href="https://www.ukrinform.ua/rubric-ato/3698091-rosia-somisaca-vtracae-na-poli-bou-majze-150-tankiv-usih-tipiv-doslidzenna-csis.html" text:style-name="Internet_20_link" text:visited-style-name="Visited_20_Internet_20_Link">
 </text:a>
</text:p>
      <text:p text:style-name="P4">
Як повідомлялося, в <text:a xlink:type="simple" xlink:href="https://www.ukrinform.ua/rubric-ato/3697934-v-ukrainu-pribuli-sistemi-ppo-patriot-vid-troh-krain-pavluk.html" text:style-name="Internet_20_link" text:visited-style-name="Visited_20_Internet_20_Link">
 </text:a>
 протиповітряноїоборони Patriot від Сполучених Штатів Америки, Нідерландів та Німеччини.</text:p>
      <text:p text:style-name="P4">
Source: <text:a xlink:type="simple" xlink:href="https://www.ukrinform.ua/rubric-ato/3698134-zustrici-u-formati-ramstajn-e-nadzvicajno-vazlivimi-ne-tilki-dla-ukraini-malar.html" text:style-name="Internet_20_link" text:visited-style-name="Visited_20_Internet_20_Link">
https://www.ukrinform.ua/rubric-ato/3698134-zustrici-u-formati-ramstajn-e-nadzvicajno-vazlivimi-ne-tilki-dla-ukraini-malar.html</text:a>
</text:p>
      <!--NEWS-->
      <text:h text:style-name="P10" text:outline-level="1">
<text:span text:style-name="T4">
Ukrainian air defense shot down 10 of 12 Russian drones in Odesa region overnight. There are ...</text:span>
</text:h>
      <text:p text:style-name="P4">
Authors: liveuamap (Language: en)</text:p>
      <text:p text:style-name="P4">
Time: 2023-04-19T01:31:00</text:p>
      <text:p text:style-name="P4">
Location: Odesa (Latitude:46.56164 Longtitude:30.67039)</text:p>
      <text:p text:style-name="P4">
Videos: []</text:p>
      <text:p text:style-name="P4">
Images: ["<text:a xlink:type="simple" xlink:href="https://liveuamap.com/pics/2023/04/19/22557056_0.jpg" text:style-name="Internet_20_link" text:visited-style-name="Visited_20_Internet_20_Link">
22557056_0.jpg</text:a>
", "<text:a xlink:type="simple" xlink:href="https://liveuamap.com/pics/2023/04/19/22557056_1.jpg" text:style-name="Internet_20_link" text:visited-style-name="Visited_20_Internet_20_Link">
22557056_1.jpg</text:a>
", "<text:a xlink:type="simple" xlink:href="https://liveuamap.com/pics/2023/04/19/22557056_2.jpg" text:style-name="Internet_20_link" text:visited-style-name="Visited_20_Internet_20_Link">
22557056_2.jpg</text:a>
", "<text:a xlink:type="simple" xlink:href="https://liveuamap.com/pics/2023/04/19/22557056_3.jpg" text:style-name="Internet_20_link" text:visited-style-name="Visited_20_Internet_20_Link">
22557056_3.jpg</text:a>
", "<text:a xlink:type="simple" xlink:href="https://liveuamap.com/pics/2023/04/19/22557056_4.jpg" text:style-name="Internet_20_link" text:visited-style-name="Visited_20_Internet_20_Link">
22557056_4.jpg</text:a>
", "<text:a xlink:type="simple" xlink:href="https://liveuamap.com/pics/2023/04/19/22557056_5.jpg" text:style-name="Internet_20_link" text:visited-style-name="Visited_20_Internet_20_Link">
22557056_5.jpg</text:a>
", "<text:a xlink:type="simple" xlink:href="https://liveuamap.com/pics/2023/04/19/22557056_6.jpg" text:style-name="Internet_20_link" text:visited-style-name="Visited_20_Internet_20_Link">
22557056_6.jpg</text:a>
"]</text:p>
      <text:p text:style-name="P4">
Tags: []</text:p>
      <text:p text:style-name="P4">
ID: 22557056</text:p>
      <!--METADATA-->
      <text:p text:style-name="P4">
Ukrainian air defense shot down 10 of 12 Russian drones in Odesa regionovernight. There are hits at resorts, no casualties</text:p>
      <text:p text:style-name="P4">
<draw:frame draw:style-name="fr1" draw:name="Image135" text:anchor-type="as-char" svg:width="6.9236in" svg:height="5.1927in" draw:z-index="0">
<draw:image xlink:href="../Images/liveuamap/2023-04-19T01-31-00/22557056_0.jpg" xlink:type="simple" xlink:show="embed" xlink:actuate="onLoad" draw:mime-type="image/jpeg"/>
</draw:frame>
<draw:frame draw:style-name="fr1" draw:name="Image136" text:anchor-type="as-char" svg:width="6.9236in" svg:height="5.132118in" draw:z-index="0">
<draw:image xlink:href="../Images/liveuamap/2023-04-19T01-31-00/22557056_1.jpg" xlink:type="simple" xlink:show="embed" xlink:actuate="onLoad" draw:mime-type="image/jpeg"/>
</draw:frame>
<draw:frame draw:style-name="fr1" draw:name="Image137" text:anchor-type="as-char" svg:width="6.9236in" svg:height="5.1927in" draw:z-index="0">
<draw:image xlink:href="../Images/liveuamap/2023-04-19T01-31-00/22557056_2.jpg" xlink:type="simple" xlink:show="embed" xlink:actuate="onLoad" draw:mime-type="image/jpeg"/>
</draw:frame>
<draw:frame draw:style-name="fr1" draw:name="Image138" text:anchor-type="as-char" svg:width="6.9236in" svg:height="3.894525in" draw:z-index="0">
<draw:image xlink:href="../Images/liveuamap/2023-04-19T01-31-00/22557056_3.jpg" xlink:type="simple" xlink:show="embed" xlink:actuate="onLoad" draw:mime-type="image/jpeg"/>
</draw:frame>
<draw:frame draw:style-name="fr1" draw:name="Image139" text:anchor-type="as-char" svg:width="6.9236in" svg:height="5.1927in" draw:z-index="0">
<draw:image xlink:href="../Images/liveuamap/2023-04-19T01-31-00/22557056_4.jpg" xlink:type="simple" xlink:show="embed" xlink:actuate="onLoad" draw:mime-type="image/jpeg"/>
</draw:frame>
<draw:frame draw:style-name="fr1" draw:name="Image140" text:anchor-type="as-char" svg:width="6.9236in" svg:height="5.1927in" draw:z-index="0">
<draw:image xlink:href="../Images/liveuamap/2023-04-19T01-31-00/22557056_5.jpg" xlink:type="simple" xlink:show="embed" xlink:actuate="onLoad" draw:mime-type="image/jpeg"/>
</draw:frame>
<draw:frame draw:style-name="fr1" draw:name="Image141" text:anchor-type="as-char" svg:width="6.9236in" svg:height="5.1927in" draw:z-index="0">
<draw:image xlink:href="../Images/liveuamap/2023-04-19T01-31-00/22557056_6.jpg" xlink:type="simple" xlink:show="embed" xlink:actuate="onLoad" draw:mime-type="image/jpeg"/>
</draw:frame>
</text:p>
      <text:p text:style-name="P4">
News Collection Link: <text:a xlink:type="simple" xlink:href="https://liveuamap.com/en/2023/19-april-ukrainian-air-defense-shot-down-10-of-12-russian" text:style-name="Internet_20_link" text:visited-style-name="Visited_20_Internet_20_Link">
https://liveuamap.com/en/2023/19-april-ukrainian-air-defense-shot-down-10-of-12-russian</text:a>
</text:p>
      <text:p text:style-name="P4">
Source: <text:a xlink:type="simple" xlink:href="https://t.me/odesacityofficial/16512" text:style-name="Internet_20_link" text:visited-style-name="Visited_20_Internet_20_Link">
https://t.me/odesacityofficial/16512</text:a>
</text:p>
      <!--NEWS-->
      <text:h text:style-name="P10" text:outline-level="1">
<text:span text:style-name="T4">
Drone was shot down near Dragunskoe village in Belgorod region</text:span>
</text:h>
      <text:p text:style-name="P4">
Authors: liveuamap (Language: en)</text:p>
      <text:p text:style-name="P4">
Time: 2023-04-19T01:53:49</text:p>
      <text:p text:style-name="P4">
Location: Belgorod (Latitude:50.65514 Longtitude:36.41737)</text:p>
      <text:p text:style-name="P4">
Videos: []</text:p>
      <text:p text:style-name="P4">
Images: []</text:p>
      <text:p text:style-name="P4">
Tags: ["Russia", "Europe"]</text:p>
      <text:p text:style-name="P4">
ID: 22557057</text:p>
      <!--METADATA-->
      <text:p text:style-name="P4">
Drone was shot down near Dragunskoe village in Belgorod region</text:p>
      <text:p text:style-name="P4">
News Collection Link: <text:a xlink:type="simple" xlink:href="https://liveuamap.com/en/2023/19-april-drone-was-shot-down-near-dragunskoe-village-in-belgorod" text:style-name="Internet_20_link" text:visited-style-name="Visited_20_Internet_20_Link">
https://liveuamap.com/en/2023/19-april-drone-was-shot-down-near-dragunskoe-village-in-belgorod</text:a>
</text:p>
      <text:p text:style-name="P4">
Source: <text:a xlink:type="simple" xlink:href="https://t.me/shot_shot/50279" text:style-name="Internet_20_link" text:visited-style-name="Visited_20_Internet_20_Link">
https://t.me/shot_shot/50279</text:a>
</text:p>
      <!--NEWS-->
      <text:h text:style-name="P10" text:outline-level="1">
<text:span text:style-name="T4">
After meeting between Lukashenka and Pushilin MFA of Ukraine recalls Ukrainian Ambassador to ...</text:span>
</text:h>
      <text:p text:style-name="P4">
Authors: liveuamap (Language: en)</text:p>
      <text:p text:style-name="P4">
Time: 2023-04-19T02:18:39</text:p>
      <text:p text:style-name="P4">
Location: Kyiv, Kyiv city (Latitude:50.45662000 Longtitude:30.52176000)</text:p>
      <text:p text:style-name="P4">
Videos: []</text:p>
      <text:p text:style-name="P4">
Images: []</text:p>
      <text:p text:style-name="P4">
Tags: ["Europe", "Central and Eastern Europe"]</text:p>
      <text:p text:style-name="P4">
ID: 22557108</text:p>
      <!--METADATA-->
      <text:p text:style-name="P4">
After meeting between Lukashenka and Pushilin MFA of Ukraine recalls UkrainianAmbassador to Belarus for consultations</text:p>
      <text:p text:style-name="P4">
News Collection Link: <text:a xlink:type="simple" xlink:href="https://liveuamap.com/en/2023/19-april-after-meeting-between-lukashenka-and-pushilin-mfa" text:style-name="Internet_20_link" text:visited-style-name="Visited_20_Internet_20_Link">
https://liveuamap.com/en/2023/19-april-after-meeting-between-lukashenka-and-pushilin-mfa</text:a>
</text:p>
      <text:p text:style-name="P4">
Source: <text:a xlink:type="simple" xlink:href="https://t.me/operativnoZSU/91983" text:style-name="Internet_20_link" text:visited-style-name="Visited_20_Internet_20_Link">
https://t.me/operativnoZSU/91983</text:a>
</text:p>
      <!--NEWS-->
      <text:h text:style-name="P10" text:outline-level="1">
<text:span text:style-name="T4">
Russian army shelled Druzhkivka overnight</text:span>
</text:h>
      <text:p text:style-name="P4">
Authors: liveuamap (Language: en)</text:p>
      <text:p text:style-name="P4">
Time: 2023-04-19T02:21:44</text:p>
      <text:p text:style-name="P4">
Location: Druzhkivka (Latitude:48.6143 Longtitude:37.52329)</text:p>
      <text:p text:style-name="P4">
Videos: []</text:p>
      <text:p text:style-name="P4">
Images: []</text:p>
      <text:p text:style-name="P4">
Tags: ["Europe", "Central and Eastern Europe"]</text:p>
      <text:p text:style-name="P4">
ID: 22557112</text:p>
      <!--METADATA-->
      <text:p text:style-name="P4">
Russian army shelled Druzhkivka overnight</text:p>
      <text:p text:style-name="P4">
News Collection Link: <text:a xlink:type="simple" xlink:href="https://liveuamap.com/en/2023/19-april-russian-army-shelled-druzhkivka-overnight" text:style-name="Internet_20_link" text:visited-style-name="Visited_20_Internet_20_Link">
https://liveuamap.com/en/2023/19-april-russian-army-shelled-druzhkivka-overnight</text:a>
</text:p>
      <text:p text:style-name="P4">
Source: <text:a xlink:type="simple" xlink:href="https://twitter.com/cryogenicbreez/status/1648569849063550977" text:style-name="Internet_20_link" text:visited-style-name="Visited_20_Internet_20_Link">
https://twitter.com/cryogenicbreez/status/1648569849063550977</text:a>
</text:p>
      <!--NEWS-->
      <text:h text:style-name="P10" text:outline-level="1">
<text:span text:style-name="T4">
2 wounded as result of Russian airstrike in Vovchansk yesterday</text:span>
</text:h>
      <text:p text:style-name="P4">
Authors: liveuamap (Language: en)</text:p>
      <text:p text:style-name="P4">
Time: 2023-04-19T02:32:05</text:p>
      <text:p text:style-name="P4">
Location: Kharkiv (Latitude:50.2983 Longtitude:36.93672)</text:p>
      <text:p text:style-name="P4">
Videos: []</text:p>
      <text:p text:style-name="P4">
Images: ["<text:a xlink:type="simple" xlink:href="https://liveuamap.com/pics/2023/04/19/22557129_0.jpg" text:style-name="Internet_20_link" text:visited-style-name="Visited_20_Internet_20_Link">
22557129_0.jpg</text:a>
", "<text:a xlink:type="simple" xlink:href="https://liveuamap.com/pics/2023/04/19/22557129_1.jpg" text:style-name="Internet_20_link" text:visited-style-name="Visited_20_Internet_20_Link">
22557129_1.jpg</text:a>
"]</text:p>
      <text:p text:style-name="P4">
Tags: ["Russia", "Central and Eastern Europe"]</text:p>
      <text:p text:style-name="P4">
ID: 22557129</text:p>
      <!--METADATA-->
      <text:p text:style-name="P4">
2 wounded as result of Russian airstrike in Vovchansk yesterday</text:p>
      <text:p text:style-name="P4">
<draw:frame draw:style-name="fr1" draw:name="Image142" text:anchor-type="as-char" svg:width="6.9236in" svg:height="5.1927in" draw:z-index="0">
<draw:image xlink:href="../Images/liveuamap/2023-04-19T02-32-05/22557129_0.jpg" xlink:type="simple" xlink:show="embed" xlink:actuate="onLoad" draw:mime-type="image/jpeg"/>
</draw:frame>
<draw:frame draw:style-name="fr1" draw:name="Image143" text:anchor-type="as-char" svg:width="6.9236in" svg:height="5.1927in" draw:z-index="0">
<draw:image xlink:href="../Images/liveuamap/2023-04-19T02-32-05/22557129_1.jpg" xlink:type="simple" xlink:show="embed" xlink:actuate="onLoad" draw:mime-type="image/jpeg"/>
</draw:frame>
</text:p>
      <text:p text:style-name="P4">
News Collection Link: <text:a xlink:type="simple" xlink:href="https://liveuamap.com/en/2023/19-april-2-wounded-as-result-of-russian-airstrike-in-vovchansk" text:style-name="Internet_20_link" text:visited-style-name="Visited_20_Internet_20_Link">
https://liveuamap.com/en/2023/19-april-2-wounded-as-result-of-russian-airstrike-in-vovchansk</text:a>
</text:p>
      <text:p text:style-name="P4">
Source: <text:a xlink:type="simple" xlink:href="https://t.me/vekha/63364" text:style-name="Internet_20_link" text:visited-style-name="Visited_20_Internet_20_Link">
https://t.me/vekha/63364</text:a>
</text:p>
      <!--NEWS-->
      <text:h text:style-name="P10" text:outline-level="1">
<text:span text:style-name="T4">
Donetsk Oblast(08:52). Red Alert: aerial threat. Sirens sounding. Take cover now!</text:span>
</text:h>
      <text:p text:style-name="P4">
Authors: liveuamap (Language: en)</text:p>
      <text:p text:style-name="P4">
Time: 2023-04-19T02:54:00</text:p>
      <text:p text:style-name="P4">
Location: Donetsk Oblast (Latitude:48.72693 Longtitude:37.57802)</text:p>
      <text:p text:style-name="P4">
Videos: []</text:p>
      <text:p text:style-name="P4">
Images: []</text:p>
      <text:p text:style-name="P4">
Tags: ["Europe", "Central and Eastern Europe"]</text:p>
      <text:p text:style-name="P4">
ID: 22557145</text:p>
      <!--METADATA-->
      <text:p text:style-name="P4">
Donetsk Oblast(08:52). Red Alert: aerial threat. Sirens sounding. Take covernow!</text:p>
      <text:p text:style-name="P4">
News Collection Link: <text:a xlink:type="simple" xlink:href="https://liveuamap.com/en/2023/19-april-donetsk-oblast0852-red-alert-aerial-g" text:style-name="Internet_20_link" text:visited-style-name="Visited_20_Internet_20_Link">
https://liveuamap.com/en/2023/19-april-donetsk-oblast0852-red-alert-aerial-g</text:a>
</text:p>
      <text:p text:style-name="P4">
Source: <text:a xlink:type="simple" xlink:href="https://t.me/air_alert_ua/43318" text:style-name="Internet_20_link" text:visited-style-name="Visited_20_Internet_20_Link">
https://t.me/air_alert_ua/43318</text:a>
</text:p>
      <!--NEWS-->
      <text:h text:style-name="P10" text:outline-level="1">
<text:span text:style-name="T4">
Kherson, Khersonska Oblast(09:01). Red Alert: aerial threat. Sirens sounding. Take cover now!</text:span>
</text:h>
      <text:p text:style-name="P4">
Authors: liveuamap (Language: en)</text:p>
      <text:p text:style-name="P4">
Time: 2023-04-19T03:02:00</text:p>
      <text:p text:style-name="P4">
Location: Kherson (Latitude:46.65475 Longtitude:32.61818)</text:p>
      <text:p text:style-name="P4">
Videos: []</text:p>
      <text:p text:style-name="P4">
Images: []</text:p>
      <text:p text:style-name="P4">
Tags: ["Europe", "Central and Eastern Europe"]</text:p>
      <text:p text:style-name="P4">
ID: 22557149</text:p>
      <!--METADATA-->
      <text:p text:style-name="P4">
Kherson, Khersonska Oblast(09:01). Red Alert: aerial threat. Sirens sounding.Take cover now!</text:p>
      <text:p text:style-name="P4">
News Collection Link: <text:a xlink:type="simple" xlink:href="https://liveuamap.com/en/2023/19-april-kherson-khersonska-oblast0901-red-alg" text:style-name="Internet_20_link" text:visited-style-name="Visited_20_Internet_20_Link">
https://liveuamap.com/en/2023/19-april-kherson-khersonska-oblast0901-red-alg</text:a>
</text:p>
      <text:p text:style-name="P4">
Source: <text:a xlink:type="simple" xlink:href="https://t.me/air_alert_ua/43319" text:style-name="Internet_20_link" text:visited-style-name="Visited_20_Internet_20_Link">
https://t.me/air_alert_ua/43319</text:a>
</text:p>
      <!--NEWS-->
      <text:h text:style-name="P10" text:outline-level="1">
<text:span text:style-name="T4">
Russian FSB detained a man in Crimea, accused him in preparing saboteur attack on behalf of U...</text:span>
</text:h>
      <text:p text:style-name="P4">
Authors: liveuamap (Language: en)</text:p>
      <text:p text:style-name="P4">
Time: 2023-04-19T03:52:00</text:p>
      <text:p text:style-name="P4">
Location: Kerch Strait, Ukraine (Latitude:45.35601 Longtitude:36.46418)</text:p>
      <text:p text:style-name="P4">
Videos: []</text:p>
      <text:p text:style-name="P4">
Images: []</text:p>
      <text:p text:style-name="P4">
Tags: ["Central and Eastern Europe"]</text:p>
      <text:p text:style-name="P4">
ID: 22557152</text:p>
      <!--METADATA-->
      <text:p text:style-name="P4">
Russian FSB detained a man in Crimea, accused him in preparing saboteur attackon behalf of Ukraine</text:p>
      <text:p text:style-name="P4">
News Collection Link: <text:a xlink:type="simple" xlink:href="https://liveuamap.com/en/2023/19-april-russian-fsb-detained-a-man-in-crimea-accused-him" text:style-name="Internet_20_link" text:visited-style-name="Visited_20_Internet_20_Link">
https://liveuamap.com/en/2023/19-april-russian-fsb-detained-a-man-in-crimea-accused-him</text:a>
</text:p>
      <text:p text:style-name="P4">
Source: <text:a xlink:type="simple" xlink:href="https://t.me/rian_ru/200256" text:style-name="Internet_20_link" text:visited-style-name="Visited_20_Internet_20_Link">
https://t.me/rian_ru/200256</text:a>
</text:p>
      <!--NEWS-->
      <text:h text:style-name="P10" text:outline-level="1">
<text:span text:style-name="T4">
2 bodies extracted from the rubble after Russian airstrike  in Vovchansk</text:span>
</text:h>
      <text:p text:style-name="P4">
Authors: liveuamap (Language: en)</text:p>
      <text:p text:style-name="P4">
Time: 2023-04-19T03:55:11</text:p>
      <text:p text:style-name="P4">
Location: Kharkiv (Latitude:50.28953 Longtitude:36.93655)</text:p>
      <text:p text:style-name="P4">
Videos: []</text:p>
      <text:p text:style-name="P4">
Images: ["<text:a xlink:type="simple" xlink:href="https://liveuamap.com/pics/2023/04/19/22557151_0.jpg" text:style-name="Internet_20_link" text:visited-style-name="Visited_20_Internet_20_Link">
22557151_0.jpg</text:a>
", "<text:a xlink:type="simple" xlink:href="https://liveuamap.com/pics/2023/04/19/22557151_1.jpg" text:style-name="Internet_20_link" text:visited-style-name="Visited_20_Internet_20_Link">
22557151_1.jpg</text:a>
"]</text:p>
      <text:p text:style-name="P4">
Tags: ["Europe", "Central and Eastern Europe"]</text:p>
      <text:p text:style-name="P4">
ID: 22557151</text:p>
      <!--METADATA-->
      <text:p text:style-name="P4">
2 bodies extracted from the rubble after Russian airstrike in Vovchansk</text:p>
      <text:p text:style-name="P4">
<draw:frame draw:style-name="fr1" draw:name="Image144" text:anchor-type="as-char" svg:width="6.9236in" svg:height="4.777284in" draw:z-index="0">
<draw:image xlink:href="../Images/liveuamap/2023-04-19T03-55-11/22557151_0.jpg" xlink:type="simple" xlink:show="embed" xlink:actuate="onLoad" draw:mime-type="image/jpeg"/>
</draw:frame>
<draw:frame draw:style-name="fr1" draw:name="Image145" text:anchor-type="as-char" svg:width="6.9236in" svg:height="5.054228in" draw:z-index="0">
<draw:image xlink:href="../Images/liveuamap/2023-04-19T03-55-11/22557151_1.jpg" xlink:type="simple" xlink:show="embed" xlink:actuate="onLoad" draw:mime-type="image/jpeg"/>
</draw:frame>
</text:p>
      <text:p text:style-name="P4">
News Collection Link: <text:a xlink:type="simple" xlink:href="https://liveuamap.com/en/2023/19-april-2-bodies-extracted-from-the-rubble-after-russian" text:style-name="Internet_20_link" text:visited-style-name="Visited_20_Internet_20_Link">
https://liveuamap.com/en/2023/19-april-2-bodies-extracted-from-the-rubble-after-russian</text:a>
</text:p>
      <text:p text:style-name="P4">
Source: <text:a xlink:type="simple" xlink:href="https://t.me/synegubov/5985" text:style-name="Internet_20_link" text:visited-style-name="Visited_20_Internet_20_Link">
https://t.me/synegubov/5985</text:a>
</text:p>
      <!--NEWS-->
      <text:h text:style-name="P10" text:outline-level="1">
<text:span text:style-name="T4">
At Sivershchyna and Slobozhanschyna directions Russian army shelled Hremyach of Chernihiv reg...</text:span>
</text:h>
      <text:p text:style-name="P4">
Authors: liveuamap (Language: en)</text:p>
      <text:p text:style-name="P4">
Time: 2023-04-19T04:47:00</text:p>
      <text:p text:style-name="P4">
Location: Vovchansk (Latitude:50.4153 Longtitude:37.38888)</text:p>
      <text:p text:style-name="P4">
Videos: []</text:p>
      <text:p text:style-name="P4">
Images: []</text:p>
      <text:p text:style-name="P4">
Tags: ["Russia"]</text:p>
      <text:p text:style-name="P4">
ID: 22557171</text:p>
      <!--METADATA-->
      <text:p text:style-name="P4">
At Sivershchyna and Slobozhanschyna directions Russian army shelled Hremyachof Chernihiv region, Velyka Berizka, Korenok, Boyaro-Lezhachi,Iskryskivschyna, Volfyne and Richky of Sumy region, also Veterynarne, KozachaLopan, Hlyboke, Vovchansk, Bochkove, Okhrimivka and Nesterne of Kharkivregion, - General Staff of Armed Forces of Ukraine says in the morning report</text:p>
      <text:p text:style-name="P4">
News Collection Link: <text:a xlink:type="simple" xlink:href="https://liveuamap.com/en/2023/19-april-at-sivershchyna-and-slobozhanschyna-directions-russian" text:style-name="Internet_20_link" text:visited-style-name="Visited_20_Internet_20_Link">
https://liveuamap.com/en/2023/19-april-at-sivershchyna-and-slobozhanschyna-directions-russian</text:a>
</text:p>
      <text:p text:style-name="P4">
Source: <text:a xlink:type="simple" xlink:href="https://t.me/lumsrc/4531" text:style-name="Internet_20_link" text:visited-style-name="Visited_20_Internet_20_Link">
https://t.me/lumsrc/4531</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9T04:50:04</text:p>
      <text:p text:style-name="P4">
Location: Zaporizhzhia (Latitude:47.77383 Longtitude:37.07405)</text:p>
      <text:p text:style-name="P4">
Videos: []</text:p>
      <text:p text:style-name="P4">
Images: []</text:p>
      <text:p text:style-name="P4">
Tags: ["Russia"]</text:p>
      <text:p text:style-name="P4">
ID: 22557156</text:p>
      <!--METADATA-->
      <text:p text:style-name="P4">
Russian forces conducting offensive actions at Lyman, Bakhmut, Avdiivka andMaryinka directions. Ukrainian military repelled over 60 Russian attacks.Russian forces attempting to advance near Dibrova, Bakhmut, Stupochky,Stepove, Berdychi, Avdiyivka, Syeverne, Pervomayske and Nevelske, Maryinka,Prechystivka, - General Staff of Armed Forces of Ukraine says in the morningreport</text:p>
      <text:p text:style-name="P4">
News Collection Link: <text:a xlink:type="simple" xlink:href="https://liveuamap.com/en/2023/19-april-russian-forces-conducting-offensive-actions-at-lyman" text:style-name="Internet_20_link" text:visited-style-name="Visited_20_Internet_20_Link">
https://liveuamap.com/en/2023/19-april-russian-forces-conducting-offensive-actions-at-lyman</text:a>
</text:p>
      <text:p text:style-name="P4">
Source: <text:a xlink:type="simple" xlink:href="https://t.me/lumsrc/4539" text:style-name="Internet_20_link" text:visited-style-name="Visited_20_Internet_20_Link">
https://t.me/lumsrc/4539</text:a>
</text:p>
      <!--NEWS-->
      <text:h text:style-name="P10" text:outline-level="1">
<text:span text:style-name="T4">
Donetsk Oblast(12:27). Red Alert: aerial threat. Sirens sounding. Take cover now!</text:span>
</text:h>
      <text:p text:style-name="P4">
Authors: liveuamap (Language: en)</text:p>
      <text:p text:style-name="P4">
Time: 2023-04-19T06:28:00</text:p>
      <text:p text:style-name="P4">
Location: Donetsk Oblast (Latitude:48.72778 Longtitude:37.5786)</text:p>
      <text:p text:style-name="P4">
Videos: []</text:p>
      <text:p text:style-name="P4">
Images: []</text:p>
      <text:p text:style-name="P4">
Tags: ["Europe", "Central and Eastern Europe"]</text:p>
      <text:p text:style-name="P4">
ID: 22557181</text:p>
      <!--METADATA-->
      <text:p text:style-name="P4">
Donetsk Oblast(12:27). Red Alert: aerial threat. Sirens sounding. Take covernow!</text:p>
      <text:p text:style-name="P4">
News Collection Link: <text:a xlink:type="simple" xlink:href="https://liveuamap.com/en/2023/19-april-donetsk-oblast1227-red-alert-aerial-g" text:style-name="Internet_20_link" text:visited-style-name="Visited_20_Internet_20_Link">
https://liveuamap.com/en/2023/19-april-donetsk-oblast1227-red-alert-aerial-g</text:a>
</text:p>
      <text:p text:style-name="P4">
Source: <text:a xlink:type="simple" xlink:href="https://t.me/air_alert_ua/43325" text:style-name="Internet_20_link" text:visited-style-name="Visited_20_Internet_20_Link">
https://t.me/air_alert_ua/43325</text:a>
</text:p>
      <!--NEWS-->
      <text:h text:style-name="P10" text:outline-level="1">
<text:span text:style-name="T4">
1 person killed as result of Russian shelling in Rivne village of Sumy region yesterday</text:span>
</text:h>
      <text:p text:style-name="P4">
Authors: liveuamap (Language: en)</text:p>
      <text:p text:style-name="P4">
Time: 2023-04-19T06:32:01</text:p>
      <text:p text:style-name="P4">
Location: Sumy (Latitude:51.31398 Longtitude:34.21761)</text:p>
      <text:p text:style-name="P4">
Videos: []</text:p>
      <text:p text:style-name="P4">
Images: []</text:p>
      <text:p text:style-name="P4">
Tags: ["Russia", "Central and Eastern Europe"]</text:p>
      <text:p text:style-name="P4">
ID: 22557182</text:p>
      <!--METADATA-->
      <text:p text:style-name="P4">
1 person killed as result of Russian shelling in Rivne village of Sumy regionyesterday</text:p>
      <text:p text:style-name="P4">
News Collection Link: <text:a xlink:type="simple" xlink:href="https://liveuamap.com/en/2023/19-april-1-person-killed-as-result-of-russian-shelling-in" text:style-name="Internet_20_link" text:visited-style-name="Visited_20_Internet_20_Link">
https://liveuamap.com/en/2023/19-april-1-person-killed-as-result-of-russian-shelling-in</text:a>
</text:p>
      <text:p text:style-name="P4">
Source: <text:a xlink:type="simple" xlink:href="https://t.me/suspilnesumy/11364" text:style-name="Internet_20_link" text:visited-style-name="Visited_20_Internet_20_Link">
https://t.me/suspilnesumy/11364</text:a>
</text:p>
      <!--NEWS-->
      <text:h text:style-name="P10" text:outline-level="1">
<text:span text:style-name="T4">
Zaporizka Oblast(14:55). Red Alert: aerial threat. Sirens sounding. Take cover now!</text:span>
</text:h>
      <text:p text:style-name="P4">
Authors: liveuamap (Language: en)</text:p>
      <text:p text:style-name="P4">
Time: 2023-04-19T08:57:00</text:p>
      <text:p text:style-name="P4">
Location: Zaporizka Oblast (Latitude:47.612141 Longtitude:35.764141)</text:p>
      <text:p text:style-name="P4">
Videos: []</text:p>
      <text:p text:style-name="P4">
Images: []</text:p>
      <text:p text:style-name="P4">
Tags: ["Europe", "Central and Eastern Europe"]</text:p>
      <text:p text:style-name="P4">
ID: 22557193</text:p>
      <!--METADATA-->
      <text:p text:style-name="P4">
Zaporizka Oblast(14:55). Red Alert: aerial threat. Sirens sounding. Take covernow!</text:p>
      <text:p text:style-name="P4">
News Collection Link: <text:a xlink:type="simple" xlink:href="https://liveuamap.com/en/2023/19-april-zaporizka-oblast1455-red-alert-aeriag" text:style-name="Internet_20_link" text:visited-style-name="Visited_20_Internet_20_Link">
https://liveuamap.com/en/2023/19-april-zaporizka-oblast1455-red-alert-aeriag</text:a>
</text:p>
      <text:p text:style-name="P4">
Source: <text:a xlink:type="simple" xlink:href="https://t.me/air_alert_ua/43327" text:style-name="Internet_20_link" text:visited-style-name="Visited_20_Internet_20_Link">
https://t.me/air_alert_ua/43327</text:a>
</text:p>
      <!--NEWS-->
      <text:h text:style-name="P10" text:outline-level="1">
<text:span text:style-name="T4">
Donetsk Oblast(15:29). Red Alert: aerial threat. Sirens sounding. Take cover now!</text:span>
</text:h>
      <text:p text:style-name="P4">
Authors: liveuamap (Language: en)</text:p>
      <text:p text:style-name="P4">
Time: 2023-04-19T09:29:00</text:p>
      <text:p text:style-name="P4">
Location: Donetsk Oblast (Latitude:48.72796 Longtitude:37.57845)</text:p>
      <text:p text:style-name="P4">
Videos: []</text:p>
      <text:p text:style-name="P4">
Images: []</text:p>
      <text:p text:style-name="P4">
Tags: ["Europe", "Central and Eastern Europe"]</text:p>
      <text:p text:style-name="P4">
ID: 22557194</text:p>
      <!--METADATA-->
      <text:p text:style-name="P4">
Donetsk Oblast(15:29). Red Alert: aerial threat. Sirens sounding. Take covernow!</text:p>
      <text:p text:style-name="P4">
News Collection Link: <text:a xlink:type="simple" xlink:href="https://liveuamap.com/en/2023/19-april-donetsk-oblast1529-red-alert-aerial-g" text:style-name="Internet_20_link" text:visited-style-name="Visited_20_Internet_20_Link">
https://liveuamap.com/en/2023/19-april-donetsk-oblast1529-red-alert-aerial-g</text:a>
</text:p>
      <text:p text:style-name="P4">
Source: <text:a xlink:type="simple" xlink:href="https://t.me/air_alert_ua/43329" text:style-name="Internet_20_link" text:visited-style-name="Visited_20_Internet_20_Link">
https://t.me/air_alert_ua/43329</text:a>
</text:p>
      <!--NEWS-->
      <text:h text:style-name="P10" text:outline-level="1">
<text:span text:style-name="T4">
Poltavska Oblast(16:39). Red Alert: aerial threat. Sirens sounding. Take cover now!</text:span>
</text:h>
      <text:p text:style-name="P4">
Authors: liveuamap (Language: en)</text:p>
      <text:p text:style-name="P4">
Time: 2023-04-19T10:40:00</text:p>
      <text:p text:style-name="P4">
Location: Poltavska Oblast (Latitude:49.47705000 Longtitude:33.81866000)</text:p>
      <text:p text:style-name="P4">
Videos: []</text:p>
      <text:p text:style-name="P4">
Images: []</text:p>
      <text:p text:style-name="P4">
Tags: ["Europe", "Central and Eastern Europe"]</text:p>
      <text:p text:style-name="P4">
ID: 22557196</text:p>
      <!--METADATA-->
      <text:p text:style-name="P4">
Poltavska Oblast(16:39). Red Alert: aerial threat. Sirens sounding. Take covernow!</text:p>
      <text:p text:style-name="P4">
News Collection Link: <text:a xlink:type="simple" xlink:href="https://liveuamap.com/en/2023/19-april-poltavska-oblast1639-red-alert-aeriag" text:style-name="Internet_20_link" text:visited-style-name="Visited_20_Internet_20_Link">
https://liveuamap.com/en/2023/19-april-poltavska-oblast1639-red-alert-aeriag</text:a>
</text:p>
      <text:p text:style-name="P4">
Source: <text:a xlink:type="simple" xlink:href="https://t.me/air_alert_ua/43331" text:style-name="Internet_20_link" text:visited-style-name="Visited_20_Internet_20_Link">
https://t.me/air_alert_ua/43331</text:a>
</text:p>
      <!--NEWS-->
      <text:h text:style-name="P10" text:outline-level="1">
<text:span text:style-name="T4">
Kharkiv, Kharkivska Oblast(16:40). Red Alert: aerial threat. Sirens sounding. Take cover now!</text:span>
</text:h>
      <text:p text:style-name="P4">
Authors: liveuamap (Language: en)</text:p>
      <text:p text:style-name="P4">
Time: 2023-04-19T10:41:00</text:p>
      <text:p text:style-name="P4">
Location: Kharkiv (Latitude:49.98184 Longtitude:36.25256)</text:p>
      <text:p text:style-name="P4">
Videos: []</text:p>
      <text:p text:style-name="P4">
Images: []</text:p>
      <text:p text:style-name="P4">
Tags: ["Europe", "Central and Eastern Europe"]</text:p>
      <text:p text:style-name="P4">
ID: 22557197</text:p>
      <!--METADATA-->
      <text:p text:style-name="P4">
Kharkiv, Kharkivska Oblast(16:40). Red Alert: aerial threat. Sirens sounding.Take cover now!</text:p>
      <text:p text:style-name="P4">
News Collection Link: <text:a xlink:type="simple" xlink:href="https://liveuamap.com/en/2023/19-april-kharkiv-kharkivska-oblast1640-red-alg" text:style-name="Internet_20_link" text:visited-style-name="Visited_20_Internet_20_Link">
https://liveuamap.com/en/2023/19-april-kharkiv-kharkivska-oblast1640-red-alg</text:a>
</text:p>
      <text:p text:style-name="P4">
Source: <text:a xlink:type="simple" xlink:href="https://t.me/suspilnekharkiv/24023" text:style-name="Internet_20_link" text:visited-style-name="Visited_20_Internet_20_Link">
https://t.me/suspilnekharkiv/24023</text:a>
</text:p>
      <!--NEWS-->
      <text:h text:style-name="P10" text:outline-level="1">
<text:span text:style-name="T4">
Sumska Oblast(16:40). Red Alert: aerial threat. Sirens sounding. Take cover now!</text:span>
</text:h>
      <text:p text:style-name="P4">
Authors: liveuamap (Language: en)</text:p>
      <text:p text:style-name="P4">
Time: 2023-04-19T10:42:00</text:p>
      <text:p text:style-name="P4">
Location: Sumska Oblast (Latitude:51.00000000 Longtitude:34.00000000)</text:p>
      <text:p text:style-name="P4">
Videos: []</text:p>
      <text:p text:style-name="P4">
Images: []</text:p>
      <text:p text:style-name="P4">
Tags: ["Europe", "Central and Eastern Europe"]</text:p>
      <text:p text:style-name="P4">
ID: 22557198</text:p>
      <!--METADATA-->
      <text:p text:style-name="P4">
Sumska Oblast(16:40). Red Alert: aerial threat. Sirens sounding. Take covernow!</text:p>
      <text:p text:style-name="P4">
News Collection Link: <text:a xlink:type="simple" xlink:href="https://liveuamap.com/en/2023/19-april-sumska-oblast1640-red-alert-aerial-tg" text:style-name="Internet_20_link" text:visited-style-name="Visited_20_Internet_20_Link">
https://liveuamap.com/en/2023/19-april-sumska-oblast1640-red-alert-aerial-tg</text:a>
</text:p>
      <text:p text:style-name="P4">
Source: <text:a xlink:type="simple" xlink:href="https://t.me/air_alert_ua/43333" text:style-name="Internet_20_link" text:visited-style-name="Visited_20_Internet_20_Link">
https://t.me/air_alert_ua/43333</text:a>
</text:p>
      <!--NEWS-->
      <text:h text:style-name="P10" text:outline-level="1">
<text:span text:style-name="T4">
Zaporizka Oblast(18:42). Red Alert: aerial threat. Sirens sounding. Take cover now!</text:span>
</text:h>
      <text:p text:style-name="P4">
Authors: liveuamap (Language: en)</text:p>
      <text:p text:style-name="P4">
Time: 2023-04-19T12:43:00</text:p>
      <text:p text:style-name="P4">
Location: Zaporizka Oblast (Latitude:47.612021 Longtitude:35.765261)</text:p>
      <text:p text:style-name="P4">
Videos: []</text:p>
      <text:p text:style-name="P4">
Images: []</text:p>
      <text:p text:style-name="P4">
Tags: ["Europe", "Central and Eastern Europe"]</text:p>
      <text:p text:style-name="P4">
ID: 22557223</text:p>
      <!--METADATA-->
      <text:p text:style-name="P4">
Zaporizka Oblast(18:42). Red Alert: aerial threat. Sirens sounding. Take covernow!</text:p>
      <text:p text:style-name="P4">
News Collection Link: <text:a xlink:type="simple" xlink:href="https://liveuamap.com/en/2023/19-april-zaporizka-oblast1842-red-alert-aeriag" text:style-name="Internet_20_link" text:visited-style-name="Visited_20_Internet_20_Link">
https://liveuamap.com/en/2023/19-april-zaporizka-oblast1842-red-alert-aeriag</text:a>
</text:p>
      <text:p text:style-name="P4">
Source: <text:a xlink:type="simple" xlink:href="https://t.me/suspilnezaporizhzhya/12238" text:style-name="Internet_20_link" text:visited-style-name="Visited_20_Internet_20_Link">
https://t.me/suspilnezaporizhzhya/12238</text:a>
</text:p>
      <!--NEWS-->
      <text:h text:style-name="P10" text:outline-level="1">
<text:span text:style-name="T4">
Dnipro, Dnipropetrovska Oblast(18:46). Red Alert: aerial threat. Sirens sounding. Take cover ...</text:span>
</text:h>
      <text:p text:style-name="P4">
Authors: liveuamap (Language: en)</text:p>
      <text:p text:style-name="P4">
Time: 2023-04-19T12:46:00</text:p>
      <text:p text:style-name="P4">
Location: Dnipro (Latitude:48.45833 Longtitude:35.03963)</text:p>
      <text:p text:style-name="P4">
Videos: []</text:p>
      <text:p text:style-name="P4">
Images: []</text:p>
      <text:p text:style-name="P4">
Tags: ["Europe", "Central and Eastern Europe"]</text:p>
      <text:p text:style-name="P4">
ID: 22557224</text:p>
      <!--METADATA-->
      <text:p text:style-name="P4">
Dnipro, Dnipropetrovska Oblast(18:46). Red Alert: aerial threat. Sirenssounding. Take cover now!</text:p>
      <text:p text:style-name="P4">
News Collection Link: <text:a xlink:type="simple" xlink:href="https://liveuamap.com/en/2023/19-april-dnipro-dnipropetrovska-oblast1846-reg" text:style-name="Internet_20_link" text:visited-style-name="Visited_20_Internet_20_Link">
https://liveuamap.com/en/2023/19-april-dnipro-dnipropetrovska-oblast1846-reg</text:a>
</text:p>
      <text:p text:style-name="P4">
Source: <text:a xlink:type="simple" xlink:href="https://t.me/suspilnednipro/14558" text:style-name="Internet_20_link" text:visited-style-name="Visited_20_Internet_20_Link">
https://t.me/suspilnednipro/14558</text:a>
</text:p>
      <!--NEWS-->
      <text:h text:style-name="P10" text:outline-level="1">
<text:span text:style-name="T4">
Donetsk Oblast(19:40). Red Alert: aerial threat. Sirens sounding. Take cover now!</text:span>
</text:h>
      <text:p text:style-name="P4">
Authors: liveuamap (Language: en)</text:p>
      <text:p text:style-name="P4">
Time: 2023-04-19T13:42:00</text:p>
      <text:p text:style-name="P4">
Location: Donetsk Oblast (Latitude:48.72845 Longtitude:37.57729)</text:p>
      <text:p text:style-name="P4">
Videos: []</text:p>
      <text:p text:style-name="P4">
Images: []</text:p>
      <text:p text:style-name="P4">
Tags: ["Europe", "Central and Eastern Europe"]</text:p>
      <text:p text:style-name="P4">
ID: 22557259</text:p>
      <!--METADATA-->
      <text:p text:style-name="P4">
Donetsk Oblast(19:40). Red Alert: aerial threat. Sirens sounding. Take covernow!</text:p>
      <text:p text:style-name="P4">
News Collection Link: <text:a xlink:type="simple" xlink:href="https://liveuamap.com/en/2023/19-april-donetsk-oblast1940-red-alert-aerial-g" text:style-name="Internet_20_link" text:visited-style-name="Visited_20_Internet_20_Link">
https://liveuamap.com/en/2023/19-april-donetsk-oblast1940-red-alert-aerial-g</text:a>
</text:p>
      <text:p text:style-name="P4">
Source: <text:a xlink:type="simple" xlink:href="https://t.me/air_alert_ua/43339" text:style-name="Internet_20_link" text:visited-style-name="Visited_20_Internet_20_Link">
https://t.me/air_alert_ua/43339</text:a>
</text:p>
      <!--NEWS-->
      <text:h text:style-name="P10" text:outline-level="1">
<text:span text:style-name="T4">
Russian army shelled Velyka Mykhailivka and Chervonohryhorivka communities of Dnipropetrovsk ...</text:span>
</text:h>
      <text:p text:style-name="P4">
Authors: liveuamap (Language: en)</text:p>
      <text:p text:style-name="P4">
Time: 2023-04-19T13:43:28</text:p>
      <text:p text:style-name="P4">
Location: Nikopol (Latitude:47.62745 Longtitude:34.47098)</text:p>
      <text:p text:style-name="P4">
Videos: []</text:p>
      <text:p text:style-name="P4">
Images: ["<text:a xlink:type="simple" xlink:href="https://liveuamap.com/pics/2023/04/19/22557260_0.jpg" text:style-name="Internet_20_link" text:visited-style-name="Visited_20_Internet_20_Link">
22557260_0.jpg</text:a>
", "<text:a xlink:type="simple" xlink:href="https://liveuamap.com/pics/2023/04/19/22557260_1.jpg" text:style-name="Internet_20_link" text:visited-style-name="Visited_20_Internet_20_Link">
22557260_1.jpg</text:a>
", "<text:a xlink:type="simple" xlink:href="https://liveuamap.com/pics/2023/04/19/22557260_2.jpg" text:style-name="Internet_20_link" text:visited-style-name="Visited_20_Internet_20_Link">
22557260_2.jpg</text:a>
"]</text:p>
      <text:p text:style-name="P4">
Tags: []</text:p>
      <text:p text:style-name="P4">
ID: 22557260</text:p>
      <!--METADATA-->
      <text:p text:style-name="P4">
Russian army shelled Velyka Mykhailivka and Chervonohryhorivka communities ofDnipropetrovsk region</text:p>
      <text:p text:style-name="P4">
<draw:frame draw:style-name="fr1" draw:name="Image146" text:anchor-type="as-char" svg:width="6.9236in" svg:height="4.933065in" draw:z-index="0">
<draw:image xlink:href="../Images/liveuamap/2023-04-19T13-43-28/22557260_0.jpg" xlink:type="simple" xlink:show="embed" xlink:actuate="onLoad" draw:mime-type="image/jpeg"/>
</draw:frame>
<draw:frame draw:style-name="fr1" draw:name="Image147" text:anchor-type="as-char" svg:width="6.9236in" svg:height="5.339827in" draw:z-index="0">
<draw:image xlink:href="../Images/liveuamap/2023-04-19T13-43-28/22557260_1.jpg" xlink:type="simple" xlink:show="embed" xlink:actuate="onLoad" draw:mime-type="image/jpeg"/>
</draw:frame>
<draw:frame draw:style-name="fr1" draw:name="Image148" text:anchor-type="as-char" svg:width="6.9236in" svg:height="4.292632in" draw:z-index="0">
<draw:image xlink:href="../Images/liveuamap/2023-04-19T13-43-28/22557260_2.jpg" xlink:type="simple" xlink:show="embed" xlink:actuate="onLoad" draw:mime-type="image/jpeg"/>
</draw:frame>
</text:p>
      <text:p text:style-name="P4">
News Collection Link: <text:a xlink:type="simple" xlink:href="https://liveuamap.com/en/2023/19-april-russian-army-shelled-velyka-mykhailivka-and-chervonohryhorivka" text:style-name="Internet_20_link" text:visited-style-name="Visited_20_Internet_20_Link">
https://liveuamap.com/en/2023/19-april-russian-army-shelled-velyka-mykhailivka-and-chervonohryhorivka</text:a>
</text:p>
      <text:p text:style-name="P4">
Source: <text:a xlink:type="simple" xlink:href="https://t.me/dnipro_now/39396" text:style-name="Internet_20_link" text:visited-style-name="Visited_20_Internet_20_Link">
https://t.me/dnipro_now/39396</text:a>
</text:p>
      <!--NEWS-->
      <text:h text:style-name="P10" text:outline-level="1">
<text:span text:style-name="T4">
US announces new security assistance for Ukraine - worth up to $325 million. Aid includes mor...</text:span>
</text:h>
      <text:p text:style-name="P4">
Authors: liveuamap (Language: en)</text:p>
      <text:p text:style-name="P4">
Time: 2023-04-19T13:45:07</text:p>
      <text:p text:style-name="P4">
Location: Arlington, Virginia (Latitude:38.86818 Longtitude:-77.05553)</text:p>
      <text:p text:style-name="P4">
Videos: []</text:p>
      <text:p text:style-name="P4">
Images: ["<text:a xlink:type="simple" xlink:href="https://liveuamap.com/pics/2023/04/19/22557261_0.png" text:style-name="Internet_20_link" text:visited-style-name="Visited_20_Internet_20_Link">
22557261_0.png</text:a>
"]</text:p>
      <text:p text:style-name="P4">
Tags: ["Weapons", "USA"]</text:p>
      <text:p text:style-name="P4">
ID: 22557261</text:p>
      <!--METADATA-->
      <text:p text:style-name="P4">
US announces new security assistance for Ukraine - worth up to $325 million.Aid includes more HIMARS, artillery rounds, anti-armor capabilities and more,to be pulled from existing US stocks</text:p>
      <text:p text:style-name="P4">
<draw:frame draw:style-name="fr1" draw:name="Image149" text:anchor-type="as-char" svg:width="6.9236in" svg:height="2.893909in" draw:z-index="0">
<draw:image xlink:href="../Images/liveuamap/2023-04-19T13-45-07/22557261_0.png" xlink:type="simple" xlink:show="embed" xlink:actuate="onLoad" draw:mime-type="image/png"/>
</draw:frame>
</text:p>
      <text:p text:style-name="P4">
News Collection Link: <text:a xlink:type="simple" xlink:href="https://liveuamap.com/en/2023/19-april-us-announces-new-security-assistance-for-ukraine" text:style-name="Internet_20_link" text:visited-style-name="Visited_20_Internet_20_Link">
https://liveuamap.com/en/2023/19-april-us-announces-new-security-assistance-for-ukraine</text:a>
</text:p>
      <text:p text:style-name="P4">
Source: <text:a xlink:type="simple" xlink:href="https://twitter.com/jseldin/status/1648744007546044450" text:style-name="Internet_20_link" text:visited-style-name="Visited_20_Internet_20_Link">
https://twitter.com/jseldin/status/1648744007546044450</text:a>
</text:p>
      <!--NEWS-->
      <text:h text:style-name="P10" text:outline-level="1">
<text:span text:style-name="T4">
Air defense is active in Dnipro city</text:span>
</text:h>
      <text:p text:style-name="P4">
Authors: liveuamap (Language: en)</text:p>
      <text:p text:style-name="P4">
Time: 2023-04-19T14:37:19</text:p>
      <text:p text:style-name="P4">
Location: Dnipro (Latitude:48.4153 Longtitude:35.09583)</text:p>
      <text:p text:style-name="P4">
Videos: []</text:p>
      <text:p text:style-name="P4">
Images: []</text:p>
      <text:p text:style-name="P4">
Tags: ["Europe", "Central and Eastern Europe"]</text:p>
      <text:p text:style-name="P4">
ID: 22557273</text:p>
      <!--METADATA-->
      <text:p text:style-name="P4">
Air defense is active in Dnipro city</text:p>
      <text:p text:style-name="P4">
News Collection Link: <text:a xlink:type="simple" xlink:href="https://liveuamap.com/en/2023/19-april-air-defense-is-active-in-dnipro-city" text:style-name="Internet_20_link" text:visited-style-name="Visited_20_Internet_20_Link">
https://liveuamap.com/en/2023/19-april-air-defense-is-active-in-dnipro-city</text:a>
</text:p>
      <text:p text:style-name="P4">
Source: <text:a xlink:type="simple" xlink:href="https://t.me/ermaka2022/2480" text:style-name="Internet_20_link" text:visited-style-name="Visited_20_Internet_20_Link">
https://t.me/ermaka2022/2480</text:a>
</text:p>
      <!--NEWS-->
      <text:h text:style-name="P10" text:outline-level="1">
<text:span text:style-name="T4">
Бахмут для росії вже став однією з найдорожчих операцій – Маляр</text:span>
</text:h>
      <text:p text:style-name="P4">
Authors: Ukrinform (Person)</text:p>
      <text:p text:style-name="P4">
Publisher: Укринформ (Organization)</text:p>
      <text:p text:style-name="P4">
Published Time: 2023-04-19T15:22:00+03:00</text:p>
      <text:p text:style-name="P4">
Modified Time: 2023-04-19T15:22:00+03:00</text:p>
      <text:p text:style-name="P4">
Description: Бахмут для росіян уже став найдорожчою операцією, бо саме там вони зазнають найбільше втрат як техніки, так і живої сили. — Укрінформ.</text:p>
      <text:p text:style-name="P4">
Images: ["<text:a xlink:type="simple" xlink:href="https://static.ukrinform.com/photos/2022_08/thumb_files/630_360_1660222320-238.jpg" text:style-name="Internet_20_link" text:visited-style-name="Visited_20_Internet_20_Link">
630_360_16602...</text:a>
"]</text:p>
      <text:p text:style-name="P4">
Tags: ['Бахмут', 'Війна з росією', 'Ганна Маляр', 'Єдині новини']</text:p>
      <text:p text:style-name="P4">
Type: Article</text:p>
      <!--METADATA-->
      <text:p text:style-name="P4">
<draw:frame draw:style-name="fr1" draw:name="Image150" text:anchor-type="as-char" svg:width="6.9236in" svg:height="3.956343in" draw:z-index="0">
<draw:image xlink:href="../Images/yкринформ/2023-04-19T15-22-00-03-00/630_360_1660222320-238.jpg" xlink:type="simple" xlink:show="embed" xlink:actuate="onLoad" draw:mime-type="image/jpeg"/>
</draw:frame>
 Бахмут дляросіян уже став найдорожчою операцією, бо саме там вони зазнають найбільшевтрат як техніки, так і живої сили.</text:p>
      <text:p text:style-name="P4">
Про це заступник міністра оборони України Ганна Маляр сказала в ефірітелемарафону «Єдині новини», передає Укрінформ.</text:p>
      <text:p text:style-name="P4">
«Для них, по-перше, це, мабуть, одна з найдорожчих операцій, тому що на неївже витрачена велика кількість техніки, зброї, яку, до речі, знищили Збройнісили у великій мірі. Вони зазнають там величезних втрат. І ці втрати удекілька разів вищі за наші втрати. Це війна, і ми повинні бути реалістами. Нажаль, така ціна нашої незалежності», - сказала Маляр.</text:p>
      <text:p text:style-name="P4">
<text:span text:style-name="T4">
Читайте також:</text:span>
 <text:a xlink:type="simple" xlink:href="https://www.ukrinform.ua/rubric-ato/3697922-zsu-ne-ogolosuvatimut-kontrnastup-pevni-dii-vze-pocalisa-malar.html" text:style-name="Internet_20_link" text:visited-style-name="Visited_20_Internet_20_Link">
 </text:a>
</text:p>
      <text:p text:style-name="P4">
За її словами, планування нашого командування там дозволяє зробити так, щобвтрати України були мінімальними при тому, які вони могли б бути у такихважких боях.</text:p>
      <text:p text:style-name="P4">
Що стосується Бахмута, наголосила заступник міністра, то ворог кинув усі сили,щоб узяти під контроль місто. «Але вони туди кидають і зброю, і техніку. Дляних це дуже важливо. Здається, що це вже навіть не тільки з військової точкизору, а й з політичної, бо вони й пропаганду всю свою кинули на Бахмут. І,відповідно, ми для того, щоб їх стримувати, теж повинні там концентрувативелику кількість зусиль. Дійсно, через те, що вони не можуть вести з намивуличні бої, бо вони в них програють, вони вдалися до своєї перевіреноїсирійської тактики та фактично стирають з лиця землі будівлі. В такому станідуже складно утримувати позиції. Фактично, їх неможливо утримувати у такійситуації. Дійсно, на певних ділянках є незначне просування ворога», - сказалаМаляр, але при цьому нагадала, що вже вісім місяців сили оборони не даютьворогу захопити Бахмут.</text:p>
      <text:p text:style-name="P4">
<text:span text:style-name="T4">
Читайте також:</text:span>
 <text:a xlink:type="simple" xlink:href="https://www.ukrinform.ua/rubric-ato/3697207-vorog-namagaetsa-pereklasti-provinu-za-vbitih-ukrainciv-z-sebe-na-nas-malar.html" text:style-name="Internet_20_link" text:visited-style-name="Visited_20_Internet_20_Link">
 <text:span text:style-name="T4">
Маляр</text:span>
 </text:a>
</text:p>
      <text:p text:style-name="P4">
Як повідомляв Укрінформ, за минулу добу росія завдала 33 удари по Донеччині,обстрілів зазнали 14 населених пунктів, пошкоджено 58 цивільних об’єктів.</text:p>
      <text:p text:style-name="P4">
Source: <text:a xlink:type="simple" xlink:href="https://www.ukrinform.ua/rubric-ato/3697951-bahmut-dla-rosii-vze-stav-odnieu-z-najdorozcih-operacij-malar.html" text:style-name="Internet_20_link" text:visited-style-name="Visited_20_Internet_20_Link">
https://www.ukrinform.ua/rubric-ato/3697951-bahmut-dla-rosii-vze-stav-odnieu-z-najdorozcih-operacij-malar.html</text:a>
</text:p>
      <!--NEWS-->
      <text:h text:style-name="P10" text:outline-level="1">
<text:span text:style-name="T4">
Депутат про низькі виплати бійцям на лікуванні: Це питання до окремих військових частин</text:span>
</text:h>
      <text:p text:style-name="P4">
Authors: Ukrinform (Person)</text:p>
      <text:p text:style-name="P4">
Publisher: Укринформ (Organization)</text:p>
      <text:p text:style-name="P4">
Published Time: 2023-04-19T15:28:00+03:00</text:p>
      <text:p text:style-name="P4">
Modified Time: 2023-04-19T15:28:00+03:00</text:p>
      <text:p text:style-name="P4">
Description: Низькі заробітні плати військовослужбовцям, які проходять лікування після поранень та не можуть виконувати бойових завдань, – це запитання до окремих військових частин. — Укрінформ.</text:p>
      <text:p text:style-name="P4">
Images: ["<text:a xlink:type="simple" xlink:href="https://static.ukrinform.com/photos/2022_10/thumb_files/630_360_1664962274-875.jpg" text:style-name="Internet_20_link" text:visited-style-name="Visited_20_Internet_20_Link">
630_360_16649...</text:a>
"]</text:p>
      <text:p text:style-name="P4">
Tags: ['Верховна Рада', 'Костенко', 'Війна з росією']</text:p>
      <text:p text:style-name="P4">
Type: Article</text:p>
      <!--METADATA-->
      <text:p text:style-name="P4">
<draw:frame draw:style-name="fr1" draw:name="Image151" text:anchor-type="as-char" svg:width="6.9236in" svg:height="3.956343in" draw:z-index="0">
<draw:image xlink:href="../Images/yкринформ/2023-04-19T15-28-00-03-00/630_360_1664962274-875.jpg" xlink:type="simple" xlink:show="embed" xlink:actuate="onLoad" draw:mime-type="image/jpeg"/>
</draw:frame>
 Низькізаробітні плати військовослужбовцям, які проходять лікування після поранень тане можуть виконувати бойових завдань, – це запитання до окремих військовихчастин.</text:p>
      <text:p text:style-name="P4">
Про це секретар Комітету Верховної Ради з питань національної безпеки, оборонита розвідки Роман Костенко (парламентська фракція "Голос") сказав у коментаріУкрінформу.</text:p>
      <text:p text:style-name="P4">
За його словами, поранені військовослужбовці, які проходять лікування,продовжують отримувати свої надбавки. "У них зарплата не зменшується, особливов тих, хто отримав важке поранення, вони отримують повну заробітну плату.Можливо, у тих, хто отримав легке поранення і довго не повертається на фронт,зменшується заробітна плата, тому вони починають отримувати тільки своюзарплату, без надбавок", – зазначив Костенко.</text:p>
      <text:p text:style-name="P4">
<text:span text:style-name="T4">
Читайте також:</text:span>
 <text:a xlink:type="simple" xlink:href="https://www.ukrinform.ua/rubric-polytics/3694631-do-radi-vnesli-proekt-postanovi-so-blokue-pidpisanna-zakonu-pro-doplati-vijskovim.html" text:style-name="Internet_20_link" text:visited-style-name="Visited_20_Internet_20_Link">
 <text:span text:style-name="T4">
допла</text:span>
 </text:a>
</text:p>
      <text:p text:style-name="P4">
У цьому контексті народний депутат додав, що спілкувався з пораненими, якіпідтвердили, що під час лікування продовжують отримувати всі виплати.</text:p>
      <text:p text:style-name="P4">
Коментуючи ймовірну проблему із виплатами військовим під час лікування, вінзауважив: "Я думаю, що це питання до окремих військових частин".</text:p>
      <text:p text:style-name="P4">
Як повідомлялося, останнім часом у мережі з’явилося багато повідомлень, в якихвійськовослужбовці, які перебувають на лікуванні та не можуть виконуватибойові завдання (тобто мають статус «обмежено придатний» або «тимчасовонепридатний»), скаржаться на низькі заробітні плати, зокрема <text:a xlink:type="simple" xlink:href="https://wz.lviv.ua/ukraine/488258-yak-rodyna-viiskovosluzhbovtsia-mozhe-prozhyty-na-500-700-hrn-na-misiats" text:style-name="Internet_20_link" text:visited-style-name="Visited_20_Internet_20_Link">
</text:a>
.</text:p>
      <text:p text:style-name="P4">
<text:span text:style-name="T4">
Читайте також:</text:span>
 <text:a xlink:type="simple" xlink:href="https://www.ukrinform.ua/rubric-society/3694029-30-tisac-dla-vijskovih-venislavskij-kaze-so-dla-doplat-potribni-dodatkovi-kosti-v-budzet.html" text:style-name="Internet_20_link" text:visited-style-name="Visited_20_Internet_20_Link">
 <text:span text:style-name="T4">
доплат</text:span>
 </text:a>
</text:p>
      <text:p text:style-name="P4">
Військові, які сьогодні перебувають на лікуванні, у своєму колективномузверненні закликали Генеральний штаб ЗСУ розв'язати це питання у законодавчомуполі або розглянути можливість внесення законодавчих та нормативних змін, щодали б змогу військовослужбовцям, які отримали під час військової службипоранення, травми, контузії та визнані за рішенням ВЛК обмежено придатними аботимчасово непридатними, добровільно звільнитися з військової служби за станомздоров’я.</text:p>
      <text:p text:style-name="P4">
Крім того, військові закликають Генштаб ЗСУ продовжити термін виплатигрошового забезпечення військовослужбовцям, які знаходяться у розпорядженнікомандира військової частини, за останніми займаними посадами до моментузвільнення з військової служби, в тому числі за періоди, що минули.</text:p>
      <text:p text:style-name="P4">
Раніше Голова Верховної Ради Руслан Стефанчук у коментарі Укрінформу заявив,що <text:a xlink:type="simple" xlink:href="https://www.ukrinform.ua/rubric-society/3697910-vijskovi-prodovzuut-otrimuvati-nadbavki-u-period-likuvanna-pisla-poranen-stefancuk.html" text:style-name="Internet_20_link" text:visited-style-name="Visited_20_Internet_20_Link">
 </text:a>
 ,передбачені відповідними нормативно-правовими актами</text:p>
      <text:p text:style-name="P4">
Source: <text:a xlink:type="simple" xlink:href="https://www.ukrinform.ua/rubric-society/3697917-deputat-pro-nizki-viplati-bijcam-na-likuvanni-ce-pitanna-do-okremih-vijskovih-castin.html" text:style-name="Internet_20_link" text:visited-style-name="Visited_20_Internet_20_Link">
https://www.ukrinform.ua/rubric-society/3697917-deputat-pro-nizki-viplati-bijcam-na-likuvanni-ce-pitanna-do-okremih-vijskovih-castin.html</text:a>
</text:p>
      <!--NEWS-->
      <text:h text:style-name="P10" text:outline-level="1">
<text:span text:style-name="T4">
Ще шість танків Leopard 2 для України вже в Іспанії</text:span>
</text:h>
      <text:p text:style-name="P4">
Authors: Ukrinform (Person)</text:p>
      <text:p text:style-name="P4">
Publisher: Укринформ (Organization)</text:p>
      <text:p text:style-name="P4">
Published Time: 2023-04-19T15:29:53+03:00</text:p>
      <text:p text:style-name="P4">
Modified Time: 2023-04-19T15:29:53+03:00</text:p>
      <text:p text:style-name="P4">
Description: Шість танків Leopard 2, які Іспанія надасть Україні, прибули до порту Сантандер у північній частині країни. — Укрінформ.</text:p>
      <text:p text:style-name="P4">
Images: ["<text:a xlink:type="simple" xlink:href="https://static.ukrinform.com/photos/2023_02/thumb_files/630_360_1677073795-317.jpg" text:style-name="Internet_20_link" text:visited-style-name="Visited_20_Internet_20_Link">
630_360_16770...</text:a>
"]</text:p>
      <text:p text:style-name="P4">
Tags: ['Іспанія', 'Танк', 'Війна з росією']</text:p>
      <text:p text:style-name="P4">
Type: Article</text:p>
      <!--METADATA-->
      <text:p text:style-name="P4">
<draw:frame draw:style-name="fr1" draw:name="Image152" text:anchor-type="as-char" svg:width="6.9236in" svg:height="3.956343in" draw:z-index="0">
<draw:image xlink:href="../Images/yкринформ/2023-04-19T15-29-53-03-00/630_360_1677073795-317.jpg" xlink:type="simple" xlink:show="embed" xlink:actuate="onLoad" draw:mime-type="image/jpeg"/>
</draw:frame>
 Шістьтанків Leopard 2, які Іспанія надасть Україні, прибули до порту Сантандер упівнічній частині країни.</text:p>
      <text:p text:style-name="P4">
Як передає Укрінформ, про це повідомляє <text:a xlink:type="simple" xlink:href="https://edition.cnn.com/europe/live-news/russia-ukraine-war-news-04-19-23/h_4e166e2924777c2187822f7237155d29" text:style-name="Internet_20_link" text:visited-style-name="Visited_20_Internet_20_Link">
</text:a>
</text:p>
      <text:p text:style-name="P4">
Очікується, що ці танки разом з іншою бронетехнікою, наданою <text:a xlink:type="simple" xlink:href="https://www.ukrinform.ua/tag-ispania" text:style-name="Internet_20_link" text:visited-style-name="Visited_20_Internet_20_Link">
</text:a>
 , будуть готові до відправлення нафронт в Україні до кінця місяця.</text:p>
      <text:p text:style-name="P4">
Танки «Leopard-2» мають відносно низькі вимоги до обслуговування порівняно зіншими моделями, тому змушують експертів вважати, що ці танки можуть швидкодопомогти Україні у відбитті російської агресії.</text:p>
      <text:p text:style-name="P4">
<text:span text:style-name="T4">
Читайте також:</text:span>
 <text:a xlink:type="simple" xlink:href="https://www.ukrinform.ua/rubric-ato/3697643-nimeccina-peredala-ukraini-sistemu-ppo-patriot.html" text:style-name="Internet_20_link" text:visited-style-name="Visited_20_Internet_20_Link">
 </text:a>
</text:p>
      <text:p text:style-name="P4">
Як повідомляв Укрінформ, <text:a xlink:type="simple" xlink:href="https://www.ukrinform.ua/rubric-ato/3688202-solc-pidtverdiv-nimeccina-peredala-ukraini-18-tankiv-leopard.html" text:style-name="Internet_20_link" text:visited-style-name="Visited_20_Internet_20_Link">
 </text:a>
 Leopard 2A6.Також Україна отримала від Португалії три танки Leopard моделі 2A6.</text:p>
      <text:p text:style-name="P4">
12 квітня міністерка оборони Маргарита Роблес заявила, що танки Leopardпочнуть передавати Україні найближчими днями. Ще чотири танки перебувають наремонті і їх передадуть пізніше.</text:p>
      <text:p text:style-name="P4">
Source: <text:a xlink:type="simple" xlink:href="https://www.ukrinform.ua/rubric-ato/3697957-se-sist-tankiv-leopard-2-dla-ukraini-vze-v-ispanii.html" text:style-name="Internet_20_link" text:visited-style-name="Visited_20_Internet_20_Link">
https://www.ukrinform.ua/rubric-ato/3697957-se-sist-tankiv-leopard-2-dla-ukraini-vze-v-ispanii.html</text:a>
</text:p>
      <!--NEWS-->
      <text:h text:style-name="P10" text:outline-level="1">
<text:span text:style-name="T4">
11-річний українець виборов срібло на турнірі із шахів та віддав призові захисникам Бахмута</text:span>
</text:h>
      <text:p text:style-name="P4">
Authors: Ukrinform (Person)</text:p>
      <text:p text:style-name="P4">
Publisher: Укринформ (Organization)</text:p>
      <text:p text:style-name="P4">
Published Time: 2023-04-19T15:33:44+03:00</text:p>
      <text:p text:style-name="P4">
Modified Time: 2023-04-19T15:33:44+03:00</text:p>
      <text:p text:style-name="P4">
Description: Шахіст з України Дмитро Федянин виборов срібло на турнірі для дітей в Об'єднаних Арабських Еміратах та віддав призові гроші для військових, які боронять місто Бахмут Донецької області. — Укрінформ.</text:p>
      <text:p text:style-name="P4">
Images: ["<text:a xlink:type="simple" xlink:href="https://static.ukrinform.com/photos/2023_04/thumb_files/630_360_1681907114-497.jpg" text:style-name="Internet_20_link" text:visited-style-name="Visited_20_Internet_20_Link">
630_360_16819...</text:a>
", "<text:a xlink:type="simple" xlink:href="https://static.ukrinform.com/photos/2023_04/1681907113-551.jpg" text:style-name="Internet_20_link" text:visited-style-name="Visited_20_Internet_20_Link">
1681907113-55...</text:a>
"]</text:p>
      <text:p text:style-name="P4">
Tags: ['Бахмут', 'Шахи', 'Війна з росією']</text:p>
      <text:p text:style-name="P4">
Type: Article</text:p>
      <!--METADATA-->
      <text:p text:style-name="P4">
<draw:frame draw:style-name="fr1" draw:name="Image153" text:anchor-type="as-char" svg:width="6.9236in" svg:height="3.956343in" draw:z-index="0">
<draw:image xlink:href="../Images/yкринформ/2023-04-19T15-33-44-03-00/630_360_1681907114-497.jpg" xlink:type="simple" xlink:show="embed" xlink:actuate="onLoad" draw:mime-type="image/jpeg"/>
</draw:frame>
 Шахіст зУкраїни Дмитро Федянин виборов срібло на турнірі для дітей в Об'єднанихАрабських Еміратах та віддав призові гроші для військових, які боронять містоБахмут Донецької області.</text:p>
      <text:p text:style-name="P4">
Як передає Укрінформ, про це 93-тя окрема механізована бригада Холодний Ярповідомляє у <text:a xlink:type="simple" xlink:href="https://www.facebook.com/93OMBr/posts/pfbid0KpN6LbEhJPdWNv3hvNmXiwf2ndrrqP4NYHGSBgpiZcoHX5djHiRaSj5wDcQCQ4Htl" text:style-name="Internet_20_link" text:visited-style-name="Visited_20_Internet_20_Link">
</text:a>
.</text:p>
      <text:p text:style-name="P4">
“11-річний Дмитро Федянин, який через війну був вимушений переїхати зЛуганщини, серйозно займається шахами. На чемпіонаті ОАЕ з шахів у категоріїдля шахістів до 14 років хлопець виборов друге місце, не програвши жодноїпартії”, - ідеться в повідомленні.</text:p>
      <text:p text:style-name="P4">
<draw:frame draw:style-name="fr1" draw:name="Image154" text:anchor-type="as-char" svg:width="6.9236in" svg:height="9.468686in" draw:z-index="0">
<draw:image xlink:href="../Images/yкринформ/2023-04-19T15-33-44-03-00/1681907113-551.jpg" xlink:type="simple" xlink:show="embed" xlink:actuate="onLoad" draw:mime-type="image/jpeg"/>
</draw:frame>
</text:p>
      <text:p text:style-name="P4">
Всі призові гроші хлопець вирішив до Великодня передати 93-й бригаді ХолоднийЯр, яка нині воює за Бахмут.</text:p>
      <text:p text:style-name="P4">
<text:span text:style-name="T4">
Читайте також:</text:span>
 <text:a xlink:type="simple" xlink:href="https://www.ukrinform.ua/rubric-ato/3697951-bahmut-dla-rosii-vze-stav-odnieu-z-najdorozcih-operacij-malar.html" text:style-name="Internet_20_link" text:visited-style-name="Visited_20_Internet_20_Link">
 <text:span text:style-name="T4">
Бахмут</text:span>
 </text:a>
</text:p>
      <text:p text:style-name="P4">
Як повідомляв Укрінформ, за даними Генштабу, <text:a xlink:type="simple" xlink:href="https://www.ukrinform.ua/rubric-ato/3697709-sili-oboroni-vidbili-ponad-60-atak-rosian-na-cotiroh-napramkah.html" text:style-name="Internet_20_link" text:visited-style-name="Visited_20_Internet_20_Link">
</text:a>
 .</text:p>
      <text:p text:style-name="P4">
Фото: 93-тя ОМБр Холодний Яр, Фейсбук</text:p>
      <text:p text:style-name="P4">
Source: <text:a xlink:type="simple" xlink:href="https://www.ukrinform.ua/rubric-society/3697960-11ricnij-ukrainec-viborov-sriblo-na-turniri-iz-sahiv-ta-viddav-prizovi-zahisnikam-bahmuta.html" text:style-name="Internet_20_link" text:visited-style-name="Visited_20_Internet_20_Link">
https://www.ukrinform.ua/rubric-society/3697960-11ricnij-ukrainec-viborov-sriblo-na-turniri-iz-sahiv-ta-viddav-prizovi-zahisnikam-bahmuta.html</text:a>
</text:p>
      <!--NEWS-->
      <text:h text:style-name="P10" text:outline-level="1">
<text:span text:style-name="T4">
Штайнмаєр: путін висміяв цінності та зруйнував основи європейського порядку</text:span>
</text:h>
      <text:p text:style-name="P4">
Authors: Ukrinform (Person)</text:p>
      <text:p text:style-name="P4">
Publisher: Укринформ (Organization)</text:p>
      <text:p text:style-name="P4">
Published Time: 2023-04-19T15:41:00+03:00</text:p>
      <text:p text:style-name="P4">
Modified Time: 2023-04-19T15:41:00+03:00</text:p>
      <text:p text:style-name="P4">
Description: Президент ФРН Франк-Вальтер Штайнмаєр провів певні паралелі між жорстокою війною, яку розв’язала фашистська Німеччина нападом на Польщу, та нинішньою війною, яку росія веде проти України. — Укрінформ.</text:p>
      <text:p text:style-name="P4">
Images: ["<text:a xlink:type="simple" xlink:href="https://static.ukrinform.com/photos/2023_04/thumb_files/630_360_1681909189-849.jpg" text:style-name="Internet_20_link" text:visited-style-name="Visited_20_Internet_20_Link">
630_360_16819...</text:a>
"]</text:p>
      <text:p text:style-name="P4">
Tags: ['Німеччина', 'путін', 'Штайнмаєр', 'Війна з росією']</text:p>
      <text:p text:style-name="P4">
Type: Article</text:p>
      <!--METADATA-->
      <text:p text:style-name="P4">
<draw:frame draw:style-name="fr1" draw:name="Image155" text:anchor-type="as-char" svg:width="6.9236in" svg:height="3.956343in" draw:z-index="0">
<draw:image xlink:href="../Images/yкринформ/2023-04-19T15-41-00-03-00/630_360_1681909189-849.jpg" xlink:type="simple" xlink:show="embed" xlink:actuate="onLoad" draw:mime-type="image/jpeg"/>
</draw:frame>
 ПрезидентФРН Франк-Вальтер Штайнмаєр провів певні паралелі між жорстокою війною, якурозв’язала фашистська Німеччина нападом на Польщу, та нинішньою війною, якуросія веде проти України.</text:p>
      <text:p text:style-name="P4">
Про це, як повідомляє Укрінформ, він заявив 19 квітня у столиці Польщі у своїйпромові з нагоди вшанування 80-ї річниці повстання у Варшавському гетто.</text:p>
      <text:p text:style-name="P4">
«Найголовніший урок нашої історії: ніколи більше! Більше ніякого расизму,ніколи знову неприборканого націоналізму, ніколи знову варварськоїзагарбницької <text:a xlink:type="simple" xlink:href="https://www.ukrinform.ua/tag-vijna-z-rosieu" text:style-name="Internet_20_link" text:visited-style-name="Visited_20_Internet_20_Link">
 </text:a>
 . Ніколи знову– на цьому ґрунтується наша спільна Європа. Ми, хто сьогодні тут вшановуєпам’ять, об’єднані вірою в наше спільне майбутнє та наші спільні цінності:чинність міжнародного права, мирне співіснування всіх людей у ​​свободі тадемократії», - заявив Штайнмаєр.</text:p>
      <text:p text:style-name="P4">
Він підкреслив, що своїм незаконним нападом на мирну, демократичну сусіднюкраїну володимир путін висміяв ці цінності та зруйнував основи європейськогобезпекового порядку. російський президент порушив міжнародне право, кинуввиклик принципу непорушності кордонів і загарбує чужу землю. Ця війнаприносить народу України незмірні страждання, насильство, руйнування тасмерть, підкреслив політик. Він зауважив, що жителі Польщі та Ізраїлю знаютьзі своєї власної історії, що за свободу і незалежність потрібно боротися ізахищати їх, захищати демократію.</text:p>
      <text:p text:style-name="P4">
<text:span text:style-name="T4">
Читайте також:</text:span>
 <text:a xlink:type="simple" xlink:href="https://www.ukrinform.ua/rubric-world/3697792-stajnmaer-vsanue-pamat-geroiv-varsavskogo-povstanna.html" text:style-name="Internet_20_link" text:visited-style-name="Visited_20_Internet_20_Link">
 <text:span text:style-name="T4">
Штайн</text:span>
 </text:a>
</text:p>
      <text:p text:style-name="P4">
Але німці, за словами їх лідера, також засвоїли уроки власної історії.</text:p>
      <text:p text:style-name="P4">
«Ніколи більше означає, що злочинної загарбницької війни на зразок росії протиУкраїни в Європі бути не повинно. Ніколи знову означає: ми твердо стоїмо набоці України – разом з Польщею та іншими нашими партнерами по альянсу. Мипідтримуємо Україну гуманітарно, політично та військово – разом з Польщею танашими союзниками. Ніколи знову означає, що ми, ліберальні демократії, сильні,коли діємо разом і об’єднано», - підкреслив президент ФРН.</text:p>
      <text:p text:style-name="P4">
Він зізнався, що йому важко говорити перед поляками в цей день і в цьомумісці. За словами Штайнмаєра, «необхідно і водночас важко» приїхати на місцеколишнього гетто, де німці вчинили жахливі злочини, які в нього викликаютьглибокий сором.</text:p>
      <text:p text:style-name="P4">
«Я стою сьогодні перед вами і вклоняюся мужнім борцям у Варшавському гетто. Углибокій скорботі вклоняюся загиблим... Сьогодні я стою перед вами і прошувибачення за злочини, вчинені тут німцями», - сказав він.</text:p>
      <text:p text:style-name="P4">
Президент назвав необхідним більше інформування німецької спільноти прозлочини німців у Польщі, щоби сьогоднішні громадяни демократичної ФРНусвідомлювали свою відповідальність і завдання, яке залишили їм ті, хто вижив,і ті, хто загинув.</text:p>
      <text:p text:style-name="P4">
«Для нас, німців, відповідальність перед обличчям нашої історії не знає меж.Це залишається нашим застереженням у сьогоденні та в майбутньому… Ми, німці,усвідомлюємо обов’язок захищати мир і свободу. І я переконаний, що за останнімісяці наші країни, наші ліберальні демократії ще більше зблизилися, і що нашадружба зараз має ще міцніші основи», - сказав німецький президент.</text:p>
      <text:p text:style-name="P4">
<text:span text:style-name="T4">
Читайте також:</text:span>
 <text:a xlink:type="simple" xlink:href="https://www.ukrinform.ua/rubric-ato/3697643-nimeccina-peredala-ukraini-sistemu-ppo-patriot.html" text:style-name="Internet_20_link" text:visited-style-name="Visited_20_Internet_20_Link">
 <text:span text:style-name="T4">
Німеччин</text:span>
 </text:a>
</text:p>
      <text:p text:style-name="P4">
Штайнмаєр став першим президентом Німеччини, який виступив з промовою вісторичному місці. Його запросив до слова президент Польщі Анджей Дуда. Такожу церемонії взяв участь президент Ізраїлю Ісаак Герцог.</text:p>
      <text:p text:style-name="P4">
З історії відомо, що з пам’ятником героям Варшавського гетто пов’язаниймомент, який називають одним з найзначніших у новітній історії Європи: 7грудня 1970 року Віллі Брандт (соціал-демократ, так само як президентШтайнмаєр) став першим канцлером ФРН, який приїхав до Польщі після завершенняДругої світової війни; він поклав вінок до меморіалу, після чого неочікуваностав навколішки. Тоді цей жест викликав непорозуміння у великої частини якполяків, так і німців.</text:p>
      <text:p text:style-name="P4">
<text:span text:style-name="T5">
Фото: bundespraesident.de</text:span>
</text:p>
      <text:p text:style-name="P4">
Source: <text:a xlink:type="simple" xlink:href="https://www.ukrinform.ua/rubric-polytics/3697962-stajnmaer-putin-vismiav-cinnosti-ta-zrujnuvav-osnovi-evropejskogo-poradku.html" text:style-name="Internet_20_link" text:visited-style-name="Visited_20_Internet_20_Link">
https://www.ukrinform.ua/rubric-polytics/3697962-stajnmaer-putin-vismiav-cinnosti-ta-zrujnuvav-osnovi-evropejskogo-poradku.html</text:a>
</text:p>
      <!--NEWS-->
      <text:h text:style-name="P10" text:outline-level="1">
<text:span text:style-name="T4">
Медична інформація про військових буде захищеною – Маляр</text:span>
</text:h>
      <text:p text:style-name="P4">
Authors: Ukrinform (Person)</text:p>
      <text:p text:style-name="P4">
Publisher: Укринформ (Organization)</text:p>
      <text:p text:style-name="P4">
Published Time: 2023-04-19T15:49:09+03:00</text:p>
      <text:p text:style-name="P4">
Modified Time: 2023-04-19T15:49:09+03:00</text:p>
      <text:p text:style-name="P4">
Description: Міністерство оборони разом з іншими відомствами працює над покращенням ефективності роботи військово-лікарських комісій, в тому числі й шляхом цифровізації, але інформація про захисників обов’язково буде захищеною. — Укрінформ.</text:p>
      <text:p text:style-name="P4">
Images: ["<text:a xlink:type="simple" xlink:href="https://static.ukrinform.com/photos/2022_08/thumb_files/630_360_1659616971-749.jpg" text:style-name="Internet_20_link" text:visited-style-name="Visited_20_Internet_20_Link">
630_360_16596...</text:a>
"]</text:p>
      <text:p text:style-name="P4">
Tags: ['Медицина', 'Малярія', 'Єдині новини']</text:p>
      <text:p text:style-name="P4">
Type: Article</text:p>
      <!--METADATA-->
      <text:p text:style-name="P4">
<draw:frame draw:style-name="fr1" draw:name="Image156" text:anchor-type="as-char" svg:width="6.9236in" svg:height="3.956343in" draw:z-index="0">
<draw:image xlink:href="../Images/yкринформ/2023-04-19T15-49-09-03-00/630_360_1659616971-749.jpg" xlink:type="simple" xlink:show="embed" xlink:actuate="onLoad" draw:mime-type="image/jpeg"/>
</draw:frame>
Міністерство оборони разом з іншими відомствами працює над покращеннямефективності роботи військово-лікарських комісій, в тому числі й шляхомцифровізації, але інформація про захисників обов’язково буде захищеною.</text:p>
      <text:p text:style-name="P4">
Про це заступник міністра оборони України Ганна Маляр сказала в ефірітелемарафону «Єдині новини», передає Укрінформ.</text:p>
      <text:p text:style-name="P4">
«Тут не можна ставити знак рівності між цивільною системою обігу довідокHELSI, до якої більшість уже звикла, та обігом інформації про військових, томущо є певні обмеження з точки зору безпеки. Зараз іде війна, і питання того, деі в який момент знаходитиметься військовий, ця інформація не повинна бути внезахищеному доступі в інтернеті. Для цього є певні механізми захисту й певнінюанси. Покращення роботи військово-лікарських комісій не залежить тільки відмедичних сил чи Міністерства оборони, тому ми працюємо великою групою іздекількома міністерствами та громадськістю», - зазначила Маляр.</text:p>
      <text:p text:style-name="P4">
<text:span text:style-name="T4">
Читайте також:</text:span>
 <text:a xlink:type="simple" xlink:href="https://www.ukrinform.ua/rubric-society/3697736-u-minoboroni-zaklikaut-ne-povidomlati-pro-smert-vijskovogo-ranise-za-oficijne-pidtverdzenna.html" text:style-name="Internet_20_link" text:visited-style-name="Visited_20_Internet_20_Link">
 </text:a>
</text:p>
      <text:p text:style-name="P4">
За її словами, паперовий обіг ВЛК і паперові довідки встановлені нормамизакону. І військово-лікарські комісії виконують закон. "Вже у першому читаннідва законопроєкти проголосовані. Ми очікуємо, що підтримають депутати і вдругому читанні. Ми пропонуємо прискорити цю процедуру, яким чином можна їїосучаснити. Оця унікальна єдина система надання допомоги пораненим містить всобі єдиний простір військових і цивільних закладів, і ВЛК теж залучають досвоєї роботи більшою мірою цивільних лікарів, тому що неможливо впоратися зось цим напливом людей», - зауважила заступник глави МОУ.</text:p>
      <text:p text:style-name="P4">
На думку Маляр, повномасштабна війна поставила Збройні сили та Міністерствооборони перед новими викликами. У тому числі це стосується роботи військово-лікарських комісій, адже до повномасштабного вторгнення офіційнонараховувалося 215 тисяч військових, а всі інші – цивільні працівники Збройнихсил. Тепер є сотні тисяч мобілізованих осіб, яких мають обслуговувати ті жсамі ВЛК, бо під час війни збільшувати їх кількість не можна.</text:p>
      <text:p text:style-name="P4">
<text:span text:style-name="T4">
Читайте також:</text:span>
 <text:a xlink:type="simple" xlink:href="https://www.ukrinform.ua/rubric-ato/3697207-vorog-namagaetsa-pereklasti-provinu-za-vbitih-ukrainciv-z-sebe-na-nas-malar.html" text:style-name="Internet_20_link" text:visited-style-name="Visited_20_Internet_20_Link">
 <text:span text:style-name="T4">
Маляр</text:span>
 </text:a>
</text:p>
      <text:p text:style-name="P4">
Як повідомлялося, в уряді розробили план із цифровізації військово-лікарськоїкомісії з метою знизити черги та навантаження на поранених військових.</text:p>
      <text:p text:style-name="P4">
Source: <text:a xlink:type="simple" xlink:href="https://www.ukrinform.ua/rubric-society/3697963-medicna-informacia-pro-vijskovih-bude-zahisenou-malar.html" text:style-name="Internet_20_link" text:visited-style-name="Visited_20_Internet_20_Link">
https://www.ukrinform.ua/rubric-society/3697963-medicna-informacia-pro-vijskovih-bude-zahisenou-malar.html</text:a>
</text:p>
      <!--NEWS-->
      <text:h text:style-name="P10" text:outline-level="1">
<text:span text:style-name="T4">
У Молдові працівника посольства рф можуть оголосити персоною нон ґрата</text:span>
</text:h>
      <text:p text:style-name="P4">
Authors: Ukrinform (Person)</text:p>
      <text:p text:style-name="P4">
Publisher: Укринформ (Organization)</text:p>
      <text:p text:style-name="P4">
Published Time: 2023-04-19T15:50:12+03:00</text:p>
      <text:p text:style-name="P4">
Modified Time: 2023-04-19T15:50:12+03:00</text:p>
      <text:p text:style-name="P4">
Description: Міністерство іноземних справ і європейської інтеграції Молдови викликало посла росії у Кишеневі олега васнєцова, щоб оголосити рішення влади після інциденту з президентом Татарстану. Одного зі співробітників посольства можуть оголосити персоною нон грата. — Укрінформ.</text:p>
      <text:p text:style-name="P4">
Images: ["<text:a xlink:type="simple" xlink:href="https://static.ukrinform.com/photos/2022_04/thumb_files/630_360_1649857838-528.jpg" text:style-name="Internet_20_link" text:visited-style-name="Visited_20_Internet_20_Link">
630_360_16498...</text:a>
"]</text:p>
      <text:p text:style-name="P4">
Tags: ['Молдова', 'Персона нон грата', 'Війна з росією']</text:p>
      <text:p text:style-name="P4">
Type: Article</text:p>
      <!--METADATA-->
      <text:p text:style-name="P4">
<draw:frame draw:style-name="fr1" draw:name="Image157" text:anchor-type="as-char" svg:width="6.9236in" svg:height="3.956343in" draw:z-index="0">
<draw:image xlink:href="../Images/yкринформ/2023-04-19T15-50-12-03-00/630_360_1649857838-528.jpg" xlink:type="simple" xlink:show="embed" xlink:actuate="onLoad" draw:mime-type="image/jpeg"/>
</draw:frame>
Міністерство іноземних справ і європейської інтеграції Молдови викликало посларосії у Кишеневі олега васнєцова, щоб оголосити рішення влади після інцидентуз президентом Татарстану. Одного зі співробітників посольства можуть оголоситиперсоною нон грата.</text:p>
      <text:p text:style-name="P4">
Як передає Укрінформ, про це повідомляє <text:a xlink:type="simple" xlink:href="https://newsmaker.md/rus/novosti/posla-rossii-v-moldove-vyzvali-v-midei-posle-intsidenta-s-glavoy-tatarstana/" text:style-name="Internet_20_link" text:visited-style-name="Visited_20_Internet_20_Link">
</text:a>
</text:p>
      <text:p text:style-name="P4">
«Заява прем’єр-міністра (Доріна Речана – ред.) про відкликання акредитації удвох співробітників посольства рф пов’язане з їхньою неналежною поведінкоючерез відмову у в’їзді в країну голови Татарстану. У цих співробітниківпосольства <text:a xlink:type="simple" xlink:href="https://www.ukrinform.ua/tag-rosia" text:style-name="Internet_20_link" text:visited-style-name="Visited_20_Internet_20_Link">
 </text:a>
 відкличуть карти доступу доаеропорту Кишенева», – сказав прессекретар молдовського уряду Даніел Воде.</text:p>
      <text:p text:style-name="P4">
Також за його словами, Речан заявив про необхідність вивчення можливостіоголосити персоною нон ґрата одного зі співробітників російського посольства уМолдові.</text:p>
      <text:p text:style-name="P4">
Як повідомлялося, 17 квітня президент Татарстану Рустам Мінніханов заявив, щойого не впустили в Молдову. Відео з відповідною заявою було опублікованеросійським телеканалом RT.</text:p>
      <text:p text:style-name="P4">
У прикордонній поліції Молдови заявили, що Мінніханов не мав достатньогоприводу для в’їзду в країну. Там також зазначили, що влада Молдови ранішепопросила російських урядовців утриматися від втручання у внутрішні справикраїни.</text:p>
      <text:p text:style-name="P4">
<text:span text:style-name="T4">
Читайте також:</text:span>
 <text:a xlink:type="simple" xlink:href="https://www.ukrinform.ua/rubric-world/3695626-u-moldovi-zasudili-do-15-rokiv-vaznici-lidera-prorosijskoi-partii-sor.html" text:style-name="Internet_20_link" text:visited-style-name="Visited_20_Internet_20_Link">
 <text:span text:style-name="T4">
Молдов</text:span>
 </text:a>
</text:p>
      <text:p text:style-name="P4">
Як повідомляє <text:a xlink:type="simple" xlink:href="https://point.md/ru/novosti/politika/sotrudnika-posol-stva-rossii-v-moldove-mogut-ob-iavit-personoi-non-grata/" text:style-name="Internet_20_link" text:visited-style-name="Visited_20_Internet_20_Link">
 </text:a>
 <text:a xlink:type="simple" xlink:href="https://point.md/ru/novosti/politika/sotrudnika-posol-stva-rossii-v-moldove-mogut-ob-iavit-personoi-non-grata/" text:style-name="Internet_20_link" text:visited-style-name="Visited_20_Internet_20_Link">
</text:a>
 , двоє представників російськогопосольства перебували в аеропорту в день прибуття Мінніханова. Можливі іменапредставників росії поки не розголошуються.</text:p>
      <text:p text:style-name="P4">
Нагадаємо, роскомнагляд ухвалив рішення про <text:a xlink:type="simple" xlink:href="https://www.ukrinform.ua/rubric-world/3697887-u-rosii-zablokuvali-dostup-do-moldovskogo-sajtu-novin-akij-visvitlue-vijnu.html" text:style-name="Internet_20_link" text:visited-style-name="Visited_20_Internet_20_Link">
</text:a>
 на всій території росії зарішенням генпрокуратури рф.</text:p>
      <text:p text:style-name="P4">
Source: <text:a xlink:type="simple" xlink:href="https://www.ukrinform.ua/rubric-world/3697964-u-moldovi-pracivnika-posolstva-rf-mozut-ogolositi-personou-non-grata.html" text:style-name="Internet_20_link" text:visited-style-name="Visited_20_Internet_20_Link">
https://www.ukrinform.ua/rubric-world/3697964-u-moldovi-pracivnika-posolstva-rf-mozut-ogolositi-personou-non-grata.html</text:a>
</text:p>
      <!--NEWS-->
      <text:h text:style-name="P10" text:outline-level="1">
<text:span text:style-name="T4">
Меморіальне військове кладовище розраховане на 50 тисяч поховань — Мінветеранів</text:span>
</text:h>
      <text:p text:style-name="P4">
Authors: Ukrinform (Person)</text:p>
      <text:p text:style-name="P4">
Publisher: Укринформ (Organization)</text:p>
      <text:p text:style-name="P4">
Published Time: 2023-04-19T15:51:41+03:00</text:p>
      <text:p text:style-name="P4">
Modified Time: 2023-04-19T15:51:41+03:00</text:p>
      <text:p text:style-name="P4">
Description: Проєкт Національного військового меморіального кладовища передбачає розміщення 50 тисяч поховань без урахування колумбарію. — Укрінформ.</text:p>
      <text:p text:style-name="P4">
Images: ["<text:a xlink:type="simple" xlink:href="https://static.ukrinform.com/photos/2023_04/thumb_files/630_360_1681907799-227.jpg" text:style-name="Internet_20_link" text:visited-style-name="Visited_20_Internet_20_Link">
630_360_16819...</text:a>
", "<text:a xlink:type="simple" xlink:href="https://static.ukrinform.com/photos/2023_04/1681908022-513.jpg" text:style-name="Internet_20_link" text:visited-style-name="Visited_20_Internet_20_Link">
1681908022-51...</text:a>
", "<text:a xlink:type="simple" xlink:href="https://static.ukrinform.com/photos/2023_04/1681907862-729.jpg" text:style-name="Internet_20_link" text:visited-style-name="Visited_20_Internet_20_Link">
1681907862-72...</text:a>
", "<text:a xlink:type="simple" xlink:href="https://static.ukrinform.com/photos/2023_04/1681907945-231.jpg" text:style-name="Internet_20_link" text:visited-style-name="Visited_20_Internet_20_Link">
1681907945-23...</text:a>
"]</text:p>
      <text:p text:style-name="P4">
Tags: ['Міністерство у справах ветеранів', 'Меморіальне кладовище']</text:p>
      <text:p text:style-name="P4">
Type: Article</text:p>
      <!--METADATA-->
      <text:p text:style-name="P4">
<draw:frame draw:style-name="fr1" draw:name="Image158" text:anchor-type="as-char" svg:width="6.9236in" svg:height="3.956343in" draw:z-index="0">
<draw:image xlink:href="../Images/yкринформ/2023-04-19T15-51-41-03-00/630_360_1681907799-227.jpg" xlink:type="simple" xlink:show="embed" xlink:actuate="onLoad" draw:mime-type="image/jpeg"/>
</draw:frame>
 ПроєктНаціонального військового меморіального кладовища передбачає розміщення 50тисяч поховань без урахування колумбарію.</text:p>
      <text:p text:style-name="P4">
Про це зазначив Директор департаменту громадянської ідентичності таветеранського розвитку Міністерства у справах ветеранів Максим Кушнір під часкруглого столу: «Пантеон Героїв: як увіковічити пам’ять тих, хто віддав життяза Україну», що відбувся у Military Media Center, повідомляє кореспондентУкрінформу.</text:p>
      <text:p text:style-name="P4">
«Ми розглядаємо варіант, що меморіальне кладовище буде для близько 50 тисячпоховань, не враховуючи колумбарію, оскільки в колумбарії можна здійснитибільше поховань», - сказав він.</text:p>
      <text:p text:style-name="P4">
<draw:frame draw:style-name="fr1" draw:name="Image159" text:anchor-type="as-char" svg:width="6.9236in" svg:height="4.615733in" draw:z-index="0">
<draw:image xlink:href="../Images/yкринформ/2023-04-19T15-51-41-03-00/1681908022-513.jpg" xlink:type="simple" xlink:show="embed" xlink:actuate="onLoad" draw:mime-type="image/jpeg"/>
</draw:frame>
</text:p>
      <text:p text:style-name="P4">
Водночас Кушнір зауважив, що міністерство переглянуло близько десяти можливихділянок цвинтарів і зупинилося на Биківнянських могилах. За його словами,основним орієнтиром для проєкту буде кладовище у Стокгольмі, оскільки «саметам близько 40 тис. поховань припадає на зону соснового бору».</text:p>
      <text:p text:style-name="P4">
Водночас президент історичного клубу «Холодний Яр» Роман Коваль наголосив, що«Биківня» - назва, яка абсолютно не підходить для назви місця, девшановуватимуть героїв. Також він зауважив, що гідним місцем для кладовища єцентральна частина <text:a xlink:type="simple" xlink:href="https://www.ukrinform.ua/tag-kiiv" text:style-name="Internet_20_link" text:visited-style-name="Visited_20_Internet_20_Link">
 </text:a>
 , але не «околицяміста біля задимленої траси».</text:p>
      <text:p text:style-name="P4">
<draw:frame draw:style-name="fr1" draw:name="Image160" text:anchor-type="as-char" svg:width="6.9236in" svg:height="4.615733in" draw:z-index="0">
<draw:image xlink:href="../Images/yкринформ/2023-04-19T15-51-41-03-00/1681907862-729.jpg" xlink:type="simple" xlink:show="embed" xlink:actuate="onLoad" draw:mime-type="image/jpeg"/>
</draw:frame>
</text:p>
      <text:p text:style-name="P4">
Своєю чергою, доктор історичних наук Ігор Гирич зауважив, що проєкт військовихпоховань необхідно розширити до Пантеону Героїв, включно з людьми, які воювализа Україну не лише сьогодні, а й в минулі часи, зокрема, у часи визвольнихзмагань та Другої світової війни.</text:p>
      <text:p text:style-name="P4">
<draw:frame draw:style-name="fr1" draw:name="Image161" text:anchor-type="as-char" svg:width="6.9236in" svg:height="4.615733in" draw:z-index="0">
<draw:image xlink:href="../Images/yкринформ/2023-04-19T15-51-41-03-00/1681907945-231.jpg" xlink:type="simple" xlink:show="embed" xlink:actuate="onLoad" draw:mime-type="image/jpeg"/>
</draw:frame>
</text:p>
      <text:p text:style-name="P4">
На його думку, пантеон та цвинтар міг би розташовуватися на територіїМежигірського монастиря, який ще у 18 ст. був одним із українських пантеонів.Там було поховано Семена Палія та інші полковників козацького війська.</text:p>
      <text:p text:style-name="P4">
«Там зараз відновлюється православний монастир, і, можливо, цю територію можнабуло б пристосувати до Пантеону Героїв та розмістити там кладовище», - сказаввін.</text:p>
      <text:p text:style-name="P4">
<text:span text:style-name="T4">
Читайте також:</text:span>
 <text:a xlink:type="simple" xlink:href="https://www.ukrinform.ua/rubric-society/3695766-persi-pohovanna-na-memorialnomu-kladovisi-rozpocnutsa-naprikinci-oseni-minveteraniv.html" text:style-name="Internet_20_link" text:visited-style-name="Visited_20_Internet_20_Link">
 <text:span text:style-name="T4">
меморіальному</text:span>
 </text:a>
</text:p>
      <text:p text:style-name="P4">
Як повідомлялося, у травні 2022 року Верховна Рада ухвалила закон, якимпередбачається створення Національного військового меморіального кладовища.Закон передбачає розміщення меморіального архітектурного комплексу наспеціально відведеній земельній ділянці, включно з військовим кладовищем,музейним комплексом, ритуальною будівлею та спорудою для почесних поховань.</text:p>
      <text:p text:style-name="P4">
Source: <text:a xlink:type="simple" xlink:href="https://www.ukrinform.ua/rubric-society/3697967-memorialne-vijskove-kladovise-rozrahovane-na-50-tisac-pohovan-minveteraniv.html" text:style-name="Internet_20_link" text:visited-style-name="Visited_20_Internet_20_Link">
https://www.ukrinform.ua/rubric-society/3697967-memorialne-vijskove-kladovise-rozrahovane-na-50-tisac-pohovan-minveteraniv.html</text:a>
</text:p>
      <!--NEWS-->
      <text:h text:style-name="P10" text:outline-level="1">
<text:span text:style-name="T4">
Зеленський провів на Волині нараду щодо облаштування та охорони кордону</text:span>
</text:h>
      <text:p text:style-name="P4">
Authors: Ukrinform (Person)</text:p>
      <text:p text:style-name="P4">
Publisher: Укринформ (Organization)</text:p>
      <text:p text:style-name="P4">
Published Time: 2023-04-19T15:59:56+03:00</text:p>
      <text:p text:style-name="P4">
Modified Time: 2023-04-19T15:59:56+03:00</text:p>
      <text:p text:style-name="P4">
Description: Президент України Володимир Зеленський провів нараду щодо облаштування та охорони державного кордону, а також актуальної безпекової ситуації на Волині. — Укрінформ.</text:p>
      <text:p text:style-name="P4">
Images: ["<text:a xlink:type="simple" xlink:href="https://static.ukrinform.com/photos/2023_04/thumb_files/630_360_1681908885-839.jpeg" text:style-name="Internet_20_link" text:visited-style-name="Visited_20_Internet_20_Link">
630_360_16819...</text:a>
"]</text:p>
      <text:p text:style-name="P4">
Tags: ['Волинь', 'Зеленський', 'Війна з росією']</text:p>
      <text:p text:style-name="P4">
Type: Article</text:p>
      <!--METADATA-->
      <text:p text:style-name="P4">
<draw:frame draw:style-name="fr1" draw:name="Image162" text:anchor-type="as-char" svg:width="6.9236in" svg:height="3.956343in" draw:z-index="0">
<draw:image xlink:href="../Images/yкринформ/2023-04-19T15-59-56-03-00/630_360_1681908885-839.jpeg" xlink:type="simple" xlink:show="embed" xlink:actuate="onLoad" draw:mime-type="image/jpeg"/>
</draw:frame>
 ПрезидентУкраїни Володимир Зеленський провів нараду щодо облаштування та охоронидержавного кордону, а також актуальної безпекової ситуації на Волині.</text:p>
      <text:p text:style-name="P4">
Про це повідомляється на <text:a xlink:type="simple" xlink:href="https://www.president.gov.ua/news/glava-derzhavi-proviv-naradu-shodo-socialno-ekonomichnoyi-ta-82357" text:style-name="Internet_20_link" text:visited-style-name="Visited_20_Internet_20_Link">
 </text:a>
 передає Укрінформ.</text:p>
      <text:p text:style-name="P4">
Зазначається, що під час наради було заслухано доповіді про ситуацію в зонівідповідальності оперативного угруповання військ «Волинь» та готовністьвійськових підрозділів до виконання завдань, а також про заходи щодоукріплення державного кордону в межах Волинської області.</text:p>
      <text:p text:style-name="P4">
Крім того, на нараді йшлося про оперативну та криміногенну обстановку врегіоні.</text:p>
      <text:p text:style-name="P4">
_Відео:<text:a xlink:type="simple" xlink:href="https://t.me/V_Zelenskiy_official/5913" text:style-name="Internet_20_link" text:visited-style-name="Visited_20_Internet_20_Link">
 </text:a>
 _</text:p>
      <text:p text:style-name="P4">
Учасники наради розглянули питання щодо роботи митних органів на міжнароднихпунктах пропуску у Волинській області, а також про роботу ДСНС щодо захистуцивільного населення регіону.</text:p>
      <text:p text:style-name="P4">
<text:span text:style-name="T4">
Читайте також:</text:span>
 <text:a xlink:type="simple" xlink:href="https://www.ukrinform.ua/rubric-ato/3697946-zelenskij-vidvidav-kordon-ukraini-z-bilorussu-i-polseu.html" text:style-name="Internet_20_link" text:visited-style-name="Visited_20_Internet_20_Link">
 <text:span text:style-name="T4">
Зелен</text:span>
 </text:a>
</text:p>
      <text:p text:style-name="P4">
Як повідомляв Укрінформ, на зустрічі керівництва Волинської області таЛюблінського воєводства, яка відбулася у Шацькій громаді, йшлося про <text:a xlink:type="simple" xlink:href="https://www.ukrinform.ua/rubric-regions/3689465-polsa-zbudue-novij-avtomobilnij-terminal-bila-kordonu-z-ukrainou.html" text:style-name="Internet_20_link" text:visited-style-name="Visited_20_Internet_20_Link">
</text:a>
 біля кордону з Україною.</text:p>
      <text:p text:style-name="P4">
<text:span text:style-name="T5">
Фото: ОП</text:span>
</text:p>
      <text:p text:style-name="P4">
Source: <text:a xlink:type="simple" xlink:href="https://www.ukrinform.ua/rubric-ato/3697971-zelenskij-proviv-na-volini-naradu-sodo-oblastuvanna-ta-ohoroni-kordonu.html" text:style-name="Internet_20_link" text:visited-style-name="Visited_20_Internet_20_Link">
https://www.ukrinform.ua/rubric-ato/3697971-zelenskij-proviv-na-volini-naradu-sodo-oblastuvanna-ta-ohoroni-kordonu.html</text:a>
</text:p>
      <!--NEWS-->
      <text:h text:style-name="P10" text:outline-level="1">
<text:span text:style-name="T4">
Костін у США: Спецтрибунал щодо агресії рф має бути створений на базі резолюції Генасамблеї ООН</text:span>
</text:h>
      <text:p text:style-name="P4">
Authors: Ukrinform (Person)</text:p>
      <text:p text:style-name="P4">
Publisher: Укринформ (Organization)</text:p>
      <text:p text:style-name="P4">
Published Time: 2023-04-19T16:09:35+03:00</text:p>
      <text:p text:style-name="P4">
Modified Time: 2023-04-19T16:09:35+03:00</text:p>
      <text:p text:style-name="P4">
Description: Спецтрибунал стосовно агресії російської федерації має бути створений на основі резолюції Генасамблеї ООН. — Укрінформ.</text:p>
      <text:p text:style-name="P4">
Images: ["<text:a xlink:type="simple" xlink:href="https://static.ukrinform.com/photos/2023_04/thumb_files/630_360_1681909709-890.jpeg" text:style-name="Internet_20_link" text:visited-style-name="Visited_20_Internet_20_Link">
630_360_16819...</text:a>
", "<text:a xlink:type="simple" xlink:href="https://static.ukrinform.com/photos/2023_04/1681909747-916.jpeg" text:style-name="Internet_20_link" text:visited-style-name="Visited_20_Internet_20_Link">
1681909747-91...</text:a>
"]</text:p>
      <text:p text:style-name="P4">
Tags: ['США', 'Трибунал', 'Агресія РФ', 'Андрій Костін']</text:p>
      <text:p text:style-name="P4">
Type: Article</text:p>
      <!--METADATA-->
      <text:p text:style-name="P4">
<draw:frame draw:style-name="fr1" draw:name="Image163" text:anchor-type="as-char" svg:width="6.9236in" svg:height="3.956343in" draw:z-index="0">
<draw:image xlink:href="../Images/yкринформ/2023-04-19T16-09-35-03-00/630_360_1681909709-890.jpeg" xlink:type="simple" xlink:show="embed" xlink:actuate="onLoad" draw:mime-type="image/jpeg"/>
</draw:frame>
Спецтрибунал стосовно агресії російської федерації має бути створений наоснові резолюції Генасамблеї ООН.</text:p>
      <text:p text:style-name="P4">
Про це зазначив генпрокурор Андрій Костін під час зустрічі з послом США зособливих доручень Бет Ван Скаак, в.о. юридичного радника Річардом Вісеком ів.о. помічника держсекретаря у справах Європи та Євразії Дереком Хоганом, підчас якої сторони обговорили формат майбутнього трибуналу.</text:p>
      <text:p text:style-name="P4">
“Ми вважаємо, що трибунал має бути заснований на резолюції Генасамблеї ООН,яка уповноважить генсекретаря провести переговори про укладення відповідногодоговору між ООН і Україною. Тоді імунітет не завадить <text:a xlink:type="simple" xlink:href="https://www.ukrinform.ua/tag-putin" text:style-name="Internet_20_link" text:visited-style-name="Visited_20_Internet_20_Link">
</text:a>
 й іншим високопосадовцям країни-агресорапостати перед судом”, – цитує генпрокурора <text:a xlink:type="simple" xlink:href="https://t.me/pgo_gov_ua/11394" text:style-name="Internet_20_link" text:visited-style-name="Visited_20_Internet_20_Link">
 </text:a>
.</text:p>
      <text:p text:style-name="P4">
<draw:frame draw:style-name="fr1" draw:name="Image164" text:anchor-type="as-char" svg:width="6.9236in" svg:height="4.560922in" draw:z-index="0">
<draw:image xlink:href="../Images/yкринформ/2023-04-19T16-09-35-03-00/1681909747-916.jpeg" xlink:type="simple" xlink:show="embed" xlink:actuate="onLoad" draw:mime-type="image/jpeg"/>
</draw:frame>
</text:p>
      <text:p text:style-name="P4">
Як зазначається, на думку Костіна, те, що США визнали необхідність створеннятрибуналу щодо злочину агресії, є важливим кроком на шляху до забезпеченнявідповідальності керівництва російського режиму.</text:p>
      <text:p text:style-name="P4">
Він нагадав, що у міжнародній правовій практиці є приклади, коли міжнароднийсуд притягував до відповідальності главу держави. Спеціальний суд щодо Сьєрра-Леоне, створений на основі угоди між ООН і Сьєрра-Леоне, виніс вирок чинномупрезиденту Ліберії.</text:p>
      <text:p text:style-name="P4">
<text:span text:style-name="T4">
Читайте також:</text:span>
 <text:a xlink:type="simple" xlink:href="https://www.ukrinform.ua/rubric-polytics/3697382-kostin-obgovoriv-z-predstavnikami-minustu-ssa-modeli-spectribunalu-dla-rf.html" text:style-name="Internet_20_link" text:visited-style-name="Visited_20_Internet_20_Link">
 </text:a>
</text:p>
      <text:p text:style-name="P4">
Як повідомляв Укрінформ, у Державному департаменті США <text:a xlink:type="simple" xlink:href="https://www.ukrinform.ua/rubric-polytics/3688453-derzdep-ssa-pidtrimav-gibridnij-tribunal-sodo-zlocinu-agresii-rosii.html" text:style-name="Internet_20_link" text:visited-style-name="Visited_20_Internet_20_Link">
</text:a>
 для розслідування злочинуагресії росії.</text:p>
      <text:p text:style-name="P4">
У вересні 2022 року Президент Володимир Зеленський утворив робочу групу начолі з керівником ОП Андрієм Єрмаком, яка опрацьовує питання створенняСпеціального трибуналу для притягнення до кримінальної відповідальностікерівництва російської федерації за скоєння злочину агресії проти України.Створення такого трибуналу підтримали Парламентська асамблея Ради Європи,Європарламент, Парламентська асамблея НАТО, Парламентська асамблея ОБСЄ таокремі держави.</text:p>
      <text:p text:style-name="P4">
<text:span text:style-name="T5">
Фото: ОГП</text:span>
</text:p>
      <text:p text:style-name="P4">
Source: <text:a xlink:type="simple" xlink:href="https://www.ukrinform.ua/rubric-polytics/3697972-kostin-u-ssa-spectribunal-sodo-agresii-rf-mae-buti-stvorenij-na-bazi-rezolucii-genasamblei-oon.html" text:style-name="Internet_20_link" text:visited-style-name="Visited_20_Internet_20_Link">
https://www.ukrinform.ua/rubric-polytics/3697972-kostin-u-ssa-spectribunal-sodo-agresii-rf-mae-buti-stvorenij-na-bazi-rezolucii-genasamblei-oon.html</text:a>
</text:p>
      <!--NEWS-->
      <text:h text:style-name="P10" text:outline-level="1">
<text:span text:style-name="T4">
Виплати військовим: у Генштабі закликають припинити займатися популізмом</text:span>
</text:h>
      <text:p text:style-name="P4">
Authors: Ukrinform (Person)</text:p>
      <text:p text:style-name="P4">
Publisher: Укринформ (Organization)</text:p>
      <text:p text:style-name="P4">
Published Time: 2023-04-19T16:09:47+03:00</text:p>
      <text:p text:style-name="P4">
Modified Time: 2023-04-19T16:09:47+03:00</text:p>
      <text:p text:style-name="P4">
Description: У Збройних Силах України має діяти справедлива система виплат, яка не буде створювати передумов до соціальної напруги в бойових підрозділах і з повагою ставитиметься до тих воїнів, які ризикують власним життям і здоров’ям. — Укрінформ.</text:p>
      <text:p text:style-name="P4">
Images: ["<text:a xlink:type="simple" xlink:href="https://static.ukrinform.com/photos/2022_01/thumb_files/630_360_1643092726-230.jpg" text:style-name="Internet_20_link" text:visited-style-name="Visited_20_Internet_20_Link">
630_360_16430...</text:a>
"]</text:p>
      <text:p text:style-name="P4">
Tags: ['Генштаб', 'ЗСУ', 'Гроші']</text:p>
      <text:p text:style-name="P4">
Type: Article</text:p>
      <!--METADATA-->
      <text:p text:style-name="P4">
<draw:frame draw:style-name="fr1" draw:name="Image165" text:anchor-type="as-char" svg:width="6.9236in" svg:height="3.956343in" draw:z-index="0">
<draw:image xlink:href="../Images/yкринформ/2023-04-19T16-09-47-03-00/630_360_1643092726-230.jpg" xlink:type="simple" xlink:show="embed" xlink:actuate="onLoad" draw:mime-type="image/jpeg"/>
</draw:frame>
 У ЗбройнихСилах України має діяти справедлива система виплат, яка не буде створюватипередумов до соціальної напруги в бойових підрозділах і з повагоюставитиметься до тих воїнів, які ризикують власним життям і здоров’ям.</text:p>
      <text:p text:style-name="P4">
Про це йдеться в повідомленні Генерального штабу ЗСУ в <text:a xlink:type="simple" xlink:href="https://www.facebook.com/GeneralStaff.ua/posts/pfbid06pNsTNYfqXvbHS5n5TzGGa7hyfcZKtCNMPGyruyXN59VvcK6wu156aBBMgDCh9Dsl" text:style-name="Internet_20_link" text:visited-style-name="Visited_20_Internet_20_Link">
</text:a>
, передає Укрінформ.</text:p>
      <text:p text:style-name="P4">
«Суспільство обговорює досить чутливе питання, а саме: рішення парламентуповернути додаткову грошову винагороду військовослужбовцям у розмірі 30 тисячгривень.</text:p>
      <text:p text:style-name="P4">
Солдат, який несе службу і захищає країну від агресора, ризикуючи власнимжиттям і здоров’ям, виконує завдання в надскладних умовах, має бути високомотивованим. Пригадайте, як виглядають Вугледар, Мар’їнка чи Авдіївка. Кожендень оборони України дається нам дуже високою ціною. Ціною життя та здоров’янаших захисників», — йдеться в повідомленні.</text:p>
      <text:p text:style-name="P4">
<text:span text:style-name="T4">
Читайте також:</text:span>
 <text:a xlink:type="simple" xlink:href="https://www.ukrinform.ua/rubric-society/3697917-deputat-pro-nizki-viplati-bijcam-na-likuvanni-ce-pitanna-do-okremih-vijskovih-castin.html" text:style-name="Internet_20_link" text:visited-style-name="Visited_20_Internet_20_Link">
 </text:a>
</text:p>
      <text:p text:style-name="P4">
Тому наразі додаткова грошова винагорода нараховується залежно від районівбойових дій та складності завдань, які виконують бійці.</text:p>
      <text:p text:style-name="P4">
У Генштабі ЗСУ зазначили, що 100 тисяч гривень на місяць, як і раніше,збережені захисникам, які воюють безпосередньо на передньому краї.</text:p>
      <text:p text:style-name="P4">
30 тис. грн виплачується військовим, які виконують завдання в районах бойовихдій, але не беруть безпосередньої участі в боях із противником, пропорційночасу виконання завдань, а також тим, хто перебуває на бойовому чергуванні ібере участь у відбитті повітряних нападів противника, незалежно від районувиконання завдання.</text:p>
      <text:p text:style-name="P4">
<text:span text:style-name="T4">
Читайте також:</text:span>
 <text:a xlink:type="simple" xlink:href="https://www.ukrinform.ua/rubric-polytics/3695891-vlada-sukae-grosi-na-viplati-30-tisac-dla-vijskovih-venislavskij.html" text:style-name="Internet_20_link" text:visited-style-name="Visited_20_Internet_20_Link">
 </text:a>
</text:p>
      <text:p text:style-name="P4">
Якщо військовослужбовці перебувають поза зоною бойових дій, у тилу, тододаткові бойові виплати їм не нараховуються.</text:p>
      <text:p text:style-name="P4">
Водночас з 1 лютого 2023 року всім військовослужбовцям мінімальний розміргрошового забезпечення було підвищено до 20 100 гривень.</text:p>
      <text:p text:style-name="P4">
«Просимо припинити займатися популізмом та сконцентруватися на обороні нашоїдержави», — закликали у Генштабі ЗСУ.</text:p>
      <text:p text:style-name="P4">
<text:span text:style-name="T4">
Читайте також:</text:span>
 <text:a xlink:type="simple" xlink:href="https://www.ukrinform.ua/rubric-society/3697910-vijskovi-prodovzuut-otrimuvati-nadbavki-u-period-likuvanna-pisla-poranen-stefancuk.html" text:style-name="Internet_20_link" text:visited-style-name="Visited_20_Internet_20_Link">
 <text:span text:style-name="T4">
Стефанч</text:span>
 </text:a>
</text:p>
      <text:p text:style-name="P4">
Як повідомляв Укрінформ, 10 квітня Верховна Рада підтримала повернення виплату розмірі 30 тисяч гривень для військовослужбовців, поліцейських тапрацівників Державної служби з надзвичайних ситуацій.</text:p>
      <text:p text:style-name="P4">
Член Комітету Верховної Ради з питань національної безпеки, оборони тарозвідки, представник Президента у парламенті Федір Веніславський заявив укоментарі Укрінформу, що для реалізації рішення про повернення щомісячноївиплати в розмірі 30 тисяч гривень українським захисникам необхідно знайтидодаткові джерела фінансування державного бюджету України. За його словами,такі доплати можуть обійтися державі близького одного трильйона гривень нарік.</text:p>
      <text:p text:style-name="P4">
Секретар оборонного парламентського комітету Роман Костенко в коментаріУкрінформу розповів, що задля забезпечення щомісячної додаткової виплати врозмірі 30 тисяч гривень українським захисникам, найімовірніше, доведетьсяініціювати зміни до держбюджету.</text:p>
      <text:p text:style-name="P4">
Source: <text:a xlink:type="simple" xlink:href="https://www.ukrinform.ua/rubric-society/3697973-viplati-vijskovim-u-genstabi-zaklikaut-pripiniti-zajmatisa-populizmom.html" text:style-name="Internet_20_link" text:visited-style-name="Visited_20_Internet_20_Link">
https://www.ukrinform.ua/rubric-society/3697973-viplati-vijskovim-u-genstabi-zaklikaut-pripiniti-zajmatisa-populizmom.html</text:a>
</text:p>
      <!--NEWS-->
      <text:h text:style-name="P10" text:outline-level="1">
<text:span text:style-name="T4">
Генсек ФБУ Драбіковський: Ми не будемо брати участь у змаганнях, до яких допустять росіян</text:span>
</text:h>
      <text:p text:style-name="P4">
Authors: Ukrinform (Person)</text:p>
      <text:p text:style-name="P4">
Publisher: Укринформ (Organization)</text:p>
      <text:p text:style-name="P4">
Published Time: 2023-04-19T16:14:19+03:00</text:p>
      <text:p text:style-name="P4">
Modified Time: 2023-04-19T16:14:19+03:00</text:p>
      <text:p text:style-name="P4">
Description: Генеральний секретар Федерації баскетболу України Володимир Драбіковський розповів, що Україна буде бойкотувати змагання, на які допустять росіян. — Укрінформ.</text:p>
      <text:p text:style-name="P4">
Images: ["<text:a xlink:type="simple" xlink:href="https://static.ukrinform.com/photos/2023_04/thumb_files/630_360_1681909985-994.jpeg" text:style-name="Internet_20_link" text:visited-style-name="Visited_20_Internet_20_Link">
630_360_16819...</text:a>
"]</text:p>
      <text:p text:style-name="P4">
Tags: ['Баскетбол']</text:p>
      <text:p text:style-name="P4">
Type: Article</text:p>
      <!--METADATA-->
      <text:p text:style-name="P4">
<draw:frame draw:style-name="fr1" draw:name="Image166" text:anchor-type="as-char" svg:width="6.9236in" svg:height="3.956343in" draw:z-index="0">
<draw:image xlink:href="../Images/yкринформ/2023-04-19T16-14-19-03-00/630_360_1681909985-994.jpeg" xlink:type="simple" xlink:show="embed" xlink:actuate="onLoad" draw:mime-type="image/jpeg"/>
</draw:frame>
Генеральний секретар Федерації баскетболу України Володимир Драбіковськийрозповів, що Україна буде бойкотувати змагання, на які допустять росіян.</text:p>
      <text:p text:style-name="P4">
Він розповів про це в інтерв'ю <text:a xlink:type="simple" xlink:href="https://ua.tribuna.com/uk/basketball/1000000061011-vladimir-drabikovskij-my-ne-budem-uchastvovat-v-sorevnov/" text:style-name="Internet_20_link" text:visited-style-name="Visited_20_Internet_20_Link">
</text:a>
 , передає Укрінформ.</text:p>
      <text:p text:style-name="P4">
«Ми не будемо брати участь у змаганнях. Тут навіть ніякої полеміки не можебути. Якщо російська сторона десь займає якусь роль, умовно, в баскетболі 3х3,ми там не братимемо участі. Це так само позиція дев’яти європейськихфедерацій, які вже це задекларували», - сказав Драбіковський.</text:p>
      <text:p text:style-name="P4">
Як повідомлялося, раніше Виконком МОК рекомендував повернути російських табілоруських спортсменів до міжнародних змагань у нейтральному статусі. Прицьому не допускаються до турнірів команди з росії та білорусі, а такожспортсмени, які підтримують війну або мають контракт з арміями росії абобілорусі.</text:p>
      <text:p text:style-name="P4">
<text:span text:style-name="T4">
Читайте також:</text:span>
 <text:a xlink:type="simple" xlink:href="https://www.ukrinform.ua/rubric-sports/3697574-fiba-ne-dopustila-rosiu-do-kvalifikacii-na-olimpijski-igri.html" text:style-name="Internet_20_link" text:visited-style-name="Visited_20_Internet_20_Link">
 </text:a>
</text:p>
      <text:p text:style-name="P4">
Як повідомляв Укрінформ, Кабінет Міністрів України прийняв постанову пропозбавлення спортивної федерації статусу національної у разі участі узмаганнях, де виступають спортсмени з рф та білорусі.</text:p>
      <text:p text:style-name="P4">
Фото: fbu.ua</text:p>
      <text:p text:style-name="P4">
Source: <text:a xlink:type="simple" xlink:href="https://www.ukrinform.ua/rubric-sports/3697977-gensek-fbu-drabikovskij-mi-ne-budemo-brati-ucast-u-zmagannah-do-akih-dopustat-rosian.html" text:style-name="Internet_20_link" text:visited-style-name="Visited_20_Internet_20_Link">
https://www.ukrinform.ua/rubric-sports/3697977-gensek-fbu-drabikovskij-mi-ne-budemo-brati-ucast-u-zmagannah-do-akih-dopustat-rosian.html</text:a>
</text:p>
      <!--NEWS-->
      <text:h text:style-name="P10" text:outline-level="1">
<text:span text:style-name="T4">
Весняний паводок: підтоплення можливі у семи областях</text:span>
</text:h>
      <text:p text:style-name="P4">
Authors: Ukrinform (Person)</text:p>
      <text:p text:style-name="P4">
Publisher: Укринформ (Organization)</text:p>
      <text:p text:style-name="P4">
Published Time: 2023-04-19T16:16:14+03:00</text:p>
      <text:p text:style-name="P4">
Modified Time: 2023-04-19T16:16:14+03:00</text:p>
      <text:p text:style-name="P4">
Description: Державна служба з надзвичайних ситуацій попереджає про подальше підвищення рівнів води в річках 19-21 квітня та затоплення заплав, територій населених пунктів у Чернігівській, Київській, Черкаській, Полтавській, Кіровоградській, Дніпропетровській і можливе затоплення заплавних ділянок у Запорізькій області. — Укрінформ.</text:p>
      <text:p text:style-name="P4">
Images: ["<text:a xlink:type="simple" xlink:href="https://static.ukrinform.com/photos/2023_04/thumb_files/630_360_1681800661-769.jpg" text:style-name="Internet_20_link" text:visited-style-name="Visited_20_Internet_20_Link">
630_360_16818...</text:a>
"]</text:p>
      <text:p text:style-name="P4">
Tags: ['ДСНС', 'Паводок', 'Водопілля']</text:p>
      <text:p text:style-name="P4">
Type: Article</text:p>
      <!--METADATA-->
      <text:p text:style-name="P4">
<draw:frame draw:style-name="fr1" draw:name="Image167" text:anchor-type="as-char" svg:width="6.9236in" svg:height="3.956343in" draw:z-index="0">
<draw:image xlink:href="../Images/yкринформ/2023-04-19T16-16-14-03-00/630_360_1681800661-769.jpg" xlink:type="simple" xlink:show="embed" xlink:actuate="onLoad" draw:mime-type="image/jpeg"/>
</draw:frame>
 Державнаслужба з надзвичайних ситуацій попереджає про подальше підвищення рівнів водив річках 19-21 квітня та затоплення заплав, територій населених пунктів уЧернігівській, Київській, Черкаській, Полтавській, Кіровоградській,Дніпропетровській і можливе затоплення заплавних ділянок у Запорізькійобласті.</text:p>
      <text:p text:style-name="P4">
Як передає Укрінформ, про це повідомляє <text:a xlink:type="simple" xlink:href="https://dsns.gov.ua/uk/news/ostanni-novini/uvaga" text:style-name="Internet_20_link" text:visited-style-name="Visited_20_Internet_20_Link">
</text:a>
 .</text:p>
      <text:p text:style-name="P4">
Зокрема 19-21 квітня на ділянці Десни нижче села Розльот в межах Чернігівськоїобласті продовжиться ріст рівнів води на 2-10 см за добу, з подальшимзатопленням заплави, територій ряду сіл, обтопленням сіл водою та порушеннямтранспортного сполучення з прирічковими населеними пунктами у Новгород-Сіверському, Корюківському, Ніжинському, Чернігівському районах Чернігівськоїобласті, частковим затопленням присадибних ділянок та окремих будинків уКорюківському районі Чернігівської області (ІІ рівень небезпеки -помаранчевий).</text:p>
      <text:p text:style-name="P4">
У Чернігові подальше затоплення територій міського пляжу, садово-дачноїзабудови, доріг на заплаві (район Кордівка) (I рiвень небезпеки - жовтий).</text:p>
      <text:p text:style-name="P4">
На річці Снов утримуватиметься затоплення заплави та перевищення небезпечноївідмітки переливу води через автодорогу місцевого значення у Корюківськомурайоні Чернігівської області (ІІ рівень небезпеки - помаранчевий).</text:p>
      <text:p text:style-name="P4">
<text:span text:style-name="T4">
Читайте також:</text:span>
 <text:a xlink:type="simple" xlink:href="https://www.ukrinform.ua/rubric-other_news/3697859-v-ukraini-pidtopleni-ponad-1600-domogospodarstv-na-pivnoci-temp-pidnatta-vodi-znizuetsa.html" text:style-name="Internet_20_link" text:visited-style-name="Visited_20_Internet_20_Link">
 <text:span text:style-name="T4">
води</text:span>
 </text:a>
</text:p>
      <text:p text:style-name="P4">
Крім того, 19-21 квітня на Верхньому Дніпрі в межах країни рівень водиутримуватиметься близьким до максимальної позначки піку весняного водопілля зізбереженням затоплення заплави, порушенням транспортного сполучення,обтопленням та відрізанням від основних шляхів сполучення, частковимзатопленням окремих населених пунктів та початковим затопленням житловихбудинків в ряді прирічкових сіл у Чернігівському районі Чернігівської області(ІІІ рівень небезпеки - червоний).</text:p>
      <text:p text:style-name="P4">
Також 19-20 квітня, внаслідок пропуску весняного водопілля через Київську ГЕС,на річці Дніпро у Києві, Вишгородському, Броварському та Бориспільськомурайонах Київської області утримуватиметься затоплення заплавних територій тавідмічатиметься часткове затоплення низьких ділянок садово-дачної забудови,присадибних ділянок у ряді прирічкових населених пунктів (ІІ рівень небезпеки- помаранчевий).</text:p>
      <text:p text:style-name="P4">
<text:span text:style-name="T4">
Читайте також:</text:span>
 <text:a xlink:type="simple" xlink:href="https://www.ukrinform.ua/rubric-regions/3697867-v-ukraini-pavodok-ide-na-spad-trivaut-kontrolovani-skidi-vodi-na-dnipri-ta-dnistri.html" text:style-name="Internet_20_link" text:visited-style-name="Visited_20_Internet_20_Link">
 <text:span text:style-name="T4">
води</text:span>
 </text:a>
</text:p>
      <text:p text:style-name="P4">
19-20 квітня, внаслідок пропуску весняного водопілля через водосховищаДніпровського каскаду, утримуватиметься затоплення заплавних територій тавідмічатиметься часткове затоплення прируслових територій у ряді прирічковихнаселених пунктів на Кременчуцькому, Кам’янському, Дніпровському водосховищаху Черкаській, Полтавській, Кіровоградській, Дніпропетровській областях (ІІІрівень небезпеки - червоний) та можливе початкове затоплення заплавних діляноквздовж Каховського водосховища у ряді прирічкових населених пунктів уЗапорізькій області (ІІ рівень небезпеки – помаранчевий).</text:p>
      <text:p text:style-name="P4">
Як повідомляв Укрінформ, спостерігається тенденція щодо зниження темпупідняття рівня <text:a xlink:type="simple" xlink:href="https://www.ukrinform.ua/tag-voda" text:style-name="Internet_20_link" text:visited-style-name="Visited_20_Internet_20_Link">
 </text:a>
 у річках на півночіУкраїни; однак підтоплено 21,1 тис. га сільськогосподарських угідь уДніпропетровській, Волинській, Рівненській, Черкаській та Полтавськійобластях.</text:p>
      <text:p text:style-name="P4">
Source: <text:a xlink:type="simple" xlink:href="https://www.ukrinform.ua/rubric-regions/3697979-vesnanij-pavodok-pidtoplenna-mozlivi-u-semi-oblastah.html" text:style-name="Internet_20_link" text:visited-style-name="Visited_20_Internet_20_Link">
https://www.ukrinform.ua/rubric-regions/3697979-vesnanij-pavodok-pidtoplenna-mozlivi-u-semi-oblastah.html</text:a>
</text:p>
      <!--NEWS-->
      <text:h text:style-name="P10" text:outline-level="1">
<text:span text:style-name="T4">
ДБР розслідує побиття військового на Волині</text:span>
</text:h>
      <text:p text:style-name="P4">
Authors: Ukrinform (Person)</text:p>
      <text:p text:style-name="P4">
Publisher: Укринформ (Organization)</text:p>
      <text:p text:style-name="P4">
Published Time: 2023-04-19T16:18:35+03:00</text:p>
      <text:p text:style-name="P4">
Modified Time: 2023-04-19T16:18:35+03:00</text:p>
      <text:p text:style-name="P4">
Description: Працівники Державного бюро розслідувань проводять розслідування за фактом побиття військовослужбовця у місті Володимир Волинської області. — Укрінформ.</text:p>
      <text:p text:style-name="P4">
Images: ["<text:a xlink:type="simple" xlink:href="https://static.ukrinform.com/photos/2023_04/thumb_files/630_360_1681910290-495.jpeg" text:style-name="Internet_20_link" text:visited-style-name="Visited_20_Internet_20_Link">
630_360_16819...</text:a>
"]</text:p>
      <text:p text:style-name="P4">
Tags: ['Волинь', 'Держбюро розслідувань', 'Побиття']</text:p>
      <text:p text:style-name="P4">
Type: Article</text:p>
      <!--METADATA-->
      <text:p text:style-name="P4">
<draw:frame draw:style-name="fr1" draw:name="Image168" text:anchor-type="as-char" svg:width="6.9236in" svg:height="3.956343in" draw:z-index="0">
<draw:image xlink:href="../Images/yкринформ/2023-04-19T16-18-35-03-00/630_360_1681910290-495.jpeg" xlink:type="simple" xlink:show="embed" xlink:actuate="onLoad" draw:mime-type="image/jpeg"/>
</draw:frame>
Працівники Державного бюро розслідувань проводять розслідування за фактомпобиття військовослужбовця у місті Володимир Волинської області.</text:p>
      <text:p text:style-name="P4">
Як передає Укрінформ, про це повідомляє <text:a xlink:type="simple" xlink:href="https://dbr.gov.ua/news/dbr-rozslidue-pobittya-vijskovogo-na-volini-video" text:style-name="Internet_20_link" text:visited-style-name="Visited_20_Internet_20_Link">
 </text:a>
</text:p>
      <text:p text:style-name="P4">
«Військового із закритою черепно-мозковою травмою, гематомами та переломомноса виявили 9 квітня, через добу після <text:a xlink:type="simple" xlink:href="https://www.ukrinform.ua/tag-pobitta" text:style-name="Internet_20_link" text:visited-style-name="Visited_20_Internet_20_Link">
 </text:a>
 . За свідченнями потерпілого, тілесних ушкоджень йому завдав офіцервійськової частини», - йдеться у повідомленні.</text:p>
      <text:p text:style-name="P4">
Працівники ДБР розпочали розслідування за фактом перевищення військовоюслужбовою особою влади чи службових повноважень (ч. 5 ст. 426-1 Кримінальногокодексу України). Опитали потерпілого та можливих свідків.</text:p>
      <text:p text:style-name="P4">
Також працівники ДБР призначили низку експертиз, які мають встановити всіобставини події.</text:p>
      <text:p text:style-name="P4">
Процесуальне керівництво здійснює Волинська спеціалізована прокуратура у сферіоборони Західного регіону.</text:p>
      <text:p text:style-name="P4">
У ДБР нагадали, що 18 квітня розпочали розслідування за фактом побиттявійськовослужбовця однієї з частин Національної гвардії у Івано-Франківськійобласті. Відео, на якому офіцер нецензурно лається та б’є військовослужбовця,з’явилося на одному з українських телеграмканалів.</text:p>
      <text:p text:style-name="P4">
Раніше у квітні ДБР завершило досудове розслідування щодо командира взводуоднієї з військових частин у Житомирській області, який застосував фізичнусилу до підлеглого у березні поточного року. Обвинувальний акт направлено досуду. Йому загрожує до 12 років позбавлення волі.</text:p>
      <text:p text:style-name="P4">
<text:span text:style-name="T4">
Читайте також:</text:span>
 <text:a xlink:type="simple" xlink:href="https://www.ukrinform.ua/rubric-regions/3690818-pcu-zasudila-pobitta-vijskovogo-u-hmelnickomu-kafedralnomu-sobori.html" text:style-name="Internet_20_link" text:visited-style-name="Visited_20_Internet_20_Link">
 <text:span text:style-name="T4">
побиття</text:span>
 </text:a>
</text:p>
      <text:p text:style-name="P4">
ДБР застерігає усіх військовослужбовців від порушення правил установленихвзаємовідносин. Бюро швидко та жорстко реагуватиме на всі подібні факти тавимагатиме в суді суворого покарання за вчинення насильницьких дій щодозахисників в умовах воєнного часу.</text:p>
      <text:p text:style-name="P4">
Військовослужбовців просять негайно повідомляти в ДБР про всі випадкинестатутних відносин у місцях їхньої дислокації.</text:p>
      <text:p text:style-name="P4">
Як повідомляв Укрінформ, ДБР розслідує факти <text:a xlink:type="simple" xlink:href="https://www.ukrinform.ua/rubric-regions/3697613-dbr-rozslidue-fakti-znusanna-oficera-z-vijskovogo-na-ivanofrankivsini.html" text:style-name="Internet_20_link" text:visited-style-name="Visited_20_Internet_20_Link">
</text:a>
 однієї з частинНаціональної гвардії на Івано-Франківщині.</text:p>
      <text:p text:style-name="P4">
<text:span text:style-name="T5">
Фото: ДБР</text:span>
</text:p>
      <text:p text:style-name="P4">
Source: <text:a xlink:type="simple" xlink:href="https://www.ukrinform.ua/rubric-regions/3697980-dbr-rozslidue-pobitta-vijskovogo-na-volini.html" text:style-name="Internet_20_link" text:visited-style-name="Visited_20_Internet_20_Link">
https://www.ukrinform.ua/rubric-regions/3697980-dbr-rozslidue-pobitta-vijskovogo-na-volini.html</text:a>
</text:p>
      <!--NEWS-->
      <text:h text:style-name="P10" text:outline-level="1">
<text:span text:style-name="T4">
Новий посол України вручив копії Вірчих грамот у МЗС Латвії</text:span>
</text:h>
      <text:p text:style-name="P4">
Authors: Ukrinform (Person)</text:p>
      <text:p text:style-name="P4">
Publisher: Укринформ (Organization)</text:p>
      <text:p text:style-name="P4">
Published Time: 2023-04-19T16:19:51+03:00</text:p>
      <text:p text:style-name="P4">
Modified Time: 2023-04-19T16:19:51+03:00</text:p>
      <text:p text:style-name="P4">
Description: Новопризначений посол України в Латвійській Республіці Анатолій Куцевол у середу, 19 квітня, вручив копії Вірчих грамот главі Державного Протоколу МЗС Латвії Раймондсу Янсонсу. — Укрінформ.</text:p>
      <text:p text:style-name="P4">
Images: ["<text:a xlink:type="simple" xlink:href="https://static.ukrinform.com/photos/2023_04/thumb_files/630_360_1681910136-831.png" text:style-name="Internet_20_link" text:visited-style-name="Visited_20_Internet_20_Link">
630_360_16819...</text:a>
", "<text:a xlink:type="simple" xlink:href="https://static.ukrinform.com/photos/2023_04/1681910139-921.png" text:style-name="Internet_20_link" text:visited-style-name="Visited_20_Internet_20_Link">
1681910139-92...</text:a>
"]</text:p>
      <text:p text:style-name="P4">
Tags: ['Латвія', 'Посольство', 'Україна']</text:p>
      <text:p text:style-name="P4">
Type: Article</text:p>
      <!--METADATA-->
      <text:p text:style-name="P4">
<draw:frame draw:style-name="fr1" draw:name="Image169" text:anchor-type="as-char" svg:width="6.9236in" svg:height="3.956343in" draw:z-index="0">
<draw:image xlink:href="../Images/yкринформ/2023-04-19T16-19-51-03-00/630_360_1681910136-831.png" xlink:type="simple" xlink:show="embed" xlink:actuate="onLoad" draw:mime-type="image/png"/>
</draw:frame>
Новопризначений посол України в Латвійській Республіці Анатолій Куцевол усереду, 19 квітня, вручив копії Вірчих грамот главі Державного Протоколу МЗСЛатвії Раймондсу Янсонсу.</text:p>
      <text:p text:style-name="P4">
Про це повідомляє  <text:a xlink:type="simple" xlink:href="https://latvia.mfa.gov.ua/news/posol-ukrayini-v-latvijskij-respublici-anatolij-kucevol-vruchiv-kopiyi-virchih-gramot-glavi-derzhavnogo-protokolu-mzs-latviyi-rajmondsu-yansonsu" text:style-name="Internet_20_link" text:visited-style-name="Visited_20_Internet_20_Link">
 </text:a>
 посольства України вЛатвії, передає Укрінформ.</text:p>
      <text:p text:style-name="P4">
"Посол України висловив вдячність латвійській стороні за принципову позиціюЛатвії щодо засудження російської агресії проти України та щодо підтримкитериторіальної цілісності нашої держави. Окремо посол подякував <text:a xlink:type="simple" xlink:href="https://www.ukrinform.ua/tag-latvia" text:style-name="Internet_20_link" text:visited-style-name="Visited_20_Internet_20_Link">
</text:a>
 за постійну дієву допомогу Україні підчас повномасштабного вторгнення країни-агресорки росії на територію нашоїдержави", - зазначається у повідомленні.</text:p>
      <text:p text:style-name="P4">
<draw:frame draw:style-name="fr1" draw:name="Image170" text:anchor-type="as-char" svg:width="6.9236in" svg:height="8.494231in" draw:z-index="0">
<draw:image xlink:href="../Images/yкринформ/2023-04-19T16-19-51-03-00/1681910139-921.png" xlink:type="simple" xlink:show="embed" xlink:actuate="onLoad" draw:mime-type="image/png"/>
</draw:frame>
</text:p>
      <text:p text:style-name="P4">
<text:span text:style-name="T4">
Читайте також:</text:span>
 <text:a xlink:type="simple" xlink:href="https://www.ukrinform.ua/rubric-world/3697491-latvia-ogolosila-u-rozsuk-svogo-gromadanina-za-ucast-u-vijni-proti-ukraini.html" text:style-name="Internet_20_link" text:visited-style-name="Visited_20_Internet_20_Link">
 <text:span text:style-name="T4">
Латвія</text:span>
 </text:a>
</text:p>
      <text:p text:style-name="P4">
Зі свого боку, Янсонс привітав Анатолія Куцевола в Латвії як посла України танаголосив, що Латвія продовжуватиме допомагати Україні до остаточної перемогинад росією та підтримуватиме нашу державу як на двосторонньому рівні, так і нарівні ЄС.</text:p>
      <text:p text:style-name="P4">
Як повідомлялося, Президент Володимир Зеленський Указом від 23 грудня 2022року призначив Куцевола Надзвичайним і Повноважним Послом України вЛатвійській Республіці.</text:p>
      <text:p text:style-name="P4">
Фото: Посольство України в Латвії</text:p>
      <text:p text:style-name="P4">
Source: <text:a xlink:type="simple" xlink:href="https://www.ukrinform.ua/rubric-polytics/3697981-novij-posol-ukraini-vruciv-kopii-vircih-gramot-u-mzs-latvii.html" text:style-name="Internet_20_link" text:visited-style-name="Visited_20_Internet_20_Link">
https://www.ukrinform.ua/rubric-polytics/3697981-novij-posol-ukraini-vruciv-kopii-vircih-gramot-u-mzs-latvii.html</text:a>
</text:p>
      <!--NEWS-->
      <text:h text:style-name="P10" text:outline-level="1">
<text:span text:style-name="T4">
Президенти Польщі, ФРН та Ізраїлю взяли участь у заходах до 80-х роковин повстання у гетто</text:span>
</text:h>
      <text:p text:style-name="P4">
Authors: Ukrinform (Person)</text:p>
      <text:p text:style-name="P4">
Publisher: Укринформ (Organization)</text:p>
      <text:p text:style-name="P4">
Published Time: 2023-04-19T16:28:00+03:00</text:p>
      <text:p text:style-name="P4">
Modified Time: 2023-04-19T16:28:00+03:00</text:p>
      <text:p text:style-name="P4">
Description: Тисячі гостей, мешканці Варшави і президенти Польщі, Німеччини та Ізраїлю Анджей Дуда, Франк-Вальтер Штайнмаєр, Іцхак Герцог взяли участь у поминальних заходах із нагоди 80-річчя початку повстання у Варшавському гетто. — Укрінформ.</text:p>
      <text:p text:style-name="P4">
Images: ["<text:a xlink:type="simple" xlink:href="https://static.ukrinform.com/photos/2023_04/thumb_files/630_360_1681909855-530.png" text:style-name="Internet_20_link" text:visited-style-name="Visited_20_Internet_20_Link">
630_360_16819...</text:a>
", "<text:a xlink:type="simple" xlink:href="https://static.ukrinform.com/photos/2023_04/1681909189-849.jpg" text:style-name="Internet_20_link" text:visited-style-name="Visited_20_Internet_20_Link">
1681909189-84...</text:a>
", "<text:a xlink:type="simple" xlink:href="https://static.ukrinform.com/photos/2023_04/1681909877-860.jpg" text:style-name="Internet_20_link" text:visited-style-name="Visited_20_Internet_20_Link">
1681909877-86...</text:a>
", "<text:a xlink:type="simple" xlink:href="https://static.ukrinform.com/photos/2023_04/1681910176-701.jpeg" text:style-name="Internet_20_link" text:visited-style-name="Visited_20_Internet_20_Link">
1681910176-70...</text:a>
"]</text:p>
      <text:p text:style-name="P4">
Tags: ['Дуда', 'Ізраїль', 'Німеччина', 'Польща', 'Штайнмаєр']</text:p>
      <text:p text:style-name="P4">
Type: Article</text:p>
      <!--METADATA-->
      <text:p text:style-name="P4">
<draw:frame draw:style-name="fr1" draw:name="Image171" text:anchor-type="as-char" svg:width="6.9236in" svg:height="3.956343in" draw:z-index="0">
<draw:image xlink:href="../Images/yкринформ/2023-04-19T16-28-00-03-00/630_360_1681909855-530.png" xlink:type="simple" xlink:show="embed" xlink:actuate="onLoad" draw:mime-type="image/png"/>
</draw:frame>
 Тисячігостей, мешканці Варшави і президенти Польщі, Німеччини та Ізраїлю АнджейДуда, Франк-Вальтер Штайнмаєр, Іцхак Герцог взяли участь у поминальних заходахіз нагоди 80-річчя початку повстання у Варшавському гетто.</text:p>
      <text:p text:style-name="P4">
Про це повідомляє власний кореспондент Укрінформу.</text:p>
      <text:p text:style-name="P4">
“Сьогодні ми низько схиляємо голови перед героями повстання в гетто, низькосхиляємо голови перед усіма тими, хто боровся проти ненависті та нацизму засвою свободу та гідність: польськими євреями, польськими громадянами, якініколи не здавались, ніколи не падали духом, які і сьогодні є великимприкладом для всіх нас”,- підкреслив під час свого виступу президент РП АнджейДуда.</text:p>
      <text:p text:style-name="P4">
У своєму виступі президент ФРН Штайнмаєр підкреслив, що у нього викликають“глибокий сором страшні злочини, які скоїли німці” у варшавському гетто. Вінзауважив, що замало винних у цьому злочині нацистів було притягнуто довідповідальності після війни. Він попросив пробачення за злочини, які скоїлинімці під час Другої світової <text:a xlink:type="simple" xlink:href="https://www.ukrinform.ua/tag-vijna-z-rosieu" text:style-name="Internet_20_link" text:visited-style-name="Visited_20_Internet_20_Link">
 </text:a>
.</text:p>
      <text:p text:style-name="P4">
<draw:frame draw:style-name="fr1" draw:name="Image172" text:anchor-type="as-char" svg:width="6.9236in" svg:height="4.867715in" draw:z-index="0">
<draw:image xlink:href="../Images/yкринформ/2023-04-19T16-28-00-03-00/1681909189-849.jpg" xlink:type="simple" xlink:show="embed" xlink:actuate="onLoad" draw:mime-type="image/jpeg"/>
</draw:frame>
 Фото:bundespraesident.de</text:p>
      <text:p text:style-name="P4">
Своєю чергою польський єврей, в’язень Освенціма Мар’ян Турський наголосив, щоучасники цієї події зібралися тут з кількох причин. Однією з них є те, щобтакого роду злочини ніколи не повторювалися.</text:p>
      <text:p text:style-name="P4">
Він зауважив, що радянська армія, в якій більшість становили росіяни,врятувала йому життя, визволяючи з гітлерівського концтабору. Турськийнаголосив, що висловлюючи вдячність за тодішнє, він не може залишатисябайдужим щодо російської агресії проти України сьогодні.</text:p>
      <text:p text:style-name="P4">
<draw:frame draw:style-name="fr1" draw:name="Image173" text:anchor-type="as-char" svg:width="6.9236in" svg:height="3.63489in" draw:z-index="0">
<draw:image xlink:href="../Images/yкринформ/2023-04-19T16-28-00-03-00/1681909877-860.jpg" xlink:type="simple" xlink:show="embed" xlink:actuate="onLoad" draw:mime-type="image/jpeg"/>
</draw:frame>
 Фото: PAP</text:p>
      <text:p text:style-name="P4">
“Чи я можу мовчати, коли російські ракети знищують українську інфраструктуру,будинки, культурні цінності і спричиняють високу смертність і зниження вікужиття сотень тисяч цивільних людей? Чи можу я мовчати, коли бачу долю Бучі?”,-підкреслив Турський під оплески присутніх.</text:p>
      <text:p text:style-name="P4">
У цьому контексті він звернув увагу на слова одного з лідерів повстання уваршавському гетто Марка Едельмана: “Найважливішим є життя, а якщо є життя, тонайважливішою є свобода, і часто для цієї свободи треба віддавати життя”.</text:p>
      <text:p text:style-name="P4">
<draw:frame draw:style-name="fr1" draw:name="Image174" text:anchor-type="as-char" svg:width="6.9236in" svg:height="3.89132in" draw:z-index="0">
<draw:image xlink:href="../Images/yкринформ/2023-04-19T16-28-00-03-00/1681910176-701.jpeg" xlink:type="simple" xlink:show="embed" xlink:actuate="onLoad" draw:mime-type="image/jpeg"/>
</draw:frame>
 Фото: TVN24</text:p>
      <text:p text:style-name="P4">
Мер Варшави Рафал Тшасковський під час свого виступу наголосив, що пам’ятаючипро трагедію варшавського гетто, не можна залишатися байдужим щодо нинішньоїтрагедії українців, які потерпають від російської агресії. Він підкреслив, щополяки і варшав’яни відкрили свої серця і домівки для українців, якіпотребують допомоги і підтримки. Тшасковський звернув увагу на трагедіюбагатьох українських міст, які майже повністю знищуються російськимивійськами. Він висловив переконання, що як Варшава після війни постала зпопелу, так само постануть з попелу українські міста, такі як Маріуполь таінші.</text:p>
      <text:p text:style-name="P4">
Як відомо, 80 років тому, 19 квітня 1943 року, у варшавському гетто, кудигітлерівці кинули близько півмільйона євреїв, розпочалося повстання, якеувійшло до історії як найбільший акт спротиву проти Голокосту в роки Другоїсвітової війни. Воно тривало до 16 травня 1943 року і завершилося поразкоюєврейських повстанців, яких підтримувала Армія Крайова.</text:p>
      <text:p text:style-name="P4">
<text:span text:style-name="T4">
Читайте також:</text:span>
 <text:a xlink:type="simple" xlink:href="https://www.ukrinform.ua/rubric-polytics/3697962-stajnmaer-putin-vismiav-cinnosti-ta-zrujnuvav-osnovi-evropejskogo-poradku.html" text:style-name="Internet_20_link" text:visited-style-name="Visited_20_Internet_20_Link">
 <text:span text:style-name="T4">
Штайн</text:span>
 </text:a>
</text:p>
      <text:p text:style-name="P4">
З 1940 до 1942 року, у Варшавському гетто загинуло понад 340 тисяч євреїв,зокрема ті, кого вивезли до концтабору у Треблінці. На момент вибуху повстанняу гетто перебували близько 60 тисяч осіб. У повстанні взяли участь члениЄврейської бойової організації та Єврейського військового союзу, загаломблизько 650 осіб. Більшість з них загинули у повстанні, як і багато цивільнихосіб. У результаті повстання територію гетто нацисти зрівняли з землею.</text:p>
      <text:p text:style-name="P4">
<text:span text:style-name="T5">
Фото: KPRE</text:span>
</text:p>
      <text:p text:style-name="P4">
Source: <text:a xlink:type="simple" xlink:href="https://www.ukrinform.ua/rubric-world/3697988-prezidenti-polsi-nimeccini-ta-izrailu-vzali-ucast-u-zahodah-do-80h-rokovin-povstanna-u-getto.html" text:style-name="Internet_20_link" text:visited-style-name="Visited_20_Internet_20_Link">
https://www.ukrinform.ua/rubric-world/3697988-prezidenti-polsi-nimeccini-ta-izrailu-vzali-ucast-u-zahodah-do-80h-rokovin-povstanna-u-getto.html</text:a>
</text:p>
      <!--NEWS-->
      <text:h text:style-name="P10" text:outline-level="1">
<text:span text:style-name="T4">
Дехто з аграріїв може відмовитися від посівної через проблеми з експортом агропродукції — експерт</text:span>
</text:h>
      <text:p text:style-name="P4">
Authors: Ukrinform (Person)</text:p>
      <text:p text:style-name="P4">
Publisher: Укринформ (Organization)</text:p>
      <text:p text:style-name="P4">
Published Time: 2023-04-19T16:31:51+03:00</text:p>
      <text:p text:style-name="P4">
Modified Time: 2023-04-19T16:31:51+03:00</text:p>
      <text:p text:style-name="P4">
Description: Деякі українські аграрії можуть відмовитись від проведення цьогорічної весняної посівної кампанії через проблеми з експортом аграрної продукції з України. — Укрінформ.</text:p>
      <text:p text:style-name="P4">
Images: ["<text:a xlink:type="simple" xlink:href="https://static.ukrinform.com/photos/2023_04/thumb_files/630_360_1681893828-661.jpg" text:style-name="Internet_20_link" text:visited-style-name="Visited_20_Internet_20_Link">
630_360_16818...</text:a>
"]</text:p>
      <text:p text:style-name="P4">
Tags: ['Експорт', 'Аграрії', 'Посівна']</text:p>
      <text:p text:style-name="P4">
Type: Article</text:p>
      <!--METADATA-->
      <text:p text:style-name="P4">
<draw:frame draw:style-name="fr1" draw:name="Image175" text:anchor-type="as-char" svg:width="6.9236in" svg:height="3.956343in" draw:z-index="0">
<draw:image xlink:href="../Images/yкринформ/2023-04-19T16-31-51-03-00/630_360_1681893828-661.jpg" xlink:type="simple" xlink:show="embed" xlink:actuate="onLoad" draw:mime-type="image/jpeg"/>
</draw:frame>
 Деякіукраїнські аграрії можуть відмовитись від проведення цьогорічної весняноїпосівної кампанії через проблеми з експортом аграрної продукції з України.</text:p>
      <text:p text:style-name="P4">
Про це сказав генеральний директор Українського клубу аграрного бізнесу РоманСластьон під час брифінгу в Медіацентрі Україна - Укрінформ.</text:p>
      <text:p text:style-name="P4">
"Ми розуміємо, що якщо у нас немає "зернового коридору" і такі проблеми назахідному кордоні, то в такому випадку може бути ситуація, що багато хто можевідмовитись сіяти", - заявив він.</text:p>
      <text:p text:style-name="P4">
Сластьон додав, що проблеми із проходженням суден "зерновим коридором" таобмеження експорту до країн ЄС відбуваються на піку весняної посівноїкампанії. Але наразі українські аграрії не розуміють, скільки і в яких обсягахїм потрібно сіяти зерна і чи буде взагалі можливість експортувати врожай наміжнародні ринки.</text:p>
      <text:p text:style-name="P4">
<text:span text:style-name="T4">
Читайте також:</text:span>
 <text:a xlink:type="simple" xlink:href="https://www.ukrinform.ua/rubric-economy/3697893-zaborona-importu-agroprodukcii-solskij-rozpoviv-pro-peregovori-z-okremimi-krainami-ta-es.html" text:style-name="Internet_20_link" text:visited-style-name="Visited_20_Internet_20_Link">
 <text:span text:style-name="T4">
імпорт</text:span>
 </text:a>
</text:p>
      <text:p text:style-name="P4">
Експерт зауважив, що зараз іще зарано давати якісь конкретні прогнози. Проте,на думку Сластьона, перебої із роботою "зернового коридору" та обмеження наімпорт з боку країн ЄС матимуть значні негативні наслідки для агросекторуУкраїни.</text:p>
      <text:p text:style-name="P4">
Як повідомляв Укрінформ, Угорщина та Польща 15 квітня 2023 року ввелитимчасову заборону на імпорт зерна та інших видів сільськогосподарськоїпродукції з України. З 19 квітня 2023 року почне діяти заборона на імпортукраїнської агропродукції до Словаччини. Водночас, <text:a xlink:type="simple" xlink:href="https://www.ukrinform.ua/tag-polsa" text:style-name="Internet_20_link" text:visited-style-name="Visited_20_Internet_20_Link">
</text:a>
 також призупинила транзит продукціїукраїнського АПК через свою територію, але планує відновити його з 21 квітня.</text:p>
      <text:p text:style-name="P4">
Угорщина та Словаччина транзит не зупиняли. Болгарія ввела тимчасово заборонуна імпорт сільськогосподарської продукції з України 19 квітня 2023 року, алетранзит не обмежувала.</text:p>
      <text:p text:style-name="P4">
<text:span text:style-name="T4">
Читайте також:</text:span>
 <text:a xlink:type="simple" xlink:href="https://www.ukrinform.ua/rubric-economy/3697901-evrokomisia-proponue-zahodi-dla-zahistu-rinku-es-vid-nadmirnogo-importu-prodovolstva-z-ukraini.html" text:style-name="Internet_20_link" text:visited-style-name="Visited_20_Internet_20_Link">
 <text:span text:style-name="T4">
імпорт</text:span>
 </text:a>
</text:p>
      <text:p text:style-name="P4">
Водночас, 17 квітня, рф удруге заблокувала проведення інспекцій суден утериторіальних водах Туреччини, які прямують «зерновим коридором». Упродовж17-18 квітня не проводились інспекції суден, які прямують до та з українськихпортів. Віцепрем’єр-міністр з відновлення – міністр розвитку громад, територійта інфраструктури Олександр Кубраков 19 квітня повідомив, що Україна іТуреччина домовилися про поновлення інспекцій.</text:p>
      <text:p text:style-name="P4">
Source: <text:a xlink:type="simple" xlink:href="https://www.ukrinform.ua/rubric-economy/3697989-dehto-z-agrariiv-moze-vidmovitisa-vid-posivnoi-cerez-problemi-z-eksportom-agroprodukcii-ekspert.html" text:style-name="Internet_20_link" text:visited-style-name="Visited_20_Internet_20_Link">
https://www.ukrinform.ua/rubric-economy/3697989-dehto-z-agrariiv-moze-vidmovitisa-vid-posivnoi-cerez-problemi-z-eksportom-agroprodukcii-ekspert.html</text:a>
</text:p>
      <!--NEWS-->
      <text:h text:style-name="P10" text:outline-level="1">
<text:span text:style-name="T4">
На війні з росією загинув срібний призер ЧС з К1 Пісковий</text:span>
</text:h>
      <text:p text:style-name="P4">
Authors: Ukrinform (Person)</text:p>
      <text:p text:style-name="P4">
Publisher: Укринформ (Organization)</text:p>
      <text:p text:style-name="P4">
Published Time: 2023-04-19T16:31:55+03:00</text:p>
      <text:p text:style-name="P4">
Modified Time: 2023-04-19T16:31:55+03:00</text:p>
      <text:p text:style-name="P4">
Description: На війні проти росії загинув срібний призер чемпіонату світу з К1(боїв змішаного стилю) Руслан Пісковий. — Укрінформ.</text:p>
      <text:p text:style-name="P4">
Images: ["<text:a xlink:type="simple" xlink:href="https://static.ukrinform.com/photos/2023_04/thumb_files/630_360_1681910928-111.jpg" text:style-name="Internet_20_link" text:visited-style-name="Visited_20_Internet_20_Link">
630_360_16819...</text:a>
"]</text:p>
      <text:p text:style-name="P4">
Tags: ['Спорт', 'Війна з росією']</text:p>
      <text:p text:style-name="P4">
Type: Article</text:p>
      <!--METADATA-->
      <text:p text:style-name="P4">
<draw:frame draw:style-name="fr1" draw:name="Image176" text:anchor-type="as-char" svg:width="6.9236in" svg:height="3.956343in" draw:z-index="0">
<draw:image xlink:href="../Images/yкринформ/2023-04-19T16-31-55-03-00/630_360_1681910928-111.jpg" xlink:type="simple" xlink:show="embed" xlink:actuate="onLoad" draw:mime-type="image/jpeg"/>
</draw:frame>
 На війніпроти росії загинув срібний призер чемпіонату світу з К1(боїв змішаного стилю)Руслан Пісковий.</text:p>
      <text:p text:style-name="P4">
Про це повідомили на сторінці Муай-Тай України та світу в <text:a xlink:type="simple" xlink:href="https://www.instagram.com/p/CrN4KLIIyfV/" text:style-name="Internet_20_link" text:visited-style-name="Visited_20_Internet_20_Link">
</text:a>
 , передає Укрінформ.</text:p>
      <text:p text:style-name="Quotations">

<text:p text:style-name="P4">
<text:a xlink:type="simple" xlink:href="https://www.instagram.com/p/CrN4KLIIyfV/" text:style-name="Internet_20_link" text:visited-style-name="Visited_20_Internet_20_Link">
&gt;
 </text:a>
&gt;
 <text:a xlink:type="simple" xlink:href="https://www.instagram.com/p/CrN4KLIIyfV/" text:style-name="Internet_20_link" text:visited-style-name="Visited_20_Internet_20_Link">
&gt;
 </text:a>
&gt;
&gt;
 <text:a xlink:type="simple" xlink:href="https://www.instagram.com/p/CrN4KLIIyfV/" text:style-name="Internet_20_link" text:visited-style-name="Visited_20_Internet_20_Link">
&gt;
 </text:a>
</text:p>

</text:p>
      <text:p text:style-name="P4">
Пісковий був чемпіоном України, срібним призером чемпіонату світу, фіналістомчемпіонату Європи з К1. Він загинув у віці 21-річному віці.</text:p>
      <text:p text:style-name="P4">
<text:span text:style-name="T4">
Читайте також:</text:span>
 <text:a xlink:type="simple" xlink:href="https://www.ukrinform.ua/rubric-kyiv/3692613-u-stolici-vsanuvali-pamat-zagiblih-ukrainskih-sportsmeniv-i-treneriv.html" text:style-name="Internet_20_link" text:visited-style-name="Visited_20_Internet_20_Link">
 </text:a>
</text:p>
      <text:p text:style-name="P4">
Як повідомляв Укрінформ, від початку повномасштабної війни росії проти Українизагинули <text:a xlink:type="simple" xlink:href="https://www.ukrinform.ua/rubric-ato/3668524-vid-pocatku-vijni-v-ukraini-zaginuli-228-sportsmeniv-i-treneriv-zelenskij.html" text:style-name="Internet_20_link" text:visited-style-name="Visited_20_Internet_20_Link">
 </text:a>
</text:p>
      <text:p text:style-name="P4">
Фото: Tribuna.com</text:p>
      <text:p text:style-name="P4">
Source: <text:a xlink:type="simple" xlink:href="https://www.ukrinform.ua/rubric-sports/3697990-na-vijni-z-rosieu-zaginuv-sribnij-prizer-cs-z-k1-piskovij.html" text:style-name="Internet_20_link" text:visited-style-name="Visited_20_Internet_20_Link">
https://www.ukrinform.ua/rubric-sports/3697990-na-vijni-z-rosieu-zaginuv-sribnij-prizer-cs-z-k1-piskovij.html</text:a>
</text:p>
      <!--NEWS-->
      <text:h text:style-name="P10" text:outline-level="1">
<text:span text:style-name="T4">
Заборона імпорту української агропродукції суперечить європейському законодавству - експерт</text:span>
</text:h>
      <text:p text:style-name="P4">
Authors: Ukrinform (Person)</text:p>
      <text:p text:style-name="P4">
Publisher: Укринформ (Organization)</text:p>
      <text:p text:style-name="P4">
Published Time: 2023-04-19T16:35:32+03:00</text:p>
      <text:p text:style-name="P4">
Modified Time: 2023-04-19T16:35:32+03:00</text:p>
      <text:p text:style-name="P4">
Description: Рішення окремих країн - членів Європейського Союзу про заборону імпорту та обмеження транзиту української сільськогосподарської продукції суперечать європейському законодавству. — Укрінформ.</text:p>
      <text:p text:style-name="P4">
Images: ["<text:a xlink:type="simple" xlink:href="https://static.ukrinform.com/photos/2022_08/thumb_files/630_360_1660653337-957.jpg" text:style-name="Internet_20_link" text:visited-style-name="Visited_20_Internet_20_Link">
630_360_16606...</text:a>
"]</text:p>
      <text:p text:style-name="P4">
Tags: ['Експорт', 'Євросоюз', 'Імпорт', 'Україна', 'Закон', 'Зерно', 'Транзит', 'Агропродукція']</text:p>
      <text:p text:style-name="P4">
Type: Article</text:p>
      <!--METADATA-->
      <text:p text:style-name="P4">
<draw:frame draw:style-name="fr1" draw:name="Image177" text:anchor-type="as-char" svg:width="6.9236in" svg:height="3.956343in" draw:z-index="0">
<draw:image xlink:href="../Images/yкринформ/2023-04-19T16-35-32-03-00/630_360_1660653337-957.jpg" xlink:type="simple" xlink:show="embed" xlink:actuate="onLoad" draw:mime-type="image/jpeg"/>
</draw:frame>
 Рішенняокремих країн - членів Європейського Союзу про заборону імпорту та обмеженнятранзиту української сільськогосподарської продукції суперечать європейськомузаконодавству.</text:p>
      <text:p text:style-name="P4">
Про це сказав генеральний директор Українського клубу аграрного бізнесу РоманСластьон під час брифінгу в Медіацентрі Україна - Укрінформ.</text:p>
      <text:p text:style-name="P4">
"Такі рішення (про обмеження імпорту - авт.) суперечать європейськомузаконодавству, тому що ринок Європейського Союзу функціонує як один спільнийаграрний ринок. І перетин кордону з Польщею - це перетин кордону з усімЄвропейським Союзом. Тому такі рішення точно не робляться на рівні окремихурядів чи країн, вони належать до виключної компентенції Європейськоїкомісії", - заявив він.</text:p>
      <text:p text:style-name="P4">
Він наголосив, що заборона імпорту та обмеження транзиту української <text:a xlink:type="simple" xlink:href="https://www.ukrinform.ua/tag-agroprodukcia" text:style-name="Internet_20_link" text:visited-style-name="Visited_20_Internet_20_Link">
</text:a>
 - це занадто жорсткі механізми,і вони мають бути переглянуті.</text:p>
      <text:p text:style-name="P4">
За словами Сластьона, станом на квітень 2023 року Україна має гірші умовиекспорту агропродукції, ніж до повномасштабного вторгнення, коли експортздебільшого здійснювався за квотами. При цьому, тоді жодна з країн не вводилатаких жорстких обмежень.</text:p>
      <text:p text:style-name="P4">
<text:span text:style-name="T4">
Читайте також:</text:span>
 <text:a xlink:type="simple" xlink:href="https://www.ukrinform.ua/rubric-economy/3697874-polsa-mae-prijnati-ponad-3000-vagoniv-ta-cotiri-poizdi-z-ukrainskim-zernom-ukrzaliznica.html" text:style-name="Internet_20_link" text:visited-style-name="Visited_20_Internet_20_Link">
 <text:span text:style-name="T4">
Польща</text:span>
 </text:a>
</text:p>
      <text:p text:style-name="P4">
Як повідомляв Укрінформ, Угорщина та Польща 15 квітня 2023 року ввелитимчасову заборону на імпорт зерна та інших видів сільськогосподарськоїпродукції з України. З 19 квітня 2023 року почне діяти заборона на імпортукраїнської агропродукції до Словаччини. Водночас, Польща також призупинилатранзит продукції українського АПК через свою територію, але планує  <text:a xlink:type="simple" xlink:href="https://www.ukrinform.ua/rubric-economy/3697618-polsa-rozblokue-tranzit-ukrainskogo-zbizza-z-opivnoci-21-kvitna.html" text:style-name="Internet_20_link" text:visited-style-name="Visited_20_Internet_20_Link">
</text:a>
 .</text:p>
      <text:p text:style-name="P4">
Угорщина та Словаччина транзит не зупиняли. Болгарія ввела тимчасово заборонуна імпорт сільськогосподарської продукції з України 19 квітня 2023 року, алетранзит не обмежувала.</text:p>
      <text:p text:style-name="P4">
У Румунії розглядають можливість призупинення імпорту агропродукції з України.</text:p>
      <text:p text:style-name="P4">
У середу, 19 квітня, Єврокомісія заявила про план реалізувати заходиреагування на надмірне надходження української агропродукції до країн - членівЄвросоюзу, відповідно до правил спільного ринку ЄС. Зокрема, йдеться пропідтримку уражених фермерських господарств та застосування обмежувальнихзаходів щодо поставок на ринок ЄС українського зерна та інших продовольчихтоварів.</text:p>
      <text:p text:style-name="P4">
Source: <text:a xlink:type="simple" xlink:href="https://www.ukrinform.ua/rubric-economy/3697991-zaborona-importu-ukrainskoi-agroprodukcii-superecit-evropejskomu-zakonodavstvu-ekspert.html" text:style-name="Internet_20_link" text:visited-style-name="Visited_20_Internet_20_Link">
https://www.ukrinform.ua/rubric-economy/3697991-zaborona-importu-ukrainskoi-agroprodukcii-superecit-evropejskomu-zakonodavstvu-ekspert.html</text:a>
</text:p>
      <!--NEWS-->
      <text:h text:style-name="P10" text:outline-level="1">
<text:span text:style-name="T4">
Perseverance показав, як виглядає гелікоптер Ingenuity після 50-го польоту на Марсі</text:span>
</text:h>
      <text:p text:style-name="P4">
Authors: Ukrinform (Person)</text:p>
      <text:p text:style-name="P4">
Publisher: Укринформ (Organization)</text:p>
      <text:p text:style-name="P4">
Published Time: 2023-04-19T16:35:59+03:00</text:p>
      <text:p text:style-name="P4">
Modified Time: 2023-04-19T16:35:59+03:00</text:p>
      <text:p text:style-name="P4">
Description: Марсохід Perseverance від NASA зробив світлину гелікоптера Ingenuity, який нещодавно здійснив свій 50-й політ на Червоній планеті. — Укрінформ.</text:p>
      <text:p text:style-name="P4">
Images: ["<text:a xlink:type="simple" xlink:href="https://static.ukrinform.com/photos/2020_11/thumb_files/630_360_1606467968-661.png" text:style-name="Internet_20_link" text:visited-style-name="Visited_20_Internet_20_Link">
630_360_16064...</text:a>
", "<text:a xlink:type="simple" xlink:href="https://static.ukrinform.com/photos/2023_04/1681911153-117.jpeg" text:style-name="Internet_20_link" text:visited-style-name="Visited_20_Internet_20_Link">
1681911153-11...</text:a>
", "<text:a xlink:type="simple" xlink:href="https://static.ukrinform.com/photos/2023_04/1681911152-671.jpeg" text:style-name="Internet_20_link" text:visited-style-name="Visited_20_Internet_20_Link">
1681911152-67...</text:a>
"]</text:p>
      <text:p text:style-name="P4">
Tags: ['Марс', 'NASA', 'Perseverance']</text:p>
      <text:p text:style-name="P4">
Type: Article</text:p>
      <!--METADATA-->
      <text:p text:style-name="P4">
<draw:frame draw:style-name="fr1" draw:name="Image178" text:anchor-type="as-char" svg:width="6.9236in" svg:height="3.956343in" draw:z-index="0">
<draw:image xlink:href="../Images/yкринформ/2023-04-19T16-35-59-03-00/630_360_1606467968-661.png" xlink:type="simple" xlink:show="embed" xlink:actuate="onLoad" draw:mime-type="image/png"/>
</draw:frame>
 МарсохідPerseverance від NASA зробив світлину гелікоптера Ingenuity, який нещодавноздійснив свій 50-й політ на Червоній планеті.</text:p>
      <text:p text:style-name="P4">
Як передає Укрінформ, про це у <text:a xlink:type="simple" xlink:href="https://twitter.com/NASAJPL/status/1648501252710621184" text:style-name="Internet_20_link" text:visited-style-name="Visited_20_Internet_20_Link">
</text:a>
 повідомляєЛабораторія реактивного руху NASA (JPL).</text:p>
      <text:p text:style-name="P4">
«Вперше за майже два роки Perseverance достатньо близько знаходиться, щобпобачити пил на роторах Ingenuity», - заявили в JPL.</text:p>
      <text:p text:style-name="P4">
<draw:frame draw:style-name="fr1" draw:name="Image179" text:anchor-type="as-char" svg:width="6.9236in" svg:height="4.13931in" draw:z-index="0">
<draw:image xlink:href="../Images/yкринформ/2023-04-19T16-35-59-03-00/1681911153-117.jpeg" xlink:type="simple" xlink:show="embed" xlink:actuate="onLoad" draw:mime-type="image/jpeg"/>
</draw:frame>
</text:p>
      <text:p text:style-name="P4">
Зазначається, що з відстані приблизно 23 метрів Ingenuity «добре тримається всуворих марсіанських умовах».</text:p>
      <text:p text:style-name="P4">
<draw:frame draw:style-name="fr1" draw:name="Image180" text:anchor-type="as-char" svg:width="6.9236in" svg:height="5.038842in" draw:z-index="0">
<draw:image xlink:href="../Images/yкринформ/2023-04-19T16-35-59-03-00/1681911152-671.jpeg" xlink:type="simple" xlink:show="embed" xlink:actuate="onLoad" draw:mime-type="image/jpeg"/>
</draw:frame>
</text:p>
      <text:p text:style-name="P4">
Минулого тижня американське космічне агентство NASA провело в рамкахдослідницької місії вже 50-й запуск на Марсі гелікоптера Ingenuity, який підчас польоту встановив новий рекорд висоти.</text:p>
      <text:p text:style-name="P4">
<text:span text:style-name="T4">
Читайте також:</text:span>
 <text:a xlink:type="simple" xlink:href="https://www.ukrinform.ua/rubric-technology/3690278-uceni-zrobili-novu-detalizovanu-mapu-marsa-zavdaki-zondu-z-oae.html" text:style-name="Internet_20_link" text:visited-style-name="Visited_20_Internet_20_Link">
 </text:a>
</text:p>
      <text:p text:style-name="P4">
Як повідомляв Укрінформ, гелікоптер Ingenuity був доставлений на Червонупланету разом з марсоходом Perseverance <text:a xlink:type="simple" xlink:href="https://www.ukrinform.ua/tag-nasa" text:style-name="Internet_20_link" text:visited-style-name="Visited_20_Internet_20_Link">
 </text:a>
18 лютого 2022-го року, після майже семи місяців польоту. Свій перший політIngenuity здійснив 19 квітня. Вертоліт вартістю 85 млн доларів США став першимлітальним апаратом, запущеним на іншій планеті.</text:p>
      <text:p text:style-name="P4">
<text:span text:style-name="T5">
Фото: NASA</text:span>
</text:p>
      <text:p text:style-name="P4">
Source: <text:a xlink:type="simple" xlink:href="https://www.ukrinform.ua/rubric-technology/3697992-perseverance-pokazav-ak-vigladae-gelikopter-ingenuity-pisla-50go-polotu-na-marsi.html" text:style-name="Internet_20_link" text:visited-style-name="Visited_20_Internet_20_Link">
https://www.ukrinform.ua/rubric-technology/3697992-perseverance-pokazav-ak-vigladae-gelikopter-ingenuity-pisla-50go-polotu-na-marsi.html</text:a>
</text:p>
      <!--NEWS-->
      <text:h text:style-name="P10" text:outline-level="1">
<text:span text:style-name="T4">
росія завдала удару по автобусному парку в Херсоні</text:span>
</text:h>
      <text:p text:style-name="P4">
Authors: Ukrinform (Person)</text:p>
      <text:p text:style-name="P4">
Publisher: Укринформ (Organization)</text:p>
      <text:p text:style-name="P4">
Published Time: 2023-04-19T16:38:50+03:00</text:p>
      <text:p text:style-name="P4">
Modified Time: 2023-04-19T16:38:50+03:00</text:p>
      <text:p text:style-name="P4">
Description: російська армія завдала удару по автобусному парку у Херсоні, пошкоджено комунальний транспорт. — Укрінформ.</text:p>
      <text:p text:style-name="P4">
Images: ["<text:a xlink:type="simple" xlink:href="https://static.ukrinform.com/photos/2023_04/thumb_files/630_360_1681910693-882.jpg" text:style-name="Internet_20_link" text:visited-style-name="Visited_20_Internet_20_Link">
630_360_16819...</text:a>
"]</text:p>
      <text:p text:style-name="P4">
Tags: ['Херсон', 'Обстріл', 'Війна з росією']</text:p>
      <text:p text:style-name="P4">
Type: Article</text:p>
      <!--METADATA-->
      <text:p text:style-name="P4">
<draw:frame draw:style-name="fr1" draw:name="Image181" text:anchor-type="as-char" svg:width="6.9236in" svg:height="3.951288in" draw:z-index="0">
<draw:image xlink:href="../Images/yкринформ/2023-04-19T16-38-50-03-00/630_360_1681910693-882.jpg" xlink:type="simple" xlink:show="embed" xlink:actuate="onLoad" draw:mime-type="image/jpeg"/>
</draw:frame>
 російськаармія завдала удару по автобусному парку у Херсоні, пошкоджено комунальнийтранспорт.</text:p>
      <text:p text:style-name="P4">
Як передає Укрінформ, про це Херсонська обласна військова адміністраціяповідомляє у <text:a xlink:type="simple" xlink:href="https://t.me/khersonskaODA/5254" text:style-name="Internet_20_link" text:visited-style-name="Visited_20_Internet_20_Link">
 </text:a>
 .</text:p>
      <text:p text:style-name="P4">
“російська армія завдала удару по автобусному парку у <text:a xlink:type="simple" xlink:href="https://www.ukrinform.ua/tag-herson" text:style-name="Internet_20_link" text:visited-style-name="Visited_20_Internet_20_Link">
</text:a>
 . Через обстріл декілька комунальнихтранспортних засобів пошкоджено”, - ідеться в повідомленні.</text:p>
      <text:p text:style-name="P4">
_Відео:<text:a xlink:type="simple" xlink:href="https://t.me/khersonskaODA/5254" text:style-name="Internet_20_link" text:visited-style-name="Visited_20_Internet_20_Link">
 </text:a>
 _</text:p>
      <text:p text:style-name="P4">
В ОВА повідомили, що мирні жителі не постраждали.</text:p>
      <text:p text:style-name="P4">
<text:span text:style-name="T4">
Читайте також:</text:span>
 <text:a xlink:type="simple" xlink:href="https://www.ukrinform.ua/rubric-ato/3697433-obstril-rinku-v-hersoni-odin-zagiblij-devatero-poranenih.html" text:style-name="Internet_20_link" text:visited-style-name="Visited_20_Internet_20_Link">
 <text:span text:style-name="T4">
Херсоні</text:span>
 </text:a>
</text:p>
      <text:p text:style-name="P4">
Як повідомляв Укрінформ, російська армія за минулу добу, 18 квітня, <text:a xlink:type="simple" xlink:href="https://www.ukrinform.ua/rubric-regions/3697721-zagarbniki-za-dobu-79-raziv-obstrilali-hersonsinu-zaginuv-civilnij.html" text:style-name="Internet_20_link" text:visited-style-name="Visited_20_Internet_20_Link">
</text:a>
 , випустивши 350 снарядів зважкої артилерії та БПЛА. Одна людина загинула, десять - дістали поранення.</text:p>
      <text:p text:style-name="P4">
Source: <text:a xlink:type="simple" xlink:href="https://www.ukrinform.ua/rubric-ato/3697993-rosia-zavdala-udaru-po-avtobusnomu-parku-v-hersoni.html" text:style-name="Internet_20_link" text:visited-style-name="Visited_20_Internet_20_Link">
https://www.ukrinform.ua/rubric-ato/3697993-rosia-zavdala-udaru-po-avtobusnomu-parku-v-hersoni.html</text:a>
</text:p>
      <!--NEWS-->
      <text:h text:style-name="P10" text:outline-level="1">
<text:span text:style-name="T4">
На Лондонському ярмарку активно обговорюють українських авторів і видавців - Зеленська</text:span>
</text:h>
      <text:p text:style-name="P4">
Authors: Ukrinform (Person)</text:p>
      <text:p text:style-name="P4">
Publisher: Укринформ (Organization)</text:p>
      <text:p text:style-name="P4">
Published Time: 2023-04-19T16:46:19+03:00</text:p>
      <text:p text:style-name="P4">
Modified Time: 2023-04-19T16:46:19+03:00</text:p>
      <text:p text:style-name="P4">
Description: На Лондонському книжковому ярмарку українських авторів і видавців активно обговорюють та підтримують. — Укрінформ.</text:p>
      <text:p text:style-name="P4">
Images: ["<text:a xlink:type="simple" xlink:href="https://static.ukrinform.com/photos/2023_04/thumb_files/630_360_1681911913-273.jpeg" text:style-name="Internet_20_link" text:visited-style-name="Visited_20_Internet_20_Link">
630_360_16819...</text:a>
"]</text:p>
      <text:p text:style-name="P4">
Tags: ['Лондон', 'Ярмарок', 'Олена Зеленська']</text:p>
      <text:p text:style-name="P4">
Type: Article</text:p>
      <!--METADATA-->
      <text:p text:style-name="P4">
<draw:frame draw:style-name="fr1" draw:name="Image182" text:anchor-type="as-char" svg:width="6.9236in" svg:height="3.946452in" draw:z-index="0">
<draw:image xlink:href="../Images/yкринформ/2023-04-19T16-46-19-03-00/630_360_1681911913-273.jpeg" xlink:type="simple" xlink:show="embed" xlink:actuate="onLoad" draw:mime-type="image/jpeg"/>
</draw:frame>
 НаЛондонському книжковому ярмарку українських авторів і видавців активнообговорюють та підтримують.</text:p>
      <text:p text:style-name="P4">
Про це дружина Президента України Олена Зеленська повідомила в <text:a xlink:type="simple" xlink:href="https://t.me/FirstLadyOfUkraine/2940" text:style-name="Internet_20_link" text:visited-style-name="Visited_20_Internet_20_Link">
</text:a>
 , передає Укрінформ.</text:p>
      <text:p text:style-name="P4">
"Український павільйон – один із центральних на локації, а українських авторівта видавців активно обговорюють і, що важливіше, палко підтримують", –зазначила вона.</text:p>
      <text:p text:style-name="P4">
Як зауважила перша леді, українська культура нині в центрі уваги світу, тожкожну вагому подію слід розглядати як можливість розповісти про їїсамобутність, унікальність і розмаїття. "І водночас як можливість захищати її– від агресора, що, як свідчить останній рік, прагне знищити все українське: інашу націю, і наш культурний код", – додала Зеленська.</text:p>
      <text:p text:style-name="P4">
В експозиції українського павільйону на Лондонському ярмарку представленімеблі з бібліотек, зруйнованих російськими ракетами. Вони пофарбовані в білийколір. За словами Зеленської, ці меблі як привиди, як нагадування світу проте, скільки забрала в українців розв'язана росією <text:a xlink:type="simple" xlink:href="https://www.ukrinform.ua/tag-vijna-z-rosieu" text:style-name="Internet_20_link" text:visited-style-name="Visited_20_Internet_20_Link">
</text:a>
 .</text:p>
      <text:p text:style-name="P4">
<text:span text:style-name="T4">
Читайте також:</text:span>
 <text:a xlink:type="simple" xlink:href="https://www.ukrinform.ua/rubric-culture/3697829-tkacenko-na-londonskomu-armarku-zaklikav-kupuvati-ukrainski-knizki.html" text:style-name="Internet_20_link" text:visited-style-name="Visited_20_Internet_20_Link">
 <text:span text:style-name="T4">
ярмарк</text:span>
 </text:a>
</text:p>
      <text:p text:style-name="P4">
На відкритті ярмарку дружина Президента поділилася з гостями, як "це страшно,коли книги палають під час обстрілів. Коли на руїнах будинків знаходимообпалені дитячі книжки – і не знаходимо їхніх власників".</text:p>
      <text:p text:style-name="P4">
Також перша леді підкреслила, що Україна веде боротьбу не лише за те, щоб людине гинули, а книги не горіли, а й щоб не порушувалися міжнародні принципигуманізму, щоб воєнна агресія та напад на іншу країну залишилися на сторінкахісторичних книжок, а не в стрічках новин.</text:p>
      <text:p text:style-name="P4">
Окремо Зеленська подякувала за те, що саме на Лондонському ярмарку рік томуукраїнці знайшли партнерів для проєкту "Книжки без кордонів". Вона висловилапереконання, що цьогоріч співпраця українських представників і світовоївидавничої спільноти також буде плідною.</text:p>
      <text:p text:style-name="P4">
"А без кордонів, насправді, нині вся українська культура – настільки потужновона зараз шириться світом", – наголосила дружина Президента.</text:p>
      <text:p text:style-name="P4">
<text:span text:style-name="T4">
Читайте також:</text:span>
 <text:a xlink:type="simple" xlink:href="https://www.ukrinform.ua/rubric-culture/3697849-grupa-ukrainskih-aktoriv-vistupit-na-festivali-sekspira-u-britanii.html" text:style-name="Internet_20_link" text:visited-style-name="Visited_20_Internet_20_Link">
 </text:a>
</text:p>
      <text:p text:style-name="P4">
Як повідомляв Укрінформ, 18 квітня відбулося відкриття Лондонського книжковогоярмарку-2023. Участь у заході беруть представники понад 60 країн. Проходитимевін з 18 по 20 квітня.</text:p>
      <text:p text:style-name="P4">
Україну на Лондонському книжковому ярмарку <text:a xlink:type="simple" xlink:href="https://www.ukrinform.ua/rubric-culture/3695421-ukrainu-na-londonskomu-knizkovomu-armarku-predstavlatime-21-vidavnictvo.html" text:style-name="Internet_20_link" text:visited-style-name="Visited_20_Internet_20_Link">
</text:a>
 <text:a xlink:type="simple" xlink:href="https://www.ukrinform.ua/rubric-culture/3695421-ukrainu-na-londonskomu-knizkovomu-armarku-predstavlatime-21-vidavnictvo.html" text:style-name="Internet_20_link" text:visited-style-name="Visited_20_Internet_20_Link">
</text:a>
 <text:a xlink:type="simple" xlink:href="https://www.ukrinform.ua/rubric-culture/3695421-ukrainu-na-londonskomu-knizkovomu-armarku-predstavlatime-21-vidavnictvo.html" text:style-name="Internet_20_link" text:visited-style-name="Visited_20_Internet_20_Link">
</text:a>
</text:p>
      <text:p text:style-name="P4">
<text:span text:style-name="T5">
Фото: Телеграм Олександра Ткаченка</text:span>
</text:p>
      <text:p text:style-name="P4">
Source: <text:a xlink:type="simple" xlink:href="https://www.ukrinform.ua/rubric-culture/3697997-na-londonskomu-armarku-aktivno-obgovoruut-ukrainskih-avtoriv-i-vidavciv-zelenska.html" text:style-name="Internet_20_link" text:visited-style-name="Visited_20_Internet_20_Link">
https://www.ukrinform.ua/rubric-culture/3697997-na-londonskomu-armarku-aktivno-obgovoruut-ukrainskih-avtoriv-i-vidavciv-zelenska.html</text:a>
</text:p>
      <!--NEWS-->
      <text:h text:style-name="P10" text:outline-level="1">
<text:span text:style-name="T4">
Ґрунти на півночі Криму за роки окупації стали непридатними для аграріїв – Ташева</text:span>
</text:h>
      <text:p text:style-name="P4">
Authors: Ukrinform (Person)</text:p>
      <text:p text:style-name="P4">
Publisher: Укринформ (Organization)</text:p>
      <text:p text:style-name="P4">
Published Time: 2023-04-19T16:49:10+03:00</text:p>
      <text:p text:style-name="P4">
Modified Time: 2023-04-19T16:49:10+03:00</text:p>
      <text:p text:style-name="P4">
Description: Внаслідок засолення за роки окупації ґрунти на півночі Криму стали непридатними для сільськогосподарських робіт. — Укрінформ.</text:p>
      <text:p text:style-name="P4">
Images: ["<text:a xlink:type="simple" xlink:href="https://static.ukrinform.com/photos/2023_02/thumb_files/630_360_1676642128-589.jpg" text:style-name="Internet_20_link" text:visited-style-name="Visited_20_Internet_20_Link">
630_360_16766...</text:a>
"]</text:p>
      <text:p text:style-name="P4">
Tags: ['Окупація Криму', 'Земля', 'Аграрії', 'Таміла Ташева']</text:p>
      <text:p text:style-name="P4">
Type: Article</text:p>
      <!--METADATA-->
      <text:p text:style-name="P4">
<draw:frame draw:style-name="fr1" draw:name="Image183" text:anchor-type="as-char" svg:width="6.9236in" svg:height="3.956343in" draw:z-index="0">
<draw:image xlink:href="../Images/yкринформ/2023-04-19T16-49-10-03-00/630_360_1676642128-589.jpg" xlink:type="simple" xlink:show="embed" xlink:actuate="onLoad" draw:mime-type="image/jpeg"/>
</draw:frame>
 Внаслідокзасолення за роки окупації ґрунти на півночі Криму стали непридатними длясільськогосподарських робіт.</text:p>
      <text:p text:style-name="P4">
Про це в ефірі національного марафону «Єдині новини» розповіла ПостійнийПредставник Президента України в АРК Таміла Ташева, передає Укрінформ.</text:p>
      <text:p text:style-name="P4">
«Починаючи з 2014-го року окупанти в <text:a xlink:type="simple" xlink:href="https://www.ukrinform.ua/tag-krim" text:style-name="Internet_20_link" text:visited-style-name="Visited_20_Internet_20_Link">
 </text:a>
видавали багато ліцензій на видобуток підземної води. Це вплинуло на екологію,відбулося засолення ґрунтів. І зараз північ Криму - це засолені ґрунти, якіфактично стали непридатними для сільськогосподарських робіт», - наголосилаТашева.</text:p>
      <text:p text:style-name="P4">
Вона зауважила, що до 2014-го року Північно-Кримським каналом на півострівнадходило понад 1 млрд кубометрів води на рік, 75% від цієї кількості йшло напотреби промисловості та сільського господарства.</text:p>
      <text:p text:style-name="P4">
<text:span text:style-name="T4">
Читайте також:</text:span>
 <text:a xlink:type="simple" xlink:href="https://www.ukrinform.ua/rubric-crimea/3691505-urad-onoviv-plan-zahodiv-z-realizacii-strategii-deokupacii-ta-reintegracii-krimu.html" text:style-name="Internet_20_link" text:visited-style-name="Visited_20_Internet_20_Link">
 </text:a>
</text:p>
      <text:p text:style-name="P4">
«На потреби населення йшла місцева вода, зокрема підземні води – це до 950млрд кубометрів на рік. Тож для людей після перекриття каналу води буловдосталь, а от окупантам її не вистачало, зокрема для забезпечення роботивійськової інфраструктури. Нині ж вони відновили подачу води Північно-Кримським каналом та почали постачати її на східну та західну частинупівострова підземними трубопроводами», - розповіла Ташева.</text:p>
      <text:p text:style-name="P4">
Як повідомлялося, загарбники <text:a xlink:type="simple" xlink:href="https://www.ukrinform.ua/rubric-crimea/3695165-u-krimu-zakrivaut-plazi-dla-kupanna-zagarbniki-buduut-ukriplenna.html" text:style-name="Internet_20_link" text:visited-style-name="Visited_20_Internet_20_Link">
 </text:a>
 .</text:p>
      <text:p text:style-name="P4">
Source: <text:a xlink:type="simple" xlink:href="https://www.ukrinform.ua/rubric-crimea/3697998-grunti-na-pivnoci-krimu-za-roki-okupacii-stali-nepridatnimi-dla-agrariiv-taseva.html" text:style-name="Internet_20_link" text:visited-style-name="Visited_20_Internet_20_Link">
https://www.ukrinform.ua/rubric-crimea/3697998-grunti-na-pivnoci-krimu-za-roki-okupacii-stali-nepridatnimi-dla-agrariiv-taseva.html</text:a>
</text:p>
      <!--NEWS-->
      <text:h text:style-name="P10" text:outline-level="1">
<text:span text:style-name="T4">
Роблять вигляд, що мають «сміливого лідера»: у Херсонській облраді сумніваються щодо візиту путіна</text:span>
</text:h>
      <text:p text:style-name="P4">
Authors: Ukrinform (Person)</text:p>
      <text:p text:style-name="P4">
Publisher: Укринформ (Organization)</text:p>
      <text:p text:style-name="P4">
Published Time: 2023-04-19T16:54:00+03:00</text:p>
      <text:p text:style-name="P4">
Modified Time: 2023-04-19T16:54:00+03:00</text:p>
      <text:p text:style-name="P4">
Description: У Херсонській облраді висловили сумнів, що президент рф володимир путін приїжджав на тимчасово захоплену ворогом територію регіону. В облраді також підкреслюють, що моральний дух російських військових на тимчасово окупованій території не дуже високий.  — Укрінформ.</text:p>
      <text:p text:style-name="P4">
Images: ["<text:a xlink:type="simple" xlink:href="https://static.ukrinform.com/photos/2023_04/thumb_files/630_360_1681903220-176.jpg" text:style-name="Internet_20_link" text:visited-style-name="Visited_20_Internet_20_Link">
630_360_16819...</text:a>
"]</text:p>
      <text:p text:style-name="P4">
Tags: ['Херсонщина', 'путін', 'Облрада', 'Війна з росією']</text:p>
      <text:p text:style-name="P4">
Type: Article</text:p>
      <!--METADATA-->
      <text:p text:style-name="P4">
<draw:frame draw:style-name="fr1" draw:name="Image184" text:anchor-type="as-char" svg:width="6.9236in" svg:height="3.956343in" draw:z-index="0">
<draw:image xlink:href="../Images/yкринформ/2023-04-19T16-54-00-03-00/630_360_1681903220-176.jpg" xlink:type="simple" xlink:show="embed" xlink:actuate="onLoad" draw:mime-type="image/jpeg"/>
</draw:frame>
 УХерсонській облраді висловили сумнів, що президент рф володимир путінприїжджав на тимчасово захоплену ворогом територію регіону. В облраді такожпідкреслюють, що моральний дух російських військових на тимчасово окупованійтериторії не дуже високий.</text:p>
      <text:p text:style-name="P4">
Як передає Укрінформ, про це на брифінгу в <text:a xlink:type="simple" xlink:href="https://www.ukrinform.ua/rubric-presshall/3697608-hersonsina-sogodni-so-vidbuvaetsa-u-misti-ta-regioni.html" text:style-name="Internet_20_link" text:visited-style-name="Visited_20_Internet_20_Link">
</text:a>
 повідомив перший заступник головиХерсонської обласної ради Юрій Соболевський.</text:p>
      <text:p text:style-name="P4">
«Ми аналізуємо заходи безпеки, які окупаційна влада робить перед візитом їхніхвисокопосадовців, і немає зараз підтвердженої інформації, що дійсно там, натих локаціях заявлених, де нібито він ( <text:a xlink:type="simple" xlink:href="https://www.ukrinform.ua/tag-putin" text:style-name="Internet_20_link" text:visited-style-name="Visited_20_Internet_20_Link">
 </text:a>
 - ред.) був, що там були відповідні заходи безпеки. Тому є великийсумнів стосовно того, що саме це путін був, «відвідував» тимчасово окупованутериторію», - сказав Соболевський.</text:p>
      <text:p text:style-name="P4">
За його словами, російська пропаганда таким чином намагається робити картинку,у першу чергу, спрямовану на власну аудиторію. Їй необхідно показати, що вониначебто мають сміливого лідера, який їде на «нову російську» територію, щовін, мовляв, «в курсі всіх подій на всіх фронтах».</text:p>
      <text:p text:style-name="P4">
<text:span text:style-name="T4">
Читайте також:</text:span>
 <text:a xlink:type="simple" xlink:href="https://www.ukrinform.ua/rubric-polytics/3697731-vizit-putina-na-tot-e-sprobou-rospropagandi-pokazati-jogo-mogutnist-politolog.html" text:style-name="Internet_20_link" text:visited-style-name="Visited_20_Internet_20_Link">
 <text:span text:style-name="T4">
путін</text:span>
 </text:a>
</text:p>
      <text:p text:style-name="P4">
Соболевський також висловив сумнів, що така картинка вплине на моральний духвійськового угрупування рф, яке перебуває на тимчасово захоплених росієютериторіях. За словами першого заступника голови Херсонської обласної ради, убільшості ворожих підрозділів моральний дух не дуже високий. Командиринамагаються чимось займати підлеглих з ранку до вечора, дають їм накази «щоськопати», навіть там, де немає потреби у створенні додаткової лінії оборони.Коли вони перестають дуже контролювати підлеглих – з’являються випадкимародерства, пограбування, також серед російських військових - поголовнийалкоголізм.</text:p>
      <text:p text:style-name="P4">
«Це те, що зараз відбувається у більшості підрозділів російської армії натимчасово окупованій території», - підкреслив Соболевський.</text:p>
      <text:p text:style-name="P4">
Як <text:a xlink:type="simple" xlink:href="https://www.ukrinform.ua/rubric-polytics/3697731-vizit-putina-na-tot-e-sprobou-rospropagandi-pokazati-jogo-mogutnist-politolog.html" text:style-name="Internet_20_link" text:visited-style-name="Visited_20_Internet_20_Link">
 </text:a>
 , російськідержавні ЗМІ поширили інформацію про те, що володимир путін нібито напередоднівідвідав штаб угруповання військ на Херсонському напрямку та «лнр».</text:p>
      <text:p text:style-name="P4">
Водночас достовірність відповідних матеріалів викликає сумніви у експертів.</text:p>
      <text:p text:style-name="P4">
Як повідомляв Укрінформ, ЗСУ визволили правобережну частину Херсонськоїобласті, зокрема, і місто Херсон. Частина області, розташована на лівомуберезі Дніпра, тимчасово захоплена російськими військами.</text:p>
      <text:p text:style-name="P4">
Source: <text:a xlink:type="simple" xlink:href="https://www.ukrinform.ua/rubric-regions/3698003-roblat-viglad-so-maut-smilivogo-lidera-u-hersonskij-oblradi-sumnivautsa-sodo-vizitu-putina.html" text:style-name="Internet_20_link" text:visited-style-name="Visited_20_Internet_20_Link">
https://www.ukrinform.ua/rubric-regions/3698003-roblat-viglad-so-maut-smilivogo-lidera-u-hersonskij-oblradi-sumnivautsa-sodo-vizitu-putina.html</text:a>
</text:p>
      <!--NEWS-->
      <text:h text:style-name="P10" text:outline-level="1">
<text:span text:style-name="T4">
Захист енергоб’єктів від кібератак: в Україні провели перші командно-штабні навчання CIREX</text:span>
</text:h>
      <text:p text:style-name="P4">
Authors: Ukrinform (Person)</text:p>
      <text:p text:style-name="P4">
Publisher: Укринформ (Organization)</text:p>
      <text:p text:style-name="P4">
Published Time: 2023-04-19T16:57:07+03:00</text:p>
      <text:p text:style-name="P4">
Modified Time: 2023-04-19T16:57:07+03:00</text:p>
      <text:p text:style-name="P4">
Description: В Україні провели перші командно-штабні навчання зі стійкості критичної інфраструктури Critical Infrastructure Resilience Exercises (CIREX), які розроблені на базі методичних рекомендацій Агентства США з питань кібербезпеки та захисту інфраструктури (CISA). — Укрінформ.</text:p>
      <text:p text:style-name="P4">
Images: ["<text:a xlink:type="simple" xlink:href="https://static.ukrinform.com/photos/2023_04/thumb_files/630_360_1681912513-292.png" text:style-name="Internet_20_link" text:visited-style-name="Visited_20_Internet_20_Link">
630_360_16819...</text:a>
"]</text:p>
      <text:p text:style-name="P4">
Tags: ['Кібератака', "Держспецзв'язку", 'Війна з росією']</text:p>
      <text:p text:style-name="P4">
Type: Article</text:p>
      <!--METADATA-->
      <text:p text:style-name="P4">
<draw:frame draw:style-name="fr1" draw:name="Image185" text:anchor-type="as-char" svg:width="6.9236in" svg:height="3.956343in" draw:z-index="0">
<draw:image xlink:href="../Images/yкринформ/2023-04-19T16-57-07-03-00/630_360_1681912513-292.png" xlink:type="simple" xlink:show="embed" xlink:actuate="onLoad" draw:mime-type="image/png"/>
</draw:frame>
 В Україніпровели перші командно-штабні навчання зі стійкості критичної інфраструктуриCritical Infrastructure Resilience Exercises (CIREX), які розроблені на базіметодичних рекомендацій Агентства США з питань кібербезпеки та захистуінфраструктури (CISA).</text:p>
      <text:p text:style-name="P4">
Про це повідомив заступник голови Державної служби спеціального зв'язку тазахисту інформації Олександр Потій, передає Укрінформ з посиланням напресслужбу <text:a xlink:type="simple" xlink:href="https://cip.gov.ua/ua/news/protection-of-energy-infrastructure-from-cyberattacks-has-been-trained-at-the-recent-ssscip-s-tabletop-exercise" text:style-name="Internet_20_link" text:visited-style-name="Visited_20_Internet_20_Link">
 </text:a>
</text:p>
      <text:p text:style-name="P4">
Зазначається, що Державна служба спеціального зв'язку та захисту інформаціїУкраїни за підтримки проєкту USAID «Кібербезпека критично важливоїінфраструктури України» провела перші командно-штабні навчання зі стійкостікритичної інфраструктури Critical Infrastructure Resilience Exercises (CIREX),розроблені на базі методичних рекомендацій Агентства США з питань <text:a xlink:type="simple" xlink:href="https://www.ukrinform.ua/tag-kiberataka" text:style-name="Internet_20_link" text:visited-style-name="Visited_20_Internet_20_Link">
</text:a>
 та захисту інфраструктури (CISA).</text:p>
      <text:p text:style-name="P4">
«Це перші командно-штабні навчання, які ми проводимо в межах співпраці з CISAта з урахуванням нових рішень уряду, якими затверджено єдину систему заходівіз реагування на кіберінциденти та рівні їхньої критичності, що розробленіфахівцями Держспецзв’язку. Далі у планах — опрацювання під час подібнихнавчань всього спектру викликів, перед якими постають оператори об’єктівкритичної інфраструктури», - зазначив він.</text:p>
      <text:p text:style-name="P4">
Головна ціль CIREX полягала в опрацюванні питань протистояння кіберзагрозам такоординації зусиль у відбитті кібератак. Участь у навчанні взяли представникиенергетичного сектору, які протягом дня відпрацьовували механізми реагуванняна кібератаки типу Ransomware (програм-здирників відповідно до чинноїтаксономії кіберінцидентів).</text:p>
      <text:p text:style-name="P4">
<text:span text:style-name="T4">
Читайте також:</text:span>
 <text:a xlink:type="simple" xlink:href="https://www.ukrinform.ua/rubric-technology/3697694-evrokomisia-zaproponuvala-akt-kiberneticnoi-solidarnosti-dla-pidvisenna-stijkosti-krain-es.html" text:style-name="Internet_20_link" text:visited-style-name="Visited_20_Internet_20_Link">
 </text:a>
</text:p>
      <text:p text:style-name="P4">
«Наше завдання – посилення спроможностей у побудові ефективної національноїсистеми захисту критичної інфраструктури. Це особливо важливо зараз, колиросія цілеспрямовано атакує українські об’єкти, від яких залежить нормальнежиття мільйонів українців», - додав Потій.</text:p>
      <text:p text:style-name="P4">
Як повідомлялось, 4 квітня 2023 року Кабінет Міністрів затвердив <text:a xlink:type="simple" xlink:href="https://t.me/dsszzi_official/5677" text:style-name="Internet_20_link" text:visited-style-name="Visited_20_Internet_20_Link">
</text:a>
 , який спрямований на посиленнякібербезпеки в Україні.</text:p>
      <text:p text:style-name="P4">
Source: <text:a xlink:type="simple" xlink:href="https://www.ukrinform.ua/rubric-technology/3698002-zahist-energobektiv-vid-kiberatak-v-ukraini-proveli-persi-komandnostabni-navcanna-cirex.html" text:style-name="Internet_20_link" text:visited-style-name="Visited_20_Internet_20_Link">
https://www.ukrinform.ua/rubric-technology/3698002-zahist-energobektiv-vid-kiberatak-v-ukraini-proveli-persi-komandnostabni-navcanna-cirex.html</text:a>
</text:p>
      <!--NEWS-->
      <text:h text:style-name="P10" text:outline-level="1">
<text:span text:style-name="T4">
У Фінляндії пропонують розмістити нову базу НАТО</text:span>
</text:h>
      <text:p text:style-name="P4">
Authors: Ukrinform (Person)</text:p>
      <text:p text:style-name="P4">
Publisher: Укринформ (Organization)</text:p>
      <text:p text:style-name="P4">
Published Time: 2023-04-19T16:58:00+03:00</text:p>
      <text:p text:style-name="P4">
Modified Time: 2023-04-19T16:58:00+03:00</text:p>
      <text:p text:style-name="P4">
Description: Фінське місто Каухава хоче розмістити у себе базу НАТО. — Укрінформ.</text:p>
      <text:p text:style-name="P4">
Images: ["<text:a xlink:type="simple" xlink:href="https://static.ukrinform.com/photos/2023_04/thumb_files/630_360_1681913111-439.png" text:style-name="Internet_20_link" text:visited-style-name="Visited_20_Internet_20_Link">
630_360_16819...</text:a>
"]</text:p>
      <text:p text:style-name="P4">
Tags: ['Фінляндія', 'НАТО', 'Війна з росією']</text:p>
      <text:p text:style-name="P4">
Type: Article</text:p>
      <!--METADATA-->
      <text:p text:style-name="P4">
<draw:frame draw:style-name="fr1" draw:name="Image186" text:anchor-type="as-char" svg:width="6.9236in" svg:height="3.959651in" draw:z-index="0">
<draw:image xlink:href="../Images/yкринформ/2023-04-19T16-58-00-03-00/630_360_1681913111-439.png" xlink:type="simple" xlink:show="embed" xlink:actuate="onLoad" draw:mime-type="image/png"/>
</draw:frame>
 Фінськемісто Каухава хоче розмістити у себе базу НАТО.</text:p>
      <text:p text:style-name="P4">
Про це повідомляє Укрінформ із посиланням на <text:a xlink:type="simple" xlink:href="https://yle.fi/a/74-20027807" text:style-name="Internet_20_link" text:visited-style-name="Visited_20_Internet_20_Link">
 </text:a>
</text:p>
      <text:p text:style-name="P4">
Як вважають у міській раді, Фінляндія має запропонувати ОрганізаціїПівнічноатлантичного договору створити базу у цьому місті.</text:p>
      <text:p text:style-name="P4">
Міський голова Каухави Веса Рантала вважає, що базу НАТО необхідно розміститисаме в цьому місті, оскільки воно добре розташоване з погляду Балтії,Балтійського моря та всіх північних країн.</text:p>
      <text:p text:style-name="P4">
Варто також враховувати те, що в місті Каухава до 2015 року діяв єдинийвійськовий аеродром <text:a xlink:type="simple" xlink:href="https://www.ukrinform.ua/tag-finlandia" text:style-name="Internet_20_link" text:visited-style-name="Visited_20_Internet_20_Link">
 </text:a>
 .</text:p>
      <text:p text:style-name="P4">
При цьому жодного рішення центрального уряду про створення бази НАТО натериторії Фінляндії поки що не ухвалено.</text:p>
      <text:p text:style-name="P4">
<text:span text:style-name="T4">
Читайте також:</text:span>
 <text:a xlink:type="simple" xlink:href="https://www.ukrinform.ua/rubric-world/3697629-u-finlandii-sodna-prohodat-piketi-bila-konsulstva-rf-cerez-vijnu-v-ukraini.html" text:style-name="Internet_20_link" text:visited-style-name="Visited_20_Internet_20_Link">
 <text:span text:style-name="T4">
Фінлянд</text:span>
 </text:a>
</text:p>
      <text:p text:style-name="P4">
Як повідомлялося, після початку повномасштабного російського вторгнення вУкраїну нейтральні Швеція та Фінляндія подали заявку на вступ до НАТО. Під часМадридського саміту у червні 2022 року країни отримали запрошення приєднатисядо Альянсу від усіх 30 членів. Водночас у Мадриді був підписаний Тристоронніймеморандум, що відобразив занепокоєння Туреччини станом боротьби з тероризмому Фінляндії та Швеції.</text:p>
      <text:p text:style-name="P4">
У Брюсселі 4 квітня відбулася офіційна церемонія передачі протоколу про <text:a xlink:type="simple" xlink:href="https://www.ukrinform.ua/rubric-world/3691469-finlandia-oficijno-stala-clenom-nato.html" text:style-name="Internet_20_link" text:visited-style-name="Visited_20_Internet_20_Link">
</text:a>
</text:p>
      <text:p text:style-name="P4">
<text:span text:style-name="T5">
Фото: LSK Business Park</text:span>
</text:p>
      <text:p text:style-name="P4">
Source: <text:a xlink:type="simple" xlink:href="https://www.ukrinform.ua/rubric-world/3698005-u-finlandii-proponuut-rozmistiti-novu-bazu-nato.html" text:style-name="Internet_20_link" text:visited-style-name="Visited_20_Internet_20_Link">
https://www.ukrinform.ua/rubric-world/3698005-u-finlandii-proponuut-rozmistiti-novu-bazu-nato.html</text:a>
</text:p>
      <!--NEWS-->
      <text:h text:style-name="P10" text:outline-level="1">
<text:span text:style-name="T4">
Транзит та імпорт: Сольський у п’ятницю зустрінеться з міністром сільського господарства Румунії</text:span>
</text:h>
      <text:p text:style-name="P4">
Authors: Ukrinform (Person)</text:p>
      <text:p text:style-name="P4">
Publisher: Укринформ (Organization)</text:p>
      <text:p text:style-name="P4">
Published Time: 2023-04-19T17:01:27+03:00</text:p>
      <text:p text:style-name="P4">
Modified Time: 2023-04-19T17:01:27+03:00</text:p>
      <text:p text:style-name="P4">
Description: Міністр аграрної політики та продовольства України Микола Сольський 21 квітня 2023 року зустрінеться з міністром сільського господарства та сільського розвитку Румунії Петре Дая для обговорення питання транзиту та імпорту української агропродукції. — Укрінформ.</text:p>
      <text:p text:style-name="P4">
Images: ["<text:a xlink:type="simple" xlink:href="https://static.ukrinform.com/photos/2023_04/thumb_files/630_360_1681912736-902.jpeg" text:style-name="Internet_20_link" text:visited-style-name="Visited_20_Internet_20_Link">
630_360_16819...</text:a>
", "<text:a xlink:type="simple" xlink:href="https://static.ukrinform.com/photos/2023_04/1681912735-183.jpeg" text:style-name="Internet_20_link" text:visited-style-name="Visited_20_Internet_20_Link">
1681912735-18...</text:a>
"]</text:p>
      <text:p text:style-name="P4">
Tags: ['Експорт', 'Румунія', 'Зерно', 'Сольський']</text:p>
      <text:p text:style-name="P4">
Type: Article</text:p>
      <!--METADATA-->
      <text:p text:style-name="P4">
<draw:frame draw:style-name="fr1" draw:name="Image187" text:anchor-type="as-char" svg:width="6.9236in" svg:height="3.956343in" draw:z-index="0">
<draw:image xlink:href="../Images/yкринформ/2023-04-19T17-01-27-03-00/630_360_1681912736-902.jpeg" xlink:type="simple" xlink:show="embed" xlink:actuate="onLoad" draw:mime-type="image/jpeg"/>
</draw:frame>
 Міністраграрної політики та продовольства України Микола Сольський 21 квітня 2023року зустрінеться з міністром сільського господарства та сільського розвиткуРумунії Петре Дая для обговорення питання транзиту та імпорту українськоїагропродукції.</text:p>
      <text:p text:style-name="P4">
Про це йшлося під час онлайн-зустрічі міністрів 19 квітня, передає Укрінформ зпосиланням на <text:a xlink:type="simple" xlink:href="https://minagro.gov.ua/news/rumuniya-ne-stavit-pid-sumniv-tranzit-ukrayinskoyi-agrarnoyi-produkciyi-do-svoyih-portiv-mikola-solskij" text:style-name="Internet_20_link" text:visited-style-name="Visited_20_Internet_20_Link">
 </text:a>
Зазначається, що під час онлайн-обговорення також йшлося про експорт татранзит української аграрної продукції в/через Румунію.</text:p>
      <text:p text:style-name="P4">
<draw:frame draw:style-name="fr1" draw:name="Image188" text:anchor-type="as-char" svg:width="6.9236in" svg:height="3.89773in" draw:z-index="0">
<draw:image xlink:href="../Images/yкринформ/2023-04-19T17-01-27-03-00/1681912735-183.jpeg" xlink:type="simple" xlink:show="embed" xlink:actuate="onLoad" draw:mime-type="image/jpeg"/>
</draw:frame>
</text:p>
      <text:p text:style-name="P4">
За словами Сольського, <text:a xlink:type="simple" xlink:href="https://www.ukrinform.ua/tag-rumunia" text:style-name="Internet_20_link" text:visited-style-name="Visited_20_Internet_20_Link">
 </text:a>
 не ставитьпід сумнів транзит української сільськогосподарської продукції до румунськихпортів.</text:p>
      <text:p text:style-name="P4">
<text:span text:style-name="T4">
Читайте також:</text:span>
 <text:a xlink:type="simple" xlink:href="https://www.ukrinform.ua/rubric-economy/3697893-zaborona-importu-agroprodukcii-solskij-rozpoviv-pro-peregovori-z-okremimi-krainami-ta-es.html" text:style-name="Internet_20_link" text:visited-style-name="Visited_20_Internet_20_Link">
 <text:span text:style-name="T4">
Сольський</text:span>
 </text:a>
</text:p>
      <text:p text:style-name="P4">
Як повідомляв Укрінформ, керівна Соціал-демократична партія Румунії 18 квітнязаявила, що <text:a xlink:type="simple" xlink:href="https://www.ukrinform.ua/rubric-economy/3697471-kerivna-partia-rumunii-prositime-urad-prizupiniti-import-zerna-z-ukraini.html" text:style-name="Internet_20_link" text:visited-style-name="Visited_20_Internet_20_Link">
 </text:a>
 наімпорт українського зерна.</text:p>
      <text:p text:style-name="P4">
<text:span text:style-name="T5">
Фото: minagro.gov.ua</text:span>
</text:p>
      <text:p text:style-name="P4">
Source: <text:a xlink:type="simple" xlink:href="https://www.ukrinform.ua/rubric-economy/3698004-tranzit-ta-import-solskij-u-patnicu-zustrinetsa-z-ministrom-silskogo-gospodarstva-rumunii.html" text:style-name="Internet_20_link" text:visited-style-name="Visited_20_Internet_20_Link">
https://www.ukrinform.ua/rubric-economy/3698004-tranzit-ta-import-solskij-u-patnicu-zustrinetsa-z-ministrom-silskogo-gospodarstva-rumunii.html</text:a>
</text:p>
      <!--NEWS-->
      <text:h text:style-name="P10" text:outline-level="1">
<text:span text:style-name="T4">
ЗСУ стримують натиск у Бахмуті, куди ворог кинув найбільшу кількість сил — Сирський</text:span>
</text:h>
      <text:p text:style-name="P4">
Authors: Ukrinform (Person)</text:p>
      <text:p text:style-name="P4">
Publisher: Укринформ (Organization)</text:p>
      <text:p text:style-name="P4">
Published Time: 2023-04-19T17:12:00+03:00</text:p>
      <text:p text:style-name="P4">
Modified Time: 2023-04-19T17:12:00+03:00</text:p>
      <text:p text:style-name="P4">
Description: На Бахмутському напрямку в ніч на 19 квітня підрозділи протиповітряної оборони України знищили на додачу до живої сили й техніки російських загарбників ще два ворожі безпілотники — ZALA й "Орлан". — Укрінформ.</text:p>
      <text:p text:style-name="P4">
Images: ["<text:a xlink:type="simple" xlink:href="https://static.ukrinform.com/photos/2023_04/thumb_files/630_360_1681912977-571.jpeg" text:style-name="Internet_20_link" text:visited-style-name="Visited_20_Internet_20_Link">
630_360_16819...</text:a>
"]</text:p>
      <text:p text:style-name="P4">
Tags: ['Бахмут', 'Сирський', 'Війна з росією']</text:p>
      <text:p text:style-name="P4">
Type: Article</text:p>
      <!--METADATA-->
      <text:p text:style-name="P4">
<draw:frame draw:style-name="fr1" draw:name="Image189" text:anchor-type="as-char" svg:width="6.9236in" svg:height="3.956343in" draw:z-index="0">
<draw:image xlink:href="../Images/yкринформ/2023-04-19T17-12-00-03-00/630_360_1681912977-571.jpeg" xlink:type="simple" xlink:show="embed" xlink:actuate="onLoad" draw:mime-type="image/jpeg"/>
</draw:frame>
 НаБахмутському напрямку в ніч на 19 квітня підрозділи протиповітряної оборониУкраїни знищили на додачу до живої сили й техніки російських загарбників щедва ворожі безпілотники — ZALA й "Орлан".</text:p>
      <text:p text:style-name="P4">
Про це командувач Сухопутних військ Збройних сил України генерал-полковникОлександр Сирський повідомив у <text:a xlink:type="simple" xlink:href="https://t.me/osirskiy/45" text:style-name="Internet_20_link" text:visited-style-name="Visited_20_Internet_20_Link">
 </text:a>
 , передаєУкрінформ.</text:p>
      <text:p text:style-name="P4">
Як зауважив Сирський, Бахмутський напрямок залишається епіцентром російськогонаступу.</text:p>
      <text:p text:style-name="P4">
<text:span text:style-name="T4">
Читайте також:</text:span>
 <text:a xlink:type="simple" xlink:href="https://www.ukrinform.ua/rubric-ato/3697306-rf-jmovirno-perekidae-na-bahmutskij-napramok-dodatkovi-sili-rozvidka-britanii.html" text:style-name="Internet_20_link" text:visited-style-name="Visited_20_Internet_20_Link">
 </text:a>
</text:p>
      <text:p text:style-name="P4">
"Ворог концентрує в Бахмуті найбільшу кількість своїх сил та мріє повністювзяти місто під свій контроль. Проте Сили оборони стримують натиск противникау динамічних боях, завдаючи йому суттєвих втрат", — зазначив командувач.</text:p>
      <text:p text:style-name="P4">
_Відео:<text:a xlink:type="simple" xlink:href="https://t.me/operativnoZSU/92071" text:style-name="Internet_20_link" text:visited-style-name="Visited_20_Internet_20_Link">
 </text:a>
 _</text:p>
      <text:p text:style-name="P4">
Як повідомляв Укрінформ, за словами заступниці міністра оборони України ГанниМаляр, <text:a xlink:type="simple" xlink:href="https://www.ukrinform.ua/rubric-ato/3697951-bahmut-dla-rosii-vze-stav-odnieu-z-najdorozcih-operacij-malar.html" text:style-name="Internet_20_link" text:visited-style-name="Visited_20_Internet_20_Link">
 </text:a>
 , бо саме там вони зазнаютьнайбільших втрат як у техніці, так і в живій силі.</text:p>
      <text:p text:style-name="P4">
<text:span text:style-name="T5">
Фото: Олександр Сирський, Телеграм</text:span>
</text:p>
      <text:p text:style-name="P4">
Source: <text:a xlink:type="simple" xlink:href="https://www.ukrinform.ua/rubric-ato/3698010-zsu-strimuut-natisk-u-bahmuti-kudi-vorog-kinuv-najbilsu-kilkist-sil-sirskij.html" text:style-name="Internet_20_link" text:visited-style-name="Visited_20_Internet_20_Link">
https://www.ukrinform.ua/rubric-ato/3698010-zsu-strimuut-natisk-u-bahmuti-kudi-vorog-kinuv-najbilsu-kilkist-sil-sirskij.html</text:a>
</text:p>
      <!--NEWS-->
      <text:h text:style-name="P10" text:outline-level="1">
<text:span text:style-name="T4">
Стипендії імені Левка Лук’яненка за квітень отримали дев'ять політв’язнів кремля</text:span>
</text:h>
      <text:p text:style-name="P4">
Authors: Ukrinform (Person)</text:p>
      <text:p text:style-name="P4">
Publisher: Укринформ (Organization)</text:p>
      <text:p text:style-name="P4">
Published Time: 2023-04-19T17:15:17+03:00</text:p>
      <text:p text:style-name="P4">
Modified Time: 2023-04-19T17:15:17+03:00</text:p>
      <text:p text:style-name="P4">
Description: Державні стипендії імені Левка Лук’яненка за квітень отримали 9 українських громадян. — Укрінформ.</text:p>
      <text:p text:style-name="P4">
Images: ["<text:a xlink:type="simple" xlink:href="https://static.ukrinform.com/photos/2023_04/thumb_files/630_360_1681913650-557.jpg" text:style-name="Internet_20_link" text:visited-style-name="Visited_20_Internet_20_Link">
630_360_16819...</text:a>
"]</text:p>
      <text:p text:style-name="P4">
Tags: ["Політв'язні Кремля", 'Стипендія', "Левко Лук'яненко"]</text:p>
      <text:p text:style-name="P4">
Type: Article</text:p>
      <!--METADATA-->
      <text:p text:style-name="P4">
<draw:frame draw:style-name="fr1" draw:name="Image190" text:anchor-type="as-char" svg:width="6.9236in" svg:height="3.956343in" draw:z-index="0">
<draw:image xlink:href="../Images/yкринформ/2023-04-19T17-15-17-03-00/630_360_1681913650-557.jpg" xlink:type="simple" xlink:show="embed" xlink:actuate="onLoad" draw:mime-type="image/jpeg"/>
</draw:frame>
 Державністипендії імені Левка Лук’яненка за квітень отримали 9 українських громадян.</text:p>
      <text:p text:style-name="P4">
Про це повідомляє Укрінформ із посилання <text:a xlink:type="simple" xlink:href="https://minre.gov.ua/2023/04/19/stypendiyi-imeni-levka-lukyanenka-za-kviten-otrymaly-9-politvyazniv/" text:style-name="Internet_20_link" text:visited-style-name="Visited_20_Internet_20_Link">
</text:a>
 .</text:p>
      <text:p text:style-name="P4">
«Ця стипендія надається громадянам України, незаконно затриманим, утримуванимросійською федерацією чи окупаційною адміністрацією рф у зв’язку з їхгромадською або політичною діяльністю», - йдеться у повідомленні.</text:p>
      <text:p text:style-name="P4">
<text:span text:style-name="T4">
Читайте також:</text:span>
 <text:a xlink:type="simple" xlink:href="https://www.ukrinform.ua/rubric-society/3681911-stipendiu-lukanenka-za-berezen-otrimali-9-politvazniv-kremla.html" text:style-name="Internet_20_link" text:visited-style-name="Visited_20_Internet_20_Link">
 <text:span text:style-name="T4">
Стипенд</text:span>
 </text:a>
</text:p>
      <text:p text:style-name="P4">
Державна стипендія імені Левка Лук’яненка призначається відповідним указомПрезидента України.</text:p>
      <text:p text:style-name="P4">
Виплати здійснюються у період незаконного затримання, утримання та протягомодного року після звільнення.</text:p>
      <text:p text:style-name="P4">
Як повідомлялося, Мінреінтеграції у березні також виплатило державні стипендіїімені Левка Лук’яненка 9 українцям.</text:p>
      <text:p text:style-name="P4">
Source: <text:a xlink:type="simple" xlink:href="https://www.ukrinform.ua/rubric-society/3698012-stipendii-imeni-levka-lukanenka-za-kviten-otrimali-devat-politvazniv-kremla.html" text:style-name="Internet_20_link" text:visited-style-name="Visited_20_Internet_20_Link">
https://www.ukrinform.ua/rubric-society/3698012-stipendii-imeni-levka-lukanenka-za-kviten-otrimali-devat-politvazniv-kremla.html</text:a>
</text:p>
      <!--NEWS-->
      <text:h text:style-name="P10" text:outline-level="1">
<text:span text:style-name="T4">
Воллеса звинувачують у приховуванні деталей інциденту з британським літаком-розвідником</text:span>
</text:h>
      <text:p text:style-name="P4">
Authors: Ukrinform (Person)</text:p>
      <text:p text:style-name="P4">
Publisher: Укринформ (Organization)</text:p>
      <text:p text:style-name="P4">
Published Time: 2023-04-19T17:16:19+03:00</text:p>
      <text:p text:style-name="P4">
Modified Time: 2023-04-19T17:16:19+03:00</text:p>
      <text:p text:style-name="P4">
Description: Очільник комітету з оборони Палати громад парламенту Великої Британії Тобіас Еллвуд звинуватив міністра оборони Бена Воллеса у приховуванні важливих деталей інциденту з літаком-розвідником Королівських ВПС за участю рф. — Укрінформ.</text:p>
      <text:p text:style-name="P4">
Images: ["<text:a xlink:type="simple" xlink:href="https://static.ukrinform.com/photos/2018_04/thumb_files/630_360_1522941676-5218.jpg" text:style-name="Internet_20_link" text:visited-style-name="Visited_20_Internet_20_Link">
630_360_15229...</text:a>
"]</text:p>
      <text:p text:style-name="P4">
Tags: ['Британія', 'росія', 'Балтійське море', 'Винищувач']</text:p>
      <text:p text:style-name="P4">
Type: Article</text:p>
      <!--METADATA-->
      <text:p text:style-name="P4">
<draw:frame draw:style-name="fr1" draw:name="Image191" text:anchor-type="as-char" svg:width="6.9236in" svg:height="3.956343in" draw:z-index="0">
<draw:image xlink:href="../Images/yкринформ/2023-04-19T17-16-19-03-00/630_360_1522941676-5218.jpg" xlink:type="simple" xlink:show="embed" xlink:actuate="onLoad" draw:mime-type="image/jpeg"/>
</draw:frame>
 Очільниккомітету з оборони Палати громад парламенту Великої Британії Тобіас Еллвудзвинуватив міністра оборони Бена Воллеса у приховуванні важливих деталейінциденту з літаком-розвідником Королівських ВПС за участю рф.</text:p>
      <text:p text:style-name="P4">
Як передає Укрінформ, про це інформує  <text:a xlink:type="simple" xlink:href="https://www.theguardian.com/uk-news/2023/apr/18/ben-wallace-accused-of-concealing-russian-act-of-war-against-raf-plane" text:style-name="Internet_20_link" text:visited-style-name="Visited_20_Internet_20_Link">
 </text:a>
 .</text:p>
      <text:p text:style-name="P4">
Зазначається, що Еллвуд звинуватив міністра оборони у приховуванніпотенційного «акту війни» з боку рф проти літака-розвідника Королівських ВПСпід час екстрених дебатів у Палаті громад.</text:p>
      <text:p text:style-name="P4">
Еллвуд поставив під сумнів інформацію, надану Воллесом парламенту, щодонебезпечного інциденту, який стався у вересні минулого року та був виявленийминулого тижня в результаті витоку сотень надсекретних документів <text:a xlink:type="simple" xlink:href="https://www.ukrinform.ua/tag-pentagon" text:style-name="Internet_20_link" text:visited-style-name="Visited_20_Internet_20_Link">
</text:a>
 , де зазначається що (інцидент -ред.) "ледь не призвів до збиття" британського літака.</text:p>
      <text:p text:style-name="P4">
Він запитав, чи не занадто "багато інформації зараз вважається надсекретною",що означає, що громадськість іноді не знає про загрози, які стоять передВеликою Британією. Далі парламентар запитав, "чи дійсно російський літак Су-27навмисно намагався випустити ракету по літаку Королівських ВПС Rivet Joint увересні минулого року", як зазначено у секретних документах.</text:p>
      <text:p text:style-name="P4">
<text:span text:style-name="T4">
Читайте також:</text:span>
 <text:a xlink:type="simple" xlink:href="https://www.ukrinform.ua/rubric-crimea/3693873-rosia-u-veresni-2022-roku-led-ne-zbila-britanskij-litakrozvidnik-bila-krimu-zmi.html" text:style-name="Internet_20_link" text:visited-style-name="Visited_20_Internet_20_Link">
 <text:span text:style-name="T4">
британ</text:span>
 </text:a>
</text:p>
      <text:p text:style-name="P4">
За словами очільника комітету з оборони, дані з витоку документів свідчать, щоінцидент у повітрі був серйознішим, ніж його описував Воллес під час виступуперед членами парламенту у жовтні. Тому, як стверджує Еллвуд, це був "актвійни", з боку рф, деталі якого, безумовно, мають бути оприлюднені, а неприховані у звітах розвідки.</text:p>
      <text:p text:style-name="P4">
Як повідомляв Укрінформ, 17 квітня реактивні літаки RAF Typhoon перехопилипару російських винищувачів та літак-розвідник, що летіли поблизу повітряногопростору країн НАТО над Балтійським морем.</text:p>
      <text:p text:style-name="P4">
Source: <text:a xlink:type="simple" xlink:href="https://www.ukrinform.ua/rubric-world/3698013-vollesa-zvinuvacuut-u-prihovuvanni-detalej-incidentu-z-britanskim-litakomrozvidnikom.html" text:style-name="Internet_20_link" text:visited-style-name="Visited_20_Internet_20_Link">
https://www.ukrinform.ua/rubric-world/3698013-vollesa-zvinuvacuut-u-prihovuvanni-detalej-incidentu-z-britanskim-litakomrozvidnikom.html</text:a>
</text:p>
      <!--NEWS-->
      <text:h text:style-name="P10" text:outline-level="1">
<text:span text:style-name="T4">
Харківщина отримала понад 40 генераторів від фонду Баффета</text:span>
</text:h>
      <text:p text:style-name="P4">
Authors: Ukrinform (Person)</text:p>
      <text:p text:style-name="P4">
Publisher: Укринформ (Organization)</text:p>
      <text:p text:style-name="P4">
Published Time: 2023-04-19T17:22:21+03:00</text:p>
      <text:p text:style-name="P4">
Modified Time: 2023-04-19T17:22:21+03:00</text:p>
      <text:p text:style-name="P4">
Description: Від Фонду Говарда Баффета на Харківщину надійшло 42 генератори.  — Укрінформ.</text:p>
      <text:p text:style-name="P4">
Images: ["<text:a xlink:type="simple" xlink:href="https://static.ukrinform.com/photos/2023_04/thumb_files/630_360_1681914026-580.jpg" text:style-name="Internet_20_link" text:visited-style-name="Visited_20_Internet_20_Link">
630_360_16819...</text:a>
"]</text:p>
      <text:p text:style-name="P4">
Tags: ['Баффетт', 'Харківщина', 'генератор']</text:p>
      <text:p text:style-name="P4">
Type: Article</text:p>
      <!--METADATA-->
      <text:p text:style-name="P4">
<draw:frame draw:style-name="fr1" draw:name="Image192" text:anchor-type="as-char" svg:width="6.9236in" svg:height="3.952835in" draw:z-index="0">
<draw:image xlink:href="../Images/yкринформ/2023-04-19T17-22-21-03-00/630_360_1681914026-580.jpg" xlink:type="simple" xlink:show="embed" xlink:actuate="onLoad" draw:mime-type="image/jpeg"/>
</draw:frame>
 Від ФондуГоварда Баффета на Харківщину надійшло 42 генератори.</text:p>
      <text:p text:style-name="P4">
Про це повідомляє <text:a xlink:type="simple" xlink:href="https://kharkivoda.gov.ua/news/120589" text:style-name="Internet_20_link" text:visited-style-name="Visited_20_Internet_20_Link">
</text:a>
, передає Укрінформ.</text:p>
      <text:p text:style-name="P4">
"Дуже вдячні за особисте сприяння та допомогу Говарда Баффета. Генераторипередають на об’єкти критичної інфраструктури, в заклади культури, медичні тасоціальні установи", - зазначили в адміністрації.</text:p>
      <text:p text:style-name="P4">
<text:span text:style-name="T4">
Читайте також:</text:span>
 <text:a xlink:type="simple" xlink:href="https://www.ukrinform.ua/rubric-regions/3697779-mikolaivoblteploenergo-otrimalo-tri-modulni-kotelni-vid-usaid.html" text:style-name="Internet_20_link" text:visited-style-name="Visited_20_Internet_20_Link">
 </text:a>
</text:p>
      <text:p text:style-name="P4">
Це вже не перша передача генераторів від американського бізнесмена тафілантропа.</text:p>
      <text:p text:style-name="P4">
За інформацією пресслужби, 27 громад із семи районів Харківщини отримуютьнеобхідні генератори. Зокрема, деокуповані: Дергачівська, Малоданилівська,Липецька, Вільхівська, Роганська, Балаклійська, Ізюмська, Борівська,Барвінківська, Вільхуватська, Вовчанська, Оскільська.</text:p>
      <text:p text:style-name="P4">
Загалом надійшло 36 генераторів потужністю 70 кВт, а також 6 – по 110 кВт.</text:p>
      <text:p text:style-name="P4">
<text:span text:style-name="T4">
Читайте також:</text:span>
 <text:a xlink:type="simple" xlink:href="https://www.ukrinform.ua/rubric-society/3696049-usaid-peredalo-ratuvalnikam-100-generatoriv-vid-fondu-govarda-baffeta.html" text:style-name="Internet_20_link" text:visited-style-name="Visited_20_Internet_20_Link">
 <text:span text:style-name="T4">
генератор</text:span>
 </text:a>
</text:p>
      <text:p text:style-name="P4">
Як повідомлялося, на Харківщині забезпечені генераторами всі реанімаціїлікарень та операційні блоки.</text:p>
      <text:p text:style-name="P4">
Фото: Харківська ОВА</text:p>
      <text:p text:style-name="P4">
Source: <text:a xlink:type="simple" xlink:href="https://www.ukrinform.ua/rubric-regions/3698015-harkivsina-otrimala-ponad-40-generatoriv-vid-fondu-baffeta.html" text:style-name="Internet_20_link" text:visited-style-name="Visited_20_Internet_20_Link">
https://www.ukrinform.ua/rubric-regions/3698015-harkivsina-otrimala-ponad-40-generatoriv-vid-fondu-baffeta.html</text:a>
</text:p>
      <!--NEWS-->
      <text:h text:style-name="P10" text:outline-level="1">
<text:span text:style-name="T4">
Столична влада закликала киян утриматися від відвідування кладовищ у поминальні дні</text:span>
</text:h>
      <text:p text:style-name="P4">
Authors: Ukrinform (Person)</text:p>
      <text:p text:style-name="P4">
Publisher: Укринформ (Organization)</text:p>
      <text:p text:style-name="P4">
Published Time: 2023-04-19T17:23:41+03:00</text:p>
      <text:p text:style-name="P4">
Modified Time: 2023-04-19T17:23:41+03:00</text:p>
      <text:p text:style-name="P4">
Description: Міська влада столиці закликає жителів за можливості утриматися від відвідування місць поховань у поминальні дні. — Укрінформ.</text:p>
      <text:p text:style-name="P4">
Images: ["<text:a xlink:type="simple" xlink:href="https://static.ukrinform.com/photos/2019_08/thumb_files/630_360_1566370345-991.jpg" text:style-name="Internet_20_link" text:visited-style-name="Visited_20_Internet_20_Link">
630_360_15663...</text:a>
"]</text:p>
      <text:p text:style-name="P4">
Tags: ['Кладовище', 'Київ', 'Поховання']</text:p>
      <text:p text:style-name="P4">
Type: Article</text:p>
      <!--METADATA-->
      <text:p text:style-name="P4">
<draw:frame draw:style-name="fr1" draw:name="Image193" text:anchor-type="as-char" svg:width="6.9236in" svg:height="3.956343in" draw:z-index="0">
<draw:image xlink:href="../Images/yкринформ/2023-04-19T17-23-41-03-00/630_360_1566370345-991.jpg" xlink:type="simple" xlink:show="embed" xlink:actuate="onLoad" draw:mime-type="image/jpeg"/>
</draw:frame>
 Міськавлада столиці закликає жителів за можливості утриматися від відвідування місцьпоховань у поминальні дні.</text:p>
      <text:p text:style-name="P4">
Про це <text:a xlink:type="simple" xlink:href="https://kyivcity.gov.ua/news/miska_vlada_zaklikaye_meshkantsiv_za_mozhlivosti_utrimatisya_vid_vidviduvannya_mists_pokhovan_u_pominalni_dni/" text:style-name="Internet_20_link" text:visited-style-name="Visited_20_Internet_20_Link">
</text:a>
пресслужба Київської міської державної адміністрації, передає Укрінформ.</text:p>
      <text:p text:style-name="P4">
“Країна продовжує жити в умовах воєнного стану, тож візит краще перенести набезпечніший час, аби не створювати скупчення людей на місцях поховань і ненаражати на небезпеку себе та близьких”, - йдеться в повідомленні.</text:p>
      <text:p text:style-name="P4">
У випадку, якщо жителі вирішать все ж таки відвідати місця поховань, владастолиці просить дотримуватися заходів безпеки, що є необхідними в умовах <text:a xlink:type="simple" xlink:href="https://www.ukrinform.ua/tag-voennij-stan" text:style-name="Internet_20_link" text:visited-style-name="Visited_20_Internet_20_Link">
</text:a>
 .</text:p>
      <text:p text:style-name="P4">
Зокрема, проведення поминальних днів на місцях поховань у 2023 роціздійснюється згідно з графіком.</text:p>
      <text:p text:style-name="P4">
<text:span text:style-name="T4">
Читайте також:</text:span>
 <text:a xlink:type="simple" xlink:href="https://www.ukrinform.ua/rubric-kyiv/3696316-u-kievi-projsla-panahida-za-geroem-ukraini-da-vinci.html" text:style-name="Internet_20_link" text:visited-style-name="Visited_20_Internet_20_Link">
 </text:a>
</text:p>
      <text:p text:style-name="P4">
Безпеку відвідувачів, порядок на місцях поховання і прилеглих до нихтериторіях забезпечуватимуть представники ГУ Національної поліції та ГУ ДСНС.</text:p>
      <text:p text:style-name="P4">
Також під час поминальних днів на місцях поховань чергуватимуть бригадиекстреної (швидкої) медичної допомоги.</text:p>
      <text:p text:style-name="P4">
Окрім того, під час поминальних днів <text:a xlink:type="simple" xlink:href="https://kyivcity.gov.ua/news/pid_chas_pominalnikh_dniv_organizuyut_dodatkoviy_vipusk_rukhomogo_skladu_na_marshruti_yaki_prokhodyat_poblizu_miskikh_kladovisch/" text:style-name="Internet_20_link" text:visited-style-name="Visited_20_Internet_20_Link">
</text:a>
на маршрути, які проходять поблизу міських кладовищ.</text:p>
      <text:p text:style-name="P4">
Зокрема для перевезення пасажирів до Північного кладовища 23 квітня будеорганізовано роботу додаткового автобусного маршруту № 258 «Станціяметрополітену «Лісова» – Північне кладовище», на який планується залучити 60автобусів комунального підприємства «Київпастранс».</text:p>
      <text:p text:style-name="P4">
Крім того, для перевезення до Південного кладовища 23 квітня працюватимедодатковий автобусний маршрут № 740 «Одеська площа – Південне кладовище», наякий планується залучити 20 автобусів КП «Київпастранс».</text:p>
      <text:p text:style-name="P4">
Також до Лісового кладовища будуть рухатись додаткові автобусні маршрути: №121 – «Станція метро «Почайна» – Лісове кладовище», № 122 – «Станція метро«Оболонь» – Лісове кладовище», № 124 – «Станція метро «Чернігівська» – Лісовекладовище», № 125 – «Універсам «Позняки» – Лісове кладовище», на якіпланується залучити 26 автобусів КП «Київпастранс».</text:p>
      <text:p text:style-name="P4">
Загалом під час поминальних днів на маршрутах, які проходять поблизу міськихкладовищ, працюватимуть 235 автобусів, 140 тролейбусів і 100 трамваїв КП«Київпастранс».</text:p>
      <text:p text:style-name="P4">
Як повідомляв Укрінформ, <text:a xlink:type="simple" xlink:href="https://www.ukrinform.ua/rubric-kyiv/3695437-u-kievi-zatverdili-grafik-provedenna-pominalnih-dniv-na-kladovisah.html" text:style-name="Internet_20_link" text:visited-style-name="Visited_20_Internet_20_Link">
 </text:a>
 проведення поминальних днів на місцях поховань, відповіднерозпорядження підписав Київський міський голова Віталій Кличко.</text:p>
      <text:p text:style-name="P4">
Source: <text:a xlink:type="simple" xlink:href="https://www.ukrinform.ua/rubric-kyiv/3698016-stolicna-vlada-zaklikala-kian-utrimatisa-vid-vidviduvanna-kladovis-u-pominalni-dni.html" text:style-name="Internet_20_link" text:visited-style-name="Visited_20_Internet_20_Link">
https://www.ukrinform.ua/rubric-kyiv/3698016-stolicna-vlada-zaklikala-kian-utrimatisa-vid-vidviduvanna-kladovis-u-pominalni-dni.html</text:a>
</text:p>
      <!--NEWS-->
      <text:h text:style-name="P10" text:outline-level="1">
<text:span text:style-name="T4">
ВАКС обрав запобіжний захід ще одному учаснику розтрати ₴485 мільйонів арештованого майна</text:span>
</text:h>
      <text:p text:style-name="P4">
Authors: Ukrinform (Person)</text:p>
      <text:p text:style-name="P4">
Publisher: Укринформ (Organization)</text:p>
      <text:p text:style-name="P4">
Published Time: 2023-04-19T17:27:40+03:00</text:p>
      <text:p text:style-name="P4">
Modified Time: 2023-04-19T17:27:40+03:00</text:p>
      <text:p text:style-name="P4">
Description: Вищий антикорупційний суд обрав запобіжний захід у вигляді застави пособнику організатора розтрати арештованого майна на 485 млн гривень. — Укрінформ.</text:p>
      <text:p text:style-name="P4">
Images: ["<text:a xlink:type="simple" xlink:href="https://static.ukrinform.com/photos/2020_06/thumb_files/630_360_1592145906-212.jpg" text:style-name="Internet_20_link" text:visited-style-name="Visited_20_Internet_20_Link">
630_360_15921...</text:a>
"]</text:p>
      <text:p text:style-name="P4">
Tags: ['САП', 'Застава', 'Вищий антикорупційний суд']</text:p>
      <text:p text:style-name="P4">
Type: Article</text:p>
      <!--METADATA-->
      <text:p text:style-name="P4">
<draw:frame draw:style-name="fr1" draw:name="Image194" text:anchor-type="as-char" svg:width="6.9236in" svg:height="3.956343in" draw:z-index="0">
<draw:image xlink:href="../Images/yкринформ/2023-04-19T17-27-40-03-00/630_360_1592145906-212.jpg" xlink:type="simple" xlink:show="embed" xlink:actuate="onLoad" draw:mime-type="image/jpeg"/>
</draw:frame>
 Вищийантикорупційний суд обрав запобіжний захід у вигляді застави пособникуорганізатора розтрати арештованого майна на 485 млн гривень.</text:p>
      <text:p text:style-name="P4">
Як передає Укрінформ, про це Спеціалізована антикорупційна прокуратураповідомила в <text:a xlink:type="simple" xlink:href="https://t.me/sap_gov_ua/1317" text:style-name="Internet_20_link" text:visited-style-name="Visited_20_Internet_20_Link">
 </text:a>
 .</text:p>
      <text:p text:style-name="P4">
За даними САП, розмір застави становить 4,026 млн гривень.</text:p>
      <text:p text:style-name="P4">
<text:span text:style-name="T4">
Читайте також:</text:span>
 <text:a xlink:type="simple" xlink:href="https://www.ukrinform.ua/rubric-economy/3697393-vaks-prodovziv-kobolevu-zapobiznij-zahid-se-na-dva-misaci.html" text:style-name="Internet_20_link" text:visited-style-name="Visited_20_Internet_20_Link">
 <text:span text:style-name="T4">
ВАКС</text:span>
 </text:a>
</text:p>
      <text:p text:style-name="P4">
Згідно із судовим рішенням, фігурант також зобовʼязаний носити електроннийзасіб контролю, прибувати за кожним викликом до детектива, прокурора й суду таповідомляти їх про зміну свого місця проживання чи роботи. Відлучатися за межіКиївської області без дозволу детектива, прокурора або суду йому заборонено.</text:p>
      <text:p text:style-name="P4">
Також на підозрюваного покладений обовʼязок здати на зберігання довідповідного органу паспорт (паспорти) для виїзду за кордон й утримуватися відспілкування з іншими підозрюваними у справі та свідками.</text:p>
      <text:p text:style-name="P4">
<text:span text:style-name="T4">
Читайте також:</text:span>
 <text:a xlink:type="simple" xlink:href="https://www.ukrinform.ua/rubric-society/3695779-minust-podav-pozov-do-vaks-pro-zastosuvanna-sankcij-sodo-kolaboranta-saldo.html" text:style-name="Internet_20_link" text:visited-style-name="Visited_20_Internet_20_Link">
 <text:span text:style-name="T4">
ВАКС</text:span>
 </text:a>
</text:p>
      <text:p text:style-name="P4">
Як повідомляв Укрінформ, у кінці грудня 2022 року ​детективи Національногоантикорупційного бюро України оголосили підозру організатору розтрати понад485 млн грн арештованого майна та ще двом учасникам злочинної групи.</text:p>
      <text:p text:style-name="P4">
Source: <text:a xlink:type="simple" xlink:href="https://www.ukrinform.ua/rubric-society/3698018-vaks-obrav-zapobiznij-zahid-se-odnomu-ucasniku-roztrati-485-miljoniv-arestovanogo-majna.html" text:style-name="Internet_20_link" text:visited-style-name="Visited_20_Internet_20_Link">
https://www.ukrinform.ua/rubric-society/3698018-vaks-obrav-zapobiznij-zahid-se-odnomu-ucasniku-roztrati-485-miljoniv-arestovanogo-majna.html</text:a>
</text:p>
      <!--NEWS-->
      <text:h text:style-name="P10" text:outline-level="1">
<text:span text:style-name="T4">
росіяни вдарили авіабомбою по цивільному сектору в Оріхові</text:span>
</text:h>
      <text:p text:style-name="P4">
Authors: Ukrinform (Person)</text:p>
      <text:p text:style-name="P4">
Publisher: Укринформ (Organization)</text:p>
      <text:p text:style-name="P4">
Published Time: 2023-04-19T17:28:41+03:00</text:p>
      <text:p text:style-name="P4">
Modified Time: 2023-04-19T17:28:41+03:00</text:p>
      <text:p text:style-name="P4">
Description: російські війська укотре атакували Оріхів, що в Запорізькій област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Запоріжжя', 'Війна з росією']</text:p>
      <text:p text:style-name="P4">
Type: Article</text:p>
      <!--METADATA-->
      <text:p text:style-name="P4">
<draw:frame draw:style-name="fr1" draw:name="Image195" text:anchor-type="as-char" svg:width="6.9236in" svg:height="3.956343in" draw:z-index="0">
<draw:image xlink:href="../Images/yкринформ/2023-04-19T17-28-41-03-00/630_360_1538997483-946.jpg" xlink:type="simple" xlink:show="embed" xlink:actuate="onLoad" draw:mime-type="image/jpeg"/>
</draw:frame>
 російськівійська укотре атакували Оріхів, що в Запорізькій області.</text:p>
      <text:p text:style-name="P4">
Про це в <text:a xlink:type="simple" xlink:href="https://t.me/zoda_gov_ua/18337" text:style-name="Internet_20_link" text:visited-style-name="Visited_20_Internet_20_Link">
 </text:a>
 повідомляє голова Запорізької ОВАЮрій Малашко, передає Укрінформ.</text:p>
      <text:p text:style-name="P4">
"Ворог здійснив чергову авіаційну атаку на Оріхів. Терористи знову вгатилибомбою по цивільному сектору: постраждали приватні будинки та майно", -написав він.</text:p>
      <text:p text:style-name="P4">
Фахівці вже працюють на місці влучання та ліквідовують наслідки. Інформаціїпро постраждалих не надходило.</text:p>
      <text:p text:style-name="P4">
<text:span text:style-name="T4">
Читайте також:</text:span>
 <text:a xlink:type="simple" xlink:href="https://www.ukrinform.ua/rubric-regions/3697816-obstril-vovcanska-na-misci-aviaudaru-znajsli-tila-dvoh-ludej.html" text:style-name="Internet_20_link" text:visited-style-name="Visited_20_Internet_20_Link">
 </text:a>
</text:p>
      <text:p text:style-name="P4">
Раніше повідомлялося, що російська армія вже кілька тижнів випускає авіабомбина Оріхів та Гуляйполе.</text:p>
      <text:p text:style-name="P4">
Source: <text:a xlink:type="simple" xlink:href="https://www.ukrinform.ua/rubric-ato/3698019-rosiani-vdarili-aviabombou-po-civilnomu-sektoru-v-orihovi.html" text:style-name="Internet_20_link" text:visited-style-name="Visited_20_Internet_20_Link">
https://www.ukrinform.ua/rubric-ato/3698019-rosiani-vdarili-aviabombou-po-civilnomu-sektoru-v-orihovi.html</text:a>
</text:p>
      <!--NEWS-->
      <text:h text:style-name="P10" text:outline-level="1">
<text:span text:style-name="T4">
Президента просять ініціювати перепоховання Євгена Коновальця</text:span>
</text:h>
      <text:p text:style-name="P4">
Authors: Ukrinform (Person)</text:p>
      <text:p text:style-name="P4">
Publisher: Укринформ (Organization)</text:p>
      <text:p text:style-name="P4">
Published Time: 2023-04-19T17:33:14+03:00</text:p>
      <text:p text:style-name="P4">
Modified Time: 2023-04-19T17:33:14+03:00</text:p>
      <text:p text:style-name="P4">
Description: У межах заходів на вшанування воїнів-захисників України влада має опікуватися перенесенням останків національних героїв із-за кордону. — Укрінформ.</text:p>
      <text:p text:style-name="P4">
Images: ["<text:a xlink:type="simple" xlink:href="https://static.ukrinform.com/photos/2019_06/thumb_files/630_360_1560413499-781.jpg" text:style-name="Internet_20_link" text:visited-style-name="Visited_20_Internet_20_Link">
630_360_15604...</text:a>
"]</text:p>
      <text:p text:style-name="P4">
Tags: ['ОУН', 'Україна', 'Перепоховання', 'Євген Коновалець', 'Зеленський', 'Націоналізм']</text:p>
      <text:p text:style-name="P4">
Type: Article</text:p>
      <!--METADATA-->
      <text:p text:style-name="P4">
<draw:frame draw:style-name="fr1" draw:name="Image196" text:anchor-type="as-char" svg:width="6.9236in" svg:height="3.956343in" draw:z-index="0">
<draw:image xlink:href="../Images/yкринформ/2023-04-19T17-33-14-03-00/630_360_1560413499-781.jpg" xlink:type="simple" xlink:show="embed" xlink:actuate="onLoad" draw:mime-type="image/jpeg"/>
</draw:frame>
 У межахзаходів на вшанування воїнів-захисників України влада має опікуватисяперенесенням останків національних героїв із-за кордону.</text:p>
      <text:p text:style-name="P4">
На цьому наголосили експерти під час круглого столу: «Пантеон Героїв: якувіковічити пам’ять тих, хто віддав життя за Україну», що відбувся у MilitaryMedia Center, передає кореспондент Укрінформу.</text:p>
      <text:p text:style-name="P4">
«Стрілецька громада оплачує оренду за місце поховання Євгена Коновальця. Я зжахом собі думаю, що буде, коли вони одного місяця не проплатять цю оренду,або забуде це зробити МЗС, яке також підкючено до цього. А буде те, що сталосяз могилою Олександра Олеся: приїде екскаватор, викопає могилу Коновальця, їїкудись приберуть на узбіччя, а на цьому місці може бути похований умовноякийсь Судоплатов (особа, яка взяла на себе провину за вбивство Коновальця –ред.)», - зауважив перший заступник голови Держкомтелерадіо Богдан Червак.</text:p>
      <text:p text:style-name="P4">
Він також презентував звернення від українських націоналістів до ПрезидентаВолодимира Зеленського про перепоховання засновника <text:a xlink:type="simple" xlink:href="https://www.ukrinform.ua/tag-oun" text:style-name="Internet_20_link" text:visited-style-name="Visited_20_Internet_20_Link">
</text:a>
 Євгена Коновальця.</text:p>
      <text:p text:style-name="P4">
«Звертаємося до Президента України ініціювати заходи до перепоховання ЄвгенаКоновальця. Євген Коновалець не належить якійсь партії, групі чи організації.Він належить українському народу, який неодмінно подбає про його належне тагідне вшанування», - йдеться в документі.</text:p>
      <text:p text:style-name="P4">
<text:span text:style-name="T4">
Читайте також:</text:span>
 <text:a xlink:type="simple" xlink:href="https://www.ukrinform.ua/rubric-polytics/3652822-na-prikinci-1918go-pocatku-1919go-komendantom-kieva-buv-evgen-konovalec.html" text:style-name="Internet_20_link" text:visited-style-name="Visited_20_Internet_20_Link">
 <text:span text:style-name="T4">
Коновал</text:span>
 </text:a>
</text:p>
      <text:p text:style-name="P4">
Пресофіцер 112 бригади ТРО ЗСУ, кандидат політичних наук Андрій Ковальовзазначив, що у процесі збереження пам’яті про осіб, які відстоювалинезалежність України, держава має також опікуватися перенесенням похованьукраїнських героїв із-за кордону.</text:p>
      <text:p text:style-name="P4">
За його словами, законодавства низки країн, зокрема, Німеччини, Бельгії,Нідерландів, передбачають, що могила існує доти, доки є ті, хто оплачує їїоренду. Без продовження оренди пам’ятник зносять, тіло ексгумують, кісткипереносять до братської могили, а місце знову передають в оренду. Ковальовнаголосив, що активісти своїми силами рятують могили українських героїв, але«вони не можуть підставляти плече вічно».</text:p>
      <text:p text:style-name="P4">
«Таких могил великих українців тисячі, і Українська держава має їх врятувати.Це другий виклик: зберігаючи могили сучасних героїв російсько-українськоївійни, ми втрачаємо могили та пам’ять про героїв попередніх російсько-українських воєнів», - сказав він.</text:p>
      <text:p text:style-name="P4">
<text:span text:style-name="T4">
Читайте також:</text:span>
 <text:a xlink:type="simple" xlink:href="https://www.ukrinform.ua/rubric-regions/3625098-na-ternopilsini-proveli-perepohovanna-10-voakiv-upa.html" text:style-name="Internet_20_link" text:visited-style-name="Visited_20_Internet_20_Link">
 <text:span text:style-name="T4">
перепохован</text:span>
 </text:a>
</text:p>
      <text:p text:style-name="P4">
Як повідомлялося, у травні 2022 року  <text:a xlink:type="simple" xlink:href="https://zakon.rada.gov.ua/laws/show/2292-20#Text" text:style-name="Internet_20_link" text:visited-style-name="Visited_20_Internet_20_Link">
</text:a>
 ухвалила закон, якимпередбачається створення Національного військового меморіального кладовища.Закон передбачає розміщення меморіального архітектурного комплексу наспеціально відведеній земельній ділянці, включно з військовим кладовищем,музейним комплексом, ритуальною будівлею та спорудою для почесних поховань.</text:p>
      <text:p text:style-name="P4">
Наразі під кладовище відведено ділянку в Національному історико-меморіальномузаповіднику "Биківнянські могили". Перші поховання планують здійснитинаприкінці осені 2023 року.</text:p>
      <text:p text:style-name="P4">
Євген Коновалець - український полковник (1891 –1938), який створивОрганізацію українських націоналістів (ОУН) і Українську військову організацію(УВО), якого називають людиною з державницьким мисленням.</text:p>
      <text:p text:style-name="P4">
Source: <text:a xlink:type="simple" xlink:href="https://www.ukrinform.ua/rubric-society/3698023-prezidenta-prosat-iniciuvati-perepohovanna-evgena-konovalca.html" text:style-name="Internet_20_link" text:visited-style-name="Visited_20_Internet_20_Link">
https://www.ukrinform.ua/rubric-society/3698023-prezidenta-prosat-iniciuvati-perepohovanna-evgena-konovalca.html</text:a>
</text:p>
      <!--NEWS-->
      <text:h text:style-name="P10" text:outline-level="1">
<text:span text:style-name="T4">
Голову Одеської облради обвинувачують в порушенні закону про мову</text:span>
</text:h>
      <text:p text:style-name="P4">
Authors: Ukrinform (Person)</text:p>
      <text:p text:style-name="P4">
Publisher: Укринформ (Organization)</text:p>
      <text:p text:style-name="P4">
Published Time: 2023-04-19T17:34:33+03:00</text:p>
      <text:p text:style-name="P4">
Modified Time: 2023-04-19T17:34:33+03:00</text:p>
      <text:p text:style-name="P4">
Description: Через порушення мовного закону голову Одеської обласної ради Григорія Діденка викликали до уповноваженого із захисту державної мови у Київ. — Укрінформ.</text:p>
      <text:p text:style-name="P4">
Images: ["<text:a xlink:type="simple" xlink:href="https://static.ukrinform.com/photos/2023_04/thumb_files/630_360_1681914353-461.jpg" text:style-name="Internet_20_link" text:visited-style-name="Visited_20_Internet_20_Link">
630_360_16819...</text:a>
"]</text:p>
      <text:p text:style-name="P4">
Tags: ['Одещина', 'Мовний закон']</text:p>
      <text:p text:style-name="P4">
Type: Article</text:p>
      <!--METADATA-->
      <text:p text:style-name="P4">
<draw:frame draw:style-name="fr1" draw:name="Image197" text:anchor-type="as-char" svg:width="6.9236in" svg:height="3.956343in" draw:z-index="0">
<draw:image xlink:href="../Images/yкринформ/2023-04-19T17-34-33-03-00/630_360_1681914353-461.jpg" xlink:type="simple" xlink:show="embed" xlink:actuate="onLoad" draw:mime-type="image/jpeg"/>
</draw:frame>
 Черезпорушення мовного закону голову Одеської обласної ради Григорія Діденкавикликали до уповноваженого із захисту державної мови у Київ.</text:p>
      <text:p text:style-name="P4">
Про це у <text:a xlink:type="simple" xlink:href="https://www.facebook.com/bohdan.halaida/posts/pfbid02i84n8wHfVeBkN2KCLrbJ2SnqvgtFq6CK2J4kioaSyfyQSV2LArpP5HnKu4ywCKMcl" text:style-name="Internet_20_link" text:visited-style-name="Visited_20_Internet_20_Link">
</text:a>
повідомив громадський діяч Богдан Галайда, передає Укрінформ.</text:p>
      <text:p text:style-name="P4">
Саме Галайда звернувся до мовного омбудсмена Тараса Креміня зі скаргою напорушення мовного закону з боку Діденка.</text:p>
      <text:p text:style-name="P4">
«20 березня я помітив на <text:a xlink:type="simple" xlink:href="https://www.youtube.com/watch" text:style-name="Internet_20_link" text:visited-style-name="Visited_20_Internet_20_Link">
</text:a>
 , що Григорій Діденкопослуговувався російською мовою на зустрічі з депутатами та курив уприміщенні. 24 березня я подав скаргу на ім’я мовного омбудсмена, і сьогоднімені надійшла відповідь», - написав Галайда.</text:p>
      <text:p text:style-name="P4">
У оприлюдненій відповіді йдеться, що через виявлені порушення голову облрадивикликають до <text:a xlink:type="simple" xlink:href="https://www.ukrinform.ua/tag-kiiv" text:style-name="Internet_20_link" text:visited-style-name="Visited_20_Internet_20_Link">
 </text:a>
 для встановленнянаявності в його діях ознак складу адміністративного правопорушення,передбаченого ч. 1 ст. 188 Кодексу України про адмінправопорушення.</text:p>
      <text:p text:style-name="P4">
На відео голова Одеської облради Григорій Діденко веде російською мовоюдискусію з опозиційними депутатами щодо вигнання волонтерів із приміщеннявидавництва «Чорномор'я». На українську він перейшов тільки після зауваження.</text:p>
      <text:p text:style-name="P4">
<text:a xlink:type="simple" xlink:href="https://www.ukrinform.ua/rubric-regions/3685533-odeski-volonteri-na-znak-protestu-pleli-maskuvalni-sitki-pid-budivleu-oblradi.html" text:style-name="Internet_20_link" text:visited-style-name="Visited_20_Internet_20_Link">
 </text:a>
 , засновником якогоє народний депутат України від «Європейської Солідарності» Олексій Гончаренко,почався на початку березня, коли волонтерам повідомили, що ті повинні покинутиприміщення видавництва «Чорномор’я», де вони вже більше року плетутьмаскувальні сітки для ЗСУ, роблять окопні свічки та фасують гуманітарнудопомогу. В облраді запропонували волонтерам «оселитися» в іншому приміщенні,але воно не задовольнило волонтерів, і вони продовжували мітинги задляповернення у видавництво.</text:p>
      <text:p text:style-name="P4">
<text:span text:style-name="T4">
Читайте також:</text:span>
 <text:a xlink:type="simple" xlink:href="https://www.ukrinform.ua/rubric-regions/3697638-sud-skasuvav-straf-meru-harkova-za-rosijsku-movu-u-socmerezah.html" text:style-name="Internet_20_link" text:visited-style-name="Visited_20_Internet_20_Link">
 <text:span text:style-name="T4">
штраф</text:span>
 </text:a>
</text:p>
      <text:p text:style-name="P4">
За <text:a xlink:type="simple" xlink:href="https://t.me/oleksiihoncharenko/33056" text:style-name="Internet_20_link" text:visited-style-name="Visited_20_Internet_20_Link">
 </text:a>
 Гончаренка, 18 квітня волонтеритаки повернулися у приміщення видавництва та вже розпочали роботу звиготовлення сіток.</text:p>
      <text:p text:style-name="P4">
<text:span text:style-name="T5">
Фото: oblrada.od.gov.ua</text:span>
</text:p>
      <text:p text:style-name="P4">
Source: <text:a xlink:type="simple" xlink:href="https://www.ukrinform.ua/rubric-regions/3698024-golovu-odeskoi-oblradi-obvinuvacuut-v-porusenni-zakonu-pro-movu.html" text:style-name="Internet_20_link" text:visited-style-name="Visited_20_Internet_20_Link">
https://www.ukrinform.ua/rubric-regions/3698024-golovu-odeskoi-oblradi-obvinuvacuut-v-porusenni-zakonu-pro-movu.html</text:a>
</text:p>
      <!--NEWS-->
      <text:h text:style-name="P10" text:outline-level="1">
<text:span text:style-name="T4">
«Юнармія» та депортація: у Херсонській облраді розповіли про ситуацію на окупованій території</text:span>
</text:h>
      <text:p text:style-name="P4">
Authors: Ukrinform (Person)</text:p>
      <text:p text:style-name="P4">
Publisher: Укринформ (Organization)</text:p>
      <text:p text:style-name="P4">
Published Time: 2023-04-19T17:36:18+03:00</text:p>
      <text:p text:style-name="P4">
Modified Time: 2023-04-19T17:36:18+03:00</text:p>
      <text:p text:style-name="P4">
Description: На тимчасово захоплених ворогом територіях Херсонщини дуже складна ситуація для місцевого населення – людей змушують брати російські паспорти, обмежуючи доступ до медичних послуг, дітей мілітаризують. — Укрінформ.</text:p>
      <text:p text:style-name="P4">
Images: ["<text:a xlink:type="simple" xlink:href="https://static.ukrinform.com/photos/2023_04/thumb_files/630_360_1681903220-176.jpg" text:style-name="Internet_20_link" text:visited-style-name="Visited_20_Internet_20_Link">
630_360_16819...</text:a>
"]</text:p>
      <text:p text:style-name="P4">
Tags: ['Херсонщина', 'Окупація', 'Війна з росією']</text:p>
      <text:p text:style-name="P4">
Type: Article</text:p>
      <!--METADATA-->
      <text:p text:style-name="P4">
<draw:frame draw:style-name="fr1" draw:name="Image198" text:anchor-type="as-char" svg:width="6.9236in" svg:height="3.956343in" draw:z-index="0">
<draw:image xlink:href="../Images/yкринформ/2023-04-19T17-36-18-03-00/630_360_1681903220-176.jpg" xlink:type="simple" xlink:show="embed" xlink:actuate="onLoad" draw:mime-type="image/jpeg"/>
</draw:frame>
 Натимчасово захоплених ворогом територіях Херсонщини дуже складна ситуація длямісцевого населення – людей змушують брати російські паспорти, обмежуючидоступ до медичних послуг, дітей мілітаризують.</text:p>
      <text:p text:style-name="P4">
Як передає Укрінформ, про це на брифінгу в Медіацентрі Україна — Укрінформповідомив перший заступник голови Херсонської обласної ради Юрій Соболевський.</text:p>
      <text:p text:style-name="P4">
«Там дуже складна ситуація для наших людей, тому що посилений тиск на них.Стосовно оцієї примусової паспортизації, вони продовжують тиснути нанаселення, щоб люди йшли оформлювали ці паспорти (російські – ред.). Іобмежено доступ до медичних послуг, тому що вони кажуть людям, що якщо не будепаспорта, не буде поліса обов’язкового медичного страхування російськогозразка - не буде медичних послуг. Ми бачимо і погіршення забезпеченнягуманітарних потреб населення… З постачанням у них так само зараз у деякихгромадах значні проблеми», - каже Соболевський.</text:p>
      <text:p text:style-name="P4">
<text:span text:style-name="T4">
Читайте також:</text:span>
 <text:a xlink:type="simple" xlink:href="https://www.ukrinform.ua/rubric-regions/3698003-roblat-viglad-so-maut-smilivogo-lidera-u-hersonskij-oblradi-sumnivautsa-sodo-vizitu-putina.html" text:style-name="Internet_20_link" text:visited-style-name="Visited_20_Internet_20_Link">
 </text:a>
</text:p>
      <text:p text:style-name="P4">
За його словами, російські агресори продовжують тиснути насамперед на дітей,«промивають їм мізки», намагаються створити так звану юнармію.</text:p>
      <text:p text:style-name="P4">
В окремих громадах, населених пунктах чиниться тиск на людей, щоб вонипогоджувалися на так звану евакуацію, а фактично - на депортацію, населеннюобіцяють грошову допомогу, житлові сертифікати. Але охочих виїжджати практичнонемає, зазначив Соболевський.</text:p>
      <text:p text:style-name="P4">
Наразі виїзд із тимчасово окупованої території дуже ускладнений – він можливийлише через Крим і потім - у треті країни. Чиновник підкреслив, що родинам, якіприйняли рішення виїжджати, треба почистити смартфони, комп’ютери, проговоритиз дітьми, що саме відповідати, коли фсбшники при виїзді ставитимуть їмзапитання про ставлення до російської влади, до російської армії, до ЗСУ,України.</text:p>
      <text:p text:style-name="P4">
<text:span text:style-name="T4">
Читайте також:</text:span>
 <text:a xlink:type="simple" xlink:href="https://www.ukrinform.ua/rubric-ato/3697933-vorog-obstrilav-herson-e-poraneni.html" text:style-name="Internet_20_link" text:visited-style-name="Visited_20_Internet_20_Link">
 </text:a>
</text:p>
      <text:p text:style-name="P4">
Як повідомляв Укрінформ, ЗСУ визволили правобережну частину Херсонськоїобласті, зокрема місто Херсон. Частина області, розташована на лівому березіДніпра, тимчасово захоплена російськими військами.</text:p>
      <text:p text:style-name="P4">
Source: <text:a xlink:type="simple" xlink:href="https://www.ukrinform.ua/rubric-regions/3698026-unarmia-ta-deportacia-u-hersonskij-oblradi-rozpovili-pro-situaciu-na-okupovanij-teritorii.html" text:style-name="Internet_20_link" text:visited-style-name="Visited_20_Internet_20_Link">
https://www.ukrinform.ua/rubric-regions/3698026-unarmia-ta-deportacia-u-hersonskij-oblradi-rozpovili-pro-situaciu-na-okupovanij-teritorii.html</text:a>
</text:p>
      <!--NEWS-->
      <text:h text:style-name="P10" text:outline-level="1">
<text:span text:style-name="T4">
Jaguar інвестує £15 мільярдів у розробку електромобілів</text:span>
</text:h>
      <text:p text:style-name="P4">
Authors: Ukrinform (Person)</text:p>
      <text:p text:style-name="P4">
Publisher: Укринформ (Organization)</text:p>
      <text:p text:style-name="P4">
Published Time: 2023-04-19T17:38:26+03:00</text:p>
      <text:p text:style-name="P4">
Modified Time: 2023-04-19T17:38:26+03:00</text:p>
      <text:p text:style-name="P4">
Description: Компанія Jaguar Land Rover (JRL) інвестує 15 мільярдів фунтів стерлінгів (18,7 млрд доларів США) у розробку електромобілів та функцій автономного водіння протягом наступних п’яти років. — Укрінформ.</text:p>
      <text:p text:style-name="P4">
Images: ["<text:a xlink:type="simple" xlink:href="https://static.ukrinform.com/photos/2023_04/thumb_files/630_360_1681914993-659.jpg" text:style-name="Internet_20_link" text:visited-style-name="Visited_20_Internet_20_Link">
630_360_16819...</text:a>
"]</text:p>
      <text:p text:style-name="P4">
Tags: ['Електромобілі', 'Jaguar']</text:p>
      <text:p text:style-name="P4">
Type: Article</text:p>
      <!--METADATA-->
      <text:p text:style-name="P4">
<draw:frame draw:style-name="fr1" draw:name="Image199" text:anchor-type="as-char" svg:width="6.9236in" svg:height="3.956343in" draw:z-index="0">
<draw:image xlink:href="../Images/yкринформ/2023-04-19T17-38-26-03-00/630_360_1681914993-659.jpg" xlink:type="simple" xlink:show="embed" xlink:actuate="onLoad" draw:mime-type="image/jpeg"/>
</draw:frame>
 КомпаніяJaguar Land Rover (JRL) інвестує 15 мільярдів фунтів стерлінгів (18,7 млрддоларів США) у розробку електромобілів та функцій автономного водіння протягомнаступних п’яти років.</text:p>
      <text:p text:style-name="P4">
Як передає Укрінформ, про це повідомляє <text:a xlink:type="simple" xlink:href="https://www.bloomberg.com/news/articles/2023-04-19/jaguar-land-rover-to-spend-15-billion-on-evs-autonomous-tech" text:style-name="Internet_20_link" text:visited-style-name="Visited_20_Internet_20_Link">
</text:a>
 <text:a xlink:type="simple" xlink:href="https://www.bloomberg.com/news/articles/2023-04-19/jaguar-land-rover-to-spend-15-billion-on-evs-autonomous-tech" text:style-name="Internet_20_link" text:visited-style-name="Visited_20_Internet_20_Link">
</text:a>
 <text:a xlink:type="simple" xlink:href="https://www.bloomberg.com/news/articles/2023-04-19/jaguar-land-rover-to-spend-15-billion-on-evs-autonomous-tech" text:style-name="Internet_20_link" text:visited-style-name="Visited_20_Internet_20_Link">
</text:a>
</text:p>
      <text:p text:style-name="P4">
Компанія здійснить інвестування у рамках плану відмови від двигуніввнутрішнього згоряння.</text:p>
      <text:p text:style-name="P4">
План передбачає перетворення британського заводу JRL в місті Хейлвуд на завод,що вироблятиме лише електромобілі.</text:p>
      <text:p text:style-name="P4">
Зазначається, що це оголошення є першим детальним планом від автовиробникачерез два роки після заяв про інвестиційні плани у електромобілі тапереосмислення Jaguar як бренду, який випускає лише електричні автівки.</text:p>
      <text:p text:style-name="P4">
<text:span text:style-name="T4">
Читайте також:</text:span>
 <text:a xlink:type="simple" xlink:href="https://www.ukrinform.ua/rubric-technology/3697785-tesla-vdruge-za-misac-znizue-cini-elektrokari-prodaut-vid-40-tisac.html" text:style-name="Internet_20_link" text:visited-style-name="Visited_20_Internet_20_Link">
 </text:a>
</text:p>
      <text:p text:style-name="P4">
JRL має обмежений досвід виробництва електромобілів. Позашляховик I-Pace –єдиний повністю електричний автомобіль компанії – виробляється канадськоюкомпанією Magna International в Австрії.</text:p>
      <text:p text:style-name="P4">
Як повідомляв Укрінформ, корейський автовиробник <text:a xlink:type="simple" xlink:href="https://www.ukrinform.ua/rubric-technology/3694407-hyundai-planue-perejti-na-elektromobili-do-2030-roku.html" text:style-name="Internet_20_link" text:visited-style-name="Visited_20_Internet_20_Link">
</text:a>
 зобов’язався витратити близько 18,2мільярда доларів США до 2030 року на збільшення виробництва електромобілів.</text:p>
      <text:p text:style-name="P4">
<text:span text:style-name="T5">
Фото: Jaguar Land Rover</text:span>
</text:p>
      <text:p text:style-name="P4">
Source: <text:a xlink:type="simple" xlink:href="https://www.ukrinform.ua/rubric-technology/3698030-jaguar-investue-15-milardiv-u-rozrobku-elektromobiliv.html" text:style-name="Internet_20_link" text:visited-style-name="Visited_20_Internet_20_Link">
https://www.ukrinform.ua/rubric-technology/3698030-jaguar-investue-15-milardiv-u-rozrobku-elektromobiliv.html</text:a>
</text:p>
      <!--NEWS-->
      <text:h text:style-name="P10" text:outline-level="1">
<text:span text:style-name="T4">
ФІБА не допустила збірні рф та рб до попередньої кваліфікації Євробаскету-2025</text:span>
</text:h>
      <text:p text:style-name="P4">
Authors: Ukrinform (Person)</text:p>
      <text:p text:style-name="P4">
Publisher: Укринформ (Organization)</text:p>
      <text:p text:style-name="P4">
Published Time: 2023-04-19T17:39:00+03:00</text:p>
      <text:p text:style-name="P4">
Modified Time: 2023-04-19T17:39:00+03:00</text:p>
      <text:p text:style-name="P4">
Description: ФІБА-Європа оголосила про одноголосне рішення не допускати російську та білоруську національні збірні до участі у прекваліфікації Євробаскету-2025. — Укрінформ.</text:p>
      <text:p text:style-name="P4">
Images: ["<text:a xlink:type="simple" xlink:href="https://static.ukrinform.com/photos/2023_04/thumb_files/630_360_1681915079-116.jpg" text:style-name="Internet_20_link" text:visited-style-name="Visited_20_Internet_20_Link">
630_360_16819...</text:a>
"]</text:p>
      <text:p text:style-name="P4">
Tags: ['Баскетбол']</text:p>
      <text:p text:style-name="P4">
Type: Article</text:p>
      <!--METADATA-->
      <text:p text:style-name="P4">
<draw:frame draw:style-name="fr1" draw:name="Image200" text:anchor-type="as-char" svg:width="6.9236in" svg:height="3.956343in" draw:z-index="0">
<draw:image xlink:href="../Images/yкринформ/2023-04-19T17-39-00-03-00/630_360_1681915079-116.jpg" xlink:type="simple" xlink:show="embed" xlink:actuate="onLoad" draw:mime-type="image/jpeg"/>
</draw:frame>
 ФІБА-Європа оголосила про одноголосне рішення не допускати російську та білоруськунаціональні збірні до участі у прекваліфікації Євробаскету-2025.</text:p>
      <text:p text:style-name="P4">
Про це повідомила <text:a xlink:type="simple" xlink:href="https://fbu.ua/news/ofcyno-zbrn-ros-ta-blorus-ne-dopustyat-do-pre-kvalfkac-vrobasketu-2025" text:style-name="Internet_20_link" text:visited-style-name="Visited_20_Internet_20_Link">
 </text:a>
 баскетболу України, передаєУкрінформ.</text:p>
      <text:p text:style-name="P4">
«Керуючись рекомендаціями Міжнародного олімпійського комітету (МОК), ВиконкомФІБА минулого тижня прийняв рішення не допускати відповідні команди допередкваліфікаційного турніру. Таким чином, російська та білоруська збірні незможуть зіграти на чемпіонаті Європи-2025», – повідомили у ФБУ,</text:p>
      <text:p text:style-name="P4">
Матчі прекваліфікації відбудуться у липні-серпні 2023 року.</text:p>
      <text:p text:style-name="P4">
<text:span text:style-name="T4">
Читайте також:</text:span>
 <text:a xlink:type="simple" xlink:href="https://www.ukrinform.ua/rubric-sports/3697977-gensek-fbu-drabikovskij-mi-ne-budemo-brati-ucast-u-zmagannah-do-akih-dopustat-rosian.html" text:style-name="Internet_20_link" text:visited-style-name="Visited_20_Internet_20_Link">
 </text:a>
</text:p>
      <text:p text:style-name="P4">
Як повідомлялося, раніше ФІБА не допустила росію до попередньої олімпійськоїкваліфікації.</text:p>
      <text:p text:style-name="P4">
Фото: Getty Images</text:p>
      <text:p text:style-name="P4">
Source: <text:a xlink:type="simple" xlink:href="https://www.ukrinform.ua/rubric-sports/3698031-fiba-ne-dopustila-zbirni-rf-ta-rb-do-poperednoi-kvalifikacii-evrobasketu2025.html" text:style-name="Internet_20_link" text:visited-style-name="Visited_20_Internet_20_Link">
https://www.ukrinform.ua/rubric-sports/3698031-fiba-ne-dopustila-zbirni-rf-ta-rb-do-poperednoi-kvalifikacii-evrobasketu2025.html</text:a>
</text:p>
      <!--NEWS-->
      <text:h text:style-name="P10" text:outline-level="1">
<text:span text:style-name="T4">
У Лаврі зірвали печатку і пошкодили ролети - поліція порушила справу про хуліганство</text:span>
</text:h>
      <text:p text:style-name="P4">
Authors: Ukrinform (Person)</text:p>
      <text:p text:style-name="P4">
Publisher: Укринформ (Organization)</text:p>
      <text:p text:style-name="P4">
Published Time: 2023-04-19T17:41:20+03:00</text:p>
      <text:p text:style-name="P4">
Modified Time: 2023-04-19T17:41:20+03:00</text:p>
      <text:p text:style-name="P4">
Description: На території Національного заповідника "Києво-Печерська лавра" група осіб пошкодила захисні ролети та зайшла до опечатаного приміщення, правоохоронцями розпочате кримінальне провадження за фактом хуліганства. — Укрінформ.</text:p>
      <text:p text:style-name="P4">
Images: ["<text:a xlink:type="simple" xlink:href="https://static.ukrinform.com/photos/2023_04/thumb_files/630_360_1681906497-6160.jpeg" text:style-name="Internet_20_link" text:visited-style-name="Visited_20_Internet_20_Link">
630_360_16819...</text:a>
"]</text:p>
      <text:p text:style-name="P4">
Tags: ['Поліція', 'Київська Лавра']</text:p>
      <text:p text:style-name="P4">
Type: Article</text:p>
      <!--METADATA-->
      <text:p text:style-name="P4">
<draw:frame draw:style-name="fr1" draw:name="Image201" text:anchor-type="as-char" svg:width="6.9236in" svg:height="3.956343in" draw:z-index="0">
<draw:image xlink:href="../Images/yкринформ/2023-04-19T17-41-20-03-00/630_360_1681906497-6160.jpeg" xlink:type="simple" xlink:show="embed" xlink:actuate="onLoad" draw:mime-type="image/jpeg"/>
</draw:frame>
 Натериторії Національного заповідника "Києво-Печерська лавра" група осібпошкодила захисні ролети та зайшла до опечатаного приміщення, правоохоронцямирозпочате кримінальне провадження за фактом хуліганства.</text:p>
      <text:p text:style-name="P4">
Як передає Укрінформ, про це повідомила <text:a xlink:type="simple" xlink:href="https://kyiv.npu.gov.ua/news/za-faktom-khulihanstva-na-terytorii-kyievo-pecherskoi-lavry-politseiski-rozpochaly-kryminalne-provadzhennia" text:style-name="Internet_20_link" text:visited-style-name="Visited_20_Internet_20_Link">
 </text:a>
.</text:p>
      <text:p text:style-name="P4">
"Сьогодні, 19 квітня, після того, як представники комісії від Міністерствакультури оглянули та опечатали один із корпусів Києво-Печерської лаври, групаосіб зламала ролети, які закривали двері та зайшла всередину приміщення", —зазначили в <text:a xlink:type="simple" xlink:href="https://www.ukrinform.ua/tag-policia" text:style-name="Internet_20_link" text:visited-style-name="Visited_20_Internet_20_Link">
 </text:a>
 .</text:p>
      <text:p text:style-name="P4">
Правоохоронці провели огляд місця події й задокументували порушення, внісшивідповідні відомості до Єдиного реєстру досудового розслідувань за ч. 3 ст.296 Кримінального кодексу України — хуліганство. Санкція статті передбачаєпокарання у вигляді позбавлення волі терміном до п'яти років.</text:p>
      <text:p text:style-name="P4">
<text:span text:style-name="T4">
Читайте також:</text:span>
 <text:a xlink:type="simple" xlink:href="https://www.ukrinform.ua/rubric-society/3697863-komisia-zmogla-oglanuti-se-tri-pamatki-u-kiivskij-lavri.html" text:style-name="Internet_20_link" text:visited-style-name="Visited_20_Internet_20_Link">
 <text:span text:style-name="T4">
лавр</text:span>
 </text:a>
</text:p>
      <text:p text:style-name="P4">
Тривають слідчі дії з метою притягнення винних до відповідальності.</text:p>
      <text:p text:style-name="P4">
Як повідомляв Укрінформ, після завершення роботи інвентаризаційної комісії всереду, 19 квітня, на території Національного заповідника "Києво-Печерськалавра" невідомі <text:a xlink:type="simple" xlink:href="https://www.ukrinform.ua/rubric-society/3697941-pisla-roboti-komisii-v-lavri-zibralisa-nevidomi-u-policiu-podali-zaavu-na-porusenna-poradku.html" text:style-name="Internet_20_link" text:visited-style-name="Visited_20_Internet_20_Link">
 </text:a>
 . До правоохоронних органів була подана відповідна заява.</text:p>
      <text:p text:style-name="P4">
Source: <text:a xlink:type="simple" xlink:href="https://www.ukrinform.ua/rubric-society/3698033-u-lavri-zirvali-pecatku-i-poskodili-roleti-policia-porusila-spravu-pro-huliganstvo.html" text:style-name="Internet_20_link" text:visited-style-name="Visited_20_Internet_20_Link">
https://www.ukrinform.ua/rubric-society/3698033-u-lavri-zirvali-pecatku-i-poskodili-roleti-policia-porusila-spravu-pro-huliganstvo.html</text:a>
</text:p>
      <!--NEWS-->
      <text:h text:style-name="P10" text:outline-level="1">
<text:span text:style-name="T4">
У ГУР нагородили спецпризначенців СБУ, які звільняли Зміїний</text:span>
</text:h>
      <text:p text:style-name="P4">
Authors: Ukrinform (Person)</text:p>
      <text:p text:style-name="P4">
Publisher: Укринформ (Organization)</text:p>
      <text:p text:style-name="P4">
Published Time: 2023-04-19T17:48:30+03:00</text:p>
      <text:p text:style-name="P4">
Modified Time: 2023-04-19T17:48:30+03:00</text:p>
      <text:p text:style-name="P4">
Description: Очільник Головного управління розвідки Міноборони Кирило Буданов нагородив спецпризначенців Центру спеціальних операцій «А» СБУ, які разом з розвідниками звільняли остров Зміїний влітку 2022 року. — Укрінформ.</text:p>
      <text:p text:style-name="P4">
Images: ["<text:a xlink:type="simple" xlink:href="https://static.ukrinform.com/photos/2023_04/thumb_files/630_360_1681915360-227.png" text:style-name="Internet_20_link" text:visited-style-name="Visited_20_Internet_20_Link">
630_360_16819...</text:a>
", "<text:a xlink:type="simple" xlink:href="https://static.ukrinform.com/photos/2023_04/1681915381-251.jpeg" text:style-name="Internet_20_link" text:visited-style-name="Visited_20_Internet_20_Link">
1681915381-25...</text:a>
", "<text:a xlink:type="simple" xlink:href="https://static.ukrinform.com/photos/2023_04/1681915381-379.jpeg" text:style-name="Internet_20_link" text:visited-style-name="Visited_20_Internet_20_Link">
1681915381-37...</text:a>
", "<text:a xlink:type="simple" xlink:href="https://static.ukrinform.com/photos/2023_04/1681915381-923.jpeg" text:style-name="Internet_20_link" text:visited-style-name="Visited_20_Internet_20_Link">
1681915381-92...</text:a>
"]</text:p>
      <text:p text:style-name="P4">
Tags: ['Міноборони', 'Нагорода', 'Розвідка', 'СБУ', 'Острів Зміїний', 'Буданов']</text:p>
      <text:p text:style-name="P4">
Type: Article</text:p>
      <!--METADATA-->
      <text:p text:style-name="P4">
<draw:frame draw:style-name="fr1" draw:name="Image202" text:anchor-type="as-char" svg:width="6.9236in" svg:height="3.956343in" draw:z-index="0">
<draw:image xlink:href="../Images/yкринформ/2023-04-19T17-48-30-03-00/630_360_1681915360-227.png" xlink:type="simple" xlink:show="embed" xlink:actuate="onLoad" draw:mime-type="image/png"/>
</draw:frame>
 ОчільникГоловного управління розвідки Міноборони Кирило Буданов нагородивспецпризначенців Центру спеціальних операцій «А» СБУ, які разом з розвідникамизвільняли остров Зміїний влітку 2022 року.</text:p>
      <text:p text:style-name="P4">
Про це інформує  <text:a xlink:type="simple" xlink:href="https://t.me/DIUkraine/2224" text:style-name="Internet_20_link" text:visited-style-name="Visited_20_Internet_20_Link">
 </text:a>
 , передає Укрінформ.</text:p>
      <text:p text:style-name="P4">
«Звільнення Зміїного ― одна з украй важливих перемог України під час війни зросійськими загарбниками, яка серед іншого дозволила нашій державі убезпечити<text:a xlink:type="simple" xlink:href="https://www.ukrinform.ua/tag-odesa" text:style-name="Internet_20_link" text:visited-style-name="Visited_20_Internet_20_Link">
 </text:a>
 й загалом українське Причорномор’я віднаявних загроз та розблокувати торгове судноплавство. Усі ми знаємо, що цебуло важко. Але завдяки єдності та злагодженості усіх Сил безпеки та оборониУкраїни, зокрема воїнів ГУР та СБУ, ми зробили те, у що мало хто вірив.Впевнений, що так буде й надалі - аж до цілковитої перемоги над терористичноюросією», – цитує пресслужба Буданова.</text:p>
      <text:p text:style-name="P4">
<draw:frame draw:style-name="fr1" draw:name="Image203" text:anchor-type="as-char" svg:width="6.9236in" svg:height="4.609323in" draw:z-index="0">
<draw:image xlink:href="../Images/yкринформ/2023-04-19T17-48-30-03-00/1681915381-251.jpeg" xlink:type="simple" xlink:show="embed" xlink:actuate="onLoad" draw:mime-type="image/jpeg"/>
</draw:frame>
</text:p>
      <text:p text:style-name="P4">
За його словами, битва за острів Зміїний і повернення на нього українськогопрапора стали символом перемоги України над росією на морі.</text:p>
      <text:p text:style-name="P4">
<text:span text:style-name="T4">
Читайте також:</text:span>
 <text:a xlink:type="simple" xlink:href="https://www.ukrinform.ua/rubric-ato/3691449-dodomu-z-polonu-povernulis-40-zahisnikiv-zmiinogo-lubinec.html" text:style-name="Internet_20_link" text:visited-style-name="Visited_20_Internet_20_Link">
 </text:a>
</text:p>
      <text:p text:style-name="P4">
<draw:frame draw:style-name="fr1" draw:name="Image204" text:anchor-type="as-char" svg:width="6.9236in" svg:height="4.609323in" draw:z-index="0">
<draw:image xlink:href="../Images/yкринформ/2023-04-19T17-48-30-03-00/1681915381-379.jpeg" xlink:type="simple" xlink:show="embed" xlink:actuate="onLoad" draw:mime-type="image/jpeg"/>
</draw:frame>
</text:p>
      <text:p text:style-name="P4">
У свою чергу очільник СБУ Василь Малюк подякував ГУР за співпрацю, аспецпризначенцям «Альфи» – за роботу в найгарячіших точках війни.</text:p>
      <text:p text:style-name="P4">
<draw:frame draw:style-name="fr1" draw:name="Image205" text:anchor-type="as-char" svg:width="6.9236in" svg:height="4.609323in" draw:z-index="0">
<draw:image xlink:href="../Images/yкринформ/2023-04-19T17-48-30-03-00/1681915381-923.jpeg" xlink:type="simple" xlink:show="embed" xlink:actuate="onLoad" draw:mime-type="image/jpeg"/>
</draw:frame>
</text:p>
      <text:p text:style-name="P4">
Як зазначається, бійці Центру спецоперацій «А» входили до штурмових груп, які8 травня висадилися на Зміїний з вертольотів для штурму. До цього вони разом зГУР тренувалися на одному з аеродромів Одещини, щоб задумана спецопераціявідбулась успішно.</text:p>
      <text:p text:style-name="P4">
<text:span text:style-name="T5">
Фото: ГУР Міноборони України</text:span>
</text:p>
      <text:p text:style-name="P4">
Source: <text:a xlink:type="simple" xlink:href="https://www.ukrinform.ua/rubric-ato/3698035-u-gur-nagorodili-specpriznacenciv-sbu-aki-zvilnali-zmiinij.html" text:style-name="Internet_20_link" text:visited-style-name="Visited_20_Internet_20_Link">
https://www.ukrinform.ua/rubric-ato/3698035-u-gur-nagorodili-specpriznacenciv-sbu-aki-zvilnali-zmiinij.html</text:a>
</text:p>
      <!--NEWS-->
      <text:h text:style-name="P10" text:outline-level="1">
<text:span text:style-name="T4">
Кількість жертв пожежі в лікарні Пекіна зросла до 29</text:span>
</text:h>
      <text:p text:style-name="P4">
Authors: Ukrinform (Person)</text:p>
      <text:p text:style-name="P4">
Publisher: Укринформ (Organization)</text:p>
      <text:p text:style-name="P4">
Published Time: 2023-04-19T17:51:00+03:00</text:p>
      <text:p text:style-name="P4">
Modified Time: 2023-04-19T17:51:00+03:00</text:p>
      <text:p text:style-name="P4">
Description: Кількість загиблих внаслідок пожежі у стаціонарному відділенні пекінської лікарні Чангфен зросла до щонайменше 29 осіб. — Укрінформ.</text:p>
      <text:p text:style-name="P4">
Images: ["<text:a xlink:type="simple" xlink:href="https://static.ukrinform.com/photos/2023_04/thumb_files/630_360_1681915421-434.jpg" text:style-name="Internet_20_link" text:visited-style-name="Visited_20_Internet_20_Link">
630_360_16819...</text:a>
"]</text:p>
      <text:p text:style-name="P4">
Tags: ['Китай', 'Пожежа', 'Пекін']</text:p>
      <text:p text:style-name="P4">
Type: Article</text:p>
      <!--METADATA-->
      <text:p text:style-name="P4">
<draw:frame draw:style-name="fr1" draw:name="Image206" text:anchor-type="as-char" svg:width="6.9236in" svg:height="3.956343in" draw:z-index="0">
<draw:image xlink:href="../Images/yкринформ/2023-04-19T17-51-00-03-00/630_360_1681915421-434.jpg" xlink:type="simple" xlink:show="embed" xlink:actuate="onLoad" draw:mime-type="image/jpeg"/>
</draw:frame>
 Кількістьзагиблих внаслідок пожежі у стаціонарному відділенні пекінської лікарніЧангфен зросла до щонайменше 29 осіб.</text:p>
      <text:p text:style-name="P4">
Як передає Укрінформ, про це повідомляє <text:a xlink:type="simple" xlink:href="https://apnews.com/article/deadly-beijing-hospital-fire-a601eb84a30bf676bab1768e95907076" text:style-name="Internet_20_link" text:visited-style-name="Visited_20_Internet_20_Link">
 </text:a>
 .</text:p>
      <text:p text:style-name="P4">
Як зазначається, кількість загиблих унаслідок пожежі зросла до 29 осіб, з яких26 - пацієнти, повідомила місцева влада. 12 людей були затримані у зв'язку зінцидентом, зокрема керівник лікарняного закладу.</text:p>
      <text:p text:style-name="P4">
<text:span text:style-name="T4">
Читайте також:</text:span>
 <text:a xlink:type="simple" xlink:href="https://www.ukrinform.ua/rubric-regions/3697774-vorog-zavdav-aviaudaru-po-centru-vovcanska-na-rinku-stalasa-masstabna-pozeza.html" text:style-name="Internet_20_link" text:visited-style-name="Visited_20_Internet_20_Link">
 <text:span text:style-name="T4">
пожеж</text:span>
 </text:a>
</text:p>
      <text:p text:style-name="P4">
Пожежа спалахнула в лікарні Чангфен у вівторок вдень і змусила десятки людейевакуюватися. Деяким з тих, хто потрапив у вогневу пастку, довелося тікатикрізь вікна, використовуючи простирадла як мотузки.</text:p>
      <text:p text:style-name="P4">
Причина пожежі з’ясовується, але місцеві чиновники кажуть, що, на їхню думку,вона виникла через зварювальні іскри під час робіт, які проводилися устаціонарному відділенні лікарні.</text:p>
      <text:p text:style-name="P4">
Наразі 39 осіб отримують допомогу внаслідок поранень, троє з них перебувають уважкому стані, повідомили місцеві чиновники.</text:p>
      <text:p text:style-name="P4">
<text:span text:style-name="T4">
Читайте також:</text:span>
 <text:a xlink:type="simple" xlink:href="https://www.ukrinform.ua/rubric-world/3696984-u-centri-moskvi-stalasa-potuzna-pozeza.html" text:style-name="Internet_20_link" text:visited-style-name="Visited_20_Internet_20_Link">
 <text:span text:style-name="T4">
пожеж</text:span>
 </text:a>
</text:p>
      <text:p text:style-name="P4">
Раніше повідомлялося про 21 загиблого. Китайські державні ЗМІ повідомили, щопожежу було ліквідовано, а рятувальні роботи завершені.</text:p>
      <text:p text:style-name="P4">
Фото: GREG BAKER</text:p>
      <text:p text:style-name="P4">
Source: <text:a xlink:type="simple" xlink:href="https://www.ukrinform.ua/rubric-world/3698034-kilkist-zertv-pozezi-v-likarni-pekina-zrosla-do-29.html" text:style-name="Internet_20_link" text:visited-style-name="Visited_20_Internet_20_Link">
https://www.ukrinform.ua/rubric-world/3698034-kilkist-zertv-pozezi-v-likarni-pekina-zrosla-do-29.html</text:a>
</text:p>
      <!--NEWS-->
      <text:h text:style-name="P10" text:outline-level="1">
<text:span text:style-name="T4">
Україна отримала з Німеччини другий комплекс ППО Iris-T - ЗМІ</text:span>
</text:h>
      <text:p text:style-name="P4">
Authors: Ukrinform (Person)</text:p>
      <text:p text:style-name="P4">
Publisher: Укринформ (Organization)</text:p>
      <text:p text:style-name="P4">
Published Time: 2023-04-19T17:51:29+03:00</text:p>
      <text:p text:style-name="P4">
Modified Time: 2023-04-19T17:51:29+03:00</text:p>
      <text:p text:style-name="P4">
Description: Україна отримала другий із чотирьох обіцяних Німеччиною ЗРК Iris-T. — Укрінформ.</text:p>
      <text:p text:style-name="P4">
Images: ["<text:a xlink:type="simple" xlink:href="https://static.ukrinform.com/photos/2022_10/thumb_files/630_360_1665563735-906.jpg" text:style-name="Internet_20_link" text:visited-style-name="Visited_20_Internet_20_Link">
630_360_16655...</text:a>
"]</text:p>
      <text:p text:style-name="P4">
Tags: ['Німеччина', 'Україна', 'Зброя', 'Війна з росією', 'IRIS-T']</text:p>
      <text:p text:style-name="P4">
Type: Article</text:p>
      <!--METADATA-->
      <text:p text:style-name="P4">
<draw:frame draw:style-name="fr1" draw:name="Image207" text:anchor-type="as-char" svg:width="6.9236in" svg:height="3.956343in" draw:z-index="0">
<draw:image xlink:href="../Images/yкринформ/2023-04-19T17-51-29-03-00/630_360_1665563735-906.jpg" xlink:type="simple" xlink:show="embed" xlink:actuate="onLoad" draw:mime-type="image/jpeg"/>
</draw:frame>
 Українаотримала другий із чотирьох обіцяних Німеччиною ЗРК Iris-T.</text:p>
      <text:p text:style-name="P4">
Це підтвердили на запит видання <text:a xlink:type="simple" xlink:href="https://www.sueddeutsche.de/politik/ukraine-krieg-newsblog-cyberkrieg-iris-t-slm-entwicklungshilfe-1.5807863" text:style-name="Internet_20_link" text:visited-style-name="Visited_20_Internet_20_Link">
</text:a>
 , передає Укрінформ.</text:p>
      <text:p text:style-name="P4">
«Німеччина поставила в Україну другу надсучасну систему ППО Iris-T для захистувід російських атак», - заявили в пресслужбі уряду.</text:p>
      <text:p text:style-name="P4">
Офіційних повідомлень на сайті федерального уряду або Міноборони поки не було.</text:p>
      <text:p text:style-name="P4">
Загалом <text:a xlink:type="simple" xlink:href="https://www.ukrinform.ua/tag-nimeccina" text:style-name="Internet_20_link" text:visited-style-name="Visited_20_Internet_20_Link">
 </text:a>
 пообіцяла передати Українічотири такі системи. Перша була поставлена в жовтні минулого року та отрималависоку оцінку української сторони, зокрема, з боку мера Києва Віталія Кличка,який заявив, що промахів у цієї системи не було та що вона врятувала тисячіжиттів.</text:p>
      <text:p text:style-name="P4">
<text:span text:style-name="T4">
Читайте також:</text:span>
 <text:a xlink:type="simple" xlink:href="https://www.ukrinform.ua/rubric-economy/3692221-nimeckij-vpk-perezivae-bum-cerez-agresiu-putina-bloomberg.html" text:style-name="Internet_20_link" text:visited-style-name="Visited_20_Internet_20_Link">
 </text:a>
</text:p>
      <text:p text:style-name="P4">
Слід зауважити, що це найновітніша система, якої немає на озброєнні навіть уБундесверу.</text:p>
      <text:p text:style-name="P4">
Iris-T SLM випускається німецьким виробником Diehl Defense. Зенітні ракетиздатні вражати цілі на висоті до 20 кілометрів і на відстані до 40 кілометрів.</text:p>
      <text:p text:style-name="P4">
Проблема полягає в тому, що ракети надзвичайно дорогі та дефіцитні, у Києвілюди, знайомі з ходом переговорів, кажуть, що вони коштують близько 600 тисячєвро кожна. Керовані ракети можуть відслідковувати цілі за допомогоювбудованої інфрачервоної ГСН і в кінцевому підсумку прицільно знищувати ракетиабо літаки.</text:p>
      <text:p text:style-name="P4">
<text:span text:style-name="T4">
Читайте також:</text:span>
 <text:a xlink:type="simple" xlink:href="https://www.ukrinform.ua/rubric-ato/3697934-v-ukrainu-pribuli-sistemi-ppo-patriot-vid-troh-krain-pavluk.html" text:style-name="Internet_20_link" text:visited-style-name="Visited_20_Internet_20_Link">
 </text:a>
</text:p>
      <text:p text:style-name="P4">
За деякими даними, передано їх було лише 16.</text:p>
      <text:p text:style-name="P4">
Щоб забезпечити Україні кращий захист від авіанальотів, ведуться переговори зіШвецією про постачання мобільних пускових установок. За даними урядових кіл,ці пристрої шведської армії можна було б легко поєднати з системою, і ракетиIris-T потім також могли б запускатися з них. Бундесвер розглядає поставкувласних ракет Iris-T-SLS, але вони мають меншу дальність і використовуються,наприклад, у винищувачах Eurofighter, яких наразі, як кажуть, понад 600. Аледля цього знадобиться угода зі Швецією щодо стартових майданчиків.</text:p>
      <text:p text:style-name="P4">
У вівторок федеральний уряд оголосив, що передав Україні обіцяний у січні ЗРКPatriot.</text:p>
      <text:p text:style-name="P4">
Як повідомлялось, 21 квітня на базі ВПС США в Німеччині «Рамштайн» пройдечергова зустріч контактної групи з допомоги Україні.</text:p>
      <text:p text:style-name="P4">
Source: <text:a xlink:type="simple" xlink:href="https://www.ukrinform.ua/rubric-ato/3698038-ukraina-otrimala-z-nimeccini-drugij-kompleks-ppo-irist-zmi.html" text:style-name="Internet_20_link" text:visited-style-name="Visited_20_Internet_20_Link">
https://www.ukrinform.ua/rubric-ato/3698038-ukraina-otrimala-z-nimeccini-drugij-kompleks-ppo-irist-zmi.html</text:a>
</text:p>
      <!--NEWS-->
      <text:h text:style-name="P10" text:outline-level="1">
<text:span text:style-name="T4">
російські хакери атакують критичну інфраструктуру Британії</text:span>
</text:h>
      <text:p text:style-name="P4">
Authors: Ukrinform (Person)</text:p>
      <text:p text:style-name="P4">
Publisher: Укринформ (Organization)</text:p>
      <text:p text:style-name="P4">
Published Time: 2023-04-19T17:53:09+03:00</text:p>
      <text:p text:style-name="P4">
Modified Time: 2023-04-19T17:53:09+03:00</text:p>
      <text:p text:style-name="P4">
Description: російські хакери намагаються «порушити або знищити» критично важливу інфраструктуру Великої Британії, заявили в уряді країни. — Укрінформ.</text:p>
      <text:p text:style-name="P4">
Images: ["<text:a xlink:type="simple" xlink:href="https://static.ukrinform.com/photos/2020_08/thumb_files/630_360_1597991697-815.jpg" text:style-name="Internet_20_link" text:visited-style-name="Visited_20_Internet_20_Link">
630_360_15979...</text:a>
"]</text:p>
      <text:p text:style-name="P4">
Tags: ['Британія', 'росія', 'Хакери']</text:p>
      <text:p text:style-name="P4">
Type: Article</text:p>
      <!--METADATA-->
      <text:p text:style-name="P4">
<draw:frame draw:style-name="fr1" draw:name="Image208" text:anchor-type="as-char" svg:width="6.9236in" svg:height="3.956343in" draw:z-index="0">
<draw:image xlink:href="../Images/yкринформ/2023-04-19T17-53-09-03-00/630_360_1597991697-815.jpg" xlink:type="simple" xlink:show="embed" xlink:actuate="onLoad" draw:mime-type="image/jpeg"/>
</draw:frame>
 російськіхакери намагаються «порушити або знищити» критично важливу інфраструктуруВеликої Британії, заявили в уряді країни.</text:p>
      <text:p text:style-name="P4">
Як передає Укрінформ, про це повідомляє <text:a xlink:type="simple" xlink:href="https://news.sky.com/story/ukraine-russia-war-news-latest-putin-could-use-tactical-nuclear-weapons-in-managed-escalation-us-warns-12541713" text:style-name="Internet_20_link" text:visited-style-name="Visited_20_Internet_20_Link">
</text:a>
 .</text:p>
      <text:p text:style-name="P4">
Британський національний центр кібербезпеки випустив офіційне повідомлення, дейдеться про загрозу операторам електроенергії, водопостачання та іншихкритично важливих систем країни, наказавши цим операторам посилити своїзахисні можливості.</text:p>
      <text:p text:style-name="P4">
«Я не думаю, що ми наразі робимо достатньо, щоб захистити нашу інфраструктурувід кіберзагроз, що виходять від пов'язаних з росією груп», — сказала керівникцентру Лінда Кемерон.</text:p>
      <text:p text:style-name="P4">
Міністр кабінету міністрів Олівер Доуден заявив, що загроза походить відхакерів, які симпатизують москві, хоча не обов’язково керується російськоюдержавою.</text:p>
      <text:p text:style-name="P4">
Він сказав, що, хоча зазначені хакери не мають можливості завдати великоїшкоди інфраструктурі Великої Британії, загроза зростає.</text:p>
      <text:p text:style-name="P4">
<text:span text:style-name="T4">
Читайте також:</text:span>
 <text:a xlink:type="simple" xlink:href="https://www.ukrinform.ua/rubric-technology/3688044-rosijski-hakeri-atakuvali-derzavni-sajti-polsi.html" text:style-name="Internet_20_link" text:visited-style-name="Visited_20_Internet_20_Link">
 </text:a>
</text:p>
      <text:p text:style-name="P4">
«Розкриття цієї загрози — це те, що ми робимо легковажно», — сказав панДоуден, додавши, що «компаніям необхідно усвідомити існуючий ризик та вживатизаходів, щоб захистити себе та країну».</text:p>
      <text:p text:style-name="P4">
Як повідомлялося, російські хакери отримали доступ до приватних камер безпекив українських кав'ярнях, щоб <text:a xlink:type="simple" xlink:href="https://www.ukrinform.ua/rubric-technology/3694978-rosijski-hakeri-vidstezuut-gumkonvoi-v-ukraini-cerez-kameri-sposterezenna-u-kafe.html" text:style-name="Internet_20_link" text:visited-style-name="Visited_20_Internet_20_Link">
 </text:a>
 , що проїжджають повз них.</text:p>
      <text:p text:style-name="P4">
У лютому проросійська хакерська <text:a xlink:type="simple" xlink:href="https://www.ukrinform.ua/rubric-world/3673700-hakeri-atakuvali-sajti-kompanij-ta-ustanov-italii.html" text:style-name="Internet_20_link" text:visited-style-name="Visited_20_Internet_20_Link">
 </text:a>
 з нагодивізиту до Києва прем'єр-міністра Італії Джорджі Мелоні.</text:p>
      <text:p text:style-name="P4">
У березні <text:a xlink:type="simple" xlink:href="https://www.ukrinform.ua/rubric-world/3685921-prorosijski-hakeri-znovu-atakuvali-sajti-derzustanov-italii.html" text:style-name="Internet_20_link" text:visited-style-name="Visited_20_Internet_20_Link">
 </text:a>
 , зокрема нижньої палатипарламенту та кількох міністерств, оскільки нещодавно 20 українськихвійськових пройшли в Італії навчання на системах ППО SAMP-T.</text:p>
      <text:p text:style-name="P4">
Source: <text:a xlink:type="simple" xlink:href="https://www.ukrinform.ua/rubric-technology/3698039-rosijski-hakeri-atakuut-kriticnu-infrastrukturu-britanii.html" text:style-name="Internet_20_link" text:visited-style-name="Visited_20_Internet_20_Link">
https://www.ukrinform.ua/rubric-technology/3698039-rosijski-hakeri-atakuut-kriticnu-infrastrukturu-britanii.html</text:a>
</text:p>
      <!--NEWS-->
      <text:h text:style-name="P10" text:outline-level="1">
<text:span text:style-name="T4">
Ізмаїльський виноробний завод пішов з молотка за ₴200 мільйонів</text:span>
</text:h>
      <text:p text:style-name="P4">
Authors: Ukrinform (Person)</text:p>
      <text:p text:style-name="P4">
Publisher: Укринформ (Organization)</text:p>
      <text:p text:style-name="P4">
Published Time: 2023-04-19T17:58:23+03:00</text:p>
      <text:p text:style-name="P4">
Modified Time: 2023-04-19T17:58:23+03:00</text:p>
      <text:p text:style-name="P4">
Description: Фонд державного майна України продав Ізмаїльський виноробний завод за 200 млн грн. Торги відбулися в державній електронній торговій системі Prozorro.Продажі. — Укрінформ.</text:p>
      <text:p text:style-name="P4">
Images: ["<text:a xlink:type="simple" xlink:href="https://static.ukrinform.com/photos/2023_04/thumb_files/630_360_1681915512-241.jpg" text:style-name="Internet_20_link" text:visited-style-name="Visited_20_Internet_20_Link">
630_360_16819...</text:a>
"]</text:p>
      <text:p text:style-name="P4">
Tags: ['Аукціон', 'ФДМУ', 'Завод']</text:p>
      <text:p text:style-name="P4">
Type: Article</text:p>
      <!--METADATA-->
      <text:p text:style-name="P4">
<draw:frame draw:style-name="fr1" draw:name="Image209" text:anchor-type="as-char" svg:width="6.9236in" svg:height="3.956343in" draw:z-index="0">
<draw:image xlink:href="../Images/yкринформ/2023-04-19T17-58-23-03-00/630_360_1681915512-241.jpg" xlink:type="simple" xlink:show="embed" xlink:actuate="onLoad" draw:mime-type="image/jpeg"/>
</draw:frame>
 Фонддержавного майна України продав Ізмаїльський виноробний завод за 200 млн грн.Торги відбулися в державній електронній торговій системі Prozorro.Продажі.</text:p>
      <text:p text:style-name="P4">
Про це повідомляє Укрінформ з посиланням на пресслужбу <text:a xlink:type="simple" xlink:href="https://www.spfu.gov.ua/ua/news/9636.html" text:style-name="Internet_20_link" text:visited-style-name="Visited_20_Internet_20_Link">
</text:a>
 .</text:p>
      <text:p text:style-name="P4">
«ФДМУ 19 квітня провів приватизаційний онлайн-аукціон з продажу Ізмаїльськоговинзаводу. Під час аукціону вартість винзаводу зросла в 11 разів (з 17,9 млнгрн стартової ціни до 200 млн грн переможної). За право приватизації в торгахзмагалися 4 учасники», - йдеться в повідомленні.</text:p>
      <text:p text:style-name="P4">
До складу активів винзаводу входять виносховище, цех переробки винограду, цехирозливу, цех виготовлення шампанських вин, склад готової продукції,виставковий комплекс та адмінбудівлі. Загальна площа приміщень 27,2 тис.квадратних метрів. Активи знаходяться в Одеській області в Ізмаїлі, а також всмт Суворове, с. Плавні та с. Приморське (база відпочинку).</text:p>
      <text:p text:style-name="P4">
<text:span text:style-name="T4">
Читайте також:</text:span>
 <text:a xlink:type="simple" xlink:href="https://www.ukrinform.ua/rubric-economy/3695918-fdmu-povtorno-vistavit-na-privatizaciu-bilgoroddnistrovskij-port.html" text:style-name="Internet_20_link" text:visited-style-name="Visited_20_Internet_20_Link">
 <text:span text:style-name="T4">
ФДМУ</text:span>
 </text:a>
</text:p>
      <text:p text:style-name="P4">
Переможець аукціону має 20 робочих днів на сплату вартості лоту після днязавершення аукціону. Лише після надходження коштів до бюджету підписуєтьсядоговір купівлі-продажу. Якщо переможець відмовиться від сплати переможноїсуми, він втратить гарантійний внесок у розмірі 3,57 млн грн (20% відстартової ціни). Ці кошти будуть зараховані до держбюджету.</text:p>
      <text:p text:style-name="P4">
Як повідомлялося, з початку 2023 року оренда держмайна принесла до <text:a xlink:type="simple" xlink:href="https://www.ukrinform.ua/tag-budzet" text:style-name="Internet_20_link" text:visited-style-name="Visited_20_Internet_20_Link">
</text:a>
 218,4 млн грн. Найбільше надходженьзабезпечили Одеська область та Київ — 87,0 млн грн і 31,7 млн грн відповідно.</text:p>
      <text:p text:style-name="P4">
Source: <text:a xlink:type="simple" xlink:href="https://www.ukrinform.ua/rubric-economy/3698041-izmailskij-vinorobnij-zavod-pisov-z-molotka-za-200-miljoniv.html" text:style-name="Internet_20_link" text:visited-style-name="Visited_20_Internet_20_Link">
https://www.ukrinform.ua/rubric-economy/3698041-izmailskij-vinorobnij-zavod-pisov-z-molotka-za-200-miljoniv.html</text:a>
</text:p>
      <!--NEWS-->
      <text:h text:style-name="P10" text:outline-level="1">
<text:span text:style-name="T4">
До Києва прибув спецпосланник Франції з питань допомоги і відбудови України</text:span>
</text:h>
      <text:p text:style-name="P4">
Authors: Ukrinform (Person)</text:p>
      <text:p text:style-name="P4">
Publisher: Укринформ (Organization)</text:p>
      <text:p text:style-name="P4">
Published Time: 2023-04-19T18:00:49+03:00</text:p>
      <text:p text:style-name="P4">
Modified Time: 2023-04-19T18:00:49+03:00</text:p>
      <text:p text:style-name="P4">
Description: Спеціальний посланник Франції з питань допомоги та відбудови України П'єр Хайльбронн прибув із візитом до Києва для обговорення міжнародної стратегії відновлення. — Укрінформ.</text:p>
      <text:p text:style-name="P4">
Images: ["<text:a xlink:type="simple" xlink:href="https://static.ukrinform.com/photos/2023_04/thumb_files/630_360_1681916284-645.jpeg" text:style-name="Internet_20_link" text:visited-style-name="Visited_20_Internet_20_Link">
630_360_16819...</text:a>
"]</text:p>
      <text:p text:style-name="P4">
Tags: ['Франція', 'Київ', 'Відбудова', 'Відновлення України']</text:p>
      <text:p text:style-name="P4">
Type: Article</text:p>
      <!--METADATA-->
      <text:p text:style-name="P4">
<draw:frame draw:style-name="fr1" draw:name="Image210" text:anchor-type="as-char" svg:width="6.9236in" svg:height="3.956343in" draw:z-index="0">
<draw:image xlink:href="../Images/yкринформ/2023-04-19T18-00-49-03-00/630_360_1681916284-645.jpeg" xlink:type="simple" xlink:show="embed" xlink:actuate="onLoad" draw:mime-type="image/jpeg"/>
</draw:frame>
Спеціальний посланник Франції з питань допомоги та відбудови України П'єрХайльбронн прибув із візитом до Києва для обговорення міжнародної стратегіївідновлення.</text:p>
      <text:p text:style-name="P4">
Про це він повідомив у <text:a xlink:type="simple" xlink:href="https://twitter.com/HeilbronnPierre/status/1648650606750433282" text:style-name="Internet_20_link" text:visited-style-name="Visited_20_Internet_20_Link">
</text:a>
 , передаєУкрінформ.</text:p>
      <text:p text:style-name="P4">
«Повернувшись до Києва як спеціальний посланник Франції з питань допомоги та <text:a xlink:type="simple" xlink:href="https://www.ukrinform.ua/tag-vidbudova" text:style-name="Internet_20_link" text:visited-style-name="Visited_20_Internet_20_Link">
</text:a>
 Україні, я зустрінуся з українськимиколегами найближчими днями, щоб обговорити міжнародну стратегію відновленняУкраїни», - зазначив Хайльбронн.</text:p>
      <text:p text:style-name="P4">
<text:span text:style-name="T4">
Читайте також:</text:span>
 <text:a xlink:type="simple" xlink:href="https://www.ukrinform.ua/rubric-regions/3697669-predstavniki-posolstva-francii-vidvidali-vijskove-mistecko-v-gostomeli.html" text:style-name="Internet_20_link" text:visited-style-name="Visited_20_Internet_20_Link">
 </text:a>
</text:p>
      <text:p text:style-name="P4">
Як повідомлялося, у березні президент Франції Еммануель Макрон призначивколишнього віцепрезидента ЄБРР з політики і партнерств П'єра Хайльброннаспецпосланником з питань допомоги і відбудови України.</text:p>
      <text:p text:style-name="P4">
<text:span text:style-name="T5">
Фото: Твіттер Pierre Heilbronn</text:span>
</text:p>
      <text:p text:style-name="P4">
Source: <text:a xlink:type="simple" xlink:href="https://www.ukrinform.ua/rubric-vidbudova/3698043-do-kieva-pribuv-specposlannik-francii-z-pitan-dopomogi-i-vidbudovi-ukraini.html" text:style-name="Internet_20_link" text:visited-style-name="Visited_20_Internet_20_Link">
https://www.ukrinform.ua/rubric-vidbudova/3698043-do-kieva-pribuv-specposlannik-francii-z-pitan-dopomogi-i-vidbudovi-ukraini.html</text:a>
</text:p>
      <!--NEWS-->
      <text:h text:style-name="P10" text:outline-level="1">
<text:span text:style-name="T4">
Публічного доступу до пляжів в Одесі цьогоріч не буде – ОВА</text:span>
</text:h>
      <text:p text:style-name="P4">
Authors: Ukrinform (Person)</text:p>
      <text:p text:style-name="P4">
Publisher: Укринформ (Organization)</text:p>
      <text:p text:style-name="P4">
Published Time: 2023-04-19T18:01:50+03:00</text:p>
      <text:p text:style-name="P4">
Modified Time: 2023-04-19T18:01:50+03:00</text:p>
      <text:p text:style-name="P4">
Description: Курортного сезону в Одесі та області цього року знову не буде. — Укрінформ.</text:p>
      <text:p text:style-name="P4">
Images: ["<text:a xlink:type="simple" xlink:href="https://static.ukrinform.com/photos/2022_07/thumb_files/630_360_1656940240-688.jpg" text:style-name="Internet_20_link" text:visited-style-name="Visited_20_Internet_20_Link">
630_360_16569...</text:a>
"]</text:p>
      <text:p text:style-name="P4">
Tags: ['Одещина', 'Пляжний сезон', 'Заборона', ' Чорне море']</text:p>
      <text:p text:style-name="P4">
Type: Article</text:p>
      <!--METADATA-->
      <text:p text:style-name="P4">
<draw:frame draw:style-name="fr1" draw:name="Image211" text:anchor-type="as-char" svg:width="6.9236in" svg:height="3.956343in" draw:z-index="0">
<draw:image xlink:href="../Images/yкринформ/2023-04-19T18-01-50-03-00/630_360_1656940240-688.jpg" xlink:type="simple" xlink:show="embed" xlink:actuate="onLoad" draw:mime-type="image/jpeg"/>
</draw:frame>
 Курортногосезону в Одесі та області цього року знову не буде.</text:p>
      <text:p text:style-name="P4">
Про це в <text:a xlink:type="simple" xlink:href="https://www.youtube.com/watch" text:style-name="Internet_20_link" text:visited-style-name="Visited_20_Internet_20_Link">
 </text:a>
 каналу Київ24 заявивречник Одеської ОВА Сергій Братчук, передає Укрінформ.</text:p>
      <text:p text:style-name="P4">
«Те, що <text:a xlink:type="simple" xlink:href="https://www.ukrinform.ua/rubric-ato/3697905-nicna-ataka-odesi-sahedami-bula-spramovana-na-viavlenna-ppo-gumenuk.html" text:style-name="Internet_20_link" text:visited-style-name="Visited_20_Internet_20_Link">
 </text:a>
 , свідчить про те, щокурортного сезону як такого знову цього року не буде. Також я впевнений, що йпісля нашої перемоги ми ще довго будемо говорити про розмінування акваторіїЧорного моря», - заявив Братчук.</text:p>
      <text:p text:style-name="P4">
Однак речник ОВА зауважив, що місця для відпочинку на узбережжі все ж такибудуть функціювати за умови урахування правил безпеки. Наприклад, басейн узоні відпочинку повинен бути встановлений на безпечній відстані від моря.Також заклад має дотримуватися правил безпеки при лунанні сигналу повітряноїтривоги, інакше, за словами Братчука, його закриють.</text:p>
      <text:p text:style-name="P4">
«Говорячи про економіку <text:a xlink:type="simple" xlink:href="https://www.ukrinform.ua/tag-odesina" text:style-name="Internet_20_link" text:visited-style-name="Visited_20_Internet_20_Link">
 </text:a>
 , мають бутинадходження до бюджету. Курортного сезону не буде, але буде сезон відпочинку.Ми будемо враховувати досвід минулого року. Танців на кістках не буде, але мибудемо створювати безпечні місця для відпочинку зі спеціально впровадженимиправилами безпеки», - розповів Братчук.</text:p>
      <text:p text:style-name="P4">
<text:span text:style-name="T4">
Читайте також:</text:span>
 <text:a xlink:type="simple" xlink:href="https://www.ukrinform.ua/rubric-regions/3697451-vijskovi-poperedili-vladu-odesini-pro-nedocilnist-kurortnogo-sezonu.html" text:style-name="Internet_20_link" text:visited-style-name="Visited_20_Internet_20_Link">
 </text:a>
</text:p>
      <text:p text:style-name="P4">
Також речник Одеської ОВА нагадав, що у минулому році було багато трагічнихвипадків загибелі та травмування людей на узбережжі через вибухи мін.</text:p>
      <text:p text:style-name="P4">
«Не хочу, щоб руки , ноги та голови одеситів та гостей міста літали надакваторією моря, або над пляжами. Ми мали багато трагічних випадків, томубудуть застосовані всі заходи щоб убезпечити людей», - наголосив Братчук.</text:p>
      <text:p text:style-name="P4">
Як повідомлялося, <text:a xlink:type="simple" xlink:href="https://www.ukrinform.ua/rubric-regions/3518685-plazi-na-odesini-ne-vidkrivatimut-dsns.html" text:style-name="Internet_20_link" text:visited-style-name="Visited_20_Internet_20_Link">
 </text:a>
 через загрозу наявності мін та ворожихатак. На узбережжі <text:a xlink:type="simple" xlink:href="https://www.ukrinform.ua/rubric-ato/3521934-more-za-sitkou-zaminovanij-sezon-na-odeskih-plazah.html" text:style-name="Internet_20_link" text:visited-style-name="Visited_20_Internet_20_Link">
 </text:a>
 , які були відокремлені відморя сіткою. Вздовж узбережжя чергували правоохоронці та не дозволяливідчайдухам підходити до води.</text:p>
      <text:p text:style-name="P4">
Source: <text:a xlink:type="simple" xlink:href="https://www.ukrinform.ua/rubric-regions/3698044-publicnogo-dostupu-do-plaziv-v-odesi-cogoric-ne-bude-ova.html" text:style-name="Internet_20_link" text:visited-style-name="Visited_20_Internet_20_Link">
https://www.ukrinform.ua/rubric-regions/3698044-publicnogo-dostupu-do-plaziv-v-odesi-cogoric-ne-bude-ova.html</text:a>
</text:p>
      <!--NEWS-->
      <text:h text:style-name="P10" text:outline-level="1">
<text:span text:style-name="T4">
В Одесі поліція відкрила справу через жорстоке поводження з морськими котиками у готелі «Немо»</text:span>
</text:h>
      <text:p text:style-name="P4">
Authors: Ukrinform (Person)</text:p>
      <text:p text:style-name="P4">
Publisher: Укринформ (Organization)</text:p>
      <text:p text:style-name="P4">
Published Time: 2023-04-19T18:03:43+03:00</text:p>
      <text:p text:style-name="P4">
Modified Time: 2023-04-19T18:03:43+03:00</text:p>
      <text:p text:style-name="P4">
Description: За фактом інциденту в готелі «Немо», де блогери знімали відео з морськими котиками, одеські поліцейські розпочали кримінальне провадження. — Укрінформ.</text:p>
      <text:p text:style-name="P4">
Images: ["<text:a xlink:type="simple" xlink:href="https://static.ukrinform.com/photos/2017_10/thumb_files/630_360_1507654552-5163.jpeg" text:style-name="Internet_20_link" text:visited-style-name="Visited_20_Internet_20_Link">
630_360_15076...</text:a>
"]</text:p>
      <text:p text:style-name="P4">
Tags: ['Одеса', 'Поліція', 'Тварини']</text:p>
      <text:p text:style-name="P4">
Type: Article</text:p>
      <!--METADATA-->
      <text:p text:style-name="P4">
<draw:frame draw:style-name="fr1" draw:name="Image212" text:anchor-type="as-char" svg:width="6.9236in" svg:height="3.956343in" draw:z-index="0">
<draw:image xlink:href="../Images/yкринформ/2023-04-19T18-03-43-03-00/630_360_1507654552-5163.jpeg" xlink:type="simple" xlink:show="embed" xlink:actuate="onLoad" draw:mime-type="image/jpeg"/>
</draw:frame>
 Зафактом інциденту в готелі «Немо», де блогери знімали відео з морськимикотиками, одеські поліцейські розпочали кримінальне провадження.</text:p>
      <text:p text:style-name="P4">
Про це повідомили в <text:a xlink:type="simple" xlink:href="https://od.npu.gov.ua/news/za-faktom-intsydentu-v-hoteli-nemo-odeski-politseiski-rozpochaly-kryminalne-provadzhennia" text:style-name="Internet_20_link" text:visited-style-name="Visited_20_Internet_20_Link">
 </text:a>
 , передаєУкрінформ.</text:p>
      <text:p text:style-name="P4">
Правоохоронці зазначили, що публікацію із дописом про оренду за гроші морськихкотиків вони виявили під час моніторингу соціальних мереж.</text:p>
      <text:p text:style-name="P4">
Подію кваліфіковано як жорстоке поводження з тваринами.</text:p>
      <text:p text:style-name="P4">
<text:span text:style-name="T4">
Читайте також:</text:span>
 <text:a xlink:type="simple" xlink:href="https://www.ukrinform.ua/rubric-regions/3697847-zoozahisniki-zvernulisa-do-policii-cerez-skandalnu-zjomku-z-morskimi-kotikami-v-odesi.html" text:style-name="Internet_20_link" text:visited-style-name="Visited_20_Internet_20_Link">
 </text:a>
</text:p>
      <text:p text:style-name="P4">
«Наразі повні обставини події поліцейські встановлюють в рамках провадження,розпочатого за ч. 1 ст. 299 Кримінального кодексу України», – заявили уполіції.</text:p>
      <text:p text:style-name="P4">
Правоохоронці додали, що в ході перевірки інформації вони поспілкувалися ізтренером тварин, який пояснив, що котиків ніхто в оренду не здавав.</text:p>
      <text:p text:style-name="P4">
Зазначимо, що через відео з морськими котиками у номері готелю Nemo HotelResort &amp; SPA при одеському дельфінарії «Немо» до поліції звернулася громадськаорганізація зоозахисників UAnimals.</text:p>
      <text:p text:style-name="P4">
<text:span text:style-name="T4">
Читайте також:</text:span>
 <text:a xlink:type="simple" xlink:href="https://www.ukrinform.ua/rubric-regions/3697838-v-odesi-blogeri-vlastuvali-u-goteli-videozjomku-z-morskimi-kotikami.html" text:style-name="Internet_20_link" text:visited-style-name="Visited_20_Internet_20_Link">
 </text:a>
</text:p>
      <text:p text:style-name="P4">
Контент з використанням морських тварин обурив також і соцмережі, однак удельфінарії «Немо» заявили, що така зйомка нібито є розвагою і для тварин.</text:p>
      <text:p text:style-name="P4">
Source: <text:a xlink:type="simple" xlink:href="https://www.ukrinform.ua/rubric-regions/3698045-v-odesi-policia-vidkrila-spravu-cerez-zorstoke-povodzenna-z-morskimi-kotikami-u-goteli-nemo.html" text:style-name="Internet_20_link" text:visited-style-name="Visited_20_Internet_20_Link">
https://www.ukrinform.ua/rubric-regions/3698045-v-odesi-policia-vidkrila-spravu-cerez-zorstoke-povodzenna-z-morskimi-kotikami-u-goteli-nemo.html</text:a>
</text:p>
      <!--NEWS-->
      <text:h text:style-name="P10" text:outline-level="1">
<text:span text:style-name="T4">
Україна й Туреччина обговорили підтримку евакуйованих українських дітей</text:span>
</text:h>
      <text:p text:style-name="P4">
Authors: Ukrinform (Person)</text:p>
      <text:p text:style-name="P4">
Publisher: Укринформ (Organization)</text:p>
      <text:p text:style-name="P4">
Published Time: 2023-04-19T18:04:38+03:00</text:p>
      <text:p text:style-name="P4">
Modified Time: 2023-04-19T18:04:38+03:00</text:p>
      <text:p text:style-name="P4">
Description: Представники урядів України та Туреччини обговорили питання підтримки евакуйованих до цієї країни українських дітей. — Укрінформ.</text:p>
      <text:p text:style-name="P4">
Images: ["<text:a xlink:type="simple" xlink:href="https://static.ukrinform.com/photos/2021_04/thumb_files/630_360_1618062375-640.jpeg" text:style-name="Internet_20_link" text:visited-style-name="Visited_20_Internet_20_Link">
630_360_16180...</text:a>
"]</text:p>
      <text:p text:style-name="P4">
Tags: ['Діти', 'Евакуація', 'Україна', 'Туреччина']</text:p>
      <text:p text:style-name="P4">
Type: Article</text:p>
      <!--METADATA-->
      <text:p text:style-name="P4">
<draw:frame draw:style-name="fr1" draw:name="Image213" text:anchor-type="as-char" svg:width="6.9236in" svg:height="3.956343in" draw:z-index="0">
<draw:image xlink:href="../Images/yкринформ/2023-04-19T18-04-38-03-00/630_360_1618062375-640.jpeg" xlink:type="simple" xlink:show="embed" xlink:actuate="onLoad" draw:mime-type="image/jpeg"/>
</draw:frame>
Представники урядів України та Туреччини обговорили питання підтримкиевакуйованих до цієї країни українських дітей.</text:p>
      <text:p text:style-name="P4">
Як повідомляє Укрінформ із посилання на  <text:a xlink:type="simple" xlink:href="https://minre.gov.ua/2023/04/19/ukrayina-vdyachna-turechchyni-za-nadannya-pryhystku-ukrayinskym-dityam/" text:style-name="Internet_20_link" text:visited-style-name="Visited_20_Internet_20_Link">
</text:a>
 Міністерства з питань реінтеграції тимчасовоокупованих територій, міжнародна українсько-турецька нарада відбулася вонлайн-режимі.</text:p>
      <text:p text:style-name="P4">
«Українська сторона висловила подяку турецькому народу за всебічну підтримкунаших дітей. Разом з тим учасники наради підкреслили, що Україна прагне братипроактивну участь в усіх питаннях, що стосуються захисту прав українськихдітей», - йдеться у повідомленні.</text:p>
      <text:p text:style-name="P4">
З початку повномасштабного вторгнення Туреччина прихистила понад тисячуукраїнських <text:a xlink:type="simple" xlink:href="https://minre.gov.ua/2023/04/19/ukrayina-vdyachna-turechchyni-za-nadannya-pryhystku-ukrayinskym-dityam/" text:style-name="Internet_20_link" text:visited-style-name="Visited_20_Internet_20_Link">
 </text:a>
 . Серед них – діти-сироти,позбавлені батьківського піклування й інші вразливі категорії дітей.</text:p>
      <text:p text:style-name="P4">
Представники Туреччини підкреслили прагнення і надалі створювати найкращіумови для наших маленьких громадян.</text:p>
      <text:p text:style-name="P4">
<text:span text:style-name="T4">
Читайте також:</text:span>
 <text:a xlink:type="simple" xlink:href="https://www.ukrinform.ua/rubric-society/3697900-evrokomisarka-anonsuvala-konferenciu-aka-poklikana-povernuti-vikradenih-z-ukraini-ditej.html" text:style-name="Internet_20_link" text:visited-style-name="Visited_20_Internet_20_Link">
 <text:span text:style-name="T4">
дітей</text:span>
 </text:a>
</text:p>
      <text:p text:style-name="P4">
«Наша мрія – щоб діти зростали під мирним небом і не знали що таке війна іприродні катаклізми», – наголосив заступник міністра сім’ї та соціальнихпослуг Туреччини Ісмаїл Ергюнес.</text:p>
      <text:p text:style-name="P4">
Учасники заходу домовилися про візит української делегації до ТурецькоїРеспубліки, який має відбутися найближчим часом. Турецька сторона висловилаготовність і надалі надавати гуманітарну та політичну підтримку Україні.</text:p>
      <text:p text:style-name="P4">
Від української делегації у нараді взяли участь представники Мінреінтеграції,Мінсоцполітики, МЗС, Уповноваженого Верховної Ради з прав людини,Нацсоцсервісної служби. Від турецької - заступник міністра сім’ї та соціальнихпослуг Ергюнес та представники інших турецьких відомств у справах дітей.</text:p>
      <text:p text:style-name="P4">
Source: <text:a xlink:type="simple" xlink:href="https://www.ukrinform.ua/rubric-society/3698046-ukraina-j-tureccina-obgovorili-pidtrimku-evakujovanih-ukrainskih-ditej.html" text:style-name="Internet_20_link" text:visited-style-name="Visited_20_Internet_20_Link">
https://www.ukrinform.ua/rubric-society/3698046-ukraina-j-tureccina-obgovorili-pidtrimku-evakujovanih-ukrainskih-ditej.html</text:a>
</text:p>
      <!--NEWS-->
      <text:h text:style-name="P10" text:outline-level="1">
<text:span text:style-name="T4">
США ввели санкції проти міжнародної мережі, яка допомагала Ірану виробляти дрони</text:span>
</text:h>
      <text:p text:style-name="P4">
Authors: Ukrinform (Person)</text:p>
      <text:p text:style-name="P4">
Publisher: Укринформ (Organization)</text:p>
      <text:p text:style-name="P4">
Published Time: 2023-04-19T18:10:43+03:00</text:p>
      <text:p text:style-name="P4">
Modified Time: 2023-04-19T18:10:43+03:00</text:p>
      <text:p text:style-name="P4">
Description: Міністерство фінансів США оголосило про введення обмежень проти міжнародної мережі компаній та осіб, які попри введені раніше санкції проти Ірану допомагали йому отримувати електроніку та обладнання для виробництва бойових дронів. — Укрінформ.</text:p>
      <text:p text:style-name="P4">
Images: ["<text:a xlink:type="simple" xlink:href="https://static.ukrinform.com/photos/2019_10/thumb_files/630_360_1569929254-777.jpg" text:style-name="Internet_20_link" text:visited-style-name="Visited_20_Internet_20_Link">
630_360_15699...</text:a>
"]</text:p>
      <text:p text:style-name="P4">
Tags: ['Безпілотник', 'Іран', 'Санкції', 'США', 'Дрон']</text:p>
      <text:p text:style-name="P4">
Type: Article</text:p>
      <!--METADATA-->
      <text:p text:style-name="P4">
<draw:frame draw:style-name="fr1" draw:name="Image214" text:anchor-type="as-char" svg:width="6.9236in" svg:height="3.956343in" draw:z-index="0">
<draw:image xlink:href="../Images/yкринформ/2023-04-19T18-10-43-03-00/630_360_1569929254-777.jpg" xlink:type="simple" xlink:show="embed" xlink:actuate="onLoad" draw:mime-type="image/jpeg"/>
</draw:frame>
Міністерство фінансів США оголосило про введення обмежень проти міжнародноїмережі компаній та осіб, які попри введені раніше санкції проти Іранудопомагали йому отримувати електроніку та обладнання для виробництва бойовихдронів.</text:p>
      <text:p text:style-name="P4">
Про це йдеться в <text:a xlink:type="simple" xlink:href="https://home.treasury.gov/news/press-releases/jy1423" text:style-name="Internet_20_link" text:visited-style-name="Visited_20_Internet_20_Link">
 </text:a>
Офісу контролю за іноземними активами (OFAC) Міністерства фінансів США,повідомляє Укрінформ.</text:p>
      <text:p text:style-name="P4">
«OFAC запровадив обмеження проти однієї особи та шістьох організацій мережіухилення від <text:a xlink:type="simple" xlink:href="https://www.ukrinform.ua/tag-sankcii" text:style-name="Internet_20_link" text:visited-style-name="Visited_20_Internet_20_Link">
 </text:a>
 , що сприяла закупівліелектронних компонентів для дестабілізаційних військових програм Ірану, у томучислі тих, що використовуються в безпілотних літальних апаратах», -зазначається в повідомленні.</text:p>
      <text:p text:style-name="P4">
При цьому уточнюється, що санкції США введені проти керівника іранськоїкомпанії Pardazan System Namad Arman (PASNA), а також підставних компаній іпостачальників PASNA, які базуються в Ірані, Малайзії, Гонконгу та КНР.</text:p>
      <text:p text:style-name="P4">
«Мережа, проти якої сьогодні введені обмеження, закуповувала товари татехнології для уряду Ірану та його оборонної промисловості й програм БПЛА.Мінфін США надалі запроваджуватиме санкції проти зусиль Ірану, спрямованих назакупівлі військових засобів, які посилюють регіональну небезпеку та глобальнунестабільність», - заявив у цьому зв’язку заступник міністра фінансів США зпитань протидії тероризму та фінансової розвідки Браян Нельсон.</text:p>
      <text:p text:style-name="P4">
<text:span text:style-name="T4">
Читайте також:</text:span>
 <text:a xlink:type="simple" xlink:href="https://www.ukrinform.ua/rubric-world/3697692-ssa-vveli-sankcii-proti-miznarodnoi-merezi-so-dopomagala-hezbolli.html" text:style-name="Internet_20_link" text:visited-style-name="Visited_20_Internet_20_Link">
 <text:span text:style-name="T4">
санкц</text:span>
 </text:a>
</text:p>
      <text:p text:style-name="P4">
Як повідомлялося, Мінфін США ввів санкції проти компанії PASNA у січні 2018року через надання нею фінансової, матеріальної, технологічної та іншоїпідтримки організації Iran Electronics Industries (IEI), підпорядкованоїміноборони Ірану.</text:p>
      <text:p text:style-name="P4">
Source: <text:a xlink:type="simple" xlink:href="https://www.ukrinform.ua/rubric-world/3698050-ssa-vveli-sankcii-proti-miznarodnoi-merezi-aka-dopomagala-iranu-viroblati-droni.html" text:style-name="Internet_20_link" text:visited-style-name="Visited_20_Internet_20_Link">
https://www.ukrinform.ua/rubric-world/3698050-ssa-vveli-sankcii-proti-miznarodnoi-merezi-aka-dopomagala-iranu-viroblati-droni.html</text:a>
</text:p>
      <!--NEWS-->
      <text:h text:style-name="P10" text:outline-level="1">
<text:span text:style-name="T4">
В Абу-Дабі та Дубаї українські школи провели майстер-класи писанкарства</text:span>
</text:h>
      <text:p text:style-name="P4">
Authors: Ukrinform (Person)</text:p>
      <text:p text:style-name="P4">
Publisher: Укринформ (Organization)</text:p>
      <text:p text:style-name="P4">
Published Time: 2023-04-19T18:22:00+03:00</text:p>
      <text:p text:style-name="P4">
Modified Time: 2023-04-19T18:22:00+03:00</text:p>
      <text:p text:style-name="P4">
Description: Українські школи в Об'єднаних Арабських Еміратах «Дивосвіт» та «Софія» провели для дітей майстер-класи з розпису великодніх яєць. — Укрінформ.</text:p>
      <text:p text:style-name="P4">
Images: ["<text:a xlink:type="simple" xlink:href="https://static.ukrinform.com/photos/2023_04/thumb_files/630_360_1681917752-719.jpg" text:style-name="Internet_20_link" text:visited-style-name="Visited_20_Internet_20_Link">
630_360_16819...</text:a>
", "<text:a xlink:type="simple" xlink:href="https://static.ukrinform.com/photos/2023_04/1681917386-332.jpg" text:style-name="Internet_20_link" text:visited-style-name="Visited_20_Internet_20_Link">
1681917386-33...</text:a>
", "<text:a xlink:type="simple" xlink:href="https://static.ukrinform.com/photos/2023_04/1681917322-424.jpg" text:style-name="Internet_20_link" text:visited-style-name="Visited_20_Internet_20_Link">
1681917322-42...</text:a>
", "<text:a xlink:type="simple" xlink:href="https://static.ukrinform.com/photos/2023_04/1681917357-684.jpg" text:style-name="Internet_20_link" text:visited-style-name="Visited_20_Internet_20_Link">
1681917357-68...</text:a>
", "<text:a xlink:type="simple" xlink:href="https://static.ukrinform.com/photos/2023_04/1681917438-953.jpg" text:style-name="Internet_20_link" text:visited-style-name="Visited_20_Internet_20_Link">
1681917438-95...</text:a>
", "<text:a xlink:type="simple" xlink:href="https://static.ukrinform.com/photos/2023_04/1681917507-307.jpg" text:style-name="Internet_20_link" text:visited-style-name="Visited_20_Internet_20_Link">
1681917507-30...</text:a>
", "<text:a xlink:type="simple" xlink:href="https://static.ukrinform.com/photos/2023_04/1681917559-327.jpg" text:style-name="Internet_20_link" text:visited-style-name="Visited_20_Internet_20_Link">
1681917559-32...</text:a>
", "<text:a xlink:type="simple" xlink:href="https://static.ukrinform.com/photos/2023_04/1681917604-866.jpg" text:style-name="Internet_20_link" text:visited-style-name="Visited_20_Internet_20_Link">
1681917604-86...</text:a>
"]</text:p>
      <text:p text:style-name="P4">
Tags: ['Діаспора', 'Діти', 'Культура', 'ОАЕ', 'Школа', 'Великдень', 'Писанка']</text:p>
      <text:p text:style-name="P4">
Type: Article</text:p>
      <!--METADATA-->
      <text:p text:style-name="P4">
<draw:frame draw:style-name="fr1" draw:name="Image215" text:anchor-type="as-char" svg:width="6.9236in" svg:height="3.956343in" draw:z-index="0">
<draw:image xlink:href="../Images/yкринформ/2023-04-19T18-22-00-03-00/630_360_1681917752-719.jpg" xlink:type="simple" xlink:show="embed" xlink:actuate="onLoad" draw:mime-type="image/jpeg"/>
</draw:frame>
 Українськішколи в Об'єднаних Арабських Еміратах «Дивосвіт» та «Софія» провели для дітеймайстер-класи з розпису великодніх яєць.</text:p>
      <text:p text:style-name="P4">
Як передає Укрінформ, про це пише видання <text:a xlink:type="simple" xlink:href="https://ukrdubai.com/articles/281308/ukrainski-shkoli-v-abu-dabi-ta-dubai-proveli-majster-klas-z-rozpisu-velikodnih-yayec" text:style-name="Internet_20_link" text:visited-style-name="Visited_20_Internet_20_Link">
</text:a>
 .</text:p>
      <text:p text:style-name="P4">
За повідомленням, захід школи «Дивосвіт» в Абу-Дабі відбувся у творчій тазатишній атмосфері Art House Café й зібрав понад 15 учнів школи та їхніхдрузів. У Дубаї майстер-класи з писанкарства проводили вчителі школи «Софія»під час уроків українознавства.</text:p>
      <text:p text:style-name="P4">
<draw:frame draw:style-name="fr1" draw:name="Image216" text:anchor-type="as-char" svg:width="6.9236in" svg:height="8.010221in" draw:z-index="0">
<draw:image xlink:href="../Images/yкринформ/2023-04-19T18-22-00-03-00/1681917386-332.jpg" xlink:type="simple" xlink:show="embed" xlink:actuate="onLoad" draw:mime-type="image/jpeg"/>
</draw:frame>
</text:p>
      <text:p text:style-name="P4">
У матеріалі йдеться, що познайомитися з мистецтвом розпису українськихвеликодніх яєць і створити свої писанки маленьким митцям школи «Дивосвіт»допомагала майстриня зі Львова Юлія Бура. Вона розповіла про основні моментитворчого процесу: вибір орнаменту та значення символів у ньому, правила роботиз писачком і воском, секрети отримання потрібних кольорів, показала світлинирозписаних яєць з різних куточків України.</text:p>
      <text:p text:style-name="P4">
<draw:frame draw:style-name="fr1" draw:name="Image217" text:anchor-type="as-char" svg:width="6.9236in" svg:height="5.22148in" draw:z-index="0">
<draw:image xlink:href="../Images/yкринформ/2023-04-19T18-22-00-03-00/1681917322-424.jpg" xlink:type="simple" xlink:show="embed" xlink:actuate="onLoad" draw:mime-type="image/jpeg"/>
</draw:frame>
</text:p>
      <text:p text:style-name="P4">
«Після теоретичної підготовки діти розібрали писачки, віск, видуті яйця,олівці та приступили до роботи. За допомогою пані Юлії та батьків юні українціпоринули у світ писанкової магії. Вони старанно виводили лінії майбутніхвізерунків, покривали їх воском та занурювали в спеціальні фарби. І згодом надитячих писанках розквітали квіти, колосся, з’являлися пташки, рибки, сонце,зірки та інші символи довголіття, здоров’я, кохання, багатого врожаю тощо, атакож тризуби та слово «Україна». Навіть наймолодші непосиди зачарованопрацювали й дивувались, як біле яєчко перетворюється на щось барвисте йказкове», – пише видання.</text:p>
      <text:p text:style-name="P4">
<draw:frame draw:style-name="fr1" draw:name="Image218" text:anchor-type="as-char" svg:width="6.9236in" svg:height="5.205034in" draw:z-index="0">
<draw:image xlink:href="../Images/yкринформ/2023-04-19T18-22-00-03-00/1681917357-684.jpg" xlink:type="simple" xlink:show="embed" xlink:actuate="onLoad" draw:mime-type="image/jpeg"/>
</draw:frame>
</text:p>
      <text:p text:style-name="P4">
Зауважується, що процес розпису яєць виявся не завжди простим, але дужецікавим і захопливим. У результаті кожен маленький художник, хто долучився добагатого спадку української культури, отримав свою власну неповторну, а багатохто й першу, писанку.</text:p>
      <text:p text:style-name="P4">
<draw:frame draw:style-name="fr1" draw:name="Image219" text:anchor-type="as-char" svg:width="6.351931in" svg:height="10.0in" draw:z-index="0">
<draw:image xlink:href="../Images/yкринформ/2023-04-19T18-22-00-03-00/1681917438-953.jpg" xlink:type="simple" xlink:show="embed" xlink:actuate="onLoad" draw:mime-type="image/jpeg"/>
</draw:frame>
</text:p>
      <text:p text:style-name="P4">
«Ми надзвичайно раді цього року знову зібратися шкільною родиною на майстер-клас із писанкарства. Приємно бачити, що глибинна творчість нашого народуторкнулась душі кожного. Дуже важливо зберігати українські традиції тапередавати їх далі нашим дітям і наступним поколінням українців, аби багатекультурне надбання нашого народу пишно квітнуло й гідно славило Україну», –зазначила директорка школи «Дивосвіт» Тетяна Аль Атаб.</text:p>
      <text:p text:style-name="P4">
В Українській школі в ОАЕ «Софія» (Дубай) майстер-класи з писанкарствавідбувалися під час уроків, на яких діти вчилися «читати» прадавні посилання,закладені пращурами у візерунках на писанках, дізнавалися про символи, що наних зображуються.</text:p>
      <text:p text:style-name="P4">
<draw:frame draw:style-name="fr1" draw:name="Image220" text:anchor-type="as-char" svg:width="6.9236in" svg:height="3.708711in" draw:z-index="0">
<draw:image xlink:href="../Images/yкринформ/2023-04-19T18-22-00-03-00/1681917507-307.jpg" xlink:type="simple" xlink:show="embed" xlink:actuate="onLoad" draw:mime-type="image/jpeg"/>
</draw:frame>
</text:p>
      <text:p text:style-name="P4">
«У результаті – кожен власноруч створив писанку, яка носить тепло наших рук ів цей особливий період нагадує нам, щоб ми більше турбувалися один про одногота дякували Всевишньому за наше життя, нашу землю та наших ближніх», –зазначено на сторінці школи «Софія».</text:p>
      <text:p text:style-name="P4">
<draw:frame draw:style-name="fr1" draw:name="Image221" text:anchor-type="as-char" svg:width="6.9236in" svg:height="4.599034in" draw:z-index="0">
<draw:image xlink:href="../Images/yкринформ/2023-04-19T18-22-00-03-00/1681917559-327.jpg" xlink:type="simple" xlink:show="embed" xlink:actuate="onLoad" draw:mime-type="image/jpeg"/>
</draw:frame>
</text:p>
      <text:p text:style-name="P4">
Діти старших груп розписували їх воском, першокласники фарбували дерев'яніяєчка акриловими фарбами, а дошкільнята прикрашали пасочки, випеченідиректоркою школи Наталією Сердюк.</text:p>
      <text:p text:style-name="P4">
<draw:frame draw:style-name="fr1" draw:name="Image222" text:anchor-type="as-char" svg:width="6.9236in" svg:height="5.202822in" draw:z-index="0">
<draw:image xlink:href="../Images/yкринформ/2023-04-19T18-22-00-03-00/1681917604-866.jpg" xlink:type="simple" xlink:show="embed" xlink:actuate="onLoad" draw:mime-type="image/jpeg"/>
</draw:frame>
</text:p>
      <text:p text:style-name="P4">
Нагадаємо, Українська жіноча ініціатива в ОАЕ <text:a xlink:type="simple" xlink:href="https://www.ukrinform.ua/rubric-diaspora/3695874-majsterklas-iz-pisankarstva-vidbuvsa-abudabi.html" text:style-name="Internet_20_link" text:visited-style-name="Visited_20_Internet_20_Link">
</text:a>
 в Абу-Дабі свій перший майстер-клас«Великодня писанка».</text:p>
      <text:p text:style-name="P4">
<text:span text:style-name="T5">
Фото: Українська школа «Дивосвіт» (Абу-Дабі), Українська школа «Софія»(Дубай)</text:span>
</text:p>
      <text:p text:style-name="P4">
Source: <text:a xlink:type="simple" xlink:href="https://www.ukrinform.ua/rubric-diaspora/3698054-v-abudabi-ta-dubai-ukrainski-skoli-proveli-majsterklasi-pisankarstva.html" text:style-name="Internet_20_link" text:visited-style-name="Visited_20_Internet_20_Link">
https://www.ukrinform.ua/rubric-diaspora/3698054-v-abudabi-ta-dubai-ukrainski-skoli-proveli-majsterklasi-pisankarstva.html</text:a>
</text:p>
      <!--NEWS-->
      <text:h text:style-name="P10" text:outline-level="1">
<text:span text:style-name="T4">
У харківській лікарні відкрили кімнату сенсорної релаксації для дітей, які постраждали від війни</text:span>
</text:h>
      <text:p text:style-name="P4">
Authors: Ukrinform (Person)</text:p>
      <text:p text:style-name="P4">
Publisher: Укринформ (Organization)</text:p>
      <text:p text:style-name="P4">
Published Time: 2023-04-19T18:24:03+03:00</text:p>
      <text:p text:style-name="P4">
Modified Time: 2023-04-19T18:24:03+03:00</text:p>
      <text:p text:style-name="P4">
Description: У харківській дитячій лікарні №24 відкрили кімнату сенсорної релаксації для дітей, які потребують психологічної реабілітації через війну, приміщення оснащене засобами для світлотерапії, звукотерапії, казкотерапії, пісочної (Sand-play) та арттерапії. — Укрінформ.</text:p>
      <text:p text:style-name="P4">
Images: ["<text:a xlink:type="simple" xlink:href="https://static.ukrinform.com/photos/2023_04/thumb_files/630_360_1681917725-5319.jpeg" text:style-name="Internet_20_link" text:visited-style-name="Visited_20_Internet_20_Link">
630_360_16819...</text:a>
", "<text:a xlink:type="simple" xlink:href="https://static.ukrinform.com/photos/2023_04/thumb_files/630_360_1681917725-3245.jpeg" text:style-name="Internet_20_link" text:visited-style-name="Visited_20_Internet_20_Link">
630_360_16819...</text:a>
", "<text:a xlink:type="simple" xlink:href="https://static.ukrinform.com/photos/2023_04/thumb_files/630_360_1681917724-4328.jpeg" text:style-name="Internet_20_link" text:visited-style-name="Visited_20_Internet_20_Link">
630_360_16819...</text:a>
", "<text:a xlink:type="simple" xlink:href="https://static.ukrinform.com/photos/2023_04/thumb_files/630_360_1681917724-2847.jpeg" text:style-name="Internet_20_link" text:visited-style-name="Visited_20_Internet_20_Link">
630_360_16819...</text:a>
", "<text:a xlink:type="simple" xlink:href="https://static.ukrinform.com/photos/2023_04/thumb_files/630_360_1681917724-1006.jpeg" text:style-name="Internet_20_link" text:visited-style-name="Visited_20_Internet_20_Link">
630_360_16819...</text:a>
", "<text:a xlink:type="simple" xlink:href="https://static.ukrinform.com/photos/2023_04/thumb_files/630_360_1681917724-1253.jpeg" text:style-name="Internet_20_link" text:visited-style-name="Visited_20_Internet_20_Link">
630_360_16819...</text:a>
", "<text:a xlink:type="simple" xlink:href="https://static.ukrinform.com/photos/2023_04/thumb_files/630_360_1681917724-5081.jpeg" text:style-name="Internet_20_link" text:visited-style-name="Visited_20_Internet_20_Link">
630_360_16819...</text:a>
", "<text:a xlink:type="simple" xlink:href="https://static.ukrinform.com/photos/2023_04/thumb_files/630_360_1681917724-2192.jpeg" text:style-name="Internet_20_link" text:visited-style-name="Visited_20_Internet_20_Link">
630_360_16819...</text:a>
", "<text:a xlink:type="simple" xlink:href="https://static.ukrinform.com/photos/2023_04/thumb_files/630_360_1681917725-6760.jpeg" text:style-name="Internet_20_link" text:visited-style-name="Visited_20_Internet_20_Link">
630_360_16819...</text:a>
"]</text:p>
      <text:p text:style-name="P4">
Tags: ['Діти', 'Лікарня', 'Харків']</text:p>
      <text:p text:style-name="P4">
Type: Article</text:p>
      <!--METADATA-->
      <text:p text:style-name="P4">
<draw:frame draw:style-name="fr1" draw:name="Image223" text:anchor-type="as-char" svg:width="6.9236in" svg:height="3.956343in" draw:z-index="0">
<draw:image xlink:href="../Images/yкринформ/2023-04-19T18-24-03-03-00/630_360_1681917725-5319.jpeg" xlink:type="simple" xlink:show="embed" xlink:actuate="onLoad" draw:mime-type="image/jpeg"/>
</draw:frame>
 Ухарківській дитячій лікарні №24 відкрили кімнату сенсорної релаксації длядітей, які потребують психологічної реабілітації через війну, приміщенняоснащене засобами для світлотерапії, звукотерапії, казкотерапії, пісочної(Sand-play) та арттерапії.</text:p>
      <text:p text:style-name="P4">
Про це повідомляє кореспондент Укрінформу.</text:p>
      <text:p text:style-name="P4">
У кімнаті психологічної реабілітації, як розповіли у лікарні, фахівціпрацюватимуть із дітьми, які перебували в зоні бойових дій, на окупованих, азгодом звільнених територіях чи стали вимушеними переселенцями, а також здітками, які й до війни мали психічні чи неврологічні розлади. Загалом тутдопомагатимуть дітям долати стресові стани, боротися зі страхами ітривожністю.</text:p>
      <text:p text:style-name="P4">
<draw:frame draw:style-name="fr1" draw:name="Image224" text:anchor-type="as-char" svg:width="6.9236in" svg:height="3.956343in" draw:z-index="0">
<draw:image xlink:href="../Images/yкринформ/2023-04-19T18-24-03-03-00/630_360_1681917725-3245.jpeg" xlink:type="simple" xlink:show="embed" xlink:actuate="onLoad" draw:mime-type="image/jpeg"/>
</draw:frame>
 Ухарківській лікарні відкрили кімнату сенсорної релаксації для дітей, якіпостраждали від війни / Фото: Юлія Байрачна, Укрінформ  <text:a xlink:type="simple" xlink:href="https://static.ukrinform.com/photos/2023_04/1681917725-3245.jpeg" text:style-name="Internet_20_link" text:visited-style-name="Visited_20_Internet_20_Link">
<draw:frame draw:style-name="fr1" draw:name="Image225" text:anchor-type="as-char" svg:width="6.9236in" svg:height="3.956343in" draw:z-index="0">
<draw:image xlink:href="../Images/yкринформ/2023-04-19T18-24-03-03-00/630_360_1681917725-3245.jpeg" xlink:type="simple" xlink:show="embed" xlink:actuate="onLoad" draw:mime-type="image/jpeg"/>
</draw:frame>
</text:a>
 <text:a xlink:type="simple" xlink:href="https://static.ukrinform.com/photos/2023_04/1681917724-4328.jpeg" text:style-name="Internet_20_link" text:visited-style-name="Visited_20_Internet_20_Link">
<draw:frame draw:style-name="fr1" draw:name="Image226" text:anchor-type="as-char" svg:width="6.9236in" svg:height="3.956343in" draw:z-index="0">
<draw:image xlink:href="../Images/yкринформ/2023-04-19T18-24-03-03-00/630_360_1681917724-4328.jpeg" xlink:type="simple" xlink:show="embed" xlink:actuate="onLoad" draw:mime-type="image/jpeg"/>
</draw:frame>
</text:a>
 <text:a xlink:type="simple" xlink:href="https://static.ukrinform.com/photos/2023_04/1681917724-2847.jpeg" text:style-name="Internet_20_link" text:visited-style-name="Visited_20_Internet_20_Link">
<draw:frame draw:style-name="fr1" draw:name="Image227" text:anchor-type="as-char" svg:width="6.9236in" svg:height="3.956343in" draw:z-index="0">
<draw:image xlink:href="../Images/yкринформ/2023-04-19T18-24-03-03-00/630_360_1681917724-2847.jpeg" xlink:type="simple" xlink:show="embed" xlink:actuate="onLoad" draw:mime-type="image/jpeg"/>
</draw:frame>
</text:a>
 <text:a xlink:type="simple" xlink:href="https://static.ukrinform.com/photos/2023_04/1681917724-1006.jpeg" text:style-name="Internet_20_link" text:visited-style-name="Visited_20_Internet_20_Link">
<draw:frame draw:style-name="fr1" draw:name="Image228" text:anchor-type="as-char" svg:width="6.9236in" svg:height="3.956343in" draw:z-index="0">
<draw:image xlink:href="../Images/yкринформ/2023-04-19T18-24-03-03-00/630_360_1681917724-1006.jpeg" xlink:type="simple" xlink:show="embed" xlink:actuate="onLoad" draw:mime-type="image/jpeg"/>
</draw:frame>
</text:a>
 <text:a xlink:type="simple" xlink:href="https://static.ukrinform.com/photos/2023_04/1681917724-1253.jpeg" text:style-name="Internet_20_link" text:visited-style-name="Visited_20_Internet_20_Link">
<draw:frame draw:style-name="fr1" draw:name="Image229" text:anchor-type="as-char" svg:width="6.9236in" svg:height="3.956343in" draw:z-index="0">
<draw:image xlink:href="../Images/yкринформ/2023-04-19T18-24-03-03-00/630_360_1681917724-1253.jpeg" xlink:type="simple" xlink:show="embed" xlink:actuate="onLoad" draw:mime-type="image/jpeg"/>
</draw:frame>
</text:a>
 <text:a xlink:type="simple" xlink:href="https://static.ukrinform.com/photos/2023_04/1681917724-5081.jpeg" text:style-name="Internet_20_link" text:visited-style-name="Visited_20_Internet_20_Link">
<draw:frame draw:style-name="fr1" draw:name="Image230" text:anchor-type="as-char" svg:width="6.9236in" svg:height="3.956343in" draw:z-index="0">
<draw:image xlink:href="../Images/yкринформ/2023-04-19T18-24-03-03-00/630_360_1681917724-5081.jpeg" xlink:type="simple" xlink:show="embed" xlink:actuate="onLoad" draw:mime-type="image/jpeg"/>
</draw:frame>
</text:a>
 <text:a xlink:type="simple" xlink:href="https://static.ukrinform.com/photos/2023_04/1681917724-2192.jpeg" text:style-name="Internet_20_link" text:visited-style-name="Visited_20_Internet_20_Link">
<draw:frame draw:style-name="fr1" draw:name="Image231" text:anchor-type="as-char" svg:width="6.9236in" svg:height="3.956343in" draw:z-index="0">
<draw:image xlink:href="../Images/yкринформ/2023-04-19T18-24-03-03-00/630_360_1681917724-2192.jpeg" xlink:type="simple" xlink:show="embed" xlink:actuate="onLoad" draw:mime-type="image/jpeg"/>
</draw:frame>
</text:a>
 <text:a xlink:type="simple" xlink:href="https://static.ukrinform.com/photos/2023_04/1681917725-6760.jpeg" text:style-name="Internet_20_link" text:visited-style-name="Visited_20_Internet_20_Link">
<draw:frame draw:style-name="fr1" draw:name="Image232" text:anchor-type="as-char" svg:width="6.9236in" svg:height="3.956343in" draw:z-index="0">
<draw:image xlink:href="../Images/yкринформ/2023-04-19T18-24-03-03-00/630_360_1681917725-6760.jpeg" xlink:type="simple" xlink:show="embed" xlink:actuate="onLoad" draw:mime-type="image/jpeg"/>
</draw:frame>
</text:a>
 <text:a xlink:type="simple" xlink:href="https://static.ukrinform.com/photos/2023_04/1681917725-5319.jpeg" text:style-name="Internet_20_link" text:visited-style-name="Visited_20_Internet_20_Link">
<draw:frame draw:style-name="fr1" draw:name="Image233" text:anchor-type="as-char" svg:width="6.9236in" svg:height="3.956343in" draw:z-index="0">
<draw:image xlink:href="../Images/yкринформ/2023-04-19T18-24-03-03-00/630_360_1681917725-5319.jpeg" xlink:type="simple" xlink:show="embed" xlink:actuate="onLoad" draw:mime-type="image/jpeg"/>
</draw:frame>
</text:a>
</text:p>
      <text:p text:style-name="P4">
«У цій кімнаті ми зможемо застосовувати комплекс методик. Фахівець будевиходити з тощо, що зацікавить дитину в першу чергу. Приміром, дитинісподобається басейн із кульками – працюватимуть там, з використаннямказкотерапії чи це буде просто бесіда. Найголовніше, що ця кімната розрахованана одночасну роботу кількох аналізаторів – зору, слуху, тактильні відчуття. Мимаємо кольоротерапію, музичну терапію, використовуємо прийом «світловий душ»,завдяки якому досягається ефект спокою, захищеності», - розповідаєерготерапевт, практичний психолог Марина Балмашнова.</text:p>
      <text:p text:style-name="P4">
<text:span text:style-name="T4">
Читайте також:</text:span>
 <text:a xlink:type="simple" xlink:href="https://www.ukrinform.ua/rubric-society/3698046-ukraina-j-tureccina-obgovorili-pidtrimku-evakujovanih-ukrainskih-ditej.html" text:style-name="Internet_20_link" text:visited-style-name="Visited_20_Internet_20_Link">
 <text:span text:style-name="T4">
діт</text:span>
 </text:a>
</text:p>
      <text:p text:style-name="P4">
Кімнату психологічної реабілітації створили за підтримки благодійного фонду«Добрі вчинки разом» в рамках проєкту «Баланс».</text:p>
      <text:p text:style-name="P4">
Source: <text:a xlink:type="simple" xlink:href="https://www.ukrinform.ua/rubric-regions/3698055-u-harkivskij-likarni-vidkrili-kimnatu-sensornoi-relaksacii-dla-ditej-aki-postrazdali-vid-vijni.html" text:style-name="Internet_20_link" text:visited-style-name="Visited_20_Internet_20_Link">
https://www.ukrinform.ua/rubric-regions/3698055-u-harkivskij-likarni-vidkrili-kimnatu-sensornoi-relaksacii-dla-ditej-aki-postrazdali-vid-vijni.html</text:a>
</text:p>
      <!--NEWS-->
      <text:h text:style-name="P10" text:outline-level="1">
<text:span text:style-name="T4">
В Україні завтра дощитиме, на півдні - ймовірні грози</text:span>
</text:h>
      <text:p text:style-name="P4">
Authors: Ukrinform (Person)</text:p>
      <text:p text:style-name="P4">
Publisher: Укринформ (Organization)</text:p>
      <text:p text:style-name="P4">
Published Time: 2023-04-19T18:29:00+03:00</text:p>
      <text:p text:style-name="P4">
Modified Time: 2023-04-19T18:29:00+03:00</text:p>
      <text:p text:style-name="P4">
Description: У четвер, 20 квітня, в Україні очікуються помірні дощі, у південній частині вдень місцями грози. — Укрінформ.</text:p>
      <text:p text:style-name="P4">
Images: ["<text:a xlink:type="simple" xlink:href="https://static.ukrinform.com/photos/2023_04/thumb_files/630_360_1680706754-286.jpg" text:style-name="Internet_20_link" text:visited-style-name="Visited_20_Internet_20_Link">
630_360_16807...</text:a>
"]</text:p>
      <text:p text:style-name="P4">
Tags: ['Дощ', 'Гроза', 'Погода', 'Прогноз']</text:p>
      <text:p text:style-name="P4">
Type: Article</text:p>
      <!--METADATA-->
      <text:p text:style-name="P4">
<draw:frame draw:style-name="fr1" draw:name="Image234" text:anchor-type="as-char" svg:width="6.9236in" svg:height="3.956343in" draw:z-index="0">
<draw:image xlink:href="../Images/yкринформ/2023-04-19T18-29-00-03-00/630_360_1680706754-286.jpg" xlink:type="simple" xlink:show="embed" xlink:actuate="onLoad" draw:mime-type="image/jpeg"/>
</draw:frame>
 У четвер,20 квітня, в Україні очікуються помірні дощі, у південній частині вденьмісцями грози.</text:p>
      <text:p text:style-name="P4">
Про це Укрінформу повідомили в Українському гідрометцентрі.</text:p>
      <text:p text:style-name="P4">
Вітер переважно північно-східний, 7-12 м/с.</text:p>
      <text:p text:style-name="P4">
Температура вночі 3-8°, вдень 8-13°, на Закарпатті 14-19°; у південній частинівночі 6-11°, вдень 10-15°. На високогір'ї Карпат невеликий <text:a xlink:type="simple" xlink:href="https://www.ukrinform.ua/tag-dos" text:style-name="Internet_20_link" text:visited-style-name="Visited_20_Internet_20_Link">
</text:a>
 , вночі з мокрим снігом; температура вночі0-5° тепла, вдень 3-8°.</text:p>
      <text:p text:style-name="P4">
У Києві та Київській області 20 квітня хмарно з проясненнями, вночі невеликий,вдень помірний дощ. Температура повітря у столиці вночі 6-8°, вдень 10-12°; пообласті вночі 3-8°, вдень 8-13°.</text:p>
      <text:p text:style-name="P4">
В наступні дні, 21-22 квітня, в Україні збережеться хмарна погода з дощами.Зокрема, у південній частині та східних областях короткочасні дощі, подекуди згрозами, на решті території місцями невеликий дощ (вночі у більшості західнихта північних, 22 квітня і центральних областях без опадів).</text:p>
      <text:p text:style-name="P4">
Температура вночі 2-7°, у південній частині до 10°; вдень 11-16°, таЗакарпатті до 19°. На високогір'ї Карпат місцями невеликий дощ з мокримснігом; температура вночі та вдень 1-6° тепла.</text:p>
      <text:p text:style-name="P4">
У столичному регіоні 21-22 квітня вночі без опадів, вдень місцями невеликийдощ. Температура у столиці вночі 5-7°, вдень 13-15°; по області вночі 2-7°,вдень 11-16°.</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text:span>
 </text:a>
</text:p>
      <text:p text:style-name="P4">
Дощова погода переважатиме в Україні у впродовж 23-24 квітня. Так, у неділю,23 квітня, вночі у східній частині, вдень в Україні, крім заходу, місцяминевеликі дощі; 24 квітня в Україні вночі без опадів, вдень короткочасні дощі,подекуди грози.</text:p>
      <text:p text:style-name="P4">
Температура вночі 1-7°, вдень 11-17°, на Закарпатті та Прикарпатті місцями до21°.</text:p>
      <text:p text:style-name="P4">
У Києві та області 23-24 квітня вночі без опадів; вдень 23 квітня невеликий,24 квітня помірний короткочасний дощ. Температура у столиці вночі 5-7°, вдень15-17°; по області вночі 2-7°, вдень 12-17°.</text:p>
      <text:p text:style-name="P4">
Source: <text:a xlink:type="simple" xlink:href="https://www.ukrinform.ua/rubric-regions/3697915-v-ukraini-zavtra-dositime-na-pivdni-jmovirni-grozi.html" text:style-name="Internet_20_link" text:visited-style-name="Visited_20_Internet_20_Link">
https://www.ukrinform.ua/rubric-regions/3697915-v-ukraini-zavtra-dositime-na-pivdni-jmovirni-grozi.html</text:a>
</text:p>
      <!--NEWS-->
      <text:h text:style-name="P10" text:outline-level="1">
<text:span text:style-name="T4">
Аграрії закликали Євросоюз не обмежувати вільний рух продовольства з України</text:span>
</text:h>
      <text:p text:style-name="P4">
Authors: Ukrinform (Person)</text:p>
      <text:p text:style-name="P4">
Publisher: Укринформ (Organization)</text:p>
      <text:p text:style-name="P4">
Published Time: 2023-04-19T18:32:40+03:00</text:p>
      <text:p text:style-name="P4">
Modified Time: 2023-04-19T18:32:40+03:00</text:p>
      <text:p text:style-name="P4">
Description: Всеукраїнська аграрна рада та ще 27 провідних аграрних асоціацій звернулися до влади Європейського Союзу із закликом не обмежувати вільний рух українського продовольства. — Укрінформ.</text:p>
      <text:p text:style-name="P4">
Images: ["<text:a xlink:type="simple" xlink:href="https://static.ukrinform.com/photos/2022_09/thumb_files/630_360_1663312554-918.jpeg" text:style-name="Internet_20_link" text:visited-style-name="Visited_20_Internet_20_Link">
630_360_16633...</text:a>
"]</text:p>
      <text:p text:style-name="P4">
Tags: ['Євросоюз', 'Україна', 'Зерно', 'Аграрії', 'Агропродукція']</text:p>
      <text:p text:style-name="P4">
Type: Article</text:p>
      <!--METADATA-->
      <text:p text:style-name="P4">
<draw:frame draw:style-name="fr1" draw:name="Image235" text:anchor-type="as-char" svg:width="6.9236in" svg:height="3.956343in" draw:z-index="0">
<draw:image xlink:href="../Images/yкринформ/2023-04-19T18-32-40-03-00/630_360_1663312554-918.jpeg" xlink:type="simple" xlink:show="embed" xlink:actuate="onLoad" draw:mime-type="image/jpeg"/>
</draw:frame>
Всеукраїнська аграрна рада та ще 27 провідних аграрних асоціацій звернулися довлади Європейського Союзу із закликом не обмежувати вільний рух українськогопродовольства.</text:p>
      <text:p text:style-name="P4">
Як передає Укрінформ, про це повідомляє  <text:a xlink:type="simple" xlink:href="https://uacouncil.org/uk/post/27-agrarnih-asociacij-ukraini-zaklikali-es-znati-zaboroni-na-postavki-produkcii" text:style-name="Internet_20_link" text:visited-style-name="Visited_20_Internet_20_Link">
</text:a>
</text:p>
      <text:p text:style-name="P4">
Зазначається, що "Шляхи солідарності" мають працювати для запобігання голоду вбідних країнах Африки та Азії, а отже, і новій хвилі міграції до країн Європи.</text:p>
      <text:p text:style-name="P4">
В асоціації наголошують, що без повноцінної роботи цих шляхів експортувідбуватиметься подальше руйнування світових ланцюгів доданої вартості тапостачання продукції, а це спричинить фінансові збитки як українським, так ііноземним виробникам.</text:p>
      <text:p text:style-name="P4">
Крім цього, запровадження обмежувальних торговельних заходів з боку країн ЄСсуперечить багатьом міжнародним договорам, в тому числі правилам торгівлі СОТ,нормам ЄС про спільний ринок, угоді про Асоціацію між Україною та ЄС, а такожпідриває постулати запроваджених ЄС "Шляхів солідарності".</text:p>
      <text:p text:style-name="P4">
У ВАР підкреслюють, що ринки східних країн ЄС ніколи не були ключовими дляукраїнського зерна чи іншої аграрної продукції, з огляду на високий рівеньсільськогосподарського виробництва в цих країнах. Тож обставини, що склалисяна сьогодні, мають виключно ситуативний характер, спричинений війною росії тазакриттям українських портів Чорного та Азовського морів.</text:p>
      <text:p text:style-name="P4">
<text:span text:style-name="T4">
Читайте також:</text:span>
 <text:a xlink:type="simple" xlink:href="https://www.ukrinform.ua/rubric-economy/3697991-zaborona-importu-ukrainskoi-agroprodukcii-superecit-evropejskomu-zakonodavstvu-ekspert.html" text:style-name="Internet_20_link" text:visited-style-name="Visited_20_Internet_20_Link">
 <text:span text:style-name="T4">
європейськ</text:span>
 </text:a>
</text:p>
      <text:p text:style-name="P4">
Аграрії визнають, що під час війни обсяги експорту до країн ЄС - сусідівУкраїни значно збільшилися, і "це має певний вплив на їх ринок". При цьому уВАР стверджують, що "левова частка продукції йде транзитом до інших країн, і вцьому є основна зацікавленість українського агросектору".</text:p>
      <text:p text:style-name="P4">
"Разом з тим важливою є послідовність і передбачуваність торговельноїполітики, адже до повномасштабного вторгнення Україна налагодила взаємовигіднуспівпрацю з країнами ЄС щодо торгівлі аграрною та харчовою продукцією. Раптоваповна заборона імпорту негативно впливає на раніше налагоджені зв'язки,укладені контракти та ритмічні постачання окремих аграрних продуктів", -йдеться у заяві.</text:p>
      <text:p text:style-name="P4">
Українські аграрії закликають європейських колег до відкритого діалогу іззалученням представників європейських інституцій для пошуку компроміснихрішень, що не суперечитимуть правилам та нормам ЄС.</text:p>
      <text:p text:style-name="P4">
В асоціації зауважують, що будь-які спекуляції на темі запровадження заборонина <text:a xlink:type="simple" xlink:href="https://www.ukrinform.ua/tag-tranzit" text:style-name="Internet_20_link" text:visited-style-name="Visited_20_Internet_20_Link">
 </text:a>
 української агро-харчовоїпродукції є неприпустимими, оскільки вона стосується не тільки економічногоблагополуччя європейських фермерів, а й виживання як українських аграріїв, такі споживачів української продукції по всьому світу.</text:p>
      <text:p text:style-name="P4">
Українські аграрії просять представників Європейської комісії посприяти зняттюжорстких обмежень щодо торгівлі між східними країнами ЄС та Україною, а такожсприяти розвитку логістичної інфраструктури східних країн ЄС.</text:p>
      <text:p text:style-name="P4">
<text:span text:style-name="T4">
Читайте також:</text:span>
 <text:a xlink:type="simple" xlink:href="https://www.ukrinform.ua/rubric-economy/3697893-zaborona-importu-agroprodukcii-solskij-rozpoviv-pro-peregovori-z-okremimi-krainami-ta-es.html" text:style-name="Internet_20_link" text:visited-style-name="Visited_20_Internet_20_Link">
 <text:span text:style-name="T4">
агропродук</text:span>
 </text:a>
</text:p>
      <text:p text:style-name="P4">
Як повідомляв Укрінформ, Угорщина та Польща 15 квітня 2023 року ввелитимчасову заборону на імпорт зерна та інших видів сільськогосподарськоїпродукції з України. З 19 квітня 2023 року почне діяти заборона на імпортукраїнської агропродукції до Словаччини. Водночас, Польща також призупинилатранзит продукції українського АПК через свою територію, але планує відновитийого з 21 квітня.</text:p>
      <text:p text:style-name="P4">
Угорщина та Словаччина транзит не зупиняли. Болгарія ввела тимчасово заборонуна імпорт сільськогосподарської продукції з України 19 квітня 2023 року, алетранзит не обмежувала.</text:p>
      <text:p text:style-name="P4">
У середу, 19 квітня, Єврокомісія заявила про план реалізувати заходиреагування на надмірне надходження української агропродукції до країн - членівЄвросоюзу, відповідно до правил спільного ринку ЄС. Зокрема, йдеться пропідтримку уражених фермерських господарств та застосування обмежувальнихзаходів щодо поставок на ринок ЄС українського зерна та інших продовольчихтоварів.</text:p>
      <text:p text:style-name="P4">
Source: <text:a xlink:type="simple" xlink:href="https://www.ukrinform.ua/rubric-economy/3698058-agrarii-zaklikali-evrosouz-ne-obmezuvati-vilnij-ruh-prodovolstva-z-ukraini.html" text:style-name="Internet_20_link" text:visited-style-name="Visited_20_Internet_20_Link">
https://www.ukrinform.ua/rubric-economy/3698058-agrarii-zaklikali-evrosouz-ne-obmezuvati-vilnij-ruh-prodovolstva-z-ukraini.html</text:a>
</text:p>
      <!--NEWS-->
      <text:h text:style-name="P10" text:outline-level="1">
<text:span text:style-name="T4">
МЗС підтримує доповідь комісара Ради Європи про порушення окупантами прав кримських татар</text:span>
</text:h>
      <text:p text:style-name="P4">
Authors: Ukrinform (Person)</text:p>
      <text:p text:style-name="P4">
Publisher: Укринформ (Organization)</text:p>
      <text:p text:style-name="P4">
Published Time: 2023-04-19T18:35:49+03:00</text:p>
      <text:p text:style-name="P4">
Modified Time: 2023-04-19T18:35:49+03:00</text:p>
      <text:p text:style-name="P4">
Description: Міністерство закордонних справ України підтримує доповідь комісара Ради Європи з прав людини Дуні Міятович, у якій висвітлена ситуація з дотриманням прав людини кримських татар на тимчасово окупованій території Криму. — Укрінформ.</text:p>
      <text:p text:style-name="P4">
Images: ["<text:a xlink:type="simple" xlink:href="https://static.ukrinform.com/photos/2018_04/thumb_files/630_360_1522605747-8769.jpg" text:style-name="Internet_20_link" text:visited-style-name="Visited_20_Internet_20_Link">
630_360_15226...</text:a>
"]</text:p>
      <text:p text:style-name="P4">
Tags: ['Крим', 'МЗС', 'Рада Європи']</text:p>
      <text:p text:style-name="P4">
Type: Article</text:p>
      <!--METADATA-->
      <text:p text:style-name="P4">
<draw:frame draw:style-name="fr1" draw:name="Image236" text:anchor-type="as-char" svg:width="6.9236in" svg:height="3.956343in" draw:z-index="0">
<draw:image xlink:href="../Images/yкринформ/2023-04-19T18-35-49-03-00/630_360_1522605747-8769.jpg" xlink:type="simple" xlink:show="embed" xlink:actuate="onLoad" draw:mime-type="image/jpeg"/>
</draw:frame>
Міністерство закордонних справ України підтримує доповідь комісара Ради Європиз прав людини Дуні Міятович, у якій висвітлена ситуація з дотриманням правлюдини кримських татар на тимчасово окупованій території Криму.</text:p>
      <text:p text:style-name="P4">
Про це йдеться у <text:a xlink:type="simple" xlink:href="https://mfa.gov.ua/news/komentar-ministerstva-zakordonnih-sprav-ukrayini-stosovno-dopovidi-komisara-radi-yevropi-z-prav-lyudini-borotba-krimskih-tatar-za-prava-lyudini" text:style-name="Internet_20_link" text:visited-style-name="Visited_20_Internet_20_Link">
 </text:a>
 стосовно доповіді комісараРади Європи з прав людини «Боротьба кримських татар за права людини», передаєУкрінформ.</text:p>
      <text:p text:style-name="P4">
Зазначається, що зовнішньополітичне відомство поділяє висновок комісара РЄ, щокримським татарам, які є невід’ємною частиною європейської спільноти таісторії, має бути надана вся необхідна підтримка для збереження їхньоїунікальної ідентичності й реалізації прав людини.</text:p>
      <text:p text:style-name="P4">
«Переконані, що доповідь сприятиме поширенню обізнаності широкої громадськостіпро численні порушення, які продовжує чинити російська окупаційна влада післянезаконної окупації <text:a xlink:type="simple" xlink:href="https://www.ukrinform.ua/tag-krim" text:style-name="Internet_20_link" text:visited-style-name="Visited_20_Internet_20_Link">
 </text:a>
 у 2014 році», -підкреслило міністерство.</text:p>
      <text:p text:style-name="P4">
МЗС зауважило, що підтримує вимоги комісара Ради Європи з прав людини щодонегайного припинення свавільних арештів, переслідувань, викрадень, обшуківбудинків кримськотатарських правозахисників, активістів, лідерів, журналістів,пересічних кримських татар, а також адвокатів та юристів, які представляютьїхні права.</text:p>
      <text:p text:style-name="P4">
<text:span text:style-name="T4">
Читайте також:</text:span>
 <text:a xlink:type="simple" xlink:href="https://www.ukrinform.ua/rubric-crimea/3697049-u-krimu-zagarbniki-vstanovluut-kameri-videosposterezenna-vzdovz-zaliznici.html" text:style-name="Internet_20_link" text:visited-style-name="Visited_20_Internet_20_Link">
 <text:span text:style-name="T4">
Крим</text:span>
 </text:a>
</text:p>
      <text:p text:style-name="P4">
«Вимагаємо звільнення всіх незаконно ув’язнених громадян України», -наголошується у коментарі.</text:p>
      <text:p text:style-name="P4">
Як повідомлялося, 18 квітня комісар Ради Європи з прав людини Дуня Міятович удоповіді <text:a xlink:type="simple" xlink:href="https://www.ukrinform.ua/rubric-crimea/3697432-u-radi-evropi-zaavlaut-pro-cislenni-porusennah-prav-krimskih-tatar-na-okupovanomu-pivostrovi.html" text:style-name="Internet_20_link" text:visited-style-name="Visited_20_Internet_20_Link">
 </text:a>
 у тимчасово окупованих росією Автономній Республіці Крим тамісті Севастополі.</text:p>
      <text:p text:style-name="P4">
Source: <text:a xlink:type="simple" xlink:href="https://www.ukrinform.ua/rubric-crimea/3698059-mzs-pidtrimue-dopovid-komisara-radi-evropi-pro-porusenna-okupantami-prav-krimskih-tatar.html" text:style-name="Internet_20_link" text:visited-style-name="Visited_20_Internet_20_Link">
https://www.ukrinform.ua/rubric-crimea/3698059-mzs-pidtrimue-dopovid-komisara-radi-evropi-pro-porusenna-okupantami-prav-krimskih-tatar.html</text:a>
</text:p>
      <!--NEWS-->
      <text:h text:style-name="P10" text:outline-level="1">
<text:span text:style-name="T4">
Через війну понад 770 тисяч українських школярів перейшли на дистанційне навчання</text:span>
</text:h>
      <text:p text:style-name="P4">
Authors: Ukrinform (Person)</text:p>
      <text:p text:style-name="P4">
Publisher: Укринформ (Organization)</text:p>
      <text:p text:style-name="P4">
Published Time: 2023-04-19T18:40:00+03:00</text:p>
      <text:p text:style-name="P4">
Modified Time: 2023-04-19T18:40:00+03:00</text:p>
      <text:p text:style-name="P4">
Description: Через повномасштабну російсько-українську війну близько 772 909 школярів змінили форму здобуття освіти з денної на дистанційну, водночас на сімейну (домашню) форму навчання перейшли 64 409 учнів. — Укрінформ.</text:p>
      <text:p text:style-name="P4">
Images: ["<text:a xlink:type="simple" xlink:href="https://static.ukrinform.com/photos/2022_01/thumb_files/630_360_1642785788-292.jpeg" text:style-name="Internet_20_link" text:visited-style-name="Visited_20_Internet_20_Link">
630_360_16427...</text:a>
"]</text:p>
      <text:p text:style-name="P4">
Tags: ['Діти', 'Освіта', 'Школа']</text:p>
      <text:p text:style-name="P4">
Type: Article</text:p>
      <!--METADATA-->
      <text:p text:style-name="P4">
<draw:frame draw:style-name="fr1" draw:name="Image237" text:anchor-type="as-char" svg:width="6.9236in" svg:height="3.946452in" draw:z-index="0">
<draw:image xlink:href="../Images/yкринформ/2023-04-19T18-40-00-03-00/630_360_1642785788-292.jpeg" xlink:type="simple" xlink:show="embed" xlink:actuate="onLoad" draw:mime-type="image/jpeg"/>
</draw:frame>
 Черезповномасштабну російсько-українську війну близько 772 909 школярів змінилиформу здобуття освіти з денної на дистанційну, водночас на сімейну (домашню)форму навчання перейшли 64 409 учнів.</text:p>
      <text:p text:style-name="P4">
Про це свідчать результати дослідження, яке <text:a xlink:type="simple" xlink:href="https://sqe.gov.ua/wp-content/uploads/2023/04/yakist-osvity-v-umovah-viyny-web-3.pdf" text:style-name="Internet_20_link" text:visited-style-name="Visited_20_Internet_20_Link">
 </text:a>
 , щодоорганізації освітнього процесу в закладах загальної середньої освіти в умовахвійни, передає Укрінформ.</text:p>
      <text:p text:style-name="P4">
Так, у зв'язку з неухильною загрозою безпеці учасників навчального процесу впершій половині 2022/2023 навчального року не вдалося повністю відновити очнуформу навчання.</text:p>
      <text:p text:style-name="P4">
<text:span text:style-name="T4">
Читайте також:</text:span>
 <text:a xlink:type="simple" xlink:href="https://www.ukrinform.ua/rubric-society/3697940-v-ukraini-proponuut-z-2024-roku-perevesti-skoli-na-12ricnu-sistemu-osviti.html" text:style-name="Internet_20_link" text:visited-style-name="Visited_20_Internet_20_Link">
 <text:span text:style-name="T4">
освіт</text:span>
 </text:a>
</text:p>
      <text:p text:style-name="P4">
Згідно з результатами дослідження, 15% навчальних закладів працювали очно, 33%– дистанційно, 51% – у змішаному форматі. Найпоширенішою формою навчання насході та півдні України було дистанційне навчання.</text:p>
      <text:p text:style-name="P4">
При цьому третина дітей не має повного доступу до навчального процесу черезвійну. У містах ситуація щодо доступу до освіти краща, ніж у селах, однак 32%дітей із малозабезпечених сімей у містах та 46% в селах не мають можливостіздобути освіту. Серед внутрішньо переміщених особлива складність щодо доступудо навчання виникає у сільській місцевості, де лише 80% мають можливістьнавчатися, порівняно з 86% у містах.</text:p>
      <text:p text:style-name="P4">
Відповідно до результатів опитування, вчителі в умовах війни зіштовхуються знизкою викликів, наприклад, нестабільні умови навчання, обмеженість способіворганізації навчально-пізнавальної діяльності, зниження мотивації, а такожнестабільний психоемоційний стан учнів та вчителів.</text:p>
      <text:p text:style-name="P4">
<text:span text:style-name="T4">
Читайте також:</text:span>
 <text:a xlink:type="simple" xlink:href="https://www.ukrinform.ua/rubric-society/3697886-lisovij-nazvav-vikliki-aki-stoat-pered-ukrainskou-osvitou.html" text:style-name="Internet_20_link" text:visited-style-name="Visited_20_Internet_20_Link">
 <text:span text:style-name="T4">
освіт</text:span>
 </text:a>
</text:p>
      <text:p text:style-name="P4">
Дослідження також показало, що керівники навчальних закладів не зафіксуваливтрат навчального часу, понад 92% шкіл надавали можливість здійснюватиосвітній процес у синхронному та/або асинхронному режимах, і учні мали змогуприєднуватися до нього. Проте тільки 40% батьків повідомили, що їхні дітипостійно навчалися. Зазначається, що на заході України цей показник єнайнижчим: 32% батьків початкової школи повідомили про постійне навчання їхніхдітей, тоді як на сході цей показник становить 50%.</text:p>
      <text:p text:style-name="P4">
Як показало дослідження, найбільші переміщення учнів відбулися на сході тапівдні країни. Зі сходу в інші населені пункти України переїхали 27% учнівпочаткової школи та 23% базової і старшої. 16% та 14% здобувачів освітивиїхали за кордон. Із півдня в інші населені пункти України перемістилися 16%учнів початкової школи та 14% базової і старшої, за кордон — 17% та 14%відповідно.</text:p>
      <text:p text:style-name="P4">
Окрім того, у дослідженні йдеться щодо змін педагогічного складу закладів.Зазначається, що зміни у педагогічному колективі відбулись в 55% шкіл.Найбільше змін було на півночі, де лише 30% керівників навчальних закладіввказали, що не було змін у педагогічному складі.</text:p>
      <text:p text:style-name="P4">
Серед причин змін кадрів у навчальних закладах відповідно до результатівдослідження: звільнення за власним бажанням (40%), призов на військову службу(21%), неоплачувана відпустка (14%) та призупинення трудового договору (9%).</text:p>
      <text:p text:style-name="P4">
<text:span text:style-name="T4">
Читайте також:</text:span>
 <text:a xlink:type="simple" xlink:href="https://www.ukrinform.ua/rubric-vidbudova/3697796-arhitektori-ta-studenti-mozut-otrimati-do-10-tisac-na-proekt-iz-vidbudovi-u-pivnicnij-saltivci.html" text:style-name="Internet_20_link" text:visited-style-name="Visited_20_Internet_20_Link">
 </text:a>
</text:p>
      <text:p text:style-name="P4">
Дослідження проводилось у грудні 2022 – січні 2023 років Державною службоюякості освіти України за підтримки ініціативи «Збереження доступу до шкільноїосвіти», що впроваджується проєктом «Супровід урядових реформ в Україні»(SURGe). «Супровід урядових реформ в Україні» (SURGe) є проєктом міжнародноїтехнічної допомоги, що реалізується кампанією Alinea International тафінансується урядом Канади. Дослідження охопило 150 шкіл з усіх областейУкраїни. В онлайн-анкетуванні взяли участь директори шкіл, учителі, учні табатьки.</text:p>
      <text:p text:style-name="P4">
Методом онлайн-анкетування охоплено вибірку зі 150 шкіл з усіх областейУкраїни. У дослідженні взяли участь 150 директорів шкіл, 6532 вчителів, 10 899батьків учнів початкової, базової та старшої школи та 4324 учнів (переважнодесятикласники).</text:p>
      <text:p text:style-name="P4">
Source: <text:a xlink:type="simple" xlink:href="https://www.ukrinform.ua/rubric-society/3698060-cerez-vijnu-ponad-770-tisac-ukrainskih-skolariv-perejsli-na-distancijnu-formu-navcanna.html" text:style-name="Internet_20_link" text:visited-style-name="Visited_20_Internet_20_Link">
https://www.ukrinform.ua/rubric-society/3698060-cerez-vijnu-ponad-770-tisac-ukrainskih-skolariv-perejsli-na-distancijnu-formu-navcanna.html</text:a>
</text:p>
      <!--NEWS-->
      <text:h text:style-name="P10" text:outline-level="1">
<text:span text:style-name="T4">
ЗСУ відбили понад 40 атак та уразили два склади з боєприпасами ворога</text:span>
</text:h>
      <text:p text:style-name="P4">
Authors: Ukrinform (Person)</text:p>
      <text:p text:style-name="P4">
Publisher: Укринформ (Organization)</text:p>
      <text:p text:style-name="P4">
Published Time: 2023-04-19T19:03:00+03:00</text:p>
      <text:p text:style-name="P4">
Modified Time: 2023-04-19T19:03:00+03:00</text:p>
      <text:p text:style-name="P4">
Description: Сили оборони України на чотирьох напрямках відбили понад 40 атак російських загарбників, найзапекліші бої ведуться за міста Бахмут і Мар’їнка Донецької області. — Укрінформ.</text:p>
      <text:p text:style-name="P4">
Images: ["<text:a xlink:type="simple" xlink:href="https://static.ukrinform.com/photos/2023_04/thumb_files/630_360_1681573947-281.jpg" text:style-name="Internet_20_link" text:visited-style-name="Visited_20_Internet_20_Link">
630_360_16815...</text:a>
"]</text:p>
      <text:p text:style-name="P4">
Tags: ['Обстріл', 'ЗСУ', 'Війна з росією']</text:p>
      <text:p text:style-name="P4">
Type: Article</text:p>
      <!--METADATA-->
      <text:p text:style-name="P4">
<draw:frame draw:style-name="fr1" draw:name="Image238" text:anchor-type="as-char" svg:width="6.9236in" svg:height="3.956343in" draw:z-index="0">
<draw:image xlink:href="../Images/yкринформ/2023-04-19T19-03-00-03-00/630_360_1681573947-281.jpg" xlink:type="simple" xlink:show="embed" xlink:actuate="onLoad" draw:mime-type="image/jpeg"/>
</draw:frame>
 Силиоборони України на чотирьох напрямках відбили понад 40 атак російськихзагарбників, найзапекліші бої ведуться за міста Бахмут і Мар’їнка Донецькоїобласті.</text:p>
      <text:p text:style-name="P4">
Як передає Укрінформ, про це Генеральний штаб Збройних сил України повідомив у<text:a xlink:type="simple" xlink:href="https://www.facebook.com/GeneralStaff.ua/posts/pfbid035Erhj6HD11mgHdFeMaVkSCoF1Bi145x6762R9C2fWBE6phnEzNtkhQK3BTD1d4gil" text:style-name="Internet_20_link" text:visited-style-name="Visited_20_Internet_20_Link">
</text:a>
, оприлюднивши оперативну інформацію станом на 18:00 середи, 19 квітня.</text:p>
      <text:p text:style-name="P4">
"Противник ціною великих втрат продовжує зосереджувати основні зусилля наведенні наступальних дій на Лиманському, Бахмутському, Авдіївському таМар’їнському напрямках. Протягом доби на зазначених ділянках фронту відбитопонад 40 атак ворога", — зазначили в Генштабі.</text:p>
      <text:p text:style-name="P4">
Українська авіація загалом за добу здійснила сім ударів по районахзосередження російських військ. Підрозділи ракетних військ й артилерії ЗСУ зісвого боку уразили два райони зосередження живої сили, озброєння та військовоїтехніки, а також два склади боєприпасів ворога.</text:p>
      <text:p text:style-name="P4">
Армія російської федерації протягом доби здійснила три ракетні й 37 авіаційнихударів, зокрема із застосуванням безпілотників, а також 57 обстрілів зреактивних систем залпового вогню по позиціях Сил оборони і населених пунктах.</text:p>
      <text:p text:style-name="P4">
<text:span text:style-name="T4">
Читайте також:</text:span>
 <text:a xlink:type="simple" xlink:href="https://www.ukrinform.ua/rubric-ato/3697727-zsu-znisili-vze-183-750-rosijskih-zagarbnikiv.html" text:style-name="Internet_20_link" text:visited-style-name="Visited_20_Internet_20_Link">
 <text:span text:style-name="T4">
знищ</text:span>
 </text:a>
</text:p>
      <text:p text:style-name="P4">
Унаслідок ворожих атак є загиблі і поранені серед цивільного населення,зруйновані та пошкоджені приватні житлові будинки й інша цивільнаінфраструктура.</text:p>
      <text:p text:style-name="P4">
У Генштабі застерігають: імовірність здійснення росіянами ракетних йавіаційних ударів по всій території України залишається високою.</text:p>
      <text:p text:style-name="P4">
_<text:span text:style-name="T4">
На Волинському, Поліському, Сіверському та Слобожанському напрямках</text:span>
 _оперативна обстановка, за даними ЗСУ, суттєвих змін не зазнала. Ударівросійської армії протягом доби зазнали Бояро-Лежачі, Іскрисківщина, Волфине,Катеринівка й Кіндратівка Сумської області, а також Стрілеча, Огірцеве,Вовчанськ, Петропавлівка, Караїчне, Землянки й Одрадне Харківської області.</text:p>
      <text:p text:style-name="P4">
_<text:span text:style-name="T4">
На Куп’янському напрямку</text:span>
 _ від артилерійських ударів ворога потерпалиКрасне Перше, Новомлинськ, Дворічна, Западне й Берестове Харківської області.</text:p>
      <text:p text:style-name="P4">
_<text:span text:style-name="T4">
На Лиманському напрямку</text:span>
 _ загарбники намагалися покращити тактичнеположення, вели безуспішні наступальні дії в районі південної околиці містаКремінна. З артилерії російські війська били по Стельмахівці, Невському,Діброві, Кузьминому й Білогорівці Луганської області, а також по Іванівці йВерхньокам’янському Донецької області.</text:p>
      <text:p text:style-name="P4">
_<text:span text:style-name="T4">
На Бахмутському напрямку</text:span>
 _ росіяни продовжують вести наступальні дії, замісто Бахмут тривають важкі бої. Від ворожих обстрілів постраждали Федорівка,Васюківка, Міньківка, Оріхово-Василівка, Новомаркове, Григорівка, Бахмут,Іванівське, Предтечине, Костянтинівка, Дружківка, Олександро-Шультине, БілаГора, Дружба та Залізне Донецької області.</text:p>
      <text:p text:style-name="P4">
_<text:span text:style-name="T4">
На Авдіївському напрямку</text:span>
 _ війська рф вели наступальні дії в районахАвдіївки, Водяного й Первомайського Донецької області, однак успіху не мали.Ударів загарбники завдавали, зокрема, по Новокалиновому, Авдіївці,Нетайловому, Первомайському і Невельському.</text:p>
      <text:p text:style-name="P4">
<text:span text:style-name="T4">
<text:span text:style-name="T5">
На Мар’їнському напрямку</text:span>
 </text:span>
 протягом доби українські захисники відбиличисленні ворожі атаки в районах Мар’їнки та Побєди Донецької області.російських обстрілів зазнали Красногорівка, Георгіївка й Новомихайлівка.</text:p>
      <text:p text:style-name="P4">
_<text:span text:style-name="T4">
На Шахтарському напрямку</text:span>
 _ протягом поточної доби війська рф безуспішнонамагалися вести наступальні дії в районі Вугледара. Від обстрілів з бокузагарбників потерпали Новоукраїнка, Велика Новосілка і сам Вугледар Донецькоїобласті.</text:p>
      <text:p text:style-name="P4">
_<text:span text:style-name="T4">
На Запорізькому та Херсонському напрямках</text:span>
 _ загарбники обороняються йводночас продовжують обстрілювати населені пункти.</text:p>
      <text:p text:style-name="P4">
Зокрема, протягом доби ворожих ударів зазнали Времівка й Новопіль Донецькоїобласті, Бурлацьке, Малинівка, Залізничне, Малі Щербаки і Кам’янськеЗапорізької області, Херсон, Гаврилівка, Берислав, Веселе й АнтонівкаХерсонської області. Загалом на згаданій ділянці фронту протягом доби росіяниобстріляли понад 30 населених пунктів.</text:p>
      <text:p text:style-name="P4">
Встановлено, що на тимчасово захопленій території Луганської області в селіКабичівка російська псевдовлада дала розпорядження розгорнути в сільськомубудинку культури військовий шпиталь для загарбників на 40 ліжкомісць. Доновоствореного "медичного закладу" до кінця тижня мають прибути російськівійськові лікарі.</text:p>
      <text:p text:style-name="P4">
<text:span text:style-name="T4">
Читайте також:</text:span>
 <text:a xlink:type="simple" xlink:href="https://www.ukrinform.ua/rubric-ato/3698010-zsu-strimuut-natisk-u-bahmuti-kudi-vorog-kinuv-najbilsu-kilkist-sil-sirskij.html" text:style-name="Internet_20_link" text:visited-style-name="Visited_20_Internet_20_Link">
 </text:a>
</text:p>
      <text:p text:style-name="P4">
Водночас російська армія продовжує використовувати цивільне населеннятимчасово захоплених територій у власних цілях, прикриваючись людьми як "живимщитом".</text:p>
      <text:p text:style-name="P4">
Зокрема, у тимчасово захопленому місті Скадовськ Херсонської областізагарбники змушують усіх колаборантів і тих, хто співпрацює з ними, підписатизобов’язання щодо заборони виїзду за межі району.</text:p>
      <text:p text:style-name="P4">
Як повідомляв Укрінформ, у ніч на 19 квітня російські війська <text:a xlink:type="simple" xlink:href="https://www.ukrinform.ua/rubric-ato/3697712-rosiani-atakuvali-odesinu-sahedami-10-iz-12-droniv-zbila-ppo.html" text:style-name="Internet_20_link" text:visited-style-name="Visited_20_Internet_20_Link">
</text:a>
 Shahed-136/131. Українські захисникизнищили 10 із 12 безпілотників.</text:p>
      <text:p text:style-name="P4">
Source: <text:a xlink:type="simple" xlink:href="https://www.ukrinform.ua/rubric-ato/3698072-zsu-vidbili-ponad-40-atak-ta-urazili-dva-skladi-z-boepripasami-voroga.html" text:style-name="Internet_20_link" text:visited-style-name="Visited_20_Internet_20_Link">
https://www.ukrinform.ua/rubric-ato/3698072-zsu-vidbili-ponad-40-atak-ta-urazili-dva-skladi-z-boepripasami-voroga.html</text:a>
</text:p>
      <!--NEWS-->
      <text:h text:style-name="P10" text:outline-level="1">
<text:span text:style-name="T4">
Поліція перевіряє всі речі, які вивозить УПЦ МП із Лаври - Ткаченко</text:span>
</text:h>
      <text:p text:style-name="P4">
Authors: Ukrinform (Person)</text:p>
      <text:p text:style-name="P4">
Publisher: Укринформ (Organization)</text:p>
      <text:p text:style-name="P4">
Published Time: 2023-04-19T19:05:00+03:00</text:p>
      <text:p text:style-name="P4">
Modified Time: 2023-04-19T19:05:00+03:00</text:p>
      <text:p text:style-name="P4">
Description: Поліція перевіряє всі речі, які вивозяться представниками Української православної церкви (московського патріархату) з Києво-Печерської лаври. — Укрінформ.</text:p>
      <text:p text:style-name="P4">
Images: ["<text:a xlink:type="simple" xlink:href="https://static.ukrinform.com/photos/2023_03/thumb_files/630_360_1680089705-466.jpg" text:style-name="Internet_20_link" text:visited-style-name="Visited_20_Internet_20_Link">
630_360_16800...</text:a>
"]</text:p>
      <text:p text:style-name="P4">
Tags: ['Ткаченко', 'Київська Лавра', 'МКІП ', 'Єдині новини']</text:p>
      <text:p text:style-name="P4">
Type: Article</text:p>
      <!--METADATA-->
      <text:p text:style-name="P4">
<draw:frame draw:style-name="fr1" draw:name="Image239" text:anchor-type="as-char" svg:width="6.9236in" svg:height="3.956343in" draw:z-index="0">
<draw:image xlink:href="../Images/yкринформ/2023-04-19T19-05-00-03-00/630_360_1680089705-466.jpg" xlink:type="simple" xlink:show="embed" xlink:actuate="onLoad" draw:mime-type="image/jpeg"/>
</draw:frame>
 Поліціяперевіряє всі речі, які вивозяться представниками Української православноїцеркви (московського патріархату) з Києво-Печерської лаври.</text:p>
      <text:p text:style-name="P4">
Про це в ефірі телемарафону “Єдині новини” сказав міністр культури таінформаційної політики Олександр Ткаченко, передає Укрінформ.</text:p>
      <text:p text:style-name="P4">
“Представники московського патріархату періодично вивозять якісь речі. Люди,які там були, покидають територію. <text:a xlink:type="simple" xlink:href="https://www.ukrinform.ua/tag-policia" text:style-name="Internet_20_link" text:visited-style-name="Visited_20_Internet_20_Link">
 </text:a>
перевіряє речі, які вивозяться представниками московського патріархату. Крімтого, триває процес поступової передачі музейних об'єктів, які знаходяться назберіганні у монастирі, до музейного фонду заповідника. Всі об'єктиобраховані”, - сказав Ткаченко.</text:p>
      <text:p text:style-name="P4">
<text:span text:style-name="T4">
Читайте також:</text:span>
 <text:a xlink:type="simple" xlink:href="https://www.ukrinform.ua/rubric-society/3698033-u-lavri-zirvali-pecatku-i-poskodili-roleti-policia-porusila-spravu-pro-huliganstvo.html" text:style-name="Internet_20_link" text:visited-style-name="Visited_20_Internet_20_Link">
 <text:span text:style-name="T4">
Лаврі</text:span>
 </text:a>
</text:p>
      <text:p text:style-name="P4">
Також, він наголосив, що крім монахів і семінаристів, у лаврі знаходиться щепевна кількість людей, які мають дуже побіжне відношення до заповідника іперешкоджають роботі Комісії з приймання-передачі державного майна Києво-Печерської лаври.</text:p>
      <text:p text:style-name="P4">
Як повідомляв Укрінформ, на території Національного заповідника "Києво-Печерська лавра" група осіб <text:a xlink:type="simple" xlink:href="https://www.ukrinform.ua/rubric-society/3698033-u-lavri-zirvali-pecatku-i-poskodili-roleti-policia-porusila-spravu-pro-huliganstvo.html" text:style-name="Internet_20_link" text:visited-style-name="Visited_20_Internet_20_Link">
 </text:a>
 , правоохоронці розпочали кримінальне провадженняза фактом хуліганства.</text:p>
      <text:p text:style-name="P4">
Source: <text:a xlink:type="simple" xlink:href="https://www.ukrinform.ua/rubric-society/3698073-policia-perevirae-vsi-reci-aki-vivozit-upc-mp-iz-lavri-tkacenko.html" text:style-name="Internet_20_link" text:visited-style-name="Visited_20_Internet_20_Link">
https://www.ukrinform.ua/rubric-society/3698073-policia-perevirae-vsi-reci-aki-vivozit-upc-mp-iz-lavri-tkacenko.html</text:a>
</text:p>
      <!--NEWS-->
      <text:h text:style-name="P10" text:outline-level="1">
<text:span text:style-name="T4">
На трасі Одеса - Рені зіштовхнулися три вантажівки, є травмовані</text:span>
</text:h>
      <text:p text:style-name="P4">
Authors: Ukrinform (Person)</text:p>
      <text:p text:style-name="P4">
Publisher: Укринформ (Organization)</text:p>
      <text:p text:style-name="P4">
Published Time: 2023-04-19T19:07:26+03:00</text:p>
      <text:p text:style-name="P4">
Modified Time: 2023-04-19T19:07:26+03:00</text:p>
      <text:p text:style-name="P4">
Description: На трасі Одеса – Рені, між селами Старокозаче та Монаші, за участі трьох вантажівок сталася ДТП, де травми різного ступеня отримали двоє дорослих та дитина - їх доставили до лікарні. Рух транспорту ускладнений. — Укрінформ.</text:p>
      <text:p text:style-name="P4">
Images: ["<text:a xlink:type="simple" xlink:href="https://static.ukrinform.com/photos/2023_04/thumb_files/630_360_1681920173-259.jpg" text:style-name="Internet_20_link" text:visited-style-name="Visited_20_Internet_20_Link">
630_360_16819...</text:a>
", "<text:a xlink:type="simple" xlink:href="https://static.ukrinform.com/photos/2023_04/1681920172-280.jpg" text:style-name="Internet_20_link" text:visited-style-name="Visited_20_Internet_20_Link">
1681920172-28...</text:a>
", "<text:a xlink:type="simple" xlink:href="https://static.ukrinform.com/photos/2023_04/1681920172-914.jpg" text:style-name="Internet_20_link" text:visited-style-name="Visited_20_Internet_20_Link">
1681920172-91...</text:a>
"]</text:p>
      <text:p text:style-name="P4">
Tags: ['Аварія', 'ДТП', 'Одеса', 'Поранені', 'Травма', 'Вантажівка']</text:p>
      <text:p text:style-name="P4">
Type: Article</text:p>
      <!--METADATA-->
      <text:p text:style-name="P4">
<draw:frame draw:style-name="fr1" draw:name="Image240" text:anchor-type="as-char" svg:width="6.9236in" svg:height="3.956343in" draw:z-index="0">
<draw:image xlink:href="../Images/yкринформ/2023-04-19T19-07-26-03-00/630_360_1681920173-259.jpg" xlink:type="simple" xlink:show="embed" xlink:actuate="onLoad" draw:mime-type="image/jpeg"/>
</draw:frame>
 На трасіОдеса – Рені, між селами Старокозаче та Монаші, за участі трьох вантажівоксталася ДТП, де травми різного ступеня отримали двоє дорослих та дитина - їхдоставили до лікарні. Рух транспорту ускладнений.</text:p>
      <text:p text:style-name="P4">
Про це  <text:a xlink:type="simple" xlink:href="https://od.npu.gov.ua/news/do-uvahy-vodiiv-na-trasi-odesa-reni-mizh-selamy-starokozache-ta-monashi-unaslidok-dtp-uskladneno-rukh-transportu" text:style-name="Internet_20_link" text:visited-style-name="Visited_20_Internet_20_Link">
 </text:a>
в ГУНП Одеської області, передає Укрінформ.</text:p>
      <text:p text:style-name="P4">
«Зіштовхнулися три вантажні автомобілі DAF, Scania та Volvo. За попередньоюінформацією, водій першого транспортного засобу не дотримався дистанції ідопустив зіткнення з другим <text:a xlink:type="simple" xlink:href="https://www.ukrinform.ua/tag-avtomobil" text:style-name="Internet_20_link" text:visited-style-name="Visited_20_Internet_20_Link">
 </text:a>
 , якийрухався у попутному напрямку, а далі виїхав на зустрічну смугу і тамзіштовхнувся з третьою вантажівкою», - йдеться у повідомленні.</text:p>
      <text:p text:style-name="P4">
<draw:frame draw:style-name="fr1" draw:name="Image241" text:anchor-type="as-char" svg:width="6.9236in" svg:height="3.122031in" draw:z-index="0">
<draw:image xlink:href="../Images/yкринформ/2023-04-19T19-07-26-03-00/1681920172-280.jpg" xlink:type="simple" xlink:show="embed" xlink:actuate="onLoad" draw:mime-type="image/jpeg"/>
</draw:frame>
</text:p>
      <text:p text:style-name="P4">
Наразі на ділянці дороги між селами Старокозаче та Монаші патрульніполіцейські забезпечують реверсний рух транспортних засобів однією смугою.</text:p>
      <text:p text:style-name="P4">
<text:span text:style-name="T4">
Читайте також:</text:span>
 <text:a xlink:type="simple" xlink:href="https://www.ukrinform.ua/rubric-regions/3697778-na-kiivsini-stalasa-potrijna-dtp-iz-vantazivkami-dvoe-zagiblih.html" text:style-name="Internet_20_link" text:visited-style-name="Visited_20_Internet_20_Link">
 <text:span text:style-name="T4">
ДТП</text:span>
 </text:a>
</text:p>
      <text:p text:style-name="P4">
У поліції повідомили, що внаслідок аварії травми різного ступеня тяжкостіотримали пасажирки DAF – 23-річна жінка та її донька 2022 року народження, атакож 30-річний водій Volvo. Їх медики доправили до лікарні. Двоє іншихкерманичів залишилися на місці події.</text:p>
      <text:p text:style-name="P4">
<draw:frame draw:style-name="fr1" draw:name="Image242" text:anchor-type="as-char" svg:width="6.9236in" svg:height="3.89773in" draw:z-index="0">
<draw:image xlink:href="../Images/yкринформ/2023-04-19T19-07-26-03-00/1681920172-914.jpg" xlink:type="simple" xlink:show="embed" xlink:actuate="onLoad" draw:mime-type="image/jpeg"/>
</draw:frame>
</text:p>
      <text:p text:style-name="P4">
Як повідомлялося, на автошляху Київ - Харків 19 квітня сталася  <text:a xlink:type="simple" xlink:href="https://www.ukrinform.ua/rubric-regions/3697778-na-kiivsini-stalasa-potrijna-dtp-iz-vantazivkami-dvoe-zagiblih.html" text:style-name="Internet_20_link" text:visited-style-name="Visited_20_Internet_20_Link">
</text:a>
 також за участю трьохвантажівок.</text:p>
      <text:p text:style-name="P4">
Source: <text:a xlink:type="simple" xlink:href="https://www.ukrinform.ua/rubric-regions/3698076-na-trasi-odesa-reni-zistovhnulisa-tri-vantazivki-e-travmovani.html" text:style-name="Internet_20_link" text:visited-style-name="Visited_20_Internet_20_Link">
https://www.ukrinform.ua/rubric-regions/3698076-na-trasi-odesa-reni-zistovhnulisa-tri-vantazivki-e-travmovani.html</text:a>
</text:p>
      <!--NEWS-->
      <text:h text:style-name="P10" text:outline-level="1">
<text:span text:style-name="T4">
На одеському стадіоні попрощалися з фанатом «Чорноморця», який загинув під Бахмутом</text:span>
</text:h>
      <text:p text:style-name="P4">
Authors: Ukrinform (Person)</text:p>
      <text:p text:style-name="P4">
Publisher: Укринформ (Organization)</text:p>
      <text:p text:style-name="P4">
Published Time: 2023-04-19T19:18:39+03:00</text:p>
      <text:p text:style-name="P4">
Modified Time: 2023-04-19T19:18:39+03:00</text:p>
      <text:p text:style-name="P4">
Description: На стадіоні «Чорноморець» 19 квітня пройшла церемонія прощання з одеським ультрас Сергієм Федиком, який загинув, захищаючи країну під Бахмутом.  — Укрінформ.</text:p>
      <text:p text:style-name="P4">
Images: ["<text:a xlink:type="simple" xlink:href="https://static.ukrinform.com/photos/2023_04/thumb_files/630_360_1681921005-7732.jpeg" text:style-name="Internet_20_link" text:visited-style-name="Visited_20_Internet_20_Link">
630_360_16819...</text:a>
", "<text:a xlink:type="simple" xlink:href="https://static.ukrinform.com/photos/2023_04/thumb_files/630_360_1681921005-9216.jpeg" text:style-name="Internet_20_link" text:visited-style-name="Visited_20_Internet_20_Link">
630_360_16819...</text:a>
", "<text:a xlink:type="simple" xlink:href="https://static.ukrinform.com/photos/2023_04/thumb_files/630_360_1681921005-1486.jpeg" text:style-name="Internet_20_link" text:visited-style-name="Visited_20_Internet_20_Link">
630_360_16819...</text:a>
", "<text:a xlink:type="simple" xlink:href="https://static.ukrinform.com/photos/2023_04/thumb_files/630_360_1681921005-8147.jpeg" text:style-name="Internet_20_link" text:visited-style-name="Visited_20_Internet_20_Link">
630_360_16819...</text:a>
", "<text:a xlink:type="simple" xlink:href="https://static.ukrinform.com/photos/2023_04/thumb_files/630_360_1681921005-7873.jpeg" text:style-name="Internet_20_link" text:visited-style-name="Visited_20_Internet_20_Link">
630_360_16819...</text:a>
", "<text:a xlink:type="simple" xlink:href="https://static.ukrinform.com/photos/2023_04/thumb_files/630_360_1681921005-4698.jpeg" text:style-name="Internet_20_link" text:visited-style-name="Visited_20_Internet_20_Link">
630_360_16819...</text:a>
"]</text:p>
      <text:p text:style-name="P4">
Tags: ['Бахмут', 'Одеса', 'Чорноморець']</text:p>
      <text:p text:style-name="P4">
Type: Article</text:p>
      <!--METADATA-->
      <text:p text:style-name="P4">
<draw:frame draw:style-name="fr1" draw:name="Image243" text:anchor-type="as-char" svg:width="6.9236in" svg:height="3.956343in" draw:z-index="0">
<draw:image xlink:href="../Images/yкринформ/2023-04-19T19-18-39-03-00/630_360_1681921005-7732.jpeg" xlink:type="simple" xlink:show="embed" xlink:actuate="onLoad" draw:mime-type="image/jpeg"/>
</draw:frame>
 Настадіоні «Чорноморець» 19 квітня пройшла церемонія прощання з одеським ультрасСергієм Федиком, який загинув, захищаючи країну під Бахмутом.</text:p>
      <text:p text:style-name="P4">
Відео з прощання <text:a xlink:type="simple" xlink:href="https://www.facebook.com/povstanez/posts/pfbid02ShXV27to4TfJRJXCNPRp34Qn2SqkA2CGoTnuGYcomacCPfQ1eTS7NjVnnMDoTNcrl" text:style-name="Internet_20_link" text:visited-style-name="Visited_20_Internet_20_Link">
</text:a>
Богдан Осинський, передає Укрінформ.</text:p>
      <text:p text:style-name="P4">
У 2014 році Сергій Федік був активним учасником Революції Гідності на Майдані.Федик також відстоював єдність держави під час сутичок 2 травня в Одесі,зазнав поранення.</text:p>
      <text:p text:style-name="P4">
У 2016 році Сергій добровольцем став на захист України у складі батальйону«СІЧ», де служив до 2021 року. З початком повномасштабного вторгнення вінзнову взяв у руки зброю та пішов боронити рідну землю. Бився у перших лавах ускладі 28-ї окремої механізованої бригади імені Лицарів Зимового походу. Геройзагинув 25 березня під Бахмутом.</text:p>
      <text:p text:style-name="P4">
<text:span text:style-name="T4">
Читайте також:</text:span>
 <text:a xlink:type="simple" xlink:href="https://www.ukrinform.ua/rubric-regions/3697768-terakt-v-olenivci-na-kirovogradsini-poprosalisa-iz-zagiblim-azovcem-homovskim.html" text:style-name="Internet_20_link" text:visited-style-name="Visited_20_Internet_20_Link">
 <text:span text:style-name="T4">
попрощалис</text:span>
 </text:a>
</text:p>
      <text:p text:style-name="P4">
Футбольні фанати «Чорноморця» і побратими проводили бійця в останню путьвишикувавшись коридором із запаленими фаєрами.</text:p>
      <text:p text:style-name="P4">
<draw:frame draw:style-name="fr1" draw:name="Image244" text:anchor-type="as-char" svg:width="6.9236in" svg:height="3.956343in" draw:z-index="0">
<draw:image xlink:href="../Images/yкринформ/2023-04-19T19-18-39-03-00/630_360_1681921005-9216.jpeg" xlink:type="simple" xlink:show="embed" xlink:actuate="onLoad" draw:mime-type="image/jpeg"/>
</draw:frame>
 Наодеському стадіоні попрощалися з фанатом «Чорноморця», який загинув підБахмутом / Фото: Аня Бодрова, Укрінформ  <text:a xlink:type="simple" xlink:href="https://static.ukrinform.com/photos/2023_04/1681921005-9216.jpeg" text:style-name="Internet_20_link" text:visited-style-name="Visited_20_Internet_20_Link">
<draw:frame draw:style-name="fr1" draw:name="Image245" text:anchor-type="as-char" svg:width="6.9236in" svg:height="3.956343in" draw:z-index="0">
<draw:image xlink:href="../Images/yкринформ/2023-04-19T19-18-39-03-00/630_360_1681921005-9216.jpeg" xlink:type="simple" xlink:show="embed" xlink:actuate="onLoad" draw:mime-type="image/jpeg"/>
</draw:frame>
</text:a>
 <text:a xlink:type="simple" xlink:href="https://static.ukrinform.com/photos/2023_04/1681921005-1486.jpeg" text:style-name="Internet_20_link" text:visited-style-name="Visited_20_Internet_20_Link">
<draw:frame draw:style-name="fr1" draw:name="Image246" text:anchor-type="as-char" svg:width="6.9236in" svg:height="3.956343in" draw:z-index="0">
<draw:image xlink:href="../Images/yкринформ/2023-04-19T19-18-39-03-00/630_360_1681921005-1486.jpeg" xlink:type="simple" xlink:show="embed" xlink:actuate="onLoad" draw:mime-type="image/jpeg"/>
</draw:frame>
</text:a>
 <text:a xlink:type="simple" xlink:href="https://static.ukrinform.com/photos/2023_04/1681921005-7732.jpeg" text:style-name="Internet_20_link" text:visited-style-name="Visited_20_Internet_20_Link">
<draw:frame draw:style-name="fr1" draw:name="Image247" text:anchor-type="as-char" svg:width="6.9236in" svg:height="3.956343in" draw:z-index="0">
<draw:image xlink:href="../Images/yкринформ/2023-04-19T19-18-39-03-00/630_360_1681921005-7732.jpeg" xlink:type="simple" xlink:show="embed" xlink:actuate="onLoad" draw:mime-type="image/jpeg"/>
</draw:frame>
</text:a>
 <text:a xlink:type="simple" xlink:href="https://static.ukrinform.com/photos/2023_04/1681921005-8147.jpeg" text:style-name="Internet_20_link" text:visited-style-name="Visited_20_Internet_20_Link">
<draw:frame draw:style-name="fr1" draw:name="Image248" text:anchor-type="as-char" svg:width="6.9236in" svg:height="3.956343in" draw:z-index="0">
<draw:image xlink:href="../Images/yкринформ/2023-04-19T19-18-39-03-00/630_360_1681921005-8147.jpeg" xlink:type="simple" xlink:show="embed" xlink:actuate="onLoad" draw:mime-type="image/jpeg"/>
</draw:frame>
</text:a>
 <text:a xlink:type="simple" xlink:href="https://static.ukrinform.com/photos/2023_04/1681921005-7873.jpeg" text:style-name="Internet_20_link" text:visited-style-name="Visited_20_Internet_20_Link">
<draw:frame draw:style-name="fr1" draw:name="Image249" text:anchor-type="as-char" svg:width="6.9236in" svg:height="3.956343in" draw:z-index="0">
<draw:image xlink:href="../Images/yкринформ/2023-04-19T19-18-39-03-00/630_360_1681921005-7873.jpeg" xlink:type="simple" xlink:show="embed" xlink:actuate="onLoad" draw:mime-type="image/jpeg"/>
</draw:frame>
</text:a>
 <text:a xlink:type="simple" xlink:href="https://static.ukrinform.com/photos/2023_04/1681921005-4698.jpeg" text:style-name="Internet_20_link" text:visited-style-name="Visited_20_Internet_20_Link">
<draw:frame draw:style-name="fr1" draw:name="Image250" text:anchor-type="as-char" svg:width="6.9236in" svg:height="3.956343in" draw:z-index="0">
<draw:image xlink:href="../Images/yкринформ/2023-04-19T19-18-39-03-00/630_360_1681921005-4698.jpeg" xlink:type="simple" xlink:show="embed" xlink:actuate="onLoad" draw:mime-type="image/jpeg"/>
</draw:frame>
</text:a>
</text:p>
      <text:p text:style-name="P4">
Як повідомлялося, 2 квітня у Бахмуті загинув уродженець села Хутори, що біляЧеркас, володар чорного поясу із тхеквондо Андрій Воробкало.</text:p>
      <text:p text:style-name="P4">
Source: <text:a xlink:type="simple" xlink:href="https://www.ukrinform.ua/rubric-regions/3698082-na-odeskomu-stadioni-poprosalisa-z-fanatom-cornomorca-akij-zaginuv-pid-bahmutom.html" text:style-name="Internet_20_link" text:visited-style-name="Visited_20_Internet_20_Link">
https://www.ukrinform.ua/rubric-regions/3698082-na-odeskomu-stadioni-poprosalisa-z-fanatom-cornomorca-akij-zaginuv-pid-bahmutom.html</text:a>
</text:p>
      <!--NEWS-->
      <text:h text:style-name="P10" text:outline-level="1">
<text:span text:style-name="T4">
Прикордонники відбили атаку російських штурмовиків у Бахмуті</text:span>
</text:h>
      <text:p text:style-name="P4">
Authors: Ukrinform (Person)</text:p>
      <text:p text:style-name="P4">
Publisher: Укринформ (Organization)</text:p>
      <text:p text:style-name="P4">
Published Time: 2023-04-19T19:23:46+03:00</text:p>
      <text:p text:style-name="P4">
Modified Time: 2023-04-19T19:23:46+03:00</text:p>
      <text:p text:style-name="P4">
Description: Прикордонники відбили атаку російських штурмовиків у Бахмуті Донецької області, знищивши трьох загарбників. — Укрінформ.</text:p>
      <text:p text:style-name="P4">
Images: ["<text:a xlink:type="simple" xlink:href="https://static.ukrinform.com/photos/2023_03/thumb_files/630_360_1679670498-269.jpeg" text:style-name="Internet_20_link" text:visited-style-name="Visited_20_Internet_20_Link">
630_360_16796...</text:a>
"]</text:p>
      <text:p text:style-name="P4">
Tags: ['Бахмут', 'Прикордонники', 'Війна з росією']</text:p>
      <text:p text:style-name="P4">
Type: Article</text:p>
      <!--METADATA-->
      <text:p text:style-name="P4">
<draw:frame draw:style-name="fr1" draw:name="Image251" text:anchor-type="as-char" svg:width="6.9236in" svg:height="3.956343in" draw:z-index="0">
<draw:image xlink:href="../Images/yкринформ/2023-04-19T19-23-46-03-00/630_360_1679670498-269.jpeg" xlink:type="simple" xlink:show="embed" xlink:actuate="onLoad" draw:mime-type="image/jpeg"/>
</draw:frame>
Прикордонники відбили атаку російських штурмовиків у Бахмуті Донецькоїобласті, знищивши трьох загарбників.</text:p>
      <text:p text:style-name="P4">
Як передає Укрінформ, про це Державна прикордонна служба України повідомляє у<text:a xlink:type="simple" xlink:href="https://t.me/DPSUkr/10648" text:style-name="Internet_20_link" text:visited-style-name="Visited_20_Internet_20_Link">
 </text:a>
 .</text:p>
      <text:p text:style-name="P4">
“Бахмут. Атака закінчилася, як і атакувальники: 3 мертвих і 4 поранених.Штурмовики наблизилися до прикордонних позицій та намагалися їх захопити. Віднаших бійців на противника чекав позиційний бій, в якому частину окупантівзнешкоджено, а вогонь прикордонників наздоганяв тих, що вціліли”, - ідеться вповідомленні.</text:p>
      <text:p text:style-name="P4">
<text:span text:style-name="T4">
Читайте також:</text:span>
 <text:a xlink:type="simple" xlink:href="https://www.ukrinform.ua/rubric-ato/3698072-zsu-vidbili-ponad-40-atak-ta-urazili-dva-skladi-z-boepripasami-voroga.html" text:style-name="Internet_20_link" text:visited-style-name="Visited_20_Internet_20_Link">
 </text:a>
</text:p>
      <text:p text:style-name="P4">
Як повідомляв Укрінформ, на <text:a xlink:type="simple" xlink:href="https://www.ukrinform.ua/rubric-ato/3698010-zsu-strimuut-natisk-u-bahmuti-kudi-vorog-kinuv-najbilsu-kilkist-sil-sirskij.html" text:style-name="Internet_20_link" text:visited-style-name="Visited_20_Internet_20_Link">
 </text:a>
 в ніч на 19 квітня підрозділи протиповітряної оборониУкраїни знищили на додачу до живої сили й техніки російських загарбників щедва ворожі <text:a xlink:type="simple" xlink:href="https://www.ukrinform.ua/tag-bezpilotnik" text:style-name="Internet_20_link" text:visited-style-name="Visited_20_Internet_20_Link">
 </text:a>
 - ZALA й "Орлан".</text:p>
      <text:p text:style-name="P4">
<text:span text:style-name="T5">
Фото: ДПСУ</text:span>
</text:p>
      <text:p text:style-name="P4">
Source: <text:a xlink:type="simple" xlink:href="https://www.ukrinform.ua/rubric-ato/3698084-prikordonniki-vidbili-ataku-rosijskih-sturmovikiv-u-bahmuti.html" text:style-name="Internet_20_link" text:visited-style-name="Visited_20_Internet_20_Link">
https://www.ukrinform.ua/rubric-ato/3698084-prikordonniki-vidbili-ataku-rosijskih-sturmovikiv-u-bahmuti.html</text:a>
</text:p>
      <!--NEWS-->
      <text:h text:style-name="P10" text:outline-level="1">
<text:span text:style-name="T4">
Бій Усик-Ф’юрі може відбутись у грудні</text:span>
</text:h>
      <text:p text:style-name="P4">
Authors: Ukrinform (Person)</text:p>
      <text:p text:style-name="P4">
Publisher: Укринформ (Organization)</text:p>
      <text:p text:style-name="P4">
Published Time: 2023-04-19T19:28:22+03:00</text:p>
      <text:p text:style-name="P4">
Modified Time: 2023-04-19T19:28:22+03:00</text:p>
      <text:p text:style-name="P4">
Description: У цьому ж вечорі боксу боксуватимуть Джошуа та Вайлдер. — Укрінформ.</text:p>
      <text:p text:style-name="P4">
Images: ["<text:a xlink:type="simple" xlink:href="https://static.ukrinform.com/photos/2023_04/thumb_files/630_360_1681921602-722.png" text:style-name="Internet_20_link" text:visited-style-name="Visited_20_Internet_20_Link">
630_360_16819...</text:a>
"]</text:p>
      <text:p text:style-name="P4">
Tags: ['Бокс', 'Усик']</text:p>
      <text:p text:style-name="P4">
Type: Article</text:p>
      <!--METADATA-->
      <text:p text:style-name="P4">
<draw:frame draw:style-name="fr1" draw:name="Image252" text:anchor-type="as-char" svg:width="6.9236in" svg:height="3.956343in" draw:z-index="0">
<draw:image xlink:href="../Images/yкринформ/2023-04-19T19-28-22-03-00/630_360_1681921602-722.png" xlink:type="simple" xlink:show="embed" xlink:actuate="onLoad" draw:mime-type="image/png"/>
</draw:frame>
 У цьому жвечорі боксу боксуватимуть Джошуа та Вайлдер.</text:p>
      <text:p text:style-name="P4">
Саудівська компанія Skill Challenge Entertainment веде перемовини зпредставниками Олександра Усика, Тайсона Ф'юрі, Ентоні Джошуа та ДеонтеяВайлдера щодо поєдинків за участі боксерів на одному вечорі боксу, про це <text:a xlink:type="simple" xlink:href="https://www.youtube.com/watch" text:style-name="Internet_20_link" text:visited-style-name="Visited_20_Internet_20_Link">
</text:a>
 представник компанії АмерАбдалла, передає Укрінформ.</text:p>
      <text:p text:style-name="P4">
Сам вечір боксу планується провести у грудні, але наразі ніяких конкретнихдомовленостей або дат немає, тільки консультації.</text:p>
      <text:p text:style-name="P4">
Загалом планується організувати близько 4-5 великих поєдинків, і двома з нихбудуть Усик - Ф'юрі та Джошуа - Вайлдер.</text:p>
      <text:p text:style-name="P4">
<text:span text:style-name="T4">
Читайте також:</text:span>
 <text:a xlink:type="simple" xlink:href="https://www.ukrinform.ua/rubric-sports/3693359-usik-ocolue-rejting-zurnalu-the-ring-nezalezno-vid-vagovoi-kategorii.html" text:style-name="Internet_20_link" text:visited-style-name="Visited_20_Internet_20_Link">
 <text:span text:style-name="T4">
Усик</text:span>
 </text:a>
</text:p>
      <text:p text:style-name="P4">
Як повідомляв Укрінформ, чемпіон WBA, WBO, IBO і IBF в суперважкій вазіОлександр Усик очолює рейтинг авторитетного журналу The Ring незалежно відвагової категорії</text:p>
      <text:p text:style-name="P4">
Фото: Getty Image</text:p>
      <text:p text:style-name="P4">
Source: <text:a xlink:type="simple" xlink:href="https://www.ukrinform.ua/rubric-sports/3698087-bij-usikfuri-moze-vidbutis-u-grudni.html" text:style-name="Internet_20_link" text:visited-style-name="Visited_20_Internet_20_Link">
https://www.ukrinform.ua/rubric-sports/3698087-bij-usikfuri-moze-vidbutis-u-grudni.html</text:a>
</text:p>
      <!--NEWS-->
      <text:h text:style-name="P10" text:outline-level="1">
<text:span text:style-name="T4">
Німеччина надасть Україні ще €112 мільйонів на житло для переселенців</text:span>
</text:h>
      <text:p text:style-name="P4">
Authors: Ukrinform (Person)</text:p>
      <text:p text:style-name="P4">
Publisher: Укринформ (Organization)</text:p>
      <text:p text:style-name="P4">
Published Time: 2023-04-19T19:30:00+03:00</text:p>
      <text:p text:style-name="P4">
Modified Time: 2023-04-19T19:30:00+03:00</text:p>
      <text:p text:style-name="P4">
Description: Німеччина виділить додатково 112 млн євро для надання допомоги внутрішньо переміщеним особам в Україні, зокрема забезпечення їх житлом. — Укрінформ.</text:p>
      <text:p text:style-name="P4">
Images: ["<text:a xlink:type="simple" xlink:href="https://static.ukrinform.com/photos/2022_02/thumb_files/630_360_1645403995-536.jpg" text:style-name="Internet_20_link" text:visited-style-name="Visited_20_Internet_20_Link">
630_360_16454...</text:a>
"]</text:p>
      <text:p text:style-name="P4">
Tags: None</text:p>
      <text:p text:style-name="P4">
Type: Article</text:p>
      <!--METADATA-->
      <text:p text:style-name="P4">
<draw:frame draw:style-name="fr1" draw:name="Image253" text:anchor-type="as-char" svg:width="6.9236in" svg:height="3.956343in" draw:z-index="0">
<draw:image xlink:href="../Images/yкринформ/2023-04-19T19-30-00-03-00/630_360_1645403995-536.jpg" xlink:type="simple" xlink:show="embed" xlink:actuate="onLoad" draw:mime-type="image/jpeg"/>
</draw:frame>
 Німеччинавиділить додатково 112 млн євро для надання допомоги внутрішньо переміщенимособам в Україні, зокрема забезпечення їх житлом.</text:p>
      <text:p text:style-name="P4">
Про це заявив державний секретар Міністерства економічного співробітництва тарозвитку Німеччини Йохен Фласбарт на брифінгу в Києві, повідомляє кореспондентУкрінформу.</text:p>
      <text:p text:style-name="P4">
"Під час візиту до України я сьогодні також заявив про те, що Німеччинавиділить додатково 112 млн євро в цьому році для надання допомоги внутрішньо <text:a xlink:type="simple" xlink:href="https://www.ukrinform.ua/tag-pereselenci" text:style-name="Internet_20_link" text:visited-style-name="Visited_20_Internet_20_Link">
</text:a>
 , зокрема на забезпечення їхжитлом та надання інших послуг", - сказав Фласбарт.</text:p>
      <text:p text:style-name="P4">
Він також поінформував, що під час зустрічей з українськими посадовцями тапредставниками громадянського суспільства отримав чітке уявлення про нинішнюситуацію в Україні, відвідав Ірпінь, Бородянку і зустрівся з мером Києва.</text:p>
      <text:p text:style-name="P4">
<text:span text:style-name="T4">
Читайте також:</text:span>
 <text:a xlink:type="simple" xlink:href="https://www.ukrinform.ua/rubric-ato/3698038-ukraina-otrimala-z-nimeccini-drugij-kompleks-ppo-irist-zmi.html" text:style-name="Internet_20_link" text:visited-style-name="Visited_20_Internet_20_Link">
 <text:span text:style-name="T4">
Німеччини</text:span>
 </text:a>
</text:p>
      <text:p text:style-name="P4">
"Ми провели аналіз потреб для відбудови України, ознайомилися з пріоритетами,які ставить перед собою український уряд та суспільство, розглянули, в чомуполягають найнагальніші потреби України. Ми тепер будемо це обговорювати ізсвоїми партнерами і ухвалювати відповідні рішення", - зазначив Фласбарт.</text:p>
      <text:p text:style-name="P4">
Як повідомлялося, державний секретар Міністерства економічного співробітництвата розвитку Німеччини Йохен Фласбарт 18 квітня прибув до Києва з дводеннимвізитом.</text:p>
      <text:p text:style-name="P4">
Source: <text:a xlink:type="simple" xlink:href="https://www.ukrinform.ua/rubric-society/3698090-nimeccina-nadast-ukraini-se-112-miljoniv-na-zitlo-dla-pereselenciv.html" text:style-name="Internet_20_link" text:visited-style-name="Visited_20_Internet_20_Link">
https://www.ukrinform.ua/rubric-society/3698090-nimeccina-nadast-ukraini-se-112-miljoniv-na-zitlo-dla-pereselenciv.html</text:a>
</text:p>
      <!--NEWS-->
      <text:h text:style-name="P10" text:outline-level="1">
<text:span text:style-name="T4">
Українські підприємці просять уряд заборонити імпорт молочної продукції з Польщі</text:span>
</text:h>
      <text:p text:style-name="P4">
Authors: Ukrinform (Person)</text:p>
      <text:p text:style-name="P4">
Publisher: Укринформ (Organization)</text:p>
      <text:p text:style-name="P4">
Published Time: 2023-04-19T19:38:00+03:00</text:p>
      <text:p text:style-name="P4">
Modified Time: 2023-04-19T19:38:00+03:00</text:p>
      <text:p text:style-name="P4">
Description: Спілка молочних підприємств України звертається до українського уряду з вимогою заборонити імпорт молочної продукції з Польщі. — Укрінформ.</text:p>
      <text:p text:style-name="P4">
Images: ["<text:a xlink:type="simple" xlink:href="https://static.ukrinform.com/photos/2018_01/thumb_files/630_360_1515838759-3616.jpg" text:style-name="Internet_20_link" text:visited-style-name="Visited_20_Internet_20_Link">
630_360_15158...</text:a>
"]</text:p>
      <text:p text:style-name="P4">
Tags: ['Імпорт', 'Польща', 'Україна', 'Заборона', 'Молоко']</text:p>
      <text:p text:style-name="P4">
Type: Article</text:p>
      <!--METADATA-->
      <text:p text:style-name="P4">
<draw:frame draw:style-name="fr1" draw:name="Image254" text:anchor-type="as-char" svg:width="6.9236in" svg:height="3.956343in" draw:z-index="0">
<draw:image xlink:href="../Images/yкринформ/2023-04-19T19-38-00-03-00/630_360_1515838759-3616.jpg" xlink:type="simple" xlink:show="embed" xlink:actuate="onLoad" draw:mime-type="image/jpeg"/>
</draw:frame>
 Спілкамолочних підприємств України звертається до українського уряду з вимогоюзаборонити імпорт молочної продукції з Польщі.</text:p>
      <text:p text:style-name="P4">
Як передає Укрінформ, про це повідомляє <text:a xlink:type="simple" xlink:href="https://uadairy.com/smpu-vymagaye-vid-uryadu-ukrayiny-vvesty-zaboronu-importu-molochnoyi-produkcziyi-z-polshhi/" text:style-name="Internet_20_link" text:visited-style-name="Visited_20_Internet_20_Link">
 </text:a>
</text:p>
      <text:p text:style-name="P4">
"Ми вимагаємо від нашого уряду захистити вітчизняну молочну галузь введеннямдзеркальних заходів: заборонити імпорт польської молочної продукції в Українуна період заборони ввезення українських молокопродуктів до Польщі", - йдетьсяу повідомленні.</text:p>
      <text:p text:style-name="P4">
Зазначається, що спілка незадоволена результатом переговорів між Україною таПольщею, під час яких був розблокований транзит української агропродукціїчерез польську територію.</text:p>
      <text:p text:style-name="P4">
<text:span text:style-name="T4">
Читайте також:</text:span>
 <text:a xlink:type="simple" xlink:href="https://www.ukrinform.ua/rubric-economy/3698058-agrarii-zaklikali-evrosouz-ne-obmezuvati-vilnij-ruh-prodovolstva-z-ukraini.html" text:style-name="Internet_20_link" text:visited-style-name="Visited_20_Internet_20_Link">
 </text:a>
</text:p>
      <text:p text:style-name="P4">
Представники молочного бізнесу наголошують, що ухвалені на цих переговорахрішення не змінюють ситуації із забороною молочного експорту і тим самимставлять під удар вітчизняну молочну галузь.</text:p>
      <text:p text:style-name="P4">
Спілка нагадує, що рішення про обмеження торгівлі може приймати тількиЄврокомісія. Українські молочні підприємства розраховують на підтримку урядуУкраїни і європейських колег, які можуть повернути торговельні відносини нашихкраїн у поле європейського законодавства.</text:p>
      <text:p text:style-name="P4">
<text:span text:style-name="T4">
Читайте також:</text:span>
 <text:a xlink:type="simple" xlink:href="https://www.ukrinform.ua/rubric-economy/3697901-evrokomisia-proponue-zahodi-dla-zahistu-rinku-es-vid-nadmirnogo-importu-prodovolstva-z-ukraini.html" text:style-name="Internet_20_link" text:visited-style-name="Visited_20_Internet_20_Link">
 </text:a>
</text:p>
      <text:p text:style-name="P4">
<text:a xlink:type="simple" xlink:href="https://uadairy.com/polski-pererobnyky-moloka-sturbovani-zakryttyam-svogo-rynku-dlya-eksportu-ukrayinskoyi-molochnoyi-produkcziyi/" text:style-name="Internet_20_link" text:visited-style-name="Visited_20_Internet_20_Link">
 </text:a>
 що, за данимипольської Асоціації переробників молока, у січні - березні 2023 року Українапоставила до Польщі 1 т неконцентрованих молока і вершків без додавання цукру,60 т вершкового масла або інших молочних жирів та 710 т сухого молока.</text:p>
      <text:p text:style-name="P4">
За той самий період <text:a xlink:type="simple" xlink:href="https://www.ukrinform.ua/tag-polsa" text:style-name="Internet_20_link" text:visited-style-name="Visited_20_Internet_20_Link">
 </text:a>
 експортувала вУкраїну 2213 т сиру, 1080 т молочної сироватки та 1312 т ферментованихпродуктів.</text:p>
      <text:p text:style-name="P4">
Як повідомляв Укрінформ, Україна та Польща домовились про відновлення транзитуукраїнської агропродукції через польську територію з 21 квітня 2023 року.Водночас, Польща залишила в силі заборону на імпорт української агропродукції,у тому числі зернових, олійних та молочних продуктів. Заборона була введена 15квітня 2023 року.</text:p>
      <text:p text:style-name="P4">
Source: <text:a xlink:type="simple" xlink:href="https://www.ukrinform.ua/rubric-economy/3698099-ukrainski-pidpriemci-prosat-urad-zaboroniti-import-molocnoi-produkcii-z-polsi.html" text:style-name="Internet_20_link" text:visited-style-name="Visited_20_Internet_20_Link">
https://www.ukrinform.ua/rubric-economy/3698099-ukrainski-pidpriemci-prosat-urad-zaboroniti-import-molocnoi-produkcii-z-polsi.html</text:a>
</text:p>
      <!--NEWS-->
      <text:h text:style-name="P10" text:outline-level="1">
<text:span text:style-name="T4">
На Донеччині відкрили фотовиставку, присвячену знищеному росіянами Соледару</text:span>
</text:h>
      <text:p text:style-name="P4">
Authors: Ukrinform (Person)</text:p>
      <text:p text:style-name="P4">
Publisher: Укринформ (Organization)</text:p>
      <text:p text:style-name="P4">
Published Time: 2023-04-19T19:38:32+03:00</text:p>
      <text:p text:style-name="P4">
Modified Time: 2023-04-19T19:38:32+03:00</text:p>
      <text:p text:style-name="P4">
Description: На Донеччині у Покровську відкрили фотовиставку, присвячену майже знищеному російськими загарбниками Соледару.  — Укрінформ.</text:p>
      <text:p text:style-name="P4">
Images: ["<text:a xlink:type="simple" xlink:href="https://static.ukrinform.com/photos/2023_04/thumb_files/630_360_1681922139-2039.jpeg" text:style-name="Internet_20_link" text:visited-style-name="Visited_20_Internet_20_Link">
630_360_16819...</text:a>
", "<text:a xlink:type="simple" xlink:href="https://static.ukrinform.com/photos/2023_04/thumb_files/630_360_1681922139-4665.jpeg" text:style-name="Internet_20_link" text:visited-style-name="Visited_20_Internet_20_Link">
630_360_16819...</text:a>
", "<text:a xlink:type="simple" xlink:href="https://static.ukrinform.com/photos/2023_04/thumb_files/630_360_1681922139-7551.jpeg" text:style-name="Internet_20_link" text:visited-style-name="Visited_20_Internet_20_Link">
630_360_16819...</text:a>
", "<text:a xlink:type="simple" xlink:href="https://static.ukrinform.com/photos/2023_04/thumb_files/630_360_1681922139-1815.jpeg" text:style-name="Internet_20_link" text:visited-style-name="Visited_20_Internet_20_Link">
630_360_16819...</text:a>
", "<text:a xlink:type="simple" xlink:href="https://static.ukrinform.com/photos/2023_04/thumb_files/630_360_1681922139-2230.jpeg" text:style-name="Internet_20_link" text:visited-style-name="Visited_20_Internet_20_Link">
630_360_16819...</text:a>
", "<text:a xlink:type="simple" xlink:href="https://static.ukrinform.com/photos/2023_04/thumb_files/630_360_1681922139-9152.jpeg" text:style-name="Internet_20_link" text:visited-style-name="Visited_20_Internet_20_Link">
630_360_16819...</text:a>
", "<text:a xlink:type="simple" xlink:href="https://static.ukrinform.com/photos/2023_04/thumb_files/630_360_1681922139-3992.jpeg" text:style-name="Internet_20_link" text:visited-style-name="Visited_20_Internet_20_Link">
630_360_16819...</text:a>
", "<text:a xlink:type="simple" xlink:href="https://static.ukrinform.com/photos/2023_04/thumb_files/630_360_1681922139-2427.jpeg" text:style-name="Internet_20_link" text:visited-style-name="Visited_20_Internet_20_Link">
630_360_16819...</text:a>
"]</text:p>
      <text:p text:style-name="P4">
Tags: ['Донеччина', 'Фотовиставка', 'Війна з росією']</text:p>
      <text:p text:style-name="P4">
Type: Article</text:p>
      <!--METADATA-->
      <text:p text:style-name="P4">
<draw:frame draw:style-name="fr1" draw:name="Image255" text:anchor-type="as-char" svg:width="6.9236in" svg:height="3.956343in" draw:z-index="0">
<draw:image xlink:href="../Images/yкринформ/2023-04-19T19-38-32-03-00/630_360_1681922139-2039.jpeg" xlink:type="simple" xlink:show="embed" xlink:actuate="onLoad" draw:mime-type="image/jpeg"/>
</draw:frame>
 НаДонеччині у Покровську відкрили фотовиставку, присвячену майже знищеномуросійськими загарбниками Соледару.</text:p>
      <text:p text:style-name="P4">
Як передає Укрінформ, про це повідомляє <text:a xlink:type="simple" xlink:href="https://dn.gov.ua/news/vidkrito-fotovistavku-prisvyachenu-soledaru" text:style-name="Internet_20_link" text:visited-style-name="Visited_20_Internet_20_Link">
 </text:a>
 .</text:p>
      <text:p text:style-name="P4">
«Фотовиставку, присвячену Соледару, відкрили сьогодні у Покровську. Навиставці представлені роботи наших земляків - фотохудожника ОлександраПархоменка та пресофіцерки 93-ї Окремої механізованої бригади ІриниРибакової», - йдеться у повідомленні.</text:p>
      <text:p text:style-name="P4">
Зазначається, що в їхніх роботах - місто Соледар, яке воно було до початкуповномасштабного вторгнення, також російська збройна агресія, з усіма їїмоторошними наслідками і Збройні сили України – відважні та професійні.</text:p>
      <text:p text:style-name="P4">
<draw:frame draw:style-name="fr1" draw:name="Image256" text:anchor-type="as-char" svg:width="6.9236in" svg:height="3.956343in" draw:z-index="0">
<draw:image xlink:href="../Images/yкринформ/2023-04-19T19-38-32-03-00/630_360_1681922139-4665.jpeg" xlink:type="simple" xlink:show="embed" xlink:actuate="onLoad" draw:mime-type="image/jpeg"/>
</draw:frame>
 НаДонеччині відкрили фотовиставку, присвячену знищеному росіянами Соледару /Фото: Донецька ОДА  <text:a xlink:type="simple" xlink:href="https://static.ukrinform.com/photos/2023_04/1681922139-4665.jpeg" text:style-name="Internet_20_link" text:visited-style-name="Visited_20_Internet_20_Link">
<draw:frame draw:style-name="fr1" draw:name="Image257" text:anchor-type="as-char" svg:width="6.9236in" svg:height="3.956343in" draw:z-index="0">
<draw:image xlink:href="../Images/yкринформ/2023-04-19T19-38-32-03-00/630_360_1681922139-4665.jpeg" xlink:type="simple" xlink:show="embed" xlink:actuate="onLoad" draw:mime-type="image/jpeg"/>
</draw:frame>
</text:a>
 <text:a xlink:type="simple" xlink:href="https://static.ukrinform.com/photos/2023_04/1681922139-7551.jpeg" text:style-name="Internet_20_link" text:visited-style-name="Visited_20_Internet_20_Link">
<draw:frame draw:style-name="fr1" draw:name="Image258" text:anchor-type="as-char" svg:width="6.9236in" svg:height="3.956343in" draw:z-index="0">
<draw:image xlink:href="../Images/yкринформ/2023-04-19T19-38-32-03-00/630_360_1681922139-7551.jpeg" xlink:type="simple" xlink:show="embed" xlink:actuate="onLoad" draw:mime-type="image/jpeg"/>
</draw:frame>
</text:a>
 <text:a xlink:type="simple" xlink:href="https://static.ukrinform.com/photos/2023_04/1681922139-2039.jpeg" text:style-name="Internet_20_link" text:visited-style-name="Visited_20_Internet_20_Link">
<draw:frame draw:style-name="fr1" draw:name="Image259" text:anchor-type="as-char" svg:width="6.9236in" svg:height="3.956343in" draw:z-index="0">
<draw:image xlink:href="../Images/yкринформ/2023-04-19T19-38-32-03-00/630_360_1681922139-2039.jpeg" xlink:type="simple" xlink:show="embed" xlink:actuate="onLoad" draw:mime-type="image/jpeg"/>
</draw:frame>
</text:a>
 <text:a xlink:type="simple" xlink:href="https://static.ukrinform.com/photos/2023_04/1681922139-1815.jpeg" text:style-name="Internet_20_link" text:visited-style-name="Visited_20_Internet_20_Link">
<draw:frame draw:style-name="fr1" draw:name="Image260" text:anchor-type="as-char" svg:width="6.9236in" svg:height="3.956343in" draw:z-index="0">
<draw:image xlink:href="../Images/yкринформ/2023-04-19T19-38-32-03-00/630_360_1681922139-1815.jpeg" xlink:type="simple" xlink:show="embed" xlink:actuate="onLoad" draw:mime-type="image/jpeg"/>
</draw:frame>
</text:a>
 <text:a xlink:type="simple" xlink:href="https://static.ukrinform.com/photos/2023_04/1681922139-2230.jpeg" text:style-name="Internet_20_link" text:visited-style-name="Visited_20_Internet_20_Link">
<draw:frame draw:style-name="fr1" draw:name="Image261" text:anchor-type="as-char" svg:width="6.9236in" svg:height="3.956343in" draw:z-index="0">
<draw:image xlink:href="../Images/yкринформ/2023-04-19T19-38-32-03-00/630_360_1681922139-2230.jpeg" xlink:type="simple" xlink:show="embed" xlink:actuate="onLoad" draw:mime-type="image/jpeg"/>
</draw:frame>
</text:a>
 <text:a xlink:type="simple" xlink:href="https://static.ukrinform.com/photos/2023_04/1681922139-9152.jpeg" text:style-name="Internet_20_link" text:visited-style-name="Visited_20_Internet_20_Link">
<draw:frame draw:style-name="fr1" draw:name="Image262" text:anchor-type="as-char" svg:width="6.9236in" svg:height="3.956343in" draw:z-index="0">
<draw:image xlink:href="../Images/yкринформ/2023-04-19T19-38-32-03-00/630_360_1681922139-9152.jpeg" xlink:type="simple" xlink:show="embed" xlink:actuate="onLoad" draw:mime-type="image/jpeg"/>
</draw:frame>
</text:a>
 <text:a xlink:type="simple" xlink:href="https://static.ukrinform.com/photos/2023_04/1681922139-3992.jpeg" text:style-name="Internet_20_link" text:visited-style-name="Visited_20_Internet_20_Link">
<draw:frame draw:style-name="fr1" draw:name="Image263" text:anchor-type="as-char" svg:width="6.9236in" svg:height="3.956343in" draw:z-index="0">
<draw:image xlink:href="../Images/yкринформ/2023-04-19T19-38-32-03-00/630_360_1681922139-3992.jpeg" xlink:type="simple" xlink:show="embed" xlink:actuate="onLoad" draw:mime-type="image/jpeg"/>
</draw:frame>
</text:a>
 <text:a xlink:type="simple" xlink:href="https://static.ukrinform.com/photos/2023_04/1681922139-2427.jpeg" text:style-name="Internet_20_link" text:visited-style-name="Visited_20_Internet_20_Link">
<draw:frame draw:style-name="fr1" draw:name="Image264" text:anchor-type="as-char" svg:width="6.9236in" svg:height="3.956343in" draw:z-index="0">
<draw:image xlink:href="../Images/yкринформ/2023-04-19T19-38-32-03-00/630_360_1681922139-2427.jpeg" xlink:type="simple" xlink:show="embed" xlink:actuate="onLoad" draw:mime-type="image/jpeg"/>
</draw:frame>
</text:a>
</text:p>
      <text:p text:style-name="P4">
<text:span text:style-name="T4">
Читайте також:</text:span>
 <text:a xlink:type="simple" xlink:href="https://www.ukrinform.ua/rubric-culture/3697111-u-kievi-vidkriut-fotovistavku-pro-istoricnu-spadsinu-mariupola-znisenu-rf.html" text:style-name="Internet_20_link" text:visited-style-name="Visited_20_Internet_20_Link">
 <text:span text:style-name="T4">
фотовистав</text:span>
 </text:a>
</text:p>
      <text:p text:style-name="P4">
Начальник Донецької обласної військової адміністрації Павло Кириленко,відкриваючи виставку, підкреслив, що Соледар - місто солі, місто сили, і понадстоліття тутешні соляні шахти були не тільки місцем видобутку, але йтуристичною принадою. Це містечко розвивалося, незважаючи навіть на близькістьлінії фронту в останні 9 років, але в підсумку було знищене російськимизагарбниками, для яких українська земля – лише полігон для воєнних злочинів.</text:p>
      <text:p text:style-name="P4">
«Кожен кадр на виставці – це не тільки уривок із життя прифронтового міста,але й документальне підтвердження російських безчинств, які рано чи пізнобудуть покарані. Дякую всім захисникам України, які боронять нас від навали зісходу, і дякую митцям, які зберігають моменти війни для історії», - наголосивКириленко.</text:p>
      <text:p text:style-name="P4">
Як повідомлялося, у боях за Соледар рф втратила більше військових, ніж у двохвійнах у Чечні.</text:p>
      <text:p text:style-name="P4">
Source: <text:a xlink:type="simple" xlink:href="https://www.ukrinform.ua/rubric-regions/3698093-na-doneccini-vidkrili-fotovistavku-prisvacenu-znisenomu-rosianami-soledaru.html" text:style-name="Internet_20_link" text:visited-style-name="Visited_20_Internet_20_Link">
https://www.ukrinform.ua/rubric-regions/3698093-na-doneccini-vidkrili-fotovistavku-prisvacenu-znisenomu-rosianami-soledaru.html</text:a>
</text:p>
      <!--NEWS-->
      <text:h text:style-name="P10" text:outline-level="1">
<text:span text:style-name="T4">
Костін у Конгресі США: Ми маємо докази фінансування катівень в Україні спецслужбами росії</text:span>
</text:h>
      <text:p text:style-name="P4">
Authors: Ukrinform (Person)</text:p>
      <text:p text:style-name="P4">
Publisher: Укринформ (Organization)</text:p>
      <text:p text:style-name="P4">
Published Time: 2023-04-19T19:43:00+03:00</text:p>
      <text:p text:style-name="P4">
Modified Time: 2023-04-19T19:43:00+03:00</text:p>
      <text:p text:style-name="P4">
Description: Офіс генерального прокурора України отримав докази, які вказують на пряму причетність російських спецслужб до створення окупаційними силами камер тортур на українській території та вчинення масових катувань людей. — Укрінформ.</text:p>
      <text:p text:style-name="P4">
Images: ["<text:a xlink:type="simple" xlink:href="https://static.ukrinform.com/photos/2022_08/thumb_files/630_360_1659550516-968.jpg" text:style-name="Internet_20_link" text:visited-style-name="Visited_20_Internet_20_Link">
630_360_16595...</text:a>
"]</text:p>
      <text:p text:style-name="P4">
Tags: ['Прокуратура', 'Конгрес США', 'Андрій Костін', 'Війна з росією']</text:p>
      <text:p text:style-name="P4">
Type: Article</text:p>
      <!--METADATA-->
      <text:p text:style-name="P4">
<draw:frame draw:style-name="fr1" draw:name="Image265" text:anchor-type="as-char" svg:width="6.9236in" svg:height="3.956343in" draw:z-index="0">
<draw:image xlink:href="../Images/yкринформ/2023-04-19T19-43-00-03-00/630_360_1659550516-968.jpg" xlink:type="simple" xlink:show="embed" xlink:actuate="onLoad" draw:mime-type="image/jpeg"/>
</draw:frame>
 Офісгенерального прокурора України отримав докази, які вказують на прямупричетність російських спецслужб до створення окупаційними силами камер тортурна українській території та вчинення масових катувань людей.</text:p>
      <text:p text:style-name="P4">
Про це заявив у середу під час слухань у Конгресі США генеральний прокурорУкраїни Андрій Костін, передає власний кореспондент Укрінформу.</text:p>
      <text:p text:style-name="P4">
«У процесі розслідування ми виявили докази фінансових транзакцій, які свідчатьпро прямий зв'язок між камерами тортур і російськими спецслужбами. Це –яскрава ознака того, що політика катувань є частиною злочинного плану москвищодо підкорення українців», - зауважив генпрокурор України.</text:p>
      <text:p text:style-name="P4">
Він поінформував конгресменів, що українські слідчі лише в Херсоні та областівиявили близько 20 таких катівень, а свідчення про те, що там чинили росіяни,надали понад тисяча людей, які пройшли через це.</text:p>
      <text:p text:style-name="P4">
<text:span text:style-name="T4">
Читайте також:</text:span>
 <text:a xlink:type="simple" xlink:href="https://www.ukrinform.ua/rubric-ato/3683904-rosiani-zbilsuut-kilkist-kativen-na-zahoplenih-teritoriah.html" text:style-name="Internet_20_link" text:visited-style-name="Visited_20_Internet_20_Link">
 <text:span text:style-name="T4">
росіяни</text:span>
 <text:span text:style-name="T4">
збільшують</text:span>
 <text:span text:style-name="T4">
кількість</text:span>
 <text:span text:style-name="T4">
катівень</text:span>
<text:span text:style-name="T4">
захоплених</text:span>
 <text:span text:style-name="T4">
територіях</text:span>
 </text:a>
</text:p>
      <text:p text:style-name="P4">
«Люди, які вижили, розповідають, що російські військові піддавали їх різнимформам жорстокого поводження, в тому числі побиття палицями та гумовимидубинками, використання електрошокерів, імітації утоплення, роздягання догола,погроз убити чи покалічити тощо», - зазначив генпрокурор.</text:p>
      <text:p text:style-name="P4">
Він продовжив, що, за словами свідків, їх змушували вигукувати проросійськігасла та слухати російський гімн. Вночі вони чули крики інших, над якимизнущалися росіяни.</text:p>
      <text:p text:style-name="P4">
Крім того, системним та поширеним злочином стали насильницькі зникнення – навсіх тимчасово окупованих територіях України.</text:p>
      <text:p text:style-name="P4">
Крім того за його словами, станом на сьогодні Генеральна прокуратура Українивже зареєструвала близько 80 тисяч воєнних злочинів, скоєних російськимивійськами та їхніми «проксі», і ця кількість стрімко зростає, особливо післязвільнення тимчасово окупованих територій.</text:p>
      <text:p text:style-name="P4">
<text:span text:style-name="T4">
Читайте також:</text:span>
 <text:a xlink:type="simple" xlink:href="https://www.ukrinform.ua/rubric-ato/3685064-ce-cekae-vsih-zradnikiv-usov-pro-likvidaciu-organizatora-kativen-na-hersonsini.html" text:style-name="Internet_20_link" text:visited-style-name="Visited_20_Internet_20_Link">
 <text:span text:style-name="T4">
катівен</text:span>
 </text:a>
</text:p>
      <text:p text:style-name="P4">
Особливих масштабах така картина відкривається після деокупації українськихтериторій.</text:p>
      <text:p text:style-name="P4">
«Наприклад, коли українські військові звільнили Херсон у листопаді 2022 року,там було виявлено таку саму схему варварських злочинів, як у Бучі та іншихмістах Київської області, в Сумах, Чернігові та Ізюмі»,- зазначив генпрокурор.</text:p>
      <text:p text:style-name="P4">
За його словами, на сьогодні лише в Херсоні та області відкрито понад 13 тисячкримінальних справ щодо злочинів, скоєних російськими військами. Він зауважив,що росіяни систематично застосовували тортури та зґвалтування, а також чинилимасові <text:a xlink:type="simple" xlink:href="https://www.ukrinform.ua/tag-strata" text:style-name="Internet_20_link" text:visited-style-name="Visited_20_Internet_20_Link">
 </text:a>
 , після чого по всій країністали з’являтися місця масових поховань.</text:p>
      <text:p text:style-name="P4">
«Ці дії не мають нічого спільного з веденням війни за нормами міжнародногогуманітарного права. Їхня мета – посіяти страх і жах»,- наголосив Костін.</text:p>
      <text:p text:style-name="P4">
Як повідомлялося, на базі Офісу Генпрокурора працює Task Force Ukraine.Українська та американська Task Force підтримують постійний зв’язок та спільнопрацюють над питанням конфіскації російських злочинних активів.</text:p>
      <text:p text:style-name="P4">
Source: <text:a xlink:type="simple" xlink:href="https://www.ukrinform.ua/rubric-ato/3698096-kostin-u-kongresi-ssa-mi-maemo-dokazi-finansuvanna-kativen-v-ukraini-specsluzbami-rosii.html" text:style-name="Internet_20_link" text:visited-style-name="Visited_20_Internet_20_Link">
https://www.ukrinform.ua/rubric-ato/3698096-kostin-u-kongresi-ssa-mi-maemo-dokazi-finansuvanna-kativen-v-ukraini-specsluzbami-rosii.html</text:a>
</text:p>
      <!--NEWS-->
      <text:h text:style-name="P10" text:outline-level="1">
<text:span text:style-name="T4">
Штати готуються оголосити новий пакет військової допомоги Україні – Білий дім</text:span>
</text:h>
      <text:p text:style-name="P4">
Authors: Ukrinform (Person)</text:p>
      <text:p text:style-name="P4">
Publisher: Укринформ (Organization)</text:p>
      <text:p text:style-name="P4">
Published Time: 2023-04-19T19:45:00+03:00</text:p>
      <text:p text:style-name="P4">
Modified Time: 2023-04-19T19:45:00+03:00</text:p>
      <text:p text:style-name="P4">
Description: Адміністрація президента США Джо Байдена підготувала новий пакет військової допомоги для України і планує оголосити його в середу, 19 квітня. — Укрінформ.</text:p>
      <text:p text:style-name="P4">
Images: ["<text:a xlink:type="simple" xlink:href="https://static.ukrinform.com/photos/2023_02/thumb_files/630_360_1676889540-944.jpg" text:style-name="Internet_20_link" text:visited-style-name="Visited_20_Internet_20_Link">
630_360_16768...</text:a>
"]</text:p>
      <text:p text:style-name="P4">
Tags: ['США', 'Україна', 'Війна з росією']</text:p>
      <text:p text:style-name="P4">
Type: Article</text:p>
      <!--METADATA-->
      <text:p text:style-name="P4">
<draw:frame draw:style-name="fr1" draw:name="Image266" text:anchor-type="as-char" svg:width="6.9236in" svg:height="3.956343in" draw:z-index="0">
<draw:image xlink:href="../Images/yкринформ/2023-04-19T19-45-00-03-00/630_360_1676889540-944.jpg" xlink:type="simple" xlink:show="embed" xlink:actuate="onLoad" draw:mime-type="image/jpeg"/>
</draw:frame>
Адміністрація президента США Джо Байдена підготувала новий пакет військовоїдопомоги для України і планує оголосити його в середу, 19 квітня.</text:p>
      <text:p text:style-name="P4">
Про це заявила під час пресбрифінгу у Вашингтоні речниця Білого дому КарінЖан-П’єр, повідомляє власний кореспондент Укрінформу.</text:p>
      <text:p text:style-name="P4">
«Сьогодні адміністрація Байдена-Гарріс оголосить новий пакет підтримки у сферібезпеки для України в межах наших постійних зусиль, спрямованих на те, щобидопомогти Україні захиститися від жорстокого вторгнення рф», - сказалапредставниця Білого дому.</text:p>
      <text:p text:style-name="P4">
<text:span text:style-name="T4">
Читайте також:</text:span>
 <text:a xlink:type="simple" xlink:href="https://www.ukrinform.ua/rubric-economy/3696223-ssa-vidilat-ukraini-se-majze-5-milardiv-budzetnoi-pidtrimki.html" text:style-name="Internet_20_link" text:visited-style-name="Visited_20_Internet_20_Link">
 </text:a>
</text:p>
      <text:p text:style-name="P4">
Вона підкреслила, що відповідні заяви будуть зроблені Державним департаментомСША і Міністерством оборони. Пакет включатиме додаткові боєприпаси, ракети длясистем HIMARS, протитанкове озброєння й іншу допомогу.</text:p>
      <text:p text:style-name="P4">
«Сполучені Штати продовжать працювати з нашими союзниками й партнерами, щобидопомогти Україні захистити себе, захистити її демократію та захистити їїнарод», - підкреслила Жан-П’єр.</text:p>
      <text:p text:style-name="P4">
<text:span text:style-name="T4">
Читайте також:</text:span>
 <text:a xlink:type="simple" xlink:href="https://www.ukrinform.ua/rubric-ato/3694748-mobilni-raketni-kompleksi-z-lazernim-navedennam-u-novomu-paketi-dopomogi-vid-ssa.html" text:style-name="Internet_20_link" text:visited-style-name="Visited_20_Internet_20_Link">
 <text:span text:style-name="T4">
пакет</text:span>
 </text:a>
</text:p>
      <text:p text:style-name="P4">
Як повідомляв Укрінформ, на 21 квітня запланована 11-та зустріч Контактноїгрупи з питань оборони України на авіабазі «Рамштайн» у Німеччині. Очікується,що участь у засіданні візьмуть представники близько 50-ти країн.</text:p>
      <text:p text:style-name="P4">
Source: <text:a xlink:type="simple" xlink:href="https://www.ukrinform.ua/rubric-ato/3698094-stati-gotuutsa-ogolositi-novij-paket-vijskovoi-dopomogi-ukraini-bilij-dim.html" text:style-name="Internet_20_link" text:visited-style-name="Visited_20_Internet_20_Link">
https://www.ukrinform.ua/rubric-ato/3698094-stati-gotuutsa-ogolositi-novij-paket-vijskovoi-dopomogi-ukraini-bilij-dim.html</text:a>
</text:p>
      <!--NEWS-->
      <text:h text:style-name="P10" text:outline-level="1">
<text:span text:style-name="T4">
Уряд ухвалив рішення про створення Платформи реєстрів</text:span>
</text:h>
      <text:p text:style-name="P4">
Authors: Ukrinform (Person)</text:p>
      <text:p text:style-name="P4">
Publisher: Укринформ (Organization)</text:p>
      <text:p text:style-name="P4">
Published Time: 2023-04-19T19:53:35+03:00</text:p>
      <text:p text:style-name="P4">
Modified Time: 2023-04-19T19:53:35+03:00</text:p>
      <text:p text:style-name="P4">
Description: Кабінет Міністрів ухвалив рішення про створення Платформи реєстрів, яка покликана підвищити ефективність надання державних послуг у режимі онлайн.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Уряд', 'Гетманцев']</text:p>
      <text:p text:style-name="P4">
Type: Article</text:p>
      <!--METADATA-->
      <text:p text:style-name="P4">
<draw:frame draw:style-name="fr1" draw:name="Image267" text:anchor-type="as-char" svg:width="6.9236in" svg:height="3.956343in" draw:z-index="0">
<draw:image xlink:href="../Images/yкринформ/2023-04-19T19-53-35-03-00/630_360_1678738628-217.jpg" xlink:type="simple" xlink:show="embed" xlink:actuate="onLoad" draw:mime-type="image/jpeg"/>
</draw:frame>
 КабінетМіністрів ухвалив рішення про створення Платформи реєстрів, яка покликанапідвищити ефективність надання державних послуг у режимі онлайн.</text:p>
      <text:p text:style-name="P4">
Про це повідомив у <text:a xlink:type="simple" xlink:href="https://t.me/getmantsevdanil/4587" text:style-name="Internet_20_link" text:visited-style-name="Visited_20_Internet_20_Link">
</text:a>
голова комітету Верховної Ради з питань фінансів, податкової та митноїполітики Данило Гетманцев, передає Укрінформ.</text:p>
      <text:p text:style-name="P4">
"Урядом ухвалено рішення про створення Платформи реєстрів. Декому можевидатись, що це дрібне технічне питання, але насправді це не так. Одне знайважливіших рішень – з точки зору розбудови "цифрової держави", - йдеться вповідомленні.</text:p>
      <text:p text:style-name="P4">
<text:span text:style-name="T4">
Читайте також:</text:span>
 <text:a xlink:type="simple" xlink:href="https://www.ukrinform.ua/rubric-society/3697913-v-ukraini-proveli-genderne-opituvanna-aparativ-ministerstv-ta-vidomstv.html" text:style-name="Internet_20_link" text:visited-style-name="Visited_20_Internet_20_Link">
 </text:a>
</text:p>
      <text:p text:style-name="P4">
Як зазначається, загалом в Україні більш як 450 різних реєстрів. Вонистворювались у різні часи, із застосуванням різних доступних технологічнихрішень, не завжди сумісних. За оцінками фахівців, 80% існуючих реєстрівтехнологічно застарілі та вразливі до кібератак.</text:p>
      <text:p text:style-name="P4">
"Завдання держави – створити єдину Платформу реєстрів, з абсолютно сумісноюсучасною архітектурою, максимально високим рівнем захисту, і водночас - простуі зручну для наповнення для персоналу розпорядника реєстру, з чіткою фіксацієюусіх змін, що вносяться. З часом на платформу перенесуть й існуючі реєстри(які вважатимуть необхідним залишити – у ході відповідної роботиоцінюватиметься доцільність продовження ведення кожного реєстру)", - зауваживГетманцев.</text:p>
      <text:p text:style-name="P4">
За його словами, створення такої платформи – це не тільки про діджиталізацію,а й про дерегуляцію. Адже одночасно вирішуватиметься завдання, щоб будь-якийорган мав можливість по максимуму отримувати необхідну для нього інформаціюсаме з реєстрів (в частині «закритих» - через запит на інформацію до йогорозпорядника), а не від фізичних осіб чи бізнесу.</text:p>
      <text:p text:style-name="P4">
<text:span text:style-name="T4">
Читайте також:</text:span>
 <text:a xlink:type="simple" xlink:href="https://www.ukrinform.ua/rubric-economy/3697878-getmancev-zaavlae-pro-stabilizaciu-situacii-z-vidskoduvannam-pdv.html" text:style-name="Internet_20_link" text:visited-style-name="Visited_20_Internet_20_Link">
 <text:span text:style-name="T4">
Гетманц</text:span>
 </text:a>
</text:p>
      <text:p text:style-name="P4">
"Таким чином паралельно зможемо скасувати ще певну кількість «довідок»,«свідоцтв», «витягів» та інших папірців з минулої епохи", - додав очільникпарламентського комітету.</text:p>
      <text:p text:style-name="P4">
Як повідомлялось, Міністерство цифрової трансформації стане пілотним державниморганом, на базі якого випробують аналітичну систему Government BI (GBI).Після завершення бета-тестування проєкт планується масштабувати на іншіцентральні органи виконавчої влади.</text:p>
      <text:p text:style-name="P4">
Система використовуватиме інструменти штучного інтелекту. На останніх етапахреалізації проєкту запланована розбудова інститутів BigData, які розвиватимутьсистему відкритих даних, коли вся інформація від держорганів буде інтегрованаміж собою.</text:p>
      <text:p text:style-name="P4">
Source: <text:a xlink:type="simple" xlink:href="https://www.ukrinform.ua/rubric-economy/3698100-urad-uhvaliv-risenna-pro-stvorenna-platformi-reestriv.html" text:style-name="Internet_20_link" text:visited-style-name="Visited_20_Internet_20_Link">
https://www.ukrinform.ua/rubric-economy/3698100-urad-uhvaliv-risenna-pro-stvorenna-platformi-reestriv.html</text:a>
</text:p>
      <!--NEWS-->
      <text:h text:style-name="P10" text:outline-level="1">
<text:span text:style-name="T4">
Французи освистали Макрона за нову пенсійну реформу</text:span>
</text:h>
      <text:p text:style-name="P4">
Authors: Ukrinform (Person)</text:p>
      <text:p text:style-name="P4">
Publisher: Укринформ (Organization)</text:p>
      <text:p text:style-name="P4">
Published Time: 2023-04-19T19:57:00+03:00</text:p>
      <text:p text:style-name="P4">
Modified Time: 2023-04-19T19:57:00+03:00</text:p>
      <text:p text:style-name="P4">
Description: Президента Емманюеля Макрона зустріли обуреним свистом під час поїздки на схід Франції через запроваджену його урядом пенсійну реформу. — Укрінформ.</text:p>
      <text:p text:style-name="P4">
Images: ["<text:a xlink:type="simple" xlink:href="https://static.ukrinform.com/photos/2022_04/thumb_files/630_360_1650825731-530.jpg" text:style-name="Internet_20_link" text:visited-style-name="Visited_20_Internet_20_Link">
630_360_16508...</text:a>
"]</text:p>
      <text:p text:style-name="P4">
Tags: ['Франція', 'Макрон', 'Пенсійна реформа']</text:p>
      <text:p text:style-name="P4">
Type: Article</text:p>
      <!--METADATA-->
      <text:p text:style-name="P4">
<draw:frame draw:style-name="fr1" draw:name="Image268" text:anchor-type="as-char" svg:width="6.9236in" svg:height="3.956343in" draw:z-index="0">
<draw:image xlink:href="../Images/yкринформ/2023-04-19T19-57-00-03-00/630_360_1650825731-530.jpg" xlink:type="simple" xlink:show="embed" xlink:actuate="onLoad" draw:mime-type="image/jpeg"/>
</draw:frame>
 ПрезидентаЕмманюеля Макрона зустріли обуреним свистом під час поїздки на схід Франціїчерез запроваджену його урядом пенсійну реформу.</text:p>
      <text:p text:style-name="P4">
Як передає Укрінформ, про це повідомляє  <text:a xlink:type="simple" xlink:href="https://apnews.com/article/france-macron-angry-crowd-pension-protests-cda2cdee1f4095965c50bc3066175597" text:style-name="Internet_20_link" text:visited-style-name="Visited_20_Internet_20_Link">
</text:a>
 .</text:p>
      <text:p text:style-name="P4">
Зазначається, що в ході робочої поїздки Макрон мав нагоду на власні очіпереконатися, наскільки люди незадоволені пенсійною реформою його уряду, колинатовп зустрів його свистом у містечку Селеста.</text:p>
      <text:p text:style-name="P4">
Проходячи вздовж  <text:a xlink:type="simple" xlink:href="https://twitter.com/Mediavenir/status/1648695575439613952" text:style-name="Internet_20_link" text:visited-style-name="Visited_20_Internet_20_Link">
</text:a>
 , який стояв заметалевою огорожою, Макрон виправдовував запровадження пенсійної реформи, алетакож визнав, що вона «непопулярна» серед населення.</text:p>
      <text:p text:style-name="Quotations">

<text:p text:style-name="P4">
FLASH - "Ce n'est pas la première fois que j'entends des gens qui râlent&gt;
 contre moi", tente de banaliser Emmanuel <text:a xlink:type="simple" xlink:href="https://twitter.com/hashtag/Macron" text:style-name="Internet_20_link" text:visited-style-name="Visited_20_Internet_20_Link">
&gt;
 </text:a>
 ,&gt;
 copieusement hué par des manifestants à Sélestat. (BFMTV) <text:a xlink:type="simple" xlink:href="https://twitter.com/hashtag/Alsace" text:style-name="Internet_20_link" text:visited-style-name="Visited_20_Internet_20_Link">
&gt;
 </text:a>
 <text:a xlink:type="simple" xlink:href="https://t.co/gRIXlzDGef" text:style-name="Internet_20_link" text:visited-style-name="Visited_20_Internet_20_Link">
&gt;
 </text:a>
&gt;
&gt;
 — Mediavenir (@Mediavenir) <text:a xlink:type="simple" xlink:href="https://twitter.com/Mediavenir/status/1648695575439613952" text:style-name="Internet_20_link" text:visited-style-name="Visited_20_Internet_20_Link">
&gt;
 </text:a>
</text:p>

</text:p>
      <text:p text:style-name="P4">
<text:span text:style-name="T4">
Читайте також:</text:span>
 <text:a xlink:type="simple" xlink:href="https://www.ukrinform.ua/rubric-world/3697429-protesti-u-francii-policia-zastosuvala-slozoginnij-gaz-ta-vodometi.html" text:style-name="Internet_20_link" text:visited-style-name="Visited_20_Internet_20_Link">
 <text:span text:style-name="T4">
Франц</text:span>
 </text:a>
</text:p>
      <text:p text:style-name="P4">
Як повідомлялося, французька опозиція заявила, що не припинить виходити навулиці з протестами проти резонансної пенсійної реформи президента ФранціїЕммануеля Макрона, доки її не скасують.</text:p>
      <text:p text:style-name="P4">
Макрон 15 квітня  <text:a xlink:type="simple" xlink:href="https://www.ukrinform.ua/rubric-world/3696169-makron-pidpisav-zakon-pro-skandalnu-pensijnu-reformu.html" text:style-name="Internet_20_link" text:visited-style-name="Visited_20_Internet_20_Link">
 </text:a>
 свого уряду, що підвищуєпенсійний вік з 62 до 64 років й яка спричинила масові протести.</text:p>
      <text:p text:style-name="P4">
Source: <text:a xlink:type="simple" xlink:href="https://www.ukrinform.ua/rubric-world/3698108-francuzi-osvistali-makrona-za-novu-pensijnu-reformu.html" text:style-name="Internet_20_link" text:visited-style-name="Visited_20_Internet_20_Link">
https://www.ukrinform.ua/rubric-world/3698108-francuzi-osvistali-makrona-za-novu-pensijnu-reformu.html</text:a>
</text:p>
      <!--NEWS-->
      <text:h text:style-name="P10" text:outline-level="1">
<text:span text:style-name="T4">
Україна та Болгарія обговорили можливості вирішення зернового питання</text:span>
</text:h>
      <text:p text:style-name="P4">
Authors: Ukrinform (Person)</text:p>
      <text:p text:style-name="P4">
Publisher: Укринформ (Organization)</text:p>
      <text:p text:style-name="P4">
Published Time: 2023-04-19T19:58:44+03:00</text:p>
      <text:p text:style-name="P4">
Modified Time: 2023-04-19T19:58:44+03:00</text:p>
      <text:p text:style-name="P4">
Description: Україна веде переговори з Болгарією стосовно перспектив позитивного вирішення зернового питання. — Укрінформ.</text:p>
      <text:p text:style-name="P4">
Images: ["<text:a xlink:type="simple" xlink:href="https://static.ukrinform.com/photos/2023_04/thumb_files/630_360_1681735786-220.jpg" text:style-name="Internet_20_link" text:visited-style-name="Visited_20_Internet_20_Link">
630_360_16817...</text:a>
", "<text:a xlink:type="simple" xlink:href="https://static.ukrinform.com/photos/2023_04/1681922887-607.jpg" text:style-name="Internet_20_link" text:visited-style-name="Visited_20_Internet_20_Link">
1681922887-60...</text:a>
"]</text:p>
      <text:p text:style-name="P4">
Tags: ['Болгарія', 'Мінекономіки', 'Україна', 'Зерно']</text:p>
      <text:p text:style-name="P4">
Type: Article</text:p>
      <!--METADATA-->
      <text:p text:style-name="P4">
<draw:frame draw:style-name="fr1" draw:name="Image269" text:anchor-type="as-char" svg:width="6.9236in" svg:height="3.956343in" draw:z-index="0">
<draw:image xlink:href="../Images/yкринформ/2023-04-19T19-58-44-03-00/630_360_1681735786-220.jpg" xlink:type="simple" xlink:show="embed" xlink:actuate="onLoad" draw:mime-type="image/jpeg"/>
</draw:frame>
 Українаведе переговори з Болгарією стосовно перспектив позитивного вирішеннязернового питання.</text:p>
      <text:p text:style-name="P4">
Як передає Укрінформ, про це повідомляє  <text:a xlink:type="simple" xlink:href="https://www.me.gov.ua/News/Detail" text:style-name="Internet_20_link" text:visited-style-name="Visited_20_Internet_20_Link">
</text:a>
за підсумками онлайн-зустрічі першого віцепрем’єр-міністра України - міністраекономіки Юлії Свириденко з міністрм економіки та промисловості БолгаріїНіколою Стояновим.</text:p>
      <text:p text:style-name="P4">
«Уряд України має на меті вирішити питання тимчасової заборони на імпортукраїнського зерна до Болгарії. Ми ведемо діалог з болгарською стороною щодопричин і перспектив позитивного вирішення цієї ситуації для обох країн», -зазначила Свириденко.</text:p>
      <text:p text:style-name="P4">
<draw:frame draw:style-name="fr1" draw:name="Image270" text:anchor-type="as-char" svg:width="6.9236in" svg:height="4.615733in" draw:z-index="0">
<draw:image xlink:href="../Images/yкринформ/2023-04-19T19-58-44-03-00/1681922887-607.jpg" xlink:type="simple" xlink:show="embed" xlink:actuate="onLoad" draw:mime-type="image/jpeg"/>
</draw:frame>
 Фото: Мінекономики</text:p>
      <text:p text:style-name="P4">
Міністр Нікола Стоянов, у свою чергу, висловив солідарність Україні щодоситуації, в якій країна опинилась у зв’язку з повномасштабним вторгненням рф.Водночас, за його словами, через <text:a xlink:type="simple" xlink:href="https://www.ukrinform.ua/tag-import" text:style-name="Internet_20_link" text:visited-style-name="Visited_20_Internet_20_Link">
 </text:a>
українського зерна і продовольства місцевим сільгоспвиробникам важкореалізувати власну продукцію і вони зазнають збитків. Однак, під заборону непідпадає транзит української продукції через Болгарію у країни ЄС.</text:p>
      <text:p text:style-name="P4">
<text:span text:style-name="T4">
Читайте також:</text:span>
 <text:a xlink:type="simple" xlink:href="https://www.ukrinform.ua/rubric-economy/3697879-bolgaria-timcasovo-zaboronila-import-produktiv-z-ukraini-tranzit-dozvolenij.html" text:style-name="Internet_20_link" text:visited-style-name="Visited_20_Internet_20_Link">
 </text:a>
</text:p>
      <text:p text:style-name="P4">
Стоянов зазначив, що Болгарія очікує на рішення, за яким українська продукціяне перевантажуватиме місцевий ринок, а буде гарантовано експортуватися доінших країн.</text:p>
      <text:p text:style-name="P4">
Сторони обговорили важливі аспекти цього питання, наразі діалог продовжується.</text:p>
      <text:p text:style-name="P4">
За інформацією Мінекономіки, наступного тижня консультації з цього питаннявідбудуться на рівні Ради Європейського Союзу і його робочих органів.</text:p>
      <text:p text:style-name="P4">
Як повідомляв Укрінформ, уряд Болгарії у середу, 19 квітня, запровадивтимчасову заборону на імпорт продуктів харчування з України, за виняткомтранзитних.</text:p>
      <text:p text:style-name="P4">
Source: <text:a xlink:type="simple" xlink:href="https://www.ukrinform.ua/rubric-economy/3698102-ukraina-ta-bolgaria-obgovorili-mozlivosti-virisenna-zernovogo-pitanna.html" text:style-name="Internet_20_link" text:visited-style-name="Visited_20_Internet_20_Link">
https://www.ukrinform.ua/rubric-economy/3698102-ukraina-ta-bolgaria-obgovorili-mozlivosti-virisenna-zernovogo-pitanna.html</text:a>
</text:p>
      <!--NEWS-->
      <text:h text:style-name="P10" text:outline-level="1">
<text:span text:style-name="T4">
Україна має побудувати у найкоротший термін багаторівневу систему ППО/ПРО - Резніков</text:span>
</text:h>
      <text:p text:style-name="P4">
Authors: Ukrinform (Person)</text:p>
      <text:p text:style-name="P4">
Publisher: Укринформ (Organization)</text:p>
      <text:p text:style-name="P4">
Published Time: 2023-04-19T20:03:00+03:00</text:p>
      <text:p text:style-name="P4">
Modified Time: 2023-04-19T20:03:00+03:00</text:p>
      <text:p text:style-name="P4">
Description: Міністр оборони Олексій Резніков заявив, що чим міцнішим буде захист повітря, тим більше ресурсів Україна зможе задіяти для перемоги. — Укрінформ.</text:p>
      <text:p text:style-name="P4">
Images: ["<text:a xlink:type="simple" xlink:href="https://static.ukrinform.com/photos/2023_03/thumb_files/630_360_1677842583-533.jpg" text:style-name="Internet_20_link" text:visited-style-name="Visited_20_Internet_20_Link">
630_360_16778...</text:a>
"]</text:p>
      <text:p text:style-name="P4">
Tags: ['Резніков', 'Війна з росією', 'Patriot ']</text:p>
      <text:p text:style-name="P4">
Type: Article</text:p>
      <!--METADATA-->
      <text:p text:style-name="P4">
<draw:frame draw:style-name="fr1" draw:name="Image271" text:anchor-type="as-char" svg:width="6.9236in" svg:height="3.956343in" draw:z-index="0">
<draw:image xlink:href="../Images/yкринформ/2023-04-19T20-03-00-03-00/630_360_1677842583-533.jpg" xlink:type="simple" xlink:show="embed" xlink:actuate="onLoad" draw:mime-type="image/jpeg"/>
</draw:frame>
 Міністроборони Олексій Резніков заявив, що чим міцнішим буде захист повітря, тимбільше ресурсів Україна зможе задіяти для перемоги.</text:p>
      <text:p text:style-name="P4">
Як передає Укрінформ, про це Резніков повідомив у <text:a xlink:type="simple" xlink:href="https://www.facebook.com/reznikovoleksii/posts/pfbid0MA1g5TDMXmwgLG9A6wVjbpf78CxNmaYvcvKsS97PDhSDAp1qGMZoYohhHWh5iun5l" text:style-name="Internet_20_link" text:visited-style-name="Visited_20_Internet_20_Link">
</text:a>
.</text:p>
      <text:p text:style-name="P4">
“Побудова багаторівневої системи ППО/ПРО у найкоротший термін – наш пріоритет.Це захист мирних міст, критичної інфраструктури, наших людей у тилу та нафронті”, – заявив він.</text:p>
      <text:p text:style-name="P4">
Він підкреслив, що системи протиповітряної оборони Patriot формуютьспроможність, якої раніше не було – вражати балістичні цілі. “Черговаустановка IRIS-T, за яку ми дякуємо німецьким партнерам – підвищує можливостіборотьби з крилатими ракетами. IRIS’и, як і NASAMS’и, чудово себезарекомендували”, - додав він.</text:p>
      <text:p text:style-name="P4">
<text:span text:style-name="T4">
Читайте також:</text:span>
 <text:a xlink:type="simple" xlink:href="https://www.ukrinform.ua/rubric-ato/3698038-ukraina-otrimala-z-nimeccini-drugij-kompleks-ppo-irist-zmi.html" text:style-name="Internet_20_link" text:visited-style-name="Visited_20_Internet_20_Link">
 </text:a>
</text:p>
      <text:p text:style-name="P4">
Багатоцільові винищувачі МіГ від польських та словацьких партнерів посилятьзахист і від російських ракет, і від іранських дронів. Він зазначив, що всі цісвіжі надходження, вже у лавах Сил оборони.</text:p>
      <text:p text:style-name="P4">
Резніков заявив, що з огляду на варварську тактику кремля Україні потрібнобільше платформ різного рівня, боєприпаси до них та переносних зенітнихракетних комплексів. А літаки західного зразка – вершина цієї піраміди.</text:p>
      <text:p text:style-name="P4">
Міністр оборони зауважив, що Україна щодо кожної платформи спочатку чула “ні,це неможливо”. Тепер вони боронять українське небо. “Послідовно працюємо нарезультат”, - додав він.</text:p>
      <text:p text:style-name="P4">
<text:span text:style-name="T4">
Читайте також:</text:span>
 <text:a xlink:type="simple" xlink:href="https://www.ukrinform.ua/rubric-ato/3697934-v-ukrainu-pribuli-sistemi-ppo-patriot-vid-troh-krain-pavluk.html" text:style-name="Internet_20_link" text:visited-style-name="Visited_20_Internet_20_Link">
 <text:span text:style-name="T4">
Patriot</text:span>
 </text:a>
</text:p>
      <text:p text:style-name="P4">
“Чим міцнішим буде захист повітря, тим більше ресурсів Україна зможе задіятидля перемоги, тим швидше наші люди повернуться додому”, - наголосив міністроборони.</text:p>
      <text:p text:style-name="P4">
Також він висловив подяку всім партнерам за допомогу. “Ми ніколи не забудемо,що світло і тепло у наших будинках минулої зими вдалося зберегти багато в чомузавдяки підтримці друзів, які забезпечили нам засоби для оборони”, - додавРезніков.</text:p>
      <text:p text:style-name="P4">
Як повідомляв Укрінформ, в Україну прибули системи протиповітряної оборониPatriot від Сполучених Штатів Америки, Нідерландів та Німеччини.</text:p>
      <text:p text:style-name="P4">
Source: <text:a xlink:type="simple" xlink:href="https://www.ukrinform.ua/rubric-ato/3698105-reznikov-pro-prioritet-dla-ukraini-pobudova-bagatorivnevoi-sistemi-ppopro-u-najkorotsij-termin.html" text:style-name="Internet_20_link" text:visited-style-name="Visited_20_Internet_20_Link">
https://www.ukrinform.ua/rubric-ato/3698105-reznikov-pro-prioritet-dla-ukraini-pobudova-bagatorivnevoi-sistemi-ppopro-u-najkorotsij-termin.html</text:a>
</text:p>
      <!--NEWS-->
      <text:h text:style-name="P10" text:outline-level="1">
<text:span text:style-name="T4">
В основній сітці Ролан Гаррос гарантовано зіграють п’ять українських тенісисток</text:span>
</text:h>
      <text:p text:style-name="P4">
Authors: Ukrinform (Person)</text:p>
      <text:p text:style-name="P4">
Publisher: Укринформ (Organization)</text:p>
      <text:p text:style-name="P4">
Published Time: 2023-04-19T20:03:43+03:00</text:p>
      <text:p text:style-name="P4">
Modified Time: 2023-04-19T20:03:43+03:00</text:p>
      <text:p text:style-name="P4">
Description: Серед них Еліна Світоліна. — Укрінформ.</text:p>
      <text:p text:style-name="P4">
Images: ["<text:a xlink:type="simple" xlink:href="https://static.ukrinform.com/photos/2023_04/thumb_files/630_360_1681923462-766.jpg" text:style-name="Internet_20_link" text:visited-style-name="Visited_20_Internet_20_Link">
630_360_16819...</text:a>
"]</text:p>
      <text:p text:style-name="P4">
Tags: ['Цуренко', 'Світоліна', 'Теніс', 'Марта Костюк', 'Ангеліна Калініна']</text:p>
      <text:p text:style-name="P4">
Type: Article</text:p>
      <!--METADATA-->
      <text:p text:style-name="P4">
<draw:frame draw:style-name="fr1" draw:name="Image272" text:anchor-type="as-char" svg:width="6.9236in" svg:height="3.956343in" draw:z-index="0">
<draw:image xlink:href="../Images/yкринформ/2023-04-19T20-03-43-03-00/630_360_1681923462-766.jpg" xlink:type="simple" xlink:show="embed" xlink:actuate="onLoad" draw:mime-type="image/jpeg"/>
</draw:frame>
 Серед нихЕліна Світоліна.</text:p>
      <text:p text:style-name="P4">
Організатори турніру <text:a xlink:type="simple" xlink:href="https://fft-rg-commun-news.cdn.prismic.io/fft-rg-commun-news/d6b689ab-2d38-4948-8e6c-a38f8a42cd03_Liste+Tableau+Final+Dames.pdf" text:style-name="Internet_20_link" text:visited-style-name="Visited_20_Internet_20_Link">
 </text:a>
заявочний список тенісисток, передає Укрінформ.</text:p>
      <text:p text:style-name="P4">
Ангеліна Калініна (№35), Марта Костюк (№38), Леся Цуренко (№73) і КатеринаБаіндл (№84) гарантували собі участь в основі Відкритого чемпіонату Франції,який пройде 28 травня - 11 червня.</text:p>
      <text:p text:style-name="P4">
Еліна Світоліна, яка знаходиться на початку другої тисячі світового рейтингу,заявилася на турнір за «спеціальним рейтингом» - №27.</text:p>
      <text:p text:style-name="P4">
Цією можливістю скористалися ще шість тенісисток: Дженніфер Брейді (США),Анастасія Павлюченкова (-), Дар'я Севілл (Австралія), Патрічія Марія Ціг(Румунія), Сара Соррібес Тормо (Іспанія) і Крістина Кучова (Словаччина).</text:p>
      <text:p text:style-name="P4">
<text:span text:style-name="T4">
Читайте також:</text:span>
 <text:a xlink:type="simple" xlink:href="https://www.ukrinform.ua/rubric-sports/3632939-polku-svontek-viznano-tenisistkou-roku-za-versieu-wta.html" text:style-name="Internet_20_link" text:visited-style-name="Visited_20_Internet_20_Link">
 </text:a>
</text:p>
      <text:p text:style-name="P4">
Як повідомляв Укрінформ, переможницею Відкритого чемпіонату Франції у 2022році стала Іга Свьонтек.</text:p>
      <text:p text:style-name="P4">
Фото: btu.org.ua</text:p>
      <text:p text:style-name="P4">
Source: <text:a xlink:type="simple" xlink:href="https://www.ukrinform.ua/rubric-sports/3698104-v-osnovnij-sitci-rolan-garros-garantovano-zigraut-pat-ukrainskih-tenisistok.html" text:style-name="Internet_20_link" text:visited-style-name="Visited_20_Internet_20_Link">
https://www.ukrinform.ua/rubric-sports/3698104-v-osnovnij-sitci-rolan-garros-garantovano-zigraut-pat-ukrainskih-tenisistok.html</text:a>
</text:p>
      <!--NEWS-->
      <text:h text:style-name="P10" text:outline-level="1">
<text:span text:style-name="T4">
росіяни обстріляли два райони на Дніпропетровщині з важкої артилерії та РСЗВ</text:span>
</text:h>
      <text:p text:style-name="P4">
Authors: Ukrinform (Person)</text:p>
      <text:p text:style-name="P4">
Publisher: Укринформ (Organization)</text:p>
      <text:p text:style-name="P4">
Published Time: 2023-04-19T20:16:00+03:00</text:p>
      <text:p text:style-name="P4">
Modified Time: 2023-04-19T20:16:00+03:00</text:p>
      <text:p text:style-name="P4">
Description: Ворожа армія вдарила по Нікопольському та Синельниківському районах, є руйнування.  — Укрінформ.</text:p>
      <text:p text:style-name="P4">
Images: ["<text:a xlink:type="simple" xlink:href="https://static.ukrinform.com/photos/2023_04/thumb_files/630_360_1681924395-484.jpg" text:style-name="Internet_20_link" text:visited-style-name="Visited_20_Internet_20_Link">
630_360_16819...</text:a>
"]</text:p>
      <text:p text:style-name="P4">
Tags: ['Дніпропетровщина', 'Обстріл', 'Війна з росією']</text:p>
      <text:p text:style-name="P4">
Type: Article</text:p>
      <!--METADATA-->
      <text:p text:style-name="P4">
<draw:frame draw:style-name="fr1" draw:name="Image273" text:anchor-type="as-char" svg:width="6.9236in" svg:height="3.956343in" draw:z-index="0">
<draw:image xlink:href="../Images/yкринформ/2023-04-19T20-16-00-03-00/630_360_1681924395-484.jpg" xlink:type="simple" xlink:show="embed" xlink:actuate="onLoad" draw:mime-type="image/jpeg"/>
</draw:frame>
 Ворожаармія вдарила по Нікопольському та Синельниківському районах, є руйнування.</text:p>
      <text:p text:style-name="P4">
Про це в <text:a xlink:type="simple" xlink:href="https://t.me/dnipropetrovskaODA/4197" text:style-name="Internet_20_link" text:visited-style-name="Visited_20_Internet_20_Link">
 </text:a>
 повідомляє головаДніпропетровської ОВА Сергій Лисак, передає Укрінформ.</text:p>
      <text:p text:style-name="P4">
"У Великомихайлівськiй громадi Синельникiвського району побитi двіадмiнбудiвлi та авто. Майже сім десятків снарядів з важкої артилерії та РСЗВ.Саме стільки агресор спрямував по Червоногригорівській громаді Нікопольськогорайону", - йдеться у дописі.</text:p>
      <text:p text:style-name="P4">
<text:span text:style-name="T4">
Читайте також:</text:span>
 <text:a xlink:type="simple" xlink:href="https://www.ukrinform.ua/rubric-ato/3698019-rosiani-vdarili-aviabombou-po-civilnomu-sektoru-v-orihovi.html" text:style-name="Internet_20_link" text:visited-style-name="Visited_20_Internet_20_Link">
 </text:a>
</text:p>
      <text:p text:style-name="P4">
Пошкоджене приватне підприємство та розбиті 34 сонячні панелі. Минулося безжертв.</text:p>
      <text:p text:style-name="P4">
Як повідомляв Укрінформ, учора ввечері над Дніпром сили ППО збили ворожийдрон.</text:p>
      <text:p text:style-name="P4">
Source: <text:a xlink:type="simple" xlink:href="https://www.ukrinform.ua/rubric-ato/3698111-rosiani-obstrilali-dva-rajoni-na-dnipropetrovsini-z-vazkoi-artilerii-ta-rszv.html" text:style-name="Internet_20_link" text:visited-style-name="Visited_20_Internet_20_Link">
https://www.ukrinform.ua/rubric-ato/3698111-rosiani-obstrilali-dva-rajoni-na-dnipropetrovsini-z-vazkoi-artilerii-ta-rszv.html</text:a>
</text:p>
      <!--NEWS-->
      <text:h text:style-name="P10" text:outline-level="1">
<text:span text:style-name="T4">
Жіноча збірна України гарантувала собі три медалі на ЧЄ з вільної боротьби</text:span>
</text:h>
      <text:p text:style-name="P4">
Authors: Ukrinform (Person)</text:p>
      <text:p text:style-name="P4">
Publisher: Укринформ (Organization)</text:p>
      <text:p text:style-name="P4">
Published Time: 2023-04-19T20:23:16+03:00</text:p>
      <text:p text:style-name="P4">
Modified Time: 2023-04-19T20:23:16+03:00</text:p>
      <text:p text:style-name="P4">
Description: Три з п'яти українок у Загребі пройшли до фінальних сутичок. — Укрінформ.</text:p>
      <text:p text:style-name="P4">
Images: ["<text:a xlink:type="simple" xlink:href="https://static.ukrinform.com/photos/2023_04/thumb_files/630_360_1681924904-941.jpg" text:style-name="Internet_20_link" text:visited-style-name="Visited_20_Internet_20_Link">
630_360_16819...</text:a>
"]</text:p>
      <text:p text:style-name="P4">
Tags: ['вільна боротьба']</text:p>
      <text:p text:style-name="P4">
Type: Article</text:p>
      <!--METADATA-->
      <text:p text:style-name="P4">
<draw:frame draw:style-name="fr1" draw:name="Image274" text:anchor-type="as-char" svg:width="6.9236in" svg:height="3.956343in" draw:z-index="0">
<draw:image xlink:href="../Images/yкринформ/2023-04-19T20-23-16-03-00/630_360_1681924904-941.jpg" xlink:type="simple" xlink:show="embed" xlink:actuate="onLoad" draw:mime-type="image/jpeg"/>
</draw:frame>
 Три зп'яти українок у Загребі пройшли до фінальних сутичок.</text:p>
      <text:p text:style-name="P4">
На чемпіонаті Європи стартували змагання з жіночої боротьби, передаєУкрінформ.</text:p>
      <text:p text:style-name="P4">
Першою у фінал пройшла Оксана Лівач, вона претендуватиме на свій другий вкар'єрі титул чемпіонки Європи. У фіналі українці протистоятиме восьмиразовачемпіонка Європи Марія Стадник з Азербайджану.</text:p>
      <text:p text:style-name="P4">
У «золотих» сутичках змагатимуться також Юлія Ткач-Остапчук та Анна Белінська— вперше в категоріях до 60 та 68 кг відповідно. Ткач-Остапчук зустрінеться зчинною володаркою титулу, молдаванкою Анастасією Нікітою, а Белінська — збронзовою призеркою Євро-2022, болгаркою Юліаною Янєвою.</text:p>
      <text:p text:style-name="P4">
Фінали за участю Лівач, Ткач-Остапчук та Белінської відбудуться в Загребі учетвер, 20 квітня.</text:p>
      <text:p text:style-name="P4">
На медаль також претендуватиме Анастасія Осняч-Шустова. Зазнавши поразки упівфіналі, українка пройшла до «бронзового» фіналу.</text:p>
      <text:p text:style-name="P4">
<text:span text:style-name="T4">
Читайте також:</text:span>
 <text:a xlink:type="simple" xlink:href="https://www.ukrinform.ua/rubric-sports/3697755-ukrainec-mihajlov-vigrav-kontinentalne-zoloto-zi-sportivnoi-borotbi.html" text:style-name="Internet_20_link" text:visited-style-name="Visited_20_Internet_20_Link">
 <text:span text:style-name="T4">
Михайлов</text:span>
 </text:a>
</text:p>
      <text:p text:style-name="P4">
Як повідомляв Укрінформ, учора, 18 квітня Перше «золото» України на Євро звільної боротьби за 10 років у Загребі здобув Василь Михайлов, який тріумфуваву категорії до 79 кг.</text:p>
      <text:p text:style-name="P4">
Фото: United World Wrestling</text:p>
      <text:p text:style-name="P4">
Source: <text:a xlink:type="simple" xlink:href="https://www.ukrinform.ua/rubric-sports/3698113-zinoca-zbirna-ukraini-garantuvala-sobi-tri-medali-na-ce-z-vilnoi-borotbi.html" text:style-name="Internet_20_link" text:visited-style-name="Visited_20_Internet_20_Link">
https://www.ukrinform.ua/rubric-sports/3698113-zinoca-zbirna-ukraini-garantuvala-sobi-tri-medali-na-ce-z-vilnoi-borotbi.html</text:a>
</text:p>
      <!--NEWS-->
      <text:h text:style-name="P10" text:outline-level="1">
<text:span text:style-name="T4">
Суд передав корпоративні права Укрнафтобуріння до АРМА</text:span>
</text:h>
      <text:p text:style-name="P4">
Authors: Ukrinform (Person)</text:p>
      <text:p text:style-name="P4">
Publisher: Укринформ (Organization)</text:p>
      <text:p text:style-name="P4">
Published Time: 2023-04-19T20:26:26+03:00</text:p>
      <text:p text:style-name="P4">
Modified Time: 2023-04-19T20:26:26+03:00</text:p>
      <text:p text:style-name="P4">
Description: Печерський районний суд міста Києва 11 квітня 2023 року передав корпоративні права на ПрАТ «ВК «Укрнафтобуріння» на баланс Національного агентства України з питань виявлення, розшуку та управління активами, одержаними від корупційних та інших злочинів (АРМА). — Укрінформ.</text:p>
      <text:p text:style-name="P4">
Images: ["<text:a xlink:type="simple" xlink:href="https://static.ukrinform.com/photos/2023_04/thumb_files/630_360_1681924690-727.jpg" text:style-name="Internet_20_link" text:visited-style-name="Visited_20_Internet_20_Link">
630_360_16819...</text:a>
"]</text:p>
      <text:p text:style-name="P4">
Tags: ['Суд', 'АРМА']</text:p>
      <text:p text:style-name="P4">
Type: Article</text:p>
      <!--METADATA-->
      <text:p text:style-name="P4">
<draw:frame draw:style-name="fr1" draw:name="Image275" text:anchor-type="as-char" svg:width="6.9236in" svg:height="3.956343in" draw:z-index="0">
<draw:image xlink:href="../Images/yкринформ/2023-04-19T20-26-26-03-00/630_360_1681924690-727.jpg" xlink:type="simple" xlink:show="embed" xlink:actuate="onLoad" draw:mime-type="image/jpeg"/>
</draw:frame>
 Печерськийрайонний суд міста Києва 11 квітня 2023 року передав корпоративні права наПрАТ «ВК «Укрнафтобуріння» на баланс Національного агентства України з питаньвиявлення, розшуку та управління активами, одержаними від корупційних та іншихзлочинів (АРМА).</text:p>
      <text:p text:style-name="P4">
Про це повідомили в консалтинговій компанії  <text:a xlink:type="simple" xlink:href="https://expro.com.ua/novini/sud-peredav-korporativn-prava-ukrnaftoburnnya-do-arma" text:style-name="Internet_20_link" text:visited-style-name="Visited_20_Internet_20_Link">
</text:a>
 , передає Укрінформ.</text:p>
      <text:p text:style-name="P4">
Зазначається, що арешт та передача компанії проводиться в рамках розслідуваннякримінального провадження щодо розробки Сахалінського родовища газу(Харківська область).</text:p>
      <text:p text:style-name="P4">
Коментуючи рішення Печерського райсуду, в  <text:a xlink:type="simple" xlink:href="https://unb.ua/news/69" text:style-name="Internet_20_link" text:visited-style-name="Visited_20_Internet_20_Link">
 </text:a>
заявили, що акціонери та керівництво компанії вперше дізналися про судоверішення щодо арешту корпоративних прав лише 18 квітня з відкритих джерел.</text:p>
      <text:p text:style-name="P4">
<text:span text:style-name="T4">
Читайте також:</text:span>
 <text:a xlink:type="simple" xlink:href="https://www.ukrinform.ua/rubric-economy/3695580-arma-gotue-do-prodazu-arestovanu-rudu-rosijskogo-oligarha.html" text:style-name="Internet_20_link" text:visited-style-name="Visited_20_Internet_20_Link">
 <text:span text:style-name="T4">
АРМА</text:span>
 </text:a>
</text:p>
      <text:p text:style-name="P4">
При цьому "офіційного повідомлення про прийняття рішення щодо арештукорпоративних прав та їх передачі у зовнішнє управління ніхто з представниківкомпанії не отримував".</text:p>
      <text:p text:style-name="P4">
В Укрнафтобурінні вважають такі дії неправомірними, компанія вже подала <text:a xlink:type="simple" xlink:href="https://www.ukrinform.ua/tag-apelacia" text:style-name="Internet_20_link" text:visited-style-name="Visited_20_Internet_20_Link">
</text:a>
 на рішення суду.</text:p>
      <text:p text:style-name="P4">
Як повідомлялося, за матеріалами ДБР суд заарештував корпоративні права трьохпідприємств, які протиправно привласнили надра Сахалінського нафтогазовогородовища. Йдеться про ТОВ «Сахалінське», ТОВ «Сіріус-1» та ТОВ «Іст ЮроупПетролеум».</text:p>
      <text:p text:style-name="P4">
Source: <text:a xlink:type="simple" xlink:href="https://www.ukrinform.ua/rubric-economy/3698115-sud-peredav-korporativni-prava-ukrnaftoburinna-do-arma.html" text:style-name="Internet_20_link" text:visited-style-name="Visited_20_Internet_20_Link">
https://www.ukrinform.ua/rubric-economy/3698115-sud-peredav-korporativni-prava-ukrnaftoburinna-do-arma.html</text:a>
</text:p>
      <!--NEWS-->
      <text:h text:style-name="P10" text:outline-level="1">
<text:span text:style-name="T4">
Міненерго запрошує учасників ринку природного газу долучитись до механізму AggregateEU</text:span>
</text:h>
      <text:p text:style-name="P4">
Authors: Ukrinform (Person)</text:p>
      <text:p text:style-name="P4">
Publisher: Укринформ (Organization)</text:p>
      <text:p text:style-name="P4">
Published Time: 2023-04-19T20:26:46+03:00</text:p>
      <text:p text:style-name="P4">
Modified Time: 2023-04-19T20:26:46+03:00</text:p>
      <text:p text:style-name="P4">
Description: Міністерство енергетики запрошує учасників ринку природного газу долучитися до механізму агрегації попиту та спільних закупівель (AggregateEU), створеного Європейською комісією в межах Енергетичної платформи ЄС. — Укрінформ.</text:p>
      <text:p text:style-name="P4">
Images: ["<text:a xlink:type="simple" xlink:href="https://static.ukrinform.com/photos/2023_01/thumb_files/630_360_1672921260-407.jpg" text:style-name="Internet_20_link" text:visited-style-name="Visited_20_Internet_20_Link">
630_360_16729...</text:a>
"]</text:p>
      <text:p text:style-name="P4">
Tags: ['Енергетика', 'Газ', 'Міненерго']</text:p>
      <text:p text:style-name="P4">
Type: Article</text:p>
      <!--METADATA-->
      <text:p text:style-name="P4">
<draw:frame draw:style-name="fr1" draw:name="Image276" text:anchor-type="as-char" svg:width="6.9236in" svg:height="3.956343in" draw:z-index="0">
<draw:image xlink:href="../Images/yкринформ/2023-04-19T20-26-46-03-00/630_360_1672921260-407.jpg" xlink:type="simple" xlink:show="embed" xlink:actuate="onLoad" draw:mime-type="image/jpeg"/>
</draw:frame>
Міністерство енергетики запрошує учасників ринку природного газу долучитися домеханізму агрегації попиту та спільних закупівель (AggregateEU), створеногоЄвропейською комісією в межах Енергетичної платформи ЄС.</text:p>
      <text:p text:style-name="P4">
Про це йдеться на сайті <text:a xlink:type="simple" xlink:href="https://mev.gov.ua/novyna/ministerstvo-enerhetyky-ukrayiny-zaproshuye-doluchytysya-do-mekhanizmu-ahrehatsiyi-popytu-ta" text:style-name="Internet_20_link" text:visited-style-name="Visited_20_Internet_20_Link">
 </text:a>
 ,передає Укрінформ.</text:p>
      <text:p text:style-name="P4">
«Механізм діє на основі Регламенту (ЄС) 2022/2576 та передбачає створенняінформаційної системи, до якої суб’єкти господарювання, зацікавлені упридбанні природного газу, можуть вносити дані щодо свого попиту на наступні12 місяців (починаючи з липня 2023 року). Надалі ці заявки будуть зіставлені зпропозиціями на продаж від продавців природного газу в межах щомісячнихтендерів», - ідеться в повідомленні.</text:p>
      <text:p text:style-name="P4">
<text:span text:style-name="T4">
Читайте також:</text:span>
 <text:a xlink:type="simple" xlink:href="https://www.ukrinform.ua/rubric-economy/3694758-energosistema-ukraini-pracue-z-proficitom-potuznosti-minenergo.html" text:style-name="Internet_20_link" text:visited-style-name="Visited_20_Internet_20_Link">
 <text:span text:style-name="T4">
Міненерго</text:span>
 </text:a>
</text:p>
      <text:p text:style-name="P4">
Уточнюється, що подання заявок на попит та пропозицію не тягне за собою жоднихзобов’язань; як покупець, так і продавець можуть у будь-який час відмовитисявід укладення угоди.</text:p>
      <text:p text:style-name="P4">
В Єврокомісії очікують, що механізм дозволить залучити додаткові обсягипропозиції від продавців газу з інших країн.</text:p>
      <text:p text:style-name="P4">
Інформаційна система для механізму вже створена надавачем ІТ-послуг дляенергетичних ринків PRISMA. Зареєструватись для роботи з системою PRISMA тут,а також на порталі AggregateEU.</text:p>
      <text:p text:style-name="P4">
<text:span text:style-name="T4">
Читайте також:</text:span>
 <text:a xlink:type="simple" xlink:href="https://www.ukrinform.ua/rubric-economy/3693199-rosiani-vipustili-po-klucovih-energoobektah-ukraini-ponad-1200-raket-i-droniv.html" text:style-name="Internet_20_link" text:visited-style-name="Visited_20_Internet_20_Link">
 </text:a>
</text:p>
      <text:p text:style-name="P4">
Перший тендер відбудеться вже у травні 2023 року. Європейська комісіярекомендує зацікавленим учасникам зареєструватися до середини квітня.</text:p>
      <text:p text:style-name="P4">
Як повідомлялось, НАК «Нафтогаз України» запрошує учасників ринку до участі уторгах на закупівлю природного газу на Українській енергетичній біржі.</text:p>
      <text:p text:style-name="P4">
Фото: Укртрансгаз</text:p>
      <text:p text:style-name="P4">
Source: <text:a xlink:type="simple" xlink:href="https://www.ukrinform.ua/rubric-economy/3698116-minenergo-zaprosue-ucasnikiv-rinku-prirodnogo-gazu-dolucitis-do-mehanizmu-aggregateeu.html" text:style-name="Internet_20_link" text:visited-style-name="Visited_20_Internet_20_Link">
https://www.ukrinform.ua/rubric-economy/3698116-minenergo-zaprosue-ucasnikiv-rinku-prirodnogo-gazu-dolucitis-do-mehanizmu-aggregateeu.html</text:a>
</text:p>
      <!--NEWS-->
      <text:h text:style-name="P10" text:outline-level="1">
<text:span text:style-name="T4">
Армія Судану оголосила про нове припинення вогню з воєнізованими угрупованнями</text:span>
</text:h>
      <text:p text:style-name="P4">
Authors: Ukrinform (Person)</text:p>
      <text:p text:style-name="P4">
Publisher: Укринформ (Organization)</text:p>
      <text:p text:style-name="P4">
Published Time: 2023-04-19T20:31:00+03:00</text:p>
      <text:p text:style-name="P4">
Modified Time: 2023-04-19T20:31:00+03:00</text:p>
      <text:p text:style-name="P4">
Description: Суданські військові сьогодні оголосили про нове припинення вогню, після провалу попередньої угоди про тимчасове перемир'я, щоб дозволити здійснити евакуацію цивільних осіб. — Укрінформ.</text:p>
      <text:p text:style-name="P4">
Images: ["<text:a xlink:type="simple" xlink:href="https://static.ukrinform.com/photos/2019_04/thumb_files/630_360_1555141668-170.jpg" text:style-name="Internet_20_link" text:visited-style-name="Visited_20_Internet_20_Link">
630_360_15551...</text:a>
"]</text:p>
      <text:p text:style-name="P4">
Tags: ['Армія', 'Обстріл', 'Судан', 'Сутички']</text:p>
      <text:p text:style-name="P4">
Type: Article</text:p>
      <!--METADATA-->
      <text:p text:style-name="P4">
<draw:frame draw:style-name="fr1" draw:name="Image277" text:anchor-type="as-char" svg:width="6.9236in" svg:height="3.956343in" draw:z-index="0">
<draw:image xlink:href="../Images/yкринформ/2023-04-19T20-31-00-03-00/630_360_1555141668-170.jpg" xlink:type="simple" xlink:show="embed" xlink:actuate="onLoad" draw:mime-type="image/jpeg"/>
</draw:frame>
 Суданськівійськові сьогодні оголосили про нове припинення вогню, після провалупопередньої угоди про тимчасове перемир'я, щоб дозволити здійснити евакуаціюцивільних осіб.</text:p>
      <text:p text:style-name="P4">
Як передає Укрінформ, про це повідомляє агенція  <text:a xlink:type="simple" xlink:href="https://www.reuters.com/world/africa/rival-factions-defy-ceasefire-bombard-sudans-capital-japan-eyes-evacuation-2023-04-19/" text:style-name="Internet_20_link" text:visited-style-name="Visited_20_Internet_20_Link">
</text:a>
 .</text:p>
      <text:p text:style-name="P4">
Цілодобове припинення вогню, про яке вже оголосили, мало набути чинності о18:00 за місцевим часом. Наразі незрозуміло, чи припинилися бойові дії вкраїні</text:p>
      <text:p text:style-name="P4">
Раніше сьогодні можна було почути безперервні <text:a xlink:type="simple" xlink:href="https://www.ukrinform.ua/tag-vibuh" text:style-name="Internet_20_link" text:visited-style-name="Visited_20_Internet_20_Link">
</text:a>
 у центрі Хартума навколо комплексу, дерозміщується армійський штаб, та на головному летовищі міста, яке буловиведене з ладу після того, як минулого вікенду там спалахнули бої.</text:p>
      <text:p text:style-name="P4">
<text:span text:style-name="T4">
Читайте також:</text:span>
 <text:a xlink:type="simple" xlink:href="https://www.ukrinform.ua/rubric-world/3697716-sproba-derzperevorotu-u-sudani-vooz-zaavila-pro-270-zagiblih-unaslidok-konfliktu.html" text:style-name="Internet_20_link" text:visited-style-name="Visited_20_Internet_20_Link">
 <text:span text:style-name="T4">
Судан</text:span>
 </text:a>
</text:p>
      <text:p text:style-name="P4">
Зазначається, що деякі жителі Хартума попри бомбардування намагаються виїхатидо сусіднього штату Аль-Гезіра, на півдні країни, де бойових дій не було.</text:p>
      <text:p text:style-name="P4">
Як повідомляв Укрінформ, 15 квітня після кількох днів напруженості між армієюСудану та Силами швидкого реагування <text:a xlink:type="simple" xlink:href="http://www.ukrinform.ua/tag-vibuh" text:style-name="Internet_20_link" text:visited-style-name="Visited_20_Internet_20_Link">
 </text:a>
 <text:a xlink:type="simple" xlink:href="http://www.ukrinform.ua/tag-vibuh" text:style-name="Internet_20_link" text:visited-style-name="Visited_20_Internet_20_Link">
</text:a>
 . Конфлікт точиться навколозапропонованого переходу країни до цивільного правління.</text:p>
      <text:p text:style-name="P4">
Обидві сторони застосовують танки, артилерію, бойову авіацію та іншу важкузброю.</text:p>
      <text:p text:style-name="P4">
<text:span text:style-name="T5">
Фото: АА</text:span>
</text:p>
      <text:p text:style-name="P4">
Source: <text:a xlink:type="simple" xlink:href="https://www.ukrinform.ua/rubric-world/3698118-armia-sudanu-ogolosila-pro-nove-pripinenna-vognu-z-voenizovanimi-ugrupovannami.html" text:style-name="Internet_20_link" text:visited-style-name="Visited_20_Internet_20_Link">
https://www.ukrinform.ua/rubric-world/3698118-armia-sudanu-ogolosila-pro-nove-pripinenna-vognu-z-voenizovanimi-ugrupovannami.html</text:a>
</text:p>
      <!--NEWS-->
      <text:h text:style-name="P10" text:outline-level="1">
<text:span text:style-name="T4">
У Німеччині вважають, що інфраструктуру України треба відновлювати як частину європейської</text:span>
</text:h>
      <text:p text:style-name="P4">
Authors: Ukrinform (Person)</text:p>
      <text:p text:style-name="P4">
Publisher: Укринформ (Organization)</text:p>
      <text:p text:style-name="P4">
Published Time: 2023-04-19T20:39:00+03:00</text:p>
      <text:p text:style-name="P4">
Modified Time: 2023-04-19T20:39:00+03:00</text:p>
      <text:p text:style-name="P4">
Description: Німеччина у своїй діяльності з відбудови України не концентрується на певних регіонах чи галузях економіки, а орієнтується на пріоритети української влади та відновлення зруйнованої інфраструктури з урахуванням того, що вона згодом стане частиною європейської. — Укрінформ.</text:p>
      <text:p text:style-name="P4">
Images: ["<text:a xlink:type="simple" xlink:href="https://static.ukrinform.com/photos/2022_12/thumb_files/630_360_1670417330-791.jpg" text:style-name="Internet_20_link" text:visited-style-name="Visited_20_Internet_20_Link">
630_360_16704...</text:a>
"]</text:p>
      <text:p text:style-name="P4">
Tags: ['Енергетика', 'Німеччина', 'Відбудова']</text:p>
      <text:p text:style-name="P4">
Type: Article</text:p>
      <!--METADATA-->
      <text:p text:style-name="P4">
<draw:frame draw:style-name="fr1" draw:name="Image278" text:anchor-type="as-char" svg:width="6.9236in" svg:height="3.956343in" draw:z-index="0">
<draw:image xlink:href="../Images/yкринформ/2023-04-19T20-39-00-03-00/630_360_1670417330-791.jpg" xlink:type="simple" xlink:show="embed" xlink:actuate="onLoad" draw:mime-type="image/jpeg"/>
</draw:frame>
 Німеччинау своїй діяльності з відбудови України не концентрується на певних регіонах чигалузях економіки, а орієнтується на пріоритети української влади тавідновлення зруйнованої інфраструктури з урахуванням того, що вона згодомстане частиною європейської.</text:p>
      <text:p text:style-name="P4">
Про це заявив Уповноважений Федерального уряду Німеччини з питань відновленняУкраїни державний секретар Міністерства економічного співробітництва тарозвитку Німеччини Йохен Фласбарт на брифінгу в Києві, повідомляє кореспондентУкрінформу.</text:p>
      <text:p text:style-name="P4">
"Ми вирішили не концентруватися на допомозі чи якихось партнерських стосункахз певними регіонами чи приділяти увагу певним секторам, чи галузям економіки.Ми насамперед виходимо з того, що необхідно дуже чітко координувати нашізусилля з Україною, щоб ставилися правильні пріоритети і щоб визначалося, якіпроєкти чи програми будуть втілюватися в життя в рамках спільної роботиміжнародної донорської платформи за співпраці зі Світовим банком і Міжнароднимвалютним фондом", - сказав Фласбарт.</text:p>
      <text:p text:style-name="P4">
<text:span text:style-name="T4">
Читайте також:</text:span>
 <text:a xlink:type="simple" xlink:href="https://www.ukrinform.ua/rubric-society/3698090-nimeccina-nadast-ukraini-se-112-miljoniv-na-zitlo-dla-pereselenciv.html" text:style-name="Internet_20_link" text:visited-style-name="Visited_20_Internet_20_Link">
 </text:a>
</text:p>
      <text:p text:style-name="P4">
Він додав, що під час візиту до Києва обговорював пріоритети у відбудовіУкраїни не лише з українськими посадовцями, але також представниками Програмирозвитку ООН в Україні, ЮНІСЕФ та Міжнародної організації з міграції та іншихдержав-донорів, зокрема, проводив переговори у Мінфіні разом зіспецпосланником Франції з питань відбудови.</text:p>
      <text:p text:style-name="P4">
"Насамперед ми надаємо допомогу, щоб забезпечити роботу енергетичноїінфраструктури, яка значно постраждала в Україні. Ми не лише ремонтуємо,відновлюємо пошкоджені елементи інфраструктури, але також працюємо надподальшою розбудовою української інфраструктури, тому що Україна незабаромстане складовою частиною єдиної Європи, і ця інфраструктура також увіллється вєвропейську інфраструктуру", – пояснив Фласбарт.</text:p>
      <text:p text:style-name="P4">
<text:span text:style-name="T4">
Читайте також:</text:span>
 <text:a xlink:type="simple" xlink:href="https://www.ukrinform.ua/rubric-vidbudova/3697416-do-kieva-pribuv-derzsekretar-ministerstva-ekonomicnogo-spivrobitnictva-ta-rozvitku-frn.html" text:style-name="Internet_20_link" text:visited-style-name="Visited_20_Internet_20_Link">
 </text:a>
</text:p>
      <text:p text:style-name="P4">
Як повідомлялося, державний секретар Міністерства економічного співробітництвата розвитку Німеччини Йохен Фласбарт 18 квітня прибув до Києва з дводеннимвізитом.</text:p>
      <text:p text:style-name="P4">
Source: <text:a xlink:type="simple" xlink:href="https://www.ukrinform.ua/rubric-vidbudova/3698119-u-nimeccini-vvazaut-so-infrastrukturu-ukraini-treba-vidnovluvati-ak-castinu-evropejskoi.html" text:style-name="Internet_20_link" text:visited-style-name="Visited_20_Internet_20_Link">
https://www.ukrinform.ua/rubric-vidbudova/3698119-u-nimeccini-vvazaut-so-infrastrukturu-ukraini-treba-vidnovluvati-ak-castinu-evropejskoi.html</text:a>
</text:p>
      <!--NEWS-->
      <text:h text:style-name="P10" text:outline-level="1">
<text:span text:style-name="T4">
Україна закликає Ізраїль скасувати чемпіонат Європи з самбо через участь росіян і білорусів</text:span>
</text:h>
      <text:p text:style-name="P4">
Authors: Ukrinform (Person)</text:p>
      <text:p text:style-name="P4">
Publisher: Укринформ (Organization)</text:p>
      <text:p text:style-name="P4">
Published Time: 2023-04-19T20:44:00+03:00</text:p>
      <text:p text:style-name="P4">
Modified Time: 2023-04-19T20:44:00+03:00</text:p>
      <text:p text:style-name="P4">
Description: Посольство України в Тель-Авіві закликає Міністерство культури і спорту Ізраїлю та муніципалітет Хайфи скасувати проведення чемпіонату Європи з самбо за участю російських та білоруських спортсменів. — Укрінформ.</text:p>
      <text:p text:style-name="P4">
Images: ["<text:a xlink:type="simple" xlink:href="https://static.ukrinform.com/photos/2015_12/thumb_files/630_360_1450874888-4827.jpg" text:style-name="Internet_20_link" text:visited-style-name="Visited_20_Internet_20_Link">
630_360_14508...</text:a>
"]</text:p>
      <text:p text:style-name="P4">
Tags: ['Європа', 'Ізраїль', 'Самбо', 'Спорт', 'Україна', 'Змагання', 'Чемпіонат']</text:p>
      <text:p text:style-name="P4">
Type: Article</text:p>
      <!--METADATA-->
      <text:p text:style-name="P4">
<draw:frame draw:style-name="fr1" draw:name="Image279" text:anchor-type="as-char" svg:width="6.9236in" svg:height="3.956343in" draw:z-index="0">
<draw:image xlink:href="../Images/yкринформ/2023-04-19T20-44-00-03-00/630_360_1450874888-4827.jpg" xlink:type="simple" xlink:show="embed" xlink:actuate="onLoad" draw:mime-type="image/jpeg"/>
</draw:frame>
Посольство України в Тель-Авіві закликає Міністерство культури і спортуІзраїлю та муніципалітет Хайфи скасувати проведення чемпіонату Європи з самбоза участю російських та білоруських спортсменів.</text:p>
      <text:p text:style-name="P4">
Про це українське представництво заявило у  <text:a xlink:type="simple" xlink:href="https://www.facebook.com/UkraineInIsrael/posts/pfbid0AgFxCqkezeBL6P3qB8bndnuVR1jJW4C5Q6nJxPuxUp3xLu2m1GQUQ4pwjErbxnnml" text:style-name="Internet_20_link" text:visited-style-name="Visited_20_Internet_20_Link">
</text:a>
, передає Укрінформ.</text:p>
      <text:p text:style-name="P4">
«Ми висловлюємо протест Міністерству культури і спорту та муніципалітету Хайфичерез проведення чемпіонату Європи з самбо. російські та білоруські спортсмениберуть участь у змаганнях, спонсорованих російською урядовою організацією, якубойкотують усі західні країни», - зазначило посольство.</text:p>
      <text:p text:style-name="P4">
Диппредставництво наголосило, що білорусь як партнер у збройній агресії протиУкраїни також несе відповідальність за злочини проти людства, що скоєні вУкраїні.</text:p>
      <text:p text:style-name="P4">
«росія використовує конкуренцію як ідеологічну зброю для поширення пропагандита відбілювання своїх злочинів. Велика трибуна для цих двох злочинних режимівє наругою над пам’яттю сотень тисяч громадян України, серед яких понад 220українських спортсменів, які віддали життя в боротьбі за майбутнєдемократичної європейської країни», - підкреслюється в заяві.</text:p>
      <text:p text:style-name="P4">
<text:span text:style-name="T4">
Читайте також:</text:span>
 <text:a xlink:type="simple" xlink:href="https://www.ukrinform.ua/rubric-sports/3698031-fiba-ne-dopustila-zbirni-rf-ta-rb-do-poperednoi-kvalifikacii-evrobasketu2025.html" text:style-name="Internet_20_link" text:visited-style-name="Visited_20_Internet_20_Link">
 </text:a>
</text:p>
      <text:p text:style-name="P4">
Посольство закликало ізраїльську сторону вжити всіх необхідних заходів дляскасування та бойкоту турніру.</text:p>
      <text:p text:style-name="P4">
Як повідомляв Укрінформ, наприкінці січня <text:a xlink:type="simple" xlink:href="https://www.ukrinform.ua/tag-mok" text:style-name="Internet_20_link" text:visited-style-name="Visited_20_Internet_20_Link">
 </text:a>
 оголосив про намір повернути спортсменів з росії та білорусі до виступівна міжнародних змаганнях під нейтральним прапором.</text:p>
      <text:p text:style-name="P4">
Пізніше міністр молоді та спорту, президент НОК Вадим Гутцайт заявив, щоУкраїна докладатиме всіх зусиль, щоб російських та білоруських спортсменів небуло на міжнародних спортивних змаганнях.</text:p>
      <text:p text:style-name="P4">
Source: <text:a xlink:type="simple" xlink:href="https://www.ukrinform.ua/rubric-sports/3698121-ukraina-zaklikae-izrail-skasuvati-cempionat-evropi-z-sambo-cerez-ucast-rosian-i-bilorusiv.html" text:style-name="Internet_20_link" text:visited-style-name="Visited_20_Internet_20_Link">
https://www.ukrinform.ua/rubric-sports/3698121-ukraina-zaklikae-izrail-skasuvati-cempionat-evropi-z-sambo-cerez-ucast-rosian-i-bilorusiv.html</text:a>
</text:p>
      <!--NEWS-->
      <text:h text:style-name="P10" text:outline-level="1">
<text:span text:style-name="T4">
Мельник провів переговори із заступником держсекретаря США</text:span>
</text:h>
      <text:p text:style-name="P4">
Authors: Ukrinform (Person)</text:p>
      <text:p text:style-name="P4">
Publisher: Укринформ (Organization)</text:p>
      <text:p text:style-name="P4">
Published Time: 2023-04-19T20:46:05+03:00</text:p>
      <text:p text:style-name="P4">
Modified Time: 2023-04-19T20:46:05+03:00</text:p>
      <text:p text:style-name="P4">
Description: Заступник міністра закордонних справ Андрій Мельник обговорив із заступником державного секретаря США з питань Західної півкулі послом Брайаном Ніколсом поглиблення партнерства з країнами Латинської Америки та Карибського басейну. — Укрінформ.</text:p>
      <text:p text:style-name="P4">
Images: ["<text:a xlink:type="simple" xlink:href="https://static.ukrinform.com/photos/2023_04/thumb_files/630_360_1681926264-273.jpg" text:style-name="Internet_20_link" text:visited-style-name="Visited_20_Internet_20_Link">
630_360_16819...</text:a>
", "<text:a xlink:type="simple" xlink:href="https://static.ukrinform.com/photos/2023_04/1681926264-313.jpg" text:style-name="Internet_20_link" text:visited-style-name="Visited_20_Internet_20_Link">
1681926264-31...</text:a>
", "<text:a xlink:type="simple" xlink:href="https://static.ukrinform.com/photos/2023_04/1681926264-262.jpg" text:style-name="Internet_20_link" text:visited-style-name="Visited_20_Internet_20_Link">
1681926264-26...</text:a>
"]</text:p>
      <text:p text:style-name="P4">
Tags: ['МЗС', 'Мельник', 'Зеленський']</text:p>
      <text:p text:style-name="P4">
Type: Article</text:p>
      <!--METADATA-->
      <text:p text:style-name="P4">
<draw:frame draw:style-name="fr1" draw:name="Image280" text:anchor-type="as-char" svg:width="6.9236in" svg:height="3.956343in" draw:z-index="0">
<draw:image xlink:href="../Images/yкринформ/2023-04-19T20-46-05-03-00/630_360_1681926264-273.jpg" xlink:type="simple" xlink:show="embed" xlink:actuate="onLoad" draw:mime-type="image/jpeg"/>
</draw:frame>
 Заступникміністра закордонних справ Андрій Мельник обговорив із заступником державногосекретаря США з питань Західної півкулі послом Брайаном Ніколсом поглибленняпартнерства з країнами Латинської Америки та Карибського басейну.</text:p>
      <text:p text:style-name="P4">
Переговори відбулися на виконання доручення Президента України ВолодимираЗеленського, повідомляє Укрінформ із посиланням на <text:a xlink:type="simple" xlink:href="https://mfa.gov.ua/news/andrij-melnik-proviv-peregovori-iz-zastupnikom-derzhavnogo-sekretarya-ssha-z-pitan-zahidnoyi-pivkuli-brajanom-endryu-nikolsom" text:style-name="Internet_20_link" text:visited-style-name="Visited_20_Internet_20_Link">
</text:a>
 .</text:p>
      <text:p text:style-name="P4">
Як інформує Міністерство, Мельник висловив вдячність урядові США занадзвичайно потужну підтримку України у військовій, фінансовій та гуманітарнійсферах з метою припинення воєнної інтервенції москви та звільнення всіхтимчасово окупованих територій. Він наголосив, що ця безпрецедентна допомога збоку американських союзників назавжди увійде в літопис історії.</text:p>
      <text:p text:style-name="P4">
<text:span text:style-name="T4">
Читайте також:</text:span>
 <text:a xlink:type="simple" xlink:href="https://www.ukrinform.ua/rubric-polytics/3682963-melnik-proviv-persi-v-istorii-vidnosin-peregovori-z-kerivnictvom-mzs-sentlusii.html" text:style-name="Internet_20_link" text:visited-style-name="Visited_20_Internet_20_Link">
 <text:span text:style-name="T4">
Мельник</text:span>
 </text:a>
</text:p>
      <text:p text:style-name="P4">
Головною метою онлайн-зустрічі було вироблення спільних підходів у взаємодіїУкраїни та США задля пожвавлення зв’язків з державами Латинської Америки таКарибського басейну (ЛАКБ).</text:p>
      <text:p text:style-name="P4">
<draw:frame draw:style-name="fr1" draw:name="Image281" text:anchor-type="as-char" svg:width="6.9236in" svg:height="4.751676in" draw:z-index="0">
<draw:image xlink:href="../Images/yкринформ/2023-04-19T20-46-05-03-00/1681926264-313.jpg" xlink:type="simple" xlink:show="embed" xlink:actuate="onLoad" draw:mime-type="image/jpeg"/>
</draw:frame>
</text:p>
      <text:p text:style-name="P4">
Відбувся довірливий обмін думками щодо потенційних сфер кооперації міжУкраїною та США з метою зміцнення діалогу між двома державами в ЛАКБ, зокремау контексті протидії російській агресії.</text:p>
      <text:p text:style-name="P4">
Мельник ознайомив співрозмовника з новими підходами вітчизняної зовнішньоїполітики щодо Центральної і Південної Америки, бажанням глави державиперезавантажити відносини з цим стратегічно важливим регіоном.</text:p>
      <text:p text:style-name="P4">
<text:span text:style-name="T4">
Читайте також:</text:span>
 <text:a xlink:type="simple" xlink:href="https://www.ukrinform.ua/rubric-crimea/3698059-mzs-pidtrimue-dopovid-komisara-radi-evropi-pro-porusenna-okupantami-prav-krimskih-tatar.html" text:style-name="Internet_20_link" text:visited-style-name="Visited_20_Internet_20_Link">
 <text:span text:style-name="T4">
МЗС</text:span>
 </text:a>
</text:p>
      <text:p text:style-name="P4">
Заступник держсекретаря США запевнив у готовності офіційного Вашингтона, якключового союзника України, надати практичне сприяння у поглибленні контактівУкраїни з латиноамериканськими державами.</text:p>
      <text:p text:style-name="P4">
Сторони домовилися продовжувати започатковану комунікацію на регулярнійоснові. Мельник запросив свого американського колегу відвідати з робочимвізитом Київ.</text:p>
      <text:p text:style-name="P4">
<draw:frame draw:style-name="fr1" draw:name="Image282" text:anchor-type="as-char" svg:width="6.9236in" svg:height="4.599926in" draw:z-index="0">
<draw:image xlink:href="../Images/yкринформ/2023-04-19T20-46-05-03-00/1681926264-262.jpg" xlink:type="simple" xlink:show="embed" xlink:actuate="onLoad" draw:mime-type="image/jpeg"/>
</draw:frame>
</text:p>
      <text:p text:style-name="P4">
Як повідомляв Укрінформ, Президент Володимир Зеленський переконаний, щонеобхідно позбавити рашизм навіть надії на підтримку у країнах ЛатинськоїАмерики.</text:p>
      <text:p text:style-name="P4">
Фото: МЗС</text:p>
      <text:p text:style-name="P4">
Source: <text:a xlink:type="simple" xlink:href="https://www.ukrinform.ua/rubric-polytics/3698123-melnik-proviv-peregovori-iz-zastupnikom-derzsekretara-ssa.html" text:style-name="Internet_20_link" text:visited-style-name="Visited_20_Internet_20_Link">
https://www.ukrinform.ua/rubric-polytics/3698123-melnik-proviv-peregovori-iz-zastupnikom-derzsekretara-ssa.html</text:a>
</text:p>
      <!--NEWS-->
      <text:h text:style-name="P10" text:outline-level="1">
<text:span text:style-name="T4">
Костін закликав Конгрес США натиснути на росію, щоб повернути українських дітей додому</text:span>
</text:h>
      <text:p text:style-name="P4">
Authors: Ukrinform (Person)</text:p>
      <text:p text:style-name="P4">
Publisher: Укринформ (Organization)</text:p>
      <text:p text:style-name="P4">
Published Time: 2023-04-19T20:50:00+03:00</text:p>
      <text:p text:style-name="P4">
Modified Time: 2023-04-19T20:50:00+03:00</text:p>
      <text:p text:style-name="P4">
Description: Генеральний прокурор України Андрій Костін звернувся із закликом до Конгресу США посприяти створенню потужного міжнародного тиску на росію, щоби вона сама захотіла повернути вивезених з України дітей додому. — Укрінформ.</text:p>
      <text:p text:style-name="P4">
Images: ["<text:a xlink:type="simple" xlink:href="https://static.ukrinform.com/photos/2022_08/thumb_files/630_360_1659550516-968.jpg" text:style-name="Internet_20_link" text:visited-style-name="Visited_20_Internet_20_Link">
630_360_16595...</text:a>
"]</text:p>
      <text:p text:style-name="P4">
Tags: ['Діти', 'США', 'Викрадення людей', 'Конгрес США', 'Андрій Костін']</text:p>
      <text:p text:style-name="P4">
Type: Article</text:p>
      <!--METADATA-->
      <text:p text:style-name="P4">
<draw:frame draw:style-name="fr1" draw:name="Image283" text:anchor-type="as-char" svg:width="6.9236in" svg:height="3.956343in" draw:z-index="0">
<draw:image xlink:href="../Images/yкринформ/2023-04-19T20-50-00-03-00/630_360_1659550516-968.jpg" xlink:type="simple" xlink:show="embed" xlink:actuate="onLoad" draw:mime-type="image/jpeg"/>
</draw:frame>
Генеральний прокурор України Андрій Костін звернувся із закликом до КонгресуСША посприяти створенню потужного міжнародного тиску на росію, щоби вона самазахотіла повернути вивезених з України дітей додому.</text:p>
      <text:p text:style-name="P4">
Про це він заявив у середу під час слухань у Комітеті в закордонних справахПалати представників США, передає власний кореспондент Укрінформу.</text:p>
      <text:p text:style-name="P4">
«Потрібен потужний, об’єднаний тиск на російське керівництво, щоби повернутиукраїнських дітей додому», - наголосив генеральний прокурор України.</text:p>
      <text:p text:style-name="P4">
<text:span text:style-name="T4">
Читайте також:</text:span>
 <text:a xlink:type="simple" xlink:href="https://www.ukrinform.ua/rubric-ato/3698096-kostin-u-kongresi-ssa-mi-maemo-dokazi-finansuvanna-kativen-v-ukraini-specsluzbami-rosii.html" text:style-name="Internet_20_link" text:visited-style-name="Visited_20_Internet_20_Link">
 <text:span text:style-name="T4">
Костін</text:span>
 </text:a>
</text:p>
      <text:p text:style-name="P4">
Він підкреслив, що для рф це буде легко зробити, якщо у них з’явиться такебажання.</text:p>
      <text:p text:style-name="P4">
«Існує низка міжнародних законодавчих актів, які можуть бути використані длятого, щоби повернути дітей через треті країни, через міжнародні організації доїхніх сімей та до їхньої країни»,- зауважив Костін.</text:p>
      <text:p text:style-name="P4">
За його словами, офіс генпрокурора має інформацію про те, що до 20 тисячукраїнських дітей були примусово депортовані, і лише мала частина з нихповернулася додому. При цьому він зазначив, що головна складність полягає не втому, щоби визначити їхню кількість, алe встановити, де вони знаходяться.</text:p>
      <text:p text:style-name="P4">
<text:span text:style-name="T4">
Читайте також:</text:span>
 <text:a xlink:type="simple" xlink:href="https://www.ukrinform.ua/rubric-polytics/3697972-kostin-u-ssa-spectribunal-sodo-agresii-rf-mae-buti-stvorenij-na-bazi-rezolucii-genasamblei-oon.html" text:style-name="Internet_20_link" text:visited-style-name="Visited_20_Internet_20_Link">
 <text:span text:style-name="T4">
Костін</text:span>
 </text:a>
</text:p>
      <text:p text:style-name="P4">
«Я завжди прошу всіх лідерів, з якими я зустрічаюся, підіймати це питання нащоденній основі, використовуючи весь свій вплив на міжнародному рівні, щобиросіяни повернули наших дітей додому»,- додав генпрокурор України.</text:p>
      <text:p text:style-name="P4">
Як повідомляв Укрінформ, генеральний прокурор України Андрій Костін перебуваєз візитом у Сполучених Штатах, де заплановані його зустрічі з представникамиадміністрації й Конгресу США.</text:p>
      <text:p text:style-name="P4">
Фото: ОГП</text:p>
      <text:p text:style-name="P4">
Source: <text:a xlink:type="simple" xlink:href="https://www.ukrinform.ua/rubric-society/3698124-kostin-zaklikav-kongres-ssa-natisnuti-na-rf-sob-povernuti-ukrainskih-ditej-dodomu.html" text:style-name="Internet_20_link" text:visited-style-name="Visited_20_Internet_20_Link">
https://www.ukrinform.ua/rubric-society/3698124-kostin-zaklikav-kongres-ssa-natisnuti-na-rf-sob-povernuti-ukrainskih-ditej-dodomu.html</text:a>
</text:p>
      <!--NEWS-->
      <text:h text:style-name="P10" text:outline-level="1">
<text:span text:style-name="T4">
Пентагон оголосив новий пакет оборонної допомоги Україні</text:span>
</text:h>
      <text:p text:style-name="P4">
Authors: Ukrinform (Person)</text:p>
      <text:p text:style-name="P4">
Publisher: Укринформ (Organization)</text:p>
      <text:p text:style-name="P4">
Published Time: 2023-04-19T20:54:00+03:00</text:p>
      <text:p text:style-name="P4">
Modified Time: 2023-04-19T20:54:00+03:00</text:p>
      <text:p text:style-name="P4">
Description: Міністерство оборони США оголосило про виділення Україні нового пакету допомоги у сфері безпеки на суму $325 мільйонів, який включає додаткові ракети для HIMARS та інших систем, боєприпаси, інше озброєння й техніку. — Укрінформ.</text:p>
      <text:p text:style-name="P4">
Images: ["<text:a xlink:type="simple" xlink:href="https://static.ukrinform.com/photos/2023_04/thumb_files/630_360_1681170438-481.png" text:style-name="Internet_20_link" text:visited-style-name="Visited_20_Internet_20_Link">
630_360_16811...</text:a>
"]</text:p>
      <text:p text:style-name="P4">
Tags: ['Пентагон', 'США', 'допомога']</text:p>
      <text:p text:style-name="P4">
Type: Article</text:p>
      <!--METADATA-->
      <text:p text:style-name="P4">
<draw:frame draw:style-name="fr1" draw:name="Image284" text:anchor-type="as-char" svg:width="6.9236in" svg:height="3.956343in" draw:z-index="0">
<draw:image xlink:href="../Images/yкринформ/2023-04-19T20-54-00-03-00/630_360_1681170438-481.png" xlink:type="simple" xlink:show="embed" xlink:actuate="onLoad" draw:mime-type="image/png"/>
</draw:frame>
Міністерство оборони США оголосило про виділення Україні нового пакетудопомоги у сфері безпеки на суму $325 мільйонів, який включає додаткові ракетидля HIMARS та інших систем, боєприпаси, інше озброєння й техніку.</text:p>
      <text:p text:style-name="P4">
Про це йдеться в <text:a xlink:type="simple" xlink:href="https://www.defense.gov/News/Releases/Release/Article/3367924/biden-administration-announces-additional-security-assistance-for-ukraine/" text:style-name="Internet_20_link" text:visited-style-name="Visited_20_Internet_20_Link">
</text:a>
 ,оприлюдненому в середу, передає Укрінформ.</text:p>
      <text:p text:style-name="P4">
Зазначається, що пакет містить озброєння й боєприпаси, «необхідні дляпосилення захисників України на полі бою», на суму до $325 мільйонів. Допомогавиділяється за механізмом Presidential Drawdown (за президентськимиповноваженнями – ред.), що означає забезпечення негайних поставок в Україну знаявних резервів Пентагону.</text:p>
      <text:p text:style-name="P4">
<text:span text:style-name="T4">
Читайте також:</text:span>
 <text:a xlink:type="simple" xlink:href="https://www.ukrinform.ua/rubric-world/3698069-pidozruvanij-u-spravi-pro-vitik-dokumentiv-pentagonu-zalisitsa-pid-vartou.html" text:style-name="Internet_20_link" text:visited-style-name="Visited_20_Internet_20_Link">
 <text:span text:style-name="T4">
Пентагон</text:span>
 </text:a>
</text:p>
      <text:p text:style-name="P4">
За інформацією Міноборони США, новий пакет включає боєприпаси для системHIMARS; артилерійські снаряди калібру 155 мм і 105 мм; ракети для систем TOW;комплекси протитанкової зброї АТ-4. Крім того, Україні передаютьсяпротитанкові міни;</text:p>
      <text:p text:style-name="P4">
високоточні авіаційні боєприпаси; підривні боєприпаси для прибирання перешкод;понад 9 мільйонів патронів до стрілецької зброї; чотири ремонтні машини МТЗ.До пакету також входить тестове й діагностичне обладнання для ремонту техніки;обладнання для безпеки портів і гаваней; запчастини та інше польовеустаткування.</text:p>
      <text:p text:style-name="P4">
«США продовжать працювати зі своїми союзниками й партнерами, щоби забезпечитиУкраїну можливостями для задоволення її безпосередніх потреб на полі бою тадовгострокових потреб у допомозі у сфері безпеки»,- підкреслили вамериканському оборонному відомстві.</text:p>
      <text:p text:style-name="P4">
<text:span text:style-name="T4">
Читайте також:</text:span>
 <text:a xlink:type="simple" xlink:href="https://www.ukrinform.ua/rubric-ato/3697658-pentagon-pidtverdiv-persi-bmp-bradley-vze-v-ukraini.html" text:style-name="Internet_20_link" text:visited-style-name="Visited_20_Internet_20_Link">
 <text:span text:style-name="T4">
Пентагон</text:span>
 </text:a>
</text:p>
      <text:p text:style-name="P4">
Як повідомляв Укрінформ, 21 квітня на авіабазі «Рамштайн» у Німеччинівідбудеться 11-те засідання Контактної групи з питань оборони України.</text:p>
      <text:p text:style-name="P4">
Source: <text:a xlink:type="simple" xlink:href="https://www.ukrinform.ua/rubric-ato/3698125-pentagon-ogolosiv-novij-paket-oboronnoi-dopomogi-ukraini.html" text:style-name="Internet_20_link" text:visited-style-name="Visited_20_Internet_20_Link">
https://www.ukrinform.ua/rubric-ato/3698125-pentagon-ogolosiv-novij-paket-oboronnoi-dopomogi-ukraini.html</text:a>
</text:p>
      <!--NEWS-->
      <text:h text:style-name="P10" text:outline-level="1">
<text:span text:style-name="T4">
У Коломиї кераміст із Франції представив декоративні панно, створені у 96 країнах</text:span>
</text:h>
      <text:p text:style-name="P4">
Authors: Ukrinform (Person)</text:p>
      <text:p text:style-name="P4">
Publisher: Укринформ (Organization)</text:p>
      <text:p text:style-name="P4">
Published Time: 2023-04-19T20:56:35+03:00</text:p>
      <text:p text:style-name="P4">
Modified Time: 2023-04-19T20:56:35+03:00</text:p>
      <text:p text:style-name="P4">
Description: У Коломиї кераміст та скульптор із Франції Паскаль Вьостеландт представив декоративні панно, зроблені в різних країнах світу. — Укрінформ.</text:p>
      <text:p text:style-name="P4">
Images: ["<text:a xlink:type="simple" xlink:href="https://static.ukrinform.com/photos/2023_04/thumb_files/630_360_1681926774-314.jpg" text:style-name="Internet_20_link" text:visited-style-name="Visited_20_Internet_20_Link">
630_360_16819...</text:a>
"]</text:p>
      <text:p text:style-name="P4">
Tags: ['Франція', 'Коломия', 'Мистецтво']</text:p>
      <text:p text:style-name="P4">
Type: Article</text:p>
      <!--METADATA-->
      <text:p text:style-name="P4">
<draw:frame draw:style-name="fr1" draw:name="Image285" text:anchor-type="as-char" svg:width="6.9236in" svg:height="3.956343in" draw:z-index="0">
<draw:image xlink:href="../Images/yкринформ/2023-04-19T20-56-35-03-00/630_360_1681926774-314.jpg" xlink:type="simple" xlink:show="embed" xlink:actuate="onLoad" draw:mime-type="image/jpeg"/>
</draw:frame>
 У Коломиїкераміст та скульптор із Франції Паскаль Вьостеландт представив декоративніпанно, зроблені в різних країнах світу.</text:p>
      <text:p text:style-name="P4">
Про це повідомляє місцева телекомпанія  <text:a xlink:type="simple" xlink:href="https://www.ntktv.ua/news/frantsuz%60kyy_keramist_prezentuvav_u_kolomyyi_panno_zrobleni_v_riznykh_kutochkakh_svitu_video/" text:style-name="Internet_20_link" text:visited-style-name="Visited_20_Internet_20_Link">
</text:a>
, передає Укрінформ.</text:p>
      <text:p text:style-name="P4">
«До Коломиї вдруге з мистецьким візитом завітав Паскаль Вьостеландт. Цьогоразу – щоб продемонструвати декоративні панно, зроблені в різних куточкахсвіту», - повідомляє НТК.</text:p>
      <text:p text:style-name="P4">
Сам Паскаль Вьостеландт запевняє, що декоративне панно він постійно доповнює,і нині тут представлені 96 країн світу. Серед них і ті роботи, які вінстворював з дітьми, коли вперше приїхав до Коломиї майже рік тому. Ниніхудожник прагне підтримати Україну і пропагує мир.</text:p>
      <text:p text:style-name="P4">
<text:span text:style-name="T4">
Читайте також:</text:span>
 <text:a xlink:type="simple" xlink:href="https://www.ukrinform.ua/rubric-culture/3692352-barska-keramika-uvijsla-do-pereliku-elementiv-nematerialnoi-kulturnoi-spadsini-vinniccini.html" text:style-name="Internet_20_link" text:visited-style-name="Visited_20_Internet_20_Link">
 <text:span text:style-name="T4">
керамі</text:span>
 </text:a>
</text:p>
      <text:p text:style-name="P4">
«Коли я приїхав в Україну, то побачив, як бомбардують школи. Не повиннібомбардувати школи. Я побачив багато тисяч дітей і я хотів плакати… Діти неповинні бути жертвами. Треба мир в Україні, щоб був мир в усьому світі», -говорить французький митець.</text:p>
      <text:p text:style-name="P4">
Зазначається, що після презентації декоративних панно в Івано-Франківську,Львові та Коломиї автор планує їх показати ще у Києві.</text:p>
      <text:p text:style-name="P4">
Як повідомляв Укрінформ, у Чернівецькій області до 400-річчя Хотинської битвимайстер лозоплетіння створив панно із зображенням запорізьких <text:a xlink:type="simple" xlink:href="https://www.ukrinform.ua/tag-kozak" text:style-name="Internet_20_link" text:visited-style-name="Visited_20_Internet_20_Link">
</text:a>
 та велике яйце-писанку з орнаментомХотинської фортеці.</text:p>
      <text:p text:style-name="P4">
_ Фото: Галка  _</text:p>
      <text:p text:style-name="P4">
Source: <text:a xlink:type="simple" xlink:href="https://www.ukrinform.ua/rubric-culture/3698126-u-kolomii-keramist-iz-francii-predstaviv-dekorativni-panno-stvoreni-u-96-krainah.html" text:style-name="Internet_20_link" text:visited-style-name="Visited_20_Internet_20_Link">
https://www.ukrinform.ua/rubric-culture/3698126-u-kolomii-keramist-iz-francii-predstaviv-dekorativni-panno-stvoreni-u-96-krainah.html</text:a>
</text:p>
      <!--NEWS-->
      <text:h text:style-name="P10" text:outline-level="1">
<text:span text:style-name="T4">
В уряді Німеччини наголошують на важливості боротьби з корупцією для розвитку економіки України</text:span>
</text:h>
      <text:p text:style-name="P4">
Authors: Ukrinform (Person)</text:p>
      <text:p text:style-name="P4">
Publisher: Укринформ (Organization)</text:p>
      <text:p text:style-name="P4">
Published Time: 2023-04-19T21:04:31+03:00</text:p>
      <text:p text:style-name="P4">
Modified Time: 2023-04-19T21:04:31+03:00</text:p>
      <text:p text:style-name="P4">
Description: Питання боротьби з корупцією є важливим чинником у розвитку економіки України, оскільки від зменшення її проявів залежить залучення приватних інвестицій. — Укрінформ.</text:p>
      <text:p text:style-name="P4">
Images: ["<text:a xlink:type="simple" xlink:href="https://static.ukrinform.com/photos/2020_06/thumb_files/630_360_1592312495-117.jpeg" text:style-name="Internet_20_link" text:visited-style-name="Visited_20_Internet_20_Link">
630_360_15923...</text:a>
"]</text:p>
      <text:p text:style-name="P4">
Tags: ['Німеччина', 'Україна', 'Корупція']</text:p>
      <text:p text:style-name="P4">
Type: Article</text:p>
      <!--METADATA-->
      <text:p text:style-name="P4">
<draw:frame draw:style-name="fr1" draw:name="Image286" text:anchor-type="as-char" svg:width="6.9236in" svg:height="3.956343in" draw:z-index="0">
<draw:image xlink:href="../Images/yкринформ/2023-04-19T21-04-31-03-00/630_360_1592312495-117.jpeg" xlink:type="simple" xlink:show="embed" xlink:actuate="onLoad" draw:mime-type="image/jpeg"/>
</draw:frame>
 Питанняборотьби з корупцією є важливим чинником у розвитку економіки України,оскільки від зменшення її проявів залежить залучення приватних інвестицій.</text:p>
      <text:p text:style-name="P4">
Про це заявив уповноважений Федерального уряду Німеччини з питань відновленняУкраїни, державний секретар Міністерства економічного співробітництва тарозвитку Німеччини Йохен Фласбарт на брифінгу в Києві, повідомляє кореспондентУкрінформу.</text:p>
      <text:p text:style-name="P4">
Фласбарт зазначив, що під час зустрічей з українськими посадовцямиобговорювалися питання розвитку економіки України.</text:p>
      <text:p text:style-name="P4">
<text:span text:style-name="T4">
Читайте також:</text:span>
 <text:a xlink:type="simple" xlink:href="https://www.ukrinform.ua/rubric-vidbudova/3698119-u-nimeccini-vvazaut-so-infrastrukturu-ukraini-treba-vidnovluvati-ak-castinu-evropejskoi.html" text:style-name="Internet_20_link" text:visited-style-name="Visited_20_Internet_20_Link">
 </text:a>
</text:p>
      <text:p text:style-name="P4">
"Особливо наголошувалося на ролі приватного бізнесу, тому що відомо, щоУкраїна потребує дуже значних інвестицій - не все може фінансуватися здержавного бюджету, тому дуже важливою є роль приватного бізнесу. А для цьоговажливим фактором є те, щоб було якомога менше проявів корупції", - сказавуповноважений.</text:p>
      <text:p text:style-name="P4">
За його словами, німецька сторона бачить, що уряд і парламент Україниприділяють наразі багато уваги цьому питанню.</text:p>
      <text:p text:style-name="P4">
<text:span text:style-name="T4">
Читайте також:</text:span>
 <text:a xlink:type="simple" xlink:href="https://www.ukrinform.ua/rubric-society/3698090-nimeccina-nadast-ukraini-se-112-miljoniv-na-zitlo-dla-pereselenciv.html" text:style-name="Internet_20_link" text:visited-style-name="Visited_20_Internet_20_Link">
 </text:a>
</text:p>
      <text:p text:style-name="P4">
"Зменшення рівня корупції є одним зі стовпів децентралізації, яка маєпросуватися вперед. Звісно, що ми бачимо певні кроки в цьому напрямку", -зазначив Фласбарт.</text:p>
      <text:p text:style-name="P4">
Як повідомлялося, державний секретар Міністерства економічного співробітництвата розвитку Німеччини Йохен Фласбарт 18 квітня прибув до Києва з дводеннимвізитом.</text:p>
      <text:p text:style-name="P4">
Source: <text:a xlink:type="simple" xlink:href="https://www.ukrinform.ua/rubric-economy/3698127-v-uradi-nimeccini-nagolosuut-na-vazlivosti-borotbi-z-korupcieu-dla-rozvitku-ekonomiki-ukraini.html" text:style-name="Internet_20_link" text:visited-style-name="Visited_20_Internet_20_Link">
https://www.ukrinform.ua/rubric-economy/3698127-v-uradi-nimeccini-nagolosuut-na-vazlivosti-borotbi-z-korupcieu-dla-rozvitku-ekonomiki-ukraini.html</text:a>
</text:p>
      <!--NEWS-->
      <text:h text:style-name="P10" text:outline-level="1">
<text:span text:style-name="T4">
Високі технології та імпортні комплектуючі не постачаються до рф масово - Данілов</text:span>
</text:h>
      <text:p text:style-name="P4">
Authors: Ukrinform (Person)</text:p>
      <text:p text:style-name="P4">
Publisher: Укринформ (Organization)</text:p>
      <text:p text:style-name="P4">
Published Time: 2023-04-19T21:10:00+03:00</text:p>
      <text:p text:style-name="P4">
Modified Time: 2023-04-19T21:10:00+03:00</text:p>
      <text:p text:style-name="P4">
Description: Високі технології та імпортні комплектуючі майже не постачаються на територію російської федерації.  — Укрінформ.</text:p>
      <text:p text:style-name="P4">
Images: ["<text:a xlink:type="simple" xlink:href="https://static.ukrinform.com/photos/2022_02/thumb_files/630_360_1645613098-676.jpg" text:style-name="Internet_20_link" text:visited-style-name="Visited_20_Internet_20_Link">
630_360_16456...</text:a>
"]</text:p>
      <text:p text:style-name="P4">
Tags: ['Антиросійські санкції', 'РНБО', 'Технології', 'Зброя', 'Данілов', 'Війна з росією', 'Єдині новини']</text:p>
      <text:p text:style-name="P4">
Type: Article</text:p>
      <!--METADATA-->
      <text:p text:style-name="P4">
<draw:frame draw:style-name="fr1" draw:name="Image287" text:anchor-type="as-char" svg:width="6.9236in" svg:height="3.956343in" draw:z-index="0">
<draw:image xlink:href="../Images/yкринформ/2023-04-19T21-10-00-03-00/630_360_1645613098-676.jpg" xlink:type="simple" xlink:show="embed" xlink:actuate="onLoad" draw:mime-type="image/jpeg"/>
</draw:frame>
 Високітехнології та імпортні комплектуючі майже не постачаються на територіюросійської федерації.</text:p>
      <text:p text:style-name="P4">
Про це в ефірі телемарафону <text:a xlink:type="simple" xlink:href="https://www.youtube.com/watch" text:style-name="Internet_20_link" text:visited-style-name="Visited_20_Internet_20_Link">
 </text:a>
заявив секретар Ради національної безпеки і оборони України Олексій Данілов,передає Укрінформ.</text:p>
      <text:p text:style-name="P4">
“Високі технології та запчастини майже не постачаються на територію російськоїфедерації. Якщо постачаються, то обсяг є вкрай мізерним і не вирішує всі ціпитання, які є зараз викликом для росії”, - сказав <text:a xlink:type="simple" xlink:href="https://www.ukrinform.ua/tag-danilov" text:style-name="Internet_20_link" text:visited-style-name="Visited_20_Internet_20_Link">
</text:a>
 .</text:p>
      <text:p text:style-name="P4">
Він додав, що економіку російської федерації складно знищити, враховуючи те,що вона сировинна і є країни, які купують у росії цю сировину і платять за цегроші.</text:p>
      <text:p text:style-name="P4">
Також секретар РНБО зазначив, що санкції проти росії справді діють.</text:p>
      <text:p text:style-name="P4">
“Якщо б санкційний механізм не був започаткований, то російська федерація малаб зовсім інші можливості саме з використання технологій для виробництва зброї,які є на заході. Сьогодні ми можемо чітко розуміти, що завдяки санкціям наросії відбувається дуже багато негативних процесів. Це наслідки самевпровадження цих санкцій”, - зауважив Данілов.</text:p>
      <text:p text:style-name="P4">
<text:span text:style-name="T4">
Читайте також:</text:span>
 <text:a xlink:type="simple" xlink:href="https://www.ukrinform.ua/rubric-world/3697714-rosia-otrimue-zahidni-zbrojni-tehnologii-v-obhid-sankcij-nyt.html" text:style-name="Internet_20_link" text:visited-style-name="Visited_20_Internet_20_Link">
 </text:a>
</text:p>
      <text:p text:style-name="P4">
Крім того, він підкреслив, що США проводять величезний моніторинг усього того,що постачається на територію росії, тому якщо буде доведено, що ті чи іншікомпанії приймають у цьому участь, то стосовно них також будуть введеніжорсткі заходи, щоб цього не відбувалося.</text:p>
      <text:p text:style-name="P4">
Як повідомляв Укрінформ, західні санкції проти росії продемонстрували свійвплив – хоча експорт нафти в березні був найвищим з часів пандемії, дохід рф <text:a xlink:type="simple" xlink:href="https://www.ukrinform.ua/rubric-economy/3696047-naftovi-dohodi-rosii-vpali-na-43-za-rik-miznarodne-energeticne-agentstvo.html" text:style-name="Internet_20_link" text:visited-style-name="Visited_20_Internet_20_Link">
</text:a>
 , тобто вдвічі, порівняноз минулим роком.</text:p>
      <text:p text:style-name="P4">
Source: <text:a xlink:type="simple" xlink:href="https://www.ukrinform.ua/rubric-ato/3698132-visoki-tehnologii-ta-importni-komplektuuci-ne-postacautsa-do-rf-masovo-danilov.html" text:style-name="Internet_20_link" text:visited-style-name="Visited_20_Internet_20_Link">
https://www.ukrinform.ua/rubric-ato/3698132-visoki-tehnologii-ta-importni-komplektuuci-ne-postacautsa-do-rf-masovo-danilov.html</text:a>
</text:p>
      <!--NEWS-->
      <text:h text:style-name="P10" text:outline-level="1">
<text:span text:style-name="T4">
Зустрічі у форматі «Рамштайн» є надзвичайно важливими не тільки для України — Маляр</text:span>
</text:h>
      <text:p text:style-name="P4">
Authors: Ukrinform (Person)</text:p>
      <text:p text:style-name="P4">
Publisher: Укринформ (Organization)</text:p>
      <text:p text:style-name="P4">
Published Time: 2023-04-19T21:19:45+03:00</text:p>
      <text:p text:style-name="P4">
Modified Time: 2023-04-19T21:19:45+03:00</text:p>
      <text:p text:style-name="P4">
Description: Зустрічі Контактної групи з питань оборони України у форматі «Рамштайн» є надзвичайно важливими не тільки для України. — Укрінформ.</text:p>
      <text:p text:style-name="P4">
Images: ["<text:a xlink:type="simple" xlink:href="https://static.ukrinform.com/photos/2022_07/thumb_files/630_360_1658997765-548.jpg" text:style-name="Internet_20_link" text:visited-style-name="Visited_20_Internet_20_Link">
630_360_16589...</text:a>
"]</text:p>
      <text:p text:style-name="P4">
Tags: ['Міноборони', 'Війна з росією', '#stoprussia', 'Ганна Маляр', 'Зустріч Рамштайн', 'Єдині новини']</text:p>
      <text:p text:style-name="P4">
Type: Article</text:p>
      <!--METADATA-->
      <text:p text:style-name="P4">
<draw:frame draw:style-name="fr1" draw:name="Image288" text:anchor-type="as-char" svg:width="6.9236in" svg:height="3.956343in" draw:z-index="0">
<draw:image xlink:href="../Images/yкринформ/2023-04-19T21-19-45-03-00/630_360_1658997765-548.jpg" xlink:type="simple" xlink:show="embed" xlink:actuate="onLoad" draw:mime-type="image/jpeg"/>
</draw:frame>
 ЗустрічіКонтактної групи з питань оборони України у форматі «Рамштайн» є надзвичайноважливими не тільки для України.</text:p>
      <text:p text:style-name="P4">
Про це під час прямого ефіру телемарафону «Єдині новини» зазначила заступникміністра оборони України Ганна Маляр, передає Укрінформ із посиланням на <text:a xlink:type="simple" xlink:href="https://armyinform.com.ua/2023/04/19/zustrichi-u-formati-ramshtajn-ganna-malyar/" text:style-name="Internet_20_link" text:visited-style-name="Visited_20_Internet_20_Link">
</text:a>
 <text:a xlink:type="simple" xlink:href="https://armyinform.com.ua/2023/04/19/zustrichi-u-formati-ramshtajn-ganna-malyar/" text:style-name="Internet_20_link" text:visited-style-name="Visited_20_Internet_20_Link">
 </text:a>
</text:p>
      <text:p text:style-name="P4">
"Давайте будемо реалістами, росія - це сильний ворог. З точки зору кількостібійців, озброєння окупанти нас переважають. У нас теж є свої переваги, інакшеми б стільки не протрималися. Це професійність наших військових, це мотивація,адже ми ведемо справедливу війну і захищаємо свою землю. У нас вибору немає,ми змушені оборонятися, і це додає нам сили", - сказала Маляр.</text:p>
      <text:p text:style-name="P4">
Крім цього, зауважила Маляр, Україні сприяє допомога від партнерів: "Аледавайте будемо відвертими - світ не був готовий до такої затяжної і такоїінтенсивної у використанні зброї війни. росія ж 30 років готувалася до цього,тож вийти на паритет по озброєнню досить складно. І в Бахмуті ми бачимо, якросіяни застосовують усі свої засоби для потужного наступу, який ми стримуємовже восьмий місяць".</text:p>
      <text:p text:style-name="P4">
<text:span text:style-name="T4">
Читайте також:</text:span>
 <text:a xlink:type="simple" xlink:href="https://www.ukrinform.ua/rubric-ato/3697922-zsu-ne-ogolosuvatimut-kontrnastup-pevni-dii-vze-pocalisa-malar.html" text:style-name="Internet_20_link" text:visited-style-name="Visited_20_Internet_20_Link">
 <text:span text:style-name="T4">
Маляр</text:span>
 </text:a>
</text:p>
      <text:p text:style-name="P4">
Заступниця міністра оборони наголосила, що допомога партнерів надзвичайно,навіть критично, важлива для нас. Світ починає розуміти, що зупинити росію миможемо тільки разом. І це потрібно зробити, адже росія не зупиниться накордонах України.</text:p>
      <text:p text:style-name="P4">
"Якщо ми, не дай Боже, не зупинимо їх тут, вони просто рушать далі. Тому такізаходи, як зустріч Контактної групи з питань оборони України у форматі«Рамштайн», є надзвичайно важливими не тільки для нас", — наголосила Маляр.</text:p>
      <text:p text:style-name="P4">
<text:span text:style-name="T4">
Читайте також:</text:span>
 <text:a xlink:type="simple" xlink:href="https://www.ukrinform.ua/rubric-ato/3698091-rosia-somisaca-vtracae-na-poli-bou-majze-150-tankiv-usih-tipiv-doslidzenna-csis.html" text:style-name="Internet_20_link" text:visited-style-name="Visited_20_Internet_20_Link">
 </text:a>
</text:p>
      <text:p text:style-name="P4">
Як повідомлялося, в <text:a xlink:type="simple" xlink:href="https://www.ukrinform.ua/rubric-ato/3697934-v-ukrainu-pribuli-sistemi-ppo-patriot-vid-troh-krain-pavluk.html" text:style-name="Internet_20_link" text:visited-style-name="Visited_20_Internet_20_Link">
 </text:a>
 протиповітряноїоборони Patriot від Сполучених Штатів Америки, Нідерландів та Німеччини.</text:p>
      <text:p text:style-name="P4">
Source: <text:a xlink:type="simple" xlink:href="https://www.ukrinform.ua/rubric-ato/3698134-zustrici-u-formati-ramstajn-e-nadzvicajno-vazlivimi-ne-tilki-dla-ukraini-malar.html" text:style-name="Internet_20_link" text:visited-style-name="Visited_20_Internet_20_Link">
https://www.ukrinform.ua/rubric-ato/3698134-zustrici-u-formati-ramstajn-e-nadzvicajno-vazlivimi-ne-tilki-dla-ukraini-malar.html</text:a>
</text:p>
      <!--NEWS-->
      <text:h text:style-name="P10" text:outline-level="1">
<text:span text:style-name="T4">
росіяни перекидають із Маріуполя до Бердянська танки Т-72 – радник мера</text:span>
</text:h>
      <text:p text:style-name="P4">
Authors: Ukrinform (Person)</text:p>
      <text:p text:style-name="P4">
Publisher: Укринформ (Organization)</text:p>
      <text:p text:style-name="P4">
Published Time: 2023-04-19T21:23:00+03:00</text:p>
      <text:p text:style-name="P4">
Modified Time: 2023-04-19T21:23:00+03:00</text:p>
      <text:p text:style-name="P4">
Description: У тимчасово захопленому російською армією Маріуполі зафіксовано постачання ворогом танків Т-72 на Бердянський напрямок.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Танк', 'Війна з росією']</text:p>
      <text:p text:style-name="P4">
Type: Article</text:p>
      <!--METADATA-->
      <text:p text:style-name="P4">
<draw:frame draw:style-name="fr1" draw:name="Image289" text:anchor-type="as-char" svg:width="6.9236in" svg:height="3.956343in" draw:z-index="0">
<draw:image xlink:href="../Images/yкринформ/2023-04-19T21-23-00-03-00/630_360_1680546247-363.jpg" xlink:type="simple" xlink:show="embed" xlink:actuate="onLoad" draw:mime-type="image/jpeg"/>
</draw:frame>
 Утимчасово захопленому російською армією Маріуполі зафіксовано постачанняворогом танків Т-72 на Бердянський напрямок.</text:p>
      <text:p text:style-name="P4">
Як передає Укрінформ, про це у <text:a xlink:type="simple" xlink:href="https://t.me/andriyshTime/8803" text:style-name="Internet_20_link" text:visited-style-name="Visited_20_Internet_20_Link">
 </text:a>
 повідомиврадник міського голови Маріуполя Петро Андрющенко та опублікував відповідневідео.</text:p>
      <text:p text:style-name="P4">
«Зафіксовано постачання танків Т-72 через центр Маріуполя в бік Мангушу тадалі в напрямку Бердянська», - написав Андрющенко.</text:p>
      <text:p text:style-name="P4">
<text:span text:style-name="T4">
Читайте також:</text:span>
 <text:a xlink:type="simple" xlink:href="https://www.ukrinform.ua/rubric-ato/3697647-u-mariupoli-fiksuut-ruh-tankiv-u-napramku-novoazovska.html" text:style-name="Internet_20_link" text:visited-style-name="Visited_20_Internet_20_Link">
 <text:span text:style-name="T4">
Маріупол</text:span>
 </text:a>
</text:p>
      <text:p text:style-name="P4">
Він також зазначив, що продовжується тенденція переміщення невеликої кількостізагарбників та легкої техніки через Маріуполь в бік Новоазовська та далі напівніч в напрямку Волновахи.</text:p>
      <text:p text:style-name="P4">
Як повідомлялося, Маріуполь та навколишні селища загарбники перетворюють навійськово-логістичний хаб російської армії.</text:p>
      <text:p text:style-name="P4">
Source: <text:a xlink:type="simple" xlink:href="https://www.ukrinform.ua/rubric-regions/3698067-rosiani-perekidaut-iz-mariupola-do-berdanska-tanki-t72-radnik-mera.html" text:style-name="Internet_20_link" text:visited-style-name="Visited_20_Internet_20_Link">
https://www.ukrinform.ua/rubric-regions/3698067-rosiani-perekidaut-iz-mariupola-do-berdanska-tanki-t72-radnik-mera.html</text:a>
</text:p>
      <!--NEWS-->
      <text:h text:style-name="P10" text:outline-level="1">
<text:span text:style-name="T4">
путіну не вдасться «перечекати» український спротив  - Столтенберг</text:span>
</text:h>
      <text:p text:style-name="P4">
Authors: Ukrinform (Person)</text:p>
      <text:p text:style-name="P4">
Publisher: Укринформ (Organization)</text:p>
      <text:p text:style-name="P4">
Published Time: 2023-04-19T21:29:00+03:00</text:p>
      <text:p text:style-name="P4">
Modified Time: 2023-04-19T21:29:00+03:00</text:p>
      <text:p text:style-name="P4">
Description: Президент росії володимир путін не виявляє жодних ознак прагнення до миру в Україні і сподівається «перечекати» спротив українців та допомогу, яку цьому спротиву надає колективний Захід, але він помиляється у власних висновках.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Чехія', 'НАТО', 'путін', 'Столтенберг', 'Україна', 'Війна з росією', '#stoprussia']</text:p>
      <text:p text:style-name="P4">
Type: Article</text:p>
      <!--METADATA-->
      <text:p text:style-name="P4">
<draw:frame draw:style-name="fr1" draw:name="Image290" text:anchor-type="as-char" svg:width="6.9236in" svg:height="3.956343in" draw:z-index="0">
<draw:image xlink:href="../Images/yкринформ/2023-04-19T21-29-00-03-00/630_360_1668589929-696.jpg" xlink:type="simple" xlink:show="embed" xlink:actuate="onLoad" draw:mime-type="image/jpeg"/>
</draw:frame>
 Президентросії володимир путін не виявляє жодних ознак прагнення до миру в Україні ісподівається «перечекати» спротив українців та допомогу, яку цьому спротивунадає колективний Захід, але він помиляється у власних висновках.</text:p>
      <text:p text:style-name="P4">
Про це у Брюсселі під час спільної пресконференції з президентом ЧеськоїРеспубліки Петром Павелом заявив генеральний секретар НАТО Єнс Столтенберг,повідомляє кореспондент Укрінформу.</text:p>
      <text:p text:style-name="P4">
«Ми щойно обговорили нашу допомогу для України. Хоча російські силипродовжують зазнавати суттєвих втрат, президент путін не демонструє жоднихознак, що готується до миру. Він думає, що зможе «перечекати» українськийспротив та допомогу Заходу (для України). Ми маємо продовжувати доводити йому,що він помиляється, та надати українцям все, що їм необхідно для перемоги», -зазначив <text:a xlink:type="simple" xlink:href="https://www.ukrinform.ua/tag-stoltenberg" text:style-name="Internet_20_link" text:visited-style-name="Visited_20_Internet_20_Link">
 </text:a>
 .</text:p>
      <text:p text:style-name="P4">
Він подякував Чеській Республіці за суттєвий внесок у спільну Євроатлантичнубезпеку та в допомогу для України, включаючи її внесок у широкий пакетдопомоги НАТО для України.</text:p>
      <text:p text:style-name="P4">
<text:span text:style-name="T4">
Читайте також:</text:span>
 <text:a xlink:type="simple" xlink:href="https://www.ukrinform.ua/rubric-ato/3697684-stoltenberg-zaklikae-svit-posiliti-pidtrimku-ukraini.html" text:style-name="Internet_20_link" text:visited-style-name="Visited_20_Internet_20_Link">
 <text:span text:style-name="T4">
Столтенберг</text:span>
 </text:a>
</text:p>
      <text:p text:style-name="P4">
«У відповідь на жорстоку агресивну війну росії (проти України – ред.) винаростили зусилля із захисту інших союзників по НАТО і для підтримки України.Чеська Республіка надала Україні критично важливе військове обладнання,включаючи танки, гелікоптери та протиповітряні ракети. При цьому ви приймаєтесотні тисяч українських біженців», - зазначив керівник Альянсу, звертаючись дочеського лідера.</text:p>
      <text:p text:style-name="P4">
Він нагадав, що Чеська Республіка відіграє роль лідера у бойовій групі натериторії Словаччини, допомагаючи стримувати будь-яку агресію, бере участь убойових групах в Латвії та Литві, у миротворчій місії НАТО в Косові та удопоміжній місії НАТО в Іраку. Столтенберг подякував президентові ЧеськоїРеспубліки за ці зусилля та внесок у спільну безпеку Альянсу.</text:p>
      <text:p text:style-name="P4">
<text:span text:style-name="T4">
Читайте також:</text:span>
 <text:a xlink:type="simple" xlink:href="https://www.ukrinform.ua/rubric-ato/3698125-pentagon-ogolosiv-novij-paket-oboronnoi-dopomogi-ukraini.html" text:style-name="Internet_20_link" text:visited-style-name="Visited_20_Internet_20_Link">
 </text:a>
</text:p>
      <text:p text:style-name="P4">
Як повідомлялося, з початку російського вторгнення в Україну у лютому минулогороку НАТО та країни-союзниці по Альянсу надають Україні суттєву політичну,фінансову, гуманітарну та військову допомогу. Військова допомога включаєсучасну зброю, в т.ч. танки, бронетранспортери та бойові машини, засобипротиповітряної оборони, протитанкові засоби, інше військове та захиснеобладнання, а також боєприпаси. Така допомога дозволяє Україні скористатисявласним правом на самооборону, відповідно до Хартії ООН.</text:p>
      <text:p text:style-name="P4">
Source: <text:a xlink:type="simple" xlink:href="https://www.ukrinform.ua/rubric-world/3698137-putinu-ne-vdastsa-perecekati-ukrainskij-sprotiv-stoltenberg.html" text:style-name="Internet_20_link" text:visited-style-name="Visited_20_Internet_20_Link">
https://www.ukrinform.ua/rubric-world/3698137-putinu-ne-vdastsa-perecekati-ukrainskij-sprotiv-stoltenberg.html</text:a>
</text:p>
      <!--NEWS-->
      <text:h text:style-name="P10" text:outline-level="1">
<text:span text:style-name="T4">
Нейтралітет Австрії жодним чином не заважає нашій солідарності з Україною – Шалленберг</text:span>
</text:h>
      <text:p text:style-name="P4">
Authors: Ukrinform (Person)</text:p>
      <text:p text:style-name="P4">
Publisher: Укринформ (Organization)</text:p>
      <text:p text:style-name="P4">
Published Time: 2023-04-19T21:31:00+03:00</text:p>
      <text:p text:style-name="P4">
Modified Time: 2023-04-19T21:31:00+03:00</text:p>
      <text:p text:style-name="P4">
Description: Австрія є нейтральною виключно у військовому плані, але ніколи не була політично нейтральною, а тому її нейтралітет жодним чином не стоїть на заваді солідарності з Україною. — Укрінформ.</text:p>
      <text:p text:style-name="P4">
Images: ["<text:a xlink:type="simple" xlink:href="https://static.ukrinform.com/photos/2023_04/thumb_files/630_360_1681917131-909.jpg" text:style-name="Internet_20_link" text:visited-style-name="Visited_20_Internet_20_Link">
630_360_16819...</text:a>
"]</text:p>
      <text:p text:style-name="P4">
Tags: ['Австрія', 'МЗС', 'Шалленберг']</text:p>
      <text:p text:style-name="P4">
Type: Article</text:p>
      <!--METADATA-->
      <text:p text:style-name="P4">
<draw:frame draw:style-name="fr1" draw:name="Image291" text:anchor-type="as-char" svg:width="6.9236in" svg:height="3.956343in" draw:z-index="0">
<draw:image xlink:href="../Images/yкринформ/2023-04-19T21-31-00-03-00/630_360_1681917131-909.jpg" xlink:type="simple" xlink:show="embed" xlink:actuate="onLoad" draw:mime-type="image/jpeg"/>
</draw:frame>
 Австрія єнейтральною виключно у військовому плані, але ніколи не була політичнонейтральною, а тому її нейтралітет жодним чином не стоїть на завадісолідарності з Україною.</text:p>
      <text:p text:style-name="P4">
Про це заявив в <text:a xlink:type="simple" xlink:href="https://www.ukrinform.ua/rubric-world/3698040-aleksander-sallenberg-ministr-zakordonnih-sprav-avstrii.html" text:style-name="Internet_20_link" text:visited-style-name="Visited_20_Internet_20_Link">
 </text:a>
 міністр закордонних справАвстрії Александер Шалленберг.</text:p>
      <text:p text:style-name="P4">
"Я привітав той факт, що Президент Зеленський мав змогу виступити з промовою вНаціональній раді Австрії. Це жодним чином не було порушенням нейтралітету.Стверджувати інакше було б явно неправильною інтерпретацією австрійськогонейтралітету. Адже з 1955 року Австрія є нейтральною виключно у військовомуплані, але ніколи не була політично нейтральною. Для нас є немислимоюнейтральність у переконаннях, якщо міжнародне право розтоптують ногами", -прокоментував міністр заяви ультраправої Партії свободи про нібито порушеннянейтралітету країни шляхом виступу Президента України в австрійськомупарламенті.</text:p>
      <text:p text:style-name="P4">
<text:span text:style-name="T4">
Читайте також:</text:span>
 <text:a xlink:type="simple" xlink:href="https://www.ukrinform.ua/rubric-world/3698040-aleksander-sallenberg-ministr-zakordonnih-sprav-avstrii.html" text:style-name="Internet_20_link" text:visited-style-name="Visited_20_Internet_20_Link">
 <text:span text:style-name="T4">
Шалленберг</text:span>
 </text:a>
</text:p>
      <text:p text:style-name="P4">
Шалленберг додав, що ця "дуже чітка лінія" діє і сьогодні: "Якщо держава, якаще й до того є постійним членом Ради Безпеки ООН, вирішує переступити черезосновні норми Статуту ООН і міжнародного права, то Австрія, безумовно, не будевідвертати очі від цього. Ми продовжуємо рішуче і солідарно стояти на боціУкраїни".</text:p>
      <text:p text:style-name="P4">
"Я сприймаю виступ Президента Зеленського в Національній раді саме як знактакої необмеженої солідарності. Нейтралітет жодним чином не стоїть на завадінашій солідарності. І тому для мене було важливо бути присутнім у парламентіта заслухати промову Президента Зеленського", - заявив глава австрійськогозовнішньополітичного відомства.</text:p>
      <text:p text:style-name="P4">
<text:span text:style-name="T4">
Читайте також:</text:span>
 <text:a xlink:type="simple" xlink:href="https://www.ukrinform.ua/rubric-polytics/3690129-glava-mzs-avstrii-rosii-ne-mae-zijti-z-ruk-zlocin-agresii.html" text:style-name="Internet_20_link" text:visited-style-name="Visited_20_Internet_20_Link">
 </text:a>
</text:p>
      <text:p text:style-name="P4">
Як повідомляв Укрінформ, <text:a xlink:type="simple" xlink:href="https://www.ukrinform.ua/rubric-polytics/3689353-v-ukraini-zaminovano-teritorij-ak-dvi-avstrii-zelenskij-u-nacionalnij-radi.html" text:style-name="Internet_20_link" text:visited-style-name="Visited_20_Internet_20_Link">
 </text:a>
 .</text:p>
      <text:p text:style-name="P4">
У залі парламенту також були присутні федеральний президент Австрії АлександерВан дер Беллен, члени федерального уряду, зокрема віцеканцлер Вернер Коглер,глава МЗС Александер Шалленберг, міністр економіки Мартін Кохер, міністрсоціальних справ Йоганнес Раух та міністр юстиції Альма Цадіч.</text:p>
      <text:p text:style-name="P4">
Ультраправа та проросійська Партія свободи (FPÖ) єдиною з парламентськихпартій публічно виступила проти промови Глави Української держави та залишилазалу під час виступу Зеленського. Напередодні очільник цієї партії ГербертКікль заявив, що виступ Президента України як "представника воюючої сторони" впарламенті Австрії є порушенням нейтрального статусу країни. Також в залі буливідсутні 22 з 40 депутатів Соціал-демократичної партії Австрії.</text:p>
      <text:p text:style-name="P4">
Source: <text:a xlink:type="simple" xlink:href="https://www.ukrinform.ua/rubric-polytics/3698138-nejtralitet-avstrii-zodnim-cinom-ne-zavazae-nasij-solidarnosti-z-ukrainou-sallenberg.html" text:style-name="Internet_20_link" text:visited-style-name="Visited_20_Internet_20_Link">
https://www.ukrinform.ua/rubric-polytics/3698138-nejtralitet-avstrii-zodnim-cinom-ne-zavazae-nasij-solidarnosti-z-ukrainou-sallenberg.html</text:a>
</text:p>
      <!--NEWS-->
      <text:h text:style-name="P10" text:outline-level="1">
<text:span text:style-name="T4">
Данілов: На окуповану територію України їздив двійник путіна</text:span>
</text:h>
      <text:p text:style-name="P4">
Authors: Ukrinform (Person)</text:p>
      <text:p text:style-name="P4">
Publisher: Укринформ (Organization)</text:p>
      <text:p text:style-name="P4">
Published Time: 2023-04-19T21:33:00+03:00</text:p>
      <text:p text:style-name="P4">
Modified Time: 2023-04-19T21:33:00+03:00</text:p>
      <text:p text:style-name="P4">
Description: Секретар Ради національної безпеки і оборони України Олексій Данілов заявив, що президент рф володимир путін не відвідував окуповану територію України, а замість нього там був його двійник. — Укрінформ.</text:p>
      <text:p text:style-name="P4">
Images: ["<text:a xlink:type="simple" xlink:href="https://static.ukrinform.com/photos/2023_03/thumb_files/630_360_1678784649-408.jpeg" text:style-name="Internet_20_link" text:visited-style-name="Visited_20_Internet_20_Link">
630_360_16787...</text:a>
"]</text:p>
      <text:p text:style-name="P4">
Tags: ['путін', 'РНБО', 'Данілов', 'Єдині новини']</text:p>
      <text:p text:style-name="P4">
Type: Article</text:p>
      <!--METADATA-->
      <text:p text:style-name="P4">
<draw:frame draw:style-name="fr1" draw:name="Image292" text:anchor-type="as-char" svg:width="6.9236in" svg:height="3.956343in" draw:z-index="0">
<draw:image xlink:href="../Images/yкринформ/2023-04-19T21-33-00-03-00/630_360_1678784649-408.jpeg" xlink:type="simple" xlink:show="embed" xlink:actuate="onLoad" draw:mime-type="image/jpeg"/>
</draw:frame>
 СекретарРади національної безпеки і оборони України Олексій Данілов заявив, щопрезидент рф володимир путін не відвідував окуповану територію України, азамість нього там був його двійник.</text:p>
      <text:p text:style-name="P4">
Про це в ефірі <text:a xlink:type="simple" xlink:href="https://www.youtube.com/watch" text:style-name="Internet_20_link" text:visited-style-name="Visited_20_Internet_20_Link">
</text:a>
в середу заявив секретар Ради національної безпеки і оборони України ОлексійДанілов, передає Укрінформ.</text:p>
      <text:p text:style-name="P4">
"Жодного путіна там не було. Перед тим, як із ним зустрітися, ви маєте 10-15днів провести на карантині. Був звичайний двійник, це відома річ", - сказавДанілов.</text:p>
      <text:p text:style-name="P4">
<text:span text:style-name="T4">
Читайте також:</text:span>
 <text:a xlink:type="simple" xlink:href="https://www.ukrinform.ua/rubric-polytics/3697962-stajnmaer-putin-vismiav-cinnosti-ta-zrujnuvav-osnovi-evropejskogo-poradku.html" text:style-name="Internet_20_link" text:visited-style-name="Visited_20_Internet_20_Link">
 <text:span text:style-name="T4">
путін</text:span>
 </text:a>
</text:p>
      <text:p text:style-name="P4">
За його словами, "це пряма протилежність нашому президенту, який не боїться іможе в будь-який час відвідати лінію фронту".</text:p>
      <text:p text:style-name="P4">
"Його (путіна - ред.) там фізично не було. Його поїздки - це процедура. Задва-три тижні розпочинається підготовчий процес", - зазначив секретар РНБО.</text:p>
      <text:p text:style-name="P4">
<text:span text:style-name="T4">
Читайте також:</text:span>
 <text:a xlink:type="simple" xlink:href="https://www.ukrinform.ua/rubric-ato/3697268-roszmi-pisut-so-putin-nibito-vidvidav-hersonsinu-ta-lugansinu.html" text:style-name="Internet_20_link" text:visited-style-name="Visited_20_Internet_20_Link">
 <text:span text:style-name="T4">
путін</text:span>
 </text:a>
</text:p>
      <text:p text:style-name="P4">
Як повідомлялося, у кремлі заявили про поїздку путіна на окуповану Херсонщинуі Луганщину. За повідомленням кремля, путін нібито відвідав штаб угрупованняросійських військ і заслухав доповіді командувача Повітряно-десантних військгенерал-полковника Михайла Теплінського, про ймовірне повернення якого до«важливої», але невизначеної ролі в Україні нещодавно повідомили, та іншихвоєначальників.</text:p>
      <text:p text:style-name="P4">
Source: <text:a xlink:type="simple" xlink:href="https://www.ukrinform.ua/rubric-ato/3698130-na-okupovanu-teritoriu-ukraini-izdiv-dvijnik-putina-danilov.html" text:style-name="Internet_20_link" text:visited-style-name="Visited_20_Internet_20_Link">
https://www.ukrinform.ua/rubric-ato/3698130-na-okupovanu-teritoriu-ukraini-izdiv-dvijnik-putina-danilov.html</text:a>
</text:p>
      <!--NEWS-->
      <text:h text:style-name="P10" text:outline-level="1">
<text:span text:style-name="T4">
Зінченко повернувся до тренувань «Арсенала» після ушкодження</text:span>
</text:h>
      <text:p text:style-name="P4">
Authors: Ukrinform (Person)</text:p>
      <text:p text:style-name="P4">
Publisher: Укринформ (Organization)</text:p>
      <text:p text:style-name="P4">
Published Time: 2023-04-19T21:36:58+03:00</text:p>
      <text:p text:style-name="P4">
Modified Time: 2023-04-19T21:36:58+03:00</text:p>
      <text:p text:style-name="P4">
Description: Українець зможе зіграти вже в наступному матчі із «Саутгемптоном». — Укрінформ.</text:p>
      <text:p text:style-name="P4">
Images: ["<text:a xlink:type="simple" xlink:href="https://static.ukrinform.com/photos/2023_04/thumb_files/630_360_1681929168-263.jpg" text:style-name="Internet_20_link" text:visited-style-name="Visited_20_Internet_20_Link">
630_360_16819...</text:a>
"]</text:p>
      <text:p text:style-name="P4">
Tags: ['Арсенал', 'Зінченко']</text:p>
      <text:p text:style-name="P4">
Type: Article</text:p>
      <!--METADATA-->
      <text:p text:style-name="P4">
<draw:frame draw:style-name="fr1" draw:name="Image293" text:anchor-type="as-char" svg:width="6.9236in" svg:height="3.956343in" draw:z-index="0">
<draw:image xlink:href="../Images/yкринформ/2023-04-19T21-36-58-03-00/630_360_1681929168-263.jpg" xlink:type="simple" xlink:show="embed" xlink:actuate="onLoad" draw:mime-type="image/jpeg"/>
</draw:frame>
 Українецьзможе зіграти вже в наступному матчі із «Саутгемптоном».</text:p>
      <text:p text:style-name="P4">
Олександр Зінченко поновив тренування в основній групі «Арсенала», <text:a xlink:type="simple" xlink:href="https://twitter.com/ArsenalBuzzCom/status/1648707330458910721" text:style-name="Internet_20_link" text:visited-style-name="Visited_20_Internet_20_Link">
</text:a>
 пресслужбаклубу, передає Укрінформ.</text:p>
      <text:p text:style-name="P4">
Зінченко не брав участі в матчі 31-го туру англійської Прем'єр-ліги проти«Вест Гема» (2:2) через ушкодження паху.</text:p>
      <text:p text:style-name="P4">
Пропустивши лондонське дербі, Зінченко вперше за 13 матчів не вийшов у старті«Канонірів» в АПЛ.</text:p>
      <text:p text:style-name="P4">
У дебютному сезоні українець провів за лондонців 29 матчів у всіх турнірах. Удоробку українця — 1 гол та 2 результативні передачі.</text:p>
      <text:p text:style-name="P4">
Повернутись на поле Зінченко зможе вже у матчі проти «Саутгейтема», 21 квітня.</text:p>
      <text:p text:style-name="P4">
<text:span text:style-name="T4">
Читайте також:</text:span>
 <text:a xlink:type="simple" xlink:href="https://www.ukrinform.ua/rubric-sports/3696716-apl-arsenal-bez-zincenka-vtrativ-ocki-iz-vest-gemom.html" text:style-name="Internet_20_link" text:visited-style-name="Visited_20_Internet_20_Link">
 <text:span text:style-name="T4">
Арсенал</text:span>
 </text:a>
</text:p>
      <text:p text:style-name="P4">
Як повідомляв Укрінформ, команда Мікеля Артети вдруге поспіль втратила очки вчемпіонаті та випереджає «Манчестер Сіті» на чотири пункти, зігравши на одинматч більше.</text:p>
      <text:p text:style-name="P4">
Фото: twitter.com/ArsenalBuzzCom</text:p>
      <text:p text:style-name="P4">
Source: <text:a xlink:type="simple" xlink:href="https://www.ukrinform.ua/rubric-sports/3698139-zincenko-povernuvsa-do-trenuvan-arsenala-pisla-uskodzenna.html" text:style-name="Internet_20_link" text:visited-style-name="Visited_20_Internet_20_Link">
https://www.ukrinform.ua/rubric-sports/3698139-zincenko-povernuvsa-do-trenuvan-arsenala-pisla-uskodzenna.html</text:a>
</text:p>
      <!--NEWS-->
      <text:h text:style-name="P10" text:outline-level="1">
<text:span text:style-name="T4">
У росії справи кепські: Білий дім прокоментував «візит путіна» на окуповані території України</text:span>
</text:h>
      <text:p text:style-name="P4">
Authors: Ukrinform (Person)</text:p>
      <text:p text:style-name="P4">
Publisher: Укринформ (Organization)</text:p>
      <text:p text:style-name="P4">
Published Time: 2023-04-19T21:43:00+03:00</text:p>
      <text:p text:style-name="P4">
Modified Time: 2023-04-19T21:43:00+03:00</text:p>
      <text:p text:style-name="P4">
Description: Влаштований росією показовий «візит путіна» на тимчасово окуповані території України свідчить про те, що в кремлі усвідомлюють, наскільки кепськими є справи російської армії. — Укрінформ.</text:p>
      <text:p text:style-name="P4">
Images: ["<text:a xlink:type="simple" xlink:href="https://static.ukrinform.com/photos/2022_09/thumb_files/630_360_1664390405-973.jpg" text:style-name="Internet_20_link" text:visited-style-name="Visited_20_Internet_20_Link">
630_360_16643...</text:a>
"]</text:p>
      <text:p text:style-name="P4">
Tags: ['Окупація', 'путін', 'США', 'Візит', 'Білий дім', 'Війна з росією']</text:p>
      <text:p text:style-name="P4">
Type: Article</text:p>
      <!--METADATA-->
      <text:p text:style-name="P4">
<draw:frame draw:style-name="fr1" draw:name="Image294" text:anchor-type="as-char" svg:width="6.9236in" svg:height="3.956343in" draw:z-index="0">
<draw:image xlink:href="../Images/yкринформ/2023-04-19T21-43-00-03-00/630_360_1664390405-973.jpg" xlink:type="simple" xlink:show="embed" xlink:actuate="onLoad" draw:mime-type="image/jpeg"/>
</draw:frame>
Влаштований росією показовий «візит путіна» на тимчасово окуповані територіїУкраїни свідчить про те, що в кремлі усвідомлюють, наскільки кепськими єсправи російської армії.</text:p>
      <text:p text:style-name="P4">
Такий коментар оприлюднила в середу під час брифінгу у Вашингтоні речницяБілого дому Карін Жан-П’єр, повідомляє власний кореспондент Укрінформу.</text:p>
      <text:p text:style-name="P4">
«Візит <text:a xlink:type="simple" xlink:href="https://www.ukrinform.ua/tag-putin" text:style-name="Internet_20_link" text:visited-style-name="Visited_20_Internet_20_Link">
 </text:a>
 виглядає як індикатор того, щовони знають: для росії все йде не дуже добре», - зауважила представницяадміністрації Байдена.</text:p>
      <text:p text:style-name="P4">
За її словами, схоже на те, що й путін безпосередньо усвідомлює це дуже чітко.Жан-П’єр також висловила припущення, що кремлівський лідер намагається якосьзгуртувати російське населення, «оскільки знає, що його армія поганосправляється».</text:p>
      <text:p text:style-name="P4">
<text:span text:style-name="T4">
Читайте також:</text:span>
 <text:a xlink:type="simple" xlink:href="https://www.ukrinform.ua/rubric-world/3698137-putinu-ne-vdastsa-perecekati-ukrainskij-sprotiv-stoltenberg.html" text:style-name="Internet_20_link" text:visited-style-name="Visited_20_Internet_20_Link">
 <text:span text:style-name="T4">
путін</text:span>
 </text:a>
</text:p>
      <text:p text:style-name="P4">
Водночас вона наголосила, що росія не має законних підстав, аби претендуватина контроль над суверенною територією України.</text:p>
      <text:p text:style-name="P4">
«Тому ми також будемо продовжувати підтримувати Україну й український уряд», -зауважила представниця Білого дому.</text:p>
      <text:p text:style-name="P4">
Як повідомлялося, російські державні ЗМІ поширили інформацію про те, що <text:a xlink:type="simple" xlink:href="https://www.ukrinform.ua/rubric-ato/3697268-roszmi-pisut-so-putin-nibito-vidvidav-hersonsinu-ta-lugansinu.html" text:style-name="Internet_20_link" text:visited-style-name="Visited_20_Internet_20_Link">
</text:a>
 штаб угруповання військ на Херсонськомунапрямку та «лнр».</text:p>
      <text:p text:style-name="P4">
<text:span text:style-name="T4">
Читайте також:</text:span>
 <text:a xlink:type="simple" xlink:href="https://www.ukrinform.ua/rubric-polytics/3697962-stajnmaer-putin-vismiav-cinnosti-ta-zrujnuvav-osnovi-evropejskogo-poradku.html" text:style-name="Internet_20_link" text:visited-style-name="Visited_20_Internet_20_Link">
 <text:span text:style-name="T4">
путін</text:span>
 </text:a>
</text:p>
      <text:p text:style-name="P4">
Водночас достовірність відповідних матеріалів викликає сумніви в експертів.</text:p>
      <text:p text:style-name="P4">
Секретар Ради національної безпеки і оборони України Олексій Данілов заявив,що президент рф володимир путін не відвідував окуповану територію України, азамість нього т <text:a xlink:type="simple" xlink:href="https://www.ukrinform.ua/rubric-ato/3698130-na-okupovanu-teritoriu-ukraini-izdiv-dvijnik-putina-danilov.html" text:style-name="Internet_20_link" text:visited-style-name="Visited_20_Internet_20_Link">
 </text:a>
 .</text:p>
      <text:p text:style-name="P4">
Source: <text:a xlink:type="simple" xlink:href="https://www.ukrinform.ua/rubric-world/3698141-u-rosii-spravi-kepski-bilij-dim-prokomentuvav-vizit-putina-na-okupovani-teritorii-ukraini.html" text:style-name="Internet_20_link" text:visited-style-name="Visited_20_Internet_20_Link">
https://www.ukrinform.ua/rubric-world/3698141-u-rosii-spravi-kepski-bilij-dim-prokomentuvav-vizit-putina-na-okupovani-teritorii-ukraini.html</text:a>
</text:p>
      <!--NEWS-->
      <text:h text:style-name="P10" text:outline-level="1">
<text:span text:style-name="T4">
У Києві відкрили виставку «ХРАМ. Українська самоідентифікація. Частина 2»</text:span>
</text:h>
      <text:p text:style-name="P4">
Authors: Ukrinform (Person)</text:p>
      <text:p text:style-name="P4">
Publisher: Укринформ (Organization)</text:p>
      <text:p text:style-name="P4">
Published Time: 2023-04-19T21:45:00+03:00</text:p>
      <text:p text:style-name="P4">
Modified Time: 2023-04-19T21:45:00+03:00</text:p>
      <text:p text:style-name="P4">
Description: У Київській міській галереї мистецтв «Лавра» презентували зразки розпису церкви Покрова Богородиці у селі Липівка на Київщині, виконані художниками Анатолієм Криволапом та Ігорем Ступаченком. — Укрінформ.</text:p>
      <text:p text:style-name="P4">
Images: ["<text:a xlink:type="simple" xlink:href="https://static.ukrinform.com/photos/2023_04/thumb_files/630_360_1681929959-320.jpg" text:style-name="Internet_20_link" text:visited-style-name="Visited_20_Internet_20_Link">
630_360_16819...</text:a>
", "<text:a xlink:type="simple" xlink:href="https://static.ukrinform.com/photos/2023_04/1681929959-267.jpg" text:style-name="Internet_20_link" text:visited-style-name="Visited_20_Internet_20_Link">
1681929959-26...</text:a>
", "<text:a xlink:type="simple" xlink:href="https://static.ukrinform.com/photos/2023_04/1681929759-670.jpg" text:style-name="Internet_20_link" text:visited-style-name="Visited_20_Internet_20_Link">
1681929759-67...</text:a>
", "<text:a xlink:type="simple" xlink:href="https://static.ukrinform.com/photos/2023_04/1681929958-861.jpg" text:style-name="Internet_20_link" text:visited-style-name="Visited_20_Internet_20_Link">
1681929958-86...</text:a>
", "<text:a xlink:type="simple" xlink:href="https://static.ukrinform.com/photos/2023_04/1681929958-429.jpg" text:style-name="Internet_20_link" text:visited-style-name="Visited_20_Internet_20_Link">
1681929958-42...</text:a>
"]</text:p>
      <text:p text:style-name="P4">
Tags: ['Виставка', 'Київська Лавра', 'Київ']</text:p>
      <text:p text:style-name="P4">
Type: Article</text:p>
      <!--METADATA-->
      <text:p text:style-name="P4">
<draw:frame draw:style-name="fr1" draw:name="Image295" text:anchor-type="as-char" svg:width="6.9236in" svg:height="3.956343in" draw:z-index="0">
<draw:image xlink:href="../Images/yкринформ/2023-04-19T21-45-00-03-00/630_360_1681929959-320.jpg" xlink:type="simple" xlink:show="embed" xlink:actuate="onLoad" draw:mime-type="image/jpeg"/>
</draw:frame>
 УКиївській міській галереї мистецтв «Лавра» презентували зразки розпису церквиПокрова Богородиці у селі Липівка на Київщині, виконані художниками АнатоліємКриволапом та Ігорем Ступаченком.</text:p>
      <text:p text:style-name="P4">
Про це повідомляє кореспондент Укрінформу.</text:p>
      <text:p text:style-name="P4">
«...Митці зараз творять нові сенси, увіковічуючи трагізм часів, які переживаєУкраїна. І саме на прикладі Покровської церкви в Селищі Липівка ми бачимоприклад трагедії, яка двічі сталася. Цю церкву знищила радянська влада, авідбудовану - розстріляли рашисти», - зазначила заступниця голови КМДА ГаннаСтаростенко.</text:p>
      <text:p text:style-name="P4">
<draw:frame draw:style-name="fr1" draw:name="Image296" text:anchor-type="as-char" svg:width="6.9236in" svg:height="4.429822in" draw:z-index="0">
<draw:image xlink:href="../Images/yкринформ/2023-04-19T21-45-00-03-00/1681929959-267.jpg" xlink:type="simple" xlink:show="embed" xlink:actuate="onLoad" draw:mime-type="image/jpeg"/>
</draw:frame>
</text:p>
      <text:p text:style-name="P4">
У галереї до 25 червня експонуватимуть розписи зі сценами Різдва, УспінняБогородиці, Страшного суду, оплакування Христа, а також зображення пророків іянголів, які потім перенесуть до церкви у Липівці. Ця виставка є завершальноючастиною проєкту з оздоблення церкви Покрова Богородиці, над яким художникипрацюють із 2015 року, із початку її відбудови. Перша частина експозиціїпобачила світ у 2019 році.</text:p>
      <text:p text:style-name="P4">
<text:span text:style-name="T4">
Читайте також:</text:span>
 <text:a xlink:type="simple" xlink:href="https://www.ukrinform.ua/rubric-culture/3697594-na-vistavci-u-kievi-mozna-pobaciti-zrujnovani-pamatki-mariupola.html" text:style-name="Internet_20_link" text:visited-style-name="Visited_20_Internet_20_Link">
 </text:a>
</text:p>
      <text:p text:style-name="P4">
<draw:frame draw:style-name="fr1" draw:name="Image297" text:anchor-type="as-char" svg:width="6.9236in" svg:height="9.231467in" draw:z-index="0">
<draw:image xlink:href="../Images/yкринформ/2023-04-19T21-45-00-03-00/1681929759-670.jpg" xlink:type="simple" xlink:show="embed" xlink:actuate="onLoad" draw:mime-type="image/jpeg"/>
</draw:frame>
</text:p>
      <text:p text:style-name="P4">
«Цей проєкт триває восьмий рік. Я думаю, що в цьому - максимум наступному році- будемо його закінчувати. Бо сьогодні представлена його друга половина, якафактично закінчує розпис. А надалі будуть інші оздоблення, зокрема, вівтар.Хто його робитиме – я ще не знаю. Моїм завданням було зробити розпис», -зазначив Криволап.</text:p>
      <text:p text:style-name="P4">
За його словами, завершальні роботи по створенню понад десятиметровихрозписів, відбувалися у приміщенні галереї. Ознайомитися із зображеннями позахрамом дозволила авторська технологія, за якою малюнок наносили на спеціальнепластичне синтетичне полотно, а не безпосередньо на стіни.</text:p>
      <text:p text:style-name="P4">
<draw:frame draw:style-name="fr1" draw:name="Image298" text:anchor-type="as-char" svg:width="6.9236in" svg:height="3.865677in" draw:z-index="0">
<draw:image xlink:href="../Images/yкринформ/2023-04-19T21-45-00-03-00/1681929958-861.jpg" xlink:type="simple" xlink:show="embed" xlink:actuate="onLoad" draw:mime-type="image/jpeg"/>
</draw:frame>
</text:p>
      <text:p text:style-name="P4">
Як підкреслила директорка галереї Лавра й авторка ідеї виставки ТетянаМіронова, нестандартне кольорове рішення, використане у зображеннях, дозволяєпо-новому поглянути на церковний інтер'єр.</text:p>
      <text:p text:style-name="P4">
<text:span text:style-name="T4">
Читайте також:</text:span>
 <text:a xlink:type="simple" xlink:href="https://www.ukrinform.ua/rubric-diaspora/3696940-u-barseloni-vidkrilasa-vistavka-tvoriv-ukrainskogo-hudoznika-oleksia-serbaka.html" text:style-name="Internet_20_link" text:visited-style-name="Visited_20_Internet_20_Link">
 <text:span text:style-name="T4">
виставк</text:span>
 </text:a>
</text:p>
      <text:p text:style-name="P4">
«На мій погляд, тут дуже цікавий підхід сучасного художника із яскравимифарбами. Традиційні храмові релігійні сцени тут присутні, але через колір вонисприймаються геть інакше», - сказала вона.</text:p>
      <text:p text:style-name="P4">
Своєю чергою, Криволап зауважив, що напрочуд яскраві кольори у сценах мають наметі створити відчуття радості в храмі Божому.</text:p>
      <text:p text:style-name="P4">
«Іти до Бога, до церкви – як на свято, а не заляканим чи настраханим. Я одразусказав, я робитиму розпис так, я уявлятиму», - сказав він.</text:p>
      <text:p text:style-name="P4">
<draw:frame draw:style-name="fr1" draw:name="Image299" text:anchor-type="as-char" svg:width="6.9236in" svg:height="4.519572in" draw:z-index="0">
<draw:image xlink:href="../Images/yкринформ/2023-04-19T21-45-00-03-00/1681929958-429.jpg" xlink:type="simple" xlink:show="embed" xlink:actuate="onLoad" draw:mime-type="image/jpeg"/>
</draw:frame>
</text:p>
      <text:p text:style-name="P4">
Як повідомлялося, у селі Липівка Макарівського району Київської області намісці Покровської церкви, зруйнованої за радянських часів, було спорудженоновий храм із такою ж посвятою за ініціативою кінорежисера та мецената БогданаБатруха.</text:p>
      <text:p text:style-name="P4">
Фото: КМДА,</text:p>
      <text:p text:style-name="P4">
Iurii Komelkov Фейсбук</text:p>
      <text:p text:style-name="P4">
Source: <text:a xlink:type="simple" xlink:href="https://www.ukrinform.ua/rubric-kyiv/3698143-u-kievi-vidkrili-vistavku-hram-ukrainska-samoidentifikacia-castina-2.html" text:style-name="Internet_20_link" text:visited-style-name="Visited_20_Internet_20_Link">
https://www.ukrinform.ua/rubric-kyiv/3698143-u-kievi-vidkrili-vistavku-hram-ukrainska-samoidentifikacia-castina-2.html</text:a>
</text:p>
      <!--NEWS-->
      <text:h text:style-name="P10" text:outline-level="1">
<text:span text:style-name="T4">
росіяни за день обстріляли з артилерії та мінометів п'ять прикордонних громад Сумщини</text:span>
</text:h>
      <text:p text:style-name="P4">
Authors: Ukrinform (Person)</text:p>
      <text:p text:style-name="P4">
Publisher: Укринформ (Organization)</text:p>
      <text:p text:style-name="P4">
Published Time: 2023-04-19T21:54:00+03:00</text:p>
      <text:p text:style-name="P4">
Modified Time: 2023-04-19T21:54:00+03:00</text:p>
      <text:p text:style-name="P4">
Description: російські військовослужбовці у середу обстріляли п`ять громад Сумської області. — Укрінформ.</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Російські військові', 'Війна з росією']</text:p>
      <text:p text:style-name="P4">
Type: Article</text:p>
      <!--METADATA-->
      <text:p text:style-name="P4">
<draw:frame draw:style-name="fr1" draw:name="Image300" text:anchor-type="as-char" svg:width="6.9236in" svg:height="3.956343in" draw:z-index="0">
<draw:image xlink:href="../Images/yкринформ/2023-04-19T21-54-00-03-00/630_360_1487747482-1856.jpg" xlink:type="simple" xlink:show="embed" xlink:actuate="onLoad" draw:mime-type="image/jpeg"/>
</draw:frame>
 російськівійськовослужбовці у середу обстріляли п`ять громад Сумської області.</text:p>
      <text:p text:style-name="P4">
Як передає Укрінформ, про це Сумська обласна військова адміністраціяповідомляє у <text:a xlink:type="simple" xlink:href="https://t.me/Sumy_news_ODA/15517" text:style-name="Internet_20_link" text:visited-style-name="Visited_20_Internet_20_Link">
</text:a>
.</text:p>
      <text:p text:style-name="P4">
“Протягом дня росіяни здійснили <text:a xlink:type="simple" xlink:href="https://www.ukrinform.ua/tag-obstril" text:style-name="Internet_20_link" text:visited-style-name="Visited_20_Internet_20_Link">
 </text:a>
прикордонних громад – Юнаківської, Білопільської, Шалигинської,Новослобідської, Хотінської. Зафіксовано 52 "прильоти" з мінометів, артилерії,гранатометів”, – ідеться у повідомленні.</text:p>
      <text:p text:style-name="P4">
По Юнаківській громаді росіяни випустили із самохідних артилерійськихустановок сім снарядів.</text:p>
      <text:p text:style-name="P4">
<text:span text:style-name="T4">
Читайте також:</text:span>
 <text:a xlink:type="simple" xlink:href="https://www.ukrinform.ua/rubric-ato/3698111-rosiani-obstrilali-dva-rajoni-na-dnipropetrovsini-z-vazkoi-artilerii-ta-rszv.html" text:style-name="Internet_20_link" text:visited-style-name="Visited_20_Internet_20_Link">
 <text:span text:style-name="T4">
обстріл</text:span>
 </text:a>
</text:p>
      <text:p text:style-name="P4">
росіяни обстріляли із автоматичних гранатометів Білопільську громаду,зафіксовано 20 влучань. Також цю громаду ворог обстріляв із мінометів,випустивши 12 мін та артилерії – одне влучання.</text:p>
      <text:p text:style-name="P4">
Хотінську громаду ворог обстріляв з міномета, випустивши дві міни.</text:p>
      <text:p text:style-name="P4">
По околиці одного із сіл Шалигинської громади ворог бив із міномета,випустивши п`ять мін.</text:p>
      <text:p text:style-name="P4">
Також росіяни скинули пять мін на Новослобідську громаду.</text:p>
      <text:p text:style-name="P4">
<text:span text:style-name="T4">
Читайте також:</text:span>
 <text:a xlink:type="simple" xlink:href="https://www.ukrinform.ua/rubric-ato/3698019-rosiani-vdarili-aviabombou-po-civilnomu-sektoru-v-orihovi.html" text:style-name="Internet_20_link" text:visited-style-name="Visited_20_Internet_20_Link">
 </text:a>
</text:p>
      <text:p text:style-name="P4">
У Сумській ОВА додали що за повідомленнями військових, наразі формуванняворожих наступальних угруповань поблизу державного кордону не виявлено.</text:p>
      <text:p text:style-name="P4">
Як повідомляв Укрінформ, російські війська у вівторок, 18 квітня, <text:a xlink:type="simple" xlink:href="https://www.ukrinform.ua/rubric-ato/3697664-rosiani-protagom-dobi-obstrilali-sist-gromad-sumsini.html" text:style-name="Internet_20_link" text:visited-style-name="Visited_20_Internet_20_Link">
</text:a>
 Сумської області.</text:p>
      <text:p text:style-name="P4">
Source: <text:a xlink:type="simple" xlink:href="https://www.ukrinform.ua/rubric-ato/3698145-rosiani-za-den-obstrilali-z-artilerii-ta-minometiv-pat-prikordonnih-gromad-sumsini.html" text:style-name="Internet_20_link" text:visited-style-name="Visited_20_Internet_20_Link">
https://www.ukrinform.ua/rubric-ato/3698145-rosiani-za-den-obstrilali-z-artilerii-ta-minometiv-pat-prikordonnih-gromad-sumsini.html</text:a>
</text:p>
      <!--NEWS-->
      <text:h text:style-name="P10" text:outline-level="1">
<text:span text:style-name="T4">
Чехія готова надати Україні допомогу при відновленні та у підготовці до членства в НАТО - Павел</text:span>
</text:h>
      <text:p text:style-name="P4">
Authors: Ukrinform (Person)</text:p>
      <text:p text:style-name="P4">
Publisher: Укринформ (Organization)</text:p>
      <text:p text:style-name="P4">
Published Time: 2023-04-19T22:08:00+03:00</text:p>
      <text:p text:style-name="P4">
Modified Time: 2023-04-19T22:08:00+03:00</text:p>
      <text:p text:style-name="P4">
Description: Союзники по Альянсу підтримують Україну у прагненні увійти до НАТО, але зможуть подумати про терміни такого кроку в практичній площині лише після завершення війни, коли Україна зможе відновити свою економіку та збройні сили. — Укрінформ.</text:p>
      <text:p text:style-name="P4">
Images: ["<text:a xlink:type="simple" xlink:href="https://static.ukrinform.com/photos/2023_02/thumb_files/630_360_1677231665-289.jpeg" text:style-name="Internet_20_link" text:visited-style-name="Visited_20_Internet_20_Link">
630_360_16772...</text:a>
"]</text:p>
      <text:p text:style-name="P4">
Tags: ['Чехія', 'НАТО', 'Петр Павел']</text:p>
      <text:p text:style-name="P4">
Type: Article</text:p>
      <!--METADATA-->
      <text:p text:style-name="P4">
<draw:frame draw:style-name="fr1" draw:name="Image301" text:anchor-type="as-char" svg:width="6.9236in" svg:height="3.956343in" draw:z-index="0">
<draw:image xlink:href="../Images/yкринформ/2023-04-19T22-08-00-03-00/630_360_1677231665-289.jpeg" xlink:type="simple" xlink:show="embed" xlink:actuate="onLoad" draw:mime-type="image/jpeg"/>
</draw:frame>
 Союзникипо Альянсу підтримують Україну у прагненні увійти до НАТО, але зможутьподумати про терміни такого кроку в практичній площині лише після завершеннявійни, коли Україна зможе відновити свою економіку та збройні сили.</text:p>
      <text:p text:style-name="P4">
Про це у Брюсселі під час спільної пресконференції з генеральним секретаремНАТО заявив президент Чеської Республіки Петр Павел, повідомляє кореспондентУкрінформу.</text:p>
      <text:p text:style-name="P4">
«В тому, що стосується України та її потенційного членства. По-перше, немаєжодних змін у поглядах та в обіцянках, що були зроблені в Бухаресті. Обомкраїнам - Україні й Грузії - тоді сказали, що вони стануть членами НАТО. У цеймомент дуже важко говорити про конкретні дати членства, коли Україна перебуваєу війні. Тож спочатку війна має завершитися, й потім ми зможемо почати думатипро потенційні дати», - сказав очільник Чеської Республіки.</text:p>
      <text:p text:style-name="P4">
<text:span text:style-name="T4">
Читайте також:</text:span>
 <text:a xlink:type="simple" xlink:href="https://www.ukrinform.ua/rubric-world/3698137-putinu-ne-vdastsa-perecekati-ukrainskij-sprotiv-stoltenberg.html" text:style-name="Internet_20_link" text:visited-style-name="Visited_20_Internet_20_Link">
 </text:a>
</text:p>
      <text:p text:style-name="P4">
Він зауважив, що навіть тоді, коли війну буде завершено, Україна потребуватимечасу та зусиль для відновлення своєї економіки та своїх Збройних Сил.</text:p>
      <text:p text:style-name="P4">
«Україна має знову стати стабільною країною. Це забере час та дуже багатозусиль, дуже багато спільних зусиль. Я розумію, що ми готові надати Українідовгострокову підтримку, включаючи допомогу у відновленні та у підготовці домайбутнього членства в НАТО», - додав Павел.</text:p>
      <text:p text:style-name="P4">
Як повідомлялося, під час Бухарестського саміту НАТО 2008 року союзники поАльянсу зафіксували зобов’язання, що Україна і Грузія будуть членами НАТО.Відтоді офіційні представники НАТО та лідери країн-членів постійнонаголошували на чинності цього зобов’язання та на тому, що НАТО, як і раніше,дотримується політики «відкритих дверей».</text:p>
      <text:p text:style-name="P4">
<text:span text:style-name="T4">
Читайте також:</text:span>
 <text:a xlink:type="simple" xlink:href="https://www.ukrinform.ua/rubric-polytics/3696369-zelenskij-obgovoriv-z-makronom-pidgotovku-do-vilnuskogo-samitu-nato.html" text:style-name="Internet_20_link" text:visited-style-name="Visited_20_Internet_20_Link">
 <text:span text:style-name="T4">
НАТО</text:span>
 </text:a>
</text:p>
      <text:p text:style-name="P4">
З початку російського вторгнення в Україну у лютому минулого року НАТО такраїни-союзниці по Альянсу надають Україні суттєву політичну, фінансову,гуманітарну та військову допомогу. При цьому військова допомога включаєсучасну зброю, в т. ч. танки, бронетранспортери та бойові машини, засобипротиповітряної оборони, протитанкові засоби, інше військове та захиснеобладнання, а також боєприпаси. Така допомога дозволяє Україні скористатисявласним правом на самооборону, відповідно до Хартії ООН.</text:p>
      <text:p text:style-name="P4">
Фото: Twitter</text:p>
      <text:p text:style-name="P4">
Source: <text:a xlink:type="simple" xlink:href="https://www.ukrinform.ua/rubric-polytics/3698147-cehia-gotova-nadati-ukraini-dopomogu-pri-vidnovlenni-ta-u-pidgotovci-do-clenstva-v-nato-pavel.html" text:style-name="Internet_20_link" text:visited-style-name="Visited_20_Internet_20_Link">
https://www.ukrinform.ua/rubric-polytics/3698147-cehia-gotova-nadati-ukraini-dopomogu-pri-vidnovlenni-ta-u-pidgotovci-do-clenstva-v-nato-pavel.html</text:a>
</text:p>
      <!--NEWS-->
      <text:h text:style-name="P10" text:outline-level="1">
<text:span text:style-name="T4">
Питання щодо імпорту українського зерна не є свідченням «втоми» від України – Столтенберг</text:span>
</text:h>
      <text:p text:style-name="P4">
Authors: Ukrinform (Person)</text:p>
      <text:p text:style-name="P4">
Publisher: Укринформ (Organization)</text:p>
      <text:p text:style-name="P4">
Published Time: 2023-04-19T22:19:58+03:00</text:p>
      <text:p text:style-name="P4">
Modified Time: 2023-04-19T22:19:58+03:00</text:p>
      <text:p text:style-name="P4">
Description: Питання щодо призупинення імпорту українського зерна її європейськими сусідами має конструктивно вирішуватися на рівні ЄС, але воно жодним чином не свідчить про «втому» з боку Заходу або у країн-членів НАТО від солідарності з Україною. — Укрінформ.</text:p>
      <text:p text:style-name="P4">
Images: ["<text:a xlink:type="simple" xlink:href="https://static.ukrinform.com/photos/2021_08/thumb_files/630_360_1630432633-166.jpg" text:style-name="Internet_20_link" text:visited-style-name="Visited_20_Internet_20_Link">
630_360_16304...</text:a>
"]</text:p>
      <text:p text:style-name="P4">
Tags: ['Євросоюз', 'Імпорт', 'НАТО', 'Столтенберг', 'Україна', 'Зерно']</text:p>
      <text:p text:style-name="P4">
Type: Article</text:p>
      <!--METADATA-->
      <text:p text:style-name="P4">
<draw:frame draw:style-name="fr1" draw:name="Image302" text:anchor-type="as-char" svg:width="6.9236in" svg:height="3.956343in" draw:z-index="0">
<draw:image xlink:href="../Images/yкринформ/2023-04-19T22-19-58-03-00/630_360_1630432633-166.jpg" xlink:type="simple" xlink:show="embed" xlink:actuate="onLoad" draw:mime-type="image/jpeg"/>
</draw:frame>
 Питаннящодо призупинення імпорту українського зерна її європейськими сусідами маєконструктивно вирішуватися на рівні ЄС, але воно жодним чином не свідчить про«втому» з боку Заходу або у країн-членів НАТО від солідарності з Україною.</text:p>
      <text:p text:style-name="P4">
Про це у середу у Брюсселі під час спільної пресконференції з президентомЧеської Республіки Петром Павелом заявив генеральний секретар НАТО ЄнсСтолтенберг, повідомляє кореспондент Укрінформу.</text:p>
      <text:p text:style-name="P4">
«Європейські та північноамериканські союзники (по НАТО) та партнеризастосували важкі економічні санкції проти росії. Безумовно, ми бачили певнівиклики, з якими стикнулися деякі з союзників внаслідок того, що довелосяпереміщувати продовольство та зерно для його транспортування не через Чорнеморе, але суходолом, територією європейських союзників по НАТО. Але це маєвирішувати не НАТО. Цю було обговорено в Європейському Союзі та в окремихєвропейських країнах», - зауважив <text:a xlink:type="simple" xlink:href="https://www.ukrinform.ua/tag-stoltenberg" text:style-name="Internet_20_link" text:visited-style-name="Visited_20_Internet_20_Link">
 </text:a>
 .</text:p>
      <text:p text:style-name="P4">
Він висловив переконання, що будуть знайдені шляхи для вирішення такихвикликів, оскільки підтримка України в Європі залишатиметься на дуже високомурівні. Коли суверенна та незалежна європейська країна чинить спротив жорстокійта загарбницькій війні з боку іншої країни, є моральним підтримати країну, щобореться проти агресії.</text:p>
      <text:p text:style-name="P4">
<text:span text:style-name="T4">
Читайте також:</text:span>
 <text:a xlink:type="simple" xlink:href="https://www.ukrinform.ua/rubric-economy/3698102-ukraina-ta-bolgaria-obgovorili-mozlivosti-virisenna-zernovogo-pitanna.html" text:style-name="Internet_20_link" text:visited-style-name="Visited_20_Internet_20_Link">
 <text:span text:style-name="T4">
зерно</text:span>
 </text:a>
</text:p>
      <text:p text:style-name="P4">
«По-перше. Те, що ми бачимо в Європі та у Північній Америці, по усьомуАльянсу, - це величезна підтримка України, безпрецедентний рівень військової,фінансової та економічної допомоги. В цілому, союзники по НАТО надали €150мільярдів євро економічної допомоги для України, з яких близько €65 мільярдівприпадає на військову допомогу», - зауважив Єнс Столтенберг.</text:p>
      <text:p text:style-name="P4">
Другим фактором, за його словами є те, що підтримка України відповідає власнимінтересам союзників по НАТО. Якщо президент путін виграє, це зробить світбільш небезпечним, надішле йому та іншим авторитарним лідерам послання, щовони можуть досягти того, чого бажають, за допомогою сили.</text:p>
      <text:p text:style-name="P4">
«Третє. Я дійсно вірю, що людям дбають. Коли європейці та люди по усьомуАльянсу, в Північній Америці та в цілому світі бачать, як вбивають мирненаселення, як ґвалтують жінок та викрадають дітей, насильно забирають їх відбатьків, - тоді вони дійсно дбають про це», - додав Єнс Столтенберг.</text:p>
      <text:p text:style-name="P4">
<text:span text:style-name="T4">
Читайте також:</text:span>
 <text:a xlink:type="simple" xlink:href="https://www.ukrinform.ua/rubric-economy/3697991-zaborona-importu-ukrainskoi-agroprodukcii-superecit-evropejskomu-zakonodavstvu-ekspert.html" text:style-name="Internet_20_link" text:visited-style-name="Visited_20_Internet_20_Link">
 </text:a>
</text:p>
      <text:p text:style-name="P4">
Він зауважив, що «зернова» проблема має знайти своє рішення, але вона несвідчить про будь-яку нестачу волі та готовності союзників продовжуватипідтримку України.</text:p>
      <text:p text:style-name="P4">
Як вже повідомлялося, з початку російського вторгнення в Україну у лютомуминулого року, НАТО та країни-союзниці по Альянсу надають Україні суттєвуполітичну, фінансову, гуманітарну та військову допомогу. При цьому військовадопомога включає сучасну зброю, включаючи танки, бронетранспортери та бойовімашини, засоби протиповітряної оборони, протитанкові засоби, інше військове тазахисне обладнання, а також боєприпаси. Така допомога дозволяє Україніскористатися власним правом на самооборону, відповідно до Хартії ООН.</text:p>
      <text:p text:style-name="P4">
Source: <text:a xlink:type="simple" xlink:href="https://www.ukrinform.ua/rubric-world/3698148-pitanna-sodo-importu-ukrainskogo-zerna-ne-e-svidcennam-vtomi-vid-ukraini-stoltenberg.html" text:style-name="Internet_20_link" text:visited-style-name="Visited_20_Internet_20_Link">
https://www.ukrinform.ua/rubric-world/3698148-pitanna-sodo-importu-ukrainskogo-zerna-ne-e-svidcennam-vtomi-vid-ukraini-stoltenberg.html</text:a>
</text:p>
      <!--NEWS-->
      <text:h text:style-name="P10" text:outline-level="1">
<text:span text:style-name="T4">
Перша група переселенців прибула евакуаційним потягом з прифронтової зони на Житомирщину</text:span>
</text:h>
      <text:p text:style-name="P4">
Authors: Ukrinform (Person)</text:p>
      <text:p text:style-name="P4">
Publisher: Укринформ (Organization)</text:p>
      <text:p text:style-name="P4">
Published Time: 2023-04-19T22:20:02+03:00</text:p>
      <text:p text:style-name="P4">
Modified Time: 2023-04-19T22:20:02+03:00</text:p>
      <text:p text:style-name="P4">
Description: Перша група внутрішньо переміщених осіб прибула евакуаційним потягом з прифронтової зони на Житомирщину — Укрінформ.</text:p>
      <text:p text:style-name="P4">
Images: ["<text:a xlink:type="simple" xlink:href="https://static.ukrinform.com/photos/2023_04/thumb_files/630_360_1681931888-236.jpg" text:style-name="Internet_20_link" text:visited-style-name="Visited_20_Internet_20_Link">
630_360_16819...</text:a>
", "<text:a xlink:type="simple" xlink:href="https://static.ukrinform.com/photos/2023_04/1681931888-864.jpg" text:style-name="Internet_20_link" text:visited-style-name="Visited_20_Internet_20_Link">
1681931888-86...</text:a>
"]</text:p>
      <text:p text:style-name="P4">
Tags: ['Переселенці', 'Укрзалізниця', 'Житомирщина']</text:p>
      <text:p text:style-name="P4">
Type: Article</text:p>
      <!--METADATA-->
      <text:p text:style-name="P4">
<draw:frame draw:style-name="fr1" draw:name="Image303" text:anchor-type="as-char" svg:width="6.9236in" svg:height="3.956343in" draw:z-index="0">
<draw:image xlink:href="../Images/yкринформ/2023-04-19T22-20-02-03-00/630_360_1681931888-236.jpg" xlink:type="simple" xlink:show="embed" xlink:actuate="onLoad" draw:mime-type="image/jpeg"/>
</draw:frame>
 Першагрупа внутрішньо переміщених осіб прибула евакуаційним потягом з прифронтовоїзони на Житомирщину</text:p>
      <text:p text:style-name="P4">
Як передає Укрінформ, про це у <text:a xlink:type="simple" xlink:href="https://t.me/UkrzalInfo/4331" text:style-name="Internet_20_link" text:visited-style-name="Visited_20_Internet_20_Link">
</text:a>
повідомляє пресслужба Укрзалізниці.</text:p>
      <text:p text:style-name="P4">
“Евакуаційні рейси з регіонів, наближених до зони бойових дій, тривають — 19квітня перша група внутрішньо переміщених осіб прибула евакуаційним потягом зприфронтової зони на Житомирщину, де громада вже подбала про максимальнозручні та комфортні умови для переселенців”, - йдеться в повідомленні.</text:p>
      <text:p text:style-name="P4">
<text:span text:style-name="T4">
Читайте також:</text:span>
 <text:a xlink:type="simple" xlink:href="https://www.ukrinform.ua/rubric-society/3698090-nimeccina-nadast-ukraini-se-112-miljoniv-na-zitlo-dla-pereselenciv.html" text:style-name="Internet_20_link" text:visited-style-name="Visited_20_Internet_20_Link">
 <text:span text:style-name="T4">
пересел</text:span>
 </text:a>
</text:p>
      <text:p text:style-name="P4">
Зазначається, що тут так само як і раніше на Львівщині, Черкащині,Кіровоградщині та Хмельниччині, було розгорнуто пункт реєстрації ВПО, виїзнуроботу відділення Укрпошти для отримання державних грошових виплат, усімсім'ям системно надається гаряче харчування і гуманітарна допомога відволонтерських організацій та благодійних фондів.</text:p>
      <text:p text:style-name="P4">
<draw:frame draw:style-name="fr1" draw:name="Image304" text:anchor-type="as-char" svg:width="6.9236in" svg:height="4.622144in" draw:z-index="0">
<draw:image xlink:href="../Images/yкринформ/2023-04-19T22-20-02-03-00/1681931888-864.jpg" xlink:type="simple" xlink:show="embed" xlink:actuate="onLoad" draw:mime-type="image/jpeg"/>
</draw:frame>
</text:p>
      <text:p text:style-name="P4">
У цьому випадку йдеться про обов'язкову евакуацію родин, які проживалибезпосередньо в зоні бойових дій: сьогоднішній рейс доставив і багатодітніродини, і осіб з інвалідністю.</text:p>
      <text:p text:style-name="P4">
<text:span text:style-name="T4">
Читайте також:</text:span>
 <text:a xlink:type="simple" xlink:href="https://www.ukrinform.ua/rubric-society/3697554-urad-stvoriv-koordinacijnij-stab-z-pitan-realizacii-prav-pereselenciv.html" text:style-name="Internet_20_link" text:visited-style-name="Visited_20_Internet_20_Link">
 <text:span text:style-name="T4">
переселе</text:span>
 </text:a>
</text:p>
      <text:p text:style-name="P4">
В Укрзалізниці зазначають, що наразі евакуаційні вагони регулярно курсують зПокровська, Запоріжжя та Херсона і продовжать курсувати стільки, скільки цебуде необхідно.</text:p>
      <text:p text:style-name="P4">
Як повідомлялося, від початку року поїздами Укрзалізниці евакуйовано понад 22тисячі людей, переважно маломобільних і родин із дітьми.</text:p>
      <text:p text:style-name="P4">
Source: <text:a xlink:type="simple" xlink:href="https://www.ukrinform.ua/rubric-regions/3698149-persa-grupa-pereselenciv-pribula-evakuacijnim-potagom-z-prifrontovoi-zoni-na-zitomirsinu.html" text:style-name="Internet_20_link" text:visited-style-name="Visited_20_Internet_20_Link">
https://www.ukrinform.ua/rubric-regions/3698149-persa-grupa-pereselenciv-pribula-evakuacijnim-potagom-z-prifrontovoi-zoni-na-zitomirsinu.html</text:a>
</text:p>
      <!--NEWS-->
      <text:h text:style-name="P10" text:outline-level="1">
<text:span text:style-name="T4">
У небі над Києвом помітили спалахи, на Київщині зафіксували повітряну ціль</text:span>
</text:h>
      <text:p text:style-name="P4">
Authors: Ukrinform (Person)</text:p>
      <text:p text:style-name="P4">
Publisher: Укринформ (Organization)</text:p>
      <text:p text:style-name="P4">
Published Time: 2023-04-19T22:28:00+03:00</text:p>
      <text:p text:style-name="P4">
Modified Time: 2023-04-19T22:28:00+03:00</text:p>
      <text:p text:style-name="P4">
Description: У небі над Києвом помітили спалахи, водночас над Київщиною зафіксували повітряну ціль.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Війна з росією', 'Повітряна тривога', 'ППО']</text:p>
      <text:p text:style-name="P4">
Type: Article</text:p>
      <!--METADATA-->
      <text:p text:style-name="P4">
<draw:frame draw:style-name="fr1" draw:name="Image305" text:anchor-type="as-char" svg:width="6.9236in" svg:height="3.956343in" draw:z-index="0">
<draw:image xlink:href="../Images/yкринформ/2023-04-19T22-28-00-03-00/630_360_1538997483-946.jpg" xlink:type="simple" xlink:show="embed" xlink:actuate="onLoad" draw:mime-type="image/jpeg"/>
</draw:frame>
 У небі надКиєвом помітили спалахи, водночас над Київщиною зафіксували повітряну ціль.</text:p>
      <text:p text:style-name="P4">
Про це повідомляють <text:a xlink:type="simple" xlink:href="https://t.me/kievreal1/39441" text:style-name="Internet_20_link" text:visited-style-name="Visited_20_Internet_20_Link">
</text:a>
, передає Укрінформ.</text:p>
      <text:p text:style-name="P4">
Водночас Київська ОВА <text:a xlink:type="simple" xlink:href="https://t.me/kyivoda/9350" text:style-name="Internet_20_link" text:visited-style-name="Visited_20_Internet_20_Link">
</text:a>
 , що в небі над Київщиною виявили повітряну ціль.</text:p>
      <text:p text:style-name="P4">
"У небі виявили повітряну ціль. Сили ППО напоготові", - йдеться уповідомленні.</text:p>
      <text:p text:style-name="P4">
<text:span text:style-name="T4">
Читайте також:</text:span>
 <text:a xlink:type="simple" xlink:href="https://www.ukrinform.ua/rubric-ato/3698145-rosiani-za-den-obstrilali-z-artilerii-ta-minometiv-pat-prikordonnih-gromad-sumsini.html" text:style-name="Internet_20_link" text:visited-style-name="Visited_20_Internet_20_Link">
 <text:span text:style-name="T4">
обстріл</text:span>
 </text:a>
</text:p>
      <text:p text:style-name="P4">
Наразі у Києві, на Київщині, у Сумській, Дніпропетровській, Запорізькій,Харківській, Луганській, Донецькій областіх та АРК Крим оголошено <text:a xlink:type="simple" xlink:href="https://www.ukrinform.ua/tag-povitrana-trivoga" text:style-name="Internet_20_link" text:visited-style-name="Visited_20_Internet_20_Link">
</text:a>
 .</text:p>
      <text:p text:style-name="P4">
Source: <text:a xlink:type="simple" xlink:href="https://www.ukrinform.ua/rubric-ato/3698152-u-nebi-nad-kievom-pomitili-spalahi-na-kiivsini-zafiksuvali-povitranu-cil.html" text:style-name="Internet_20_link" text:visited-style-name="Visited_20_Internet_20_Link">
https://www.ukrinform.ua/rubric-ato/3698152-u-nebi-nad-kievom-pomitili-spalahi-na-kiivsini-zafiksuvali-povitranu-cil.html</text:a>
</text:p>
      <!--NEWS-->
      <text:h text:style-name="P10" text:outline-level="1">
<text:span text:style-name="T4">
росія щомісяця втрачає на полі бою майже 150 танків усіх типів - дослідження CSIS</text:span>
</text:h>
      <text:p text:style-name="P4">
Authors: Ukrinform (Person)</text:p>
      <text:p text:style-name="P4">
Publisher: Укринформ (Organization)</text:p>
      <text:p text:style-name="P4">
Published Time: 2023-04-19T22:30:00+03:00</text:p>
      <text:p text:style-name="P4">
Modified Time: 2023-04-19T22:30:00+03:00</text:p>
      <text:p text:style-name="P4">
Description: Втрати на полі бою та західні санкції призвели до занепаду російської армії, але москва все ще матиме достатньо вогневої потужності для продовження війни в Україні. Зокрема, щомісяця рф втрачає в Україні до 150 танків. — Укрінформ.</text:p>
      <text:p text:style-name="P4">
Images: ["<text:a xlink:type="simple" xlink:href="https://static.ukrinform.com/photos/2022_09/thumb_files/630_360_1663388386-448.jpg" text:style-name="Internet_20_link" text:visited-style-name="Visited_20_Internet_20_Link">
630_360_16633...</text:a>
"]</text:p>
      <text:p text:style-name="P4">
Tags: ['Москва', 'Танк', 'Війна з росією']</text:p>
      <text:p text:style-name="P4">
Type: Article</text:p>
      <!--METADATA-->
      <text:p text:style-name="P4">
<draw:frame draw:style-name="fr1" draw:name="Image306" text:anchor-type="as-char" svg:width="6.9236in" svg:height="3.956343in" draw:z-index="0">
<draw:image xlink:href="../Images/yкринформ/2023-04-19T22-30-00-03-00/630_360_1663388386-448.jpg" xlink:type="simple" xlink:show="embed" xlink:actuate="onLoad" draw:mime-type="image/jpeg"/>
</draw:frame>
 Втрати наполі бою та західні санкції призвели до занепаду російської армії, але москвавсе ще матиме достатньо вогневої потужності для продовження війни в Україні.Зокрема, щомісяця рф втрачає в Україні до 150 танків.</text:p>
      <text:p text:style-name="P4">
Як передає Укрінформ, про це йдеться у звіті Центру стратегічних і міжнароднихдосліджень (CSIS), повідомляє <text:a xlink:type="simple" xlink:href="https://edition.cnn.com/2023/04/19/europe/russia-weapons-production-report-intl-hnk-ml/index.html" text:style-name="Internet_20_link" text:visited-style-name="Visited_20_Internet_20_Link">
</text:a>
 .</text:p>
      <text:p text:style-name="P4">
Зазначається, що рф втратила майже 10 тис. одиниць основної військової техніки– танків, вантажівок, артилерійських установок, безпілотників.</text:p>
      <text:p text:style-name="P4">
<text:span text:style-name="T4">
Читайте також:</text:span>
 <text:a xlink:type="simple" xlink:href="https://www.ukrinform.ua/rubric-ato/3698084-prikordonniki-vidbili-ataku-rosijskih-sturmovikiv-u-bahmuti.html" text:style-name="Internet_20_link" text:visited-style-name="Visited_20_Internet_20_Link">
 </text:a>
</text:p>
      <text:p text:style-name="P4">
Водночас зазначається, що росія розконсервовує старі запаси часів “холодноївійни”.</text:p>
      <text:p text:style-name="P4">
Зокрема, москва втратила до 3,5 тис. танків за рік війни, причому близько 500одиниць модернізованого танка Т-72Б3, вперше поставленого збройним силам рф у2013 році.</text:p>
      <text:p text:style-name="P4">
Зараз на полі бою з'являються танки Т-55, введені в експлуатацію в 1948 році.</text:p>
      <text:p text:style-name="P4">
росія стикається з проблемою виробництва нових танків.</text:p>
      <text:p text:style-name="P4">
<text:span text:style-name="T4">
Читайте також:</text:span>
 <text:a xlink:type="simple" xlink:href="https://www.ukrinform.ua/rubric-ato/3697951-bahmut-dla-rosii-vze-stav-odnieu-z-najdorozcih-operacij-malar.html" text:style-name="Internet_20_link" text:visited-style-name="Visited_20_Internet_20_Link">
 </text:a>
</text:p>
      <text:p text:style-name="P4">
Танковий завод «Уралвагонзавод» може виробляти близько 20 танків на місяць.Але росія втрачає в середньому майже 150 танків усіх типів в Україні щомісяця,ідеться у звіті.</text:p>
      <text:p text:style-name="P4">
Що стосується оптичних систем, то росія покладалася на французький імпорт.</text:p>
      <text:p text:style-name="P4">
Через санкції вона змушена встановлювати старі, менш досконалі приціли навітьна свої найсучасніші танки, що призводить до втрати точності і дальностістрільби до двох кілометрів.</text:p>
      <text:p text:style-name="P4">
У випадку з високоякісними кульковими підшипниками, "критично важливими длявиробництва будь-якого типу рухомого транспортного засобу", 55% довоєннихпоставок до росії надходили з Європи і Північної Америки.</text:p>
      <text:p text:style-name="P4">
<text:span text:style-name="T4">
Читайте також:</text:span>
 <text:a xlink:type="simple" xlink:href="https://www.ukrinform.ua/rubric-ato/3697253-zsu-vidbili-ponad-70-atak-voroga-na-cotiroh-napramkah.html" text:style-name="Internet_20_link" text:visited-style-name="Visited_20_Internet_20_Link">
 </text:a>
</text:p>
      <text:p text:style-name="P4">
"москва перебуває під тиском необхідності адаптуватися, часто звертаючись доменш надійних і дорожчих постачальників і маршрутів поставок, імпорту нижчоїякості або намагаючись відтворювати західні компоненти всередині країни. Це,ймовірно, гальмує темпи і якість російського оборонного виробництва", -ідеться у звіті.</text:p>
      <text:p text:style-name="P4">
Це саме стосується літаків, дронів, ракет, засобів радіоелектронної боротьби,які потребують сучасних, високотехнологічних деталей, зокрема чіпів.</text:p>
      <text:p text:style-name="P4">
Водночас автори звіту застерігають, що Україні та її західним партнерам неварто очікувати, що ці проблеми з постачанням швидко зупинять бойові дії.</text:p>
      <text:p text:style-name="P4">
"Санкції та експортний контроль не є срібною кулею, яка змусить росіюприпинити війну", - зазначають вони. росія все ще зберігає чисельну перевагунад Україною, оскільки має великі запаси.</text:p>
      <text:p text:style-name="P4">
<text:span text:style-name="T4">
Читайте також:</text:span>
 <text:a xlink:type="simple" xlink:href="https://www.ukrinform.ua/rubric-ato/3696941-u-gur-poperedzaut-vijna-prijsla-do-koznogo-budinku-piddanih-putina-bezpecnih-misc-nemae.html" text:style-name="Internet_20_link" text:visited-style-name="Visited_20_Internet_20_Link">
 <text:span text:style-name="T4">
війна</text:span>
 </text:a>
</text:p>
      <text:p text:style-name="P4">
За приблизними оцінками, станом на лютий 2023 року загальна кількість літаківу розпорядженні кремля була в 13-15 разів більшою, ніж у Києва. росія маємайже в 7-8 разів більше танків і в 4 рази більше бойових броньованих машин, аїї військово-морський флот у 12-16 разів більший за український.</text:p>
      <text:p text:style-name="P4">
Щоб компенсувати російську чисельну перевагу, життєво важливо, аби західнікраїни продовжували постачати в Україну технологічно передове озброєння,наголошують у CSIS.</text:p>
      <text:p text:style-name="P4">
Фото: Генштаб ЗСУ</text:p>
      <text:p text:style-name="P4">
Source: <text:a xlink:type="simple" xlink:href="https://www.ukrinform.ua/rubric-ato/3698091-rosia-somisaca-vtracae-na-poli-bou-majze-150-tankiv-usih-tipiv-doslidzenna-csis.html" text:style-name="Internet_20_link" text:visited-style-name="Visited_20_Internet_20_Link">
https://www.ukrinform.ua/rubric-ato/3698091-rosia-somisaca-vtracae-na-poli-bou-majze-150-tankiv-usih-tipiv-doslidzenna-csis.html</text:a>
</text:p>
      <!--NEWS-->
      <text:h text:style-name="P10" text:outline-level="1">
<text:span text:style-name="T4">
На Херсонщині задокументували понад 60 випадків зґвалтувань солдатами рф</text:span>
</text:h>
      <text:p text:style-name="P4">
Authors: Ukrinform (Person)</text:p>
      <text:p text:style-name="P4">
Publisher: Укринформ (Organization)</text:p>
      <text:p text:style-name="P4">
Published Time: 2023-04-19T22:38:46+03:00</text:p>
      <text:p text:style-name="P4">
Modified Time: 2023-04-19T22:38:46+03:00</text:p>
      <text:p text:style-name="P4">
Description: У Херсонській області задокументували понад 60 випадків зґвалтувань, сексуальне насильство використовувалося як політична та воєнна тактика російських сил.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Воєнні злочини', 'Офіс генпрокурора', 'Андрій Костін', 'Війна з росією']</text:p>
      <text:p text:style-name="P4">
Type: Article</text:p>
      <!--METADATA-->
      <text:p text:style-name="P4">
<draw:frame draw:style-name="fr1" draw:name="Image307" text:anchor-type="as-char" svg:width="6.9236in" svg:height="3.956343in" draw:z-index="0">
<draw:image xlink:href="../Images/yкринформ/2023-04-19T22-38-46-03-00/630_360_1668461240-442.jpg" xlink:type="simple" xlink:show="embed" xlink:actuate="onLoad" draw:mime-type="image/jpeg"/>
</draw:frame>
 УХерсонській області задокументували понад 60 випадків зґвалтувань, сексуальненасильство використовувалося як політична та воєнна тактика російських сил.</text:p>
      <text:p text:style-name="P4">
Як передає Укрінформ, про це заявив генеральний прокурор Андрій Костін під часзвернення до Комітету із закордонних справ Палати представників Конгресу США,повідомляє ОГП.</text:p>
      <text:p text:style-name="P4">
“У Херсоні, як і в інших містах, сексуальне насильство також використовувалосяяк політична та воєнна тактика російських сил. Це робилося для того, щобпринизити та зламати опір цивільного населення. Ми задокументували у регіоніпонад 60 випадків зґвалтувань”, - заявив він.</text:p>
      <text:p text:style-name="P4">
<text:span text:style-name="T4">
Читайте також:</text:span>
 <text:a xlink:type="simple" xlink:href="https://www.ukrinform.ua/rubric-ato/3698096-kostin-u-kongresi-ssa-mi-maemo-dokazi-finansuvanna-kativen-v-ukraini-specsluzbami-rosii.html" text:style-name="Internet_20_link" text:visited-style-name="Visited_20_Internet_20_Link">
 <text:span text:style-name="T4">
Костін</text:span>
 </text:a>
</text:p>
      <text:p text:style-name="P4">
Він повідомив, що триває розслідування за фактом насильницького позбавленняволі, постійного зґвалтування та приниження гідності жительки Херсонськоїобласті протягом 4-х місяців.</text:p>
      <text:p text:style-name="P4">
російський військовослужбовець проник до будинку потерпілої, перебував тамтривалий час і разом зі зґвалтуванням погрожував фізичною розправою потерпілійта її 9-річному сину.</text:p>
      <text:p text:style-name="P4">
Також правоохоронці розслідують випадки зґвалтування неповнолітніх. В одному зсіл Херсонської області військовослужбовець-загарбник викрав неповнолітню збудинку в присутності матері та бабусі і зґвалтував її.</text:p>
      <text:p text:style-name="P4">
<text:span text:style-name="T4">
Читайте також:</text:span>
 <text:a xlink:type="simple" xlink:href="https://www.ukrinform.ua/rubric-polytics/3697972-kostin-u-ssa-spectribunal-sodo-agresii-rf-mae-buti-stvorenij-na-bazi-rezolucii-genasamblei-oon.html" text:style-name="Internet_20_link" text:visited-style-name="Visited_20_Internet_20_Link">
 <text:span text:style-name="T4">
Костін</text:span>
 </text:a>
</text:p>
      <text:p text:style-name="P4">
Також правоохоронці спостерігають тенденцію щодо зґвалтувань, катувань ісексуальних домагань саме щодо членів сімей військовослужбовців Збройних силУкраїни.</text:p>
      <text:p text:style-name="P4">
Він підкреслив, що одним із найжахливіших злочинів, які скоює росія, єпримусове переміщення. “Ми щодня бачимо, що з частини Херсонської області, якадосі перебуває під російською окупацією, окупаційна адміністрація здійснюємасове примусове переселення мешканців, у тому числі дітей, на інші тимчасовоокуповані території або до російської федерації. Це є продовженням стратегіїрозділення українців, а особливо дітей, з їхніми батьками та сім'ями задляїхньої швидкої асиміляції в російське суспільство. росія навіть спростилапроцес надання громадянства примусово переміщеним дітям”, - додав він.</text:p>
      <text:p text:style-name="P4">
<text:span text:style-name="T4">
Читайте також:</text:span>
 <text:a xlink:type="simple" xlink:href="https://www.ukrinform.ua/rubric-ato/3677902-svitovi-se-nalezit-rozkriti-povnu-pravdu-pro-zvirstva-zagarbnikiv-v-ukraini-zelenskij.html" text:style-name="Internet_20_link" text:visited-style-name="Visited_20_Internet_20_Link">
 </text:a>
</text:p>
      <text:p text:style-name="P4">
Як повідомляв Укрінформ, станом на 19 квітня Генеральна прокуратура Українивже зареєструвала близько 80 тисяч воєнних злочинів, скоєних російськимивійськами і ця кількість стрімко зростає, особливо після звільнення тимчасовозахоплених територій.</text:p>
      <text:p text:style-name="P4">
Source: <text:a xlink:type="simple" xlink:href="https://www.ukrinform.ua/rubric-ato/3698151-na-hersonsini-zadokumentuvali-ponad-60-vipadkiv-zgvaltuvan-soldatami-rf.html" text:style-name="Internet_20_link" text:visited-style-name="Visited_20_Internet_20_Link">
https://www.ukrinform.ua/rubric-ato/3698151-na-hersonsini-zadokumentuvali-ponad-60-vipadkiv-zgvaltuvan-soldatami-rf.html</text:a>
</text:p>
      <!--NEWS-->
      <text:h text:style-name="P10" text:outline-level="1">
<text:span text:style-name="T4">
Штати наполегливо працюватимуть над вступом Швеції в НАТО – Пентагон</text:span>
</text:h>
      <text:p text:style-name="P4">
Authors: Ukrinform (Person)</text:p>
      <text:p text:style-name="P4">
Publisher: Укринформ (Organization)</text:p>
      <text:p text:style-name="P4">
Published Time: 2023-04-19T22:52:00+03:00</text:p>
      <text:p text:style-name="P4">
Modified Time: 2023-04-19T22:52:00+03:00</text:p>
      <text:p text:style-name="P4">
Description: Міністр оборони США Ллойд Остін сподівається, що заперечення Туреччини та Угорщини проти вступу Швеції в НАТО будуть зняті до середини літа.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НАТО', 'Пентагон', 'Швеція', 'Остін']</text:p>
      <text:p text:style-name="P4">
Type: Article</text:p>
      <!--METADATA-->
      <text:p text:style-name="P4">
<draw:frame draw:style-name="fr1" draw:name="Image308" text:anchor-type="as-char" svg:width="6.9236in" svg:height="3.956343in" draw:z-index="0">
<draw:image xlink:href="../Images/yкринформ/2023-04-19T22-52-00-03-00/630_360_1588051291-728.jpg" xlink:type="simple" xlink:show="embed" xlink:actuate="onLoad" draw:mime-type="image/jpeg"/>
</draw:frame>
 Міністроборони США Ллойд Остін сподівається, що заперечення Туреччини та Угорщинипроти вступу Швеції в НАТО будуть зняті до середини літа.</text:p>
      <text:p text:style-name="P4">
Про це передає Укрінформ із посиланням на <text:a xlink:type="simple" xlink:href="https://www.nytimes.com/live/2023/04/19/world/russia-ukraine-news" text:style-name="Internet_20_link" text:visited-style-name="Visited_20_Internet_20_Link">
</text:a>
 .</text:p>
      <text:p text:style-name="P4">
Глава Пентагону пообіцяв працювати над "швидким вступом" країни до Альянсу.</text:p>
      <text:p text:style-name="P4">
"Ми наполегливо працюватимемо над тим, щоб зробити це до саміту", - сказав віну середу під час поїздки до Швеції, маючи на увазі саміт НАТО, що відбудетьсяв липні у Вільнюсі. Остін зазначив, що важливо, аби Туреччина вирішиладозволити Швеції приєднатися до альянсу "раніше, а не пізніше".</text:p>
      <text:p text:style-name="P4">
<text:span text:style-name="T4">
Читайте також:</text:span>
 <text:a xlink:type="simple" xlink:href="https://www.ukrinform.ua/rubric-world/3698005-u-finlandii-proponuut-rozmistiti-novu-bazu-nato.html" text:style-name="Internet_20_link" text:visited-style-name="Visited_20_Internet_20_Link">
 </text:a>
</text:p>
      <text:p text:style-name="P4">
Швеція сподівалася долучитися до НАТО разом з Фінляндією, яка офіційно сталачленом військового союзу на початку квітня.</text:p>
      <text:p text:style-name="P4">
Остін відвідав військово-морську базу Муско поблизу Стокгольма, піднявся наборт військового корабля-корвета H.M.S. Harnosand і оглянув шведськийархіпелаг з його десятками тисяч переважно безлюдних островів у Балтійськомуморі. Зазначається, що ці острови матимуть важливе значення для НАТО післяприєднання Швеції. Балтійське море буде оточене країнами Альянсу, за виняткомКалінінградської та Ленінградської областей рф.</text:p>
      <text:p text:style-name="P4">
Президент Туреччини Реджеп Тайїп Ердоган виступив проти членства Швеції,посилаючись на сумніви щодо відданості Стокгольма боротьбі з тероризмом.Ердоган закликав Швецію видати осіб, яких він вважає терористами, у тому числікурдів, які, на його думку, підтримували спробу державного перевороту в 2016році.</text:p>
      <text:p text:style-name="P4">
<text:span text:style-name="T4">
Читайте також:</text:span>
 <text:a xlink:type="simple" xlink:href="https://www.ukrinform.ua/rubric-world/3697177-bila-povitranogo-prostoru-nato-perehopili-rosijskij-litakrozvidnik.html" text:style-name="Internet_20_link" text:visited-style-name="Visited_20_Internet_20_Link">
 </text:a>
</text:p>
      <text:p text:style-name="P4">
Угорщина, яка залежить від росії у сфері енергетики, заявила, що має претензіїдо критики прем'єр-міністра Віктора Орбана, що лунає з боку шведського уряду.</text:p>
      <text:p text:style-name="P4">
Як повідомлялося, в офісі прем'єр-міністра Угорщини Віктора Орбана заявили, щодвосторонні відносини між Угорщиною та Швецією перебувають на низькому рівні.</text:p>
      <text:p text:style-name="P4">
Після початку повномасштабного російського вторгнення в Україну нейтральніШвеція та Фінляндія подали заявку на вступ до НАТО. Під час Мадридськогосаміту у червні 2022 року країни отримали запрошення приєднатися до Альянсувід усіх 30 членів. Водночас у Мадриді був підписаний Тристоронній меморандум,що відобразив занепокоєння Туреччини станом боротьби з тероризмом у Фінляндіїта Швеції.</text:p>
      <text:p text:style-name="P4">
Source: <text:a xlink:type="simple" xlink:href="https://www.ukrinform.ua/rubric-world/3698112-stati-napoleglivo-pracuvatimut-nad-vstupom-svecii-v-nato-pentagon.html" text:style-name="Internet_20_link" text:visited-style-name="Visited_20_Internet_20_Link">
https://www.ukrinform.ua/rubric-world/3698112-stati-napoleglivo-pracuvatimut-nad-vstupom-svecii-v-nato-pentagon.html</text:a>
</text:p>
      <!--NEWS-->
      <text:h text:style-name="P10" text:outline-level="1">
<text:span text:style-name="T4">
Австрія через Фонд миру ЄС підтримує закупівлі захисного обладнання для України - Шалленберг</text:span>
</text:h>
      <text:p text:style-name="P4">
Authors: Ukrinform (Person)</text:p>
      <text:p text:style-name="P4">
Publisher: Укринформ (Organization)</text:p>
      <text:p text:style-name="P4">
Published Time: 2023-04-19T22:54:16+03:00</text:p>
      <text:p text:style-name="P4">
Modified Time: 2023-04-19T22:54:16+03:00</text:p>
      <text:p text:style-name="P4">
Description: Австрія через свій нейтралітет не може підтримувати фінансування летальної зброї та боєприпасів для України через Європейський фонд миру, однак надає підтримку у придбанні захисного обладнання, наметів та медичних засобів. — Укрінформ.</text:p>
      <text:p text:style-name="P4">
Images: ["<text:a xlink:type="simple" xlink:href="https://static.ukrinform.com/photos/2023_04/thumb_files/630_360_1681917131-478.jpg" text:style-name="Internet_20_link" text:visited-style-name="Visited_20_Internet_20_Link">
630_360_16819...</text:a>
"]</text:p>
      <text:p text:style-name="P4">
Tags: ['Австрія', 'Україна', 'допомога', 'Шалленберг', 'Війна з росією', '#stoprussia']</text:p>
      <text:p text:style-name="P4">
Type: Article</text:p>
      <!--METADATA-->
      <text:p text:style-name="P4">
<draw:frame draw:style-name="fr1" draw:name="Image309" text:anchor-type="as-char" svg:width="6.9236in" svg:height="3.956343in" draw:z-index="0">
<draw:image xlink:href="../Images/yкринформ/2023-04-19T22-54-16-03-00/630_360_1681917131-478.jpg" xlink:type="simple" xlink:show="embed" xlink:actuate="onLoad" draw:mime-type="image/jpeg"/>
</draw:frame>
 Австріячерез свій нейтралітет не може підтримувати фінансування летальної зброї табоєприпасів для України через Європейський фонд миру, однак надає підтримку упридбанні захисного обладнання, наметів та медичних засобів.</text:p>
      <text:p text:style-name="P4">
Про це заявив в <text:a xlink:type="simple" xlink:href="https://www.ukrinform.ua/rubric-world/3698040-aleksander-sallenberg-ministr-zakordonnih-sprav-avstrii.html" text:style-name="Internet_20_link" text:visited-style-name="Visited_20_Internet_20_Link">
 </text:a>
 міністр закордонних справАвстрії Александер Шалленберг.</text:p>
      <text:p text:style-name="P4">
"Через свій конституційний нейтралітет <text:a xlink:type="simple" xlink:href="https://www.ukrinform.ua/tag-avstria" text:style-name="Internet_20_link" text:visited-style-name="Visited_20_Internet_20_Link">
 </text:a>
 не може надавати підтримку в фінансуванні летальної зброї табоєприпасів. Натомість ми надаємо більш суттєву підтримку в цивільному тагуманітарному секторах, наприклад, для придбання захисного обладнання, наметівта медичних засобів", - прокоментував Шалленберг участь Австрії вЄвропейському фонді миру, через який ЄС фінансує також постачання нелетальнихозброєнь в Україну.</text:p>
      <text:p text:style-name="P4">
Міністр додав, що Австрія погодилася на поступове солідне збільшенняЄвропейського фонду миру.</text:p>
      <text:p text:style-name="P4">
"Наразі внесок Австрії до Європейського фонду миру становить майже 100 млнєвро", - повідомив він.</text:p>
      <text:p text:style-name="P4">
<text:span text:style-name="T4">
Читайте також:</text:span>
 <text:a xlink:type="simple" xlink:href="https://www.ukrinform.ua/rubric-world/3696118-prezident-avstrii-zapevniv-u-pidtrimci-clenstva-ukraini-v-es.html" text:style-name="Internet_20_link" text:visited-style-name="Visited_20_Internet_20_Link">
 </text:a>
</text:p>
      <text:p text:style-name="P4">
Більш детально читайте в інтерв’ю Александера Шалленберга за <text:a xlink:type="simple" xlink:href="https://www.ukrinform.ua/rubric-world/3698040-aleksander-sallenberg-ministr-zakordonnih-sprav-avstrii.html" text:style-name="Internet_20_link" text:visited-style-name="Visited_20_Internet_20_Link">
</text:a>
 .</text:p>
      <text:p text:style-name="P4">
Як повідомлялося, Європейський фонд миру був створений у березні 2021 року іпризначений для фінансування всіх дій у межах Спільної зовнішньої табезпекової політики <text:a xlink:type="simple" xlink:href="https://www.ukrinform.ua/tag-evrosouz" text:style-name="Internet_20_link" text:visited-style-name="Visited_20_Internet_20_Link">
 </text:a>
 , що стосуютьсявійськових або оборонних сфер. Головним завданням Фонду є запобіганняконфліктам, збереження миру, зміцнення міжнародних безпеки й стабільності.</text:p>
      <text:p text:style-name="P4">
Країни-члени встановили максимальний обсяг фінансування в межах ЄФМ в обсязі€5 мільярдів на період 2021-2027 років, але через російську агресію протиУкраїни довелося внести корективи. З лютого 2022 року ЄС виділив для України3,6 мільярда євро для закупівлі зброї та військового обладнання, необхідногодля самооборони від російського вторгнення.</text:p>
      <text:p text:style-name="P4">
Нещодавно ЄС оголосив про намір витратити додатково 1 мільярд євро з ЄФМ длятермінової поставки в Україну артилерійських боєприпасів і ще 1 мільярд євро -для виробництва боєприпасів на оборонних підприємствах Європи з метоюпоповнення арсеналів у країнах ЄС і продовження поставок снарядів Україні.</text:p>
      <text:p text:style-name="P4">
<text:span text:style-name="T4">
Читайте також:</text:span>
 <text:a xlink:type="simple" xlink:href="https://www.ukrinform.ua/rubric-world/3694438-avstria-pidtverdila-so-zaarestue-putina-akso-vin-navazitsa-priihati-v-krainu.html" text:style-name="Internet_20_link" text:visited-style-name="Visited_20_Internet_20_Link">
 <text:span text:style-name="T4">
Австрія</text:span>
 </text:a>
</text:p>
      <text:p text:style-name="P4">
Кошти ЄФМ також спрямовуються на фінансування Європейської допоміжноївійськової місії ЄС для України (EUMAM-Ukraine), в межах якої до кінця 2023року пройдуть тренування 30 тисяч українських військовослужбовців.</text:p>
      <text:p text:style-name="P4">
У березні Європейська рада вирішила збільшити фінансову стелю Європейськогофонду миру, який призначений для фінансування проєктів та програм у межахСпільної зовнішньої та безпекової політики ЄС, до €7,98 мільярда на період до2027 року.</text:p>
      <text:p text:style-name="P4">
Source: <text:a xlink:type="simple" xlink:href="https://www.ukrinform.ua/rubric-ato/3698154-avstria-cerez-fond-miru-es-pidtrimue-zakupivli-zahisnogo-obladnanna-dla-ukraini-sallenberg.html" text:style-name="Internet_20_link" text:visited-style-name="Visited_20_Internet_20_Link">
https://www.ukrinform.ua/rubric-ato/3698154-avstria-cerez-fond-miru-es-pidtrimue-zakupivli-zahisnogo-obladnanna-dla-ukraini-sallenberg.html</text:a>
</text:p>
      <!--NEWS-->
      <text:h text:style-name="P10" text:outline-level="1">
<text:span text:style-name="T4">
Збірна України з хокею виграла всі шість контрольних матчів підготовки до ЧС-2023</text:span>
</text:h>
      <text:p text:style-name="P4">
Authors: Ukrinform (Person)</text:p>
      <text:p text:style-name="P4">
Publisher: Укринформ (Organization)</text:p>
      <text:p text:style-name="P4">
Published Time: 2023-04-19T22:54:17+03:00</text:p>
      <text:p text:style-name="P4">
Modified Time: 2023-04-19T22:54:17+03:00</text:p>
      <text:p text:style-name="P4">
Description: Українці стартують на світовій першості 23 квітня. — Укрінформ.</text:p>
      <text:p text:style-name="P4">
Images: ["<text:a xlink:type="simple" xlink:href="https://static.ukrinform.com/photos/2023_04/thumb_files/630_360_1681933972-316.jpg" text:style-name="Internet_20_link" text:visited-style-name="Visited_20_Internet_20_Link">
630_360_16819...</text:a>
"]</text:p>
      <text:p text:style-name="P4">
Tags: ['Чемпіонат світу з хокею', 'хокей']</text:p>
      <text:p text:style-name="P4">
Type: Article</text:p>
      <!--METADATA-->
      <text:p text:style-name="P4">
<draw:frame draw:style-name="fr1" draw:name="Image310" text:anchor-type="as-char" svg:width="6.9236in" svg:height="3.956343in" draw:z-index="0">
<draw:image xlink:href="../Images/yкринформ/2023-04-19T22-54-17-03-00/630_360_1681933972-316.jpg" xlink:type="simple" xlink:show="embed" xlink:actuate="onLoad" draw:mime-type="image/jpeg"/>
</draw:frame>
 Українцістартують на світовій першості 23 квітня.</text:p>
      <text:p text:style-name="P4">
Збірна України завершила серію товариських матчів у рамках підготовки дочемпіонату світу-2023, передає Укрінформ.</text:p>
      <text:p text:style-name="P4">
В заключних двох матчах «синьо-жовті» здолали національну команду Литви – 5:1та 4:3.</text:p>
      <text:p text:style-name="P4">
В інших чотирьох матчах команда Шахрайчука двічі обіграла Угорщину – 1:0 та4:1 й стільки ж разів Латвію – 6:3 та 10:1.</text:p>
      <text:p text:style-name="P4">
Вже 23 квітня українці поновлять виступи в дивізіоні IB, в якому залишилися запідсумками попереднього розіграшу чемпіонату. Тоді збірна посіла лише третємісце в групі й не змогла підвищитися у класі світової першості.</text:p>
      <text:p text:style-name="P4">
Суперниками України на ЧС стануть Китай, Сербія, Нідерланди, Японія тагосподарі групи з Естонії.</text:p>
      <text:p text:style-name="P4">
<text:span text:style-name="T4">
Читайте також:</text:span>
 <text:a xlink:type="simple" xlink:href="https://www.ukrinform.ua/rubric-sports/3697795-zbirna-ukraini-z-hokeu-u-askravomu-matci-obigrala-litvu.html" text:style-name="Internet_20_link" text:visited-style-name="Visited_20_Internet_20_Link">
 <text:span text:style-name="T4">
хокею</text:span>
 </text:a>
</text:p>
      <text:p text:style-name="P4">
Як повідомляв Укрінформ, за підсумками п'яти турів команда, що посяде першемісце в групі, підвищиться в класі до дивізіону IA. Збірна на останнійсходинці вилетить до рівня IIA.</text:p>
      <text:p text:style-name="P4">
Фото: fhu.com.ua</text:p>
      <text:p text:style-name="P4">
Source: <text:a xlink:type="simple" xlink:href="https://www.ukrinform.ua/rubric-sports/3698155-zbirna-ukraini-z-hokeu-vigrala-vsi-sist-kontrolnih-matciv-pidgotovki-do-cs2023.html" text:style-name="Internet_20_link" text:visited-style-name="Visited_20_Internet_20_Link">
https://www.ukrinform.ua/rubric-sports/3698155-zbirna-ukraini-z-hokeu-vigrala-vsi-sist-kontrolnih-matciv-pidgotovki-do-cs2023.html</text:a>
</text:p>
      <!--NEWS-->
      <text:h text:style-name="P10" text:outline-level="1">
<text:span text:style-name="T4">
У ЄС має бути спільний підхід до питання продовольчого імпорту з України - Єврокомісія</text:span>
</text:h>
      <text:p text:style-name="P4">
Authors: Ukrinform (Person)</text:p>
      <text:p text:style-name="P4">
Publisher: Укринформ (Organization)</text:p>
      <text:p text:style-name="P4">
Published Time: 2023-04-19T23:06:39+03:00</text:p>
      <text:p text:style-name="P4">
Modified Time: 2023-04-19T23:06:39+03:00</text:p>
      <text:p text:style-name="P4">
Description: Єврокомісія обговорила у середу  проблему надвеликих імпортних надходжень зерна та інших видів продовольства з України та ринок ЄС з 5-ма «прифронтовими» країнами й з Україною, та окреслила шляхи з вирішення цієї проблеми. — Укрінформ.</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Євросоюз', 'Імпорт', 'Україна', 'Зерно']</text:p>
      <text:p text:style-name="P4">
Type: Article</text:p>
      <!--METADATA-->
      <text:p text:style-name="P4">
<draw:frame draw:style-name="fr1" draw:name="Image311" text:anchor-type="as-char" svg:width="6.9236in" svg:height="3.956343in" draw:z-index="0">
<draw:image xlink:href="../Images/yкринформ/2023-04-19T23-06-39-03-00/630_360_1462365899-2256.jpg" xlink:type="simple" xlink:show="embed" xlink:actuate="onLoad" draw:mime-type="image/jpeg"/>
</draw:frame>
Єврокомісія обговорила у середу проблему надвеликих імпортних надходжень зерната інших видів продовольства з України та ринок ЄС з 5-ма «прифронтовими»країнами й з Україною, та окреслила шляхи з вирішення цієї проблеми.</text:p>
      <text:p text:style-name="P4">
Як повідомляє Укрінформ, про це сьогодні у спільній заяві за підсумкамизустрічі з представниками Болгарії, Угорщини, Польщі, Словаччини та Румунії, атакож – України, заявили Виконавчий віце-президент Єврокомісії ВалдісДомбровскіс та Єврокомісар з сільського господарства Януш Войцеховський.</text:p>
      <text:p text:style-name="P4">
Повний текст документа оприлюднений <text:a xlink:type="simple" xlink:href="https://ec.europa.eu/commission/presscorner/detail/en/statement_23_2370" text:style-name="Internet_20_link" text:visited-style-name="Visited_20_Internet_20_Link">
</text:a>
 .</text:p>
      <text:p text:style-name="P4">
«Під час зустрічі… ми представили широкі пропозиції ЄС для вирішеннязанепокоєнь, що були висловлені від 5-ти країн-членів щодо погіршення ситуаціїдля виробників Євросоюзу у певних видах продукції. Цей пакет, що бувзапропонований Європейською Комісією, передбачає виділення 2-го траншусільськогосподарської фінансової допомоги для постраждалих фермерів, виключнізахисні заходи по ключовим видам продукції та заходи із сприяння транзиту дляекспорту українського зерна через «коридори солідарності». ЗапропонованийЄвропейською Комісією пакет залежить від скасування країнами-членами їходносторонніх заходів», - йдеться у документі.</text:p>
      <text:p text:style-name="P4">
<text:span text:style-name="T4">
Читайте також:</text:span>
 <text:a xlink:type="simple" xlink:href="https://www.ukrinform.ua/rubric-world/3698148-pitanna-sodo-importu-ukrainskogo-zerna-ne-e-svidcennam-vtomi-vid-ukraini-stoltenberg.html" text:style-name="Internet_20_link" text:visited-style-name="Visited_20_Internet_20_Link">
 <text:span text:style-name="T4">
зерна</text:span>
 </text:a>
</text:p>
      <text:p text:style-name="P4">
«Ми підкреслюємо важливість швидкого виконання спільного підходу ЄС, замістьдотримання одноосібних рішень, щоб уникнути багатосторонніх заборон та іншихрішень, що можуть піддавати ризику внутрішній ринок», - наголосилипредставники Єврокомісії.</text:p>
      <text:p text:style-name="P4">
Як зазначається у заяві, Єврокомісія взяла до уваги погляди, що булипредставлені учасниками зустрічі.</text:p>
      <text:p text:style-name="P4">
«Ми погодилися продовжувати політичні консультації у наступні дні з огляду на(необхідність) швидкого рішення», - йдеться у спільній заяві.</text:p>
      <text:p text:style-name="P4">
Як вже повідомлялося, у прикордонних з Україною країнах відбулися протестимісцевих фермерів, які потерпають від напливу українськогосільськогосподарського експорту та спричиненого цим зниження ринкових цін насільськогосподарську продукцію. Уряди Польщі, Угорщини, Словаччини та Болгаріїоголосили про введення заборони на імпорт українського зерна та іншихсільськогосподарських продуктів. Це викликало критичні зауваження з бокуЄвропейської Комісії, яка наполягає на пошуку спільної відповіді на існуючіпроблеми в рамках ЄС.</text:p>
      <text:p text:style-name="P4">
<text:span text:style-name="T4">
Читайте також:</text:span>
 <text:a xlink:type="simple" xlink:href="https://www.ukrinform.ua/rubric-economy/3697806-vidnovluetsa-inspekcia-suden-aki-pramuut-zernovim-koridorom-kubrakov.html" text:style-name="Internet_20_link" text:visited-style-name="Visited_20_Internet_20_Link">
 <text:span text:style-name="T4">
зерно</text:span>
 </text:a>
</text:p>
      <text:p text:style-name="P4">
Уряди п’яти країн ЄС, - Польщі, Словаччини, Угорщини, Румунії й Болгарії,звернулися до Єврокомісії з листом, в якому міститься прохання вжити захиснізаходи для обмеження сільськогосподарського імпорту з України.</text:p>
      <text:p text:style-name="P4">
Після початку російської агресії проти України та блокування Чорноморськихморських портів, через які, зазвичай, здійснювався експортсільськогосподарської продукції на світовий ринок, Євросоюз організував«коридори солідарності» на кордонах з Україною для спрямування частини їїсільськогосподарського експорту на світовий ринок суходолом, з використаннямавтомобільного та залізничного транспорту, а також внутрішніх водних артерій.</text:p>
      <text:p text:style-name="P4">
Source: <text:a xlink:type="simple" xlink:href="https://www.ukrinform.ua/rubric-economy/3698156-u-es-mae-buti-spilnij-pidhid-do-pitanna-prodovolcogo-importu-z-ukraini-evrokomisia.html" text:style-name="Internet_20_link" text:visited-style-name="Visited_20_Internet_20_Link">
https://www.ukrinform.ua/rubric-economy/3698156-u-es-mae-buti-spilnij-pidhid-do-pitanna-prodovolcogo-importu-z-ukraini-evrokomisia.html</text:a>
</text:p>
      <!--NEWS-->
      <text:h text:style-name="P10" text:outline-level="1">
<text:span text:style-name="T4">
СБУ оголосила підозру підсанкційному пропагандисту, який був радником Гіркіна</text:span>
</text:h>
      <text:p text:style-name="P4">
Authors: Ukrinform (Person)</text:p>
      <text:p text:style-name="P4">
Publisher: Укринформ (Organization)</text:p>
      <text:p text:style-name="P4">
Published Time: 2023-04-19T23:21:00+03:00</text:p>
      <text:p text:style-name="P4">
Modified Time: 2023-04-19T23:21:00+03:00</text:p>
      <text:p text:style-name="P4">
Description: Служба безпеки України зібрала доказову базу на підсанкційного пропагандиста Ігоря Дуся, який публічно заперечує існування української державності, зловмиснику оголошена підозра. — Укрінформ.</text:p>
      <text:p text:style-name="P4">
Images: ["<text:a xlink:type="simple" xlink:href="https://static.ukrinform.com/photos/2020_05/thumb_files/630_360_1590678028-352.jpg" text:style-name="Internet_20_link" text:visited-style-name="Visited_20_Internet_20_Link">
630_360_15906...</text:a>
"]</text:p>
      <text:p text:style-name="P4">
Tags: ['СБУ', 'Гіркін', 'Війна з росією']</text:p>
      <text:p text:style-name="P4">
Type: Article</text:p>
      <!--METADATA-->
      <text:p text:style-name="P4">
<draw:frame draw:style-name="fr1" draw:name="Image312" text:anchor-type="as-char" svg:width="6.9236in" svg:height="3.956343in" draw:z-index="0">
<draw:image xlink:href="../Images/yкринформ/2023-04-19T23-21-00-03-00/630_360_1590678028-352.jpg" xlink:type="simple" xlink:show="embed" xlink:actuate="onLoad" draw:mime-type="image/jpeg"/>
</draw:frame>
 Службабезпеки України зібрала доказову базу на підсанкційного пропагандиста ІгоряДуся, який публічно заперечує існування української державності, зловмисникуоголошена підозра.</text:p>
      <text:p text:style-name="P4">
Як передає Укрінформ, про це повідомила <text:a xlink:type="simple" xlink:href="https://ssu.gov.ua/novyny/sbu-povidomyla-pro-pidozru-kolaborantu-yakyi-buv-osobystym-radnykom-terorysta-strielkova" text:style-name="Internet_20_link" text:visited-style-name="Visited_20_Internet_20_Link">
 </text:a>
 .</text:p>
      <text:p text:style-name="P4">
За даними слідства, у 2014 році підозрюваний був радником російськоготерориста Ігоря Стрєлкова (Гіркіна). Станом на сьогодні він позиціонує себе як"православний публіцист" й очолює громадську організацію "Народний собор" —українську "філію" однойменного об’єднання в рф під егідою російськоїправославної церкви.</text:p>
      <text:p text:style-name="P4">
<text:span text:style-name="T4">
Читайте також:</text:span>
 <text:a xlink:type="simple" xlink:href="https://www.ukrinform.ua/rubric-kyiv/3697862-u-kievi-zatrimali-fiksera-rosijskogo-zmi.html" text:style-name="Internet_20_link" text:visited-style-name="Visited_20_Internet_20_Link">
 </text:a>
</text:p>
      <text:p text:style-name="P4">
Після захоплення росією Криму фігурант утік на тимчасово окуповану територіюукраїнського півострова. Будучи постійним гостем ефірів російських телеканаліву ролі "політичного" або "релігійного" експерта, він виправдовував агресіюпроти України.</text:p>
      <text:p text:style-name="P4">
Встановлено, що після повномасштабного вторгнення російської федерації Дусьуже в москві публічно вихваляв учасників загарбницьких угруповань рф ізакликав бійців Збройних сил України не чинити їм спротив.</text:p>
      <text:p text:style-name="P4">
Також пропагандист активно "розганяв" наративи кремля щодо "утисків"представників Української православної церкви московського патріархату йвихваляв антиукраїнську діяльність московського патріарха кирила.</text:p>
      <text:p text:style-name="P4">
<text:span text:style-name="T4">
Читайте також:</text:span>
 <text:a xlink:type="simple" xlink:href="https://www.ukrinform.ua/rubric-world/3697666-u-ssa-visunuli-zvinuvacenna-kilkom-rosianam-za-posirenna-propagandi-v-kraini.html" text:style-name="Internet_20_link" text:visited-style-name="Visited_20_Internet_20_Link">
 </text:a>
</text:p>
      <text:p text:style-name="P4">
Експертизи підтвердили факти підривної діяльності фігуранта проти державноїбезпеки України.</text:p>
      <text:p text:style-name="P4">
Підозрюваному інкримінується вчинення злочинів, передбачених двома статтямиКримінального кодексу України: ч. 1 ст. 111-1 (колабораційна діяльність) та ч.2 ст. 110 (посягання на територіальну цілісність та недоторканність України).</text:p>
      <text:p text:style-name="P4">
Станом на сьогодні зловмисник перебуває на території росії. Триваютькомплексні заходи для притягнення його до відповідальності.</text:p>
      <text:p text:style-name="P4">
Як повідомляв Укрінформ, раніше СБУ викрила шістьох проросійських інтернет-агітаторів, серед яких інженер державного підприємства "Антонов".</text:p>
      <text:p text:style-name="P4">
Source: <text:a xlink:type="simple" xlink:href="https://www.ukrinform.ua/rubric-ato/3697947-sbu-ogolosila-pidozru-pidsankcijnomu-propagandistu-akij-buv-radnikom-girkina.html" text:style-name="Internet_20_link" text:visited-style-name="Visited_20_Internet_20_Link">
https://www.ukrinform.ua/rubric-ato/3697947-sbu-ogolosila-pidozru-pidsankcijnomu-propagandistu-akij-buv-radnikom-girkina.html</text:a>
</text:p>
      <!--NEWS-->
      <text:h text:style-name="P10" text:outline-level="1">
<text:span text:style-name="T4">
Зеленська презентувала освітній курс щодо класифікації показників, пов'язаних зі здоров'ям</text:span>
</text:h>
      <text:p text:style-name="P4">
Authors: Ukrinform (Person)</text:p>
      <text:p text:style-name="P4">
Publisher: Укринформ (Organization)</text:p>
      <text:p text:style-name="P4">
Published Time: 2023-04-19T23:25:50+03:00</text:p>
      <text:p text:style-name="P4">
Modified Time: 2023-04-19T23:25:50+03:00</text:p>
      <text:p text:style-name="P4">
Description: Перша леді України Олена Зеленська разом з міністром охорони здоров’я Віктором Ляшком та радницею – уповноваженою Президента з питань безбар'єрності Тетяною Ломакіною відвідала КНП БМР «Білоцерківська міська лікарня № 2» на Київщині. — Укрінформ.</text:p>
      <text:p text:style-name="P4">
Images: ["<text:a xlink:type="simple" xlink:href="https://static.ukrinform.com/photos/2023_04/thumb_files/630_360_1681931010-666.jpeg" text:style-name="Internet_20_link" text:visited-style-name="Visited_20_Internet_20_Link">
630_360_16819...</text:a>
", "<text:a xlink:type="simple" xlink:href="https://static.ukrinform.com/photos/2023_04/1681931009-599.jpeg" text:style-name="Internet_20_link" text:visited-style-name="Visited_20_Internet_20_Link">
1681931009-59...</text:a>
", "<text:a xlink:type="simple" xlink:href="https://static.ukrinform.com/photos/2023_04/1681931010-958.jpeg" text:style-name="Internet_20_link" text:visited-style-name="Visited_20_Internet_20_Link">
1681931010-95...</text:a>
", "<text:a xlink:type="simple" xlink:href="https://static.ukrinform.com/photos/2023_04/1681931010-200.jpeg" text:style-name="Internet_20_link" text:visited-style-name="Visited_20_Internet_20_Link">
1681931010-20...</text:a>
"]</text:p>
      <text:p text:style-name="P4">
Tags: ['Медицина', 'МОЗ', 'Освіта', 'Реабілітація', 'ВООЗ', 'Київщина', 'Олена Зеленська']</text:p>
      <text:p text:style-name="P4">
Type: Article</text:p>
      <!--METADATA-->
      <text:p text:style-name="P4">
<draw:frame draw:style-name="fr1" draw:name="Image313" text:anchor-type="as-char" svg:width="6.9236in" svg:height="3.956343in" draw:z-index="0">
<draw:image xlink:href="../Images/yкринформ/2023-04-19T23-25-50-03-00/630_360_1681931010-666.jpeg" xlink:type="simple" xlink:show="embed" xlink:actuate="onLoad" draw:mime-type="image/jpeg"/>
</draw:frame>
 Першаледі України Олена Зеленська разом з міністром охорони здоров’я ВікторомЛяшком та радницею – уповноваженою Президента з питань безбар'єрності ТетяноюЛомакіною відвідала КНП БМР «Білоцерківська міська лікарня № 2» на Київщині.</text:p>
      <text:p text:style-name="P4">
Вони презентували курс «Базові засади застосування МКФ (Міжнародноїкласифікації функціонування)» для мультидисциплінарних медичних команд. Про цейдеться на <text:a xlink:type="simple" xlink:href="https://president.gov.ua/news/olena-zelenska-vidvidala-medzaklad-na-kiyivshini-de-bulo-pre-82361" text:style-name="Internet_20_link" text:visited-style-name="Visited_20_Internet_20_Link">
 </text:a>
Президента України, передає Укрінформ.</text:p>
      <text:p text:style-name="P4">
<draw:frame draw:style-name="fr1" draw:name="Image314" text:anchor-type="as-char" svg:width="6.9236in" svg:height="4.613521in" draw:z-index="0">
<draw:image xlink:href="../Images/yкринформ/2023-04-19T23-25-50-03-00/1681931009-599.jpeg" xlink:type="simple" xlink:show="embed" xlink:actuate="onLoad" draw:mime-type="image/jpeg"/>
</draw:frame>
</text:p>
      <text:p text:style-name="P4">
«Лікарі отримають найкращі інструменти, практики, знання, доступ до навчаннядля того, щоб якнайкраще повертати якість життя тим нашим співвітчизникам, уяких усе це хотів відібрати нападник. І тут існує не лише медична, а й важливасоціальна площина. МКФ – це крок до прозорості. А ще тут є психологічнаплощина: правильне визначення та реабілітація повертають людям не тількифізичні можливості, а й віру в себе і в життя. Так, наше суспільствозмінилося. Воно не буде таким, як раніше. Але воно може бути кращим, якщо мизабезпечимо для всіх, кого поранила війна, гідні умови, гідне ставлення, гідніможливості», - наголосила <text:a xlink:type="simple" xlink:href="https://www.ukrinform.ua/tag-olena-zelenska" text:style-name="Internet_20_link" text:visited-style-name="Visited_20_Internet_20_Link">
 </text:a>
 .</text:p>
      <text:p text:style-name="P4">
<draw:frame draw:style-name="fr1" draw:name="Image315" text:anchor-type="as-char" svg:width="6.9236in" svg:height="4.613521in" draw:z-index="0">
<draw:image xlink:href="../Images/yкринформ/2023-04-19T23-25-50-03-00/1681931010-958.jpeg" xlink:type="simple" xlink:show="embed" xlink:actuate="onLoad" draw:mime-type="image/jpeg"/>
</draw:frame>
</text:p>
      <text:p text:style-name="P4">
Вже найближчим часом мультидисциплінарні команди у 244 медичних закладах, якінадають послуги реабілітації за пакетами Програми медичних гарантій, почнутькористуватися новою системою оцінки та планування реабілітаційної допомоги напринципах МКФ.</text:p>
      <text:p text:style-name="P4">
<draw:frame draw:style-name="fr1" draw:name="Image316" text:anchor-type="as-char" svg:width="6.9236in" svg:height="4.613521in" draw:z-index="0">
<draw:image xlink:href="../Images/yкринформ/2023-04-19T23-25-50-03-00/1681931010-200.jpeg" xlink:type="simple" xlink:show="embed" xlink:actuate="onLoad" draw:mime-type="image/jpeg"/>
</draw:frame>
</text:p>
      <text:p text:style-name="P4">
Перша леді та міністр охорони здоров’я також ознайомилися з роботоюмультидисциплінарної команди на базі Білоцерківської міської лікарні № 2. Їїфахівці з реабілітації закінчили навчання в межах трирічного проєкту МОЗУкраїни з високоінтенсивної реабілітації, що реалізується спільно зНаціональним медичним центром Сунас (Норвегія), а також співпрацюють із ВООЗщодо навчання з підбору та використання допоміжних засобів реабілітації.</text:p>
      <text:p text:style-name="P4">
Під час заходу було презентовано освітній курс «Базові засади застосуванняМКФ». Він доступний на навчальній платформі «Академія НСЗУ». Нині вже понад1200 фахівців зареєструвалися на нього та почали навчання.</text:p>
      <text:p text:style-name="P4">
<text:span text:style-name="T4">
Читайте також:</text:span>
 <text:a xlink:type="simple" xlink:href="https://www.ukrinform.ua/rubric-society/3697593-do-vseukrainskoi-programi-mentalnogo-zdorova-priednalisa-vze-14-likaren-zelenska.html" text:style-name="Internet_20_link" text:visited-style-name="Visited_20_Internet_20_Link">
 </text:a>
</text:p>
      <text:p text:style-name="P4">
Проєкт втілюється з ініціативи першої леді в межах Стратегії створеннябезбар’єрного простору в Україні. Одним із її компонентів є впровадження МКФ ірозбудова ефективної системи реабілітації в нашій країні.</text:p>
      <text:p text:style-name="P4">
«Ми дякуємо Швейцарії та Європейському Союзу, які з готовністю діляться знашими лікарями й терапевтами цінними напрацюваннями, досвідом, забезпечуютьтехнічну підтримку запровадження освітніх програм, допомагають у розбудовіреабілітації та впровадженні МКФ. Невдовзі на додачу до запущеного курсустартує ще один. Він стосуватиметься безпосередньо документування процесунадання реабілітаційної допомоги на основі МКФ. Освітні курси – це важливийетап, який дає поштовх практичному впровадженню МКФ. А значить, людиотримуватимуть ще якісніші послуги», – розповів Ляшко.</text:p>
      <text:p text:style-name="P4">
Проєкт реалізують Міністерство охорони здоровʼя, Національна служба здоровʼя,Міністерство соціальної політики, Офіс Президента, радниця – уповноваженаПрезидента з питань безбар’єрності, ДП «Електронне здоров’я», БФ «ПацієнтиУкраїни», Школа реабілітаційної медицини Українського католицькогоуніверситету та Український центр охорони здоров’я за підтримки Швейцарії,Європейського Союзу та Nova Ukraine.</text:p>
      <text:p text:style-name="P4">
<text:span text:style-name="T4">
Читайте також:</text:span>
 <text:a xlink:type="simple" xlink:href="https://www.ukrinform.ua/rubric-society/3696262-zelenska-vseukrainska-programa-mentalnogo-zdorova-mae-stati-vidcutnou-dla-ukrainciv.html" text:style-name="Internet_20_link" text:visited-style-name="Visited_20_Internet_20_Link">
 </text:a>
</text:p>
      <text:p text:style-name="P4">
«Навчання для фахівців із реабілітації важливе, і від цього безпосередньозалежить якість допомоги та швидкість відновлення кожного, хто перебуває нареабілітації. І що більше фахівців спілкуватимуться «єдиною мовоюфункціонування й життєдіяльності», якою є МКФ, то швидше ми зможемо говоритипро повернення людей до самостійності після перенесених травм, опіків,складних захворювань», – резюмувала Ломакіна.</text:p>
      <text:p text:style-name="P4">
Як повідомлялося, з ініціативи дружини Президента та після тривалої роботи МОЗі експертів Міжнародну класифікацію функціонування було запроваджено якнаціональний класифікатор 030:2022 «Класифікатор функціонування, обмеженняжиттєдіяльності та здоров’я». Усі фахівці з реабілітації мають використовуватисаме цю методику, працюючи з порушеннями функціонування людини таінвалідністю.</text:p>
      <text:p text:style-name="P4">
<text:span text:style-name="T5">
Фото: president.gov.ua</text:span>
</text:p>
      <text:p text:style-name="P4">
Source: <text:a xlink:type="simple" xlink:href="https://www.ukrinform.ua/rubric-society/3698157-zelenska-prezentuvala-osvitnij-kurs-sodo-klasifikacii-pokaznikiv-povazanih-zi-zdorovam.html" text:style-name="Internet_20_link" text:visited-style-name="Visited_20_Internet_20_Link">
https://www.ukrinform.ua/rubric-society/3698157-zelenska-prezentuvala-osvitnij-kurs-sodo-klasifikacii-pokaznikiv-povazanih-zi-zdorovam.html</text:a>
</text:p>
      <!--NEWS-->
      <text:h text:style-name="P10" text:outline-level="1">
<text:span text:style-name="T4">
У КМВА пояснили причину спалаху над Києвом – падав супутник NASA</text:span>
</text:h>
      <text:p text:style-name="P4">
Authors: Ukrinform (Person)</text:p>
      <text:p text:style-name="P4">
Publisher: Укринформ (Organization)</text:p>
      <text:p text:style-name="P4">
Published Time: 2023-04-19T23:38:00+03:00</text:p>
      <text:p text:style-name="P4">
Modified Time: 2023-04-19T23:38:00+03:00</text:p>
      <text:p text:style-name="P4">
Description: Спалах, який могли бачити кияни ввечері, став результатом падіння на Землю космічного супутника NASA. — Укрінформ.</text:p>
      <text:p text:style-name="P4">
Images: ["<text:a xlink:type="simple" xlink:href="https://static.ukrinform.com/photos/2023_04/thumb_files/630_360_1681936590-768.jpg" text:style-name="Internet_20_link" text:visited-style-name="Visited_20_Internet_20_Link">
630_360_16819...</text:a>
"]</text:p>
      <text:p text:style-name="P4">
Tags: ['NASA', 'Супутник', 'Київ']</text:p>
      <text:p text:style-name="P4">
Type: Article</text:p>
      <!--METADATA-->
      <text:p text:style-name="P4">
<draw:frame draw:style-name="fr1" draw:name="Image317" text:anchor-type="as-char" svg:width="6.9236in" svg:height="3.956343in" draw:z-index="0">
<draw:image xlink:href="../Images/yкринформ/2023-04-19T23-38-00-03-00/630_360_1681936590-768.jpg" xlink:type="simple" xlink:show="embed" xlink:actuate="onLoad" draw:mime-type="image/jpeg"/>
</draw:frame>
 Спалах,який могли бачити кияни ввечері, став результатом падіння на Землю космічногосупутника NASA.</text:p>
      <text:p text:style-name="P4">
Як передає Укрінформ, про це в <text:a xlink:type="simple" xlink:href="https://t.me/VA_Kyiv/1496" text:style-name="Internet_20_link" text:visited-style-name="Visited_20_Internet_20_Link">
 </text:a>
 повідомляє КМВА.</text:p>
      <text:p text:style-name="P4">
"Близько 22:00 години 19 квітня у межах Києва у небі спостерігалося яскравесвітіння повітряного об'єкта. За попередньою інформацією, це явище сталорезультатом падіння на Землю космічного супутника NASA", - йдеться вповідомленні.</text:p>
      <text:p text:style-name="P4">
<text:span text:style-name="T4">
Читайте також:</text:span>
 <text:a xlink:type="simple" xlink:href="https://www.ukrinform.ua/rubric-technology/3696720-do-zemli-nablizaetsa-stometrovij-asteroid-nasa.html" text:style-name="Internet_20_link" text:visited-style-name="Visited_20_Internet_20_Link">
 <text:span text:style-name="T4">
NASA</text:span>
 </text:a>
</text:p>
      <text:p text:style-name="P4">
За словами начальника КМВА Сергія Попка, аби уникнути жертв від падінь наземлю уламків, була оголошена повітряна тривога.</text:p>
      <text:p text:style-name="P4">
"ППО не працювала", - резюмував він.</text:p>
      <text:p text:style-name="P4">
Як повідомляв Укрінформ, <text:a xlink:type="simple" xlink:href="https://www.ukrinform.ua/rubric-ato/3698152-u-nebi-nad-kievom-pomitili-spalahi-na-kiivsini-zafiksuvali-povitranu-cil.html" text:style-name="Internet_20_link" text:visited-style-name="Visited_20_Internet_20_Link">
 </text:a>
 .</text:p>
      <text:p text:style-name="P4">
Фото: NASA</text:p>
      <text:p text:style-name="P4">
Source: <text:a xlink:type="simple" xlink:href="https://www.ukrinform.ua/rubric-kyiv/3698159-u-kmva-poasnili-pricinu-spalahu-nad-kievom-padav-suputnik-nasa.html" text:style-name="Internet_20_link" text:visited-style-name="Visited_20_Internet_20_Link">
https://www.ukrinform.ua/rubric-kyiv/3698159-u-kmva-poasnili-pricinu-spalahu-nad-kievom-padav-suputnik-nasa.html</text:a>
</text:p>
      <!--NEWS-->
      <text:h text:style-name="P10" text:outline-level="1">
<text:span text:style-name="T4">
У Молдові наразі не бачать військової загрози з боку росії</text:span>
</text:h>
      <text:p text:style-name="P4">
Authors: Ukrinform (Person)</text:p>
      <text:p text:style-name="P4">
Publisher: Укринформ (Organization)</text:p>
      <text:p text:style-name="P4">
Published Time: 2023-04-19T23:47:00+03:00</text:p>
      <text:p text:style-name="P4">
Modified Time: 2023-04-19T23:47:00+03:00</text:p>
      <text:p text:style-name="P4">
Description: Наразі немає військової загрози для Молдови, але росія продовжує намагатися дестабілізувати країну. — Укрінформ.</text:p>
      <text:p text:style-name="P4">
Images: ["<text:a xlink:type="simple" xlink:href="https://static.ukrinform.com/photos/2023_04/thumb_files/630_360_1681936496-379.jpg" text:style-name="Internet_20_link" text:visited-style-name="Visited_20_Internet_20_Link">
630_360_16819...</text:a>
"]</text:p>
      <text:p text:style-name="P4">
Tags: ['Молдова', 'Нідерланди', 'росія']</text:p>
      <text:p text:style-name="P4">
Type: Article</text:p>
      <!--METADATA-->
      <text:p text:style-name="P4">
<draw:frame draw:style-name="fr1" draw:name="Image318" text:anchor-type="as-char" svg:width="6.9236in" svg:height="3.956343in" draw:z-index="0">
<draw:image xlink:href="../Images/yкринформ/2023-04-19T23-47-00-03-00/630_360_1681936496-379.jpg" xlink:type="simple" xlink:show="embed" xlink:actuate="onLoad" draw:mime-type="image/jpeg"/>
</draw:frame>
 Наразінемає військової загрози для Молдови, але росія продовжує намагатисядестабілізувати країну.</text:p>
      <text:p text:style-name="P4">
Про це про це заявив в інтерв'ю NOS міністр закордонних справ Молдови НікуПопеску. передає Укрінформ із посиланням на <text:a xlink:type="simple" xlink:href="https://nos.nl/artikel/2472068-moldavie-kan-hybride-aanvallen-van-rusland-weerstaan-met-hulp-uit-nederland" text:style-name="Internet_20_link" text:visited-style-name="Visited_20_Internet_20_Link">
</text:a>
 .</text:p>
      <text:p text:style-name="P4">
“Наразі немає російської військової загрози для <text:a xlink:type="simple" xlink:href="https://www.ukrinform.ua/tag-moldova" text:style-name="Internet_20_link" text:visited-style-name="Visited_20_Internet_20_Link">
</text:a>
 , але росія продовжує намагатисядестабілізувати країну. Це важко, але ми впораємося. Поки Україна тримається,ми в безпеці”, - зазначив Попеску.</text:p>
      <text:p text:style-name="P4">
19 квітня Нідерланди офіційно відкрили посольство у місті Кишинів.</text:p>
      <text:p text:style-name="P4">
Зазначається, що почасти через війну в Україні ще більше зміцнилисядипломатичні зв'язки з Молдовою.</text:p>
      <text:p text:style-name="P4">
<text:span text:style-name="T4">
Читайте також:</text:span>
 <text:a xlink:type="simple" xlink:href="https://www.ukrinform.ua/rubric-world/3697133-glavu-tatarstanu-ne-pustili-na-teritoriu-moldovi.html" text:style-name="Internet_20_link" text:visited-style-name="Visited_20_Internet_20_Link">
 <text:span text:style-name="T4">
Молдови</text:span>
 </text:a>
</text:p>
      <text:p text:style-name="P4">
“Нідерланди хочуть запобігти росії втягнути країну у свою сферу впливунедемократичним шляхом”, - заявив міністр закордонних справ Нідерландів ВопкеГукстра.</text:p>
      <text:p text:style-name="P4">
Після повномасштабного російського вторгнення в Україну проєвропейський урядМолдови був глибоко стурбований спробами росії дестабілізувати країну.</text:p>
      <text:p text:style-name="P4">
За словами Попеску Нідерланди відіграють важливу роль у сфері кібербезпеки.</text:p>
      <text:p text:style-name="P4">
У своєму <text:a xlink:type="simple" xlink:href="https://twitter.com/WBHoekstra/status/1648691051102609408" text:style-name="Internet_20_link" text:visited-style-name="Visited_20_Internet_20_Link">
</text:a>
міністр закордонних справ Нідерландів Вопке Густра також написав, щонідерландсько-молдовські зв’язки стали ще тіснішими.</text:p>
      <text:p text:style-name="P4">
Він також висловив підтримку амбітній програмі реформ уряду та його рішучостіпродовжувати інтеграцію в ЄС.</text:p>
      <text:p text:style-name="P4">
“З сьогоднішнім відкриттям посольства Нідерландів e Кишиневі ми поглиблюємонашу співпрацю в таких сферах, як правосуддя, боротьба з корупцією,енергетична безпека та кіберстійкість. Нідерланди продовжуватимуть допомагатибудувати сильнішу та більш європейську Молдову”, - написав він.</text:p>
      <text:p text:style-name="P4">
<text:span text:style-name="T4">
Читайте також:</text:span>
 <text:a xlink:type="simple" xlink:href="https://www.ukrinform.ua/rubric-polytics/3695520-ukraina-zahisae-moldovu-vid-destabilizacii-z-boku-rosii-popesku.html" text:style-name="Internet_20_link" text:visited-style-name="Visited_20_Internet_20_Link">
 <text:span text:style-name="T4">
Молдову</text:span>
 </text:a>
</text:p>
      <text:p text:style-name="P4">
За його словами, багато говорили про війну в Україні. Він також зазначив, щоНідерланди твердо підтримують Молдову в її зусиллях посилити стійкість передобличчям загроз з боку росії.</text:p>
      <text:p text:style-name="P4">
Як повідомляв Укрінформ, раніше міністр закордонних справ України <text:a xlink:type="simple" xlink:href="https://www.ukrinform.ua/rubric-polytics/3695304-ukraina-gotova-razom-iz-sandu-protistoati-sprobam-rf-destabilizuvati-moldovu-dmitro-kuleba.html" text:style-name="Internet_20_link" text:visited-style-name="Visited_20_Internet_20_Link">
</text:a>
 , щоУкраїна підтверджує рішучу готовність підтримувати Молдову та працювати разомнад тим, щоб зірвати будь-які спроби Москви посіяти хаос і нестабільність урегіоні.</text:p>
      <text:p text:style-name="P4">
<text:span text:style-name="T5">
Фото: EPA</text:span>
</text:p>
      <text:p text:style-name="P4">
Source: <text:a xlink:type="simple" xlink:href="https://www.ukrinform.ua/rubric-world/3698160-u-moldovi-narazi-ne-bacat-vijskovoi-zagrozi-z-boku-rosii.html" text:style-name="Internet_20_link" text:visited-style-name="Visited_20_Internet_20_Link">
https://www.ukrinform.ua/rubric-world/3698160-u-moldovi-narazi-ne-bacat-vijskovoi-zagrozi-z-boku-rosii.html</text:a>
</text:p>
      <!--NEWS-->
      <text:h text:style-name="P10" text:outline-level="1">
<text:span text:style-name="T4">
Робимо все, аби збільшувати можливість захищатися від ударів рф - Зеленський</text:span>
</text:h>
      <text:p text:style-name="P4">
Authors: Ukrinform (Person)</text:p>
      <text:p text:style-name="P4">
Publisher: Укринформ (Organization)</text:p>
      <text:p text:style-name="P4">
Published Time: 2023-04-19T23:52:00+03:00</text:p>
      <text:p text:style-name="P4">
Modified Time: 2023-04-19T23:52:00+03:00</text:p>
      <text:p text:style-name="P4">
Description: На рівні держави робиться все, щоб збільшувати можливість захищати й захищатися від російських ударів. Системи ППО та інша зброя для захисту неба вже зараз у нас, в України, дуже серйозні. Але мають бути – і, впевнений, будуть – іще потужніші. — Укрінформ.</text:p>
      <text:p text:style-name="P4">
Images: ["<text:a xlink:type="simple" xlink:href="https://static.ukrinform.com/photos/2023_04/thumb_files/630_360_1681938180-984.png" text:style-name="Internet_20_link" text:visited-style-name="Visited_20_Internet_20_Link">
630_360_16819...</text:a>
"]</text:p>
      <text:p text:style-name="P4">
Tags: ['ЗСУ', 'Зеленський', 'Війна з росією', '#stoprussia', 'ППО', 'Ракетний удар']</text:p>
      <text:p text:style-name="P4">
Type: Article</text:p>
      <!--METADATA-->
      <text:p text:style-name="P4">
<draw:frame draw:style-name="fr1" draw:name="Image319" text:anchor-type="as-char" svg:width="6.9236in" svg:height="3.956343in" draw:z-index="0">
<draw:image xlink:href="../Images/yкринформ/2023-04-19T23-52-00-03-00/630_360_1681938180-984.png" xlink:type="simple" xlink:show="embed" xlink:actuate="onLoad" draw:mime-type="image/png"/>
</draw:frame>
 На рівнідержави робиться все, щоб збільшувати можливість захищати й захищатися відросійських ударів. Системи ППО та інша зброя для захисту неба вже зараз у нас,в України, дуже серйозні. Але мають бути – і, впевнений, будуть – іщепотужніші.</text:p>
      <text:p text:style-name="P4">
Про це заявив у вечірньому <text:a xlink:type="simple" xlink:href="https://www.youtube.com/watch" text:style-name="Internet_20_link" text:visited-style-name="Visited_20_Internet_20_Link">
 </text:a>
Президент Володимир Зеленський, передає Укрінформ.</text:p>
      <text:p text:style-name="P4">
_Відео:<text:a xlink:type="simple" xlink:href="https://t.me/OP_UA/9290" text:style-name="Internet_20_link" text:visited-style-name="Visited_20_Internet_20_Link">
 </text:a>
 _</text:p>
      <text:p text:style-name="P4">
<text:span text:style-name="T4">
<text:span text:style-name="T5">
Бажаю здоровʼя, шановні українці!</text:span>
 </text:span>
</text:p>
      <text:p text:style-name="P4">
Повертаюся з відрядження.</text:p>
      <text:p text:style-name="P4">
Сьогодні був на Волині, у наших прикордонників, на межі, зокрема, з білоруссю.Облаштування кордону, захист, розвиток прикордонної території – багато питань.Волинь демонструє справжню міцність, і це відчувається в тому, як регіонпосилює безпеку всієї держави.</text:p>
      <text:p text:style-name="P4">
Вручив нагороди нашим воїнам-прикордонникам… Разом з усіма нашими силамиоборони та безпеки прикордонники воюють на передовій, зокрема на найтяжчихнапрямках. Бахмут, загалом Донеччина… Справжні герої, які успішно виконалисотні й сотні бойових завдань.</text:p>
      <text:p text:style-name="P4">
Готуємо й нові підрозділи – підрозділи саме прикордонників, – що приєднаютьсядо наших активних дій, до руху, який ми поступово розвиваємо.</text:p>
      <text:p text:style-name="P4">
Незмінно працюємо й над розвитком наших областей – абсолютно усіх. Сьогодні наВолині провів широку нараду з керівниками регіону, місцевими правоохоронцями,військовими, усіма, хто відповідає за безпеку й соціальний стан області.Домовилися про кілька інфраструктурних проєктів, що посилять Волинь – цеважливо – і дадуть змогу гарантувати довгостроково робочі місця та економічнезростання. Впевнений, усе це ми обов’язково реалізуємо. Дуже скоро.</text:p>
      <text:p text:style-name="P4">
Продовжуємо готувати й наші міжнародні кроки не лише на цей тиждень, а загаломна найближчий час. Захист України, міжнародний порядок, заснований направилах, залишається питанням номер один глобального порядку денного.</text:p>
      <text:p text:style-name="P4">
До речі, дякую Сполученим Штатам за черговий пакет військової підтримки, проякий оголошено сьогодні.</text:p>
      <text:p text:style-name="P4">
І окремо хочу відзначити сьогодні наших захисників і захисниць неба –Повітряні сили та відповідні підрозділи інших родів <text:a xlink:type="simple" xlink:href="https://www.ukrinform.ua/tag-zsu" text:style-name="Internet_20_link" text:visited-style-name="Visited_20_Internet_20_Link">
</text:a>
 .</text:p>
      <text:p text:style-name="P4">
Дякую всім, хто своєю влучністю та швидкістю забезпечує ефективність для всієїтієї зброї, яка зʼявилась у нашої держави!</text:p>
      <text:p text:style-name="P4">
У ніч на цю добу особливо влучними були воїни 160-ї зенітної ракетної Одеськоїбригади повітряного командування «Південь» та мобільні вогневі групи 164-їСлобідської радіотехнічної бригади повітряного командування «Схід». Дякую вам!Протягом доби наші воїни захищали небо Дніпропетровщини, Києва, області, іншихміст, інших наших регіонів…</text:p>
      <text:p text:style-name="P4">
Слава кожному й кожній, хто зараз у бою заради нашої держави, заради України!</text:p>
      <text:p text:style-name="P4">
Слава нашому міцному народу!</text:p>
      <text:p text:style-name="P4">
<text:span text:style-name="T4">
<text:span text:style-name="T5">
Слава Україні!</text:span>
 </text:span>
</text:p>
      <text:p text:style-name="P4">
Source: <text:a xlink:type="simple" xlink:href="https://www.ukrinform.ua/rubric-ato/3698161-robimo-vse-abi-zbilsuvati-mozlivist-zahisatisa-vid-udariv-rf-zelenskij.html" text:style-name="Internet_20_link" text:visited-style-name="Visited_20_Internet_20_Link">
https://www.ukrinform.ua/rubric-ato/3698161-robimo-vse-abi-zbilsuvati-mozlivist-zahisatisa-vid-udariv-rf-zelenskij.html</text:a>
</text:p>
      <!--NEWS-->
      <text:h text:style-name="P10" text:outline-level="1">
<text:span text:style-name="T4">
У Комітеті з питань соціальної політики та захисту прав ветеранів обговорили питання функціонування госпіталів ветеранів війни</text:span>
</text:h>
      <text:p text:style-name="P4">
Author: ['АРМІЯINFORM']</text:p>
      <text:p text:style-name="P4">
Time: 2023-04-19T25:00:00-04:00</text:p>
      <text:p text:style-name="P4">
Description: Народні депутати України — члени Комітету в порядку контролю розглянули заходи,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3/verhovna-rada-e1634729714540.jpg" text:style-name="Internet_20_link" text:visited-style-name="Visited_20_Internet_20_Link">
verhovna-rada-e1634729714540.jpg</text:a>
']</text:p>
      <text:p text:style-name="P4">
Tags: ['ГОСПІТАЛЬ ВЕТЕРАНІВ ВІЙНИ', 'МЕДИЧНА ДОПОМОГА', 'СОЦІАЛЬНИЙ ЗАХИСТ']</text:p>
      <text:p text:style-name="P4">
Category: News</text:p>
      <!--METADATA-->
      <text:p text:style-name="P4">
<draw:frame draw:style-name="fr1" draw:name="Image320" text:anchor-type="as-char" svg:width="6.9236in" svg:height="4.880826in" draw:z-index="0">
<draw:image xlink:href="../Images/AРМІЯINFORM/2023-04-19T25-00-00-04-00/verhovna-rada-e1634729714540.jpg" xlink:type="simple" xlink:show="embed" xlink:actuate="onLoad" draw:mime-type="image/jpeg"/>
</draw:frame>
</text:p>
      <text:p text:style-name="P4">
Народні депутати України — члени Комітету в порядку контролю розглянулизаходи, які вживаються щодо забезпечення належного функціонування госпіталівветеранів війни та удосконалення надання медичних послуг ветеранам війни. Булизаслухані виступи представників Міністерства соціальної політики, Міністерствау справах ветеранів, Збройних Сил України, Міністерства охорони здоров’я,Міністерства внутрішніх справ, Національної служби здоров’я України. Про це<text:a xlink:type="simple" xlink:href="https://www.rada.gov.ua/news/news_kom/235524.html" text:style-name="Internet_20_link" text:visited-style-name="Visited_20_Internet_20_Link">
повідомляє</text:a>
 Прес-службаАпарату Верховної Ради України.</text:p>
      <text:p text:style-name="P4">
Розгляд контрольного питання відбувся під головуванням Першого заступникаГолови Комітету Михайла Цимбалюка. «Питання функціонування госпіталівветеранів війни, надання медичних послуг ветеранам війни залишаєтьсяактуальним та потребує детального обговорення, — зауважив пан Цимбалюк. —Важливо насамперед встановити, як працюють госпіталі війни і інші військовімедичні заклади в період воєнного стану, проблеми, які виникають в їх роботі іпропозиції щодо вироблення єдиної державної політики в цьому напрямку впіслявоєнний період після нашої Перемоги».</text:p>
      <text:p text:style-name="P4">
У своїх виступах представники Уряду звітували про діяльність підвідомчихреабілітаційних центрів та власні/міжвідомчі напрацювання в сферіреабілітації.</text:p>
      <text:p text:style-name="P4">
Першим було заслухано виступ радниці Міністра соціальної політики ОлениКульчицької, яка наголосила на підтримці Міністерством ініціатив Міністерстваохорони здоров’я по впровадженню мультидисциплінарного підходу в процесреабілітації громадян як з числа цивільних осіб, так і з числа військових.Так, в одному з підвідомчих центрів комплексної реабілітації Міністерствасоціальної політики діє 2 мультидисциплінарні реабілітаційні команди, дороботи якої залучено 5 соціальних працівників. «Надається повний спектр послугреабілітації і стаціонарно, і амбулаторно. В закладі працює також ВЛК, яканадає відповідні висновки щодо необхідності продовжити реабілітацію чи впротезуванні, — повідомила Радниця Міністра соціальної політики. — Наразівідбувається побудова інформаційних обмінів між електронною системою охорониздоров’я, „реабілітаційним модулем“ і Єдиними інформаційними системамисоціальної сфери, зокрема, централізованим банком даних з проблемінвалідності. Це спростить та прискорить документообіг щодо надання тафінансування відповідних послуг».</text:p>
      <text:p text:style-name="P4">
За словами пані Кульчицької, серед пріоритетів Міністерства соціальноїполітики в сфері реабілітації — зміна системи оцінки функціонування людини таперехід системи на Міжнародну класифікацію функціонування. «В цій частині унас ще багато роботи. Що стосується домену соціальної сфери, потрібнонапрацювати перехід, щоб він був комфортний і легкий для соціальнихпрацівників, працівників мультидисциплінарних і реабілітаційних команд, атакож для пацієнтів», — резюмувала Радниця Міністра соціальної політики ОленаКульчицька.</text:p>
      <text:p text:style-name="P4">
Окремо народні депутати України — члени Комітету обговорили можливості наданнясоціальних послуг в громадах за рахунок Державного бюджету. Відповідний проектЗакону вже обговорюється в Кабінеті Міністрів України. По досягненнюузгодженої позиції міністерств, законопроект буде внесено на розгляд ВерховноїРади України.</text:p>
      <text:p text:style-name="P4">
Народний депутат України Юлія Тимошенко звернула увагу учасників засіданняКомітету на проблему неналежного стану низки військових госпіталів та потребуцих установ в ремонтних роботах. Також зазначалося про потребу районнихлікарень в «реабілітаційних пакетах» Національної служби здоров’я України.</text:p>
      <text:p text:style-name="P4">
В свою чергу Перший заступник Міністра охорони здоров’я Сергій Дуброввідзначив, що ті заклади охорони здоров’я, які укладають договори зНаціональною службою здоров’я України, є фінансово-спроможними. «Вонирозвиваються, в цих закладах проводяться закупівля обладнання та ремонти, —повідомив пан Дубров. — Маємо доволі великі залишки, які перевищують 150мільйонів на рахунках закладів».</text:p>
      <text:p text:style-name="P4">
Голова Національної служби здоров’я України Наталія Гусак також запевнилаучасників зібрання, що коштів, які сплачує НСЗУ за медичне обслуговування вгоспіталях ветеранів війни, достатньо для забезпечення безоплатного наданнямедичних послуг, виплати заробітної плати лікарям та медичним працівникам, атакож для розвитку відповідних закладів. «У 2023 році ми значно підняли тарифина реабілітацію. Наразі за стаціонарну комплексну реабілітацію однієї людиними готові сплачувати 33 600 гривень в місяць, якщо, звісно, заклад відповідаєпевним умовам. Це і наявність міждисциплінарної команди, спеціальнеобладнання, дотримання вимог і стандартів при відновленні людини», — зауважилапані Гусак.</text:p>
      <text:p text:style-name="P4">
В той же час низка госпіталів ветеранів війни перебувають на територіяхведення активних бойових дій. А відтак окремі послуги та довготривалелікування у таких закладах, зважаючи на безпекові умови, не можуть бутинадані. «Відповідним закладам Запорізької та Херсонської областей мизапропонували законтрактуватися за спеціальним пакетом, який дає можливість їмзберегти обсяг фінансування на рівні минулого року, — повідомила ГоловаНаціональної служби здоров’я України Наталія Гусак. — Це дає можливістьзберегти кадровий потенціал для надання медичної допомоги в майбутньому».</text:p>
      <text:p text:style-name="P4">
Учасники засідання відзначили високу ефективність державної політики у сферідержавних фінансових гарантій медичного обслуговування населення за програмоюмедичних гарантій, яку реалізує НСЗУ. «Завдяки системі надання „пакетівпослуг“, що підлягають оплаті НСЗУ, лікарні почали себе нормально почувати.Вони мають ремонти на належний рівень надання послуг», — відзначила народнийдепутат України — член Комітету Тетяна Циба.</text:p>
      <text:p text:style-name="P4">
Повертаючись до виступів представників Уряду, то Перший заступник Міністраохорони здоров’я Сергій Дубров повідомив, що станом на 07 квітня 2023 рокуштат 25 підвідомчих госпіталів ветеранів війни нараховує 3 тисячі медичнихпрацівників. «Госпіталі знаходяться на балансах місцевих рад. Два — на балансіМіністерства. Госпіталі ветеранів війни контрактуються на загальних підставах,відповідно до пакетів надання медичної допомоги, яким вони відповідають, —зазначив пан Дубров. — До топ-3 пакетів надання медичної допомоги в 2023 роцівходить реабілітаційна допомога дорослим та дітям у стаціонарних умовах. Мирозуміємо про необхідність розширення психологічної та реабілітаційноїдопомоги саме ветеранам війни».</text:p>
      <text:p text:style-name="P4">
У Міністерстві охорони здоров’я також наголосили на розширенні програми«Доступні ліки», яка дає можливість кожному українцю, зокрема, ветерану війни,отримати низку лікарських засобів безкоштовно або за невелику оплату. Наразі впереліку програми — 486 медичних препаратів. «Зараз напрацьовуємо забезпеченнядля паліативних пацієнтів наркотичних анальгетиків. В другій половині цьогороку будуть запроваджені такі наркотичні анальгетики, як фентанілові пластиріта смужки», — резюмував Сергій Дубров.</text:p>
      <text:p text:style-name="P4">
В свою чергу у Міністерстві у справах ветеранів повідомили про бажання взятина себе відповідальність за забезпечення ветеранів війни психологічноюдопомогою. За словами заступниці Міністерства з питань цифрового розвитку,цифрових трансформацій і цифровізації Тетяни Калити, Міністерство має окремебюджетне фінансування на психологічну допомогу. «Просимо МОЗ розблокувати намможливість її надавати. Ми готові попрацювати, щоб це не вкладалося в вашпакет», — зазначила пані Калита, нагадавши про існуючий в Міністерстві реєстрнадавачів психологічної допомоги.</text:p>
      <text:p text:style-name="P4">
З виступу заступниці Міністра внутрішніх справ Катерини Павліченко сталовідомо, що до сфери відання цього Міністерства належать 36 закладів, щонадають комплекс профілактичних, лікувальних, оздоровчих та реабілітаційнихзаходів як для ветеранів війни, так і для ветеранів системи МВС, учасниківбойових дій, військовослужбовців та певних пільгових категорій та членів їхродин. Крім того, в системі Міністерства діє 8 медичних реабілітаційнихцентрів. На жаль, низка закладів не функціонує через тимчасову окупацію,пошкодження або замінування. «З 24 лютого 2022 року в закладах охорониздоров’я МВС стаціонарне лікування пройшло вже більше 6 тисяч поранених,амбулаторне лікування — більше 2 тисяч поранених, — розповіла пані Павліченко.— Також в цих закладах діє ВЛК, надається медико-психологічна реабілітація.Напрацьовані окремі протоколи роботи з певними категоріями наших працівників,зокрема, таких, які звільнені з полону». МВС разом з МОЗ систематичнореалізовують заходи щодо направлення поранених на лікування та протезування закордон.</text:p>
      <text:p text:style-name="P4">
Щодо питання оптимізації процесів військово-лікарської експертизи тареформування системи медико-соціальної експертизи висловилася заступницяМіністра охорони здоров’я з питань цифрового розвитку, цифрових трансформаційі цифровізації Марія Карчевич.</text:p>
      <text:p text:style-name="P4">
Пані Карчевич розповіла про спільні напрацювання Міноборони, МОЗ, Мінцифри,Мінветеранів та експертів щодо зміни процесу проходження ВЛК, зокрема, вчастині цифровізації процесів та організаційно-ресурсних питань. «Враховуючизростання навантаження на ВЛК, мережа комісій розширюється, в тому числі зарахунок створення додаткових гарнізонних ВЛК та залучення цивільних закладівохорони здоров’я», — повідомляють в Міністерстві охорони здоров’я України. Впланах урядовців — запровадження електронного документообігу між військовимичастинами та військовими госпіталями, а також електронної черги у ВЛК. Окремонапрацьовується порядок інформування військовослужбовців щодо алгоритму дій впроцесі проходження ВЛК, а також наявних у них прав та гарантій, відповідно дозаконодавства.</text:p>
      <text:p text:style-name="P4">
Нагадаємо, що 11 квітня 2022 року Верховна Рада України прийняла за основу двазаконопроекти, які стосуються роботи ВЛК, а саме:</text:p>
      <text:p text:style-name="P4">
проект Закону України про внесення змін до статті 70 Основ законодавстваУкраїни про охорону здоров’я (щодо роботи військово-лікарських комісій);</text:p>
      <text:p text:style-name="P4">
проект Закону України про внесення змін до Статуту внутрішньої служби ЗбройнихСил України щодо удосконалення питань оформлення документів та лікуваннявійськовослужбовців під час дії воєнного стану.</text:p>
      <text:p text:style-name="P4">
«З початку повномасштабної агресії воюють не тільки Збройні Сили України, воюєдержава Україна. Дякую всім міністерствам, які залучені до надання медичноїдопомоги військовослужбовцям. Наразі міжвідомча співпраця досить плідна», —наголосила командувач Медичних сил Збройних Сил України, генерал-майормедичної служби Тетяна Остащенко.</text:p>
      <text:p text:style-name="P4">
За підсумками заходу Перший заступник Голови Комітету Михайло Цимбалюкподякував виступаючим за доповіді, висловивши при цьому жаль з приводувідсутності єдиного відомства, яке відповідало б за державну політику щодофункціонування ветеранських госпіталів та володіло вичерпною інформацією зтого чи іншого питання в цій сфері. «Тому чекаємо письмових пропозицій щодоудосконалення державної політики у сфері діяльності госпіталів та реформуваннясистеми управління госпіталями ветеранів війни», — резюмував пан Цимбалюк.</text:p>
      <text:p text:style-name="P4">
Source: <text:a xlink:type="simple" xlink:href="https://armyinform.com.ua/2023/04/19/u-komiteti-z-pytan-soczipolityky-ta-zahystu-prav-veteraniv-obgovoryly-pytannya-funkczionuvannya-gospitaliv-veteraniv-vijny/" text:style-name="Internet_20_link" text:visited-style-name="Visited_20_Internet_20_Link">
https://armyinform.com.ua/2023/04/19/u-komiteti-z-pytan-soczipolityky-ta-zahystu-prav-veteraniv-obgovoryly-pytannya-funkczionuvannya-gospitaliv-veteraniv-vijny/</text:a>
</text:p>
      <!--NEWS-->
      <text:h text:style-name="P10" text:outline-level="1">
<text:span text:style-name="T4">
Ухвалено порядок ведення Єдиного реєстру депортованих осіб, в тому числі дітей</text:span>
</text:h>
      <text:p text:style-name="P4">
Author: ['АРМІЯINFORM']</text:p>
      <text:p text:style-name="P4">
Time: 2023-04-19T26:00:00-04:00</text:p>
      <text:p text:style-name="P4">
Description: Уряд ухвалив Постанову «Деякі питання захисту осіб, в тому числі дітей, депортованих аб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minreintegracziyi.jpg" text:style-name="Internet_20_link" text:visited-style-name="Visited_20_Internet_20_Link">
minreintegracziyi.jpg</text:a>
']</text:p>
      <text:p text:style-name="P4">
Tags: ['ДЕПОРТОВАНІ УКРАЇНЦІ', 'МІНРЕІНТЕГРАЦІЇ']</text:p>
      <text:p text:style-name="P4">
Category: News</text:p>
      <!--METADATA-->
      <text:p text:style-name="P4">
<draw:frame draw:style-name="fr1" draw:name="Image321" text:anchor-type="as-char" svg:width="6.9236in" svg:height="6.9236in" draw:z-index="0">
<draw:image xlink:href="../Images/AРМІЯINFORM/2023-04-19T26-00-00-04-00/minreintegracziyi.jpg" xlink:type="simple" xlink:show="embed" xlink:actuate="onLoad" draw:mime-type="image/jpeg"/>
</draw:frame>
</text:p>
      <text:p text:style-name="P4">
Уряд ухвалив Постанову «Деякі питання захисту осіб, в тому числі дітей,депортованих або примусово переміщених у зв’язку із збройною агресієюросійської федерації проти України». Проєкт Постанови розроблено командоюМінреінтеграції.</text:p>
      <text:p text:style-name="P4">
Постановою затверджено Порядок створення, ведення та доступу до відомостейЄдиного реєстру депортованих осіб.</text:p>
      <text:p text:style-name="P4">
Так, міністерствам, центральним і місцевим органам влади, головам обласнихвійськових адміністрацій доручено щомісяця подавати до Національногоінформаційного бюро (НІБ) інформацію про депортованих осіб. Саме цей органвідповідатиме за збір і внесення таких даних до реєстру.</text:p>
      <text:p text:style-name="P4">
<text:span text:style-name="T4">
Відповідно до Постанови НІБ також</text:span>
 :</text:p>
      <text:p text:style-name="P4">
— забезпечуватиме обмін інформацією з Міжнародним Комітетом Червоного Хреста,Центральним агентством з розшуку й іншими міжнародними організаціями;</text:p>
      <text:p text:style-name="P4">
— представлятиме інтереси депортованих дітей, в тому числі дітей-сиріт ідітей, позбавлених батьківського піклування, з метою захисту їхніх прав таінтересів;</text:p>
      <text:p text:style-name="P4">
— надаватиме Міністерству закордонних справ (МЗС) усю необхідну інформацію длярозшуку та повернення таких осіб.</text:p>
      <text:p text:style-name="P4">
На МЗС покладено завдання забезпечити широку взаємодію в цих питаннях ізміжнародними організаціями.</text:p>
      <text:p text:style-name="P4">
Своєю чергою органи місцевої влади зобов’язані проводити роз’яснювальну роботусеред місцевого населення про важливість передачі будь-якої відомої інформаціїпро зниклих дорослих і дітей. Це дозволить зібрати якомога більше даних, авідтак — полегшить їх пошуки та повернення.</text:p>
      <text:p text:style-name="P4">
<text:span text:style-name="T4">
Джерело:</text:span>
 <text:a xlink:type="simple" xlink:href="https://minre.gov.ua/2023/04/18/uhvaleno-poryadok-vedennya-yedynogo-reyestru-deportovanyh-osib-v-tomu-chysli-ditej/" text:style-name="Internet_20_link" text:visited-style-name="Visited_20_Internet_20_Link">
Міністерство з питань реінтеграції тимчасово окупованихтериторій України</text:a>
</text:p>
      <text:p text:style-name="P4">
Source: <text:a xlink:type="simple" xlink:href="https://armyinform.com.ua/2023/04/19/uhvaleno-poryadok-vedennya-yedynogo-reyestru-deportovanyh-osib-v-tomu-chysli-ditej/" text:style-name="Internet_20_link" text:visited-style-name="Visited_20_Internet_20_Link">
https://armyinform.com.ua/2023/04/19/uhvaleno-poryadok-vedennya-yedynogo-reyestru-deportovanyh-osib-v-tomu-chysli-ditej/</text:a>
</text:p>
      <!--NEWS-->
      <text:h text:style-name="P10" text:outline-level="1">
<text:span text:style-name="T4">
Минулого року обсяг витоку персональних даних на рф становив 667 млн записів</text:span>
</text:h>
      <text:p text:style-name="P4">
Author: ['Олексій Мазепа']</text:p>
      <text:p text:style-name="P4">
Time: 2023-04-19T27:00:00-04:00</text:p>
      <text:p text:style-name="P4">
Description: Чи впевнені ви, що ваші дані належать тільки вам? Непоодинокі випадки, коли користува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ersonalni-dani.jpg" text:style-name="Internet_20_link" text:visited-style-name="Visited_20_Internet_20_Link">
personalni-dani.jpg</text:a>
']</text:p>
      <text:p text:style-name="P4">
Tags: ['ПЕРСОНАЛЬНІ ДАНІ']</text:p>
      <text:p text:style-name="P4">
Category: News</text:p>
      <!--METADATA-->
      <text:p text:style-name="P4">
<draw:frame draw:style-name="fr1" draw:name="Image322" text:anchor-type="as-char" svg:width="6.9236in" svg:height="3.582395in" draw:z-index="0">
<draw:image xlink:href="../Images/AРМІЯINFORM/2023-04-19T27-00-00-04-00/personalni-dani.jpg" xlink:type="simple" xlink:show="embed" xlink:actuate="onLoad" draw:mime-type="image/jpeg"/>
</draw:frame>
</text:p>
      <text:p text:style-name="P4">
Чи впевнені ви, що ваші дані належать тільки вам? Непоодинокі випадки, коликористувачі самі діляться особистою інформацією в мережі, здебільшого під часреєстрацій на різноманітних сайтах. Це номери телефонів, пошта, фото здокументів, номер паспорта. Але чи достатньо є запобіжників, аби ці дані непотрапили до шахраїв?</text:p>
      <text:p text:style-name="P4">
Так минулого року обсяг витоку персональних даних на рф становив 667 млнзаписів — це в 2,67 раза більше показника 2021 року та у 4,5 раза перевищуєнаселення росії. Таку інформацію<text:a xlink:type="simple" xlink:href="https://www.facebook.com/SZRUkraine/posts/pfbid0278qGFAZKTfZJeGhTXw9MyGHp6nt6pRa8XTW5hjkg2rAhvBCYDYcnqdGtVXoJgS1Ml" text:style-name="Internet_20_link" text:visited-style-name="Visited_20_Internet_20_Link">
публікує</text:a>
у своєму звіті Служба зовнішньої розвідки України.</text:p>
      <text:p text:style-name="P4">
Витік даних у категорії Рітейл &amp; HoReCa зріс майже у п’ять разів; вдвічізбільшився витік комерційної таємниці; втричі — крадіжки у промислових,транспортних та енергетичних компаніях; у малому бізнесі — зростання вдвічібільше, ніж рік тому. У фінансовому секторі витік даних збільшився в 1,7 раза;обсяг викрадених персональних даних росіян збільшився в 32 рази. Водночасчастка зовнішніх атак зросла більш ніж утричі, до 75 %, за одночасногозростання частки витоків інформації, що становить комерційну таємницю. Такатенденція вказує на дуже низьку обізнаність населення рф щодо захисту своїхдій в мережі Інтернет.</text:p>
      <text:p text:style-name="P4">
Під час війни персональні дані українців також перебувають під загрозою. Усіпам’ятають минулорічну епопею з начебто зламом російськими хакерамиукраїнської платформи «Дія».</text:p>
      <text:p text:style-name="P4">
Уже за кілька днів, у ніч з 21 на 22 січня 2022 року, на інтернет-порталіRaidForums з’явилися «як зразок» для продажу 30 гігабайтів нібито персональнихданих більш ніж двох мільйонів українців: цифрові підписи, ID-картки,закордонні паспорти, водійські посвідчення, таблиці з е-мейлами, ІПН, телефонитощо. Загалом 2,5 млн записів, 13,5 млн фото документів і 4,1 млндокументальних записів.</text:p>
      <text:p text:style-name="P4">
Водночас у Мінцифрі інформацію про «злив» даних з «Дії» назвали фейком таелементом гібридної війни проти України. В офіційному релізі установи,зокрема, мовиться, що "основна мета ворога — підірвати довіру до влади фейкамипро вразливість критичної інформаційної інфраструктури та "злив"‎.</text:p>
      <text:p text:style-name="P4">
Щоб убезпечити свої персональні дані від несанкціонованого доступу третіхосіб, підготуйтеся заздалегідь та виконайте кілька кроків:</text:p>
      <ul>
        <li>
встановіть двофакторну автентифікацію на особисті й робочі акаунти;  * застосовуйте електронний цифровий підпис;  * використовуйте складні паролі;  * не використовуйте піратський контент і оминайте маловідомі сайти;  * вмикайте VPN під час роботи з публічними Wi-Fi мережами;  * прив’язуйте важливі акаунти (банківські чи робочі) до номера телефону, про який знаєте тільки ви.</li>
      </ul>
      <text:p text:style-name="P4">
Source: <text:a xlink:type="simple" xlink:href="https://armyinform.com.ua/2023/04/19/mynulogo-roku-obsyag-vytoku-personalnyh-danyh-na-rf-stanovyv-667-mln-zapysiv/" text:style-name="Internet_20_link" text:visited-style-name="Visited_20_Internet_20_Link">
https://armyinform.com.ua/2023/04/19/mynulogo-roku-obsyag-vytoku-personalnyh-danyh-na-rf-stanovyv-667-mln-zapysiv/</text:a>
</text:p>
      <!--NEWS-->
      <text:h text:style-name="P10" text:outline-level="1">
<text:span text:style-name="T4">
Двом луганчанам повідомлено про підозру в колабораційній діяльності</text:span>
</text:h>
      <text:p text:style-name="P4">
Author: ['АРМІЯINFORM']</text:p>
      <text:p text:style-name="P4">
Time: 2023-04-19T28:00:00-04:00</text:p>
      <text:p text:style-name="P4">
Description: За процесуального керівництва Офісу Генерального прокурора заочно повідомлено про підоз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8/genprokuratura-e1627891694992.jpg" text:style-name="Internet_20_link" text:visited-style-name="Visited_20_Internet_20_Link">
genprokuratura-e1627891694992.jpg</text:a>
']</text:p>
      <text:p text:style-name="P4">
Tags: ['КОЛАБОРАНТИ', 'КОЛАБОРАЦІОНІЗМ', 'ЛУГАНЩИНА', 'ОФІС ГЕНЕРАЛЬНОГО ПРОКУРОРА', 'ПОВІДОМЛЕННЯ ПРО ПІДОЗРУ']</text:p>
      <text:p text:style-name="P4">
Category: News</text:p>
      <!--METADATA-->
      <text:p text:style-name="P4">
<draw:frame draw:style-name="fr1" draw:name="Image323" text:anchor-type="as-char" svg:width="6.9236in" svg:height="4.638812in" draw:z-index="0">
<draw:image xlink:href="../Images/AРМІЯINFORM/2023-04-19T28-00-00-04-00/genprokuratura-e1627891694992.jpg" xlink:type="simple" xlink:show="embed" xlink:actuate="onLoad" draw:mime-type="image/jpeg"/>
</draw:frame>
 Ілюстративне фото</text:p>
      <text:p text:style-name="P4">
За процесуального керівництва Офісу Генерального прокурора заочно повідомленопро підозру двом громадянам України за фактом колабораційної діяльності (ст.111-1 КК України).</text:p>
      <text:p text:style-name="P4">
За даними слідства, підозрювані співпрацюють з окупаційною владою. Вонидобровільно зайняли псевдопосади «тимчасово виконуючого обов’язків заступникаміністра внутрішніх справ» та «міністра охорони здоров’я» в незаконнихправоохоронних органах та органах влади, створених на тимчасово окупованійтериторії Луганської області.</text:p>
      <text:p text:style-name="P4">
Досудове розслідування у кримінальному провадженні здійснюється слідчимиГоловного слідчого управління СБУ.</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text:span text:style-name="T4">
Джерело:</text:span>
 <text:a xlink:type="simple" xlink:href="https://www.gp.gov.ua/ua/posts/dvom-lugancanam-povidomleno-pro-pidozru-u-kolaboraciinii-diyalnosti" text:style-name="Internet_20_link" text:visited-style-name="Visited_20_Internet_20_Link">
Офіс Генерального прокурораУкраїни</text:a>
</text:p>
      <text:p text:style-name="P4">
Source: <text:a xlink:type="simple" xlink:href="https://armyinform.com.ua/2023/04/19/dvom-luganchanam-povidomleno-pro-pidozru-u-kolaboraczijnij-diyalnosti/" text:style-name="Internet_20_link" text:visited-style-name="Visited_20_Internet_20_Link">
https://armyinform.com.ua/2023/04/19/dvom-luganchanam-povidomleno-pro-pidozru-u-kolaboraczijnij-diyalnosti/</text:a>
</text:p>
      <!--NEWS-->
      <text:h text:style-name="P10" text:outline-level="1">
<text:span text:style-name="T4">
Кабмін врегулював питання призначення допомоги при народженні дитини батькам, які через війну виїхали за кордон</text:span>
</text:h>
      <text:p text:style-name="P4">
Author: ['АРМІЯINFORM']</text:p>
      <text:p text:style-name="P4">
Time: 2023-04-19T29:00:00-04:00</text:p>
      <text:p text:style-name="P4">
Description: Відтепер батьки, у яких з’явився малюк під час їхнього тимчасового перебування за меж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kjrrv-c17x11x50px50p-c17x11x50px50p-b8495cec9e605c10782a3a29321369c4.jpg" text:style-name="Internet_20_link" text:visited-style-name="Visited_20_Internet_20_Link">
7kjrrv-c17x11x50px50p-c17x11x50px50p-b8495cec9e605c10782a3a29321369c4.jpg</text:a>
']</text:p>
      <text:p text:style-name="P4">
Tags: ['ДІТИ', 'МІНРЕІНТЕГРАЦІЇ', 'НАРОДЖЕННЯ', 'СОЦІАЛЬНИЙ ЗАХИСТ']</text:p>
      <text:p text:style-name="P4">
Category: News</text:p>
      <!--METADATA-->
      <text:p text:style-name="P4">
<draw:frame draw:style-name="fr1" draw:name="Image324" text:anchor-type="as-char" svg:width="6.9236in" svg:height="4.479976in" draw:z-index="0">
<draw:image xlink:href="../Images/AРМІЯINFORM/2023-04-19T29-00-00-04-00/7kjrrv-c17x11x50px50p-c17x11x50px50p-b8495cec9e605c10782a3a29321369c4.jpg" xlink:type="simple" xlink:show="embed" xlink:actuate="onLoad" draw:mime-type="image/jpeg"/>
</draw:frame>
</text:p>
      <text:p text:style-name="P4">
Відтепер батьки, у яких з’явився малюк під час їхнього тимчасового перебуванняза межами України, можуть дистанційно подати документи на призначення допомогипри народженні дитини. Про це<text:a xlink:type="simple" xlink:href="https://minre.gov.ua/2023/04/18/kabmin-vregulyuvav-pytannya-pryznachennya-dopomogy-pry-narodzhenni-dytyny-batkam-yaki-cherez-vijnu-vyyihaly-za-kordon/" text:style-name="Internet_20_link" text:visited-style-name="Visited_20_Internet_20_Link">
повідомляє</text:a>
 Міністерство з питань реінтеграції тимчасово окупованихтериторій.</text:p>
      <text:p text:style-name="P4">
На засіданні Кабміну прийнято розроблену Мінсоцполітики комплексну постанову.Документом, зокрема, врегульовано питання соціальних виплат на дітей батькам,які через війну виїхали за кордон.</text:p>
      <text:p text:style-name="P4">
Надання такої можливості обговорювалося на нарадах під головуваннямВіцепрем’єр-міністра Ірини Верещук. Вони були присвячені вирішенню проблемнихпитань українських громадян, які тимчасово перебувають за кордоном у зв’язку зросійською агресією.</text:p>
      <text:p text:style-name="P4">
До ухвалення цієї постанови жінки, які народили дитину за кордоном, могли лишепісля повернення в Україну отримати допомогу. Адже для цього вимагаласяфізична присутність: потрібно було особисто звернутися до органу соціальногозахисту населення.</text:p>
      <text:p text:style-name="P4">
Підтримана Урядом новація передбачає можливість надсилати одним із батьків,який тимчасово перебуває за кордоном, заяву на призначення допомоги до органусоцзахисту в Україні за своїм зареєстрованим місцем проживання.</text:p>
      <text:p text:style-name="P4">
Разом із заявою батько чи мати мають надіслати видані компетентними органамикраїни перебування та легалізовані в установленому порядку документи, щозасвідчують народження дитини.</text:p>
      <text:p text:style-name="P4">
Таким чином, мати зможе отримувати українську допомогу на дитину в країні, девона отримала тимчасовий прихисток.</text:p>
      <text:p text:style-name="P4">
Source: <text:a xlink:type="simple" xlink:href="https://armyinform.com.ua/2023/04/19/kabmin-vregulyuvav-pytannya-pryznachennya-dopomogy-pry-narodzhenni-dytyny-batkam-yaki-cherez-vijnu-vyyihaly-za-kordon/" text:style-name="Internet_20_link" text:visited-style-name="Visited_20_Internet_20_Link">
https://armyinform.com.ua/2023/04/19/kabmin-vregulyuvav-pytannya-pryznachennya-dopomogy-pry-narodzhenni-dytyny-batkam-yaki-cherez-vijnu-vyyihaly-za-kordon/</text:a>
</text:p>
      <!--NEWS-->
      <text:h text:style-name="P10" text:outline-level="1">
<text:span text:style-name="T4">
На Луганщині викрито організовану групу осіб, які провадять російську пропаганду в закладах освіти</text:span>
</text:h>
      <text:p text:style-name="P4">
Author: ['АРМІЯINFORM']</text:p>
      <text:p text:style-name="P4">
Time: 2023-04-19T30:00:00-04:00</text:p>
      <text:p text:style-name="P4">
Description: За процесуального керівництва Луганської обласної прокуратури повідомлено про підоз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png" text:style-name="Internet_20_link" text:visited-style-name="Visited_20_Internet_20_Link">
1-1.png</text:a>
']</text:p>
      <text:p text:style-name="P4">
Tags: ['ОФІС ГЕНЕРАЛЬНОГО ПРОКУРОРА', 'ПОВІДОМЛЕННЯ ПРО ПІДОЗРУ', 'РОСІЙСЬКА ПРОПАГАНДА']</text:p>
      <text:p text:style-name="P4">
Category: News</text:p>
      <!--METADATA-->
      <text:p text:style-name="P4">
<draw:frame draw:style-name="fr1" draw:name="Image325" text:anchor-type="as-char" svg:width="6.9236in" svg:height="4.909986in" draw:z-index="0">
<draw:image xlink:href="../Images/AРМІЯINFORM/2023-04-19T30-00-00-04-00/1-1.png" xlink:type="simple" xlink:show="embed" xlink:actuate="onLoad" draw:mime-type="image/png"/>
</draw:frame>
</text:p>
      <text:p text:style-name="P4">
За процесуального керівництва Луганської обласної прокуратури повідомлено пропідозру п’ятьом учасникам організованої групи, які займаються російськоюпропагандою в освітніх закладах. Про це<text:a xlink:type="simple" xlink:href="https://www.gp.gov.ua/ua/posts/povidomleno-pro-pidozru-5-ucasnikam-organizovanoyi-grupi-z-okupovanoyi-luganshhini-yaki-provadyat-rosiisku-propagandu-v-zakladax-osviti" text:style-name="Internet_20_link" text:visited-style-name="Visited_20_Internet_20_Link">
повідомляє</text:a>
 Офіс Генерального прокурораУкраїни.</text:p>
      <text:p text:style-name="P4">
За даними слідства, з березня 2022 року та дотепер в тимчасово окупованомуСтаробільського районі Луганщини діє злочинне угруповання. Усі фігуранти —колишні освітяни, які після повномасштабного вторгнення рф почали активноспівпрацювати з владою країни-агресора.</text:p>
      <text:p text:style-name="P4">
«Начальниця управління освіти адміністрації Старобільського району ЛНР»розробила злочинний план для цілеспрямованого завдання шкоди інформаційнійбезпеці України шляхом поширення прокремлівських наративів.</text:p>
      <text:p text:style-name="P4">
Для цього окупаційна псевдопосадовиця залучила чотирьох директорів так званих«державних загальноосвітніх установ ЛНР»: «Підгорівської середньої школи»,«Старобільської гімназії», «Старобільської середньої школи № 4» та«Половинкинської середньої школи».</text:p>
      <text:p text:style-name="P4">
Вони організовують та проводять зібрання й інші публічні заходи за участішколярів, їх батьків та місцевих жителів. На них відкрито підтримують росію тавстановлену нею владу, утвердження окупації частини території України.</text:p>
      <text:p text:style-name="P4">
Діяльність окупаційних освітніх закладів активно висвітлюється на сайтах«Міністерства освіти та науки ЛНР», «адміністрації Старобільського районуЛНР», а також інтернет-ресурсах так званої «ЛНР», сторінках у соцмережах тателеграм-каналах.</text:p>
      <text:p text:style-name="P4">
Також підозрювані систематично дають інтерв’ю на телеканалі псевдореспубліки«Луганськ 24».</text:p>
      <text:p text:style-name="P4">
Усім учасникам групи інкримінується здійснення пропаганди та інформаційноїдіяльності у співпраці з державою-агресором, а також дії, спрямовані навпровадження стандартів освіти рф у закладах освіти, вчинені організованоюгрупою (ч. 3 ст. 28, ч. 3 ст. 111-1, ч. 6 ст. 111-1 КК України). Крім того,одному — колабораційна діяльність (ч. 5 ст. 111-1 КК України).</text:p>
      <text:p text:style-name="P4">
Досудове розслідування здійснюють слідчі Головного управління Нацполіції вЛуганській області.</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Source: <text:a xlink:type="simple" xlink:href="https://armyinform.com.ua/2023/04/19/na-luganshhyni-vykryto-organizovanu-grupu-osib-yaki-provadyat-rosijsku-propagandu-v-zakladah-osvity/" text:style-name="Internet_20_link" text:visited-style-name="Visited_20_Internet_20_Link">
https://armyinform.com.ua/2023/04/19/na-luganshhyni-vykryto-organizovanu-grupu-osib-yaki-provadyat-rosijsku-propagandu-v-zakladah-osvity/</text:a>
</text:p>
      <!--NEWS-->
      <text:h text:style-name="P10" text:outline-level="1">
<text:span text:style-name="T4">
Військовослужбовець рф розповідає дружині про безнадійність щодо свого повернення додому — перехоплення ГУР</text:span>
</text:h>
      <text:p text:style-name="P4">
Author: ['АРМІЯINFORM']</text:p>
      <text:p text:style-name="P4">
Time: 2023-04-19T31:00:00-04:00</text:p>
      <text:p text:style-name="P4">
Description: Військовослужбовець рф розповідає дружині про жахливу ситуацію на фронті та безнадій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ВТОРГНЕННЯ РФ', 'ГУР МО УКРАЇНИ', 'ГУР МОУ']</text:p>
      <text:p text:style-name="P4">
Category: News</text:p>
      <!--METADATA-->
      <text:p text:style-name="P4">
<draw:frame draw:style-name="fr1" draw:name="Image326" text:anchor-type="as-char" svg:width="6.9236in" svg:height="3.894525in" draw:z-index="0">
<draw:image xlink:href="../Images/AРМІЯINFORM/2023-04-19T31-00-00-04-00/gurperehoplennya.jpg" xlink:type="simple" xlink:show="embed" xlink:actuate="onLoad" draw:mime-type="image/jpeg"/>
</draw:frame>
</text:p>
      <text:p text:style-name="P4">
Військовослужбовець рф розповідає дружині про жахливу ситуацію на фронті табезнадійність щодо свого повернення додому. Цю розмову у Telegram<text:a xlink:type="simple" xlink:href="https://t.me/DIUkraine" text:style-name="Internet_20_link" text:visited-style-name="Visited_20_Internet_20_Link">
опублікувало</text:a>
 Головне управління розвідкиМіністерства оборони України.</text:p>
      <ul>
        <li>
«хохлы к нам подходят на 20 м…у нас, бл<text:span text:style-name="T5">
дь, короче, 6 человек — 300 вчера было»;  * окупант розповідає про складну ситуацію на Кремінній (Луганська обл.): «нас здесь, короче, утюжат просто </text:span>
бать»;  * «просто пацанов зах<text:span text:style-name="T5">
ярили просто в кашу»;  * «вот мы вчера в наступление, бл</text:span>
дь, ходили, нас просто разп<text:span text:style-name="T5">
здили, бл</text:span>
дь, вообще в дымоган»;  * військовий розповідає про переведення до бригади, в якій з 5 тисяч солдат лишилося близько 200;  * «я, х<text:span text:style-name="T5">
й знает, куда нас, бл</text:span>
дь, в очередную жопу зашлют»;  * «через две недели можешь себе нового мужа искать»;  * «тут просто пацанов на мясо отправляют».</li>
      </ul>
      <text:p text:style-name="P4">
Source: <text:a xlink:type="simple" xlink:href="https://armyinform.com.ua/2023/04/19/vijskovosluzhbovecz-rf-rozpovidaye-druzhyni-pro-beznadijnist-shhodo-svogo-povernennya-dodomu/" text:style-name="Internet_20_link" text:visited-style-name="Visited_20_Internet_20_Link">
https://armyinform.com.ua/2023/04/19/vijskovosluzhbovecz-rf-rozpovidaye-druzhyni-pro-beznadijnist-shhodo-svogo-povernennya-dodomu/</text:a>
</text:p>
      <!--NEWS-->
      <text:h text:style-name="P10" text:outline-level="1">
<text:span text:style-name="T4">
рф хоче якнайшвидшого закінчення війни — основний наратив російських ЗМІ 18 квітня</text:span>
</text:h>
      <text:p text:style-name="P4">
Author: ['АРМІЯINFORM']</text:p>
      <text:p text:style-name="P4">
Time: 2023-04-19T32:00:00-04:00</text:p>
      <text:p text:style-name="P4">
Description: Варто звернути увагу, що представник кремлівського режиму назвав повномасштаб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7551213_1545929612584704_7607333967414949296_n.jpg" text:style-name="Internet_20_link" text:visited-style-name="Visited_20_Internet_20_Link">
337551213_1545929612584704_7607333967414949296_n.jpg</text:a>
']</text:p>
      <text:p text:style-name="P4">
Tags: ['НАРАТИВИ РФ', 'ЦПД']</text:p>
      <text:p text:style-name="P4">
Category: News</text:p>
      <!--METADATA-->
      <text:p text:style-name="P4">
<draw:frame draw:style-name="fr1" draw:name="Image327" text:anchor-type="as-char" svg:width="6.9236in" svg:height="6.9236in" draw:z-index="0">
<draw:image xlink:href="../Images/AРМІЯINFORM/2023-04-19T32-00-00-04-00/337551213_1545929612584704_7607333967414949296_n.jpg" xlink:type="simple" xlink:show="embed" xlink:actuate="onLoad" draw:mime-type="image/jpeg"/>
</draw:frame>
</text:p>
      <text:p text:style-name="P4">
Варто звернути увагу, що представник кремлівського режиму назвавповномасштабне вторгнення росії «конфліктом», навмисно применшуючи злочинирашистів.</text:p>
      <text:p text:style-name="P4">
У свою чергу «рупор» кремля пєсков прокоментував, що росія вислухає тільки тіпропозиції «миру», які будуть в її інтересах.</text:p>
      <text:p text:style-name="P4">
Зміна агресивної риторики на «миротворчу» свідчить про намагання створитиобраз жертви, щоб у майбутньому мати змогу виправдати будь-які злочиниокупантів.</text:p>
      <text:p text:style-name="P4">
17.04.2023 року аналітики Центру прогнозували зміну риторики роспропагандистівта основних наративів так званої спецоперації.</text:p>
      <text:p text:style-name="P4">
<text:span text:style-name="T4">
Джерело:</text:span>
 <text:a xlink:type="simple" xlink:href="https://www.facebook.com/protydiyadezinformatsiyi.cpd/posts/pfbid02icEyTzNRBCnua5C37k8v4U53EqVuTB9H7QjhwbE6d4evCVvWaqSt5Q1o2GQxvpEtl" text:style-name="Internet_20_link" text:visited-style-name="Visited_20_Internet_20_Link">
Центр протидіїдезінформації</text:a>
</text:p>
      <text:p text:style-name="P4">
Source: <text:a xlink:type="simple" xlink:href="https://armyinform.com.ua/2023/04/19/rf-hoche-yaknajshvydshogo-zakinchennya-vijny-osnovnyj-naratyv-rosijskyh-zmi-18-kvitnya/" text:style-name="Internet_20_link" text:visited-style-name="Visited_20_Internet_20_Link">
https://armyinform.com.ua/2023/04/19/rf-hoche-yaknajshvydshogo-zakinchennya-vijny-osnovnyj-naratyv-rosijskyh-zmi-18-kvitnya/</text:a>
</text:p>
      <!--NEWS-->
      <text:h text:style-name="P10" text:outline-level="1">
<text:span text:style-name="T4">
Терміну давності за катування не існує — заступник Міністра юстиції Валерія Коломієць</text:span>
</text:h>
      <text:p text:style-name="P4">
Author: ['АРМІЯINFORM']</text:p>
      <text:p text:style-name="P4">
Time: 2023-04-19T33:00:00-04:00</text:p>
      <text:p text:style-name="P4">
Description: Валерія Коломієць прокоментувала в ефірі «Національного Телемарафону» поширене віде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olomiyecz.jpg" text:style-name="Internet_20_link" text:visited-style-name="Visited_20_Internet_20_Link">
kolomiyecz.jpg</text:a>
']</text:p>
      <text:p text:style-name="P4">
Tags: ['ВАЛЕРІЯ КОЛОМІЄЦЬ', 'ТЕЛЕМАРАФОН']</text:p>
      <text:p text:style-name="P4">
Category: News</text:p>
      <!--METADATA-->
      <text:p text:style-name="P4">
<draw:frame draw:style-name="fr1" draw:name="Image328" text:anchor-type="as-char" svg:width="6.9236in" svg:height="3.484879in" draw:z-index="0">
<draw:image xlink:href="../Images/AРМІЯINFORM/2023-04-19T33-00-00-04-00/kolomiyecz.jpg" xlink:type="simple" xlink:show="embed" xlink:actuate="onLoad" draw:mime-type="image/jpeg"/>
</draw:frame>
</text:p>
      <text:p text:style-name="P4">
Валерія Коломієць прокоментувала в ефірі <text:a xlink:type="simple" xlink:href="https://youtu.be/dL-szzeZj3M" text:style-name="Internet_20_link" text:visited-style-name="Visited_20_Internet_20_Link">
«НаціональногоТелемарафону»</text:a>
 поширене відео зі стратоюукраїнського військового.</text:p>
      <text:p text:style-name="P4">
«Це не перший акт агресії та антигуманності, які ми бачимо від російськоїармії. Ті, хто так вчинив, можуть і мають предстати перед українськимсудочинством. Відповідно до Римського статуту, вони вчинили воєнні злочини.Війна, як би жахливо це не звучало, також відбувається за певними правилами іоскільки подібні випадки непоодинокі їх також має розглядати і Міжнароднийкримінальний суд», — наголосила заступник Міністра.</text:p>
      <text:p text:style-name="P4">
Вона звернула увагу, що цей випадок, безумовно, підпадає під визначення«катування» і закликала усіх, хто постраждав від подібних злочинів звертатисяза правовою допомогою.</text:p>
      <text:p text:style-name="P4">
«Те, що зафіксовано на цьому відео — це у першу чергу — катування, то вУкраїні з весни минулого року держава забезпечила право на безоплатну правовудопомогу усім, хто став жертвами катувань або жертвами сексуальних злочинівросійської армії, то я рекомендую звернутися за правовою допомогою», —підкреслила Валерія Коломієць.</text:p>
      <text:p text:style-name="P4">
За її словами, подібні випадки катувань стають публічними і зливаються умережу, у тому числі, з метою дестабілізації: «Ми прекрасно розуміємо, щобільше року кожен українець та українка живе у стресі, а дуже багато людейстали прямими учасниками цієї військової агресії рф і подібні новини глибокоранять будь-кого, хто дивиться це відео, читає такі новини. На жаль, подібнідемонстративні речі, які мають настрашити нас чи дестабілізувати, будуть ідалі відбуватися. Але треба пам’ятати: терміну давності у злочинах катуванняне існує».</text:p>
      <text:p text:style-name="P4">
<text:span text:style-name="T4">
Звернутися на єдиний телефонний номер системи безоплатної правової допомогиможна за телефоном 0800213103.</text:span>
</text:p>
      <text:p text:style-name="P4">
Прийняття телефонних звернень для надання правової інформації, консультацій іроз’яснень з правових питань здійснюється щоденно, а повідомлення прозатримання осіб приймаються та обробляються цілодобово.</text:p>
      <text:p text:style-name="P4">
Дзвінки зі стаціонарних та мобільних телефонів у межах України безкоштовні.</text:p>
      <text:p text:style-name="P4">
Source: <text:a xlink:type="simple" xlink:href="https://armyinform.com.ua/2023/04/19/terminu-davnosti-za-katuvannya-ne-isnuye-zastupnyk-ministra-yustycziyi-valeriya-kolomiyecz/" text:style-name="Internet_20_link" text:visited-style-name="Visited_20_Internet_20_Link">
https://armyinform.com.ua/2023/04/19/terminu-davnosti-za-katuvannya-ne-isnuye-zastupnyk-ministra-yustycziyi-valeriya-kolomiyecz/</text:a>
</text:p>
      <!--NEWS-->
      <text:h text:style-name="P10" text:outline-level="1">
<text:span text:style-name="T4">
Противник завдав 4 ракетні та 60 авіаційних ударів, здійснив 58 обстрілів з РСЗВ</text:span>
</text:h>
      <text:p text:style-name="P4">
Author: ['АРМІЯINFORM']</text:p>
      <text:p text:style-name="P4">
Time: 2023-04-19T34: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raketnyj-udar.jpg" text:style-name="Internet_20_link" text:visited-style-name="Visited_20_Internet_20_Link">
raketnyj-udar.jpg</text:a>
']</text:p>
      <text:p text:style-name="P4">
Tags: ['STOPRUSSIA', 'ГШ ЗСУ']</text:p>
      <text:p text:style-name="P4">
Category: News</text:p>
      <!--METADATA-->
      <text:p text:style-name="P4">
<draw:frame draw:style-name="fr1" draw:name="Image329" text:anchor-type="as-char" svg:width="6.9236in" svg:height="3.894525in" draw:z-index="0">
<draw:image xlink:href="../Images/AРМІЯINFORM/2023-04-19T34-00-00-04-00/raketnyj-udar.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yzVJR2CDo79YT1CfJdavzX6ixsFVSyfYwS7JzRzoVKnX6TBVuGJ3vuFKPCsyY4s8l" text:style-name="Internet_20_link" text:visited-style-name="Visited_20_Internet_20_Link">
повідомляє</text:a>
Генеральний штаб Збройних Сил України в оперативній інформації станом на 06:0019.04.2023 щодо російського вторгнення.</text:p>
      <text:p text:style-name="P4">
«Протягом минулої доби противник завдав 4 ракетних та 60 авіаційних ударів,здійснив 58 обстрілів з реактивних систем залпового вогню, постраждали іцивільні люди», — йдеться у повідомленні.</text:p>
      <text:p text:style-name="P4">
Ймовірність завдання подальших ракетних та авіаційних ударів по всій територіїУкраїни залишається високою.</text:p>
      <text:p text:style-name="P4">
Source: <text:a xlink:type="simple" xlink:href="https://armyinform.com.ua/2023/04/19/protyvnyk-zavdav-4-raketnyh-ta-60-aviaczijnyh-udariv-zdijsnyv-58-obstriliv-z-rszv/" text:style-name="Internet_20_link" text:visited-style-name="Visited_20_Internet_20_Link">
https://armyinform.com.ua/2023/04/19/protyvnyk-zavdav-4-raketnyh-ta-60-aviaczijnyh-udariv-zdijsnyv-58-obstriliv-z-rszv/</text:a>
</text:p>
      <!--NEWS-->
      <text:h text:style-name="P10" text:outline-level="1">
<text:span text:style-name="T4">
Українські захисники відбили понад 60 атак ворога на чотирьох напрямках</text:span>
</text:h>
      <text:p text:style-name="P4">
Author: ['АРМІЯINFORM']</text:p>
      <text:p text:style-name="P4">
Time: 2023-04-19T35:00:00-04:00</text:p>
      <text:p text:style-name="P4">
Description: Про це повідомляє Генеральний штаб Збройних Сил України в оперативній інформації стан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f3efb3-zsu.jpg" text:style-name="Internet_20_link" text:visited-style-name="Visited_20_Internet_20_Link">
3f3efb3-zsu.jpg</text:a>
']</text:p>
      <text:p text:style-name="P4">
Tags: ['STOPRUSSIA', 'ГШ ЗСУ']</text:p>
      <text:p text:style-name="P4">
Category: News</text:p>
      <!--METADATA-->
      <text:p text:style-name="P4">
<draw:frame draw:style-name="fr1" draw:name="Image330" text:anchor-type="as-char" svg:width="6.9236in" svg:height="3.883237in" draw:z-index="0">
<draw:image xlink:href="../Images/AРМІЯINFORM/2023-04-19T35-00-00-04-00/3f3efb3-zsu.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yzVJR2CDo79YT1CfJdavzX6ixsFVSyfYwS7JzRzoVKnX6TBVuGJ3vuFKPCsyY4s8l" text:style-name="Internet_20_link" text:visited-style-name="Visited_20_Internet_20_Link">
повідомляє</text:a>
Генеральний штаб Збройних Сил України в оперативній інформації станом на 06:0019.04.2023 щодо російського вторгнення.</text:p>
      <text:p text:style-name="P4">
«Основні зусилля ворог зосереджує на веденні наступальних дій на Лиманському,Бахмутському, Авдіївському та Мар’їнському напрямках. Протягом минулої доби,на зазначених ділянках фронту підрозділами сил оборони України відбито більшяк 60 атак противника. Найзапекліші бої ведуться за Бахмут та Мар’їнку», —йдеться у повідомленні</text:p>
      <text:p text:style-name="P4">
Source: <text:a xlink:type="simple" xlink:href="https://armyinform.com.ua/2023/04/19/ukrayinski-zahysnyky-vidbyly-ponad-60-atak-voroga-na-chotyroh-napryamkah/" text:style-name="Internet_20_link" text:visited-style-name="Visited_20_Internet_20_Link">
https://armyinform.com.ua/2023/04/19/ukrayinski-zahysnyky-vidbyly-ponad-60-atak-voroga-na-chotyroh-napryamkah/</text:a>
</text:p>
      <!--NEWS-->
      <text:h text:style-name="P10" text:outline-level="1">
<text:span text:style-name="T4">
Сили оборони України «приземлили» 10 ворожих дронів — Генштаб ЗСУ</text:span>
</text:h>
      <text:p text:style-name="P4">
Author: ['АРМІЯINFORM']</text:p>
      <text:p text:style-name="P4">
Time: 2023-04-19T36: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ГШ ЗСУ']</text:p>
      <text:p text:style-name="P4">
Category: News</text:p>
      <!--METADATA-->
      <text:p text:style-name="P4">
<draw:frame draw:style-name="fr1" draw:name="Image331" text:anchor-type="as-char" svg:width="6.9236in" svg:height="4.292632in" draw:z-index="0">
<draw:image xlink:href="../ConvertedIMGs/AРМІЯINFORM/2023-04-19T36-00-00-04-00/1200_0_1651937012-2605.png" xlink:type="simple" xlink:show="embed" xlink:actuate="onLoad" draw:mime-type="image/png"/>
</draw:frame>
 Ілюстративне фото <text:span text:style-name="T4">
🔥Ситуація щодо російського вторгнення</text:span>
</text:p>
      <text:p text:style-name="P4">
Про це<text:a xlink:type="simple" xlink:href="https://www.facebook.com/GeneralStaff.ua/posts/pfbid02yzVJR2CDo79YT1CfJdavzX6ixsFVSyfYwS7JzRzoVKnX6TBVuGJ3vuFKPCsyY4s8l" text:style-name="Internet_20_link" text:visited-style-name="Visited_20_Internet_20_Link">
повідомляє</text:a>
Генеральний штаб Збройних Сил України в оперативній інформації станом на 06:0019.04.2023 щодо російського вторгнення.</text:p>
      <text:p text:style-name="P4">
«Авіація Сил оборони за минулу добу завдала 11 ударів по районах зосередженняособового складу та 2 удари по зенітно-ракетних комплексах противника. Окрімтого, було збито 2 ворожих розвідувальних БПЛА („Орлан-10“ і „Суперкам“), атакож 8 ударних (7 — типу „Шахед-136“ та 1 — „Ланцет“)», — йдеться вповідомленні.</text:p>
      <text:p text:style-name="P4">
Підрозділи ракетних військ і артилерії вразили 3 райони зосередження живоїсили, станцію радіоелектронної боротьби та ще один важливий військовий об’єктпротивника.</text:p>
      <text:p text:style-name="P4">
Source: <text:a xlink:type="simple" xlink:href="https://armyinform.com.ua/2023/04/19/nashi-zahysnyky-pryzemlyly-10-vorozhyh-droniv-genshtab-zsu/" text:style-name="Internet_20_link" text:visited-style-name="Visited_20_Internet_20_Link">
https://armyinform.com.ua/2023/04/19/nashi-zahysnyky-pryzemlyly-10-vorozhyh-droniv-genshtab-zsu/</text:a>
</text:p>
      <!--NEWS-->
      <text:h text:style-name="P10" text:outline-level="1">
<text:span text:style-name="T4">
На Херсонщині окупанти мінують місцевість та акваторії річок</text:span>
</text:h>
      <text:p text:style-name="P4">
Author: ['АРМІЯINFORM']</text:p>
      <text:p text:style-name="P4">
Time: 2023-04-19T37: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y.jpg" text:style-name="Internet_20_link" text:visited-style-name="Visited_20_Internet_20_Link">
miny.jpg</text:a>
']</text:p>
      <text:p text:style-name="P4">
Tags: ['STOPRUSSIA', 'АГРЕСІЯ РФ', 'ВТОРГНЕННЯ РФ', 'ГШ ЗСУ', 'ОПЕРАТИВНА ІНФОРМАЦІЯ', 'ХЕРСОНЩИНА']</text:p>
      <text:p text:style-name="P4">
Category: News</text:p>
      <!--METADATA-->
      <text:p text:style-name="P4">
<draw:frame draw:style-name="fr1" draw:name="Image332" text:anchor-type="as-char" svg:width="6.9236in" svg:height="4.623426in" draw:z-index="0">
<draw:image xlink:href="../Images/AРМІЯINFORM/2023-04-19T37-00-00-04-00/min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yzVJR2CDo79YT1CfJdavzX6ixsFVSyfYwS7JzRzoVKnX6TBVuGJ3vuFKPCsyY4s8l" text:style-name="Internet_20_link" text:visited-style-name="Visited_20_Internet_20_Link">
повідомляє</text:a>
Генеральний штаб Збройних Сил України в оперативній інформації станом на 06:0019.04.2023 щодо російського вторгнення.</text:p>
      <text:p text:style-name="P4">
«На тимчасово захопленій території Херсонській області російські окупантипродовжують мінувати місцевість, нарощуючи оборонні спроможності. Мінуваньзазнають і акваторії річок Конка та Дніпро. Є випадки підривів місцевихжителів на ворожих мінах при спробі вийти на воду», — йдеться у повідомленні.</text:p>
      <text:p text:style-name="P4">
Source: <text:a xlink:type="simple" xlink:href="https://armyinform.com.ua/2023/04/19/na-hersonshhynni-okupanty-minuyut-misczevist-ta-akvatoriyi-richok/" text:style-name="Internet_20_link" text:visited-style-name="Visited_20_Internet_20_Link">
https://armyinform.com.ua/2023/04/19/na-hersonshhynni-okupanty-minuyut-misczevist-ta-akvatoriyi-richok/</text:a>
</text:p>
      <!--NEWS-->
      <text:h text:style-name="P10" text:outline-level="1">
<text:span text:style-name="T4">
Українські захисники за добу ліквідували понад 600 окупантів, знищили 4 танки та 12 ББМ</text:span>
</text:h>
      <text:p text:style-name="P4">
Author: ['АРМІЯINFORM']</text:p>
      <text:p text:style-name="P4">
Time: 2023-04-19T38:00:00-04:00</text:p>
      <text:p text:style-name="P4">
Description: Загальні бойові втрати противника з 24.02.22 по 19.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d6595f4-aac3-4b1e-9962-8279eee109b7-scaled.jpg" text:style-name="Internet_20_link" text:visited-style-name="Visited_20_Internet_20_Link">
2d6595f4-aac3-4b1e-9962-8279eee109b7-scaled.jpg</text:a>
']</text:p>
      <text:p text:style-name="P4">
Tags: ['STOPRUSSIA', 'АГРЕСІЯ РФ', 'ВТОРГНЕННЯ РФ', 'ВТРАТИ ВОРОГА', 'ГШ ЗСУ']</text:p>
      <text:p text:style-name="P4">
Category: News</text:p>
      <!--METADATA-->
      <text:p text:style-name="P4">
<draw:frame draw:style-name="fr1" draw:name="Image333" text:anchor-type="as-char" svg:width="6.9236in" svg:height="6.969757in" draw:z-index="0">
<draw:image xlink:href="../Images/AРМІЯINFORM/2023-04-19T38-00-00-04-00/2d6595f4-aac3-4b1e-9962-8279eee109b7-scaled.jpg" xlink:type="simple" xlink:show="embed" xlink:actuate="onLoad" draw:mime-type="image/jpeg"/>
</draw:frame>
</text:p>
      <text:p text:style-name="P4">
Загальні бойові втрати противника з 24.02.22 по 19.04.23 орієнтовностановлять:</text:p>
      <ul>
        <li>
<text:span text:style-name="T4">
особового складу ‒</text:span>
 183750 (+620) осіб ліквідовано  * <text:span text:style-name="T4">
танків ‒</text:span>
 3665 (+4)  * <text:span text:style-name="T4">
бойових броньованих машин ‒</text:span>
 7110 (+12)  * <text:span text:style-name="T4">
артилерійських систем ‒</text:span>
 2819 (+9)  * <text:span text:style-name="T4">
РСЗВ ‒</text:span>
 538 (0)  * <text:span text:style-name="T4">
засоби ППО ‒</text:span>
 285 (0)  * <text:span text:style-name="T4">
літаків ‒</text:span>
 308 (0)  * <text:span text:style-name="T4">
гелікоптерів ‒</text:span>
 293 (0)  * <text:span text:style-name="T4">
БПЛА оперативно-тактичного рівня ‒</text:span>
 2376 (+23)  * <text:span text:style-name="T4">
крилаті ракети ‒</text:span>
 911 (0)  * <text:span text:style-name="T4">
кораблі / катери ‒</text:span>
 18 (0)  * <text:span text:style-name="T4">
автомобільної техніки та автоцистерн ‒</text:span>
 5692 (+16)  * <text:span text:style-name="T4">
спеціальна техніка ‒</text:span>
 330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9.04.23.</text:p>
      <text:p text:style-name="P4">
Source: <text:a xlink:type="simple" xlink:href="https://armyinform.com.ua/2023/04/19/ukrayinski-zahysnyky-za-dobu-likviduvaly-ponad-600-okupantiv-znyshhyly-4-tanky-ta-12-bbm/" text:style-name="Internet_20_link" text:visited-style-name="Visited_20_Internet_20_Link">
https://armyinform.com.ua/2023/04/19/ukrayinski-zahysnyky-za-dobu-likviduvaly-ponad-600-okupantiv-znyshhyly-4-tanky-ta-12-bbm/</text:a>
</text:p>
      <!--NEWS-->
      <text:h text:style-name="P10" text:outline-level="1">
<text:span text:style-name="T4">
Родини мають дізнаватись про загибель військового лише від ТЦК та СП — Ганна Маляр</text:span>
</text:h>
      <text:p text:style-name="P4">
Author: ['АРМІЯINFORM']</text:p>
      <text:p text:style-name="P4">
Time: 2023-04-19T39:00:00-04:00</text:p>
      <text:p text:style-name="P4">
Description: Родичі не повинні дізнаватись про загибель військовослужбовця з інтернету. Адже у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2-35-57.jpg" text:style-name="Internet_20_link" text:visited-style-name="Visited_20_Internet_20_Link">
photo_2022-12-15_12-35-57.jpg</text:a>
']</text:p>
      <text:p text:style-name="P4">
Tags: ['ГАННА МАЛЯР', 'ТЦК ТА СП']</text:p>
      <text:p text:style-name="P4">
Category: News</text:p>
      <!--METADATA-->
      <text:p text:style-name="P4">
<draw:frame draw:style-name="fr1" draw:name="Image334" text:anchor-type="as-char" svg:width="6.9236in" svg:height="4.615733in" draw:z-index="0">
<draw:image xlink:href="../Images/AРМІЯINFORM/2023-04-19T39-00-00-04-00/photo_2022-12-15_12-35-57.jpg" xlink:type="simple" xlink:show="embed" xlink:actuate="onLoad" draw:mime-type="image/jpeg"/>
</draw:frame>
 Заступник Міністраоборони Ганна Маляр. Фото Дмитра Юрченка.</text:p>
      <text:p text:style-name="P4">
Родичі не повинні дізнаватись про загибель військовослужбовця з інтернету.Адже у ЗСУ є порядок оповіщення сім’ї про загибель військовослужбовця.</text:p>
      <text:p text:style-name="P4">
Про це <text:a xlink:type="simple" xlink:href="https://t.me/annamaliar/658" text:style-name="Internet_20_link" text:visited-style-name="Visited_20_Internet_20_Link">
повідомила</text:a>
 заступник Міністра оборониУкраїни Ганна Маляр, зазначивши, що правом повідомляти цю інформацію наділеніТЦК та СП.</text:p>
      <text:p text:style-name="P4">
«Не командири, не побратими, не офіційні сторінки бригад тощо. Працівники ТЦКта СП мають досвід та спеціально навчені таким комунікаціям», — зазначилавона.</text:p>
      <text:p text:style-name="P4">
Якщо тіло не знайдено, тоді родині повідомляється, що військовослужбовець зникбезвісти за певних обставин. Такий військовослужбовець в обліку буде зістатусом <text:span text:style-name="T4">
«безвісти зниклий»</text:span>
.</text:p>
      <text:p text:style-name="P4">
А от коли знайдено та ідентифіковано тіло, тоді повідомляється <text:span text:style-name="T4">
прозагибель</text:span>
.</text:p>
      <text:p text:style-name="P4">
«У нас вже був випадок, коли бачили свідки загибель, але тіло не знайшли.Згодом військовослужбовець виявився живим», — йдеться у її дописі.</text:p>
      <text:p text:style-name="P4">
Ганна Маляр звернулася з проханням у публічних комунікаціях про загибель, зповаги до родичів, дотримуватись простих правил:</text:p>
      <ul>
        <li>
сповіщати публічно після того, як ТЦК та СП повідомить родичам про загибель чи зникнення безвісти,  * повідомляти коректно статус — «загиблий» чи «безвісти зниклий».</li>
      </ul>
      <text:p text:style-name="P4">
Source: <text:a xlink:type="simple" xlink:href="https://armyinform.com.ua/2023/04/19/rodyny-mayut-diznavatys-pro-zagybel-vijskovogo-lyshe-vid-tczk-ta-sp-ganna-malyar/" text:style-name="Internet_20_link" text:visited-style-name="Visited_20_Internet_20_Link">
https://armyinform.com.ua/2023/04/19/rodyny-mayut-diznavatys-pro-zagybel-vijskovogo-lyshe-vid-tczk-ta-sp-ganna-malyar/</text:a>
</text:p>
      <!--NEWS-->
      <text:h text:style-name="P10" text:outline-level="1">
<text:span text:style-name="T4">
У Бахмуті ворог атакує малими групами та вступає в контактні стрілецькі бої — полковник Дмитро Заворотнюк</text:span>
</text:h>
      <text:p text:style-name="P4">
Author: ['АРМІЯINFORM']</text:p>
      <text:p text:style-name="P4">
Time: 2023-04-19T40:00:00-04:00</text:p>
      <text:p text:style-name="P4">
Description: У Бахмуті Сили тероборони зіткнулися з війною дещо іншого характеру, ніж бачили раніш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53bd4d3-d661-4940-a666-66ac1cf6eab1.jpg" text:style-name="Internet_20_link" text:visited-style-name="Visited_20_Internet_20_Link">
453bd4d3-d661-4940-a666-66ac1cf6eab1.jpg</text:a>
']</text:p>
      <text:p text:style-name="P4">
Tags: ['STOPRUSSIA', 'АГРЕСІЯ РФ', 'БАХМУТ', 'ВТОРГНЕННЯ РФ', 'ДМИТРО ЗАВОРОТНЮК', 'СИЛИ ТЕРИТОРІАЛЬНОЇ ОБОРОНИ ЗСУ']</text:p>
      <text:p text:style-name="P4">
Category: News</text:p>
      <!--METADATA-->
      <text:p text:style-name="P4">
<draw:frame draw:style-name="fr1" draw:name="Image335" text:anchor-type="as-char" svg:width="6.9236in" svg:height="4.32725in" draw:z-index="0">
<draw:image xlink:href="../Images/AРМІЯINFORM/2023-04-19T40-00-00-04-00/453bd4d3-d661-4940-a666-66ac1cf6eab1.jpg" xlink:type="simple" xlink:show="embed" xlink:actuate="onLoad" draw:mime-type="image/jpeg"/>
</draw:frame>
</text:p>
      <text:p text:style-name="P4">
У Бахмуті Сили тероборони зіткнулися з війною дещо іншого характеру, ніжбачили раніше. росіяни атакують переважно малими групами по 5–6 осіб, котріпід прикриттям артилерії намагаються проникнути в бойові порядки Сил оборониУкраїни та вступити в контактні стрілецькі бої.</text:p>
      <text:p text:style-name="P4">
Про це наголосив командир окремої бригади Сил територіальної оборони ЗСУполковник Дмитро Заворотнюк, <text:a xlink:type="simple" xlink:href="https://t.me/militarymediacenter/" text:style-name="Internet_20_link" text:visited-style-name="Visited_20_Internet_20_Link">
повідомляє</text:a>
Military Media Center.</text:p>
      <text:p text:style-name="P4">
«Бахмут потрібно тримати! Там ми стримуємо та перемелюємо значні силиросійських загарбників, які у випадку нашого відступу будуть кинуті на іншінапрямки і продовжать наступ на українські міста», — зазначив він.</text:p>
      <text:p text:style-name="P4">
За його словами, Сили тероборони відповідають тим же, і тут ключовим є самерівень бойової підготовки, злагодженість підрозділу та мотивація особовогоскладу.</text:p>
      <text:p text:style-name="P4">
«Я пишаюся, що з цим у нас в бригаді все гаразд, адже всі розуміють, що ворогапотрібно зупинити та знищити!» — зазначив полковник Дмитро Заворотнюк.</text:p>
      <text:p text:style-name="P4">
Source: <text:a xlink:type="simple" xlink:href="https://armyinform.com.ua/2023/04/19/u-bahmuti-vorog-atakuye-malymy-grupamy-ta-vstupaye-v-kontaktni-strileczki-boyi-polkovnyk-dmytro-zavorotnyuk/" text:style-name="Internet_20_link" text:visited-style-name="Visited_20_Internet_20_Link">
https://armyinform.com.ua/2023/04/19/u-bahmuti-vorog-atakuye-malymy-grupamy-ta-vstupaye-v-kontaktni-strileczki-boyi-polkovnyk-dmytro-zavorotnyuk/</text:a>
</text:p>
      <!--NEWS-->
      <text:h text:style-name="P10" text:outline-level="1">
<text:span text:style-name="T4">
В Україні хвилина мовчання</text:span>
</text:h>
      <text:p text:style-name="P4">
Author: ['АРМІЯINFORM']</text:p>
      <text:p text:style-name="P4">
Time: 2023-04-19T41: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36" text:anchor-type="as-char" svg:width="6.9236in" svg:height="3.895992in" draw:z-index="0">
<draw:image xlink:href="../Images/AРМІЯINFORM/2023-04-19T41-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19/v-ukrayini-hvylyna-movchannya/" text:style-name="Internet_20_link" text:visited-style-name="Visited_20_Internet_20_Link">
https://armyinform.com.ua/2023/04/19/v-ukrayini-hvylyna-movchannya/</text:a>
</text:p>
      <!--NEWS-->
      <text:h text:style-name="P10" text:outline-level="1">
<text:span text:style-name="T4">
У МЗС України засудили зустріч президента білорусі з ватажком «днр» у мінську</text:span>
</text:h>
      <text:p text:style-name="P4">
Author: ['АРМІЯINFORM']</text:p>
      <text:p text:style-name="P4">
Time: 2023-04-19T42:00:00-04:00</text:p>
      <text:p text:style-name="P4">
Description: У Міністерстві закордонних справ України засудили проведення президентом білору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ff6ac1c-mzs2.jpg" text:style-name="Internet_20_link" text:visited-style-name="Visited_20_Internet_20_Link">
ff6ac1c-mzs2.jpg</text:a>
']</text:p>
      <text:p text:style-name="P4">
Tags: ['STOPRUSSIA', 'МЗС']</text:p>
      <text:p text:style-name="P4">
Category: News</text:p>
      <!--METADATA-->
      <text:p text:style-name="P4">
<draw:frame draw:style-name="fr1" draw:name="Image337" text:anchor-type="as-char" svg:width="6.9236in" svg:height="3.883237in" draw:z-index="0">
<draw:image xlink:href="../Images/AРМІЯINFORM/2023-04-19T42-00-00-04-00/ff6ac1c-mzs2.jpg" xlink:type="simple" xlink:show="embed" xlink:actuate="onLoad" draw:mime-type="image/jpeg"/>
</draw:frame>
</text:p>
      <text:p text:style-name="P4">
У Міністерстві закордонних справ України засудили проведення президентомбілорусі олександром лукашенком зустрічі з ватажком «днр» денисом пушиліним умінську. Міністерство викликало посла України в білорусі для консультацій.</text:p>
      <text:p text:style-name="P4">
Про це <text:a xlink:type="simple" xlink:href="https://mfa.gov.ua/news/zayava-mzs-ukrayini-shchodo-zustrichi-oleksandra-lukashenka-z-predstavnikom-rosijskoyi-okupacijnoyi-administraciyi-denisom-pushilinim" text:style-name="Internet_20_link" text:visited-style-name="Visited_20_Internet_20_Link">
йдеться</text:a>
 у заяві МЗС.</text:p>
      <text:p text:style-name="P4">
«МЗС України засуджує проведення олександром лукашенком зустрічі 18 квітня вмінську з денисом пушиліним як спробу легітимізації цього представникаросійської окупаційної адміністрації в Донецьку.</text:p>
      <text:p text:style-name="P4">
Вважаємо зустріч з представником російської окупаційної адміністрації, якийпереховується від українського слідства за скоєння тяжких злочинів тазнаходиться під українськими і міжнародними санкціями, черговим і кричущимнедружнім актом з боку республіки білорусь, спрямованим на підтримку держави-агресора рф», — йдеться у повідомленні.</text:p>
      <text:p text:style-name="P4">
У зв’язку з цим, МЗС України ухвалило рішення викликати посла України вреспубліці білорусь Ігоря Кизима для консультацій.</text:p>
      <text:p text:style-name="P4">
«Мінськ має утримуватися від подібних деструктивних кроків і припинитипідтримку агресивної війни росії проти України», — наголосили узовнішньополітичному відомстві України.</text:p>
      <text:p text:style-name="P4">
Source: <text:a xlink:type="simple" xlink:href="https://armyinform.com.ua/2023/04/19/u-mzs-ukrayiny-zasudyly-zustrich-prezydenta-bilorusi-z-vatazhkom-tak-zvanoyi-dnr-u-minsku/" text:style-name="Internet_20_link" text:visited-style-name="Visited_20_Internet_20_Link">
https://armyinform.com.ua/2023/04/19/u-mzs-ukrayiny-zasudyly-zustrich-prezydenta-bilorusi-z-vatazhkom-tak-zvanoyi-dnr-u-minsku/</text:a>
</text:p>
      <!--NEWS-->
      <text:h text:style-name="P10" text:outline-level="1">
<text:span text:style-name="T4">
Обстріли Сумщини та Чернігівщини тривають: ворог застосовує артилерію й міномети</text:span>
</text:h>
      <text:p text:style-name="P4">
Author: ['АРМІЯINFORM']</text:p>
      <text:p text:style-name="P4">
Time: 2023-04-19T43:00:00-04:00</text:p>
      <text:p text:style-name="P4">
Description: За минулу добу російські окупаційні війська 4 рази обстріляли прикордоння Сум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bstrilyaly.jpg" text:style-name="Internet_20_link" text:visited-style-name="Visited_20_Internet_20_Link">
obstrilyaly.jpg</text:a>
']</text:p>
      <text:p text:style-name="P4">
Tags: ['STOPRUSSIA', 'АГРЕСІЯ РФ', 'ВТОРГНЕННЯ РФ', 'ОБСТРІЛИ ПРИКОРДОННЯ', 'СУМЩИНА', 'ЧЕРНІГІВЩИНА']</text:p>
      <text:p text:style-name="P4">
Category: News</text:p>
      <!--METADATA-->
      <text:p text:style-name="P4">
<draw:frame draw:style-name="fr1" draw:name="Image338" text:anchor-type="as-char" svg:width="6.9236in" svg:height="4.620443in" draw:z-index="0">
<draw:image xlink:href="../Images/AРМІЯINFORM/2023-04-19T43-00-00-04-00/obstrilyaly.jpg" xlink:type="simple" xlink:show="embed" xlink:actuate="onLoad" draw:mime-type="image/jpeg"/>
</draw:frame>
Ілюстративне фото</text:p>
      <text:p text:style-name="P4">
За минулу добу російські окупаційні війська 4 рази обстріляли прикордонняСумської та Чернігівської областей.</text:p>
      <text:p text:style-name="P4">
Про це<text:a xlink:type="simple" xlink:href="https://www.facebook.com/kommander.nord/posts/pfbid0Z3g4VJN8BkiTEm4mB9rUMS2HNi5TBvjGRej3BaDiBzi7Bc1eZ5TChgCs57XVjwP7l" text:style-name="Internet_20_link" text:visited-style-name="Visited_20_Internet_20_Link">
повідомляє</text:a>
оперативне командування «Північ».</text:p>
      <text:p text:style-name="P4">
З 11:35 до 11:50 зафіксовано <text:span text:style-name="T4">
9 приходів</text:span>
 , ймовірно з міномета 82 мм, атакож з 13:10 до 13:15 зафіксовано <text:span text:style-name="T4">
2 приходи</text:span>
 , ймовірно зі ствольноїартилерії, в районі населеного пункту Бунякіне Сумської області.</text:p>
      <text:p text:style-name="P4">
З 16:00 до 16:30 зафіксовано <text:span text:style-name="T4">
4 приходи</text:span>
 , ймовірно з міномета 120 мм, внаселеному пункті Гремячка Чернігівської області. Про втрати серед місцевогонаселення чи пошкодження цивільної інфраструктури інформація не надходила.</text:p>
      <text:p text:style-name="P4">
З 16:00 до 16:47 зафіксовано <text:span text:style-name="T4">
20 приходів</text:span>
 , ймовірно зі ствольноїартилерії, в районі населеного пункту Велика Берізка. Внаслідок обстрілузазнали пошкоджень 3 приватні будинки.</text:p>
      <text:p text:style-name="P4">
Нагадаємо, що вранці 18 квітня російські війська тричі<text:a xlink:type="simple" xlink:href="https://armyinform.com.ua/2023/04/18/okupanty-vchergove-obstrilyaly-chernigivshhynu-ta-sumshhynu/" text:style-name="Internet_20_link" text:visited-style-name="Visited_20_Internet_20_Link">
вдарили</text:a>
 по прикордонню Сумської та Чернігівськоїобластей, один з ударів загарбники завдали керованою авіаційною бомбою.</text:p>
      <text:p text:style-name="P4">
Source: <text:a xlink:type="simple" xlink:href="https://armyinform.com.ua/2023/04/19/obstrily-sumshhyny-ta-chernigivshhyny-tryvayut-vorog-zastosovuye-artyleriyu-j-vogon-z-minometiv-2/" text:style-name="Internet_20_link" text:visited-style-name="Visited_20_Internet_20_Link">
https://armyinform.com.ua/2023/04/19/obstrily-sumshhyny-ta-chernigivshhyny-tryvayut-vorog-zastosovuye-artyleriyu-j-vogon-z-minometiv-2/</text:a>
</text:p>
      <!--NEWS-->
      <text:h text:style-name="P10" text:outline-level="1">
<text:span text:style-name="T4">
Німеччина надала Україні черговий пакет військової допомоги, до якого входить ЗРК Patriot</text:span>
</text:h>
      <text:p text:style-name="P4">
Author: ['АРМІЯINFORM']</text:p>
      <text:p text:style-name="P4">
Time: 2023-04-19T44:00:00-04:00</text:p>
      <text:p text:style-name="P4">
Description: Німеччина надала Україні новий пакет військової допомоги, до якого уперше входить ЗР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atriot.jpg" text:style-name="Internet_20_link" text:visited-style-name="Visited_20_Internet_20_Link">
patriot.jpg</text:a>
']</text:p>
      <text:p text:style-name="P4">
Tags: ['STOPRUSSIA', 'ДОПОМОГА ПАРТНЕРІВ', 'ЗРК PATRIOT', 'СВІТ ПІДТРИМУЄ УКРАЇНУ', 'УКРАЇНА-НІМЕЧЧИНА']</text:p>
      <text:p text:style-name="P4">
Category: News</text:p>
      <!--METADATA-->
      <text:p text:style-name="P4">
<draw:frame draw:style-name="fr1" draw:name="Image339" text:anchor-type="as-char" svg:width="6.9236in" svg:height="3.894525in" draw:z-index="0">
<draw:image xlink:href="../Images/AРМІЯINFORM/2023-04-19T44-00-00-04-00/patriot.jpg" xlink:type="simple" xlink:show="embed" xlink:actuate="onLoad" draw:mime-type="image/jpeg"/>
</draw:frame>
</text:p>
      <text:p text:style-name="P4">
Німеччина надала Україні новий пакет військової допомоги, до якого упершевходить ЗРК Patriot.</text:p>
      <text:p text:style-name="P4">
Про це йдеться в <text:a xlink:type="simple" xlink:href="https://www.bundesregierung.de/breg-de/themen/krieg-in-der-ukraine/lieferungen-ukraine-2054514" text:style-name="Internet_20_link" text:visited-style-name="Visited_20_Internet_20_Link">
повідомленні</text:a>
 уряду ФРН.</text:p>
      <text:p text:style-name="P4">
Як зазначається, офіційний Берлін вже поставив зенітно-ракетний комплекс разоміз ракетами.</text:p>
      <text:p text:style-name="P4">
Крім того, Німеччина передала вантажівки Zetros та автомобілі для охороникордону.</text:p>
      <text:p text:style-name="P4">
Нагадаємо, як <text:a xlink:type="simple" xlink:href="https://armyinform.com.ua/2023/01/05/navchannya-ukrayinskyh-fahivcziv-na-zrk-patriot-vidbudetsya-u-maksymalno-stysli-terminy/" text:style-name="Internet_20_link" text:visited-style-name="Visited_20_Internet_20_Link">
повідомлялося</text:a>
на початку року, Сполучені Штати Америки розпочали підготовку до передачіУкраїні зенітно-ракетних комплексів<text:a xlink:type="simple" xlink:href="https://armyinform.com.ua/2022/10/13/chym-vidriznyayetsya-zrk-nasams-vid-zrk-patriot/" text:style-name="Internet_20_link" text:visited-style-name="Visited_20_Internet_20_Link">
Patriot</text:a>
.</text:p>
      <text:p text:style-name="P4">
Тим часом в Німеччині українські військові активно<text:a xlink:type="simple" xlink:href="https://armyinform.com.ua/2023/02/17/u-bundesveri-pokazaly-navchannya-ukrayinskyh-vijskovosluzhbovcziv-na-patriot/" text:style-name="Internet_20_link" text:visited-style-name="Visited_20_Internet_20_Link">
проходили</text:a>
 навчання на ЗРКPatriot.</text:p>
      <text:p text:style-name="P4">
Source: <text:a xlink:type="simple" xlink:href="https://armyinform.com.ua/2023/04/19/nimechchyna-nadala-ukrayini-chergovyj-paket-vijskovoyi-dopomogy-do-yakogo-vhodyt-zrk-patriot/" text:style-name="Internet_20_link" text:visited-style-name="Visited_20_Internet_20_Link">
https://armyinform.com.ua/2023/04/19/nimechchyna-nadala-ukrayini-chergovyj-paket-vijskovoyi-dopomogy-do-yakogo-vhodyt-zrk-patriot/</text:a>
</text:p>
      <!--NEWS-->
      <text:h text:style-name="P10" text:outline-level="1">
<text:span text:style-name="T4">
Військово-лікарські комісії працюватимуть на базі цивільних медзакладів за Програмою медгарантій</text:span>
</text:h>
      <text:p text:style-name="P4">
Author: ['АРМІЯINFORM']</text:p>
      <text:p text:style-name="P4">
Time: 2023-04-19T45:00:00-04:00</text:p>
      <text:p text:style-name="P4">
Description: Уряд ухвалив постанову щодо впровадження нового пакета в рамках Програми медич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lk.jpg" text:style-name="Internet_20_link" text:visited-style-name="Visited_20_Internet_20_Link">
vlk.jpg</text:a>
']</text:p>
      <text:p text:style-name="P4">
Tags: ['ВЛК', 'ВОЄННИЙ СТАН', 'РІШЕННЯ УРЯДУ', 'СОЦІАЛЬНИЙ ЗАХИСТ']</text:p>
      <text:p text:style-name="P4">
Category: News</text:p>
      <!--METADATA-->
      <text:p text:style-name="P4">
<draw:frame draw:style-name="fr1" draw:name="Image340" text:anchor-type="as-char" svg:width="6.9236in" svg:height="3.894525in" draw:z-index="0">
<draw:image xlink:href="../Images/AРМІЯINFORM/2023-04-19T45-00-00-04-00/vlk.jpg" xlink:type="simple" xlink:show="embed" xlink:actuate="onLoad" draw:mime-type="image/jpeg"/>
</draw:frame>
</text:p>
      <text:p text:style-name="P4">
Уряд ухвалив постанову щодо впровадження нового пакета в рамках Програмимедичних гарантій. Він передбачає проведення медичних оглядівмультидисциплінарними командами лікарів військово-лікарських комісій (ВЛК), щоутворюються при територіальних центрах комплектування та соціальної підтримки.</text:p>
      <text:p text:style-name="P4">
Про це <text:a xlink:type="simple" xlink:href="https://www.kmu.gov.ua/news/viiskovo-likarski-komisii-pratsiuvatymut-na-bazi-tsyvilnykh-medzakladiv-za-prohramoiu-medharantii" text:style-name="Internet_20_link" text:visited-style-name="Visited_20_Internet_20_Link">
повідомляє</text:a>
Урядовий портал.</text:p>
      <text:p text:style-name="P4">
Позаштатні ВЛК, які функціонують при територіальних центрах комплектування тасоціальної підтримки, функціонуватимуть на базі цивільних медичних закладів.Їх кількість та перелік з урахуванням поточного навантаження визначатимекерівництво обласних військових та київської адміністрацій. Своєю чергоюНацслужба здоров’я укладатиме договори з цими медзакладами та забезпечуватимеоплату наданих послуг за новим пакетом «Медичний огляд осіб, який проводитьсяпри територіальних центрах комплектування та соціальної підтримки».</text:p>
      <text:p text:style-name="P4">
Такий крок дозволить посилити ресурсне забезпечення роботи лікарів, якізалучені до проведення медичних оглядів для оцінки придатності особи довійськової служби.</text:p>
      <text:p text:style-name="P4">
«Умови широкомасштабної війни ставлять перед нами нові виклики. Навантаженняна військово-лікарські комісії зросло в рази. Наш обов’язок — забезпечитиукраїнцям належний рівень обслуговування без бюрократії і черг, зокрема у ВЛК.Це одне з важливих і актуальних на сьогодні завдань. МОЗ зі свого боку вжедолучилося до створення ВЛК на базі цивільних закладів охорони здоров’я. Такожкоманда МОЗ працює у складі міжвідомчої роботи для удосконалення процесівроботи ВЛК. Ми готові підставити своє плече і рішення Уряду щодо впровадженнянового пакета в рамках Програми медичних гарантій, який передбачає проведеннямедичних оглядів мультидисциплінарними командами лікарів ВЛК, що утворюютьсяпри територіальних центрах комплектування та соціальної підтримки, черговетому підтвердження. Наша мета — швидке та зручне надання послуг, де в центрілюдина», — зазначив міністр охорони здоров’я України Віктор Ляшко.</text:p>
      <text:p text:style-name="P4">
Усі послуги, які входять до пакета Програми медгарантій будуть безоплатнимидля тих, хто проходить ВЛК. Зокрема, держава покриватиме такі послуги:</text:p>
      <ul>
        <li>
проведення лабораторних та інструментальних досліджень;  * направлення особи за наявності показань в інші медичні заклади для проведення необхідних консультацій та обстежень, а також для надання спеціалізованої медичної допомоги у разі потреби;  * оформлення проєктів довідок та формування медичних висновків щодо стану здоров’я особи.</li>
      </ul>
      <text:p text:style-name="P4">
Аби отримати безоплатні послуги на базі цивільного медичного закладу,громадянин, який проходить ВЛК, повинен мати один із наступних документів:</text:p>
      <ul>
        <li>
картку обстеження та медичного огляду;  * картку медогляду кандидата на навчання у вищих військово-навчальних закладах та військових навчальних підрозділах закладів вищої освіти Міноборони;  * картку медогляду призовника;  * направлення керівника територіального центру комплектування та соціальної підтримки.</li>
      </ul>
      <text:p text:style-name="P4">
Source: <text:a xlink:type="simple" xlink:href="https://armyinform.com.ua/2023/04/19/vijskovo-likarski-komisiyi-praczyuvatymut-na-bazi-czyvilnyh-medzakladiv-za-programoyu-medgarantij/" text:style-name="Internet_20_link" text:visited-style-name="Visited_20_Internet_20_Link">
https://armyinform.com.ua/2023/04/19/vijskovo-likarski-komisiyi-praczyuvatymut-na-bazi-czyvilnyh-medzakladiv-za-programoyu-medgarantij/</text:a>
</text:p>
      <!--NEWS-->
      <text:h text:style-name="P10" text:outline-level="1">
<text:span text:style-name="T4">
За добу рятувальники двісті разів виїжджали на ліквідацію наслідків ворожих обстрілів</text:span>
</text:h>
      <text:p text:style-name="P4">
Author: ['АРМІЯINFORM']</text:p>
      <text:p text:style-name="P4">
Time: 2023-04-19T46:00:00-04:00</text:p>
      <text:p text:style-name="P4">
Description: Протягом минулої доби, 18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41" text:anchor-type="as-char" svg:width="6.9236in" svg:height="4.635046in" draw:z-index="0">
<draw:image xlink:href="../Images/AРМІЯINFORM/2023-04-19T46-00-00-04-00/pozhezha-1.jpg" xlink:type="simple" xlink:show="embed" xlink:actuate="onLoad" draw:mime-type="image/jpeg"/>
</draw:frame>
Ілюстративне фото</text:p>
      <text:p text:style-name="P4">
Протягом минулої доби, <text:span text:style-name="T4">
18 квітня,</text:span>
 підрозділи Державної служби України знадзвичайних ситуацій <text:span text:style-name="T4">
здійснили 200 виїздів</text:span>
 на ліквідацію наслідківобстрілів окупантами населених пунктів та об’єктів інфраструктури. Ліквідовано8 пожеж. Надано психологічну допомогу 144 особам.</text:p>
      <text:p text:style-name="P4">
Про це йдеться у <text:a xlink:type="simple" xlink:href="https://dsns.gov.ua/uk/news/nadzvicaini-podiyi/operativna-informaciia-dsns-shhodo-naslidkiv-vedennia-boiovix-dii-rosiiskoiu-federacijeiu-131" text:style-name="Internet_20_link" text:visited-style-name="Visited_20_Internet_20_Link">
повідомленні</text:a>
 ДСНС України.</text:p>
      <text:p text:style-name="P4">
З початку війни здійснено 89 863 виїзди на ліквідацію наслідків обстрілів,ліквідовано 14 306 пожеж, врятовано 4003 особи, надано психологічну допомогу210 633 особам.</text:p>
      <text:p text:style-name="P4">
Source: <text:a xlink:type="simple" xlink:href="https://armyinform.com.ua/2023/04/19/za-dobu-ryatuvalnyky-dvisti-raziv-vyyizhdzhaly-na-likvidacziyu-naslidkiv-vorozhyh-obstriliv/" text:style-name="Internet_20_link" text:visited-style-name="Visited_20_Internet_20_Link">
https://armyinform.com.ua/2023/04/19/za-dobu-ryatuvalnyky-dvisti-raziv-vyyizhdzhaly-na-likvidacziyu-naslidkiv-vorozhyh-obstriliv/</text:a>
</text:p>
      <!--NEWS-->
      <text:h text:style-name="P10" text:outline-level="1">
<text:span text:style-name="T4">
У НАТО поки що не бачать ознак переміщення ядерної зброї з рф до білорусі. За ситуацією пильно стежать</text:span>
</text:h>
      <text:p text:style-name="P4">
Author: ['АРМІЯINFORM']</text:p>
      <text:p text:style-name="P4">
Time: 2023-04-19T47:00:00-04:00</text:p>
      <text:p text:style-name="P4">
Description: Північноатлантичний альянс не спостерігає жодних змін у позиціях стратегічних ядер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0/yens-stoltenberg.jpg" text:style-name="Internet_20_link" text:visited-style-name="Visited_20_Internet_20_Link">
yens-stoltenberg.jpg</text:a>
']</text:p>
      <text:p text:style-name="P4">
Tags: ['БІЛОРУСЬ', 'ЄНС СТОЛТЕНБЕРГ', 'НАТО', 'ЯДЕРНА ЗБРОЯ']</text:p>
      <text:p text:style-name="P4">
Category: News</text:p>
      <!--METADATA-->
      <text:p text:style-name="P4">
<draw:frame draw:style-name="fr1" draw:name="Image342" text:anchor-type="as-char" svg:width="6.9236in" svg:height="4.517649in" draw:z-index="0">
<draw:image xlink:href="../Images/AРМІЯINFORM/2023-04-19T47-00-00-04-00/yens-stoltenberg.jpg" xlink:type="simple" xlink:show="embed" xlink:actuate="onLoad" draw:mime-type="image/jpeg"/>
</draw:frame>
</text:p>
      <text:p text:style-name="P4">
Північноатлантичний альянс не спостерігає жодних змін у позиціях стратегічнихядерних сил рф, зокрема — переміщення тактичної ядерної зброї на територіюреспубліки білорусь.</text:p>
      <text:p text:style-name="P4">
Про це<text:a xlink:type="simple" xlink:href="https://www.nato.int/cps/en/natohq/opinions_213952.htm" text:style-name="Internet_20_link" text:visited-style-name="Visited_20_Internet_20_Link">
повідомив</text:a>
Генеральний секретар НАТО Єнс Столтенберг.</text:p>
      <text:p text:style-name="P4">
«Ми уважно стежимо за тим, що робить росія. І нові заяви з москви про їхнаміри, плани розгортання зброї малого радіуса дії або тактичної зброї вбілорусі є частиною моделі небезпечної, безвідповідальної ядерної риторики,яку ми спостерігаємо багато років, особливо після жорстокого вторгнення вУкраїну», — наголосив очільник Північноатлантичного альянсу.</text:p>
      <text:p text:style-name="P4">
За його словами, у НАТО дуже уважно стежать за тим, що росіяни роблять зядерною зброєю.</text:p>
      <text:p text:style-name="P4">
«Ми пильні. Досі ми не бачили жодних змін у ядерній політиці росії, які бвимагали будь-яких змін у нашій ядерній політиці. Але ми готові, і у нас є заці роки відповідь на цей зразок російського військового нарощування, а такожзастосування сили проти сусідів», — повідомив Єнс Столтенберг.</text:p>
      <text:p text:style-name="P4">
Source: <text:a xlink:type="simple" xlink:href="https://armyinform.com.ua/2023/04/19/u-nato-poky-ne-bachat-oznak-peremishhennya-yadernoyi-zbroyi-z-rf-do-bilorusi-za-sytuacziyeyu-pylno-stezhat/" text:style-name="Internet_20_link" text:visited-style-name="Visited_20_Internet_20_Link">
https://armyinform.com.ua/2023/04/19/u-nato-poky-ne-bachat-oznak-peremishhennya-yadernoyi-zbroyi-z-rf-do-bilorusi-za-sytuacziyeyu-pylno-stezhat/</text:a>
</text:p>
      <!--NEWS-->
      <text:h text:style-name="P10" text:outline-level="1">
<text:span text:style-name="T4">
За добу від російських обстрілів загинуло четверо цивільних осіб та 27 поранено</text:span>
</text:h>
      <text:p text:style-name="P4">
Author: ['АРМІЯINFORM']</text:p>
      <text:p text:style-name="P4">
Time: 2023-04-19T48:00:00-04:00</text:p>
      <text:p text:style-name="P4">
Description: За минулу добу, 18 квітня, через обстріли росії загинули четверо цивіль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32469895809582360_y.jpg" text:style-name="Internet_20_link" text:visited-style-name="Visited_20_Internet_20_Link">
photo_5332469895809582360_y.jpg</text:a>
']</text:p>
      <text:p text:style-name="P4">
Tags: ['MILITARY MEDIA CENTER', 'STOPRUSSIA', 'ОБСТРІЛИ РФ', 'ХАРКІВСЬКИЙ ТРИБУНАЛ']</text:p>
      <text:p text:style-name="P4">
Category: News</text:p>
      <!--METADATA-->
      <text:p text:style-name="P4">
<draw:frame draw:style-name="fr1" draw:name="Image343" text:anchor-type="as-char" svg:width="6.9236in" svg:height="4.767295in" draw:z-index="0">
<draw:image xlink:href="../Images/AРМІЯINFORM/2023-04-19T48-00-00-04-00/photo_5332469895809582360_y.jpg" xlink:type="simple" xlink:show="embed" xlink:actuate="onLoad" draw:mime-type="image/jpeg"/>
</draw:frame>
</text:p>
      <text:p text:style-name="P4">
За минулу добу, 18 квітня, через обстріли росії загинули четверо цивільних. Ще27 поранено.</text:p>
      <text:p text:style-name="P4">
Про це <text:a xlink:type="simple" xlink:href="https://t.me/militarymediacenter/" text:style-name="Internet_20_link" text:visited-style-name="Visited_20_Internet_20_Link">
повідомляє</text:a>
 Military Media Center.</text:p>
      <text:p text:style-name="P4">
За даними Ситуаційного центру Міноборони, протягом минулої доби російськівійська обстріляли територію десяти областей України.</text:p>
      <text:p text:style-name="P4">
«Загалом із різних видів озброєння (стрілецька зброя, міномети, ствольна тареактивна артилерія, ЗРК „С-300“, БПЛА, тактична авіація) здійснено обстріли<text:span text:style-name="T4">
112 населених пунктів</text:span>
 , підтверджено ураження 98 об’єктів інфраструктури»,— йдеться у повідомленні.</text:p>
      <text:p text:style-name="P4">
Source: <text:a xlink:type="simple" xlink:href="https://armyinform.com.ua/2023/04/19/za-dobu-vid-rosijskyh-obstriliv-zagynulo-chetvero-osib-ta-27-poraneno/" text:style-name="Internet_20_link" text:visited-style-name="Visited_20_Internet_20_Link">
https://armyinform.com.ua/2023/04/19/za-dobu-vid-rosijskyh-obstriliv-zagynulo-chetvero-osib-ta-27-poraneno/</text:a>
</text:p>
      <!--NEWS-->
      <text:h text:style-name="P10" text:outline-level="1">
<text:span text:style-name="T4">
На Лиманському напрямку знищено три ворожі склади з БК — Сергій Череватий</text:span>
</text:h>
      <text:p text:style-name="P4">
Author: ['Сергій Лемеха']</text:p>
      <text:p text:style-name="P4">
Time: 2023-04-19T49:00:00-04:00</text:p>
      <text:p text:style-name="P4">
Description: Протягом доби на Бахмутському напрямку Сили оборони знищили два склади з БК противн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1-1.jpg" text:style-name="Internet_20_link" text:visited-style-name="Visited_20_Internet_20_Link">
cherevatyj-1-1.jpg</text:a>
']</text:p>
      <text:p text:style-name="P4">
Tags: ['СЕРГІЙ ЧЕРЕВАТИЙ']</text:p>
      <text:p text:style-name="P4">
Category: News</text:p>
      <!--METADATA-->
      <text:p text:style-name="P4">
<draw:frame draw:style-name="fr1" draw:name="Image344" text:anchor-type="as-char" svg:width="6.9236in" svg:height="4.615733in" draw:z-index="0">
<draw:image xlink:href="../Images/AРМІЯINFORM/2023-04-19T49-00-00-04-00/cherevatyj-1-1.jpg" xlink:type="simple" xlink:show="embed" xlink:actuate="onLoad" draw:mime-type="image/jpeg"/>
</draw:frame>
</text:p>
      <text:p text:style-name="P4">
Протягом доби на Бахмутському напрямку Сили оборони знищили два склади з БКпротивника, на Лиманському — три склади, танк Т-72 та три міномети.</text:p>
      <text:p text:style-name="P4">
Про це в коментарі Інформаційному агентству АрміяІnform повідомив речникСхідного угруповання військ Збройних Сил України полковник Сергій Череватий.</text:p>
      <text:p text:style-name="P4">
— Головні зусилля ворог зосереджує на веденні наступальних дій на Лиманськомута Бахмутському напрямках. Нашим захисникам вдалося знищити на Бахмутськомунапрямку два склади противника з БК, на Лиманському — три польових склади збоєприпасами, один танк Т-72, три міномети калібру 120 мм, шість одиницьавтотехніки. Противник намагався покращити тактичне положення, вів безуспішнінаступальні дії неподалік населеного пункту Діброва, — зазначив СергійЧереватий.</text:p>
      <text:p text:style-name="P4">
Інформуючи про обстановку в зоні відповідальності Східного угруповання військ,він поінформував, що ворог не припиняє інтенсивних обстрілів наших позицій, зособливою жорстокістю гатить по цивільній інфраструктурі.</text:p>
      <text:p text:style-name="P4">
— На Куп’янському напрямку минулої доби ворожих обстрілів зазнали населеніпункти Кам’янка, Рідкодуб, Красне Перше, Новомлинськ, Дворічна та ЗападнеХарківської області. На Лиманському напрямку артилерійських обстрілів зазналиСтельмахівка, Невське, Григорівка, Білогорівка Луганської області та Іванівка,Торське і Спірне — Донецької, — повідомив Сергій Череватий.</text:p>
      <text:p text:style-name="P4">
Source: <text:a xlink:type="simple" xlink:href="https://armyinform.com.ua/2023/04/19/na-lymanskomu-napryamku-znyshheno-try-vorozhi-sklady-z-bk-sergij-cherevatyj/" text:style-name="Internet_20_link" text:visited-style-name="Visited_20_Internet_20_Link">
https://armyinform.com.ua/2023/04/19/na-lymanskomu-napryamku-znyshheno-try-vorozhi-sklady-z-bk-sergij-cherevatyj/</text:a>
</text:p>
      <!--NEWS-->
      <text:h text:style-name="P10" text:outline-level="1">
<text:span text:style-name="T4">
Упродовж доби ворог здійснив 539 обстрілів позицій наших військ на Донеччині — Сергій Череватий</text:span>
</text:h>
      <text:p text:style-name="P4">
Author: ['Сергій Лемеха']</text:p>
      <text:p text:style-name="P4">
Time: 2023-04-19T50:00:00-04:00</text:p>
      <text:p text:style-name="P4">
Description: Минулої доби на Донеччині Силами оборони знищено 147 окупантів, 232 поранено, о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СЕРГІЙ ЧЕРЕВАТИЙ']</text:p>
      <text:p text:style-name="P4">
Category: News</text:p>
      <!--METADATA-->
      <text:p text:style-name="P4">
<draw:frame draw:style-name="fr1" draw:name="Image345" text:anchor-type="as-char" svg:width="6.9236in" svg:height="4.61393in" draw:z-index="0">
<draw:image xlink:href="../Images/AРМІЯINFORM/2023-04-19T50-00-00-04-00/cherevatyj-2.jpg" xlink:type="simple" xlink:show="embed" xlink:actuate="onLoad" draw:mime-type="image/jpeg"/>
</draw:frame>
</text:p>
      <text:p text:style-name="P4">
Минулої доби на Донеччині Силами оборони знищено 147 окупантів, 232 поранено,одного захоплено в полон.</text:p>
      <text:p text:style-name="P4">
Про це Інформаційному агентству АрміяІnform повідомив речник Східногоугруповання військ Збройних Сил України полковник Сергій Череватий.</text:p>
      <text:p text:style-name="P4">
— У зоні відповідальності Східного угруповання військ найважчі бої тривають замісто Бахмут. Водночас наші захисники відбили наступ противника в напрямкунаселеного пункту Ступочки. Від ворожих обстрілів постраждали Васюківка,Міньківка, Оріхово-Василівка, Новомаркове, Григорівка, Бахмут, Іванівське,Ступочки, Часів Яр, Костянтинівка, Торецьк та Нью-Йорк Донецької області, —сказав він.</text:p>
      <text:p text:style-name="P4">
В цілому, протягом минулої доби відбулось 34 бойові зіткнення, противникзавдав два ракетні і 21 авіаційний удар, удар дроном-камікадзе, противникздійснив 539 обстрілів позицій наших військ. У той же час наші військазавдавали потужних ударів у відповідь.</text:p>
      <text:p text:style-name="P4">
— За добу силами військ Східного угруповання знищено 147 окупантів, 232отримали поранення, одного загарбника захоплено в полон, — повідомив СергійЧереватий.</text:p>
      <text:p text:style-name="P4">
Source: <text:a xlink:type="simple" xlink:href="https://armyinform.com.ua/2023/04/19/uprodovzh-doby-vorog-zdijsnyv-539-obstriliv-pozyczij-nashyh-vijsk-na-donechchyni-sergij-cherevatyj/" text:style-name="Internet_20_link" text:visited-style-name="Visited_20_Internet_20_Link">
https://armyinform.com.ua/2023/04/19/uprodovzh-doby-vorog-zdijsnyv-539-obstriliv-pozyczij-nashyh-vijsk-na-donechchyni-sergij-cherevatyj/</text:a>
</text:p>
      <!--NEWS-->
      <text:h text:style-name="P10" text:outline-level="1">
<text:span text:style-name="T4">
У Чорному морі на бойовому чергуванні зафіксовано 9 ворожих кораблів</text:span>
</text:h>
      <text:p text:style-name="P4">
Author: ['АРМІЯINFORM']</text:p>
      <text:p text:style-name="P4">
Time: 2023-04-19T51:00:00-04:00</text:p>
      <text:p text:style-name="P4">
Description: Станом на 19 квітня в Чорному морі на бойовому чергуванні перебувають 9 ворожих кораб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155205-1_large.jpg" text:style-name="Internet_20_link" text:visited-style-name="Visited_20_Internet_20_Link">
155205-1_large.jpg</text:a>
']</text:p>
      <text:p text:style-name="P4">
Tags: ['STOPRUSSIA', 'АГРЕСІЯ РФ', 'ВМС ЗС УКРАЇНИ', 'ВТОРГНЕННЯ РФ']</text:p>
      <text:p text:style-name="P4">
Category: News</text:p>
      <!--METADATA-->
      <text:p text:style-name="P4">
<draw:frame draw:style-name="fr1" draw:name="Image346" text:anchor-type="as-char" svg:width="6.9236in" svg:height="3.95374in" draw:z-index="0">
<draw:image xlink:href="../Images/AРМІЯINFORM/2023-04-19T51-00-00-04-00/155205-1_large.jpg" xlink:type="simple" xlink:show="embed" xlink:actuate="onLoad" draw:mime-type="image/jpeg"/>
</draw:frame>
Ілюстративне фото</text:p>
      <text:p text:style-name="P4">
Станом на 19 квітня в Чорному морі на бойовому чергуванні перебувають 9ворожих кораблів, серед них 3 носії крилатих ракет «Калібр», загальний залп до16 ракет. ****</text:p>
      <text:p text:style-name="P4">
Про це<text:a xlink:type="simple" xlink:href="https://www.facebook.com/navy.mil.gov.ua/posts/pfbid0akBXDLmwR3z5yzUF932raoPD2qJt9mCdcaGCnjndUGdm9QxNaStvevi9KtdNxGDrl" text:style-name="Internet_20_link" text:visited-style-name="Visited_20_Internet_20_Link">
інформує</text:a>
ВМС ЗСУ.</text:p>
      <text:p text:style-name="P4">
В Азовському морі — 1 ворожий корабель; у Середземному морі на бойовомучергуванні знаходиться до 8 ворожих кораблів, з них — 4 носії крилатих ракет«калібр», загальний залп до 36 ракет.</text:p>
      <text:p text:style-name="P4">
За добу в інтересах рф прохід Керч-Єнікальською протокою здійснили:</text:p>
      <ul>
        <li>
до Азовського моря — 23 судна, з них 5 рухались з протоки Босфор;  * до Чорного моря — 17 суден, з них 7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19/u-chornomu-mori-na-bojovomu-cherguvanni-zafiksovano-9-vorozhyh-korabli/" text:style-name="Internet_20_link" text:visited-style-name="Visited_20_Internet_20_Link">
https://armyinform.com.ua/2023/04/19/u-chornomu-mori-na-bojovomu-cherguvanni-zafiksovano-9-vorozhyh-korabli/</text:a>
</text:p>
      <!--NEWS-->
      <text:h text:style-name="P10" text:outline-level="1">
<text:span text:style-name="T4">
Наші захисники знищили близько 750 крилатих ракет з понад 850, які ворог застосував проти України — Юрій Ігнат</text:span>
</text:h>
      <text:p text:style-name="P4">
Author: ['Володимир Віват']</text:p>
      <text:p text:style-name="P4">
Time: 2023-04-19T52:00:00-04:00</text:p>
      <text:p text:style-name="P4">
Description: З вечора 18 квітня противник атакував Запоріжжя з південно-східного узбережжя Азов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gnat-1.jpg" text:style-name="Internet_20_link" text:visited-style-name="Visited_20_Internet_20_Link">
ignat-1.jpg</text:a>
']</text:p>
      <text:p text:style-name="P4">
Tags: ['ЮРІЙ ІГНАТ']</text:p>
      <text:p text:style-name="P4">
Category: News</text:p>
      <!--METADATA-->
      <text:p text:style-name="P4">
<draw:frame draw:style-name="fr1" draw:name="Image347" text:anchor-type="as-char" svg:width="6.9236in" svg:height="4.869599in" draw:z-index="0">
<draw:image xlink:href="../Images/AРМІЯINFORM/2023-04-19T52-00-00-04-00/ignat-1.jpg" xlink:type="simple" xlink:show="embed" xlink:actuate="onLoad" draw:mime-type="image/jpeg"/>
</draw:frame>
</text:p>
      <text:p text:style-name="P4">
З вечора 18 квітня противник атакував Запоріжжя з південно-східного узбережжяАзовського моря. Повітряне командування «Схід» над областю збило шість ударнихдронів-камікадзе типу «Шахед», а також один БПЛА «Орлан-10». Про це в ефірітелевізійного марафону «Єдині новини» повідомив речник Командування ПовітрянихСил ЗС України полковник Юрій Ігнат.</text:p>
      <text:p text:style-name="P4">
Офіцер зазначив, що вночі противник продовжував атакувати на південномунапрямку. На Одещині підрозділи Повітряного командування «Південь» знищили 10із 12 ударних дронів-камікадзе «Шахед-131/136».</text:p>
      <text:p text:style-name="P4">
— Робота відбувалась вночі, що ускладнювало виконання завдань, проте більшістьворожих цілей було збито. Для їх знищення в темну пору доби нашим захисникамдоводиться застосовувати саме зенітні ракетні системи, — розповів Юрій Ігнат.</text:p>
      <text:p text:style-name="P4">
Також речник Командування Повітряних Сил ЗС України повідомив, що ворожастратегічна авіація, яка використовувалась для ракетних ударів по Україні,після певних подій наразі розосереджена по різних аеродромах по всій територіїросії. Для обстрілів нашої інфраструктури з 11 вересня 2022 року росіянивикористали практично весь стратегічний запас ракет. За словами речника, нашізахисники знищили близько 750 крилатих ракет, загалом же противник застосувавпроти України понад 850 ракет.</text:p>
      <text:p text:style-name="P4">
— Не досягши мети, ворог перейшов на дешевший варіант, щоправда, недалекобійний — це <text:a xlink:type="simple" xlink:href="https://armyinform.com.ua/2023/04/15/vorog-use-chastishe-zastosovuye-kerovani-aviabomby-proty-czyvilnogo-naselennya/" text:style-name="Internet_20_link" text:visited-style-name="Visited_20_Internet_20_Link">
керованіавіабомби</text:a>
. Також буливідомості, що противник дістає зі зберігання ракети Х-50 розробки щерадянських часів. Можливо, він намагатиметься їх відновлювати, що дешевше завиготовлення нових ракет, — розповів полковник Юрій Ігнат.</text:p>
      <text:p text:style-name="P4">
Source: <text:a xlink:type="simple" xlink:href="https://armyinform.com.ua/2023/04/19/nashi-zahysnyky-znyshhyly-blyzko-750-krylatyh-raket-z-ponad-850-yaki-vorog-zastosuvav-proty-ukrayiny-yurij-ignat/" text:style-name="Internet_20_link" text:visited-style-name="Visited_20_Internet_20_Link">
https://armyinform.com.ua/2023/04/19/nashi-zahysnyky-znyshhyly-blyzko-750-krylatyh-raket-z-ponad-850-yaki-vorog-zastosuvav-proty-ukrayiny-yurij-ignat/</text:a>
</text:p>
      <!--NEWS-->
      <text:h text:style-name="P10" text:outline-level="1">
<text:span text:style-name="T4">
За добу піротехніки ДСНС знешкодили понад 500 вибухонебезпечних предметів</text:span>
</text:h>
      <text:p text:style-name="P4">
Author: ['АРМІЯINFORM']</text:p>
      <text:p text:style-name="P4">
Time: 2023-04-19T53:00:00-04:00</text:p>
      <text:p text:style-name="P4">
Description: Протягом минулої доби, 18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inu_06_04_111.jpg" text:style-name="Internet_20_link" text:visited-style-name="Visited_20_Internet_20_Link">
minu_06_04_111.jpg</text:a>
', '<text:a xlink:type="simple" xlink:href="https://armyinform.com.ua/wp-content/uploads/2023/04/342178079_269664495394046_7472223952845341768_n.jpg" text:style-name="Internet_20_link" text:visited-style-name="Visited_20_Internet_20_Link">
342178079_269664495394046_7472223952845341768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348" text:anchor-type="as-char" svg:width="6.9236in" svg:height="3.000227in" draw:z-index="0">
<draw:image xlink:href="../Images/AРМІЯINFORM/2023-04-19T53-00-00-04-00/minu_06_04_111.jpg" xlink:type="simple" xlink:show="embed" xlink:actuate="onLoad" draw:mime-type="image/jpeg"/>
</draw:frame>
Ілюстративне фото</text:p>
      <text:p text:style-name="P4">
<text:span text:style-name="T4">
Протягом минулої доби, 18 квітня,</text:span>
 піротехнічні підрозділи Державної службиУкраїни з надзвичайних ситуацій <text:span text:style-name="T4">
151 раз</text:span>
 залучалися до виконання завдань зрозмінування.</text:p>
      <text:p text:style-name="P4">
Про це <text:a xlink:type="simple" xlink:href="https://dsns.gov.ua/uk/news/nadzvicaini-podiyi/informaciia-shhodo-diialnosti-pirotexnicnix-pidrozdiliv-dsns-104"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52</text:span>
 <text:span text:style-name="T4">
8вибухонебезпечних</text:span>
 <text:span text:style-name="T4">
предметів.</text:span>
 Обстежено (очищено) територію площею <text:span text:style-name="T4">
208гектарів</text:span>
.</text:p>
      <text:p text:style-name="P4">
Найчастіше піротехнічні підрозділи працювали: в Харківській області 16 918разів, Київщині — 7459, Донеччині — 4740, Чернігівщині — 4466, Миколаївщині —4457, Херсонщині — 4218, Сумщині — 1824, Черкащині — 1085.</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51 359разів</text:span>
 до виконання завдань з розмінування. Знешкоджено <text:span text:style-name="T4">
347 427вибухонебезпечних предметів</text:span>
 , зокрема <text:span text:style-name="T4">
2206 авіаційних бомб</text:span>
. Обстежено(очищено) територію площею <text:span text:style-name="T4">
82 675 гектарів</text:span>
.</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349" text:anchor-type="as-char" svg:width="6.9236in" svg:height="5.804039in" draw:z-index="0">
<draw:image xlink:href="../Images/AРМІЯINFORM/2023-04-19T53-00-00-04-00/342178079_269664495394046_7472223952845341768_n.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19/za-dobu-pirotehniky-dsns-zneshkodyly-ponad-500-vybuhonebezpechnyh-predmetiv/" text:style-name="Internet_20_link" text:visited-style-name="Visited_20_Internet_20_Link">
https://armyinform.com.ua/2023/04/19/za-dobu-pirotehniky-dsns-zneshkodyly-ponad-500-vybuhonebezpechnyh-predmetiv/</text:a>
</text:p>
      <!--NEWS-->
      <text:h text:style-name="P10" text:outline-level="1">
<text:span text:style-name="T4">
Судитимуть співробітників фсб рф, які здійснювали хакерські атаки на держоргани України</text:span>
</text:h>
      <text:p text:style-name="P4">
Author: ['АРМІЯINFORM']</text:p>
      <text:p text:style-name="P4">
Time: 2023-04-19T54:00:00-04:00</text:p>
      <text:p text:style-name="P4">
Description: Судитимуть колишніх співробітників СБУ в АР Крим, а нині офіцерів фсб рф за допомо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sud_osn.jpg" text:style-name="Internet_20_link" text:visited-style-name="Visited_20_Internet_20_Link">
sud_osn.jpg</text:a>
']</text:p>
      <text:p text:style-name="P4">
Tags: ['ОФІС ГЕНПРОКУРОРА УКРАЇНИ', 'СУД', 'СУД РФ']</text:p>
      <text:p text:style-name="P4">
Category: News</text:p>
      <!--METADATA-->
      <text:p text:style-name="P4">
<draw:frame draw:style-name="fr1" draw:name="Image350" text:anchor-type="as-char" svg:width="6.9236in" svg:height="3.894525in" draw:z-index="0">
<draw:image xlink:href="../Images/AРМІЯINFORM/2023-04-19T54-00-00-04-00/sud_osn.jpg" xlink:type="simple" xlink:show="embed" xlink:actuate="onLoad" draw:mime-type="image/jpeg"/>
</draw:frame>
</text:p>
      <text:p text:style-name="P4">
Судитимуть колишніх співробітників СБУ в АР Крим, а нині офіцерів фсб рф задопомогу російським спецслужбам в проведенні підривної діяльності протиУкраїни.</text:p>
      <text:p text:style-name="P4">
Про це <text:a xlink:type="simple" xlink:href="https://www.gp.gov.ua/ua/posts/suditimut-dvox-spivrobitnikiv-fsb-rf-yaki-zdiisnyuvali-xakerski-ataki-na-derzavni-organi-ukrayini" text:style-name="Internet_20_link" text:visited-style-name="Visited_20_Internet_20_Link">
повідомляє</text:a>
 Офіс Генпрокурора України.</text:p>
      <text:p text:style-name="P4">
Їм інкриміновано державну зраду і несанкціоноване втручання в роботуелектронно-обчислювальних машин та автоматизованих систем.</text:p>
      <text:p text:style-name="P4">
«Під час проходження служби в органах СБУ до обов’язків обвинувачених входилозабезпечення контррозвідувального захисту інтересів держави у сферіінформаційної безпеки України.</text:p>
      <text:p text:style-name="P4">
У 2014 році вони зрадили присягу та під час збройного конфлікту перейшли набік ворога, вступивши до лав фсб рф», — йдеться в повідомленні.</text:p>
      <text:p text:style-name="P4">
Колишні співробітники СБУ також надавали допомогу російським спецслужбам впроведенні підривної діяльності проти України.</text:p>
      <text:p text:style-name="P4">
«З січня 2020 року по березень 2021 року вони разом з іншими учасникамизлочинного хакерського угруповання Armageddon здійснювали атаки на об’єктикритичної інформаційної інфраструктури установ, що забезпечують належнефункціонування економічної і правоохоронної систем України, а також їїобороноздатності», — зазначили в Офісі Генпрокурора.</text:p>
      <text:p text:style-name="P4">
Обвинувачені несанкціоновано втручалися в роботу персональних комп’ютерів таавтоматизованих систем органів державної влади України.</text:p>
      <text:p text:style-name="P4">
Це призвело до витоку і блокування інформації, спотворення процесу обробкиінформації в інтересах спецслужб рф.</text:p>
      <text:p text:style-name="P4">
Source: <text:a xlink:type="simple" xlink:href="https://armyinform.com.ua/2023/04/19/sudytymut-spivrobitnykiv-fsb-rf-yaki-zdijsnyuvaly-hakerski-ataky-na-derzhorgany-ukrayiny/" text:style-name="Internet_20_link" text:visited-style-name="Visited_20_Internet_20_Link">
https://armyinform.com.ua/2023/04/19/sudytymut-spivrobitnykiv-fsb-rf-yaki-zdijsnyuvaly-hakerski-ataky-na-derzhorgany-ukrayiny/</text:a>
</text:p>
      <!--NEWS-->
      <text:h text:style-name="P10" text:outline-level="1">
<text:span text:style-name="T4">
Офіс Генпрокурора України: задокументовано понад 81 тисячу воєнних злочинів</text:span>
</text:h>
      <text:p text:style-name="P4">
Author: ['АРМІЯINFORM']</text:p>
      <text:p text:style-name="P4">
Time: 2023-04-19T55: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18042023en-1.jpg" text:style-name="Internet_20_link" text:visited-style-name="Visited_20_Internet_20_Link">
warcrime-18042023en-1.jpg</text:a>
', '<text:a xlink:type="simple" xlink:href="https://armyinform.com.ua/wp-content/uploads/2023/04/warcrime-18042023ua-2.jpg" text:style-name="Internet_20_link" text:visited-style-name="Visited_20_Internet_20_Link">
warcrime-18042023ua-2.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51" text:anchor-type="as-char" svg:width="6.9236in" svg:height="4.448413in" draw:z-index="0">
<draw:image xlink:href="../Images/AРМІЯINFORM/2023-04-19T55-00-00-04-00/warcrime-18042023en-1.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9 квітня</text:span>
 зареєстровано:</text:p>
      <ul>
        <li>
81 189 воєнних злочинів,  * 17 063 злочини проти національної безпеки України.</li>
      </ul>
      <text:p text:style-name="P4">
Крім того, за офіційними даними ювенальних прокурорів, <text:span text:style-name="T4">
1418 дітейпостраждали</text:span>
 внаслідок агресії рф, з них:</text:p>
      <ul>
        <li>
470 — дітей загинули,  * 948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52" text:anchor-type="as-char" svg:width="6.9236in" svg:height="4.448413in" draw:z-index="0">
<draw:image xlink:href="../Images/AРМІЯINFORM/2023-04-19T55-00-00-04-00/warcrime-18042023ua-2.jpg" xlink:type="simple" xlink:show="embed" xlink:actuate="onLoad" draw:mime-type="image/jpeg"/>
</draw:frame>
</text:p>
      <text:p text:style-name="P4">
Source: <text:a xlink:type="simple" xlink:href="https://armyinform.com.ua/2023/04/19/ofis-genprokurora-ukrayiny-zadokumentovano-ponad-81-tysyachu-voyennyh-zlochyniv/" text:style-name="Internet_20_link" text:visited-style-name="Visited_20_Internet_20_Link">
https://armyinform.com.ua/2023/04/19/ofis-genprokurora-ukrayiny-zadokumentovano-ponad-81-tysyachu-voyennyh-zlochyniv/</text:a>
</text:p>
      <!--NEWS-->
      <text:h text:style-name="P10" text:outline-level="1">
<text:span text:style-name="T4">
Армійка Марія Гангур здобула дві медалі на чемпіонаті Європи з важкої атлетики</text:span>
</text:h>
      <text:p text:style-name="P4">
Author: ['АРМІЯINFORM']</text:p>
      <text:p text:style-name="P4">
Time: 2023-04-19T56:00:00-04:00</text:p>
      <text:p text:style-name="P4">
Description: Українка, представниця Центрального спортивного клубу ЗСУ Марія Гангур здобула дві меда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9e536.jpeg" text:style-name="Internet_20_link" text:visited-style-name="Visited_20_Internet_20_Link">
29e536.jpeg</text:a>
']</text:p>
      <text:p text:style-name="P4">
Tags: ['АРМІЙСЬКИЙ СПОРТ', 'ВАЖКА АТЛЕТИКА', 'МАРІЯ ГАНГУР']</text:p>
      <text:p text:style-name="P4">
Category: News</text:p>
      <!--METADATA-->
      <text:p text:style-name="P4">
<draw:frame draw:style-name="fr1" draw:name="Image353" text:anchor-type="as-char" svg:width="6.9236in" svg:height="3.894525in" draw:z-index="0">
<draw:image xlink:href="../Images/AРМІЯINFORM/2023-04-19T56-00-00-04-00/29e536.jpeg" xlink:type="simple" xlink:show="embed" xlink:actuate="onLoad" draw:mime-type="image/jpeg"/>
</draw:frame>
</text:p>
      <text:p text:style-name="P4">
Українка, представниця Центрального спортивного клубу ЗСУ Марія Гангур здобуладві медалі на чемпіонаті Європи з важкої атлетики в Єревані.</text:p>
      <text:p text:style-name="P4">
Про це <text:a xlink:type="simple" xlink:href="https://www.facebook.com/olympicua/posts/6133314663414679" text:style-name="Internet_20_link" text:visited-style-name="Visited_20_Internet_20_Link">
повідомляє</text:a>
Національний олімпійський комітет України.</text:p>
      <text:p text:style-name="P4">
У ваговій категорії до 64 кг наша спортсменка здобула «бронзу» в ривку, сталап’ятою у поштовху — та срібною призеркою за сумою двоборства (98+116= 214 кг),поступившись лише Нурай Гюнгьош з Туреччини (219 кг).</text:p>
      <text:p text:style-name="P4">
Source: <text:a xlink:type="simple" xlink:href="https://armyinform.com.ua/2023/04/19/armijka-mariya-gangur-zdobula-dvi-medali-na-chempionati-yevropy-z-vazhkoyi-atletyky/" text:style-name="Internet_20_link" text:visited-style-name="Visited_20_Internet_20_Link">
https://armyinform.com.ua/2023/04/19/armijka-mariya-gangur-zdobula-dvi-medali-na-chempionati-yevropy-z-vazhkoyi-atletyky/</text:a>
</text:p>
      <!--NEWS-->
      <text:h text:style-name="P10" text:outline-level="1">
<text:span text:style-name="T4">
21 квітня відбудеться круглий стіл щодо особливостей роботи з повернутими із полону військовими та пошуку зниклих безвісти</text:span>
</text:h>
      <text:p text:style-name="P4">
Author: ['АРМІЯINFORM']</text:p>
      <text:p text:style-name="P4">
Time: 2023-04-19T57:00:00-04:00</text:p>
      <text:p text:style-name="P4">
Description: 21 квітня об 11:00 у Military Media Center відбудеться круглий стіл, присвяче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2027_12__30_1_650x410_1_650x410-e1648219853905.jpg" text:style-name="Internet_20_link" text:visited-style-name="Visited_20_Internet_20_Link">
2027_12__30_1_650x410_1_650x410-e1648219853905.jpg</text:a>
']</text:p>
      <text:p text:style-name="P4">
Tags: ['MILITARY MEDIA CENTER']</text:p>
      <text:p text:style-name="P4">
Category: News</text:p>
      <!--METADATA-->
      <text:p text:style-name="P4">
<draw:frame draw:style-name="fr1" draw:name="Image354" text:anchor-type="as-char" svg:width="6.9236in" svg:height="4.111553in" draw:z-index="0">
<draw:image xlink:href="../Images/AРМІЯINFORM/2023-04-19T57-00-00-04-00/2027_12__30_1_650x410_1_650x410-e1648219853905.jpg" xlink:type="simple" xlink:show="embed" xlink:actuate="onLoad" draw:mime-type="image/jpeg"/>
</draw:frame>
Ілюстративне фото</text:p>
      <text:p text:style-name="P4">
<text:span text:style-name="T4">
21 квітня об 11:00</text:span>
 у Military Media Center відбудеться круглий стіл,присвячений особливостям роботи з повернутими із полону військовими та розшукузниклих безвісти.</text:p>
      <text:p text:style-name="P4">
Про це інформує Military Media Center у<text:a xlink:type="simple" xlink:href="https://www.facebook.com/permalink.php" text:style-name="Internet_20_link" text:visited-style-name="Visited_20_Internet_20_Link">
Фейсбук</text:a>
.</text:p>
      <text:p text:style-name="P4">
<text:span text:style-name="T4">
Теми до обговорення:</text:span>
 особливості, досвід, проблеми роботи з поверненнябійців з російського полону; організація пошуку зниклих безвістивійськовослужбовців; особливості реінтеграції військових, які повернулися зполону, та підтримка їхніх родин.</text:p>
      <text:p text:style-name="P4">
<text:span text:style-name="T4">
Учасники заходу:</text:span>
</text:p>
      <ul>
        <li>
Богдан Охріменко, представник Координаційного штабу з питань поводження з військовополоненими,  * Олег Котенко, Уповноважений з питань осіб, зниклих безвісти за особливих обставин,  * Владислав Кравченко, представник Центрального управління цивільно-військового співробітництва ЗСУ,  * Оксана Григорьєва, радниця командувача Сухопутних військ ЗСУ,  * Володимир Петухов, заступник начальника науково-дослідного відділу Науково-дослідного центру гуманітарних проблем ЗСУ,  * Ганна Мокроусова, керівниця ГО «Блакитний Птах».</li>
      </ul>
      <text:p text:style-name="P4">
<text:span text:style-name="T4">
Акредитація представників ЗМІ обов’язкова і триватиме до 10:00 21 квітня.</text:span>
Заявки на акредитацію надсилайте на електронну адресу: <text:a xlink:type="simple" xlink:href="https://armyinform.com.ua/cdn-cgi/l/email-protection" text:style-name="Internet_20_link" text:visited-style-name="Visited_20_Internet_20_Link">
[emailprotected]</text:a>
 із зазначенням прізвища, імені та побатькові журналіста, назви видання, контактного телефону.</text:p>
      <text:p text:style-name="P4">
Source: <text:a xlink:type="simple" xlink:href="https://armyinform.com.ua/2023/04/19/21-kvitnya-vidbudetsya-kruglyj-stil-shhodo-osoblyvostej-roboty-z-povernutymy-iz-polonu-bijczyamy-ta-poshuku-znyklyh-bezvisty/" text:style-name="Internet_20_link" text:visited-style-name="Visited_20_Internet_20_Link">
https://armyinform.com.ua/2023/04/19/21-kvitnya-vidbudetsya-kruglyj-stil-shhodo-osoblyvostej-roboty-z-povernutymy-iz-polonu-bijczyamy-ta-poshuku-znyklyh-bezvisty/</text:a>
</text:p>
      <!--NEWS-->
      <text:h text:style-name="P10" text:outline-level="1">
<text:span text:style-name="T4">
Міноборони та Мінсоцполітики успішно реалізували пілотний проєкт соцпідтримки для військових та їхніх близьких</text:span>
</text:h>
      <text:p text:style-name="P4">
Author: ['АРМІЯINFORM']</text:p>
      <text:p text:style-name="P4">
Time: 2023-04-19T58:00:00-04:00</text:p>
      <text:p text:style-name="P4">
Description: Міністерство оборони України спільно з Міністерством соціальної політики України успіш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oczpidtrymka.jpg" text:style-name="Internet_20_link" text:visited-style-name="Visited_20_Internet_20_Link">
soczpidtrymka.jpg</text:a>
']</text:p>
      <text:p text:style-name="P4">
Tags: ['STOPRUSSIA', 'ВОЄНИЙ СТАН', 'СОЦІАЛЬНИЙ ЗАХИСТ', 'СОЦПІДТРИМКА ВІЙСЬКОВИХ']</text:p>
      <text:p text:style-name="P4">
Category: News</text:p>
      <!--METADATA-->
      <text:p text:style-name="P4">
<draw:frame draw:style-name="fr1" draw:name="Image355" text:anchor-type="as-char" svg:width="6.9236in" svg:height="3.894525in" draw:z-index="0">
<draw:image xlink:href="../Images/AРМІЯINFORM/2023-04-19T58-00-00-04-00/soczpidtrymka.jpg" xlink:type="simple" xlink:show="embed" xlink:actuate="onLoad" draw:mime-type="image/jpeg"/>
</draw:frame>
</text:p>
      <text:p text:style-name="P4">
Міністерство оборони України спільно з Міністерством соціальної політикиУкраїни успішно здійснили пілотування програми соціального відновленнявійськовослужбовців та їхніх близьких.</text:p>
      <text:p text:style-name="P4">
Про це <text:a xlink:type="simple" xlink:href="https://www.kmu.gov.ua/news/minsotspolityky-ta-minoborony-uspishno-realizuvaly-pilotuvannia-prohramy-dekompresii-ta-sotsialnoi-pidtrymky-dlia-viiskovosluzhbovtsiv-i-ikhnikh-blyzkykh" text:style-name="Internet_20_link" text:visited-style-name="Visited_20_Internet_20_Link">
повідомляє</text:a>
 Урядовий портал.</text:p>
      <text:p text:style-name="P4">
Перші 40 військовослужбовців разом зі своїми рідними (дружинами/чоловіками,партнерками/партнерами, дітьми) долучилися до участі в програмі.</text:p>
      <text:p text:style-name="P4">
Команда фахівців проєкту сформована з цивільних і військових психологів,соціальних педагогів, кейс-менеджерів, юристів та фізіотерапевтів. Головнимзавданням спеціалістів було сприяти фізичному та психологічному відновленнюучасників, налагодженню взаєморозуміння між військовими та їхніми близькими,адаптації до цивільного життя.</text:p>
      <text:p text:style-name="P4">
Відгуки учасників програми та звіти членів робочої групи, профільнихспеціалістів засвідчили успішність пілотування проєкту, що дозволяємасштабувати програму, розвинути її реалізацію та забезпечити доступність дозазначених послуг на всій території країни.</text:p>
      <text:p text:style-name="P4">
Source: <text:a xlink:type="simple" xlink:href="https://armyinform.com.ua/2023/04/19/minoborony-ta-minsoczpolityky-uspishno-realizuvaly-pilotnyj-proyekt-soczpidtrymky-dlya-vijskovyh-ta-yihnih-blyzkyh/" text:style-name="Internet_20_link" text:visited-style-name="Visited_20_Internet_20_Link">
https://armyinform.com.ua/2023/04/19/minoborony-ta-minsoczpolityky-uspishno-realizuvaly-pilotnyj-proyekt-soczpidtrymky-dlya-vijskovyh-ta-yihnih-blyzkyh/</text:a>
</text:p>
      <!--NEWS-->
      <text:h text:style-name="P10" text:outline-level="1">
<text:span text:style-name="T4">
Рівненський госпіталь отримав обладнання для проведення хірургічних операцій у польових умовах</text:span>
</text:h>
      <text:p text:style-name="P4">
Author: ['АРМІЯINFORM']</text:p>
      <text:p text:style-name="P4">
Time: 2023-04-19T59:00:00-04:00</text:p>
      <text:p text:style-name="P4">
Description: Американська неурядова організація за сприяння благодійного фонду «Захистити майбутн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9.jpg" text:style-name="Internet_20_link" text:visited-style-name="Visited_20_Internet_20_Link">
bez-imeni-9.jpg</text:a>
']</text:p>
      <text:p text:style-name="P4">
Tags: []</text:p>
      <text:p text:style-name="P4">
Category: News</text:p>
      <!--METADATA-->
      <text:p text:style-name="P4">
<draw:frame draw:style-name="fr1" draw:name="Image356" text:anchor-type="as-char" svg:width="6.9236in" svg:height="4.459137in" draw:z-index="0">
<draw:image xlink:href="../Images/AРМІЯINFORM/2023-04-19T59-00-00-04-00/bez-imeni-9.jpg" xlink:type="simple" xlink:show="embed" xlink:actuate="onLoad" draw:mime-type="image/jpeg"/>
</draw:frame>
</text:p>
      <text:p text:style-name="P4">
Американська неурядова організація за сприяння благодійного фонду «Захиститимайбутнє» передала Рівненському військовому госпіталю системи для проведенняневідкладних хірургічних операцій у польових умовах та інноваційне обладнаннядля лікування ран.</text:p>
      <text:p text:style-name="P4">
Про це<text:a xlink:type="simple" xlink:href="https://www.facebook.com/JointForcesCommandAFU/posts/pfbid02mzPDrT9rCsnFhsqGJPxyQWZeKqgWW6qWtKLUCSc4q2DrdykWwUDhbtUw4Q4EmVndl" text:style-name="Internet_20_link" text:visited-style-name="Visited_20_Internet_20_Link">
повідомляє</text:a>
Командування Об'єднаних Сил ЗС України.</text:p>
      <text:p text:style-name="P4">
Зокрема благодійний фонд через командувача Об’єднаних Сил ЗС України генерал-лейтенанта Сергія Наєва передав військовим медикам 12 комплектів портативнихсистем SurgiBox для проведення невідкладних хірургічних операцій у польовихумовах, а також інноваційне обладнання для лікування поранень за методом VAC-терапії, яка передбачає використання негативного тиску для очищення рановоїповерхні та прискорення загоєння.</text:p>
      <text:p text:style-name="P4">
Рівненському військовому госпіталю також передали сучасний апарат для терапіїпоранень XLR8 Plus, який сприяє загоєнню рани шляхом видалення надлишковихексудатів та інфекційного матеріалу. Як стверджують фахівці, завдяки такомуобладнанню час на відновлення хворого можна скоротити майже наполовину.</text:p>
      <text:p text:style-name="P4">
Генерал-лейтенант Сергій Наєв подякував працівникам госпіталю за якісневиконання службового обов’язку та поспілкувався з пораненими.</text:p>
      <text:p text:style-name="P4">
«Ми будемо намагатися збільшувати допомогу. У нас є відповідні домовленості замериканськими партнерами. Війна триває. І нам необхідно робити все на кожнійділянці нашої відповідальності для того, щоб бути міцними й озброєними,зокрема й сучасним медичним обладнанням, — наголосив генерал-лейтенант СергійНаєв. — Щоб урятувати більше життів наших воїнів, і щоб вони отримали гіднелікування та відновлення в якомога комфортніших умовах».</text:p>
      <text:p text:style-name="P4">
Source: <text:a xlink:type="simple" xlink:href="https://armyinform.com.ua/2023/04/19/rivnenskyj-gospital-otrymav-obladnannya-dlya-provedennya-hirurgichnyh-operaczij-u-polovyh-umovah/" text:style-name="Internet_20_link" text:visited-style-name="Visited_20_Internet_20_Link">
https://armyinform.com.ua/2023/04/19/rivnenskyj-gospital-otrymav-obladnannya-dlya-provedennya-hirurgichnyh-operaczij-u-polovyh-umovah/</text:a>
</text:p>
      <!--NEWS-->
      <text:h text:style-name="P10" text:outline-level="1">
<text:span text:style-name="T4">
Ядерний шантаж путіна не впливає на міністрів оборони, які збираються в межах «Рамштайну» — представник ГУР МОУ</text:span>
</text:h>
      <text:p text:style-name="P4">
Author: ['АРМІЯINFORM']</text:p>
      <text:p text:style-name="P4">
Time: 2023-04-19T60:00:00-04:00</text:p>
      <text:p text:style-name="P4">
Description: В ефірі національного телемарафону «Єдині новини» оприлюднили документальну робот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АДИМ СКІБІЦЬКИЙ', 'ВІДЕО', 'ГУР МОУ', 'ДОКУМЕНТАЛЬНІ ФІЛЬМИ', 'РАМШТАЙН', 'ФІЛЬМИ']</text:p>
      <text:p text:style-name="P4">
Category: News</text:p>
      <!--METADATA-->
      <text:p text:style-name="P4">
В ефірі національного телемарафону «Єдині новини» оприлюднили документальнуроботу про міжнародну платформу підтримки України у війні за свободу підназвою «<text:a xlink:type="simple" xlink:href="https://youtu.be/shFGXA9HGH4" text:style-name="Internet_20_link" text:visited-style-name="Visited_20_Internet_20_Link">
Рамштайн. Музика перемоги</text:a>
».</text:p>
      <text:p text:style-name="P4">
Про це <text:a xlink:type="simple" xlink:href="https://gur.gov.ua/content/ramshtain-muzyka-peremohy.html" text:style-name="Internet_20_link" text:visited-style-name="Visited_20_Internet_20_Link">
повідомляє</text:a>
пресслужба Головного управління розвідки Міноборони України.</text:p>
      <text:p text:style-name="P4">
У фільмі описано історію створення коаліції держав «Рамштайну» та невідомідосі деталі ухвалення ключових рішень ― рішень, які серед іншого дозволилиУкраїні отримати:</text:p>
      <ul>
        <li>
артилерійські системи 155 калібру М777, CAESAR, Panzerhaubitze 2000, Krab, Suzanna;  * ракетні системи залпового вогню M270, M142 HIMARS;  * засоби ППО Crotale, IRIS-T, NASAMS, Aspide, Patriot;  * танки Challenger-2, IMX-10, Leopard-1, Leopard-2, Abrams;  * протикорабельні ракети Harpoon.</li>
      </ul>
      <text:p text:style-name="P4">
Учасник української делегації, представник ГУР МО України, генерал-майор ВадимСкібіцький виступив одним зі спікерів фільму.</text:p>
      <text:p text:style-name="P4">
За словами Вадима Скібіцького, щоразу перед засіданнями «Рамштайну», яківідбуваються кожного місяця, українська сторона проводить для партнерівкороткі розвідувальні брифінги, де описує актуальну ситуацію на фронті танаводить оцінку можливих дій росіян. Такі брифінги необхідні для кращогорозуміння потреб українського війська.</text:p>
      <text:p text:style-name="P4">
Також представник ГУР МО України відзначив роль воєнної розвідки України якодного з ключових компонентів перемоги над російським агресором та наголосивна необхідності відповідного оснащення розвідників:</text:p>
      <text:p text:style-name="P4">
«Не тільки ГУР МО, а й взагалі ― системи воєнної розвідки, включно з тимипідрозділами, які зараз перебувають на фронті: це і підрозділирадіоелектронної розвідки, і розвідувальні батальйони, і наші спеціальніпідрозділи, які безпосередньо ведуть бойові дії. Їм необхідне відповіднеобладнання, засоби для ведення розвідки. І зараз вони оснащені усім новітнімозброєнням».</text:p>
      <text:p text:style-name="P4">
Крім того, Вадим Скібіцький підкреслив ― підтримуючи Україну, держави-партнерипосилюють і свої спроможності: розвивають власні ВПК, аналізують ефективністьтієї чи іншої зброї в умовах реальних бойових дій та переймають бойовий досвідукраїнських військових.</text:p>
      <text:p text:style-name="P4">
Коментуючи наміри розмістити російську ядерну зброю на території білорусі,представник воєнної розвідки України висловив переконання, що такі дії з бокудержави-агресора не вплинуть на подальшу підтримку нашої держави, а відповіднариторика насамперед спрямована на використання у пропагандистських цілях.</text:p>
      <text:p text:style-name="P4">
«Так званий ядерний шантаж путін застосовує не вперше. Але найголовніше, що цене впливає на міністрів оборони, які збираються в межах «Рамштайну», ―підсумував Вадим Скібіцький.</text:p>
      <text:p text:style-name="P4">
Source: <text:a xlink:type="simple" xlink:href="https://armyinform.com.ua/2023/04/19/yadernyj-shantazh-putina-ne-vplyvaye-na-ministriv-oborony/" text:style-name="Internet_20_link" text:visited-style-name="Visited_20_Internet_20_Link">
https://armyinform.com.ua/2023/04/19/yadernyj-shantazh-putina-ne-vplyvaye-na-ministriv-oborony/</text:a>
</text:p>
      <!--NEWS-->
      <text:h text:style-name="P10" text:outline-level="1">
<text:span text:style-name="T4">
Затримано киянина, який допомагав роспропагандистам створювати фейки про Україну</text:span>
</text:h>
      <text:p text:style-name="P4">
Author: ['АРМІЯINFORM']</text:p>
      <text:p text:style-name="P4">
Time: 2023-04-19T61:00:00-04:00</text:p>
      <text:p text:style-name="P4">
Description: Служба безпеки України затримала киянина, який допомагав російській федерації створю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2222-1.jpg" text:style-name="Internet_20_link" text:visited-style-name="Visited_20_Internet_20_Link">
22222-1.jpg</text:a>
', '<text:a xlink:type="simple" xlink:href="https://armyinform.com.ua/wp-content/uploads/2023/04/341542387_778793820309289_8367684892469562894_n-150x150.jpg" text:style-name="Internet_20_link" text:visited-style-name="Visited_20_Internet_20_Link">
341542387_778793820309289_8367684892469562894_n-150x150.jpg</text:a>
', '<text:a xlink:type="simple" xlink:href="https://armyinform.com.ua/wp-content/uploads/2023/04/341830843_916746056262623_2952340086476968934_n-150x150.jpg" text:style-name="Internet_20_link" text:visited-style-name="Visited_20_Internet_20_Link">
341830843_916746056262623_2952340086476968934_n-150x150.jpg</text:a>
', '<text:a xlink:type="simple" xlink:href="https://armyinform.com.ua/wp-content/uploads/2023/04/342026323_630035592377202_3640491449311159674_n-150x150.jpg" text:style-name="Internet_20_link" text:visited-style-name="Visited_20_Internet_20_Link">
342026323_630035592377202_3640491449311159674_n-150x150.jpg</text:a>
', '<text:a xlink:type="simple" xlink:href="https://armyinform.com.ua/wp-content/uploads/2023/04/342069852_238605545381984_6750432508885212963_n-150x150.jpg" text:style-name="Internet_20_link" text:visited-style-name="Visited_20_Internet_20_Link">
342069852_238605545381984_6750432508885212963_n-150x150.jpg</text:a>
']</text:p>
      <text:p text:style-name="P4">
Tags: ['STOPRUSSIA', 'ВТОРГНЕННЯ РФ', 'ДЕЗІНФОРМАЦІЯ', 'ЗРАДНИК', 'ПРОПАГАНДА', 'РОСІЙСЬКІ ФЕЙКИ', 'СБУ']</text:p>
      <text:p text:style-name="P4">
Category: News</text:p>
      <!--METADATA-->
      <text:p text:style-name="P4">
<draw:frame draw:style-name="fr1" draw:name="Image357" text:anchor-type="as-char" svg:width="6.9236in" svg:height="5.576437in" draw:z-index="0">
<draw:image xlink:href="../Images/AРМІЯINFORM/2023-04-19T61-00-00-04-00/22222-1.jpg" xlink:type="simple" xlink:show="embed" xlink:actuate="onLoad" draw:mime-type="image/jpeg"/>
</draw:frame>
</text:p>
      <text:p text:style-name="P4">
Служба безпеки України затримала киянина, який допомагав російській федераціїстворювати та поширювати фейки про війну, зокрема про суспільно-політичнуобстановку в Києві.</text:p>
      <text:p text:style-name="P4">
Про це<text:a xlink:type="simple" xlink:href="https://www.facebook.com/SecurSerUkraine/posts/593543712872543" text:style-name="Internet_20_link" text:visited-style-name="Visited_20_Internet_20_Link">
повідомляє</text:a>
пресцентр СБУ.</text:p>
      <text:p text:style-name="P4">
Встановлено, що зловмисник позиціонував себе як «фіксер» і дистанційноспівпрацював із редакцією прокремлівського інформаційного агентства «Бел.ru»,офіс якого знаходиться на території Бєлгородської області рф.</text:p>
      <text:p text:style-name="P4">
«Він передавав російським „журналістам“ вигадану та викривлену інформацію проподії в Україні, у тому числі про нібито загострення внутрішньої обстановки уКиєві після російських ракетних ударів по місту. Крім того, зловмисникпублічно підтримував дії російських окупантів і заперечував їхні злочини вБучі, Ірпені та Ізюмі. Отриману дезінформацію представники „Бел.ru“використовували для підготовки фейкових новин про війну в Україні. Своїантиукраїнські наративи він оприлюднював також на власних сторінках усоцмережах, зокрема й у заборонених в Україні», — йдеться у повідомленні.</text:p>
      <text:p text:style-name="P4">
<text:a xlink:type="simple" xlink:href="https://armyinform.com.ua/wp-content/uploads/2023/04/341542387_778793820309289_8367684892469562894_n.jpg" text:style-name="Internet_20_link" text:visited-style-name="Visited_20_Internet_20_Link">
<draw:frame draw:style-name="fr1" draw:name="Image358" text:anchor-type="as-char" svg:width="6.9236in" svg:height="6.9236in" draw:z-index="0">
<draw:image xlink:href="../Images/AРМІЯINFORM/2023-04-19T61-00-00-04-00/341542387_778793820309289_8367684892469562894_n-150x150.jpg" xlink:type="simple" xlink:show="embed" xlink:actuate="onLoad" draw:mime-type="image/jpeg"/>
</draw:frame>
</text:a>
</text:p>
      <text:p text:style-name="P4">
<text:a xlink:type="simple" xlink:href="https://armyinform.com.ua/wp-content/uploads/2023/04/341830843_916746056262623_2952340086476968934_n.jpg" text:style-name="Internet_20_link" text:visited-style-name="Visited_20_Internet_20_Link">
<draw:frame draw:style-name="fr1" draw:name="Image359" text:anchor-type="as-char" svg:width="6.9236in" svg:height="6.9236in" draw:z-index="0">
<draw:image xlink:href="../Images/AРМІЯINFORM/2023-04-19T61-00-00-04-00/341830843_916746056262623_2952340086476968934_n-150x150.jpg" xlink:type="simple" xlink:show="embed" xlink:actuate="onLoad" draw:mime-type="image/jpeg"/>
</draw:frame>
</text:a>
</text:p>
      <text:p text:style-name="P4">
<text:a xlink:type="simple" xlink:href="https://armyinform.com.ua/wp-content/uploads/2023/04/342026323_630035592377202_3640491449311159674_n.jpg" text:style-name="Internet_20_link" text:visited-style-name="Visited_20_Internet_20_Link">
<draw:frame draw:style-name="fr1" draw:name="Image360" text:anchor-type="as-char" svg:width="6.9236in" svg:height="6.9236in" draw:z-index="0">
<draw:image xlink:href="../Images/AРМІЯINFORM/2023-04-19T61-00-00-04-00/342026323_630035592377202_3640491449311159674_n-150x150.jpg" xlink:type="simple" xlink:show="embed" xlink:actuate="onLoad" draw:mime-type="image/jpeg"/>
</draw:frame>
</text:a>
</text:p>
      <text:p text:style-name="P4">
<text:a xlink:type="simple" xlink:href="https://armyinform.com.ua/wp-content/uploads/2023/04/342069852_238605545381984_6750432508885212963_n.jpg" text:style-name="Internet_20_link" text:visited-style-name="Visited_20_Internet_20_Link">
<draw:frame draw:style-name="fr1" draw:name="Image361" text:anchor-type="as-char" svg:width="6.9236in" svg:height="6.9236in" draw:z-index="0">
<draw:image xlink:href="../Images/AРМІЯINFORM/2023-04-19T61-00-00-04-00/342069852_238605545381984_6750432508885212963_n-150x150.jpg" xlink:type="simple" xlink:show="embed" xlink:actuate="onLoad" draw:mime-type="image/jpeg"/>
</draw:frame>
</text:a>
</text:p>
      <text:p text:style-name="P4">
Ініційована СБУ лінгвістична експертиза підтвердила факти підривної діяльностіфігуранта проти нашої держави.</text:p>
      <text:p text:style-name="P4">
Під час обшуків у нього виявлено комп’ютерну техніку та мобільний телефон іздоказами злочинних дій.</text:p>
      <text:p text:style-name="P4">
Наразі слідчі Служби безпеки повідомили зловмиснику про підозру за ч. 2 ст.436-2 Кримінального кодексу України (виправдовування, визнання правомірною,заперечення збройної агресії рф в Україні, глорифікація її учасників).</text:p>
      <text:p text:style-name="P4">
Триває розслідування для встановлення всіх обставин злочину.</text:p>
      <text:p text:style-name="P4">
Source: <text:a xlink:type="simple" xlink:href="https://armyinform.com.ua/2023/04/19/sbu-zatrymano-kyyanyna-yakyj-dopomagav-rospropagandystam-stvoryuvaty-fejky-pro-ukrayinu/" text:style-name="Internet_20_link" text:visited-style-name="Visited_20_Internet_20_Link">
https://armyinform.com.ua/2023/04/19/sbu-zatrymano-kyyanyna-yakyj-dopomagav-rospropagandystam-stvoryuvaty-fejky-pro-ukrayinu/</text:a>
</text:p>
      <!--NEWS-->
      <text:h text:style-name="P10" text:outline-level="1">
<text:span text:style-name="T4">
Україна отримала системи ППО Patriot — Олексій Резніков</text:span>
</text:h>
      <text:p text:style-name="P4">
Author: ['АРМІЯINFORM']</text:p>
      <text:p text:style-name="P4">
Time: 2023-04-19T62:00:00-04:00</text:p>
      <text:p text:style-name="P4">
Description: Системи ППО Patriot прибули до України та стануть на захист нашого неба.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ez5wmxsaifrtm.jpg" text:style-name="Internet_20_link" text:visited-style-name="Visited_20_Internet_20_Link">
fuez5wmxsaifrtm.jpg</text:a>
']</text:p>
      <text:p text:style-name="P4">
Tags: ['STOPRUSSIA', 'ВТОРГНЕННЯ РФ', 'ЗРК PATRIOT', 'ОЛЕКСІЙ РЕЗНІКОВ', 'ПАТРІОТ']</text:p>
      <text:p text:style-name="P4">
Category: News</text:p>
      <!--METADATA-->
      <text:p text:style-name="P4">
<draw:frame draw:style-name="fr1" draw:name="Image362" text:anchor-type="as-char" svg:width="6.9236in" svg:height="3.637595in" draw:z-index="0">
<draw:image xlink:href="../Images/AРМІЯINFORM/2023-04-19T62-00-00-04-00/fuez5wmxsaifrtm.jpg" xlink:type="simple" xlink:show="embed" xlink:actuate="onLoad" draw:mime-type="image/jpeg"/>
</draw:frame>
</text:p>
      <text:p text:style-name="P4">
Системи ППО Patriot прибули до України та стануть на захист нашого неба.</text:p>
      <text:p text:style-name="P4">
Про це Міністр оборони України Олексій Резніков<text:a xlink:type="simple" xlink:href="https://twitter.com/oleksiireznikov/status/1648627423636799488" text:style-name="Internet_20_link" text:visited-style-name="Visited_20_Internet_20_Link">
повідомив</text:a>
 утвіттері.</text:p>
      <text:p text:style-name="P4">
У дописі «„Патріоти“ для патріотів» він зазначив таке:</text:p>
      <text:p text:style-name="P4">
«Чи знаєте ви, як візуалізувати мрію? Треба розповісти про неї світові і датиїй життя! Саме так сталося з „Патріотами“, ще до широкомасштабної війни, ще домого призначення на найважливішу посаду мого життя у найважливіший момент могожиття.</text:p>
      <text:p text:style-name="P4">
Саме це сталося під час мого візиту до Сполучених Штатів у серпні 2021 року…Тоді я вперше сказав нашим партнерам: „Нам потрібні Patriot“. Свобода інезалежність нашої країни під загрозою. І що ми почули? Це неможливо! Аленеможливе можливо.</text:p>
      <text:p text:style-name="P4">
Сьогодні наше прекрасне українське небо стає більш захищеним, адже в Українуприбули зенітно-ракетні комплекси Patriot.</text:p>
      <text:p text:style-name="P4">
Українські зенітники освоїли їх так швидко, як тільки могли.</text:p>
      <text:p text:style-name="P4">
І наші партнери дотримали слова.</text:p>
      <text:p text:style-name="P4">
Дякую міністру оборони Німеччини Борису Пісторіусу, міністру оборониНідерландів Кайсі Оллонґрен, а також американському, німецькому танідерландському народам».</text:p>
      <text:p text:style-name="P4">
Source: <text:a xlink:type="simple" xlink:href="https://armyinform.com.ua/2023/04/19/ukrayina-otrymala-systemy-ppo-patriot-oleksij-reznikov/" text:style-name="Internet_20_link" text:visited-style-name="Visited_20_Internet_20_Link">
https://armyinform.com.ua/2023/04/19/ukrayina-otrymala-systemy-ppo-patriot-oleksij-reznikov/</text:a>
</text:p>
      <!--NEWS-->
      <text:h text:style-name="P10" text:outline-level="1">
<text:span text:style-name="T4">
Звільнені з російського полону отримають фінансову допомогу</text:span>
</text:h>
      <text:p text:style-name="P4">
Author: ['АРМІЯINFORM']</text:p>
      <text:p text:style-name="P4">
Time: 2023-04-19T63:00:00-04:00</text:p>
      <text:p text:style-name="P4">
Description: Ще 172 звільнених з російського полону і 368 родин осіб, які досі незаконно утримую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222222222222222222222.jpg" text:style-name="Internet_20_link" text:visited-style-name="Visited_20_Internet_20_Link">
2222222222222222222222.jpg</text:a>
']</text:p>
      <text:p text:style-name="P4">
Tags: ['STOPRUSSIA', 'ВТОРГНЕННЯ РФ', 'ДОПОМОГА ДЕРЖАВИ', 'МІНРЕІНТЕГРАЦІЇ', 'ПОЛОНЕНІ']</text:p>
      <text:p text:style-name="P4">
Category: News</text:p>
      <!--METADATA-->
      <text:p text:style-name="P4">
<draw:frame draw:style-name="fr1" draw:name="Image363" text:anchor-type="as-char" svg:width="6.9236in" svg:height="4.579446in" draw:z-index="0">
<draw:image xlink:href="../Images/AРМІЯINFORM/2023-04-19T63-00-00-04-00/2222222222222222222222.jpg" xlink:type="simple" xlink:show="embed" xlink:actuate="onLoad" draw:mime-type="image/jpeg"/>
</draw:frame>
</text:p>
      <text:p text:style-name="P4">
Ще 172 звільнених з російського полону і 368 родин осіб, які досі незаконноутримуються рф, зможуть отримати по 100 тисяч гривень державної допомоги.</text:p>
      <text:p text:style-name="P4">
Про це <text:a xlink:type="simple" xlink:href="https://minre.gov.ua/2023/04/19/minreintegracziyi-prodovzhuye-derzhavni-vyplaty-zvilnenym-z-polonu-ta-simyam-polonenyh/" text:style-name="Internet_20_link" text:visited-style-name="Visited_20_Internet_20_Link">
повідомляє</text:a>
Мінреінтеграції.</text:p>
      <text:p text:style-name="P4">
«Мінреінтеграції перерахує їм кошти після отримання від них необхіднихдокументів», – йдеться у повідомленні.</text:p>
      <text:p text:style-name="P4">
Зазначається, що факти позбавлення цих громадян свободи внаслідок збройноїагресії проти України встановила відповідна комісія при Мінреінтеграції 18квітня. Комісія також визнала 64 людини, які подали заяви та підтверджувальнідокументи, членами сімей полонених.</text:p>
      <text:p text:style-name="P4">
Таким чином, на цьому засіданні було розглянуто найбільшу кількість зверненьза весь час роботи комісії.</text:p>
      <text:p text:style-name="P4">
У відомстві нагадали, що вказана комісія була створена на виконання ЗаконуУкраїни «Про соціальний і правовий захист осіб, стосовно яких встановлено фактпозбавлення особистої свободи внаслідок збройної агресії проти України, тачленів їхніх сімей».</text:p>
      <text:p text:style-name="P4">
До складу комісії увійшли представники Мінреінтеграції, інших органівдержавної влади та громадських об’єднань.</text:p>
      <text:p text:style-name="P4">
Source: <text:a xlink:type="simple" xlink:href="https://armyinform.com.ua/2023/04/19/100-tys-grn-dopomogy-otrymayut-172-zvilnenyh-z-rosijskogo-polonu-brancziv/" text:style-name="Internet_20_link" text:visited-style-name="Visited_20_Internet_20_Link">
https://armyinform.com.ua/2023/04/19/100-tys-grn-dopomogy-otrymayut-172-zvilnenyh-z-rosijskogo-polonu-brancziv/</text:a>
</text:p>
      <!--NEWS-->
      <text:h text:style-name="P10" text:outline-level="1">
<text:span text:style-name="T4">
У Вінниці відбулася зустріч родин полонених десантників з представниками Координаційного штабу</text:span>
</text:h>
      <text:p text:style-name="P4">
Author: ['АРМІЯINFORM']</text:p>
      <text:p text:style-name="P4">
Time: 2023-04-19T64:00:00-04:00</text:p>
      <text:p text:style-name="P4">
Description: У регіональному центрі Координаційного штабу центрального регіону м. Вінниця відбу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7806eff-d7ad-49e1-b858-31c73a50042e-e1681902165791.jpg" text:style-name="Internet_20_link" text:visited-style-name="Visited_20_Internet_20_Link">
77806eff-d7ad-49e1-b858-31c73a50042e-e1681902165791.jpg</text:a>
']</text:p>
      <text:p text:style-name="P4">
Tags: ['ВІННИЦЯ', 'КООРДИНАЦІЙНИЙ ШТАБ З ПИТАНЬ ПОВОДЖЕННЯ З ВІЙСЬКОВОПОЛОНЕНИМИ', 'ОБМІН ВІЙСЬКОВОПОЛОНЕНИМИ']</text:p>
      <text:p text:style-name="P4">
Category: News</text:p>
      <!--METADATA-->
      <text:p text:style-name="P4">
<draw:frame draw:style-name="fr1" draw:name="Image364" text:anchor-type="as-char" svg:width="6.9236in" svg:height="4.604194in" draw:z-index="0">
<draw:image xlink:href="../Images/AРМІЯINFORM/2023-04-19T64-00-00-04-00/77806eff-d7ad-49e1-b858-31c73a50042e-e1681902165791.jpg" xlink:type="simple" xlink:show="embed" xlink:actuate="onLoad" draw:mime-type="image/jpeg"/>
</draw:frame>
</text:p>
      <text:p text:style-name="P4">
У регіональному центрі Координаційного штабу центрального регіону м. Вінницявідбулася зустріч з родинами оборонців окремої десантно-штурмової бригади.</text:p>
      <text:p text:style-name="P4">
Про це <text:a xlink:type="simple" xlink:href="https://t.me/Koord_shtab/863" text:style-name="Internet_20_link" text:visited-style-name="Visited_20_Internet_20_Link">
повідомляє</text:a>
 Координаційний штаб з питаньповодження з військовополоненими.</text:p>
      <text:p text:style-name="P4">
У спілкуванні з рідними керівниця регіонального центру Юлія Приймак зазначила,що безпека оборонців залежить, зокрема, і від дій їхніх близьких. Вонанаголосила, що не слід розповсюджувати персональну інформаціювійськовослужбовця у соцмережах, а також передавати її не уповноваженимособам.</text:p>
      <text:p text:style-name="P4">
Окремо обговорили процедуру комунікації родин зі слідчими та військовимичастинами. Представник Штабу зазначив, що зв‘язок з військовою частиноюпередбачено через територіальні центри комплектування та соціальної підтримки.Водночас варто врахувати, що військова частина може не надати певні матеріализ обмеженим доступом.</text:p>
      <text:p text:style-name="P4">
Також родинам пояснили, що облікова категорія не впливає на можливістьзалучення оборонців до процесів обміну. Всі захисники та захисниці, якізанесені до єдиного реєстру оборонців подаються на обмін.</text:p>
      <text:p text:style-name="P4">
Source: <text:a xlink:type="simple" xlink:href="https://armyinform.com.ua/2023/04/19/u-vinnyczi-vidbulasya-zustrich-rodyn-polonenyh-desantnykiv-z-predstavnykamy-koordynaczijnogo-shtabu/" text:style-name="Internet_20_link" text:visited-style-name="Visited_20_Internet_20_Link">
https://armyinform.com.ua/2023/04/19/u-vinnyczi-vidbulasya-zustrich-rodyn-polonenyh-desantnykiv-z-predstavnykamy-koordynaczijnogo-shtabu/</text:a>
</text:p>
      <!--NEWS-->
      <text:h text:style-name="P10" text:outline-level="1">
<text:span text:style-name="T4">
Просимо припинити займатися популізмом: Генштаб ЗСУ про 30 тисяч для військових</text:span>
</text:h>
      <text:p text:style-name="P4">
Author: ['АРМІЯINFORM']</text:p>
      <text:p text:style-name="P4">
Time: 2023-04-19T65:00:00-04:00</text:p>
      <text:p text:style-name="P4">
Description: У Збройних Силах України має діяти справедлива система виплат, яка не буде створю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generalnyj-shtab.jpg" text:style-name="Internet_20_link" text:visited-style-name="Visited_20_Internet_20_Link">
generalnyj-shtab.jpg</text:a>
']</text:p>
      <text:p text:style-name="P4">
Tags: ['STOPRUSSIA', 'ВИПЛАТА ГРОШОВОГО ЗАБЕЗПЕЧЕННЯ', 'ГЕНШТАБ ЗСУ']</text:p>
      <text:p text:style-name="P4">
Category: News</text:p>
      <!--METADATA-->
      <text:p text:style-name="P4">
<draw:frame draw:style-name="fr1" draw:name="Image365" text:anchor-type="as-char" svg:width="6.9236in" svg:height="3.894525in" draw:z-index="0">
<draw:image xlink:href="../Images/AРМІЯINFORM/2023-04-19T65-00-00-04-00/generalnyj-shtab.jpg" xlink:type="simple" xlink:show="embed" xlink:actuate="onLoad" draw:mime-type="image/jpeg"/>
</draw:frame>
</text:p>
      <text:p text:style-name="P4">
У Збройних Силах України має діяти справедлива система виплат, яка не будестворювати передумов до соціальної напруги в бойових підрозділах і з повагоюставитиметься до тих воїнів, які ризикують власним життям і здоров’ям.</text:p>
      <text:p text:style-name="P4">
На цьому <text:a xlink:type="simple" xlink:href="https://t.me/GeneralStaffZSU/7583" text:style-name="Internet_20_link" text:visited-style-name="Visited_20_Internet_20_Link">
наголосили</text:a>
 в Генеральному штабіЗСУ, коментуючи дискусії щодо рішення парламенту повернути виплати військовиму 30 тисяч гривень.</text:p>
      <text:p text:style-name="P4">
«Суспільство обговорює досить чутливе питання, а саме: рішення парламентуповернути додаткову грошову винагороду військовослужбовцям у розмірі 30 тисячгривень.</text:p>
      <text:p text:style-name="P4">
Солдат, який несе службу і захищає країну від агресора, ризикуючи власнимжиттям і здоров’ям, виконує завдання в надскладних умовах, має бути високомотивованим. Пригадайте, як виглядають Вугледар, Мар’їнка чи Авдіївка. Кожендень оборони України дається нам дуже високою ціною. Ціною життя та здоров’янаших захисників», — йдеться в повідомленні.</text:p>
      <text:p text:style-name="P4">
<text:span text:style-name="T4">
Тому наразі додаткова грошова винагорода нараховується залежно від районівбойових дій та складності завдань, які виконують бійці.</text:span>
</text:p>
      <text:p text:style-name="P4">
У Генштабі ЗСУ зазначили, що <text:span text:style-name="T4">
100 тисяч гривень</text:span>
 на місяць, як і раніше,збережені захисникам, які воюють безпосередньо на передньому краї.</text:p>
      <text:p text:style-name="P4">
<text:span text:style-name="T4">
30 тисяч</text:span>
 виплачується військовим, які виконують завдання в районах бойовихдій, але не беруть безпосередньої участі в боях із противником, пропорційночасу виконання завдань, а також тим, хто перебуває на бойовому чергуванні ібере участь у відбитті повітряних нападів противника, незалежно від районувиконання завдання.</text:p>
      <text:p text:style-name="P4">
Якщо військовослужбовці перебувають поза зоною бойових дій, у тилу, тододаткові бойові виплати їм <text:span text:style-name="T4">
не нараховуються</text:span>
.</text:p>
      <text:p text:style-name="P4">
Водночас з 1 лютого 2023 року всім військовослужбовцям мінімальний розміргрошового забезпечення було підвищено до 20100 гривень.</text:p>
      <text:p text:style-name="P4">
«Просимо припинити займатися популізмом та сконцентруватися на обороні нашоїдержави», — закликали у Генштабі ЗСУ.</text:p>
      <text:p text:style-name="P4">
Source: <text:a xlink:type="simple" xlink:href="https://armyinform.com.ua/2023/04/19/prosymo-prypynyty-zajmatysya-populizmom-genshtab-zsu-pro-30-tysyach-dlya-vijskovyh/" text:style-name="Internet_20_link" text:visited-style-name="Visited_20_Internet_20_Link">
https://armyinform.com.ua/2023/04/19/prosymo-prypynyty-zajmatysya-populizmom-genshtab-zsu-pro-30-tysyach-dlya-vijskovyh/</text:a>
</text:p>
      <!--NEWS-->
      <text:h text:style-name="P10" text:outline-level="1">
<text:span text:style-name="T4">
Ми не маємо права обговорювати в публічному просторі плани Збройних Сил України — Ганна Маляр</text:span>
</text:h>
      <text:p text:style-name="P4">
Author: ['Володимир Віват']</text:p>
      <text:p text:style-name="P4">
Time: 2023-04-19T66:00:00-04:00</text:p>
      <text:p text:style-name="P4">
Description: — Важливо розуміти, що не буде такого дня, коли Збройні Сили України скажуть — зав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374.jpg" text:style-name="Internet_20_link" text:visited-style-name="Visited_20_Internet_20_Link">
5f6a5374.jpg</text:a>
']</text:p>
      <text:p text:style-name="P4">
Tags: ['ВТОРГНЕННЯ РФ', 'ГАННА МАЛЯР', 'ЄДИНІ НОВИНИ', 'КОНТРНАСТУП']</text:p>
      <text:p text:style-name="P4">
Category: News</text:p>
      <!--METADATA-->
      <text:p text:style-name="P4">
<draw:frame draw:style-name="fr1" draw:name="Image366" text:anchor-type="as-char" svg:width="6.9236in" svg:height="4.615733in" draw:z-index="0">
<draw:image xlink:href="../Images/AРМІЯINFORM/2023-04-19T66-00-00-04-00/5f6a5374.jpg" xlink:type="simple" xlink:show="embed" xlink:actuate="onLoad" draw:mime-type="image/jpeg"/>
</draw:frame>
 ГаннаМаляр. Фото: Дмитро Юрченко / АрміяInfom</text:p>
      <text:p text:style-name="P4">
— Важливо розуміти, що не буде такого дня, коли Збройні Сили України скажуть —завтра розпочинаємо контрнаступ. В умовах війни це секретна інформація. Цеплани Збройних Сил України, які ми не маємо права обговорювати в публічномупросторі, — на цьому в ефірі єдиного інформаційного телемарафону наголосилазаступник Міністра оборони України Ганна Маляр.</text:p>
      <text:p text:style-name="P4">
— Водночас не потрібно зводити контрнаступ лише до якихось активнихнаступальних дій. Тому що йдеться про стратегічну мету — зупинити ворога вйого наступальних діях і звільнити всі наші території. Тож говорити у вузькомусенсі про контрнаступ — це некоректно, тому що це величезний комплекс дій ізаходів, які нині здійснюють Збройні Сили, — наголосила Ганна Маляр. — Цетакож формування певних тактик для планів «А», «Б», «В»… Тому що не може бутилише одного варіанту дій, адже ворог також реагує. Треба розуміти, що подібнірішення ухвалюються за дуже короткий термін, а не за місяць, два чи пів року.Остаточний план обирається таким чином, щоб ворог не встиг на ньоговідреагувати.</text:p>
      <text:p text:style-name="P4">
За її словами, ЗСУ наразі не готують щось одне — на конкретний час на якомуськонкретному напрямку. ЗСУ щодня готують весь комплекс оборонних таконтрнаступальних заходів.</text:p>
      <text:p text:style-name="P4">
— І, власне, активні штурмові дії в Бахмуті, Мар’їнці на Авдіївському,Лиманському напрямках фронту, теж можна вважати елементом контрнаступу, —зауважила Ганна Маляр.</text:p>
      <text:p text:style-name="P4">
Source: <text:a xlink:type="simple" xlink:href="https://armyinform.com.ua/2023/04/19/my-ne-mayemo-prava-obgovoryuvaty-v-publichnomu-prostori-plany-zbrojnyh-syl-ukrayiny-ganna-malyar/" text:style-name="Internet_20_link" text:visited-style-name="Visited_20_Internet_20_Link">
https://armyinform.com.ua/2023/04/19/my-ne-mayemo-prava-obgovoryuvaty-v-publichnomu-prostori-plany-zbrojnyh-syl-ukrayiny-ganna-malyar/</text:a>
</text:p>
      <!--NEWS-->
      <text:h text:style-name="P10" text:outline-level="1">
<text:span text:style-name="T4">
На базі головного військового вишу створюється програма лідерства за підтримки Швеції</text:span>
</text:h>
      <text:p text:style-name="P4">
Author: ['АРМІЯINFORM']</text:p>
      <text:p text:style-name="P4">
Time: 2023-04-19T67:00:00-04:00</text:p>
      <text:p text:style-name="P4">
Description: Відбувся робочий візит делегації оборонного відомства України на чолі з директо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103564_217532957566574_110509198732148564_n.jpg" text:style-name="Internet_20_link" text:visited-style-name="Visited_20_Internet_20_Link">
341103564_217532957566574_110509198732148564_n.jpg</text:a>
', '<text:a xlink:type="simple" xlink:href="https://armyinform.com.ua/wp-content/uploads/2023/04/342177629_911547490082876_5706633553917353124_n-150x150.jpg" text:style-name="Internet_20_link" text:visited-style-name="Visited_20_Internet_20_Link">
342177629_911547490082876_5706633553917353124_n-150x150.jpg</text:a>
', '<text:a xlink:type="simple" xlink:href="https://armyinform.com.ua/wp-content/uploads/2023/04/342185450_209814578445936_5060914697237101375_n-150x150.jpg" text:style-name="Internet_20_link" text:visited-style-name="Visited_20_Internet_20_Link">
342185450_209814578445936_5060914697237101375_n-150x150.jpg</text:a>
']</text:p>
      <text:p text:style-name="P4">
Tags: ['ДЕПАРТАМЕНТ ВІЙСЬКОВОЇ ОСВІТИ І НАУКИ', 'НАЦІОНАЛЬНИЙ УНІВЕРСИТЕТ ОБОРОНИ УКРАЇНИ ІМЕНІ ІВАНА ЧЕРНЯХОВСЬКОГО', 'ПРОГРАМА ЛІДЕРСТВА', 'УНІВЕРСИТЕТУ ОБОРОНИ КОРОЛІВСТВА ШВЕЦІЯ']</text:p>
      <text:p text:style-name="P4">
Category: News</text:p>
      <!--METADATA-->
      <text:p text:style-name="P4">
<draw:frame draw:style-name="fr1" draw:name="Image367" text:anchor-type="as-char" svg:width="6.9236in" svg:height="4.39606in" draw:z-index="0">
<draw:image xlink:href="../Images/AРМІЯINFORM/2023-04-19T67-00-00-04-00/341103564_217532957566574_110509198732148564_n.jpg" xlink:type="simple" xlink:show="embed" xlink:actuate="onLoad" draw:mime-type="image/jpeg"/>
</draw:frame>
</text:p>
      <text:p text:style-name="P4">
Відбувся робочий візит делегації оборонного відомства України на чолі здиректором Департаменту військової освіти і науки Міністерства оборони УкраїниВолодимиром Мірненком до Королівства Швеція, в межах якого напрацьовано низкуконструктивних кроків на шляху поглиблення двосторонньої співпраці.</text:p>
      <text:p text:style-name="P4">
Про це<text:a xlink:type="simple" xlink:href="https://www.facebook.com/DepartmentMilitaryEducationScienceMOD.UA/posts/pfbid0n9tLC55JZmKhKwHbTguMSHkdHUDVF1B8ExnPiLS5iLqQraSsKGJ3XLmj31MtuATal" text:style-name="Internet_20_link" text:visited-style-name="Visited_20_Internet_20_Link">
повідомляє</text:a>
Департамент військової освіти і науки Міністерства оборони України.</text:p>
      <text:p text:style-name="P4">
Перемовини проходили на базі Університету оборони Королівства Швеція (TheSwedish Defence University - Försvarshögskolan), зокрема, і за участіпредставників Шведської агенції оборонних досліджень (Swedish Defence ResearchAgency (FOI) та Посольства України в Королівстві Швеція.</text:p>
      <text:p text:style-name="P4">
Володимир Мірненко презентував напрацьований українською стороною проєктМеморандуму про співробітництво в галузі військової освіти і науки, який булосхвально оцінено та поширено серед профільних структурних підрозділівміністерств Королівства Швеція.</text:p>
      <text:p text:style-name="P4">
Зі свого боку, ректор Університету оборони Королівства Швеція Роберт Егнелтакож підтримав пропозицію української делегації стосовно академічноїмобільності курсантів, слухачів і викладачів обох держав.</text:p>
      <text:p text:style-name="P4">
<text:a xlink:type="simple" xlink:href="https://armyinform.com.ua/wp-content/uploads/2023/04/342177629_911547490082876_5706633553917353124_n.jpg" text:style-name="Internet_20_link" text:visited-style-name="Visited_20_Internet_20_Link">
<draw:frame draw:style-name="fr1" draw:name="Image368" text:anchor-type="as-char" svg:width="6.9236in" svg:height="6.9236in" draw:z-index="0">
<draw:image xlink:href="../Images/AРМІЯINFORM/2023-04-19T67-00-00-04-00/342177629_911547490082876_5706633553917353124_n-150x150.jpg" xlink:type="simple" xlink:show="embed" xlink:actuate="onLoad" draw:mime-type="image/jpeg"/>
</draw:frame>
</text:a>
</text:p>
      <text:p text:style-name="P4">
<text:a xlink:type="simple" xlink:href="https://armyinform.com.ua/wp-content/uploads/2023/04/342185450_209814578445936_5060914697237101375_n.jpg" text:style-name="Internet_20_link" text:visited-style-name="Visited_20_Internet_20_Link">
<draw:frame draw:style-name="fr1" draw:name="Image369" text:anchor-type="as-char" svg:width="6.9236in" svg:height="6.9236in" draw:z-index="0">
<draw:image xlink:href="../Images/AРМІЯINFORM/2023-04-19T67-00-00-04-00/342185450_209814578445936_5060914697237101375_n-150x150.jpg" xlink:type="simple" xlink:show="embed" xlink:actuate="onLoad" draw:mime-type="image/jpeg"/>
</draw:frame>
</text:a>
</text:p>
      <text:p text:style-name="P4">
Сторони окремо зупинилися на питанні реалізації запропонованого шведськоюстороною проєкту SLP for Ukraine Project (Strategic Leadership in GlobalSocietal Security Programme (SLP) – Програма стратегічного лідерства вглобальній суспільній безпеці). Попередньо узгоджено формат та етапизапочаткування зазначеного проєкту на базі Національного університету оборониУкраїни імені Івана Черняховського.</text:p>
      <text:p text:style-name="P4">
Планується, що структура програми включатиме три рівні навчальних курсівстратегічного лідерства та розбудови стійкості для високопосадовців, активнозалучених до розв'язання питань національної безпеки. Крім того, проєктпередбачає можливість підготовки контингенту українських викладачів-інструкторів у Швеції.</text:p>
      <text:p text:style-name="P4">
До слова, зацікавленість і готовність до надання матеріальної таконсультативної підтримки шведському проєкту висловили координатор ПрограмиНАТО з удосконалення військової освіти DEEP Маріуш Соліс та заступникдиректора Консорціуму НАТО «Партнерство заради миру» Олаф Гарліч.</text:p>
      <text:p text:style-name="P4">
За результатами зустрічі з представниками Шведської агенції обороннихдосліджень українська делегація оборонного відомства домовилась проінтенсифікацію партнерських відносин на рівні оборонних інституцій України таШвеції за напрямами, в яких найбільше зацікавлені сторони.</text:p>
      <text:p text:style-name="P4">
Source: <text:a xlink:type="simple" xlink:href="https://armyinform.com.ua/2023/04/19/na-bazi-golovnogo-vijskovogo-vyshu-stvoryuyetsya-programa-liderstva-za-pidtrymky-shvecziyi/" text:style-name="Internet_20_link" text:visited-style-name="Visited_20_Internet_20_Link">
https://armyinform.com.ua/2023/04/19/na-bazi-golovnogo-vijskovogo-vyshu-stvoryuyetsya-programa-liderstva-za-pidtrymky-shvecziyi/</text:a>
</text:p>
      <!--NEWS-->
      <text:h text:style-name="P10" text:outline-level="1">
<text:span text:style-name="T4">
Президент ознайомився з облаштуванням державного кордону України на Волині</text:span>
</text:h>
      <text:p text:style-name="P4">
Author: ['АРМІЯINFORM']</text:p>
      <text:p text:style-name="P4">
Time: 2023-04-19T68:00:00-04:00</text:p>
      <text:p text:style-name="P4">
Description: Президент України Володимир Зеленський під час робочої поїздки у Волинську обла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c205205c5a4800ea534dc1fa089987_1681898772_extra_large.jpeg" text:style-name="Internet_20_link" text:visited-style-name="Visited_20_Internet_20_Link">
11c205205c5a4800ea534dc1fa089987_1681898772_extra_large.jpeg</text:a>
', '<text:a xlink:type="simple" xlink:href="https://armyinform.com.ua/wp-content/uploads/2023/04/b62edb3b7de54d8148d0ac9640b85cec_1681898760_extra_large.jpeg" text:style-name="Internet_20_link" text:visited-style-name="Visited_20_Internet_20_Link">
b62edb3b7de54d8148d0ac9640b85cec_1681898760_extra_large.jpeg</text:a>
', '<text:a xlink:type="simple" xlink:href="https://armyinform.com.ua/wp-content/uploads/2023/04/0ea6f96eacb6077aec6d839a45eeeaca_1681898768_extra_large.jpeg" text:style-name="Internet_20_link" text:visited-style-name="Visited_20_Internet_20_Link">
0ea6f96eacb6077aec6d839a45eeeaca_1681898768_extra_large.jpeg</text:a>
']</text:p>
      <text:p text:style-name="P4">
Tags: ['ВОЛИНЬ', 'ВОЛОДИМИР ЗЕЛЕНСЬКИЙ', 'ДЕРЖАВНИЙ КОРДОН УКРАЇНИ']</text:p>
      <text:p text:style-name="P4">
Category: News</text:p>
      <!--METADATA-->
      <text:p text:style-name="P4">
<draw:frame draw:style-name="fr1" draw:name="Image370" text:anchor-type="as-char" svg:width="6.9236in" svg:height="4.617948in" draw:z-index="0">
<draw:image xlink:href="../Images/AРМІЯINFORM/2023-04-19T68-00-00-04-00/11c205205c5a4800ea534dc1fa089987_1681898772_extra_large.jpeg" xlink:type="simple" xlink:show="embed" xlink:actuate="onLoad" draw:mime-type="image/jpeg"/>
</draw:frame>
</text:p>
      <text:p text:style-name="P4">
Президент України Володимир Зеленський під час робочої поїздки у Волинськуобласть відвідав прикордонну ділянку, де сходяться кордони трьох держав:України, Республіки Польща та республіки білорусь.</text:p>
      <text:p text:style-name="P4">
Про це <text:a xlink:type="simple" xlink:href="https://www.president.gov.ua/news/prezident-oznajomivsya-z-oblashtuvannyam-derzhavnogo-kordonu-82353" text:style-name="Internet_20_link" text:visited-style-name="Visited_20_Internet_20_Link">
інформує</text:a>
 Офіс Президента України.</text:p>
      <text:p text:style-name="P4">
Як доповіли Володимиру Зеленському, з метою забезпечення надійного захистуукраїнського кордону та готовності до відбиття можливого вторгнення противниказ території білорусі відбувається нарощування інженерних загороджень,фортифікаційних споруд і налаштування систем віддаленого відеоспостереження.</text:p>
      <text:p text:style-name="P4">
Прикордонники продемонстрували обсяг робіт, які були виконані з початку 2022року задля укріплення кордону з білоруссю в межах Волинської області.</text:p>
      <text:p text:style-name="P4">
<draw:frame draw:style-name="fr1" draw:name="Image371" text:anchor-type="as-char" svg:width="6.9236in" svg:height="4.617948in" draw:z-index="0">
<draw:image xlink:href="../Images/AРМІЯINFORM/2023-04-19T68-00-00-04-00/b62edb3b7de54d8148d0ac9640b85cec_1681898760_extra_large.jpeg" xlink:type="simple" xlink:show="embed" xlink:actuate="onLoad" draw:mime-type="image/jpeg"/>
</draw:frame>
</text:p>
      <text:p text:style-name="P4">
Президент також оглянув пункт спостереження та дворівневу систему ровів накордоні. З позиції спостережного поста було продемонстровано, як за допомогоюсистем віддаленого відеоспостереження здійснюється цілодобовий нагляд залінією кордону. Главі держави показали системи виявлення безпілотних літальнихапаратів.</text:p>
      <text:p text:style-name="P4">
Президент нагородив військовослужбовців Державної прикордонної служби України,зокрема ордени Богдана Хмельницького III ступеня, «За мужність» III ступеня, атакож медалі «За військову службу Україні».</text:p>
      <text:p text:style-name="P4">
<draw:frame draw:style-name="fr1" draw:name="Image372" text:anchor-type="as-char" svg:width="6.9236in" svg:height="4.617948in" draw:z-index="0">
<draw:image xlink:href="../Images/AРМІЯINFORM/2023-04-19T68-00-00-04-00/0ea6f96eacb6077aec6d839a45eeeaca_1681898768_extra_large.jpeg" xlink:type="simple" xlink:show="embed" xlink:actuate="onLoad" draw:mime-type="image/jpeg"/>
</draw:frame>
</text:p>
      <text:p text:style-name="P4">
«Маю честь бути сьогодні тут, привітати вас, подякувати за захист державногокордону. Хочеться говорити про кордон, перебуваючи саме тут, на Волині, білякордону України з білоруссю та Польщею. Ви героїчні та міцні люди. Хочу вамподякувати за захист нашої держави у Бахмуті. Знаю, як міцно ви там стояли,тримали Бахмут. Хотів би подякувати вам і вашим побратимам. Хочу побажатиздоров’я, міцності, а вашим близьким — тепла. Всі ми пишаємося, що в нас єтакі міцні прикордонники. Бажаю вам зберегти міць, справедливість і лють, якає в нас при захисті нашої держави. Бажаю всім тільки перемоги!» — сказавВолодимир Зеленський.</text:p>
      <text:p text:style-name="P4">
Пам’ять загиблих прикордонників вшанували хвилиною мовчання.</text:p>
      <text:p text:style-name="P4">
Source: <text:a xlink:type="simple" xlink:href="https://armyinform.com.ua/2023/04/19/prezydent-oznajomyvsya-z-oblashtuvannyam-derzhavnogo-kordonu-ukrayiny-na-volyni/" text:style-name="Internet_20_link" text:visited-style-name="Visited_20_Internet_20_Link">
https://armyinform.com.ua/2023/04/19/prezydent-oznajomyvsya-z-oblashtuvannyam-derzhavnogo-kordonu-ukrayiny-na-volyni/</text:a>
</text:p>
      <!--NEWS-->
      <text:h text:style-name="P10" text:outline-level="1">
<text:span text:style-name="T4">
РНБО та університет імені Ярослава Мудрого підписали Меморандум про співробітництво</text:span>
</text:h>
      <text:p text:style-name="P4">
Author: ['АРМІЯINFORM']</text:p>
      <text:p text:style-name="P4">
Time: 2023-04-19T69:00:00-04:00</text:p>
      <text:p text:style-name="P4">
Description: Сьогодні, 19 квітня, Апарат РНБО України і Національний юридичний університет ім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9_04_3.jpg" text:style-name="Internet_20_link" text:visited-style-name="Visited_20_Internet_20_Link">
19_04_3.jpg</text:a>
']</text:p>
      <text:p text:style-name="P4">
Tags: ['МЕМОРАНДУМ ПРО СПІВРОБІТНИЦТВО', 'НАЦІОНАЛЬНИЙ ЮРИДИЧНИЙ УНІВЕРСИТЕТ', 'РНБО УКРАЇНИ']</text:p>
      <text:p text:style-name="P4">
Category: News</text:p>
      <!--METADATA-->
      <text:p text:style-name="P4">
<draw:frame draw:style-name="fr1" draw:name="Image373" text:anchor-type="as-char" svg:width="6.9236in" svg:height="4.615733in" draw:z-index="0">
<draw:image xlink:href="../Images/AРМІЯINFORM/2023-04-19T69-00-00-04-00/19_04_3.jpg" xlink:type="simple" xlink:show="embed" xlink:actuate="onLoad" draw:mime-type="image/jpeg"/>
</draw:frame>
</text:p>
      <text:p text:style-name="P4">
Сьогодні, 19 квітня, Апарат РНБО України і Національний юридичний університетімені Ярослава Мудрого уклали Меморандум про співробітництво.</text:p>
      <text:p text:style-name="P4">
Про це <text:a xlink:type="simple" xlink:href="https://www.rnbo.gov.ua/ua/Diialnist/6273.html" text:style-name="Internet_20_link" text:visited-style-name="Visited_20_Internet_20_Link">
повідомляє</text:a>
 АпаратРади національної безпеки і оборони України.</text:p>
      <text:p text:style-name="P4">
Згідно з документом, який підписали керівник Апарату РНБО України Андрій Зюзьі ректор Національного юридичного університету імені Ярослава Мудрого АнатолійГетьман, сторони планують співпрацювати, зокрема, у частині розробленняпроєктів, нормативних актів та документів з питань національної безпеки іоборони для потреб Апарату РНБО України.</text:p>
      <text:p text:style-name="P4">
Крім того, заплановано продовжити практику підготовки студентів цьогоуніверситету з метою набуття і вдосконалення професійних знань, умінь танавичок державних службовців Апарату Ради.</text:p>
      <text:p text:style-name="P4">
«Залучення науково-викладацького складу та студентства до державотворчихпроцесів у країні — важливий тренд сьогодення. Адже саме вони є генераторамита розробниками нових ідей та впровадження сучасних проєктів політико-правового напряму, зокрема з питань національної безпеки і оборони», —зазначив Андрій Зюзь.</text:p>
      <text:p text:style-name="P4">
У цьому контексті він високо оцінив рівень фахової підготовки студентівуніверситету, які нині проходять практику в Апараті РНБО України.</text:p>
      <text:p text:style-name="P4">
Source: <text:a xlink:type="simple" xlink:href="https://armyinform.com.ua/2023/04/19/rnbo-ta-universytet-imeni-yaroslava-mudrogo-pidpysaly-memorandum-pro-spivrobitnycztvo/" text:style-name="Internet_20_link" text:visited-style-name="Visited_20_Internet_20_Link">
https://armyinform.com.ua/2023/04/19/rnbo-ta-universytet-imeni-yaroslava-mudrogo-pidpysaly-memorandum-pro-spivrobitnycztvo/</text:a>
</text:p>
      <!--NEWS-->
      <text:h text:style-name="P10" text:outline-level="1">
<text:span text:style-name="T4">
росіяни вдаються до сирійської тактики — Ганна Маляр</text:span>
</text:h>
      <text:p text:style-name="P4">
Author: ['Володимир Віват']</text:p>
      <text:p text:style-name="P4">
Time: 2023-04-19T70:00:00-04:00</text:p>
      <text:p text:style-name="P4">
Description: Ворожий наступ триває на чотирьох основних напрямках — Бахмутському, Авдії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17089427.jpg" text:style-name="Internet_20_link" text:visited-style-name="Visited_20_Internet_20_Link">
317089427.jpg</text:a>
']</text:p>
      <text:p text:style-name="P4">
Tags: []</text:p>
      <text:p text:style-name="P4">
Category: News</text:p>
      <!--METADATA-->
      <text:p text:style-name="P4">
<draw:frame draw:style-name="fr1" draw:name="Image374" text:anchor-type="as-char" svg:width="6.9236in" svg:height="4.615733in" draw:z-index="0">
<draw:image xlink:href="../Images/AРМІЯINFORM/2023-04-19T70-00-00-04-00/317089427.jpg" xlink:type="simple" xlink:show="embed" xlink:actuate="onLoad" draw:mime-type="image/jpeg"/>
</draw:frame>
</text:p>
      <text:p text:style-name="P4">
Ворожий наступ триває на чотирьох основних напрямках — Бахмутському,Авдіївському, Мар’їнському та Лиманському. Також були спроби противникарухатися на Куп’янському напрямку, які розбились об стійкість наших військ.</text:p>
      <text:p text:style-name="P4">
Про це в ефірі телемарафону «Єдині новини» розповіла заступник Міністраоборони України Ганна Маляр.</text:p>
      <text:p text:style-name="P4">
Вона також повідомила, що Збройні Сили України досить успішно діють на трьохнапрямках — Авдіївському, Мар’їнському та Лиманському. І хоча там триваютьдосить запеклі бої, ворог просуватися на цих напрямках не може.</text:p>
      <text:p text:style-name="P4">
— Що стосується Бахмута, то варто зазначити, що ворог кинув усі сили назахоплення цього міста. Противник зосередив тут усі свої професійніпідрозділи, зокрема, вагнерівців, спецпризначенців, десантників, сюдиперекидається і зброя, і техніка. Для них перемога тут уже важлива не тільки звійськової, а й з політичної точки зору, адже усі зусилля пропаганди воникинули на тему Бахмута. Для того, щоб їх стримувати, ми теж повинні тамконцентрувати велику кількість зусиль, — зазначила Ганна Маляр.</text:p>
      <text:p text:style-name="P4">
Заступник Міністра оборони України також повідомила, що окупанти програютьнашим військам у вуличних боях. Тому росіяни вдались до своєї перевіреноїсирійської тактики, фактично стираючи з обличчя землі будівлі й споруди міста.У такій ситуації дуже складно утримувати позиції. Тому на певних ділянках, нажаль, є незначне просування ворога.</text:p>
      <text:p text:style-name="P4">
— Оборона Бахмута триває уже вісім місяців, і там наші Збройні Сили не даютьпротивнику просуватися вглиб наших територій. Для росіян це, мабуть, одна знайдорожчих операцій, тому що на неї вже витрачено велику кількість зброї ітехніки, окупанти там несуть величезні втрати. У нас же, завдяки професійнійроботі командування та ефективному плануванню, втрати мінімальні як для такоговиду боїв. Тож знищення ворога там — це величезна і дуже важлива робота нашихЗбройних Сил, — підсумувала Ганна Маляр.</text:p>
      <text:p text:style-name="P4">
Source: <text:a xlink:type="simple" xlink:href="https://armyinform.com.ua/2023/04/19/rosiyany-vdayutsya-do-syrijskoyi-taktyky-ganna-malyar/" text:style-name="Internet_20_link" text:visited-style-name="Visited_20_Internet_20_Link">
https://armyinform.com.ua/2023/04/19/rosiyany-vdayutsya-do-syrijskoyi-taktyky-ganna-malyar/</text:a>
</text:p>
      <!--NEWS-->
      <text:h text:style-name="P10" text:outline-level="1">
<text:span text:style-name="T4">
Президент на Волині провів нараду щодо безпекової ситуації в області</text:span>
</text:h>
      <text:p text:style-name="P4">
Author: ['АРМІЯINFORM']</text:p>
      <text:p text:style-name="P4">
Time: 2023-04-19T71:00:00-04:00</text:p>
      <text:p text:style-name="P4">
Description: Під час робочої поїздки на Волинь Президент України Володимир Зеленський провів нар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1aa46f1fb40a1633b840326816ba5b1_1681903825_extra_large.jpeg" text:style-name="Internet_20_link" text:visited-style-name="Visited_20_Internet_20_Link">
31aa46f1fb40a1633b840326816ba5b1_1681903825_extra_large.jpeg</text:a>
']</text:p>
      <text:p text:style-name="P4">
Tags: ['НАРАДА', 'ПРЕЗИДЕНТ']</text:p>
      <text:p text:style-name="P4">
Category: News</text:p>
      <!--METADATA-->
      <text:p text:style-name="P4">
<draw:frame draw:style-name="fr1" draw:name="Image375" text:anchor-type="as-char" svg:width="6.9236in" svg:height="4.617948in" draw:z-index="0">
<draw:image xlink:href="../Images/AРМІЯINFORM/2023-04-19T71-00-00-04-00/31aa46f1fb40a1633b840326816ba5b1_1681903825_extra_large.jpeg" xlink:type="simple" xlink:show="embed" xlink:actuate="onLoad" draw:mime-type="image/jpeg"/>
</draw:frame>
</text:p>
      <text:p text:style-name="P4">
Під час робочої поїздки на Волинь Президент України Володимир Зеленськийпровів нараду щодо облаштування та охорони державного кордону, а такожактуальної безпекової ситуації в регіоні.</text:p>
      <text:p text:style-name="P4">
Про це <text:a xlink:type="simple" xlink:href="https://president.gov.ua/news/glava-derzhavi-proviv-naradu-shodo-socialno-ekonomichnoyi-ta-82357" text:style-name="Internet_20_link" text:visited-style-name="Visited_20_Internet_20_Link">
повідомляє</text:a>
 Офіс Президента України.</text:p>
      <text:p text:style-name="P4">
Начальник Волинської обласної військової адміністрації Юрій Погуляйкопоінформував учасників наради про соціально-економічну ситуацію в області,облаштування фортифікаційних та оборонних інженерних споруд.</text:p>
      <text:p text:style-name="P4">
Під час наради було заслухано доповіді про ситуацію в зоні відповідальностіоперативного угруповання військ «Волинь» та готовність військових підрозділівдо виконання завдань, а також про заходи щодо укріплення державного кордону вмежах Волинської області.</text:p>
      <text:p text:style-name="P4">
Крім того, на нараді йшлося про оперативну та криміногенну обстановку врегіоні.</text:p>
      <text:p text:style-name="P4">
Учасники розглянули питання щодо роботи митних органів на міжнародних пунктахпропуску у Волинській області, а також про роботу ДСНС щодо захисту цивільногонаселення регіону.</text:p>
      <text:p text:style-name="P4">
Source: <text:a xlink:type="simple" xlink:href="https://armyinform.com.ua/2023/04/19/prezydent-na-volyni-proviv-naradu-shhodo-bezpekovoyi-sytuacziyi-u-oblasti/" text:style-name="Internet_20_link" text:visited-style-name="Visited_20_Internet_20_Link">
https://armyinform.com.ua/2023/04/19/prezydent-na-volyni-proviv-naradu-shhodo-bezpekovoyi-sytuacziyi-u-oblasti/</text:a>
</text:p>
      <!--NEWS-->
      <text:h text:style-name="P10" text:outline-level="1">
<text:span text:style-name="T4">
Портал е-Ветеран надає вичерпну інформацію щодо питань послуг, пільг, гарантій для захисників</text:span>
</text:h>
      <text:p text:style-name="P4">
Author: ['АРМІЯINFORM']</text:p>
      <text:p text:style-name="P4">
Time: 2023-04-19T72:00:00-04:00</text:p>
      <text:p text:style-name="P4">
Description: На інформаційному порталі е-Ветеран українські ветерани, члени їхніх сімей та род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surs-e-veteran-2023.jpg" text:style-name="Internet_20_link" text:visited-style-name="Visited_20_Internet_20_Link">
resurs-e-veteran-2023.jpg</text:a>
']</text:p>
      <text:p text:style-name="P4">
Tags: ['Е-ВЕТЕРАН', 'МІНВЕТЕРАНІВ']</text:p>
      <text:p text:style-name="P4">
Category: News</text:p>
      <!--METADATA-->
      <text:p text:style-name="P4">
<draw:frame draw:style-name="fr1" draw:name="Image376" text:anchor-type="as-char" svg:width="6.9236in" svg:height="4.619339in" draw:z-index="0">
<draw:image xlink:href="../Images/AРМІЯINFORM/2023-04-19T72-00-00-04-00/resurs-e-veteran-2023.jpg" xlink:type="simple" xlink:show="embed" xlink:actuate="onLoad" draw:mime-type="image/jpeg"/>
</draw:frame>
 Портал е-Ветеран. Колаж АрміяInform</text:p>
      <text:p text:style-name="P4">
На інформаційному порталі <text:a xlink:type="simple" xlink:href="https://eveteran.gov.ua/" text:style-name="Internet_20_link" text:visited-style-name="Visited_20_Internet_20_Link">
е-Ветеран</text:a>
 українськіветерани, члени їхніх сімей та родини загиблих воїнів можуть отримати вичерпнуінформацію щодо питань соціального захисту, про надання статусів, аідентифікувавшись за допомогою електронного підпису — скористатися цифровимиветеранськими послугами.</text:p>
      <text:p text:style-name="P4">
Про це, як <text:a xlink:type="simple" xlink:href="https://www.kmu.gov.ua/news/na-portali-e-veteran-mozhna-otrymaty-vycherpnu-informatsiiu-shchodo-pytan-posluh-pilh-harantii-ta-nadannia-statusiv" text:style-name="Internet_20_link" text:visited-style-name="Visited_20_Internet_20_Link">
інформує</text:a>
 Урядовий портал, повідомила заступник міністра у справахветеранів України з питань цифрового розвитку, цифрових трансформацій іцифровізації Тетяна Калита.</text:p>
      <text:p text:style-name="P4">
«Будь-хто, хто хоче зрозуміти та розібратися, на які послуги він має право, нащо йому спиратись, які документи потрібні для цього — на сайті eveteran.gov.uaможна отримати вичерпну інформацію щодо надання статусів, питань наданняпослуг, пільг, гарантій. Це стосується не лише ветерана, а й членів йогородини», — зазначила заступник міністра.</text:p>
      <text:p text:style-name="P4">
Інформаційний портал має належний захист безпеки, наразі фахівці Мінветеранівпрацюють над розширенням та удосконаленням надання цифрових ветеранськихпослуг.</text:p>
      <text:p text:style-name="P4">
«Основне — це інформаційна складова: яким чином, які послуги можна отримати втому чи іншому регіоні, адже у кожній громаді є безпосередньо свої надавачіпослуг», — розповіла Тетяна Калита.</text:p>
      <text:p text:style-name="P4">
Source: <text:a xlink:type="simple" xlink:href="https://armyinform.com.ua/2023/04/19/e-veteran-portal-nadaye-vycherpnu-informacziyu-shhodo-pytan-poslug-pilg-garantij-dlya-zahysnykiv/" text:style-name="Internet_20_link" text:visited-style-name="Visited_20_Internet_20_Link">
https://armyinform.com.ua/2023/04/19/e-veteran-portal-nadaye-vycherpnu-informacziyu-shhodo-pytan-poslug-pilg-garantij-dlya-zahysnykiv/</text:a>
</text:p>
      <!--NEWS-->
      <text:h text:style-name="P10" text:outline-level="1">
<text:span text:style-name="T4">
Німеччина виділила на відновлення України понад 110 млн євро</text:span>
</text:h>
      <text:p text:style-name="P4">
Author: ['АРМІЯINFORM']</text:p>
      <text:p text:style-name="P4">
Time: 2023-04-19T73:00:00-04:00</text:p>
      <text:p text:style-name="P4">
Description: Федеральне міністерство економічного співробітництва та розвитку Німеччини ухвал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rn.jpg" text:style-name="Internet_20_link" text:visited-style-name="Visited_20_Internet_20_Link">
frn.jpg</text:a>
']</text:p>
      <text:p text:style-name="P4">
Tags: ['ДОПОМОГА ПАРТНЕРІВ', 'СВІТ ПІДТРИМУЄ УКРАЇНУ', 'ФРН']</text:p>
      <text:p text:style-name="P4">
Category: News</text:p>
      <!--METADATA-->
      <text:p text:style-name="P4">
<draw:frame draw:style-name="fr1" draw:name="Image377" text:anchor-type="as-char" svg:width="6.9236in" svg:height="3.894525in" draw:z-index="0">
<draw:image xlink:href="../Images/AРМІЯINFORM/2023-04-19T73-00-00-04-00/frn.jpg" xlink:type="simple" xlink:show="embed" xlink:actuate="onLoad" draw:mime-type="image/jpeg"/>
</draw:frame>
</text:p>
      <text:p text:style-name="P4">
Федеральне міністерство економічного співробітництва та розвитку Німеччиниухвалило виділення Україні чергового пакету допомоги. Зокрема відомствоінвестує додаткові кошти в розмірі 111 мільйонів євро в житло для внутрішньопереміщених осіб та на підтримку українських муніципалітетів, наприклад, уремонт та оснащення дитячих садків, шкіл та лікарень.</text:p>
      <text:p text:style-name="P4">
Таке рішення за результатами дводенної поїздки в Україну озвучив державнийсекретар з питань розвитку ФРН Йохен Фласбарт, про що<text:a xlink:type="simple" xlink:href="https://www.bmz.de/de/aktuelles/aktuelle-meldungen/ukraine-erhaelt-weitere-unterstuetzung-beim-wiederaufbau-152732" text:style-name="Internet_20_link" text:visited-style-name="Visited_20_Internet_20_Link">
повідомляє</text:a>
 пресслужба німецькоговідомства.</text:p>
      <text:p text:style-name="P4">
«Відбудова України буде величезним завданням для країни, її народу та для насяк міжнародної спільноти. І вона вже починається, навіть якщо війні, на жаль,не видно кінця. Ми хочемо показати народові України, що ми й надалі будемо найого боці в солідарності. І ми повинні переконатися, що наша короткостроковапідтримка відповідає довгостроковому відновленню. Своєю допомогою ми заразпідтримуємо український уряд і народ безпосередньо в подоланні наслідківвійни. Але водночас ми дивимося на шлях країни до ЄС, до стійких рішень щодожитла для багатьох людей, які були вимушено переміщені зі своїх домівок, доадміністративних реформ тощо», — зазначив Йохен Фласбарт.</text:p>
      <text:p text:style-name="P4">
Source: <text:a xlink:type="simple" xlink:href="https://armyinform.com.ua/2023/04/19/nimechchyna-vydilyla-na-vidnovlennya-ukrayiny-ponad-110-mln-yevro/" text:style-name="Internet_20_link" text:visited-style-name="Visited_20_Internet_20_Link">
https://armyinform.com.ua/2023/04/19/nimechchyna-vydilyla-na-vidnovlennya-ukrayiny-ponad-110-mln-yevro/</text:a>
</text:p>
      <!--NEWS-->
      <text:h text:style-name="P10" text:outline-level="1">
<text:span text:style-name="T4">
До парламенту внесено законопроєкт, у якому пропонується запровадити штрафи за «шедеври маркетингу» на військову тематику</text:span>
</text:h>
      <text:p text:style-name="P4">
Author: ['АРМІЯINFORM']</text:p>
      <text:p text:style-name="P4">
Time: 2023-04-19T74:00:00-04:00</text:p>
      <text:p text:style-name="P4">
Description: До Верховної Ради внесено законопроєкт, яким пропонується запровадити штраф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3/verhovna-rada-e1634729714540.jpg" text:style-name="Internet_20_link" text:visited-style-name="Visited_20_Internet_20_Link">
verhovna-rada-e1634729714540.jpg</text:a>
']</text:p>
      <text:p text:style-name="P4">
Tags: ['АРМІЯ', 'ВЕРХОВНА РАДА', 'ВТОРГНЕННЯ РФ']</text:p>
      <text:p text:style-name="P4">
Category: News</text:p>
      <!--METADATA-->
      <text:p text:style-name="P4">
<draw:frame draw:style-name="fr1" draw:name="Image378" text:anchor-type="as-char" svg:width="6.9236in" svg:height="4.880826in" draw:z-index="0">
<draw:image xlink:href="../Images/AРМІЯINFORM/2023-04-19T74-00-00-04-00/verhovna-rada-e1634729714540.jpg" xlink:type="simple" xlink:show="embed" xlink:actuate="onLoad" draw:mime-type="image/jpeg"/>
</draw:frame>
</text:p>
      <text:p text:style-name="P4">
До Верховної Ради внесено<text:a xlink:type="simple" xlink:href="https://itd.rada.gov.ua/billInfo/Bills/Card/41783" text:style-name="Internet_20_link" text:visited-style-name="Visited_20_Internet_20_Link">
законопроєкт</text:a>
, якимпропонується запровадити штрафи за експлуатацію військової та патріотичноїтематики з комерційною метою.</text:p>
      <text:p text:style-name="P4">
Буча, Маріуполь, Бородянка, Херсон, Чорнобаївка та інші населені пункти країнистали символом героїзму та незламності Українського народу, а абревіатура тасимволіка ЗСУ, ТрО та інших військових формувань викликає захоплення усьогосвіту. На жаль, окремі «винахідливі» підприємці в гонитві за заробіткомзабувають про моральність. З перших місяців широкомасштабного вторгнення деякібізнесмени подали заявки щодо реєстрації торговельних марок для отриманнявиключних майнових прав інтелектуальної власності на різні елементи воєнноїсимволіки, назви постраждалих міст, назви подій та військових операцій, адехто з виробників навіть розпочав виробництво продукції з нанесення такоїсимволіки.</text:p>
      <text:p text:style-name="P4">
«Героїчна Буча Комбуча» зі смаком цитруса, горілка «Привид Києва», горілчанийнабір «Стела Бахмута», посуд разового використання «Гостомель, Буча,Чорнобаївка, Ірпінь», насіння: «огірок Міць ТРО», «майори суміш ГероїУкраїни», «редиска Азовсталь» — це далеко неповний перелік «шедеврівмаркетингу».</text:p>
      <text:p text:style-name="P4">
На думку народних депутатів, таку проблему необхідно вирішити на законодавчомурівні, а саме — унеможливити комерційну експлуатацію символіки військовогоопору.</text:p>
      <text:p text:style-name="P4">
Законопроєктом пропонується доповнити Кримінальний кодекс новою статтею 2291«Незаконне введення в обіг на ринку України продукції, що містить символікувійськового спротиву Українського народу російській збройній агресії», якапередбачає покарання, зокрема штрафи у розмірі:</text:p>
      <ul>
        <li>
від тисячі до трьох тисяч неоподатковуваних мінімумів доходів у разі першого правопорушення (від 17 тисяч грн до 51 тисячі грн);  * від трьох тисяч до восьми тисяч неоподатковуваних мінімумів доходів з позбавленням права обіймати окремі посади на термін до трьох років у разі повторного правопорушення (від 51 тисячі грн до 136 тисяч грн);  * від 10 тисяч до 15 тисяч неоподатковуваних мінімумів доходів з позбавленням права обіймати окремі посади на термін до трьох років, якщо правопорушення скоїла посадова особа з використанням службового становища або організована група, або якщо такі дії вчинено в особливо великому розмірі (від 170 тисяч грн до 255 тисяч грн).</li>
      </ul>
      <text:p text:style-name="P4">
Як зазначається у <text:a xlink:type="simple" xlink:href="https://itd.rada.gov.ua/billInfo/Bills/pubFile/1736184" text:style-name="Internet_20_link" text:visited-style-name="Visited_20_Internet_20_Link">
пояснювальнійзаписці,</text:a>
 законопроєктпропонує також встановити, що об’єктом торговельної марки не можуть бути:</text:p>
      <ul>
        <li>
назви та атрибутика родів військ, військових підрозділів ЗСУ, інших створених відповідно до законів України військових формувань;  * назви населених пунктів та місцевостей, постраждалих внаслідок російської збройної агресії, а також місць, визнаних символами стійкості та героїзму Українського народу;  * назви подій та військових операцій, пов’язаних зі здійсненням заходів з протидії російській збройній агресії.</li>
      </ul>
      <text:p text:style-name="P4">
<text:span text:style-name="T5">
Підготувала Леся Медведенко</text:span>
</text:p>
      <text:p text:style-name="P4">
Source: <text:a xlink:type="simple" xlink:href="https://armyinform.com.ua/2023/04/19/do-parlamentu-vneseno-zakonoproyekt-u-yakomu-proponuyetsya-zaprovadyty-shtrafy-za-shedevry-marketyngu-na-vijskovu-tematyku/" text:style-name="Internet_20_link" text:visited-style-name="Visited_20_Internet_20_Link">
https://armyinform.com.ua/2023/04/19/do-parlamentu-vneseno-zakonoproyekt-u-yakomu-proponuyetsya-zaprovadyty-shtrafy-za-shedevry-marketyngu-na-vijskovu-tematyku/</text:a>
</text:p>
      <!--NEWS-->
      <text:h text:style-name="P10" text:outline-level="1">
<text:span text:style-name="T4">
Стипендії імені Левка Лук’яненка за квітень отримало 9 бранців кремля</text:span>
</text:h>
      <text:p text:style-name="P4">
Author: ['АРМІЯINFORM']</text:p>
      <text:p text:style-name="P4">
Time: 2023-04-19T75:00:00-04:00</text:p>
      <text:p text:style-name="P4">
Description: У квітні державні стипендії імені Левка Лук’яненка отримали ще 9 українських громадян.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ukr.jpg" text:style-name="Internet_20_link" text:visited-style-name="Visited_20_Internet_20_Link">
ukr.jpg</text:a>
']</text:p>
      <text:p text:style-name="P4">
Tags: ['МІНРЕІНТЕГРАЦІЇ', 'СТИПЕНДІЇ ІМЕНІ ЛЕВКА ЛУК’ЯНЕНКА']</text:p>
      <text:p text:style-name="P4">
Category: News</text:p>
      <!--METADATA-->
      <text:p text:style-name="P4">
<draw:frame draw:style-name="fr1" draw:name="Image379" text:anchor-type="as-char" svg:width="6.9236in" svg:height="3.894525in" draw:z-index="0">
<draw:image xlink:href="../Images/AРМІЯINFORM/2023-04-19T75-00-00-04-00/ukr.jpg" xlink:type="simple" xlink:show="embed" xlink:actuate="onLoad" draw:mime-type="image/jpeg"/>
</draw:frame>
</text:p>
      <text:p text:style-name="P4">
У квітні державні стипендії імені Левка Лук’яненка отримали ще 9 українськихгромадян.</text:p>
      <text:p text:style-name="P4">
Про це <text:a xlink:type="simple" xlink:href="https://minre.gov.ua/2023/04/19/stypendiyi-imeni-levka-lukyanenka-za-kviten-otrymaly-9-politvyazniv/" text:style-name="Internet_20_link" text:visited-style-name="Visited_20_Internet_20_Link">
повідомляє</text:a>
 Міністерство з питаньреінтеграції тимчасово окупованих територій.</text:p>
      <text:p text:style-name="P4">
«Ця стипендія надається громадянам України, незаконно затриманим, утримуванимросійською федерацією чи окупаційною адміністрацією рф у зв’язку з їхгромадською або політичною діяльністю», — йдеться в повідомленні.</text:p>
      <text:p text:style-name="P4">
Нагадаємо, державна стипендія імені Левка Лук’яненка призначається відповіднимуказом Президента України.</text:p>
      <text:p text:style-name="P4">
Державна стипендія імені Левка Лук’яненка призначається в розмірі трьохпрожиткових мінімумів щомісячно для українських громадян, що незаконнозатримані та утримуються рф чи окупаційною адміністрацією рф, яка встановилата здійснює загальний контроль на тимчасово окупованих територіях у Донецькійта Луганській областях і АР Крим, у зв’язку з громадською або політичноюдіяльністю цих осіб.</text:p>
      <text:p text:style-name="P4">
Виплати здійснюються в період незаконного затримання, утримання та протягомодного року після звільнення.</text:p>
      <text:p text:style-name="P4">
Source: <text:a xlink:type="simple" xlink:href="https://armyinform.com.ua/2023/04/19/stypendiyi-imeni-levka-lukyanenka-za-kviten-otrymalo-9-brancziv-kremlya/" text:style-name="Internet_20_link" text:visited-style-name="Visited_20_Internet_20_Link">
https://armyinform.com.ua/2023/04/19/stypendiyi-imeni-levka-lukyanenka-za-kviten-otrymalo-9-brancziv-kremlya/</text:a>
</text:p>
      <!--NEWS-->
      <text:h text:style-name="P10" text:outline-level="1">
<text:span text:style-name="T4">
Системи Patriot надійніше захистять наше небо та відженуть подалі російську авіацію — Юрій Ігнат</text:span>
</text:h>
      <text:p text:style-name="P4">
Author: ['Володимир Віват']</text:p>
      <text:p text:style-name="P4">
Time: 2023-04-19T76:00:00-04:00</text:p>
      <text:p text:style-name="P4">
Description: Системи ППО Patriot — це та зброя, яка може протидіяти російській авіації, діста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atriot-1.jpg" text:style-name="Internet_20_link" text:visited-style-name="Visited_20_Internet_20_Link">
patriot-1.jpg</text:a>
']</text:p>
      <text:p text:style-name="P4">
Tags: ['ЗРК PATRIOT', 'ППО', 'ЮРІЙ ІГНАТ']</text:p>
      <text:p text:style-name="P4">
Category: News</text:p>
      <!--METADATA-->
      <text:p text:style-name="P4">
<draw:frame draw:style-name="fr1" draw:name="Image380" text:anchor-type="as-char" svg:width="6.9236in" svg:height="4.002706in" draw:z-index="0">
<draw:image xlink:href="../Images/AРМІЯINFORM/2023-04-19T76-00-00-04-00/patriot-1.jpg" xlink:type="simple" xlink:show="embed" xlink:actuate="onLoad" draw:mime-type="image/jpeg"/>
</draw:frame>
 ЗРКMIM-104 Patriot. Фото: U.S. Navy</text:p>
      <text:p text:style-name="P4">
Системи ППО Patriot — це та зброя, яка може протидіяти російській авіації,діставати літаки та інші аеродинамічні цілі на відстані до 150 кілометрів. Девони будуть розміщені — на кордонах чи для прикриття важливих інфраструктурнихоб’єктів всередині країни — це вже буде вирішувати вище керівництво держави.Ці системи потрібні, щоб захистити українське небо і відігнати подаліросійську авіацію.</text:p>
      <text:p text:style-name="P4">
Про це розповів в ефірі телевізійного марафону «Єдині новини» речникКомандування Повітряних Сил ЗС України полковник Юрій Ігнат.</text:p>
      <text:p text:style-name="P4">
Офіцер зазначив, що знаючи про наявність такої зброї у нас, російські пілотивже не будуть почувати себе так вільно, як раніше.</text:p>
      <text:p text:style-name="P4">
— Також ми продовжуємо докладати всіх зусиль, щоб Україна отримала літакиF-16. Це та зброя, яка допоможе ППО зробити свою справу. Винищувачі зможутьпрацювати в тих проблемних зонах, які наразі неможливо перекрити наявнимизасобами протиповітряної оборони. Такі літаки, як F-16, можуть стовідсотковозахистити наш повітряний простір від ракет та дронів, а також протидіятиросійській авіації, допомагати наземним військам і навести лад на нашому морі,— наголосив речник Командування Повітряних Сил ЗСУ.</text:p>
      <text:p text:style-name="P4">
Source: <text:a xlink:type="simple" xlink:href="https://armyinform.com.ua/2023/04/19/systemy-patriot-nadijnishe-zahystyat-nashe-nebo-ta-vidzhenut-podali-rosijsku-aviacziyu-yurij-ignat/" text:style-name="Internet_20_link" text:visited-style-name="Visited_20_Internet_20_Link">
https://armyinform.com.ua/2023/04/19/systemy-patriot-nadijnishe-zahystyat-nashe-nebo-ta-vidzhenut-podali-rosijsku-aviacziyu-yurij-ignat/</text:a>
</text:p>
      <!--NEWS-->
      <text:h text:style-name="P10" text:outline-level="1">
<text:span text:style-name="T4">
МКЧХ залучений до процесу повернення тіл загиблих військових на Батьківщину — Координаційний штаб</text:span>
</text:h>
      <text:p text:style-name="P4">
Author: ['АРМІЯINFORM']</text:p>
      <text:p text:style-name="P4">
Time: 2023-04-19T77:00:00-04:00</text:p>
      <text:p text:style-name="P4">
Description: Міжнародний комітет Червоного Хреста (МКЧХ) співпрацює з Офісом Уповноваженого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32384095247911092_y.jpg" text:style-name="Internet_20_link" text:visited-style-name="Visited_20_Internet_20_Link">
photo_5332384095247911092_y.jpg</text:a>
']</text:p>
      <text:p text:style-name="P4">
Tags: ['STOPRUSSIA', 'КООРДИНАЦІЙНИЙ ШТАБ З ПИТАНЬ ПОВОДЖЕННЯ З ВІЙСЬКОВОПОЛОНЕНИМИ']</text:p>
      <text:p text:style-name="P4">
Category: News</text:p>
      <!--METADATA-->
      <text:p text:style-name="P4">
<draw:frame draw:style-name="fr1" draw:name="Image381" text:anchor-type="as-char" svg:width="6.9236in" svg:height="3.882986in" draw:z-index="0">
<draw:image xlink:href="../Images/AРМІЯINFORM/2023-04-19T77-00-00-04-00/photo_5332384095247911092_y.jpg" xlink:type="simple" xlink:show="embed" xlink:actuate="onLoad" draw:mime-type="image/jpeg"/>
</draw:frame>
</text:p>
      <text:p text:style-name="P4">
Міжнародний комітет Червоного Хреста (МКЧХ) співпрацює з Офісом Уповноваженогоз питань осіб, зниклих безвісти за особливих обставин і залучений до процесурепатріації тіл загиблих військовослужбовців.</text:p>
      <text:p text:style-name="P4">
Про це йшлося під час зустрічі з родинами захисників окремої мотопіхотноїбригади імені кошового отамана Костя Гордієнка.</text:p>
      <text:p text:style-name="P4">
Родичі полонених військовослужбовців звернули увагу на те, що їхні близькі вжерік перебувають у полоні, проте підтвердження полону міністерством обороничерез МКЧХ досі немає.</text:p>
      <text:p text:style-name="P4">
Представниця МКЧХ пояснила, в який спосіб відбувається комунікація зделегацією, яка працює в росії, і запевнила, що отриману інформацію провійськовополонених вони передають родичам.</text:p>
      <text:p text:style-name="P4">
Представник штабу нагадав, що облік військовополонених і зниклих безвістивійськовослужбовців здійснюється в єдиному реєстрі оборонців Національногоінформаційного бюро. А усі захисники, які внесені в цей реєстр, залучені упроцедурі обміну.</text:p>
      <text:p text:style-name="P4">
Також обговорили питання комунікації з військовою частиною і отримання від неїза запитом певних документів.</text:p>
      <text:p text:style-name="P4">
«Військова частина може надати лише ті матеріали, які не мають обмеження вдоступі», — зазначив представник штабу.</text:p>
      <text:p text:style-name="P4">
Окремо обговорили механізми ознайомлення потерпілої сторони з матеріаламикримінального провадження та заходи, яких уживають слідчі щодо розшукубезвісти зниклих військовослужбовців.</text:p>
      <text:p text:style-name="P4">
Source: <text:a xlink:type="simple" xlink:href="https://armyinform.com.ua/2023/04/19/misiya-mkchh-zaluchena-do-proczesu-povernennya-til-zagyblyh-vijskovyh-koordynaczijnyj-shtab/" text:style-name="Internet_20_link" text:visited-style-name="Visited_20_Internet_20_Link">
https://armyinform.com.ua/2023/04/19/misiya-mkchh-zaluchena-do-proczesu-povernennya-til-zagyblyh-vijskovyh-koordynaczijnyj-shtab/</text:a>
</text:p>
      <!--NEWS-->
      <text:h text:style-name="P10" text:outline-level="1">
<text:span text:style-name="T4">
США і країни G7 продовжують посилювати санкції проти росії — Ентоні Блінкен</text:span>
</text:h>
      <text:p text:style-name="P4">
Author: ['АРМІЯINFORM']</text:p>
      <text:p text:style-name="P4">
Time: 2023-04-19T78:00:00-04:00</text:p>
      <text:p text:style-name="P4">
Description: Сполучені Штати та G7 продовжують підтримувати Україну, в тому числі, як заявив уч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ntoni-blinken.jpg" text:style-name="Internet_20_link" text:visited-style-name="Visited_20_Internet_20_Link">
entoni-blinken.jpg</text:a>
']</text:p>
      <text:p text:style-name="P4">
Tags: ['АНТИРОСІЙСЬКІ САНКЦІЇ', 'ДЕРЖСЕКРЕТАР США', 'ЕНТОНІ БЛІНКЕН', 'КРАЇНИ G7']</text:p>
      <text:p text:style-name="P4">
Category: News</text:p>
      <!--METADATA-->
      <text:p text:style-name="P4">
<draw:frame draw:style-name="fr1" draw:name="Image382" text:anchor-type="as-char" svg:width="6.9236in" svg:height="4.615733in" draw:z-index="0">
<draw:image xlink:href="../Images/AРМІЯINFORM/2023-04-19T78-00-00-04-00/entoni-blinken.jpg" xlink:type="simple" xlink:show="embed" xlink:actuate="onLoad" draw:mime-type="image/jpeg"/>
</draw:frame>
Держсекретар США Ентоні Блінкен. Фото: Carolyn Kaster / AP</text:p>
      <text:p text:style-name="P4">
Сполучені Штати та G7 продовжують підтримувати Україну, в тому числі, якзаявив учора Державний секретар США Ентоні Блінкен, «продовжуючи посиленнясанкцій та експортного контролю, тиск на росію, щоб обмежити її здатністьвести війну, жорсткі заходи проти осіб, які ухиляються від санкцій, де б вонине ховалися, відкидати ядерний шантаж Москви та забезпечити відповідальністьза воєнні злочини».</text:p>
      <text:p text:style-name="P4">
Про це<text:a xlink:type="simple" xlink:href="https://www.facebook.com/usdos.ukraine/videos/740170394427920/" text:style-name="Internet_20_link" text:visited-style-name="Visited_20_Internet_20_Link">
повідомляє</text:a>
Посольство США в Україні.</text:p>
      <text:p text:style-name="P4">
Державний секретар США зазначив, що Велика сімка від самого початку булалідером світу в активізації та збереженні підтримки України. «Зараз, колиУкраїна готується розпочати контрнаступ, щоб повернути свою землю, звільнитисвій народ на окупованих територіях, зупинити ракети, бомби та безпілотники,які продовжують щодня обрушуватись на мирне населення, ми підтримуємоУкраїну», — сказав Ентоні Блінкен.</text:p>
      <text:p text:style-name="P4">
«І коли незмінні голоси, очолювані Росією, яка програє свою загарбницькувійну, говорять про уникнення ескалації або закликають Україну припинитиповернення власної території, ми нагадаємо світові, хто агресор, а хто жертва— у кого 20 відсотків території окуповано ворожими військами; чиї дітизникають, а мирних жителів вбивають і залишають у братських могилах», —передає слова Держсекретаря Посольство США в Україні.</text:p>
      <text:p text:style-name="P4">
Source: <text:a xlink:type="simple" xlink:href="https://armyinform.com.ua/2023/04/19/prodovzhuyut-posylyuvaty-sankcziyi-proty-rosiyi/" text:style-name="Internet_20_link" text:visited-style-name="Visited_20_Internet_20_Link">
https://armyinform.com.ua/2023/04/19/prodovzhuyut-posylyuvaty-sankcziyi-proty-rosiyi/</text:a>
</text:p>
      <!--NEWS-->
      <text:h text:style-name="P10" text:outline-level="1">
<text:span text:style-name="T4">
Мінветеранів роз’яснило порядок призначення щомісячної грошової допомоги за особливі заслуги</text:span>
</text:h>
      <text:p text:style-name="P4">
Author: ['АРМІЯINFORM']</text:p>
      <text:p text:style-name="P4">
Time: 2023-04-19T79:00:00-04:00</text:p>
      <text:p text:style-name="P4">
Description: Міністерство у справах ветеранів підготувало інфографіку з роз'ясненням щодо призна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6-150x150.jpg" text:style-name="Internet_20_link" text:visited-style-name="Visited_20_Internet_20_Link">
1-66-150x150.jpg</text:a>
', '<text:a xlink:type="simple" xlink:href="https://armyinform.com.ua/wp-content/uploads/2023/04/2-56-150x150.jpg" text:style-name="Internet_20_link" text:visited-style-name="Visited_20_Internet_20_Link">
2-56-150x150.jpg</text:a>
', '<text:a xlink:type="simple" xlink:href="https://armyinform.com.ua/wp-content/uploads/2023/04/3-50-150x150.jpg" text:style-name="Internet_20_link" text:visited-style-name="Visited_20_Internet_20_Link">
3-50-150x150.jpg</text:a>
', '<text:a xlink:type="simple" xlink:href="https://armyinform.com.ua/wp-content/uploads/2023/04/4-43-150x150.jpg" text:style-name="Internet_20_link" text:visited-style-name="Visited_20_Internet_20_Link">
4-43-150x150.jpg</text:a>
']</text:p>
      <text:p text:style-name="P4">
Tags: ['ГРОШОВА ДОПОМОГА', 'ІНФОГРАФІКА', 'МІНВЕТЕРАНІВ']</text:p>
      <text:p text:style-name="P4">
Category: News</text:p>
      <!--METADATA-->
      <text:p text:style-name="P4">
Міністерство у справах ветеранів<text:a xlink:type="simple" xlink:href="https://mva.gov.ua/ua/news/minveteraniv-pidgotuvalo-rozyasnennya-shchodo-priznachennya-i-viplati-shchomisyachnoyi-groshovoyi-dopomogi-deyakim-kategoriyam-gromadyan" text:style-name="Internet_20_link" text:visited-style-name="Visited_20_Internet_20_Link">
підготувало</text:a>
 інфографіку з роз'ясненням щодопризначення і виплати щомісячної грошової допомоги деяким категоріям громадян.</text:p>
      <text:p text:style-name="P4">
<text:a xlink:type="simple" xlink:href="https://armyinform.com.ua/wp-content/uploads/2023/04/1-66.jpg" text:style-name="Internet_20_link" text:visited-style-name="Visited_20_Internet_20_Link">
<draw:frame draw:style-name="fr1" draw:name="Image383" text:anchor-type="as-char" svg:width="6.9236in" svg:height="6.9236in" draw:z-index="0">
<draw:image xlink:href="../Images/AРМІЯINFORM/2023-04-19T79-00-00-04-00/1-66-150x150.jpg" xlink:type="simple" xlink:show="embed" xlink:actuate="onLoad" draw:mime-type="image/jpeg"/>
</draw:frame>
</text:a>
</text:p>
      <text:p text:style-name="P4">
<text:a xlink:type="simple" xlink:href="https://armyinform.com.ua/wp-content/uploads/2023/04/2-56.jpg" text:style-name="Internet_20_link" text:visited-style-name="Visited_20_Internet_20_Link">
<draw:frame draw:style-name="fr1" draw:name="Image384" text:anchor-type="as-char" svg:width="6.9236in" svg:height="6.9236in" draw:z-index="0">
<draw:image xlink:href="../Images/AРМІЯINFORM/2023-04-19T79-00-00-04-00/2-56-150x150.jpg" xlink:type="simple" xlink:show="embed" xlink:actuate="onLoad" draw:mime-type="image/jpeg"/>
</draw:frame>
</text:a>
</text:p>
      <text:p text:style-name="P4">
<text:a xlink:type="simple" xlink:href="https://armyinform.com.ua/wp-content/uploads/2023/04/3-50.jpg" text:style-name="Internet_20_link" text:visited-style-name="Visited_20_Internet_20_Link">
<draw:frame draw:style-name="fr1" draw:name="Image385" text:anchor-type="as-char" svg:width="6.9236in" svg:height="6.9236in" draw:z-index="0">
<draw:image xlink:href="../Images/AРМІЯINFORM/2023-04-19T79-00-00-04-00/3-50-150x150.jpg" xlink:type="simple" xlink:show="embed" xlink:actuate="onLoad" draw:mime-type="image/jpeg"/>
</draw:frame>
</text:a>
</text:p>
      <text:p text:style-name="P4">
<text:a xlink:type="simple" xlink:href="https://armyinform.com.ua/wp-content/uploads/2023/04/4-43.jpg" text:style-name="Internet_20_link" text:visited-style-name="Visited_20_Internet_20_Link">
<draw:frame draw:style-name="fr1" draw:name="Image386" text:anchor-type="as-char" svg:width="6.9236in" svg:height="6.9236in" draw:z-index="0">
<draw:image xlink:href="../Images/AРМІЯINFORM/2023-04-19T79-00-00-04-00/4-43-150x150.jpg" xlink:type="simple" xlink:show="embed" xlink:actuate="onLoad" draw:mime-type="image/jpeg"/>
</draw:frame>
</text:a>
</text:p>
      <text:p text:style-name="P4">
Source: <text:a xlink:type="simple" xlink:href="https://armyinform.com.ua/2023/04/19/poryadok-pryznachennya-shhomisyachnoyi-groshovoyi-dopomogy/" text:style-name="Internet_20_link" text:visited-style-name="Visited_20_Internet_20_Link">
https://armyinform.com.ua/2023/04/19/poryadok-pryznachennya-shhomisyachnoyi-groshovoyi-dopomogy/</text:a>
</text:p>
      <!--NEWS-->
      <text:h text:style-name="P10" text:outline-level="1">
<text:span text:style-name="T4">
Ворог концентрує в Бахмуті найбільшу кількість своїх сил — Олександр Сирський</text:span>
</text:h>
      <text:p text:style-name="P4">
Author: ['АРМІЯINFORM']</text:p>
      <text:p text:style-name="P4">
Time: 2023-04-19T80:00:00-04:00</text:p>
      <text:p text:style-name="P4">
Description: Противник концентрує в Бахмуті значні сили, українські захисники стримують натис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9_16-21-01.jpg" text:style-name="Internet_20_link" text:visited-style-name="Visited_20_Internet_20_Link">
photo_2023-04-19_16-21-01.jpg</text:a>
']</text:p>
      <text:p text:style-name="P4">
Tags: ['STOPRUSSIA', 'АГРЕСІЯ РФ', 'БАХМУТ', 'ВІЙНА', 'ВТОРГНЕННЯ РФ', 'ВТРАТИ ВОРОГА', 'ОЛЕКСАНДР СИРСЬКИЙ']</text:p>
      <text:p text:style-name="P4">
Category: News</text:p>
      <!--METADATA-->
      <text:p text:style-name="P4">
<draw:frame draw:style-name="fr1" draw:name="Image387" text:anchor-type="as-char" svg:width="6.9236in" svg:height="4.608521in" draw:z-index="0">
<draw:image xlink:href="../Images/AРМІЯINFORM/2023-04-19T80-00-00-04-00/photo_2023-04-19_16-21-01.jpg" xlink:type="simple" xlink:show="embed" xlink:actuate="onLoad" draw:mime-type="image/jpeg"/>
</draw:frame>
</text:p>
      <text:p text:style-name="P4">
Противник концентрує в Бахмуті значні сили, українські захисники стримуютьнатиск російських окупантів у динамічних боях та завдають йому суттєвих втрат</text:p>
      <text:p text:style-name="P4">
Про це <text:a xlink:type="simple" xlink:href="https://t.me/osirskiy/45" text:style-name="Internet_20_link" text:visited-style-name="Visited_20_Internet_20_Link">
повідомив</text:a>
 командувач Сухопутних військЗбройних Сил України генерал-полковник Олександр Сирський.</text:p>
      <text:p text:style-name="P4">
«Бахмутський напрямок лишається епіцентром російського наступу. Ворогконцентрує в Бахмуті найбільшу кількість своїх сил та мріє повністю взятимісто під свій контроль. Проте Сили оборони стримують натиск противника удинамічних боях, завдаючи йому суттєвих втрат», — написав він в телеграм.</text:p>
      <text:p text:style-name="P4">
Олександр Сирський також поінформував, що минулої ночі, окрім живої сили татехніки окупанта, нашим підрозділам ППО також вдалося знищити 2 БПЛА агресора:«Орлан» і ZALA.</text:p>
      <text:p text:style-name="P4">
Source: <text:a xlink:type="simple" xlink:href="https://armyinform.com.ua/2023/04/19/vorog-konczentruye-v-bahmuti-najbilshu-kilkist-svoyih-syl-oleksandr-syrskyj/" text:style-name="Internet_20_link" text:visited-style-name="Visited_20_Internet_20_Link">
https://armyinform.com.ua/2023/04/19/vorog-konczentruye-v-bahmuti-najbilshu-kilkist-svoyih-syl-oleksandr-syrskyj/</text:a>
</text:p>
      <!--NEWS-->
      <text:h text:style-name="P10" text:outline-level="1">
<text:span text:style-name="T4">
Генштаб повідомив про удари української авіації по районах зосередження ворога</text:span>
</text:h>
      <text:p text:style-name="P4">
Author: ['АРМІЯINFORM']</text:p>
      <text:p text:style-name="P4">
Time: 2023-04-19T81:00:00-04:00</text:p>
      <text:p text:style-name="P4">
Description: Авіація Сил оборони України за добу завдала 7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0/2021-10-28-v-brygadi-taktychnoyi-aviacziya-kyyivskij-oblasti-zavershylysya-navchannya1.jpg" text:style-name="Internet_20_link" text:visited-style-name="Visited_20_Internet_20_Link">
2021-10-28-v-brygadi-taktychnoyi-aviacziya-kyyivskij-oblasti-zavershylysya-navchannya1.jpg</text:a>
']</text:p>
      <text:p text:style-name="P4">
Tags: ['STOPRUSSIA', 'АГРЕСІЯ РФ', 'ВІЙНА', 'ВТОРГНЕННЯ РФ', 'ВТРАТИ ВОРОГА', 'ГШ ЗСУ', 'ОПЕРАТИВНА ІНФОРМАЦІЯ', 'ХРОНІКА ОБОРОНИ']</text:p>
      <text:p text:style-name="P4">
Category: News</text:p>
      <!--METADATA-->
      <text:p text:style-name="P4">
<draw:frame draw:style-name="fr1" draw:name="Image388" text:anchor-type="as-char" svg:width="6.9236in" svg:height="5.185488in" draw:z-index="0">
<draw:image xlink:href="../Images/AРМІЯINFORM/2023-04-19T81-00-00-04-00/2021-10-28-v-brygadi-taktychnoyi-aviacziya-kyyivskij-oblasti-zavershylysya-navchannya1.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України за добу завдала 7 ударів по районах зосередженняокупантів.</text:p>
      <text:p text:style-name="P4">
Про це<text:a xlink:type="simple" xlink:href="https://www.facebook.com/GeneralStaff.ua/posts/pfbid035Erhj6HD11mgHdFeMaVkSCoF1Bi145×6762R9C2fWBE6phnEzNtkhQK3BTD1d4gil" text:style-name="Internet_20_link" text:visited-style-name="Visited_20_Internet_20_Link">
повідомляє</text:a>
Генеральний штаб Збройних Сил України.</text:p>
      <text:p text:style-name="P4">
Також зазначається, що підрозділи ракетних військ і артилерії уразили дварайони зосередження живої сили, озброєння та військової техніки та два складибоєприпасів противника.</text:p>
      <text:p text:style-name="P4">
Source: <text:a xlink:type="simple" xlink:href="https://armyinform.com.ua/2023/04/19/genshtab-povidomyv-pro-udary-ukrayinskoyi-aviacziyi/" text:style-name="Internet_20_link" text:visited-style-name="Visited_20_Internet_20_Link">
https://armyinform.com.ua/2023/04/19/genshtab-povidomyv-pro-udary-ukrayinskoyi-aviacziyi/</text:a>
</text:p>
      <!--NEWS-->
      <text:h text:style-name="P10" text:outline-level="1">
<text:span text:style-name="T4">
росіяни створюють «живий щит» із мешканців тимчасово окупованих територій України</text:span>
</text:h>
      <text:p text:style-name="P4">
Author: ['АРМІЯINFORM']</text:p>
      <text:p text:style-name="P4">
Time: 2023-04-19T82:00:00-04:00</text:p>
      <text:p text:style-name="P4">
Description: Противник продовжує використовувати цивільне населення тимчасово захопле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usnya-v-skadovsku.jpg" text:style-name="Internet_20_link" text:visited-style-name="Visited_20_Internet_20_Link">
rusnya-v-skadovsku.jpg</text:a>
']</text:p>
      <text:p text:style-name="P4">
Tags: ['STOPRUSSIA', 'АГРЕСІЯ РФ', 'ВІЙНА', 'ВТОРГНЕННЯ РФ', 'ГШ ЗСУ', 'ОПЕРАТИВНА ІНФОРМАЦІЯ', 'СКАДОВСЬК', 'ТИМЧАСОВО ОКУПОВАНІ ТЕРИТОРІЇ', 'ХЕРСОНЩИНА']</text:p>
      <text:p text:style-name="P4">
Category: News</text:p>
      <!--METADATA-->
      <text:p text:style-name="P4">
<draw:frame draw:style-name="fr1" draw:name="Image389" text:anchor-type="as-char" svg:width="6.9236in" svg:height="3.454141in" draw:z-index="0">
<draw:image xlink:href="../Images/AРМІЯINFORM/2023-04-19T82-00-00-04-00/rusnya-v-skadovsku.jpg" xlink:type="simple" xlink:show="embed" xlink:actuate="onLoad" draw:mime-type="image/jpeg"/>
</draw:frame>
 Ілюстративне фото <text:span text:style-name="T4">
🔥 Ситуація щодо російського вторгнення</text:span>
</text:p>
      <text:p text:style-name="P4">
Противник продовжує використовувати цивільне населення тимчасово захопленихтериторій у власних цілях, прикриваючись «живим щитом».</text:p>
      <text:p text:style-name="P4">
Про це<text:a xlink:type="simple" xlink:href="https://www.facebook.com/GeneralStaff.ua/posts/pfbid035Erhj6HD11mgHdFeMaVkSCoF1Bi145×6762R9C2fWBE6phnEzNtkhQK3BTD1d4gil" text:style-name="Internet_20_link" text:visited-style-name="Visited_20_Internet_20_Link">
повідомляє</text:a>
Генеральний штаб Збройних Сил України.</text:p>
      <text:p text:style-name="P4">
«Так, в місті Скадовськ Херсонської області, станом на 18 квітня, російськіокупанти почали змушувати всіх колаборантів та тих, хто співпрацює з ними,підписати зобов’язання щодо заборони виїзду за межі району», — йдеться вповідомленні Генштабу ЗС України.</text:p>
      <text:p text:style-name="P4">
Source: <text:a xlink:type="simple" xlink:href="https://armyinform.com.ua/2023/04/19/rosiyany-stvoryuyut-zhyvyj-shhyt/" text:style-name="Internet_20_link" text:visited-style-name="Visited_20_Internet_20_Link">
https://armyinform.com.ua/2023/04/19/rosiyany-stvoryuyut-zhyvyj-shhyt/</text:a>
</text:p>
      <!--NEWS-->
      <text:h text:style-name="P10" text:outline-level="1">
<text:span text:style-name="T4">
Очільниця Мінветеранів у США обговорила впровадження системи переходу від військової служби до цивільного життя</text:span>
</text:h>
      <text:p text:style-name="P4">
Author: ['АРМІЯINFORM']</text:p>
      <text:p text:style-name="P4">
Time: 2023-04-19T83:00:00-04:00</text:p>
      <text:p text:style-name="P4">
Description: Юлія Лапутіна та заступник міністра оборони США Лестер Мартінес-Лопез обговор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sha.jpg" text:style-name="Internet_20_link" text:visited-style-name="Visited_20_Internet_20_Link">
ssha.jpg</text:a>
']</text:p>
      <text:p text:style-name="P4">
Tags: ['STOPRUSSIA', 'ВТОРГНЕННЯ РФ', 'ЛЕСТЕР МАРТІНЕС-ЛОПЕЗ', 'МІНВЕТЕРАНІВ', 'США', 'ЮЛІЯ ЛАПУТІНА']</text:p>
      <text:p text:style-name="P4">
Category: News</text:p>
      <!--METADATA-->
      <text:p text:style-name="P4">
<draw:frame draw:style-name="fr1" draw:name="Image390" text:anchor-type="as-char" svg:width="6.9236in" svg:height="4.85229in" draw:z-index="0">
<draw:image xlink:href="../Images/AРМІЯINFORM/2023-04-19T83-00-00-04-00/ssha.jpg" xlink:type="simple" xlink:show="embed" xlink:actuate="onLoad" draw:mime-type="image/jpeg"/>
</draw:frame>
</text:p>
      <text:p text:style-name="P4">
Юлія Лапутіна та заступник міністра оборони США Лестер Мартінес-Лопезобговорили впровадження в Україні системи переходу від військової служби доцивільного життя.</text:p>
      <text:p text:style-name="P4">
Під час робочого візиту до США міністр у справах ветеранів України ЮліяЛапутіна зустрілася із заступником міністра оборони США з питань охорониздоров’я Лестер Мартінес-Лопез. Сторони обговорили стратегію впровадження вУкраїні системи переходу від військової служби до цивільного життя,<text:a xlink:type="simple" xlink:href="https://mva.gov.ua/ua/news/yuliya-laputina-ta-zastupnik-ministra-oboroni-ssha-lester-martines-lopez-obgovorili-vprovadzhennya-v-ukrayini-sistemi-perehodu-vid-vijskovoyi-sluzhbi-do-civilnogo-zhittya" text:style-name="Internet_20_link" text:visited-style-name="Visited_20_Internet_20_Link">
інформує</text:a>
 Урядовий портал.</text:p>
      <text:p text:style-name="P4">
Очільниця Мінветеранів наголосила, що якісна реінтеграція ветеранів та членівїхніх родин до мирного життя є пріоритетом у порядку денному українськоїполітики. Адже від того, наскільки безпроблемним буде поверненням цих людей домирного життя, залежатиме безпека і добробут не лише Української держави, а йусієї Європи.</text:p>
      <text:p text:style-name="P4">
«Ветеранська політика — це частина безпекової політики Європи. Стратегіяпереходу з військової кар’єри до цивільного життя — це інституційна реформа,яка дозволить реінтегрувати до цивільного життя учасників бойових дій,військовослужбовців, які проходили службу, членів їхніх сімей. А також надативсі необхідні інструменти для безпроблемного повернення до мирного життя», —зазначила Юлія Лапутіна.</text:p>
      <text:p text:style-name="P4">
За її словами, перехід передбачає створення прозорих механізмів забезпеченнявсім необхідним українських Захисників і Захисниць — психологічна реабілітаціяі належне медичне обслуговування, освіта і працевлаштування, підтримка узапочаткуванні і розвитку ветеранського підприємництва, забезпечення житлом,соціальні гарантії, цифровізація ветеранських послуг тощо.</text:p>
      <text:p text:style-name="P4">
Юлія Лапутіна також ознайомила американську сторону із основними проєктамиМінветеранів в межах системи переходу: психосоціальна реабілітація,запровадження інституту помічника ветерана, підтримка ветеранськихпідприємницьких ініціатив, впровадження сучасних цифрових інструментівінформування та надання кваліфікованих послуг ветеранам та членам їхніх родин.</text:p>
      <text:p text:style-name="P4">
«Впровадженням системи переходу ми надамо всі можливості і скоординуємозусилля усіх дотичних міністерств та відомств на те, щоб наші Захисники іЗахисниці отримали всі необхідні інструменти для успішної реінтеграції домирного життя та розвитку», — підкреслила Юлія Лапутіна.</text:p>
      <text:p text:style-name="P4">
Довідково. Стратегію переходу розроблено фахівцями Мінветеранів за підтримкиПрем’єр-міністра України, Офісу реформ Кабінету Міністрів України спільно зіншими дотичними міністерствами та силовими відомствами за принципомлюдиноцентричного підходу.</text:p>
      <text:p text:style-name="P4">
Source: <text:a xlink:type="simple" xlink:href="https://armyinform.com.ua/2023/04/19/ochilnyczya-minveteraniv-u-ssha-obgovoryla-vprovadzhennya-systemy-perehodu-vid-vijskovoyi-sluzhby-do-czyvilnogo-zhyttya/" text:style-name="Internet_20_link" text:visited-style-name="Visited_20_Internet_20_Link">
https://armyinform.com.ua/2023/04/19/ochilnyczya-minveteraniv-u-ssha-obgovoryla-vprovadzhennya-systemy-perehodu-vid-vijskovoyi-sluzhby-do-czyvilnogo-zhyttya/</text:a>
</text:p>
      <!--NEWS-->
      <text:h text:style-name="P10" text:outline-level="1">
<text:span text:style-name="T4">
Ворог завдав 40 ракетних та авіаційних ударів, їхня ймовірність залишається високою — ГШ ЗСУ</text:span>
</text:h>
      <text:p text:style-name="P4">
Author: ['АРМІЯINFORM']</text:p>
      <text:p text:style-name="P4">
Time: 2023-04-19T84:00:00-04:00</text:p>
      <text:p text:style-name="P4">
Description: російська федерація продовжує ігнорувати Міжнародне гуманітарне право, завдає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ahed-geran-3.jpg" text:style-name="Internet_20_link" text:visited-style-name="Visited_20_Internet_20_Link">
shahed-geran-3.jpg</text:a>
']</text:p>
      <text:p text:style-name="P4">
Tags: ['STOPRUSSIA', 'АВІАУДАРИ', 'АГРЕСІЯ РФ', 'ВОРОЖІ ОБСТРІЛИ', 'ВТОРГНЕННЯ РФ', 'ГШ ЗСУ', 'ОПЕРАТИВНА ІНФОРМАЦІЯ', 'РАКЕТНІ УДАРИ', 'ШАХЕДИ']</text:p>
      <text:p text:style-name="P4">
Category: News</text:p>
      <!--METADATA-->
      <text:p text:style-name="P4">
<draw:frame draw:style-name="fr1" draw:name="Image391" text:anchor-type="as-char" svg:width="6.9236in" svg:height="3.638422in" draw:z-index="0">
<draw:image xlink:href="../Images/AРМІЯINFORM/2023-04-19T84-00-00-04-00/shahed-geran-3.jpg" xlink:type="simple" xlink:show="embed" xlink:actuate="onLoad" draw:mime-type="image/jpeg"/>
</draw:frame>
Ілюстративне фото <text:span text:style-name="T4">
🔥 Ситуація щодо російського вторгнення</text:span>
</text:p>
      <text:p text:style-name="P4">
російська федерація продовжує ігнорувати Міжнародне гуманітарне право, завдаєударів, здійснює обстріли не лише по позиціях наших військ, а й по цивільнійінфраструктурі населених пунктів, тероризуючи мирних жителів.</text:p>
      <text:p text:style-name="P4">
Про це<text:a xlink:type="simple" xlink:href="https://www.facebook.com/GeneralStaff.ua/posts/pfbid035Erhj6HD11mgHdFeMaVkSCoF1Bi145×6762R9C2fWBE6phnEzNtkhQK3BTD1d4gil" text:style-name="Internet_20_link" text:visited-style-name="Visited_20_Internet_20_Link">
повідомляє</text:a>
Генеральний штаб Збройних Сил України.</text:p>
      <text:p text:style-name="P4">
«Протягом доби противник завдав 3 ракетних та 37 авіаційних ударів, зокрема,застосував 12 БПЛА типу „Шахед-136“. 10 з них були знищені нашими захисниками.Окрім того, ворог здійснив 57 обстрілів з реактивних систем залпового вогню попозиціях наших військ та населених пунктах. Є загиблі та поранені середцивільного населення, зруйновано та пошкоджено приватні житлові будинки таінша цивільна інфраструктура», — йдеться в повідомленні ГШ ЗСУ.</text:p>
      <text:p text:style-name="P4">
Генштаб зазначає, що «ймовірність завдання ракетних та авіаційних ударів повсій території України залишається високою».</text:p>
      <text:p text:style-name="P4">
Source: <text:a xlink:type="simple" xlink:href="https://armyinform.com.ua/2023/04/19/vorog-zavdav-40-raketnyh-ta-aviaczijnyh-udariv/" text:style-name="Internet_20_link" text:visited-style-name="Visited_20_Internet_20_Link">
https://armyinform.com.ua/2023/04/19/vorog-zavdav-40-raketnyh-ta-aviaczijnyh-udariv/</text:a>
</text:p>
      <!--NEWS-->
      <text:h text:style-name="P10" text:outline-level="1">
<text:span text:style-name="T4">
Генштаб ЗСУ розповів про основні зусилля ворога на всіх напрямках бойових дій</text:span>
</text:h>
      <text:p text:style-name="P4">
Author: ['АРМІЯINFORM']</text:p>
      <text:p text:style-name="P4">
Time: 2023-04-19T85:00:00-04:00</text:p>
      <text:p text:style-name="P4">
Description: «Противник, ціною великих втрат, продовжує зосереджувати основні зусилля на веде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03.jpg" text:style-name="Internet_20_link" text:visited-style-name="Visited_20_Internet_20_Link">
103.jpg</text:a>
']</text:p>
      <text:p text:style-name="P4">
Tags: ['STOPRUSSIA', 'АГРЕСІЯ РФ', 'ВІЙНА', 'ВТОРГНЕННЯ РФ', 'ГШ ЗСУ', 'ОПЕРАТИВНА ІНФОРМАЦІЯ']</text:p>
      <text:p text:style-name="P4">
Category: News</text:p>
      <!--METADATA-->
      <text:p text:style-name="P4">
<draw:frame draw:style-name="fr1" draw:name="Image392" text:anchor-type="as-char" svg:width="6.9236in" svg:height="4.608521in" draw:z-index="0">
<draw:image xlink:href="../Images/AРМІЯINFORM/2023-04-19T85-00-00-04-00/103.jpg" xlink:type="simple" xlink:show="embed" xlink:actuate="onLoad" draw:mime-type="image/jpeg"/>
</draw:frame>
 Ілюстративнефото / ГШ ЗСУ <text:span text:style-name="T4">
🔥 Ситуація щодо російського вторгнення</text:span>
</text:p>
      <text:p text:style-name="P4">
«Противник, ціною великих втрат, продовжує зосереджувати основні зусилля наведенні наступальних дій на Лиманському, Бахмутському, Авдіївському таМар’їнському напрямках. Протягом доби, на зазначених ділянках фронту, відбитопонад 40 атак ворога. Найзапекліші бої ведуться за Бахмут та Мар’їнку», —йдеться в<text:a xlink:type="simple" xlink:href="https://www.facebook.com/GeneralStaff.ua/posts/pfbid035Erhj6HD11mgHdFeMaVkSCoF1Bi145x6762R9C2fWBE6phnEzNtkhQK3BTD1d4gil" text:style-name="Internet_20_link" text:visited-style-name="Visited_20_Internet_20_Link">
повідомленні</text:a>
Генерального штабу Збройних Сил України.</text:p>
      <text:p text:style-name="P4">
Зазначається, що на <text:span text:style-name="T4">
Волинському, Поліському, Сіверському та Слобожанському</text:span>
напрямках оперативна обстановка без суттєвих змін.</text:p>
      <text:p text:style-name="P4">
На <text:span text:style-name="T4">
Лиманському</text:span>
 напрямку противник намагався покращити тактичне положення,вів <text:span text:style-name="T5">
безуспішні наступальні дії</text:span>
 в районі південної околиці населеного пунктуКремінна.</text:p>
      <text:p text:style-name="P4">
На <text:span text:style-name="T4">
Бахмутському</text:span>
 напрямку ворог продовжує вести наступальні дії. <text:span text:style-name="T5">
Триваютьважкі бої за місто Бахмут.</text:span>
</text:p>
      <text:p text:style-name="P4">
На <text:span text:style-name="T4">
Авдіївському</text:span>
 напрямку противник вів наступальні дії в районах Авдіївки,Водяного та Первомайського Донецької області, <text:span text:style-name="T5">
успіху не мав.</text:span>
</text:p>
      <text:p text:style-name="P4">
На <text:span text:style-name="T4">
Мар’їнському</text:span>
 напрямку протягом доби наші захисники <text:span text:style-name="T5">
відбили численніворожі атаки</text:span>
 в районах Мар’їнки та Побєди Донецької області.</text:p>
      <text:p text:style-name="P4">
На <text:span text:style-name="T4">
Шахтарському</text:span>
 напрямку протягом поточної доби ворог <text:span text:style-name="T5">
безуспішнонамагався вести наступальні дії</text:span>
 в районі Вугледара.</text:p>
      <text:p text:style-name="P4">
На <text:span text:style-name="T4">
Запорізькому та Херсонському</text:span>
 напрямках противник <text:span text:style-name="T5">
обороняється.</text:span>
</text:p>
      <text:p text:style-name="P4">
Source: <text:a xlink:type="simple" xlink:href="https://armyinform.com.ua/2023/04/19/genshtab-zsu-povidomyv-pro-osnovni-zusyllya-voroga/" text:style-name="Internet_20_link" text:visited-style-name="Visited_20_Internet_20_Link">
https://armyinform.com.ua/2023/04/19/genshtab-zsu-povidomyv-pro-osnovni-zusyllya-voroga/</text:a>
</text:p>
      <!--NEWS-->
      <text:h text:style-name="P10" text:outline-level="1">
<text:span text:style-name="T4">
Очільник ГУР нагородив спецпризначенців СБУ, які звільняли Зміїний</text:span>
</text:h>
      <text:p text:style-name="P4">
Author: ['АРМІЯINFORM']</text:p>
      <text:p text:style-name="P4">
Time: 2023-04-19T86:00:00-04:00</text:p>
      <text:p text:style-name="P4">
Description: Керівник Головного управління розвідки Міноборони Кирило Буданов нагород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185974_241092195100103_1466301954445640411_n.jpg" text:style-name="Internet_20_link" text:visited-style-name="Visited_20_Internet_20_Link">
342185974_241092195100103_1466301954445640411_n.jpg</text:a>
', '<text:a xlink:type="simple" xlink:href="https://armyinform.com.ua/wp-content/uploads/2023/04/341346178_771872371019762_233934549490698249_n-150x150.jpg" text:style-name="Internet_20_link" text:visited-style-name="Visited_20_Internet_20_Link">
341346178_771872371019762_233934549490698249_n-150x150.jpg</text:a>
', '<text:a xlink:type="simple" xlink:href="https://armyinform.com.ua/wp-content/uploads/2023/04/342190794_177170705225584_7134115264237939090_n-150x150.jpg" text:style-name="Internet_20_link" text:visited-style-name="Visited_20_Internet_20_Link">
342190794_177170705225584_7134115264237939090_n-150x150.jpg</text:a>
', '<text:a xlink:type="simple" xlink:href="https://armyinform.com.ua/wp-content/uploads/2023/04/342222662_909760846797126_5408252373821589972_n-150x150.jpg" text:style-name="Internet_20_link" text:visited-style-name="Visited_20_Internet_20_Link">
342222662_909760846797126_5408252373821589972_n-150x150.jpg</text:a>
']</text:p>
      <text:p text:style-name="P4">
Tags: ['STOPRUSSIA', 'ВТОРГНЕННЯ РФ', 'ГУР', 'ОСТРІВ ЗМІЇНИЙ', 'СБУ']</text:p>
      <text:p text:style-name="P4">
Category: News</text:p>
      <!--METADATA-->
      <text:p text:style-name="P4">
<draw:frame draw:style-name="fr1" draw:name="Image393" text:anchor-type="as-char" svg:width="6.9236in" svg:height="3.894525in" draw:z-index="0">
<draw:image xlink:href="../Images/AРМІЯINFORM/2023-04-19T86-00-00-04-00/342185974_241092195100103_1466301954445640411_n.jpg" xlink:type="simple" xlink:show="embed" xlink:actuate="onLoad" draw:mime-type="image/jpeg"/>
</draw:frame>
</text:p>
      <text:p text:style-name="P4">
Керівник Головного управління розвідки Міноборони Кирило Буданов нагородивспецпризначенців Центру спеціальних операцій «А» СБУ, які разом з розвідникамизвільняли острів Зміїний влітку 2022 року.</text:p>
      <text:p text:style-name="P4">
Про це<text:a xlink:type="simple" xlink:href="https://www.facebook.com/DefenceIntelligenceofUkraine/posts/pfbid02eLZ68oumKA8ySxnRcgkCSFPbCQV7og1rJX53LnHwM9scmmCus5tK8s5rvg5KLNqRl" text:style-name="Internet_20_link" text:visited-style-name="Visited_20_Internet_20_Link">
інформує</text:a>
пресслужба ГУР.</text:p>
      <text:p text:style-name="P4">
«Звільнення Зміїного ― одна з украй важливих перемог України під час війни зросійськими загарбниками, яка серед іншого дозволила нашій державі убезпечитиОдесу й загалом українське Причорномор’я від наявних загроз та розблокуватиторгове судноплавство. Усі ми знаємо, що це було важко. Але завдяки єдності тазлагодженості усіх Сил безпеки та оборони України, зокрема воїнів ГУР та СБУ,ми зробили те, у що мало хто вірив. Впевнений, що так буде й надалі — аж доцілковитої перемоги над терористичною росією», – цитує пресслужба Буданова.</text:p>
      <text:p text:style-name="P4">
За його словами, битва за острів Зміїний і повернення на нього українськогопрапора стали символом перемоги України над росією на морі.</text:p>
      <text:p text:style-name="P4">
<text:a xlink:type="simple" xlink:href="https://armyinform.com.ua/wp-content/uploads/2023/04/341346178_771872371019762_233934549490698249_n.jpg" text:style-name="Internet_20_link" text:visited-style-name="Visited_20_Internet_20_Link">
<draw:frame draw:style-name="fr1" draw:name="Image394" text:anchor-type="as-char" svg:width="6.9236in" svg:height="6.9236in" draw:z-index="0">
<draw:image xlink:href="../Images/AРМІЯINFORM/2023-04-19T86-00-00-04-00/341346178_771872371019762_233934549490698249_n-150x150.jpg" xlink:type="simple" xlink:show="embed" xlink:actuate="onLoad" draw:mime-type="image/jpeg"/>
</draw:frame>
</text:a>
</text:p>
      <text:p text:style-name="P4">
<text:a xlink:type="simple" xlink:href="https://armyinform.com.ua/wp-content/uploads/2023/04/342190794_177170705225584_7134115264237939090_n.jpg" text:style-name="Internet_20_link" text:visited-style-name="Visited_20_Internet_20_Link">
<draw:frame draw:style-name="fr1" draw:name="Image395" text:anchor-type="as-char" svg:width="6.9236in" svg:height="6.9236in" draw:z-index="0">
<draw:image xlink:href="../Images/AРМІЯINFORM/2023-04-19T86-00-00-04-00/342190794_177170705225584_7134115264237939090_n-150x150.jpg" xlink:type="simple" xlink:show="embed" xlink:actuate="onLoad" draw:mime-type="image/jpeg"/>
</draw:frame>
</text:a>
</text:p>
      <text:p text:style-name="P4">
<text:a xlink:type="simple" xlink:href="https://armyinform.com.ua/wp-content/uploads/2023/04/342222662_909760846797126_5408252373821589972_n.jpg" text:style-name="Internet_20_link" text:visited-style-name="Visited_20_Internet_20_Link">
<draw:frame draw:style-name="fr1" draw:name="Image396" text:anchor-type="as-char" svg:width="6.9236in" svg:height="6.9236in" draw:z-index="0">
<draw:image xlink:href="../Images/AРМІЯINFORM/2023-04-19T86-00-00-04-00/342222662_909760846797126_5408252373821589972_n-150x150.jpg" xlink:type="simple" xlink:show="embed" xlink:actuate="onLoad" draw:mime-type="image/jpeg"/>
</draw:frame>
</text:a>
</text:p>
      <text:p text:style-name="P4">
Своєю чергою очільник СБУ Василь Малюк подякував ГУР за співпрацю, аспецпризначенцям «Альфи» – за роботу в найгарячіших точках війни.</text:p>
      <text:p text:style-name="P4">
«СБУ та ГУР розробили і провели чимало спільних спецоперацій, які змінюють хідвійни. Всі вони – результат нашої злагодженої роботи і чіткої взаємодії. Одназ таких важливих спецоперацій – звільнення острова Зміїний, де ми пліч-о-плічзнищували окупантів. Подібних прикладів налічується вже не один десяток. Івпевнений, що буде ще більше! Ми працюємо на єдину мету – очистити нашу землювід загарбників і здобути Перемогу», – заявив Василь Малюк.</text:p>
      <text:p text:style-name="P4">
Як зазначається, бійці Центру спецоперацій «А» входили до штурмових груп, які8 травня висадилися на Зміїний з вертольотів для штурму. До цього вони разом зГУР тренувалися на одному з аеродромів Одещини, щоб задумана спецопераціявідбулась успішно.</text:p>
      <text:p text:style-name="P4">
Source: <text:a xlink:type="simple" xlink:href="https://armyinform.com.ua/2023/04/19/ochilnyk-gur-nagorodyv-speczpryznachencziv-sbu-yaki-zvilnyaly-zmiyinyj/" text:style-name="Internet_20_link" text:visited-style-name="Visited_20_Internet_20_Link">
https://armyinform.com.ua/2023/04/19/ochilnyk-gur-nagorodyv-speczpryznachencziv-sbu-yaki-zvilnyaly-zmiyinyj/</text:a>
</text:p>
      <!--NEWS-->
      <text:h text:style-name="P10" text:outline-level="1">
<text:span text:style-name="T4">
На Луганщині окупанти влаштовують госпіталі в сільських будинках культури</text:span>
</text:h>
      <text:p text:style-name="P4">
Author: ['АРМІЯINFORM']</text:p>
      <text:p text:style-name="P4">
Time: 2023-04-19T87:00:00-04:00</text:p>
      <text:p text:style-name="P4">
Description: У населеному пункті Кабичівка Луганської області отримано розпорядження рос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poranenyj-okupant.jpg" text:style-name="Internet_20_link" text:visited-style-name="Visited_20_Internet_20_Link">
poranenyj-okupant.jpg</text:a>
']</text:p>
      <text:p text:style-name="P4">
Tags: ['STOPRUSSIA', 'АГРЕСІЯ РФ', 'ВТОРГНЕННЯ РФ', 'ГШ ЗСУ', 'ЛУГАНЩИНА', 'ОКУПАНТИ', 'ОПЕРАТИВНА ІНФОРМАЦІЯ', 'РОСІЙСЬКІ ОКУПАНТИ']</text:p>
      <text:p text:style-name="P4">
Category: News</text:p>
      <!--METADATA-->
      <text:p text:style-name="P4">
<draw:frame draw:style-name="fr1" draw:name="Image397" text:anchor-type="as-char" svg:width="6.9236in" svg:height="3.606042in" draw:z-index="0">
<draw:image xlink:href="../Images/AРМІЯINFORM/2023-04-19T87-00-00-04-00/poranenyj-okupant.jpg" xlink:type="simple" xlink:show="embed" xlink:actuate="onLoad" draw:mime-type="image/jpeg"/>
</draw:frame>
 Ілюстративне фото <text:span text:style-name="T4">
🔥 Ситуація щодо російського вторгнення</text:span>
</text:p>
      <text:p text:style-name="P4">
У населеному пункті Кабичівка Луганської області отримано розпорядженняросійської окупаційної адміністрації щодо розгортання на території сільськогобудинку культури військового шпиталю для окупантів на 40 ліжкомісць.</text:p>
      <text:p text:style-name="P4">
Про це<text:a xlink:type="simple" xlink:href="https://www.facebook.com/GeneralStaff.ua/posts/pfbid035Erhj6HD11mgHdFeMaVkSCoF1Bi145%C3%976762R9C2fWBE6phnEzNtkhQK3BTD1d4gil" text:style-name="Internet_20_link" text:visited-style-name="Visited_20_Internet_20_Link">
повідомляє</text:a>
Генеральний штаб Збройних Сил України.</text:p>
      <text:p text:style-name="P4">
«До новоствореного медичного закладу загарбників до кінця тижня плануєтьсяприбуття російських військових лікарів», — йдеться в повідомленні Генштабу ЗСУкраїни.</text:p>
      <text:p text:style-name="P4">
Source: <text:a xlink:type="simple" xlink:href="https://armyinform.com.ua/2023/04/19/na-luganshhyni-okupanty-vlashtovuyut-gospitali-v-silskyh-budynkah-kultury/" text:style-name="Internet_20_link" text:visited-style-name="Visited_20_Internet_20_Link">
https://armyinform.com.ua/2023/04/19/na-luganshhyni-okupanty-vlashtovuyut-gospitali-v-silskyh-budynkah-kultury/</text:a>
</text:p>
      <!--NEWS-->
      <text:h text:style-name="P10" text:outline-level="1">
<text:span text:style-name="T4">
Тепер у нас є чим вражати балістичні ракети</text:span>
</text:h>
      <text:p text:style-name="P4">
Author: ['АРМІЯINFORM']</text:p>
      <text:p text:style-name="P4">
Time: 2023-04-19T88:00:00-04:00</text:p>
      <text:p text:style-name="P4">
Description: Завдяки системам ППО/ПРО, наданим Україні партнерами, минулої зими нам вдалося вистояти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istr_650x410-1-e1677673435806.jpg" text:style-name="Internet_20_link" text:visited-style-name="Visited_20_Internet_20_Link">
ministr_650x410-1-e1677673435806.jpg</text:a>
']</text:p>
      <text:p text:style-name="P4">
Tags: ['. IRIS', 'NASAMS', 'STOPRUSSIA', 'ВТОРГНЕННЯ РФ', 'ОЛЕКСІЙ РЕЗНІКОВ', 'ПАТРІОТ', 'ППО', 'ПРО']</text:p>
      <text:p text:style-name="P4">
Category: News</text:p>
      <!--METADATA-->
      <text:p text:style-name="P4">
<draw:frame draw:style-name="fr1" draw:name="Image398" text:anchor-type="as-char" svg:width="6.9236in" svg:height="4.160817in" draw:z-index="0">
<draw:image xlink:href="../Images/AРМІЯINFORM/2023-04-19T88-00-00-04-00/ministr_650x410-1-e1677673435806.jpg" xlink:type="simple" xlink:show="embed" xlink:actuate="onLoad" draw:mime-type="image/jpeg"/>
</draw:frame>
</text:p>
      <text:p text:style-name="P4">
Завдяки системам ППО/ПРО, наданим Україні партнерами, минулої зими нам вдалосявистояти у боротьбі з жорстоким агресором, але нині наш пріоритет – побудовабагаторівневої системи ППО/ПРО у найкоротший термін.</text:p>
      <text:p text:style-name="P4">
Про це йдеться у<text:a xlink:type="simple" xlink:href="https://www.facebook.com/reznikovoleksii/posts/pfbid0MA1g5TDMXmwgLG9A6wVjbpf78CxNmaYvcvKsS97PDhSDAp1qGMZoYohhHWh5iun5l" text:style-name="Internet_20_link" text:visited-style-name="Visited_20_Internet_20_Link">
дописі</text:a>
Міністра оборони України Олексія Резнікова, розміщеного у фейсбук:</text:p>
      <text:p text:style-name="P4">
«Побудова багаторівневої системи ППО/ПРО у найкоротший термін – наш пріоритет.Це захист мирних міст, критичної інфраструктури, наших людей у тилу та нафронті.</text:p>
      <text:p text:style-name="P4">
Системи Patriot формують спроможність, якої раніше не було – вражатибалістичні цілі.</text:p>
      <text:p text:style-name="P4">
Чергова установка IRIS-T, за яку ми дякуємо німецьким партнерам — підвищуєможливості боротьби з крилатими ракетами. IRIS’и, як і NASAMS’и, чудово себезарекомендували.</text:p>
      <text:p text:style-name="P4">
МіГи від польських та словацьких друзів посилять захист і від російськихракет, і від іранських дронів.</text:p>
      <text:p text:style-name="P4">
Все це – свіжі надходження, які вже у лавах Сил оборони. Далі буде.</text:p>
      <text:p text:style-name="P4">
З огляду на варварську тактику Кремля нам потрібно більше платформ різногорівня та боєприпаси до них. Нам потрібно більше ПЗРК.</text:p>
      <text:p text:style-name="P4">
Літаки західного зразка – вершина цієї піраміди.</text:p>
      <text:p text:style-name="P4">
Щодо кожної платформи спочатку ми чули «ні, це неможливо». Тепер вони боронятьнаше небо. Послідовно працюємо на результат.</text:p>
      <text:p text:style-name="P4">
Чим міцнішим буде захист повітря, тим більше ресурсів Україна зможе задіятидля перемоги, тим швидше наші люди повернуться додому.</text:p>
      <text:p text:style-name="P4">
Вдячний усім партнерам за неоціненну допомогу.</text:p>
      <text:p text:style-name="P4">
Ми ніколи не забудемо, що світло і тепло у наших будинках минулої зими вдалосязберегти багато в чому завдяки підтримці друзів, які забезпечили нам засобидля оборони».</text:p>
      <text:p text:style-name="P4">
Source: <text:a xlink:type="simple" xlink:href="https://armyinform.com.ua/2023/04/19/teper-u-nas-ye-chym-vrazhaty-balistychni-rakety/" text:style-name="Internet_20_link" text:visited-style-name="Visited_20_Internet_20_Link">
https://armyinform.com.ua/2023/04/19/teper-u-nas-ye-chym-vrazhaty-balistychni-rakety/</text:a>
</text:p>
      <!--NEWS-->
      <text:h text:style-name="P10" text:outline-level="1">
<text:span text:style-name="T4">
Країни НАТО тренують українських новобранців на танках Leopard</text:span>
</text:h>
      <text:p text:style-name="P4">
Author: ['АРМІЯINFORM']</text:p>
      <text:p text:style-name="P4">
Time: 2023-04-19T89:00:00-04:00</text:p>
      <text:p text:style-name="P4">
Description: Українські танкісти пройшли насичений 30-денний курс навчання на танку Leopard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1-1-150x150.jpg" text:style-name="Internet_20_link" text:visited-style-name="Visited_20_Internet_20_Link">
21-1-150x150.jpg</text:a>
', '<text:a xlink:type="simple" xlink:href="https://armyinform.com.ua/wp-content/uploads/2023/04/22-1-150x150.jpg" text:style-name="Internet_20_link" text:visited-style-name="Visited_20_Internet_20_Link">
22-1-150x150.jpg</text:a>
', '<text:a xlink:type="simple" xlink:href="https://armyinform.com.ua/wp-content/uploads/2023/04/23-150x150.jpg" text:style-name="Internet_20_link" text:visited-style-name="Visited_20_Internet_20_Link">
23-150x150.jpg</text:a>
', '<text:a xlink:type="simple" xlink:href="https://armyinform.com.ua/wp-content/uploads/2023/04/24-150x150.jpg" text:style-name="Internet_20_link" text:visited-style-name="Visited_20_Internet_20_Link">
24-150x150.jpg</text:a>
']</text:p>
      <text:p text:style-name="P4">
Tags: ['LEOPARD', 'ВІЙСЬКОВІ НАВЧАННЯ', 'ДОПОМОГА ПАРТНЕРІВ', 'НАТО', 'ПОЛЬЩА', 'ТАНКИ', 'ТАНКІСТИ', 'ТРЕНУВАННЯ']</text:p>
      <text:p text:style-name="P4">
Category: News</text:p>
      <!--METADATA-->
      <text:p text:style-name="P4">
<text:a xlink:type="simple" xlink:href="https://armyinform.com.ua/wp-content/uploads/2023/04/21-1.jpg" text:style-name="Internet_20_link" text:visited-style-name="Visited_20_Internet_20_Link">
<draw:frame draw:style-name="fr1" draw:name="Image399" text:anchor-type="as-char" svg:width="6.9236in" svg:height="6.9236in" draw:z-index="0">
<draw:image xlink:href="../Images/AРМІЯINFORM/2023-04-19T89-00-00-04-00/21-1-150x150.jpg" xlink:type="simple" xlink:show="embed" xlink:actuate="onLoad" draw:mime-type="image/jpeg"/>
</draw:frame>
</text:a>
</text:p>
      <text:p text:style-name="P4">
<text:a xlink:type="simple" xlink:href="https://armyinform.com.ua/wp-content/uploads/2023/04/22-1.jpg" text:style-name="Internet_20_link" text:visited-style-name="Visited_20_Internet_20_Link">
<draw:frame draw:style-name="fr1" draw:name="Image400" text:anchor-type="as-char" svg:width="6.9236in" svg:height="6.9236in" draw:z-index="0">
<draw:image xlink:href="../Images/AРМІЯINFORM/2023-04-19T89-00-00-04-00/22-1-150x150.jpg" xlink:type="simple" xlink:show="embed" xlink:actuate="onLoad" draw:mime-type="image/jpeg"/>
</draw:frame>
</text:a>
</text:p>
      <text:p text:style-name="P4">
<text:a xlink:type="simple" xlink:href="https://armyinform.com.ua/wp-content/uploads/2023/04/23.jpg" text:style-name="Internet_20_link" text:visited-style-name="Visited_20_Internet_20_Link">
<draw:frame draw:style-name="fr1" draw:name="Image401" text:anchor-type="as-char" svg:width="6.9236in" svg:height="6.9236in" draw:z-index="0">
<draw:image xlink:href="../Images/AРМІЯINFORM/2023-04-19T89-00-00-04-00/23-150x150.jpg" xlink:type="simple" xlink:show="embed" xlink:actuate="onLoad" draw:mime-type="image/jpeg"/>
</draw:frame>
</text:a>
</text:p>
      <text:p text:style-name="P4">
<text:a xlink:type="simple" xlink:href="https://armyinform.com.ua/wp-content/uploads/2023/04/24.jpg" text:style-name="Internet_20_link" text:visited-style-name="Visited_20_Internet_20_Link">
<draw:frame draw:style-name="fr1" draw:name="Image402" text:anchor-type="as-char" svg:width="6.9236in" svg:height="6.9236in" draw:z-index="0">
<draw:image xlink:href="../Images/AРМІЯINFORM/2023-04-19T89-00-00-04-00/24-150x150.jpg" xlink:type="simple" xlink:show="embed" xlink:actuate="onLoad" draw:mime-type="image/jpeg"/>
</draw:frame>
</text:a>
</text:p>
      <text:p text:style-name="P4">
Українські танкісти пройшли насичений 30-денний курс навчання на танку Leopardу Польщі.</text:p>
      <text:p text:style-name="P4">
Про це<text:a xlink:type="simple" xlink:href="https://www.facebook.com/NATO/posts/pfbid02JSRQf1sWJaCqc9oegpCmsLp4AFwGeYpMCmGkDaJC2XSyKrfhkWPA63AP89yFvqe3l" text:style-name="Internet_20_link" text:visited-style-name="Visited_20_Internet_20_Link">
повідомляє</text:a>
пресслужба Альянсу.</text:p>
      <text:p text:style-name="P4">
«Канадські, норвезькі та польські військові інструктори тренували українців якна віртуальних тренажерах, так і під час маневрів із бойовою стрільбою.Тренування відбулися в навчальному центрі „Leopard“ у місті Сьвентошув», —йдеться в повідомленні.</text:p>
      <text:p text:style-name="P4">
Зазначається, що програма під керівництвом Польщі спрямована на те, щобдопомогти Україні відстояти своє право на самооборону, закріплене в СтатутіООН, проти неспровокованої агресії росії.</text:p>
      <text:p text:style-name="P4">
Source: <text:a xlink:type="simple" xlink:href="https://armyinform.com.ua/2023/04/19/krayiny-nato-trenuyut-ukrayinskyh-novobrancziv-na-tankah-leopard/" text:style-name="Internet_20_link" text:visited-style-name="Visited_20_Internet_20_Link">
https://armyinform.com.ua/2023/04/19/krayiny-nato-trenuyut-ukrayinskyh-novobrancziv-na-tankah-leopard/</text:a>
</text:p>
      <!--NEWS-->
      <text:h text:style-name="P10" text:outline-level="1">
<text:span text:style-name="T4">
«Зараз Херсон знову захочуть взяти… м’ясокомбінат якийсь» — перехоплення ГУР</text:span>
</text:h>
      <text:p text:style-name="P4">
Author: ['АРМІЯINFORM']</text:p>
      <text:p text:style-name="P4">
Time: 2023-04-19T90:00:00-04:00</text:p>
      <text:p text:style-name="P4">
Description: Окупант у телефонній розмові з подругою висловив побоювання, що російські генерали зн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striv.jpg" text:style-name="Internet_20_link" text:visited-style-name="Visited_20_Internet_20_Link">
ostriv.jpg</text:a>
']</text:p>
      <text:p text:style-name="P4">
Tags: ['STOPRUSSIA', 'ВТОРГНЕННЯ РФ', 'ГУР', 'ПЕРЕХОПЛЕННЯ', 'ХЕРСОН']</text:p>
      <text:p text:style-name="P4">
Category: News</text:p>
      <!--METADATA-->
      <text:p text:style-name="P4">
<draw:frame draw:style-name="fr1" draw:name="Image403" text:anchor-type="as-char" svg:width="6.9236in" svg:height="3.644337in" draw:z-index="0">
<draw:image xlink:href="../Images/AРМІЯINFORM/2023-04-19T90-00-00-04-00/ostriv.jpg" xlink:type="simple" xlink:show="embed" xlink:actuate="onLoad" draw:mime-type="image/jpeg"/>
</draw:frame>
</text:p>
      <text:p text:style-name="P4">
Окупант у телефонній розмові з подругою висловив побоювання, що російськігенерали знову пошлють свої війська на штурм Херсону, через що може загинутибагато рашистів.</text:p>
      <text:p text:style-name="P4">
Про це стало відомо з перехопленої телефонної розмови окупанта,<text:a xlink:type="simple" xlink:href="https://gur.gov.ua/content/nam-nado-ostrov-otbyt-my-na-ostrov-plavaem-razmynyruem-snymaem-myny.html" text:style-name="Internet_20_link" text:visited-style-name="Visited_20_Internet_20_Link">
оприлюдненої</text:a>
 ГУР МО України.</text:p>
      <text:p text:style-name="P4">
«Плаваємо, плаваємо, розмінуємо. Походу, готується у них наступ. А ми, бачиш,не наступаємо. Ми просто цим шлях проробляємо. Походу, вони попливуть скоро. А7-го числа буде наступ… Ми на них. Треба острів відбити. Ми на острівплаваємо, розмінуємо, знімаємо міни…», — розповів подрузі військовий зс рф.</text:p>
      <text:p text:style-name="P4">
Окупант під час бесіди також уточнив, що у росіян чергове нововведення звербуванням, оскільки «барс» зс рф закрили. Людей набирають для війни виключночерез ПВК. При цьому рашист не має жодних ілюзій з приводу того, яку рольприготувала російська влада найманцям. ПВК він називає «м’ясокомбінатом».</text:p>
      <text:p text:style-name="P4">
«Тут ось цей „барс“, який від міністерства оборони, їхню контору прикрили.Через це нам скоротили контракт. Коротше, зараз тільки через „вагнер“ та„редут“ набирають, тобто тупо ЧВК. М’ясокомбінат якийсь… Зараз Херсон зараззнову захочуть взяти», — заявив військовий рф.</text:p>
      <text:p text:style-name="P4">
Source: <text:a xlink:type="simple" xlink:href="https://armyinform.com.ua/2023/04/19/zaraz-herson-znovu-zahochut-vzyaty-myasokombinat-yakyjs-perehoplennya-gur/" text:style-name="Internet_20_link" text:visited-style-name="Visited_20_Internet_20_Link">
https://armyinform.com.ua/2023/04/19/zaraz-herson-znovu-zahochut-vzyaty-myasokombinat-yakyjs-perehoplennya-gur/</text:a>
</text:p>
      <!--NEWS-->
      <text:h text:style-name="P10" text:outline-level="1">
<text:span text:style-name="T4">
Зустрічі у форматі «Рамштайн» є надзвичайно важливими не тільки для України — Ганна Маляр</text:span>
</text:h>
      <text:p text:style-name="P4">
Author: ['Володимир Віват']</text:p>
      <text:p text:style-name="P4">
Time: 2023-04-19T91:00:00-04:00</text:p>
      <text:p text:style-name="P4">
Description: Про це під час прямого ефіру телемарафону «Єдині новини» зазначила заступник Міні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416.jpg" text:style-name="Internet_20_link" text:visited-style-name="Visited_20_Internet_20_Link">
5f6a5416.jpg</text:a>
']</text:p>
      <text:p text:style-name="P4">
Tags: ['ГАННА МАЛЯР', 'ДОПОМОГА ПАРТНЕРІВ', 'ЄДИНІ НОВИНИ', 'ЗАСТУПНИК МІНІСТРА ОБОРОНИ УКРАЇНИ', 'РАМШТАЙН']</text:p>
      <text:p text:style-name="P4">
Category: News</text:p>
      <!--METADATA-->
      <text:p text:style-name="P4">
<draw:frame draw:style-name="fr1" draw:name="Image404" text:anchor-type="as-char" svg:width="6.9236in" svg:height="4.615733in" draw:z-index="0">
<draw:image xlink:href="../Images/AРМІЯINFORM/2023-04-19T91-00-00-04-00/5f6a5416.jpg" xlink:type="simple" xlink:show="embed" xlink:actuate="onLoad" draw:mime-type="image/jpeg"/>
</draw:frame>
 ГаннаМаляр. Фото: Дмитро Юрченко / АрміяInfom</text:p>
      <text:p text:style-name="P4">
Про це під час прямого ефіру телемарафону «Єдині новини» зазначила заступникМіністра оборони України Ганна Маляр.</text:p>
      <text:p text:style-name="P4">
— Давайте будемо реалістами, росія — це сильний ворог. З точки зору кількостібійців, озброєння окупанти нас переважають. В нас теж є свої переваги, інакшеми б стільки не протрималися. Це професійність наших військових, це мотивація,адже ми ведемо справедливу війну і захищаємо свою землю. У нас вибору немає,ми змушені оборонятися і це додає нам сили.</text:p>
      <text:p text:style-name="P4">
Крім цього, нам сприяє допомога від наших партнерів. Але давайте будемовідвертими — світ не був готовий до такої затяжної і такої інтенсивної увикористанні зброї війни. росія ж 30 років готувалася до цього, тож вийти напаритет по озброєнню досить складно. І в Бахмуті ми бачимо, як росіянизастосовують усі свої засоби для потужного наступу. Який ми стримуємо вжевосьмий місяць, — підкреслила Ганна Маляр.</text:p>
      <text:p text:style-name="P4">
Заступник Міністра оборони України наголосила, що допомога партнерівнадзвичайно, навіть критично, важлива для нас. Світ починає розуміти, щозупинити росію ми можемо тільки разом. І це потрібно зробити, адже росія незупиниться на кордонах України.</text:p>
      <text:p text:style-name="P4">
— Якщо ми, не дай Боже, не зупинимо їх тут, вони просто рушать далі. Тому такізаходи, як зустріч Контактної групи з питань оборони України у форматі«Рамштайн», є надзвичайно важливими не тільки для нас, — повідомила ГаннаМаляр.</text:p>
      <text:p text:style-name="P4">
Source: <text:a xlink:type="simple" xlink:href="https://armyinform.com.ua/2023/04/19/zustrichi-u-formati-ramshtajn-ganna-malyar/" text:style-name="Internet_20_link" text:visited-style-name="Visited_20_Internet_20_Link">
https://armyinform.com.ua/2023/04/19/zustrichi-u-formati-ramshtajn-ganna-malyar/</text:a>
</text:p>
      <!--NEWS-->
      <text:h text:style-name="P10" text:outline-level="1">
<text:span text:style-name="T4">
Віцепрем’єр-міністр України обговорив з Міністром оборони Туреччини розблокування зернової ініціативи</text:span>
</text:h>
      <text:p text:style-name="P4">
Author: ['АРМІЯINFORM']</text:p>
      <text:p text:style-name="P4">
Time: 2023-04-19T92:00:00-04:00</text:p>
      <text:p text:style-name="P4">
Description: Віцепрем’єр-міністр з відновлення — Міністр розвитку громад, територій та інфраструк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leksandr-kubrakov-hulusi-akar.jpg" text:style-name="Internet_20_link" text:visited-style-name="Visited_20_Internet_20_Link">
oleksandr-kubrakov-hulusi-akar.jpg</text:a>
']</text:p>
      <text:p text:style-name="P4">
Tags: ['КАБІНЕТ МІНІСТРІВ УКРАЇНИ', 'ОЛЕКСАНДР КУБРАКОВ', 'ТУРЕЧЧИНА', 'ЧОРНОМОРСЬКА ЗЕРНОВА ІНІЦІАТИВА']</text:p>
      <text:p text:style-name="P4">
Category: News</text:p>
      <!--METADATA-->
      <text:p text:style-name="P4">
<draw:frame draw:style-name="fr1" draw:name="Image405" text:anchor-type="as-char" svg:width="6.9236in" svg:height="5.1927in" draw:z-index="0">
<draw:image xlink:href="../Images/AРМІЯINFORM/2023-04-19T92-00-00-04-00/oleksandr-kubrakov-hulusi-akar.jpg" xlink:type="simple" xlink:show="embed" xlink:actuate="onLoad" draw:mime-type="image/jpeg"/>
</draw:frame>
 Олександр Кубраков і Хулусі Акар. Архивне фото</text:p>
      <text:p text:style-name="P4">
Віцепрем’єр-міністр з відновлення — Міністр розвитку громад, територій таінфраструктури Олександр Кубраков зустрівся з Міністром національної оборониТуреччини Хулусі Акаром.</text:p>
      <text:p text:style-name="P4">
Як <text:a xlink:type="simple" xlink:href="https://www.kmu.gov.ua/news/oleksandr-kubrakov-zustrivsia-z-ministrom-natsionalnoi-oborony-turechchyny-khulusi-akarom" text:style-name="Internet_20_link" text:visited-style-name="Visited_20_Internet_20_Link">
повідомляє</text:a>
 Урядовий портал,Олександр Кубраков зазначив: «На порядку денному головне питання —розблокування та забезпечення ефективного функціонування Чорноморськоїзернової ініціативи. Дійшли згоди щодо поновлення реєстрації та інспектуваннясуден, що прибувають під завантаження українським збіжжям.</text:p>
      <text:p text:style-name="P4">
З 10 квітня росія припинила реєстрацію нового вхідного флоту до участі вІніціативі та відмовилась працювати за планами українських портів. Це зробилонеможливим складання інспекційних планів та фактично зупинило вхід нових суденв рамках Зернової ініціативи.</text:p>
      <text:p text:style-name="P4">
Як відомо, за останні два дні, 17-18 квітня не було складено інспекційногоплану та не проведено жодної інспекції в територіальних водах Туреччини. 18квітня українська сторона запропонувала провести хоча б 2 інспекції вихідногота 2 інспекції вхідного флоту. Ця пропозиція була підтримана також турецькоюстороною, але не була реалізована через позицію росії.</text:p>
      <text:p text:style-name="P4">
Вимагаючи регулювати діяльність українських портів шляхом визначення суден,які можуть брати участь в Ініціативі, росія порушила офіційні процедуриСпільного координаційного центру та умови Зернової угоди зокрема.</text:p>
      <text:p text:style-name="P4">
Вимоги контролювати та втручатися в роботу українських портів є неприйнятнимидля нас.</text:p>
      <text:p text:style-name="P4">
Вдячний Міністру оборони Туреччини Акару Хулусі за конструктивний діалог тачітку позицію щодо підтримки роботи зернової ініціативи. Незважаючи, щоінспекції суден будуть поновлені, продовжуємо робочі консультації з ООН таТуреччиною щодо шляхів забезпечення повноцінного виконання зернової угоди здотримання зобов’язань всіх сторін та процедур СКЦ».</text:p>
      <text:p text:style-name="P4">
Source: <text:a xlink:type="simple" xlink:href="https://armyinform.com.ua/2023/04/19/viczepremyer-ministr-rozblokuvannya-zernovoyi-inicziatyvy/" text:style-name="Internet_20_link" text:visited-style-name="Visited_20_Internet_20_Link">
https://armyinform.com.ua/2023/04/19/viczepremyer-ministr-rozblokuvannya-zernovoyi-inicziatyvy/</text:a>
</text:p>
      <!--NEWS-->
      <text:h text:style-name="P10" text:outline-level="1">
<text:span text:style-name="T4">
Україна вимагає створення міжнародного спецтрибуналу, щоб росію покарали саме за агресію — Ганна Маляр</text:span>
</text:h>
      <text:p text:style-name="P4">
Author: ['Володимир Віват']</text:p>
      <text:p text:style-name="P4">
Time: 2023-04-19T93:00:00-04:00</text:p>
      <text:p text:style-name="P4">
Description: «Дві речі, які найбільше вражають в діях нашого ворога — це масштаби, з якими в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malyar.jpg" text:style-name="Internet_20_link" text:visited-style-name="Visited_20_Internet_20_Link">
malyar.jpg</text:a>
']</text:p>
      <text:p text:style-name="P4">
Tags: ['CПЕЦІАЛЬНИЙ ТРИБУНАЛ', 'ВОЄННІ ЗЛОЧИНИ РФ', 'ГАННА МАЛЯР', 'ЗАСТУПНИК МІНІСТРА ОБОРОНИ УКРАЇНИ']</text:p>
      <text:p text:style-name="P4">
Category: News</text:p>
      <!--METADATA-->
      <text:p text:style-name="P4">
<draw:frame draw:style-name="fr1" draw:name="Image406" text:anchor-type="as-char" svg:width="6.9236in" svg:height="3.894525in" draw:z-index="0">
<draw:image xlink:href="../Images/AРМІЯINFORM/2023-04-19T93-00-00-04-00/malyar.jpg" xlink:type="simple" xlink:show="embed" xlink:actuate="onLoad" draw:mime-type="image/jpeg"/>
</draw:frame>
</text:p>
      <text:p text:style-name="P4">
«Дві речі, які найбільше вражають в діях нашого ворога — це масштаби, з якимивони руйнують нашу країну, і жорстокість, яку вони проявляють щодо людей. Церечі, які взагалі неможливо уявити цивілізованій людині у 21 столітті», — нацьому в ефірі єдиного інформаційного телемарафону наголосила заступникМіністра оборони України Ганна Маляр.</text:p>
      <text:p text:style-name="P4">
За її словами, в такій ситуації Україна, як держава, займає дуже сильнупозицію.</text:p>
      <text:p text:style-name="P4">
— Нарешті це юридично грамотна позиція, тому що ми вимагаємо, щоб на декількохрівнях розглядалися судові справи по злочинах російської федерації. І зараз мимаємо шанс стати локомотивом у світі, адже з часів Нюрнберзького процесубільше не було прецедентів, коли міжнародні суди притягали до відповідальностісаме за злочин агресії, тобто за війну. Воєнні злочини й злочини протилюдяності є похідними від основного злочину — агресії, — зазначила ГаннаМаляр.</text:p>
      <text:p text:style-name="P4">
Заступник Міністра оборони України повідомила, що сьогодні Україна вимагаєстворення міжнародного спецтрибуналу для того, щоб росію покарали саме заагресію. І, можливо, це зможе зупинити війни у світі, але для цього потрібнаконсолідована політична воля міжнародної спільноти. Ми ж робимо сьогодні усе,щоб задокументувати ці злочини.</text:p>
      <text:p text:style-name="P4">
Source: <text:a xlink:type="simple" xlink:href="https://armyinform.com.ua/2023/04/19/ukrayina-vymagaye-stvorennya-mizhnarodnogo-specztrybunalu-ganna-malyar/" text:style-name="Internet_20_link" text:visited-style-name="Visited_20_Internet_20_Link">
https://armyinform.com.ua/2023/04/19/ukrayina-vymagaye-stvorennya-mizhnarodnogo-specztrybunalu-ganna-malyar/</text:a>
</text:p>
      <!--NEWS-->
      <text:h text:style-name="P10" text:outline-level="1">
<text:span text:style-name="T4">
Вражаючи кадри ліквідації одразу чотирьох ворожих протитанкових гармат «Рапіра»</text:span>
</text:h>
      <text:p text:style-name="P4">
Author: ['АРМІЯINFORM']</text:p>
      <text:p text:style-name="P4">
Time: 2023-04-19T94:00:00-04:00</text:p>
      <text:p text:style-name="P4">
Description: Генеральний штаб ЗСУ опублікував відео знищення 4 ворожих протитанкових гармат та 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10 БРИГАДА', '40 БРИГАДА', 'АРТИЛЕРІСТИ', 'ВІДЕО', 'ВТРАТИ ВОРОГА', 'КОНТРБАТАРЕЙНА БОРОТЬБА']</text:p>
      <text:p text:style-name="P4">
Category: News</text:p>
      <!--METADATA-->
      <text:p text:style-name="P4">
Генеральний штаб ЗСУ<text:a xlink:type="simple" xlink:href="https://www.facebook.com/GeneralStaff.ua/posts/pfbid02wNuUWxG94FPkXj8ib3ANo7b7xUbAfcjFN3TZ6dxE3JfcJBrxJBiWVANmPwf8Xrial" text:style-name="Internet_20_link" text:visited-style-name="Visited_20_Internet_20_Link">
опублікував</text:a>
відео знищення 4 ворожих протитанкових гармат та 2 вантажівок боєприпасівокупантів. Продовжують очищати нашу землю від рашистів воїни окремоїартилерійської бригади імені Великого князя Вітовта за підтримки побратимів,корегувальників окремої гірсько-штурмової бригади «Едельвейс».</text:p>
      <text:p text:style-name="P4">
Вистоїмо і переможемо!</text:p>
      <text:p text:style-name="P4">
Source: <text:a xlink:type="simple" xlink:href="https://armyinform.com.ua/2023/04/19/vrazhayuchy-kadry-likvidacziyi-odrazu-chotyroh-vorozhyh-protytankovyh-garmat-rapira/" text:style-name="Internet_20_link" text:visited-style-name="Visited_20_Internet_20_Link">
https://armyinform.com.ua/2023/04/19/vrazhayuchy-kadry-likvidacziyi-odrazu-chotyroh-vorozhyh-protytankovyh-garmat-rapira/</text:a>
</text:p>
      <!--NEWS-->
      <text:h text:style-name="P10" text:outline-level="1">
<text:span text:style-name="T4">
Зараз дуже багато негативних процесів відбувається на росії через санкції — Олексій Данілов</text:span>
</text:h>
      <text:p text:style-name="P4">
Author: ['Володимир Віват']</text:p>
      <text:p text:style-name="P4">
Time: 2023-04-19T95:00:00-04:00</text:p>
      <text:p text:style-name="P4">
Description: Якби санкційний механізм не був започаткований, то російська федерація мала б сього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ankcziyi.jpg" text:style-name="Internet_20_link" text:visited-style-name="Visited_20_Internet_20_Link">
sankcziyi.jpg</text:a>
']</text:p>
      <text:p text:style-name="P4">
Tags: ['STOPRUSSIA', 'ВТОРГНЕННЯ РФ', 'ІРАН', 'ОЛЕКСІЙ ДАНІЛОВ', 'РОСІЯ', 'САНКЦІЇ']</text:p>
      <text:p text:style-name="P4">
Category: News</text:p>
      <!--METADATA-->
      <text:p text:style-name="P4">
<draw:frame draw:style-name="fr1" draw:name="Image407" text:anchor-type="as-char" svg:width="6.9236in" svg:height="3.894525in" draw:z-index="0">
<draw:image xlink:href="../Images/AРМІЯINFORM/2023-04-19T95-00-00-04-00/sankcziyi.jpg" xlink:type="simple" xlink:show="embed" xlink:actuate="onLoad" draw:mime-type="image/jpeg"/>
</draw:frame>
</text:p>
      <text:p text:style-name="P4">
Якби санкційний механізм не був започаткований, то російська федерація мала бсьогодні зовсім інші спроможності по використанню західних технологій длявиробництва зброї. Завдяки санкціям зараз дуже багато негативних процесіввідбуваються на росії, які з часом дадуть свої потужні результати.</text:p>
      <text:p text:style-name="P4">
Про це заявив в ефірі національного телемарафону «Єдині новини» Секретар Радинаціональної безпеки і оборони України Олексій Данілов.</text:p>
      <text:p text:style-name="P4">
Він зазначив, що економіку російської федерації складно знищити, враховуючите, що вона є сировинною. Проте вкрай необхідні для них високі технології,запчастини майже не постачаються до російської федерації.</text:p>
      <text:p text:style-name="P4">
— Єдина країна, про яку ми можемо точно сказати, що вона є постачальникомзброї на росію — це Іран. Як тільки якісь інші країни спробують постачатизброю росії, а в сучасному світі це важко приховати, то механізми позастосуванню санкцій точно нанесуть цим країнам більше шкоди, ніж потенційнівигоди від співпраці з агресором, — наголосив Олексій Данілов.</text:p>
      <text:p text:style-name="P4">
Source: <text:a xlink:type="simple" xlink:href="https://armyinform.com.ua/2023/04/19/zaraz-duzhe-bagato-negatyvnyh-proczesiv-vidbuvayetsya-na-rosiyi-cherez-sankcziyi-oleksij-danilov/" text:style-name="Internet_20_link" text:visited-style-name="Visited_20_Internet_20_Link">
https://armyinform.com.ua/2023/04/19/zaraz-duzhe-bagato-negatyvnyh-proczesiv-vidbuvayetsya-na-rosiyi-cherez-sankcziyi-oleksij-danilov/</text:a>
</text:p>
      <!--NEWS-->
      <text:h text:style-name="P10" text:outline-level="1">
<text:span text:style-name="T4">
Як увіковічити пам’ять тих, хто віддав життя за Україну: АрміяInform провела круглий стіл</text:span>
</text:h>
      <text:p text:style-name="P4">
Author: ['Євген Букет']</text:p>
      <text:p text:style-name="P4">
Time: 2023-04-19T96:00:00-04:00</text:p>
      <text:p text:style-name="P4">
Description: Сьогодні у Military Media Center відбувся круглий стіл на тему: «Пантеон Герої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sn.jpg" text:style-name="Internet_20_link" text:visited-style-name="Visited_20_Internet_20_Link">
osn.jpg</text:a>
', '<text:a xlink:type="simple" xlink:href="https://armyinform.com.ua/wp-content/uploads/2023/04/zag-01-150x150.jpg" text:style-name="Internet_20_link" text:visited-style-name="Visited_20_Internet_20_Link">
zag-01-150x150.jpg</text:a>
', '<text:a xlink:type="simple" xlink:href="https://armyinform.com.ua/wp-content/uploads/2023/04/zag-02-150x150.jpg" text:style-name="Internet_20_link" text:visited-style-name="Visited_20_Internet_20_Link">
zag-02-150x150.jpg</text:a>
', '<text:a xlink:type="simple" xlink:href="https://armyinform.com.ua/wp-content/uploads/2023/04/zag-03-150x150.jpg" text:style-name="Internet_20_link" text:visited-style-name="Visited_20_Internet_20_Link">
zag-03-150x150.jpg</text:a>
', '<text:a xlink:type="simple" xlink:href="https://armyinform.com.ua/wp-content/uploads/2023/04/igor-gyrych.jpg" text:style-name="Internet_20_link" text:visited-style-name="Visited_20_Internet_20_Link">
igor-gyrych.jpg</text:a>
', '<text:a xlink:type="simple" xlink:href="https://armyinform.com.ua/wp-content/uploads/2023/04/maksym-kushnir.jpg" text:style-name="Internet_20_link" text:visited-style-name="Visited_20_Internet_20_Link">
maksym-kushnir.jpg</text:a>
', '<text:a xlink:type="simple" xlink:href="https://armyinform.com.ua/wp-content/uploads/2023/04/roman-koval.jpg" text:style-name="Internet_20_link" text:visited-style-name="Visited_20_Internet_20_Link">
roman-koval.jpg</text:a>
', '<text:a xlink:type="simple" xlink:href="https://armyinform.com.ua/wp-content/uploads/2023/04/andrij-kovalov-150x150.jpg" text:style-name="Internet_20_link" text:visited-style-name="Visited_20_Internet_20_Link">
andrij-kovalov-150x150.jpg</text:a>
', '<text:a xlink:type="simple" xlink:href="https://armyinform.com.ua/wp-content/uploads/2023/04/bogdan-chervak-150x150.jpg" text:style-name="Internet_20_link" text:visited-style-name="Visited_20_Internet_20_Link">
bogdan-chervak-150x150.jpg</text:a>
', '<text:a xlink:type="simple" xlink:href="https://armyinform.com.ua/wp-content/uploads/2023/04/leontij-shypilov-150x150.jpg" text:style-name="Internet_20_link" text:visited-style-name="Visited_20_Internet_20_Link">
leontij-shypilov-150x150.jpg</text:a>
', '<text:a xlink:type="simple" xlink:href="https://armyinform.com.ua/wp-content/uploads/2023/04/bogdan-matkivskyj.jpg" text:style-name="Internet_20_link" text:visited-style-name="Visited_20_Internet_20_Link">
bogdan-matkivskyj.jpg</text:a>
', '<text:a xlink:type="simple" xlink:href="https://armyinform.com.ua/wp-content/uploads/2023/04/bogdan-skopenko.jpg" text:style-name="Internet_20_link" text:visited-style-name="Visited_20_Internet_20_Link">
bogdan-skopenko.jpg</text:a>
', '<text:a xlink:type="simple" xlink:href="https://armyinform.com.ua/wp-content/uploads/2023/04/zal-01-150x150.jpg" text:style-name="Internet_20_link" text:visited-style-name="Visited_20_Internet_20_Link">
zal-01-150x150.jpg</text:a>
', '<text:a xlink:type="simple" xlink:href="https://armyinform.com.ua/wp-content/uploads/2023/04/zal-02-150x150.jpg" text:style-name="Internet_20_link" text:visited-style-name="Visited_20_Internet_20_Link">
zal-02-150x150.jpg</text:a>
']</text:p>
      <text:p text:style-name="P4">
Tags: ['ВІЙСЬКОВИЙ МЕМОРІАЛЬНИЙ ЦВИНТАР', 'КРУГЛИЙ СТІЛ', 'МЕМОРІАЛЬНИЙ КОМПЛЕКС', 'ПАНТЕОН ГЕРОЇВ']</text:p>
      <text:p text:style-name="P4">
Category: News</text:p>
      <!--METADATA-->
      <text:p text:style-name="P4">
<draw:frame draw:style-name="fr1" draw:name="Image408" text:anchor-type="as-char" svg:width="6.9236in" svg:height="4.615733in" draw:z-index="0">
<draw:image xlink:href="../Images/AРМІЯINFORM/2023-04-19T96-00-00-04-00/osn.jpg" xlink:type="simple" xlink:show="embed" xlink:actuate="onLoad" draw:mime-type="image/jpeg"/>
</draw:frame>
</text:p>
      <text:p text:style-name="P4">
Сьогодні у Military Media Center відбувся круглий стіл на тему: «ПантеонГероїв: як увіковічити пам’ять тих, хто віддав життя за Україну» за участюширокого кола представників громадськості.</text:p>
      <text:p text:style-name="P4">
Захід розпочався з вшанування хвилиною мовчання всіх, хто загинув за Україну.Учасники круглого столу розповіли про світовий досвід створення іфункціонування Пантеонів Героїв і меморіальних цвинтарів, обговорилиісторичний досвід і долю подібних ініціатив в Україні та поінформували просучасні традиції поховання військових та проєкти створення меморіальнихкомплексів.</text:p>
      <text:p text:style-name="P4">
<text:a xlink:type="simple" xlink:href="https://armyinform.com.ua/wp-content/uploads/2023/04/zag-01.jpg" text:style-name="Internet_20_link" text:visited-style-name="Visited_20_Internet_20_Link">
<draw:frame draw:style-name="fr1" draw:name="Image409" text:anchor-type="as-char" svg:width="6.9236in" svg:height="6.9236in" draw:z-index="0">
<draw:image xlink:href="../Images/AРМІЯINFORM/2023-04-19T96-00-00-04-00/zag-01-150x150.jpg" xlink:type="simple" xlink:show="embed" xlink:actuate="onLoad" draw:mime-type="image/jpeg"/>
</draw:frame>
</text:a>
</text:p>
      <text:p text:style-name="P4">
<text:a xlink:type="simple" xlink:href="https://armyinform.com.ua/wp-content/uploads/2023/04/zag-02.jpg" text:style-name="Internet_20_link" text:visited-style-name="Visited_20_Internet_20_Link">
<draw:frame draw:style-name="fr1" draw:name="Image410" text:anchor-type="as-char" svg:width="6.9236in" svg:height="6.9236in" draw:z-index="0">
<draw:image xlink:href="../Images/AРМІЯINFORM/2023-04-19T96-00-00-04-00/zag-02-150x150.jpg" xlink:type="simple" xlink:show="embed" xlink:actuate="onLoad" draw:mime-type="image/jpeg"/>
</draw:frame>
</text:a>
</text:p>
      <text:p text:style-name="P4">
<text:a xlink:type="simple" xlink:href="https://armyinform.com.ua/wp-content/uploads/2023/04/zag-03.jpg" text:style-name="Internet_20_link" text:visited-style-name="Visited_20_Internet_20_Link">
<draw:frame draw:style-name="fr1" draw:name="Image411" text:anchor-type="as-char" svg:width="6.9236in" svg:height="6.9236in" draw:z-index="0">
<draw:image xlink:href="../Images/AРМІЯINFORM/2023-04-19T96-00-00-04-00/zag-03-150x150.jpg" xlink:type="simple" xlink:show="embed" xlink:actuate="onLoad" draw:mime-type="image/jpeg"/>
</draw:frame>
</text:a>
</text:p>
      <text:p text:style-name="P4">
Слово мали доктор історичних наук Ігор Гирич, директор департаментугромадянської ідентичності та ветеранського розвитку Міністерства у справахветеранів України Максим Кушнір, письменник, президент Історичного клубу«Холодний Яр» Роман Коваль, пресофіцер 112-ї бригади Територіальної оборониЗбройних Сил України, кандидат політичних наук Андрій Ковальов, першийзаступник Голови Держкомтелерадіо України Богдан Червак, кандидат юридичнихнаук, доцент Леонтій Шипілов, боєць батальйону імені Сергія Кульчицького НГУБогдан Матківський, історики Віктор Моренець, Богдан Скопенко, СергійКутняков, Олександр Скрипник, голова Конгресу українських націоналістів СтепанБрацюнь і дослідник козацьких цвинтарів в Україні, керівник ГО «УкраїнаІнкогніта» Роман Маленков.</text:p>
      <text:p text:style-name="P4">
<draw:frame draw:style-name="fr1" draw:name="Image412" text:anchor-type="as-char" svg:width="6.9236in" svg:height="4.615733in" draw:z-index="0">
<draw:image xlink:href="../Images/AРМІЯINFORM/2023-04-19T96-00-00-04-00/igor-gyrych.jpg" xlink:type="simple" xlink:show="embed" xlink:actuate="onLoad" draw:mime-type="image/jpeg"/>
</draw:frame>
ІгорГирич</text:p>
      <text:p text:style-name="P4">
— Пантеон Героїв має складатися не лише з військових поховань Героїв нинішньоївійни, а й із поховань людей, які воювали за Україну в минулі часи, українців,які померли на чужині, — зазначив у вступному виступі доктор історичних наукІгор Гирич. Він згадав про перший український пантеон — поховання святих упечерах Києво-Печерської лаври. Саме там був похований, як Герой, учасникГрюнвальдської битви 1410 року князь Федір Острозький. Також всі ознакидавнього меморіального цвинтаря має Аскольдова могила в Києві. У XVIIIстолітті роль пантеону виконував Межигірський монастир, де були похованіполководці Семен Палій і Самійло Самусь. Сьогодні частково роль пантеоніввиконують Личаківський цвинтар у Львові, Байкове і Лук’янівське кладовища уКиєві. А єдиним пантеоном української діаспори є цвинтар святого Андрія уСаут-Баунд-Бруку (Нью-Джерсі). Зокрема, український пантеон у США міститьпонад шість тисяч могил відомих українських діячів: політиків, державотворців,вчених, служителів церкви, письменників, художників, меценатів, музикантів.Починаючи з 1960 років сюди перевозяться тлінні останки українців зЧехословаччини, Німеччини, Венесуели, Польщі та інших країн світу.</text:p>
      <text:p text:style-name="P4">
<draw:frame draw:style-name="fr1" draw:name="Image413" text:anchor-type="as-char" svg:width="6.9236in" svg:height="4.615733in" draw:z-index="0">
<draw:image xlink:href="../Images/AРМІЯINFORM/2023-04-19T96-00-00-04-00/maksym-kushnir.jpg" xlink:type="simple" xlink:show="embed" xlink:actuate="onLoad" draw:mime-type="image/jpeg"/>
</draw:frame>
Максим Кушнір</text:p>
      <text:p text:style-name="P4">
Директор департаменту громадянської ідентичності та ветеранського розвиткуМіністерства у справах ветеранів України Максим Кушнір представив концептНаціонального військового меморіального кладовища, яке планується створити наділянці поруч із похованнями та меморіалом жертвам радянського тоталітаризмуНаціонального історико-меморіального заповідника «Биківнянські могили». Вінповідомив, що на цьому цвинтарі буде можливість розмістити близько 50 тисячпоховань, не враховуючи колумбарію. Ще 31 травня 2022 року парламент ухваливзакон, згідно з яким архітектурний комплекс включатиме власне військовекладовище, музейний комплекс, ритуальну будівлю та інші необхідні споруди дляорганізації почесних поховань. При Міністерстві у справах ветеранів України зосені 2022 року заснована окрема установа — «Національне військове меморіальнекладовище», яка опікується його створенням, а згодом — забезпечуватиме належнефункціонування простору. В цьогорічному бюджеті передбачено близько 65 млн грнна створення кладовища, планується впродовж кількох місяців провестиархітектурний конкурс, а перше поховання — вже восени. Проєкт передбачаєокремі сектори для Героїв України, військовослужбовців, які загинули наросійсько-українській війні, та видатних постатей України. Наразі проблемнимзалишається питання перепоховань, яке потрібно вирішити на законодавчомурівні.</text:p>
      <text:p text:style-name="P4">
<draw:frame draw:style-name="fr1" draw:name="Image414" text:anchor-type="as-char" svg:width="6.9236in" svg:height="4.615733in" draw:z-index="0">
<draw:image xlink:href="../Images/AРМІЯINFORM/2023-04-19T96-00-00-04-00/roman-koval.jpg" xlink:type="simple" xlink:show="embed" xlink:actuate="onLoad" draw:mime-type="image/jpeg"/>
</draw:frame>
РоманКоваль</text:p>
      <text:p text:style-name="P4">
Письменник, президент Історичного клубу «Холодний Яр» Роман Коваль розповівпро те, що 17 — 18 червня на Черкащині в заповідному урочищі Холодний Ярпланується відкриття Меморіалу добровольцям, які загинули в боротьбі заУкраїнську державу. Пресофіцер 112-ї бригади Територіальної оборони ЗбройнихСил України, кандидат політичних наук Андрій Ковальов поділився досвідомроботи Благодійного фонду «Героїка», який опікувався збереженням могил вояківАрмії УНР за кордоном.</text:p>
      <text:p text:style-name="P4">
<text:a xlink:type="simple" xlink:href="https://armyinform.com.ua/wp-content/uploads/2023/04/andrij-kovalov.jpg" text:style-name="Internet_20_link" text:visited-style-name="Visited_20_Internet_20_Link">
<draw:frame draw:style-name="fr1" draw:name="Image415" text:anchor-type="as-char" svg:width="6.9236in" svg:height="6.9236in" draw:z-index="0">
<draw:image xlink:href="../Images/AРМІЯINFORM/2023-04-19T96-00-00-04-00/andrij-kovalov-150x150.jpg" xlink:type="simple" xlink:show="embed" xlink:actuate="onLoad" draw:mime-type="image/jpeg"/>
</draw:frame>
</text:a>
</text:p>
      <text:p text:style-name="P4">
Андрій Ковальов</text:p>
      <text:p text:style-name="P4">
<text:a xlink:type="simple" xlink:href="https://armyinform.com.ua/wp-content/uploads/2023/04/bogdan-chervak.jpg" text:style-name="Internet_20_link" text:visited-style-name="Visited_20_Internet_20_Link">
<draw:frame draw:style-name="fr1" draw:name="Image416" text:anchor-type="as-char" svg:width="6.9236in" svg:height="6.9236in" draw:z-index="0">
<draw:image xlink:href="../Images/AРМІЯINFORM/2023-04-19T96-00-00-04-00/bogdan-chervak-150x150.jpg" xlink:type="simple" xlink:show="embed" xlink:actuate="onLoad" draw:mime-type="image/jpeg"/>
</draw:frame>
</text:a>
</text:p>
      <text:p text:style-name="P4">
Богдан Червак</text:p>
      <text:p text:style-name="P4">
<text:a xlink:type="simple" xlink:href="https://armyinform.com.ua/wp-content/uploads/2023/04/leontij-shypilov.jpg" text:style-name="Internet_20_link" text:visited-style-name="Visited_20_Internet_20_Link">
<draw:frame draw:style-name="fr1" draw:name="Image417" text:anchor-type="as-char" svg:width="6.9236in" svg:height="6.9236in" draw:z-index="0">
<draw:image xlink:href="../Images/AРМІЯINFORM/2023-04-19T96-00-00-04-00/leontij-shypilov-150x150.jpg" xlink:type="simple" xlink:show="embed" xlink:actuate="onLoad" draw:mime-type="image/jpeg"/>
</draw:frame>
</text:a>
</text:p>
      <text:p text:style-name="P4">
Леонтій Шипілов</text:p>
      <text:p text:style-name="P4">
Про необхідність перенесення в Україну праху українського державного,військового та політичного діяча, полковника Армії УНР Євгена Коновальцяговорив перший заступник Голови Держкомтелерадіо України Богдан Червак.Кандидат юридичних наук, доцент Леонтій Шипілов ознайомив присутніх із наявноюна сьогодні нормативною базою щодо створення Пантеону Героїв. Також вінзазначив, що в пантеоні має бути реалізована концепція тяглости українськоїдержавності від Київської Русі до сучасності. Національний Пантеон українськихГероїв — це не військове меморіальне кладовище, а інша локація, яка має бути вцентрі Києва.</text:p>
      <text:p text:style-name="P4">
<draw:frame draw:style-name="fr1" draw:name="Image418" text:anchor-type="as-char" svg:width="6.9236in" svg:height="4.615733in" draw:z-index="0">
<draw:image xlink:href="../Images/AРМІЯINFORM/2023-04-19T96-00-00-04-00/bogdan-matkivskyj.jpg" xlink:type="simple" xlink:show="embed" xlink:actuate="onLoad" draw:mime-type="image/jpeg"/>
</draw:frame>
Богдан Матківський</text:p>
      <text:p text:style-name="P4">
— Якщо ми не цінуємо мертвих, то і живі нам ні до чого, — цими словамирозпочав свій виступ боєць батальйону імені Сергія Кульчицького НГУ БогданМатківський. Питання пантеону, на його думку, є питанням національноїсвідомості та національної безпеки і те, що сьогодні дискусія вже перейшла від«необхідності створення» пантеону до «шляхів його створення» — надзвичайнопозитивний сигнал.</text:p>
      <text:p text:style-name="P4">
<draw:frame draw:style-name="fr1" draw:name="Image419" text:anchor-type="as-char" svg:width="6.9236in" svg:height="4.615733in" draw:z-index="0">
<draw:image xlink:href="../Images/AРМІЯINFORM/2023-04-19T96-00-00-04-00/bogdan-skopenko.jpg" xlink:type="simple" xlink:show="embed" xlink:actuate="onLoad" draw:mime-type="image/jpeg"/>
</draw:frame>
Богдан Скопенко</text:p>
      <text:p text:style-name="P4">
Кандидат історичних наук, представник Національного університету оборониУкраїни Богдан Скопенко розповів про світовий досвід упорядкування пантеонів,навівши приклади Давнього Риму, Франції, Португалії та Венесуели. У багатьохкраїнах законодавчо встановлено, хто саме має право бути похованим у пантеоні,який час має минути від смерті людини, щоб її останки могли перенести допантеону тощо.</text:p>
      <text:p text:style-name="P4">
— Дбаючи про свої національні інтереси, враховуючи свої національніособливості, ми маємо враховувати світовий досвід створення та функціонуванняпантеонів, бо ми самі такого досвіду ще не маємо, — зазначив Богдан Скопенко.</text:p>
      <text:p text:style-name="P4">
Він також висловив думку, що Національний Пантеон Героїв і Національневійськове меморіальне кладовище — мають бути різними локаціями.</text:p>
      <text:p text:style-name="P4">
Інші учасники говорили про необхідність концептуального підходу до проблемистворення Пантеону, про потребу започаткування подібних меморіалів у регіонахУкраїни, про впровадження відвідання Пантеону видатних діячів до програмвізитів іноземних делегацій та національно-патріотичного виховання молодітощо. Детальніше про це — в наступних матеріалах АрміяInform.</text:p>
      <text:p text:style-name="P4">
<text:a xlink:type="simple" xlink:href="https://armyinform.com.ua/wp-content/uploads/2023/04/zal-01.jpg" text:style-name="Internet_20_link" text:visited-style-name="Visited_20_Internet_20_Link">
<draw:frame draw:style-name="fr1" draw:name="Image420" text:anchor-type="as-char" svg:width="6.9236in" svg:height="6.9236in" draw:z-index="0">
<draw:image xlink:href="../Images/AРМІЯINFORM/2023-04-19T96-00-00-04-00/zal-01-150x150.jpg" xlink:type="simple" xlink:show="embed" xlink:actuate="onLoad" draw:mime-type="image/jpeg"/>
</draw:frame>
</text:a>
</text:p>
      <text:p text:style-name="P4">
<text:a xlink:type="simple" xlink:href="https://armyinform.com.ua/wp-content/uploads/2023/04/zal-02.jpg" text:style-name="Internet_20_link" text:visited-style-name="Visited_20_Internet_20_Link">
<draw:frame draw:style-name="fr1" draw:name="Image421" text:anchor-type="as-char" svg:width="6.9236in" svg:height="6.9236in" draw:z-index="0">
<draw:image xlink:href="../Images/AРМІЯINFORM/2023-04-19T96-00-00-04-00/zal-02-150x150.jpg" xlink:type="simple" xlink:show="embed" xlink:actuate="onLoad" draw:mime-type="image/jpeg"/>
</draw:frame>
</text:a>
</text:p>
      <text:p text:style-name="P4">
Р.S.: <text:span text:style-name="T5">
Круглий стіл було організовано Інформаційним агентством «АрміяInform»за сприяння Державного комітету телебачення і радіомовлення України.</text:span>
</text:p>
      <text:p text:style-name="P4">
<text:span text:style-name="T4">
Фото Дмитра Юрченка</text:span>
</text:p>
      <text:p text:style-name="P4">
Source: <text:a xlink:type="simple" xlink:href="https://armyinform.com.ua/2023/04/19/panteon-geroyiv-yak-uvikovichyty-pamyat/" text:style-name="Internet_20_link" text:visited-style-name="Visited_20_Internet_20_Link">
https://armyinform.com.ua/2023/04/19/panteon-geroyiv-yak-uvikovichyty-pamyat/</text:a>
</text:p>
      <!--NEWS-->
      <text:h text:style-name="P10" text:outline-level="1">
<text:span text:style-name="T4">
Україна і світ — проти російської агресії. Санкції в дії</text:span>
</text:h>
      <text:p text:style-name="P4">
Author: ['АРМІЯINFORM']</text:p>
      <text:p text:style-name="P4">
Time: 2023-04-19T97:00:00-04:00</text:p>
      <text:p text:style-name="P4">
Description: Служба зовнішньої розвідки України продовжує розповідати про санкції та інш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photo5289480296833597448-1.jpg" text:style-name="Internet_20_link" text:visited-style-name="Visited_20_Internet_20_Link">
photo5289480296833597448-1.jpg</text:a>
']</text:p>
      <text:p text:style-name="P4">
Tags: ['АНТИРОСІЙСЬКІ САНКЦІЇ', 'СЛУЖБА ЗОВНІШНЬОЇ РОЗВІДКИ УКРАЇНИ']</text:p>
      <text:p text:style-name="P4">
Category: News</text:p>
      <!--METADATA-->
      <text:p text:style-name="P4">
<draw:frame draw:style-name="fr1" draw:name="Image422" text:anchor-type="as-char" svg:width="6.9236in" svg:height="3.894525in" draw:z-index="0">
<draw:image xlink:href="../Images/AРМІЯINFORM/2023-04-19T97-00-00-04-00/photo5289480296833597448-1.jpg" xlink:type="simple" xlink:show="embed" xlink:actuate="onLoad" draw:mime-type="image/jpeg"/>
</draw:frame>
</text:p>
      <text:p text:style-name="P4">
Служба зовнішньої розвідки України <text:a xlink:type="simple" xlink:href="https://www.facebook.com/SZRUkraine/posts/pfbid02KqZi5be45h6Mcaui7UyUu6QyatrWb74KybLc9WdqyxFd9c8w2UMNdsJPWTkT4n79l" text:style-name="Internet_20_link" text:visited-style-name="Visited_20_Internet_20_Link">
продовжуєрозповідати</text:a>
про санкції та інші дії міжнародної спільноти, спрямовані проти країни-терориста.</text:p>
      <text:p text:style-name="P4">
<text:span text:style-name="T4">
Ситуація станом на 19 квітня 2023 року</text:span>
</text:p>
      <text:p text:style-name="P4">
Міністри закордонних справ країн G7 попередили: ті, хто допомагає росії вестивійну проти України, заплатять високу ціну.</text:p>
      <text:p text:style-name="P4">
росію треба стримати, щоб вона не зважилася на подальшу агресію, — заявивДержсекретар США Ентоні Блінкен після зустрічі міністрів закордонних справ G7у Японії. <text:span text:style-name="T5">
«Це включає посилення санкцій і заходів експортного контролю, якічинитимуть тиск на росію, обмежуючи її можливості вести війну, переслідуванняпорушників санкцій, де б вони не ховалися, неприйняття ядерного шантажу москвита забезпечення притягнення до відповідальності за воєнні злочини»,</text:span>
 — сказавБлінкен.</text:p>
      <text:p text:style-name="P4">
Польща представила пропозицію щодо нового пакета санкцій проти росії черезведення загарбницької війни проти України. Пропозиція Варшави включає зупинкуімпорту російської нафти через північну частину нафтопроводу «Дружба» доНімеччини. Вона також передбачає припинення імпорту російських алмазів іприродного газу, включаючи СПГ, і обмеження співпраці в ядерній енергетиці.</text:p>
      <text:p text:style-name="P4">
<text:span text:style-name="T5">
«Ми їх підтримуємо і будемо підтримувати, і ми закликаємо весь світ такожбезперервно надавати цю підтримку Україні, поки ця війна дійсно не закінчитьсябез перемоги росії. росія не може виграти цю війну. Якщо росія виграє цювійну, вона нападе на більше країн»,</text:span>
 — заявив президент Польщі Анджей Дуда.</text:p>
      <text:p text:style-name="P4">
Польща пропонує відкрити навчальний центр для тренувань на ракетних системахHIMARS на своїй території.</text:p>
      <text:p text:style-name="P4">
Генеральний прокурор США Меррік Гарленд анонсував призначення прокурора доМіжнародного центру з розслідування злочинів агресії проти України приЄвроюсті та постійного юридичного радника у посольство в Україні для допомогив роботі «з низки складних питань сектору юстиції».</text:p>
      <text:p text:style-name="P4">
Від концепції «стримування ударом у відповідь» (deterrence by retaliation)НАТО переходить до «стримування недопущенням» (deterrence by denial) щодоможливої російської агресії проти країн Альянсу.</text:p>
      <text:p text:style-name="P4">
ВПС Сполученого Королівства та Німеччини спільно перехопили три російськілітаки, що перебували над Фінською затокою і Балтійським морем.</text:p>
      <text:p text:style-name="P4">
Рада Євросоюзу затвердила пропозицію Європейської комісії розширити діюмобільного роумінгу в ЄС на Україну.</text:p>
      <text:p text:style-name="P4">
Статистичне відомство ЄС повідомило, що кількість громадян України, які влютому 2023 року отримали статус тимчасового захисту, зменшилась у 19 із 26країн-членів Європейського Союзу. Найбільшу кількість СТЗ українцям у лютомунадала Німеччина — 25 125, за нею ідуть Польща (24 905), Чехія (9 775) таРумунія (7 920).</text:p>
      <text:p text:style-name="P4">
Польща почала зводити електронний бар’єр на кордоні з калінінградською областюрф.</text:p>
      <text:p text:style-name="P4">
Литва планує дозволити юристам з третіх країн, зокрема з України, надаватиюридичні послуги в країні та користуватися гарантіями адвокатської діяльності.</text:p>
      <text:p text:style-name="P4">
Прем’єр-міністр Литви Інгріда Шимоніте заявила, що російські пропагандистськіповідомлення про візит диктатора рф на тимчасово окуповані території України єспробою провести порівняння путіна з Президентом Володимиром Зеленським, щобнадихнути демотивовану армію окупантів.</text:p>
      <text:p text:style-name="P4">
Латвійські правоохоронці оголосили у міжнародний розшук громадянина Латвіїалександра малишева, який брав участь у бойових діях проти України.</text:p>
      <text:p text:style-name="P4">
<text:span text:style-name="T4">
рф</text:span>
</text:p>
      <text:p text:style-name="P4">
Найбільший кіпрський банк Bank Of Cyprus надіслав російським клієнтамповідомлення про те, що закриє їхні рахунки протягом двох місяців.</text:p>
      <text:p text:style-name="P4">
Шведський виробник горілки Absolut заявив про рішення припинити експорт своєїпродукції на росію.</text:p>
      <text:p text:style-name="P4">
Компанія Yum! Brands завершила угоду з продажу мережі KFC на росії та заявила,що повністю іде з рф.</text:p>
      <text:p text:style-name="P4">
уряд рф готується запровадити щомісячний валютний ліміт для іноземнихкомпаній, які прагнуть викупити свої активи та піти з росії. Водночас главацентробанку набіулліна спробувала заспокоїти росіян, заявивши, що банк «непланує запровадження додаткових валютних обмежень, можливо, якийсь „тюнінг“,що називається».</text:p>
      <text:p text:style-name="P4">
Вантажівки китайського виробника Sitrak зайняли 18 % російського ринку новихвеликовантажних автомобілів, Shacman — 10,5 %. Саме ці бренди посіли першімісця у лізингу вантажівок на рф, через більшу якість та нижчу вартість ніжросійський камаз.</text:p>
      <text:p text:style-name="P4">
російські переробники полімерів, які втратили частину експортного ринку черезміжнародні санкції, звернулись до уряду з проханням запровадити«загороджувальні» мита (понад 20 %) на готову імпортну продукцію, здебільшогоз Китаю, і «обнулити» ввізні ставки на матеріали та комплектувальні. У«дружніх» до росії країнах запроваджено мито в розмірі 20-35 % на російськупродукцію цього сегмента.</text:p>
      <text:p text:style-name="P4">
гєнпрокуратура рф визнала «небажаною» діяльність на росії міжнародногоекологічного фонду «Беллона», яка сприяла безпечному зберіганню ядернихматеріалів та радіоактивних відходів на колишніх військово-морських базах наузбережжі Кольського півострова.</text:p>
      <text:p text:style-name="P4">
Вартість долара США на рф з початку року підвищилась на 13 руб, лише за дватижні квітня — на понад 4 руб.</text:p>
      <text:p text:style-name="P4">
кремль збирається змінити податковий кодекс та стягнути додатковий разовийзбір із компаній за надприбуток (windfall tax), отриманий у 2021-2022 роки, урозмірі 10 % від суми перевищення прибутку над показником 2018-2019 років; уразі дострокової сплати — 5 %. Формально закон про так званий windfall taxзапрацює 1 січня 2024 року, проте російська влада має намір змусити бізнесдостроково, до жовтня-листопада, сплатити внесок, який спочатку декларувавсяяк добровільний, але врешті став обов’язковим. Загалом російський мінфінпланує стягнути 300 млрд рублів ($ 2,4 млрд) від компаній, чистий доподатковийприбуток яких перевищує 1 млрд рублів. Ці гроші мають допомогти закрити діру вросійському бюджеті, яка встановила у перші місяці 2023 рекорд як мінімум за25 років.</text:p>
      <text:p text:style-name="P4">
З 18 квітня банк «інтєза» зупинив відкриття валютних рахунків для росіян.</text:p>
      <text:p text:style-name="P4">
мінтранс попередив про подорожчання вартості авіаквитків улітку на 15-30 %,пов’язавши це із відсутністю рішення уряду про субсидування перевезень. 2022року на підтримку авіагалузі уряд надав 100 млрд руб, цього року вільнихгрошей немає.</text:p>
      <text:p text:style-name="P4">
Розсилка повісток через портал «госуслугі» в тестовому режимі розпочнеться умоскві вже під час весняного призову, — заявив військовий комісар столиці рф.</text:p>
      <text:p text:style-name="P4">
депутати госдуми рф затвердили довічне позбавлення волі за державну зраду,схваливши поправки до закону у третьому читанні.</text:p>
      <text:p text:style-name="P4">
глава комітету совєта фєдєрації рф з економічної політики кутєпов запропонуваввизнати окупантів, які воюють проти України, «соціально вразливою категорією»,щоб їх потім можна було хоч якось працевлаштовувати у сфері соціальногопідприємництва.</text:p>
      <text:p text:style-name="P4">
Орендувати квартиру або будинок у сочі на травневі свята обійдеться росіянамна 25 % дорожче, ніж рік тому.</text:p>
      <text:p text:style-name="P4">
палата представітєлєй національного собранія рєспубліки бєлорусь ухвалила удругому читанні законопроєкт «про ізмєнєніє законов». У ньому посилено порядокпогодження виїзду з рб керівників державних органів, а також керівниківдержавних організацій та працівників, які здійснюють забезпечення діяльності йтехнічне обслуговування державних органів, яким надано допуск до державнихсекретів. Також визначено, що відстрочка від призову на військову службунадається громадянам, які навчаються за кордоном тільки на очній формінавчання та вступили до зазначених закладів освіти віком до 18 років.</text:p>
      <text:p text:style-name="P4">
палата представітєлєй також розглядає зміни до закону про змі, в якихпередбачають можливість «ухвалювати рішення щодо закордонних ЗМІ», що маютьакредитацію в білорусі, якщо їхні держави перешкоджають розповсюдженнюматеріалів білоруських медіа.</text:p>
      <text:p text:style-name="P4">
Якщо рік тому приватні компанії у мінську становили 81,5 %, то зараз 79,3 %.Їхній внесок у податкові надходження скарбниці при цьому впав з 77,8 % до 74,6%. Податкові доходи бюджету від компаній мінської області впали до 125,4 млнрублів. Удвічі просіли акцизи — до 72,6 млн рублів. Надходження податку надодану вартість знизилися в 1,7 раза.</text:p>
      <text:p text:style-name="P4">
Суд свєтлогорського району гомєльської області визнав екстремістським контентгрупи «Новини Білорусі від Reform.by» в «однокласниках».</text:p>
      <text:p text:style-name="P4">
Source: <text:a xlink:type="simple" xlink:href="https://armyinform.com.ua/2023/04/19/ukrayina-i-svit-proty-rosijskoyi-agresiyi-sankcziyi-v-diyi-10/" text:style-name="Internet_20_link" text:visited-style-name="Visited_20_Internet_20_Link">
https://armyinform.com.ua/2023/04/19/ukrayina-i-svit-proty-rosijskoyi-agresiyi-sankcziyi-v-diyi-10/</text:a>
</text:p>
      <!--NEWS-->
      <text:h text:style-name="P10" text:outline-level="1">
<text:span text:style-name="T4">
Генпрокуратура має докази фінансування катівень в Україні спецслужбами росії</text:span>
</text:h>
      <text:p text:style-name="P4">
Author: ['АРМІЯINFORM']</text:p>
      <text:p text:style-name="P4">
Time: 2023-04-19T98:00:00-04:00</text:p>
      <text:p text:style-name="P4">
Description: Офіс генерального прокурора України отримав докази, які вказують на пряму причет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9_22-13-23.jpg" text:style-name="Internet_20_link" text:visited-style-name="Visited_20_Internet_20_Link">
photo_2023-04-19_22-13-23.jpg</text:a>
']</text:p>
      <text:p text:style-name="P4">
Tags: ['STOPRUSSIA', 'АНДРІЙ КОСТІН', 'ВОЄННІ ЗЛОЧИНИ ЗС РФ', 'ВТОРГНЕННЯ РФ', 'ГЕНЕРАЛЬНИЙ ПРОКУРОР УКРАЇНИ', 'КОНГРЕС США']</text:p>
      <text:p text:style-name="P4">
Category: News</text:p>
      <!--METADATA-->
      <text:p text:style-name="P4">
<draw:frame draw:style-name="fr1" draw:name="Image423" text:anchor-type="as-char" svg:width="6.9236in" svg:height="5.008792in" draw:z-index="0">
<draw:image xlink:href="../Images/AРМІЯINFORM/2023-04-19T98-00-00-04-00/photo_2023-04-19_22-13-23.jpg" xlink:type="simple" xlink:show="embed" xlink:actuate="onLoad" draw:mime-type="image/jpeg"/>
</draw:frame>
</text:p>
      <text:p text:style-name="P4">
Офіс генерального прокурора України отримав докази, які вказують на прямупричетність російських спецслужб до створення окупаційними силами камер тортурна українській території та вчинення масових катувань людей.</text:p>
      <text:p text:style-name="P4">
Про це <text:a xlink:type="simple" xlink:href="https://www.gp.gov.ua/ua/posts/zvernennya-generalnogo-prokurora-andriya-kostina-do-komitetu-iz-zakordonnix-sprav-palati-predstavnikiv-kongresu-ssa" text:style-name="Internet_20_link" text:visited-style-name="Visited_20_Internet_20_Link">
заявив</text:a>
 підчас слухань у Конгресі США генеральний прокурор України Андрій Костін.</text:p>
      <text:p text:style-name="P4">
«Під час розслідування ми виявили відповідну фінансову документацію, що єдоказом прямого зв'язку між катівнями та російськими спецслужбами. Це є чіткимсвідченням того, що політика катувань – частина злочинного плану Москви зпідкорення українців», – сказав він.</text:p>
      <text:p text:style-name="P4">
Він поінформував конгресменів, що українські слідчі лише в Херсоні та областівиявили близько 20 таких катівень, а свідчення про те, що там чинили росіяни,надали понад тисяча людей, які пройшли через це.</text:p>
      <text:p text:style-name="P4">
Source: <text:a xlink:type="simple" xlink:href="https://armyinform.com.ua/2023/04/19/genprokuratura-maye-dokazy-finansuvannya-kativen-v-ukrayini-speczsluzhbamy-rosiyi/" text:style-name="Internet_20_link" text:visited-style-name="Visited_20_Internet_20_Link">
https://armyinform.com.ua/2023/04/19/genprokuratura-maye-dokazy-finansuvannya-kativen-v-ukrayini-speczsluzhbamy-rosiyi/</text:a>
</text:p>
      <!--NEWS-->
      <text:h text:style-name="P10" text:outline-level="1">
<text:span text:style-name="T4">
Коротко. Війна. День 420. Відеодайджест</text:span>
</text:h>
      <text:p text:style-name="P4">
Author: ['АРМІЯINFORM']</text:p>
      <text:p text:style-name="P4">
Time: 2023-04-19T99:00:00-04:00</text:p>
      <text:p text:style-name="P4">
Description: Джерело: ГШ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44444.jpg" text:style-name="Internet_20_link" text:visited-style-name="Visited_20_Internet_20_Link">
444444.jpg</text:a>
']</text:p>
      <text:p text:style-name="P4">
Tags: ['STOPRUSSIA', 'ВІДЕОДАЙДЖЕСТ', 'ВТОРГНЕННЯ РФ', 'ГШ ЗС УКРАЇНИ']</text:p>
      <text:p text:style-name="P4">
Category: News</text:p>
      <!--METADATA-->
      <text:p text:style-name="P4">
<draw:frame draw:style-name="fr1" draw:name="Image424" text:anchor-type="as-char" svg:width="6.9236in" svg:height="3.732974in" draw:z-index="0">
<draw:image xlink:href="../Images/AРМІЯINFORM/2023-04-19T99-00-00-04-00/444444.jpg" xlink:type="simple" xlink:show="embed" xlink:actuate="onLoad" draw:mime-type="image/jpeg"/>
</draw:frame>
</text:p>
      <text:p text:style-name="P4">
<text:span text:style-name="T5">
Джерело:<text:a xlink:type="simple" xlink:href="https://www.facebook.com/GeneralStaff.ua/videos/1307142453230813/" text:style-name="Internet_20_link" text:visited-style-name="Visited_20_Internet_20_Link">
ГШ ЗСУкраїни</text:a>
</text:span>
</text:p>
      <text:p text:style-name="P4">
Source: <text:a xlink:type="simple" xlink:href="https://armyinform.com.ua/2023/04/19/korotko-vijna-den-420-videodajdzhest/" text:style-name="Internet_20_link" text:visited-style-name="Visited_20_Internet_20_Link">
https://armyinform.com.ua/2023/04/19/korotko-vijna-den-420-videodajdzhest/</text:a>
</text:p>
      <!--NEWS-->
      <text:h text:style-name="P10" text:outline-level="1">
<text:span text:style-name="T4">
Зенітники збили 10 із 11 «шахедів», що атакували Україну</text:span>
</text:h>
      <text:p text:style-name="P4">
Authors: Ukrinform (Person)</text:p>
      <text:p text:style-name="P4">
Publisher: Укринформ (Organization)</text:p>
      <text:p text:style-name="P4">
Published Time: 2023-04-20T-31:59:00+03:00</text:p>
      <text:p text:style-name="P4">
Modified Time: 2023-04-20T00:59:00+03:00</text:p>
      <text:p text:style-name="P4">
Description: Підрозділи зенітно-ракетних військ ЗСУ збили 10 із 11 ворожих "шахедів", що атакували Україну в ніч на четвер.  — Укрінформ.</text:p>
      <text:p text:style-name="P4">
Images: ["<text:a xlink:type="simple" xlink:href="https://static.ukrinform.com/photos/2022_10/thumb_files/630_360_1666840949-675.jpg" text:style-name="Internet_20_link" text:visited-style-name="Visited_20_Internet_20_Link">
630_360_16668...</text:a>
", "<text:a xlink:type="simple" xlink:href="https://static.ukrinform.com/photos/2023_04/1681941668-320.jpeg" text:style-name="Internet_20_link" text:visited-style-name="Visited_20_Internet_20_Link">
1681941668-32...</text:a>
"]</text:p>
      <text:p text:style-name="P4">
Tags: ['Повітряні сили ЗСУ', 'Війна з росією', '#stoprussia', 'ППО', 'Дрон-камікадзе']</text:p>
      <text:p text:style-name="P4">
Type: Article</text:p>
      <!--METADATA-->
      <text:p text:style-name="P4">
<draw:frame draw:style-name="fr1" draw:name="Image425" text:anchor-type="as-char" svg:width="6.9236in" svg:height="3.947448in" draw:z-index="0">
<draw:image xlink:href="../Images/yкринформ/2023-04-20T-31-59-00-03-00/630_360_1666840949-675.jpg" xlink:type="simple" xlink:show="embed" xlink:actuate="onLoad" draw:mime-type="image/jpeg"/>
</draw:frame>
Підрозділи зенітно-ракетних військ ЗСУ збили 10 із 11 ворожих "шахедів", щоатакували Україну в ніч на четвер.</text:p>
      <text:p text:style-name="P4">
Про це повідомили у <text:a xlink:type="simple" xlink:href="https://t.me/kpszsu/2478" text:style-name="Internet_20_link" text:visited-style-name="Visited_20_Internet_20_Link">
 </text:a>
 Повітряні сили ЗСУ, передаєУкрінформ.</text:p>
      <text:p text:style-name="P4">
<draw:frame draw:style-name="fr1" draw:name="Image426" text:anchor-type="as-char" svg:width="6.9236in" svg:height="6.9236in" draw:z-index="0">
<draw:image xlink:href="../Images/yкринформ/2023-04-20T-31-59-00-03-00/1681941668-320.jpeg" xlink:type="simple" xlink:show="embed" xlink:actuate="onLoad" draw:mime-type="image/jpeg"/>
</draw:frame>
</text:p>
      <text:p text:style-name="P4">
"Цієї ночі противник знову атакує ударними дронами та керованими авіабомбами.Підрозділами зенітних ракетних військ повітряного командування "Схід" знищено10 із 11 <text:a xlink:type="simple" xlink:href="https://www.ukrinform.ua/tag-dron" text:style-name="Internet_20_link" text:visited-style-name="Visited_20_Internet_20_Link">
 </text:a>
 ", - йдеться у повідомленні.</text:p>
      <text:p text:style-name="P4">
<text:span text:style-name="T4">
Читайте також:</text:span>
 <text:a xlink:type="simple" xlink:href="https://www.ukrinform.ua/rubric-ato/3698161-robimo-vse-abi-zbilsuvati-mozlivist-zahisatisa-vid-udariv-rf-zelenskij.html" text:style-name="Internet_20_link" text:visited-style-name="Visited_20_Internet_20_Link">
 </text:a>
</text:p>
      <text:p text:style-name="P4">
Як повідомляв Укрінформ, у КМВА <text:a xlink:type="simple" xlink:href="https://www.ukrinform.ua/rubric-kyiv/3698159-u-kmva-poasnili-pricinu-spalahu-nad-kievom-padav-suputnik-nasa.html" text:style-name="Internet_20_link" text:visited-style-name="Visited_20_Internet_20_Link">
 </text:a>
 падінням супутника NASA.</text:p>
      <text:p text:style-name="P4">
<text:span text:style-name="T5">
Фото ілюстративне</text:span>
</text:p>
      <text:p text:style-name="P4">
Source: <text:a xlink:type="simple" xlink:href="https://www.ukrinform.ua/rubric-ato/3698164-povitrani-sili-zbili-blizko-10-sahediv-na-pivdennoshidnomu-napramku.html" text:style-name="Internet_20_link" text:visited-style-name="Visited_20_Internet_20_Link">
https://www.ukrinform.ua/rubric-ato/3698164-povitrani-sili-zbili-blizko-10-sahediv-na-pivdennoshidnomu-napramku.html</text:a>
</text:p>
      <!--NEWS-->
      <text:h text:style-name="P10" text:outline-level="1">
<text:span text:style-name="T4">
Австрія підтримує розмінування в Україні в рамках програми ОБСЄ - Шалленберг</text:span>
</text:h>
      <text:p text:style-name="P4">
Authors: Ukrinform (Person)</text:p>
      <text:p text:style-name="P4">
Publisher: Укринформ (Organization)</text:p>
      <text:p text:style-name="P4">
Published Time: 2023-04-20T-33:53:00+03:00</text:p>
      <text:p text:style-name="P4">
Modified Time: 2023-04-20T00:53:00+03:00</text:p>
      <text:p text:style-name="P4">
Description: Австрія вже робить свій внесок у гуманітарне розмінування в Україні в рамках Програми підтримки для України ОБСЄ, але також розглядає інші варіанти долучення до розмінування українських територій. — Укрінформ.</text:p>
      <text:p text:style-name="P4">
Images: ["<text:a xlink:type="simple" xlink:href="https://static.ukrinform.com/photos/2023_04/thumb_files/630_360_1681917130-784.jpg" text:style-name="Internet_20_link" text:visited-style-name="Visited_20_Internet_20_Link">
630_360_16819...</text:a>
"]</text:p>
      <text:p text:style-name="P4">
Tags: ['Австрія', 'МЗС', 'ОБСЄ', 'Розмінування', 'Шалленберг']</text:p>
      <text:p text:style-name="P4">
Type: Article</text:p>
      <!--METADATA-->
      <text:p text:style-name="P4">
<draw:frame draw:style-name="fr1" draw:name="Image427" text:anchor-type="as-char" svg:width="6.9236in" svg:height="3.956343in" draw:z-index="0">
<draw:image xlink:href="../Images/yкринформ/2023-04-20T-33-53-00-03-00/630_360_1681917130-784.jpg" xlink:type="simple" xlink:show="embed" xlink:actuate="onLoad" draw:mime-type="image/jpeg"/>
</draw:frame>
 Австріявже робить свій внесок у гуманітарне розмінування в Україні в рамках Програмипідтримки для України ОБСЄ, але також розглядає інші варіанти долучення дорозмінування українських територій.</text:p>
      <text:p text:style-name="P4">
Про це заявив в <text:a xlink:type="simple" xlink:href="https://www.ukrinform.ua/rubric-world/3698040-aleksander-sallenberg-ministr-zakordonnih-sprav-avstrii.html" text:style-name="Internet_20_link" text:visited-style-name="Visited_20_Internet_20_Link">
 </text:a>
 міністр закордонних справАвстрії Александер Шалленберг.</text:p>
      <text:p text:style-name="P4">
"Ми швидко відреагували на заклик українського уряду надати підтримку вгуманітарному розмінуванні. Австрія вже робить свій внесок у гуманітарнерозмінування в Україні в рамках "Програми підтримки для України" ОБСЄ", -сказав він.</text:p>
      <text:p text:style-name="P4">
<text:span text:style-name="T4">
Читайте також:</text:span>
 <text:a xlink:type="simple" xlink:href="https://www.ukrinform.ua/rubric-uarazom/3606056-derzaviucasnici-obse-zapustili-programu-pidtrimki-dla-ukraini.html" text:style-name="Internet_20_link" text:visited-style-name="Visited_20_Internet_20_Link">
 <text:span text:style-name="T4">
ОБСЄ</text:span>
 <text:span text:style-name="T4">
запустили</text:span>
 <text:span text:style-name="T4">
програму</text:span>
 <text:span text:style-name="T4">
підтримки</text:span>
 <text:span text:style-name="T4">
для</text:span>
<text:span text:style-name="T4">
України</text:span>
 </text:a>
</text:p>
      <text:p text:style-name="P4">
Водночас глава МЗС додав, що австрійська сторона розглядає й інші варіантидопомогти Україні з розмінуванням.</text:p>
      <text:p text:style-name="P4">
Як повідомляв Укрінформ, 2 серпня 2022 року чинний голова ОБСЄ Збігнєв Рау тагенеральний секретар Гельґа Шмід оголосили про нову програму підтримки ОБСЄдля України. Ця програма, що передбачає реалізацію близько 25 проєктів,підтримуватиме Україну в таких сферах, як розмінування, захист навколишньогосередовища та гуманітарні потреби.</text:p>
      <text:p text:style-name="P4">
<text:span text:style-name="T4">
Читайте також:</text:span>
 <text:a xlink:type="simple" xlink:href="https://www.ukrinform.ua/rubric-polytics/3698138-nejtralitet-avstrii-zodnim-cinom-ne-zavazae-nasij-solidarnosti-z-ukrainou-sallenberg.html" text:style-name="Internet_20_link" text:visited-style-name="Visited_20_Internet_20_Link">
 <text:span text:style-name="T4">
Шалленберг</text:span>
 </text:a>
</text:p>
      <text:p text:style-name="P4">
1 лютого 2023 року Президент Володимир Зеленський під час спільної завстрійським президентом пресконференції у Києві заявляв, що Австрія могла бидопомогти Україні з антидроновими системами, системами радіоелектронноїборотьби, а також при розмінуванні.</text:p>
      <text:p text:style-name="P4">
14 квітня федеральний президент Австрії Александер Ван дер Беллен під часспільної пресконференції з президентом Польщі Анджеєм Дудою повідомив, щонаразі уряд опрацьовує питання надання Україні допомоги у розмінуваннітериторій, і він особисто проконтролює, щоб це питання "не забулося".</text:p>
      <text:p text:style-name="P4">
Source: <text:a xlink:type="simple" xlink:href="https://www.ukrinform.ua/rubric-vidbudova/3698144-avstria-pidtrimue-rozminuvanna-v-ukraini-v-ramkah-programi-obse-sallenberg.html" text:style-name="Internet_20_link" text:visited-style-name="Visited_20_Internet_20_Link">
https://www.ukrinform.ua/rubric-vidbudova/3698144-avstria-pidtrimue-rozminuvanna-v-ukraini-v-ramkah-programi-obse-sallenberg.html</text:a>
</text:p>
      <!--NEWS-->
      <text:h text:style-name="P10" text:outline-level="1">
<text:span text:style-name="T4">
Мін'юст США активно розслідує російські злочини проти України - заступниця генпрокурора</text:span>
</text:h>
      <text:p text:style-name="P4">
Authors: Ukrinform (Person)</text:p>
      <text:p text:style-name="P4">
Publisher: Укринформ (Organization)</text:p>
      <text:p text:style-name="P4">
Published Time: 2023-04-20T-35:37:00+03:00</text:p>
      <text:p text:style-name="P4">
Modified Time: 2023-04-20T00:37:00+03:00</text:p>
      <text:p text:style-name="P4">
Description: США отримали "життєво важливі" розвідувальні дані про війну в Україні завдяки законодавству про безпеку, яке дозволяє уряду збирати іноземні повідомлення через засоби зв'язку без ордера. — Укрінформ.</text:p>
      <text:p text:style-name="P4">
Images: ["<text:a xlink:type="simple" xlink:href="https://static.ukrinform.com/photos/2023_04/thumb_files/630_360_1681940767-721.jpg" text:style-name="Internet_20_link" text:visited-style-name="Visited_20_Internet_20_Link">
630_360_16819...</text:a>
"]</text:p>
      <text:p text:style-name="P4">
Tags: ['Генпрокурор', "Мін'юст", 'США', 'Російські військові', 'Воєнні злочини', 'Війна з росією']</text:p>
      <text:p text:style-name="P4">
Type: Article</text:p>
      <!--METADATA-->
      <text:p text:style-name="P4">
<draw:frame draw:style-name="fr1" draw:name="Image428" text:anchor-type="as-char" svg:width="6.9236in" svg:height="3.956343in" draw:z-index="0">
<draw:image xlink:href="../Images/yкринформ/2023-04-20T-35-37-00-03-00/630_360_1681940767-721.jpg" xlink:type="simple" xlink:show="embed" xlink:actuate="onLoad" draw:mime-type="image/jpeg"/>
</draw:frame>
 СШАотримали "життєво важливі" розвідувальні дані про війну в Україні завдякизаконодавству про безпеку, яке дозволяє уряду збирати іноземні повідомленнячерез засоби зв'язку без ордера.</text:p>
      <text:p text:style-name="P4">
Про це заявила в середу заступниця генпрокурора США Ліза Монако в Юридичномукомітеті Сенату, передає Укрінформ із посиланням на <text:a xlink:type="simple" xlink:href="https://edition.cnn.com/europe/live-news/russia-ukraine-war-news-04-19-23/index.html" text:style-name="Internet_20_link" text:visited-style-name="Visited_20_Internet_20_Link">
</text:a>
 .</text:p>
      <text:p text:style-name="P4">
Закон про нагляд за діяльністю іноземних розвідувальних служб дає урядjds СШАзмогу отримувати інформацію щодо неамериканців за кордоном, які користуютьсяамериканськими послугами зв'язку.</text:p>
      <text:p text:style-name="P4">
"Коли йдеться про цей конфлікт і про те, що росія робить в Україні, вонавиявилася життєво важливою", - заявив Монако. Розділ 702 закону "допоміг намрозкрити жахливі звірства в Україні, включаючи вбивства цивільних осіб,примусове переміщення дітей з окупованої росією території України до росії тазатримання російськими військовими біженців, котрі рятуються від насильства",зазначила вона.</text:p>
      <text:p text:style-name="P4">
<text:span text:style-name="T4">
Читайте також:</text:span>
 <text:a xlink:type="simple" xlink:href="https://www.ukrinform.ua/rubric-ato/3697229-stati-vidpravlat-prokurora-v-gaagu-akij-zosereditsa-na-zlocinah-rf-proti-ukraini.html" text:style-name="Internet_20_link" text:visited-style-name="Visited_20_Internet_20_Link">
 </text:a>
</text:p>
      <text:p text:style-name="P4">
Інформація, яку департамент отримав завдяки закону, "допомогла нам як країні іяк спільноті національної безпеки активізувати зусилля з притягненнявинуватців до відповідальності щодо України, дозволивши нам впевнено й точноговорити з міжнародним співтовариством про російські звірства", наголосилаМонако.</text:p>
      <text:p text:style-name="P4">
Вона також висловила занепокоєння, що в деяких сферах Міністерству юстиціїбракує ресурсів та повноважень для більш рішучих дій проти росії.</text:p>
      <text:p text:style-name="P4">
Вона підкреслила, що міністерство веде "активні розслідування" <text:a xlink:type="simple" xlink:href="https://www.ukrinform.ua/tag-vijskovi-zlocini" text:style-name="Internet_20_link" text:visited-style-name="Visited_20_Internet_20_Link">
</text:a>
 , скоєних під час війни, які"просуваються настільки швидко, наскільки можливо", і сподівається працювати зКонгресом для надання федеральним прокурорам юрисдикції щодо "злочинів протилюдяності".</text:p>
      <text:p text:style-name="P4">
"Ми не можемо дозволити – і не дозволимо – воєнним злочинцям уникнутивідповідальності за агресію і звірства, які вони вчинили в Україні", – додалавона.</text:p>
      <text:p text:style-name="P4">
<text:span text:style-name="T4">
Читайте також:</text:span>
 <text:a xlink:type="simple" xlink:href="https://www.ukrinform.ua/rubric-ato/3696946-v-ofisi-ombudsmena-e-desatki-video-strat-ukrainskih-vijskovih-rosianami.html" text:style-name="Internet_20_link" text:visited-style-name="Visited_20_Internet_20_Link">
 </text:a>
</text:p>
      <text:p text:style-name="P4">
Монако також заявила, що уряд США розглядає можливість використання грошейросійських олігархів, які заморозило Міністерство юстиції, для підтримкиУкраїни.</text:p>
      <text:p text:style-name="P4">
За її словами, заморожено понад півмільярда доларів активів олігархів та осіб,котрі підтримують російський уряд і ухиляються від санкцій США. Протедепартамент може заарештовувати й передавати лише ті російські активи, якібули отримані внаслідок певних видів ухилення від санкцій, сказала Монако.</text:p>
      <text:p text:style-name="P4">
Це означає, що "мільйони" доларів не можуть бути перераховані Україні,пояснила вона.</text:p>
      <text:p text:style-name="P4">
"Ми залишимо гроші на столі, якщо не будуть розширені наші можливості…, -сказала заступниця генпрокурора, додавши, що Мін’юст хоче, аби Конгрес надавїї відомству відповідні повноваження, "щоб ми могли змусити олігархівзаплатити за відновлення України".</text:p>
      <text:p text:style-name="P4">
<text:span text:style-name="T4">
Читайте також:</text:span>
 <text:a xlink:type="simple" xlink:href="https://www.ukrinform.ua/rubric-polytics/3697972-kostin-u-ssa-spectribunal-sodo-agresii-rf-mae-buti-stvorenij-na-bazi-rezolucii-genasamblei-oon.html" text:style-name="Internet_20_link" text:visited-style-name="Visited_20_Internet_20_Link">
 </text:a>
</text:p>
      <text:p text:style-name="P4">
У Конгресі тривають дискусії щодо доцільності продовження дії закону, термінякої закінчується наприкінці 2023 року.</text:p>
      <text:p text:style-name="P4">
<text:span text:style-name="T5">
Фото: Kevin Dietsch/Getty Images/TNS</text:span>
</text:p>
      <text:p text:style-name="P4">
Source: <text:a xlink:type="simple" xlink:href="https://www.ukrinform.ua/rubric-ato/3698166-minust-ssa-aktivno-rozslidue-rosijski-zlocini-proti-ukraini-zastupnica-genprokurora.html" text:style-name="Internet_20_link" text:visited-style-name="Visited_20_Internet_20_Link">
https://www.ukrinform.ua/rubric-ato/3698166-minust-ssa-aktivno-rozslidue-rosijski-zlocini-proti-ukraini-zastupnica-genprokurora.html</text:a>
</text:p>
      <!--NEWS-->
      <text:h text:style-name="P10" text:outline-level="1">
<text:span text:style-name="T4">
Президент: Волинь посилює безпеку всієї держави</text:span>
</text:h>
      <text:p text:style-name="P4">
Authors: Ukrinform (Person)</text:p>
      <text:p text:style-name="P4">
Publisher: Укринформ (Organization)</text:p>
      <text:p text:style-name="P4">
Published Time: 2023-04-20T-37:18:11+03:00</text:p>
      <text:p text:style-name="P4">
Modified Time: 2023-04-20T00:18:11+03:00</text:p>
      <text:p text:style-name="P4">
Description: Волинь демонструє справжню міцність, і це відчувається в тому, як регіон посилює безпеку всієї держави.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Прикордонники', 'Волинь', 'Кордон', 'Зеленський', 'Війна з росією', '#stoprussia']</text:p>
      <text:p text:style-name="P4">
Type: Article</text:p>
      <!--METADATA-->
      <text:p text:style-name="P4">
<draw:frame draw:style-name="fr1" draw:name="Image429" text:anchor-type="as-char" svg:width="6.9236in" svg:height="3.956343in" draw:z-index="0">
<draw:image xlink:href="../Images/yкринформ/2023-04-20T-37-18-11-03-00/630_360_1678962741-175.jpeg" xlink:type="simple" xlink:show="embed" xlink:actuate="onLoad" draw:mime-type="image/jpeg"/>
</draw:frame>
 Волиньдемонструє справжню міцність, і це відчувається в тому, як регіон посилюєбезпеку всієї держави.</text:p>
      <text:p text:style-name="P4">
Про це Президент України Володимир Зеленський сказав у своєму <text:a xlink:type="simple" xlink:href="https://www.youtube.com/watch" text:style-name="Internet_20_link" text:visited-style-name="Visited_20_Internet_20_Link">
</text:a>
 , передає Укрінформ.</text:p>
      <text:p text:style-name="P4">
_Відео:<text:a xlink:type="simple" xlink:href="https://t.me/OP_UA/9290" text:style-name="Internet_20_link" text:visited-style-name="Visited_20_Internet_20_Link">
 </text:a>
 _</text:p>
      <text:p text:style-name="P4">
“Повертаюсь із відрядження. Сьогодні був на Волині – у наших прикордонників,на межі, зокрема, із білоруссю. Облаштування кордону, захист, розвитокприкордонної території – багато питань. Волинь демонструє справжню міцність, іце відчувається в тому, як регіон посилює безпеку всієї держави”, - зазначивГлава держави.</text:p>
      <text:p text:style-name="P4">
Крім того, <text:a xlink:type="simple" xlink:href="https://www.ukrinform.ua/tag-zelenskij" text:style-name="Internet_20_link" text:visited-style-name="Visited_20_Internet_20_Link">
 </text:a>
 вручив нагородиприкордонникам. Також Президент повідомив, що Україна готує нові підрозділиприкордонників.</text:p>
      <text:p text:style-name="P4">
<text:span text:style-name="T4">
Читайте також:</text:span>
 <text:a xlink:type="simple" xlink:href="https://www.ukrinform.ua/rubric-ato/3697971-zelenskij-proviv-na-volini-naradu-sodo-oblastuvanna-ta-ohoroni-kordonu.html" text:style-name="Internet_20_link" text:visited-style-name="Visited_20_Internet_20_Link">
 <text:span text:style-name="T4">
Зеленський</text:span>
 </text:a>
</text:p>
      <text:p text:style-name="P4">
“Разом з усіма нашими силами оборони та безпеки прикордонники воюють напередовій, зокрема й на найбільш тяжких напрямках. Бахмут, загалом Донеччина.Справжні герої, які виконали успішно сотні й сотні бойових завдань”, -наголосив він.</text:p>
      <text:p text:style-name="P4">
Як повідомляв Укрінформ, Президент Володимир Зеленський <text:a xlink:type="simple" xlink:href="https://www.ukrinform.ua/rubric-ato/3697946-zelenskij-vidvidav-kordon-ukraini-z-bilorussu-i-polseu.html" text:style-name="Internet_20_link" text:visited-style-name="Visited_20_Internet_20_Link">
</text:a>
 України з білоруссю і Польщею на Волині,подякував українським прикордонникам за їх захист держави.</text:p>
      <text:p text:style-name="P4">
<text:span text:style-name="T5">
Фото: Офіс Президента</text:span>
</text:p>
      <text:p text:style-name="P4">
Source: <text:a xlink:type="simple" xlink:href="https://www.ukrinform.ua/rubric-regions/3698163-prezident-volin-posilue-bezpeku-vsiei-derzavi.html" text:style-name="Internet_20_link" text:visited-style-name="Visited_20_Internet_20_Link">
https://www.ukrinform.ua/rubric-regions/3698163-prezident-volin-posilue-bezpeku-vsiei-derzavi.html</text:a>
</text:p>
      <!--NEWS-->
      <text:h text:style-name="P10" text:outline-level="1">
<text:span text:style-name="T4">
ЛЧ: «Манчестер Сіті» й «Інтер» стали другими півфіналістами турніру</text:span>
</text:h>
      <text:p text:style-name="P4">
Authors: Ukrinform (Person)</text:p>
      <text:p text:style-name="P4">
Publisher: Укринформ (Organization)</text:p>
      <text:p text:style-name="P4">
Published Time: 2023-04-20T-39:11:29+03:00</text:p>
      <text:p text:style-name="P4">
Modified Time: 2023-04-20T00:11:29+03:00</text:p>
      <text:p text:style-name="P4">
Description: «Манчестер Сіті» і міланський «Інтер» здобули перемоги за підсумками двох матчів і вийшли до 1/2 фіналу Ліги чемпіонів. — Укрінформ.</text:p>
      <text:p text:style-name="P4">
Images: ["<text:a xlink:type="simple" xlink:href="https://static.ukrinform.com/photos/2023_04/thumb_files/630_360_1681938395-246.jpg" text:style-name="Internet_20_link" text:visited-style-name="Visited_20_Internet_20_Link">
630_360_16819...</text:a>
"]</text:p>
      <text:p text:style-name="P4">
Tags: ['Баварія', 'Футбол', 'Ліга чемпіонів', 'Манчестер Сіті', 'Інтер Мілан']</text:p>
      <text:p text:style-name="P4">
Type: Article</text:p>
      <!--METADATA-->
      <text:p text:style-name="P4">
<draw:frame draw:style-name="fr1" draw:name="Image430" text:anchor-type="as-char" svg:width="6.9236in" svg:height="3.956343in" draw:z-index="0">
<draw:image xlink:href="../Images/yкринформ/2023-04-20T-39-11-29-03-00/630_360_1681938395-246.jpg" xlink:type="simple" xlink:show="embed" xlink:actuate="onLoad" draw:mime-type="image/jpeg"/>
</draw:frame>
«Манчестер Сіті» і міланський «Інтер» здобули перемоги за підсумками двохматчів і вийшли до 1/2 фіналу Ліги чемпіонів.</text:p>
      <text:p text:style-name="P4">
Завершилися матчі-відповіді другого ігрового дня чвертьфіналів Ліги чемпіонів,передає Укрінформ.</text:p>
      <text:p text:style-name="P4">
«Манчестер Сіті» зіграв внічию з «Баварією» - 1:1 (3:1 за сумою двохпоєдинків). У складі «містян» відзначився Голланд. Мюнхенці відповіли голомКімміха.</text:p>
      <text:p text:style-name="P4">
У паралельному матчі «Інтер» і «Бенфіка» сильнішого не виявили - 3:3 (5:3 засумою двох зустрічей).</text:p>
      <text:p text:style-name="P4">
<text:span text:style-name="T4">
Читайте також:</text:span>
 <text:a xlink:type="simple" xlink:href="https://www.ukrinform.ua/rubric-sports/3697683-lc-real-madrid-i-milan-projsli-do-cvertfinalu-zmagan.html" text:style-name="Internet_20_link" text:visited-style-name="Visited_20_Internet_20_Link">
 <text:span text:style-name="T4">
Реал</text:span>
 <text:span text:style-name="T4">
Мадрид</text:span>
 </text:a>
</text:p>
      <text:p text:style-name="P4">
У півфіналі змагань «Манчестер Сіті» зіграє з «Реалом», а «Інтер» - з«Міланом».</text:p>
      <text:p text:style-name="P4">
Фото: twitter.com/mancity</text:p>
      <text:p text:style-name="P4">
Source: <text:a xlink:type="simple" xlink:href="https://www.ukrinform.ua/rubric-sports/3698162-lc-mancester-siti-j-inter-stali-drugimi-pivfinalistami-turniru.html" text:style-name="Internet_20_link" text:visited-style-name="Visited_20_Internet_20_Link">
https://www.ukrinform.ua/rubric-sports/3698162-lc-mancester-siti-j-inter-stali-drugimi-pivfinalistami-turniru.html</text:a>
</text:p>
      <!--NEWS-->
      <text:h text:style-name="P10" text:outline-level="1">
<text:span text:style-name="T4">
У Бахмуті досі залишаються діти - Верещук</text:span>
</text:h>
      <text:p text:style-name="P4">
Authors: Ukrinform (Person)</text:p>
      <text:p text:style-name="P4">
Publisher: Укринформ (Organization)</text:p>
      <text:p text:style-name="P4">
Published Time: 2023-04-20T-41:08:00+03:00</text:p>
      <text:p text:style-name="P4">
Modified Time: 2023-04-20T00:08:00+03:00</text:p>
      <text:p text:style-name="P4">
Description: У Бахмуті Донецької області досі залишаються діти, але евакуйовувати їх звідти стає все важче. — Укрінформ.</text:p>
      <text:p text:style-name="P4">
Images: ["<text:a xlink:type="simple" xlink:href="https://static.ukrinform.com/photos/2023_01/thumb_files/630_360_1673897824-865.png" text:style-name="Internet_20_link" text:visited-style-name="Visited_20_Internet_20_Link">
630_360_16738...</text:a>
"]</text:p>
      <text:p text:style-name="P4">
Tags: ['Діти', 'Верещук', 'Єдині новини']</text:p>
      <text:p text:style-name="P4">
Type: Article</text:p>
      <!--METADATA-->
      <text:p text:style-name="P4">
<draw:frame draw:style-name="fr1" draw:name="Image431" text:anchor-type="as-char" svg:width="6.9236in" svg:height="3.956343in" draw:z-index="0">
<draw:image xlink:href="../Images/yкринформ/2023-04-20T-41-08-00-03-00/630_360_1673897824-865.png" xlink:type="simple" xlink:show="embed" xlink:actuate="onLoad" draw:mime-type="image/png"/>
</draw:frame>
 У БахмутіДонецької області досі залишаються діти, але евакуйовувати їх звідти стає всеважче.</text:p>
      <text:p text:style-name="P4">
Про це віцепрем'єр-міністр - міністр з питань реінтеграції тимчасовоокупованих територій Ірина Верещук сказала в ефірі телемарафону «Єдиніновини», передає Укрінформ.</text:p>
      <text:p text:style-name="P4">
«У Бахмуті залишаються (діти - ред.). Але ви знаєте, все важче і важче до нихдістатися. Ви ж знаєте, що робить ворог. Тому ми робимо все, щоб у наближенихселах якомога менше було дітей, і щоб якомога менше взагалі перебувало у зонібойових дій жінок, людей похилого віку, тих, хто не може собі зарадити», -сказала Верещук.</text:p>
      <text:p text:style-name="P4">
<text:span text:style-name="T5">
Відео: Телемарафон “Єдині новини”</text:span>
</text:p>
      <text:p text:style-name="P4">
<text:span text:style-name="T4">
Читайте також:</text:span>
 <text:a xlink:type="simple" xlink:href="https://www.ukrinform.ua/rubric-ato/3698010-zsu-strimuut-natisk-u-bahmuti-kudi-vorog-kinuv-najbilsu-kilkist-sil-sirskij.html" text:style-name="Internet_20_link" text:visited-style-name="Visited_20_Internet_20_Link">
 <text:span text:style-name="T4">
Бахмут</text:span>
 </text:a>
</text:p>
      <text:p text:style-name="P4">
Як повідомлялося, 7 березня Кабінет Міністрів схвалив ініціативу з примусової<text:a xlink:type="simple" xlink:href="https://www.ukrinform.ua/tag-evakuacia" text:style-name="Internet_20_link" text:visited-style-name="Visited_20_Internet_20_Link">
 </text:a>
 дітей із зон бойових дій.Підставою для проведення обов’язкової евакуації відтепер є рішення обласнихвійськових адміністрацій, погоджене з органами військового командування таКоординаційним штабом з питань проведення обов’язкової евакуації населення.Обов’язкова евакуація у примусовий спосіб дітей здійснюватиметься засупроводом одного з батьків, особи, яка їх замінює, або іншого законногопредставника.</text:p>
      <text:p text:style-name="P4">
Source: <text:a xlink:type="simple" xlink:href="https://www.ukrinform.ua/rubric-society/3698037-u-bahmuti-dosi-zalisautsa-diti-veresuk.html" text:style-name="Internet_20_link" text:visited-style-name="Visited_20_Internet_20_Link">
https://www.ukrinform.ua/rubric-society/3698037-u-bahmuti-dosi-zalisautsa-diti-veresuk.html</text:a>
</text:p>
      <!--NEWS-->
      <text:h text:style-name="P10" text:outline-level="1">
<text:span text:style-name="T4">
У Бахмуті досі залишаються діти - Верещук</text:span>
</text:h>
      <text:p text:style-name="P4">
Authors: Ukrinform (Person)</text:p>
      <text:p text:style-name="P4">
Publisher: Укринформ (Organization)</text:p>
      <text:p text:style-name="P4">
Published Time: 2023-04-20T00:08:00+03:00</text:p>
      <text:p text:style-name="P4">
Modified Time: 2023-04-20T00:08:00+03:00</text:p>
      <text:p text:style-name="P4">
Description: У Бахмуті Донецької області досі залишаються діти, але евакуйовувати їх звідти стає все важче. — Укрінформ.</text:p>
      <text:p text:style-name="P4">
Images: ["<text:a xlink:type="simple" xlink:href="https://static.ukrinform.com/photos/2023_01/thumb_files/630_360_1673897824-865.png" text:style-name="Internet_20_link" text:visited-style-name="Visited_20_Internet_20_Link">
630_360_16738...</text:a>
"]</text:p>
      <text:p text:style-name="P4">
Tags: ['Діти', 'Верещук', 'Єдині новини']</text:p>
      <text:p text:style-name="P4">
Type: Article</text:p>
      <!--METADATA-->
      <text:p text:style-name="P4">
<draw:frame draw:style-name="fr1" draw:name="Image432" text:anchor-type="as-char" svg:width="6.9236in" svg:height="3.956343in" draw:z-index="0">
<draw:image xlink:href="../Images/yкринформ/2023-04-20T00-08-00-03-00/630_360_1673897824-865.png" xlink:type="simple" xlink:show="embed" xlink:actuate="onLoad" draw:mime-type="image/png"/>
</draw:frame>
 У БахмутіДонецької області досі залишаються діти, але евакуйовувати їх звідти стає всеважче.</text:p>
      <text:p text:style-name="P4">
Про це віцепрем'єр-міністр - міністр з питань реінтеграції тимчасовоокупованих територій Ірина Верещук сказала в ефірі телемарафону «Єдиніновини», передає Укрінформ.</text:p>
      <text:p text:style-name="P4">
«У Бахмуті залишаються (діти - ред.). Але ви знаєте, все важче і важче до нихдістатися. Ви ж знаєте, що робить ворог. Тому ми робимо все, щоб у наближенихселах якомога менше було дітей, і щоб якомога менше взагалі перебувало у зонібойових дій жінок, людей похилого віку, тих, хто не може собі зарадити», -сказала Верещук.</text:p>
      <text:p text:style-name="P4">
<text:span text:style-name="T5">
Відео: Телемарафон “Єдині новини”</text:span>
</text:p>
      <text:p text:style-name="P4">
<text:span text:style-name="T4">
Читайте також:</text:span>
 <text:a xlink:type="simple" xlink:href="https://www.ukrinform.ua/rubric-ato/3698010-zsu-strimuut-natisk-u-bahmuti-kudi-vorog-kinuv-najbilsu-kilkist-sil-sirskij.html" text:style-name="Internet_20_link" text:visited-style-name="Visited_20_Internet_20_Link">
 <text:span text:style-name="T4">
Бахмут</text:span>
 </text:a>
</text:p>
      <text:p text:style-name="P4">
Як повідомлялося, 7 березня Кабінет Міністрів схвалив ініціативу з примусової<text:a xlink:type="simple" xlink:href="https://www.ukrinform.ua/tag-evakuacia" text:style-name="Internet_20_link" text:visited-style-name="Visited_20_Internet_20_Link">
 </text:a>
 дітей із зон бойових дій.Підставою для проведення обов’язкової евакуації відтепер є рішення обласнихвійськових адміністрацій, погоджене з органами військового командування таКоординаційним штабом з питань проведення обов’язкової евакуації населення.Обов’язкова евакуація у примусовий спосіб дітей здійснюватиметься засупроводом одного з батьків, особи, яка їх замінює, або іншого законногопредставника.</text:p>
      <text:p text:style-name="P4">
Source: <text:a xlink:type="simple" xlink:href="https://www.ukrinform.ua/rubric-society/3698037-u-bahmuti-dosi-zalisautsa-diti-veresuk.html" text:style-name="Internet_20_link" text:visited-style-name="Visited_20_Internet_20_Link">
https://www.ukrinform.ua/rubric-society/3698037-u-bahmuti-dosi-zalisautsa-diti-veresuk.html</text:a>
</text:p>
      <!--NEWS-->
      <text:h text:style-name="P10" text:outline-level="1">
<text:span text:style-name="T4">
ЛЧ: «Манчестер Сіті» й «Інтер» стали другими півфіналістами турніру</text:span>
</text:h>
      <text:p text:style-name="P4">
Authors: Ukrinform (Person)</text:p>
      <text:p text:style-name="P4">
Publisher: Укринформ (Organization)</text:p>
      <text:p text:style-name="P4">
Published Time: 2023-04-20T00:11:29+03:00</text:p>
      <text:p text:style-name="P4">
Modified Time: 2023-04-20T00:11:29+03:00</text:p>
      <text:p text:style-name="P4">
Description: «Манчестер Сіті» і міланський «Інтер» здобули перемоги за підсумками двох матчів і вийшли до 1/2 фіналу Ліги чемпіонів. — Укрінформ.</text:p>
      <text:p text:style-name="P4">
Images: ["<text:a xlink:type="simple" xlink:href="https://static.ukrinform.com/photos/2023_04/thumb_files/630_360_1681938395-246.jpg" text:style-name="Internet_20_link" text:visited-style-name="Visited_20_Internet_20_Link">
630_360_16819...</text:a>
"]</text:p>
      <text:p text:style-name="P4">
Tags: ['Баварія', 'Футбол', 'Ліга чемпіонів', 'Манчестер Сіті', 'Інтер Мілан']</text:p>
      <text:p text:style-name="P4">
Type: Article</text:p>
      <!--METADATA-->
      <text:p text:style-name="P4">
<draw:frame draw:style-name="fr1" draw:name="Image433" text:anchor-type="as-char" svg:width="6.9236in" svg:height="3.956343in" draw:z-index="0">
<draw:image xlink:href="../Images/yкринформ/2023-04-20T00-11-29-03-00/630_360_1681938395-246.jpg" xlink:type="simple" xlink:show="embed" xlink:actuate="onLoad" draw:mime-type="image/jpeg"/>
</draw:frame>
 «МанчестерСіті» і міланський «Інтер» здобули перемоги за підсумками двох матчів і вийшлидо 1/2 фіналу Ліги чемпіонів.</text:p>
      <text:p text:style-name="P4">
Завершилися матчі-відповіді другого ігрового дня чвертьфіналів Ліги чемпіонів,передає Укрінформ.</text:p>
      <text:p text:style-name="P4">
«Манчестер Сіті» зіграв внічию з «Баварією» - 1:1 (3:1 за сумою двохпоєдинків). У складі «містян» відзначився Голланд. Мюнхенці відповіли голомКімміха.</text:p>
      <text:p text:style-name="P4">
У паралельному матчі «Інтер» і «Бенфіка» сильнішого не виявили - 3:3 (5:3 засумою двох зустрічей).</text:p>
      <text:p text:style-name="P4">
<text:span text:style-name="T4">
Читайте також:</text:span>
 <text:a xlink:type="simple" xlink:href="https://www.ukrinform.ua/rubric-sports/3697683-lc-real-madrid-i-milan-projsli-do-cvertfinalu-zmagan.html" text:style-name="Internet_20_link" text:visited-style-name="Visited_20_Internet_20_Link">
 <text:span text:style-name="T4">
Реал</text:span>
 <text:span text:style-name="T4">
Мадрид</text:span>
 </text:a>
</text:p>
      <text:p text:style-name="P4">
У півфіналі змагань «Манчестер Сіті» зіграє з «Реалом», а «Інтер» - з«Міланом».</text:p>
      <text:p text:style-name="P4">
Фото: twitter.com/mancity</text:p>
      <text:p text:style-name="P4">
Source: <text:a xlink:type="simple" xlink:href="https://www.ukrinform.ua/rubric-sports/3698162-lc-mancester-siti-j-inter-stali-drugimi-pivfinalistami-turniru.html" text:style-name="Internet_20_link" text:visited-style-name="Visited_20_Internet_20_Link">
https://www.ukrinform.ua/rubric-sports/3698162-lc-mancester-siti-j-inter-stali-drugimi-pivfinalistami-turniru.html</text:a>
</text:p>
      <!--NEWS-->
      <text:h text:style-name="P10" text:outline-level="1">
<text:span text:style-name="T4">
Президент: Волинь посилює безпеку всієї держави</text:span>
</text:h>
      <text:p text:style-name="P4">
Authors: Ukrinform (Person)</text:p>
      <text:p text:style-name="P4">
Publisher: Укринформ (Organization)</text:p>
      <text:p text:style-name="P4">
Published Time: 2023-04-20T00:18:11+03:00</text:p>
      <text:p text:style-name="P4">
Modified Time: 2023-04-20T00:18:11+03:00</text:p>
      <text:p text:style-name="P4">
Description: Волинь демонструє справжню міцність, і це відчувається в тому, як регіон посилює безпеку всієї держави.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Прикордонники', 'Волинь', 'Кордон', 'Зеленський', 'Війна з росією', '#stoprussia']</text:p>
      <text:p text:style-name="P4">
Type: Article</text:p>
      <!--METADATA-->
      <text:p text:style-name="P4">
<draw:frame draw:style-name="fr1" draw:name="Image434" text:anchor-type="as-char" svg:width="6.9236in" svg:height="3.956343in" draw:z-index="0">
<draw:image xlink:href="../Images/yкринформ/2023-04-20T00-18-11-03-00/630_360_1678962741-175.jpeg" xlink:type="simple" xlink:show="embed" xlink:actuate="onLoad" draw:mime-type="image/jpeg"/>
</draw:frame>
 Волиньдемонструє справжню міцність, і це відчувається в тому, як регіон посилюєбезпеку всієї держави.</text:p>
      <text:p text:style-name="P4">
Про це Президент України Володимир Зеленський сказав у своєму <text:a xlink:type="simple" xlink:href="https://www.youtube.com/watch" text:style-name="Internet_20_link" text:visited-style-name="Visited_20_Internet_20_Link">
</text:a>
 , передає Укрінформ.</text:p>
      <text:p text:style-name="P4">
_Відео:<text:a xlink:type="simple" xlink:href="https://t.me/OP_UA/9290" text:style-name="Internet_20_link" text:visited-style-name="Visited_20_Internet_20_Link">
 </text:a>
 _</text:p>
      <text:p text:style-name="P4">
“Повертаюсь із відрядження. Сьогодні був на Волині – у наших прикордонників,на межі, зокрема, із білоруссю. Облаштування кордону, захист, розвитокприкордонної території – багато питань. Волинь демонструє справжню міцність, іце відчувається в тому, як регіон посилює безпеку всієї держави”, - зазначивГлава держави.</text:p>
      <text:p text:style-name="P4">
Крім того, <text:a xlink:type="simple" xlink:href="https://www.ukrinform.ua/tag-zelenskij" text:style-name="Internet_20_link" text:visited-style-name="Visited_20_Internet_20_Link">
 </text:a>
 вручив нагородиприкордонникам. Також Президент повідомив, що Україна готує нові підрозділиприкордонників.</text:p>
      <text:p text:style-name="P4">
<text:span text:style-name="T4">
Читайте також:</text:span>
 <text:a xlink:type="simple" xlink:href="https://www.ukrinform.ua/rubric-ato/3697971-zelenskij-proviv-na-volini-naradu-sodo-oblastuvanna-ta-ohoroni-kordonu.html" text:style-name="Internet_20_link" text:visited-style-name="Visited_20_Internet_20_Link">
 <text:span text:style-name="T4">
Зеленський</text:span>
 </text:a>
</text:p>
      <text:p text:style-name="P4">
“Разом з усіма нашими силами оборони та безпеки прикордонники воюють напередовій, зокрема й на найбільш тяжких напрямках. Бахмут, загалом Донеччина.Справжні герої, які виконали успішно сотні й сотні бойових завдань”, -наголосив він.</text:p>
      <text:p text:style-name="P4">
Як повідомляв Укрінформ, Президент Володимир Зеленський <text:a xlink:type="simple" xlink:href="https://www.ukrinform.ua/rubric-ato/3697946-zelenskij-vidvidav-kordon-ukraini-z-bilorussu-i-polseu.html" text:style-name="Internet_20_link" text:visited-style-name="Visited_20_Internet_20_Link">
</text:a>
 України з білоруссю і Польщею на Волині,подякував українським прикордонникам за їх захист держави.</text:p>
      <text:p text:style-name="P4">
<text:span text:style-name="T5">
Фото: Офіс Президента</text:span>
</text:p>
      <text:p text:style-name="P4">
Source: <text:a xlink:type="simple" xlink:href="https://www.ukrinform.ua/rubric-regions/3698163-prezident-volin-posilue-bezpeku-vsiei-derzavi.html" text:style-name="Internet_20_link" text:visited-style-name="Visited_20_Internet_20_Link">
https://www.ukrinform.ua/rubric-regions/3698163-prezident-volin-posilue-bezpeku-vsiei-derzavi.html</text:a>
</text:p>
      <!--NEWS-->
      <text:h text:style-name="P10" text:outline-level="1">
<text:span text:style-name="T4">
Мін'юст США активно розслідує російські злочини проти України - заступниця генпрокурора</text:span>
</text:h>
      <text:p text:style-name="P4">
Authors: Ukrinform (Person)</text:p>
      <text:p text:style-name="P4">
Publisher: Укринформ (Organization)</text:p>
      <text:p text:style-name="P4">
Published Time: 2023-04-20T00:37:00+03:00</text:p>
      <text:p text:style-name="P4">
Modified Time: 2023-04-20T00:37:00+03:00</text:p>
      <text:p text:style-name="P4">
Description: США отримали "життєво важливі" розвідувальні дані про війну в Україні завдяки законодавству про безпеку, яке дозволяє уряду збирати іноземні повідомлення через засоби зв'язку без ордера. — Укрінформ.</text:p>
      <text:p text:style-name="P4">
Images: ["<text:a xlink:type="simple" xlink:href="https://static.ukrinform.com/photos/2023_04/thumb_files/630_360_1681940767-721.jpg" text:style-name="Internet_20_link" text:visited-style-name="Visited_20_Internet_20_Link">
630_360_16819...</text:a>
"]</text:p>
      <text:p text:style-name="P4">
Tags: ['Генпрокурор', "Мін'юст", 'США', 'Російські військові', 'Воєнні злочини', 'Війна з росією']</text:p>
      <text:p text:style-name="P4">
Type: Article</text:p>
      <!--METADATA-->
      <text:p text:style-name="P4">
<draw:frame draw:style-name="fr1" draw:name="Image435" text:anchor-type="as-char" svg:width="6.9236in" svg:height="3.956343in" draw:z-index="0">
<draw:image xlink:href="../Images/yкринформ/2023-04-20T00-37-00-03-00/630_360_1681940767-721.jpg" xlink:type="simple" xlink:show="embed" xlink:actuate="onLoad" draw:mime-type="image/jpeg"/>
</draw:frame>
 СШАотримали "життєво важливі" розвідувальні дані про війну в Україні завдякизаконодавству про безпеку, яке дозволяє уряду збирати іноземні повідомленнячерез засоби зв'язку без ордера.</text:p>
      <text:p text:style-name="P4">
Про це заявила в середу заступниця генпрокурора США Ліза Монако в Юридичномукомітеті Сенату, передає Укрінформ із посиланням на <text:a xlink:type="simple" xlink:href="https://edition.cnn.com/europe/live-news/russia-ukraine-war-news-04-19-23/index.html" text:style-name="Internet_20_link" text:visited-style-name="Visited_20_Internet_20_Link">
</text:a>
 .</text:p>
      <text:p text:style-name="P4">
Закон про нагляд за діяльністю іноземних розвідувальних служб дає урядjds СШАзмогу отримувати інформацію щодо неамериканців за кордоном, які користуютьсяамериканськими послугами зв'язку.</text:p>
      <text:p text:style-name="P4">
"Коли йдеться про цей конфлікт і про те, що росія робить в Україні, вонавиявилася життєво важливою", - заявив Монако. Розділ 702 закону "допоміг намрозкрити жахливі звірства в Україні, включаючи вбивства цивільних осіб,примусове переміщення дітей з окупованої росією території України до росії тазатримання російськими військовими біженців, котрі рятуються від насильства",зазначила вона.</text:p>
      <text:p text:style-name="P4">
<text:span text:style-name="T4">
Читайте також:</text:span>
 <text:a xlink:type="simple" xlink:href="https://www.ukrinform.ua/rubric-ato/3697229-stati-vidpravlat-prokurora-v-gaagu-akij-zosereditsa-na-zlocinah-rf-proti-ukraini.html" text:style-name="Internet_20_link" text:visited-style-name="Visited_20_Internet_20_Link">
 </text:a>
</text:p>
      <text:p text:style-name="P4">
Інформація, яку департамент отримав завдяки закону, "допомогла нам як країні іяк спільноті національної безпеки активізувати зусилля з притягненнявинуватців до відповідальності щодо України, дозволивши нам впевнено й точноговорити з міжнародним співтовариством про російські звірства", наголосилаМонако.</text:p>
      <text:p text:style-name="P4">
Вона також висловила занепокоєння, що в деяких сферах Міністерству юстиціїбракує ресурсів та повноважень для більш рішучих дій проти росії.</text:p>
      <text:p text:style-name="P4">
Вона підкреслила, що міністерство веде "активні розслідування" <text:a xlink:type="simple" xlink:href="https://www.ukrinform.ua/tag-vijskovi-zlocini" text:style-name="Internet_20_link" text:visited-style-name="Visited_20_Internet_20_Link">
</text:a>
 , скоєних під час війни, які"просуваються настільки швидко, наскільки можливо", і сподівається працювати зКонгресом для надання федеральним прокурорам юрисдикції щодо "злочинів протилюдяності".</text:p>
      <text:p text:style-name="P4">
"Ми не можемо дозволити – і не дозволимо – воєнним злочинцям уникнутивідповідальності за агресію і звірства, які вони вчинили в Україні", – додалавона.</text:p>
      <text:p text:style-name="P4">
<text:span text:style-name="T4">
Читайте також:</text:span>
 <text:a xlink:type="simple" xlink:href="https://www.ukrinform.ua/rubric-ato/3696946-v-ofisi-ombudsmena-e-desatki-video-strat-ukrainskih-vijskovih-rosianami.html" text:style-name="Internet_20_link" text:visited-style-name="Visited_20_Internet_20_Link">
 </text:a>
</text:p>
      <text:p text:style-name="P4">
Монако також заявила, що уряд США розглядає можливість використання грошейросійських олігархів, які заморозило Міністерство юстиції, для підтримкиУкраїни.</text:p>
      <text:p text:style-name="P4">
За її словами, заморожено понад півмільярда доларів активів олігархів та осіб,котрі підтримують російський уряд і ухиляються від санкцій США. Протедепартамент може заарештовувати й передавати лише ті російські активи, якібули отримані внаслідок певних видів ухилення від санкцій, сказала Монако.</text:p>
      <text:p text:style-name="P4">
Це означає, що "мільйони" доларів не можуть бути перераховані Україні,пояснила вона.</text:p>
      <text:p text:style-name="P4">
"Ми залишимо гроші на столі, якщо не будуть розширені наші можливості…, -сказала заступниця генпрокурора, додавши, що Мін’юст хоче, аби Конгрес надавїї відомству відповідні повноваження, "щоб ми могли змусити олігархівзаплатити за відновлення України".</text:p>
      <text:p text:style-name="P4">
<text:span text:style-name="T4">
Читайте також:</text:span>
 <text:a xlink:type="simple" xlink:href="https://www.ukrinform.ua/rubric-polytics/3697972-kostin-u-ssa-spectribunal-sodo-agresii-rf-mae-buti-stvorenij-na-bazi-rezolucii-genasamblei-oon.html" text:style-name="Internet_20_link" text:visited-style-name="Visited_20_Internet_20_Link">
 </text:a>
</text:p>
      <text:p text:style-name="P4">
У Конгресі тривають дискусії щодо доцільності продовження дії закону, термінякої закінчується наприкінці 2023 року.</text:p>
      <text:p text:style-name="P4">
<text:span text:style-name="T5">
Фото: Kevin Dietsch/Getty Images/TNS</text:span>
</text:p>
      <text:p text:style-name="P4">
Source: <text:a xlink:type="simple" xlink:href="https://www.ukrinform.ua/rubric-ato/3698166-minust-ssa-aktivno-rozslidue-rosijski-zlocini-proti-ukraini-zastupnica-genprokurora.html" text:style-name="Internet_20_link" text:visited-style-name="Visited_20_Internet_20_Link">
https://www.ukrinform.ua/rubric-ato/3698166-minust-ssa-aktivno-rozslidue-rosijski-zlocini-proti-ukraini-zastupnica-genprokurora.html</text:a>
</text:p>
      <!--NEWS-->
      <text:h text:style-name="P10" text:outline-level="1">
<text:span text:style-name="T4">
Австрія підтримує розмінування в Україні в рамках програми ОБСЄ - Шалленберг</text:span>
</text:h>
      <text:p text:style-name="P4">
Authors: Ukrinform (Person)</text:p>
      <text:p text:style-name="P4">
Publisher: Укринформ (Organization)</text:p>
      <text:p text:style-name="P4">
Published Time: 2023-04-20T00:53:00+03:00</text:p>
      <text:p text:style-name="P4">
Modified Time: 2023-04-20T00:53:00+03:00</text:p>
      <text:p text:style-name="P4">
Description: Австрія вже робить свій внесок у гуманітарне розмінування в Україні в рамках Програми підтримки для України ОБСЄ, але також розглядає інші варіанти долучення до розмінування українських територій. — Укрінформ.</text:p>
      <text:p text:style-name="P4">
Images: ["<text:a xlink:type="simple" xlink:href="https://static.ukrinform.com/photos/2023_04/thumb_files/630_360_1681917130-784.jpg" text:style-name="Internet_20_link" text:visited-style-name="Visited_20_Internet_20_Link">
630_360_16819...</text:a>
"]</text:p>
      <text:p text:style-name="P4">
Tags: ['Австрія', 'МЗС', 'ОБСЄ', 'Розмінування', 'Шалленберг']</text:p>
      <text:p text:style-name="P4">
Type: Article</text:p>
      <!--METADATA-->
      <text:p text:style-name="P4">
<draw:frame draw:style-name="fr1" draw:name="Image436" text:anchor-type="as-char" svg:width="6.9236in" svg:height="3.956343in" draw:z-index="0">
<draw:image xlink:href="../Images/yкринформ/2023-04-20T00-53-00-03-00/630_360_1681917130-784.jpg" xlink:type="simple" xlink:show="embed" xlink:actuate="onLoad" draw:mime-type="image/jpeg"/>
</draw:frame>
 Австріявже робить свій внесок у гуманітарне розмінування в Україні в рамках Програмипідтримки для України ОБСЄ, але також розглядає інші варіанти долучення дорозмінування українських територій.</text:p>
      <text:p text:style-name="P4">
Про це заявив в <text:a xlink:type="simple" xlink:href="https://www.ukrinform.ua/rubric-world/3698040-aleksander-sallenberg-ministr-zakordonnih-sprav-avstrii.html" text:style-name="Internet_20_link" text:visited-style-name="Visited_20_Internet_20_Link">
 </text:a>
 міністр закордонних справАвстрії Александер Шалленберг.</text:p>
      <text:p text:style-name="P4">
"Ми швидко відреагували на заклик українського уряду надати підтримку вгуманітарному розмінуванні. Австрія вже робить свій внесок у гуманітарнерозмінування в Україні в рамках "Програми підтримки для України" ОБСЄ", -сказав він.</text:p>
      <text:p text:style-name="P4">
<text:span text:style-name="T4">
Читайте також:</text:span>
 <text:a xlink:type="simple" xlink:href="https://www.ukrinform.ua/rubric-uarazom/3606056-derzaviucasnici-obse-zapustili-programu-pidtrimki-dla-ukraini.html" text:style-name="Internet_20_link" text:visited-style-name="Visited_20_Internet_20_Link">
 <text:span text:style-name="T4">
ОБСЄ</text:span>
 <text:span text:style-name="T4">
запустили</text:span>
 <text:span text:style-name="T4">
програму</text:span>
 <text:span text:style-name="T4">
підтримки</text:span>
 <text:span text:style-name="T4">
для</text:span>
<text:span text:style-name="T4">
України</text:span>
 </text:a>
</text:p>
      <text:p text:style-name="P4">
Водночас глава МЗС додав, що австрійська сторона розглядає й інші варіантидопомогти Україні з розмінуванням.</text:p>
      <text:p text:style-name="P4">
Як повідомляв Укрінформ, 2 серпня 2022 року чинний голова ОБСЄ Збігнєв Рау тагенеральний секретар Гельґа Шмід оголосили про нову програму підтримки ОБСЄдля України. Ця програма, що передбачає реалізацію близько 25 проєктів,підтримуватиме Україну в таких сферах, як розмінування, захист навколишньогосередовища та гуманітарні потреби.</text:p>
      <text:p text:style-name="P4">
<text:span text:style-name="T4">
Читайте також:</text:span>
 <text:a xlink:type="simple" xlink:href="https://www.ukrinform.ua/rubric-polytics/3698138-nejtralitet-avstrii-zodnim-cinom-ne-zavazae-nasij-solidarnosti-z-ukrainou-sallenberg.html" text:style-name="Internet_20_link" text:visited-style-name="Visited_20_Internet_20_Link">
 <text:span text:style-name="T4">
Шалленберг</text:span>
 </text:a>
</text:p>
      <text:p text:style-name="P4">
1 лютого 2023 року Президент Володимир Зеленський під час спільної завстрійським президентом пресконференції у Києві заявляв, що Австрія могла бидопомогти Україні з антидроновими системами, системами радіоелектронноїборотьби, а також при розмінуванні.</text:p>
      <text:p text:style-name="P4">
14 квітня федеральний президент Австрії Александер Ван дер Беллен під часспільної пресконференції з президентом Польщі Анджеєм Дудою повідомив, щонаразі уряд опрацьовує питання надання Україні допомоги у розмінуваннітериторій, і він особисто проконтролює, щоб це питання "не забулося".</text:p>
      <text:p text:style-name="P4">
Source: <text:a xlink:type="simple" xlink:href="https://www.ukrinform.ua/rubric-vidbudova/3698144-avstria-pidtrimue-rozminuvanna-v-ukraini-v-ramkah-programi-obse-sallenberg.html" text:style-name="Internet_20_link" text:visited-style-name="Visited_20_Internet_20_Link">
https://www.ukrinform.ua/rubric-vidbudova/3698144-avstria-pidtrimue-rozminuvanna-v-ukraini-v-ramkah-programi-obse-sallenberg.html</text:a>
</text:p>
      <!--NEWS-->
      <text:h text:style-name="P10" text:outline-level="1">
<text:span text:style-name="T4">
Зенітники збили 10 із 11 «шахедів», що атакували Україну</text:span>
</text:h>
      <text:p text:style-name="P4">
Authors: Ukrinform (Person)</text:p>
      <text:p text:style-name="P4">
Publisher: Укринформ (Organization)</text:p>
      <text:p text:style-name="P4">
Published Time: 2023-04-20T00:59:00+03:00</text:p>
      <text:p text:style-name="P4">
Modified Time: 2023-04-20T00:59:00+03:00</text:p>
      <text:p text:style-name="P4">
Description: Підрозділи зенітно-ракетних військ ЗСУ збили 10 із 11 ворожих "шахедів", що атакували Україну в ніч на четвер.  — Укрінформ.</text:p>
      <text:p text:style-name="P4">
Images: ["<text:a xlink:type="simple" xlink:href="https://static.ukrinform.com/photos/2022_10/thumb_files/630_360_1666840949-675.jpg" text:style-name="Internet_20_link" text:visited-style-name="Visited_20_Internet_20_Link">
630_360_16668...</text:a>
", "<text:a xlink:type="simple" xlink:href="https://static.ukrinform.com/photos/2023_04/1681941668-320.jpeg" text:style-name="Internet_20_link" text:visited-style-name="Visited_20_Internet_20_Link">
1681941668-32...</text:a>
"]</text:p>
      <text:p text:style-name="P4">
Tags: ['Повітряні сили ЗСУ', 'Війна з росією', '#stoprussia', 'ППО', 'Дрон-камікадзе']</text:p>
      <text:p text:style-name="P4">
Type: Article</text:p>
      <!--METADATA-->
      <text:p text:style-name="P4">
<draw:frame draw:style-name="fr1" draw:name="Image437" text:anchor-type="as-char" svg:width="6.9236in" svg:height="3.947448in" draw:z-index="0">
<draw:image xlink:href="../Images/yкринформ/2023-04-20T00-59-00-03-00/630_360_1666840949-675.jpg" xlink:type="simple" xlink:show="embed" xlink:actuate="onLoad" draw:mime-type="image/jpeg"/>
</draw:frame>
 Підрозділизенітно-ракетних військ ЗСУ збили 10 із 11 ворожих "шахедів", що атакувалиУкраїну в ніч на четвер.</text:p>
      <text:p text:style-name="P4">
Про це повідомили у <text:a xlink:type="simple" xlink:href="https://t.me/kpszsu/2478" text:style-name="Internet_20_link" text:visited-style-name="Visited_20_Internet_20_Link">
 </text:a>
 Повітряні сили ЗСУ, передаєУкрінформ.</text:p>
      <text:p text:style-name="P4">
<draw:frame draw:style-name="fr1" draw:name="Image438" text:anchor-type="as-char" svg:width="6.9236in" svg:height="6.9236in" draw:z-index="0">
<draw:image xlink:href="../Images/yкринформ/2023-04-20T00-59-00-03-00/1681941668-320.jpeg" xlink:type="simple" xlink:show="embed" xlink:actuate="onLoad" draw:mime-type="image/jpeg"/>
</draw:frame>
</text:p>
      <text:p text:style-name="P4">
"Цієї ночі противник знову атакує ударними дронами та керованими авіабомбами.Підрозділами зенітних ракетних військ повітряного командування "Схід" знищено10 із 11 <text:a xlink:type="simple" xlink:href="https://www.ukrinform.ua/tag-dron" text:style-name="Internet_20_link" text:visited-style-name="Visited_20_Internet_20_Link">
 </text:a>
 ", - йдеться у повідомленні.</text:p>
      <text:p text:style-name="P4">
<text:span text:style-name="T4">
Читайте також:</text:span>
 <text:a xlink:type="simple" xlink:href="https://www.ukrinform.ua/rubric-ato/3698161-robimo-vse-abi-zbilsuvati-mozlivist-zahisatisa-vid-udariv-rf-zelenskij.html" text:style-name="Internet_20_link" text:visited-style-name="Visited_20_Internet_20_Link">
 </text:a>
</text:p>
      <text:p text:style-name="P4">
Як повідомляв Укрінформ, у КМВА <text:a xlink:type="simple" xlink:href="https://www.ukrinform.ua/rubric-kyiv/3698159-u-kmva-poasnili-pricinu-spalahu-nad-kievom-padav-suputnik-nasa.html" text:style-name="Internet_20_link" text:visited-style-name="Visited_20_Internet_20_Link">
 </text:a>
 падінням супутника NASA.</text:p>
      <text:p text:style-name="P4">
<text:span text:style-name="T5">
Фото ілюстративне</text:span>
</text:p>
      <text:p text:style-name="P4">
Source: <text:a xlink:type="simple" xlink:href="https://www.ukrinform.ua/rubric-ato/3698164-povitrani-sili-zbili-blizko-10-sahediv-na-pivdennoshidnomu-napramku.html" text:style-name="Internet_20_link" text:visited-style-name="Visited_20_Internet_20_Link">
https://www.ukrinform.ua/rubric-ato/3698164-povitrani-sili-zbili-blizko-10-sahediv-na-pivdennoshidnomu-napramku.html</text:a>
</text:p>
      <!--NEWS-->
      <text:h text:style-name="P10" text:outline-level="1">
<text:span text:style-name="T4">
На рівні держави робиться все, щоб збільшувати можливість захищатися від російських ударів — Президент України</text:span>
</text:h>
      <text:p text:style-name="P4">
Author: ['АРМІЯINFORM']</text:p>
      <text:p text:style-name="P4">
Time: 2023-04-20T96:00:00-04:00</text:p>
      <text:p text:style-name="P4">
Description: https://youtu.be/82l2FHptWIQ      Бажаю здоровʼя, шановні українці!    Повертаю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ЗВЕРНЕННЯ ПРЕЗИДЕНТА УКРАЇНИ', 'ВОЛОДИМИР ЗЕЛЕНСЬКИЙ', 'ВТОРГНЕННЯ РФ', 'ПРЕЗИДЕНТ УКРАЇНИ']</text:p>
      <text:p text:style-name="P4">
Category: News</text:p>
      <!--METADATA-->
      <text:p text:style-name="P4">
<text:span text:style-name="T4">
<text:span text:style-name="T5">
Бажаю здоровʼя, шановні українці!</text:span>
</text:span>
</text:p>
      <text:p text:style-name="P4">
Повертаюся з відрядження.</text:p>
      <text:p text:style-name="P4">
Сьогодні був на Волині, у наших прикордонників, на межі, зокрема, з білоруссю.Облаштування кордону, захист, розвиток прикордонної території — багато питань.Волинь демонструє справжню міцність, і це відчувається в тому, як регіонпосилює безпеку всієї держави.</text:p>
      <text:p text:style-name="P4">
Вручив нагороди нашим воїнам-прикордонникам… Разом з усіма нашими силамиоборони та безпеки прикордонники воюють на передовій, зокрема на найтяжчихнапрямках. Бахмут, загалом Донеччина… Справжні герої, які успішно виконалисотні й сотні бойових завдань.</text:p>
      <text:p text:style-name="P4">
Готуємо й нові підрозділи — підрозділи саме прикордонників, — що приєднаютьсядо наших активних дій, до руху, який ми поступово розвиваємо.</text:p>
      <text:p text:style-name="P4">
Незмінно працюємо й над розвитком наших областей — абсолютно усіх. Сьогодні наВолині провів широку нараду з керівниками регіону, місцевими правоохоронцями,військовими, усіма, хто відповідає за безпеку й соціальний стан області.Домовилися про кілька інфраструктурних проєктів, що посилять Волинь — цеважливо — і дадуть змогу гарантувати довгостроково робочі місця та економічнезростання. Впевнений, усе це ми обов’язково реалізуємо. Дуже скоро.</text:p>
      <text:p text:style-name="P4">
Продовжуємо готувати й наші міжнародні кроки не лише на цей тиждень, а загаломна найближчий час. Захист України, міжнародний порядок, заснований направилах, залишається питанням номер один глобального порядку денного.</text:p>
      <text:p text:style-name="P4">
До речі, дякую Сполученим Штатам за черговий пакет військової підтримки, проякий оголошено сьогодні.</text:p>
      <text:p text:style-name="P4">
І окремо хочу відзначити сьогодні наших захисників і захисниць неба —Повітряні сили та відповідні підрозділи інших родів військ.</text:p>
      <text:p text:style-name="P4">
На рівні держави робиться все, щоб збільшувати можливість захищати йзахищатися від російських ударів. Системи ППО та інша зброя для захисту небавже зараз у нас, в України, дуже серйозні. Але мають бути — і, впевнений,будуть — іще потужніші.</text:p>
      <text:p text:style-name="P4">
Дякую всім, хто своєю влучністю та швидкістю забезпечує ефективність для всієїтієї зброї, яка зʼявилась у нашої держави!</text:p>
      <text:p text:style-name="P4">
У ніч на цю добу особливо влучними були воїни 160-ї зенітної ракетної Одеськоїбригади повітряного командування «Південь» та мобільні вогневі групи 164-їСлобідської радіотехнічної бригади повітряного командування «Схід». Дякую вам!Протягом доби наші воїни захищали небо Дніпропетровщини, Києва, області, іншихміст, інших наших регіонів…</text:p>
      <text:p text:style-name="P4">
Слава кожному й кожній, хто зараз у бою заради нашої держави, заради України!</text:p>
      <text:p text:style-name="P4">
Слава нашому міцному народу!</text:p>
      <text:p text:style-name="P4">
<text:span text:style-name="T4">
<text:span text:style-name="T5">
Слава Україні!</text:span>
</text:span>
</text:p>
      <text:p text:style-name="P4">
Джерело: <text:a xlink:type="simple" xlink:href="https://www.president.gov.ua/news/na-rivni-derzhavi-robitsya-vse-shob-zbilshuvati-mozhlivist-z-82365" text:style-name="Internet_20_link" text:visited-style-name="Visited_20_Internet_20_Link">
Офіс Президента України</text:a>
</text:p>
      <text:p text:style-name="P4">
Source: <text:a xlink:type="simple" xlink:href="https://armyinform.com.ua/2023/04/20/zbilshuvaty-mozhlyvist-zahyshhatysya-vid-rosijskyh-udariv/" text:style-name="Internet_20_link" text:visited-style-name="Visited_20_Internet_20_Link">
https://armyinform.com.ua/2023/04/20/zbilshuvaty-mozhlyvist-zahyshhatysya-vid-rosijskyh-udariv/</text:a>
</text:p>
      <!--NEWS-->
      <text:h text:style-name="P10" text:outline-level="1">
<text:span text:style-name="T4">
Спалах над Києвом 19 квітня — Повітряні Сили ЗСУ повідомили попередню інформацію</text:span>
</text:h>
      <text:p text:style-name="P4">
Author: ['АРМІЯINFORM']</text:p>
      <text:p text:style-name="P4">
Time: 2023-04-20T97:00:00-04:00</text:p>
      <text:p text:style-name="P4">
Description: За попередньою інформацією спалахи на містом Київ близько 22.30 пов’язані із падіння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32630046550116970_y.jpg" text:style-name="Internet_20_link" text:visited-style-name="Visited_20_Internet_20_Link">
photo_5332630046550116970_y.jpg</text:a>
']</text:p>
      <text:p text:style-name="P4">
Tags: ['КОМАНДУВАННЯ ПОВІТРЯНИХ СИЛ ЗСУ']</text:p>
      <text:p text:style-name="P4">
Category: News</text:p>
      <!--METADATA-->
      <text:p text:style-name="P4">
<draw:frame draw:style-name="fr1" draw:name="Image439" text:anchor-type="as-char" svg:width="6.9236in" svg:height="6.9236in" draw:z-index="0">
<draw:image xlink:href="../Images/AРМІЯINFORM/2023-04-20T97-00-00-04-00/photo_5332630046550116970_y.jpg" xlink:type="simple" xlink:show="embed" xlink:actuate="onLoad" draw:mime-type="image/jpeg"/>
</draw:frame>
</text:p>
      <text:p text:style-name="P4">
За попередньою інформацією спалахи на містом Київ близько 22.30 пов’язані ізпадінням супутника/метеорита (уточнюється).</text:p>
      <text:p text:style-name="P4">
Про це <text:a xlink:type="simple" xlink:href="https://t.me/kpszsu/2477" text:style-name="Internet_20_link" text:visited-style-name="Visited_20_Internet_20_Link">
повідомило</text:a>
 Командування Повітряних Сил ЗСУкраїнию</text:p>
      <text:p text:style-name="P4">
«На даний час загрози застосування противником засобів повітряного нападу нацьому напрямку немає. Протиповітряна оборона в готовності!» — йдеться вповідомленні.</text:p>
      <text:p text:style-name="P4">
«А поки соцмережі потішаються мемами з літаючими тарілками, інтенсивна бойоваробота Повітряних Сил по БПЛА Shahed-136/131 триває на південно-східномунапрямку у зоні відповідальності повітряного командування „Схід“. Збитоблизько десяти „шахедів“. Деталі — пізніше!» — зазначила пресслужба ПС ЗСУ.</text:p>
      <text:p text:style-name="P4">
Зберігайте спокій, залишайтесь в укритті в регіонах, де оголошено повітрянутривогу!</text:p>
      <text:p text:style-name="P4">
Також Командування попросило не використовувати офіційну символіку ПовітрянихСил «для створення мемів на радість ворогу».</text:p>
      <text:p text:style-name="P4">
Source: <text:a xlink:type="simple" xlink:href="https://armyinform.com.ua/2023/04/20/spalah-nad-kyyevom-19-kvitnya-povitryani-syly-zsu-povidomyly-poperednyu-informacziyu/" text:style-name="Internet_20_link" text:visited-style-name="Visited_20_Internet_20_Link">
https://armyinform.com.ua/2023/04/20/spalah-nad-kyyevom-19-kvitnya-povitryani-syly-zsu-povidomyly-poperednyu-informacziyu/</text:a>
</text:p>
      <!--NEWS-->
      <text:h text:style-name="P10" text:outline-level="1">
<text:span text:style-name="T4">
Війна, розв’язана росією, є загрозою для 35% біорізноманіття Європи</text:span>
</text:h>
      <text:p text:style-name="P4">
Author: ['АРМІЯINFORM']</text:p>
      <text:p text:style-name="P4">
Time: 2023-04-20T98:00:00-04:00</text:p>
      <text:p text:style-name="P4">
Description: 35% біорізноманіття Європи перебуває під загрозою знищення через дії росії. На ць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5665.jpg" text:style-name="Internet_20_link" text:visited-style-name="Visited_20_Internet_20_Link">
55665.jpg</text:a>
']</text:p>
      <text:p text:style-name="P4">
Tags: ['STOPRUSSIA', 'ВОЄННІ ЗЛОЧИНИ ЗС РФ', 'ВТОРГНЕННЯ РФ', 'ДОВКІЛЛЯ']</text:p>
      <text:p text:style-name="P4">
Category: News</text:p>
      <!--METADATA-->
      <text:p text:style-name="P4">
<draw:frame draw:style-name="fr1" draw:name="Image440" text:anchor-type="as-char" svg:width="6.9236in" svg:height="4.228881in" draw:z-index="0">
<draw:image xlink:href="../Images/AРМІЯINFORM/2023-04-20T98-00-00-04-00/55665.jpg" xlink:type="simple" xlink:show="embed" xlink:actuate="onLoad" draw:mime-type="image/jpeg"/>
</draw:frame>
</text:p>
      <text:p text:style-name="P4">
35% біорізноманіття Європи перебуває під загрозою знищення через дії росії. Нацьому наголосив заступник Міністра захисту довкілля та природних ресурсівУкраїни Євгеній Федоренко під час засідання Комітету з економічних питань,науки, технології та навколишнього середовища ПА ОБСЄ. Темою зустрічі сталипитання подолання безпекових ризиків від деградації навколишнього середовища,що може негативно вплинути на біорізноманіття,<text:a xlink:type="simple" xlink:href="https://www.kmu.gov.ua/news/mindovkillia-35-bioriznomanittia-ievropy-perebuvaie-pid-zahrozoiu-znyshchennia-cherez-dii-rosii" text:style-name="Internet_20_link" text:visited-style-name="Visited_20_Internet_20_Link">
інформує</text:a>
 Урядовийпортал.</text:p>
      <text:p text:style-name="P4">
«Україна хотіла б сьогодні разом з цивілізованим світом обговорювати додатковішляхи захисту деяких видів флори та фауни. Однак цифри війни, змушують насдумати про те, як зберегти наше біорізноманіття. Війна, розв’язана росією, єзагрозою для 35% біорізноманіття Європи, яке знаходиться в Україні на менш ніж6% території континенту», — зазначив заступник Міністра.</text:p>
      <text:p text:style-name="P4">
За його словами, від 24 лютого 2022 року вже зафіксовано 2364 випадки завданняшкоди українському довкіллю внаслідок військової агресії рф. Збитки оцінюютьсяв 52,4 млрд доларів США.</text:p>
      <text:p text:style-name="P4">
Наразі через широкомасштабне вторгнення рф в Україну під загрозою знищенняперебуває близько 600 видів тварин та 750 видів рослин та грибів.</text:p>
      <text:p text:style-name="P4">
Це зокрема, понад 120 водно-болотних видів птахів, які оберігаються згідно зУгодою про збереження афро-євразійських водно-болотних птахів (AEWA).</text:p>
      <text:p text:style-name="P4">
Наслідки дій рф можуть спостерігати і жителі Болгарії та Туреччини, дефіксується масова загибель дельфінів. Лише в українській частині Чорного морязафіксовано 150 смертей дельфінів. Відомо про 3 види сімейства дельфінів, якізараз перебувають на межі вимирання.</text:p>
      <text:p text:style-name="P4">
Ще один кричущий факт, який свідчить про масштаби трагедії у сфері захистудовкілля — під загрозою опинилися всі 28 видів кажанів, зареєстрованих вУкраїні та занесених до Червоної книги. Це одна з груп тварин, які дужеболісно реагують на зміни довкілля.</text:p>
      <text:p text:style-name="P4">
«Своїми діями росія порушує Статут ООН, нехтує резолюціями ГенеральноїАсамблеї, знищує види та середовища проживання рослин і тварин. У тому числі,захищені на міжнародному рівні. Європейський парламент визнав росію державою,яка підтримує тероризм. І ми наполягаємо на тому, щоб участь росії у прийняттірішень на міжнародних майданчиках була обмежена», — зазначив ЄвгенійФедоренко.</text:p>
      <text:p text:style-name="P4">
Заступник Міністра також розповів, що попри війну Україна продовжує виконуватисвої міжнародні зобов’язання, у тому числі у сфері захисту довкілля. Крімтого, наразі триває робота над розділом «Екологічна безпека» планупіслявоєнного відновлення України. За 5 напрямками цього розділу плануєтьсяреалізувати понад 50 проектів. Серед ключових цілей: збільшення лісистостітериторії України до 18%, збільшення площі природоохоронних територій до 30%загальної площі України, реалізація рекреаційного потенціалу природоохороннихтериторій, створення мережі переходів для дикої природи та 10 національнихпарків європейського зразка тощо.</text:p>
      <text:p text:style-name="P4">
Source: <text:a xlink:type="simple" xlink:href="https://armyinform.com.ua/2023/04/20/vijna-rozvyazana-rosiyeyu-ye-zagrozoyu-dlya-35-bioriznomanittya-yevropy/" text:style-name="Internet_20_link" text:visited-style-name="Visited_20_Internet_20_Link">
https://armyinform.com.ua/2023/04/20/vijna-rozvyazana-rosiyeyu-ye-zagrozoyu-dlya-35-bioriznomanittya-yevropy/</text:a>
</text:p>
      <!--NEWS-->
      <text:h text:style-name="P10" text:outline-level="1">
<text:span text:style-name="T4">
Заступник Міністра оборони взяв участь в інноваційній конференції НАТО TIDE Sprint</text:span>
</text:h>
      <text:p text:style-name="P4">
Author: ['АРМІЯINFORM']</text:p>
      <text:p text:style-name="P4">
Time: 2023-04-20T99:00:00-04:00</text:p>
      <text:p text:style-name="P4">
Description: Заступник Міністра оборони України з питань цифрового розвитку, цифрової трансформаці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ejnega-innovacziyi.jpg" text:style-name="Internet_20_link" text:visited-style-name="Visited_20_Internet_20_Link">
dejnega-innovacziyi.jpg</text:a>
', '<text:a xlink:type="simple" xlink:href="https://armyinform.com.ua/wp-content/uploads/2023/04/dejnega-innovacziyi-2.jpg" text:style-name="Internet_20_link" text:visited-style-name="Visited_20_Internet_20_Link">
dejnega-innovacziyi-2.jpg</text:a>
']</text:p>
      <text:p text:style-name="P4">
Tags: ['TIDE SPRINT', 'ВІТАЛІЙ ДЕЙНЕГА', 'ЗАСТУПНИК МІНІСТРА ОБОРОНИ УКРАЇНИ', 'ІННОВАЦІЇ', 'КОНФЕРЕНЦІЯ', 'НАТО', 'НОРВЕГІЯ', 'ЦИФРОВА ТРАНСФОРМАЦІЯ ДЛЯ УКРАЇНИ']</text:p>
      <text:p text:style-name="P4">
Category: News</text:p>
      <!--METADATA-->
      <text:p text:style-name="P4">
<draw:frame draw:style-name="fr1" draw:name="Image441" text:anchor-type="as-char" svg:width="6.9236in" svg:height="4.61393in" draw:z-index="0">
<draw:image xlink:href="../Images/AРМІЯINFORM/2023-04-20T99-00-00-04-00/dejnega-innovacziyi.jpg" xlink:type="simple" xlink:show="embed" xlink:actuate="onLoad" draw:mime-type="image/jpeg"/>
</draw:frame>
</text:p>
      <text:p text:style-name="P4">
Заступник Міністра оборони України з питань цифрового розвитку, цифровоїтрансформації та цифровізації Віталій Дейнега взяв участь у конференції НАТОTIDE Sprint, організованої у Норвегії (м. Ліллегаммер) Командуванням НАТО зпитань трансформації.</text:p>
      <text:p text:style-name="P4">
Про це <text:a xlink:type="simple" xlink:href="https://www.mil.gov.ua/news/2023/04/19/ransformaczii-v-zsu-vitalij-dejnega-vzyav-uchast-u-konferenczii-nato-tide-sprint/" text:style-name="Internet_20_link" text:visited-style-name="Visited_20_Internet_20_Link">
повідомляє</text:a>
Міністерство оборони України.</text:p>
      <text:p text:style-name="P4">
На пленарному засіданні Віталій Дейнега поінформував учасників про поточніінновації та ініціативи з цифрової трансформації на підтримку Збройних СилУкраїни. Зокрема, про розробку рішень ситуаційної обізнаності, використаннябезпілотних літальних апаратів та нестандартні підходи до застосування ЗСУ вумовах ведення російською федерацією повномасштабної війни.</text:p>
      <text:p text:style-name="P4">
Заступник Міністра оборони України з питань цифрового розвитку, цифровоїтрансформації та цифровізації наголосив на важливості тісної взаємодії зцивільним сектором, а також на зосередженні та врахуванні технологічних потребвійськовослужбовців в районі ведення бойових дій.</text:p>
      <text:p text:style-name="P4">
<draw:frame draw:style-name="fr1" draw:name="Image442" text:anchor-type="as-char" svg:width="6.9236in" svg:height="9.078571in" draw:z-index="0">
<draw:image xlink:href="../Images/AРМІЯINFORM/2023-04-20T99-00-00-04-00/dejnega-innovacziyi-2.jpg" xlink:type="simple" xlink:show="embed" xlink:actuate="onLoad" draw:mime-type="image/jpeg"/>
</draw:frame>
</text:p>
      <text:p text:style-name="P4">
Виступ Віталія Дейнеги відбувся спільно із заступником директора Штабу C3штаб-квартири НАТО паном Марко Кріскуоло, який розповів про важливістьцифрової трансформації з точки зору штаб-квартири НАТО та про те, як воназдійснюватиметься відповідно до цілей НАТО до 2030 року.</text:p>
      <text:p text:style-name="P4">
Довідково. TIDE Sprint є головною аналітичною ініціативою НАТО для сприянняінноваціям і швидкому розвитку концепцій і специфікацій з метою прогресу,покращення та об’єднання спроможностей С2 та ІТ-сервісів між НАТО, державамиАльянсу та країнами-партнерами.</text:p>
      <text:p text:style-name="P4">
Цей захід об’єднує операторів, менеджерів, представників промисловості танаукових кіл для обміну й вивчення ідей, щоб допомогти НАТО залишатися вавангарді технологічних змін. Цього тижня у заході беруть участь 500учасників.</text:p>
      <text:p text:style-name="P4">
Source: <text:a xlink:type="simple" xlink:href="https://armyinform.com.ua/2023/04/20/zastupnyk-ministra-oborony-vzyav-uchast/" text:style-name="Internet_20_link" text:visited-style-name="Visited_20_Internet_20_Link">
https://armyinform.com.ua/2023/04/20/zastupnyk-ministra-oborony-vzyav-uchast/</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